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05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4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Sheet1_3" table:style-name="ta1">
        <table:shapes>
          <draw:frame draw:z-index="0" draw:style-name="gr1" draw:text-style-name="P1" svg:width="15.978cm" svg:height="9.005cm" svg:x="22.989cm" svg:y="0.744cm">
            <draw:object draw:notify-on-update-of-ranges="Sheet1_3.C2:Sheet1_3.C1761 Sheet1_3.D1:Sheet1_3.D1 Sheet1_3.D2:Sheet1_3.D1761" xlink:href="./Object 1" xlink:type="simple" xlink:show="embed" xlink:actuate="onLoad"/>
            <draw:image xlink:href="./ObjectReplacements/Object 1" xlink:type="simple" xlink:show="embed" xlink:actuate="onLoad"/>
            <svg:title>Actual Velocity</svg:title>
          </draw:frame>
          <draw:frame draw:z-index="1" draw:style-name="gr1" draw:text-style-name="P1" svg:width="15.999cm" svg:height="8.999cm" svg:x="23.81cm" svg:y="10.911cm">
            <draw:object draw:notify-on-update-of-ranges="Sheet1_3.H1:Sheet1_3.H1 Sheet1_3.H2:Sheet1_3.H880 Sheet1_3.I1:Sheet1_3.I1 Sheet1_3.I2:Sheet1_3.I88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visibility="collapse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%time</text:p>
          </table:table-cell>
          <table:table-cell/>
          <table:table-cell table:style-name="Default"/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%time</text:p>
          </table:table-cell>
          <table:table-cell table:number-columns-repeated="2"/>
          <table:table-cell office:value-type="string" calcext:value-type="string">
            <text:p>Vt</text:p>
          </table:table-cell>
        </table:table-row>
        <table:table-row table:style-name="ro1">
          <table:table-cell office:value-type="float" office:value="1.46234179801688E+018" calcext:value-type="float">
            <text:p>1462341798016880000</text:p>
          </table:table-cell>
          <table:table-cell table:formula="of:=[.A2]-[.$A$2]"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float" office:value="1.46234179801688E+018" calcext:value-type="float">
            <text:p>146234179801688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234179806705E+018" calcext:value-type="float">
            <text:p>1462341798067050000</text:p>
          </table:table-cell>
          <table:table-cell table:formula="of:=[.A3]-[.$A$2]" office:value-type="float" office:value="50170112" calcext:value-type="float">
            <text:p>50170112</text:p>
          </table:table-cell>
          <table:table-cell table:formula="of:=[.B3]/[.$B$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06705E+018" calcext:value-type="float">
            <text:p>146234179806705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0000000149" calcext:value-type="float">
            <text:p>0.1000000015</text:p>
          </table:table-cell>
        </table:table-row>
        <table:table-row table:style-name="ro1">
          <table:table-cell office:value-type="float" office:value="1.46234179811692E+018" calcext:value-type="float">
            <text:p>1462341798116920000</text:p>
          </table:table-cell>
          <table:table-cell table:formula="of:=[.A4]-[.$A$2]" office:value-type="float" office:value="100039936" calcext:value-type="float">
            <text:p>100039936</text:p>
          </table:table-cell>
          <table:table-cell table:formula="of:=[.B4]/[.$B$3]" office:value-type="float" office:value="1.9940146037545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11692E+018" calcext:value-type="float">
            <text:p>146234179811692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000000149" calcext:value-type="float">
            <text:p>0.1000000015</text:p>
          </table:table-cell>
        </table:table-row>
        <table:table-row table:style-name="ro1">
          <table:table-cell office:value-type="float" office:value="1.4623417981669E+018" calcext:value-type="float">
            <text:p>1462341798166900000</text:p>
          </table:table-cell>
          <table:table-cell table:formula="of:=[.A5]-[.$A$2]" office:value-type="float" office:value="150019840" calcext:value-type="float">
            <text:p>150019840</text:p>
          </table:table-cell>
          <table:table-cell table:formula="of:=[.B5]/[.$B$3]" office:value-type="float" office:value="2.99022334253509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1669E+018" calcext:value-type="float">
            <text:p>14623417981669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0000000149" calcext:value-type="float">
            <text:p>0.1000000015</text:p>
          </table:table-cell>
        </table:table-row>
        <table:table-row table:style-name="ro1">
          <table:table-cell office:value-type="float" office:value="1.46234179821698E+018" calcext:value-type="float">
            <text:p>1462341798216980000</text:p>
          </table:table-cell>
          <table:table-cell table:formula="of:=[.A6]-[.$A$2]" office:value-type="float" office:value="200099840" calcext:value-type="float">
            <text:p>200099840</text:p>
          </table:table-cell>
          <table:table-cell table:formula="of:=[.B6]/[.$B$3]" office:value-type="float" office:value="3.98842721339749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21698E+018" calcext:value-type="float">
            <text:p>146234179821698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0000000149" calcext:value-type="float">
            <text:p>0.1000000015</text:p>
          </table:table-cell>
        </table:table-row>
        <table:table-row table:style-name="ro1">
          <table:table-cell office:value-type="float" office:value="1.46234179826695E+018" calcext:value-type="float">
            <text:p>1462341798266950000</text:p>
          </table:table-cell>
          <table:table-cell table:formula="of:=[.A7]-[.$A$2]" office:value-type="float" office:value="250069760" calcext:value-type="float">
            <text:p>250069760</text:p>
          </table:table-cell>
          <table:table-cell table:formula="of:=[.B7]/[.$B$3]" office:value-type="float" office:value="4.98443694923384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26695E+018" calcext:value-type="float">
            <text:p>146234179826695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000000149" calcext:value-type="float">
            <text:p>0.1000000015</text:p>
          </table:table-cell>
        </table:table-row>
        <table:table-row table:style-name="ro1">
          <table:table-cell office:value-type="float" office:value="1.46234179831688E+018" calcext:value-type="float">
            <text:p>1462341798316880000</text:p>
          </table:table-cell>
          <table:table-cell table:formula="of:=[.A8]-[.$A$2]" office:value-type="float" office:value="300000000" calcext:value-type="float">
            <text:p>300000000</text:p>
          </table:table-cell>
          <table:table-cell table:formula="of:=[.B8]/[.$B$3]" office:value-type="float" office:value="5.97965577593289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31688E+018" calcext:value-type="float">
            <text:p>146234179831688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0000000149" calcext:value-type="float">
            <text:p>0.1000000015</text:p>
          </table:table-cell>
        </table:table-row>
        <table:table-row table:style-name="ro1">
          <table:table-cell office:value-type="float" office:value="1.46234179836692E+018" calcext:value-type="float">
            <text:p>1462341798366920000</text:p>
          </table:table-cell>
          <table:table-cell table:formula="of:=[.A9]-[.$A$2]" office:value-type="float" office:value="350039808" calcext:value-type="float">
            <text:p>350039808</text:p>
          </table:table-cell>
          <table:table-cell table:formula="of:=[.B9]/[.$B$3]" office:value-type="float" office:value="6.9770585323788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36692E+018" calcext:value-type="float">
            <text:p>146234179836692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0000000298" calcext:value-type="float">
            <text:p>0.200000003</text:p>
          </table:table-cell>
        </table:table-row>
        <table:table-row table:style-name="ro1">
          <table:table-cell office:value-type="float" office:value="1.46234179841704E+018" calcext:value-type="float">
            <text:p>1462341798417040000</text:p>
          </table:table-cell>
          <table:table-cell table:formula="of:=[.A10]-[.$A$2]" office:value-type="float" office:value="400159744" calcext:value-type="float">
            <text:p>400159744</text:p>
          </table:table-cell>
          <table:table-cell table:formula="of:=[.B10]/[.$B$3]" office:value-type="float" office:value="7.97605841501809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41704E+018" calcext:value-type="float">
            <text:p>146234179841704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0000000298" calcext:value-type="float">
            <text:p>0.200000003</text:p>
          </table:table-cell>
        </table:table-row>
        <table:table-row table:style-name="ro1">
          <table:table-cell office:value-type="float" office:value="1.46234179846692E+018" calcext:value-type="float">
            <text:p>1462341798466920000</text:p>
          </table:table-cell>
          <table:table-cell table:formula="of:=[.A11]-[.$A$2]" office:value-type="float" office:value="450039808" calcext:value-type="float">
            <text:p>450039808</text:p>
          </table:table-cell>
          <table:table-cell table:formula="of:=[.B11]/[.$B$3]" office:value-type="float" office:value="8.97027712435643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46692E+018" calcext:value-type="float">
            <text:p>146234179846692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00000011921" calcext:value-type="float">
            <text:p>0.3000000119</text:p>
          </table:table-cell>
        </table:table-row>
        <table:table-row table:style-name="ro1">
          <table:table-cell office:value-type="float" office:value="1.46234179851693E+018" calcext:value-type="float">
            <text:p>1462341798516930000</text:p>
          </table:table-cell>
          <table:table-cell table:formula="of:=[.A12]-[.$A$2]" office:value-type="float" office:value="500049920" calcext:value-type="float">
            <text:p>500049920</text:p>
          </table:table-cell>
          <table:table-cell table:formula="of:=[.B12]/[.$B$3]" office:value-type="float" office:value="9.96708797460927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51693E+018" calcext:value-type="float">
            <text:p>146234179851693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00000011921" calcext:value-type="float">
            <text:p>0.3000000119</text:p>
          </table:table-cell>
        </table:table-row>
        <table:table-row table:style-name="ro1">
          <table:table-cell office:value-type="float" office:value="1.46234179856695E+018" calcext:value-type="float">
            <text:p>1462341798566950000</text:p>
          </table:table-cell>
          <table:table-cell table:formula="of:=[.A13]-[.$A$2]" office:value-type="float" office:value="550069760" calcext:value-type="float">
            <text:p>550069760</text:p>
          </table:table-cell>
          <table:table-cell table:formula="of:=[.B13]/[.$B$3]" office:value-type="float" office:value="10.9640927251667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56695E+018" calcext:value-type="float">
            <text:p>146234179856695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00000011921" calcext:value-type="float">
            <text:p>0.3000000119</text:p>
          </table:table-cell>
        </table:table-row>
        <table:table-row table:style-name="ro1">
          <table:table-cell office:value-type="float" office:value="1.46234179861712E+018" calcext:value-type="float">
            <text:p>1462341798617120000</text:p>
          </table:table-cell>
          <table:table-cell table:formula="of:=[.A14]-[.$A$2]" office:value-type="float" office:value="600239872" calcext:value-type="float">
            <text:p>600239872</text:p>
          </table:table-cell>
          <table:table-cell table:formula="of:=[.B14]/[.$B$3]" office:value-type="float" office:value="11.9640927251667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61712E+018" calcext:value-type="float">
            <text:p>146234179861712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00000011921" calcext:value-type="float">
            <text:p>0.3000000119</text:p>
          </table:table-cell>
        </table:table-row>
        <table:table-row table:style-name="ro1">
          <table:table-cell office:value-type="float" office:value="1.46234179866696E+018" calcext:value-type="float">
            <text:p>1462341798666960000</text:p>
          </table:table-cell>
          <table:table-cell table:formula="of:=[.A15]-[.$A$2]" office:value-type="float" office:value="650080000" calcext:value-type="float">
            <text:p>650080000</text:p>
          </table:table-cell>
          <table:table-cell table:formula="of:=[.B15]/[.$B$3]" office:value-type="float" office:value="12.9575154227282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66696E+018" calcext:value-type="float">
            <text:p>146234179866696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00000011921" calcext:value-type="float">
            <text:p>0.3000000119</text:p>
          </table:table-cell>
        </table:table-row>
        <table:table-row table:style-name="ro1">
          <table:table-cell office:value-type="float" office:value="1.4623417987169E+018" calcext:value-type="float">
            <text:p>1462341798716900000</text:p>
          </table:table-cell>
          <table:table-cell table:formula="of:=[.A16]-[.$A$2]" office:value-type="float" office:value="700019968" calcext:value-type="float">
            <text:p>700019968</text:p>
          </table:table-cell>
          <table:table-cell table:formula="of:=[.B16]/[.$B$3]" office:value-type="float" office:value="13.9529281497319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7169E+018" calcext:value-type="float">
            <text:p>14623417987169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00000011921" calcext:value-type="float">
            <text:p>0.3000000119</text:p>
          </table:table-cell>
        </table:table-row>
        <table:table-row table:style-name="ro1">
          <table:table-cell office:value-type="float" office:value="1.46234179876701E+018" calcext:value-type="float">
            <text:p>1462341798767010000</text:p>
          </table:table-cell>
          <table:table-cell table:formula="of:=[.A17]-[.$A$2]" office:value-type="float" office:value="750129920" calcext:value-type="float">
            <text:p>750129920</text:p>
          </table:table-cell>
          <table:table-cell table:formula="of:=[.B17]/[.$B$3]" office:value-type="float" office:value="14.9517290294269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76701E+018" calcext:value-type="float">
            <text:p>146234179876701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00000011921" calcext:value-type="float">
            <text:p>0.3000000119</text:p>
          </table:table-cell>
        </table:table-row>
        <table:table-row table:style-name="ro1">
          <table:table-cell office:value-type="float" office:value="1.46234179881703E+018" calcext:value-type="float">
            <text:p>1462341798817030000</text:p>
          </table:table-cell>
          <table:table-cell table:formula="of:=[.A18]-[.$A$2]" office:value-type="float" office:value="800149760" calcext:value-type="float">
            <text:p>800149760</text:p>
          </table:table-cell>
          <table:table-cell table:formula="of:=[.B18]/[.$B$3]" office:value-type="float" office:value="15.9487337799844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81703E+018" calcext:value-type="float">
            <text:p>146234179881703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00000011921" calcext:value-type="float">
            <text:p>0.3000000119</text:p>
          </table:table-cell>
        </table:table-row>
        <table:table-row table:style-name="ro1">
          <table:table-cell office:value-type="float" office:value="1.46234179886705E+018" calcext:value-type="float">
            <text:p>1462341798867050000</text:p>
          </table:table-cell>
          <table:table-cell table:formula="of:=[.A19]-[.$A$2]" office:value-type="float" office:value="850169856" calcext:value-type="float">
            <text:p>850169856</text:p>
          </table:table-cell>
          <table:table-cell table:formula="of:=[.B19]/[.$B$3]" office:value-type="float" office:value="16.9457436331814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86705E+018" calcext:value-type="float">
            <text:p>146234179886705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891691E+018" calcext:value-type="float">
            <text:p>1462341798916910000</text:p>
          </table:table-cell>
          <table:table-cell table:formula="of:=[.A20]-[.$A$2]" office:value-type="float" office:value="900029952" calcext:value-type="float">
            <text:p>900029952</text:p>
          </table:table-cell>
          <table:table-cell table:formula="of:=[.B20]/[.$B$3]" office:value-type="float" office:value="17.9395643366313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91691E+018" calcext:value-type="float">
            <text:p>146234179891691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89669E+018" calcext:value-type="float">
            <text:p>1462341798966900000</text:p>
          </table:table-cell>
          <table:table-cell table:formula="of:=[.A21]-[.$A$2]" office:value-type="float" office:value="950019840" calcext:value-type="float">
            <text:p>950019840</text:p>
          </table:table-cell>
          <table:table-cell table:formula="of:=[.B21]/[.$B$3]" office:value-type="float" office:value="18.9359720783561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89669E+018" calcext:value-type="float">
            <text:p>14623417989669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017E+018" calcext:value-type="float">
            <text:p>1462341799017000000</text:p>
          </table:table-cell>
          <table:table-cell table:formula="of:=[.A22]-[.$A$2]" office:value-type="float" office:value="1000119808" calcext:value-type="float">
            <text:p>1000119808</text:p>
          </table:table-cell>
          <table:table-cell table:formula="of:=[.B22]/[.$B$3]" office:value-type="float" office:value="19.934573955107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799017E+018" calcext:value-type="float">
            <text:p>1462341799017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06692E+018" calcext:value-type="float">
            <text:p>1462341799066920000</text:p>
          </table:table-cell>
          <table:table-cell table:formula="of:=[.A23]-[.$A$2]" office:value-type="float" office:value="1050040064" calcext:value-type="float">
            <text:p>1050040064</text:p>
          </table:table-cell>
          <table:table-cell table:formula="of:=[.B23]/[.$B$3]" office:value-type="float" office:value="20.9295937788618" calcext:value-type="float">
            <text:p>21</text:p>
          </table:table-cell>
          <table:table-cell office:value-type="float" office:value="-0.00249350001104" calcext:value-type="float">
            <text:p>-0.0024935</text:p>
          </table:table-cell>
          <table:table-cell/>
          <table:table-cell office:value-type="float" office:value="1.46234179906692E+018" calcext:value-type="float">
            <text:p>146234179906692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11698E+018" calcext:value-type="float">
            <text:p>1462341799116980000</text:p>
          </table:table-cell>
          <table:table-cell table:formula="of:=[.A24]-[.$A$2]" office:value-type="float" office:value="1100099840" calcext:value-type="float">
            <text:p>1100099840</text:p>
          </table:table-cell>
          <table:table-cell table:formula="of:=[.B24]/[.$B$3]" office:value-type="float" office:value="21.9273945411962" calcext:value-type="float">
            <text:p>22</text:p>
          </table:table-cell>
          <table:table-cell office:value-type="float" office:value="0.0199480000883" calcext:value-type="float">
            <text:p>0.0199480001</text:p>
          </table:table-cell>
          <table:table-cell/>
          <table:table-cell office:value-type="float" office:value="1.46234179911698E+018" calcext:value-type="float">
            <text:p>146234179911698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1669E+018" calcext:value-type="float">
            <text:p>1462341799166900000</text:p>
          </table:table-cell>
          <table:table-cell table:formula="of:=[.A25]-[.$A$2]" office:value-type="float" office:value="1150020096" calcext:value-type="float">
            <text:p>1150020096</text:p>
          </table:table-cell>
          <table:table-cell table:formula="of:=[.B25]/[.$B$3]" office:value-type="float" office:value="22.922414364951" calcext:value-type="float">
            <text:p>23</text:p>
          </table:table-cell>
          <table:table-cell office:value-type="float" office:value="0.0274285003543" calcext:value-type="float">
            <text:p>0.0274285004</text:p>
          </table:table-cell>
          <table:table-cell/>
          <table:table-cell office:value-type="float" office:value="1.4623417991669E+018" calcext:value-type="float">
            <text:p>14623417991669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21709E+018" calcext:value-type="float">
            <text:p>1462341799217090000</text:p>
          </table:table-cell>
          <table:table-cell table:formula="of:=[.A26]-[.$A$2]" office:value-type="float" office:value="1200209920" calcext:value-type="float">
            <text:p>1200209920</text:p>
          </table:table-cell>
          <table:table-cell table:formula="of:=[.B26]/[.$B$3]" office:value-type="float" office:value="23.9228072681998" calcext:value-type="float">
            <text:p>24</text:p>
          </table:table-cell>
          <table:table-cell office:value-type="float" office:value="0.0448830015957" calcext:value-type="float">
            <text:p>0.0448830016</text:p>
          </table:table-cell>
          <table:table-cell/>
          <table:table-cell office:value-type="float" office:value="1.46234179921709E+018" calcext:value-type="float">
            <text:p>146234179921709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26695E+018" calcext:value-type="float">
            <text:p>1462341799266950000</text:p>
          </table:table-cell>
          <table:table-cell table:formula="of:=[.A27]-[.$A$2]" office:value-type="float" office:value="1250070016" calcext:value-type="float">
            <text:p>1250070016</text:p>
          </table:table-cell>
          <table:table-cell table:formula="of:=[.B27]/[.$B$3]" office:value-type="float" office:value="24.9166279716497" calcext:value-type="float">
            <text:p>25</text:p>
          </table:table-cell>
          <table:table-cell office:value-type="float" office:value="0.0598439984024" calcext:value-type="float">
            <text:p>0.0598439984</text:p>
          </table:table-cell>
          <table:table-cell/>
          <table:table-cell office:value-type="float" office:value="1.46234179926695E+018" calcext:value-type="float">
            <text:p>146234179926695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31701E+018" calcext:value-type="float">
            <text:p>1462341799317010000</text:p>
          </table:table-cell>
          <table:table-cell table:formula="of:=[.A28]-[.$A$2]" office:value-type="float" office:value="1300129792" calcext:value-type="float">
            <text:p>1300129792</text:p>
          </table:table-cell>
          <table:table-cell table:formula="of:=[.B28]/[.$B$3]" office:value-type="float" office:value="25.9144287339841" calcext:value-type="float">
            <text:p>26</text:p>
          </table:table-cell>
          <table:table-cell office:value-type="float" office:value="0.0797920003533" calcext:value-type="float">
            <text:p>0.0797920004</text:p>
          </table:table-cell>
          <table:table-cell/>
          <table:table-cell office:value-type="float" office:value="1.46234179931701E+018" calcext:value-type="float">
            <text:p>146234179931701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36699E+018" calcext:value-type="float">
            <text:p>1462341799366990000</text:p>
          </table:table-cell>
          <table:table-cell table:formula="of:=[.A29]-[.$A$2]" office:value-type="float" office:value="1350109952" calcext:value-type="float">
            <text:p>1350109952</text:p>
          </table:table-cell>
          <table:table-cell table:formula="of:=[.B29]/[.$B$3]" office:value-type="float" office:value="26.9106425754043" calcext:value-type="float">
            <text:p>27</text:p>
          </table:table-cell>
          <table:table-cell office:value-type="float" office:value="0.0847790017724" calcext:value-type="float">
            <text:p>0.0847790018</text:p>
          </table:table-cell>
          <table:table-cell/>
          <table:table-cell office:value-type="float" office:value="1.46234179936699E+018" calcext:value-type="float">
            <text:p>146234179936699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41707E+018" calcext:value-type="float">
            <text:p>1462341799417070000</text:p>
          </table:table-cell>
          <table:table-cell table:formula="of:=[.A30]-[.$A$2]" office:value-type="float" office:value="1400189952" calcext:value-type="float">
            <text:p>1400189952</text:p>
          </table:table-cell>
          <table:table-cell table:formula="of:=[.B30]/[.$B$3]" office:value-type="float" office:value="27.9088464462667" calcext:value-type="float">
            <text:p>28</text:p>
          </table:table-cell>
          <table:table-cell office:value-type="float" office:value="0.102233499289" calcext:value-type="float">
            <text:p>0.1022334993</text:p>
          </table:table-cell>
          <table:table-cell/>
          <table:table-cell office:value-type="float" office:value="1.46234179941707E+018" calcext:value-type="float">
            <text:p>146234179941707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46709E+018" calcext:value-type="float">
            <text:p>1462341799467090000</text:p>
          </table:table-cell>
          <table:table-cell table:formula="of:=[.A31]-[.$A$2]" office:value-type="float" office:value="1450209792" calcext:value-type="float">
            <text:p>1450209792</text:p>
          </table:table-cell>
          <table:table-cell table:formula="of:=[.B31]/[.$B$3]" office:value-type="float" office:value="28.9058511968241" calcext:value-type="float">
            <text:p>29</text:p>
          </table:table-cell>
          <table:table-cell office:value-type="float" office:value="0.114701002836" calcext:value-type="float">
            <text:p>0.1147010028</text:p>
          </table:table-cell>
          <table:table-cell/>
          <table:table-cell office:value-type="float" office:value="1.46234179946709E+018" calcext:value-type="float">
            <text:p>146234179946709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51695E+018" calcext:value-type="float">
            <text:p>1462341799516950000</text:p>
          </table:table-cell>
          <table:table-cell table:formula="of:=[.A32]-[.$A$2]" office:value-type="float" office:value="1500069632" calcext:value-type="float">
            <text:p>1500069632</text:p>
          </table:table-cell>
          <table:table-cell table:formula="of:=[.B32]/[.$B$3]" office:value-type="float" office:value="29.8996667976344" calcext:value-type="float">
            <text:p>30</text:p>
          </table:table-cell>
          <table:table-cell office:value-type="float" office:value="0.137142494321" calcext:value-type="float">
            <text:p>0.1371424943</text:p>
          </table:table-cell>
          <table:table-cell/>
          <table:table-cell office:value-type="float" office:value="1.46234179951695E+018" calcext:value-type="float">
            <text:p>146234179951695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56699E+018" calcext:value-type="float">
            <text:p>1462341799566990000</text:p>
          </table:table-cell>
          <table:table-cell table:formula="of:=[.A33]-[.$A$2]" office:value-type="float" office:value="1550109952" calcext:value-type="float">
            <text:p>1550109952</text:p>
          </table:table-cell>
          <table:table-cell table:formula="of:=[.B33]/[.$B$3]" office:value-type="float" office:value="30.8970797593595" calcext:value-type="float">
            <text:p>31</text:p>
          </table:table-cell>
          <table:table-cell office:value-type="float" office:value="0.149609997869" calcext:value-type="float">
            <text:p>0.1496099979</text:p>
          </table:table-cell>
          <table:table-cell/>
          <table:table-cell office:value-type="float" office:value="1.46234179956699E+018" calcext:value-type="float">
            <text:p>146234179956699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61705E+018" calcext:value-type="float">
            <text:p>1462341799617050000</text:p>
          </table:table-cell>
          <table:table-cell table:formula="of:=[.A34]-[.$A$2]" office:value-type="float" office:value="1600169984" calcext:value-type="float">
            <text:p>1600169984</text:p>
          </table:table-cell>
          <table:table-cell table:formula="of:=[.B34]/[.$B$3]" office:value-type="float" office:value="31.8948856243335" calcext:value-type="float">
            <text:p>32</text:p>
          </table:table-cell>
          <table:table-cell office:value-type="float" office:value="0.261817514896" calcext:value-type="float">
            <text:p>0.2618175149</text:p>
          </table:table-cell>
          <table:table-cell/>
          <table:table-cell office:value-type="float" office:value="1.46234179961705E+018" calcext:value-type="float">
            <text:p>146234179961705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66706E+018" calcext:value-type="float">
            <text:p>1462341799667060000</text:p>
          </table:table-cell>
          <table:table-cell table:formula="of:=[.A35]-[.$A$2]" office:value-type="float" office:value="1650179840" calcext:value-type="float">
            <text:p>1650179840</text:p>
          </table:table-cell>
          <table:table-cell table:formula="of:=[.B35]/[.$B$3]" office:value-type="float" office:value="32.8916913719467" calcext:value-type="float">
            <text:p>33</text:p>
          </table:table-cell>
          <table:table-cell office:value-type="float" office:value="0.194492995739" calcext:value-type="float">
            <text:p>0.1944929957</text:p>
          </table:table-cell>
          <table:table-cell/>
          <table:table-cell office:value-type="float" office:value="1.46234179966706E+018" calcext:value-type="float">
            <text:p>146234179966706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71693E+018" calcext:value-type="float">
            <text:p>1462341799716930000</text:p>
          </table:table-cell>
          <table:table-cell table:formula="of:=[.A36]-[.$A$2]" office:value-type="float" office:value="1700049664" calcext:value-type="float">
            <text:p>1700049664</text:p>
          </table:table-cell>
          <table:table-cell table:formula="of:=[.B36]/[.$B$3]" office:value-type="float" office:value="33.8857059757012" calcext:value-type="float">
            <text:p>34</text:p>
          </table:table-cell>
          <table:table-cell office:value-type="float" office:value="0.179531991482" calcext:value-type="float">
            <text:p>0.1795319915</text:p>
          </table:table-cell>
          <table:table-cell/>
          <table:table-cell office:value-type="float" office:value="1.46234179971693E+018" calcext:value-type="float">
            <text:p>146234179971693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76704E+018" calcext:value-type="float">
            <text:p>1462341799767040000</text:p>
          </table:table-cell>
          <table:table-cell table:formula="of:=[.A37]-[.$A$2]" office:value-type="float" office:value="1750159872" calcext:value-type="float">
            <text:p>1750159872</text:p>
          </table:table-cell>
          <table:table-cell table:formula="of:=[.B37]/[.$B$3]" office:value-type="float" office:value="34.8845119580359" calcext:value-type="float">
            <text:p>35</text:p>
          </table:table-cell>
          <table:table-cell office:value-type="float" office:value="0.172051504254" calcext:value-type="float">
            <text:p>0.1720515043</text:p>
          </table:table-cell>
          <table:table-cell/>
          <table:table-cell office:value-type="float" office:value="1.46234179976704E+018" calcext:value-type="float">
            <text:p>146234179976704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81707E+018" calcext:value-type="float">
            <text:p>1462341799817070000</text:p>
          </table:table-cell>
          <table:table-cell table:formula="of:=[.A38]-[.$A$2]" office:value-type="float" office:value="1800189952" calcext:value-type="float">
            <text:p>1800189952</text:p>
          </table:table-cell>
          <table:table-cell table:formula="of:=[.B38]/[.$B$3]" office:value-type="float" office:value="35.8817208141772" calcext:value-type="float">
            <text:p>36</text:p>
          </table:table-cell>
          <table:table-cell office:value-type="float" office:value="0.254337012768" calcext:value-type="float">
            <text:p>0.2543370128</text:p>
          </table:table-cell>
          <table:table-cell/>
          <table:table-cell office:value-type="float" office:value="1.46234179981707E+018" calcext:value-type="float">
            <text:p>146234179981707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86693E+018" calcext:value-type="float">
            <text:p>1462341799866930000</text:p>
          </table:table-cell>
          <table:table-cell table:formula="of:=[.A39]-[.$A$2]" office:value-type="float" office:value="1850049792" calcext:value-type="float">
            <text:p>1850049792</text:p>
          </table:table-cell>
          <table:table-cell table:formula="of:=[.B39]/[.$B$3]" office:value-type="float" office:value="36.8755364149875" calcext:value-type="float">
            <text:p>37</text:p>
          </table:table-cell>
          <table:table-cell office:value-type="float" office:value="0.259324014187" calcext:value-type="float">
            <text:p>0.2593240142</text:p>
          </table:table-cell>
          <table:table-cell/>
          <table:table-cell office:value-type="float" office:value="1.46234179986693E+018" calcext:value-type="float">
            <text:p>146234179986693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91691E+018" calcext:value-type="float">
            <text:p>1462341799916910000</text:p>
          </table:table-cell>
          <table:table-cell table:formula="of:=[.A40]-[.$A$2]" office:value-type="float" office:value="1900029696" calcext:value-type="float">
            <text:p>1900029696</text:p>
          </table:table-cell>
          <table:table-cell table:formula="of:=[.B40]/[.$B$3]" office:value-type="float" office:value="37.871745153768" calcext:value-type="float">
            <text:p>38</text:p>
          </table:table-cell>
          <table:table-cell office:value-type="float" office:value="0.261817485094" calcext:value-type="float">
            <text:p>0.2618174851</text:p>
          </table:table-cell>
          <table:table-cell/>
          <table:table-cell office:value-type="float" office:value="1.46234179991691E+018" calcext:value-type="float">
            <text:p>146234179991691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79996693E+018" calcext:value-type="float">
            <text:p>1462341799966930000</text:p>
          </table:table-cell>
          <table:table-cell table:formula="of:=[.A41]-[.$A$2]" office:value-type="float" office:value="1950049792" calcext:value-type="float">
            <text:p>1950049792</text:p>
          </table:table-cell>
          <table:table-cell table:formula="of:=[.B41]/[.$B$3]" office:value-type="float" office:value="38.8687550069651" calcext:value-type="float">
            <text:p>39</text:p>
          </table:table-cell>
          <table:table-cell office:value-type="float" office:value="0.289245992899" calcext:value-type="float">
            <text:p>0.2892459929</text:p>
          </table:table-cell>
          <table:table-cell/>
          <table:table-cell office:value-type="float" office:value="1.46234179996693E+018" calcext:value-type="float">
            <text:p>146234179996693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01699E+018" calcext:value-type="float">
            <text:p>1462341800016990000</text:p>
          </table:table-cell>
          <table:table-cell table:formula="of:=[.A42]-[.$A$2]" office:value-type="float" office:value="2000109824" calcext:value-type="float">
            <text:p>2000109824</text:p>
          </table:table-cell>
          <table:table-cell table:formula="of:=[.B42]/[.$B$3]" office:value-type="float" office:value="39.8665608719391" calcext:value-type="float">
            <text:p>40</text:p>
          </table:table-cell>
          <table:table-cell office:value-type="float" office:value="0.309193998575" calcext:value-type="float">
            <text:p>0.3091939986</text:p>
          </table:table-cell>
          <table:table-cell/>
          <table:table-cell office:value-type="float" office:value="1.46234180001699E+018" calcext:value-type="float">
            <text:p>146234180001699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06706E+018" calcext:value-type="float">
            <text:p>1462341800067060000</text:p>
          </table:table-cell>
          <table:table-cell table:formula="of:=[.A43]-[.$A$2]" office:value-type="float" office:value="2050179840" calcext:value-type="float">
            <text:p>2050179840</text:p>
          </table:table-cell>
          <table:table-cell table:formula="of:=[.B43]/[.$B$3]" office:value-type="float" office:value="40.8645657398572" calcext:value-type="float">
            <text:p>41</text:p>
          </table:table-cell>
          <table:table-cell office:value-type="float" office:value="0.304206997156" calcext:value-type="float">
            <text:p>0.3042069972</text:p>
          </table:table-cell>
          <table:table-cell/>
          <table:table-cell office:value-type="float" office:value="1.46234180006706E+018" calcext:value-type="float">
            <text:p>146234180006706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11693E+018" calcext:value-type="float">
            <text:p>1462341800116930000</text:p>
          </table:table-cell>
          <table:table-cell table:formula="of:=[.A44]-[.$A$2]" office:value-type="float" office:value="2100049920" calcext:value-type="float">
            <text:p>2100049920</text:p>
          </table:table-cell>
          <table:table-cell table:formula="of:=[.B44]/[.$B$3]" office:value-type="float" office:value="41.8585854462514" calcext:value-type="float">
            <text:p>42</text:p>
          </table:table-cell>
          <table:table-cell office:value-type="float" office:value="0.321661502123" calcext:value-type="float">
            <text:p>0.3216615021</text:p>
          </table:table-cell>
          <table:table-cell/>
          <table:table-cell office:value-type="float" office:value="1.46234180011693E+018" calcext:value-type="float">
            <text:p>146234180011693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16695E+018" calcext:value-type="float">
            <text:p>1462341800166950000</text:p>
          </table:table-cell>
          <table:table-cell table:formula="of:=[.A45]-[.$A$2]" office:value-type="float" office:value="2150069760" calcext:value-type="float">
            <text:p>2150069760</text:p>
          </table:table-cell>
          <table:table-cell table:formula="of:=[.B45]/[.$B$3]" office:value-type="float" office:value="42.8555901968088" calcext:value-type="float">
            <text:p>43</text:p>
          </table:table-cell>
          <table:table-cell office:value-type="float" office:value="0.359064012766" calcext:value-type="float">
            <text:p>0.3590640128</text:p>
          </table:table-cell>
          <table:table-cell/>
          <table:table-cell office:value-type="float" office:value="1.46234180016695E+018" calcext:value-type="float">
            <text:p>146234180016695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2171E+018" calcext:value-type="float">
            <text:p>1462341800217100000</text:p>
          </table:table-cell>
          <table:table-cell table:formula="of:=[.A46]-[.$A$2]" office:value-type="float" office:value="2200219904" calcext:value-type="float">
            <text:p>2200219904</text:p>
          </table:table-cell>
          <table:table-cell table:formula="of:=[.B46]/[.$B$3]" office:value-type="float" office:value="43.8551921909204" calcext:value-type="float">
            <text:p>44</text:p>
          </table:table-cell>
          <table:table-cell office:value-type="float" office:value="0.551063477993" calcext:value-type="float">
            <text:p>0.551063478</text:p>
          </table:table-cell>
          <table:table-cell/>
          <table:table-cell office:value-type="float" office:value="1.4623418002171E+018" calcext:value-type="float">
            <text:p>14623418002171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26706E+018" calcext:value-type="float">
            <text:p>1462341800267060000</text:p>
          </table:table-cell>
          <table:table-cell table:formula="of:=[.A47]-[.$A$2]" office:value-type="float" office:value="2250179840" calcext:value-type="float">
            <text:p>2250179840</text:p>
          </table:table-cell>
          <table:table-cell table:formula="of:=[.B47]/[.$B$3]" office:value-type="float" office:value="44.8510029238125" calcext:value-type="float">
            <text:p>45</text:p>
          </table:table-cell>
          <table:table-cell office:value-type="float" office:value="0.354077011347" calcext:value-type="float">
            <text:p>0.3540770113</text:p>
          </table:table-cell>
          <table:table-cell/>
          <table:table-cell office:value-type="float" office:value="1.46234180026706E+018" calcext:value-type="float">
            <text:p>146234180026706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317E+018" calcext:value-type="float">
            <text:p>1462341800317000000</text:p>
          </table:table-cell>
          <table:table-cell table:formula="of:=[.A48]-[.$A$2]" office:value-type="float" office:value="2300120064" calcext:value-type="float">
            <text:p>2300120064</text:p>
          </table:table-cell>
          <table:table-cell table:formula="of:=[.B48]/[.$B$3]" office:value-type="float" office:value="45.8464207534558" calcext:value-type="float">
            <text:p>46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00317E+018" calcext:value-type="float">
            <text:p>1462341800317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36699E+018" calcext:value-type="float">
            <text:p>1462341800366990000</text:p>
          </table:table-cell>
          <table:table-cell table:formula="of:=[.A49]-[.$A$2]" office:value-type="float" office:value="2350109696" calcext:value-type="float">
            <text:p>2350109696</text:p>
          </table:table-cell>
          <table:table-cell table:formula="of:=[.B49]/[.$B$3]" office:value-type="float" office:value="46.842823392541" calcext:value-type="float">
            <text:p>47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0036699E+018" calcext:value-type="float">
            <text:p>146234180036699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4171E+018" calcext:value-type="float">
            <text:p>1462341800417100000</text:p>
          </table:table-cell>
          <table:table-cell table:formula="of:=[.A50]-[.$A$2]" office:value-type="float" office:value="2400219904" calcext:value-type="float">
            <text:p>2400219904</text:p>
          </table:table-cell>
          <table:table-cell table:formula="of:=[.B50]/[.$B$3]" office:value-type="float" office:value="47.8416293748756" calcext:value-type="float">
            <text:p>48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004171E+018" calcext:value-type="float">
            <text:p>14623418004171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46707E+018" calcext:value-type="float">
            <text:p>1462341800467070000</text:p>
          </table:table-cell>
          <table:table-cell table:formula="of:=[.A51]-[.$A$2]" office:value-type="float" office:value="2450189824" calcext:value-type="float">
            <text:p>2450189824</text:p>
          </table:table-cell>
          <table:table-cell table:formula="of:=[.B51]/[.$B$3]" office:value-type="float" office:value="48.837639110712" calcext:value-type="float">
            <text:p>49</text:p>
          </table:table-cell>
          <table:table-cell office:value-type="float" office:value="0.403946995735" calcext:value-type="float">
            <text:p>0.4039469957</text:p>
          </table:table-cell>
          <table:table-cell/>
          <table:table-cell office:value-type="float" office:value="1.46234180046707E+018" calcext:value-type="float">
            <text:p>146234180046707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51696E+018" calcext:value-type="float">
            <text:p>1462341800516960000</text:p>
          </table:table-cell>
          <table:table-cell table:formula="of:=[.A52]-[.$A$2]" office:value-type="float" office:value="2500079872" calcext:value-type="float">
            <text:p>2500079872</text:p>
          </table:table-cell>
          <table:table-cell table:formula="of:=[.B52]/[.$B$3]" office:value-type="float" office:value="49.8320568229945" calcext:value-type="float">
            <text:p>50</text:p>
          </table:table-cell>
          <table:table-cell office:value-type="float" office:value="0.401453495026" calcext:value-type="float">
            <text:p>0.401453495</text:p>
          </table:table-cell>
          <table:table-cell/>
          <table:table-cell office:value-type="float" office:value="1.46234180051696E+018" calcext:value-type="float">
            <text:p>146234180051696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56701E+018" calcext:value-type="float">
            <text:p>1462341800567010000</text:p>
          </table:table-cell>
          <table:table-cell table:formula="of:=[.A53]-[.$A$2]" office:value-type="float" office:value="2550129664" calcext:value-type="float">
            <text:p>2550129664</text:p>
          </table:table-cell>
          <table:table-cell table:formula="of:=[.B53]/[.$B$3]" office:value-type="float" office:value="50.8296585823847" calcext:value-type="float">
            <text:p>51</text:p>
          </table:table-cell>
          <table:table-cell office:value-type="float" office:value="0.438856005669" calcext:value-type="float">
            <text:p>0.4388560057</text:p>
          </table:table-cell>
          <table:table-cell/>
          <table:table-cell office:value-type="float" office:value="1.46234180056701E+018" calcext:value-type="float">
            <text:p>146234180056701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61695E+018" calcext:value-type="float">
            <text:p>1462341800616950000</text:p>
          </table:table-cell>
          <table:table-cell table:formula="of:=[.A54]-[.$A$2]" office:value-type="float" office:value="2600069888" calcext:value-type="float">
            <text:p>2600069888</text:p>
          </table:table-cell>
          <table:table-cell table:formula="of:=[.B54]/[.$B$3]" office:value-type="float" office:value="51.8250764120279" calcext:value-type="float">
            <text:p>52</text:p>
          </table:table-cell>
          <table:table-cell office:value-type="float" office:value="0.396466493607" calcext:value-type="float">
            <text:p>0.3964664936</text:p>
          </table:table-cell>
          <table:table-cell/>
          <table:table-cell office:value-type="float" office:value="1.46234180061695E+018" calcext:value-type="float">
            <text:p>146234180061695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6669E+018" calcext:value-type="float">
            <text:p>1462341800666900000</text:p>
          </table:table-cell>
          <table:table-cell table:formula="of:=[.A55]-[.$A$2]" office:value-type="float" office:value="2650019840" calcext:value-type="float">
            <text:p>2650019840</text:p>
          </table:table-cell>
          <table:table-cell table:formula="of:=[.B55]/[.$B$3]" office:value-type="float" office:value="52.8206881419759" calcext:value-type="float">
            <text:p>53</text:p>
          </table:table-cell>
          <table:table-cell office:value-type="float" office:value="0.426388502121" calcext:value-type="float">
            <text:p>0.4263885021</text:p>
          </table:table-cell>
          <table:table-cell/>
          <table:table-cell office:value-type="float" office:value="1.4623418006669E+018" calcext:value-type="float">
            <text:p>1462341800666900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71687E+018" calcext:value-type="float">
            <text:p>1462341800716870000</text:p>
          </table:table-cell>
          <table:table-cell table:formula="of:=[.A56]-[.$A$2]" office:value-type="float" office:value="2699990016" calcext:value-type="float">
            <text:p>2699990016</text:p>
          </table:table-cell>
          <table:table-cell table:formula="of:=[.B56]/[.$B$3]" office:value-type="float" office:value="53.8167029804518" calcext:value-type="float">
            <text:p>54</text:p>
          </table:table-cell>
          <table:table-cell office:value-type="float" office:value="0.401453495026" calcext:value-type="float">
            <text:p>0.401453495</text:p>
          </table:table-cell>
          <table:table-cell/>
          <table:table-cell office:value-type="float" office:value="1.46234180071687E+018" calcext:value-type="float">
            <text:p>146234180071687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76695E+018" calcext:value-type="float">
            <text:p>1462341800766950000</text:p>
          </table:table-cell>
          <table:table-cell table:formula="of:=[.A57]-[.$A$2]" office:value-type="float" office:value="2750069760" calcext:value-type="float">
            <text:p>2750069760</text:p>
          </table:table-cell>
          <table:table-cell table:formula="of:=[.B57]/[.$B$3]" office:value-type="float" office:value="54.8149017486746" calcext:value-type="float">
            <text:p>55</text:p>
          </table:table-cell>
          <table:table-cell office:value-type="float" office:value="0.43137550354" calcext:value-type="float">
            <text:p>0.4313755035</text:p>
          </table:table-cell>
          <table:table-cell/>
          <table:table-cell office:value-type="float" office:value="1.46234180076695E+018" calcext:value-type="float">
            <text:p>14623418007669500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81707E+018" calcext:value-type="float">
            <text:p>1462341800817070000</text:p>
          </table:table-cell>
          <table:table-cell table:formula="of:=[.A58]-[.$A$2]" office:value-type="float" office:value="2800189696" calcext:value-type="float">
            <text:p>2800189696</text:p>
          </table:table-cell>
          <table:table-cell table:formula="of:=[.B58]/[.$B$3]" office:value-type="float" office:value="55.8139016313139" calcext:value-type="float">
            <text:p>56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0081707E+018" calcext:value-type="float">
            <text:p>14623418008170700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86707E+018" calcext:value-type="float">
            <text:p>1462341800867070000</text:p>
          </table:table-cell>
          <table:table-cell table:formula="of:=[.A59]-[.$A$2]" office:value-type="float" office:value="2850189824" calcext:value-type="float">
            <text:p>2850189824</text:p>
          </table:table-cell>
          <table:table-cell table:formula="of:=[.B59]/[.$B$3]" office:value-type="float" office:value="56.8105134786225" calcext:value-type="float">
            <text:p>57</text:p>
          </table:table-cell>
          <table:table-cell office:value-type="float" office:value="0.660777509212" calcext:value-type="float">
            <text:p>0.6607775092</text:p>
          </table:table-cell>
          <table:table-cell/>
          <table:table-cell office:value-type="float" office:value="1.46234180086707E+018" calcext:value-type="float">
            <text:p>14623418008670700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91696E+018" calcext:value-type="float">
            <text:p>1462341800916960000</text:p>
          </table:table-cell>
          <table:table-cell table:formula="of:=[.A60]-[.$A$2]" office:value-type="float" office:value="2900079872" calcext:value-type="float">
            <text:p>2900079872</text:p>
          </table:table-cell>
          <table:table-cell table:formula="of:=[.B60]/[.$B$3]" office:value-type="float" office:value="57.8049311909051" calcext:value-type="float">
            <text:p>58</text:p>
          </table:table-cell>
          <table:table-cell office:value-type="float" office:value="0.461297512054" calcext:value-type="float">
            <text:p>0.4612975121</text:p>
          </table:table-cell>
          <table:table-cell/>
          <table:table-cell office:value-type="float" office:value="1.46234180091696E+018" calcext:value-type="float">
            <text:p>146234180091696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096696E+018" calcext:value-type="float">
            <text:p>1462341800966960000</text:p>
          </table:table-cell>
          <table:table-cell table:formula="of:=[.A61]-[.$A$2]" office:value-type="float" office:value="2950079744" calcext:value-type="float">
            <text:p>2950079744</text:p>
          </table:table-cell>
          <table:table-cell table:formula="of:=[.B61]/[.$B$3]" office:value-type="float" office:value="58.8015379355741" calcext:value-type="float">
            <text:p>59</text:p>
          </table:table-cell>
          <table:table-cell office:value-type="float" office:value="0.468778014183" calcext:value-type="float">
            <text:p>0.4687780142</text:p>
          </table:table-cell>
          <table:table-cell/>
          <table:table-cell office:value-type="float" office:value="1.46234180096696E+018" calcext:value-type="float">
            <text:p>14623418009669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01704E+018" calcext:value-type="float">
            <text:p>1462341801017040000</text:p>
          </table:table-cell>
          <table:table-cell table:formula="of:=[.A62]-[.$A$2]" office:value-type="float" office:value="3000159744" calcext:value-type="float">
            <text:p>3000159744</text:p>
          </table:table-cell>
          <table:table-cell table:formula="of:=[.B62]/[.$B$3]" office:value-type="float" office:value="59.7997418064365" calcext:value-type="float">
            <text:p>60</text:p>
          </table:table-cell>
          <table:table-cell office:value-type="float" office:value="0.4737649858" calcext:value-type="float">
            <text:p>0.4737649858</text:p>
          </table:table-cell>
          <table:table-cell/>
          <table:table-cell office:value-type="float" office:value="1.46234180101704E+018" calcext:value-type="float">
            <text:p>14623418010170400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06693E+018" calcext:value-type="float">
            <text:p>1462341801066930000</text:p>
          </table:table-cell>
          <table:table-cell table:formula="of:=[.A63]-[.$A$2]" office:value-type="float" office:value="3050049792" calcext:value-type="float">
            <text:p>3050049792</text:p>
          </table:table-cell>
          <table:table-cell table:formula="of:=[.B63]/[.$B$3]" office:value-type="float" office:value="60.794159518719" calcext:value-type="float">
            <text:p>61</text:p>
          </table:table-cell>
          <table:table-cell office:value-type="float" office:value="0.471271514893" calcext:value-type="float">
            <text:p>0.4712715149</text:p>
          </table:table-cell>
          <table:table-cell/>
          <table:table-cell office:value-type="float" office:value="1.46234180106693E+018" calcext:value-type="float">
            <text:p>14623418010669300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11692E+018" calcext:value-type="float">
            <text:p>1462341801116920000</text:p>
          </table:table-cell>
          <table:table-cell table:formula="of:=[.A64]-[.$A$2]" office:value-type="float" office:value="3100039936" calcext:value-type="float">
            <text:p>3100039936</text:p>
          </table:table-cell>
          <table:table-cell table:formula="of:=[.B64]/[.$B$3]" office:value-type="float" office:value="61.7905723630834" calcext:value-type="float">
            <text:p>62</text:p>
          </table:table-cell>
          <table:table-cell office:value-type="float" office:value="0.458804011345" calcext:value-type="float">
            <text:p>0.4588040113</text:p>
          </table:table-cell>
          <table:table-cell/>
          <table:table-cell office:value-type="float" office:value="1.46234180111692E+018" calcext:value-type="float">
            <text:p>14623418011169200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16693E+018" calcext:value-type="float">
            <text:p>1462341801166930000</text:p>
          </table:table-cell>
          <table:table-cell table:formula="of:=[.A65]-[.$A$2]" office:value-type="float" office:value="3150049792" calcext:value-type="float">
            <text:p>3150049792</text:p>
          </table:table-cell>
          <table:table-cell table:formula="of:=[.B65]/[.$B$3]" office:value-type="float" office:value="62.7873781106967" calcext:value-type="float">
            <text:p>63</text:p>
          </table:table-cell>
          <table:table-cell office:value-type="float" office:value="0.456310510635" calcext:value-type="float">
            <text:p>0.4563105106</text:p>
          </table:table-cell>
          <table:table-cell/>
          <table:table-cell office:value-type="float" office:value="1.46234180116693E+018" calcext:value-type="float">
            <text:p>14623418011669300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21705E+018" calcext:value-type="float">
            <text:p>1462341801217050000</text:p>
          </table:table-cell>
          <table:table-cell table:formula="of:=[.A66]-[.$A$2]" office:value-type="float" office:value="3200169728" calcext:value-type="float">
            <text:p>3200169728</text:p>
          </table:table-cell>
          <table:table-cell table:formula="of:=[.B66]/[.$B$3]" office:value-type="float" office:value="63.786377993336" calcext:value-type="float">
            <text:p>64</text:p>
          </table:table-cell>
          <table:table-cell office:value-type="float" office:value="0.476258516312" calcext:value-type="float">
            <text:p>0.4762585163</text:p>
          </table:table-cell>
          <table:table-cell/>
          <table:table-cell office:value-type="float" office:value="1.46234180121705E+018" calcext:value-type="float">
            <text:p>146234180121705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26693E+018" calcext:value-type="float">
            <text:p>1462341801266930000</text:p>
          </table:table-cell>
          <table:table-cell table:formula="of:=[.A67]-[.$A$2]" office:value-type="float" office:value="3250049792" calcext:value-type="float">
            <text:p>3250049792</text:p>
          </table:table-cell>
          <table:table-cell table:formula="of:=[.B67]/[.$B$3]" office:value-type="float" office:value="64.7805967026743" calcext:value-type="float">
            <text:p>65</text:p>
          </table:table-cell>
          <table:table-cell office:value-type="float" office:value="0.4737649858" calcext:value-type="float">
            <text:p>0.4737649858</text:p>
          </table:table-cell>
          <table:table-cell/>
          <table:table-cell office:value-type="float" office:value="1.46234180126693E+018" calcext:value-type="float">
            <text:p>14623418012669300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31692E+018" calcext:value-type="float">
            <text:p>1462341801316920000</text:p>
          </table:table-cell>
          <table:table-cell table:formula="of:=[.A68]-[.$A$2]" office:value-type="float" office:value="3300039936" calcext:value-type="float">
            <text:p>3300039936</text:p>
          </table:table-cell>
          <table:table-cell table:formula="of:=[.B68]/[.$B$3]" office:value-type="float" office:value="65.7770095470387" calcext:value-type="float">
            <text:p>66</text:p>
          </table:table-cell>
          <table:table-cell office:value-type="float" office:value="0.476258516312" calcext:value-type="float">
            <text:p>0.4762585163</text:p>
          </table:table-cell>
          <table:table-cell/>
          <table:table-cell office:value-type="float" office:value="1.46234180131692E+018" calcext:value-type="float">
            <text:p>14623418013169200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36693E+018" calcext:value-type="float">
            <text:p>1462341801366930000</text:p>
          </table:table-cell>
          <table:table-cell table:formula="of:=[.A69]-[.$A$2]" office:value-type="float" office:value="3350049792" calcext:value-type="float">
            <text:p>3350049792</text:p>
          </table:table-cell>
          <table:table-cell table:formula="of:=[.B69]/[.$B$3]" office:value-type="float" office:value="66.7738152946519" calcext:value-type="float">
            <text:p>67</text:p>
          </table:table-cell>
          <table:table-cell office:value-type="float" office:value="0.436362504959" calcext:value-type="float">
            <text:p>0.436362505</text:p>
          </table:table-cell>
          <table:table-cell/>
          <table:table-cell office:value-type="float" office:value="1.46234180136693E+018" calcext:value-type="float">
            <text:p>14623418013669300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41707E+018" calcext:value-type="float">
            <text:p>1462341801417070000</text:p>
          </table:table-cell>
          <table:table-cell table:formula="of:=[.A70]-[.$A$2]" office:value-type="float" office:value="3400189696" calcext:value-type="float">
            <text:p>3400189696</text:p>
          </table:table-cell>
          <table:table-cell table:formula="of:=[.B70]/[.$B$3]" office:value-type="float" office:value="67.7732131831797" calcext:value-type="float">
            <text:p>68</text:p>
          </table:table-cell>
          <table:table-cell office:value-type="float" office:value="0.498700022697" calcext:value-type="float">
            <text:p>0.4987000227</text:p>
          </table:table-cell>
          <table:table-cell/>
          <table:table-cell office:value-type="float" office:value="1.46234180141707E+018" calcext:value-type="float">
            <text:p>14623418014170700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46698E+018" calcext:value-type="float">
            <text:p>1462341801466980000</text:p>
          </table:table-cell>
          <table:table-cell table:formula="of:=[.A71]-[.$A$2]" office:value-type="float" office:value="3450099968" calcext:value-type="float">
            <text:p>3450099968</text:p>
          </table:table-cell>
          <table:table-cell table:formula="of:=[.B71]/[.$B$3]" office:value-type="float" office:value="68.7680340039903" calcext:value-type="float">
            <text:p>69</text:p>
          </table:table-cell>
          <table:table-cell office:value-type="float" office:value="0.471271514893" calcext:value-type="float">
            <text:p>0.4712715149</text:p>
          </table:table-cell>
          <table:table-cell/>
          <table:table-cell office:value-type="float" office:value="1.46234180146698E+018" calcext:value-type="float">
            <text:p>146234180146698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51695E+018" calcext:value-type="float">
            <text:p>1462341801516950000</text:p>
          </table:table-cell>
          <table:table-cell table:formula="of:=[.A72]-[.$A$2]" office:value-type="float" office:value="3500069888" calcext:value-type="float">
            <text:p>3500069888</text:p>
          </table:table-cell>
          <table:table-cell table:formula="of:=[.B72]/[.$B$3]" office:value-type="float" office:value="69.7640437398266" calcext:value-type="float">
            <text:p>70</text:p>
          </table:table-cell>
          <table:table-cell office:value-type="float" office:value="0.48623251915" calcext:value-type="float">
            <text:p>0.4862325192</text:p>
          </table:table-cell>
          <table:table-cell/>
          <table:table-cell office:value-type="float" office:value="1.46234180151695E+018" calcext:value-type="float">
            <text:p>14623418015169500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56701E+018" calcext:value-type="float">
            <text:p>1462341801567010000</text:p>
          </table:table-cell>
          <table:table-cell table:formula="of:=[.A73]-[.$A$2]" office:value-type="float" office:value="3550129920" calcext:value-type="float">
            <text:p>3550129920</text:p>
          </table:table-cell>
          <table:table-cell table:formula="of:=[.B73]/[.$B$3]" office:value-type="float" office:value="70.7618496048006" calcext:value-type="float">
            <text:p>71</text:p>
          </table:table-cell>
          <table:table-cell office:value-type="float" office:value="0.476258516312" calcext:value-type="float">
            <text:p>0.4762585163</text:p>
          </table:table-cell>
          <table:table-cell/>
          <table:table-cell office:value-type="float" office:value="1.46234180156701E+018" calcext:value-type="float">
            <text:p>14623418015670100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61712E+018" calcext:value-type="float">
            <text:p>1462341801617120000</text:p>
          </table:table-cell>
          <table:table-cell table:formula="of:=[.A74]-[.$A$2]" office:value-type="float" office:value="3600240128" calcext:value-type="float">
            <text:p>3600240128</text:p>
          </table:table-cell>
          <table:table-cell table:formula="of:=[.B74]/[.$B$3]" office:value-type="float" office:value="71.7606555871352" calcext:value-type="float">
            <text:p>72</text:p>
          </table:table-cell>
          <table:table-cell office:value-type="float" office:value="0.491219490767" calcext:value-type="float">
            <text:p>0.4912194908</text:p>
          </table:table-cell>
          <table:table-cell/>
          <table:table-cell office:value-type="float" office:value="1.46234180161712E+018" calcext:value-type="float">
            <text:p>14623418016171200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66709E+018" calcext:value-type="float">
            <text:p>1462341801667090000</text:p>
          </table:table-cell>
          <table:table-cell table:formula="of:=[.A75]-[.$A$2]" office:value-type="float" office:value="3650209792" calcext:value-type="float">
            <text:p>3650209792</text:p>
          </table:table-cell>
          <table:table-cell table:formula="of:=[.B75]/[.$B$3]" office:value-type="float" office:value="72.756660220332" calcext:value-type="float">
            <text:p>73</text:p>
          </table:table-cell>
          <table:table-cell office:value-type="float" office:value="0.503687024117" calcext:value-type="float">
            <text:p>0.5036870241</text:p>
          </table:table-cell>
          <table:table-cell/>
          <table:table-cell office:value-type="float" office:value="1.46234180166709E+018" calcext:value-type="float">
            <text:p>14623418016670900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71692E+018" calcext:value-type="float">
            <text:p>1462341801716920000</text:p>
          </table:table-cell>
          <table:table-cell table:formula="of:=[.A76]-[.$A$2]" office:value-type="float" office:value="3700039936" calcext:value-type="float">
            <text:p>3700039936</text:p>
          </table:table-cell>
          <table:table-cell table:formula="of:=[.B76]/[.$B$3]" office:value-type="float" office:value="73.7498839149492" calcext:value-type="float">
            <text:p>74</text:p>
          </table:table-cell>
          <table:table-cell office:value-type="float" office:value="0.471271514893" calcext:value-type="float">
            <text:p>0.4712715149</text:p>
          </table:table-cell>
          <table:table-cell/>
          <table:table-cell office:value-type="float" office:value="1.46234180171692E+018" calcext:value-type="float">
            <text:p>14623418017169200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76699E+018" calcext:value-type="float">
            <text:p>1462341801766990000</text:p>
          </table:table-cell>
          <table:table-cell table:formula="of:=[.A77]-[.$A$2]" office:value-type="float" office:value="3750109952" calcext:value-type="float">
            <text:p>3750109952</text:p>
          </table:table-cell>
          <table:table-cell table:formula="of:=[.B77]/[.$B$3]" office:value-type="float" office:value="74.7478887828674" calcext:value-type="float">
            <text:p>75</text:p>
          </table:table-cell>
          <table:table-cell office:value-type="float" office:value="0.48623251915" calcext:value-type="float">
            <text:p>0.4862325192</text:p>
          </table:table-cell>
          <table:table-cell/>
          <table:table-cell office:value-type="float" office:value="1.46234180176699E+018" calcext:value-type="float">
            <text:p>14623418017669900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81693E+018" calcext:value-type="float">
            <text:p>1462341801816930000</text:p>
          </table:table-cell>
          <table:table-cell table:formula="of:=[.A78]-[.$A$2]" office:value-type="float" office:value="3800049920" calcext:value-type="float">
            <text:p>3800049920</text:p>
          </table:table-cell>
          <table:table-cell table:formula="of:=[.B78]/[.$B$3]" office:value-type="float" office:value="75.7433015098711" calcext:value-type="float">
            <text:p>76</text:p>
          </table:table-cell>
          <table:table-cell office:value-type="float" office:value="0.458804011345" calcext:value-type="float">
            <text:p>0.4588040113</text:p>
          </table:table-cell>
          <table:table-cell/>
          <table:table-cell office:value-type="float" office:value="1.46234180181693E+018" calcext:value-type="float">
            <text:p>14623418018169300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86694E+018" calcext:value-type="float">
            <text:p>1462341801866940000</text:p>
          </table:table-cell>
          <table:table-cell table:formula="of:=[.A79]-[.$A$2]" office:value-type="float" office:value="3850060032" calcext:value-type="float">
            <text:p>3850060032</text:p>
          </table:table-cell>
          <table:table-cell table:formula="of:=[.B79]/[.$B$3]" office:value-type="float" office:value="76.7401123601239" calcext:value-type="float">
            <text:p>77</text:p>
          </table:table-cell>
          <table:table-cell office:value-type="float" office:value="0.43386900425" calcext:value-type="float">
            <text:p>0.4338690043</text:p>
          </table:table-cell>
          <table:table-cell/>
          <table:table-cell office:value-type="float" office:value="1.46234180186694E+018" calcext:value-type="float">
            <text:p>14623418018669400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91693E+018" calcext:value-type="float">
            <text:p>1462341801916930000</text:p>
          </table:table-cell>
          <table:table-cell table:formula="of:=[.A80]-[.$A$2]" office:value-type="float" office:value="3900049920" calcext:value-type="float">
            <text:p>3900049920</text:p>
          </table:table-cell>
          <table:table-cell table:formula="of:=[.B80]/[.$B$3]" office:value-type="float" office:value="77.7365201018487" calcext:value-type="float">
            <text:p>78</text:p>
          </table:table-cell>
          <table:table-cell office:value-type="float" office:value="0.426388502121" calcext:value-type="float">
            <text:p>0.4263885021</text:p>
          </table:table-cell>
          <table:table-cell/>
          <table:table-cell office:value-type="float" office:value="1.46234180191693E+018" calcext:value-type="float">
            <text:p>14623418019169300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196694E+018" calcext:value-type="float">
            <text:p>1462341801966940000</text:p>
          </table:table-cell>
          <table:table-cell table:formula="of:=[.A81]-[.$A$2]" office:value-type="float" office:value="3950060032" calcext:value-type="float">
            <text:p>3950060032</text:p>
          </table:table-cell>
          <table:table-cell table:formula="of:=[.B81]/[.$B$3]" office:value-type="float" office:value="78.7333309521015" calcext:value-type="float">
            <text:p>79</text:p>
          </table:table-cell>
          <table:table-cell office:value-type="float" office:value="0.423895001411" calcext:value-type="float">
            <text:p>0.4238950014</text:p>
          </table:table-cell>
          <table:table-cell/>
          <table:table-cell office:value-type="float" office:value="1.46234180196694E+018" calcext:value-type="float">
            <text:p>1462341801966940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01696E+018" calcext:value-type="float">
            <text:p>1462341802016960000</text:p>
          </table:table-cell>
          <table:table-cell table:formula="of:=[.A82]-[.$A$2]" office:value-type="float" office:value="4000079872" calcext:value-type="float">
            <text:p>4000079872</text:p>
          </table:table-cell>
          <table:table-cell table:formula="of:=[.B82]/[.$B$3]" office:value-type="float" office:value="79.730335702659" calcext:value-type="float">
            <text:p>80</text:p>
          </table:table-cell>
          <table:table-cell office:value-type="float" office:value="0.411427497864" calcext:value-type="float">
            <text:p>0.4114274979</text:p>
          </table:table-cell>
          <table:table-cell/>
          <table:table-cell office:value-type="float" office:value="1.46234180201696E+018" calcext:value-type="float">
            <text:p>14623418020169600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0669E+018" calcext:value-type="float">
            <text:p>1462341802066900000</text:p>
          </table:table-cell>
          <table:table-cell table:formula="of:=[.A83]-[.$A$2]" office:value-type="float" office:value="4050019840" calcext:value-type="float">
            <text:p>4050019840</text:p>
          </table:table-cell>
          <table:table-cell table:formula="of:=[.B83]/[.$B$3]" office:value-type="float" office:value="80.7257484296627" calcext:value-type="float">
            <text:p>81</text:p>
          </table:table-cell>
          <table:table-cell office:value-type="float" office:value="0.398959994316" calcext:value-type="float">
            <text:p>0.3989599943</text:p>
          </table:table-cell>
          <table:table-cell/>
          <table:table-cell office:value-type="float" office:value="1.4623418020669E+018" calcext:value-type="float">
            <text:p>14623418020669000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11693E+018" calcext:value-type="float">
            <text:p>1462341802116930000</text:p>
          </table:table-cell>
          <table:table-cell table:formula="of:=[.A84]-[.$A$2]" office:value-type="float" office:value="4100049920" calcext:value-type="float">
            <text:p>4100049920</text:p>
          </table:table-cell>
          <table:table-cell table:formula="of:=[.B84]/[.$B$3]" office:value-type="float" office:value="81.7229572858039" calcext:value-type="float">
            <text:p>82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0211693E+018" calcext:value-type="float">
            <text:p>14623418021169300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16691E+018" calcext:value-type="float">
            <text:p>1462341802166910000</text:p>
          </table:table-cell>
          <table:table-cell table:formula="of:=[.A85]-[.$A$2]" office:value-type="float" office:value="4150030080" calcext:value-type="float">
            <text:p>4150030080</text:p>
          </table:table-cell>
          <table:table-cell table:formula="of:=[.B85]/[.$B$3]" office:value-type="float" office:value="82.7191711272241" calcext:value-type="float">
            <text:p>83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0216691E+018" calcext:value-type="float">
            <text:p>14623418021669100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2171E+018" calcext:value-type="float">
            <text:p>1462341802217100000</text:p>
          </table:table-cell>
          <table:table-cell table:formula="of:=[.A86]-[.$A$2]" office:value-type="float" office:value="4200219904" calcext:value-type="float">
            <text:p>4200219904</text:p>
          </table:table-cell>
          <table:table-cell table:formula="of:=[.B86]/[.$B$3]" office:value-type="float" office:value="83.719564030473" calcext:value-type="float">
            <text:p>84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022171E+018" calcext:value-type="float">
            <text:p>14623418022171000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26695E+018" calcext:value-type="float">
            <text:p>1462341802266950000</text:p>
          </table:table-cell>
          <table:table-cell table:formula="of:=[.A87]-[.$A$2]" office:value-type="float" office:value="4250070016" calcext:value-type="float">
            <text:p>4250070016</text:p>
          </table:table-cell>
          <table:table-cell table:formula="of:=[.B87]/[.$B$3]" office:value-type="float" office:value="84.7131857309786" calcext:value-type="float">
            <text:p>85</text:p>
          </table:table-cell>
          <table:table-cell office:value-type="float" office:value="0.366544485092" calcext:value-type="float">
            <text:p>0.3665444851</text:p>
          </table:table-cell>
          <table:table-cell/>
          <table:table-cell office:value-type="float" office:value="1.46234180226695E+018" calcext:value-type="float">
            <text:p>146234180226695000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31693E+018" calcext:value-type="float">
            <text:p>1462341802316930000</text:p>
          </table:table-cell>
          <table:table-cell table:formula="of:=[.A88]-[.$A$2]" office:value-type="float" office:value="4300049920" calcext:value-type="float">
            <text:p>4300049920</text:p>
          </table:table-cell>
          <table:table-cell table:formula="of:=[.B88]/[.$B$3]" office:value-type="float" office:value="85.7093944697592" calcext:value-type="float">
            <text:p>86</text:p>
          </table:table-cell>
          <table:table-cell office:value-type="float" office:value="0.369037985802" calcext:value-type="float">
            <text:p>0.3690379858</text:p>
          </table:table-cell>
          <table:table-cell/>
          <table:table-cell office:value-type="float" office:value="1.46234180231693E+018" calcext:value-type="float">
            <text:p>14623418023169300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3669E+018" calcext:value-type="float">
            <text:p>1462341802366900000</text:p>
          </table:table-cell>
          <table:table-cell table:formula="of:=[.A89]-[.$A$2]" office:value-type="float" office:value="4350019840" calcext:value-type="float">
            <text:p>4350019840</text:p>
          </table:table-cell>
          <table:table-cell table:formula="of:=[.B89]/[.$B$3]" office:value-type="float" office:value="86.7054042055956" calcext:value-type="float">
            <text:p>87</text:p>
          </table:table-cell>
          <table:table-cell office:value-type="float" office:value="0.361557483673" calcext:value-type="float">
            <text:p>0.3615574837</text:p>
          </table:table-cell>
          <table:table-cell/>
          <table:table-cell office:value-type="float" office:value="1.4623418023669E+018" calcext:value-type="float">
            <text:p>14623418023669000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41711E+018" calcext:value-type="float">
            <text:p>1462341802417110000</text:p>
          </table:table-cell>
          <table:table-cell table:formula="of:=[.A90]-[.$A$2]" office:value-type="float" office:value="4400229888" calcext:value-type="float">
            <text:p>4400229888</text:p>
          </table:table-cell>
          <table:table-cell table:formula="of:=[.B90]/[.$B$3]" office:value-type="float" office:value="87.7062002173724" calcext:value-type="float">
            <text:p>88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0241711E+018" calcext:value-type="float">
            <text:p>14623418024171100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46697E+018" calcext:value-type="float">
            <text:p>1462341802466970000</text:p>
          </table:table-cell>
          <table:table-cell table:formula="of:=[.A91]-[.$A$2]" office:value-type="float" office:value="4450089984" calcext:value-type="float">
            <text:p>4450089984</text:p>
          </table:table-cell>
          <table:table-cell table:formula="of:=[.B91]/[.$B$3]" office:value-type="float" office:value="88.7000209208223" calcext:value-type="float">
            <text:p>89</text:p>
          </table:table-cell>
          <table:table-cell office:value-type="float" office:value="0.33911600709" calcext:value-type="float">
            <text:p>0.3391160071</text:p>
          </table:table-cell>
          <table:table-cell/>
          <table:table-cell office:value-type="float" office:value="1.46234180246697E+018" calcext:value-type="float">
            <text:p>14623418024669700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5169E+018" calcext:value-type="float">
            <text:p>1462341802516900000</text:p>
          </table:table-cell>
          <table:table-cell table:formula="of:=[.A92]-[.$A$2]" office:value-type="float" office:value="4500019712" calcext:value-type="float">
            <text:p>4500019712</text:p>
          </table:table-cell>
          <table:table-cell table:formula="of:=[.B92]/[.$B$3]" office:value-type="float" office:value="89.6952295422422" calcext:value-type="float">
            <text:p>90</text:p>
          </table:table-cell>
          <table:table-cell office:value-type="float" office:value="0.349090009928" calcext:value-type="float">
            <text:p>0.3490900099</text:p>
          </table:table-cell>
          <table:table-cell/>
          <table:table-cell office:value-type="float" office:value="1.4623418025169E+018" calcext:value-type="float">
            <text:p>1462341802516900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5669E+018" calcext:value-type="float">
            <text:p>1462341802566900000</text:p>
          </table:table-cell>
          <table:table-cell table:formula="of:=[.A93]-[.$A$2]" office:value-type="float" office:value="4550019840" calcext:value-type="float">
            <text:p>4550019840</text:p>
          </table:table-cell>
          <table:table-cell table:formula="of:=[.B93]/[.$B$3]" office:value-type="float" office:value="90.6918413895508" calcext:value-type="float">
            <text:p>91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025669E+018" calcext:value-type="float">
            <text:p>146234180256690000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61709E+018" calcext:value-type="float">
            <text:p>1462341802617090000</text:p>
          </table:table-cell>
          <table:table-cell table:formula="of:=[.A94]-[.$A$2]" office:value-type="float" office:value="4600209920" calcext:value-type="float">
            <text:p>4600209920</text:p>
          </table:table-cell>
          <table:table-cell table:formula="of:=[.B94]/[.$B$3]" office:value-type="float" office:value="91.6922393954393" calcext:value-type="float">
            <text:p>92</text:p>
          </table:table-cell>
          <table:table-cell office:value-type="float" office:value="0.356570482254" calcext:value-type="float">
            <text:p>0.3565704823</text:p>
          </table:table-cell>
          <table:table-cell/>
          <table:table-cell office:value-type="float" office:value="1.46234180261709E+018" calcext:value-type="float">
            <text:p>14623418026170900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66697E+018" calcext:value-type="float">
            <text:p>1462341802666970000</text:p>
          </table:table-cell>
          <table:table-cell table:formula="of:=[.A95]-[.$A$2]" office:value-type="float" office:value="4650089984" calcext:value-type="float">
            <text:p>4650089984</text:p>
          </table:table-cell>
          <table:table-cell table:formula="of:=[.B95]/[.$B$3]" office:value-type="float" office:value="92.6864581047776" calcext:value-type="float">
            <text:p>93</text:p>
          </table:table-cell>
          <table:table-cell office:value-type="float" office:value="0.33911600709" calcext:value-type="float">
            <text:p>0.3391160071</text:p>
          </table:table-cell>
          <table:table-cell/>
          <table:table-cell office:value-type="float" office:value="1.46234180266697E+018" calcext:value-type="float">
            <text:p>14623418026669700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71689E+018" calcext:value-type="float">
            <text:p>1462341802716890000</text:p>
          </table:table-cell>
          <table:table-cell table:formula="of:=[.A96]-[.$A$2]" office:value-type="float" office:value="4700009728" calcext:value-type="float">
            <text:p>4700009728</text:p>
          </table:table-cell>
          <table:table-cell table:formula="of:=[.B96]/[.$B$3]" office:value-type="float" office:value="93.6814677232532" calcext:value-type="float">
            <text:p>94</text:p>
          </table:table-cell>
          <table:table-cell office:value-type="float" office:value="0.331635504961" calcext:value-type="float">
            <text:p>0.331635505</text:p>
          </table:table-cell>
          <table:table-cell/>
          <table:table-cell office:value-type="float" office:value="1.46234180271689E+018" calcext:value-type="float">
            <text:p>14623418027168900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76693E+018" calcext:value-type="float">
            <text:p>1462341802766930000</text:p>
          </table:table-cell>
          <table:table-cell table:formula="of:=[.A97]-[.$A$2]" office:value-type="float" office:value="4750049792" calcext:value-type="float">
            <text:p>4750049792</text:p>
          </table:table-cell>
          <table:table-cell table:formula="of:=[.B97]/[.$B$3]" office:value-type="float" office:value="94.6788755823387" calcext:value-type="float">
            <text:p>95</text:p>
          </table:table-cell>
          <table:table-cell office:value-type="float" office:value="0.334129005671" calcext:value-type="float">
            <text:p>0.3341290057</text:p>
          </table:table-cell>
          <table:table-cell/>
          <table:table-cell office:value-type="float" office:value="1.46234180276693E+018" calcext:value-type="float">
            <text:p>14623418027669300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81698E+018" calcext:value-type="float">
            <text:p>1462341802816980000</text:p>
          </table:table-cell>
          <table:table-cell table:formula="of:=[.A98]-[.$A$2]" office:value-type="float" office:value="4800099840" calcext:value-type="float">
            <text:p>4800099840</text:p>
          </table:table-cell>
          <table:table-cell table:formula="of:=[.B98]/[.$B$3]" office:value-type="float" office:value="95.6764824443685" calcext:value-type="float">
            <text:p>96</text:p>
          </table:table-cell>
          <table:table-cell office:value-type="float" office:value="0.329142004251" calcext:value-type="float">
            <text:p>0.3291420043</text:p>
          </table:table-cell>
          <table:table-cell/>
          <table:table-cell office:value-type="float" office:value="1.46234180281698E+018" calcext:value-type="float">
            <text:p>14623418028169800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86699E+018" calcext:value-type="float">
            <text:p>1462341802866990000</text:p>
          </table:table-cell>
          <table:table-cell table:formula="of:=[.A99]-[.$A$2]" office:value-type="float" office:value="4850109952" calcext:value-type="float">
            <text:p>4850109952</text:p>
          </table:table-cell>
          <table:table-cell table:formula="of:=[.B99]/[.$B$3]" office:value-type="float" office:value="96.6732932946213" calcext:value-type="float">
            <text:p>97</text:p>
          </table:table-cell>
          <table:table-cell office:value-type="float" office:value="0.296726495028" calcext:value-type="float">
            <text:p>0.296726495</text:p>
          </table:table-cell>
          <table:table-cell/>
          <table:table-cell office:value-type="float" office:value="1.46234180286699E+018" calcext:value-type="float">
            <text:p>14623418028669900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91699E+018" calcext:value-type="float">
            <text:p>1462341802916990000</text:p>
          </table:table-cell>
          <table:table-cell table:formula="of:=[.A100]-[.$A$2]" office:value-type="float" office:value="4900110080" calcext:value-type="float">
            <text:p>4900110080</text:p>
          </table:table-cell>
          <table:table-cell table:formula="of:=[.B100]/[.$B$3]" office:value-type="float" office:value="97.6699051419299" calcext:value-type="float">
            <text:p>98</text:p>
          </table:table-cell>
          <table:table-cell office:value-type="float" office:value="0.43386900425" calcext:value-type="float">
            <text:p>0.4338690043</text:p>
          </table:table-cell>
          <table:table-cell/>
          <table:table-cell office:value-type="float" office:value="1.46234180291699E+018" calcext:value-type="float">
            <text:p>1462341802916990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296694E+018" calcext:value-type="float">
            <text:p>1462341802966940000</text:p>
          </table:table-cell>
          <table:table-cell table:formula="of:=[.A101]-[.$A$2]" office:value-type="float" office:value="4950059776" calcext:value-type="float">
            <text:p>4950059776</text:p>
          </table:table-cell>
          <table:table-cell table:formula="of:=[.B101]/[.$B$3]" office:value-type="float" office:value="98.6655117692382" calcext:value-type="float">
            <text:p>99</text:p>
          </table:table-cell>
          <table:table-cell office:value-type="float" office:value="0.331635504961" calcext:value-type="float">
            <text:p>0.331635505</text:p>
          </table:table-cell>
          <table:table-cell/>
          <table:table-cell office:value-type="float" office:value="1.46234180296694E+018" calcext:value-type="float">
            <text:p>146234180296694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01703E+018" calcext:value-type="float">
            <text:p>1462341803017030000</text:p>
          </table:table-cell>
          <table:table-cell table:formula="of:=[.A102]-[.$A$2]" office:value-type="float" office:value="5000150016" calcext:value-type="float">
            <text:p>5000150016</text:p>
          </table:table-cell>
          <table:table-cell table:formula="of:=[.B102]/[.$B$3]" office:value-type="float" office:value="99.6639197456844" calcext:value-type="float">
            <text:p>100</text:p>
          </table:table-cell>
          <table:table-cell office:value-type="float" office:value="0.326648503542" calcext:value-type="float">
            <text:p>0.3266485035</text:p>
          </table:table-cell>
          <table:table-cell/>
          <table:table-cell office:value-type="float" office:value="1.46234180301703E+018" calcext:value-type="float">
            <text:p>146234180301703000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06698E+018" calcext:value-type="float">
            <text:p>1462341803066980000</text:p>
          </table:table-cell>
          <table:table-cell table:formula="of:=[.A103]-[.$A$2]" office:value-type="float" office:value="5050099712" calcext:value-type="float">
            <text:p>5050099712</text:p>
          </table:table-cell>
          <table:table-cell table:formula="of:=[.B103]/[.$B$3]" office:value-type="float" office:value="100.659526372993" calcext:value-type="float">
            <text:p>101</text:p>
          </table:table-cell>
          <table:table-cell office:value-type="float" office:value="0.326648503542" calcext:value-type="float">
            <text:p>0.3266485035</text:p>
          </table:table-cell>
          <table:table-cell/>
          <table:table-cell office:value-type="float" office:value="1.46234180306698E+018" calcext:value-type="float">
            <text:p>146234180306698000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11699E+018" calcext:value-type="float">
            <text:p>1462341803116990000</text:p>
          </table:table-cell>
          <table:table-cell table:formula="of:=[.A104]-[.$A$2]" office:value-type="float" office:value="5100110080" calcext:value-type="float">
            <text:p>5100110080</text:p>
          </table:table-cell>
          <table:table-cell table:formula="of:=[.B104]/[.$B$3]" office:value-type="float" office:value="101.656342325885" calcext:value-type="float">
            <text:p>102</text:p>
          </table:table-cell>
          <table:table-cell office:value-type="float" office:value="0.326648503542" calcext:value-type="float">
            <text:p>0.3266485035</text:p>
          </table:table-cell>
          <table:table-cell/>
          <table:table-cell office:value-type="float" office:value="1.46234180311699E+018" calcext:value-type="float">
            <text:p>146234180311699000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167E+018" calcext:value-type="float">
            <text:p>1462341803167000000</text:p>
          </table:table-cell>
          <table:table-cell table:formula="of:=[.A105]-[.$A$2]" office:value-type="float" office:value="5150119680" calcext:value-type="float">
            <text:p>5150119680</text:p>
          </table:table-cell>
          <table:table-cell table:formula="of:=[.B105]/[.$B$3]" office:value-type="float" office:value="102.653142970859" calcext:value-type="float">
            <text:p>103</text:p>
          </table:table-cell>
          <table:table-cell office:value-type="float" office:value="0.334129005671" calcext:value-type="float">
            <text:p>0.3341290057</text:p>
          </table:table-cell>
          <table:table-cell/>
          <table:table-cell office:value-type="float" office:value="1.462341803167E+018" calcext:value-type="float">
            <text:p>14623418031670000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2171E+018" calcext:value-type="float">
            <text:p>1462341803217100000</text:p>
          </table:table-cell>
          <table:table-cell table:formula="of:=[.A106]-[.$A$2]" office:value-type="float" office:value="5200219904" calcext:value-type="float">
            <text:p>5200219904</text:p>
          </table:table-cell>
          <table:table-cell table:formula="of:=[.B106]/[.$B$3]" office:value-type="float" office:value="103.651749950249" calcext:value-type="float">
            <text:p>104</text:p>
          </table:table-cell>
          <table:table-cell office:value-type="float" office:value="0.319168001413" calcext:value-type="float">
            <text:p>0.3191680014</text:p>
          </table:table-cell>
          <table:table-cell/>
          <table:table-cell office:value-type="float" office:value="1.4623418032171E+018" calcext:value-type="float">
            <text:p>14623418032171000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26694E+018" calcext:value-type="float">
            <text:p>1462341803266940000</text:p>
          </table:table-cell>
          <table:table-cell table:formula="of:=[.A107]-[.$A$2]" office:value-type="float" office:value="5250059776" calcext:value-type="float">
            <text:p>5250059776</text:p>
          </table:table-cell>
          <table:table-cell table:formula="of:=[.B107]/[.$B$3]" office:value-type="float" office:value="104.645167545171" calcext:value-type="float">
            <text:p>105</text:p>
          </table:table-cell>
          <table:table-cell office:value-type="float" office:value="0.334129005671" calcext:value-type="float">
            <text:p>0.3341290057</text:p>
          </table:table-cell>
          <table:table-cell/>
          <table:table-cell office:value-type="float" office:value="1.46234180326694E+018" calcext:value-type="float">
            <text:p>146234180326694000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31693E+018" calcext:value-type="float">
            <text:p>1462341803316930000</text:p>
          </table:table-cell>
          <table:table-cell table:formula="of:=[.A108]-[.$A$2]" office:value-type="float" office:value="5300049920" calcext:value-type="float">
            <text:p>5300049920</text:p>
          </table:table-cell>
          <table:table-cell table:formula="of:=[.B108]/[.$B$3]" office:value-type="float" office:value="105.641580389536" calcext:value-type="float">
            <text:p>106</text:p>
          </table:table-cell>
          <table:table-cell office:value-type="float" office:value="0.341609507799" calcext:value-type="float">
            <text:p>0.3416095078</text:p>
          </table:table-cell>
          <table:table-cell/>
          <table:table-cell office:value-type="float" office:value="1.46234180331693E+018" calcext:value-type="float">
            <text:p>146234180331693000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36689E+018" calcext:value-type="float">
            <text:p>1462341803366890000</text:p>
          </table:table-cell>
          <table:table-cell table:formula="of:=[.A109]-[.$A$2]" office:value-type="float" office:value="5350009856" calcext:value-type="float">
            <text:p>5350009856</text:p>
          </table:table-cell>
          <table:table-cell table:formula="of:=[.B109]/[.$B$3]" office:value-type="float" office:value="106.637391122428" calcext:value-type="float">
            <text:p>107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0336689E+018" calcext:value-type="float">
            <text:p>146234180336689000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41708E+018" calcext:value-type="float">
            <text:p>1462341803417080000</text:p>
          </table:table-cell>
          <table:table-cell table:formula="of:=[.A110]-[.$A$2]" office:value-type="float" office:value="5400199680" calcext:value-type="float">
            <text:p>5400199680</text:p>
          </table:table-cell>
          <table:table-cell table:formula="of:=[.B110]/[.$B$3]" office:value-type="float" office:value="107.637784025676" calcext:value-type="float">
            <text:p>108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0341708E+018" calcext:value-type="float">
            <text:p>146234180341708000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46708E+018" calcext:value-type="float">
            <text:p>1462341803467080000</text:p>
          </table:table-cell>
          <table:table-cell table:formula="of:=[.A111]-[.$A$2]" office:value-type="float" office:value="5450199808" calcext:value-type="float">
            <text:p>5450199808</text:p>
          </table:table-cell>
          <table:table-cell table:formula="of:=[.B111]/[.$B$3]" office:value-type="float" office:value="108.634395872985" calcext:value-type="float">
            <text:p>109</text:p>
          </table:table-cell>
          <table:table-cell office:value-type="float" office:value="0.341609507799" calcext:value-type="float">
            <text:p>0.3416095078</text:p>
          </table:table-cell>
          <table:table-cell/>
          <table:table-cell office:value-type="float" office:value="1.46234180346708E+018" calcext:value-type="float">
            <text:p>14623418034670800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51693E+018" calcext:value-type="float">
            <text:p>1462341803516930000</text:p>
          </table:table-cell>
          <table:table-cell table:formula="of:=[.A112]-[.$A$2]" office:value-type="float" office:value="5500049920" calcext:value-type="float">
            <text:p>5500049920</text:p>
          </table:table-cell>
          <table:table-cell table:formula="of:=[.B112]/[.$B$3]" office:value-type="float" office:value="109.628017573491" calcext:value-type="float">
            <text:p>110</text:p>
          </table:table-cell>
          <table:table-cell office:value-type="float" office:value="0.349090009928" calcext:value-type="float">
            <text:p>0.3490900099</text:p>
          </table:table-cell>
          <table:table-cell/>
          <table:table-cell office:value-type="float" office:value="1.46234180351693E+018" calcext:value-type="float">
            <text:p>1462341803516930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5669E+018" calcext:value-type="float">
            <text:p>1462341803566900000</text:p>
          </table:table-cell>
          <table:table-cell table:formula="of:=[.A113]-[.$A$2]" office:value-type="float" office:value="5550019840" calcext:value-type="float">
            <text:p>5550019840</text:p>
          </table:table-cell>
          <table:table-cell table:formula="of:=[.B113]/[.$B$3]" office:value-type="float" office:value="110.624027309327" calcext:value-type="float">
            <text:p>111</text:p>
          </table:table-cell>
          <table:table-cell office:value-type="float" office:value="0.543582975864" calcext:value-type="float">
            <text:p>0.5435829759</text:p>
          </table:table-cell>
          <table:table-cell/>
          <table:table-cell office:value-type="float" office:value="1.4623418035669E+018" calcext:value-type="float">
            <text:p>14623418035669000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61708E+018" calcext:value-type="float">
            <text:p>1462341803617080000</text:p>
          </table:table-cell>
          <table:table-cell table:formula="of:=[.A114]-[.$A$2]" office:value-type="float" office:value="5600199680" calcext:value-type="float">
            <text:p>5600199680</text:p>
          </table:table-cell>
          <table:table-cell table:formula="of:=[.B114]/[.$B$3]" office:value-type="float" office:value="111.624221209632" calcext:value-type="float">
            <text:p>112</text:p>
          </table:table-cell>
          <table:table-cell office:value-type="float" office:value="0.361557513475" calcext:value-type="float">
            <text:p>0.3615575135</text:p>
          </table:table-cell>
          <table:table-cell/>
          <table:table-cell office:value-type="float" office:value="1.46234180361708E+018" calcext:value-type="float">
            <text:p>146234180361708000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66694E+018" calcext:value-type="float">
            <text:p>1462341803666940000</text:p>
          </table:table-cell>
          <table:table-cell table:formula="of:=[.A115]-[.$A$2]" office:value-type="float" office:value="5650059776" calcext:value-type="float">
            <text:p>5650059776</text:p>
          </table:table-cell>
          <table:table-cell table:formula="of:=[.B115]/[.$B$3]" office:value-type="float" office:value="112.618041913082" calcext:value-type="float">
            <text:p>113</text:p>
          </table:table-cell>
          <table:table-cell office:value-type="float" office:value="0.364050984383" calcext:value-type="float">
            <text:p>0.3640509844</text:p>
          </table:table-cell>
          <table:table-cell/>
          <table:table-cell office:value-type="float" office:value="1.46234180366694E+018" calcext:value-type="float">
            <text:p>146234180366694000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71698E+018" calcext:value-type="float">
            <text:p>1462341803716980000</text:p>
          </table:table-cell>
          <table:table-cell table:formula="of:=[.A116]-[.$A$2]" office:value-type="float" office:value="5700099840" calcext:value-type="float">
            <text:p>5700099840</text:p>
          </table:table-cell>
          <table:table-cell table:formula="of:=[.B116]/[.$B$3]" office:value-type="float" office:value="113.615449772167" calcext:value-type="float">
            <text:p>114</text:p>
          </table:table-cell>
          <table:table-cell office:value-type="float" office:value="0.374024987221" calcext:value-type="float">
            <text:p>0.3740249872</text:p>
          </table:table-cell>
          <table:table-cell/>
          <table:table-cell office:value-type="float" office:value="1.46234180371698E+018" calcext:value-type="float">
            <text:p>14623418037169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76694E+018" calcext:value-type="float">
            <text:p>1462341803766940000</text:p>
          </table:table-cell>
          <table:table-cell table:formula="of:=[.A117]-[.$A$2]" office:value-type="float" office:value="5750059776" calcext:value-type="float">
            <text:p>5750059776</text:p>
          </table:table-cell>
          <table:table-cell table:formula="of:=[.B117]/[.$B$3]" office:value-type="float" office:value="114.611260505059" calcext:value-type="float">
            <text:p>115</text:p>
          </table:table-cell>
          <table:table-cell office:value-type="float" office:value="0.381505489349" calcext:value-type="float">
            <text:p>0.3815054893</text:p>
          </table:table-cell>
          <table:table-cell/>
          <table:table-cell office:value-type="float" office:value="1.46234180376694E+018" calcext:value-type="float">
            <text:p>146234180376694000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81698E+018" calcext:value-type="float">
            <text:p>1462341803816980000</text:p>
          </table:table-cell>
          <table:table-cell table:formula="of:=[.A118]-[.$A$2]" office:value-type="float" office:value="5800099840" calcext:value-type="float">
            <text:p>5800099840</text:p>
          </table:table-cell>
          <table:table-cell table:formula="of:=[.B118]/[.$B$3]" office:value-type="float" office:value="115.608668364145" calcext:value-type="float">
            <text:p>116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0381698E+018" calcext:value-type="float">
            <text:p>146234180381698000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8669E+018" calcext:value-type="float">
            <text:p>1462341803866900000</text:p>
          </table:table-cell>
          <table:table-cell table:formula="of:=[.A119]-[.$A$2]" office:value-type="float" office:value="5850019840" calcext:value-type="float">
            <text:p>5850019840</text:p>
          </table:table-cell>
          <table:table-cell table:formula="of:=[.B119]/[.$B$3]" office:value-type="float" office:value="116.60368308526" calcext:value-type="float">
            <text:p>117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038669E+018" calcext:value-type="float">
            <text:p>146234180386690000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91692E+018" calcext:value-type="float">
            <text:p>1462341803916920000</text:p>
          </table:table-cell>
          <table:table-cell table:formula="of:=[.A120]-[.$A$2]" office:value-type="float" office:value="5900039936" calcext:value-type="float">
            <text:p>5900039936</text:p>
          </table:table-cell>
          <table:table-cell table:formula="of:=[.B120]/[.$B$3]" office:value-type="float" office:value="117.600692938457" calcext:value-type="float">
            <text:p>118</text:p>
          </table:table-cell>
          <table:table-cell office:value-type="float" office:value="0.351583480835" calcext:value-type="float">
            <text:p>0.3515834808</text:p>
          </table:table-cell>
          <table:table-cell/>
          <table:table-cell office:value-type="float" office:value="1.46234180391692E+018" calcext:value-type="float">
            <text:p>146234180391692000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396697E+018" calcext:value-type="float">
            <text:p>1462341803966970000</text:p>
          </table:table-cell>
          <table:table-cell table:formula="of:=[.A121]-[.$A$2]" office:value-type="float" office:value="5950089984" calcext:value-type="float">
            <text:p>5950089984</text:p>
          </table:table-cell>
          <table:table-cell table:formula="of:=[.B121]/[.$B$3]" office:value-type="float" office:value="118.598299800487" calcext:value-type="float">
            <text:p>119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0396697E+018" calcext:value-type="float">
            <text:p>14623418039669700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01707E+018" calcext:value-type="float">
            <text:p>1462341804017070000</text:p>
          </table:table-cell>
          <table:table-cell table:formula="of:=[.A122]-[.$A$2]" office:value-type="float" office:value="6000189696" calcext:value-type="float">
            <text:p>6000189696</text:p>
          </table:table-cell>
          <table:table-cell table:formula="of:=[.B122]/[.$B$3]" office:value-type="float" office:value="119.596896574598" calcext:value-type="float">
            <text:p>120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0401707E+018" calcext:value-type="float">
            <text:p>146234180401707000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06693E+018" calcext:value-type="float">
            <text:p>1462341804066930000</text:p>
          </table:table-cell>
          <table:table-cell table:formula="of:=[.A123]-[.$A$2]" office:value-type="float" office:value="6050049792" calcext:value-type="float">
            <text:p>6050049792</text:p>
          </table:table-cell>
          <table:table-cell table:formula="of:=[.B123]/[.$B$3]" office:value-type="float" office:value="120.590717278048" calcext:value-type="float">
            <text:p>121</text:p>
          </table:table-cell>
          <table:table-cell office:value-type="float" office:value="0.398959994316" calcext:value-type="float">
            <text:p>0.3989599943</text:p>
          </table:table-cell>
          <table:table-cell/>
          <table:table-cell office:value-type="float" office:value="1.46234180406693E+018" calcext:value-type="float">
            <text:p>146234180406693000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11699E+018" calcext:value-type="float">
            <text:p>1462341804116990000</text:p>
          </table:table-cell>
          <table:table-cell table:formula="of:=[.A124]-[.$A$2]" office:value-type="float" office:value="6100109824" calcext:value-type="float">
            <text:p>6100109824</text:p>
          </table:table-cell>
          <table:table-cell table:formula="of:=[.B124]/[.$B$3]" office:value-type="float" office:value="121.588523143022" calcext:value-type="float">
            <text:p>122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0411699E+018" calcext:value-type="float">
            <text:p>146234180411699000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16695E+018" calcext:value-type="float">
            <text:p>1462341804166950000</text:p>
          </table:table-cell>
          <table:table-cell table:formula="of:=[.A125]-[.$A$2]" office:value-type="float" office:value="6150070016" calcext:value-type="float">
            <text:p>6150070016</text:p>
          </table:table-cell>
          <table:table-cell table:formula="of:=[.B125]/[.$B$3]" office:value-type="float" office:value="122.584338978554" calcext:value-type="float">
            <text:p>123</text:p>
          </table:table-cell>
          <table:table-cell office:value-type="float" office:value="0.411427497864" calcext:value-type="float">
            <text:p>0.4114274979</text:p>
          </table:table-cell>
          <table:table-cell/>
          <table:table-cell office:value-type="float" office:value="1.46234180416695E+018" calcext:value-type="float">
            <text:p>14623418041669500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21704E+018" calcext:value-type="float">
            <text:p>1462341804217040000</text:p>
          </table:table-cell>
          <table:table-cell table:formula="of:=[.A126]-[.$A$2]" office:value-type="float" office:value="6200159744" calcext:value-type="float">
            <text:p>6200159744</text:p>
          </table:table-cell>
          <table:table-cell table:formula="of:=[.B126]/[.$B$3]" office:value-type="float" office:value="123.582736749721" calcext:value-type="float">
            <text:p>124</text:p>
          </table:table-cell>
          <table:table-cell office:value-type="float" office:value="0.426388502121" calcext:value-type="float">
            <text:p>0.4263885021</text:p>
          </table:table-cell>
          <table:table-cell/>
          <table:table-cell office:value-type="float" office:value="1.46234180421704E+018" calcext:value-type="float">
            <text:p>14623418042170400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26702E+018" calcext:value-type="float">
            <text:p>1462341804267020000</text:p>
          </table:table-cell>
          <table:table-cell table:formula="of:=[.A127]-[.$A$2]" office:value-type="float" office:value="6250139904" calcext:value-type="float">
            <text:p>6250139904</text:p>
          </table:table-cell>
          <table:table-cell table:formula="of:=[.B127]/[.$B$3]" office:value-type="float" office:value="124.578950591141" calcext:value-type="float">
            <text:p>125</text:p>
          </table:table-cell>
          <table:table-cell office:value-type="float" office:value="0.443843007088" calcext:value-type="float">
            <text:p>0.4438430071</text:p>
          </table:table-cell>
          <table:table-cell/>
          <table:table-cell office:value-type="float" office:value="1.46234180426702E+018" calcext:value-type="float">
            <text:p>146234180426702000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31699E+018" calcext:value-type="float">
            <text:p>1462341804316990000</text:p>
          </table:table-cell>
          <table:table-cell table:formula="of:=[.A128]-[.$A$2]" office:value-type="float" office:value="6300109824" calcext:value-type="float">
            <text:p>6300109824</text:p>
          </table:table-cell>
          <table:table-cell table:formula="of:=[.B128]/[.$B$3]" office:value-type="float" office:value="125.574960326977" calcext:value-type="float">
            <text:p>126</text:p>
          </table:table-cell>
          <table:table-cell office:value-type="float" office:value="0.458804011345" calcext:value-type="float">
            <text:p>0.4588040113</text:p>
          </table:table-cell>
          <table:table-cell/>
          <table:table-cell office:value-type="float" office:value="1.46234180431699E+018" calcext:value-type="float">
            <text:p>14623418043169900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36698E+018" calcext:value-type="float">
            <text:p>1462341804366980000</text:p>
          </table:table-cell>
          <table:table-cell table:formula="of:=[.A129]-[.$A$2]" office:value-type="float" office:value="6350099968" calcext:value-type="float">
            <text:p>6350099968</text:p>
          </table:table-cell>
          <table:table-cell table:formula="of:=[.B129]/[.$B$3]" office:value-type="float" office:value="126.571373171342" calcext:value-type="float">
            <text:p>127</text:p>
          </table:table-cell>
          <table:table-cell office:value-type="float" office:value="0.461297512054" calcext:value-type="float">
            <text:p>0.4612975121</text:p>
          </table:table-cell>
          <table:table-cell/>
          <table:table-cell office:value-type="float" office:value="1.46234180436698E+018" calcext:value-type="float">
            <text:p>14623418043669800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4171E+018" calcext:value-type="float">
            <text:p>1462341804417100000</text:p>
          </table:table-cell>
          <table:table-cell table:formula="of:=[.A130]-[.$A$2]" office:value-type="float" office:value="6400219904" calcext:value-type="float">
            <text:p>6400219904</text:p>
          </table:table-cell>
          <table:table-cell table:formula="of:=[.B130]/[.$B$3]" office:value-type="float" office:value="127.570373053981" calcext:value-type="float">
            <text:p>128</text:p>
          </table:table-cell>
          <table:table-cell office:value-type="float" office:value="0.468778014183" calcext:value-type="float">
            <text:p>0.4687780142</text:p>
          </table:table-cell>
          <table:table-cell/>
          <table:table-cell office:value-type="float" office:value="1.4623418044171E+018" calcext:value-type="float">
            <text:p>146234180441710000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467E+018" calcext:value-type="float">
            <text:p>1462341804467000000</text:p>
          </table:table-cell>
          <table:table-cell table:formula="of:=[.A131]-[.$A$2]" office:value-type="float" office:value="6450119936" calcext:value-type="float">
            <text:p>6450119936</text:p>
          </table:table-cell>
          <table:table-cell table:formula="of:=[.B131]/[.$B$3]" office:value-type="float" office:value="128.564989769208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804467E+018" calcext:value-type="float">
            <text:p>14623418044670000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51692E+018" calcext:value-type="float">
            <text:p>1462341804516920000</text:p>
          </table:table-cell>
          <table:table-cell table:formula="of:=[.A132]-[.$A$2]" office:value-type="float" office:value="6500039936" calcext:value-type="float">
            <text:p>6500039936</text:p>
          </table:table-cell>
          <table:table-cell table:formula="of:=[.B132]/[.$B$3]" office:value-type="float" office:value="129.560004490323" calcext:value-type="float">
            <text:p>130</text:p>
          </table:table-cell>
          <table:table-cell office:value-type="float" office:value="0.468778014183" calcext:value-type="float">
            <text:p>0.4687780142</text:p>
          </table:table-cell>
          <table:table-cell/>
          <table:table-cell office:value-type="float" office:value="1.46234180451692E+018" calcext:value-type="float">
            <text:p>146234180451692000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567E+018" calcext:value-type="float">
            <text:p>1462341804567000000</text:p>
          </table:table-cell>
          <table:table-cell table:formula="of:=[.A133]-[.$A$2]" office:value-type="float" office:value="6550119936" calcext:value-type="float">
            <text:p>6550119936</text:p>
          </table:table-cell>
          <table:table-cell table:formula="of:=[.B133]/[.$B$3]" office:value-type="float" office:value="130.558208361185" calcext:value-type="float">
            <text:p>131</text:p>
          </table:table-cell>
          <table:table-cell office:value-type="float" office:value="0.463791012764" calcext:value-type="float">
            <text:p>0.4637910128</text:p>
          </table:table-cell>
          <table:table-cell/>
          <table:table-cell office:value-type="float" office:value="1.462341804567E+018" calcext:value-type="float">
            <text:p>146234180456700000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61707E+018" calcext:value-type="float">
            <text:p>1462341804617070000</text:p>
          </table:table-cell>
          <table:table-cell table:formula="of:=[.A134]-[.$A$2]" office:value-type="float" office:value="6600189952" calcext:value-type="float">
            <text:p>6600189952</text:p>
          </table:table-cell>
          <table:table-cell table:formula="of:=[.B134]/[.$B$3]" office:value-type="float" office:value="131.556213229103" calcext:value-type="float">
            <text:p>132</text:p>
          </table:table-cell>
          <table:table-cell office:value-type="float" office:value="0.476258486509" calcext:value-type="float">
            <text:p>0.4762584865</text:p>
          </table:table-cell>
          <table:table-cell/>
          <table:table-cell office:value-type="float" office:value="1.46234180461707E+018" calcext:value-type="float">
            <text:p>14623418046170700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66701E+018" calcext:value-type="float">
            <text:p>1462341804667010000</text:p>
          </table:table-cell>
          <table:table-cell table:formula="of:=[.A135]-[.$A$2]" office:value-type="float" office:value="6650129920" calcext:value-type="float">
            <text:p>6650129920</text:p>
          </table:table-cell>
          <table:table-cell table:formula="of:=[.B135]/[.$B$3]" office:value-type="float" office:value="132.551625956107" calcext:value-type="float">
            <text:p>133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0466701E+018" calcext:value-type="float">
            <text:p>146234180466701000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71692E+018" calcext:value-type="float">
            <text:p>1462341804716920000</text:p>
          </table:table-cell>
          <table:table-cell table:formula="of:=[.A136]-[.$A$2]" office:value-type="float" office:value="6700039936" calcext:value-type="float">
            <text:p>6700039936</text:p>
          </table:table-cell>
          <table:table-cell table:formula="of:=[.B136]/[.$B$3]" office:value-type="float" office:value="133.546441674278" calcext:value-type="float">
            <text:p>134</text:p>
          </table:table-cell>
          <table:table-cell office:value-type="float" office:value="0.501193523407" calcext:value-type="float">
            <text:p>0.5011935234</text:p>
          </table:table-cell>
          <table:table-cell/>
          <table:table-cell office:value-type="float" office:value="1.46234180471692E+018" calcext:value-type="float">
            <text:p>146234180471692000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76693E+018" calcext:value-type="float">
            <text:p>1462341804766930000</text:p>
          </table:table-cell>
          <table:table-cell table:formula="of:=[.A137]-[.$A$2]" office:value-type="float" office:value="6750049792" calcext:value-type="float">
            <text:p>6750049792</text:p>
          </table:table-cell>
          <table:table-cell table:formula="of:=[.B137]/[.$B$3]" office:value-type="float" office:value="134.543247421891" calcext:value-type="float">
            <text:p>135</text:p>
          </table:table-cell>
          <table:table-cell office:value-type="float" office:value="0.536102473736" calcext:value-type="float">
            <text:p>0.5361024737</text:p>
          </table:table-cell>
          <table:table-cell/>
          <table:table-cell office:value-type="float" office:value="1.46234180476693E+018" calcext:value-type="float">
            <text:p>146234180476693000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817E+018" calcext:value-type="float">
            <text:p>1462341804817000000</text:p>
          </table:table-cell>
          <table:table-cell table:formula="of:=[.A138]-[.$A$2]" office:value-type="float" office:value="6800119808" calcext:value-type="float">
            <text:p>6800119808</text:p>
          </table:table-cell>
          <table:table-cell table:formula="of:=[.B138]/[.$B$3]" office:value-type="float" office:value="135.54125228981" calcext:value-type="float">
            <text:p>136</text:p>
          </table:table-cell>
          <table:table-cell office:value-type="float" office:value="0.471271514893" calcext:value-type="float">
            <text:p>0.4712715149</text:p>
          </table:table-cell>
          <table:table-cell/>
          <table:table-cell office:value-type="float" office:value="1.462341804817E+018" calcext:value-type="float">
            <text:p>146234180481700000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86693E+018" calcext:value-type="float">
            <text:p>1462341804866930000</text:p>
          </table:table-cell>
          <table:table-cell table:formula="of:=[.A139]-[.$A$2]" office:value-type="float" office:value="6850049792" calcext:value-type="float">
            <text:p>6850049792</text:p>
          </table:table-cell>
          <table:table-cell table:formula="of:=[.B139]/[.$B$3]" office:value-type="float" office:value="136.536466013869" calcext:value-type="float">
            <text:p>137</text:p>
          </table:table-cell>
          <table:table-cell office:value-type="float" office:value="0.533608973026" calcext:value-type="float">
            <text:p>0.533608973</text:p>
          </table:table-cell>
          <table:table-cell/>
          <table:table-cell office:value-type="float" office:value="1.46234180486693E+018" calcext:value-type="float">
            <text:p>1462341804866930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91691E+018" calcext:value-type="float">
            <text:p>1462341804916910000</text:p>
          </table:table-cell>
          <table:table-cell table:formula="of:=[.A140]-[.$A$2]" office:value-type="float" office:value="6900029696" calcext:value-type="float">
            <text:p>6900029696</text:p>
          </table:table-cell>
          <table:table-cell table:formula="of:=[.B140]/[.$B$3]" office:value-type="float" office:value="137.53267475265" calcext:value-type="float">
            <text:p>138</text:p>
          </table:table-cell>
          <table:table-cell office:value-type="float" office:value="0.486232489347" calcext:value-type="float">
            <text:p>0.4862324893</text:p>
          </table:table-cell>
          <table:table-cell/>
          <table:table-cell office:value-type="float" office:value="1.46234180491691E+018" calcext:value-type="float">
            <text:p>14623418049169100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496693E+018" calcext:value-type="float">
            <text:p>1462341804966930000</text:p>
          </table:table-cell>
          <table:table-cell table:formula="of:=[.A141]-[.$A$2]" office:value-type="float" office:value="6950049792" calcext:value-type="float">
            <text:p>6950049792</text:p>
          </table:table-cell>
          <table:table-cell table:formula="of:=[.B141]/[.$B$3]" office:value-type="float" office:value="138.529684605847" calcext:value-type="float">
            <text:p>139</text:p>
          </table:table-cell>
          <table:table-cell office:value-type="float" office:value="0.518647968769" calcext:value-type="float">
            <text:p>0.5186479688</text:p>
          </table:table-cell>
          <table:table-cell/>
          <table:table-cell office:value-type="float" office:value="1.46234180496693E+018" calcext:value-type="float">
            <text:p>14623418049669300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01711E+018" calcext:value-type="float">
            <text:p>1462341805017110000</text:p>
          </table:table-cell>
          <table:table-cell table:formula="of:=[.A142]-[.$A$2]" office:value-type="float" office:value="7000229888" calcext:value-type="float">
            <text:p>7000229888</text:p>
          </table:table-cell>
          <table:table-cell table:formula="of:=[.B142]/[.$B$3]" office:value-type="float" office:value="139.529883608791" calcext:value-type="float">
            <text:p>140</text:p>
          </table:table-cell>
          <table:table-cell office:value-type="float" office:value="0.685712516308" calcext:value-type="float">
            <text:p>0.6857125163</text:p>
          </table:table-cell>
          <table:table-cell/>
          <table:table-cell office:value-type="float" office:value="1.46234180501711E+018" calcext:value-type="float">
            <text:p>146234180501711000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06697E+018" calcext:value-type="float">
            <text:p>1462341805066970000</text:p>
          </table:table-cell>
          <table:table-cell table:formula="of:=[.A143]-[.$A$2]" office:value-type="float" office:value="7050089728" calcext:value-type="float">
            <text:p>7050089728</text:p>
          </table:table-cell>
          <table:table-cell table:formula="of:=[.B143]/[.$B$3]" office:value-type="float" office:value="140.523699209601" calcext:value-type="float">
            <text:p>141</text:p>
          </table:table-cell>
          <table:table-cell office:value-type="float" office:value="0.488726019859" calcext:value-type="float">
            <text:p>0.4887260199</text:p>
          </table:table-cell>
          <table:table-cell/>
          <table:table-cell office:value-type="float" office:value="1.46234180506697E+018" calcext:value-type="float">
            <text:p>146234180506697000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11694E+018" calcext:value-type="float">
            <text:p>1462341805116940000</text:p>
          </table:table-cell>
          <table:table-cell table:formula="of:=[.A144]-[.$A$2]" office:value-type="float" office:value="7100059904" calcext:value-type="float">
            <text:p>7100059904</text:p>
          </table:table-cell>
          <table:table-cell table:formula="of:=[.B144]/[.$B$3]" office:value-type="float" office:value="141.519714048077" calcext:value-type="float">
            <text:p>142</text:p>
          </table:table-cell>
          <table:table-cell office:value-type="float" office:value="0.453817009926" calcext:value-type="float">
            <text:p>0.4538170099</text:p>
          </table:table-cell>
          <table:table-cell/>
          <table:table-cell office:value-type="float" office:value="1.46234180511694E+018" calcext:value-type="float">
            <text:p>146234180511694000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16699E+018" calcext:value-type="float">
            <text:p>1462341805166990000</text:p>
          </table:table-cell>
          <table:table-cell table:formula="of:=[.A145]-[.$A$2]" office:value-type="float" office:value="7150109696" calcext:value-type="float">
            <text:p>7150109696</text:p>
          </table:table-cell>
          <table:table-cell table:formula="of:=[.B145]/[.$B$3]" office:value-type="float" office:value="142.517315807467" calcext:value-type="float">
            <text:p>143</text:p>
          </table:table-cell>
          <table:table-cell office:value-type="float" office:value="0.443843007088" calcext:value-type="float">
            <text:p>0.4438430071</text:p>
          </table:table-cell>
          <table:table-cell/>
          <table:table-cell office:value-type="float" office:value="1.46234180516699E+018" calcext:value-type="float">
            <text:p>146234180516699000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21693E+018" calcext:value-type="float">
            <text:p>1462341805216930000</text:p>
          </table:table-cell>
          <table:table-cell table:formula="of:=[.A146]-[.$A$2]" office:value-type="float" office:value="7200049664" calcext:value-type="float">
            <text:p>7200049664</text:p>
          </table:table-cell>
          <table:table-cell table:formula="of:=[.B146]/[.$B$3]" office:value-type="float" office:value="143.512728534471" calcext:value-type="float">
            <text:p>144</text:p>
          </table:table-cell>
          <table:table-cell office:value-type="float" office:value="0.421401500702" calcext:value-type="float">
            <text:p>0.4214015007</text:p>
          </table:table-cell>
          <table:table-cell/>
          <table:table-cell office:value-type="float" office:value="1.46234180521693E+018" calcext:value-type="float">
            <text:p>146234180521693000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26692E+018" calcext:value-type="float">
            <text:p>1462341805266920000</text:p>
          </table:table-cell>
          <table:table-cell table:formula="of:=[.A147]-[.$A$2]" office:value-type="float" office:value="7250039808" calcext:value-type="float">
            <text:p>7250039808</text:p>
          </table:table-cell>
          <table:table-cell table:formula="of:=[.B147]/[.$B$3]" office:value-type="float" office:value="144.509141378835" calcext:value-type="float">
            <text:p>145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0526692E+018" calcext:value-type="float">
            <text:p>14623418052669200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31692E+018" calcext:value-type="float">
            <text:p>1462341805316920000</text:p>
          </table:table-cell>
          <table:table-cell table:formula="of:=[.A148]-[.$A$2]" office:value-type="float" office:value="7300039680" calcext:value-type="float">
            <text:p>7300039680</text:p>
          </table:table-cell>
          <table:table-cell table:formula="of:=[.B148]/[.$B$3]" office:value-type="float" office:value="145.505748123504" calcext:value-type="float">
            <text:p>146</text:p>
          </table:table-cell>
          <table:table-cell office:value-type="float" office:value="0.413920998573" calcext:value-type="float">
            <text:p>0.4139209986</text:p>
          </table:table-cell>
          <table:table-cell/>
          <table:table-cell office:value-type="float" office:value="1.46234180531692E+018" calcext:value-type="float">
            <text:p>146234180531692000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36688E+018" calcext:value-type="float">
            <text:p>1462341805366880000</text:p>
          </table:table-cell>
          <table:table-cell table:formula="of:=[.A149]-[.$A$2]" office:value-type="float" office:value="7349999872" calcext:value-type="float">
            <text:p>7349999872</text:p>
          </table:table-cell>
          <table:table-cell table:formula="of:=[.B149]/[.$B$3]" office:value-type="float" office:value="146.501563959036" calcext:value-type="float">
            <text:p>147</text:p>
          </table:table-cell>
          <table:table-cell office:value-type="float" office:value="0.403946995735" calcext:value-type="float">
            <text:p>0.4039469957</text:p>
          </table:table-cell>
          <table:table-cell/>
          <table:table-cell office:value-type="float" office:value="1.46234180536688E+018" calcext:value-type="float">
            <text:p>14623418053668800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41701E+018" calcext:value-type="float">
            <text:p>1462341805417010000</text:p>
          </table:table-cell>
          <table:table-cell table:formula="of:=[.A150]-[.$A$2]" office:value-type="float" office:value="7400129792" calcext:value-type="float">
            <text:p>7400129792</text:p>
          </table:table-cell>
          <table:table-cell table:formula="of:=[.B150]/[.$B$3]" office:value-type="float" office:value="147.50076284462" calcext:value-type="float">
            <text:p>148</text:p>
          </table:table-cell>
          <table:table-cell office:value-type="float" office:value="0.403946995735" calcext:value-type="float">
            <text:p>0.4039469957</text:p>
          </table:table-cell>
          <table:table-cell/>
          <table:table-cell office:value-type="float" office:value="1.46234180541701E+018" calcext:value-type="float">
            <text:p>146234180541701000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46704E+018" calcext:value-type="float">
            <text:p>1462341805467040000</text:p>
          </table:table-cell>
          <table:table-cell table:formula="of:=[.A151]-[.$A$2]" office:value-type="float" office:value="7450159872" calcext:value-type="float">
            <text:p>7450159872</text:p>
          </table:table-cell>
          <table:table-cell table:formula="of:=[.B151]/[.$B$3]" office:value-type="float" office:value="148.497971700761" calcext:value-type="float">
            <text:p>148</text:p>
          </table:table-cell>
          <table:table-cell office:value-type="float" office:value="0.37901198864" calcext:value-type="float">
            <text:p>0.3790119886</text:p>
          </table:table-cell>
          <table:table-cell/>
          <table:table-cell office:value-type="float" office:value="1.46234180546704E+018" calcext:value-type="float">
            <text:p>14623418054670400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51689E+018" calcext:value-type="float">
            <text:p>1462341805516890000</text:p>
          </table:table-cell>
          <table:table-cell table:formula="of:=[.A152]-[.$A$2]" office:value-type="float" office:value="7500009728" calcext:value-type="float">
            <text:p>7500009728</text:p>
          </table:table-cell>
          <table:table-cell table:formula="of:=[.B152]/[.$B$3]" office:value-type="float" office:value="149.491588298627" calcext:value-type="float">
            <text:p>149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0551689E+018" calcext:value-type="float">
            <text:p>14623418055168900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56698E+018" calcext:value-type="float">
            <text:p>1462341805566980000</text:p>
          </table:table-cell>
          <table:table-cell table:formula="of:=[.A153]-[.$A$2]" office:value-type="float" office:value="7550099968" calcext:value-type="float">
            <text:p>7550099968</text:p>
          </table:table-cell>
          <table:table-cell table:formula="of:=[.B153]/[.$B$3]" office:value-type="float" office:value="150.489996275073" calcext:value-type="float">
            <text:p>150</text:p>
          </table:table-cell>
          <table:table-cell office:value-type="float" office:value="0.369037985802" calcext:value-type="float">
            <text:p>0.3690379858</text:p>
          </table:table-cell>
          <table:table-cell/>
          <table:table-cell office:value-type="float" office:value="1.46234180556698E+018" calcext:value-type="float">
            <text:p>146234180556698000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6171E+018" calcext:value-type="float">
            <text:p>1462341805617100000</text:p>
          </table:table-cell>
          <table:table-cell table:formula="of:=[.A154]-[.$A$2]" office:value-type="float" office:value="7600219904" calcext:value-type="float">
            <text:p>7600219904</text:p>
          </table:table-cell>
          <table:table-cell table:formula="of:=[.B154]/[.$B$3]" office:value-type="float" office:value="151.488996157712" calcext:value-type="float">
            <text:p>151</text:p>
          </table:table-cell>
          <table:table-cell office:value-type="float" office:value="0.359064012766" calcext:value-type="float">
            <text:p>0.3590640128</text:p>
          </table:table-cell>
          <table:table-cell/>
          <table:table-cell office:value-type="float" office:value="1.4623418056171E+018" calcext:value-type="float">
            <text:p>14623418056171000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66702E+018" calcext:value-type="float">
            <text:p>1462341805667020000</text:p>
          </table:table-cell>
          <table:table-cell table:formula="of:=[.A155]-[.$A$2]" office:value-type="float" office:value="7650139904" calcext:value-type="float">
            <text:p>7650139904</text:p>
          </table:table-cell>
          <table:table-cell table:formula="of:=[.B155]/[.$B$3]" office:value-type="float" office:value="152.484010878828" calcext:value-type="float">
            <text:p>152</text:p>
          </table:table-cell>
          <table:table-cell office:value-type="float" office:value="0.551063477993" calcext:value-type="float">
            <text:p>0.551063478</text:p>
          </table:table-cell>
          <table:table-cell/>
          <table:table-cell office:value-type="float" office:value="1.46234180566702E+018" calcext:value-type="float">
            <text:p>146234180566702000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717E+018" calcext:value-type="float">
            <text:p>1462341805717000000</text:p>
          </table:table-cell>
          <table:table-cell table:formula="of:=[.A156]-[.$A$2]" office:value-type="float" office:value="7700120064" calcext:value-type="float">
            <text:p>7700120064</text:p>
          </table:table-cell>
          <table:table-cell table:formula="of:=[.B156]/[.$B$3]" office:value-type="float" office:value="153.480224720248" calcext:value-type="float">
            <text:p>153</text:p>
          </table:table-cell>
          <table:table-cell office:value-type="float" office:value="0.354076981544" calcext:value-type="float">
            <text:p>0.3540769815</text:p>
          </table:table-cell>
          <table:table-cell/>
          <table:table-cell office:value-type="float" office:value="1.462341805717E+018" calcext:value-type="float">
            <text:p>146234180571700000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767E+018" calcext:value-type="float">
            <text:p>1462341805767000000</text:p>
          </table:table-cell>
          <table:table-cell table:formula="of:=[.A157]-[.$A$2]" office:value-type="float" office:value="7750119936" calcext:value-type="float">
            <text:p>7750119936</text:p>
          </table:table-cell>
          <table:table-cell table:formula="of:=[.B157]/[.$B$3]" office:value-type="float" office:value="154.476831464917" calcext:value-type="float">
            <text:p>154</text:p>
          </table:table-cell>
          <table:table-cell office:value-type="float" office:value="0.356570482254" calcext:value-type="float">
            <text:p>0.3565704823</text:p>
          </table:table-cell>
          <table:table-cell/>
          <table:table-cell office:value-type="float" office:value="1.462341805767E+018" calcext:value-type="float">
            <text:p>14623418057670000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8171E+018" calcext:value-type="float">
            <text:p>1462341805817100000</text:p>
          </table:table-cell>
          <table:table-cell table:formula="of:=[.A158]-[.$A$2]" office:value-type="float" office:value="7800219904" calcext:value-type="float">
            <text:p>7800219904</text:p>
          </table:table-cell>
          <table:table-cell table:formula="of:=[.B158]/[.$B$3]" office:value-type="float" office:value="155.475433341668" calcext:value-type="float">
            <text:p>155</text:p>
          </table:table-cell>
          <table:table-cell office:value-type="float" office:value="0.334129005671" calcext:value-type="float">
            <text:p>0.3341290057</text:p>
          </table:table-cell>
          <table:table-cell/>
          <table:table-cell office:value-type="float" office:value="1.4623418058171E+018" calcext:value-type="float">
            <text:p>146234180581710000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86709E+018" calcext:value-type="float">
            <text:p>1462341805867090000</text:p>
          </table:table-cell>
          <table:table-cell table:formula="of:=[.A159]-[.$A$2]" office:value-type="float" office:value="7850210048" calcext:value-type="float">
            <text:p>7850210048</text:p>
          </table:table-cell>
          <table:table-cell table:formula="of:=[.B159]/[.$B$3]" office:value-type="float" office:value="156.471846186032" calcext:value-type="float">
            <text:p>156</text:p>
          </table:table-cell>
          <table:table-cell office:value-type="float" office:value="0.331635504961" calcext:value-type="float">
            <text:p>0.331635505</text:p>
          </table:table-cell>
          <table:table-cell/>
          <table:table-cell office:value-type="float" office:value="1.46234180586709E+018" calcext:value-type="float">
            <text:p>146234180586709000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91688E+018" calcext:value-type="float">
            <text:p>1462341805916880000</text:p>
          </table:table-cell>
          <table:table-cell table:formula="of:=[.A160]-[.$A$2]" office:value-type="float" office:value="7900000000" calcext:value-type="float">
            <text:p>7900000000</text:p>
          </table:table-cell>
          <table:table-cell table:formula="of:=[.B160]/[.$B$3]" office:value-type="float" office:value="157.464268766233" calcext:value-type="float">
            <text:p>157</text:p>
          </table:table-cell>
          <table:table-cell office:value-type="float" office:value="0.316674500704" calcext:value-type="float">
            <text:p>0.3166745007</text:p>
          </table:table-cell>
          <table:table-cell/>
          <table:table-cell office:value-type="float" office:value="1.46234180591688E+018" calcext:value-type="float">
            <text:p>146234180591688000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596693E+018" calcext:value-type="float">
            <text:p>1462341805966930000</text:p>
          </table:table-cell>
          <table:table-cell table:formula="of:=[.A161]-[.$A$2]" office:value-type="float" office:value="7950049792" calcext:value-type="float">
            <text:p>7950049792</text:p>
          </table:table-cell>
          <table:table-cell table:formula="of:=[.B161]/[.$B$3]" office:value-type="float" office:value="158.461870525623" calcext:value-type="float">
            <text:p>158</text:p>
          </table:table-cell>
          <table:table-cell office:value-type="float" office:value="0.316674500704" calcext:value-type="float">
            <text:p>0.3166745007</text:p>
          </table:table-cell>
          <table:table-cell/>
          <table:table-cell office:value-type="float" office:value="1.46234180596693E+018" calcext:value-type="float">
            <text:p>14623418059669300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01712E+018" calcext:value-type="float">
            <text:p>1462341806017120000</text:p>
          </table:table-cell>
          <table:table-cell table:formula="of:=[.A162]-[.$A$2]" office:value-type="float" office:value="8000239872" calcext:value-type="float">
            <text:p>8000239872</text:p>
          </table:table-cell>
          <table:table-cell table:formula="of:=[.B162]/[.$B$3]" office:value-type="float" office:value="159.462268531511" calcext:value-type="float">
            <text:p>159</text:p>
          </table:table-cell>
          <table:table-cell office:value-type="float" office:value="0.276778489351" calcext:value-type="float">
            <text:p>0.2767784894</text:p>
          </table:table-cell>
          <table:table-cell/>
          <table:table-cell office:value-type="float" office:value="1.46234180601712E+018" calcext:value-type="float">
            <text:p>14623418060171200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06705E+018" calcext:value-type="float">
            <text:p>1462341806067050000</text:p>
          </table:table-cell>
          <table:table-cell table:formula="of:=[.A163]-[.$A$2]" office:value-type="float" office:value="8050169856" calcext:value-type="float">
            <text:p>8050169856</text:p>
          </table:table-cell>
          <table:table-cell table:formula="of:=[.B163]/[.$B$3]" office:value-type="float" office:value="160.457482255571" calcext:value-type="float">
            <text:p>160</text:p>
          </table:table-cell>
          <table:table-cell office:value-type="float" office:value="0.329142004251" calcext:value-type="float">
            <text:p>0.3291420043</text:p>
          </table:table-cell>
          <table:table-cell/>
          <table:table-cell office:value-type="float" office:value="1.46234180606705E+018" calcext:value-type="float">
            <text:p>146234180606705000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11692E+018" calcext:value-type="float">
            <text:p>1462341806116920000</text:p>
          </table:table-cell>
          <table:table-cell table:formula="of:=[.A164]-[.$A$2]" office:value-type="float" office:value="8100039936" calcext:value-type="float">
            <text:p>8100039936</text:p>
          </table:table-cell>
          <table:table-cell table:formula="of:=[.B164]/[.$B$3]" office:value-type="float" office:value="161.451501961965" calcext:value-type="float">
            <text:p>161</text:p>
          </table:table-cell>
          <table:table-cell office:value-type="float" office:value="0.311687499285" calcext:value-type="float">
            <text:p>0.3116874993</text:p>
          </table:table-cell>
          <table:table-cell/>
          <table:table-cell office:value-type="float" office:value="1.46234180611692E+018" calcext:value-type="float">
            <text:p>146234180611692000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16693E+018" calcext:value-type="float">
            <text:p>1462341806166930000</text:p>
          </table:table-cell>
          <table:table-cell table:formula="of:=[.A165]-[.$A$2]" office:value-type="float" office:value="8150049792" calcext:value-type="float">
            <text:p>8150049792</text:p>
          </table:table-cell>
          <table:table-cell table:formula="of:=[.B165]/[.$B$3]" office:value-type="float" office:value="162.448307709578" calcext:value-type="float">
            <text:p>162</text:p>
          </table:table-cell>
          <table:table-cell office:value-type="float" office:value="0.321661502123" calcext:value-type="float">
            <text:p>0.3216615021</text:p>
          </table:table-cell>
          <table:table-cell/>
          <table:table-cell office:value-type="float" office:value="1.46234180616693E+018" calcext:value-type="float">
            <text:p>146234180616693000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21705E+018" calcext:value-type="float">
            <text:p>1462341806217050000</text:p>
          </table:table-cell>
          <table:table-cell table:formula="of:=[.A166]-[.$A$2]" office:value-type="float" office:value="8200169728" calcext:value-type="float">
            <text:p>8200169728</text:p>
          </table:table-cell>
          <table:table-cell table:formula="of:=[.B166]/[.$B$3]" office:value-type="float" office:value="163.447307592217" calcext:value-type="float">
            <text:p>163</text:p>
          </table:table-cell>
          <table:table-cell office:value-type="float" office:value="0.321661502123" calcext:value-type="float">
            <text:p>0.3216615021</text:p>
          </table:table-cell>
          <table:table-cell/>
          <table:table-cell office:value-type="float" office:value="1.46234180621705E+018" calcext:value-type="float">
            <text:p>146234180621705000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26698E+018" calcext:value-type="float">
            <text:p>1462341806266980000</text:p>
          </table:table-cell>
          <table:table-cell table:formula="of:=[.A167]-[.$A$2]" office:value-type="float" office:value="8250099712" calcext:value-type="float">
            <text:p>8250099712</text:p>
          </table:table-cell>
          <table:table-cell table:formula="of:=[.B167]/[.$B$3]" office:value-type="float" office:value="164.442521316277" calcext:value-type="float">
            <text:p>164</text:p>
          </table:table-cell>
          <table:table-cell office:value-type="float" office:value="0.48623251915" calcext:value-type="float">
            <text:p>0.4862325192</text:p>
          </table:table-cell>
          <table:table-cell/>
          <table:table-cell office:value-type="float" office:value="1.46234180626698E+018" calcext:value-type="float">
            <text:p>1462341806266980000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31703E+018" calcext:value-type="float">
            <text:p>1462341806317030000</text:p>
          </table:table-cell>
          <table:table-cell table:formula="of:=[.A168]-[.$A$2]" office:value-type="float" office:value="8300149760" calcext:value-type="float">
            <text:p>8300149760</text:p>
          </table:table-cell>
          <table:table-cell table:formula="of:=[.B168]/[.$B$3]" office:value-type="float" office:value="165.440128178307" calcext:value-type="float">
            <text:p>165</text:p>
          </table:table-cell>
          <table:table-cell office:value-type="float" office:value="0.329142004251" calcext:value-type="float">
            <text:p>0.3291420043</text:p>
          </table:table-cell>
          <table:table-cell/>
          <table:table-cell office:value-type="float" office:value="1.46234180631703E+018" calcext:value-type="float">
            <text:p>146234180631703000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36695E+018" calcext:value-type="float">
            <text:p>1462341806366950000</text:p>
          </table:table-cell>
          <table:table-cell table:formula="of:=[.A169]-[.$A$2]" office:value-type="float" office:value="8350069760" calcext:value-type="float">
            <text:p>8350069760</text:p>
          </table:table-cell>
          <table:table-cell table:formula="of:=[.B169]/[.$B$3]" office:value-type="float" office:value="166.435142899422" calcext:value-type="float">
            <text:p>166</text:p>
          </table:table-cell>
          <table:table-cell office:value-type="float" office:value="0.334129005671" calcext:value-type="float">
            <text:p>0.3341290057</text:p>
          </table:table-cell>
          <table:table-cell/>
          <table:table-cell office:value-type="float" office:value="1.46234180636695E+018" calcext:value-type="float">
            <text:p>146234180636695000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417E+018" calcext:value-type="float">
            <text:p>1462341806417000000</text:p>
          </table:table-cell>
          <table:table-cell table:formula="of:=[.A170]-[.$A$2]" office:value-type="float" office:value="8400119808" calcext:value-type="float">
            <text:p>8400119808</text:p>
          </table:table-cell>
          <table:table-cell table:formula="of:=[.B170]/[.$B$3]" office:value-type="float" office:value="167.432749761452" calcext:value-type="float">
            <text:p>167</text:p>
          </table:table-cell>
          <table:table-cell office:value-type="float" office:value="0.33662250638" calcext:value-type="float">
            <text:p>0.3366225064</text:p>
          </table:table-cell>
          <table:table-cell/>
          <table:table-cell office:value-type="float" office:value="1.462341806417E+018" calcext:value-type="float">
            <text:p>146234180641700000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46696E+018" calcext:value-type="float">
            <text:p>1462341806466960000</text:p>
          </table:table-cell>
          <table:table-cell table:formula="of:=[.A171]-[.$A$2]" office:value-type="float" office:value="8450079744" calcext:value-type="float">
            <text:p>8450079744</text:p>
          </table:table-cell>
          <table:table-cell table:formula="of:=[.B171]/[.$B$3]" office:value-type="float" office:value="168.428560494344" calcext:value-type="float">
            <text:p>168</text:p>
          </table:table-cell>
          <table:table-cell office:value-type="float" office:value="0.740569472313" calcext:value-type="float">
            <text:p>0.7405694723</text:p>
          </table:table-cell>
          <table:table-cell/>
          <table:table-cell office:value-type="float" office:value="1.46234180646696E+018" calcext:value-type="float">
            <text:p>14623418064669600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51692E+018" calcext:value-type="float">
            <text:p>1462341806516920000</text:p>
          </table:table-cell>
          <table:table-cell table:formula="of:=[.A172]-[.$A$2]" office:value-type="float" office:value="8500039936" calcext:value-type="float">
            <text:p>8500039936</text:p>
          </table:table-cell>
          <table:table-cell table:formula="of:=[.B172]/[.$B$3]" office:value-type="float" office:value="169.424376329875" calcext:value-type="float">
            <text:p>169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0651692E+018" calcext:value-type="float">
            <text:p>146234180651692000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56692E+018" calcext:value-type="float">
            <text:p>1462341806566920000</text:p>
          </table:table-cell>
          <table:table-cell table:formula="of:=[.A173]-[.$A$2]" office:value-type="float" office:value="8550039808" calcext:value-type="float">
            <text:p>8550039808</text:p>
          </table:table-cell>
          <table:table-cell table:formula="of:=[.B173]/[.$B$3]" office:value-type="float" office:value="170.420983074544" calcext:value-type="float">
            <text:p>170</text:p>
          </table:table-cell>
          <table:table-cell office:value-type="float" office:value="0.341609507799" calcext:value-type="float">
            <text:p>0.3416095078</text:p>
          </table:table-cell>
          <table:table-cell/>
          <table:table-cell office:value-type="float" office:value="1.46234180656692E+018" calcext:value-type="float">
            <text:p>146234180656692000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61708E+018" calcext:value-type="float">
            <text:p>1462341806617080000</text:p>
          </table:table-cell>
          <table:table-cell table:formula="of:=[.A174]-[.$A$2]" office:value-type="float" office:value="8600199936" calcext:value-type="float">
            <text:p>8600199936</text:p>
          </table:table-cell>
          <table:table-cell table:formula="of:=[.B174]/[.$B$3]" office:value-type="float" office:value="171.4207840716" calcext:value-type="float">
            <text:p>171</text:p>
          </table:table-cell>
          <table:table-cell office:value-type="float" office:value="0.364050984383" calcext:value-type="float">
            <text:p>0.3640509844</text:p>
          </table:table-cell>
          <table:table-cell/>
          <table:table-cell office:value-type="float" office:value="1.46234180661708E+018" calcext:value-type="float">
            <text:p>14623418066170800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66691E+018" calcext:value-type="float">
            <text:p>1462341806666910000</text:p>
          </table:table-cell>
          <table:table-cell table:formula="of:=[.A175]-[.$A$2]" office:value-type="float" office:value="8650029824" calcext:value-type="float">
            <text:p>8650029824</text:p>
          </table:table-cell>
          <table:table-cell table:formula="of:=[.B175]/[.$B$3]" office:value-type="float" office:value="172.414002663578" calcext:value-type="float">
            <text:p>172</text:p>
          </table:table-cell>
          <table:table-cell office:value-type="float" office:value="0.356570482254" calcext:value-type="float">
            <text:p>0.3565704823</text:p>
          </table:table-cell>
          <table:table-cell/>
          <table:table-cell office:value-type="float" office:value="1.46234180666691E+018" calcext:value-type="float">
            <text:p>14623418066669100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71692E+018" calcext:value-type="float">
            <text:p>1462341806716920000</text:p>
          </table:table-cell>
          <table:table-cell table:formula="of:=[.A176]-[.$A$2]" office:value-type="float" office:value="8700039936" calcext:value-type="float">
            <text:p>8700039936</text:p>
          </table:table-cell>
          <table:table-cell table:formula="of:=[.B176]/[.$B$3]" office:value-type="float" office:value="173.410813513831" calcext:value-type="float">
            <text:p>173</text:p>
          </table:table-cell>
          <table:table-cell office:value-type="float" office:value="0.319168001413" calcext:value-type="float">
            <text:p>0.3191680014</text:p>
          </table:table-cell>
          <table:table-cell/>
          <table:table-cell office:value-type="float" office:value="1.46234180671692E+018" calcext:value-type="float">
            <text:p>146234180671692000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76692E+018" calcext:value-type="float">
            <text:p>1462341806766920000</text:p>
          </table:table-cell>
          <table:table-cell table:formula="of:=[.A177]-[.$A$2]" office:value-type="float" office:value="8750039808" calcext:value-type="float">
            <text:p>8750039808</text:p>
          </table:table-cell>
          <table:table-cell table:formula="of:=[.B177]/[.$B$3]" office:value-type="float" office:value="174.4074202585" calcext:value-type="float">
            <text:p>174</text:p>
          </table:table-cell>
          <table:table-cell office:value-type="float" office:value="0.314180999994" calcext:value-type="float">
            <text:p>0.314181</text:p>
          </table:table-cell>
          <table:table-cell/>
          <table:table-cell office:value-type="float" office:value="1.46234180676692E+018" calcext:value-type="float">
            <text:p>14623418067669200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817E+018" calcext:value-type="float">
            <text:p>1462341806817000000</text:p>
          </table:table-cell>
          <table:table-cell table:formula="of:=[.A178]-[.$A$2]" office:value-type="float" office:value="8800119808" calcext:value-type="float">
            <text:p>8800119808</text:p>
          </table:table-cell>
          <table:table-cell table:formula="of:=[.B178]/[.$B$3]" office:value-type="float" office:value="175.405624129362" calcext:value-type="float">
            <text:p>175</text:p>
          </table:table-cell>
          <table:table-cell office:value-type="float" office:value="0.324155002832" calcext:value-type="float">
            <text:p>0.3241550028</text:p>
          </table:table-cell>
          <table:table-cell/>
          <table:table-cell office:value-type="float" office:value="1.462341806817E+018" calcext:value-type="float">
            <text:p>14623418068170000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867E+018" calcext:value-type="float">
            <text:p>1462341806867000000</text:p>
          </table:table-cell>
          <table:table-cell table:formula="of:=[.A179]-[.$A$2]" office:value-type="float" office:value="8850119936" calcext:value-type="float">
            <text:p>8850119936</text:p>
          </table:table-cell>
          <table:table-cell table:formula="of:=[.B179]/[.$B$3]" office:value-type="float" office:value="176.402235976671" calcext:value-type="float">
            <text:p>176</text:p>
          </table:table-cell>
          <table:table-cell office:value-type="float" office:value="0.309193998575" calcext:value-type="float">
            <text:p>0.3091939986</text:p>
          </table:table-cell>
          <table:table-cell/>
          <table:table-cell office:value-type="float" office:value="1.462341806867E+018" calcext:value-type="float">
            <text:p>146234180686700000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91693E+018" calcext:value-type="float">
            <text:p>1462341806916930000</text:p>
          </table:table-cell>
          <table:table-cell table:formula="of:=[.A180]-[.$A$2]" office:value-type="float" office:value="8900049920" calcext:value-type="float">
            <text:p>8900049920</text:p>
          </table:table-cell>
          <table:table-cell table:formula="of:=[.B180]/[.$B$3]" office:value-type="float" office:value="177.39744970073" calcext:value-type="float">
            <text:p>177</text:p>
          </table:table-cell>
          <table:table-cell office:value-type="float" office:value="0.309193998575" calcext:value-type="float">
            <text:p>0.3091939986</text:p>
          </table:table-cell>
          <table:table-cell/>
          <table:table-cell office:value-type="float" office:value="1.46234180691693E+018" calcext:value-type="float">
            <text:p>14623418069169300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696693E+018" calcext:value-type="float">
            <text:p>1462341806966930000</text:p>
          </table:table-cell>
          <table:table-cell table:formula="of:=[.A181]-[.$A$2]" office:value-type="float" office:value="8950050048" calcext:value-type="float">
            <text:p>8950050048</text:p>
          </table:table-cell>
          <table:table-cell table:formula="of:=[.B181]/[.$B$3]" office:value-type="float" office:value="178.394061548039" calcext:value-type="float">
            <text:p>178</text:p>
          </table:table-cell>
          <table:table-cell office:value-type="float" office:value="0.319168001413" calcext:value-type="float">
            <text:p>0.3191680014</text:p>
          </table:table-cell>
          <table:table-cell/>
          <table:table-cell office:value-type="float" office:value="1.46234180696693E+018" calcext:value-type="float">
            <text:p>14623418069669300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01709E+018" calcext:value-type="float">
            <text:p>1462341807017090000</text:p>
          </table:table-cell>
          <table:table-cell table:formula="of:=[.A182]-[.$A$2]" office:value-type="float" office:value="9000209920" calcext:value-type="float">
            <text:p>9000209920</text:p>
          </table:table-cell>
          <table:table-cell table:formula="of:=[.B182]/[.$B$3]" office:value-type="float" office:value="179.393857442455" calcext:value-type="float">
            <text:p>179</text:p>
          </table:table-cell>
          <table:table-cell office:value-type="float" office:value="0.321661502123" calcext:value-type="float">
            <text:p>0.3216615021</text:p>
          </table:table-cell>
          <table:table-cell/>
          <table:table-cell office:value-type="float" office:value="1.46234180701709E+018" calcext:value-type="float">
            <text:p>14623418070170900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06695E+018" calcext:value-type="float">
            <text:p>1462341807066950000</text:p>
          </table:table-cell>
          <table:table-cell table:formula="of:=[.A183]-[.$A$2]" office:value-type="float" office:value="9050070016" calcext:value-type="float">
            <text:p>9050070016</text:p>
          </table:table-cell>
          <table:table-cell table:formula="of:=[.B183]/[.$B$3]" office:value-type="float" office:value="180.387678145905" calcext:value-type="float">
            <text:p>180</text:p>
          </table:table-cell>
          <table:table-cell office:value-type="float" office:value="0.309193998575" calcext:value-type="float">
            <text:p>0.3091939986</text:p>
          </table:table-cell>
          <table:table-cell/>
          <table:table-cell office:value-type="float" office:value="1.46234180706695E+018" calcext:value-type="float">
            <text:p>14623418070669500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11705E+018" calcext:value-type="float">
            <text:p>1462341807117050000</text:p>
          </table:table-cell>
          <table:table-cell table:formula="of:=[.A184]-[.$A$2]" office:value-type="float" office:value="9100169728" calcext:value-type="float">
            <text:p>9100169728</text:p>
          </table:table-cell>
          <table:table-cell table:formula="of:=[.B184]/[.$B$3]" office:value-type="float" office:value="181.386274920016" calcext:value-type="float">
            <text:p>181</text:p>
          </table:table-cell>
          <table:table-cell office:value-type="float" office:value="0.476258516312" calcext:value-type="float">
            <text:p>0.4762585163</text:p>
          </table:table-cell>
          <table:table-cell/>
          <table:table-cell office:value-type="float" office:value="1.46234180711705E+018" calcext:value-type="float">
            <text:p>146234180711705000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167E+018" calcext:value-type="float">
            <text:p>1462341807167000000</text:p>
          </table:table-cell>
          <table:table-cell table:formula="of:=[.A185]-[.$A$2]" office:value-type="float" office:value="9150119936" calcext:value-type="float">
            <text:p>9150119936</text:p>
          </table:table-cell>
          <table:table-cell table:formula="of:=[.B185]/[.$B$3]" office:value-type="float" office:value="182.381891752604" calcext:value-type="float">
            <text:p>182</text:p>
          </table:table-cell>
          <table:table-cell office:value-type="float" office:value="0.341609507799" calcext:value-type="float">
            <text:p>0.3416095078</text:p>
          </table:table-cell>
          <table:table-cell/>
          <table:table-cell office:value-type="float" office:value="1.462341807167E+018" calcext:value-type="float">
            <text:p>146234180716700000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21699E+018" calcext:value-type="float">
            <text:p>1462341807216990000</text:p>
          </table:table-cell>
          <table:table-cell table:formula="of:=[.A186]-[.$A$2]" office:value-type="float" office:value="9200109824" calcext:value-type="float">
            <text:p>9200109824</text:p>
          </table:table-cell>
          <table:table-cell table:formula="of:=[.B186]/[.$B$3]" office:value-type="float" office:value="183.378299494328" calcext:value-type="float">
            <text:p>183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0721699E+018" calcext:value-type="float">
            <text:p>14623418072169900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26693E+018" calcext:value-type="float">
            <text:p>1462341807266930000</text:p>
          </table:table-cell>
          <table:table-cell table:formula="of:=[.A187]-[.$A$2]" office:value-type="float" office:value="9250050048" calcext:value-type="float">
            <text:p>9250050048</text:p>
          </table:table-cell>
          <table:table-cell table:formula="of:=[.B187]/[.$B$3]" office:value-type="float" office:value="184.373717323972" calcext:value-type="float">
            <text:p>184</text:p>
          </table:table-cell>
          <table:table-cell office:value-type="float" office:value="0.331635504961" calcext:value-type="float">
            <text:p>0.331635505</text:p>
          </table:table-cell>
          <table:table-cell/>
          <table:table-cell office:value-type="float" office:value="1.46234180726693E+018" calcext:value-type="float">
            <text:p>14623418072669300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31696E+018" calcext:value-type="float">
            <text:p>1462341807316960000</text:p>
          </table:table-cell>
          <table:table-cell table:formula="of:=[.A188]-[.$A$2]" office:value-type="float" office:value="9300079872" calcext:value-type="float">
            <text:p>9300079872</text:p>
          </table:table-cell>
          <table:table-cell table:formula="of:=[.B188]/[.$B$3]" office:value-type="float" office:value="185.370921077473" calcext:value-type="float">
            <text:p>185</text:p>
          </table:table-cell>
          <table:table-cell office:value-type="float" office:value="0.359064012766" calcext:value-type="float">
            <text:p>0.3590640128</text:p>
          </table:table-cell>
          <table:table-cell/>
          <table:table-cell office:value-type="float" office:value="1.46234180731696E+018" calcext:value-type="float">
            <text:p>14623418073169600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36688E+018" calcext:value-type="float">
            <text:p>1462341807366880000</text:p>
          </table:table-cell>
          <table:table-cell table:formula="of:=[.A189]-[.$A$2]" office:value-type="float" office:value="9349999872" calcext:value-type="float">
            <text:p>9349999872</text:p>
          </table:table-cell>
          <table:table-cell table:formula="of:=[.B189]/[.$B$3]" office:value-type="float" office:value="186.365935798589" calcext:value-type="float">
            <text:p>186</text:p>
          </table:table-cell>
          <table:table-cell office:value-type="float" office:value="0.351583510637" calcext:value-type="float">
            <text:p>0.3515835106</text:p>
          </table:table-cell>
          <table:table-cell/>
          <table:table-cell office:value-type="float" office:value="1.46234180736688E+018" calcext:value-type="float">
            <text:p>14623418073668800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41696E+018" calcext:value-type="float">
            <text:p>1462341807416960000</text:p>
          </table:table-cell>
          <table:table-cell table:formula="of:=[.A190]-[.$A$2]" office:value-type="float" office:value="9400079872" calcext:value-type="float">
            <text:p>9400079872</text:p>
          </table:table-cell>
          <table:table-cell table:formula="of:=[.B190]/[.$B$3]" office:value-type="float" office:value="187.364139669451" calcext:value-type="float">
            <text:p>187</text:p>
          </table:table-cell>
          <table:table-cell office:value-type="float" office:value="0.359063982964" calcext:value-type="float">
            <text:p>0.359063983</text:p>
          </table:table-cell>
          <table:table-cell/>
          <table:table-cell office:value-type="float" office:value="1.46234180741696E+018" calcext:value-type="float">
            <text:p>146234180741696000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46692E+018" calcext:value-type="float">
            <text:p>1462341807466920000</text:p>
          </table:table-cell>
          <table:table-cell table:formula="of:=[.A191]-[.$A$2]" office:value-type="float" office:value="9450039808" calcext:value-type="float">
            <text:p>9450039808</text:p>
          </table:table-cell>
          <table:table-cell table:formula="of:=[.B191]/[.$B$3]" office:value-type="float" office:value="188.359950402343" calcext:value-type="float">
            <text:p>188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0746692E+018" calcext:value-type="float">
            <text:p>14623418074669200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51692E+018" calcext:value-type="float">
            <text:p>1462341807516920000</text:p>
          </table:table-cell>
          <table:table-cell table:formula="of:=[.A192]-[.$A$2]" office:value-type="float" office:value="9500039680" calcext:value-type="float">
            <text:p>9500039680</text:p>
          </table:table-cell>
          <table:table-cell table:formula="of:=[.B192]/[.$B$3]" office:value-type="float" office:value="189.356557147012" calcext:value-type="float">
            <text:p>189</text:p>
          </table:table-cell>
          <table:table-cell office:value-type="float" office:value="0.406440496445" calcext:value-type="float">
            <text:p>0.4064404964</text:p>
          </table:table-cell>
          <table:table-cell/>
          <table:table-cell office:value-type="float" office:value="1.46234180751692E+018" calcext:value-type="float">
            <text:p>146234180751692000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56695E+018" calcext:value-type="float">
            <text:p>1462341807566950000</text:p>
          </table:table-cell>
          <table:table-cell table:formula="of:=[.A193]-[.$A$2]" office:value-type="float" office:value="9550070016" calcext:value-type="float">
            <text:p>9550070016</text:p>
          </table:table-cell>
          <table:table-cell table:formula="of:=[.B193]/[.$B$3]" office:value-type="float" office:value="190.353771105793" calcext:value-type="float">
            <text:p>190</text:p>
          </table:table-cell>
          <table:table-cell office:value-type="float" office:value="0.401453495026" calcext:value-type="float">
            <text:p>0.401453495</text:p>
          </table:table-cell>
          <table:table-cell/>
          <table:table-cell office:value-type="float" office:value="1.46234180756695E+018" calcext:value-type="float">
            <text:p>146234180756695000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61704E+018" calcext:value-type="float">
            <text:p>1462341807617040000</text:p>
          </table:table-cell>
          <table:table-cell table:formula="of:=[.A194]-[.$A$2]" office:value-type="float" office:value="9600160000" calcext:value-type="float">
            <text:p>9600160000</text:p>
          </table:table-cell>
          <table:table-cell table:formula="of:=[.B194]/[.$B$3]" office:value-type="float" office:value="191.3521739796" calcext:value-type="float">
            <text:p>191</text:p>
          </table:table-cell>
          <table:table-cell office:value-type="float" office:value="0.43137550354" calcext:value-type="float">
            <text:p>0.4313755035</text:p>
          </table:table-cell>
          <table:table-cell/>
          <table:table-cell office:value-type="float" office:value="1.46234180761704E+018" calcext:value-type="float">
            <text:p>146234180761704000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66695E+018" calcext:value-type="float">
            <text:p>1462341807666950000</text:p>
          </table:table-cell>
          <table:table-cell table:formula="of:=[.A195]-[.$A$2]" office:value-type="float" office:value="9650070016" calcext:value-type="float">
            <text:p>9650070016</text:p>
          </table:table-cell>
          <table:table-cell table:formula="of:=[.B195]/[.$B$3]" office:value-type="float" office:value="192.346989697771" calcext:value-type="float">
            <text:p>192</text:p>
          </table:table-cell>
          <table:table-cell office:value-type="float" office:value="0.461297512054" calcext:value-type="float">
            <text:p>0.4612975121</text:p>
          </table:table-cell>
          <table:table-cell/>
          <table:table-cell office:value-type="float" office:value="1.46234180766695E+018" calcext:value-type="float">
            <text:p>146234180766695000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71696E+018" calcext:value-type="float">
            <text:p>1462341807716960000</text:p>
          </table:table-cell>
          <table:table-cell table:formula="of:=[.A196]-[.$A$2]" office:value-type="float" office:value="9700079872" calcext:value-type="float">
            <text:p>9700079872</text:p>
          </table:table-cell>
          <table:table-cell table:formula="of:=[.B196]/[.$B$3]" office:value-type="float" office:value="193.343795445384" calcext:value-type="float">
            <text:p>193</text:p>
          </table:table-cell>
          <table:table-cell office:value-type="float" office:value="0.685712516308" calcext:value-type="float">
            <text:p>0.6857125163</text:p>
          </table:table-cell>
          <table:table-cell/>
          <table:table-cell office:value-type="float" office:value="1.46234180771696E+018" calcext:value-type="float">
            <text:p>146234180771696000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76694E+018" calcext:value-type="float">
            <text:p>1462341807766940000</text:p>
          </table:table-cell>
          <table:table-cell table:formula="of:=[.A197]-[.$A$2]" office:value-type="float" office:value="9750059776" calcext:value-type="float">
            <text:p>9750059776</text:p>
          </table:table-cell>
          <table:table-cell table:formula="of:=[.B197]/[.$B$3]" office:value-type="float" office:value="194.340004184164" calcext:value-type="float">
            <text:p>194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0776694E+018" calcext:value-type="float">
            <text:p>146234180776694000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81705E+018" calcext:value-type="float">
            <text:p>1462341807817050000</text:p>
          </table:table-cell>
          <table:table-cell table:formula="of:=[.A198]-[.$A$2]" office:value-type="float" office:value="9800169984" calcext:value-type="float">
            <text:p>9800169984</text:p>
          </table:table-cell>
          <table:table-cell table:formula="of:=[.B198]/[.$B$3]" office:value-type="float" office:value="195.338810166499" calcext:value-type="float">
            <text:p>195</text:p>
          </table:table-cell>
          <table:table-cell office:value-type="float" office:value="0.463791012764" calcext:value-type="float">
            <text:p>0.4637910128</text:p>
          </table:table-cell>
          <table:table-cell/>
          <table:table-cell office:value-type="float" office:value="1.46234180781705E+018" calcext:value-type="float">
            <text:p>146234180781705000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86705E+018" calcext:value-type="float">
            <text:p>1462341807867050000</text:p>
          </table:table-cell>
          <table:table-cell table:formula="of:=[.A199]-[.$A$2]" office:value-type="float" office:value="9850169856" calcext:value-type="float">
            <text:p>9850169856</text:p>
          </table:table-cell>
          <table:table-cell table:formula="of:=[.B199]/[.$B$3]" office:value-type="float" office:value="196.335416911168" calcext:value-type="float">
            <text:p>196</text:p>
          </table:table-cell>
          <table:table-cell office:value-type="float" office:value="0.4737649858" calcext:value-type="float">
            <text:p>0.4737649858</text:p>
          </table:table-cell>
          <table:table-cell/>
          <table:table-cell office:value-type="float" office:value="1.46234180786705E+018" calcext:value-type="float">
            <text:p>146234180786705000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91699E+018" calcext:value-type="float">
            <text:p>1462341807916990000</text:p>
          </table:table-cell>
          <table:table-cell table:formula="of:=[.A200]-[.$A$2]" office:value-type="float" office:value="9900110080" calcext:value-type="float">
            <text:p>9900110080</text:p>
          </table:table-cell>
          <table:table-cell table:formula="of:=[.B200]/[.$B$3]" office:value-type="float" office:value="197.330834740811" calcext:value-type="float">
            <text:p>197</text:p>
          </table:table-cell>
          <table:table-cell office:value-type="float" office:value="0.436362504959" calcext:value-type="float">
            <text:p>0.436362505</text:p>
          </table:table-cell>
          <table:table-cell/>
          <table:table-cell office:value-type="float" office:value="1.46234180791699E+018" calcext:value-type="float">
            <text:p>14623418079169900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796695E+018" calcext:value-type="float">
            <text:p>1462341807966950000</text:p>
          </table:table-cell>
          <table:table-cell table:formula="of:=[.A201]-[.$A$2]" office:value-type="float" office:value="9950070016" calcext:value-type="float">
            <text:p>9950070016</text:p>
          </table:table-cell>
          <table:table-cell table:formula="of:=[.B201]/[.$B$3]" office:value-type="float" office:value="198.326645473704" calcext:value-type="float">
            <text:p>198</text:p>
          </table:table-cell>
          <table:table-cell office:value-type="float" office:value="0.471271514893" calcext:value-type="float">
            <text:p>0.4712715149</text:p>
          </table:table-cell>
          <table:table-cell/>
          <table:table-cell office:value-type="float" office:value="1.46234180796695E+018" calcext:value-type="float">
            <text:p>146234180796695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01697E+018" calcext:value-type="float">
            <text:p>1462341808016970000</text:p>
          </table:table-cell>
          <table:table-cell table:formula="of:=[.A202]-[.$A$2]" office:value-type="float" office:value="10000090112" calcext:value-type="float">
            <text:p>10000090112</text:p>
          </table:table-cell>
          <table:table-cell table:formula="of:=[.B202]/[.$B$3]" office:value-type="float" office:value="199.323655326901" calcext:value-type="float">
            <text:p>199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0801697E+018" calcext:value-type="float">
            <text:p>146234180801697000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06701E+018" calcext:value-type="float">
            <text:p>1462341808067010000</text:p>
          </table:table-cell>
          <table:table-cell table:formula="of:=[.A203]-[.$A$2]" office:value-type="float" office:value="10050129920" calcext:value-type="float">
            <text:p>10050129920</text:p>
          </table:table-cell>
          <table:table-cell table:formula="of:=[.B203]/[.$B$3]" office:value-type="float" office:value="200.321058083346" calcext:value-type="float">
            <text:p>200</text:p>
          </table:table-cell>
          <table:table-cell office:value-type="float" office:value="0.443843007088" calcext:value-type="float">
            <text:p>0.4438430071</text:p>
          </table:table-cell>
          <table:table-cell/>
          <table:table-cell office:value-type="float" office:value="1.46234180806701E+018" calcext:value-type="float">
            <text:p>146234180806701000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1169E+018" calcext:value-type="float">
            <text:p>1462341808116900000</text:p>
          </table:table-cell>
          <table:table-cell table:formula="of:=[.A204]-[.$A$2]" office:value-type="float" office:value="10100019712" calcext:value-type="float">
            <text:p>10100019712</text:p>
          </table:table-cell>
          <table:table-cell table:formula="of:=[.B204]/[.$B$3]" office:value-type="float" office:value="201.315470692989" calcext:value-type="float">
            <text:p>201</text:p>
          </table:table-cell>
          <table:table-cell office:value-type="float" office:value="0.436362504959" calcext:value-type="float">
            <text:p>0.436362505</text:p>
          </table:table-cell>
          <table:table-cell/>
          <table:table-cell office:value-type="float" office:value="1.4623418081169E+018" calcext:value-type="float">
            <text:p>146234180811690000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16689E+018" calcext:value-type="float">
            <text:p>1462341808166890000</text:p>
          </table:table-cell>
          <table:table-cell table:formula="of:=[.A205]-[.$A$2]" office:value-type="float" office:value="10150009856" calcext:value-type="float">
            <text:p>10150009856</text:p>
          </table:table-cell>
          <table:table-cell table:formula="of:=[.B205]/[.$B$3]" office:value-type="float" office:value="202.311883537354" calcext:value-type="float">
            <text:p>202</text:p>
          </table:table-cell>
          <table:table-cell office:value-type="float" office:value="0.451323509216" calcext:value-type="float">
            <text:p>0.4513235092</text:p>
          </table:table-cell>
          <table:table-cell/>
          <table:table-cell office:value-type="float" office:value="1.46234180816689E+018" calcext:value-type="float">
            <text:p>146234180816689000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21707E+018" calcext:value-type="float">
            <text:p>1462341808217070000</text:p>
          </table:table-cell>
          <table:table-cell table:formula="of:=[.A206]-[.$A$2]" office:value-type="float" office:value="10200189952" calcext:value-type="float">
            <text:p>10200189952</text:p>
          </table:table-cell>
          <table:table-cell table:formula="of:=[.B206]/[.$B$3]" office:value-type="float" office:value="203.312082540298" calcext:value-type="float">
            <text:p>203</text:p>
          </table:table-cell>
          <table:table-cell office:value-type="float" office:value="0.408933997154" calcext:value-type="float">
            <text:p>0.4089339972</text:p>
          </table:table-cell>
          <table:table-cell/>
          <table:table-cell office:value-type="float" office:value="1.46234180821707E+018" calcext:value-type="float">
            <text:p>146234180821707000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26707E+018" calcext:value-type="float">
            <text:p>1462341808267070000</text:p>
          </table:table-cell>
          <table:table-cell table:formula="of:=[.A207]-[.$A$2]" office:value-type="float" office:value="10250189824" calcext:value-type="float">
            <text:p>10250189824</text:p>
          </table:table-cell>
          <table:table-cell table:formula="of:=[.B207]/[.$B$3]" office:value-type="float" office:value="204.308689284967" calcext:value-type="float">
            <text:p>204</text:p>
          </table:table-cell>
          <table:table-cell office:value-type="float" office:value="0.423895001411" calcext:value-type="float">
            <text:p>0.4238950014</text:p>
          </table:table-cell>
          <table:table-cell/>
          <table:table-cell office:value-type="float" office:value="1.46234180826707E+018" calcext:value-type="float">
            <text:p>146234180826707000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31692E+018" calcext:value-type="float">
            <text:p>1462341808316920000</text:p>
          </table:table-cell>
          <table:table-cell table:formula="of:=[.A208]-[.$A$2]" office:value-type="float" office:value="10300039936" calcext:value-type="float">
            <text:p>10300039936</text:p>
          </table:table-cell>
          <table:table-cell table:formula="of:=[.B208]/[.$B$3]" office:value-type="float" office:value="205.302310985473" calcext:value-type="float">
            <text:p>205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0831692E+018" calcext:value-type="float">
            <text:p>146234180831692000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36694E+018" calcext:value-type="float">
            <text:p>1462341808366940000</text:p>
          </table:table-cell>
          <table:table-cell table:formula="of:=[.A209]-[.$A$2]" office:value-type="float" office:value="10350059776" calcext:value-type="float">
            <text:p>10350059776</text:p>
          </table:table-cell>
          <table:table-cell table:formula="of:=[.B209]/[.$B$3]" office:value-type="float" office:value="206.29931573603" calcext:value-type="float">
            <text:p>206</text:p>
          </table:table-cell>
          <table:table-cell office:value-type="float" office:value="0.593452990055" calcext:value-type="float">
            <text:p>0.5934529901</text:p>
          </table:table-cell>
          <table:table-cell/>
          <table:table-cell office:value-type="float" office:value="1.46234180836694E+018" calcext:value-type="float">
            <text:p>146234180836694000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41699E+018" calcext:value-type="float">
            <text:p>1462341808416990000</text:p>
          </table:table-cell>
          <table:table-cell table:formula="of:=[.A210]-[.$A$2]" office:value-type="float" office:value="10400110080" calcext:value-type="float">
            <text:p>10400110080</text:p>
          </table:table-cell>
          <table:table-cell table:formula="of:=[.B210]/[.$B$3]" office:value-type="float" office:value="207.2969277007" calcext:value-type="float">
            <text:p>207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0841699E+018" calcext:value-type="float">
            <text:p>146234180841699000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46702E+018" calcext:value-type="float">
            <text:p>1462341808467020000</text:p>
          </table:table-cell>
          <table:table-cell table:formula="of:=[.A211]-[.$A$2]" office:value-type="float" office:value="10450139648" calcext:value-type="float">
            <text:p>10450139648</text:p>
          </table:table-cell>
          <table:table-cell table:formula="of:=[.B211]/[.$B$3]" office:value-type="float" office:value="208.294126351562" calcext:value-type="float">
            <text:p>208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0846702E+018" calcext:value-type="float">
            <text:p>14623418084670200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51693E+018" calcext:value-type="float">
            <text:p>1462341808516930000</text:p>
          </table:table-cell>
          <table:table-cell table:formula="of:=[.A212]-[.$A$2]" office:value-type="float" office:value="10500049920" calcext:value-type="float">
            <text:p>10500049920</text:p>
          </table:table-cell>
          <table:table-cell table:formula="of:=[.B212]/[.$B$3]" office:value-type="float" office:value="209.288947172372" calcext:value-type="float">
            <text:p>209</text:p>
          </table:table-cell>
          <table:table-cell office:value-type="float" office:value="0.374024987221" calcext:value-type="float">
            <text:p>0.3740249872</text:p>
          </table:table-cell>
          <table:table-cell/>
          <table:table-cell office:value-type="float" office:value="1.46234180851693E+018" calcext:value-type="float">
            <text:p>146234180851693000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5669E+018" calcext:value-type="float">
            <text:p>1462341808566900000</text:p>
          </table:table-cell>
          <table:table-cell table:formula="of:=[.A213]-[.$A$2]" office:value-type="float" office:value="10550019840" calcext:value-type="float">
            <text:p>10550019840</text:p>
          </table:table-cell>
          <table:table-cell table:formula="of:=[.B213]/[.$B$3]" office:value-type="float" office:value="210.284956908209" calcext:value-type="float">
            <text:p>210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085669E+018" calcext:value-type="float">
            <text:p>1462341808566900000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61691E+018" calcext:value-type="float">
            <text:p>1462341808616910000</text:p>
          </table:table-cell>
          <table:table-cell table:formula="of:=[.A214]-[.$A$2]" office:value-type="float" office:value="10600029952" calcext:value-type="float">
            <text:p>10600029952</text:p>
          </table:table-cell>
          <table:table-cell table:formula="of:=[.B214]/[.$B$3]" office:value-type="float" office:value="211.281767758461" calcext:value-type="float">
            <text:p>211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0861691E+018" calcext:value-type="float">
            <text:p>146234180861691000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66694E+018" calcext:value-type="float">
            <text:p>1462341808666940000</text:p>
          </table:table-cell>
          <table:table-cell table:formula="of:=[.A215]-[.$A$2]" office:value-type="float" office:value="10650059776" calcext:value-type="float">
            <text:p>10650059776</text:p>
          </table:table-cell>
          <table:table-cell table:formula="of:=[.B215]/[.$B$3]" office:value-type="float" office:value="212.278971511963" calcext:value-type="float">
            <text:p>212</text:p>
          </table:table-cell>
          <table:table-cell office:value-type="float" office:value="0.366544485092" calcext:value-type="float">
            <text:p>0.3665444851</text:p>
          </table:table-cell>
          <table:table-cell/>
          <table:table-cell office:value-type="float" office:value="1.46234180866694E+018" calcext:value-type="float">
            <text:p>146234180866694000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71693E+018" calcext:value-type="float">
            <text:p>1462341808716930000</text:p>
          </table:table-cell>
          <table:table-cell table:formula="of:=[.A216]-[.$A$2]" office:value-type="float" office:value="10700049920" calcext:value-type="float">
            <text:p>10700049920</text:p>
          </table:table-cell>
          <table:table-cell table:formula="of:=[.B216]/[.$B$3]" office:value-type="float" office:value="213.275384356328" calcext:value-type="float">
            <text:p>213</text:p>
          </table:table-cell>
          <table:table-cell office:value-type="float" office:value="0.356570512056" calcext:value-type="float">
            <text:p>0.3565705121</text:p>
          </table:table-cell>
          <table:table-cell/>
          <table:table-cell office:value-type="float" office:value="1.46234180871693E+018" calcext:value-type="float">
            <text:p>146234180871693000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76693E+018" calcext:value-type="float">
            <text:p>1462341808766930000</text:p>
          </table:table-cell>
          <table:table-cell table:formula="of:=[.A217]-[.$A$2]" office:value-type="float" office:value="10750049792" calcext:value-type="float">
            <text:p>10750049792</text:p>
          </table:table-cell>
          <table:table-cell table:formula="of:=[.B217]/[.$B$3]" office:value-type="float" office:value="214.271991100997" calcext:value-type="float">
            <text:p>214</text:p>
          </table:table-cell>
          <table:table-cell office:value-type="float" office:value="0.361557483673" calcext:value-type="float">
            <text:p>0.3615574837</text:p>
          </table:table-cell>
          <table:table-cell/>
          <table:table-cell office:value-type="float" office:value="1.46234180876693E+018" calcext:value-type="float">
            <text:p>146234180876693000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817E+018" calcext:value-type="float">
            <text:p>1462341808817000000</text:p>
          </table:table-cell>
          <table:table-cell table:formula="of:=[.A218]-[.$A$2]" office:value-type="float" office:value="10800119808" calcext:value-type="float">
            <text:p>10800119808</text:p>
          </table:table-cell>
          <table:table-cell table:formula="of:=[.B218]/[.$B$3]" office:value-type="float" office:value="215.269995968915" calcext:value-type="float">
            <text:p>215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08817E+018" calcext:value-type="float">
            <text:p>146234180881700000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86695E+018" calcext:value-type="float">
            <text:p>1462341808866950000</text:p>
          </table:table-cell>
          <table:table-cell table:formula="of:=[.A219]-[.$A$2]" office:value-type="float" office:value="10850069760" calcext:value-type="float">
            <text:p>10850069760</text:p>
          </table:table-cell>
          <table:table-cell table:formula="of:=[.B219]/[.$B$3]" office:value-type="float" office:value="216.265607698863" calcext:value-type="float">
            <text:p>216</text:p>
          </table:table-cell>
          <table:table-cell office:value-type="float" office:value="0.356570482254" calcext:value-type="float">
            <text:p>0.3565704823</text:p>
          </table:table-cell>
          <table:table-cell/>
          <table:table-cell office:value-type="float" office:value="1.46234180886695E+018" calcext:value-type="float">
            <text:p>146234180886695000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91692E+018" calcext:value-type="float">
            <text:p>1462341808916920000</text:p>
          </table:table-cell>
          <table:table-cell table:formula="of:=[.A220]-[.$A$2]" office:value-type="float" office:value="10900039936" calcext:value-type="float">
            <text:p>10900039936</text:p>
          </table:table-cell>
          <table:table-cell table:formula="of:=[.B220]/[.$B$3]" office:value-type="float" office:value="217.261622537339" calcext:value-type="float">
            <text:p>217</text:p>
          </table:table-cell>
          <table:table-cell office:value-type="float" office:value="0.354077011347" calcext:value-type="float">
            <text:p>0.3540770113</text:p>
          </table:table-cell>
          <table:table-cell/>
          <table:table-cell office:value-type="float" office:value="1.46234180891692E+018" calcext:value-type="float">
            <text:p>146234180891692000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896689E+018" calcext:value-type="float">
            <text:p>1462341808966890000</text:p>
          </table:table-cell>
          <table:table-cell table:formula="of:=[.A221]-[.$A$2]" office:value-type="float" office:value="10950009856" calcext:value-type="float">
            <text:p>10950009856</text:p>
          </table:table-cell>
          <table:table-cell table:formula="of:=[.B221]/[.$B$3]" office:value-type="float" office:value="218.257632273175" calcext:value-type="float">
            <text:p>218</text:p>
          </table:table-cell>
          <table:table-cell office:value-type="float" office:value="0.349090009928" calcext:value-type="float">
            <text:p>0.3490900099</text:p>
          </table:table-cell>
          <table:table-cell/>
          <table:table-cell office:value-type="float" office:value="1.46234180896689E+018" calcext:value-type="float">
            <text:p>14623418089668900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01708E+018" calcext:value-type="float">
            <text:p>1462341809017080000</text:p>
          </table:table-cell>
          <table:table-cell table:formula="of:=[.A222]-[.$A$2]" office:value-type="float" office:value="11000199680" calcext:value-type="float">
            <text:p>11000199680</text:p>
          </table:table-cell>
          <table:table-cell table:formula="of:=[.B222]/[.$B$3]" office:value-type="float" office:value="219.258025176424" calcext:value-type="float">
            <text:p>219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0901708E+018" calcext:value-type="float">
            <text:p>146234180901708000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06692E+018" calcext:value-type="float">
            <text:p>1462341809066920000</text:p>
          </table:table-cell>
          <table:table-cell table:formula="of:=[.A223]-[.$A$2]" office:value-type="float" office:value="11050039808" calcext:value-type="float">
            <text:p>11050039808</text:p>
          </table:table-cell>
          <table:table-cell table:formula="of:=[.B223]/[.$B$3]" office:value-type="float" office:value="220.251447873985" calcext:value-type="float">
            <text:p>220</text:p>
          </table:table-cell>
          <table:table-cell office:value-type="float" office:value="0.349090009928" calcext:value-type="float">
            <text:p>0.3490900099</text:p>
          </table:table-cell>
          <table:table-cell/>
          <table:table-cell office:value-type="float" office:value="1.46234180906692E+018" calcext:value-type="float">
            <text:p>1462341809066920000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11695E+018" calcext:value-type="float">
            <text:p>1462341809116950000</text:p>
          </table:table-cell>
          <table:table-cell table:formula="of:=[.A224]-[.$A$2]" office:value-type="float" office:value="11100069888" calcext:value-type="float">
            <text:p>11100069888</text:p>
          </table:table-cell>
          <table:table-cell table:formula="of:=[.B224]/[.$B$3]" office:value-type="float" office:value="221.248656730126" calcext:value-type="float">
            <text:p>221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0911695E+018" calcext:value-type="float">
            <text:p>146234180911695000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16692E+018" calcext:value-type="float">
            <text:p>1462341809166920000</text:p>
          </table:table-cell>
          <table:table-cell table:formula="of:=[.A225]-[.$A$2]" office:value-type="float" office:value="11150039808" calcext:value-type="float">
            <text:p>11150039808</text:p>
          </table:table-cell>
          <table:table-cell table:formula="of:=[.B225]/[.$B$3]" office:value-type="float" office:value="222.244666465963" calcext:value-type="float">
            <text:p>222</text:p>
          </table:table-cell>
          <table:table-cell office:value-type="float" office:value="0.334129005671" calcext:value-type="float">
            <text:p>0.3341290057</text:p>
          </table:table-cell>
          <table:table-cell/>
          <table:table-cell office:value-type="float" office:value="1.46234180916692E+018" calcext:value-type="float">
            <text:p>146234180916692000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21699E+018" calcext:value-type="float">
            <text:p>1462341809216990000</text:p>
          </table:table-cell>
          <table:table-cell table:formula="of:=[.A226]-[.$A$2]" office:value-type="float" office:value="11200109824" calcext:value-type="float">
            <text:p>11200109824</text:p>
          </table:table-cell>
          <table:table-cell table:formula="of:=[.B226]/[.$B$3]" office:value-type="float" office:value="223.242671333881" calcext:value-type="float">
            <text:p>223</text:p>
          </table:table-cell>
          <table:table-cell office:value-type="float" office:value="0.33911600709" calcext:value-type="float">
            <text:p>0.3391160071</text:p>
          </table:table-cell>
          <table:table-cell/>
          <table:table-cell office:value-type="float" office:value="1.46234180921699E+018" calcext:value-type="float">
            <text:p>146234180921699000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26696E+018" calcext:value-type="float">
            <text:p>1462341809266960000</text:p>
          </table:table-cell>
          <table:table-cell table:formula="of:=[.A227]-[.$A$2]" office:value-type="float" office:value="11250080000" calcext:value-type="float">
            <text:p>11250080000</text:p>
          </table:table-cell>
          <table:table-cell table:formula="of:=[.B227]/[.$B$3]" office:value-type="float" office:value="224.238686172357" calcext:value-type="float">
            <text:p>224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0926696E+018" calcext:value-type="float">
            <text:p>146234180926696000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3169E+018" calcext:value-type="float">
            <text:p>1462341809316900000</text:p>
          </table:table-cell>
          <table:table-cell table:formula="of:=[.A228]-[.$A$2]" office:value-type="float" office:value="11300019968" calcext:value-type="float">
            <text:p>11300019968</text:p>
          </table:table-cell>
          <table:table-cell table:formula="of:=[.B228]/[.$B$3]" office:value-type="float" office:value="225.234098899361" calcext:value-type="float">
            <text:p>225</text:p>
          </table:table-cell>
          <table:table-cell office:value-type="float" office:value="0.334129005671" calcext:value-type="float">
            <text:p>0.3341290057</text:p>
          </table:table-cell>
          <table:table-cell/>
          <table:table-cell office:value-type="float" office:value="1.4623418093169E+018" calcext:value-type="float">
            <text:p>146234180931690000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36696E+018" calcext:value-type="float">
            <text:p>1462341809366960000</text:p>
          </table:table-cell>
          <table:table-cell table:formula="of:=[.A229]-[.$A$2]" office:value-type="float" office:value="11350080000" calcext:value-type="float">
            <text:p>11350080000</text:p>
          </table:table-cell>
          <table:table-cell table:formula="of:=[.B229]/[.$B$3]" office:value-type="float" office:value="226.231904764335" calcext:value-type="float">
            <text:p>226</text:p>
          </table:table-cell>
          <table:table-cell office:value-type="float" office:value="0.331635504961" calcext:value-type="float">
            <text:p>0.331635505</text:p>
          </table:table-cell>
          <table:table-cell/>
          <table:table-cell office:value-type="float" office:value="1.46234180936696E+018" calcext:value-type="float">
            <text:p>1462341809366960000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41699E+018" calcext:value-type="float">
            <text:p>1462341809416990000</text:p>
          </table:table-cell>
          <table:table-cell table:formula="of:=[.A230]-[.$A$2]" office:value-type="float" office:value="11400109824" calcext:value-type="float">
            <text:p>11400109824</text:p>
          </table:table-cell>
          <table:table-cell table:formula="of:=[.B230]/[.$B$3]" office:value-type="float" office:value="227.229108517836" calcext:value-type="float">
            <text:p>227</text:p>
          </table:table-cell>
          <table:table-cell office:value-type="float" office:value="0.284259021282" calcext:value-type="float">
            <text:p>0.2842590213</text:p>
          </table:table-cell>
          <table:table-cell/>
          <table:table-cell office:value-type="float" office:value="1.46234180941699E+018" calcext:value-type="float">
            <text:p>146234180941699000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46698E+018" calcext:value-type="float">
            <text:p>1462341809466980000</text:p>
          </table:table-cell>
          <table:table-cell table:formula="of:=[.A231]-[.$A$2]" office:value-type="float" office:value="11450099968" calcext:value-type="float">
            <text:p>11450099968</text:p>
          </table:table-cell>
          <table:table-cell table:formula="of:=[.B231]/[.$B$3]" office:value-type="float" office:value="228.225521362201" calcext:value-type="float">
            <text:p>228</text:p>
          </table:table-cell>
          <table:table-cell office:value-type="float" office:value="0.326648503542" calcext:value-type="float">
            <text:p>0.3266485035</text:p>
          </table:table-cell>
          <table:table-cell/>
          <table:table-cell office:value-type="float" office:value="1.46234180946698E+018" calcext:value-type="float">
            <text:p>14623418094669800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51697E+018" calcext:value-type="float">
            <text:p>1462341809516970000</text:p>
          </table:table-cell>
          <table:table-cell table:formula="of:=[.A232]-[.$A$2]" office:value-type="float" office:value="11500089856" calcext:value-type="float">
            <text:p>11500089856</text:p>
          </table:table-cell>
          <table:table-cell table:formula="of:=[.B232]/[.$B$3]" office:value-type="float" office:value="229.221929103925" calcext:value-type="float">
            <text:p>229</text:p>
          </table:table-cell>
          <table:table-cell office:value-type="float" office:value="0.331635504961" calcext:value-type="float">
            <text:p>0.331635505</text:p>
          </table:table-cell>
          <table:table-cell/>
          <table:table-cell office:value-type="float" office:value="1.46234180951697E+018" calcext:value-type="float">
            <text:p>146234180951697000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56691E+018" calcext:value-type="float">
            <text:p>1462341809566910000</text:p>
          </table:table-cell>
          <table:table-cell table:formula="of:=[.A233]-[.$A$2]" office:value-type="float" office:value="11550029824" calcext:value-type="float">
            <text:p>11550029824</text:p>
          </table:table-cell>
          <table:table-cell table:formula="of:=[.B233]/[.$B$3]" office:value-type="float" office:value="230.217341830929" calcext:value-type="float">
            <text:p>230</text:p>
          </table:table-cell>
          <table:table-cell office:value-type="float" office:value="0.349090009928" calcext:value-type="float">
            <text:p>0.3490900099</text:p>
          </table:table-cell>
          <table:table-cell/>
          <table:table-cell office:value-type="float" office:value="1.46234180956691E+018" calcext:value-type="float">
            <text:p>146234180956691000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61708E+018" calcext:value-type="float">
            <text:p>1462341809617080000</text:p>
          </table:table-cell>
          <table:table-cell table:formula="of:=[.A234]-[.$A$2]" office:value-type="float" office:value="11600199680" calcext:value-type="float">
            <text:p>11600199680</text:p>
          </table:table-cell>
          <table:table-cell table:formula="of:=[.B234]/[.$B$3]" office:value-type="float" office:value="231.21733672829" calcext:value-type="float">
            <text:p>231</text:p>
          </table:table-cell>
          <table:table-cell office:value-type="float" office:value="0.331635504961" calcext:value-type="float">
            <text:p>0.331635505</text:p>
          </table:table-cell>
          <table:table-cell/>
          <table:table-cell office:value-type="float" office:value="1.46234180961708E+018" calcext:value-type="float">
            <text:p>146234180961708000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66691E+018" calcext:value-type="float">
            <text:p>1462341809666910000</text:p>
          </table:table-cell>
          <table:table-cell table:formula="of:=[.A235]-[.$A$2]" office:value-type="float" office:value="11650029824" calcext:value-type="float">
            <text:p>11650029824</text:p>
          </table:table-cell>
          <table:table-cell table:formula="of:=[.B235]/[.$B$3]" office:value-type="float" office:value="232.210560422907" calcext:value-type="float">
            <text:p>232</text:p>
          </table:table-cell>
          <table:table-cell office:value-type="float" office:value="0.351583510637" calcext:value-type="float">
            <text:p>0.3515835106</text:p>
          </table:table-cell>
          <table:table-cell/>
          <table:table-cell office:value-type="float" office:value="1.46234180966691E+018" calcext:value-type="float">
            <text:p>146234180966691000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71691E+018" calcext:value-type="float">
            <text:p>1462341809716910000</text:p>
          </table:table-cell>
          <table:table-cell table:formula="of:=[.A236]-[.$A$2]" office:value-type="float" office:value="11700029952" calcext:value-type="float">
            <text:p>11700029952</text:p>
          </table:table-cell>
          <table:table-cell table:formula="of:=[.B236]/[.$B$3]" office:value-type="float" office:value="233.207172270215" calcext:value-type="float">
            <text:p>233</text:p>
          </table:table-cell>
          <table:table-cell office:value-type="float" office:value="0.351583510637" calcext:value-type="float">
            <text:p>0.3515835106</text:p>
          </table:table-cell>
          <table:table-cell/>
          <table:table-cell office:value-type="float" office:value="1.46234180971691E+018" calcext:value-type="float">
            <text:p>146234180971691000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76694E+018" calcext:value-type="float">
            <text:p>1462341809766940000</text:p>
          </table:table-cell>
          <table:table-cell table:formula="of:=[.A237]-[.$A$2]" office:value-type="float" office:value="11750060032" calcext:value-type="float">
            <text:p>11750060032</text:p>
          </table:table-cell>
          <table:table-cell table:formula="of:=[.B237]/[.$B$3]" office:value-type="float" office:value="234.204381126357" calcext:value-type="float">
            <text:p>234</text:p>
          </table:table-cell>
          <table:table-cell office:value-type="float" office:value="0.364051014185" calcext:value-type="float">
            <text:p>0.3640510142</text:p>
          </table:table-cell>
          <table:table-cell/>
          <table:table-cell office:value-type="float" office:value="1.46234180976694E+018" calcext:value-type="float">
            <text:p>146234180976694000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81698E+018" calcext:value-type="float">
            <text:p>1462341809816980000</text:p>
          </table:table-cell>
          <table:table-cell table:formula="of:=[.A238]-[.$A$2]" office:value-type="float" office:value="11800099840" calcext:value-type="float">
            <text:p>11800099840</text:p>
          </table:table-cell>
          <table:table-cell table:formula="of:=[.B238]/[.$B$3]" office:value-type="float" office:value="235.201783882803" calcext:value-type="float">
            <text:p>235</text:p>
          </table:table-cell>
          <table:table-cell office:value-type="float" office:value="0.369037985802" calcext:value-type="float">
            <text:p>0.3690379858</text:p>
          </table:table-cell>
          <table:table-cell/>
          <table:table-cell office:value-type="float" office:value="1.46234180981698E+018" calcext:value-type="float">
            <text:p>146234180981698000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86695E+018" calcext:value-type="float">
            <text:p>1462341809866950000</text:p>
          </table:table-cell>
          <table:table-cell table:formula="of:=[.A239]-[.$A$2]" office:value-type="float" office:value="11850070016" calcext:value-type="float">
            <text:p>11850070016</text:p>
          </table:table-cell>
          <table:table-cell table:formula="of:=[.B239]/[.$B$3]" office:value-type="float" office:value="236.197798721279" calcext:value-type="float">
            <text:p>236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0986695E+018" calcext:value-type="float">
            <text:p>146234180986695000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91698E+018" calcext:value-type="float">
            <text:p>1462341809916980000</text:p>
          </table:table-cell>
          <table:table-cell table:formula="of:=[.A240]-[.$A$2]" office:value-type="float" office:value="11900099840" calcext:value-type="float">
            <text:p>11900099840</text:p>
          </table:table-cell>
          <table:table-cell table:formula="of:=[.B240]/[.$B$3]" office:value-type="float" office:value="237.19500247478" calcext:value-type="float">
            <text:p>237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0991698E+018" calcext:value-type="float">
            <text:p>146234180991698000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0996695E+018" calcext:value-type="float">
            <text:p>1462341809966950000</text:p>
          </table:table-cell>
          <table:table-cell table:formula="of:=[.A241]-[.$A$2]" office:value-type="float" office:value="11950070016" calcext:value-type="float">
            <text:p>11950070016</text:p>
          </table:table-cell>
          <table:table-cell table:formula="of:=[.B241]/[.$B$3]" office:value-type="float" office:value="238.191017313256" calcext:value-type="float">
            <text:p>238</text:p>
          </table:table-cell>
          <table:table-cell office:value-type="float" office:value="0.37901198864" calcext:value-type="float">
            <text:p>0.3790119886</text:p>
          </table:table-cell>
          <table:table-cell/>
          <table:table-cell office:value-type="float" office:value="1.46234180996695E+018" calcext:value-type="float">
            <text:p>14623418099669500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01689E+018" calcext:value-type="float">
            <text:p>1462341810016890000</text:p>
          </table:table-cell>
          <table:table-cell table:formula="of:=[.A242]-[.$A$2]" office:value-type="float" office:value="12000009728" calcext:value-type="float">
            <text:p>12000009728</text:p>
          </table:table-cell>
          <table:table-cell table:formula="of:=[.B242]/[.$B$3]" office:value-type="float" office:value="239.18642493762" calcext:value-type="float">
            <text:p>239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1001689E+018" calcext:value-type="float">
            <text:p>146234181001689000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06692E+018" calcext:value-type="float">
            <text:p>1462341810066920000</text:p>
          </table:table-cell>
          <table:table-cell table:formula="of:=[.A243]-[.$A$2]" office:value-type="float" office:value="12050040064" calcext:value-type="float">
            <text:p>12050040064</text:p>
          </table:table-cell>
          <table:table-cell table:formula="of:=[.B243]/[.$B$3]" office:value-type="float" office:value="240.183638896401" calcext:value-type="float">
            <text:p>240</text:p>
          </table:table-cell>
          <table:table-cell office:value-type="float" office:value="0.43137550354" calcext:value-type="float">
            <text:p>0.4313755035</text:p>
          </table:table-cell>
          <table:table-cell/>
          <table:table-cell office:value-type="float" office:value="1.46234181006692E+018" calcext:value-type="float">
            <text:p>146234181006692000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11692E+018" calcext:value-type="float">
            <text:p>1462341810116920000</text:p>
          </table:table-cell>
          <table:table-cell table:formula="of:=[.A244]-[.$A$2]" office:value-type="float" office:value="12100039936" calcext:value-type="float">
            <text:p>12100039936</text:p>
          </table:table-cell>
          <table:table-cell table:formula="of:=[.B244]/[.$B$3]" office:value-type="float" office:value="241.18024564107" calcext:value-type="float">
            <text:p>241</text:p>
          </table:table-cell>
          <table:table-cell office:value-type="float" office:value="0.401453495026" calcext:value-type="float">
            <text:p>0.401453495</text:p>
          </table:table-cell>
          <table:table-cell/>
          <table:table-cell office:value-type="float" office:value="1.46234181011692E+018" calcext:value-type="float">
            <text:p>146234181011692000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16689E+018" calcext:value-type="float">
            <text:p>1462341810166890000</text:p>
          </table:table-cell>
          <table:table-cell table:formula="of:=[.A245]-[.$A$2]" office:value-type="float" office:value="12150009856" calcext:value-type="float">
            <text:p>12150009856</text:p>
          </table:table-cell>
          <table:table-cell table:formula="of:=[.B245]/[.$B$3]" office:value-type="float" office:value="242.176255376906" calcext:value-type="float">
            <text:p>242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1016689E+018" calcext:value-type="float">
            <text:p>146234181016689000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21701E+018" calcext:value-type="float">
            <text:p>1462341810217010000</text:p>
          </table:table-cell>
          <table:table-cell table:formula="of:=[.A246]-[.$A$2]" office:value-type="float" office:value="12200129792" calcext:value-type="float">
            <text:p>12200129792</text:p>
          </table:table-cell>
          <table:table-cell table:formula="of:=[.B246]/[.$B$3]" office:value-type="float" office:value="243.175255259546" calcext:value-type="float">
            <text:p>243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1021701E+018" calcext:value-type="float">
            <text:p>146234181021701000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26694E+018" calcext:value-type="float">
            <text:p>1462341810266940000</text:p>
          </table:table-cell>
          <table:table-cell table:formula="of:=[.A247]-[.$A$2]" office:value-type="float" office:value="12250060032" calcext:value-type="float">
            <text:p>12250060032</text:p>
          </table:table-cell>
          <table:table-cell table:formula="of:=[.B247]/[.$B$3]" office:value-type="float" office:value="244.170474086245" calcext:value-type="float">
            <text:p>244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1026694E+018" calcext:value-type="float">
            <text:p>146234181026694000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3169E+018" calcext:value-type="float">
            <text:p>1462341810316900000</text:p>
          </table:table-cell>
          <table:table-cell table:formula="of:=[.A248]-[.$A$2]" office:value-type="float" office:value="12300019968" calcext:value-type="float">
            <text:p>12300019968</text:p>
          </table:table-cell>
          <table:table-cell table:formula="of:=[.B248]/[.$B$3]" office:value-type="float" office:value="245.166284819137" calcext:value-type="float">
            <text:p>245</text:p>
          </table:table-cell>
          <table:table-cell office:value-type="float" office:value="0.359063982964" calcext:value-type="float">
            <text:p>0.359063983</text:p>
          </table:table-cell>
          <table:table-cell/>
          <table:table-cell office:value-type="float" office:value="1.4623418103169E+018" calcext:value-type="float">
            <text:p>146234181031690000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3669E+018" calcext:value-type="float">
            <text:p>1462341810366900000</text:p>
          </table:table-cell>
          <table:table-cell table:formula="of:=[.A249]-[.$A$2]" office:value-type="float" office:value="12350020096" calcext:value-type="float">
            <text:p>12350020096</text:p>
          </table:table-cell>
          <table:table-cell table:formula="of:=[.B249]/[.$B$3]" office:value-type="float" office:value="246.162896666446" calcext:value-type="float">
            <text:p>246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103669E+018" calcext:value-type="float">
            <text:p>1462341810366900000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41703E+018" calcext:value-type="float">
            <text:p>1462341810417030000</text:p>
          </table:table-cell>
          <table:table-cell table:formula="of:=[.A250]-[.$A$2]" office:value-type="float" office:value="12400150016" calcext:value-type="float">
            <text:p>12400150016</text:p>
          </table:table-cell>
          <table:table-cell table:formula="of:=[.B250]/[.$B$3]" office:value-type="float" office:value="247.162095552029" calcext:value-type="float">
            <text:p>247</text:p>
          </table:table-cell>
          <table:table-cell office:value-type="float" office:value="0.623374998569" calcext:value-type="float">
            <text:p>0.6233749986</text:p>
          </table:table-cell>
          <table:table-cell/>
          <table:table-cell office:value-type="float" office:value="1.46234181041703E+018" calcext:value-type="float">
            <text:p>146234181041703000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4671E+018" calcext:value-type="float">
            <text:p>1462341810467100000</text:p>
          </table:table-cell>
          <table:table-cell table:formula="of:=[.A251]-[.$A$2]" office:value-type="float" office:value="12450219776" calcext:value-type="float">
            <text:p>12450219776</text:p>
          </table:table-cell>
          <table:table-cell table:formula="of:=[.B251]/[.$B$3]" office:value-type="float" office:value="248.160095317308" calcext:value-type="float">
            <text:p>248</text:p>
          </table:table-cell>
          <table:table-cell office:value-type="float" office:value="0.413920998573" calcext:value-type="float">
            <text:p>0.4139209986</text:p>
          </table:table-cell>
          <table:table-cell/>
          <table:table-cell office:value-type="float" office:value="1.4623418104671E+018" calcext:value-type="float">
            <text:p>14623418104671000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51695E+018" calcext:value-type="float">
            <text:p>1462341810516950000</text:p>
          </table:table-cell>
          <table:table-cell table:formula="of:=[.A252]-[.$A$2]" office:value-type="float" office:value="12500069888" calcext:value-type="float">
            <text:p>12500069888</text:p>
          </table:table-cell>
          <table:table-cell table:formula="of:=[.B252]/[.$B$3]" office:value-type="float" office:value="249.153717017813" calcext:value-type="float">
            <text:p>249</text:p>
          </table:table-cell>
          <table:table-cell office:value-type="float" office:value="0.408933997154" calcext:value-type="float">
            <text:p>0.4089339972</text:p>
          </table:table-cell>
          <table:table-cell/>
          <table:table-cell office:value-type="float" office:value="1.46234181051695E+018" calcext:value-type="float">
            <text:p>146234181051695000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56701E+018" calcext:value-type="float">
            <text:p>1462341810567010000</text:p>
          </table:table-cell>
          <table:table-cell table:formula="of:=[.A253]-[.$A$2]" office:value-type="float" office:value="12550129920" calcext:value-type="float">
            <text:p>12550129920</text:p>
          </table:table-cell>
          <table:table-cell table:formula="of:=[.B253]/[.$B$3]" office:value-type="float" office:value="250.151522882787" calcext:value-type="float">
            <text:p>250</text:p>
          </table:table-cell>
          <table:table-cell office:value-type="float" office:value="0.438856005669" calcext:value-type="float">
            <text:p>0.4388560057</text:p>
          </table:table-cell>
          <table:table-cell/>
          <table:table-cell office:value-type="float" office:value="1.46234181056701E+018" calcext:value-type="float">
            <text:p>146234181056701000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6171E+018" calcext:value-type="float">
            <text:p>1462341810617100000</text:p>
          </table:table-cell>
          <table:table-cell table:formula="of:=[.A254]-[.$A$2]" office:value-type="float" office:value="12600219904" calcext:value-type="float">
            <text:p>12600219904</text:p>
          </table:table-cell>
          <table:table-cell table:formula="of:=[.B254]/[.$B$3]" office:value-type="float" office:value="251.149925756594" calcext:value-type="float">
            <text:p>251</text:p>
          </table:table-cell>
          <table:table-cell office:value-type="float" office:value="0.461297512054" calcext:value-type="float">
            <text:p>0.4612975121</text:p>
          </table:table-cell>
          <table:table-cell/>
          <table:table-cell office:value-type="float" office:value="1.4623418106171E+018" calcext:value-type="float">
            <text:p>146234181061710000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66701E+018" calcext:value-type="float">
            <text:p>1462341810667010000</text:p>
          </table:table-cell>
          <table:table-cell table:formula="of:=[.A255]-[.$A$2]" office:value-type="float" office:value="12650129920" calcext:value-type="float">
            <text:p>12650129920</text:p>
          </table:table-cell>
          <table:table-cell table:formula="of:=[.B255]/[.$B$3]" office:value-type="float" office:value="252.144741474765" calcext:value-type="float">
            <text:p>252</text:p>
          </table:table-cell>
          <table:table-cell office:value-type="float" office:value="0.428882002831" calcext:value-type="float">
            <text:p>0.4288820028</text:p>
          </table:table-cell>
          <table:table-cell/>
          <table:table-cell office:value-type="float" office:value="1.46234181066701E+018" calcext:value-type="float">
            <text:p>146234181066701000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71695E+018" calcext:value-type="float">
            <text:p>1462341810716950000</text:p>
          </table:table-cell>
          <table:table-cell table:formula="of:=[.A256]-[.$A$2]" office:value-type="float" office:value="12700069888" calcext:value-type="float">
            <text:p>12700069888</text:p>
          </table:table-cell>
          <table:table-cell table:formula="of:=[.B256]/[.$B$3]" office:value-type="float" office:value="253.140154201769" calcext:value-type="float">
            <text:p>253</text:p>
          </table:table-cell>
          <table:table-cell office:value-type="float" office:value="0.423895001411" calcext:value-type="float">
            <text:p>0.4238950014</text:p>
          </table:table-cell>
          <table:table-cell/>
          <table:table-cell office:value-type="float" office:value="1.46234181071695E+018" calcext:value-type="float">
            <text:p>146234181071695000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76695E+018" calcext:value-type="float">
            <text:p>1462341810766950000</text:p>
          </table:table-cell>
          <table:table-cell table:formula="of:=[.A257]-[.$A$2]" office:value-type="float" office:value="12750069760" calcext:value-type="float">
            <text:p>12750069760</text:p>
          </table:table-cell>
          <table:table-cell table:formula="of:=[.B257]/[.$B$3]" office:value-type="float" office:value="254.136760946438" calcext:value-type="float">
            <text:p>254</text:p>
          </table:table-cell>
          <table:table-cell office:value-type="float" office:value="0.443843007088" calcext:value-type="float">
            <text:p>0.4438430071</text:p>
          </table:table-cell>
          <table:table-cell/>
          <table:table-cell office:value-type="float" office:value="1.46234181076695E+018" calcext:value-type="float">
            <text:p>14623418107669500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81706E+018" calcext:value-type="float">
            <text:p>1462341810817060000</text:p>
          </table:table-cell>
          <table:table-cell table:formula="of:=[.A258]-[.$A$2]" office:value-type="float" office:value="12800179968" calcext:value-type="float">
            <text:p>12800179968</text:p>
          </table:table-cell>
          <table:table-cell table:formula="of:=[.B258]/[.$B$3]" office:value-type="float" office:value="255.135566928772" calcext:value-type="float">
            <text:p>255</text:p>
          </table:table-cell>
          <table:table-cell office:value-type="float" office:value="0.438856005669" calcext:value-type="float">
            <text:p>0.4388560057</text:p>
          </table:table-cell>
          <table:table-cell/>
          <table:table-cell office:value-type="float" office:value="1.46234181081706E+018" calcext:value-type="float">
            <text:p>1462341810817060000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86693E+018" calcext:value-type="float">
            <text:p>1462341810866930000</text:p>
          </table:table-cell>
          <table:table-cell table:formula="of:=[.A259]-[.$A$2]" office:value-type="float" office:value="12850049792" calcext:value-type="float">
            <text:p>12850049792</text:p>
          </table:table-cell>
          <table:table-cell table:formula="of:=[.B259]/[.$B$3]" office:value-type="float" office:value="256.129581532527" calcext:value-type="float">
            <text:p>256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1086693E+018" calcext:value-type="float">
            <text:p>1462341810866930000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91688E+018" calcext:value-type="float">
            <text:p>1462341810916880000</text:p>
          </table:table-cell>
          <table:table-cell table:formula="of:=[.A260]-[.$A$2]" office:value-type="float" office:value="12899999744" calcext:value-type="float">
            <text:p>12899999744</text:p>
          </table:table-cell>
          <table:table-cell table:formula="of:=[.B260]/[.$B$3]" office:value-type="float" office:value="257.125193262475" calcext:value-type="float">
            <text:p>257</text:p>
          </table:table-cell>
          <table:table-cell office:value-type="float" office:value="0.436362504959" calcext:value-type="float">
            <text:p>0.436362505</text:p>
          </table:table-cell>
          <table:table-cell/>
          <table:table-cell office:value-type="float" office:value="1.46234181091688E+018" calcext:value-type="float">
            <text:p>1462341810916880000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096696E+018" calcext:value-type="float">
            <text:p>1462341810966960000</text:p>
          </table:table-cell>
          <table:table-cell table:formula="of:=[.A261]-[.$A$2]" office:value-type="float" office:value="12950079744" calcext:value-type="float">
            <text:p>12950079744</text:p>
          </table:table-cell>
          <table:table-cell table:formula="of:=[.B261]/[.$B$3]" office:value-type="float" office:value="258.123397133337" calcext:value-type="float">
            <text:p>258</text:p>
          </table:table-cell>
          <table:table-cell office:value-type="float" office:value="0.446336507797" calcext:value-type="float">
            <text:p>0.4463365078</text:p>
          </table:table-cell>
          <table:table-cell/>
          <table:table-cell office:value-type="float" office:value="1.46234181096696E+018" calcext:value-type="float">
            <text:p>14623418109669600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01699E+018" calcext:value-type="float">
            <text:p>1462341811016990000</text:p>
          </table:table-cell>
          <table:table-cell table:formula="of:=[.A262]-[.$A$2]" office:value-type="float" office:value="13000109824" calcext:value-type="float">
            <text:p>13000109824</text:p>
          </table:table-cell>
          <table:table-cell table:formula="of:=[.B262]/[.$B$3]" office:value-type="float" office:value="259.120605989478" calcext:value-type="float">
            <text:p>259</text:p>
          </table:table-cell>
          <table:table-cell office:value-type="float" office:value="0.426388502121" calcext:value-type="float">
            <text:p>0.4263885021</text:p>
          </table:table-cell>
          <table:table-cell/>
          <table:table-cell office:value-type="float" office:value="1.46234181101699E+018" calcext:value-type="float">
            <text:p>1462341811016990000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06695E+018" calcext:value-type="float">
            <text:p>1462341811066950000</text:p>
          </table:table-cell>
          <table:table-cell table:formula="of:=[.A263]-[.$A$2]" office:value-type="float" office:value="13050069760" calcext:value-type="float">
            <text:p>13050069760</text:p>
          </table:table-cell>
          <table:table-cell table:formula="of:=[.B263]/[.$B$3]" office:value-type="float" office:value="260.11641672237" calcext:value-type="float">
            <text:p>260</text:p>
          </table:table-cell>
          <table:table-cell office:value-type="float" office:value="0.635842502117" calcext:value-type="float">
            <text:p>0.6358425021</text:p>
          </table:table-cell>
          <table:table-cell/>
          <table:table-cell office:value-type="float" office:value="1.46234181106695E+018" calcext:value-type="float">
            <text:p>1462341811066950000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117E+018" calcext:value-type="float">
            <text:p>1462341811117000000</text:p>
          </table:table-cell>
          <table:table-cell table:formula="of:=[.A264]-[.$A$2]" office:value-type="float" office:value="13100120064" calcext:value-type="float">
            <text:p>13100120064</text:p>
          </table:table-cell>
          <table:table-cell table:formula="of:=[.B264]/[.$B$3]" office:value-type="float" office:value="261.11402868704" calcext:value-type="float">
            <text:p>261</text:p>
          </table:table-cell>
          <table:table-cell office:value-type="float" office:value="0.43137550354" calcext:value-type="float">
            <text:p>0.4313755035</text:p>
          </table:table-cell>
          <table:table-cell/>
          <table:table-cell office:value-type="float" office:value="1.462341811117E+018" calcext:value-type="float">
            <text:p>1462341811117000000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16694E+018" calcext:value-type="float">
            <text:p>1462341811166940000</text:p>
          </table:table-cell>
          <table:table-cell table:formula="of:=[.A265]-[.$A$2]" office:value-type="float" office:value="13150059776" calcext:value-type="float">
            <text:p>13150059776</text:p>
          </table:table-cell>
          <table:table-cell table:formula="of:=[.B265]/[.$B$3]" office:value-type="float" office:value="262.109436311404" calcext:value-type="float">
            <text:p>262</text:p>
          </table:table-cell>
          <table:table-cell office:value-type="float" office:value="0.428882002831" calcext:value-type="float">
            <text:p>0.4288820028</text:p>
          </table:table-cell>
          <table:table-cell/>
          <table:table-cell office:value-type="float" office:value="1.46234181116694E+018" calcext:value-type="float">
            <text:p>146234181116694000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217E+018" calcext:value-type="float">
            <text:p>1462341811217000000</text:p>
          </table:table-cell>
          <table:table-cell table:formula="of:=[.A266]-[.$A$2]" office:value-type="float" office:value="13200119808" calcext:value-type="float">
            <text:p>13200119808</text:p>
          </table:table-cell>
          <table:table-cell table:formula="of:=[.B266]/[.$B$3]" office:value-type="float" office:value="263.107242176378" calcext:value-type="float">
            <text:p>263</text:p>
          </table:table-cell>
          <table:table-cell office:value-type="float" office:value="0.436362504959" calcext:value-type="float">
            <text:p>0.436362505</text:p>
          </table:table-cell>
          <table:table-cell/>
          <table:table-cell office:value-type="float" office:value="1.462341811217E+018" calcext:value-type="float">
            <text:p>1462341811217000000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2669E+018" calcext:value-type="float">
            <text:p>1462341811266900000</text:p>
          </table:table-cell>
          <table:table-cell table:formula="of:=[.A267]-[.$A$2]" office:value-type="float" office:value="13250019840" calcext:value-type="float">
            <text:p>13250019840</text:p>
          </table:table-cell>
          <table:table-cell table:formula="of:=[.B267]/[.$B$3]" office:value-type="float" office:value="264.101858891605" calcext:value-type="float">
            <text:p>264</text:p>
          </table:table-cell>
          <table:table-cell office:value-type="float" office:value="0.43386900425" calcext:value-type="float">
            <text:p>0.4338690043</text:p>
          </table:table-cell>
          <table:table-cell/>
          <table:table-cell office:value-type="float" office:value="1.4623418112669E+018" calcext:value-type="float">
            <text:p>146234181126690000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3169E+018" calcext:value-type="float">
            <text:p>1462341811316900000</text:p>
          </table:table-cell>
          <table:table-cell table:formula="of:=[.A268]-[.$A$2]" office:value-type="float" office:value="13300019968" calcext:value-type="float">
            <text:p>13300019968</text:p>
          </table:table-cell>
          <table:table-cell table:formula="of:=[.B268]/[.$B$3]" office:value-type="float" office:value="265.098470738913" calcext:value-type="float">
            <text:p>265</text:p>
          </table:table-cell>
          <table:table-cell office:value-type="float" office:value="0.446336507797" calcext:value-type="float">
            <text:p>0.4463365078</text:p>
          </table:table-cell>
          <table:table-cell/>
          <table:table-cell office:value-type="float" office:value="1.4623418113169E+018" calcext:value-type="float">
            <text:p>1462341811316900000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3669E+018" calcext:value-type="float">
            <text:p>1462341811366900000</text:p>
          </table:table-cell>
          <table:table-cell table:formula="of:=[.A269]-[.$A$2]" office:value-type="float" office:value="13350019840" calcext:value-type="float">
            <text:p>13350019840</text:p>
          </table:table-cell>
          <table:table-cell table:formula="of:=[.B269]/[.$B$3]" office:value-type="float" office:value="266.095077483582" calcext:value-type="float">
            <text:p>266</text:p>
          </table:table-cell>
          <table:table-cell office:value-type="float" office:value="0.428882002831" calcext:value-type="float">
            <text:p>0.4288820028</text:p>
          </table:table-cell>
          <table:table-cell/>
          <table:table-cell office:value-type="float" office:value="1.4623418113669E+018" calcext:value-type="float">
            <text:p>146234181136690000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417E+018" calcext:value-type="float">
            <text:p>1462341811417000000</text:p>
          </table:table-cell>
          <table:table-cell table:formula="of:=[.A270]-[.$A$2]" office:value-type="float" office:value="13400119808" calcext:value-type="float">
            <text:p>13400119808</text:p>
          </table:table-cell>
          <table:table-cell table:formula="of:=[.B270]/[.$B$3]" office:value-type="float" office:value="267.093679360333" calcext:value-type="float">
            <text:p>267</text:p>
          </table:table-cell>
          <table:table-cell office:value-type="float" office:value="0.461297512054" calcext:value-type="float">
            <text:p>0.4612975121</text:p>
          </table:table-cell>
          <table:table-cell/>
          <table:table-cell office:value-type="float" office:value="1.462341811417E+018" calcext:value-type="float">
            <text:p>146234181141700000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46704E+018" calcext:value-type="float">
            <text:p>1462341811467040000</text:p>
          </table:table-cell>
          <table:table-cell table:formula="of:=[.A271]-[.$A$2]" office:value-type="float" office:value="13450159872" calcext:value-type="float">
            <text:p>13450159872</text:p>
          </table:table-cell>
          <table:table-cell table:formula="of:=[.B271]/[.$B$3]" office:value-type="float" office:value="268.091087219419" calcext:value-type="float">
            <text:p>268</text:p>
          </table:table-cell>
          <table:table-cell office:value-type="float" office:value="0.498700022697" calcext:value-type="float">
            <text:p>0.4987000227</text:p>
          </table:table-cell>
          <table:table-cell/>
          <table:table-cell office:value-type="float" office:value="1.46234181146704E+018" calcext:value-type="float">
            <text:p>14623418114670400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51694E+018" calcext:value-type="float">
            <text:p>1462341811516940000</text:p>
          </table:table-cell>
          <table:table-cell table:formula="of:=[.A272]-[.$A$2]" office:value-type="float" office:value="13500059904" calcext:value-type="float">
            <text:p>13500059904</text:p>
          </table:table-cell>
          <table:table-cell table:formula="of:=[.B272]/[.$B$3]" office:value-type="float" office:value="269.085703934645" calcext:value-type="float">
            <text:p>269</text:p>
          </table:table-cell>
          <table:table-cell office:value-type="float" office:value="0.436362504959" calcext:value-type="float">
            <text:p>0.436362505</text:p>
          </table:table-cell>
          <table:table-cell/>
          <table:table-cell office:value-type="float" office:value="1.46234181151694E+018" calcext:value-type="float">
            <text:p>146234181151694000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56687E+018" calcext:value-type="float">
            <text:p>1462341811566870000</text:p>
          </table:table-cell>
          <table:table-cell table:formula="of:=[.A273]-[.$A$2]" office:value-type="float" office:value="13549989888" calcext:value-type="float">
            <text:p>13549989888</text:p>
          </table:table-cell>
          <table:table-cell table:formula="of:=[.B273]/[.$B$3]" office:value-type="float" office:value="270.080917658705" calcext:value-type="float">
            <text:p>270</text:p>
          </table:table-cell>
          <table:table-cell office:value-type="float" office:value="0.408933997154" calcext:value-type="float">
            <text:p>0.4089339972</text:p>
          </table:table-cell>
          <table:table-cell/>
          <table:table-cell office:value-type="float" office:value="1.46234181156687E+018" calcext:value-type="float">
            <text:p>146234181156687000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61708E+018" calcext:value-type="float">
            <text:p>1462341811617080000</text:p>
          </table:table-cell>
          <table:table-cell table:formula="of:=[.A274]-[.$A$2]" office:value-type="float" office:value="13600199936" calcext:value-type="float">
            <text:p>13600199936</text:p>
          </table:table-cell>
          <table:table-cell table:formula="of:=[.B274]/[.$B$3]" office:value-type="float" office:value="271.081713670482" calcext:value-type="float">
            <text:p>271</text:p>
          </table:table-cell>
          <table:table-cell office:value-type="float" office:value="0.406440496445" calcext:value-type="float">
            <text:p>0.4064404964</text:p>
          </table:table-cell>
          <table:table-cell/>
          <table:table-cell office:value-type="float" office:value="1.46234181161708E+018" calcext:value-type="float">
            <text:p>146234181161708000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66694E+018" calcext:value-type="float">
            <text:p>1462341811666940000</text:p>
          </table:table-cell>
          <table:table-cell table:formula="of:=[.A275]-[.$A$2]" office:value-type="float" office:value="13650059776" calcext:value-type="float">
            <text:p>13650059776</text:p>
          </table:table-cell>
          <table:table-cell table:formula="of:=[.B275]/[.$B$3]" office:value-type="float" office:value="272.075529271292" calcext:value-type="float">
            <text:p>272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1166694E+018" calcext:value-type="float">
            <text:p>146234181166694000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71693E+018" calcext:value-type="float">
            <text:p>1462341811716930000</text:p>
          </table:table-cell>
          <table:table-cell table:formula="of:=[.A276]-[.$A$2]" office:value-type="float" office:value="13700049920" calcext:value-type="float">
            <text:p>13700049920</text:p>
          </table:table-cell>
          <table:table-cell table:formula="of:=[.B276]/[.$B$3]" office:value-type="float" office:value="273.071942115656" calcext:value-type="float">
            <text:p>273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1171693E+018" calcext:value-type="float">
            <text:p>146234181171693000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76695E+018" calcext:value-type="float">
            <text:p>1462341811766950000</text:p>
          </table:table-cell>
          <table:table-cell table:formula="of:=[.A277]-[.$A$2]" office:value-type="float" office:value="13750069760" calcext:value-type="float">
            <text:p>13750069760</text:p>
          </table:table-cell>
          <table:table-cell table:formula="of:=[.B277]/[.$B$3]" office:value-type="float" office:value="274.068946866214" calcext:value-type="float">
            <text:p>274</text:p>
          </table:table-cell>
          <table:table-cell office:value-type="float" office:value="0.396466493607" calcext:value-type="float">
            <text:p>0.3964664936</text:p>
          </table:table-cell>
          <table:table-cell/>
          <table:table-cell office:value-type="float" office:value="1.46234181176695E+018" calcext:value-type="float">
            <text:p>146234181176695000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81702E+018" calcext:value-type="float">
            <text:p>1462341811817020000</text:p>
          </table:table-cell>
          <table:table-cell table:formula="of:=[.A278]-[.$A$2]" office:value-type="float" office:value="13800139776" calcext:value-type="float">
            <text:p>13800139776</text:p>
          </table:table-cell>
          <table:table-cell table:formula="of:=[.B278]/[.$B$3]" office:value-type="float" office:value="275.066951734132" calcext:value-type="float">
            <text:p>275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1181702E+018" calcext:value-type="float">
            <text:p>146234181181702000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86701E+018" calcext:value-type="float">
            <text:p>1462341811867010000</text:p>
          </table:table-cell>
          <table:table-cell table:formula="of:=[.A279]-[.$A$2]" office:value-type="float" office:value="13850129920" calcext:value-type="float">
            <text:p>13850129920</text:p>
          </table:table-cell>
          <table:table-cell table:formula="of:=[.B279]/[.$B$3]" office:value-type="float" office:value="276.063364578496" calcext:value-type="float">
            <text:p>276</text:p>
          </table:table-cell>
          <table:table-cell office:value-type="float" office:value="0.553556978703" calcext:value-type="float">
            <text:p>0.5535569787</text:p>
          </table:table-cell>
          <table:table-cell/>
          <table:table-cell office:value-type="float" office:value="1.46234181186701E+018" calcext:value-type="float">
            <text:p>146234181186701000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91693E+018" calcext:value-type="float">
            <text:p>1462341811916930000</text:p>
          </table:table-cell>
          <table:table-cell table:formula="of:=[.A280]-[.$A$2]" office:value-type="float" office:value="13900049920" calcext:value-type="float">
            <text:p>13900049920</text:p>
          </table:table-cell>
          <table:table-cell table:formula="of:=[.B280]/[.$B$3]" office:value-type="float" office:value="277.058379299612" calcext:value-type="float">
            <text:p>277</text:p>
          </table:table-cell>
          <table:table-cell office:value-type="float" office:value="0.381505489349" calcext:value-type="float">
            <text:p>0.3815054893</text:p>
          </table:table-cell>
          <table:table-cell/>
          <table:table-cell office:value-type="float" office:value="1.46234181191693E+018" calcext:value-type="float">
            <text:p>146234181191693000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196693E+018" calcext:value-type="float">
            <text:p>1462341811966930000</text:p>
          </table:table-cell>
          <table:table-cell table:formula="of:=[.A281]-[.$A$2]" office:value-type="float" office:value="13950049792" calcext:value-type="float">
            <text:p>13950049792</text:p>
          </table:table-cell>
          <table:table-cell table:formula="of:=[.B281]/[.$B$3]" office:value-type="float" office:value="278.054986044281" calcext:value-type="float">
            <text:p>278</text:p>
          </table:table-cell>
          <table:table-cell office:value-type="float" office:value="0.371531486511" calcext:value-type="float">
            <text:p>0.3715314865</text:p>
          </table:table-cell>
          <table:table-cell/>
          <table:table-cell office:value-type="float" office:value="1.46234181196693E+018" calcext:value-type="float">
            <text:p>14623418119669300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01694E+018" calcext:value-type="float">
            <text:p>1462341812016940000</text:p>
          </table:table-cell>
          <table:table-cell table:formula="of:=[.A282]-[.$A$2]" office:value-type="float" office:value="14000059904" calcext:value-type="float">
            <text:p>14000059904</text:p>
          </table:table-cell>
          <table:table-cell table:formula="of:=[.B282]/[.$B$3]" office:value-type="float" office:value="279.051796894534" calcext:value-type="float">
            <text:p>279</text:p>
          </table:table-cell>
          <table:table-cell office:value-type="float" office:value="0.364050984383" calcext:value-type="float">
            <text:p>0.3640509844</text:p>
          </table:table-cell>
          <table:table-cell/>
          <table:table-cell office:value-type="float" office:value="1.46234181201694E+018" calcext:value-type="float">
            <text:p>146234181201694000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06699E+018" calcext:value-type="float">
            <text:p>1462341812066990000</text:p>
          </table:table-cell>
          <table:table-cell table:formula="of:=[.A283]-[.$A$2]" office:value-type="float" office:value="14050109952" calcext:value-type="float">
            <text:p>14050109952</text:p>
          </table:table-cell>
          <table:table-cell table:formula="of:=[.B283]/[.$B$3]" office:value-type="float" office:value="280.049403756563" calcext:value-type="float">
            <text:p>280</text:p>
          </table:table-cell>
          <table:table-cell office:value-type="float" office:value="0.364050984383" calcext:value-type="float">
            <text:p>0.3640509844</text:p>
          </table:table-cell>
          <table:table-cell/>
          <table:table-cell office:value-type="float" office:value="1.46234181206699E+018" calcext:value-type="float">
            <text:p>146234181206699000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11688E+018" calcext:value-type="float">
            <text:p>1462341812116880000</text:p>
          </table:table-cell>
          <table:table-cell table:formula="of:=[.A284]-[.$A$2]" office:value-type="float" office:value="14100000000" calcext:value-type="float">
            <text:p>14100000000</text:p>
          </table:table-cell>
          <table:table-cell table:formula="of:=[.B284]/[.$B$3]" office:value-type="float" office:value="281.043821468846" calcext:value-type="float">
            <text:p>281</text:p>
          </table:table-cell>
          <table:table-cell office:value-type="float" office:value="0.361557483673" calcext:value-type="float">
            <text:p>0.3615574837</text:p>
          </table:table-cell>
          <table:table-cell/>
          <table:table-cell office:value-type="float" office:value="1.46234181211688E+018" calcext:value-type="float">
            <text:p>146234181211688000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16696E+018" calcext:value-type="float">
            <text:p>1462341812166960000</text:p>
          </table:table-cell>
          <table:table-cell table:formula="of:=[.A285]-[.$A$2]" office:value-type="float" office:value="14150080000" calcext:value-type="float">
            <text:p>14150080000</text:p>
          </table:table-cell>
          <table:table-cell table:formula="of:=[.B285]/[.$B$3]" office:value-type="float" office:value="282.042025339708" calcext:value-type="float">
            <text:p>282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1216696E+018" calcext:value-type="float">
            <text:p>146234181216696000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21691E+018" calcext:value-type="float">
            <text:p>1462341812216910000</text:p>
          </table:table-cell>
          <table:table-cell table:formula="of:=[.A286]-[.$A$2]" office:value-type="float" office:value="14200029952" calcext:value-type="float">
            <text:p>14200029952</text:p>
          </table:table-cell>
          <table:table-cell table:formula="of:=[.B286]/[.$B$3]" office:value-type="float" office:value="283.037637069656" calcext:value-type="float">
            <text:p>283</text:p>
          </table:table-cell>
          <table:table-cell office:value-type="float" office:value="0.364051014185" calcext:value-type="float">
            <text:p>0.3640510142</text:p>
          </table:table-cell>
          <table:table-cell/>
          <table:table-cell office:value-type="float" office:value="1.46234181221691E+018" calcext:value-type="float">
            <text:p>146234181221691000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26691E+018" calcext:value-type="float">
            <text:p>1462341812266910000</text:p>
          </table:table-cell>
          <table:table-cell table:formula="of:=[.A287]-[.$A$2]" office:value-type="float" office:value="14250029824" calcext:value-type="float">
            <text:p>14250029824</text:p>
          </table:table-cell>
          <table:table-cell table:formula="of:=[.B287]/[.$B$3]" office:value-type="float" office:value="284.034243814325" calcext:value-type="float">
            <text:p>284</text:p>
          </table:table-cell>
          <table:table-cell office:value-type="float" office:value="0.366544485092" calcext:value-type="float">
            <text:p>0.3665444851</text:p>
          </table:table-cell>
          <table:table-cell/>
          <table:table-cell office:value-type="float" office:value="1.46234181226691E+018" calcext:value-type="float">
            <text:p>146234181226691000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31693E+018" calcext:value-type="float">
            <text:p>1462341812316930000</text:p>
          </table:table-cell>
          <table:table-cell table:formula="of:=[.A288]-[.$A$2]" office:value-type="float" office:value="14300049920" calcext:value-type="float">
            <text:p>14300049920</text:p>
          </table:table-cell>
          <table:table-cell table:formula="of:=[.B288]/[.$B$3]" office:value-type="float" office:value="285.031253667522" calcext:value-type="float">
            <text:p>285</text:p>
          </table:table-cell>
          <table:table-cell office:value-type="float" office:value="0.354077011347" calcext:value-type="float">
            <text:p>0.3540770113</text:p>
          </table:table-cell>
          <table:table-cell/>
          <table:table-cell office:value-type="float" office:value="1.46234181231693E+018" calcext:value-type="float">
            <text:p>146234181231693000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36692E+018" calcext:value-type="float">
            <text:p>1462341812366920000</text:p>
          </table:table-cell>
          <table:table-cell table:formula="of:=[.A289]-[.$A$2]" office:value-type="float" office:value="14350040064" calcext:value-type="float">
            <text:p>14350040064</text:p>
          </table:table-cell>
          <table:table-cell table:formula="of:=[.B289]/[.$B$3]" office:value-type="float" office:value="286.027666511887" calcext:value-type="float">
            <text:p>286</text:p>
          </table:table-cell>
          <table:table-cell office:value-type="float" office:value="0.364050984383" calcext:value-type="float">
            <text:p>0.3640509844</text:p>
          </table:table-cell>
          <table:table-cell/>
          <table:table-cell office:value-type="float" office:value="1.46234181236692E+018" calcext:value-type="float">
            <text:p>146234181236692000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41703E+018" calcext:value-type="float">
            <text:p>1462341812417030000</text:p>
          </table:table-cell>
          <table:table-cell table:formula="of:=[.A290]-[.$A$2]" office:value-type="float" office:value="14400149760" calcext:value-type="float">
            <text:p>14400149760</text:p>
          </table:table-cell>
          <table:table-cell table:formula="of:=[.B290]/[.$B$3]" office:value-type="float" office:value="287.026462288942" calcext:value-type="float">
            <text:p>287</text:p>
          </table:table-cell>
          <table:table-cell office:value-type="float" office:value="0.374024987221" calcext:value-type="float">
            <text:p>0.3740249872</text:p>
          </table:table-cell>
          <table:table-cell/>
          <table:table-cell office:value-type="float" office:value="1.46234181241703E+018" calcext:value-type="float">
            <text:p>146234181241703000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46693E+018" calcext:value-type="float">
            <text:p>1462341812466930000</text:p>
          </table:table-cell>
          <table:table-cell table:formula="of:=[.A291]-[.$A$2]" office:value-type="float" office:value="14450050048" calcext:value-type="float">
            <text:p>14450050048</text:p>
          </table:table-cell>
          <table:table-cell table:formula="of:=[.B291]/[.$B$3]" office:value-type="float" office:value="288.021084106808" calcext:value-type="float">
            <text:p>288</text:p>
          </table:table-cell>
          <table:table-cell office:value-type="float" office:value="0.374024987221" calcext:value-type="float">
            <text:p>0.3740249872</text:p>
          </table:table-cell>
          <table:table-cell/>
          <table:table-cell office:value-type="float" office:value="1.46234181246693E+018" calcext:value-type="float">
            <text:p>14623418124669300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51689E+018" calcext:value-type="float">
            <text:p>1462341812516890000</text:p>
          </table:table-cell>
          <table:table-cell table:formula="of:=[.A292]-[.$A$2]" office:value-type="float" office:value="14500009984" calcext:value-type="float">
            <text:p>14500009984</text:p>
          </table:table-cell>
          <table:table-cell table:formula="of:=[.B292]/[.$B$3]" office:value-type="float" office:value="289.016894839701" calcext:value-type="float">
            <text:p>289</text:p>
          </table:table-cell>
          <table:table-cell office:value-type="float" office:value="0.364050984383" calcext:value-type="float">
            <text:p>0.3640509844</text:p>
          </table:table-cell>
          <table:table-cell/>
          <table:table-cell office:value-type="float" office:value="1.46234181251689E+018" calcext:value-type="float">
            <text:p>1462341812516890000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56693E+018" calcext:value-type="float">
            <text:p>1462341812566930000</text:p>
          </table:table-cell>
          <table:table-cell table:formula="of:=[.A293]-[.$A$2]" office:value-type="float" office:value="14550050048" calcext:value-type="float">
            <text:p>14550050048</text:p>
          </table:table-cell>
          <table:table-cell table:formula="of:=[.B293]/[.$B$3]" office:value-type="float" office:value="290.014302698786" calcext:value-type="float">
            <text:p>290</text:p>
          </table:table-cell>
          <table:table-cell office:value-type="float" office:value="0.346596479416" calcext:value-type="float">
            <text:p>0.3465964794</text:p>
          </table:table-cell>
          <table:table-cell/>
          <table:table-cell office:value-type="float" office:value="1.46234181256693E+018" calcext:value-type="float">
            <text:p>146234181256693000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61705E+018" calcext:value-type="float">
            <text:p>1462341812617050000</text:p>
          </table:table-cell>
          <table:table-cell table:formula="of:=[.A294]-[.$A$2]" office:value-type="float" office:value="14600169984" calcext:value-type="float">
            <text:p>14600169984</text:p>
          </table:table-cell>
          <table:table-cell table:formula="of:=[.B294]/[.$B$3]" office:value-type="float" office:value="291.013302581425" calcext:value-type="float">
            <text:p>291</text:p>
          </table:table-cell>
          <table:table-cell office:value-type="float" office:value="0.349090009928" calcext:value-type="float">
            <text:p>0.3490900099</text:p>
          </table:table-cell>
          <table:table-cell/>
          <table:table-cell office:value-type="float" office:value="1.46234181261705E+018" calcext:value-type="float">
            <text:p>146234181261705000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66707E+018" calcext:value-type="float">
            <text:p>1462341812667070000</text:p>
          </table:table-cell>
          <table:table-cell table:formula="of:=[.A295]-[.$A$2]" office:value-type="float" office:value="14650189824" calcext:value-type="float">
            <text:p>14650189824</text:p>
          </table:table-cell>
          <table:table-cell table:formula="of:=[.B295]/[.$B$3]" office:value-type="float" office:value="292.010307331983" calcext:value-type="float">
            <text:p>292</text:p>
          </table:table-cell>
          <table:table-cell office:value-type="float" office:value="0.361557513475" calcext:value-type="float">
            <text:p>0.3615575135</text:p>
          </table:table-cell>
          <table:table-cell/>
          <table:table-cell office:value-type="float" office:value="1.46234181266707E+018" calcext:value-type="float">
            <text:p>146234181266707000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71688E+018" calcext:value-type="float">
            <text:p>1462341812716880000</text:p>
          </table:table-cell>
          <table:table-cell table:formula="of:=[.A296]-[.$A$2]" office:value-type="float" office:value="14699999744" calcext:value-type="float">
            <text:p>14699999744</text:p>
          </table:table-cell>
          <table:table-cell table:formula="of:=[.B296]/[.$B$3]" office:value-type="float" office:value="293.003127918072" calcext:value-type="float">
            <text:p>293</text:p>
          </table:table-cell>
          <table:table-cell office:value-type="float" office:value="0.356570512056" calcext:value-type="float">
            <text:p>0.3565705121</text:p>
          </table:table-cell>
          <table:table-cell/>
          <table:table-cell office:value-type="float" office:value="1.46234181271688E+018" calcext:value-type="float">
            <text:p>1462341812716880000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76693E+018" calcext:value-type="float">
            <text:p>1462341812766930000</text:p>
          </table:table-cell>
          <table:table-cell table:formula="of:=[.A297]-[.$A$2]" office:value-type="float" office:value="14750050048" calcext:value-type="float">
            <text:p>14750050048</text:p>
          </table:table-cell>
          <table:table-cell table:formula="of:=[.B297]/[.$B$3]" office:value-type="float" office:value="294.000739882741" calcext:value-type="float">
            <text:p>294</text:p>
          </table:table-cell>
          <table:table-cell office:value-type="float" office:value="0.359064012766" calcext:value-type="float">
            <text:p>0.3590640128</text:p>
          </table:table-cell>
          <table:table-cell/>
          <table:table-cell office:value-type="float" office:value="1.46234181276693E+018" calcext:value-type="float">
            <text:p>1462341812766930000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817E+018" calcext:value-type="float">
            <text:p>1462341812817000000</text:p>
          </table:table-cell>
          <table:table-cell table:formula="of:=[.A298]-[.$A$2]" office:value-type="float" office:value="14800119808" calcext:value-type="float">
            <text:p>14800119808</text:p>
          </table:table-cell>
          <table:table-cell table:formula="of:=[.B298]/[.$B$3]" office:value-type="float" office:value="294.99873964802" calcext:value-type="float">
            <text:p>295</text:p>
          </table:table-cell>
          <table:table-cell office:value-type="float" office:value="0.361557513475" calcext:value-type="float">
            <text:p>0.3615575135</text:p>
          </table:table-cell>
          <table:table-cell/>
          <table:table-cell office:value-type="float" office:value="1.462341812817E+018" calcext:value-type="float">
            <text:p>146234181281700000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86693E+018" calcext:value-type="float">
            <text:p>1462341812866930000</text:p>
          </table:table-cell>
          <table:table-cell table:formula="of:=[.A299]-[.$A$2]" office:value-type="float" office:value="14850050048" calcext:value-type="float">
            <text:p>14850050048</text:p>
          </table:table-cell>
          <table:table-cell table:formula="of:=[.B299]/[.$B$3]" office:value-type="float" office:value="295.993958474719" calcext:value-type="float">
            <text:p>296</text:p>
          </table:table-cell>
          <table:table-cell office:value-type="float" office:value="0.371531486511" calcext:value-type="float">
            <text:p>0.3715314865</text:p>
          </table:table-cell>
          <table:table-cell/>
          <table:table-cell office:value-type="float" office:value="1.46234181286693E+018" calcext:value-type="float">
            <text:p>1462341812866930000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91692E+018" calcext:value-type="float">
            <text:p>1462341812916920000</text:p>
          </table:table-cell>
          <table:table-cell table:formula="of:=[.A300]-[.$A$2]" office:value-type="float" office:value="14900039680" calcext:value-type="float">
            <text:p>14900039680</text:p>
          </table:table-cell>
          <table:table-cell table:formula="of:=[.B300]/[.$B$3]" office:value-type="float" office:value="296.990361113804" calcext:value-type="float">
            <text:p>297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1291692E+018" calcext:value-type="float">
            <text:p>1462341812916920000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296694E+018" calcext:value-type="float">
            <text:p>1462341812966940000</text:p>
          </table:table-cell>
          <table:table-cell table:formula="of:=[.A301]-[.$A$2]" office:value-type="float" office:value="14950059776" calcext:value-type="float">
            <text:p>14950059776</text:p>
          </table:table-cell>
          <table:table-cell table:formula="of:=[.B301]/[.$B$3]" office:value-type="float" office:value="297.987370967001" calcext:value-type="float">
            <text:p>298</text:p>
          </table:table-cell>
          <table:table-cell office:value-type="float" office:value="0.371531486511" calcext:value-type="float">
            <text:p>0.3715314865</text:p>
          </table:table-cell>
          <table:table-cell/>
          <table:table-cell office:value-type="float" office:value="1.46234181296694E+018" calcext:value-type="float">
            <text:p>146234181296694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01698E+018" calcext:value-type="float">
            <text:p>1462341813016980000</text:p>
          </table:table-cell>
          <table:table-cell table:formula="of:=[.A302]-[.$A$2]" office:value-type="float" office:value="15000099840" calcext:value-type="float">
            <text:p>15000099840</text:p>
          </table:table-cell>
          <table:table-cell table:formula="of:=[.B302]/[.$B$3]" office:value-type="float" office:value="298.984778826087" calcext:value-type="float">
            <text:p>299</text:p>
          </table:table-cell>
          <table:table-cell office:value-type="float" office:value="0.37901198864" calcext:value-type="float">
            <text:p>0.3790119886</text:p>
          </table:table-cell>
          <table:table-cell/>
          <table:table-cell office:value-type="float" office:value="1.46234181301698E+018" calcext:value-type="float">
            <text:p>1462341813016980000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06694E+018" calcext:value-type="float">
            <text:p>1462341813066940000</text:p>
          </table:table-cell>
          <table:table-cell table:formula="of:=[.A303]-[.$A$2]" office:value-type="float" office:value="15050059776" calcext:value-type="float">
            <text:p>15050059776</text:p>
          </table:table-cell>
          <table:table-cell table:formula="of:=[.B303]/[.$B$3]" office:value-type="float" office:value="299.980589558979" calcext:value-type="float">
            <text:p>300</text:p>
          </table:table-cell>
          <table:table-cell office:value-type="float" office:value="0.366544485092" calcext:value-type="float">
            <text:p>0.3665444851</text:p>
          </table:table-cell>
          <table:table-cell/>
          <table:table-cell office:value-type="float" office:value="1.46234181306694E+018" calcext:value-type="float">
            <text:p>1462341813066940000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11693E+018" calcext:value-type="float">
            <text:p>1462341813116930000</text:p>
          </table:table-cell>
          <table:table-cell table:formula="of:=[.A304]-[.$A$2]" office:value-type="float" office:value="15100049920" calcext:value-type="float">
            <text:p>15100049920</text:p>
          </table:table-cell>
          <table:table-cell table:formula="of:=[.B304]/[.$B$3]" office:value-type="float" office:value="300.977002403343" calcext:value-type="float">
            <text:p>301</text:p>
          </table:table-cell>
          <table:table-cell office:value-type="float" office:value="0.556050479412" calcext:value-type="float">
            <text:p>0.5560504794</text:p>
          </table:table-cell>
          <table:table-cell/>
          <table:table-cell office:value-type="float" office:value="1.46234181311693E+018" calcext:value-type="float">
            <text:p>1462341813116930000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16699E+018" calcext:value-type="float">
            <text:p>1462341813166990000</text:p>
          </table:table-cell>
          <table:table-cell table:formula="of:=[.A305]-[.$A$2]" office:value-type="float" office:value="15150109952" calcext:value-type="float">
            <text:p>15150109952</text:p>
          </table:table-cell>
          <table:table-cell table:formula="of:=[.B305]/[.$B$3]" office:value-type="float" office:value="301.974808268317" calcext:value-type="float">
            <text:p>302</text:p>
          </table:table-cell>
          <table:table-cell office:value-type="float" office:value="0.361557483673" calcext:value-type="float">
            <text:p>0.3615574837</text:p>
          </table:table-cell>
          <table:table-cell/>
          <table:table-cell office:value-type="float" office:value="1.46234181316699E+018" calcext:value-type="float">
            <text:p>1462341813166990000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21714E+018" calcext:value-type="float">
            <text:p>1462341813217140000</text:p>
          </table:table-cell>
          <table:table-cell table:formula="of:=[.A306]-[.$A$2]" office:value-type="float" office:value="15200259840" calcext:value-type="float">
            <text:p>15200259840</text:p>
          </table:table-cell>
          <table:table-cell table:formula="of:=[.B306]/[.$B$3]" office:value-type="float" office:value="302.974405159789" calcext:value-type="float">
            <text:p>303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1321714E+018" calcext:value-type="float">
            <text:p>1462341813217140000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267E+018" calcext:value-type="float">
            <text:p>1462341813267000000</text:p>
          </table:table-cell>
          <table:table-cell table:formula="of:=[.A307]-[.$A$2]" office:value-type="float" office:value="15250119680" calcext:value-type="float">
            <text:p>15250119680</text:p>
          </table:table-cell>
          <table:table-cell table:formula="of:=[.B307]/[.$B$3]" office:value-type="float" office:value="303.968220760599" calcext:value-type="float">
            <text:p>304</text:p>
          </table:table-cell>
          <table:table-cell office:value-type="float" office:value="0.381505489349" calcext:value-type="float">
            <text:p>0.3815054893</text:p>
          </table:table-cell>
          <table:table-cell/>
          <table:table-cell office:value-type="float" office:value="1.462341813267E+018" calcext:value-type="float">
            <text:p>146234181326700000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31693E+018" calcext:value-type="float">
            <text:p>1462341813316930000</text:p>
          </table:table-cell>
          <table:table-cell table:formula="of:=[.A308]-[.$A$2]" office:value-type="float" office:value="15300049664" calcext:value-type="float">
            <text:p>15300049664</text:p>
          </table:table-cell>
          <table:table-cell table:formula="of:=[.B308]/[.$B$3]" office:value-type="float" office:value="304.963434484659" calcext:value-type="float">
            <text:p>305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1331693E+018" calcext:value-type="float">
            <text:p>1462341813316930000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36696E+018" calcext:value-type="float">
            <text:p>1462341813366960000</text:p>
          </table:table-cell>
          <table:table-cell table:formula="of:=[.A309]-[.$A$2]" office:value-type="float" office:value="15350079744" calcext:value-type="float">
            <text:p>15350079744</text:p>
          </table:table-cell>
          <table:table-cell table:formula="of:=[.B309]/[.$B$3]" office:value-type="float" office:value="305.9606433408" calcext:value-type="float">
            <text:p>306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1336696E+018" calcext:value-type="float">
            <text:p>146234181336696000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41696E+018" calcext:value-type="float">
            <text:p>1462341813416960000</text:p>
          </table:table-cell>
          <table:table-cell table:formula="of:=[.A310]-[.$A$2]" office:value-type="float" office:value="15400079872" calcext:value-type="float">
            <text:p>15400079872</text:p>
          </table:table-cell>
          <table:table-cell table:formula="of:=[.B310]/[.$B$3]" office:value-type="float" office:value="306.957255188109" calcext:value-type="float">
            <text:p>307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1341696E+018" calcext:value-type="float">
            <text:p>1462341813416960000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46694E+018" calcext:value-type="float">
            <text:p>1462341813466940000</text:p>
          </table:table-cell>
          <table:table-cell table:formula="of:=[.A311]-[.$A$2]" office:value-type="float" office:value="15450059776" calcext:value-type="float">
            <text:p>15450059776</text:p>
          </table:table-cell>
          <table:table-cell table:formula="of:=[.B311]/[.$B$3]" office:value-type="float" office:value="307.953463926889" calcext:value-type="float">
            <text:p>308</text:p>
          </table:table-cell>
          <table:table-cell office:value-type="float" office:value="0.396466493607" calcext:value-type="float">
            <text:p>0.3964664936</text:p>
          </table:table-cell>
          <table:table-cell/>
          <table:table-cell office:value-type="float" office:value="1.46234181346694E+018" calcext:value-type="float">
            <text:p>14623418134669400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51689E+018" calcext:value-type="float">
            <text:p>1462341813516890000</text:p>
          </table:table-cell>
          <table:table-cell table:formula="of:=[.A312]-[.$A$2]" office:value-type="float" office:value="15500009728" calcext:value-type="float">
            <text:p>15500009728</text:p>
          </table:table-cell>
          <table:table-cell table:formula="of:=[.B312]/[.$B$3]" office:value-type="float" office:value="308.949075656837" calcext:value-type="float">
            <text:p>309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1351689E+018" calcext:value-type="float">
            <text:p>146234181351689000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56693E+018" calcext:value-type="float">
            <text:p>1462341813566930000</text:p>
          </table:table-cell>
          <table:table-cell table:formula="of:=[.A313]-[.$A$2]" office:value-type="float" office:value="15550049792" calcext:value-type="float">
            <text:p>15550049792</text:p>
          </table:table-cell>
          <table:table-cell table:formula="of:=[.B313]/[.$B$3]" office:value-type="float" office:value="309.946483515923" calcext:value-type="float">
            <text:p>310</text:p>
          </table:table-cell>
          <table:table-cell office:value-type="float" office:value="0.369037985802" calcext:value-type="float">
            <text:p>0.3690379858</text:p>
          </table:table-cell>
          <table:table-cell/>
          <table:table-cell office:value-type="float" office:value="1.46234181356693E+018" calcext:value-type="float">
            <text:p>1462341813566930000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61709E+018" calcext:value-type="float">
            <text:p>1462341813617090000</text:p>
          </table:table-cell>
          <table:table-cell table:formula="of:=[.A314]-[.$A$2]" office:value-type="float" office:value="15600209920" calcext:value-type="float">
            <text:p>15600209920</text:p>
          </table:table-cell>
          <table:table-cell table:formula="of:=[.B314]/[.$B$3]" office:value-type="float" office:value="310.946284512979" calcext:value-type="float">
            <text:p>311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1361709E+018" calcext:value-type="float">
            <text:p>1462341813617090000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66708E+018" calcext:value-type="float">
            <text:p>1462341813667080000</text:p>
          </table:table-cell>
          <table:table-cell table:formula="of:=[.A315]-[.$A$2]" office:value-type="float" office:value="15650199808" calcext:value-type="float">
            <text:p>15650199808</text:p>
          </table:table-cell>
          <table:table-cell table:formula="of:=[.B315]/[.$B$3]" office:value-type="float" office:value="311.942692254703" calcext:value-type="float">
            <text:p>312</text:p>
          </table:table-cell>
          <table:table-cell office:value-type="float" office:value="0.398959994316" calcext:value-type="float">
            <text:p>0.3989599943</text:p>
          </table:table-cell>
          <table:table-cell/>
          <table:table-cell office:value-type="float" office:value="1.46234181366708E+018" calcext:value-type="float">
            <text:p>1462341813667080000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71689E+018" calcext:value-type="float">
            <text:p>1462341813716890000</text:p>
          </table:table-cell>
          <table:table-cell table:formula="of:=[.A316]-[.$A$2]" office:value-type="float" office:value="15700009728" calcext:value-type="float">
            <text:p>15700009728</text:p>
          </table:table-cell>
          <table:table-cell table:formula="of:=[.B316]/[.$B$3]" office:value-type="float" office:value="312.935512840793" calcext:value-type="float">
            <text:p>313</text:p>
          </table:table-cell>
          <table:table-cell office:value-type="float" office:value="0.403946995735" calcext:value-type="float">
            <text:p>0.4039469957</text:p>
          </table:table-cell>
          <table:table-cell/>
          <table:table-cell office:value-type="float" office:value="1.46234181371689E+018" calcext:value-type="float">
            <text:p>146234181371689000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76694E+018" calcext:value-type="float">
            <text:p>1462341813766940000</text:p>
          </table:table-cell>
          <table:table-cell table:formula="of:=[.A317]-[.$A$2]" office:value-type="float" office:value="15750059776" calcext:value-type="float">
            <text:p>15750059776</text:p>
          </table:table-cell>
          <table:table-cell table:formula="of:=[.B317]/[.$B$3]" office:value-type="float" office:value="313.933119702822" calcext:value-type="float">
            <text:p>314</text:p>
          </table:table-cell>
          <table:table-cell office:value-type="float" office:value="0.610907495022" calcext:value-type="float">
            <text:p>0.610907495</text:p>
          </table:table-cell>
          <table:table-cell/>
          <table:table-cell office:value-type="float" office:value="1.46234181376694E+018" calcext:value-type="float">
            <text:p>1462341813766940000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81697E+018" calcext:value-type="float">
            <text:p>1462341813816970000</text:p>
          </table:table-cell>
          <table:table-cell table:formula="of:=[.A318]-[.$A$2]" office:value-type="float" office:value="15800089856" calcext:value-type="float">
            <text:p>15800089856</text:p>
          </table:table-cell>
          <table:table-cell table:formula="of:=[.B318]/[.$B$3]" office:value-type="float" office:value="314.930328558964" calcext:value-type="float">
            <text:p>315</text:p>
          </table:table-cell>
          <table:table-cell office:value-type="float" office:value="0.426388502121" calcext:value-type="float">
            <text:p>0.4263885021</text:p>
          </table:table-cell>
          <table:table-cell/>
          <table:table-cell office:value-type="float" office:value="1.46234181381697E+018" calcext:value-type="float">
            <text:p>1462341813816970000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867E+018" calcext:value-type="float">
            <text:p>1462341813867000000</text:p>
          </table:table-cell>
          <table:table-cell table:formula="of:=[.A319]-[.$A$2]" office:value-type="float" office:value="15850119680" calcext:value-type="float">
            <text:p>15850119680</text:p>
          </table:table-cell>
          <table:table-cell table:formula="of:=[.B319]/[.$B$3]" office:value-type="float" office:value="315.927532312465" calcext:value-type="float">
            <text:p>316</text:p>
          </table:table-cell>
          <table:table-cell office:value-type="float" office:value="0.43137550354" calcext:value-type="float">
            <text:p>0.4313755035</text:p>
          </table:table-cell>
          <table:table-cell/>
          <table:table-cell office:value-type="float" office:value="1.462341813867E+018" calcext:value-type="float">
            <text:p>1462341813867000000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91699E+018" calcext:value-type="float">
            <text:p>1462341813916990000</text:p>
          </table:table-cell>
          <table:table-cell table:formula="of:=[.A320]-[.$A$2]" office:value-type="float" office:value="15900109824" calcext:value-type="float">
            <text:p>15900109824</text:p>
          </table:table-cell>
          <table:table-cell table:formula="of:=[.B320]/[.$B$3]" office:value-type="float" office:value="316.92394515683" calcext:value-type="float">
            <text:p>317</text:p>
          </table:table-cell>
          <table:table-cell office:value-type="float" office:value="0.428882002831" calcext:value-type="float">
            <text:p>0.4288820028</text:p>
          </table:table-cell>
          <table:table-cell/>
          <table:table-cell office:value-type="float" office:value="1.46234181391699E+018" calcext:value-type="float">
            <text:p>146234181391699000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396695E+018" calcext:value-type="float">
            <text:p>1462341813966950000</text:p>
          </table:table-cell>
          <table:table-cell table:formula="of:=[.A321]-[.$A$2]" office:value-type="float" office:value="15950069760" calcext:value-type="float">
            <text:p>15950069760</text:p>
          </table:table-cell>
          <table:table-cell table:formula="of:=[.B321]/[.$B$3]" office:value-type="float" office:value="317.919755889722" calcext:value-type="float">
            <text:p>318</text:p>
          </table:table-cell>
          <table:table-cell office:value-type="float" office:value="0.498700022697" calcext:value-type="float">
            <text:p>0.4987000227</text:p>
          </table:table-cell>
          <table:table-cell/>
          <table:table-cell office:value-type="float" office:value="1.46234181396695E+018" calcext:value-type="float">
            <text:p>146234181396695000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01691E+018" calcext:value-type="float">
            <text:p>1462341814016910000</text:p>
          </table:table-cell>
          <table:table-cell table:formula="of:=[.A322]-[.$A$2]" office:value-type="float" office:value="16000029952" calcext:value-type="float">
            <text:p>16000029952</text:p>
          </table:table-cell>
          <table:table-cell table:formula="of:=[.B322]/[.$B$3]" office:value-type="float" office:value="318.915571725253" calcext:value-type="float">
            <text:p>319</text:p>
          </table:table-cell>
          <table:table-cell office:value-type="float" office:value="0.423895001411" calcext:value-type="float">
            <text:p>0.4238950014</text:p>
          </table:table-cell>
          <table:table-cell/>
          <table:table-cell office:value-type="float" office:value="1.46234181401691E+018" calcext:value-type="float">
            <text:p>1462341814016910000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06698E+018" calcext:value-type="float">
            <text:p>1462341814066980000</text:p>
          </table:table-cell>
          <table:table-cell table:formula="of:=[.A323]-[.$A$2]" office:value-type="float" office:value="16050099712" calcext:value-type="float">
            <text:p>16050099712</text:p>
          </table:table-cell>
          <table:table-cell table:formula="of:=[.B323]/[.$B$3]" office:value-type="float" office:value="319.913571490532" calcext:value-type="float">
            <text:p>320</text:p>
          </table:table-cell>
          <table:table-cell office:value-type="float" office:value="0.421401500702" calcext:value-type="float">
            <text:p>0.4214015007</text:p>
          </table:table-cell>
          <table:table-cell/>
          <table:table-cell office:value-type="float" office:value="1.46234181406698E+018" calcext:value-type="float">
            <text:p>146234181406698000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11687E+018" calcext:value-type="float">
            <text:p>1462341814116870000</text:p>
          </table:table-cell>
          <table:table-cell table:formula="of:=[.A324]-[.$A$2]" office:value-type="float" office:value="16099990016" calcext:value-type="float">
            <text:p>16099990016</text:p>
          </table:table-cell>
          <table:table-cell table:formula="of:=[.B324]/[.$B$3]" office:value-type="float" office:value="320.907994305454" calcext:value-type="float">
            <text:p>321</text:p>
          </table:table-cell>
          <table:table-cell office:value-type="float" office:value="0.436362504959" calcext:value-type="float">
            <text:p>0.436362505</text:p>
          </table:table-cell>
          <table:table-cell/>
          <table:table-cell office:value-type="float" office:value="1.46234181411687E+018" calcext:value-type="float">
            <text:p>146234181411687000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16691E+018" calcext:value-type="float">
            <text:p>1462341814166910000</text:p>
          </table:table-cell>
          <table:table-cell table:formula="of:=[.A325]-[.$A$2]" office:value-type="float" office:value="16150029824" calcext:value-type="float">
            <text:p>16150029824</text:p>
          </table:table-cell>
          <table:table-cell table:formula="of:=[.B325]/[.$B$3]" office:value-type="float" office:value="321.9053970619" calcext:value-type="float">
            <text:p>322</text:p>
          </table:table-cell>
          <table:table-cell office:value-type="float" office:value="0.466284513474" calcext:value-type="float">
            <text:p>0.4662845135</text:p>
          </table:table-cell>
          <table:table-cell/>
          <table:table-cell office:value-type="float" office:value="1.46234181416691E+018" calcext:value-type="float">
            <text:p>1462341814166910000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21698E+018" calcext:value-type="float">
            <text:p>1462341814216980000</text:p>
          </table:table-cell>
          <table:table-cell table:formula="of:=[.A326]-[.$A$2]" office:value-type="float" office:value="16200099840" calcext:value-type="float">
            <text:p>16200099840</text:p>
          </table:table-cell>
          <table:table-cell table:formula="of:=[.B326]/[.$B$3]" office:value-type="float" office:value="322.903401929818" calcext:value-type="float">
            <text:p>323</text:p>
          </table:table-cell>
          <table:table-cell office:value-type="float" office:value="0.423895001411" calcext:value-type="float">
            <text:p>0.4238950014</text:p>
          </table:table-cell>
          <table:table-cell/>
          <table:table-cell office:value-type="float" office:value="1.46234181421698E+018" calcext:value-type="float">
            <text:p>146234181421698000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26693E+018" calcext:value-type="float">
            <text:p>1462341814266930000</text:p>
          </table:table-cell>
          <table:table-cell table:formula="of:=[.A327]-[.$A$2]" office:value-type="float" office:value="16250049792" calcext:value-type="float">
            <text:p>16250049792</text:p>
          </table:table-cell>
          <table:table-cell table:formula="of:=[.B327]/[.$B$3]" office:value-type="float" office:value="323.899013659766" calcext:value-type="float">
            <text:p>324</text:p>
          </table:table-cell>
          <table:table-cell office:value-type="float" office:value="0.473765015602" calcext:value-type="float">
            <text:p>0.4737650156</text:p>
          </table:table-cell>
          <table:table-cell/>
          <table:table-cell office:value-type="float" office:value="1.46234181426693E+018" calcext:value-type="float">
            <text:p>146234181426693000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31693E+018" calcext:value-type="float">
            <text:p>1462341814316930000</text:p>
          </table:table-cell>
          <table:table-cell table:formula="of:=[.A328]-[.$A$2]" office:value-type="float" office:value="16300049920" calcext:value-type="float">
            <text:p>16300049920</text:p>
          </table:table-cell>
          <table:table-cell table:formula="of:=[.B328]/[.$B$3]" office:value-type="float" office:value="324.895625507075" calcext:value-type="float">
            <text:p>325</text:p>
          </table:table-cell>
          <table:table-cell office:value-type="float" office:value="0.476258516312" calcext:value-type="float">
            <text:p>0.4762585163</text:p>
          </table:table-cell>
          <table:table-cell/>
          <table:table-cell office:value-type="float" office:value="1.46234181431693E+018" calcext:value-type="float">
            <text:p>146234181431693000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36691E+018" calcext:value-type="float">
            <text:p>1462341814366910000</text:p>
          </table:table-cell>
          <table:table-cell table:formula="of:=[.A329]-[.$A$2]" office:value-type="float" office:value="16350029824" calcext:value-type="float">
            <text:p>16350029824</text:p>
          </table:table-cell>
          <table:table-cell table:formula="of:=[.B329]/[.$B$3]" office:value-type="float" office:value="325.891834245855" calcext:value-type="float">
            <text:p>326</text:p>
          </table:table-cell>
          <table:table-cell office:value-type="float" office:value="0.481245517731" calcext:value-type="float">
            <text:p>0.4812455177</text:p>
          </table:table-cell>
          <table:table-cell/>
          <table:table-cell office:value-type="float" office:value="1.46234181436691E+018" calcext:value-type="float">
            <text:p>1462341814366910000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41695E+018" calcext:value-type="float">
            <text:p>1462341814416950000</text:p>
          </table:table-cell>
          <table:table-cell table:formula="of:=[.A330]-[.$A$2]" office:value-type="float" office:value="16400069888" calcext:value-type="float">
            <text:p>16400069888</text:p>
          </table:table-cell>
          <table:table-cell table:formula="of:=[.B330]/[.$B$3]" office:value-type="float" office:value="326.889242104941" calcext:value-type="float">
            <text:p>327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1441695E+018" calcext:value-type="float">
            <text:p>146234181441695000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46694E+018" calcext:value-type="float">
            <text:p>1462341814466940000</text:p>
          </table:table-cell>
          <table:table-cell table:formula="of:=[.A331]-[.$A$2]" office:value-type="float" office:value="16450059776" calcext:value-type="float">
            <text:p>16450059776</text:p>
          </table:table-cell>
          <table:table-cell table:formula="of:=[.B331]/[.$B$3]" office:value-type="float" office:value="327.885649846666" calcext:value-type="float">
            <text:p>328</text:p>
          </table:table-cell>
          <table:table-cell office:value-type="float" office:value="0.473765015602" calcext:value-type="float">
            <text:p>0.4737650156</text:p>
          </table:table-cell>
          <table:table-cell/>
          <table:table-cell office:value-type="float" office:value="1.46234181446694E+018" calcext:value-type="float">
            <text:p>146234181446694000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51691E+018" calcext:value-type="float">
            <text:p>1462341814516910000</text:p>
          </table:table-cell>
          <table:table-cell table:formula="of:=[.A332]-[.$A$2]" office:value-type="float" office:value="16500029952" calcext:value-type="float">
            <text:p>16500029952</text:p>
          </table:table-cell>
          <table:table-cell table:formula="of:=[.B332]/[.$B$3]" office:value-type="float" office:value="328.881664685142" calcext:value-type="float">
            <text:p>329</text:p>
          </table:table-cell>
          <table:table-cell office:value-type="float" office:value="0.496206492186" calcext:value-type="float">
            <text:p>0.4962064922</text:p>
          </table:table-cell>
          <table:table-cell/>
          <table:table-cell office:value-type="float" office:value="1.46234181451691E+018" calcext:value-type="float">
            <text:p>146234181451691000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56694E+018" calcext:value-type="float">
            <text:p>1462341814566940000</text:p>
          </table:table-cell>
          <table:table-cell table:formula="of:=[.A333]-[.$A$2]" office:value-type="float" office:value="16550059776" calcext:value-type="float">
            <text:p>16550059776</text:p>
          </table:table-cell>
          <table:table-cell table:formula="of:=[.B333]/[.$B$3]" office:value-type="float" office:value="329.878868438643" calcext:value-type="float">
            <text:p>330</text:p>
          </table:table-cell>
          <table:table-cell office:value-type="float" office:value="0.733088970184" calcext:value-type="float">
            <text:p>0.7330889702</text:p>
          </table:table-cell>
          <table:table-cell/>
          <table:table-cell office:value-type="float" office:value="1.46234181456694E+018" calcext:value-type="float">
            <text:p>146234181456694000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61699E+018" calcext:value-type="float">
            <text:p>1462341814616990000</text:p>
          </table:table-cell>
          <table:table-cell table:formula="of:=[.A334]-[.$A$2]" office:value-type="float" office:value="16600109824" calcext:value-type="float">
            <text:p>16600109824</text:p>
          </table:table-cell>
          <table:table-cell table:formula="of:=[.B334]/[.$B$3]" office:value-type="float" office:value="330.876475300673" calcext:value-type="float">
            <text:p>331</text:p>
          </table:table-cell>
          <table:table-cell office:value-type="float" office:value="0.491219490767" calcext:value-type="float">
            <text:p>0.4912194908</text:p>
          </table:table-cell>
          <table:table-cell/>
          <table:table-cell office:value-type="float" office:value="1.46234181461699E+018" calcext:value-type="float">
            <text:p>146234181461699000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66704E+018" calcext:value-type="float">
            <text:p>1462341814667040000</text:p>
          </table:table-cell>
          <table:table-cell table:formula="of:=[.A335]-[.$A$2]" office:value-type="float" office:value="16650159872" calcext:value-type="float">
            <text:p>16650159872</text:p>
          </table:table-cell>
          <table:table-cell table:formula="of:=[.B335]/[.$B$3]" office:value-type="float" office:value="331.874082162703" calcext:value-type="float">
            <text:p>332</text:p>
          </table:table-cell>
          <table:table-cell office:value-type="float" office:value="0.488726019859" calcext:value-type="float">
            <text:p>0.4887260199</text:p>
          </table:table-cell>
          <table:table-cell/>
          <table:table-cell office:value-type="float" office:value="1.46234181466704E+018" calcext:value-type="float">
            <text:p>1462341814667040000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71693E+018" calcext:value-type="float">
            <text:p>1462341814716930000</text:p>
          </table:table-cell>
          <table:table-cell table:formula="of:=[.A336]-[.$A$2]" office:value-type="float" office:value="16700049920" calcext:value-type="float">
            <text:p>16700049920</text:p>
          </table:table-cell>
          <table:table-cell table:formula="of:=[.B336]/[.$B$3]" office:value-type="float" office:value="332.868499874985" calcext:value-type="float">
            <text:p>333</text:p>
          </table:table-cell>
          <table:table-cell office:value-type="float" office:value="0.463791012764" calcext:value-type="float">
            <text:p>0.4637910128</text:p>
          </table:table-cell>
          <table:table-cell/>
          <table:table-cell office:value-type="float" office:value="1.46234181471693E+018" calcext:value-type="float">
            <text:p>1462341814716930000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76698E+018" calcext:value-type="float">
            <text:p>1462341814766980000</text:p>
          </table:table-cell>
          <table:table-cell table:formula="of:=[.A337]-[.$A$2]" office:value-type="float" office:value="16750099968" calcext:value-type="float">
            <text:p>16750099968</text:p>
          </table:table-cell>
          <table:table-cell table:formula="of:=[.B337]/[.$B$3]" office:value-type="float" office:value="333.866106737015" calcext:value-type="float">
            <text:p>334</text:p>
          </table:table-cell>
          <table:table-cell office:value-type="float" office:value="0.453817009926" calcext:value-type="float">
            <text:p>0.4538170099</text:p>
          </table:table-cell>
          <table:table-cell/>
          <table:table-cell office:value-type="float" office:value="1.46234181476698E+018" calcext:value-type="float">
            <text:p>146234181476698000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81701E+018" calcext:value-type="float">
            <text:p>1462341814817010000</text:p>
          </table:table-cell>
          <table:table-cell table:formula="of:=[.A338]-[.$A$2]" office:value-type="float" office:value="16800129792" calcext:value-type="float">
            <text:p>16800129792</text:p>
          </table:table-cell>
          <table:table-cell table:formula="of:=[.B338]/[.$B$3]" office:value-type="float" office:value="334.863310490517" calcext:value-type="float">
            <text:p>335</text:p>
          </table:table-cell>
          <table:table-cell office:value-type="float" office:value="0.448830008507" calcext:value-type="float">
            <text:p>0.4488300085</text:p>
          </table:table-cell>
          <table:table-cell/>
          <table:table-cell office:value-type="float" office:value="1.46234181481701E+018" calcext:value-type="float">
            <text:p>1462341814817010000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86692E+018" calcext:value-type="float">
            <text:p>1462341814866920000</text:p>
          </table:table-cell>
          <table:table-cell table:formula="of:=[.A339]-[.$A$2]" office:value-type="float" office:value="16850039808" calcext:value-type="float">
            <text:p>16850039808</text:p>
          </table:table-cell>
          <table:table-cell table:formula="of:=[.B339]/[.$B$3]" office:value-type="float" office:value="335.858126208688" calcext:value-type="float">
            <text:p>336</text:p>
          </table:table-cell>
          <table:table-cell office:value-type="float" office:value="0.451323509216" calcext:value-type="float">
            <text:p>0.4513235092</text:p>
          </table:table-cell>
          <table:table-cell/>
          <table:table-cell office:value-type="float" office:value="1.46234181486692E+018" calcext:value-type="float">
            <text:p>1462341814866920000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91689E+018" calcext:value-type="float">
            <text:p>1462341814916890000</text:p>
          </table:table-cell>
          <table:table-cell table:formula="of:=[.A340]-[.$A$2]" office:value-type="float" office:value="16900009984" calcext:value-type="float">
            <text:p>16900009984</text:p>
          </table:table-cell>
          <table:table-cell table:formula="of:=[.B340]/[.$B$3]" office:value-type="float" office:value="336.854141047164" calcext:value-type="float">
            <text:p>337</text:p>
          </table:table-cell>
          <table:table-cell office:value-type="float" office:value="0.453817009926" calcext:value-type="float">
            <text:p>0.4538170099</text:p>
          </table:table-cell>
          <table:table-cell/>
          <table:table-cell office:value-type="float" office:value="1.46234181491689E+018" calcext:value-type="float">
            <text:p>1462341814916890000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496692E+018" calcext:value-type="float">
            <text:p>1462341814966920000</text:p>
          </table:table-cell>
          <table:table-cell table:formula="of:=[.A341]-[.$A$2]" office:value-type="float" office:value="16950039808" calcext:value-type="float">
            <text:p>16950039808</text:p>
          </table:table-cell>
          <table:table-cell table:formula="of:=[.B341]/[.$B$3]" office:value-type="float" office:value="337.851344800665" calcext:value-type="float">
            <text:p>338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1496692E+018" calcext:value-type="float">
            <text:p>14623418149669200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01703E+018" calcext:value-type="float">
            <text:p>1462341815017030000</text:p>
          </table:table-cell>
          <table:table-cell table:formula="of:=[.A342]-[.$A$2]" office:value-type="float" office:value="17000149760" calcext:value-type="float">
            <text:p>17000149760</text:p>
          </table:table-cell>
          <table:table-cell table:formula="of:=[.B342]/[.$B$3]" office:value-type="float" office:value="338.85014568036" calcext:value-type="float">
            <text:p>339</text:p>
          </table:table-cell>
          <table:table-cell office:value-type="float" office:value="0.436362504959" calcext:value-type="float">
            <text:p>0.436362505</text:p>
          </table:table-cell>
          <table:table-cell/>
          <table:table-cell office:value-type="float" office:value="1.46234181501703E+018" calcext:value-type="float">
            <text:p>1462341815017030000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06705E+018" calcext:value-type="float">
            <text:p>1462341815067050000</text:p>
          </table:table-cell>
          <table:table-cell table:formula="of:=[.A343]-[.$A$2]" office:value-type="float" office:value="17050169856" calcext:value-type="float">
            <text:p>17050169856</text:p>
          </table:table-cell>
          <table:table-cell table:formula="of:=[.B343]/[.$B$3]" office:value-type="float" office:value="339.847155533557" calcext:value-type="float">
            <text:p>340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1506705E+018" calcext:value-type="float">
            <text:p>1462341815067050000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11693E+018" calcext:value-type="float">
            <text:p>1462341815116930000</text:p>
          </table:table-cell>
          <table:table-cell table:formula="of:=[.A344]-[.$A$2]" office:value-type="float" office:value="17100049920" calcext:value-type="float">
            <text:p>17100049920</text:p>
          </table:table-cell>
          <table:table-cell table:formula="of:=[.B344]/[.$B$3]" office:value-type="float" office:value="340.841374242896" calcext:value-type="float">
            <text:p>341</text:p>
          </table:table-cell>
          <table:table-cell office:value-type="float" office:value="0.426388502121" calcext:value-type="float">
            <text:p>0.4263885021</text:p>
          </table:table-cell>
          <table:table-cell/>
          <table:table-cell office:value-type="float" office:value="1.46234181511693E+018" calcext:value-type="float">
            <text:p>1462341815116930000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16693E+018" calcext:value-type="float">
            <text:p>1462341815166930000</text:p>
          </table:table-cell>
          <table:table-cell table:formula="of:=[.A345]-[.$A$2]" office:value-type="float" office:value="17150050048" calcext:value-type="float">
            <text:p>17150050048</text:p>
          </table:table-cell>
          <table:table-cell table:formula="of:=[.B345]/[.$B$3]" office:value-type="float" office:value="341.837986090204" calcext:value-type="float">
            <text:p>342</text:p>
          </table:table-cell>
          <table:table-cell office:value-type="float" office:value="0.421401500702" calcext:value-type="float">
            <text:p>0.4214015007</text:p>
          </table:table-cell>
          <table:table-cell/>
          <table:table-cell office:value-type="float" office:value="1.46234181516693E+018" calcext:value-type="float">
            <text:p>146234181516693000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21712E+018" calcext:value-type="float">
            <text:p>1462341815217120000</text:p>
          </table:table-cell>
          <table:table-cell table:formula="of:=[.A346]-[.$A$2]" office:value-type="float" office:value="17200239872" calcext:value-type="float">
            <text:p>17200239872</text:p>
          </table:table-cell>
          <table:table-cell table:formula="of:=[.B346]/[.$B$3]" office:value-type="float" office:value="342.838378993453" calcext:value-type="float">
            <text:p>343</text:p>
          </table:table-cell>
          <table:table-cell office:value-type="float" office:value="0.396466493607" calcext:value-type="float">
            <text:p>0.3964664936</text:p>
          </table:table-cell>
          <table:table-cell/>
          <table:table-cell office:value-type="float" office:value="1.46234181521712E+018" calcext:value-type="float">
            <text:p>1462341815217120000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26698E+018" calcext:value-type="float">
            <text:p>1462341815266980000</text:p>
          </table:table-cell>
          <table:table-cell table:formula="of:=[.A347]-[.$A$2]" office:value-type="float" office:value="17250099968" calcext:value-type="float">
            <text:p>17250099968</text:p>
          </table:table-cell>
          <table:table-cell table:formula="of:=[.B347]/[.$B$3]" office:value-type="float" office:value="343.832199696903" calcext:value-type="float">
            <text:p>344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1526698E+018" calcext:value-type="float">
            <text:p>1462341815266980000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31694E+018" calcext:value-type="float">
            <text:p>1462341815316940000</text:p>
          </table:table-cell>
          <table:table-cell table:formula="of:=[.A348]-[.$A$2]" office:value-type="float" office:value="17300059904" calcext:value-type="float">
            <text:p>17300059904</text:p>
          </table:table-cell>
          <table:table-cell table:formula="of:=[.B348]/[.$B$3]" office:value-type="float" office:value="344.828010429795" calcext:value-type="float">
            <text:p>345</text:p>
          </table:table-cell>
          <table:table-cell office:value-type="float" office:value="0.37901198864" calcext:value-type="float">
            <text:p>0.3790119886</text:p>
          </table:table-cell>
          <table:table-cell/>
          <table:table-cell office:value-type="float" office:value="1.46234181531694E+018" calcext:value-type="float">
            <text:p>1462341815316940000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36698E+018" calcext:value-type="float">
            <text:p>1462341815366980000</text:p>
          </table:table-cell>
          <table:table-cell table:formula="of:=[.A349]-[.$A$2]" office:value-type="float" office:value="17350099968" calcext:value-type="float">
            <text:p>17350099968</text:p>
          </table:table-cell>
          <table:table-cell table:formula="of:=[.B349]/[.$B$3]" office:value-type="float" office:value="345.825418288881" calcext:value-type="float">
            <text:p>346</text:p>
          </table:table-cell>
          <table:table-cell office:value-type="float" office:value="0.366544485092" calcext:value-type="float">
            <text:p>0.3665444851</text:p>
          </table:table-cell>
          <table:table-cell/>
          <table:table-cell office:value-type="float" office:value="1.46234181536698E+018" calcext:value-type="float">
            <text:p>146234181536698000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41708E+018" calcext:value-type="float">
            <text:p>1462341815417080000</text:p>
          </table:table-cell>
          <table:table-cell table:formula="of:=[.A350]-[.$A$2]" office:value-type="float" office:value="17400199936" calcext:value-type="float">
            <text:p>17400199936</text:p>
          </table:table-cell>
          <table:table-cell table:formula="of:=[.B350]/[.$B$3]" office:value-type="float" office:value="346.824020165632" calcext:value-type="float">
            <text:p>347</text:p>
          </table:table-cell>
          <table:table-cell office:value-type="float" office:value="0.354076981544" calcext:value-type="float">
            <text:p>0.3540769815</text:p>
          </table:table-cell>
          <table:table-cell/>
          <table:table-cell office:value-type="float" office:value="1.46234181541708E+018" calcext:value-type="float">
            <text:p>1462341815417080000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46705E+018" calcext:value-type="float">
            <text:p>1462341815467050000</text:p>
          </table:table-cell>
          <table:table-cell table:formula="of:=[.A351]-[.$A$2]" office:value-type="float" office:value="17450169856" calcext:value-type="float">
            <text:p>17450169856</text:p>
          </table:table-cell>
          <table:table-cell table:formula="of:=[.B351]/[.$B$3]" office:value-type="float" office:value="347.820029901468" calcext:value-type="float">
            <text:p>348</text:p>
          </table:table-cell>
          <table:table-cell office:value-type="float" office:value="0.351583480835" calcext:value-type="float">
            <text:p>0.3515834808</text:p>
          </table:table-cell>
          <table:table-cell/>
          <table:table-cell office:value-type="float" office:value="1.46234181546705E+018" calcext:value-type="float">
            <text:p>14623418154670500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51694E+018" calcext:value-type="float">
            <text:p>1462341815516940000</text:p>
          </table:table-cell>
          <table:table-cell table:formula="of:=[.A352]-[.$A$2]" office:value-type="float" office:value="17500059904" calcext:value-type="float">
            <text:p>17500059904</text:p>
          </table:table-cell>
          <table:table-cell table:formula="of:=[.B352]/[.$B$3]" office:value-type="float" office:value="348.814447613751" calcext:value-type="float">
            <text:p>349</text:p>
          </table:table-cell>
          <table:table-cell office:value-type="float" office:value="0.29423302412" calcext:value-type="float">
            <text:p>0.2942330241</text:p>
          </table:table-cell>
          <table:table-cell/>
          <table:table-cell office:value-type="float" office:value="1.46234181551694E+018" calcext:value-type="float">
            <text:p>1462341815516940000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567E+018" calcext:value-type="float">
            <text:p>1462341815567000000</text:p>
          </table:table-cell>
          <table:table-cell table:formula="of:=[.A353]-[.$A$2]" office:value-type="float" office:value="17550119936" calcext:value-type="float">
            <text:p>17550119936</text:p>
          </table:table-cell>
          <table:table-cell table:formula="of:=[.B353]/[.$B$3]" office:value-type="float" office:value="349.812253478724" calcext:value-type="float">
            <text:p>350</text:p>
          </table:table-cell>
          <table:table-cell office:value-type="float" office:value="0.326648503542" calcext:value-type="float">
            <text:p>0.3266485035</text:p>
          </table:table-cell>
          <table:table-cell/>
          <table:table-cell office:value-type="float" office:value="1.462341815567E+018" calcext:value-type="float">
            <text:p>146234181556700000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61696E+018" calcext:value-type="float">
            <text:p>1462341815616960000</text:p>
          </table:table-cell>
          <table:table-cell table:formula="of:=[.A354]-[.$A$2]" office:value-type="float" office:value="17600079872" calcext:value-type="float">
            <text:p>17600079872</text:p>
          </table:table-cell>
          <table:table-cell table:formula="of:=[.B354]/[.$B$3]" office:value-type="float" office:value="350.808064211617" calcext:value-type="float">
            <text:p>351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1561696E+018" calcext:value-type="float">
            <text:p>146234181561696000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66691E+018" calcext:value-type="float">
            <text:p>1462341815666910000</text:p>
          </table:table-cell>
          <table:table-cell table:formula="of:=[.A355]-[.$A$2]" office:value-type="float" office:value="17650029824" calcext:value-type="float">
            <text:p>17650029824</text:p>
          </table:table-cell>
          <table:table-cell table:formula="of:=[.B355]/[.$B$3]" office:value-type="float" office:value="351.803675941565" calcext:value-type="float">
            <text:p>352</text:p>
          </table:table-cell>
          <table:table-cell office:value-type="float" office:value="0.331635504961" calcext:value-type="float">
            <text:p>0.331635505</text:p>
          </table:table-cell>
          <table:table-cell/>
          <table:table-cell office:value-type="float" office:value="1.46234181566691E+018" calcext:value-type="float">
            <text:p>1462341815666910000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71692E+018" calcext:value-type="float">
            <text:p>1462341815716920000</text:p>
          </table:table-cell>
          <table:table-cell table:formula="of:=[.A356]-[.$A$2]" office:value-type="float" office:value="17700039936" calcext:value-type="float">
            <text:p>17700039936</text:p>
          </table:table-cell>
          <table:table-cell table:formula="of:=[.B356]/[.$B$3]" office:value-type="float" office:value="352.800486791817" calcext:value-type="float">
            <text:p>353</text:p>
          </table:table-cell>
          <table:table-cell office:value-type="float" office:value="0.33911600709" calcext:value-type="float">
            <text:p>0.3391160071</text:p>
          </table:table-cell>
          <table:table-cell/>
          <table:table-cell office:value-type="float" office:value="1.46234181571692E+018" calcext:value-type="float">
            <text:p>1462341815716920000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76693E+018" calcext:value-type="float">
            <text:p>1462341815766930000</text:p>
          </table:table-cell>
          <table:table-cell table:formula="of:=[.A357]-[.$A$2]" office:value-type="float" office:value="17750049792" calcext:value-type="float">
            <text:p>17750049792</text:p>
          </table:table-cell>
          <table:table-cell table:formula="of:=[.B357]/[.$B$3]" office:value-type="float" office:value="353.797292539431" calcext:value-type="float">
            <text:p>354</text:p>
          </table:table-cell>
          <table:table-cell office:value-type="float" office:value="0.324155002832" calcext:value-type="float">
            <text:p>0.3241550028</text:p>
          </table:table-cell>
          <table:table-cell/>
          <table:table-cell office:value-type="float" office:value="1.46234181576693E+018" calcext:value-type="float">
            <text:p>1462341815766930000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81698E+018" calcext:value-type="float">
            <text:p>1462341815816980000</text:p>
          </table:table-cell>
          <table:table-cell table:formula="of:=[.A358]-[.$A$2]" office:value-type="float" office:value="17800099840" calcext:value-type="float">
            <text:p>17800099840</text:p>
          </table:table-cell>
          <table:table-cell table:formula="of:=[.B358]/[.$B$3]" office:value-type="float" office:value="354.79489940146" calcext:value-type="float">
            <text:p>355</text:p>
          </table:table-cell>
          <table:table-cell office:value-type="float" office:value="0.491219520569" calcext:value-type="float">
            <text:p>0.4912195206</text:p>
          </table:table-cell>
          <table:table-cell/>
          <table:table-cell office:value-type="float" office:value="1.46234181581698E+018" calcext:value-type="float">
            <text:p>146234181581698000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1586692E+018" calcext:value-type="float">
            <text:p>1462341815866920000</text:p>
          </table:table-cell>
          <table:table-cell table:formula="of:=[.A359]-[.$A$2]" office:value-type="float" office:value="17850040064" calcext:value-type="float">
            <text:p>17850040064</text:p>
          </table:table-cell>
          <table:table-cell table:formula="of:=[.B359]/[.$B$3]" office:value-type="float" office:value="355.790317231104" calcext:value-type="float">
            <text:p>356</text:p>
          </table:table-cell>
          <table:table-cell office:value-type="float" office:value="0.319168001413" calcext:value-type="float">
            <text:p>0.3191680014</text:p>
          </table:table-cell>
          <table:table-cell/>
          <table:table-cell office:value-type="float" office:value="1.46234181586692E+018" calcext:value-type="float">
            <text:p>1462341815866920000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462341815917E+018" calcext:value-type="float">
            <text:p>1462341815917000000</text:p>
          </table:table-cell>
          <table:table-cell table:formula="of:=[.A360]-[.$A$2]" office:value-type="float" office:value="17900120064" calcext:value-type="float">
            <text:p>17900120064</text:p>
          </table:table-cell>
          <table:table-cell table:formula="of:=[.B360]/[.$B$3]" office:value-type="float" office:value="356.788521101966" calcext:value-type="float">
            <text:p>357</text:p>
          </table:table-cell>
          <table:table-cell office:value-type="float" office:value="0.321661502123" calcext:value-type="float">
            <text:p>0.3216615021</text:p>
          </table:table-cell>
          <table:table-cell/>
          <table:table-cell office:value-type="float" office:value="1.462341815917E+018" calcext:value-type="float">
            <text:p>1462341815917000000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46234181596697E+018" calcext:value-type="float">
            <text:p>1462341815966970000</text:p>
          </table:table-cell>
          <table:table-cell table:formula="of:=[.A361]-[.$A$2]" office:value-type="float" office:value="17950089728" calcext:value-type="float">
            <text:p>17950089728</text:p>
          </table:table-cell>
          <table:table-cell table:formula="of:=[.B361]/[.$B$3]" office:value-type="float" office:value="357.784525735163" calcext:value-type="float">
            <text:p>358</text:p>
          </table:table-cell>
          <table:table-cell office:value-type="float" office:value="0.309193998575" calcext:value-type="float">
            <text:p>0.3091939986</text:p>
          </table:table-cell>
          <table:table-cell/>
          <table:table-cell office:value-type="float" office:value="1.46234181596697E+018" calcext:value-type="float">
            <text:p>14623418159669700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1601709E+018" calcext:value-type="float">
            <text:p>1462341816017090000</text:p>
          </table:table-cell>
          <table:table-cell table:formula="of:=[.A362]-[.$A$2]" office:value-type="float" office:value="18000209920" calcext:value-type="float">
            <text:p>18000209920</text:p>
          </table:table-cell>
          <table:table-cell table:formula="of:=[.B362]/[.$B$3]" office:value-type="float" office:value="358.783530720442" calcext:value-type="float">
            <text:p>359</text:p>
          </table:table-cell>
          <table:table-cell office:value-type="float" office:value="0.314180999994" calcext:value-type="float">
            <text:p>0.314181</text:p>
          </table:table-cell>
          <table:table-cell/>
          <table:table-cell office:value-type="float" office:value="1.46234181601709E+018" calcext:value-type="float">
            <text:p>1462341816017090000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1606703E+018" calcext:value-type="float">
            <text:p>1462341816067030000</text:p>
          </table:table-cell>
          <table:table-cell table:formula="of:=[.A363]-[.$A$2]" office:value-type="float" office:value="18050149888" calcext:value-type="float">
            <text:p>18050149888</text:p>
          </table:table-cell>
          <table:table-cell table:formula="of:=[.B363]/[.$B$3]" office:value-type="float" office:value="359.778943447445" calcext:value-type="float">
            <text:p>360</text:p>
          </table:table-cell>
          <table:table-cell office:value-type="float" office:value="0.314180999994" calcext:value-type="float">
            <text:p>0.314181</text:p>
          </table:table-cell>
          <table:table-cell/>
          <table:table-cell office:value-type="float" office:value="1.46234181606703E+018" calcext:value-type="float">
            <text:p>1462341816067030000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1611691E+018" calcext:value-type="float">
            <text:p>1462341816116910000</text:p>
          </table:table-cell>
          <table:table-cell table:formula="of:=[.A364]-[.$A$2]" office:value-type="float" office:value="18100029696" calcext:value-type="float">
            <text:p>18100029696</text:p>
          </table:table-cell>
          <table:table-cell table:formula="of:=[.B364]/[.$B$3]" office:value-type="float" office:value="360.773157054144" calcext:value-type="float">
            <text:p>361</text:p>
          </table:table-cell>
          <table:table-cell office:value-type="float" office:value="0.286752492189" calcext:value-type="float">
            <text:p>0.2867524922</text:p>
          </table:table-cell>
          <table:table-cell/>
          <table:table-cell office:value-type="float" office:value="1.46234181611691E+018" calcext:value-type="float">
            <text:p>146234181611691000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1616689E+018" calcext:value-type="float">
            <text:p>1462341816166890000</text:p>
          </table:table-cell>
          <table:table-cell table:formula="of:=[.A365]-[.$A$2]" office:value-type="float" office:value="18150009856" calcext:value-type="float">
            <text:p>18150009856</text:p>
          </table:table-cell>
          <table:table-cell table:formula="of:=[.B365]/[.$B$3]" office:value-type="float" office:value="361.769370895564" calcext:value-type="float">
            <text:p>362</text:p>
          </table:table-cell>
          <table:table-cell office:value-type="float" office:value="0.321661502123" calcext:value-type="float">
            <text:p>0.3216615021</text:p>
          </table:table-cell>
          <table:table-cell/>
          <table:table-cell office:value-type="float" office:value="1.46234181616689E+018" calcext:value-type="float">
            <text:p>1462341816166890000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1621706E+018" calcext:value-type="float">
            <text:p>1462341816217060000</text:p>
          </table:table-cell>
          <table:table-cell table:formula="of:=[.A366]-[.$A$2]" office:value-type="float" office:value="18200179968" calcext:value-type="float">
            <text:p>18200179968</text:p>
          </table:table-cell>
          <table:table-cell table:formula="of:=[.B366]/[.$B$3]" office:value-type="float" office:value="362.769370895564" calcext:value-type="float">
            <text:p>363</text:p>
          </table:table-cell>
          <table:table-cell office:value-type="float" office:value="0.28176549077" calcext:value-type="float">
            <text:p>0.2817654908</text:p>
          </table:table-cell>
          <table:table-cell/>
          <table:table-cell office:value-type="float" office:value="1.46234181621706E+018" calcext:value-type="float">
            <text:p>146234181621706000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26691E+018" calcext:value-type="float">
            <text:p>1462341816266910000</text:p>
          </table:table-cell>
          <table:table-cell table:formula="of:=[.A367]-[.$A$2]" office:value-type="float" office:value="18250029824" calcext:value-type="float">
            <text:p>18250029824</text:p>
          </table:table-cell>
          <table:table-cell table:formula="of:=[.B367]/[.$B$3]" office:value-type="float" office:value="363.76298749343" calcext:value-type="float">
            <text:p>364</text:p>
          </table:table-cell>
          <table:table-cell office:value-type="float" office:value="0.274284988642" calcext:value-type="float">
            <text:p>0.2742849886</text:p>
          </table:table-cell>
          <table:table-cell/>
          <table:table-cell office:value-type="float" office:value="1.46234181626691E+018" calcext:value-type="float">
            <text:p>1462341816266910000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31692E+018" calcext:value-type="float">
            <text:p>1462341816316920000</text:p>
          </table:table-cell>
          <table:table-cell table:formula="of:=[.A368]-[.$A$2]" office:value-type="float" office:value="18300039936" calcext:value-type="float">
            <text:p>18300039936</text:p>
          </table:table-cell>
          <table:table-cell table:formula="of:=[.B368]/[.$B$3]" office:value-type="float" office:value="364.759798343683" calcext:value-type="float">
            <text:p>365</text:p>
          </table:table-cell>
          <table:table-cell office:value-type="float" office:value="0.276778489351" calcext:value-type="float">
            <text:p>0.2767784894</text:p>
          </table:table-cell>
          <table:table-cell/>
          <table:table-cell office:value-type="float" office:value="1.46234181631692E+018" calcext:value-type="float">
            <text:p>1462341816316920000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36693E+018" calcext:value-type="float">
            <text:p>1462341816366930000</text:p>
          </table:table-cell>
          <table:table-cell table:formula="of:=[.A369]-[.$A$2]" office:value-type="float" office:value="18350049792" calcext:value-type="float">
            <text:p>18350049792</text:p>
          </table:table-cell>
          <table:table-cell table:formula="of:=[.B369]/[.$B$3]" office:value-type="float" office:value="365.756604091296" calcext:value-type="float">
            <text:p>366</text:p>
          </table:table-cell>
          <table:table-cell office:value-type="float" office:value="0.286752492189" calcext:value-type="float">
            <text:p>0.2867524922</text:p>
          </table:table-cell>
          <table:table-cell/>
          <table:table-cell office:value-type="float" office:value="1.46234181636693E+018" calcext:value-type="float">
            <text:p>1462341816366930000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41698E+018" calcext:value-type="float">
            <text:p>1462341816416980000</text:p>
          </table:table-cell>
          <table:table-cell table:formula="of:=[.A370]-[.$A$2]" office:value-type="float" office:value="18400100096" calcext:value-type="float">
            <text:p>18400100096</text:p>
          </table:table-cell>
          <table:table-cell table:formula="of:=[.B370]/[.$B$3]" office:value-type="float" office:value="366.754216055966" calcext:value-type="float">
            <text:p>367</text:p>
          </table:table-cell>
          <table:table-cell office:value-type="float" office:value="0.408933997154" calcext:value-type="float">
            <text:p>0.4089339972</text:p>
          </table:table-cell>
          <table:table-cell/>
          <table:table-cell office:value-type="float" office:value="1.46234181641698E+018" calcext:value-type="float">
            <text:p>1462341816416980000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4669E+018" calcext:value-type="float">
            <text:p>1462341816466900000</text:p>
          </table:table-cell>
          <table:table-cell table:formula="of:=[.A371]-[.$A$2]" office:value-type="float" office:value="18450019840" calcext:value-type="float">
            <text:p>18450019840</text:p>
          </table:table-cell>
          <table:table-cell table:formula="of:=[.B371]/[.$B$3]" office:value-type="float" office:value="367.749225674441" calcext:value-type="float">
            <text:p>368</text:p>
          </table:table-cell>
          <table:table-cell office:value-type="float" office:value="0.261817514896" calcext:value-type="float">
            <text:p>0.2618175149</text:p>
          </table:table-cell>
          <table:table-cell/>
          <table:table-cell office:value-type="float" office:value="1.4623418164669E+018" calcext:value-type="float">
            <text:p>14623418164669000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51691E+018" calcext:value-type="float">
            <text:p>1462341816516910000</text:p>
          </table:table-cell>
          <table:table-cell table:formula="of:=[.A372]-[.$A$2]" office:value-type="float" office:value="18500029952" calcext:value-type="float">
            <text:p>18500029952</text:p>
          </table:table-cell>
          <table:table-cell table:formula="of:=[.B372]/[.$B$3]" office:value-type="float" office:value="368.746036524694" calcext:value-type="float">
            <text:p>369</text:p>
          </table:table-cell>
          <table:table-cell office:value-type="float" office:value="0.299219995737" calcext:value-type="float">
            <text:p>0.2992199957</text:p>
          </table:table-cell>
          <table:table-cell/>
          <table:table-cell office:value-type="float" office:value="1.46234181651691E+018" calcext:value-type="float">
            <text:p>1462341816516910000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56693E+018" calcext:value-type="float">
            <text:p>1462341816566930000</text:p>
          </table:table-cell>
          <table:table-cell table:formula="of:=[.A373]-[.$A$2]" office:value-type="float" office:value="18550049792" calcext:value-type="float">
            <text:p>18550049792</text:p>
          </table:table-cell>
          <table:table-cell table:formula="of:=[.B373]/[.$B$3]" office:value-type="float" office:value="369.743041275252" calcext:value-type="float">
            <text:p>370</text:p>
          </table:table-cell>
          <table:table-cell office:value-type="float" office:value="0.314180999994" calcext:value-type="float">
            <text:p>0.314181</text:p>
          </table:table-cell>
          <table:table-cell/>
          <table:table-cell office:value-type="float" office:value="1.46234181656693E+018" calcext:value-type="float">
            <text:p>146234181656693000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61708E+018" calcext:value-type="float">
            <text:p>1462341816617080000</text:p>
          </table:table-cell>
          <table:table-cell table:formula="of:=[.A374]-[.$A$2]" office:value-type="float" office:value="18600199936" calcext:value-type="float">
            <text:p>18600199936</text:p>
          </table:table-cell>
          <table:table-cell table:formula="of:=[.B374]/[.$B$3]" office:value-type="float" office:value="370.742643269363" calcext:value-type="float">
            <text:p>371</text:p>
          </table:table-cell>
          <table:table-cell office:value-type="float" office:value="0.481245487928" calcext:value-type="float">
            <text:p>0.4812454879</text:p>
          </table:table-cell>
          <table:table-cell/>
          <table:table-cell office:value-type="float" office:value="1.46234181661708E+018" calcext:value-type="float">
            <text:p>1462341816617080000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66696E+018" calcext:value-type="float">
            <text:p>1462341816666960000</text:p>
          </table:table-cell>
          <table:table-cell table:formula="of:=[.A375]-[.$A$2]" office:value-type="float" office:value="18650079744" calcext:value-type="float">
            <text:p>18650079744</text:p>
          </table:table-cell>
          <table:table-cell table:formula="of:=[.B375]/[.$B$3]" office:value-type="float" office:value="371.736856876062" calcext:value-type="float">
            <text:p>372</text:p>
          </table:table-cell>
          <table:table-cell office:value-type="float" office:value="0.311687499285" calcext:value-type="float">
            <text:p>0.3116874993</text:p>
          </table:table-cell>
          <table:table-cell/>
          <table:table-cell office:value-type="float" office:value="1.46234181666696E+018" calcext:value-type="float">
            <text:p>1462341816666960000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71692E+018" calcext:value-type="float">
            <text:p>1462341816716920000</text:p>
          </table:table-cell>
          <table:table-cell table:formula="of:=[.A376]-[.$A$2]" office:value-type="float" office:value="18700039936" calcext:value-type="float">
            <text:p>18700039936</text:p>
          </table:table-cell>
          <table:table-cell table:formula="of:=[.B376]/[.$B$3]" office:value-type="float" office:value="372.732672711594" calcext:value-type="float">
            <text:p>373</text:p>
          </table:table-cell>
          <table:table-cell office:value-type="float" office:value="0.331635504961" calcext:value-type="float">
            <text:p>0.331635505</text:p>
          </table:table-cell>
          <table:table-cell/>
          <table:table-cell office:value-type="float" office:value="1.46234181671692E+018" calcext:value-type="float">
            <text:p>1462341816716920000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76695E+018" calcext:value-type="float">
            <text:p>1462341816766950000</text:p>
          </table:table-cell>
          <table:table-cell table:formula="of:=[.A377]-[.$A$2]" office:value-type="float" office:value="18750069760" calcext:value-type="float">
            <text:p>18750069760</text:p>
          </table:table-cell>
          <table:table-cell table:formula="of:=[.B377]/[.$B$3]" office:value-type="float" office:value="373.729876465095" calcext:value-type="float">
            <text:p>374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1676695E+018" calcext:value-type="float">
            <text:p>1462341816766950000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81689E+018" calcext:value-type="float">
            <text:p>1462341816816890000</text:p>
          </table:table-cell>
          <table:table-cell table:formula="of:=[.A378]-[.$A$2]" office:value-type="float" office:value="18800009984" calcext:value-type="float">
            <text:p>18800009984</text:p>
          </table:table-cell>
          <table:table-cell table:formula="of:=[.B378]/[.$B$3]" office:value-type="float" office:value="374.725294294739" calcext:value-type="float">
            <text:p>375</text:p>
          </table:table-cell>
          <table:table-cell office:value-type="float" office:value="0.33662250638" calcext:value-type="float">
            <text:p>0.3366225064</text:p>
          </table:table-cell>
          <table:table-cell/>
          <table:table-cell office:value-type="float" office:value="1.46234181681689E+018" calcext:value-type="float">
            <text:p>1462341816816890000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8669E+018" calcext:value-type="float">
            <text:p>1462341816866900000</text:p>
          </table:table-cell>
          <table:table-cell table:formula="of:=[.A379]-[.$A$2]" office:value-type="float" office:value="18850019840" calcext:value-type="float">
            <text:p>18850019840</text:p>
          </table:table-cell>
          <table:table-cell table:formula="of:=[.B379]/[.$B$3]" office:value-type="float" office:value="375.722100042352" calcext:value-type="float">
            <text:p>376</text:p>
          </table:table-cell>
          <table:table-cell office:value-type="float" office:value="0.341609507799" calcext:value-type="float">
            <text:p>0.3416095078</text:p>
          </table:table-cell>
          <table:table-cell/>
          <table:table-cell office:value-type="float" office:value="1.4623418168669E+018" calcext:value-type="float">
            <text:p>1462341816866900000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91692E+018" calcext:value-type="float">
            <text:p>1462341816916920000</text:p>
          </table:table-cell>
          <table:table-cell table:formula="of:=[.A380]-[.$A$2]" office:value-type="float" office:value="18900039936" calcext:value-type="float">
            <text:p>18900039936</text:p>
          </table:table-cell>
          <table:table-cell table:formula="of:=[.B380]/[.$B$3]" office:value-type="float" office:value="376.719109895549" calcext:value-type="float">
            <text:p>377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1691692E+018" calcext:value-type="float">
            <text:p>1462341816916920000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6967E+018" calcext:value-type="float">
            <text:p>1462341816967000000</text:p>
          </table:table-cell>
          <table:table-cell table:formula="of:=[.A381]-[.$A$2]" office:value-type="float" office:value="18950119936" calcext:value-type="float">
            <text:p>18950119936</text:p>
          </table:table-cell>
          <table:table-cell table:formula="of:=[.B381]/[.$B$3]" office:value-type="float" office:value="377.717313766411" calcext:value-type="float">
            <text:p>378</text:p>
          </table:table-cell>
          <table:table-cell office:value-type="float" office:value="0.381505489349" calcext:value-type="float">
            <text:p>0.3815054893</text:p>
          </table:table-cell>
          <table:table-cell/>
          <table:table-cell office:value-type="float" office:value="1.462341816967E+018" calcext:value-type="float">
            <text:p>146234181696700000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0171E+018" calcext:value-type="float">
            <text:p>1462341817017100000</text:p>
          </table:table-cell>
          <table:table-cell table:formula="of:=[.A382]-[.$A$2]" office:value-type="float" office:value="19000219904" calcext:value-type="float">
            <text:p>19000219904</text:p>
          </table:table-cell>
          <table:table-cell table:formula="of:=[.B382]/[.$B$3]" office:value-type="float" office:value="378.715915643162" calcext:value-type="float">
            <text:p>379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170171E+018" calcext:value-type="float">
            <text:p>1462341817017100000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06693E+018" calcext:value-type="float">
            <text:p>1462341817066930000</text:p>
          </table:table-cell>
          <table:table-cell table:formula="of:=[.A383]-[.$A$2]" office:value-type="float" office:value="19050049792" calcext:value-type="float">
            <text:p>19050049792</text:p>
          </table:table-cell>
          <table:table-cell table:formula="of:=[.B383]/[.$B$3]" office:value-type="float" office:value="379.70913423514" calcext:value-type="float">
            <text:p>380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1706693E+018" calcext:value-type="float">
            <text:p>1462341817066930000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11694E+018" calcext:value-type="float">
            <text:p>1462341817116940000</text:p>
          </table:table-cell>
          <table:table-cell table:formula="of:=[.A384]-[.$A$2]" office:value-type="float" office:value="19100059904" calcext:value-type="float">
            <text:p>19100059904</text:p>
          </table:table-cell>
          <table:table-cell table:formula="of:=[.B384]/[.$B$3]" office:value-type="float" office:value="380.705945085393" calcext:value-type="float">
            <text:p>381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1711694E+018" calcext:value-type="float">
            <text:p>1462341817116940000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1669E+018" calcext:value-type="float">
            <text:p>1462341817166900000</text:p>
          </table:table-cell>
          <table:table-cell table:formula="of:=[.A385]-[.$A$2]" office:value-type="float" office:value="19150019840" calcext:value-type="float">
            <text:p>19150019840</text:p>
          </table:table-cell>
          <table:table-cell table:formula="of:=[.B385]/[.$B$3]" office:value-type="float" office:value="381.701755818285" calcext:value-type="float">
            <text:p>382</text:p>
          </table:table-cell>
          <table:table-cell office:value-type="float" office:value="0.43386900425" calcext:value-type="float">
            <text:p>0.4338690043</text:p>
          </table:table-cell>
          <table:table-cell/>
          <table:table-cell office:value-type="float" office:value="1.4623418171669E+018" calcext:value-type="float">
            <text:p>146234181716690000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21705E+018" calcext:value-type="float">
            <text:p>1462341817217050000</text:p>
          </table:table-cell>
          <table:table-cell table:formula="of:=[.A386]-[.$A$2]" office:value-type="float" office:value="19200169728" calcext:value-type="float">
            <text:p>19200169728</text:p>
          </table:table-cell>
          <table:table-cell table:formula="of:=[.B386]/[.$B$3]" office:value-type="float" office:value="382.701352709757" calcext:value-type="float">
            <text:p>383</text:p>
          </table:table-cell>
          <table:table-cell office:value-type="float" office:value="0.451323509216" calcext:value-type="float">
            <text:p>0.4513235092</text:p>
          </table:table-cell>
          <table:table-cell/>
          <table:table-cell office:value-type="float" office:value="1.46234181721705E+018" calcext:value-type="float">
            <text:p>1462341817217050000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26695E+018" calcext:value-type="float">
            <text:p>1462341817266950000</text:p>
          </table:table-cell>
          <table:table-cell table:formula="of:=[.A387]-[.$A$2]" office:value-type="float" office:value="19250069760" calcext:value-type="float">
            <text:p>19250069760</text:p>
          </table:table-cell>
          <table:table-cell table:formula="of:=[.B387]/[.$B$3]" office:value-type="float" office:value="383.695969424984" calcext:value-type="float">
            <text:p>384</text:p>
          </table:table-cell>
          <table:table-cell office:value-type="float" office:value="0.645816504955" calcext:value-type="float">
            <text:p>0.645816505</text:p>
          </table:table-cell>
          <table:table-cell/>
          <table:table-cell office:value-type="float" office:value="1.46234181726695E+018" calcext:value-type="float">
            <text:p>1462341817266950000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3169E+018" calcext:value-type="float">
            <text:p>1462341817316900000</text:p>
          </table:table-cell>
          <table:table-cell table:formula="of:=[.A388]-[.$A$2]" office:value-type="float" office:value="19300019968" calcext:value-type="float">
            <text:p>19300019968</text:p>
          </table:table-cell>
          <table:table-cell table:formula="of:=[.B388]/[.$B$3]" office:value-type="float" office:value="384.691586257571" calcext:value-type="float">
            <text:p>385</text:p>
          </table:table-cell>
          <table:table-cell office:value-type="float" office:value="0.446336507797" calcext:value-type="float">
            <text:p>0.4463365078</text:p>
          </table:table-cell>
          <table:table-cell/>
          <table:table-cell office:value-type="float" office:value="1.4623418173169E+018" calcext:value-type="float">
            <text:p>146234181731690000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36698E+018" calcext:value-type="float">
            <text:p>1462341817366980000</text:p>
          </table:table-cell>
          <table:table-cell table:formula="of:=[.A389]-[.$A$2]" office:value-type="float" office:value="19350099968" calcext:value-type="float">
            <text:p>19350099968</text:p>
          </table:table-cell>
          <table:table-cell table:formula="of:=[.B389]/[.$B$3]" office:value-type="float" office:value="385.689790128433" calcext:value-type="float">
            <text:p>386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1736698E+018" calcext:value-type="float">
            <text:p>1462341817366980000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41701E+018" calcext:value-type="float">
            <text:p>1462341817417010000</text:p>
          </table:table-cell>
          <table:table-cell table:formula="of:=[.A390]-[.$A$2]" office:value-type="float" office:value="19400129792" calcext:value-type="float">
            <text:p>19400129792</text:p>
          </table:table-cell>
          <table:table-cell table:formula="of:=[.B390]/[.$B$3]" office:value-type="float" office:value="386.686993881935" calcext:value-type="float">
            <text:p>387</text:p>
          </table:table-cell>
          <table:table-cell office:value-type="float" office:value="0.468778014183" calcext:value-type="float">
            <text:p>0.4687780142</text:p>
          </table:table-cell>
          <table:table-cell/>
          <table:table-cell office:value-type="float" office:value="1.46234181741701E+018" calcext:value-type="float">
            <text:p>146234181741701000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46698E+018" calcext:value-type="float">
            <text:p>1462341817466980000</text:p>
          </table:table-cell>
          <table:table-cell table:formula="of:=[.A391]-[.$A$2]" office:value-type="float" office:value="19450099968" calcext:value-type="float">
            <text:p>19450099968</text:p>
          </table:table-cell>
          <table:table-cell table:formula="of:=[.B391]/[.$B$3]" office:value-type="float" office:value="387.683008720411" calcext:value-type="float">
            <text:p>388</text:p>
          </table:table-cell>
          <table:table-cell office:value-type="float" office:value="0.453817009926" calcext:value-type="float">
            <text:p>0.4538170099</text:p>
          </table:table-cell>
          <table:table-cell/>
          <table:table-cell office:value-type="float" office:value="1.46234181746698E+018" calcext:value-type="float">
            <text:p>14623418174669800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51688E+018" calcext:value-type="float">
            <text:p>1462341817516880000</text:p>
          </table:table-cell>
          <table:table-cell table:formula="of:=[.A392]-[.$A$2]" office:value-type="float" office:value="19500000000" calcext:value-type="float">
            <text:p>19500000000</text:p>
          </table:table-cell>
          <table:table-cell table:formula="of:=[.B392]/[.$B$3]" office:value-type="float" office:value="388.677625435638" calcext:value-type="float">
            <text:p>389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1751688E+018" calcext:value-type="float">
            <text:p>146234181751688000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56692E+018" calcext:value-type="float">
            <text:p>1462341817566920000</text:p>
          </table:table-cell>
          <table:table-cell table:formula="of:=[.A393]-[.$A$2]" office:value-type="float" office:value="19550039808" calcext:value-type="float">
            <text:p>19550039808</text:p>
          </table:table-cell>
          <table:table-cell table:formula="of:=[.B393]/[.$B$3]" office:value-type="float" office:value="389.675028192084" calcext:value-type="float">
            <text:p>390</text:p>
          </table:table-cell>
          <table:table-cell office:value-type="float" office:value="0.413920998573" calcext:value-type="float">
            <text:p>0.4139209986</text:p>
          </table:table-cell>
          <table:table-cell/>
          <table:table-cell office:value-type="float" office:value="1.46234181756692E+018" calcext:value-type="float">
            <text:p>1462341817566920000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61704E+018" calcext:value-type="float">
            <text:p>1462341817617040000</text:p>
          </table:table-cell>
          <table:table-cell table:formula="of:=[.A394]-[.$A$2]" office:value-type="float" office:value="19600159744" calcext:value-type="float">
            <text:p>19600159744</text:p>
          </table:table-cell>
          <table:table-cell table:formula="of:=[.B394]/[.$B$3]" office:value-type="float" office:value="390.674028074723" calcext:value-type="float">
            <text:p>391</text:p>
          </table:table-cell>
          <table:table-cell office:value-type="float" office:value="0.451323509216" calcext:value-type="float">
            <text:p>0.4513235092</text:p>
          </table:table-cell>
          <table:table-cell/>
          <table:table-cell office:value-type="float" office:value="1.46234181761704E+018" calcext:value-type="float">
            <text:p>146234181761704000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6669E+018" calcext:value-type="float">
            <text:p>1462341817666900000</text:p>
          </table:table-cell>
          <table:table-cell table:formula="of:=[.A395]-[.$A$2]" office:value-type="float" office:value="19650019840" calcext:value-type="float">
            <text:p>19650019840</text:p>
          </table:table-cell>
          <table:table-cell table:formula="of:=[.B395]/[.$B$3]" office:value-type="float" office:value="391.667848778173" calcext:value-type="float">
            <text:p>392</text:p>
          </table:table-cell>
          <table:table-cell office:value-type="float" office:value="0.493712991476" calcext:value-type="float">
            <text:p>0.4937129915</text:p>
          </table:table-cell>
          <table:table-cell/>
          <table:table-cell office:value-type="float" office:value="1.4623418176669E+018" calcext:value-type="float">
            <text:p>1462341817666900000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71692E+018" calcext:value-type="float">
            <text:p>1462341817716920000</text:p>
          </table:table-cell>
          <table:table-cell table:formula="of:=[.A396]-[.$A$2]" office:value-type="float" office:value="19700039936" calcext:value-type="float">
            <text:p>19700039936</text:p>
          </table:table-cell>
          <table:table-cell table:formula="of:=[.B396]/[.$B$3]" office:value-type="float" office:value="392.66485863137" calcext:value-type="float">
            <text:p>393</text:p>
          </table:table-cell>
          <table:table-cell office:value-type="float" office:value="0.426388502121" calcext:value-type="float">
            <text:p>0.4263885021</text:p>
          </table:table-cell>
          <table:table-cell/>
          <table:table-cell office:value-type="float" office:value="1.46234181771692E+018" calcext:value-type="float">
            <text:p>1462341817716920000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76692E+018" calcext:value-type="float">
            <text:p>1462341817766920000</text:p>
          </table:table-cell>
          <table:table-cell table:formula="of:=[.A397]-[.$A$2]" office:value-type="float" office:value="19750040064" calcext:value-type="float">
            <text:p>19750040064</text:p>
          </table:table-cell>
          <table:table-cell table:formula="of:=[.B397]/[.$B$3]" office:value-type="float" office:value="393.661470478679" calcext:value-type="float">
            <text:p>394</text:p>
          </table:table-cell>
          <table:table-cell office:value-type="float" office:value="0.428882002831" calcext:value-type="float">
            <text:p>0.4288820028</text:p>
          </table:table-cell>
          <table:table-cell/>
          <table:table-cell office:value-type="float" office:value="1.46234181776692E+018" calcext:value-type="float">
            <text:p>146234181776692000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81701E+018" calcext:value-type="float">
            <text:p>1462341817817010000</text:p>
          </table:table-cell>
          <table:table-cell table:formula="of:=[.A398]-[.$A$2]" office:value-type="float" office:value="19800129792" calcext:value-type="float">
            <text:p>19800129792</text:p>
          </table:table-cell>
          <table:table-cell table:formula="of:=[.B398]/[.$B$3]" office:value-type="float" office:value="394.659868249846" calcext:value-type="float">
            <text:p>395</text:p>
          </table:table-cell>
          <table:table-cell office:value-type="float" office:value="0.456310510635" calcext:value-type="float">
            <text:p>0.4563105106</text:p>
          </table:table-cell>
          <table:table-cell/>
          <table:table-cell office:value-type="float" office:value="1.46234181781701E+018" calcext:value-type="float">
            <text:p>146234181781701000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86697E+018" calcext:value-type="float">
            <text:p>1462341817866970000</text:p>
          </table:table-cell>
          <table:table-cell table:formula="of:=[.A399]-[.$A$2]" office:value-type="float" office:value="19850089984" calcext:value-type="float">
            <text:p>19850089984</text:p>
          </table:table-cell>
          <table:table-cell table:formula="of:=[.B399]/[.$B$3]" office:value-type="float" office:value="395.655684085377" calcext:value-type="float">
            <text:p>396</text:p>
          </table:table-cell>
          <table:table-cell office:value-type="float" office:value="0.211947500706" calcext:value-type="float">
            <text:p>0.2119475007</text:p>
          </table:table-cell>
          <table:table-cell/>
          <table:table-cell office:value-type="float" office:value="1.46234181786697E+018" calcext:value-type="float">
            <text:p>1462341817866970000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91693E+018" calcext:value-type="float">
            <text:p>1462341817916930000</text:p>
          </table:table-cell>
          <table:table-cell table:formula="of:=[.A400]-[.$A$2]" office:value-type="float" office:value="19900049920" calcext:value-type="float">
            <text:p>19900049920</text:p>
          </table:table-cell>
          <table:table-cell table:formula="of:=[.B400]/[.$B$3]" office:value-type="float" office:value="396.65149481827" calcext:value-type="float">
            <text:p>397</text:p>
          </table:table-cell>
          <table:table-cell office:value-type="float" office:value="0.423895001411" calcext:value-type="float">
            <text:p>0.4238950014</text:p>
          </table:table-cell>
          <table:table-cell/>
          <table:table-cell office:value-type="float" office:value="1.46234181791693E+018" calcext:value-type="float">
            <text:p>1462341817916930000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796697E+018" calcext:value-type="float">
            <text:p>1462341817966970000</text:p>
          </table:table-cell>
          <table:table-cell table:formula="of:=[.A401]-[.$A$2]" office:value-type="float" office:value="19950089984" calcext:value-type="float">
            <text:p>19950089984</text:p>
          </table:table-cell>
          <table:table-cell table:formula="of:=[.B401]/[.$B$3]" office:value-type="float" office:value="397.648902677355" calcext:value-type="float">
            <text:p>398</text:p>
          </table:table-cell>
          <table:table-cell office:value-type="float" office:value="0.426388502121" calcext:value-type="float">
            <text:p>0.4263885021</text:p>
          </table:table-cell>
          <table:table-cell/>
          <table:table-cell office:value-type="float" office:value="1.46234181796697E+018" calcext:value-type="float">
            <text:p>146234181796697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01705E+018" calcext:value-type="float">
            <text:p>1462341818017050000</text:p>
          </table:table-cell>
          <table:table-cell table:formula="of:=[.A402]-[.$A$2]" office:value-type="float" office:value="20000169984" calcext:value-type="float">
            <text:p>20000169984</text:p>
          </table:table-cell>
          <table:table-cell table:formula="of:=[.B402]/[.$B$3]" office:value-type="float" office:value="398.647106548217" calcext:value-type="float">
            <text:p>399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1801705E+018" calcext:value-type="float">
            <text:p>146234181801705000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06701E+018" calcext:value-type="float">
            <text:p>1462341818067010000</text:p>
          </table:table-cell>
          <table:table-cell table:formula="of:=[.A403]-[.$A$2]" office:value-type="float" office:value="20050129920" calcext:value-type="float">
            <text:p>20050129920</text:p>
          </table:table-cell>
          <table:table-cell table:formula="of:=[.B403]/[.$B$3]" office:value-type="float" office:value="399.64291728111" calcext:value-type="float">
            <text:p>400</text:p>
          </table:table-cell>
          <table:table-cell office:value-type="float" office:value="0.428882002831" calcext:value-type="float">
            <text:p>0.4288820028</text:p>
          </table:table-cell>
          <table:table-cell/>
          <table:table-cell office:value-type="float" office:value="1.46234181806701E+018" calcext:value-type="float">
            <text:p>1462341818067010000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11698E+018" calcext:value-type="float">
            <text:p>1462341818116980000</text:p>
          </table:table-cell>
          <table:table-cell table:formula="of:=[.A404]-[.$A$2]" office:value-type="float" office:value="20100099840" calcext:value-type="float">
            <text:p>20100099840</text:p>
          </table:table-cell>
          <table:table-cell table:formula="of:=[.B404]/[.$B$3]" office:value-type="float" office:value="400.638927016946" calcext:value-type="float">
            <text:p>401</text:p>
          </table:table-cell>
          <table:table-cell office:value-type="float" office:value="0.413920998573" calcext:value-type="float">
            <text:p>0.4139209986</text:p>
          </table:table-cell>
          <table:table-cell/>
          <table:table-cell office:value-type="float" office:value="1.46234181811698E+018" calcext:value-type="float">
            <text:p>14623418181169800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16704E+018" calcext:value-type="float">
            <text:p>1462341818167040000</text:p>
          </table:table-cell>
          <table:table-cell table:formula="of:=[.A405]-[.$A$2]" office:value-type="float" office:value="20150159872" calcext:value-type="float">
            <text:p>20150159872</text:p>
          </table:table-cell>
          <table:table-cell table:formula="of:=[.B405]/[.$B$3]" office:value-type="float" office:value="401.63673288192" calcext:value-type="float">
            <text:p>402</text:p>
          </table:table-cell>
          <table:table-cell office:value-type="float" office:value="0.43386900425" calcext:value-type="float">
            <text:p>0.4338690043</text:p>
          </table:table-cell>
          <table:table-cell/>
          <table:table-cell office:value-type="float" office:value="1.46234181816704E+018" calcext:value-type="float">
            <text:p>1462341818167040000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21713E+018" calcext:value-type="float">
            <text:p>1462341818217130000</text:p>
          </table:table-cell>
          <table:table-cell table:formula="of:=[.A406]-[.$A$2]" office:value-type="float" office:value="20200249856" calcext:value-type="float">
            <text:p>20200249856</text:p>
          </table:table-cell>
          <table:table-cell table:formula="of:=[.B406]/[.$B$3]" office:value-type="float" office:value="402.635135755726" calcext:value-type="float">
            <text:p>403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1821713E+018" calcext:value-type="float">
            <text:p>1462341818217130000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26693E+018" calcext:value-type="float">
            <text:p>1462341818266930000</text:p>
          </table:table-cell>
          <table:table-cell table:formula="of:=[.A407]-[.$A$2]" office:value-type="float" office:value="20250050048" calcext:value-type="float">
            <text:p>20250050048</text:p>
          </table:table-cell>
          <table:table-cell table:formula="of:=[.B407]/[.$B$3]" office:value-type="float" office:value="403.627762441511" calcext:value-type="float">
            <text:p>404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1826693E+018" calcext:value-type="float">
            <text:p>1462341818266930000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31689E+018" calcext:value-type="float">
            <text:p>1462341818316890000</text:p>
          </table:table-cell>
          <table:table-cell table:formula="of:=[.A408]-[.$A$2]" office:value-type="float" office:value="20300009728" calcext:value-type="float">
            <text:p>20300009728</text:p>
          </table:table-cell>
          <table:table-cell table:formula="of:=[.B408]/[.$B$3]" office:value-type="float" office:value="404.623568071764" calcext:value-type="float">
            <text:p>405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1831689E+018" calcext:value-type="float">
            <text:p>1462341818316890000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36693E+018" calcext:value-type="float">
            <text:p>1462341818366930000</text:p>
          </table:table-cell>
          <table:table-cell table:formula="of:=[.A409]-[.$A$2]" office:value-type="float" office:value="20350050048" calcext:value-type="float">
            <text:p>20350050048</text:p>
          </table:table-cell>
          <table:table-cell table:formula="of:=[.B409]/[.$B$3]" office:value-type="float" office:value="405.620981033489" calcext:value-type="float">
            <text:p>406</text:p>
          </table:table-cell>
          <table:table-cell office:value-type="float" office:value="0.426388502121" calcext:value-type="float">
            <text:p>0.4263885021</text:p>
          </table:table-cell>
          <table:table-cell/>
          <table:table-cell office:value-type="float" office:value="1.46234181836693E+018" calcext:value-type="float">
            <text:p>146234181836693000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41704E+018" calcext:value-type="float">
            <text:p>1462341818417040000</text:p>
          </table:table-cell>
          <table:table-cell table:formula="of:=[.A410]-[.$A$2]" office:value-type="float" office:value="20400160000" calcext:value-type="float">
            <text:p>20400160000</text:p>
          </table:table-cell>
          <table:table-cell table:formula="of:=[.B410]/[.$B$3]" office:value-type="float" office:value="406.619781913184" calcext:value-type="float">
            <text:p>407</text:p>
          </table:table-cell>
          <table:table-cell office:value-type="float" office:value="0.408933997154" calcext:value-type="float">
            <text:p>0.4089339972</text:p>
          </table:table-cell>
          <table:table-cell/>
          <table:table-cell office:value-type="float" office:value="1.46234181841704E+018" calcext:value-type="float">
            <text:p>1462341818417040000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46694E+018" calcext:value-type="float">
            <text:p>1462341818466940000</text:p>
          </table:table-cell>
          <table:table-cell table:formula="of:=[.A411]-[.$A$2]" office:value-type="float" office:value="20450059776" calcext:value-type="float">
            <text:p>20450059776</text:p>
          </table:table-cell>
          <table:table-cell table:formula="of:=[.B411]/[.$B$3]" office:value-type="float" office:value="407.614393525771" calcext:value-type="float">
            <text:p>408</text:p>
          </table:table-cell>
          <table:table-cell office:value-type="float" office:value="0.43386900425" calcext:value-type="float">
            <text:p>0.4338690043</text:p>
          </table:table-cell>
          <table:table-cell/>
          <table:table-cell office:value-type="float" office:value="1.46234181846694E+018" calcext:value-type="float">
            <text:p>146234181846694000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5169E+018" calcext:value-type="float">
            <text:p>1462341818516900000</text:p>
          </table:table-cell>
          <table:table-cell table:formula="of:=[.A412]-[.$A$2]" office:value-type="float" office:value="20500019712" calcext:value-type="float">
            <text:p>20500019712</text:p>
          </table:table-cell>
          <table:table-cell table:formula="of:=[.B412]/[.$B$3]" office:value-type="float" office:value="408.610204258663" calcext:value-type="float">
            <text:p>409</text:p>
          </table:table-cell>
          <table:table-cell office:value-type="float" office:value="0.411427497864" calcext:value-type="float">
            <text:p>0.4114274979</text:p>
          </table:table-cell>
          <table:table-cell/>
          <table:table-cell office:value-type="float" office:value="1.4623418185169E+018" calcext:value-type="float">
            <text:p>1462341818516900000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56692E+018" calcext:value-type="float">
            <text:p>1462341818566920000</text:p>
          </table:table-cell>
          <table:table-cell table:formula="of:=[.A413]-[.$A$2]" office:value-type="float" office:value="20550039808" calcext:value-type="float">
            <text:p>20550039808</text:p>
          </table:table-cell>
          <table:table-cell table:formula="of:=[.B413]/[.$B$3]" office:value-type="float" office:value="409.60721411186" calcext:value-type="float">
            <text:p>410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1856692E+018" calcext:value-type="float">
            <text:p>1462341818566920000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61705E+018" calcext:value-type="float">
            <text:p>1462341818617050000</text:p>
          </table:table-cell>
          <table:table-cell table:formula="of:=[.A414]-[.$A$2]" office:value-type="float" office:value="20600169984" calcext:value-type="float">
            <text:p>20600169984</text:p>
          </table:table-cell>
          <table:table-cell table:formula="of:=[.B414]/[.$B$3]" office:value-type="float" office:value="410.606418100083" calcext:value-type="float">
            <text:p>411</text:p>
          </table:table-cell>
          <table:table-cell office:value-type="float" office:value="0.401453495026" calcext:value-type="float">
            <text:p>0.401453495</text:p>
          </table:table-cell>
          <table:table-cell/>
          <table:table-cell office:value-type="float" office:value="1.46234181861705E+018" calcext:value-type="float">
            <text:p>1462341818617050000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66698E+018" calcext:value-type="float">
            <text:p>1462341818666980000</text:p>
          </table:table-cell>
          <table:table-cell table:formula="of:=[.A415]-[.$A$2]" office:value-type="float" office:value="20650099712" calcext:value-type="float">
            <text:p>20650099712</text:p>
          </table:table-cell>
          <table:table-cell table:formula="of:=[.B415]/[.$B$3]" office:value-type="float" office:value="411.601626721503" calcext:value-type="float">
            <text:p>412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1866698E+018" calcext:value-type="float">
            <text:p>1462341818666980000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71703E+018" calcext:value-type="float">
            <text:p>1462341818717030000</text:p>
          </table:table-cell>
          <table:table-cell table:formula="of:=[.A416]-[.$A$2]" office:value-type="float" office:value="20700150016" calcext:value-type="float">
            <text:p>20700150016</text:p>
          </table:table-cell>
          <table:table-cell table:formula="of:=[.B416]/[.$B$3]" office:value-type="float" office:value="412.599238686172" calcext:value-type="float">
            <text:p>413</text:p>
          </table:table-cell>
          <table:table-cell office:value-type="float" office:value="0.361557483673" calcext:value-type="float">
            <text:p>0.3615574837</text:p>
          </table:table-cell>
          <table:table-cell/>
          <table:table-cell office:value-type="float" office:value="1.46234181871703E+018" calcext:value-type="float">
            <text:p>146234181871703000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76691E+018" calcext:value-type="float">
            <text:p>1462341818766910000</text:p>
          </table:table-cell>
          <table:table-cell table:formula="of:=[.A417]-[.$A$2]" office:value-type="float" office:value="20750029824" calcext:value-type="float">
            <text:p>20750029824</text:p>
          </table:table-cell>
          <table:table-cell table:formula="of:=[.B417]/[.$B$3]" office:value-type="float" office:value="413.593452292871" calcext:value-type="float">
            <text:p>414</text:p>
          </table:table-cell>
          <table:table-cell office:value-type="float" office:value="0.331635504961" calcext:value-type="float">
            <text:p>0.331635505</text:p>
          </table:table-cell>
          <table:table-cell/>
          <table:table-cell office:value-type="float" office:value="1.46234181876691E+018" calcext:value-type="float">
            <text:p>1462341818766910000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81696E+018" calcext:value-type="float">
            <text:p>1462341818816960000</text:p>
          </table:table-cell>
          <table:table-cell table:formula="of:=[.A418]-[.$A$2]" office:value-type="float" office:value="20800079872" calcext:value-type="float">
            <text:p>20800079872</text:p>
          </table:table-cell>
          <table:table-cell table:formula="of:=[.B418]/[.$B$3]" office:value-type="float" office:value="414.591059154901" calcext:value-type="float">
            <text:p>415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1881696E+018" calcext:value-type="float">
            <text:p>1462341818816960000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86687E+018" calcext:value-type="float">
            <text:p>1462341818866870000</text:p>
          </table:table-cell>
          <table:table-cell table:formula="of:=[.A419]-[.$A$2]" office:value-type="float" office:value="20849989888" calcext:value-type="float">
            <text:p>20849989888</text:p>
          </table:table-cell>
          <table:table-cell table:formula="of:=[.B419]/[.$B$3]" office:value-type="float" office:value="415.585874873072" calcext:value-type="float">
            <text:p>416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1886687E+018" calcext:value-type="float">
            <text:p>1462341818866870000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917E+018" calcext:value-type="float">
            <text:p>1462341818917000000</text:p>
          </table:table-cell>
          <table:table-cell table:formula="of:=[.A420]-[.$A$2]" office:value-type="float" office:value="20900119808" calcext:value-type="float">
            <text:p>20900119808</text:p>
          </table:table-cell>
          <table:table-cell table:formula="of:=[.B420]/[.$B$3]" office:value-type="float" office:value="416.585073758655" calcext:value-type="float">
            <text:p>417</text:p>
          </table:table-cell>
          <table:table-cell office:value-type="float" office:value="0.33911600709" calcext:value-type="float">
            <text:p>0.3391160071</text:p>
          </table:table-cell>
          <table:table-cell/>
          <table:table-cell office:value-type="float" office:value="1.462341818917E+018" calcext:value-type="float">
            <text:p>1462341818917000000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8967E+018" calcext:value-type="float">
            <text:p>1462341818967000000</text:p>
          </table:table-cell>
          <table:table-cell table:formula="of:=[.A421]-[.$A$2]" office:value-type="float" office:value="20950119680" calcext:value-type="float">
            <text:p>20950119680</text:p>
          </table:table-cell>
          <table:table-cell table:formula="of:=[.B421]/[.$B$3]" office:value-type="float" office:value="417.581680503324" calcext:value-type="float">
            <text:p>418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18967E+018" calcext:value-type="float">
            <text:p>146234181896700000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01692E+018" calcext:value-type="float">
            <text:p>1462341819016920000</text:p>
          </table:table-cell>
          <table:table-cell table:formula="of:=[.A422]-[.$A$2]" office:value-type="float" office:value="21000039936" calcext:value-type="float">
            <text:p>21000039936</text:p>
          </table:table-cell>
          <table:table-cell table:formula="of:=[.B422]/[.$B$3]" office:value-type="float" office:value="418.576700327079" calcext:value-type="float">
            <text:p>419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1901692E+018" calcext:value-type="float">
            <text:p>146234181901692000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06706E+018" calcext:value-type="float">
            <text:p>1462341819067060000</text:p>
          </table:table-cell>
          <table:table-cell table:formula="of:=[.A423]-[.$A$2]" office:value-type="float" office:value="21050179840" calcext:value-type="float">
            <text:p>21050179840</text:p>
          </table:table-cell>
          <table:table-cell table:formula="of:=[.B423]/[.$B$3]" office:value-type="float" office:value="419.576098215607" calcext:value-type="float">
            <text:p>420</text:p>
          </table:table-cell>
          <table:table-cell office:value-type="float" office:value="0.341609507799" calcext:value-type="float">
            <text:p>0.3416095078</text:p>
          </table:table-cell>
          <table:table-cell/>
          <table:table-cell office:value-type="float" office:value="1.46234181906706E+018" calcext:value-type="float">
            <text:p>1462341819067060000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11691E+018" calcext:value-type="float">
            <text:p>1462341819116910000</text:p>
          </table:table-cell>
          <table:table-cell table:formula="of:=[.A424]-[.$A$2]" office:value-type="float" office:value="21100029952" calcext:value-type="float">
            <text:p>21100029952</text:p>
          </table:table-cell>
          <table:table-cell table:formula="of:=[.B424]/[.$B$3]" office:value-type="float" office:value="420.569719916113" calcext:value-type="float">
            <text:p>421</text:p>
          </table:table-cell>
          <table:table-cell office:value-type="float" office:value="0.341609507799" calcext:value-type="float">
            <text:p>0.3416095078</text:p>
          </table:table-cell>
          <table:table-cell/>
          <table:table-cell office:value-type="float" office:value="1.46234181911691E+018" calcext:value-type="float">
            <text:p>1462341819116910000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16692E+018" calcext:value-type="float">
            <text:p>1462341819166920000</text:p>
          </table:table-cell>
          <table:table-cell table:formula="of:=[.A425]-[.$A$2]" office:value-type="float" office:value="21150039808" calcext:value-type="float">
            <text:p>21150039808</text:p>
          </table:table-cell>
          <table:table-cell table:formula="of:=[.B425]/[.$B$3]" office:value-type="float" office:value="421.566525663726" calcext:value-type="float">
            <text:p>422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1916692E+018" calcext:value-type="float">
            <text:p>146234181916692000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21704E+018" calcext:value-type="float">
            <text:p>1462341819217040000</text:p>
          </table:table-cell>
          <table:table-cell table:formula="of:=[.A426]-[.$A$2]" office:value-type="float" office:value="21200159744" calcext:value-type="float">
            <text:p>21200159744</text:p>
          </table:table-cell>
          <table:table-cell table:formula="of:=[.B426]/[.$B$3]" office:value-type="float" office:value="422.565525546365" calcext:value-type="float">
            <text:p>423</text:p>
          </table:table-cell>
          <table:table-cell office:value-type="float" office:value="0.33911600709" calcext:value-type="float">
            <text:p>0.3391160071</text:p>
          </table:table-cell>
          <table:table-cell/>
          <table:table-cell office:value-type="float" office:value="1.46234181921704E+018" calcext:value-type="float">
            <text:p>1462341819217040000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26709E+018" calcext:value-type="float">
            <text:p>1462341819267090000</text:p>
          </table:table-cell>
          <table:table-cell table:formula="of:=[.A427]-[.$A$2]" office:value-type="float" office:value="21250210048" calcext:value-type="float">
            <text:p>21250210048</text:p>
          </table:table-cell>
          <table:table-cell table:formula="of:=[.B427]/[.$B$3]" office:value-type="float" office:value="423.563137511035" calcext:value-type="float">
            <text:p>424</text:p>
          </table:table-cell>
          <table:table-cell office:value-type="float" office:value="0.349090009928" calcext:value-type="float">
            <text:p>0.3490900099</text:p>
          </table:table-cell>
          <table:table-cell/>
          <table:table-cell office:value-type="float" office:value="1.46234181926709E+018" calcext:value-type="float">
            <text:p>1462341819267090000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31689E+018" calcext:value-type="float">
            <text:p>1462341819316890000</text:p>
          </table:table-cell>
          <table:table-cell table:formula="of:=[.A428]-[.$A$2]" office:value-type="float" office:value="21300009984" calcext:value-type="float">
            <text:p>21300009984</text:p>
          </table:table-cell>
          <table:table-cell table:formula="of:=[.B428]/[.$B$3]" office:value-type="float" office:value="424.555759094179" calcext:value-type="float">
            <text:p>425</text:p>
          </table:table-cell>
          <table:table-cell office:value-type="float" office:value="0.523635029793" calcext:value-type="float">
            <text:p>0.5236350298</text:p>
          </table:table-cell>
          <table:table-cell/>
          <table:table-cell office:value-type="float" office:value="1.46234181931689E+018" calcext:value-type="float">
            <text:p>1462341819316890000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36692E+018" calcext:value-type="float">
            <text:p>1462341819366920000</text:p>
          </table:table-cell>
          <table:table-cell table:formula="of:=[.A429]-[.$A$2]" office:value-type="float" office:value="21350039808" calcext:value-type="float">
            <text:p>21350039808</text:p>
          </table:table-cell>
          <table:table-cell table:formula="of:=[.B429]/[.$B$3]" office:value-type="float" office:value="425.552962847681" calcext:value-type="float">
            <text:p>426</text:p>
          </table:table-cell>
          <table:table-cell office:value-type="float" office:value="0.359064012766" calcext:value-type="float">
            <text:p>0.3590640128</text:p>
          </table:table-cell>
          <table:table-cell/>
          <table:table-cell office:value-type="float" office:value="1.46234181936692E+018" calcext:value-type="float">
            <text:p>146234181936692000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41711E+018" calcext:value-type="float">
            <text:p>1462341819417110000</text:p>
          </table:table-cell>
          <table:table-cell table:formula="of:=[.A430]-[.$A$2]" office:value-type="float" office:value="21400229888" calcext:value-type="float">
            <text:p>21400229888</text:p>
          </table:table-cell>
          <table:table-cell table:formula="of:=[.B430]/[.$B$3]" office:value-type="float" office:value="426.55336085357" calcext:value-type="float">
            <text:p>427</text:p>
          </table:table-cell>
          <table:table-cell office:value-type="float" office:value="0.361557513475" calcext:value-type="float">
            <text:p>0.3615575135</text:p>
          </table:table-cell>
          <table:table-cell/>
          <table:table-cell office:value-type="float" office:value="1.46234181941711E+018" calcext:value-type="float">
            <text:p>146234181941711000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46701E+018" calcext:value-type="float">
            <text:p>1462341819467010000</text:p>
          </table:table-cell>
          <table:table-cell table:formula="of:=[.A431]-[.$A$2]" office:value-type="float" office:value="21450129664" calcext:value-type="float">
            <text:p>21450129664</text:p>
          </table:table-cell>
          <table:table-cell table:formula="of:=[.B431]/[.$B$3]" office:value-type="float" office:value="427.547972466157" calcext:value-type="float">
            <text:p>428</text:p>
          </table:table-cell>
          <table:table-cell office:value-type="float" office:value="0.361557513475" calcext:value-type="float">
            <text:p>0.3615575135</text:p>
          </table:table-cell>
          <table:table-cell/>
          <table:table-cell office:value-type="float" office:value="1.46234181946701E+018" calcext:value-type="float">
            <text:p>146234181946701000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5169E+018" calcext:value-type="float">
            <text:p>1462341819516900000</text:p>
          </table:table-cell>
          <table:table-cell table:formula="of:=[.A432]-[.$A$2]" office:value-type="float" office:value="21500019968" calcext:value-type="float">
            <text:p>21500019968</text:p>
          </table:table-cell>
          <table:table-cell table:formula="of:=[.B432]/[.$B$3]" office:value-type="float" office:value="428.542395281079" calcext:value-type="float">
            <text:p>429</text:p>
          </table:table-cell>
          <table:table-cell office:value-type="float" office:value="0.374024987221" calcext:value-type="float">
            <text:p>0.3740249872</text:p>
          </table:table-cell>
          <table:table-cell/>
          <table:table-cell office:value-type="float" office:value="1.4623418195169E+018" calcext:value-type="float">
            <text:p>1462341819516900000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567E+018" calcext:value-type="float">
            <text:p>1462341819567000000</text:p>
          </table:table-cell>
          <table:table-cell table:formula="of:=[.A433]-[.$A$2]" office:value-type="float" office:value="21550119680" calcext:value-type="float">
            <text:p>21550119680</text:p>
          </table:table-cell>
          <table:table-cell table:formula="of:=[.B433]/[.$B$3]" office:value-type="float" office:value="429.54099205519" calcext:value-type="float">
            <text:p>430</text:p>
          </table:table-cell>
          <table:table-cell office:value-type="float" office:value="0.366544485092" calcext:value-type="float">
            <text:p>0.3665444851</text:p>
          </table:table-cell>
          <table:table-cell/>
          <table:table-cell office:value-type="float" office:value="1.462341819567E+018" calcext:value-type="float">
            <text:p>146234181956700000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61704E+018" calcext:value-type="float">
            <text:p>1462341819617040000</text:p>
          </table:table-cell>
          <table:table-cell table:formula="of:=[.A434]-[.$A$2]" office:value-type="float" office:value="21600159744" calcext:value-type="float">
            <text:p>21600159744</text:p>
          </table:table-cell>
          <table:table-cell table:formula="of:=[.B434]/[.$B$3]" office:value-type="float" office:value="430.538399914276" calcext:value-type="float">
            <text:p>431</text:p>
          </table:table-cell>
          <table:table-cell office:value-type="float" office:value="0.361557513475" calcext:value-type="float">
            <text:p>0.3615575135</text:p>
          </table:table-cell>
          <table:table-cell/>
          <table:table-cell office:value-type="float" office:value="1.46234181961704E+018" calcext:value-type="float">
            <text:p>1462341819617040000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66701E+018" calcext:value-type="float">
            <text:p>1462341819667010000</text:p>
          </table:table-cell>
          <table:table-cell table:formula="of:=[.A435]-[.$A$2]" office:value-type="float" office:value="21650129920" calcext:value-type="float">
            <text:p>21650129920</text:p>
          </table:table-cell>
          <table:table-cell table:formula="of:=[.B435]/[.$B$3]" office:value-type="float" office:value="431.534414752752" calcext:value-type="float">
            <text:p>432</text:p>
          </table:table-cell>
          <table:table-cell office:value-type="float" office:value="0.359063982964" calcext:value-type="float">
            <text:p>0.359063983</text:p>
          </table:table-cell>
          <table:table-cell/>
          <table:table-cell office:value-type="float" office:value="1.46234181966701E+018" calcext:value-type="float">
            <text:p>1462341819667010000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7169E+018" calcext:value-type="float">
            <text:p>1462341819716900000</text:p>
          </table:table-cell>
          <table:table-cell table:formula="of:=[.A436]-[.$A$2]" office:value-type="float" office:value="21700019968" calcext:value-type="float">
            <text:p>21700019968</text:p>
          </table:table-cell>
          <table:table-cell table:formula="of:=[.B436]/[.$B$3]" office:value-type="float" office:value="432.528832465034" calcext:value-type="float">
            <text:p>433</text:p>
          </table:table-cell>
          <table:table-cell office:value-type="float" office:value="0.381505489349" calcext:value-type="float">
            <text:p>0.3815054893</text:p>
          </table:table-cell>
          <table:table-cell/>
          <table:table-cell office:value-type="float" office:value="1.4623418197169E+018" calcext:value-type="float">
            <text:p>1462341819716900000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76692E+018" calcext:value-type="float">
            <text:p>1462341819766920000</text:p>
          </table:table-cell>
          <table:table-cell table:formula="of:=[.A437]-[.$A$2]" office:value-type="float" office:value="21750039808" calcext:value-type="float">
            <text:p>21750039808</text:p>
          </table:table-cell>
          <table:table-cell table:formula="of:=[.B437]/[.$B$3]" office:value-type="float" office:value="433.525837215592" calcext:value-type="float">
            <text:p>434</text:p>
          </table:table-cell>
          <table:table-cell office:value-type="float" office:value="0.359063982964" calcext:value-type="float">
            <text:p>0.359063983</text:p>
          </table:table-cell>
          <table:table-cell/>
          <table:table-cell office:value-type="float" office:value="1.46234181976692E+018" calcext:value-type="float">
            <text:p>1462341819766920000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81705E+018" calcext:value-type="float">
            <text:p>1462341819817050000</text:p>
          </table:table-cell>
          <table:table-cell table:formula="of:=[.A438]-[.$A$2]" office:value-type="float" office:value="21800169984" calcext:value-type="float">
            <text:p>21800169984</text:p>
          </table:table-cell>
          <table:table-cell table:formula="of:=[.B438]/[.$B$3]" office:value-type="float" office:value="434.525041203815" calcext:value-type="float">
            <text:p>435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1981705E+018" calcext:value-type="float">
            <text:p>1462341819817050000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86696E+018" calcext:value-type="float">
            <text:p>1462341819866960000</text:p>
          </table:table-cell>
          <table:table-cell table:formula="of:=[.A439]-[.$A$2]" office:value-type="float" office:value="21850079744" calcext:value-type="float">
            <text:p>21850079744</text:p>
          </table:table-cell>
          <table:table-cell table:formula="of:=[.B439]/[.$B$3]" office:value-type="float" office:value="435.519851819346" calcext:value-type="float">
            <text:p>436</text:p>
          </table:table-cell>
          <table:table-cell office:value-type="float" office:value="0.381505489349" calcext:value-type="float">
            <text:p>0.3815054893</text:p>
          </table:table-cell>
          <table:table-cell/>
          <table:table-cell office:value-type="float" office:value="1.46234181986696E+018" calcext:value-type="float">
            <text:p>1462341819866960000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91691E+018" calcext:value-type="float">
            <text:p>1462341819916910000</text:p>
          </table:table-cell>
          <table:table-cell table:formula="of:=[.A440]-[.$A$2]" office:value-type="float" office:value="21900029952" calcext:value-type="float">
            <text:p>21900029952</text:p>
          </table:table-cell>
          <table:table-cell table:formula="of:=[.B440]/[.$B$3]" office:value-type="float" office:value="436.515468651934" calcext:value-type="float">
            <text:p>437</text:p>
          </table:table-cell>
          <table:table-cell office:value-type="float" office:value="0.571011483669" calcext:value-type="float">
            <text:p>0.5710114837</text:p>
          </table:table-cell>
          <table:table-cell/>
          <table:table-cell office:value-type="float" office:value="1.46234181991691E+018" calcext:value-type="float">
            <text:p>1462341819916910000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199669E+018" calcext:value-type="float">
            <text:p>1462341819966900000</text:p>
          </table:table-cell>
          <table:table-cell table:formula="of:=[.A441]-[.$A$2]" office:value-type="float" office:value="21950019840" calcext:value-type="float">
            <text:p>21950019840</text:p>
          </table:table-cell>
          <table:table-cell table:formula="of:=[.B441]/[.$B$3]" office:value-type="float" office:value="437.511876393659" calcext:value-type="float">
            <text:p>438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199669E+018" calcext:value-type="float">
            <text:p>146234181996690000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01692E+018" calcext:value-type="float">
            <text:p>1462341820016920000</text:p>
          </table:table-cell>
          <table:table-cell table:formula="of:=[.A442]-[.$A$2]" office:value-type="float" office:value="22000039936" calcext:value-type="float">
            <text:p>22000039936</text:p>
          </table:table-cell>
          <table:table-cell table:formula="of:=[.B442]/[.$B$3]" office:value-type="float" office:value="438.508886246856" calcext:value-type="float">
            <text:p>439</text:p>
          </table:table-cell>
          <table:table-cell office:value-type="float" office:value="0.398959994316" calcext:value-type="float">
            <text:p>0.3989599943</text:p>
          </table:table-cell>
          <table:table-cell/>
          <table:table-cell office:value-type="float" office:value="1.46234182001692E+018" calcext:value-type="float">
            <text:p>1462341820016920000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06696E+018" calcext:value-type="float">
            <text:p>1462341820066960000</text:p>
          </table:table-cell>
          <table:table-cell table:formula="of:=[.A443]-[.$A$2]" office:value-type="float" office:value="22050080000" calcext:value-type="float">
            <text:p>22050080000</text:p>
          </table:table-cell>
          <table:table-cell table:formula="of:=[.B443]/[.$B$3]" office:value-type="float" office:value="439.506294105941" calcext:value-type="float">
            <text:p>440</text:p>
          </table:table-cell>
          <table:table-cell office:value-type="float" office:value="0.398959994316" calcext:value-type="float">
            <text:p>0.3989599943</text:p>
          </table:table-cell>
          <table:table-cell/>
          <table:table-cell office:value-type="float" office:value="1.46234182006696E+018" calcext:value-type="float">
            <text:p>1462341820066960000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11692E+018" calcext:value-type="float">
            <text:p>1462341820116920000</text:p>
          </table:table-cell>
          <table:table-cell table:formula="of:=[.A444]-[.$A$2]" office:value-type="float" office:value="22100039936" calcext:value-type="float">
            <text:p>22100039936</text:p>
          </table:table-cell>
          <table:table-cell table:formula="of:=[.B444]/[.$B$3]" office:value-type="float" office:value="440.502104838833" calcext:value-type="float">
            <text:p>441</text:p>
          </table:table-cell>
          <table:table-cell office:value-type="float" office:value="0.403946995735" calcext:value-type="float">
            <text:p>0.4039469957</text:p>
          </table:table-cell>
          <table:table-cell/>
          <table:table-cell office:value-type="float" office:value="1.46234182011692E+018" calcext:value-type="float">
            <text:p>1462341820116920000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16702E+018" calcext:value-type="float">
            <text:p>1462341820167020000</text:p>
          </table:table-cell>
          <table:table-cell table:formula="of:=[.A445]-[.$A$2]" office:value-type="float" office:value="22150139904" calcext:value-type="float">
            <text:p>22150139904</text:p>
          </table:table-cell>
          <table:table-cell table:formula="of:=[.B445]/[.$B$3]" office:value-type="float" office:value="441.500706715584" calcext:value-type="float">
            <text:p>442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2016702E+018" calcext:value-type="float">
            <text:p>146234182016702000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21694E+018" calcext:value-type="float">
            <text:p>1462341820216940000</text:p>
          </table:table-cell>
          <table:table-cell table:formula="of:=[.A446]-[.$A$2]" office:value-type="float" office:value="22200059904" calcext:value-type="float">
            <text:p>22200059904</text:p>
          </table:table-cell>
          <table:table-cell table:formula="of:=[.B446]/[.$B$3]" office:value-type="float" office:value="442.495721436699" calcext:value-type="float">
            <text:p>442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2021694E+018" calcext:value-type="float">
            <text:p>1462341820216940000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26693E+018" calcext:value-type="float">
            <text:p>1462341820266930000</text:p>
          </table:table-cell>
          <table:table-cell table:formula="of:=[.A447]-[.$A$2]" office:value-type="float" office:value="22250050048" calcext:value-type="float">
            <text:p>22250050048</text:p>
          </table:table-cell>
          <table:table-cell table:formula="of:=[.B447]/[.$B$3]" office:value-type="float" office:value="443.492134281064" calcext:value-type="float">
            <text:p>443</text:p>
          </table:table-cell>
          <table:table-cell office:value-type="float" office:value="0.401453495026" calcext:value-type="float">
            <text:p>0.401453495</text:p>
          </table:table-cell>
          <table:table-cell/>
          <table:table-cell office:value-type="float" office:value="1.46234182026693E+018" calcext:value-type="float">
            <text:p>1462341820266930000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31688E+018" calcext:value-type="float">
            <text:p>1462341820316880000</text:p>
          </table:table-cell>
          <table:table-cell table:formula="of:=[.A448]-[.$A$2]" office:value-type="float" office:value="22300000000" calcext:value-type="float">
            <text:p>22300000000</text:p>
          </table:table-cell>
          <table:table-cell table:formula="of:=[.B448]/[.$B$3]" office:value-type="float" office:value="444.487746011012" calcext:value-type="float">
            <text:p>444</text:p>
          </table:table-cell>
          <table:table-cell office:value-type="float" office:value="0.406440496445" calcext:value-type="float">
            <text:p>0.4064404964</text:p>
          </table:table-cell>
          <table:table-cell/>
          <table:table-cell office:value-type="float" office:value="1.46234182031688E+018" calcext:value-type="float">
            <text:p>1462341820316880000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36693E+018" calcext:value-type="float">
            <text:p>1462341820366930000</text:p>
          </table:table-cell>
          <table:table-cell table:formula="of:=[.A449]-[.$A$2]" office:value-type="float" office:value="22350050048" calcext:value-type="float">
            <text:p>22350050048</text:p>
          </table:table-cell>
          <table:table-cell table:formula="of:=[.B449]/[.$B$3]" office:value-type="float" office:value="445.485352873041" calcext:value-type="float">
            <text:p>445</text:p>
          </table:table-cell>
          <table:table-cell office:value-type="float" office:value="0.406440496445" calcext:value-type="float">
            <text:p>0.4064404964</text:p>
          </table:table-cell>
          <table:table-cell/>
          <table:table-cell office:value-type="float" office:value="1.46234182036693E+018" calcext:value-type="float">
            <text:p>146234182036693000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41705E+018" calcext:value-type="float">
            <text:p>1462341820417050000</text:p>
          </table:table-cell>
          <table:table-cell table:formula="of:=[.A450]-[.$A$2]" office:value-type="float" office:value="22400169728" calcext:value-type="float">
            <text:p>22400169728</text:p>
          </table:table-cell>
          <table:table-cell table:formula="of:=[.B450]/[.$B$3]" office:value-type="float" office:value="446.484347653041" calcext:value-type="float">
            <text:p>446</text:p>
          </table:table-cell>
          <table:table-cell office:value-type="float" office:value="0.43137550354" calcext:value-type="float">
            <text:p>0.4313755035</text:p>
          </table:table-cell>
          <table:table-cell/>
          <table:table-cell office:value-type="float" office:value="1.46234182041705E+018" calcext:value-type="float">
            <text:p>1462341820417050000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46709E+018" calcext:value-type="float">
            <text:p>1462341820467090000</text:p>
          </table:table-cell>
          <table:table-cell table:formula="of:=[.A451]-[.$A$2]" office:value-type="float" office:value="22450209792" calcext:value-type="float">
            <text:p>22450209792</text:p>
          </table:table-cell>
          <table:table-cell table:formula="of:=[.B451]/[.$B$3]" office:value-type="float" office:value="447.481755512126" calcext:value-type="float">
            <text:p>447</text:p>
          </table:table-cell>
          <table:table-cell office:value-type="float" office:value="0.428882002831" calcext:value-type="float">
            <text:p>0.4288820028</text:p>
          </table:table-cell>
          <table:table-cell/>
          <table:table-cell office:value-type="float" office:value="1.46234182046709E+018" calcext:value-type="float">
            <text:p>146234182046709000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51691E+018" calcext:value-type="float">
            <text:p>1462341820516910000</text:p>
          </table:table-cell>
          <table:table-cell table:formula="of:=[.A452]-[.$A$2]" office:value-type="float" office:value="22500029696" calcext:value-type="float">
            <text:p>22500029696</text:p>
          </table:table-cell>
          <table:table-cell table:formula="of:=[.B452]/[.$B$3]" office:value-type="float" office:value="448.47477510116" calcext:value-type="float">
            <text:p>448</text:p>
          </table:table-cell>
          <table:table-cell office:value-type="float" office:value="0.446336507797" calcext:value-type="float">
            <text:p>0.4463365078</text:p>
          </table:table-cell>
          <table:table-cell/>
          <table:table-cell office:value-type="float" office:value="1.46234182051691E+018" calcext:value-type="float">
            <text:p>1462341820516910000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56696E+018" calcext:value-type="float">
            <text:p>1462341820566960000</text:p>
          </table:table-cell>
          <table:table-cell table:formula="of:=[.A453]-[.$A$2]" office:value-type="float" office:value="22550080000" calcext:value-type="float">
            <text:p>22550080000</text:p>
          </table:table-cell>
          <table:table-cell table:formula="of:=[.B453]/[.$B$3]" office:value-type="float" office:value="449.472387065829" calcext:value-type="float">
            <text:p>449</text:p>
          </table:table-cell>
          <table:table-cell office:value-type="float" office:value="0.663271009922" calcext:value-type="float">
            <text:p>0.6632710099</text:p>
          </table:table-cell>
          <table:table-cell/>
          <table:table-cell office:value-type="float" office:value="1.46234182056696E+018" calcext:value-type="float">
            <text:p>1462341820566960000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61701E+018" calcext:value-type="float">
            <text:p>1462341820617010000</text:p>
          </table:table-cell>
          <table:table-cell table:formula="of:=[.A454]-[.$A$2]" office:value-type="float" office:value="22600129792" calcext:value-type="float">
            <text:p>22600129792</text:p>
          </table:table-cell>
          <table:table-cell table:formula="of:=[.B454]/[.$B$3]" office:value-type="float" office:value="450.469988825219" calcext:value-type="float">
            <text:p>450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2061701E+018" calcext:value-type="float">
            <text:p>1462341820617010000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66706E+018" calcext:value-type="float">
            <text:p>1462341820667060000</text:p>
          </table:table-cell>
          <table:table-cell table:formula="of:=[.A455]-[.$A$2]" office:value-type="float" office:value="22650179840" calcext:value-type="float">
            <text:p>22650179840</text:p>
          </table:table-cell>
          <table:table-cell table:formula="of:=[.B455]/[.$B$3]" office:value-type="float" office:value="451.467595687249" calcext:value-type="float">
            <text:p>451</text:p>
          </table:table-cell>
          <table:table-cell office:value-type="float" office:value="0.446336507797" calcext:value-type="float">
            <text:p>0.4463365078</text:p>
          </table:table-cell>
          <table:table-cell/>
          <table:table-cell office:value-type="float" office:value="1.46234182066706E+018" calcext:value-type="float">
            <text:p>1462341820667060000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71691E+018" calcext:value-type="float">
            <text:p>1462341820716910000</text:p>
          </table:table-cell>
          <table:table-cell table:formula="of:=[.A456]-[.$A$2]" office:value-type="float" office:value="22700029696" calcext:value-type="float">
            <text:p>22700029696</text:p>
          </table:table-cell>
          <table:table-cell table:formula="of:=[.B456]/[.$B$3]" office:value-type="float" office:value="452.461212285115" calcext:value-type="float">
            <text:p>452</text:p>
          </table:table-cell>
          <table:table-cell office:value-type="float" office:value="0.423895001411" calcext:value-type="float">
            <text:p>0.4238950014</text:p>
          </table:table-cell>
          <table:table-cell/>
          <table:table-cell office:value-type="float" office:value="1.46234182071691E+018" calcext:value-type="float">
            <text:p>1462341820716910000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767E+018" calcext:value-type="float">
            <text:p>1462341820767000000</text:p>
          </table:table-cell>
          <table:table-cell table:formula="of:=[.A457]-[.$A$2]" office:value-type="float" office:value="22750119936" calcext:value-type="float">
            <text:p>22750119936</text:p>
          </table:table-cell>
          <table:table-cell table:formula="of:=[.B457]/[.$B$3]" office:value-type="float" office:value="453.459620261561" calcext:value-type="float">
            <text:p>453</text:p>
          </table:table-cell>
          <table:table-cell office:value-type="float" office:value="0.423895001411" calcext:value-type="float">
            <text:p>0.4238950014</text:p>
          </table:table-cell>
          <table:table-cell/>
          <table:table-cell office:value-type="float" office:value="1.462341820767E+018" calcext:value-type="float">
            <text:p>1462341820767000000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817E+018" calcext:value-type="float">
            <text:p>1462341820817000000</text:p>
          </table:table-cell>
          <table:table-cell table:formula="of:=[.A458]-[.$A$2]" office:value-type="float" office:value="22800119808" calcext:value-type="float">
            <text:p>22800119808</text:p>
          </table:table-cell>
          <table:table-cell table:formula="of:=[.B458]/[.$B$3]" office:value-type="float" office:value="454.45622700623" calcext:value-type="float">
            <text:p>454</text:p>
          </table:table-cell>
          <table:table-cell office:value-type="float" office:value="0.453817009926" calcext:value-type="float">
            <text:p>0.4538170099</text:p>
          </table:table-cell>
          <table:table-cell/>
          <table:table-cell office:value-type="float" office:value="1.462341820817E+018" calcext:value-type="float">
            <text:p>1462341820817000000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86703E+018" calcext:value-type="float">
            <text:p>1462341820867030000</text:p>
          </table:table-cell>
          <table:table-cell table:formula="of:=[.A459]-[.$A$2]" office:value-type="float" office:value="22850149888" calcext:value-type="float">
            <text:p>22850149888</text:p>
          </table:table-cell>
          <table:table-cell table:formula="of:=[.B459]/[.$B$3]" office:value-type="float" office:value="455.453435862372" calcext:value-type="float">
            <text:p>455</text:p>
          </table:table-cell>
          <table:table-cell office:value-type="float" office:value="0.408933997154" calcext:value-type="float">
            <text:p>0.4089339972</text:p>
          </table:table-cell>
          <table:table-cell/>
          <table:table-cell office:value-type="float" office:value="1.46234182086703E+018" calcext:value-type="float">
            <text:p>1462341820867030000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91691E+018" calcext:value-type="float">
            <text:p>1462341820916910000</text:p>
          </table:table-cell>
          <table:table-cell table:formula="of:=[.A460]-[.$A$2]" office:value-type="float" office:value="22900029696" calcext:value-type="float">
            <text:p>22900029696</text:p>
          </table:table-cell>
          <table:table-cell table:formula="of:=[.B460]/[.$B$3]" office:value-type="float" office:value="456.44764946907" calcext:value-type="float">
            <text:p>456</text:p>
          </table:table-cell>
          <table:table-cell office:value-type="float" office:value="0.421401500702" calcext:value-type="float">
            <text:p>0.4214015007</text:p>
          </table:table-cell>
          <table:table-cell/>
          <table:table-cell office:value-type="float" office:value="1.46234182091691E+018" calcext:value-type="float">
            <text:p>1462341820916910000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09669E+018" calcext:value-type="float">
            <text:p>1462341820966900000</text:p>
          </table:table-cell>
          <table:table-cell table:formula="of:=[.A461]-[.$A$2]" office:value-type="float" office:value="22950020096" calcext:value-type="float">
            <text:p>22950020096</text:p>
          </table:table-cell>
          <table:table-cell table:formula="of:=[.B461]/[.$B$3]" office:value-type="float" office:value="457.444067416074" calcext:value-type="float">
            <text:p>457</text:p>
          </table:table-cell>
          <table:table-cell office:value-type="float" office:value="0.396466493607" calcext:value-type="float">
            <text:p>0.3964664936</text:p>
          </table:table-cell>
          <table:table-cell/>
          <table:table-cell office:value-type="float" office:value="1.4623418209669E+018" calcext:value-type="float">
            <text:p>1462341820966900000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01703E+018" calcext:value-type="float">
            <text:p>1462341821017030000</text:p>
          </table:table-cell>
          <table:table-cell table:formula="of:=[.A462]-[.$A$2]" office:value-type="float" office:value="23000150016" calcext:value-type="float">
            <text:p>23000150016</text:p>
          </table:table-cell>
          <table:table-cell table:formula="of:=[.B462]/[.$B$3]" office:value-type="float" office:value="458.443266301658" calcext:value-type="float">
            <text:p>458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2101703E+018" calcext:value-type="float">
            <text:p>1462341821017030000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06706E+018" calcext:value-type="float">
            <text:p>1462341821067060000</text:p>
          </table:table-cell>
          <table:table-cell table:formula="of:=[.A463]-[.$A$2]" office:value-type="float" office:value="23050179840" calcext:value-type="float">
            <text:p>23050179840</text:p>
          </table:table-cell>
          <table:table-cell table:formula="of:=[.B463]/[.$B$3]" office:value-type="float" office:value="459.44047005516" calcext:value-type="float">
            <text:p>459</text:p>
          </table:table-cell>
          <table:table-cell office:value-type="float" office:value="0.381505489349" calcext:value-type="float">
            <text:p>0.3815054893</text:p>
          </table:table-cell>
          <table:table-cell/>
          <table:table-cell office:value-type="float" office:value="1.46234182106706E+018" calcext:value-type="float">
            <text:p>1462341821067060000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11694E+018" calcext:value-type="float">
            <text:p>1462341821116940000</text:p>
          </table:table-cell>
          <table:table-cell table:formula="of:=[.A464]-[.$A$2]" office:value-type="float" office:value="23100059904" calcext:value-type="float">
            <text:p>23100059904</text:p>
          </table:table-cell>
          <table:table-cell table:formula="of:=[.B464]/[.$B$3]" office:value-type="float" office:value="460.434688764498" calcext:value-type="float">
            <text:p>460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2111694E+018" calcext:value-type="float">
            <text:p>1462341821116940000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16692E+018" calcext:value-type="float">
            <text:p>1462341821166920000</text:p>
          </table:table-cell>
          <table:table-cell table:formula="of:=[.A465]-[.$A$2]" office:value-type="float" office:value="23150040064" calcext:value-type="float">
            <text:p>23150040064</text:p>
          </table:table-cell>
          <table:table-cell table:formula="of:=[.B465]/[.$B$3]" office:value-type="float" office:value="461.430902605918" calcext:value-type="float">
            <text:p>461</text:p>
          </table:table-cell>
          <table:table-cell office:value-type="float" office:value="0.369037985802" calcext:value-type="float">
            <text:p>0.3690379858</text:p>
          </table:table-cell>
          <table:table-cell/>
          <table:table-cell office:value-type="float" office:value="1.46234182116692E+018" calcext:value-type="float">
            <text:p>1462341821166920000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21706E+018" calcext:value-type="float">
            <text:p>1462341821217060000</text:p>
          </table:table-cell>
          <table:table-cell table:formula="of:=[.A466]-[.$A$2]" office:value-type="float" office:value="23200179968" calcext:value-type="float">
            <text:p>23200179968</text:p>
          </table:table-cell>
          <table:table-cell table:formula="of:=[.B466]/[.$B$3]" office:value-type="float" office:value="462.430300494446" calcext:value-type="float">
            <text:p>462</text:p>
          </table:table-cell>
          <table:table-cell office:value-type="float" office:value="0.364050984383" calcext:value-type="float">
            <text:p>0.3640509844</text:p>
          </table:table-cell>
          <table:table-cell/>
          <table:table-cell office:value-type="float" office:value="1.46234182121706E+018" calcext:value-type="float">
            <text:p>146234182121706000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26694E+018" calcext:value-type="float">
            <text:p>1462341821266940000</text:p>
          </table:table-cell>
          <table:table-cell table:formula="of:=[.A467]-[.$A$2]" office:value-type="float" office:value="23250060032" calcext:value-type="float">
            <text:p>23250060032</text:p>
          </table:table-cell>
          <table:table-cell table:formula="of:=[.B467]/[.$B$3]" office:value-type="float" office:value="463.424519203784" calcext:value-type="float">
            <text:p>463</text:p>
          </table:table-cell>
          <table:table-cell office:value-type="float" office:value="0.361557513475" calcext:value-type="float">
            <text:p>0.3615575135</text:p>
          </table:table-cell>
          <table:table-cell/>
          <table:table-cell office:value-type="float" office:value="1.46234182126694E+018" calcext:value-type="float">
            <text:p>1462341821266940000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3169E+018" calcext:value-type="float">
            <text:p>1462341821316900000</text:p>
          </table:table-cell>
          <table:table-cell table:formula="of:=[.A468]-[.$A$2]" office:value-type="float" office:value="23300019712" calcext:value-type="float">
            <text:p>23300019712</text:p>
          </table:table-cell>
          <table:table-cell table:formula="of:=[.B468]/[.$B$3]" office:value-type="float" office:value="464.420324834037" calcext:value-type="float">
            <text:p>464</text:p>
          </table:table-cell>
          <table:table-cell office:value-type="float" office:value="0.356570512056" calcext:value-type="float">
            <text:p>0.3565705121</text:p>
          </table:table-cell>
          <table:table-cell/>
          <table:table-cell office:value-type="float" office:value="1.4623418213169E+018" calcext:value-type="float">
            <text:p>1462341821316900000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36697E+018" calcext:value-type="float">
            <text:p>1462341821366970000</text:p>
          </table:table-cell>
          <table:table-cell table:formula="of:=[.A469]-[.$A$2]" office:value-type="float" office:value="23350089728" calcext:value-type="float">
            <text:p>23350089728</text:p>
          </table:table-cell>
          <table:table-cell table:formula="of:=[.B469]/[.$B$3]" office:value-type="float" office:value="465.418329701955" calcext:value-type="float">
            <text:p>465</text:p>
          </table:table-cell>
          <table:table-cell office:value-type="float" office:value="0.354077011347" calcext:value-type="float">
            <text:p>0.3540770113</text:p>
          </table:table-cell>
          <table:table-cell/>
          <table:table-cell office:value-type="float" office:value="1.46234182136697E+018" calcext:value-type="float">
            <text:p>1462341821366970000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41708E+018" calcext:value-type="float">
            <text:p>1462341821417080000</text:p>
          </table:table-cell>
          <table:table-cell table:formula="of:=[.A470]-[.$A$2]" office:value-type="float" office:value="23400199936" calcext:value-type="float">
            <text:p>23400199936</text:p>
          </table:table-cell>
          <table:table-cell table:formula="of:=[.B470]/[.$B$3]" office:value-type="float" office:value="466.417135684289" calcext:value-type="float">
            <text:p>466</text:p>
          </table:table-cell>
          <table:table-cell office:value-type="float" office:value="0.37901198864" calcext:value-type="float">
            <text:p>0.3790119886</text:p>
          </table:table-cell>
          <table:table-cell/>
          <table:table-cell office:value-type="float" office:value="1.46234182141708E+018" calcext:value-type="float">
            <text:p>1462341821417080000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46707E+018" calcext:value-type="float">
            <text:p>1462341821467070000</text:p>
          </table:table-cell>
          <table:table-cell table:formula="of:=[.A471]-[.$A$2]" office:value-type="float" office:value="23450189824" calcext:value-type="float">
            <text:p>23450189824</text:p>
          </table:table-cell>
          <table:table-cell table:formula="of:=[.B471]/[.$B$3]" office:value-type="float" office:value="467.413543426014" calcext:value-type="float">
            <text:p>467</text:p>
          </table:table-cell>
          <table:table-cell office:value-type="float" office:value="0.413920998573" calcext:value-type="float">
            <text:p>0.4139209986</text:p>
          </table:table-cell>
          <table:table-cell/>
          <table:table-cell office:value-type="float" office:value="1.46234182146707E+018" calcext:value-type="float">
            <text:p>14623418214670700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51693E+018" calcext:value-type="float">
            <text:p>1462341821516930000</text:p>
          </table:table-cell>
          <table:table-cell table:formula="of:=[.A472]-[.$A$2]" office:value-type="float" office:value="23500049920" calcext:value-type="float">
            <text:p>23500049920</text:p>
          </table:table-cell>
          <table:table-cell table:formula="of:=[.B472]/[.$B$3]" office:value-type="float" office:value="468.407364129464" calcext:value-type="float">
            <text:p>468</text:p>
          </table:table-cell>
          <table:table-cell office:value-type="float" office:value="0.371531486511" calcext:value-type="float">
            <text:p>0.3715314865</text:p>
          </table:table-cell>
          <table:table-cell/>
          <table:table-cell office:value-type="float" office:value="1.46234182151693E+018" calcext:value-type="float">
            <text:p>1462341821516930000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56695E+018" calcext:value-type="float">
            <text:p>1462341821566950000</text:p>
          </table:table-cell>
          <table:table-cell table:formula="of:=[.A473]-[.$A$2]" office:value-type="float" office:value="23550069760" calcext:value-type="float">
            <text:p>23550069760</text:p>
          </table:table-cell>
          <table:table-cell table:formula="of:=[.B473]/[.$B$3]" office:value-type="float" office:value="469.404368880022" calcext:value-type="float">
            <text:p>469</text:p>
          </table:table-cell>
          <table:table-cell office:value-type="float" office:value="0.371531486511" calcext:value-type="float">
            <text:p>0.3715314865</text:p>
          </table:table-cell>
          <table:table-cell/>
          <table:table-cell office:value-type="float" office:value="1.46234182156695E+018" calcext:value-type="float">
            <text:p>1462341821566950000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61712E+018" calcext:value-type="float">
            <text:p>1462341821617120000</text:p>
          </table:table-cell>
          <table:table-cell table:formula="of:=[.A474]-[.$A$2]" office:value-type="float" office:value="23600239872" calcext:value-type="float">
            <text:p>23600239872</text:p>
          </table:table-cell>
          <table:table-cell table:formula="of:=[.B474]/[.$B$3]" office:value-type="float" office:value="470.404368880022" calcext:value-type="float">
            <text:p>470</text:p>
          </table:table-cell>
          <table:table-cell office:value-type="float" office:value="0.374024987221" calcext:value-type="float">
            <text:p>0.3740249872</text:p>
          </table:table-cell>
          <table:table-cell/>
          <table:table-cell office:value-type="float" office:value="1.46234182161712E+018" calcext:value-type="float">
            <text:p>146234182161712000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66691E+018" calcext:value-type="float">
            <text:p>1462341821666910000</text:p>
          </table:table-cell>
          <table:table-cell table:formula="of:=[.A475]-[.$A$2]" office:value-type="float" office:value="23650029824" calcext:value-type="float">
            <text:p>23650029824</text:p>
          </table:table-cell>
          <table:table-cell table:formula="of:=[.B475]/[.$B$3]" office:value-type="float" office:value="471.396791460222" calcext:value-type="float">
            <text:p>471</text:p>
          </table:table-cell>
          <table:table-cell office:value-type="float" office:value="0.371531486511" calcext:value-type="float">
            <text:p>0.3715314865</text:p>
          </table:table-cell>
          <table:table-cell/>
          <table:table-cell office:value-type="float" office:value="1.46234182166691E+018" calcext:value-type="float">
            <text:p>1462341821666910000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71687E+018" calcext:value-type="float">
            <text:p>1462341821716870000</text:p>
          </table:table-cell>
          <table:table-cell table:formula="of:=[.A476]-[.$A$2]" office:value-type="float" office:value="23699989760" calcext:value-type="float">
            <text:p>23699989760</text:p>
          </table:table-cell>
          <table:table-cell table:formula="of:=[.B476]/[.$B$3]" office:value-type="float" office:value="472.392602193115" calcext:value-type="float">
            <text:p>472</text:p>
          </table:table-cell>
          <table:table-cell office:value-type="float" office:value="0.369037985802" calcext:value-type="float">
            <text:p>0.3690379858</text:p>
          </table:table-cell>
          <table:table-cell/>
          <table:table-cell office:value-type="float" office:value="1.46234182171687E+018" calcext:value-type="float">
            <text:p>1462341821716870000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76692E+018" calcext:value-type="float">
            <text:p>1462341821766920000</text:p>
          </table:table-cell>
          <table:table-cell table:formula="of:=[.A477]-[.$A$2]" office:value-type="float" office:value="23750039808" calcext:value-type="float">
            <text:p>23750039808</text:p>
          </table:table-cell>
          <table:table-cell table:formula="of:=[.B477]/[.$B$3]" office:value-type="float" office:value="473.390209055144" calcext:value-type="float">
            <text:p>473</text:p>
          </table:table-cell>
          <table:table-cell office:value-type="float" office:value="0.361557483673" calcext:value-type="float">
            <text:p>0.3615574837</text:p>
          </table:table-cell>
          <table:table-cell/>
          <table:table-cell office:value-type="float" office:value="1.46234182176692E+018" calcext:value-type="float">
            <text:p>146234182176692000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81699E+018" calcext:value-type="float">
            <text:p>1462341821816990000</text:p>
          </table:table-cell>
          <table:table-cell table:formula="of:=[.A478]-[.$A$2]" office:value-type="float" office:value="23800109824" calcext:value-type="float">
            <text:p>23800109824</text:p>
          </table:table-cell>
          <table:table-cell table:formula="of:=[.B478]/[.$B$3]" office:value-type="float" office:value="474.388213923062" calcext:value-type="float">
            <text:p>474</text:p>
          </table:table-cell>
          <table:table-cell office:value-type="float" office:value="0.364050984383" calcext:value-type="float">
            <text:p>0.3640509844</text:p>
          </table:table-cell>
          <table:table-cell/>
          <table:table-cell office:value-type="float" office:value="1.46234182181699E+018" calcext:value-type="float">
            <text:p>1462341821816990000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86694E+018" calcext:value-type="float">
            <text:p>1462341821866940000</text:p>
          </table:table-cell>
          <table:table-cell table:formula="of:=[.A479]-[.$A$2]" office:value-type="float" office:value="23850059776" calcext:value-type="float">
            <text:p>23850059776</text:p>
          </table:table-cell>
          <table:table-cell table:formula="of:=[.B479]/[.$B$3]" office:value-type="float" office:value="475.38382565301" calcext:value-type="float">
            <text:p>475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2186694E+018" calcext:value-type="float">
            <text:p>1462341821866940000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91689E+018" calcext:value-type="float">
            <text:p>1462341821916890000</text:p>
          </table:table-cell>
          <table:table-cell table:formula="of:=[.A480]-[.$A$2]" office:value-type="float" office:value="23900009984" calcext:value-type="float">
            <text:p>23900009984</text:p>
          </table:table-cell>
          <table:table-cell table:formula="of:=[.B480]/[.$B$3]" office:value-type="float" office:value="476.379442485598" calcext:value-type="float">
            <text:p>476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2191689E+018" calcext:value-type="float">
            <text:p>1462341821916890000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196692E+018" calcext:value-type="float">
            <text:p>1462341821966920000</text:p>
          </table:table-cell>
          <table:table-cell table:formula="of:=[.A481]-[.$A$2]" office:value-type="float" office:value="23950039808" calcext:value-type="float">
            <text:p>23950039808</text:p>
          </table:table-cell>
          <table:table-cell table:formula="of:=[.B481]/[.$B$3]" office:value-type="float" office:value="477.3766462391" calcext:value-type="float">
            <text:p>477</text:p>
          </table:table-cell>
          <table:table-cell office:value-type="float" office:value="0.398959994316" calcext:value-type="float">
            <text:p>0.3989599943</text:p>
          </table:table-cell>
          <table:table-cell/>
          <table:table-cell office:value-type="float" office:value="1.46234182196692E+018" calcext:value-type="float">
            <text:p>14623418219669200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0171E+018" calcext:value-type="float">
            <text:p>1462341822017100000</text:p>
          </table:table-cell>
          <table:table-cell table:formula="of:=[.A482]-[.$A$2]" office:value-type="float" office:value="24000219904" calcext:value-type="float">
            <text:p>24000219904</text:p>
          </table:table-cell>
          <table:table-cell table:formula="of:=[.B482]/[.$B$3]" office:value-type="float" office:value="478.376845242044" calcext:value-type="float">
            <text:p>478</text:p>
          </table:table-cell>
          <table:table-cell office:value-type="float" office:value="0.374024987221" calcext:value-type="float">
            <text:p>0.3740249872</text:p>
          </table:table-cell>
          <table:table-cell/>
          <table:table-cell office:value-type="float" office:value="1.4623418220171E+018" calcext:value-type="float">
            <text:p>1462341822017100000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06696E+018" calcext:value-type="float">
            <text:p>1462341822066960000</text:p>
          </table:table-cell>
          <table:table-cell table:formula="of:=[.A483]-[.$A$2]" office:value-type="float" office:value="24050079744" calcext:value-type="float">
            <text:p>24050079744</text:p>
          </table:table-cell>
          <table:table-cell table:formula="of:=[.B483]/[.$B$3]" office:value-type="float" office:value="479.370660842854" calcext:value-type="float">
            <text:p>479</text:p>
          </table:table-cell>
          <table:table-cell office:value-type="float" office:value="0.32664847374" calcext:value-type="float">
            <text:p>0.3266484737</text:p>
          </table:table-cell>
          <table:table-cell/>
          <table:table-cell office:value-type="float" office:value="1.46234182206696E+018" calcext:value-type="float">
            <text:p>1462341822066960000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1169E+018" calcext:value-type="float">
            <text:p>1462341822116900000</text:p>
          </table:table-cell>
          <table:table-cell table:formula="of:=[.A484]-[.$A$2]" office:value-type="float" office:value="24100019968" calcext:value-type="float">
            <text:p>24100019968</text:p>
          </table:table-cell>
          <table:table-cell table:formula="of:=[.B484]/[.$B$3]" office:value-type="float" office:value="480.366078672497" calcext:value-type="float">
            <text:p>480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221169E+018" calcext:value-type="float">
            <text:p>146234182211690000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16697E+018" calcext:value-type="float">
            <text:p>1462341822166970000</text:p>
          </table:table-cell>
          <table:table-cell table:formula="of:=[.A485]-[.$A$2]" office:value-type="float" office:value="24150089728" calcext:value-type="float">
            <text:p>24150089728</text:p>
          </table:table-cell>
          <table:table-cell table:formula="of:=[.B485]/[.$B$3]" office:value-type="float" office:value="481.364078437776" calcext:value-type="float">
            <text:p>481</text:p>
          </table:table-cell>
          <table:table-cell office:value-type="float" office:value="0.381505489349" calcext:value-type="float">
            <text:p>0.3815054893</text:p>
          </table:table-cell>
          <table:table-cell/>
          <table:table-cell office:value-type="float" office:value="1.46234182216697E+018" calcext:value-type="float">
            <text:p>1462341822166970000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21703E+018" calcext:value-type="float">
            <text:p>1462341822217030000</text:p>
          </table:table-cell>
          <table:table-cell table:formula="of:=[.A486]-[.$A$2]" office:value-type="float" office:value="24200149760" calcext:value-type="float">
            <text:p>24200149760</text:p>
          </table:table-cell>
          <table:table-cell table:formula="of:=[.B486]/[.$B$3]" office:value-type="float" office:value="482.36188430275" calcext:value-type="float">
            <text:p>482</text:p>
          </table:table-cell>
          <table:table-cell office:value-type="float" office:value="0.381505489349" calcext:value-type="float">
            <text:p>0.3815054893</text:p>
          </table:table-cell>
          <table:table-cell/>
          <table:table-cell office:value-type="float" office:value="1.46234182221703E+018" calcext:value-type="float">
            <text:p>1462341822217030000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26699E+018" calcext:value-type="float">
            <text:p>1462341822266990000</text:p>
          </table:table-cell>
          <table:table-cell table:formula="of:=[.A487]-[.$A$2]" office:value-type="float" office:value="24250109696" calcext:value-type="float">
            <text:p>24250109696</text:p>
          </table:table-cell>
          <table:table-cell table:formula="of:=[.B487]/[.$B$3]" office:value-type="float" office:value="483.357695035642" calcext:value-type="float">
            <text:p>483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2226699E+018" calcext:value-type="float">
            <text:p>1462341822266990000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3169E+018" calcext:value-type="float">
            <text:p>1462341822316900000</text:p>
          </table:table-cell>
          <table:table-cell table:formula="of:=[.A488]-[.$A$2]" office:value-type="float" office:value="24300019968" calcext:value-type="float">
            <text:p>24300019968</text:p>
          </table:table-cell>
          <table:table-cell table:formula="of:=[.B488]/[.$B$3]" office:value-type="float" office:value="484.352515856453" calcext:value-type="float">
            <text:p>484</text:p>
          </table:table-cell>
          <table:table-cell office:value-type="float" office:value="0.396466493607" calcext:value-type="float">
            <text:p>0.3964664936</text:p>
          </table:table-cell>
          <table:table-cell/>
          <table:table-cell office:value-type="float" office:value="1.4623418223169E+018" calcext:value-type="float">
            <text:p>1462341822316900000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36696E+018" calcext:value-type="float">
            <text:p>1462341822366960000</text:p>
          </table:table-cell>
          <table:table-cell table:formula="of:=[.A489]-[.$A$2]" office:value-type="float" office:value="24350079744" calcext:value-type="float">
            <text:p>24350079744</text:p>
          </table:table-cell>
          <table:table-cell table:formula="of:=[.B489]/[.$B$3]" office:value-type="float" office:value="485.350316618787" calcext:value-type="float">
            <text:p>485</text:p>
          </table:table-cell>
          <table:table-cell office:value-type="float" office:value="0.401453495026" calcext:value-type="float">
            <text:p>0.401453495</text:p>
          </table:table-cell>
          <table:table-cell/>
          <table:table-cell office:value-type="float" office:value="1.46234182236696E+018" calcext:value-type="float">
            <text:p>1462341822366960000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41699E+018" calcext:value-type="float">
            <text:p>1462341822416990000</text:p>
          </table:table-cell>
          <table:table-cell table:formula="of:=[.A490]-[.$A$2]" office:value-type="float" office:value="24400109824" calcext:value-type="float">
            <text:p>24400109824</text:p>
          </table:table-cell>
          <table:table-cell table:formula="of:=[.B490]/[.$B$3]" office:value-type="float" office:value="486.347525474928" calcext:value-type="float">
            <text:p>486</text:p>
          </table:table-cell>
          <table:table-cell office:value-type="float" office:value="0.403946995735" calcext:value-type="float">
            <text:p>0.4039469957</text:p>
          </table:table-cell>
          <table:table-cell/>
          <table:table-cell office:value-type="float" office:value="1.46234182241699E+018" calcext:value-type="float">
            <text:p>1462341822416990000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46709E+018" calcext:value-type="float">
            <text:p>1462341822467090000</text:p>
          </table:table-cell>
          <table:table-cell table:formula="of:=[.A491]-[.$A$2]" office:value-type="float" office:value="24450209792" calcext:value-type="float">
            <text:p>24450209792</text:p>
          </table:table-cell>
          <table:table-cell table:formula="of:=[.B491]/[.$B$3]" office:value-type="float" office:value="487.346127351679" calcext:value-type="float">
            <text:p>487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2246709E+018" calcext:value-type="float">
            <text:p>1462341822467090000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51695E+018" calcext:value-type="float">
            <text:p>1462341822516950000</text:p>
          </table:table-cell>
          <table:table-cell table:formula="of:=[.A492]-[.$A$2]" office:value-type="float" office:value="24500069888" calcext:value-type="float">
            <text:p>24500069888</text:p>
          </table:table-cell>
          <table:table-cell table:formula="of:=[.B492]/[.$B$3]" office:value-type="float" office:value="488.339948055129" calcext:value-type="float">
            <text:p>488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2251695E+018" calcext:value-type="float">
            <text:p>1462341822516950000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56694E+018" calcext:value-type="float">
            <text:p>1462341822566940000</text:p>
          </table:table-cell>
          <table:table-cell table:formula="of:=[.A493]-[.$A$2]" office:value-type="float" office:value="24550059776" calcext:value-type="float">
            <text:p>24550059776</text:p>
          </table:table-cell>
          <table:table-cell table:formula="of:=[.B493]/[.$B$3]" office:value-type="float" office:value="489.336355796854" calcext:value-type="float">
            <text:p>489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2256694E+018" calcext:value-type="float">
            <text:p>1462341822566940000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61707E+018" calcext:value-type="float">
            <text:p>1462341822617070000</text:p>
          </table:table-cell>
          <table:table-cell table:formula="of:=[.A494]-[.$A$2]" office:value-type="float" office:value="24600189696" calcext:value-type="float">
            <text:p>24600189696</text:p>
          </table:table-cell>
          <table:table-cell table:formula="of:=[.B494]/[.$B$3]" office:value-type="float" office:value="490.335554682437" calcext:value-type="float">
            <text:p>490</text:p>
          </table:table-cell>
          <table:table-cell office:value-type="float" office:value="0.56851798296" calcext:value-type="float">
            <text:p>0.568517983</text:p>
          </table:table-cell>
          <table:table-cell/>
          <table:table-cell office:value-type="float" office:value="1.46234182261707E+018" calcext:value-type="float">
            <text:p>1462341822617070000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66706E+018" calcext:value-type="float">
            <text:p>1462341822667060000</text:p>
          </table:table-cell>
          <table:table-cell table:formula="of:=[.A495]-[.$A$2]" office:value-type="float" office:value="24650179840" calcext:value-type="float">
            <text:p>24650179840</text:p>
          </table:table-cell>
          <table:table-cell table:formula="of:=[.B495]/[.$B$3]" office:value-type="float" office:value="491.331967526802" calcext:value-type="float">
            <text:p>491</text:p>
          </table:table-cell>
          <table:table-cell office:value-type="float" office:value="0.381505489349" calcext:value-type="float">
            <text:p>0.3815054893</text:p>
          </table:table-cell>
          <table:table-cell/>
          <table:table-cell office:value-type="float" office:value="1.46234182266706E+018" calcext:value-type="float">
            <text:p>1462341822667060000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71701E+018" calcext:value-type="float">
            <text:p>1462341822717010000</text:p>
          </table:table-cell>
          <table:table-cell table:formula="of:=[.A496]-[.$A$2]" office:value-type="float" office:value="24700129792" calcext:value-type="float">
            <text:p>24700129792</text:p>
          </table:table-cell>
          <table:table-cell table:formula="of:=[.B496]/[.$B$3]" office:value-type="float" office:value="492.32757925675" calcext:value-type="float">
            <text:p>492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2271701E+018" calcext:value-type="float">
            <text:p>1462341822717010000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76694E+018" calcext:value-type="float">
            <text:p>1462341822766940000</text:p>
          </table:table-cell>
          <table:table-cell table:formula="of:=[.A497]-[.$A$2]" office:value-type="float" office:value="24750059776" calcext:value-type="float">
            <text:p>24750059776</text:p>
          </table:table-cell>
          <table:table-cell table:formula="of:=[.B497]/[.$B$3]" office:value-type="float" office:value="493.322792980809" calcext:value-type="float">
            <text:p>493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2276694E+018" calcext:value-type="float">
            <text:p>146234182276694000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81704E+018" calcext:value-type="float">
            <text:p>1462341822817040000</text:p>
          </table:table-cell>
          <table:table-cell table:formula="of:=[.A498]-[.$A$2]" office:value-type="float" office:value="24800159744" calcext:value-type="float">
            <text:p>24800159744</text:p>
          </table:table-cell>
          <table:table-cell table:formula="of:=[.B498]/[.$B$3]" office:value-type="float" office:value="494.32139485756" calcext:value-type="float">
            <text:p>494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2281704E+018" calcext:value-type="float">
            <text:p>1462341822817040000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86693E+018" calcext:value-type="float">
            <text:p>1462341822866930000</text:p>
          </table:table-cell>
          <table:table-cell table:formula="of:=[.A499]-[.$A$2]" office:value-type="float" office:value="24850049792" calcext:value-type="float">
            <text:p>24850049792</text:p>
          </table:table-cell>
          <table:table-cell table:formula="of:=[.B499]/[.$B$3]" office:value-type="float" office:value="495.315812569842" calcext:value-type="float">
            <text:p>495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2286693E+018" calcext:value-type="float">
            <text:p>1462341822866930000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9169E+018" calcext:value-type="float">
            <text:p>1462341822916900000</text:p>
          </table:table-cell>
          <table:table-cell table:formula="of:=[.A500]-[.$A$2]" office:value-type="float" office:value="24900019968" calcext:value-type="float">
            <text:p>24900019968</text:p>
          </table:table-cell>
          <table:table-cell table:formula="of:=[.B500]/[.$B$3]" office:value-type="float" office:value="496.311827408318" calcext:value-type="float">
            <text:p>496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229169E+018" calcext:value-type="float">
            <text:p>1462341822916900000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296695E+018" calcext:value-type="float">
            <text:p>1462341822966950000</text:p>
          </table:table-cell>
          <table:table-cell table:formula="of:=[.A501]-[.$A$2]" office:value-type="float" office:value="24950070016" calcext:value-type="float">
            <text:p>24950070016</text:p>
          </table:table-cell>
          <table:table-cell table:formula="of:=[.B501]/[.$B$3]" office:value-type="float" office:value="497.309434270348" calcext:value-type="float">
            <text:p>497</text:p>
          </table:table-cell>
          <table:table-cell office:value-type="float" office:value="0.406440496445" calcext:value-type="float">
            <text:p>0.4064404964</text:p>
          </table:table-cell>
          <table:table-cell/>
          <table:table-cell office:value-type="float" office:value="1.46234182296695E+018" calcext:value-type="float">
            <text:p>14623418229669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01706E+018" calcext:value-type="float">
            <text:p>1462341823017060000</text:p>
          </table:table-cell>
          <table:table-cell table:formula="of:=[.A502]-[.$A$2]" office:value-type="float" office:value="25000179712" calcext:value-type="float">
            <text:p>25000179712</text:p>
          </table:table-cell>
          <table:table-cell table:formula="of:=[.B502]/[.$B$3]" office:value-type="float" office:value="498.308230047404" calcext:value-type="float">
            <text:p>498</text:p>
          </table:table-cell>
          <table:table-cell office:value-type="float" office:value="0.403946995735" calcext:value-type="float">
            <text:p>0.4039469957</text:p>
          </table:table-cell>
          <table:table-cell/>
          <table:table-cell office:value-type="float" office:value="1.46234182301706E+018" calcext:value-type="float">
            <text:p>1462341823017060000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06694E+018" calcext:value-type="float">
            <text:p>1462341823066940000</text:p>
          </table:table-cell>
          <table:table-cell table:formula="of:=[.A503]-[.$A$2]" office:value-type="float" office:value="25050060032" calcext:value-type="float">
            <text:p>25050060032</text:p>
          </table:table-cell>
          <table:table-cell table:formula="of:=[.B503]/[.$B$3]" office:value-type="float" office:value="499.302453859381" calcext:value-type="float">
            <text:p>499</text:p>
          </table:table-cell>
          <table:table-cell office:value-type="float" office:value="0.403946995735" calcext:value-type="float">
            <text:p>0.4039469957</text:p>
          </table:table-cell>
          <table:table-cell/>
          <table:table-cell office:value-type="float" office:value="1.46234182306694E+018" calcext:value-type="float">
            <text:p>1462341823066940000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11695E+018" calcext:value-type="float">
            <text:p>1462341823116950000</text:p>
          </table:table-cell>
          <table:table-cell table:formula="of:=[.A504]-[.$A$2]" office:value-type="float" office:value="25100069888" calcext:value-type="float">
            <text:p>25100069888</text:p>
          </table:table-cell>
          <table:table-cell table:formula="of:=[.B504]/[.$B$3]" office:value-type="float" office:value="500.299259606995" calcext:value-type="float">
            <text:p>500</text:p>
          </table:table-cell>
          <table:table-cell office:value-type="float" office:value="0.408933997154" calcext:value-type="float">
            <text:p>0.4089339972</text:p>
          </table:table-cell>
          <table:table-cell/>
          <table:table-cell office:value-type="float" office:value="1.46234182311695E+018" calcext:value-type="float">
            <text:p>1462341823116950000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16698E+018" calcext:value-type="float">
            <text:p>1462341823166980000</text:p>
          </table:table-cell>
          <table:table-cell table:formula="of:=[.A505]-[.$A$2]" office:value-type="float" office:value="25150099968" calcext:value-type="float">
            <text:p>25150099968</text:p>
          </table:table-cell>
          <table:table-cell table:formula="of:=[.B505]/[.$B$3]" office:value-type="float" office:value="501.296468463136" calcext:value-type="float">
            <text:p>501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2316698E+018" calcext:value-type="float">
            <text:p>146234182316698000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21708E+018" calcext:value-type="float">
            <text:p>1462341823217080000</text:p>
          </table:table-cell>
          <table:table-cell table:formula="of:=[.A506]-[.$A$2]" office:value-type="float" office:value="25200199936" calcext:value-type="float">
            <text:p>25200199936</text:p>
          </table:table-cell>
          <table:table-cell table:formula="of:=[.B506]/[.$B$3]" office:value-type="float" office:value="502.295070339887" calcext:value-type="float">
            <text:p>502</text:p>
          </table:table-cell>
          <table:table-cell office:value-type="float" office:value="0.421401500702" calcext:value-type="float">
            <text:p>0.4214015007</text:p>
          </table:table-cell>
          <table:table-cell/>
          <table:table-cell office:value-type="float" office:value="1.46234182321708E+018" calcext:value-type="float">
            <text:p>1462341823217080000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26696E+018" calcext:value-type="float">
            <text:p>1462341823266960000</text:p>
          </table:table-cell>
          <table:table-cell table:formula="of:=[.A507]-[.$A$2]" office:value-type="float" office:value="25250080000" calcext:value-type="float">
            <text:p>25250080000</text:p>
          </table:table-cell>
          <table:table-cell table:formula="of:=[.B507]/[.$B$3]" office:value-type="float" office:value="503.289289049225" calcext:value-type="float">
            <text:p>503</text:p>
          </table:table-cell>
          <table:table-cell office:value-type="float" office:value="0.633349001408" calcext:value-type="float">
            <text:p>0.6333490014</text:p>
          </table:table-cell>
          <table:table-cell/>
          <table:table-cell office:value-type="float" office:value="1.46234182326696E+018" calcext:value-type="float">
            <text:p>1462341823266960000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3169E+018" calcext:value-type="float">
            <text:p>1462341823316900000</text:p>
          </table:table-cell>
          <table:table-cell table:formula="of:=[.A508]-[.$A$2]" office:value-type="float" office:value="25300019712" calcext:value-type="float">
            <text:p>25300019712</text:p>
          </table:table-cell>
          <table:table-cell table:formula="of:=[.B508]/[.$B$3]" office:value-type="float" office:value="504.284696673589" calcext:value-type="float">
            <text:p>504</text:p>
          </table:table-cell>
          <table:table-cell office:value-type="float" office:value="0.436362504959" calcext:value-type="float">
            <text:p>0.436362505</text:p>
          </table:table-cell>
          <table:table-cell/>
          <table:table-cell office:value-type="float" office:value="1.4623418233169E+018" calcext:value-type="float">
            <text:p>146234182331690000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36699E+018" calcext:value-type="float">
            <text:p>1462341823366990000</text:p>
          </table:table-cell>
          <table:table-cell table:formula="of:=[.A509]-[.$A$2]" office:value-type="float" office:value="25350109952" calcext:value-type="float">
            <text:p>25350109952</text:p>
          </table:table-cell>
          <table:table-cell table:formula="of:=[.B509]/[.$B$3]" office:value-type="float" office:value="505.283104650036" calcext:value-type="float">
            <text:p>505</text:p>
          </table:table-cell>
          <table:table-cell office:value-type="float" office:value="0.446336507797" calcext:value-type="float">
            <text:p>0.4463365078</text:p>
          </table:table-cell>
          <table:table-cell/>
          <table:table-cell office:value-type="float" office:value="1.46234182336699E+018" calcext:value-type="float">
            <text:p>1462341823366990000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41708E+018" calcext:value-type="float">
            <text:p>1462341823417080000</text:p>
          </table:table-cell>
          <table:table-cell table:formula="of:=[.A510]-[.$A$2]" office:value-type="float" office:value="25400199936" calcext:value-type="float">
            <text:p>25400199936</text:p>
          </table:table-cell>
          <table:table-cell table:formula="of:=[.B510]/[.$B$3]" office:value-type="float" office:value="506.281507523842" calcext:value-type="float">
            <text:p>506</text:p>
          </table:table-cell>
          <table:table-cell office:value-type="float" office:value="0.448830008507" calcext:value-type="float">
            <text:p>0.4488300085</text:p>
          </table:table-cell>
          <table:table-cell/>
          <table:table-cell office:value-type="float" office:value="1.46234182341708E+018" calcext:value-type="float">
            <text:p>1462341823417080000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46698E+018" calcext:value-type="float">
            <text:p>1462341823466980000</text:p>
          </table:table-cell>
          <table:table-cell table:formula="of:=[.A511]-[.$A$2]" office:value-type="float" office:value="25450099968" calcext:value-type="float">
            <text:p>25450099968</text:p>
          </table:table-cell>
          <table:table-cell table:formula="of:=[.B511]/[.$B$3]" office:value-type="float" office:value="507.276124239069" calcext:value-type="float">
            <text:p>507</text:p>
          </table:table-cell>
          <table:table-cell office:value-type="float" office:value="0.448830008507" calcext:value-type="float">
            <text:p>0.4488300085</text:p>
          </table:table-cell>
          <table:table-cell/>
          <table:table-cell office:value-type="float" office:value="1.46234182346698E+018" calcext:value-type="float">
            <text:p>146234182346698000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51692E+018" calcext:value-type="float">
            <text:p>1462341823516920000</text:p>
          </table:table-cell>
          <table:table-cell table:formula="of:=[.A512]-[.$A$2]" office:value-type="float" office:value="25500039680" calcext:value-type="float">
            <text:p>25500039680</text:p>
          </table:table-cell>
          <table:table-cell table:formula="of:=[.B512]/[.$B$3]" office:value-type="float" office:value="508.271531863433" calcext:value-type="float">
            <text:p>508</text:p>
          </table:table-cell>
          <table:table-cell office:value-type="float" office:value="0.466284513474" calcext:value-type="float">
            <text:p>0.4662845135</text:p>
          </table:table-cell>
          <table:table-cell/>
          <table:table-cell office:value-type="float" office:value="1.46234182351692E+018" calcext:value-type="float">
            <text:p>1462341823516920000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56689E+018" calcext:value-type="float">
            <text:p>1462341823566890000</text:p>
          </table:table-cell>
          <table:table-cell table:formula="of:=[.A513]-[.$A$2]" office:value-type="float" office:value="25550010112" calcext:value-type="float">
            <text:p>25550010112</text:p>
          </table:table-cell>
          <table:table-cell table:formula="of:=[.B513]/[.$B$3]" office:value-type="float" office:value="509.267551804548" calcext:value-type="float">
            <text:p>509</text:p>
          </table:table-cell>
          <table:table-cell office:value-type="float" office:value="0.446336507797" calcext:value-type="float">
            <text:p>0.4463365078</text:p>
          </table:table-cell>
          <table:table-cell/>
          <table:table-cell office:value-type="float" office:value="1.46234182356689E+018" calcext:value-type="float">
            <text:p>146234182356689000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61698E+018" calcext:value-type="float">
            <text:p>1462341823616980000</text:p>
          </table:table-cell>
          <table:table-cell table:formula="of:=[.A514]-[.$A$2]" office:value-type="float" office:value="25600099840" calcext:value-type="float">
            <text:p>25600099840</text:p>
          </table:table-cell>
          <table:table-cell table:formula="of:=[.B514]/[.$B$3]" office:value-type="float" office:value="510.265949575716" calcext:value-type="float">
            <text:p>510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2361698E+018" calcext:value-type="float">
            <text:p>1462341823616980000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6669E+018" calcext:value-type="float">
            <text:p>1462341823666900000</text:p>
          </table:table-cell>
          <table:table-cell table:formula="of:=[.A515]-[.$A$2]" office:value-type="float" office:value="25650019840" calcext:value-type="float">
            <text:p>25650019840</text:p>
          </table:table-cell>
          <table:table-cell table:formula="of:=[.B515]/[.$B$3]" office:value-type="float" office:value="511.260964296831" calcext:value-type="float">
            <text:p>511</text:p>
          </table:table-cell>
          <table:table-cell office:value-type="float" office:value="0.468778014183" calcext:value-type="float">
            <text:p>0.4687780142</text:p>
          </table:table-cell>
          <table:table-cell/>
          <table:table-cell office:value-type="float" office:value="1.4623418236669E+018" calcext:value-type="float">
            <text:p>1462341823666900000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71693E+018" calcext:value-type="float">
            <text:p>1462341823716930000</text:p>
          </table:table-cell>
          <table:table-cell table:formula="of:=[.A516]-[.$A$2]" office:value-type="float" office:value="25700049920" calcext:value-type="float">
            <text:p>25700049920</text:p>
          </table:table-cell>
          <table:table-cell table:formula="of:=[.B516]/[.$B$3]" office:value-type="float" office:value="512.258173152972" calcext:value-type="float">
            <text:p>512</text:p>
          </table:table-cell>
          <table:table-cell office:value-type="float" office:value="0.426388502121" calcext:value-type="float">
            <text:p>0.4263885021</text:p>
          </table:table-cell>
          <table:table-cell/>
          <table:table-cell office:value-type="float" office:value="1.46234182371693E+018" calcext:value-type="float">
            <text:p>1462341823716930000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76692E+018" calcext:value-type="float">
            <text:p>1462341823766920000</text:p>
          </table:table-cell>
          <table:table-cell table:formula="of:=[.A517]-[.$A$2]" office:value-type="float" office:value="25750039808" calcext:value-type="float">
            <text:p>25750039808</text:p>
          </table:table-cell>
          <table:table-cell table:formula="of:=[.B517]/[.$B$3]" office:value-type="float" office:value="513.254580894697" calcext:value-type="float">
            <text:p>513</text:p>
          </table:table-cell>
          <table:table-cell office:value-type="float" office:value="0.428882002831" calcext:value-type="float">
            <text:p>0.4288820028</text:p>
          </table:table-cell>
          <table:table-cell/>
          <table:table-cell office:value-type="float" office:value="1.46234182376692E+018" calcext:value-type="float">
            <text:p>1462341823766920000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81705E+018" calcext:value-type="float">
            <text:p>1462341823817050000</text:p>
          </table:table-cell>
          <table:table-cell table:formula="of:=[.A518]-[.$A$2]" office:value-type="float" office:value="25800169984" calcext:value-type="float">
            <text:p>25800169984</text:p>
          </table:table-cell>
          <table:table-cell table:formula="of:=[.B518]/[.$B$3]" office:value-type="float" office:value="514.25378488292" calcext:value-type="float">
            <text:p>514</text:p>
          </table:table-cell>
          <table:table-cell office:value-type="float" office:value="0.453817009926" calcext:value-type="float">
            <text:p>0.4538170099</text:p>
          </table:table-cell>
          <table:table-cell/>
          <table:table-cell office:value-type="float" office:value="1.46234182381705E+018" calcext:value-type="float">
            <text:p>1462341823817050000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86695E+018" calcext:value-type="float">
            <text:p>1462341823866950000</text:p>
          </table:table-cell>
          <table:table-cell table:formula="of:=[.A519]-[.$A$2]" office:value-type="float" office:value="25850070016" calcext:value-type="float">
            <text:p>25850070016</text:p>
          </table:table-cell>
          <table:table-cell table:formula="of:=[.B519]/[.$B$3]" office:value-type="float" office:value="515.248401598147" calcext:value-type="float">
            <text:p>515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2386695E+018" calcext:value-type="float">
            <text:p>1462341823866950000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91692E+018" calcext:value-type="float">
            <text:p>1462341823916920000</text:p>
          </table:table-cell>
          <table:table-cell table:formula="of:=[.A520]-[.$A$2]" office:value-type="float" office:value="25900039680" calcext:value-type="float">
            <text:p>25900039680</text:p>
          </table:table-cell>
          <table:table-cell table:formula="of:=[.B520]/[.$B$3]" office:value-type="float" office:value="516.244406231343" calcext:value-type="float">
            <text:p>516</text:p>
          </table:table-cell>
          <table:table-cell office:value-type="float" office:value="0.466284513474" calcext:value-type="float">
            <text:p>0.4662845135</text:p>
          </table:table-cell>
          <table:table-cell/>
          <table:table-cell office:value-type="float" office:value="1.46234182391692E+018" calcext:value-type="float">
            <text:p>1462341823916920000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396689E+018" calcext:value-type="float">
            <text:p>1462341823966890000</text:p>
          </table:table-cell>
          <table:table-cell table:formula="of:=[.A521]-[.$A$2]" office:value-type="float" office:value="25950009856" calcext:value-type="float">
            <text:p>25950009856</text:p>
          </table:table-cell>
          <table:table-cell table:formula="of:=[.B521]/[.$B$3]" office:value-type="float" office:value="517.240421069819" calcext:value-type="float">
            <text:p>517</text:p>
          </table:table-cell>
          <table:table-cell office:value-type="float" office:value="0.526128530502" calcext:value-type="float">
            <text:p>0.5261285305</text:p>
          </table:table-cell>
          <table:table-cell/>
          <table:table-cell office:value-type="float" office:value="1.46234182396689E+018" calcext:value-type="float">
            <text:p>1462341823966890000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01702E+018" calcext:value-type="float">
            <text:p>1462341824017020000</text:p>
          </table:table-cell>
          <table:table-cell table:formula="of:=[.A522]-[.$A$2]" office:value-type="float" office:value="26000140032" calcext:value-type="float">
            <text:p>26000140032</text:p>
          </table:table-cell>
          <table:table-cell table:formula="of:=[.B522]/[.$B$3]" office:value-type="float" office:value="518.239625058043" calcext:value-type="float">
            <text:p>518</text:p>
          </table:table-cell>
          <table:table-cell office:value-type="float" office:value="0.443843007088" calcext:value-type="float">
            <text:p>0.4438430071</text:p>
          </table:table-cell>
          <table:table-cell/>
          <table:table-cell office:value-type="float" office:value="1.46234182401702E+018" calcext:value-type="float">
            <text:p>1462341824017020000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06712E+018" calcext:value-type="float">
            <text:p>1462341824067120000</text:p>
          </table:table-cell>
          <table:table-cell table:formula="of:=[.A523]-[.$A$2]" office:value-type="float" office:value="26050239744" calcext:value-type="float">
            <text:p>26050239744</text:p>
          </table:table-cell>
          <table:table-cell table:formula="of:=[.B523]/[.$B$3]" office:value-type="float" office:value="519.238221832154" calcext:value-type="float">
            <text:p>519</text:p>
          </table:table-cell>
          <table:table-cell office:value-type="float" office:value="0.660777509212" calcext:value-type="float">
            <text:p>0.6607775092</text:p>
          </table:table-cell>
          <table:table-cell/>
          <table:table-cell office:value-type="float" office:value="1.46234182406712E+018" calcext:value-type="float">
            <text:p>1462341824067120000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1169E+018" calcext:value-type="float">
            <text:p>1462341824116900000</text:p>
          </table:table-cell>
          <table:table-cell table:formula="of:=[.A524]-[.$A$2]" office:value-type="float" office:value="26100019712" calcext:value-type="float">
            <text:p>26100019712</text:p>
          </table:table-cell>
          <table:table-cell table:formula="of:=[.B524]/[.$B$3]" office:value-type="float" office:value="520.23044540941" calcext:value-type="float">
            <text:p>520</text:p>
          </table:table-cell>
          <table:table-cell office:value-type="float" office:value="0.43386900425" calcext:value-type="float">
            <text:p>0.4338690043</text:p>
          </table:table-cell>
          <table:table-cell/>
          <table:table-cell office:value-type="float" office:value="1.4623418241169E+018" calcext:value-type="float">
            <text:p>1462341824116900000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16691E+018" calcext:value-type="float">
            <text:p>1462341824166910000</text:p>
          </table:table-cell>
          <table:table-cell table:formula="of:=[.A525]-[.$A$2]" office:value-type="float" office:value="26150029824" calcext:value-type="float">
            <text:p>26150029824</text:p>
          </table:table-cell>
          <table:table-cell table:formula="of:=[.B525]/[.$B$3]" office:value-type="float" office:value="521.227256259663" calcext:value-type="float">
            <text:p>521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2416691E+018" calcext:value-type="float">
            <text:p>1462341824166910000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21707E+018" calcext:value-type="float">
            <text:p>1462341824217070000</text:p>
          </table:table-cell>
          <table:table-cell table:formula="of:=[.A526]-[.$A$2]" office:value-type="float" office:value="26200189952" calcext:value-type="float">
            <text:p>26200189952</text:p>
          </table:table-cell>
          <table:table-cell table:formula="of:=[.B526]/[.$B$3]" office:value-type="float" office:value="522.227057256719" calcext:value-type="float">
            <text:p>522</text:p>
          </table:table-cell>
          <table:table-cell office:value-type="float" office:value="0.401453495026" calcext:value-type="float">
            <text:p>0.401453495</text:p>
          </table:table-cell>
          <table:table-cell/>
          <table:table-cell office:value-type="float" office:value="1.46234182421707E+018" calcext:value-type="float">
            <text:p>1462341824217070000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26708E+018" calcext:value-type="float">
            <text:p>1462341824267080000</text:p>
          </table:table-cell>
          <table:table-cell table:formula="of:=[.A527]-[.$A$2]" office:value-type="float" office:value="26250199808" calcext:value-type="float">
            <text:p>26250199808</text:p>
          </table:table-cell>
          <table:table-cell table:formula="of:=[.B527]/[.$B$3]" office:value-type="float" office:value="523.223863004332" calcext:value-type="float">
            <text:p>523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2426708E+018" calcext:value-type="float">
            <text:p>1462341824267080000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3169E+018" calcext:value-type="float">
            <text:p>1462341824316900000</text:p>
          </table:table-cell>
          <table:table-cell table:formula="of:=[.A528]-[.$A$2]" office:value-type="float" office:value="26300019712" calcext:value-type="float">
            <text:p>26300019712</text:p>
          </table:table-cell>
          <table:table-cell table:formula="of:=[.B528]/[.$B$3]" office:value-type="float" office:value="524.216882593366" calcext:value-type="float">
            <text:p>524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243169E+018" calcext:value-type="float">
            <text:p>1462341824316900000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36692E+018" calcext:value-type="float">
            <text:p>1462341824366920000</text:p>
          </table:table-cell>
          <table:table-cell table:formula="of:=[.A529]-[.$A$2]" office:value-type="float" office:value="26350039808" calcext:value-type="float">
            <text:p>26350039808</text:p>
          </table:table-cell>
          <table:table-cell table:formula="of:=[.B529]/[.$B$3]" office:value-type="float" office:value="525.213892446563" calcext:value-type="float">
            <text:p>525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2436692E+018" calcext:value-type="float">
            <text:p>1462341824366920000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41702E+018" calcext:value-type="float">
            <text:p>1462341824417020000</text:p>
          </table:table-cell>
          <table:table-cell table:formula="of:=[.A530]-[.$A$2]" office:value-type="float" office:value="26400139776" calcext:value-type="float">
            <text:p>26400139776</text:p>
          </table:table-cell>
          <table:table-cell table:formula="of:=[.B530]/[.$B$3]" office:value-type="float" office:value="526.212494323313" calcext:value-type="float">
            <text:p>526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2441702E+018" calcext:value-type="float">
            <text:p>1462341824417020000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46694E+018" calcext:value-type="float">
            <text:p>1462341824466940000</text:p>
          </table:table-cell>
          <table:table-cell table:formula="of:=[.A531]-[.$A$2]" office:value-type="float" office:value="26450059776" calcext:value-type="float">
            <text:p>26450059776</text:p>
          </table:table-cell>
          <table:table-cell table:formula="of:=[.B531]/[.$B$3]" office:value-type="float" office:value="527.207509044429" calcext:value-type="float">
            <text:p>527</text:p>
          </table:table-cell>
          <table:table-cell office:value-type="float" office:value="0.398959994316" calcext:value-type="float">
            <text:p>0.3989599943</text:p>
          </table:table-cell>
          <table:table-cell/>
          <table:table-cell office:value-type="float" office:value="1.46234182446694E+018" calcext:value-type="float">
            <text:p>1462341824466940000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51688E+018" calcext:value-type="float">
            <text:p>1462341824516880000</text:p>
          </table:table-cell>
          <table:table-cell table:formula="of:=[.A532]-[.$A$2]" office:value-type="float" office:value="26499999744" calcext:value-type="float">
            <text:p>26499999744</text:p>
          </table:table-cell>
          <table:table-cell table:formula="of:=[.B532]/[.$B$3]" office:value-type="float" office:value="528.202921771432" calcext:value-type="float">
            <text:p>528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2451688E+018" calcext:value-type="float">
            <text:p>1462341824516880000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56692E+018" calcext:value-type="float">
            <text:p>1462341824566920000</text:p>
          </table:table-cell>
          <table:table-cell table:formula="of:=[.A533]-[.$A$2]" office:value-type="float" office:value="26550039808" calcext:value-type="float">
            <text:p>26550039808</text:p>
          </table:table-cell>
          <table:table-cell table:formula="of:=[.B533]/[.$B$3]" office:value-type="float" office:value="529.200329630518" calcext:value-type="float">
            <text:p>529</text:p>
          </table:table-cell>
          <table:table-cell office:value-type="float" office:value="0.401453495026" calcext:value-type="float">
            <text:p>0.401453495</text:p>
          </table:table-cell>
          <table:table-cell/>
          <table:table-cell office:value-type="float" office:value="1.46234182456692E+018" calcext:value-type="float">
            <text:p>1462341824566920000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61709E+018" calcext:value-type="float">
            <text:p>1462341824617090000</text:p>
          </table:table-cell>
          <table:table-cell table:formula="of:=[.A534]-[.$A$2]" office:value-type="float" office:value="26600209920" calcext:value-type="float">
            <text:p>26600209920</text:p>
          </table:table-cell>
          <table:table-cell table:formula="of:=[.B534]/[.$B$3]" office:value-type="float" office:value="530.200329630518" calcext:value-type="float">
            <text:p>530</text:p>
          </table:table-cell>
          <table:table-cell office:value-type="float" office:value="0.398959994316" calcext:value-type="float">
            <text:p>0.3989599943</text:p>
          </table:table-cell>
          <table:table-cell/>
          <table:table-cell office:value-type="float" office:value="1.46234182461709E+018" calcext:value-type="float">
            <text:p>1462341824617090000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66697E+018" calcext:value-type="float">
            <text:p>1462341824666970000</text:p>
          </table:table-cell>
          <table:table-cell table:formula="of:=[.A535]-[.$A$2]" office:value-type="float" office:value="26650089728" calcext:value-type="float">
            <text:p>26650089728</text:p>
          </table:table-cell>
          <table:table-cell table:formula="of:=[.B535]/[.$B$3]" office:value-type="float" office:value="531.194543237217" calcext:value-type="float">
            <text:p>531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2466697E+018" calcext:value-type="float">
            <text:p>1462341824666970000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71693E+018" calcext:value-type="float">
            <text:p>1462341824716930000</text:p>
          </table:table-cell>
          <table:table-cell table:formula="of:=[.A536]-[.$A$2]" office:value-type="float" office:value="26700049920" calcext:value-type="float">
            <text:p>26700049920</text:p>
          </table:table-cell>
          <table:table-cell table:formula="of:=[.B536]/[.$B$3]" office:value-type="float" office:value="532.190359072748" calcext:value-type="float">
            <text:p>532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2471693E+018" calcext:value-type="float">
            <text:p>1462341824716930000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76697E+018" calcext:value-type="float">
            <text:p>1462341824766970000</text:p>
          </table:table-cell>
          <table:table-cell table:formula="of:=[.A537]-[.$A$2]" office:value-type="float" office:value="26750089728" calcext:value-type="float">
            <text:p>26750089728</text:p>
          </table:table-cell>
          <table:table-cell table:formula="of:=[.B537]/[.$B$3]" office:value-type="float" office:value="533.187761829194" calcext:value-type="float">
            <text:p>533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2476697E+018" calcext:value-type="float">
            <text:p>1462341824766970000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81702E+018" calcext:value-type="float">
            <text:p>1462341824817020000</text:p>
          </table:table-cell>
          <table:table-cell table:formula="of:=[.A538]-[.$A$2]" office:value-type="float" office:value="26800139776" calcext:value-type="float">
            <text:p>26800139776</text:p>
          </table:table-cell>
          <table:table-cell table:formula="of:=[.B538]/[.$B$3]" office:value-type="float" office:value="534.185368691224" calcext:value-type="float">
            <text:p>534</text:p>
          </table:table-cell>
          <table:table-cell office:value-type="float" office:value="0.37901198864" calcext:value-type="float">
            <text:p>0.3790119886</text:p>
          </table:table-cell>
          <table:table-cell/>
          <table:table-cell office:value-type="float" office:value="1.46234182481702E+018" calcext:value-type="float">
            <text:p>1462341824817020000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86709E+018" calcext:value-type="float">
            <text:p>1462341824867090000</text:p>
          </table:table-cell>
          <table:table-cell table:formula="of:=[.A539]-[.$A$2]" office:value-type="float" office:value="26850210048" calcext:value-type="float">
            <text:p>26850210048</text:p>
          </table:table-cell>
          <table:table-cell table:formula="of:=[.B539]/[.$B$3]" office:value-type="float" office:value="535.183378661782" calcext:value-type="float">
            <text:p>535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2486709E+018" calcext:value-type="float">
            <text:p>1462341824867090000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91691E+018" calcext:value-type="float">
            <text:p>1462341824916910000</text:p>
          </table:table-cell>
          <table:table-cell table:formula="of:=[.A540]-[.$A$2]" office:value-type="float" office:value="26900029952" calcext:value-type="float">
            <text:p>26900029952</text:p>
          </table:table-cell>
          <table:table-cell table:formula="of:=[.B540]/[.$B$3]" office:value-type="float" office:value="536.176398250815" calcext:value-type="float">
            <text:p>536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2491691E+018" calcext:value-type="float">
            <text:p>1462341824916910000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496697E+018" calcext:value-type="float">
            <text:p>1462341824966970000</text:p>
          </table:table-cell>
          <table:table-cell table:formula="of:=[.A541]-[.$A$2]" office:value-type="float" office:value="26950089728" calcext:value-type="float">
            <text:p>26950089728</text:p>
          </table:table-cell>
          <table:table-cell table:formula="of:=[.B541]/[.$B$3]" office:value-type="float" office:value="537.17419901315" calcext:value-type="float">
            <text:p>537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2496697E+018" calcext:value-type="float">
            <text:p>14623418249669700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01703E+018" calcext:value-type="float">
            <text:p>1462341825017030000</text:p>
          </table:table-cell>
          <table:table-cell table:formula="of:=[.A542]-[.$A$2]" office:value-type="float" office:value="27000149760" calcext:value-type="float">
            <text:p>27000149760</text:p>
          </table:table-cell>
          <table:table-cell table:formula="of:=[.B542]/[.$B$3]" office:value-type="float" office:value="538.172004878123" calcext:value-type="float">
            <text:p>538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2501703E+018" calcext:value-type="float">
            <text:p>1462341825017030000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06694E+018" calcext:value-type="float">
            <text:p>1462341825066940000</text:p>
          </table:table-cell>
          <table:table-cell table:formula="of:=[.A543]-[.$A$2]" office:value-type="float" office:value="27050059776" calcext:value-type="float">
            <text:p>27050059776</text:p>
          </table:table-cell>
          <table:table-cell table:formula="of:=[.B543]/[.$B$3]" office:value-type="float" office:value="539.166820596294" calcext:value-type="float">
            <text:p>539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2506694E+018" calcext:value-type="float">
            <text:p>1462341825066940000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11687E+018" calcext:value-type="float">
            <text:p>1462341825116870000</text:p>
          </table:table-cell>
          <table:table-cell table:formula="of:=[.A544]-[.$A$2]" office:value-type="float" office:value="27099990016" calcext:value-type="float">
            <text:p>27099990016</text:p>
          </table:table-cell>
          <table:table-cell table:formula="of:=[.B544]/[.$B$3]" office:value-type="float" office:value="540.162039422994" calcext:value-type="float">
            <text:p>540</text:p>
          </table:table-cell>
          <table:table-cell office:value-type="float" office:value="0.321661502123" calcext:value-type="float">
            <text:p>0.3216615021</text:p>
          </table:table-cell>
          <table:table-cell/>
          <table:table-cell office:value-type="float" office:value="1.46234182511687E+018" calcext:value-type="float">
            <text:p>1462341825116870000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16689E+018" calcext:value-type="float">
            <text:p>1462341825166890000</text:p>
          </table:table-cell>
          <table:table-cell table:formula="of:=[.A545]-[.$A$2]" office:value-type="float" office:value="27150009856" calcext:value-type="float">
            <text:p>27150009856</text:p>
          </table:table-cell>
          <table:table-cell table:formula="of:=[.B545]/[.$B$3]" office:value-type="float" office:value="541.159044173551" calcext:value-type="float">
            <text:p>541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2516689E+018" calcext:value-type="float">
            <text:p>146234182516689000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21702E+018" calcext:value-type="float">
            <text:p>1462341825217020000</text:p>
          </table:table-cell>
          <table:table-cell table:formula="of:=[.A546]-[.$A$2]" office:value-type="float" office:value="27200139776" calcext:value-type="float">
            <text:p>27200139776</text:p>
          </table:table-cell>
          <table:table-cell table:formula="of:=[.B546]/[.$B$3]" office:value-type="float" office:value="542.158243059135" calcext:value-type="float">
            <text:p>542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2521702E+018" calcext:value-type="float">
            <text:p>1462341825217020000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26706E+018" calcext:value-type="float">
            <text:p>1462341825267060000</text:p>
          </table:table-cell>
          <table:table-cell table:formula="of:=[.A547]-[.$A$2]" office:value-type="float" office:value="27250179840" calcext:value-type="float">
            <text:p>27250179840</text:p>
          </table:table-cell>
          <table:table-cell table:formula="of:=[.B547]/[.$B$3]" office:value-type="float" office:value="543.15565091822" calcext:value-type="float">
            <text:p>543</text:p>
          </table:table-cell>
          <table:table-cell office:value-type="float" office:value="0.37901198864" calcext:value-type="float">
            <text:p>0.3790119886</text:p>
          </table:table-cell>
          <table:table-cell/>
          <table:table-cell office:value-type="float" office:value="1.46234182526706E+018" calcext:value-type="float">
            <text:p>1462341825267060000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31692E+018" calcext:value-type="float">
            <text:p>1462341825316920000</text:p>
          </table:table-cell>
          <table:table-cell table:formula="of:=[.A548]-[.$A$2]" office:value-type="float" office:value="27300039936" calcext:value-type="float">
            <text:p>27300039936</text:p>
          </table:table-cell>
          <table:table-cell table:formula="of:=[.B548]/[.$B$3]" office:value-type="float" office:value="544.14947162167" calcext:value-type="float">
            <text:p>544</text:p>
          </table:table-cell>
          <table:table-cell office:value-type="float" office:value="0.561037480831" calcext:value-type="float">
            <text:p>0.5610374808</text:p>
          </table:table-cell>
          <table:table-cell/>
          <table:table-cell office:value-type="float" office:value="1.46234182531692E+018" calcext:value-type="float">
            <text:p>1462341825316920000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36694E+018" calcext:value-type="float">
            <text:p>1462341825366940000</text:p>
          </table:table-cell>
          <table:table-cell table:formula="of:=[.A549]-[.$A$2]" office:value-type="float" office:value="27350059776" calcext:value-type="float">
            <text:p>27350059776</text:p>
          </table:table-cell>
          <table:table-cell table:formula="of:=[.B549]/[.$B$3]" office:value-type="float" office:value="545.146476372227" calcext:value-type="float">
            <text:p>545</text:p>
          </table:table-cell>
          <table:table-cell office:value-type="float" office:value="0.37901198864" calcext:value-type="float">
            <text:p>0.3790119886</text:p>
          </table:table-cell>
          <table:table-cell/>
          <table:table-cell office:value-type="float" office:value="1.46234182536694E+018" calcext:value-type="float">
            <text:p>1462341825366940000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41708E+018" calcext:value-type="float">
            <text:p>1462341825417080000</text:p>
          </table:table-cell>
          <table:table-cell table:formula="of:=[.A550]-[.$A$2]" office:value-type="float" office:value="27400199680" calcext:value-type="float">
            <text:p>27400199680</text:p>
          </table:table-cell>
          <table:table-cell table:formula="of:=[.B550]/[.$B$3]" office:value-type="float" office:value="546.145874260755" calcext:value-type="float">
            <text:p>546</text:p>
          </table:table-cell>
          <table:table-cell office:value-type="float" office:value="0.371531486511" calcext:value-type="float">
            <text:p>0.3715314865</text:p>
          </table:table-cell>
          <table:table-cell/>
          <table:table-cell office:value-type="float" office:value="1.46234182541708E+018" calcext:value-type="float">
            <text:p>1462341825417080000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46696E+018" calcext:value-type="float">
            <text:p>1462341825466960000</text:p>
          </table:table-cell>
          <table:table-cell table:formula="of:=[.A551]-[.$A$2]" office:value-type="float" office:value="27450080000" calcext:value-type="float">
            <text:p>27450080000</text:p>
          </table:table-cell>
          <table:table-cell table:formula="of:=[.B551]/[.$B$3]" office:value-type="float" office:value="547.140098072733" calcext:value-type="float">
            <text:p>547</text:p>
          </table:table-cell>
          <table:table-cell office:value-type="float" office:value="0.381505489349" calcext:value-type="float">
            <text:p>0.3815054893</text:p>
          </table:table-cell>
          <table:table-cell/>
          <table:table-cell office:value-type="float" office:value="1.46234182546696E+018" calcext:value-type="float">
            <text:p>14623418254669600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51692E+018" calcext:value-type="float">
            <text:p>1462341825516920000</text:p>
          </table:table-cell>
          <table:table-cell table:formula="of:=[.A552]-[.$A$2]" office:value-type="float" office:value="27500039936" calcext:value-type="float">
            <text:p>27500039936</text:p>
          </table:table-cell>
          <table:table-cell table:formula="of:=[.B552]/[.$B$3]" office:value-type="float" office:value="548.135908805625" calcext:value-type="float">
            <text:p>548</text:p>
          </table:table-cell>
          <table:table-cell office:value-type="float" office:value="0.374024987221" calcext:value-type="float">
            <text:p>0.3740249872</text:p>
          </table:table-cell>
          <table:table-cell/>
          <table:table-cell office:value-type="float" office:value="1.46234182551692E+018" calcext:value-type="float">
            <text:p>1462341825516920000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56699E+018" calcext:value-type="float">
            <text:p>1462341825566990000</text:p>
          </table:table-cell>
          <table:table-cell table:formula="of:=[.A553]-[.$A$2]" office:value-type="float" office:value="27550109952" calcext:value-type="float">
            <text:p>27550109952</text:p>
          </table:table-cell>
          <table:table-cell table:formula="of:=[.B553]/[.$B$3]" office:value-type="float" office:value="549.133913673543" calcext:value-type="float">
            <text:p>549</text:p>
          </table:table-cell>
          <table:table-cell office:value-type="float" office:value="0.369037985802" calcext:value-type="float">
            <text:p>0.3690379858</text:p>
          </table:table-cell>
          <table:table-cell/>
          <table:table-cell office:value-type="float" office:value="1.46234182556699E+018" calcext:value-type="float">
            <text:p>146234182556699000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61706E+018" calcext:value-type="float">
            <text:p>1462341825617060000</text:p>
          </table:table-cell>
          <table:table-cell table:formula="of:=[.A554]-[.$A$2]" office:value-type="float" office:value="27600179712" calcext:value-type="float">
            <text:p>27600179712</text:p>
          </table:table-cell>
          <table:table-cell table:formula="of:=[.B554]/[.$B$3]" office:value-type="float" office:value="550.131913438822" calcext:value-type="float">
            <text:p>550</text:p>
          </table:table-cell>
          <table:table-cell office:value-type="float" office:value="0.366544485092" calcext:value-type="float">
            <text:p>0.3665444851</text:p>
          </table:table-cell>
          <table:table-cell/>
          <table:table-cell office:value-type="float" office:value="1.46234182561706E+018" calcext:value-type="float">
            <text:p>146234182561706000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66701E+018" calcext:value-type="float">
            <text:p>1462341825667010000</text:p>
          </table:table-cell>
          <table:table-cell table:formula="of:=[.A555]-[.$A$2]" office:value-type="float" office:value="27650129920" calcext:value-type="float">
            <text:p>27650129920</text:p>
          </table:table-cell>
          <table:table-cell table:formula="of:=[.B555]/[.$B$3]" office:value-type="float" office:value="551.127530271409" calcext:value-type="float">
            <text:p>551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2566701E+018" calcext:value-type="float">
            <text:p>1462341825667010000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71693E+018" calcext:value-type="float">
            <text:p>1462341825716930000</text:p>
          </table:table-cell>
          <table:table-cell table:formula="of:=[.A556]-[.$A$2]" office:value-type="float" office:value="27700049920" calcext:value-type="float">
            <text:p>27700049920</text:p>
          </table:table-cell>
          <table:table-cell table:formula="of:=[.B556]/[.$B$3]" office:value-type="float" office:value="552.122544992525" calcext:value-type="float">
            <text:p>552</text:p>
          </table:table-cell>
          <table:table-cell office:value-type="float" office:value="0.37901198864" calcext:value-type="float">
            <text:p>0.3790119886</text:p>
          </table:table-cell>
          <table:table-cell/>
          <table:table-cell office:value-type="float" office:value="1.46234182571693E+018" calcext:value-type="float">
            <text:p>1462341825716930000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7669E+018" calcext:value-type="float">
            <text:p>1462341825766900000</text:p>
          </table:table-cell>
          <table:table-cell table:formula="of:=[.A557]-[.$A$2]" office:value-type="float" office:value="27750019840" calcext:value-type="float">
            <text:p>27750019840</text:p>
          </table:table-cell>
          <table:table-cell table:formula="of:=[.B557]/[.$B$3]" office:value-type="float" office:value="553.118554728361" calcext:value-type="float">
            <text:p>553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257669E+018" calcext:value-type="float">
            <text:p>1462341825766900000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817E+018" calcext:value-type="float">
            <text:p>1462341825817000000</text:p>
          </table:table-cell>
          <table:table-cell table:formula="of:=[.A558]-[.$A$2]" office:value-type="float" office:value="27800119808" calcext:value-type="float">
            <text:p>27800119808</text:p>
          </table:table-cell>
          <table:table-cell table:formula="of:=[.B558]/[.$B$3]" office:value-type="float" office:value="554.117156605112" calcext:value-type="float">
            <text:p>554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25817E+018" calcext:value-type="float">
            <text:p>1462341825817000000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86695E+018" calcext:value-type="float">
            <text:p>1462341825866950000</text:p>
          </table:table-cell>
          <table:table-cell table:formula="of:=[.A559]-[.$A$2]" office:value-type="float" office:value="27850070016" calcext:value-type="float">
            <text:p>27850070016</text:p>
          </table:table-cell>
          <table:table-cell table:formula="of:=[.B559]/[.$B$3]" office:value-type="float" office:value="555.112773437699" calcext:value-type="float">
            <text:p>555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2586695E+018" calcext:value-type="float">
            <text:p>1462341825866950000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91692E+018" calcext:value-type="float">
            <text:p>1462341825916920000</text:p>
          </table:table-cell>
          <table:table-cell table:formula="of:=[.A560]-[.$A$2]" office:value-type="float" office:value="27900039936" calcext:value-type="float">
            <text:p>27900039936</text:p>
          </table:table-cell>
          <table:table-cell table:formula="of:=[.B560]/[.$B$3]" office:value-type="float" office:value="556.108783173536" calcext:value-type="float">
            <text:p>556</text:p>
          </table:table-cell>
          <table:table-cell office:value-type="float" office:value="0.521141529083" calcext:value-type="float">
            <text:p>0.5211415291</text:p>
          </table:table-cell>
          <table:table-cell/>
          <table:table-cell office:value-type="float" office:value="1.46234182591692E+018" calcext:value-type="float">
            <text:p>146234182591692000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5967E+018" calcext:value-type="float">
            <text:p>1462341825967000000</text:p>
          </table:table-cell>
          <table:table-cell table:formula="of:=[.A561]-[.$A$2]" office:value-type="float" office:value="27950119936" calcext:value-type="float">
            <text:p>27950119936</text:p>
          </table:table-cell>
          <table:table-cell table:formula="of:=[.B561]/[.$B$3]" office:value-type="float" office:value="557.106987044398" calcext:value-type="float">
            <text:p>557</text:p>
          </table:table-cell>
          <table:table-cell office:value-type="float" office:value="0.543583035469" calcext:value-type="float">
            <text:p>0.5435830355</text:p>
          </table:table-cell>
          <table:table-cell/>
          <table:table-cell office:value-type="float" office:value="1.462341825967E+018" calcext:value-type="float">
            <text:p>1462341825967000000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01692E+018" calcext:value-type="float">
            <text:p>1462341826016920000</text:p>
          </table:table-cell>
          <table:table-cell table:formula="of:=[.A562]-[.$A$2]" office:value-type="float" office:value="28000039936" calcext:value-type="float">
            <text:p>28000039936</text:p>
          </table:table-cell>
          <table:table-cell table:formula="of:=[.B562]/[.$B$3]" office:value-type="float" office:value="558.102001765513" calcext:value-type="float">
            <text:p>558</text:p>
          </table:table-cell>
          <table:table-cell office:value-type="float" office:value="0.37901198864" calcext:value-type="float">
            <text:p>0.3790119886</text:p>
          </table:table-cell>
          <table:table-cell/>
          <table:table-cell office:value-type="float" office:value="1.46234182601692E+018" calcext:value-type="float">
            <text:p>1462341826016920000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06697E+018" calcext:value-type="float">
            <text:p>1462341826066970000</text:p>
          </table:table-cell>
          <table:table-cell table:formula="of:=[.A563]-[.$A$2]" office:value-type="float" office:value="28050089984" calcext:value-type="float">
            <text:p>28050089984</text:p>
          </table:table-cell>
          <table:table-cell table:formula="of:=[.B563]/[.$B$3]" office:value-type="float" office:value="559.099608627543" calcext:value-type="float">
            <text:p>559</text:p>
          </table:table-cell>
          <table:table-cell office:value-type="float" office:value="0.371531486511" calcext:value-type="float">
            <text:p>0.3715314865</text:p>
          </table:table-cell>
          <table:table-cell/>
          <table:table-cell office:value-type="float" office:value="1.46234182606697E+018" calcext:value-type="float">
            <text:p>1462341826066970000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11693E+018" calcext:value-type="float">
            <text:p>1462341826116930000</text:p>
          </table:table-cell>
          <table:table-cell table:formula="of:=[.A564]-[.$A$2]" office:value-type="float" office:value="28100049664" calcext:value-type="float">
            <text:p>28100049664</text:p>
          </table:table-cell>
          <table:table-cell table:formula="of:=[.B564]/[.$B$3]" office:value-type="float" office:value="560.095414257796" calcext:value-type="float">
            <text:p>560</text:p>
          </table:table-cell>
          <table:table-cell office:value-type="float" office:value="0.366544485092" calcext:value-type="float">
            <text:p>0.3665444851</text:p>
          </table:table-cell>
          <table:table-cell/>
          <table:table-cell office:value-type="float" office:value="1.46234182611693E+018" calcext:value-type="float">
            <text:p>1462341826116930000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16695E+018" calcext:value-type="float">
            <text:p>1462341826166950000</text:p>
          </table:table-cell>
          <table:table-cell table:formula="of:=[.A565]-[.$A$2]" office:value-type="float" office:value="28150070016" calcext:value-type="float">
            <text:p>28150070016</text:p>
          </table:table-cell>
          <table:table-cell table:formula="of:=[.B565]/[.$B$3]" office:value-type="float" office:value="561.092429213632" calcext:value-type="float">
            <text:p>561</text:p>
          </table:table-cell>
          <table:table-cell office:value-type="float" office:value="0.366544485092" calcext:value-type="float">
            <text:p>0.3665444851</text:p>
          </table:table-cell>
          <table:table-cell/>
          <table:table-cell office:value-type="float" office:value="1.46234182616695E+018" calcext:value-type="float">
            <text:p>146234182616695000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21706E+018" calcext:value-type="float">
            <text:p>1462341826217060000</text:p>
          </table:table-cell>
          <table:table-cell table:formula="of:=[.A566]-[.$A$2]" office:value-type="float" office:value="28200179968" calcext:value-type="float">
            <text:p>28200179968</text:p>
          </table:table-cell>
          <table:table-cell table:formula="of:=[.B566]/[.$B$3]" office:value-type="float" office:value="562.091230093327" calcext:value-type="float">
            <text:p>562</text:p>
          </table:table-cell>
          <table:table-cell office:value-type="float" office:value="0.33911600709" calcext:value-type="float">
            <text:p>0.3391160071</text:p>
          </table:table-cell>
          <table:table-cell/>
          <table:table-cell office:value-type="float" office:value="1.46234182621706E+018" calcext:value-type="float">
            <text:p>1462341826217060000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26692E+018" calcext:value-type="float">
            <text:p>1462341826266920000</text:p>
          </table:table-cell>
          <table:table-cell table:formula="of:=[.A567]-[.$A$2]" office:value-type="float" office:value="28250040064" calcext:value-type="float">
            <text:p>28250040064</text:p>
          </table:table-cell>
          <table:table-cell table:formula="of:=[.B567]/[.$B$3]" office:value-type="float" office:value="563.085050796777" calcext:value-type="float">
            <text:p>563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2626692E+018" calcext:value-type="float">
            <text:p>1462341826266920000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31701E+018" calcext:value-type="float">
            <text:p>1462341826317010000</text:p>
          </table:table-cell>
          <table:table-cell table:formula="of:=[.A568]-[.$A$2]" office:value-type="float" office:value="28300129792" calcext:value-type="float">
            <text:p>28300129792</text:p>
          </table:table-cell>
          <table:table-cell table:formula="of:=[.B568]/[.$B$3]" office:value-type="float" office:value="564.083448567944" calcext:value-type="float">
            <text:p>564</text:p>
          </table:table-cell>
          <table:table-cell office:value-type="float" office:value="0.351583510637" calcext:value-type="float">
            <text:p>0.3515835106</text:p>
          </table:table-cell>
          <table:table-cell/>
          <table:table-cell office:value-type="float" office:value="1.46234182631701E+018" calcext:value-type="float">
            <text:p>146234182631701000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367E+018" calcext:value-type="float">
            <text:p>1462341826367000000</text:p>
          </table:table-cell>
          <table:table-cell table:formula="of:=[.A569]-[.$A$2]" office:value-type="float" office:value="28350119936" calcext:value-type="float">
            <text:p>28350119936</text:p>
          </table:table-cell>
          <table:table-cell table:formula="of:=[.B569]/[.$B$3]" office:value-type="float" office:value="565.079861412309" calcext:value-type="float">
            <text:p>565</text:p>
          </table:table-cell>
          <table:table-cell office:value-type="float" office:value="0.371531486511" calcext:value-type="float">
            <text:p>0.3715314865</text:p>
          </table:table-cell>
          <table:table-cell/>
          <table:table-cell office:value-type="float" office:value="1.462341826367E+018" calcext:value-type="float">
            <text:p>1462341826367000000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41701E+018" calcext:value-type="float">
            <text:p>1462341826417010000</text:p>
          </table:table-cell>
          <table:table-cell table:formula="of:=[.A570]-[.$A$2]" office:value-type="float" office:value="28400130048" calcext:value-type="float">
            <text:p>28400130048</text:p>
          </table:table-cell>
          <table:table-cell table:formula="of:=[.B570]/[.$B$3]" office:value-type="float" office:value="566.076672262561" calcext:value-type="float">
            <text:p>566</text:p>
          </table:table-cell>
          <table:table-cell office:value-type="float" office:value="0.341609507799" calcext:value-type="float">
            <text:p>0.3416095078</text:p>
          </table:table-cell>
          <table:table-cell/>
          <table:table-cell office:value-type="float" office:value="1.46234182641701E+018" calcext:value-type="float">
            <text:p>1462341826417010000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46699E+018" calcext:value-type="float">
            <text:p>1462341826466990000</text:p>
          </table:table-cell>
          <table:table-cell table:formula="of:=[.A571]-[.$A$2]" office:value-type="float" office:value="28450109952" calcext:value-type="float">
            <text:p>28450109952</text:p>
          </table:table-cell>
          <table:table-cell table:formula="of:=[.B571]/[.$B$3]" office:value-type="float" office:value="567.072881001342" calcext:value-type="float">
            <text:p>567</text:p>
          </table:table-cell>
          <table:table-cell office:value-type="float" office:value="0.359064012766" calcext:value-type="float">
            <text:p>0.3590640128</text:p>
          </table:table-cell>
          <table:table-cell/>
          <table:table-cell office:value-type="float" office:value="1.46234182646699E+018" calcext:value-type="float">
            <text:p>1462341826466990000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51687E+018" calcext:value-type="float">
            <text:p>1462341826516870000</text:p>
          </table:table-cell>
          <table:table-cell table:formula="of:=[.A572]-[.$A$2]" office:value-type="float" office:value="28499989760" calcext:value-type="float">
            <text:p>28499989760</text:p>
          </table:table-cell>
          <table:table-cell table:formula="of:=[.B572]/[.$B$3]" office:value-type="float" office:value="568.067094608041" calcext:value-type="float">
            <text:p>568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2651687E+018" calcext:value-type="float">
            <text:p>1462341826516870000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56691E+018" calcext:value-type="float">
            <text:p>1462341826566910000</text:p>
          </table:table-cell>
          <table:table-cell table:formula="of:=[.A573]-[.$A$2]" office:value-type="float" office:value="28550029824" calcext:value-type="float">
            <text:p>28550029824</text:p>
          </table:table-cell>
          <table:table-cell table:formula="of:=[.B573]/[.$B$3]" office:value-type="float" office:value="569.064502467126" calcext:value-type="float">
            <text:p>569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2656691E+018" calcext:value-type="float">
            <text:p>1462341826566910000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61708E+018" calcext:value-type="float">
            <text:p>1462341826617080000</text:p>
          </table:table-cell>
          <table:table-cell table:formula="of:=[.A574]-[.$A$2]" office:value-type="float" office:value="28600199936" calcext:value-type="float">
            <text:p>28600199936</text:p>
          </table:table-cell>
          <table:table-cell table:formula="of:=[.B574]/[.$B$3]" office:value-type="float" office:value="570.064502467126" calcext:value-type="float">
            <text:p>570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2661708E+018" calcext:value-type="float">
            <text:p>1462341826617080000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66694E+018" calcext:value-type="float">
            <text:p>1462341826666940000</text:p>
          </table:table-cell>
          <table:table-cell table:formula="of:=[.A575]-[.$A$2]" office:value-type="float" office:value="28650060032" calcext:value-type="float">
            <text:p>28650060032</text:p>
          </table:table-cell>
          <table:table-cell table:formula="of:=[.B575]/[.$B$3]" office:value-type="float" office:value="571.058323170576" calcext:value-type="float">
            <text:p>571</text:p>
          </table:table-cell>
          <table:table-cell office:value-type="float" office:value="0.398959994316" calcext:value-type="float">
            <text:p>0.3989599943</text:p>
          </table:table-cell>
          <table:table-cell/>
          <table:table-cell office:value-type="float" office:value="1.46234182666694E+018" calcext:value-type="float">
            <text:p>1462341826666940000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71694E+018" calcext:value-type="float">
            <text:p>1462341826716940000</text:p>
          </table:table-cell>
          <table:table-cell table:formula="of:=[.A576]-[.$A$2]" office:value-type="float" office:value="28700059904" calcext:value-type="float">
            <text:p>28700059904</text:p>
          </table:table-cell>
          <table:table-cell table:formula="of:=[.B576]/[.$B$3]" office:value-type="float" office:value="572.054929915245" calcext:value-type="float">
            <text:p>572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2671694E+018" calcext:value-type="float">
            <text:p>1462341826716940000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76694E+018" calcext:value-type="float">
            <text:p>1462341826766940000</text:p>
          </table:table-cell>
          <table:table-cell table:formula="of:=[.A577]-[.$A$2]" office:value-type="float" office:value="28750060032" calcext:value-type="float">
            <text:p>28750060032</text:p>
          </table:table-cell>
          <table:table-cell table:formula="of:=[.B577]/[.$B$3]" office:value-type="float" office:value="573.051541762554" calcext:value-type="float">
            <text:p>573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2676694E+018" calcext:value-type="float">
            <text:p>1462341826766940000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81704E+018" calcext:value-type="float">
            <text:p>1462341826817040000</text:p>
          </table:table-cell>
          <table:table-cell table:formula="of:=[.A578]-[.$A$2]" office:value-type="float" office:value="28800160000" calcext:value-type="float">
            <text:p>28800160000</text:p>
          </table:table-cell>
          <table:table-cell table:formula="of:=[.B578]/[.$B$3]" office:value-type="float" office:value="574.050143639305" calcext:value-type="float">
            <text:p>574</text:p>
          </table:table-cell>
          <table:table-cell office:value-type="float" office:value="0.421401500702" calcext:value-type="float">
            <text:p>0.4214015007</text:p>
          </table:table-cell>
          <table:table-cell/>
          <table:table-cell office:value-type="float" office:value="1.46234182681704E+018" calcext:value-type="float">
            <text:p>1462341826817040000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86696E+018" calcext:value-type="float">
            <text:p>1462341826866960000</text:p>
          </table:table-cell>
          <table:table-cell table:formula="of:=[.A579]-[.$A$2]" office:value-type="float" office:value="28850080000" calcext:value-type="float">
            <text:p>28850080000</text:p>
          </table:table-cell>
          <table:table-cell table:formula="of:=[.B579]/[.$B$3]" office:value-type="float" office:value="575.04515836042" calcext:value-type="float">
            <text:p>575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2686696E+018" calcext:value-type="float">
            <text:p>1462341826866960000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9169E+018" calcext:value-type="float">
            <text:p>1462341826916900000</text:p>
          </table:table-cell>
          <table:table-cell table:formula="of:=[.A580]-[.$A$2]" office:value-type="float" office:value="28900019712" calcext:value-type="float">
            <text:p>28900019712</text:p>
          </table:table-cell>
          <table:table-cell table:formula="of:=[.B580]/[.$B$3]" office:value-type="float" office:value="576.040565984784" calcext:value-type="float">
            <text:p>576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269169E+018" calcext:value-type="float">
            <text:p>146234182691690000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696699E+018" calcext:value-type="float">
            <text:p>1462341826966990000</text:p>
          </table:table-cell>
          <table:table-cell table:formula="of:=[.A581]-[.$A$2]" office:value-type="float" office:value="28950109696" calcext:value-type="float">
            <text:p>28950109696</text:p>
          </table:table-cell>
          <table:table-cell table:formula="of:=[.B581]/[.$B$3]" office:value-type="float" office:value="577.038968858591" calcext:value-type="float">
            <text:p>577</text:p>
          </table:table-cell>
          <table:table-cell office:value-type="float" office:value="0.398959994316" calcext:value-type="float">
            <text:p>0.3989599943</text:p>
          </table:table-cell>
          <table:table-cell/>
          <table:table-cell office:value-type="float" office:value="1.46234182696699E+018" calcext:value-type="float">
            <text:p>1462341826966990000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01706E+018" calcext:value-type="float">
            <text:p>1462341827017060000</text:p>
          </table:table-cell>
          <table:table-cell table:formula="of:=[.A582]-[.$A$2]" office:value-type="float" office:value="29000179968" calcext:value-type="float">
            <text:p>29000179968</text:p>
          </table:table-cell>
          <table:table-cell table:formula="of:=[.B582]/[.$B$3]" office:value-type="float" office:value="578.036978829148" calcext:value-type="float">
            <text:p>578</text:p>
          </table:table-cell>
          <table:table-cell office:value-type="float" office:value="0.37901198864" calcext:value-type="float">
            <text:p>0.3790119886</text:p>
          </table:table-cell>
          <table:table-cell/>
          <table:table-cell office:value-type="float" office:value="1.46234182701706E+018" calcext:value-type="float">
            <text:p>146234182701706000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067E+018" calcext:value-type="float">
            <text:p>1462341827067000000</text:p>
          </table:table-cell>
          <table:table-cell table:formula="of:=[.A583]-[.$A$2]" office:value-type="float" office:value="29050119936" calcext:value-type="float">
            <text:p>29050119936</text:p>
          </table:table-cell>
          <table:table-cell table:formula="of:=[.B583]/[.$B$3]" office:value-type="float" office:value="579.032391556152" calcext:value-type="float">
            <text:p>579</text:p>
          </table:table-cell>
          <table:table-cell office:value-type="float" office:value="0.371531486511" calcext:value-type="float">
            <text:p>0.3715314865</text:p>
          </table:table-cell>
          <table:table-cell/>
          <table:table-cell office:value-type="float" office:value="1.462341827067E+018" calcext:value-type="float">
            <text:p>1462341827067000000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11693E+018" calcext:value-type="float">
            <text:p>1462341827116930000</text:p>
          </table:table-cell>
          <table:table-cell table:formula="of:=[.A584]-[.$A$2]" office:value-type="float" office:value="29100049920" calcext:value-type="float">
            <text:p>29100049920</text:p>
          </table:table-cell>
          <table:table-cell table:formula="of:=[.B584]/[.$B$3]" office:value-type="float" office:value="580.027605280212" calcext:value-type="float">
            <text:p>580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2711693E+018" calcext:value-type="float">
            <text:p>1462341827116930000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16702E+018" calcext:value-type="float">
            <text:p>1462341827167020000</text:p>
          </table:table-cell>
          <table:table-cell table:formula="of:=[.A585]-[.$A$2]" office:value-type="float" office:value="29150139904" calcext:value-type="float">
            <text:p>29150139904</text:p>
          </table:table-cell>
          <table:table-cell table:formula="of:=[.B585]/[.$B$3]" office:value-type="float" office:value="581.026008154018" calcext:value-type="float">
            <text:p>581</text:p>
          </table:table-cell>
          <table:table-cell office:value-type="float" office:value="0.403946995735" calcext:value-type="float">
            <text:p>0.4039469957</text:p>
          </table:table-cell>
          <table:table-cell/>
          <table:table-cell office:value-type="float" office:value="1.46234182716702E+018" calcext:value-type="float">
            <text:p>1462341827167020000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21692E+018" calcext:value-type="float">
            <text:p>1462341827216920000</text:p>
          </table:table-cell>
          <table:table-cell table:formula="of:=[.A586]-[.$A$2]" office:value-type="float" office:value="29200039936" calcext:value-type="float">
            <text:p>29200039936</text:p>
          </table:table-cell>
          <table:table-cell table:formula="of:=[.B586]/[.$B$3]" office:value-type="float" office:value="582.020624869245" calcext:value-type="float">
            <text:p>582</text:p>
          </table:table-cell>
          <table:table-cell office:value-type="float" office:value="0.413920998573" calcext:value-type="float">
            <text:p>0.4139209986</text:p>
          </table:table-cell>
          <table:table-cell/>
          <table:table-cell office:value-type="float" office:value="1.46234182721692E+018" calcext:value-type="float">
            <text:p>146234182721692000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26694E+018" calcext:value-type="float">
            <text:p>1462341827266940000</text:p>
          </table:table-cell>
          <table:table-cell table:formula="of:=[.A587]-[.$A$2]" office:value-type="float" office:value="29250059776" calcext:value-type="float">
            <text:p>29250059776</text:p>
          </table:table-cell>
          <table:table-cell table:formula="of:=[.B587]/[.$B$3]" office:value-type="float" office:value="583.017629619802" calcext:value-type="float">
            <text:p>583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2726694E+018" calcext:value-type="float">
            <text:p>1462341827266940000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31695E+018" calcext:value-type="float">
            <text:p>1462341827316950000</text:p>
          </table:table-cell>
          <table:table-cell table:formula="of:=[.A588]-[.$A$2]" office:value-type="float" office:value="29300069888" calcext:value-type="float">
            <text:p>29300069888</text:p>
          </table:table-cell>
          <table:table-cell table:formula="of:=[.B588]/[.$B$3]" office:value-type="float" office:value="584.014440470055" calcext:value-type="float">
            <text:p>584</text:p>
          </table:table-cell>
          <table:table-cell office:value-type="float" office:value="0.43386900425" calcext:value-type="float">
            <text:p>0.4338690043</text:p>
          </table:table-cell>
          <table:table-cell/>
          <table:table-cell office:value-type="float" office:value="1.46234182731695E+018" calcext:value-type="float">
            <text:p>1462341827316950000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36691E+018" calcext:value-type="float">
            <text:p>1462341827366910000</text:p>
          </table:table-cell>
          <table:table-cell table:formula="of:=[.A589]-[.$A$2]" office:value-type="float" office:value="29350029824" calcext:value-type="float">
            <text:p>29350029824</text:p>
          </table:table-cell>
          <table:table-cell table:formula="of:=[.B589]/[.$B$3]" office:value-type="float" office:value="585.010251202947" calcext:value-type="float">
            <text:p>585</text:p>
          </table:table-cell>
          <table:table-cell office:value-type="float" office:value="0.421401500702" calcext:value-type="float">
            <text:p>0.4214015007</text:p>
          </table:table-cell>
          <table:table-cell/>
          <table:table-cell office:value-type="float" office:value="1.46234182736691E+018" calcext:value-type="float">
            <text:p>1462341827366910000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41713E+018" calcext:value-type="float">
            <text:p>1462341827417130000</text:p>
          </table:table-cell>
          <table:table-cell table:formula="of:=[.A590]-[.$A$2]" office:value-type="float" office:value="29400249856" calcext:value-type="float">
            <text:p>29400249856</text:p>
          </table:table-cell>
          <table:table-cell table:formula="of:=[.B590]/[.$B$3]" office:value-type="float" office:value="586.011246217668" calcext:value-type="float">
            <text:p>586</text:p>
          </table:table-cell>
          <table:table-cell office:value-type="float" office:value="0.630855500698" calcext:value-type="float">
            <text:p>0.6308555007</text:p>
          </table:table-cell>
          <table:table-cell/>
          <table:table-cell office:value-type="float" office:value="1.46234182741713E+018" calcext:value-type="float">
            <text:p>1462341827417130000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46693E+018" calcext:value-type="float">
            <text:p>1462341827466930000</text:p>
          </table:table-cell>
          <table:table-cell table:formula="of:=[.A591]-[.$A$2]" office:value-type="float" office:value="29450049792" calcext:value-type="float">
            <text:p>29450049792</text:p>
          </table:table-cell>
          <table:table-cell table:formula="of:=[.B591]/[.$B$3]" office:value-type="float" office:value="587.003867800813" calcext:value-type="float">
            <text:p>587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2746693E+018" calcext:value-type="float">
            <text:p>1462341827466930000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51692E+018" calcext:value-type="float">
            <text:p>1462341827516920000</text:p>
          </table:table-cell>
          <table:table-cell table:formula="of:=[.A592]-[.$A$2]" office:value-type="float" office:value="29500039936" calcext:value-type="float">
            <text:p>29500039936</text:p>
          </table:table-cell>
          <table:table-cell table:formula="of:=[.B592]/[.$B$3]" office:value-type="float" office:value="588.000280645178" calcext:value-type="float">
            <text:p>588</text:p>
          </table:table-cell>
          <table:table-cell office:value-type="float" office:value="0.413920998573" calcext:value-type="float">
            <text:p>0.4139209986</text:p>
          </table:table-cell>
          <table:table-cell/>
          <table:table-cell office:value-type="float" office:value="1.46234182751692E+018" calcext:value-type="float">
            <text:p>1462341827516920000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56693E+018" calcext:value-type="float">
            <text:p>1462341827566930000</text:p>
          </table:table-cell>
          <table:table-cell table:formula="of:=[.A593]-[.$A$2]" office:value-type="float" office:value="29550049792" calcext:value-type="float">
            <text:p>29550049792</text:p>
          </table:table-cell>
          <table:table-cell table:formula="of:=[.B593]/[.$B$3]" office:value-type="float" office:value="588.997086392791" calcext:value-type="float">
            <text:p>589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2756693E+018" calcext:value-type="float">
            <text:p>1462341827566930000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61713E+018" calcext:value-type="float">
            <text:p>1462341827617130000</text:p>
          </table:table-cell>
          <table:table-cell table:formula="of:=[.A594]-[.$A$2]" office:value-type="float" office:value="29600249856" calcext:value-type="float">
            <text:p>29600249856</text:p>
          </table:table-cell>
          <table:table-cell table:formula="of:=[.B594]/[.$B$3]" office:value-type="float" office:value="589.997683401624" calcext:value-type="float">
            <text:p>590</text:p>
          </table:table-cell>
          <table:table-cell office:value-type="float" office:value="0.408933997154" calcext:value-type="float">
            <text:p>0.4089339972</text:p>
          </table:table-cell>
          <table:table-cell/>
          <table:table-cell office:value-type="float" office:value="1.46234182761713E+018" calcext:value-type="float">
            <text:p>1462341827617130000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66698E+018" calcext:value-type="float">
            <text:p>1462341827666980000</text:p>
          </table:table-cell>
          <table:table-cell table:formula="of:=[.A595]-[.$A$2]" office:value-type="float" office:value="29650099712" calcext:value-type="float">
            <text:p>29650099712</text:p>
          </table:table-cell>
          <table:table-cell table:formula="of:=[.B595]/[.$B$3]" office:value-type="float" office:value="590.99129999949" calcext:value-type="float">
            <text:p>591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2766698E+018" calcext:value-type="float">
            <text:p>1462341827666980000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71691E+018" calcext:value-type="float">
            <text:p>1462341827716910000</text:p>
          </table:table-cell>
          <table:table-cell table:formula="of:=[.A596]-[.$A$2]" office:value-type="float" office:value="29700029952" calcext:value-type="float">
            <text:p>29700029952</text:p>
          </table:table-cell>
          <table:table-cell table:formula="of:=[.B596]/[.$B$3]" office:value-type="float" office:value="591.986518826189" calcext:value-type="float">
            <text:p>592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2771691E+018" calcext:value-type="float">
            <text:p>1462341827716910000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76691E+018" calcext:value-type="float">
            <text:p>1462341827766910000</text:p>
          </table:table-cell>
          <table:table-cell table:formula="of:=[.A597]-[.$A$2]" office:value-type="float" office:value="29750029824" calcext:value-type="float">
            <text:p>29750029824</text:p>
          </table:table-cell>
          <table:table-cell table:formula="of:=[.B597]/[.$B$3]" office:value-type="float" office:value="592.983125570858" calcext:value-type="float">
            <text:p>593</text:p>
          </table:table-cell>
          <table:table-cell office:value-type="float" office:value="0.37901198864" calcext:value-type="float">
            <text:p>0.3790119886</text:p>
          </table:table-cell>
          <table:table-cell/>
          <table:table-cell office:value-type="float" office:value="1.46234182776691E+018" calcext:value-type="float">
            <text:p>1462341827766910000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81703E+018" calcext:value-type="float">
            <text:p>1462341827817030000</text:p>
          </table:table-cell>
          <table:table-cell table:formula="of:=[.A598]-[.$A$2]" office:value-type="float" office:value="29800149760" calcext:value-type="float">
            <text:p>29800149760</text:p>
          </table:table-cell>
          <table:table-cell table:formula="of:=[.B598]/[.$B$3]" office:value-type="float" office:value="593.982125453497" calcext:value-type="float">
            <text:p>594</text:p>
          </table:table-cell>
          <table:table-cell office:value-type="float" office:value="0.386492490768" calcext:value-type="float">
            <text:p>0.3864924908</text:p>
          </table:table-cell>
          <table:table-cell/>
          <table:table-cell office:value-type="float" office:value="1.46234182781703E+018" calcext:value-type="float">
            <text:p>1462341827817030000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86707E+018" calcext:value-type="float">
            <text:p>1462341827867070000</text:p>
          </table:table-cell>
          <table:table-cell table:formula="of:=[.A599]-[.$A$2]" office:value-type="float" office:value="29850189824" calcext:value-type="float">
            <text:p>29850189824</text:p>
          </table:table-cell>
          <table:table-cell table:formula="of:=[.B599]/[.$B$3]" office:value-type="float" office:value="594.979533312583" calcext:value-type="float">
            <text:p>595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2786707E+018" calcext:value-type="float">
            <text:p>1462341827867070000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91693E+018" calcext:value-type="float">
            <text:p>1462341827916930000</text:p>
          </table:table-cell>
          <table:table-cell table:formula="of:=[.A600]-[.$A$2]" office:value-type="float" office:value="29900049920" calcext:value-type="float">
            <text:p>29900049920</text:p>
          </table:table-cell>
          <table:table-cell table:formula="of:=[.B600]/[.$B$3]" office:value-type="float" office:value="595.973354016033" calcext:value-type="float">
            <text:p>596</text:p>
          </table:table-cell>
          <table:table-cell office:value-type="float" office:value="0.396466493607" calcext:value-type="float">
            <text:p>0.3964664936</text:p>
          </table:table-cell>
          <table:table-cell/>
          <table:table-cell office:value-type="float" office:value="1.46234182791693E+018" calcext:value-type="float">
            <text:p>1462341827916930000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796696E+018" calcext:value-type="float">
            <text:p>1462341827966960000</text:p>
          </table:table-cell>
          <table:table-cell table:formula="of:=[.A601]-[.$A$2]" office:value-type="float" office:value="29950079744" calcext:value-type="float">
            <text:p>29950079744</text:p>
          </table:table-cell>
          <table:table-cell table:formula="of:=[.B601]/[.$B$3]" office:value-type="float" office:value="596.970557769534" calcext:value-type="float">
            <text:p>597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2796696E+018" calcext:value-type="float">
            <text:p>14623418279669600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801702E+018" calcext:value-type="float">
            <text:p>1462341828017020000</text:p>
          </table:table-cell>
          <table:table-cell table:formula="of:=[.A602]-[.$A$2]" office:value-type="float" office:value="30000139776" calcext:value-type="float">
            <text:p>30000139776</text:p>
          </table:table-cell>
          <table:table-cell table:formula="of:=[.B602]/[.$B$3]" office:value-type="float" office:value="597.968363634508" calcext:value-type="float">
            <text:p>598</text:p>
          </table:table-cell>
          <table:table-cell office:value-type="float" office:value="0.56851798296" calcext:value-type="float">
            <text:p>0.568517983</text:p>
          </table:table-cell>
          <table:table-cell/>
          <table:table-cell office:value-type="float" office:value="1.46234182801702E+018" calcext:value-type="float">
            <text:p>1462341828017020000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2806706E+018" calcext:value-type="float">
            <text:p>1462341828067060000</text:p>
          </table:table-cell>
          <table:table-cell table:formula="of:=[.A603]-[.$A$2]" office:value-type="float" office:value="30050179840" calcext:value-type="float">
            <text:p>30050179840</text:p>
          </table:table-cell>
          <table:table-cell table:formula="of:=[.B603]/[.$B$3]" office:value-type="float" office:value="598.965771493594" calcext:value-type="float">
            <text:p>599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2806706E+018" calcext:value-type="float">
            <text:p>1462341828067060000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0.800000071526" calcext:value-type="float">
            <text:p>0.8000000715</text:p>
          </table:table-cell>
        </table:table-row>
        <table:table-row table:style-name="ro1">
          <table:table-cell office:value-type="float" office:value="1.462341828117E+018" calcext:value-type="float">
            <text:p>1462341828117000000</text:p>
          </table:table-cell>
          <table:table-cell table:formula="of:=[.A604]-[.$A$2]" office:value-type="float" office:value="30100119808" calcext:value-type="float">
            <text:p>30100119808</text:p>
          </table:table-cell>
          <table:table-cell table:formula="of:=[.B604]/[.$B$3]" office:value-type="float" office:value="599.961184220597" calcext:value-type="float">
            <text:p>600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28117E+018" calcext:value-type="float">
            <text:p>146234182811700000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0.800000071526" calcext:value-type="float">
            <text:p>0.8000000715</text:p>
          </table:table-cell>
        </table:table-row>
        <table:table-row table:style-name="ro1">
          <table:table-cell office:value-type="float" office:value="1.46234182816699E+018" calcext:value-type="float">
            <text:p>1462341828166990000</text:p>
          </table:table-cell>
          <table:table-cell table:formula="of:=[.A605]-[.$A$2]" office:value-type="float" office:value="30150109952" calcext:value-type="float">
            <text:p>30150109952</text:p>
          </table:table-cell>
          <table:table-cell table:formula="of:=[.B605]/[.$B$3]" office:value-type="float" office:value="600.957597064962" calcext:value-type="float">
            <text:p>601</text:p>
          </table:table-cell>
          <table:table-cell office:value-type="float" office:value="0.381505489349" calcext:value-type="float">
            <text:p>0.3815054893</text:p>
          </table:table-cell>
          <table:table-cell/>
          <table:table-cell office:value-type="float" office:value="1.46234182816699E+018" calcext:value-type="float">
            <text:p>1462341828166990000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217E+018" calcext:value-type="float">
            <text:p>1462341828217000000</text:p>
          </table:table-cell>
          <table:table-cell table:formula="of:=[.A606]-[.$A$2]" office:value-type="float" office:value="30200119808" calcext:value-type="float">
            <text:p>30200119808</text:p>
          </table:table-cell>
          <table:table-cell table:formula="of:=[.B606]/[.$B$3]" office:value-type="float" office:value="601.954402812575" calcext:value-type="float">
            <text:p>602</text:p>
          </table:table-cell>
          <table:table-cell office:value-type="float" office:value="0.369037985802" calcext:value-type="float">
            <text:p>0.3690379858</text:p>
          </table:table-cell>
          <table:table-cell/>
          <table:table-cell office:value-type="float" office:value="1.462341828217E+018" calcext:value-type="float">
            <text:p>1462341828217000000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26701E+018" calcext:value-type="float">
            <text:p>1462341828267010000</text:p>
          </table:table-cell>
          <table:table-cell table:formula="of:=[.A607]-[.$A$2]" office:value-type="float" office:value="30250129920" calcext:value-type="float">
            <text:p>30250129920</text:p>
          </table:table-cell>
          <table:table-cell table:formula="of:=[.B607]/[.$B$3]" office:value-type="float" office:value="602.951213662828" calcext:value-type="float">
            <text:p>603</text:p>
          </table:table-cell>
          <table:table-cell office:value-type="float" office:value="0.33911600709" calcext:value-type="float">
            <text:p>0.3391160071</text:p>
          </table:table-cell>
          <table:table-cell/>
          <table:table-cell office:value-type="float" office:value="1.46234182826701E+018" calcext:value-type="float">
            <text:p>1462341828267010000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31691E+018" calcext:value-type="float">
            <text:p>1462341828316910000</text:p>
          </table:table-cell>
          <table:table-cell table:formula="of:=[.A608]-[.$A$2]" office:value-type="float" office:value="30300029952" calcext:value-type="float">
            <text:p>30300029952</text:p>
          </table:table-cell>
          <table:table-cell table:formula="of:=[.B608]/[.$B$3]" office:value-type="float" office:value="603.945830378055" calcext:value-type="float">
            <text:p>604</text:p>
          </table:table-cell>
          <table:table-cell office:value-type="float" office:value="0.291739493608" calcext:value-type="float">
            <text:p>0.2917394936</text:p>
          </table:table-cell>
          <table:table-cell/>
          <table:table-cell office:value-type="float" office:value="1.46234182831691E+018" calcext:value-type="float">
            <text:p>1462341828316910000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36697E+018" calcext:value-type="float">
            <text:p>1462341828366970000</text:p>
          </table:table-cell>
          <table:table-cell table:formula="of:=[.A609]-[.$A$2]" office:value-type="float" office:value="30350089984" calcext:value-type="float">
            <text:p>30350089984</text:p>
          </table:table-cell>
          <table:table-cell table:formula="of:=[.B609]/[.$B$3]" office:value-type="float" office:value="604.943636243029" calcext:value-type="float">
            <text:p>605</text:p>
          </table:table-cell>
          <table:table-cell office:value-type="float" office:value="0.329142004251" calcext:value-type="float">
            <text:p>0.3291420043</text:p>
          </table:table-cell>
          <table:table-cell/>
          <table:table-cell office:value-type="float" office:value="1.46234182836697E+018" calcext:value-type="float">
            <text:p>146234182836697000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41688E+018" calcext:value-type="float">
            <text:p>1462341828416880000</text:p>
          </table:table-cell>
          <table:table-cell table:formula="of:=[.A610]-[.$A$2]" office:value-type="float" office:value="30399999744" calcext:value-type="float">
            <text:p>30399999744</text:p>
          </table:table-cell>
          <table:table-cell table:formula="of:=[.B610]/[.$B$3]" office:value-type="float" office:value="605.93844685856" calcext:value-type="float">
            <text:p>606</text:p>
          </table:table-cell>
          <table:table-cell office:value-type="float" office:value="0.33662250638" calcext:value-type="float">
            <text:p>0.3366225064</text:p>
          </table:table-cell>
          <table:table-cell/>
          <table:table-cell office:value-type="float" office:value="1.46234182841688E+018" calcext:value-type="float">
            <text:p>1462341828416880000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46691E+018" calcext:value-type="float">
            <text:p>1462341828466910000</text:p>
          </table:table-cell>
          <table:table-cell table:formula="of:=[.A611]-[.$A$2]" office:value-type="float" office:value="30450029824" calcext:value-type="float">
            <text:p>30450029824</text:p>
          </table:table-cell>
          <table:table-cell table:formula="of:=[.B611]/[.$B$3]" office:value-type="float" office:value="606.935655714701" calcext:value-type="float">
            <text:p>607</text:p>
          </table:table-cell>
          <table:table-cell office:value-type="float" office:value="0.319168001413" calcext:value-type="float">
            <text:p>0.3191680014</text:p>
          </table:table-cell>
          <table:table-cell/>
          <table:table-cell office:value-type="float" office:value="1.46234182846691E+018" calcext:value-type="float">
            <text:p>146234182846691000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51693E+018" calcext:value-type="float">
            <text:p>1462341828516930000</text:p>
          </table:table-cell>
          <table:table-cell table:formula="of:=[.A612]-[.$A$2]" office:value-type="float" office:value="30500049920" calcext:value-type="float">
            <text:p>30500049920</text:p>
          </table:table-cell>
          <table:table-cell table:formula="of:=[.B612]/[.$B$3]" office:value-type="float" office:value="607.932665567898" calcext:value-type="float">
            <text:p>608</text:p>
          </table:table-cell>
          <table:table-cell office:value-type="float" office:value="0.316674500704" calcext:value-type="float">
            <text:p>0.3166745007</text:p>
          </table:table-cell>
          <table:table-cell/>
          <table:table-cell office:value-type="float" office:value="1.46234182851693E+018" calcext:value-type="float">
            <text:p>1462341828516930000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56692E+018" calcext:value-type="float">
            <text:p>1462341828566920000</text:p>
          </table:table-cell>
          <table:table-cell table:formula="of:=[.A613]-[.$A$2]" office:value-type="float" office:value="30550040064" calcext:value-type="float">
            <text:p>30550040064</text:p>
          </table:table-cell>
          <table:table-cell table:formula="of:=[.B613]/[.$B$3]" office:value-type="float" office:value="608.929078412263" calcext:value-type="float">
            <text:p>609</text:p>
          </table:table-cell>
          <table:table-cell office:value-type="float" office:value="0.33911600709" calcext:value-type="float">
            <text:p>0.3391160071</text:p>
          </table:table-cell>
          <table:table-cell/>
          <table:table-cell office:value-type="float" office:value="1.46234182856692E+018" calcext:value-type="float">
            <text:p>1462341828566920000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61705E+018" calcext:value-type="float">
            <text:p>1462341828617050000</text:p>
          </table:table-cell>
          <table:table-cell table:formula="of:=[.A614]-[.$A$2]" office:value-type="float" office:value="30600169728" calcext:value-type="float">
            <text:p>30600169728</text:p>
          </table:table-cell>
          <table:table-cell table:formula="of:=[.B614]/[.$B$3]" office:value-type="float" office:value="609.928272195207" calcext:value-type="float">
            <text:p>610</text:p>
          </table:table-cell>
          <table:table-cell office:value-type="float" office:value="0.331635504961" calcext:value-type="float">
            <text:p>0.331635505</text:p>
          </table:table-cell>
          <table:table-cell/>
          <table:table-cell office:value-type="float" office:value="1.46234182861705E+018" calcext:value-type="float">
            <text:p>1462341828617050000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66702E+018" calcext:value-type="float">
            <text:p>1462341828667020000</text:p>
          </table:table-cell>
          <table:table-cell table:formula="of:=[.A615]-[.$A$2]" office:value-type="float" office:value="30650139904" calcext:value-type="float">
            <text:p>30650139904</text:p>
          </table:table-cell>
          <table:table-cell table:formula="of:=[.B615]/[.$B$3]" office:value-type="float" office:value="610.924287033683" calcext:value-type="float">
            <text:p>611</text:p>
          </table:table-cell>
          <table:table-cell office:value-type="float" office:value="0.498700022697" calcext:value-type="float">
            <text:p>0.4987000227</text:p>
          </table:table-cell>
          <table:table-cell/>
          <table:table-cell office:value-type="float" office:value="1.46234182866702E+018" calcext:value-type="float">
            <text:p>1462341828667020000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71691E+018" calcext:value-type="float">
            <text:p>1462341828716910000</text:p>
          </table:table-cell>
          <table:table-cell table:formula="of:=[.A616]-[.$A$2]" office:value-type="float" office:value="30700029952" calcext:value-type="float">
            <text:p>30700029952</text:p>
          </table:table-cell>
          <table:table-cell table:formula="of:=[.B616]/[.$B$3]" office:value-type="float" office:value="611.918704745965" calcext:value-type="float">
            <text:p>612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2871691E+018" calcext:value-type="float">
            <text:p>146234182871691000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76694E+018" calcext:value-type="float">
            <text:p>1462341828766940000</text:p>
          </table:table-cell>
          <table:table-cell table:formula="of:=[.A617]-[.$A$2]" office:value-type="float" office:value="30750060032" calcext:value-type="float">
            <text:p>30750060032</text:p>
          </table:table-cell>
          <table:table-cell table:formula="of:=[.B617]/[.$B$3]" office:value-type="float" office:value="612.915913602106" calcext:value-type="float">
            <text:p>613</text:p>
          </table:table-cell>
          <table:table-cell office:value-type="float" office:value="0.356570512056" calcext:value-type="float">
            <text:p>0.3565705121</text:p>
          </table:table-cell>
          <table:table-cell/>
          <table:table-cell office:value-type="float" office:value="1.46234182876694E+018" calcext:value-type="float">
            <text:p>1462341828766940000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81706E+018" calcext:value-type="float">
            <text:p>1462341828817060000</text:p>
          </table:table-cell>
          <table:table-cell table:formula="of:=[.A618]-[.$A$2]" office:value-type="float" office:value="30800179968" calcext:value-type="float">
            <text:p>30800179968</text:p>
          </table:table-cell>
          <table:table-cell table:formula="of:=[.B618]/[.$B$3]" office:value-type="float" office:value="613.914913484746" calcext:value-type="float">
            <text:p>614</text:p>
          </table:table-cell>
          <table:table-cell office:value-type="float" office:value="0.351583510637" calcext:value-type="float">
            <text:p>0.3515835106</text:p>
          </table:table-cell>
          <table:table-cell/>
          <table:table-cell office:value-type="float" office:value="1.46234182881706E+018" calcext:value-type="float">
            <text:p>1462341828817060000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8669E+018" calcext:value-type="float">
            <text:p>1462341828866900000</text:p>
          </table:table-cell>
          <table:table-cell table:formula="of:=[.A619]-[.$A$2]" office:value-type="float" office:value="30850019840" calcext:value-type="float">
            <text:p>30850019840</text:p>
          </table:table-cell>
          <table:table-cell table:formula="of:=[.B619]/[.$B$3]" office:value-type="float" office:value="614.908331079668" calcext:value-type="float">
            <text:p>615</text:p>
          </table:table-cell>
          <table:table-cell office:value-type="float" office:value="0.408933997154" calcext:value-type="float">
            <text:p>0.4089339972</text:p>
          </table:table-cell>
          <table:table-cell/>
          <table:table-cell office:value-type="float" office:value="1.4623418288669E+018" calcext:value-type="float">
            <text:p>1462341828866900000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91693E+018" calcext:value-type="float">
            <text:p>1462341828916930000</text:p>
          </table:table-cell>
          <table:table-cell table:formula="of:=[.A620]-[.$A$2]" office:value-type="float" office:value="30900049920" calcext:value-type="float">
            <text:p>30900049920</text:p>
          </table:table-cell>
          <table:table-cell table:formula="of:=[.B620]/[.$B$3]" office:value-type="float" office:value="615.905539935809" calcext:value-type="float">
            <text:p>616</text:p>
          </table:table-cell>
          <table:table-cell office:value-type="float" office:value="0.361557483673" calcext:value-type="float">
            <text:p>0.3615574837</text:p>
          </table:table-cell>
          <table:table-cell/>
          <table:table-cell office:value-type="float" office:value="1.46234182891693E+018" calcext:value-type="float">
            <text:p>1462341828916930000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896694E+018" calcext:value-type="float">
            <text:p>1462341828966940000</text:p>
          </table:table-cell>
          <table:table-cell table:formula="of:=[.A621]-[.$A$2]" office:value-type="float" office:value="30950059776" calcext:value-type="float">
            <text:p>30950059776</text:p>
          </table:table-cell>
          <table:table-cell table:formula="of:=[.B621]/[.$B$3]" office:value-type="float" office:value="616.902345683422" calcext:value-type="float">
            <text:p>617</text:p>
          </table:table-cell>
          <table:table-cell office:value-type="float" office:value="0.354077011347" calcext:value-type="float">
            <text:p>0.3540770113</text:p>
          </table:table-cell>
          <table:table-cell/>
          <table:table-cell office:value-type="float" office:value="1.46234182896694E+018" calcext:value-type="float">
            <text:p>146234182896694000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01704E+018" calcext:value-type="float">
            <text:p>1462341829017040000</text:p>
          </table:table-cell>
          <table:table-cell table:formula="of:=[.A622]-[.$A$2]" office:value-type="float" office:value="31000160000" calcext:value-type="float">
            <text:p>31000160000</text:p>
          </table:table-cell>
          <table:table-cell table:formula="of:=[.B622]/[.$B$3]" office:value-type="float" office:value="617.900952662813" calcext:value-type="float">
            <text:p>618</text:p>
          </table:table-cell>
          <table:table-cell office:value-type="float" office:value="0.364050984383" calcext:value-type="float">
            <text:p>0.3640509844</text:p>
          </table:table-cell>
          <table:table-cell/>
          <table:table-cell office:value-type="float" office:value="1.46234182901704E+018" calcext:value-type="float">
            <text:p>1462341829017040000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06703E+018" calcext:value-type="float">
            <text:p>1462341829067030000</text:p>
          </table:table-cell>
          <table:table-cell table:formula="of:=[.A623]-[.$A$2]" office:value-type="float" office:value="31050149888" calcext:value-type="float">
            <text:p>31050149888</text:p>
          </table:table-cell>
          <table:table-cell table:formula="of:=[.B623]/[.$B$3]" office:value-type="float" office:value="618.897360404537" calcext:value-type="float">
            <text:p>619</text:p>
          </table:table-cell>
          <table:table-cell office:value-type="float" office:value="0.371531486511" calcext:value-type="float">
            <text:p>0.3715314865</text:p>
          </table:table-cell>
          <table:table-cell/>
          <table:table-cell office:value-type="float" office:value="1.46234182906703E+018" calcext:value-type="float">
            <text:p>1462341829067030000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11699E+018" calcext:value-type="float">
            <text:p>1462341829116990000</text:p>
          </table:table-cell>
          <table:table-cell table:formula="of:=[.A624]-[.$A$2]" office:value-type="float" office:value="31100109824" calcext:value-type="float">
            <text:p>31100109824</text:p>
          </table:table-cell>
          <table:table-cell table:formula="of:=[.B624]/[.$B$3]" office:value-type="float" office:value="619.893171137429" calcext:value-type="float">
            <text:p>620</text:p>
          </table:table-cell>
          <table:table-cell office:value-type="float" office:value="0.356570512056" calcext:value-type="float">
            <text:p>0.3565705121</text:p>
          </table:table-cell>
          <table:table-cell/>
          <table:table-cell office:value-type="float" office:value="1.46234182911699E+018" calcext:value-type="float">
            <text:p>1462341829116990000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16693E+018" calcext:value-type="float">
            <text:p>1462341829166930000</text:p>
          </table:table-cell>
          <table:table-cell table:formula="of:=[.A625]-[.$A$2]" office:value-type="float" office:value="31150050048" calcext:value-type="float">
            <text:p>31150050048</text:p>
          </table:table-cell>
          <table:table-cell table:formula="of:=[.B625]/[.$B$3]" office:value-type="float" office:value="620.888588967073" calcext:value-type="float">
            <text:p>621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2916693E+018" calcext:value-type="float">
            <text:p>1462341829166930000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217E+018" calcext:value-type="float">
            <text:p>1462341829217000000</text:p>
          </table:table-cell>
          <table:table-cell table:formula="of:=[.A626]-[.$A$2]" office:value-type="float" office:value="31200120064" calcext:value-type="float">
            <text:p>31200120064</text:p>
          </table:table-cell>
          <table:table-cell table:formula="of:=[.B626]/[.$B$3]" office:value-type="float" office:value="621.886593834991" calcext:value-type="float">
            <text:p>622</text:p>
          </table:table-cell>
          <table:table-cell office:value-type="float" office:value="0.369037985802" calcext:value-type="float">
            <text:p>0.3690379858</text:p>
          </table:table-cell>
          <table:table-cell/>
          <table:table-cell office:value-type="float" office:value="1.462341829217E+018" calcext:value-type="float">
            <text:p>1462341829217000000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26689E+018" calcext:value-type="float">
            <text:p>1462341829266890000</text:p>
          </table:table-cell>
          <table:table-cell table:formula="of:=[.A627]-[.$A$2]" office:value-type="float" office:value="31250009856" calcext:value-type="float">
            <text:p>31250009856</text:p>
          </table:table-cell>
          <table:table-cell table:formula="of:=[.B627]/[.$B$3]" office:value-type="float" office:value="622.881006444634" calcext:value-type="float">
            <text:p>623</text:p>
          </table:table-cell>
          <table:table-cell office:value-type="float" office:value="0.374024987221" calcext:value-type="float">
            <text:p>0.3740249872</text:p>
          </table:table-cell>
          <table:table-cell/>
          <table:table-cell office:value-type="float" office:value="1.46234182926689E+018" calcext:value-type="float">
            <text:p>1462341829266890000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31692E+018" calcext:value-type="float">
            <text:p>1462341829316920000</text:p>
          </table:table-cell>
          <table:table-cell table:formula="of:=[.A628]-[.$A$2]" office:value-type="float" office:value="31300039680" calcext:value-type="float">
            <text:p>31300039680</text:p>
          </table:table-cell>
          <table:table-cell table:formula="of:=[.B628]/[.$B$3]" office:value-type="float" office:value="623.878210198136" calcext:value-type="float">
            <text:p>624</text:p>
          </table:table-cell>
          <table:table-cell office:value-type="float" office:value="0.366544485092" calcext:value-type="float">
            <text:p>0.3665444851</text:p>
          </table:table-cell>
          <table:table-cell/>
          <table:table-cell office:value-type="float" office:value="1.46234182931692E+018" calcext:value-type="float">
            <text:p>1462341829316920000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36694E+018" calcext:value-type="float">
            <text:p>1462341829366940000</text:p>
          </table:table-cell>
          <table:table-cell table:formula="of:=[.A629]-[.$A$2]" office:value-type="float" office:value="31350059776" calcext:value-type="float">
            <text:p>31350059776</text:p>
          </table:table-cell>
          <table:table-cell table:formula="of:=[.B629]/[.$B$3]" office:value-type="float" office:value="624.875220051333" calcext:value-type="float">
            <text:p>625</text:p>
          </table:table-cell>
          <table:table-cell office:value-type="float" office:value="0.361557483673" calcext:value-type="float">
            <text:p>0.3615574837</text:p>
          </table:table-cell>
          <table:table-cell/>
          <table:table-cell office:value-type="float" office:value="1.46234182936694E+018" calcext:value-type="float">
            <text:p>1462341829366940000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41697E+018" calcext:value-type="float">
            <text:p>1462341829416970000</text:p>
          </table:table-cell>
          <table:table-cell table:formula="of:=[.A630]-[.$A$2]" office:value-type="float" office:value="31400089856" calcext:value-type="float">
            <text:p>31400089856</text:p>
          </table:table-cell>
          <table:table-cell table:formula="of:=[.B630]/[.$B$3]" office:value-type="float" office:value="625.872428907474" calcext:value-type="float">
            <text:p>626</text:p>
          </table:table-cell>
          <table:table-cell office:value-type="float" office:value="0.349089980125" calcext:value-type="float">
            <text:p>0.3490899801</text:p>
          </table:table-cell>
          <table:table-cell/>
          <table:table-cell office:value-type="float" office:value="1.46234182941697E+018" calcext:value-type="float">
            <text:p>14623418294169700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46698E+018" calcext:value-type="float">
            <text:p>1462341829466980000</text:p>
          </table:table-cell>
          <table:table-cell table:formula="of:=[.A631]-[.$A$2]" office:value-type="float" office:value="31450099712" calcext:value-type="float">
            <text:p>31450099712</text:p>
          </table:table-cell>
          <table:table-cell table:formula="of:=[.B631]/[.$B$3]" office:value-type="float" office:value="626.869234655087" calcext:value-type="float">
            <text:p>627</text:p>
          </table:table-cell>
          <table:table-cell office:value-type="float" office:value="0.182025492191" calcext:value-type="float">
            <text:p>0.1820254922</text:p>
          </table:table-cell>
          <table:table-cell/>
          <table:table-cell office:value-type="float" office:value="1.46234182946698E+018" calcext:value-type="float">
            <text:p>1462341829466980000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51692E+018" calcext:value-type="float">
            <text:p>1462341829516920000</text:p>
          </table:table-cell>
          <table:table-cell table:formula="of:=[.A632]-[.$A$2]" office:value-type="float" office:value="31500039680" calcext:value-type="float">
            <text:p>31500039680</text:p>
          </table:table-cell>
          <table:table-cell table:formula="of:=[.B632]/[.$B$3]" office:value-type="float" office:value="627.864647382091" calcext:value-type="float">
            <text:p>628</text:p>
          </table:table-cell>
          <table:table-cell office:value-type="float" office:value="0.359063982964" calcext:value-type="float">
            <text:p>0.359063983</text:p>
          </table:table-cell>
          <table:table-cell/>
          <table:table-cell office:value-type="float" office:value="1.46234182951692E+018" calcext:value-type="float">
            <text:p>1462341829516920000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56696E+018" calcext:value-type="float">
            <text:p>1462341829566960000</text:p>
          </table:table-cell>
          <table:table-cell table:formula="of:=[.A633]-[.$A$2]" office:value-type="float" office:value="31550079744" calcext:value-type="float">
            <text:p>31550079744</text:p>
          </table:table-cell>
          <table:table-cell table:formula="of:=[.B633]/[.$B$3]" office:value-type="float" office:value="628.862055241176" calcext:value-type="float">
            <text:p>629</text:p>
          </table:table-cell>
          <table:table-cell office:value-type="float" office:value="0.361557483673" calcext:value-type="float">
            <text:p>0.3615574837</text:p>
          </table:table-cell>
          <table:table-cell/>
          <table:table-cell office:value-type="float" office:value="1.46234182956696E+018" calcext:value-type="float">
            <text:p>1462341829566960000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61699E+018" calcext:value-type="float">
            <text:p>1462341829616990000</text:p>
          </table:table-cell>
          <table:table-cell table:formula="of:=[.A634]-[.$A$2]" office:value-type="float" office:value="31600110080" calcext:value-type="float">
            <text:p>31600110080</text:p>
          </table:table-cell>
          <table:table-cell table:formula="of:=[.B634]/[.$B$3]" office:value-type="float" office:value="629.859269199957" calcext:value-type="float">
            <text:p>630</text:p>
          </table:table-cell>
          <table:table-cell office:value-type="float" office:value="0.359064012766" calcext:value-type="float">
            <text:p>0.3590640128</text:p>
          </table:table-cell>
          <table:table-cell/>
          <table:table-cell office:value-type="float" office:value="1.46234182961699E+018" calcext:value-type="float">
            <text:p>1462341829616990000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66699E+018" calcext:value-type="float">
            <text:p>1462341829666990000</text:p>
          </table:table-cell>
          <table:table-cell table:formula="of:=[.A635]-[.$A$2]" office:value-type="float" office:value="31650109952" calcext:value-type="float">
            <text:p>31650109952</text:p>
          </table:table-cell>
          <table:table-cell table:formula="of:=[.B635]/[.$B$3]" office:value-type="float" office:value="630.855875944626" calcext:value-type="float">
            <text:p>631</text:p>
          </table:table-cell>
          <table:table-cell office:value-type="float" office:value="0.359064012766" calcext:value-type="float">
            <text:p>0.3590640128</text:p>
          </table:table-cell>
          <table:table-cell/>
          <table:table-cell office:value-type="float" office:value="1.46234182966699E+018" calcext:value-type="float">
            <text:p>1462341829666990000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71693E+018" calcext:value-type="float">
            <text:p>1462341829716930000</text:p>
          </table:table-cell>
          <table:table-cell table:formula="of:=[.A636]-[.$A$2]" office:value-type="float" office:value="31700049920" calcext:value-type="float">
            <text:p>31700049920</text:p>
          </table:table-cell>
          <table:table-cell table:formula="of:=[.B636]/[.$B$3]" office:value-type="float" office:value="631.85128867163" calcext:value-type="float">
            <text:p>632</text:p>
          </table:table-cell>
          <table:table-cell office:value-type="float" office:value="0.369037985802" calcext:value-type="float">
            <text:p>0.3690379858</text:p>
          </table:table-cell>
          <table:table-cell/>
          <table:table-cell office:value-type="float" office:value="1.46234182971693E+018" calcext:value-type="float">
            <text:p>1462341829716930000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76696E+018" calcext:value-type="float">
            <text:p>1462341829766960000</text:p>
          </table:table-cell>
          <table:table-cell table:formula="of:=[.A637]-[.$A$2]" office:value-type="float" office:value="31750079744" calcext:value-type="float">
            <text:p>31750079744</text:p>
          </table:table-cell>
          <table:table-cell table:formula="of:=[.B637]/[.$B$3]" office:value-type="float" office:value="632.848492425132" calcext:value-type="float">
            <text:p>633</text:p>
          </table:table-cell>
          <table:table-cell office:value-type="float" office:value="0.411427497864" calcext:value-type="float">
            <text:p>0.4114274979</text:p>
          </table:table-cell>
          <table:table-cell/>
          <table:table-cell office:value-type="float" office:value="1.46234182976696E+018" calcext:value-type="float">
            <text:p>1462341829766960000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81706E+018" calcext:value-type="float">
            <text:p>1462341829817060000</text:p>
          </table:table-cell>
          <table:table-cell table:formula="of:=[.A638]-[.$A$2]" office:value-type="float" office:value="31800179968" calcext:value-type="float">
            <text:p>31800179968</text:p>
          </table:table-cell>
          <table:table-cell table:formula="of:=[.B638]/[.$B$3]" office:value-type="float" office:value="633.847099404522" calcext:value-type="float">
            <text:p>634</text:p>
          </table:table-cell>
          <table:table-cell office:value-type="float" office:value="0.396466493607" calcext:value-type="float">
            <text:p>0.3964664936</text:p>
          </table:table-cell>
          <table:table-cell/>
          <table:table-cell office:value-type="float" office:value="1.46234182981706E+018" calcext:value-type="float">
            <text:p>146234182981706000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86698E+018" calcext:value-type="float">
            <text:p>1462341829866980000</text:p>
          </table:table-cell>
          <table:table-cell table:formula="of:=[.A639]-[.$A$2]" office:value-type="float" office:value="31850099712" calcext:value-type="float">
            <text:p>31850099712</text:p>
          </table:table-cell>
          <table:table-cell table:formula="of:=[.B639]/[.$B$3]" office:value-type="float" office:value="634.842109022998" calcext:value-type="float">
            <text:p>635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2986698E+018" calcext:value-type="float">
            <text:p>1462341829866980000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91693E+018" calcext:value-type="float">
            <text:p>1462341829916930000</text:p>
          </table:table-cell>
          <table:table-cell table:formula="of:=[.A640]-[.$A$2]" office:value-type="float" office:value="31900049920" calcext:value-type="float">
            <text:p>31900049920</text:p>
          </table:table-cell>
          <table:table-cell table:formula="of:=[.B640]/[.$B$3]" office:value-type="float" office:value="635.837725855585" calcext:value-type="float">
            <text:p>636</text:p>
          </table:table-cell>
          <table:table-cell office:value-type="float" office:value="0.428882002831" calcext:value-type="float">
            <text:p>0.4288820028</text:p>
          </table:table-cell>
          <table:table-cell/>
          <table:table-cell office:value-type="float" office:value="1.46234182991693E+018" calcext:value-type="float">
            <text:p>1462341829916930000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299669E+018" calcext:value-type="float">
            <text:p>1462341829966900000</text:p>
          </table:table-cell>
          <table:table-cell table:formula="of:=[.A641]-[.$A$2]" office:value-type="float" office:value="31950019840" calcext:value-type="float">
            <text:p>31950019840</text:p>
          </table:table-cell>
          <table:table-cell table:formula="of:=[.B641]/[.$B$3]" office:value-type="float" office:value="636.833735591422" calcext:value-type="float">
            <text:p>637</text:p>
          </table:table-cell>
          <table:table-cell office:value-type="float" office:value="0.43137550354" calcext:value-type="float">
            <text:p>0.4313755035</text:p>
          </table:table-cell>
          <table:table-cell/>
          <table:table-cell office:value-type="float" office:value="1.4623418299669E+018" calcext:value-type="float">
            <text:p>146234182996690000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01698E+018" calcext:value-type="float">
            <text:p>1462341830016980000</text:p>
          </table:table-cell>
          <table:table-cell table:formula="of:=[.A642]-[.$A$2]" office:value-type="float" office:value="32000099840" calcext:value-type="float">
            <text:p>32000099840</text:p>
          </table:table-cell>
          <table:table-cell table:formula="of:=[.B642]/[.$B$3]" office:value-type="float" office:value="637.831939462284" calcext:value-type="float">
            <text:p>638</text:p>
          </table:table-cell>
          <table:table-cell office:value-type="float" office:value="0.43137550354" calcext:value-type="float">
            <text:p>0.4313755035</text:p>
          </table:table-cell>
          <table:table-cell/>
          <table:table-cell office:value-type="float" office:value="1.46234183001698E+018" calcext:value-type="float">
            <text:p>1462341830016980000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06698E+018" calcext:value-type="float">
            <text:p>1462341830066980000</text:p>
          </table:table-cell>
          <table:table-cell table:formula="of:=[.A643]-[.$A$2]" office:value-type="float" office:value="32050099712" calcext:value-type="float">
            <text:p>32050099712</text:p>
          </table:table-cell>
          <table:table-cell table:formula="of:=[.B643]/[.$B$3]" office:value-type="float" office:value="638.828546206953" calcext:value-type="float">
            <text:p>639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3006698E+018" calcext:value-type="float">
            <text:p>1462341830066980000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11697E+018" calcext:value-type="float">
            <text:p>1462341830116970000</text:p>
          </table:table-cell>
          <table:table-cell table:formula="of:=[.A644]-[.$A$2]" office:value-type="float" office:value="32100089856" calcext:value-type="float">
            <text:p>32100089856</text:p>
          </table:table-cell>
          <table:table-cell table:formula="of:=[.B644]/[.$B$3]" office:value-type="float" office:value="639.824959051317" calcext:value-type="float">
            <text:p>640</text:p>
          </table:table-cell>
          <table:table-cell office:value-type="float" office:value="0.458804011345" calcext:value-type="float">
            <text:p>0.4588040113</text:p>
          </table:table-cell>
          <table:table-cell/>
          <table:table-cell office:value-type="float" office:value="1.46234183011697E+018" calcext:value-type="float">
            <text:p>1462341830116970000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16694E+018" calcext:value-type="float">
            <text:p>1462341830166940000</text:p>
          </table:table-cell>
          <table:table-cell table:formula="of:=[.A645]-[.$A$2]" office:value-type="float" office:value="32150059776" calcext:value-type="float">
            <text:p>32150059776</text:p>
          </table:table-cell>
          <table:table-cell table:formula="of:=[.B645]/[.$B$3]" office:value-type="float" office:value="640.820968787154" calcext:value-type="float">
            <text:p>641</text:p>
          </table:table-cell>
          <table:table-cell office:value-type="float" office:value="0.471271514893" calcext:value-type="float">
            <text:p>0.4712715149</text:p>
          </table:table-cell>
          <table:table-cell/>
          <table:table-cell office:value-type="float" office:value="1.46234183016694E+018" calcext:value-type="float">
            <text:p>1462341830166940000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21704E+018" calcext:value-type="float">
            <text:p>1462341830217040000</text:p>
          </table:table-cell>
          <table:table-cell table:formula="of:=[.A646]-[.$A$2]" office:value-type="float" office:value="32200159744" calcext:value-type="float">
            <text:p>32200159744</text:p>
          </table:table-cell>
          <table:table-cell table:formula="of:=[.B646]/[.$B$3]" office:value-type="float" office:value="641.819570663904" calcext:value-type="float">
            <text:p>642</text:p>
          </table:table-cell>
          <table:table-cell office:value-type="float" office:value="0.456310510635" calcext:value-type="float">
            <text:p>0.4563105106</text:p>
          </table:table-cell>
          <table:table-cell/>
          <table:table-cell office:value-type="float" office:value="1.46234183021704E+018" calcext:value-type="float">
            <text:p>146234183021704000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26698E+018" calcext:value-type="float">
            <text:p>1462341830266980000</text:p>
          </table:table-cell>
          <table:table-cell table:formula="of:=[.A647]-[.$A$2]" office:value-type="float" office:value="32250099712" calcext:value-type="float">
            <text:p>32250099712</text:p>
          </table:table-cell>
          <table:table-cell table:formula="of:=[.B647]/[.$B$3]" office:value-type="float" office:value="642.814983390908" calcext:value-type="float">
            <text:p>643</text:p>
          </table:table-cell>
          <table:table-cell office:value-type="float" office:value="0.446336507797" calcext:value-type="float">
            <text:p>0.4463365078</text:p>
          </table:table-cell>
          <table:table-cell/>
          <table:table-cell office:value-type="float" office:value="1.46234183026698E+018" calcext:value-type="float">
            <text:p>1462341830266980000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31694E+018" calcext:value-type="float">
            <text:p>1462341830316940000</text:p>
          </table:table-cell>
          <table:table-cell table:formula="of:=[.A648]-[.$A$2]" office:value-type="float" office:value="32300059904" calcext:value-type="float">
            <text:p>32300059904</text:p>
          </table:table-cell>
          <table:table-cell table:formula="of:=[.B648]/[.$B$3]" office:value-type="float" office:value="643.81079922644" calcext:value-type="float">
            <text:p>644</text:p>
          </table:table-cell>
          <table:table-cell office:value-type="float" office:value="0.448830008507" calcext:value-type="float">
            <text:p>0.4488300085</text:p>
          </table:table-cell>
          <table:table-cell/>
          <table:table-cell office:value-type="float" office:value="1.46234183031694E+018" calcext:value-type="float">
            <text:p>1462341830316940000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36689E+018" calcext:value-type="float">
            <text:p>1462341830366890000</text:p>
          </table:table-cell>
          <table:table-cell table:formula="of:=[.A649]-[.$A$2]" office:value-type="float" office:value="32350009856" calcext:value-type="float">
            <text:p>32350009856</text:p>
          </table:table-cell>
          <table:table-cell table:formula="of:=[.B649]/[.$B$3]" office:value-type="float" office:value="644.806410956388" calcext:value-type="float">
            <text:p>645</text:p>
          </table:table-cell>
          <table:table-cell office:value-type="float" office:value="0.458804011345" calcext:value-type="float">
            <text:p>0.4588040113</text:p>
          </table:table-cell>
          <table:table-cell/>
          <table:table-cell office:value-type="float" office:value="1.46234183036689E+018" calcext:value-type="float">
            <text:p>1462341830366890000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41695E+018" calcext:value-type="float">
            <text:p>1462341830416950000</text:p>
          </table:table-cell>
          <table:table-cell table:formula="of:=[.A650]-[.$A$2]" office:value-type="float" office:value="32400069888" calcext:value-type="float">
            <text:p>32400069888</text:p>
          </table:table-cell>
          <table:table-cell table:formula="of:=[.B650]/[.$B$3]" office:value-type="float" office:value="645.804216821362" calcext:value-type="float">
            <text:p>646</text:p>
          </table:table-cell>
          <table:table-cell office:value-type="float" office:value="0.48623251915" calcext:value-type="float">
            <text:p>0.4862325192</text:p>
          </table:table-cell>
          <table:table-cell/>
          <table:table-cell office:value-type="float" office:value="1.46234183041695E+018" calcext:value-type="float">
            <text:p>1462341830416950000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46693E+018" calcext:value-type="float">
            <text:p>1462341830466930000</text:p>
          </table:table-cell>
          <table:table-cell table:formula="of:=[.A651]-[.$A$2]" office:value-type="float" office:value="32450049792" calcext:value-type="float">
            <text:p>32450049792</text:p>
          </table:table-cell>
          <table:table-cell table:formula="of:=[.B651]/[.$B$3]" office:value-type="float" office:value="646.800425560142" calcext:value-type="float">
            <text:p>647</text:p>
          </table:table-cell>
          <table:table-cell office:value-type="float" office:value="0.471271514893" calcext:value-type="float">
            <text:p>0.4712715149</text:p>
          </table:table-cell>
          <table:table-cell/>
          <table:table-cell office:value-type="float" office:value="1.46234183046693E+018" calcext:value-type="float">
            <text:p>1462341830466930000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51693E+018" calcext:value-type="float">
            <text:p>1462341830516930000</text:p>
          </table:table-cell>
          <table:table-cell table:formula="of:=[.A652]-[.$A$2]" office:value-type="float" office:value="32500049920" calcext:value-type="float">
            <text:p>32500049920</text:p>
          </table:table-cell>
          <table:table-cell table:formula="of:=[.B652]/[.$B$3]" office:value-type="float" office:value="647.797037407451" calcext:value-type="float">
            <text:p>648</text:p>
          </table:table-cell>
          <table:table-cell office:value-type="float" office:value="0.451323509216" calcext:value-type="float">
            <text:p>0.4513235092</text:p>
          </table:table-cell>
          <table:table-cell/>
          <table:table-cell office:value-type="float" office:value="1.46234183051693E+018" calcext:value-type="float">
            <text:p>1462341830516930000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56694E+018" calcext:value-type="float">
            <text:p>1462341830566940000</text:p>
          </table:table-cell>
          <table:table-cell table:formula="of:=[.A653]-[.$A$2]" office:value-type="float" office:value="32550059776" calcext:value-type="float">
            <text:p>32550059776</text:p>
          </table:table-cell>
          <table:table-cell table:formula="of:=[.B653]/[.$B$3]" office:value-type="float" office:value="648.793843155064" calcext:value-type="float">
            <text:p>649</text:p>
          </table:table-cell>
          <table:table-cell office:value-type="float" office:value="0.451323509216" calcext:value-type="float">
            <text:p>0.4513235092</text:p>
          </table:table-cell>
          <table:table-cell/>
          <table:table-cell office:value-type="float" office:value="1.46234183056694E+018" calcext:value-type="float">
            <text:p>146234183056694000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61708E+018" calcext:value-type="float">
            <text:p>1462341830617080000</text:p>
          </table:table-cell>
          <table:table-cell table:formula="of:=[.A654]-[.$A$2]" office:value-type="float" office:value="32600199680" calcext:value-type="float">
            <text:p>32600199680</text:p>
          </table:table-cell>
          <table:table-cell table:formula="of:=[.B654]/[.$B$3]" office:value-type="float" office:value="649.793241043592" calcext:value-type="float">
            <text:p>650</text:p>
          </table:table-cell>
          <table:table-cell office:value-type="float" office:value="0.451323509216" calcext:value-type="float">
            <text:p>0.4513235092</text:p>
          </table:table-cell>
          <table:table-cell/>
          <table:table-cell office:value-type="float" office:value="1.46234183061708E+018" calcext:value-type="float">
            <text:p>146234183061708000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66707E+018" calcext:value-type="float">
            <text:p>1462341830667070000</text:p>
          </table:table-cell>
          <table:table-cell table:formula="of:=[.A655]-[.$A$2]" office:value-type="float" office:value="32650190080" calcext:value-type="float">
            <text:p>32650190080</text:p>
          </table:table-cell>
          <table:table-cell table:formula="of:=[.B655]/[.$B$3]" office:value-type="float" office:value="650.789658990596" calcext:value-type="float">
            <text:p>651</text:p>
          </table:table-cell>
          <table:table-cell office:value-type="float" office:value="0.448830008507" calcext:value-type="float">
            <text:p>0.4488300085</text:p>
          </table:table-cell>
          <table:table-cell/>
          <table:table-cell office:value-type="float" office:value="1.46234183066707E+018" calcext:value-type="float">
            <text:p>1462341830667070000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71692E+018" calcext:value-type="float">
            <text:p>1462341830716920000</text:p>
          </table:table-cell>
          <table:table-cell table:formula="of:=[.A656]-[.$A$2]" office:value-type="float" office:value="32700039936" calcext:value-type="float">
            <text:p>32700039936</text:p>
          </table:table-cell>
          <table:table-cell table:formula="of:=[.B656]/[.$B$3]" office:value-type="float" office:value="651.783275588462" calcext:value-type="float">
            <text:p>652</text:p>
          </table:table-cell>
          <table:table-cell office:value-type="float" office:value="0.658284008503" calcext:value-type="float">
            <text:p>0.6582840085</text:p>
          </table:table-cell>
          <table:table-cell/>
          <table:table-cell office:value-type="float" office:value="1.46234183071692E+018" calcext:value-type="float">
            <text:p>1462341830716920000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76695E+018" calcext:value-type="float">
            <text:p>1462341830766950000</text:p>
          </table:table-cell>
          <table:table-cell table:formula="of:=[.A657]-[.$A$2]" office:value-type="float" office:value="32750069760" calcext:value-type="float">
            <text:p>32750069760</text:p>
          </table:table-cell>
          <table:table-cell table:formula="of:=[.B657]/[.$B$3]" office:value-type="float" office:value="652.780479341964" calcext:value-type="float">
            <text:p>653</text:p>
          </table:table-cell>
          <table:table-cell office:value-type="float" office:value="0.43386900425" calcext:value-type="float">
            <text:p>0.4338690043</text:p>
          </table:table-cell>
          <table:table-cell/>
          <table:table-cell office:value-type="float" office:value="1.46234183076695E+018" calcext:value-type="float">
            <text:p>1462341830766950000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81708E+018" calcext:value-type="float">
            <text:p>1462341830817080000</text:p>
          </table:table-cell>
          <table:table-cell table:formula="of:=[.A658]-[.$A$2]" office:value-type="float" office:value="32800199680" calcext:value-type="float">
            <text:p>32800199680</text:p>
          </table:table-cell>
          <table:table-cell table:formula="of:=[.B658]/[.$B$3]" office:value-type="float" office:value="653.779678227547" calcext:value-type="float">
            <text:p>654</text:p>
          </table:table-cell>
          <table:table-cell office:value-type="float" office:value="0.406440496445" calcext:value-type="float">
            <text:p>0.4064404964</text:p>
          </table:table-cell>
          <table:table-cell/>
          <table:table-cell office:value-type="float" office:value="1.46234183081708E+018" calcext:value-type="float">
            <text:p>1462341830817080000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86701E+018" calcext:value-type="float">
            <text:p>1462341830867010000</text:p>
          </table:table-cell>
          <table:table-cell table:formula="of:=[.A659]-[.$A$2]" office:value-type="float" office:value="32850129920" calcext:value-type="float">
            <text:p>32850129920</text:p>
          </table:table-cell>
          <table:table-cell table:formula="of:=[.B659]/[.$B$3]" office:value-type="float" office:value="654.774897054246" calcext:value-type="float">
            <text:p>655</text:p>
          </table:table-cell>
          <table:table-cell office:value-type="float" office:value="0.408933997154" calcext:value-type="float">
            <text:p>0.4089339972</text:p>
          </table:table-cell>
          <table:table-cell/>
          <table:table-cell office:value-type="float" office:value="1.46234183086701E+018" calcext:value-type="float">
            <text:p>1462341830867010000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91696E+018" calcext:value-type="float">
            <text:p>1462341830916960000</text:p>
          </table:table-cell>
          <table:table-cell table:formula="of:=[.A660]-[.$A$2]" office:value-type="float" office:value="32900079872" calcext:value-type="float">
            <text:p>32900079872</text:p>
          </table:table-cell>
          <table:table-cell table:formula="of:=[.B660]/[.$B$3]" office:value-type="float" office:value="655.770508784194" calcext:value-type="float">
            <text:p>656</text:p>
          </table:table-cell>
          <table:table-cell office:value-type="float" office:value="0.411427497864" calcext:value-type="float">
            <text:p>0.4114274979</text:p>
          </table:table-cell>
          <table:table-cell/>
          <table:table-cell office:value-type="float" office:value="1.46234183091696E+018" calcext:value-type="float">
            <text:p>1462341830916960000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096703E+018" calcext:value-type="float">
            <text:p>1462341830967030000</text:p>
          </table:table-cell>
          <table:table-cell table:formula="of:=[.A661]-[.$A$2]" office:value-type="float" office:value="32950149888" calcext:value-type="float">
            <text:p>32950149888</text:p>
          </table:table-cell>
          <table:table-cell table:formula="of:=[.B661]/[.$B$3]" office:value-type="float" office:value="656.768513652112" calcext:value-type="float">
            <text:p>657</text:p>
          </table:table-cell>
          <table:table-cell office:value-type="float" office:value="0.396466493607" calcext:value-type="float">
            <text:p>0.3964664936</text:p>
          </table:table-cell>
          <table:table-cell/>
          <table:table-cell office:value-type="float" office:value="1.46234183096703E+018" calcext:value-type="float">
            <text:p>1462341830967030000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01701E+018" calcext:value-type="float">
            <text:p>1462341831017010000</text:p>
          </table:table-cell>
          <table:table-cell table:formula="of:=[.A662]-[.$A$2]" office:value-type="float" office:value="33000129792" calcext:value-type="float">
            <text:p>33000129792</text:p>
          </table:table-cell>
          <table:table-cell table:formula="of:=[.B662]/[.$B$3]" office:value-type="float" office:value="657.764722390893" calcext:value-type="float">
            <text:p>658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3101701E+018" calcext:value-type="float">
            <text:p>1462341831017010000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06697E+018" calcext:value-type="float">
            <text:p>1462341831066970000</text:p>
          </table:table-cell>
          <table:table-cell table:formula="of:=[.A663]-[.$A$2]" office:value-type="float" office:value="33050089984" calcext:value-type="float">
            <text:p>33050089984</text:p>
          </table:table-cell>
          <table:table-cell table:formula="of:=[.B663]/[.$B$3]" office:value-type="float" office:value="658.760538226425" calcext:value-type="float">
            <text:p>659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3106697E+018" calcext:value-type="float">
            <text:p>1462341831066970000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11689E+018" calcext:value-type="float">
            <text:p>1462341831116890000</text:p>
          </table:table-cell>
          <table:table-cell table:formula="of:=[.A664]-[.$A$2]" office:value-type="float" office:value="33100009728" calcext:value-type="float">
            <text:p>33100009728</text:p>
          </table:table-cell>
          <table:table-cell table:formula="of:=[.B664]/[.$B$3]" office:value-type="float" office:value="659.7555478449" calcext:value-type="float">
            <text:p>660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3111689E+018" calcext:value-type="float">
            <text:p>1462341831116890000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16695E+018" calcext:value-type="float">
            <text:p>1462341831166950000</text:p>
          </table:table-cell>
          <table:table-cell table:formula="of:=[.A665]-[.$A$2]" office:value-type="float" office:value="33150070016" calcext:value-type="float">
            <text:p>33150070016</text:p>
          </table:table-cell>
          <table:table-cell table:formula="of:=[.B665]/[.$B$3]" office:value-type="float" office:value="660.753358812514" calcext:value-type="float">
            <text:p>661</text:p>
          </table:table-cell>
          <table:table-cell office:value-type="float" office:value="0.374024987221" calcext:value-type="float">
            <text:p>0.3740249872</text:p>
          </table:table-cell>
          <table:table-cell/>
          <table:table-cell office:value-type="float" office:value="1.46234183116695E+018" calcext:value-type="float">
            <text:p>1462341831166950000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21701E+018" calcext:value-type="float">
            <text:p>1462341831217010000</text:p>
          </table:table-cell>
          <table:table-cell table:formula="of:=[.A666]-[.$A$2]" office:value-type="float" office:value="33200129792" calcext:value-type="float">
            <text:p>33200129792</text:p>
          </table:table-cell>
          <table:table-cell table:formula="of:=[.B666]/[.$B$3]" office:value-type="float" office:value="661.751159574848" calcext:value-type="float">
            <text:p>662</text:p>
          </table:table-cell>
          <table:table-cell office:value-type="float" office:value="0.374024987221" calcext:value-type="float">
            <text:p>0.3740249872</text:p>
          </table:table-cell>
          <table:table-cell/>
          <table:table-cell office:value-type="float" office:value="1.46234183121701E+018" calcext:value-type="float">
            <text:p>146234183121701000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26691E+018" calcext:value-type="float">
            <text:p>1462341831266910000</text:p>
          </table:table-cell>
          <table:table-cell table:formula="of:=[.A667]-[.$A$2]" office:value-type="float" office:value="33250029824" calcext:value-type="float">
            <text:p>33250029824</text:p>
          </table:table-cell>
          <table:table-cell table:formula="of:=[.B667]/[.$B$3]" office:value-type="float" office:value="662.745776290075" calcext:value-type="float">
            <text:p>663</text:p>
          </table:table-cell>
          <table:table-cell office:value-type="float" office:value="0.37651848793" calcext:value-type="float">
            <text:p>0.3765184879</text:p>
          </table:table-cell>
          <table:table-cell/>
          <table:table-cell office:value-type="float" office:value="1.46234183126691E+018" calcext:value-type="float">
            <text:p>1462341831266910000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31691E+018" calcext:value-type="float">
            <text:p>1462341831316910000</text:p>
          </table:table-cell>
          <table:table-cell table:formula="of:=[.A668]-[.$A$2]" office:value-type="float" office:value="33300029696" calcext:value-type="float">
            <text:p>33300029696</text:p>
          </table:table-cell>
          <table:table-cell table:formula="of:=[.B668]/[.$B$3]" office:value-type="float" office:value="663.742383034744" calcext:value-type="float">
            <text:p>664</text:p>
          </table:table-cell>
          <table:table-cell office:value-type="float" office:value="0.361557483673" calcext:value-type="float">
            <text:p>0.3615574837</text:p>
          </table:table-cell>
          <table:table-cell/>
          <table:table-cell office:value-type="float" office:value="1.46234183131691E+018" calcext:value-type="float">
            <text:p>1462341831316910000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36692E+018" calcext:value-type="float">
            <text:p>1462341831366920000</text:p>
          </table:table-cell>
          <table:table-cell table:formula="of:=[.A669]-[.$A$2]" office:value-type="float" office:value="33350040064" calcext:value-type="float">
            <text:p>33350040064</text:p>
          </table:table-cell>
          <table:table-cell table:formula="of:=[.B669]/[.$B$3]" office:value-type="float" office:value="664.739198987636" calcext:value-type="float">
            <text:p>665</text:p>
          </table:table-cell>
          <table:table-cell office:value-type="float" office:value="0.426388502121" calcext:value-type="float">
            <text:p>0.4263885021</text:p>
          </table:table-cell>
          <table:table-cell/>
          <table:table-cell office:value-type="float" office:value="1.46234183136692E+018" calcext:value-type="float">
            <text:p>1462341831366920000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41702E+018" calcext:value-type="float">
            <text:p>1462341831417020000</text:p>
          </table:table-cell>
          <table:table-cell table:formula="of:=[.A670]-[.$A$2]" office:value-type="float" office:value="33400139776" calcext:value-type="float">
            <text:p>33400139776</text:p>
          </table:table-cell>
          <table:table-cell table:formula="of:=[.B670]/[.$B$3]" office:value-type="float" office:value="665.737795761748" calcext:value-type="float">
            <text:p>666</text:p>
          </table:table-cell>
          <table:table-cell office:value-type="float" office:value="0.366544485092" calcext:value-type="float">
            <text:p>0.3665444851</text:p>
          </table:table-cell>
          <table:table-cell/>
          <table:table-cell office:value-type="float" office:value="1.46234183141702E+018" calcext:value-type="float">
            <text:p>1462341831417020000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46696E+018" calcext:value-type="float">
            <text:p>1462341831466960000</text:p>
          </table:table-cell>
          <table:table-cell table:formula="of:=[.A671]-[.$A$2]" office:value-type="float" office:value="33450080000" calcext:value-type="float">
            <text:p>33450080000</text:p>
          </table:table-cell>
          <table:table-cell table:formula="of:=[.B671]/[.$B$3]" office:value-type="float" office:value="666.733213591391" calcext:value-type="float">
            <text:p>667</text:p>
          </table:table-cell>
          <table:table-cell office:value-type="float" office:value="0.354077011347" calcext:value-type="float">
            <text:p>0.3540770113</text:p>
          </table:table-cell>
          <table:table-cell/>
          <table:table-cell office:value-type="float" office:value="1.46234183146696E+018" calcext:value-type="float">
            <text:p>1462341831466960000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51694E+018" calcext:value-type="float">
            <text:p>1462341831516940000</text:p>
          </table:table-cell>
          <table:table-cell table:formula="of:=[.A672]-[.$A$2]" office:value-type="float" office:value="33500059904" calcext:value-type="float">
            <text:p>33500059904</text:p>
          </table:table-cell>
          <table:table-cell table:formula="of:=[.B672]/[.$B$3]" office:value-type="float" office:value="667.729422330171" calcext:value-type="float">
            <text:p>668</text:p>
          </table:table-cell>
          <table:table-cell office:value-type="float" office:value="0.456310510635" calcext:value-type="float">
            <text:p>0.4563105106</text:p>
          </table:table-cell>
          <table:table-cell/>
          <table:table-cell office:value-type="float" office:value="1.46234183151694E+018" calcext:value-type="float">
            <text:p>1462341831516940000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56693E+018" calcext:value-type="float">
            <text:p>1462341831566930000</text:p>
          </table:table-cell>
          <table:table-cell table:formula="of:=[.A673]-[.$A$2]" office:value-type="float" office:value="33550049792" calcext:value-type="float">
            <text:p>33550049792</text:p>
          </table:table-cell>
          <table:table-cell table:formula="of:=[.B673]/[.$B$3]" office:value-type="float" office:value="668.725830071896" calcext:value-type="float">
            <text:p>669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3156693E+018" calcext:value-type="float">
            <text:p>146234183156693000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61707E+018" calcext:value-type="float">
            <text:p>1462341831617070000</text:p>
          </table:table-cell>
          <table:table-cell table:formula="of:=[.A674]-[.$A$2]" office:value-type="float" office:value="33600189952" calcext:value-type="float">
            <text:p>33600189952</text:p>
          </table:table-cell>
          <table:table-cell table:formula="of:=[.B674]/[.$B$3]" office:value-type="float" office:value="669.725233063064" calcext:value-type="float">
            <text:p>670</text:p>
          </table:table-cell>
          <table:table-cell office:value-type="float" office:value="0.334129005671" calcext:value-type="float">
            <text:p>0.3341290057</text:p>
          </table:table-cell>
          <table:table-cell/>
          <table:table-cell office:value-type="float" office:value="1.46234183161707E+018" calcext:value-type="float">
            <text:p>1462341831617070000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66706E+018" calcext:value-type="float">
            <text:p>1462341831667060000</text:p>
          </table:table-cell>
          <table:table-cell table:formula="of:=[.A675]-[.$A$2]" office:value-type="float" office:value="33650179840" calcext:value-type="float">
            <text:p>33650179840</text:p>
          </table:table-cell>
          <table:table-cell table:formula="of:=[.B675]/[.$B$3]" office:value-type="float" office:value="670.721640804788" calcext:value-type="float">
            <text:p>671</text:p>
          </table:table-cell>
          <table:table-cell office:value-type="float" office:value="0.33911600709" calcext:value-type="float">
            <text:p>0.3391160071</text:p>
          </table:table-cell>
          <table:table-cell/>
          <table:table-cell office:value-type="float" office:value="1.46234183166706E+018" calcext:value-type="float">
            <text:p>1462341831667060000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71693E+018" calcext:value-type="float">
            <text:p>1462341831716930000</text:p>
          </table:table-cell>
          <table:table-cell table:formula="of:=[.A676]-[.$A$2]" office:value-type="float" office:value="33700049664" calcext:value-type="float">
            <text:p>33700049664</text:p>
          </table:table-cell>
          <table:table-cell table:formula="of:=[.B676]/[.$B$3]" office:value-type="float" office:value="671.715655408543" calcext:value-type="float">
            <text:p>672</text:p>
          </table:table-cell>
          <table:table-cell office:value-type="float" office:value="0.341609507799" calcext:value-type="float">
            <text:p>0.3416095078</text:p>
          </table:table-cell>
          <table:table-cell/>
          <table:table-cell office:value-type="float" office:value="1.46234183171693E+018" calcext:value-type="float">
            <text:p>1462341831716930000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76693E+018" calcext:value-type="float">
            <text:p>1462341831766930000</text:p>
          </table:table-cell>
          <table:table-cell table:formula="of:=[.A677]-[.$A$2]" office:value-type="float" office:value="33750049792" calcext:value-type="float">
            <text:p>33750049792</text:p>
          </table:table-cell>
          <table:table-cell table:formula="of:=[.B677]/[.$B$3]" office:value-type="float" office:value="672.712267255851" calcext:value-type="float">
            <text:p>673</text:p>
          </table:table-cell>
          <table:table-cell office:value-type="float" office:value="0.331635504961" calcext:value-type="float">
            <text:p>0.331635505</text:p>
          </table:table-cell>
          <table:table-cell/>
          <table:table-cell office:value-type="float" office:value="1.46234183176693E+018" calcext:value-type="float">
            <text:p>146234183176693000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81692E+018" calcext:value-type="float">
            <text:p>1462341831816920000</text:p>
          </table:table-cell>
          <table:table-cell table:formula="of:=[.A678]-[.$A$2]" office:value-type="float" office:value="33800039936" calcext:value-type="float">
            <text:p>33800039936</text:p>
          </table:table-cell>
          <table:table-cell table:formula="of:=[.B678]/[.$B$3]" office:value-type="float" office:value="673.708680100216" calcext:value-type="float">
            <text:p>674</text:p>
          </table:table-cell>
          <table:table-cell office:value-type="float" office:value="0.324155002832" calcext:value-type="float">
            <text:p>0.3241550028</text:p>
          </table:table-cell>
          <table:table-cell/>
          <table:table-cell office:value-type="float" office:value="1.46234183181692E+018" calcext:value-type="float">
            <text:p>1462341831816920000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86694E+018" calcext:value-type="float">
            <text:p>1462341831866940000</text:p>
          </table:table-cell>
          <table:table-cell table:formula="of:=[.A679]-[.$A$2]" office:value-type="float" office:value="33850060032" calcext:value-type="float">
            <text:p>33850060032</text:p>
          </table:table-cell>
          <table:table-cell table:formula="of:=[.B679]/[.$B$3]" office:value-type="float" office:value="674.705689953413" calcext:value-type="float">
            <text:p>675</text:p>
          </table:table-cell>
          <table:table-cell office:value-type="float" office:value="0.329142004251" calcext:value-type="float">
            <text:p>0.3291420043</text:p>
          </table:table-cell>
          <table:table-cell/>
          <table:table-cell office:value-type="float" office:value="1.46234183186694E+018" calcext:value-type="float">
            <text:p>1462341831866940000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91692E+018" calcext:value-type="float">
            <text:p>1462341831916920000</text:p>
          </table:table-cell>
          <table:table-cell table:formula="of:=[.A680]-[.$A$2]" office:value-type="float" office:value="33900039936" calcext:value-type="float">
            <text:p>33900039936</text:p>
          </table:table-cell>
          <table:table-cell table:formula="of:=[.B680]/[.$B$3]" office:value-type="float" office:value="675.701898692194" calcext:value-type="float">
            <text:p>676</text:p>
          </table:table-cell>
          <table:table-cell office:value-type="float" office:value="0.329142004251" calcext:value-type="float">
            <text:p>0.3291420043</text:p>
          </table:table-cell>
          <table:table-cell/>
          <table:table-cell office:value-type="float" office:value="1.46234183191692E+018" calcext:value-type="float">
            <text:p>1462341831916920000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196694E+018" calcext:value-type="float">
            <text:p>1462341831966940000</text:p>
          </table:table-cell>
          <table:table-cell table:formula="of:=[.A681]-[.$A$2]" office:value-type="float" office:value="33950060032" calcext:value-type="float">
            <text:p>33950060032</text:p>
          </table:table-cell>
          <table:table-cell table:formula="of:=[.B681]/[.$B$3]" office:value-type="float" office:value="676.698908545391" calcext:value-type="float">
            <text:p>677</text:p>
          </table:table-cell>
          <table:table-cell office:value-type="float" office:value="0.321661502123" calcext:value-type="float">
            <text:p>0.3216615021</text:p>
          </table:table-cell>
          <table:table-cell/>
          <table:table-cell office:value-type="float" office:value="1.46234183196694E+018" calcext:value-type="float">
            <text:p>146234183196694000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01692E+018" calcext:value-type="float">
            <text:p>1462341832016920000</text:p>
          </table:table-cell>
          <table:table-cell table:formula="of:=[.A682]-[.$A$2]" office:value-type="float" office:value="34000039680" calcext:value-type="float">
            <text:p>34000039680</text:p>
          </table:table-cell>
          <table:table-cell table:formula="of:=[.B682]/[.$B$3]" office:value-type="float" office:value="677.695112181532" calcext:value-type="float">
            <text:p>678</text:p>
          </table:table-cell>
          <table:table-cell office:value-type="float" office:value="0.321661502123" calcext:value-type="float">
            <text:p>0.3216615021</text:p>
          </table:table-cell>
          <table:table-cell/>
          <table:table-cell office:value-type="float" office:value="1.46234183201692E+018" calcext:value-type="float">
            <text:p>1462341832016920000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06708E+018" calcext:value-type="float">
            <text:p>1462341832067080000</text:p>
          </table:table-cell>
          <table:table-cell table:formula="of:=[.A683]-[.$A$2]" office:value-type="float" office:value="34050199808" calcext:value-type="float">
            <text:p>34050199808</text:p>
          </table:table-cell>
          <table:table-cell table:formula="of:=[.B683]/[.$B$3]" office:value-type="float" office:value="678.694913178587" calcext:value-type="float">
            <text:p>679</text:p>
          </table:table-cell>
          <table:table-cell office:value-type="float" office:value="0.334129005671" calcext:value-type="float">
            <text:p>0.3341290057</text:p>
          </table:table-cell>
          <table:table-cell/>
          <table:table-cell office:value-type="float" office:value="1.46234183206708E+018" calcext:value-type="float">
            <text:p>1462341832067080000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11692E+018" calcext:value-type="float">
            <text:p>1462341832116920000</text:p>
          </table:table-cell>
          <table:table-cell table:formula="of:=[.A684]-[.$A$2]" office:value-type="float" office:value="34100039680" calcext:value-type="float">
            <text:p>34100039680</text:p>
          </table:table-cell>
          <table:table-cell table:formula="of:=[.B684]/[.$B$3]" office:value-type="float" office:value="679.688330773509" calcext:value-type="float">
            <text:p>680</text:p>
          </table:table-cell>
          <table:table-cell office:value-type="float" office:value="0.329142004251" calcext:value-type="float">
            <text:p>0.3291420043</text:p>
          </table:table-cell>
          <table:table-cell/>
          <table:table-cell office:value-type="float" office:value="1.46234183211692E+018" calcext:value-type="float">
            <text:p>1462341832116920000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16693E+018" calcext:value-type="float">
            <text:p>1462341832166930000</text:p>
          </table:table-cell>
          <table:table-cell table:formula="of:=[.A685]-[.$A$2]" office:value-type="float" office:value="34150049792" calcext:value-type="float">
            <text:p>34150049792</text:p>
          </table:table-cell>
          <table:table-cell table:formula="of:=[.B685]/[.$B$3]" office:value-type="float" office:value="680.685141623762" calcext:value-type="float">
            <text:p>681</text:p>
          </table:table-cell>
          <table:table-cell office:value-type="float" office:value="0.491219490767" calcext:value-type="float">
            <text:p>0.4912194908</text:p>
          </table:table-cell>
          <table:table-cell/>
          <table:table-cell office:value-type="float" office:value="1.46234183216693E+018" calcext:value-type="float">
            <text:p>1462341832166930000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21707E+018" calcext:value-type="float">
            <text:p>1462341832217070000</text:p>
          </table:table-cell>
          <table:table-cell table:formula="of:=[.A686]-[.$A$2]" office:value-type="float" office:value="34200189952" calcext:value-type="float">
            <text:p>34200189952</text:p>
          </table:table-cell>
          <table:table-cell table:formula="of:=[.B686]/[.$B$3]" office:value-type="float" office:value="681.684544614929" calcext:value-type="float">
            <text:p>682</text:p>
          </table:table-cell>
          <table:table-cell office:value-type="float" office:value="0.324155002832" calcext:value-type="float">
            <text:p>0.3241550028</text:p>
          </table:table-cell>
          <table:table-cell/>
          <table:table-cell office:value-type="float" office:value="1.46234183221707E+018" calcext:value-type="float">
            <text:p>1462341832217070000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26713E+018" calcext:value-type="float">
            <text:p>1462341832267130000</text:p>
          </table:table-cell>
          <table:table-cell table:formula="of:=[.A687]-[.$A$2]" office:value-type="float" office:value="34250249984" calcext:value-type="float">
            <text:p>34250249984</text:p>
          </table:table-cell>
          <table:table-cell table:formula="of:=[.B687]/[.$B$3]" office:value-type="float" office:value="682.682350479903" calcext:value-type="float">
            <text:p>683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3226713E+018" calcext:value-type="float">
            <text:p>1462341832267130000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31701E+018" calcext:value-type="float">
            <text:p>1462341832317010000</text:p>
          </table:table-cell>
          <table:table-cell table:formula="of:=[.A688]-[.$A$2]" office:value-type="float" office:value="34300129792" calcext:value-type="float">
            <text:p>34300129792</text:p>
          </table:table-cell>
          <table:table-cell table:formula="of:=[.B688]/[.$B$3]" office:value-type="float" office:value="683.676564086602" calcext:value-type="float">
            <text:p>684</text:p>
          </table:table-cell>
          <table:table-cell office:value-type="float" office:value="0.33911600709" calcext:value-type="float">
            <text:p>0.3391160071</text:p>
          </table:table-cell>
          <table:table-cell/>
          <table:table-cell office:value-type="float" office:value="1.46234183231701E+018" calcext:value-type="float">
            <text:p>1462341832317010000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36702E+018" calcext:value-type="float">
            <text:p>1462341832367020000</text:p>
          </table:table-cell>
          <table:table-cell table:formula="of:=[.A689]-[.$A$2]" office:value-type="float" office:value="34350139904" calcext:value-type="float">
            <text:p>34350139904</text:p>
          </table:table-cell>
          <table:table-cell table:formula="of:=[.B689]/[.$B$3]" office:value-type="float" office:value="684.673374936855" calcext:value-type="float">
            <text:p>685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3236702E+018" calcext:value-type="float">
            <text:p>1462341832367020000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41709E+018" calcext:value-type="float">
            <text:p>1462341832417090000</text:p>
          </table:table-cell>
          <table:table-cell table:formula="of:=[.A690]-[.$A$2]" office:value-type="float" office:value="34400209920" calcext:value-type="float">
            <text:p>34400209920</text:p>
          </table:table-cell>
          <table:table-cell table:formula="of:=[.B690]/[.$B$3]" office:value-type="float" office:value="685.671379804773" calcext:value-type="float">
            <text:p>686</text:p>
          </table:table-cell>
          <table:table-cell office:value-type="float" office:value="0.356570482254" calcext:value-type="float">
            <text:p>0.3565704823</text:p>
          </table:table-cell>
          <table:table-cell/>
          <table:table-cell office:value-type="float" office:value="1.46234183241709E+018" calcext:value-type="float">
            <text:p>1462341832417090000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46704E+018" calcext:value-type="float">
            <text:p>1462341832467040000</text:p>
          </table:table-cell>
          <table:table-cell table:formula="of:=[.A691]-[.$A$2]" office:value-type="float" office:value="34450159872" calcext:value-type="float">
            <text:p>34450159872</text:p>
          </table:table-cell>
          <table:table-cell table:formula="of:=[.B691]/[.$B$3]" office:value-type="float" office:value="686.666991534721" calcext:value-type="float">
            <text:p>687</text:p>
          </table:table-cell>
          <table:table-cell office:value-type="float" office:value="0.321661472321" calcext:value-type="float">
            <text:p>0.3216614723</text:p>
          </table:table-cell>
          <table:table-cell/>
          <table:table-cell office:value-type="float" office:value="1.46234183246704E+018" calcext:value-type="float">
            <text:p>1462341832467040000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517E+018" calcext:value-type="float">
            <text:p>1462341832517000000</text:p>
          </table:table-cell>
          <table:table-cell table:formula="of:=[.A692]-[.$A$2]" office:value-type="float" office:value="34500120064" calcext:value-type="float">
            <text:p>34500120064</text:p>
          </table:table-cell>
          <table:table-cell table:formula="of:=[.B692]/[.$B$3]" office:value-type="float" office:value="687.662807370253" calcext:value-type="float">
            <text:p>688</text:p>
          </table:table-cell>
          <table:table-cell office:value-type="float" office:value="0.374024987221" calcext:value-type="float">
            <text:p>0.3740249872</text:p>
          </table:table-cell>
          <table:table-cell/>
          <table:table-cell office:value-type="float" office:value="1.462341832517E+018" calcext:value-type="float">
            <text:p>1462341832517000000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56691E+018" calcext:value-type="float">
            <text:p>1462341832566910000</text:p>
          </table:table-cell>
          <table:table-cell table:formula="of:=[.A693]-[.$A$2]" office:value-type="float" office:value="34550029824" calcext:value-type="float">
            <text:p>34550029824</text:p>
          </table:table-cell>
          <table:table-cell table:formula="of:=[.B693]/[.$B$3]" office:value-type="float" office:value="688.657617985784" calcext:value-type="float">
            <text:p>689</text:p>
          </table:table-cell>
          <table:table-cell office:value-type="float" office:value="0.381505489349" calcext:value-type="float">
            <text:p>0.3815054893</text:p>
          </table:table-cell>
          <table:table-cell/>
          <table:table-cell office:value-type="float" office:value="1.46234183256691E+018" calcext:value-type="float">
            <text:p>1462341832566910000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61702E+018" calcext:value-type="float">
            <text:p>1462341832617020000</text:p>
          </table:table-cell>
          <table:table-cell table:formula="of:=[.A694]-[.$A$2]" office:value-type="float" office:value="34600140032" calcext:value-type="float">
            <text:p>34600140032</text:p>
          </table:table-cell>
          <table:table-cell table:formula="of:=[.B694]/[.$B$3]" office:value-type="float" office:value="689.656423968119" calcext:value-type="float">
            <text:p>690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3261702E+018" calcext:value-type="float">
            <text:p>1462341832617020000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66697E+018" calcext:value-type="float">
            <text:p>1462341832666970000</text:p>
          </table:table-cell>
          <table:table-cell table:formula="of:=[.A695]-[.$A$2]" office:value-type="float" office:value="34650089728" calcext:value-type="float">
            <text:p>34650089728</text:p>
          </table:table-cell>
          <table:table-cell table:formula="of:=[.B695]/[.$B$3]" office:value-type="float" office:value="690.652030595427" calcext:value-type="float">
            <text:p>691</text:p>
          </table:table-cell>
          <table:table-cell office:value-type="float" office:value="0.416414499283" calcext:value-type="float">
            <text:p>0.4164144993</text:p>
          </table:table-cell>
          <table:table-cell/>
          <table:table-cell office:value-type="float" office:value="1.46234183266697E+018" calcext:value-type="float">
            <text:p>1462341832666970000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71692E+018" calcext:value-type="float">
            <text:p>1462341832716920000</text:p>
          </table:table-cell>
          <table:table-cell table:formula="of:=[.A696]-[.$A$2]" office:value-type="float" office:value="34700039936" calcext:value-type="float">
            <text:p>34700039936</text:p>
          </table:table-cell>
          <table:table-cell table:formula="of:=[.B696]/[.$B$3]" office:value-type="float" office:value="691.647647428014" calcext:value-type="float">
            <text:p>692</text:p>
          </table:table-cell>
          <table:table-cell office:value-type="float" office:value="0.43137550354" calcext:value-type="float">
            <text:p>0.4313755035</text:p>
          </table:table-cell>
          <table:table-cell/>
          <table:table-cell office:value-type="float" office:value="1.46234183271692E+018" calcext:value-type="float">
            <text:p>1462341832716920000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76692E+018" calcext:value-type="float">
            <text:p>1462341832766920000</text:p>
          </table:table-cell>
          <table:table-cell table:formula="of:=[.A697]-[.$A$2]" office:value-type="float" office:value="34750039808" calcext:value-type="float">
            <text:p>34750039808</text:p>
          </table:table-cell>
          <table:table-cell table:formula="of:=[.B697]/[.$B$3]" office:value-type="float" office:value="692.644254172684" calcext:value-type="float">
            <text:p>693</text:p>
          </table:table-cell>
          <table:table-cell office:value-type="float" office:value="0.438856005669" calcext:value-type="float">
            <text:p>0.4388560057</text:p>
          </table:table-cell>
          <table:table-cell/>
          <table:table-cell office:value-type="float" office:value="1.46234183276692E+018" calcext:value-type="float">
            <text:p>1462341832766920000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81705E+018" calcext:value-type="float">
            <text:p>1462341832817050000</text:p>
          </table:table-cell>
          <table:table-cell table:formula="of:=[.A698]-[.$A$2]" office:value-type="float" office:value="34800169728" calcext:value-type="float">
            <text:p>34800169728</text:p>
          </table:table-cell>
          <table:table-cell table:formula="of:=[.B698]/[.$B$3]" office:value-type="float" office:value="693.643453058267" calcext:value-type="float">
            <text:p>694</text:p>
          </table:table-cell>
          <table:table-cell office:value-type="float" office:value="0.443843007088" calcext:value-type="float">
            <text:p>0.4438430071</text:p>
          </table:table-cell>
          <table:table-cell/>
          <table:table-cell office:value-type="float" office:value="1.46234183281705E+018" calcext:value-type="float">
            <text:p>146234183281705000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86707E+018" calcext:value-type="float">
            <text:p>1462341832867070000</text:p>
          </table:table-cell>
          <table:table-cell table:formula="of:=[.A699]-[.$A$2]" office:value-type="float" office:value="34850189824" calcext:value-type="float">
            <text:p>34850189824</text:p>
          </table:table-cell>
          <table:table-cell table:formula="of:=[.B699]/[.$B$3]" office:value-type="float" office:value="694.640462911464" calcext:value-type="float">
            <text:p>695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3286707E+018" calcext:value-type="float">
            <text:p>1462341832867070000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91693E+018" calcext:value-type="float">
            <text:p>1462341832916930000</text:p>
          </table:table-cell>
          <table:table-cell table:formula="of:=[.A700]-[.$A$2]" office:value-type="float" office:value="34900049920" calcext:value-type="float">
            <text:p>34900049920</text:p>
          </table:table-cell>
          <table:table-cell table:formula="of:=[.B700]/[.$B$3]" office:value-type="float" office:value="695.634283614914" calcext:value-type="float">
            <text:p>696</text:p>
          </table:table-cell>
          <table:table-cell office:value-type="float" office:value="0.443843007088" calcext:value-type="float">
            <text:p>0.4438430071</text:p>
          </table:table-cell>
          <table:table-cell/>
          <table:table-cell office:value-type="float" office:value="1.46234183291693E+018" calcext:value-type="float">
            <text:p>1462341832916930000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296698E+018" calcext:value-type="float">
            <text:p>1462341832966980000</text:p>
          </table:table-cell>
          <table:table-cell table:formula="of:=[.A701]-[.$A$2]" office:value-type="float" office:value="34950099712" calcext:value-type="float">
            <text:p>34950099712</text:p>
          </table:table-cell>
          <table:table-cell table:formula="of:=[.B701]/[.$B$3]" office:value-type="float" office:value="696.631885374304" calcext:value-type="float">
            <text:p>697</text:p>
          </table:table-cell>
          <table:table-cell office:value-type="float" office:value="0.453817009926" calcext:value-type="float">
            <text:p>0.4538170099</text:p>
          </table:table-cell>
          <table:table-cell/>
          <table:table-cell office:value-type="float" office:value="1.46234183296698E+018" calcext:value-type="float">
            <text:p>146234183296698000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01692E+018" calcext:value-type="float">
            <text:p>1462341833016920000</text:p>
          </table:table-cell>
          <table:table-cell table:formula="of:=[.A702]-[.$A$2]" office:value-type="float" office:value="35000039936" calcext:value-type="float">
            <text:p>35000039936</text:p>
          </table:table-cell>
          <table:table-cell table:formula="of:=[.B702]/[.$B$3]" office:value-type="float" office:value="697.627303203947" calcext:value-type="float">
            <text:p>698</text:p>
          </table:table-cell>
          <table:table-cell office:value-type="float" office:value="0.461297512054" calcext:value-type="float">
            <text:p>0.4612975121</text:p>
          </table:table-cell>
          <table:table-cell/>
          <table:table-cell office:value-type="float" office:value="1.46234183301692E+018" calcext:value-type="float">
            <text:p>1462341833016920000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06701E+018" calcext:value-type="float">
            <text:p>1462341833067010000</text:p>
          </table:table-cell>
          <table:table-cell table:formula="of:=[.A703]-[.$A$2]" office:value-type="float" office:value="35050129920" calcext:value-type="float">
            <text:p>35050129920</text:p>
          </table:table-cell>
          <table:table-cell table:formula="of:=[.B703]/[.$B$3]" office:value-type="float" office:value="698.625706077754" calcext:value-type="float">
            <text:p>699</text:p>
          </table:table-cell>
          <table:table-cell office:value-type="float" office:value="0.456310510635" calcext:value-type="float">
            <text:p>0.4563105106</text:p>
          </table:table-cell>
          <table:table-cell/>
          <table:table-cell office:value-type="float" office:value="1.46234183306701E+018" calcext:value-type="float">
            <text:p>1462341833067010000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1169E+018" calcext:value-type="float">
            <text:p>1462341833116900000</text:p>
          </table:table-cell>
          <table:table-cell table:formula="of:=[.A704]-[.$A$2]" office:value-type="float" office:value="35100019968" calcext:value-type="float">
            <text:p>35100019968</text:p>
          </table:table-cell>
          <table:table-cell table:formula="of:=[.B704]/[.$B$3]" office:value-type="float" office:value="699.620123790037" calcext:value-type="float">
            <text:p>700</text:p>
          </table:table-cell>
          <table:table-cell office:value-type="float" office:value="0.463791012764" calcext:value-type="float">
            <text:p>0.4637910128</text:p>
          </table:table-cell>
          <table:table-cell/>
          <table:table-cell office:value-type="float" office:value="1.4623418331169E+018" calcext:value-type="float">
            <text:p>1462341833116900000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16696E+018" calcext:value-type="float">
            <text:p>1462341833166960000</text:p>
          </table:table-cell>
          <table:table-cell table:formula="of:=[.A705]-[.$A$2]" office:value-type="float" office:value="35150079744" calcext:value-type="float">
            <text:p>35150079744</text:p>
          </table:table-cell>
          <table:table-cell table:formula="of:=[.B705]/[.$B$3]" office:value-type="float" office:value="700.617924552371" calcext:value-type="float">
            <text:p>701</text:p>
          </table:table-cell>
          <table:table-cell office:value-type="float" office:value="0.458804011345" calcext:value-type="float">
            <text:p>0.4588040113</text:p>
          </table:table-cell>
          <table:table-cell/>
          <table:table-cell office:value-type="float" office:value="1.46234183316696E+018" calcext:value-type="float">
            <text:p>146234183316696000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21699E+018" calcext:value-type="float">
            <text:p>1462341833216990000</text:p>
          </table:table-cell>
          <table:table-cell table:formula="of:=[.A706]-[.$A$2]" office:value-type="float" office:value="35200109824" calcext:value-type="float">
            <text:p>35200109824</text:p>
          </table:table-cell>
          <table:table-cell table:formula="of:=[.B706]/[.$B$3]" office:value-type="float" office:value="701.615133408512" calcext:value-type="float">
            <text:p>702</text:p>
          </table:table-cell>
          <table:table-cell office:value-type="float" office:value="0.463791012764" calcext:value-type="float">
            <text:p>0.4637910128</text:p>
          </table:table-cell>
          <table:table-cell/>
          <table:table-cell office:value-type="float" office:value="1.46234183321699E+018" calcext:value-type="float">
            <text:p>146234183321699000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26693E+018" calcext:value-type="float">
            <text:p>1462341833266930000</text:p>
          </table:table-cell>
          <table:table-cell table:formula="of:=[.A707]-[.$A$2]" office:value-type="float" office:value="35250049792" calcext:value-type="float">
            <text:p>35250049792</text:p>
          </table:table-cell>
          <table:table-cell table:formula="of:=[.B707]/[.$B$3]" office:value-type="float" office:value="702.610546135516" calcext:value-type="float">
            <text:p>703</text:p>
          </table:table-cell>
          <table:table-cell office:value-type="float" office:value="0.471271514893" calcext:value-type="float">
            <text:p>0.4712715149</text:p>
          </table:table-cell>
          <table:table-cell/>
          <table:table-cell office:value-type="float" office:value="1.46234183326693E+018" calcext:value-type="float">
            <text:p>1462341833266930000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31689E+018" calcext:value-type="float">
            <text:p>1462341833316890000</text:p>
          </table:table-cell>
          <table:table-cell table:formula="of:=[.A708]-[.$A$2]" office:value-type="float" office:value="35300009984" calcext:value-type="float">
            <text:p>35300009984</text:p>
          </table:table-cell>
          <table:table-cell table:formula="of:=[.B708]/[.$B$3]" office:value-type="float" office:value="703.606361971048" calcext:value-type="float">
            <text:p>704</text:p>
          </table:table-cell>
          <table:table-cell office:value-type="float" office:value="0.453817009926" calcext:value-type="float">
            <text:p>0.4538170099</text:p>
          </table:table-cell>
          <table:table-cell/>
          <table:table-cell office:value-type="float" office:value="1.46234183331689E+018" calcext:value-type="float">
            <text:p>1462341833316890000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3669E+018" calcext:value-type="float">
            <text:p>1462341833366900000</text:p>
          </table:table-cell>
          <table:table-cell table:formula="of:=[.A709]-[.$A$2]" office:value-type="float" office:value="35350019840" calcext:value-type="float">
            <text:p>35350019840</text:p>
          </table:table-cell>
          <table:table-cell table:formula="of:=[.B709]/[.$B$3]" office:value-type="float" office:value="704.603167718661" calcext:value-type="float">
            <text:p>705</text:p>
          </table:table-cell>
          <table:table-cell office:value-type="float" office:value="0.448830008507" calcext:value-type="float">
            <text:p>0.4488300085</text:p>
          </table:table-cell>
          <table:table-cell/>
          <table:table-cell office:value-type="float" office:value="1.4623418333669E+018" calcext:value-type="float">
            <text:p>146234183336690000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41695E+018" calcext:value-type="float">
            <text:p>1462341833416950000</text:p>
          </table:table-cell>
          <table:table-cell table:formula="of:=[.A710]-[.$A$2]" office:value-type="float" office:value="35400069888" calcext:value-type="float">
            <text:p>35400069888</text:p>
          </table:table-cell>
          <table:table-cell table:formula="of:=[.B710]/[.$B$3]" office:value-type="float" office:value="705.600774580691" calcext:value-type="float">
            <text:p>706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3341695E+018" calcext:value-type="float">
            <text:p>1462341833416950000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46706E+018" calcext:value-type="float">
            <text:p>1462341833467060000</text:p>
          </table:table-cell>
          <table:table-cell table:formula="of:=[.A711]-[.$A$2]" office:value-type="float" office:value="35450179840" calcext:value-type="float">
            <text:p>35450179840</text:p>
          </table:table-cell>
          <table:table-cell table:formula="of:=[.B711]/[.$B$3]" office:value-type="float" office:value="706.599575460386" calcext:value-type="float">
            <text:p>707</text:p>
          </table:table-cell>
          <table:table-cell office:value-type="float" office:value="0.466284513474" calcext:value-type="float">
            <text:p>0.4662845135</text:p>
          </table:table-cell>
          <table:table-cell/>
          <table:table-cell office:value-type="float" office:value="1.46234183346706E+018" calcext:value-type="float">
            <text:p>1462341833467060000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51693E+018" calcext:value-type="float">
            <text:p>1462341833516930000</text:p>
          </table:table-cell>
          <table:table-cell table:formula="of:=[.A712]-[.$A$2]" office:value-type="float" office:value="35500049920" calcext:value-type="float">
            <text:p>35500049920</text:p>
          </table:table-cell>
          <table:table-cell table:formula="of:=[.B712]/[.$B$3]" office:value-type="float" office:value="707.59359516678" calcext:value-type="float">
            <text:p>708</text:p>
          </table:table-cell>
          <table:table-cell office:value-type="float" office:value="0.456310510635" calcext:value-type="float">
            <text:p>0.4563105106</text:p>
          </table:table-cell>
          <table:table-cell/>
          <table:table-cell office:value-type="float" office:value="1.46234183351693E+018" calcext:value-type="float">
            <text:p>1462341833516930000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56695E+018" calcext:value-type="float">
            <text:p>1462341833566950000</text:p>
          </table:table-cell>
          <table:table-cell table:formula="of:=[.A713]-[.$A$2]" office:value-type="float" office:value="35550070016" calcext:value-type="float">
            <text:p>35550070016</text:p>
          </table:table-cell>
          <table:table-cell table:formula="of:=[.B713]/[.$B$3]" office:value-type="float" office:value="708.590605019977" calcext:value-type="float">
            <text:p>709</text:p>
          </table:table-cell>
          <table:table-cell office:value-type="float" office:value="0.48623251915" calcext:value-type="float">
            <text:p>0.4862325192</text:p>
          </table:table-cell>
          <table:table-cell/>
          <table:table-cell office:value-type="float" office:value="1.46234183356695E+018" calcext:value-type="float">
            <text:p>1462341833566950000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61706E+018" calcext:value-type="float">
            <text:p>1462341833617060000</text:p>
          </table:table-cell>
          <table:table-cell table:formula="of:=[.A714]-[.$A$2]" office:value-type="float" office:value="35600179712" calcext:value-type="float">
            <text:p>35600179712</text:p>
          </table:table-cell>
          <table:table-cell table:formula="of:=[.B714]/[.$B$3]" office:value-type="float" office:value="709.589400797032" calcext:value-type="float">
            <text:p>710</text:p>
          </table:table-cell>
          <table:table-cell office:value-type="float" office:value="0.456310510635" calcext:value-type="float">
            <text:p>0.4563105106</text:p>
          </table:table-cell>
          <table:table-cell/>
          <table:table-cell office:value-type="float" office:value="1.46234183361706E+018" calcext:value-type="float">
            <text:p>1462341833617060000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66705E+018" calcext:value-type="float">
            <text:p>1462341833667050000</text:p>
          </table:table-cell>
          <table:table-cell table:formula="of:=[.A715]-[.$A$2]" office:value-type="float" office:value="35650169856" calcext:value-type="float">
            <text:p>35650169856</text:p>
          </table:table-cell>
          <table:table-cell table:formula="of:=[.B715]/[.$B$3]" office:value-type="float" office:value="710.585813641397" calcext:value-type="float">
            <text:p>711</text:p>
          </table:table-cell>
          <table:table-cell office:value-type="float" office:value="0.458804011345" calcext:value-type="float">
            <text:p>0.4588040113</text:p>
          </table:table-cell>
          <table:table-cell/>
          <table:table-cell office:value-type="float" office:value="1.46234183366705E+018" calcext:value-type="float">
            <text:p>1462341833667050000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71693E+018" calcext:value-type="float">
            <text:p>1462341833716930000</text:p>
          </table:table-cell>
          <table:table-cell table:formula="of:=[.A716]-[.$A$2]" office:value-type="float" office:value="35700049920" calcext:value-type="float">
            <text:p>35700049920</text:p>
          </table:table-cell>
          <table:table-cell table:formula="of:=[.B716]/[.$B$3]" office:value-type="float" office:value="711.580032350735" calcext:value-type="float">
            <text:p>712</text:p>
          </table:table-cell>
          <table:table-cell office:value-type="float" office:value="0.436362504959" calcext:value-type="float">
            <text:p>0.436362505</text:p>
          </table:table-cell>
          <table:table-cell/>
          <table:table-cell office:value-type="float" office:value="1.46234183371693E+018" calcext:value-type="float">
            <text:p>1462341833716930000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76691E+018" calcext:value-type="float">
            <text:p>1462341833766910000</text:p>
          </table:table-cell>
          <table:table-cell table:formula="of:=[.A717]-[.$A$2]" office:value-type="float" office:value="35750029824" calcext:value-type="float">
            <text:p>35750029824</text:p>
          </table:table-cell>
          <table:table-cell table:formula="of:=[.B717]/[.$B$3]" office:value-type="float" office:value="712.576241089516" calcext:value-type="float">
            <text:p>713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3376691E+018" calcext:value-type="float">
            <text:p>1462341833766910000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81706E+018" calcext:value-type="float">
            <text:p>1462341833817060000</text:p>
          </table:table-cell>
          <table:table-cell table:formula="of:=[.A718]-[.$A$2]" office:value-type="float" office:value="35800179712" calcext:value-type="float">
            <text:p>35800179712</text:p>
          </table:table-cell>
          <table:table-cell table:formula="of:=[.B718]/[.$B$3]" office:value-type="float" office:value="713.575837980988" calcext:value-type="float">
            <text:p>714</text:p>
          </table:table-cell>
          <table:table-cell office:value-type="float" office:value="0.428882002831" calcext:value-type="float">
            <text:p>0.4288820028</text:p>
          </table:table-cell>
          <table:table-cell/>
          <table:table-cell office:value-type="float" office:value="1.46234183381706E+018" calcext:value-type="float">
            <text:p>1462341833817060000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86697E+018" calcext:value-type="float">
            <text:p>1462341833866970000</text:p>
          </table:table-cell>
          <table:table-cell table:formula="of:=[.A719]-[.$A$2]" office:value-type="float" office:value="35850089984" calcext:value-type="float">
            <text:p>35850089984</text:p>
          </table:table-cell>
          <table:table-cell table:formula="of:=[.B719]/[.$B$3]" office:value-type="float" office:value="714.570658801798" calcext:value-type="float">
            <text:p>715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3386697E+018" calcext:value-type="float">
            <text:p>1462341833866970000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91693E+018" calcext:value-type="float">
            <text:p>1462341833916930000</text:p>
          </table:table-cell>
          <table:table-cell table:formula="of:=[.A720]-[.$A$2]" office:value-type="float" office:value="35900049920" calcext:value-type="float">
            <text:p>35900049920</text:p>
          </table:table-cell>
          <table:table-cell table:formula="of:=[.B720]/[.$B$3]" office:value-type="float" office:value="715.56646953469" calcext:value-type="float">
            <text:p>716</text:p>
          </table:table-cell>
          <table:table-cell office:value-type="float" office:value="0.421401500702" calcext:value-type="float">
            <text:p>0.4214015007</text:p>
          </table:table-cell>
          <table:table-cell/>
          <table:table-cell office:value-type="float" office:value="1.46234183391693E+018" calcext:value-type="float">
            <text:p>1462341833916930000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396699E+018" calcext:value-type="float">
            <text:p>1462341833966990000</text:p>
          </table:table-cell>
          <table:table-cell table:formula="of:=[.A721]-[.$A$2]" office:value-type="float" office:value="35950109952" calcext:value-type="float">
            <text:p>35950109952</text:p>
          </table:table-cell>
          <table:table-cell table:formula="of:=[.B721]/[.$B$3]" office:value-type="float" office:value="716.564275399664" calcext:value-type="float">
            <text:p>717</text:p>
          </table:table-cell>
          <table:table-cell office:value-type="float" office:value="0.411427497864" calcext:value-type="float">
            <text:p>0.4114274979</text:p>
          </table:table-cell>
          <table:table-cell/>
          <table:table-cell office:value-type="float" office:value="1.46234183396699E+018" calcext:value-type="float">
            <text:p>1462341833966990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01693E+018" calcext:value-type="float">
            <text:p>1462341834016930000</text:p>
          </table:table-cell>
          <table:table-cell table:formula="of:=[.A722]-[.$A$2]" office:value-type="float" office:value="36000049920" calcext:value-type="float">
            <text:p>36000049920</text:p>
          </table:table-cell>
          <table:table-cell table:formula="of:=[.B722]/[.$B$3]" office:value-type="float" office:value="717.559688126668" calcext:value-type="float">
            <text:p>718</text:p>
          </table:table-cell>
          <table:table-cell office:value-type="float" office:value="0.408933997154" calcext:value-type="float">
            <text:p>0.4089339972</text:p>
          </table:table-cell>
          <table:table-cell/>
          <table:table-cell office:value-type="float" office:value="1.46234183401693E+018" calcext:value-type="float">
            <text:p>1462341834016930000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0669E+018" calcext:value-type="float">
            <text:p>1462341834066900000</text:p>
          </table:table-cell>
          <table:table-cell table:formula="of:=[.A723]-[.$A$2]" office:value-type="float" office:value="36050019840" calcext:value-type="float">
            <text:p>36050019840</text:p>
          </table:table-cell>
          <table:table-cell table:formula="of:=[.B723]/[.$B$3]" office:value-type="float" office:value="718.555697862504" calcext:value-type="float">
            <text:p>719</text:p>
          </table:table-cell>
          <table:table-cell office:value-type="float" office:value="0.398959994316" calcext:value-type="float">
            <text:p>0.3989599943</text:p>
          </table:table-cell>
          <table:table-cell/>
          <table:table-cell office:value-type="float" office:value="1.4623418340669E+018" calcext:value-type="float">
            <text:p>1462341834066900000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11693E+018" calcext:value-type="float">
            <text:p>1462341834116930000</text:p>
          </table:table-cell>
          <table:table-cell table:formula="of:=[.A724]-[.$A$2]" office:value-type="float" office:value="36100049920" calcext:value-type="float">
            <text:p>36100049920</text:p>
          </table:table-cell>
          <table:table-cell table:formula="of:=[.B724]/[.$B$3]" office:value-type="float" office:value="719.552906718646" calcext:value-type="float">
            <text:p>720</text:p>
          </table:table-cell>
          <table:table-cell office:value-type="float" office:value="0.401453495026" calcext:value-type="float">
            <text:p>0.401453495</text:p>
          </table:table-cell>
          <table:table-cell/>
          <table:table-cell office:value-type="float" office:value="1.46234183411693E+018" calcext:value-type="float">
            <text:p>1462341834116930000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16691E+018" calcext:value-type="float">
            <text:p>1462341834166910000</text:p>
          </table:table-cell>
          <table:table-cell table:formula="of:=[.A725]-[.$A$2]" office:value-type="float" office:value="36150030080" calcext:value-type="float">
            <text:p>36150030080</text:p>
          </table:table-cell>
          <table:table-cell table:formula="of:=[.B725]/[.$B$3]" office:value-type="float" office:value="720.549120560066" calcext:value-type="float">
            <text:p>721</text:p>
          </table:table-cell>
          <table:table-cell office:value-type="float" office:value="0.388985991478" calcext:value-type="float">
            <text:p>0.3889859915</text:p>
          </table:table-cell>
          <table:table-cell/>
          <table:table-cell office:value-type="float" office:value="1.46234183416691E+018" calcext:value-type="float">
            <text:p>1462341834166910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21697E+018" calcext:value-type="float">
            <text:p>1462341834216970000</text:p>
          </table:table-cell>
          <table:table-cell table:formula="of:=[.A726]-[.$A$2]" office:value-type="float" office:value="36200089856" calcext:value-type="float">
            <text:p>36200089856</text:p>
          </table:table-cell>
          <table:table-cell table:formula="of:=[.B726]/[.$B$3]" office:value-type="float" office:value="721.5469213224" calcext:value-type="float">
            <text:p>722</text:p>
          </table:table-cell>
          <table:table-cell office:value-type="float" office:value="0.590959489346" calcext:value-type="float">
            <text:p>0.5909594893</text:p>
          </table:table-cell>
          <table:table-cell/>
          <table:table-cell office:value-type="float" office:value="1.46234183421697E+018" calcext:value-type="float">
            <text:p>1462341834216970000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2671E+018" calcext:value-type="float">
            <text:p>1462341834267100000</text:p>
          </table:table-cell>
          <table:table-cell table:formula="of:=[.A727]-[.$A$2]" office:value-type="float" office:value="36250219776" calcext:value-type="float">
            <text:p>36250219776</text:p>
          </table:table-cell>
          <table:table-cell table:formula="of:=[.B727]/[.$B$3]" office:value-type="float" office:value="722.546120207984" calcext:value-type="float">
            <text:p>723</text:p>
          </table:table-cell>
          <table:table-cell office:value-type="float" office:value="0.401453495026" calcext:value-type="float">
            <text:p>0.401453495</text:p>
          </table:table-cell>
          <table:table-cell/>
          <table:table-cell office:value-type="float" office:value="1.4623418342671E+018" calcext:value-type="float">
            <text:p>1462341834267100000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31693E+018" calcext:value-type="float">
            <text:p>1462341834316930000</text:p>
          </table:table-cell>
          <table:table-cell table:formula="of:=[.A728]-[.$A$2]" office:value-type="float" office:value="36300049920" calcext:value-type="float">
            <text:p>36300049920</text:p>
          </table:table-cell>
          <table:table-cell table:formula="of:=[.B728]/[.$B$3]" office:value-type="float" office:value="723.539343902601" calcext:value-type="float">
            <text:p>724</text:p>
          </table:table-cell>
          <table:table-cell office:value-type="float" office:value="0.408933997154" calcext:value-type="float">
            <text:p>0.4089339972</text:p>
          </table:table-cell>
          <table:table-cell/>
          <table:table-cell office:value-type="float" office:value="1.46234183431693E+018" calcext:value-type="float">
            <text:p>1462341834316930000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36694E+018" calcext:value-type="float">
            <text:p>1462341834366940000</text:p>
          </table:table-cell>
          <table:table-cell table:formula="of:=[.A729]-[.$A$2]" office:value-type="float" office:value="36350059776" calcext:value-type="float">
            <text:p>36350059776</text:p>
          </table:table-cell>
          <table:table-cell table:formula="of:=[.B729]/[.$B$3]" office:value-type="float" office:value="724.536149650214" calcext:value-type="float">
            <text:p>725</text:p>
          </table:table-cell>
          <table:table-cell office:value-type="float" office:value="0.413920998573" calcext:value-type="float">
            <text:p>0.4139209986</text:p>
          </table:table-cell>
          <table:table-cell/>
          <table:table-cell office:value-type="float" office:value="1.46234183436694E+018" calcext:value-type="float">
            <text:p>1462341834366940000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41704E+018" calcext:value-type="float">
            <text:p>1462341834417040000</text:p>
          </table:table-cell>
          <table:table-cell table:formula="of:=[.A730]-[.$A$2]" office:value-type="float" office:value="36400160000" calcext:value-type="float">
            <text:p>36400160000</text:p>
          </table:table-cell>
          <table:table-cell table:formula="of:=[.B730]/[.$B$3]" office:value-type="float" office:value="725.534756629605" calcext:value-type="float">
            <text:p>726</text:p>
          </table:table-cell>
          <table:table-cell office:value-type="float" office:value="0.438856005669" calcext:value-type="float">
            <text:p>0.4388560057</text:p>
          </table:table-cell>
          <table:table-cell/>
          <table:table-cell office:value-type="float" office:value="1.46234183441704E+018" calcext:value-type="float">
            <text:p>1462341834417040000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46696E+018" calcext:value-type="float">
            <text:p>1462341834466960000</text:p>
          </table:table-cell>
          <table:table-cell table:formula="of:=[.A731]-[.$A$2]" office:value-type="float" office:value="36450079744" calcext:value-type="float">
            <text:p>36450079744</text:p>
          </table:table-cell>
          <table:table-cell table:formula="of:=[.B731]/[.$B$3]" office:value-type="float" office:value="726.52976624808" calcext:value-type="float">
            <text:p>727</text:p>
          </table:table-cell>
          <table:table-cell office:value-type="float" office:value="0.441349506378" calcext:value-type="float">
            <text:p>0.4413495064</text:p>
          </table:table-cell>
          <table:table-cell/>
          <table:table-cell office:value-type="float" office:value="1.46234183446696E+018" calcext:value-type="float">
            <text:p>146234183446696000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5169E+018" calcext:value-type="float">
            <text:p>1462341834516900000</text:p>
          </table:table-cell>
          <table:table-cell table:formula="of:=[.A732]-[.$A$2]" office:value-type="float" office:value="36500019712" calcext:value-type="float">
            <text:p>36500019712</text:p>
          </table:table-cell>
          <table:table-cell table:formula="of:=[.B732]/[.$B$3]" office:value-type="float" office:value="727.525178975084" calcext:value-type="float">
            <text:p>728</text:p>
          </table:table-cell>
          <table:table-cell office:value-type="float" office:value="0.443843007088" calcext:value-type="float">
            <text:p>0.4438430071</text:p>
          </table:table-cell>
          <table:table-cell/>
          <table:table-cell office:value-type="float" office:value="1.4623418345169E+018" calcext:value-type="float">
            <text:p>1462341834516900000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5669E+018" calcext:value-type="float">
            <text:p>1462341834566900000</text:p>
          </table:table-cell>
          <table:table-cell table:formula="of:=[.A733]-[.$A$2]" office:value-type="float" office:value="36550019840" calcext:value-type="float">
            <text:p>36550019840</text:p>
          </table:table-cell>
          <table:table-cell table:formula="of:=[.B733]/[.$B$3]" office:value-type="float" office:value="728.521790822392" calcext:value-type="float">
            <text:p>729</text:p>
          </table:table-cell>
          <table:table-cell office:value-type="float" office:value="0.471271514893" calcext:value-type="float">
            <text:p>0.4712715149</text:p>
          </table:table-cell>
          <table:table-cell/>
          <table:table-cell office:value-type="float" office:value="1.4623418345669E+018" calcext:value-type="float">
            <text:p>1462341834566900000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61695E+018" calcext:value-type="float">
            <text:p>1462341834616950000</text:p>
          </table:table-cell>
          <table:table-cell table:formula="of:=[.A734]-[.$A$2]" office:value-type="float" office:value="36600069888" calcext:value-type="float">
            <text:p>36600069888</text:p>
          </table:table-cell>
          <table:table-cell table:formula="of:=[.B734]/[.$B$3]" office:value-type="float" office:value="729.519397684422" calcext:value-type="float">
            <text:p>730</text:p>
          </table:table-cell>
          <table:table-cell office:value-type="float" office:value="0.458804011345" calcext:value-type="float">
            <text:p>0.4588040113</text:p>
          </table:table-cell>
          <table:table-cell/>
          <table:table-cell office:value-type="float" office:value="1.46234183461695E+018" calcext:value-type="float">
            <text:p>1462341834616950000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66706E+018" calcext:value-type="float">
            <text:p>1462341834667060000</text:p>
          </table:table-cell>
          <table:table-cell table:formula="of:=[.A735]-[.$A$2]" office:value-type="float" office:value="36650179840" calcext:value-type="float">
            <text:p>36650179840</text:p>
          </table:table-cell>
          <table:table-cell table:formula="of:=[.B735]/[.$B$3]" office:value-type="float" office:value="730.518198564117" calcext:value-type="float">
            <text:p>731</text:p>
          </table:table-cell>
          <table:table-cell office:value-type="float" office:value="0.466284513474" calcext:value-type="float">
            <text:p>0.4662845135</text:p>
          </table:table-cell>
          <table:table-cell/>
          <table:table-cell office:value-type="float" office:value="1.46234183466706E+018" calcext:value-type="float">
            <text:p>1462341834667060000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71686E+018" calcext:value-type="float">
            <text:p>1462341834716860000</text:p>
          </table:table-cell>
          <table:table-cell table:formula="of:=[.A736]-[.$A$2]" office:value-type="float" office:value="36699979776" calcext:value-type="float">
            <text:p>36699979776</text:p>
          </table:table-cell>
          <table:table-cell table:formula="of:=[.B736]/[.$B$3]" office:value-type="float" office:value="731.510820147262" calcext:value-type="float">
            <text:p>732</text:p>
          </table:table-cell>
          <table:table-cell office:value-type="float" office:value="0.488725990057" calcext:value-type="float">
            <text:p>0.4887259901</text:p>
          </table:table-cell>
          <table:table-cell/>
          <table:table-cell office:value-type="float" office:value="1.46234183471686E+018" calcext:value-type="float">
            <text:p>1462341834716860000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76692E+018" calcext:value-type="float">
            <text:p>1462341834766920000</text:p>
          </table:table-cell>
          <table:table-cell table:formula="of:=[.A737]-[.$A$2]" office:value-type="float" office:value="36750039808" calcext:value-type="float">
            <text:p>36750039808</text:p>
          </table:table-cell>
          <table:table-cell table:formula="of:=[.B737]/[.$B$3]" office:value-type="float" office:value="732.508626012236" calcext:value-type="float">
            <text:p>733</text:p>
          </table:table-cell>
          <table:table-cell office:value-type="float" office:value="0.513661026955" calcext:value-type="float">
            <text:p>0.513661027</text:p>
          </table:table-cell>
          <table:table-cell/>
          <table:table-cell office:value-type="float" office:value="1.46234183476692E+018" calcext:value-type="float">
            <text:p>1462341834766920000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81703E+018" calcext:value-type="float">
            <text:p>1462341834817030000</text:p>
          </table:table-cell>
          <table:table-cell table:formula="of:=[.A738]-[.$A$2]" office:value-type="float" office:value="36800150016" calcext:value-type="float">
            <text:p>36800150016</text:p>
          </table:table-cell>
          <table:table-cell table:formula="of:=[.B738]/[.$B$3]" office:value-type="float" office:value="733.507431994571" calcext:value-type="float">
            <text:p>734</text:p>
          </table:table-cell>
          <table:table-cell office:value-type="float" office:value="0.541089475155" calcext:value-type="float">
            <text:p>0.5410894752</text:p>
          </table:table-cell>
          <table:table-cell/>
          <table:table-cell office:value-type="float" office:value="1.46234183481703E+018" calcext:value-type="float">
            <text:p>1462341834817030000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86693E+018" calcext:value-type="float">
            <text:p>1462341834866930000</text:p>
          </table:table-cell>
          <table:table-cell table:formula="of:=[.A739]-[.$A$2]" office:value-type="float" office:value="36850049792" calcext:value-type="float">
            <text:p>36850049792</text:p>
          </table:table-cell>
          <table:table-cell table:formula="of:=[.B739]/[.$B$3]" office:value-type="float" office:value="734.502043607158" calcext:value-type="float">
            <text:p>735</text:p>
          </table:table-cell>
          <table:table-cell office:value-type="float" office:value="0.867738008499" calcext:value-type="float">
            <text:p>0.8677380085</text:p>
          </table:table-cell>
          <table:table-cell/>
          <table:table-cell office:value-type="float" office:value="1.46234183486693E+018" calcext:value-type="float">
            <text:p>1462341834866930000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917E+018" calcext:value-type="float">
            <text:p>1462341834917000000</text:p>
          </table:table-cell>
          <table:table-cell table:formula="of:=[.A740]-[.$A$2]" office:value-type="float" office:value="36900119808" calcext:value-type="float">
            <text:p>36900119808</text:p>
          </table:table-cell>
          <table:table-cell table:formula="of:=[.B740]/[.$B$3]" office:value-type="float" office:value="735.500048475076" calcext:value-type="float">
            <text:p>736</text:p>
          </table:table-cell>
          <table:table-cell office:value-type="float" office:value="0.593452990055" calcext:value-type="float">
            <text:p>0.5934529901</text:p>
          </table:table-cell>
          <table:table-cell/>
          <table:table-cell office:value-type="float" office:value="1.462341834917E+018" calcext:value-type="float">
            <text:p>1462341834917000000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496703E+018" calcext:value-type="float">
            <text:p>1462341834967030000</text:p>
          </table:table-cell>
          <table:table-cell table:formula="of:=[.A741]-[.$A$2]" office:value-type="float" office:value="36950149888" calcext:value-type="float">
            <text:p>36950149888</text:p>
          </table:table-cell>
          <table:table-cell table:formula="of:=[.B741]/[.$B$3]" office:value-type="float" office:value="736.497257331217" calcext:value-type="float">
            <text:p>736</text:p>
          </table:table-cell>
          <table:table-cell office:value-type="float" office:value="0.595946490765" calcext:value-type="float">
            <text:p>0.5959464908</text:p>
          </table:table-cell>
          <table:table-cell/>
          <table:table-cell office:value-type="float" office:value="1.46234183496703E+018" calcext:value-type="float">
            <text:p>1462341834967030000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501701E+018" calcext:value-type="float">
            <text:p>1462341835017010000</text:p>
          </table:table-cell>
          <table:table-cell table:formula="of:=[.A742]-[.$A$2]" office:value-type="float" office:value="37000130048" calcext:value-type="float">
            <text:p>37000130048</text:p>
          </table:table-cell>
          <table:table-cell table:formula="of:=[.B742]/[.$B$3]" office:value-type="float" office:value="737.493471172638" calcext:value-type="float">
            <text:p>737</text:p>
          </table:table-cell>
          <table:table-cell office:value-type="float" office:value="0.645816504955" calcext:value-type="float">
            <text:p>0.645816505</text:p>
          </table:table-cell>
          <table:table-cell/>
          <table:table-cell office:value-type="float" office:value="1.46234183501701E+018" calcext:value-type="float">
            <text:p>1462341835017010000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506703E+018" calcext:value-type="float">
            <text:p>1462341835067030000</text:p>
          </table:table-cell>
          <table:table-cell table:formula="of:=[.A743]-[.$A$2]" office:value-type="float" office:value="37050149888" calcext:value-type="float">
            <text:p>37050149888</text:p>
          </table:table-cell>
          <table:table-cell table:formula="of:=[.B743]/[.$B$3]" office:value-type="float" office:value="738.490475923195" calcext:value-type="float">
            <text:p>738</text:p>
          </table:table-cell>
          <table:table-cell office:value-type="float" office:value="0.59095954895" calcext:value-type="float">
            <text:p>0.590959549</text:p>
          </table:table-cell>
          <table:table-cell/>
          <table:table-cell office:value-type="float" office:value="1.46234183506703E+018" calcext:value-type="float">
            <text:p>1462341835067030000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511692E+018" calcext:value-type="float">
            <text:p>1462341835116920000</text:p>
          </table:table-cell>
          <table:table-cell table:formula="of:=[.A744]-[.$A$2]" office:value-type="float" office:value="37100039936" calcext:value-type="float">
            <text:p>37100039936</text:p>
          </table:table-cell>
          <table:table-cell table:formula="of:=[.B744]/[.$B$3]" office:value-type="float" office:value="739.484893635478" calcext:value-type="float">
            <text:p>739</text:p>
          </table:table-cell>
          <table:table-cell office:value-type="float" office:value="0.638336002827" calcext:value-type="float">
            <text:p>0.6383360028</text:p>
          </table:table-cell>
          <table:table-cell/>
          <table:table-cell office:value-type="float" office:value="1.46234183511692E+018" calcext:value-type="float">
            <text:p>1462341835116920000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516699E+018" calcext:value-type="float">
            <text:p>1462341835166990000</text:p>
          </table:table-cell>
          <table:table-cell table:formula="of:=[.A745]-[.$A$2]" office:value-type="float" office:value="37150109952" calcext:value-type="float">
            <text:p>37150109952</text:p>
          </table:table-cell>
          <table:table-cell table:formula="of:=[.B745]/[.$B$3]" office:value-type="float" office:value="740.482898503396" calcext:value-type="float">
            <text:p>740</text:p>
          </table:table-cell>
          <table:table-cell office:value-type="float" office:value="0.643323004246" calcext:value-type="float">
            <text:p>0.6433230042</text:p>
          </table:table-cell>
          <table:table-cell/>
          <table:table-cell office:value-type="float" office:value="1.46234183516699E+018" calcext:value-type="float">
            <text:p>1462341835166990000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521691E+018" calcext:value-type="float">
            <text:p>1462341835216910000</text:p>
          </table:table-cell>
          <table:table-cell table:formula="of:=[.A746]-[.$A$2]" office:value-type="float" office:value="37200029952" calcext:value-type="float">
            <text:p>37200029952</text:p>
          </table:table-cell>
          <table:table-cell table:formula="of:=[.B746]/[.$B$3]" office:value-type="float" office:value="741.477913224511" calcext:value-type="float">
            <text:p>741</text:p>
          </table:table-cell>
          <table:table-cell office:value-type="float" office:value="0.690699517727" calcext:value-type="float">
            <text:p>0.6906995177</text:p>
          </table:table-cell>
          <table:table-cell/>
          <table:table-cell office:value-type="float" office:value="1.46234183521691E+018" calcext:value-type="float">
            <text:p>1462341835216910000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0.900000095367" calcext:value-type="float">
            <text:p>0.9000000954</text:p>
          </table:table-cell>
        </table:table-row>
        <table:table-row table:style-name="ro1">
          <table:table-cell office:value-type="float" office:value="1.46234183526695E+018" calcext:value-type="float">
            <text:p>1462341835266950000</text:p>
          </table:table-cell>
          <table:table-cell table:formula="of:=[.A747]-[.$A$2]" office:value-type="float" office:value="37250069760" calcext:value-type="float">
            <text:p>37250069760</text:p>
          </table:table-cell>
          <table:table-cell table:formula="of:=[.B747]/[.$B$3]" office:value-type="float" office:value="742.475315980957" calcext:value-type="float">
            <text:p>742</text:p>
          </table:table-cell>
          <table:table-cell office:value-type="float" office:value="0.635842502117" calcext:value-type="float">
            <text:p>0.6358425021</text:p>
          </table:table-cell>
          <table:table-cell/>
          <table:table-cell office:value-type="float" office:value="1.46234183526695E+018" calcext:value-type="float">
            <text:p>1462341835266950000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0.800000071526" calcext:value-type="float">
            <text:p>0.8000000715</text:p>
          </table:table-cell>
        </table:table-row>
        <table:table-row table:style-name="ro1">
          <table:table-cell office:value-type="float" office:value="1.4623418353169E+018" calcext:value-type="float">
            <text:p>1462341835316900000</text:p>
          </table:table-cell>
          <table:table-cell table:formula="of:=[.A748]-[.$A$2]" office:value-type="float" office:value="37300019968" calcext:value-type="float">
            <text:p>37300019968</text:p>
          </table:table-cell>
          <table:table-cell table:formula="of:=[.B748]/[.$B$3]" office:value-type="float" office:value="743.470932813544" calcext:value-type="float">
            <text:p>743</text:p>
          </table:table-cell>
          <table:table-cell office:value-type="float" office:value="0.708154022694" calcext:value-type="float">
            <text:p>0.7081540227</text:p>
          </table:table-cell>
          <table:table-cell/>
          <table:table-cell office:value-type="float" office:value="1.4623418353169E+018" calcext:value-type="float">
            <text:p>1462341835316900000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0.800000071526" calcext:value-type="float">
            <text:p>0.8000000715</text:p>
          </table:table-cell>
        </table:table-row>
        <table:table-row table:style-name="ro1">
          <table:table-cell office:value-type="float" office:value="1.46234183536693E+018" calcext:value-type="float">
            <text:p>1462341835366930000</text:p>
          </table:table-cell>
          <table:table-cell table:formula="of:=[.A749]-[.$A$2]" office:value-type="float" office:value="37350049792" calcext:value-type="float">
            <text:p>37350049792</text:p>
          </table:table-cell>
          <table:table-cell table:formula="of:=[.B749]/[.$B$3]" office:value-type="float" office:value="744.468136567046" calcext:value-type="float">
            <text:p>744</text:p>
          </table:table-cell>
          <table:table-cell office:value-type="float" office:value="0.690699517727" calcext:value-type="float">
            <text:p>0.6906995177</text:p>
          </table:table-cell>
          <table:table-cell/>
          <table:table-cell office:value-type="float" office:value="1.46234183536693E+018" calcext:value-type="float">
            <text:p>146234183536693000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0.800000071526" calcext:value-type="float">
            <text:p>0.8000000715</text:p>
          </table:table-cell>
        </table:table-row>
        <table:table-row table:style-name="ro1">
          <table:table-cell office:value-type="float" office:value="1.46234183541701E+018" calcext:value-type="float">
            <text:p>1462341835417010000</text:p>
          </table:table-cell>
          <table:table-cell table:formula="of:=[.A750]-[.$A$2]" office:value-type="float" office:value="37400130048" calcext:value-type="float">
            <text:p>37400130048</text:p>
          </table:table-cell>
          <table:table-cell table:formula="of:=[.B750]/[.$B$3]" office:value-type="float" office:value="745.466345540548" calcext:value-type="float">
            <text:p>745</text:p>
          </table:table-cell>
          <table:table-cell office:value-type="float" office:value="0.710647523403" calcext:value-type="float">
            <text:p>0.7106475234</text:p>
          </table:table-cell>
          <table:table-cell/>
          <table:table-cell office:value-type="float" office:value="1.46234183541701E+018" calcext:value-type="float">
            <text:p>1462341835417010000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0.800000071526" calcext:value-type="float">
            <text:p>0.8000000715</text:p>
          </table:table-cell>
        </table:table-row>
        <table:table-row table:style-name="ro1">
          <table:table-cell office:value-type="float" office:value="1.46234183546696E+018" calcext:value-type="float">
            <text:p>1462341835466960000</text:p>
          </table:table-cell>
          <table:table-cell table:formula="of:=[.A751]-[.$A$2]" office:value-type="float" office:value="37450079744" calcext:value-type="float">
            <text:p>37450079744</text:p>
          </table:table-cell>
          <table:table-cell table:formula="of:=[.B751]/[.$B$3]" office:value-type="float" office:value="746.461952167856" calcext:value-type="float">
            <text:p>746</text:p>
          </table:table-cell>
          <table:table-cell office:value-type="float" office:value="0.740569472313" calcext:value-type="float">
            <text:p>0.7405694723</text:p>
          </table:table-cell>
          <table:table-cell/>
          <table:table-cell office:value-type="float" office:value="1.46234183546696E+018" calcext:value-type="float">
            <text:p>146234183546696000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3551691E+018" calcext:value-type="float">
            <text:p>1462341835516910000</text:p>
          </table:table-cell>
          <table:table-cell table:formula="of:=[.A752]-[.$A$2]" office:value-type="float" office:value="37500029952" calcext:value-type="float">
            <text:p>37500029952</text:p>
          </table:table-cell>
          <table:table-cell table:formula="of:=[.B752]/[.$B$3]" office:value-type="float" office:value="747.457569000444" calcext:value-type="float">
            <text:p>747</text:p>
          </table:table-cell>
          <table:table-cell office:value-type="float" office:value="0.760517477989" calcext:value-type="float">
            <text:p>0.760517478</text:p>
          </table:table-cell>
          <table:table-cell/>
          <table:table-cell office:value-type="float" office:value="1.46234183551691E+018" calcext:value-type="float">
            <text:p>1462341835516910000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3556692E+018" calcext:value-type="float">
            <text:p>1462341835566920000</text:p>
          </table:table-cell>
          <table:table-cell table:formula="of:=[.A753]-[.$A$2]" office:value-type="float" office:value="37550039808" calcext:value-type="float">
            <text:p>37550039808</text:p>
          </table:table-cell>
          <table:table-cell table:formula="of:=[.B753]/[.$B$3]" office:value-type="float" office:value="748.454374748057" calcext:value-type="float">
            <text:p>748</text:p>
          </table:table-cell>
          <table:table-cell office:value-type="float" office:value="0.777971982956" calcext:value-type="float">
            <text:p>0.777971983</text:p>
          </table:table-cell>
          <table:table-cell/>
          <table:table-cell office:value-type="float" office:value="1.46234183556692E+018" calcext:value-type="float">
            <text:p>1462341835566920000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356171E+018" calcext:value-type="float">
            <text:p>1462341835617100000</text:p>
          </table:table-cell>
          <table:table-cell table:formula="of:=[.A754]-[.$A$2]" office:value-type="float" office:value="37600219904" calcext:value-type="float">
            <text:p>37600219904</text:p>
          </table:table-cell>
          <table:table-cell table:formula="of:=[.B754]/[.$B$3]" office:value-type="float" office:value="749.454573751001" calcext:value-type="float">
            <text:p>749</text:p>
          </table:table-cell>
          <table:table-cell office:value-type="float" office:value="0.800413489342" calcext:value-type="float">
            <text:p>0.8004134893</text:p>
          </table:table-cell>
          <table:table-cell/>
          <table:table-cell office:value-type="float" office:value="1.4623418356171E+018" calcext:value-type="float">
            <text:p>1462341835617100000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3566697E+018" calcext:value-type="float">
            <text:p>1462341835666970000</text:p>
          </table:table-cell>
          <table:table-cell table:formula="of:=[.A755]-[.$A$2]" office:value-type="float" office:value="37650089728" calcext:value-type="float">
            <text:p>37650089728</text:p>
          </table:table-cell>
          <table:table-cell table:formula="of:=[.B755]/[.$B$3]" office:value-type="float" office:value="750.448588354756" calcext:value-type="float">
            <text:p>750</text:p>
          </table:table-cell>
          <table:table-cell office:value-type="float" office:value="0.770491480827" calcext:value-type="float">
            <text:p>0.7704914808</text:p>
          </table:table-cell>
          <table:table-cell/>
          <table:table-cell office:value-type="float" office:value="1.46234183566697E+018" calcext:value-type="float">
            <text:p>1462341835666970000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3571702E+018" calcext:value-type="float">
            <text:p>1462341835717020000</text:p>
          </table:table-cell>
          <table:table-cell table:formula="of:=[.A756]-[.$A$2]" office:value-type="float" office:value="37700139776" calcext:value-type="float">
            <text:p>37700139776</text:p>
          </table:table-cell>
          <table:table-cell table:formula="of:=[.B756]/[.$B$3]" office:value-type="float" office:value="751.446195216786" calcext:value-type="float">
            <text:p>751</text:p>
          </table:table-cell>
          <table:table-cell office:value-type="float" office:value="2.09952688217" calcext:value-type="float">
            <text:p>2.0995268822</text:p>
          </table:table-cell>
          <table:table-cell/>
          <table:table-cell office:value-type="float" office:value="1.46234183571702E+018" calcext:value-type="float">
            <text:p>1462341835717020000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3576692E+018" calcext:value-type="float">
            <text:p>1462341835766920000</text:p>
          </table:table-cell>
          <table:table-cell table:formula="of:=[.A757]-[.$A$2]" office:value-type="float" office:value="37750039808" calcext:value-type="float">
            <text:p>37750039808</text:p>
          </table:table-cell>
          <table:table-cell table:formula="of:=[.B757]/[.$B$3]" office:value-type="float" office:value="752.440811932012" calcext:value-type="float">
            <text:p>752</text:p>
          </table:table-cell>
          <table:table-cell office:value-type="float" office:value="0.795426487923" calcext:value-type="float">
            <text:p>0.7954264879</text:p>
          </table:table-cell>
          <table:table-cell/>
          <table:table-cell office:value-type="float" office:value="1.46234183576692E+018" calcext:value-type="float">
            <text:p>1462341835766920000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3581698E+018" calcext:value-type="float">
            <text:p>1462341835816980000</text:p>
          </table:table-cell>
          <table:table-cell table:formula="of:=[.A758]-[.$A$2]" office:value-type="float" office:value="37800099840" calcext:value-type="float">
            <text:p>37800099840</text:p>
          </table:table-cell>
          <table:table-cell table:formula="of:=[.B758]/[.$B$3]" office:value-type="float" office:value="753.438617796986" calcext:value-type="float">
            <text:p>753</text:p>
          </table:table-cell>
          <table:table-cell office:value-type="float" office:value="0.855270504951" calcext:value-type="float">
            <text:p>0.855270505</text:p>
          </table:table-cell>
          <table:table-cell/>
          <table:table-cell office:value-type="float" office:value="1.46234183581698E+018" calcext:value-type="float">
            <text:p>1462341835816980000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0.700000047684" calcext:value-type="float">
            <text:p>0.7000000477</text:p>
          </table:table-cell>
        </table:table-row>
        <table:table-row table:style-name="ro1">
          <table:table-cell office:value-type="float" office:value="1.46234183586695E+018" calcext:value-type="float">
            <text:p>1462341835866950000</text:p>
          </table:table-cell>
          <table:table-cell table:formula="of:=[.A759]-[.$A$2]" office:value-type="float" office:value="37850069760" calcext:value-type="float">
            <text:p>37850069760</text:p>
          </table:table-cell>
          <table:table-cell table:formula="of:=[.B759]/[.$B$3]" office:value-type="float" office:value="754.434627532823" calcext:value-type="float">
            <text:p>754</text:p>
          </table:table-cell>
          <table:table-cell office:value-type="float" office:value="0.795426487923" calcext:value-type="float">
            <text:p>0.7954264879</text:p>
          </table:table-cell>
          <table:table-cell/>
          <table:table-cell office:value-type="float" office:value="1.46234183586695E+018" calcext:value-type="float">
            <text:p>1462341835866950000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591693E+018" calcext:value-type="float">
            <text:p>1462341835916930000</text:p>
          </table:table-cell>
          <table:table-cell table:formula="of:=[.A760]-[.$A$2]" office:value-type="float" office:value="37900049920" calcext:value-type="float">
            <text:p>37900049920</text:p>
          </table:table-cell>
          <table:table-cell table:formula="of:=[.B760]/[.$B$3]" office:value-type="float" office:value="755.430841374243" calcext:value-type="float">
            <text:p>755</text:p>
          </table:table-cell>
          <table:table-cell office:value-type="float" office:value="0.797919988632" calcext:value-type="float">
            <text:p>0.7979199886</text:p>
          </table:table-cell>
          <table:table-cell/>
          <table:table-cell office:value-type="float" office:value="1.46234183591693E+018" calcext:value-type="float">
            <text:p>1462341835916930000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596701E+018" calcext:value-type="float">
            <text:p>1462341835967010000</text:p>
          </table:table-cell>
          <table:table-cell table:formula="of:=[.A761]-[.$A$2]" office:value-type="float" office:value="37950129920" calcext:value-type="float">
            <text:p>37950129920</text:p>
          </table:table-cell>
          <table:table-cell table:formula="of:=[.B761]/[.$B$3]" office:value-type="float" office:value="756.429045245105" calcext:value-type="float">
            <text:p>756</text:p>
          </table:table-cell>
          <table:table-cell office:value-type="float" office:value="0.802906990051" calcext:value-type="float">
            <text:p>0.8029069901</text:p>
          </table:table-cell>
          <table:table-cell/>
          <table:table-cell office:value-type="float" office:value="1.46234183596701E+018" calcext:value-type="float">
            <text:p>146234183596701000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017E+018" calcext:value-type="float">
            <text:p>1462341836017000000</text:p>
          </table:table-cell>
          <table:table-cell table:formula="of:=[.A762]-[.$A$2]" office:value-type="float" office:value="38000119808" calcext:value-type="float">
            <text:p>38000119808</text:p>
          </table:table-cell>
          <table:table-cell table:formula="of:=[.B762]/[.$B$3]" office:value-type="float" office:value="757.42545298683" calcext:value-type="float">
            <text:p>757</text:p>
          </table:table-cell>
          <table:table-cell office:value-type="float" office:value="0.770491480827" calcext:value-type="float">
            <text:p>0.7704914808</text:p>
          </table:table-cell>
          <table:table-cell/>
          <table:table-cell office:value-type="float" office:value="1.462341836017E+018" calcext:value-type="float">
            <text:p>1462341836017000000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06699E+018" calcext:value-type="float">
            <text:p>1462341836066990000</text:p>
          </table:table-cell>
          <table:table-cell table:formula="of:=[.A763]-[.$A$2]" office:value-type="float" office:value="38050109952" calcext:value-type="float">
            <text:p>38050109952</text:p>
          </table:table-cell>
          <table:table-cell table:formula="of:=[.B763]/[.$B$3]" office:value-type="float" office:value="758.421865831195" calcext:value-type="float">
            <text:p>758</text:p>
          </table:table-cell>
          <table:table-cell office:value-type="float" office:value="0.760517477989" calcext:value-type="float">
            <text:p>0.760517478</text:p>
          </table:table-cell>
          <table:table-cell/>
          <table:table-cell office:value-type="float" office:value="1.46234183606699E+018" calcext:value-type="float">
            <text:p>1462341836066990000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11695E+018" calcext:value-type="float">
            <text:p>1462341836116950000</text:p>
          </table:table-cell>
          <table:table-cell table:formula="of:=[.A764]-[.$A$2]" office:value-type="float" office:value="38100069888" calcext:value-type="float">
            <text:p>38100069888</text:p>
          </table:table-cell>
          <table:table-cell table:formula="of:=[.B764]/[.$B$3]" office:value-type="float" office:value="759.417676564087" calcext:value-type="float">
            <text:p>759</text:p>
          </table:table-cell>
          <table:table-cell office:value-type="float" office:value="0.745556473732" calcext:value-type="float">
            <text:p>0.7455564737</text:p>
          </table:table-cell>
          <table:table-cell/>
          <table:table-cell office:value-type="float" office:value="1.46234183611695E+018" calcext:value-type="float">
            <text:p>1462341836116950000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16693E+018" calcext:value-type="float">
            <text:p>1462341836166930000</text:p>
          </table:table-cell>
          <table:table-cell table:formula="of:=[.A765]-[.$A$2]" office:value-type="float" office:value="38150049792" calcext:value-type="float">
            <text:p>38150049792</text:p>
          </table:table-cell>
          <table:table-cell table:formula="of:=[.B765]/[.$B$3]" office:value-type="float" office:value="760.413885302867" calcext:value-type="float">
            <text:p>760</text:p>
          </table:table-cell>
          <table:table-cell office:value-type="float" office:value="0.745556473732" calcext:value-type="float">
            <text:p>0.7455564737</text:p>
          </table:table-cell>
          <table:table-cell/>
          <table:table-cell office:value-type="float" office:value="1.46234183616693E+018" calcext:value-type="float">
            <text:p>1462341836166930000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21696E+018" calcext:value-type="float">
            <text:p>1462341836216960000</text:p>
          </table:table-cell>
          <table:table-cell table:formula="of:=[.A766]-[.$A$2]" office:value-type="float" office:value="38200079872" calcext:value-type="float">
            <text:p>38200079872</text:p>
          </table:table-cell>
          <table:table-cell table:formula="of:=[.B766]/[.$B$3]" office:value-type="float" office:value="761.411094159009" calcext:value-type="float">
            <text:p>761</text:p>
          </table:table-cell>
          <table:table-cell office:value-type="float" office:value="0.738075971603" calcext:value-type="float">
            <text:p>0.7380759716</text:p>
          </table:table-cell>
          <table:table-cell/>
          <table:table-cell office:value-type="float" office:value="1.46234183621696E+018" calcext:value-type="float">
            <text:p>1462341836216960000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26695E+018" calcext:value-type="float">
            <text:p>1462341836266950000</text:p>
          </table:table-cell>
          <table:table-cell table:formula="of:=[.A767]-[.$A$2]" office:value-type="float" office:value="38250070016" calcext:value-type="float">
            <text:p>38250070016</text:p>
          </table:table-cell>
          <table:table-cell table:formula="of:=[.B767]/[.$B$3]" office:value-type="float" office:value="762.407507003373" calcext:value-type="float">
            <text:p>762</text:p>
          </table:table-cell>
          <table:table-cell office:value-type="float" office:value="0.748049974442" calcext:value-type="float">
            <text:p>0.7480499744</text:p>
          </table:table-cell>
          <table:table-cell/>
          <table:table-cell office:value-type="float" office:value="1.46234183626695E+018" calcext:value-type="float">
            <text:p>1462341836266950000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31692E+018" calcext:value-type="float">
            <text:p>1462341836316920000</text:p>
          </table:table-cell>
          <table:table-cell table:formula="of:=[.A768]-[.$A$2]" office:value-type="float" office:value="38300039936" calcext:value-type="float">
            <text:p>38300039936</text:p>
          </table:table-cell>
          <table:table-cell table:formula="of:=[.B768]/[.$B$3]" office:value-type="float" office:value="763.403516739209" calcext:value-type="float">
            <text:p>763</text:p>
          </table:table-cell>
          <table:table-cell office:value-type="float" office:value="1.08965945244" calcext:value-type="float">
            <text:p>1.0896594524</text:p>
          </table:table-cell>
          <table:table-cell/>
          <table:table-cell office:value-type="float" office:value="1.46234183631692E+018" calcext:value-type="float">
            <text:p>1462341836316920000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36691E+018" calcext:value-type="float">
            <text:p>1462341836366910000</text:p>
          </table:table-cell>
          <table:table-cell table:formula="of:=[.A769]-[.$A$2]" office:value-type="float" office:value="38350029824" calcext:value-type="float">
            <text:p>38350029824</text:p>
          </table:table-cell>
          <table:table-cell table:formula="of:=[.B769]/[.$B$3]" office:value-type="float" office:value="764.399924480934" calcext:value-type="float">
            <text:p>764</text:p>
          </table:table-cell>
          <table:table-cell office:value-type="float" office:value="0.723114967346" calcext:value-type="float">
            <text:p>0.7231149673</text:p>
          </table:table-cell>
          <table:table-cell/>
          <table:table-cell office:value-type="float" office:value="1.46234183636691E+018" calcext:value-type="float">
            <text:p>1462341836366910000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41707E+018" calcext:value-type="float">
            <text:p>1462341836417070000</text:p>
          </table:table-cell>
          <table:table-cell table:formula="of:=[.A770]-[.$A$2]" office:value-type="float" office:value="38400189696" calcext:value-type="float">
            <text:p>38400189696</text:p>
          </table:table-cell>
          <table:table-cell table:formula="of:=[.B770]/[.$B$3]" office:value-type="float" office:value="765.39972037535" calcext:value-type="float">
            <text:p>765</text:p>
          </table:table-cell>
          <table:table-cell office:value-type="float" office:value="0.695686519146" calcext:value-type="float">
            <text:p>0.6956865191</text:p>
          </table:table-cell>
          <table:table-cell/>
          <table:table-cell office:value-type="float" office:value="1.46234183641707E+018" calcext:value-type="float">
            <text:p>1462341836417070000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46697E+018" calcext:value-type="float">
            <text:p>1462341836466970000</text:p>
          </table:table-cell>
          <table:table-cell table:formula="of:=[.A771]-[.$A$2]" office:value-type="float" office:value="38450089984" calcext:value-type="float">
            <text:p>38450089984</text:p>
          </table:table-cell>
          <table:table-cell table:formula="of:=[.B771]/[.$B$3]" office:value-type="float" office:value="766.394342193217" calcext:value-type="float">
            <text:p>766</text:p>
          </table:table-cell>
          <table:table-cell office:value-type="float" office:value="0.708154022694" calcext:value-type="float">
            <text:p>0.7081540227</text:p>
          </table:table-cell>
          <table:table-cell/>
          <table:table-cell office:value-type="float" office:value="1.46234183646697E+018" calcext:value-type="float">
            <text:p>1462341836466970000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51692E+018" calcext:value-type="float">
            <text:p>1462341836516920000</text:p>
          </table:table-cell>
          <table:table-cell table:formula="of:=[.A772]-[.$A$2]" office:value-type="float" office:value="38500039936" calcext:value-type="float">
            <text:p>38500039936</text:p>
          </table:table-cell>
          <table:table-cell table:formula="of:=[.B772]/[.$B$3]" office:value-type="float" office:value="767.389953923164" calcext:value-type="float">
            <text:p>767</text:p>
          </table:table-cell>
          <table:table-cell office:value-type="float" office:value="0.713140964508" calcext:value-type="float">
            <text:p>0.7131409645</text:p>
          </table:table-cell>
          <table:table-cell/>
          <table:table-cell office:value-type="float" office:value="1.46234183651692E+018" calcext:value-type="float">
            <text:p>1462341836516920000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56693E+018" calcext:value-type="float">
            <text:p>1462341836566930000</text:p>
          </table:table-cell>
          <table:table-cell table:formula="of:=[.A773]-[.$A$2]" office:value-type="float" office:value="38550050048" calcext:value-type="float">
            <text:p>38550050048</text:p>
          </table:table-cell>
          <table:table-cell table:formula="of:=[.B773]/[.$B$3]" office:value-type="float" office:value="768.386764773417" calcext:value-type="float">
            <text:p>768</text:p>
          </table:table-cell>
          <table:table-cell office:value-type="float" office:value="0.693193018436" calcext:value-type="float">
            <text:p>0.6931930184</text:p>
          </table:table-cell>
          <table:table-cell/>
          <table:table-cell office:value-type="float" office:value="1.46234183656693E+018" calcext:value-type="float">
            <text:p>1462341836566930000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61695E+018" calcext:value-type="float">
            <text:p>1462341836616950000</text:p>
          </table:table-cell>
          <table:table-cell table:formula="of:=[.A774]-[.$A$2]" office:value-type="float" office:value="38600069888" calcext:value-type="float">
            <text:p>38600069888</text:p>
          </table:table-cell>
          <table:table-cell table:formula="of:=[.B774]/[.$B$3]" office:value-type="float" office:value="769.383769523975" calcext:value-type="float">
            <text:p>769</text:p>
          </table:table-cell>
          <table:table-cell office:value-type="float" office:value="0.678232014179" calcext:value-type="float">
            <text:p>0.6782320142</text:p>
          </table:table-cell>
          <table:table-cell/>
          <table:table-cell office:value-type="float" office:value="1.46234183661695E+018" calcext:value-type="float">
            <text:p>1462341836616950000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66692E+018" calcext:value-type="float">
            <text:p>1462341836666920000</text:p>
          </table:table-cell>
          <table:table-cell table:formula="of:=[.A775]-[.$A$2]" office:value-type="float" office:value="38650040064" calcext:value-type="float">
            <text:p>38650040064</text:p>
          </table:table-cell>
          <table:table-cell table:formula="of:=[.B775]/[.$B$3]" office:value-type="float" office:value="770.379784362451" calcext:value-type="float">
            <text:p>770</text:p>
          </table:table-cell>
          <table:table-cell office:value-type="float" office:value="0.663271009922" calcext:value-type="float">
            <text:p>0.6632710099</text:p>
          </table:table-cell>
          <table:table-cell/>
          <table:table-cell office:value-type="float" office:value="1.46234183666692E+018" calcext:value-type="float">
            <text:p>1462341836666920000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71693E+018" calcext:value-type="float">
            <text:p>1462341836716930000</text:p>
          </table:table-cell>
          <table:table-cell table:formula="of:=[.A776]-[.$A$2]" office:value-type="float" office:value="38700049920" calcext:value-type="float">
            <text:p>38700049920</text:p>
          </table:table-cell>
          <table:table-cell table:formula="of:=[.B776]/[.$B$3]" office:value-type="float" office:value="771.376590110064" calcext:value-type="float">
            <text:p>771</text:p>
          </table:table-cell>
          <table:table-cell office:value-type="float" office:value="0.695686459541" calcext:value-type="float">
            <text:p>0.6956864595</text:p>
          </table:table-cell>
          <table:table-cell/>
          <table:table-cell office:value-type="float" office:value="1.46234183671693E+018" calcext:value-type="float">
            <text:p>1462341836716930000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76691E+018" calcext:value-type="float">
            <text:p>1462341836766910000</text:p>
          </table:table-cell>
          <table:table-cell table:formula="of:=[.A777]-[.$A$2]" office:value-type="float" office:value="38750029824" calcext:value-type="float">
            <text:p>38750029824</text:p>
          </table:table-cell>
          <table:table-cell table:formula="of:=[.B777]/[.$B$3]" office:value-type="float" office:value="772.372798848845" calcext:value-type="float">
            <text:p>772</text:p>
          </table:table-cell>
          <table:table-cell office:value-type="float" office:value="0.615894496441" calcext:value-type="float">
            <text:p>0.6158944964</text:p>
          </table:table-cell>
          <table:table-cell/>
          <table:table-cell office:value-type="float" office:value="1.46234183676691E+018" calcext:value-type="float">
            <text:p>146234183676691000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81699E+018" calcext:value-type="float">
            <text:p>1462341836816990000</text:p>
          </table:table-cell>
          <table:table-cell table:formula="of:=[.A778]-[.$A$2]" office:value-type="float" office:value="38800109824" calcext:value-type="float">
            <text:p>38800109824</text:p>
          </table:table-cell>
          <table:table-cell table:formula="of:=[.B778]/[.$B$3]" office:value-type="float" office:value="773.371002719707" calcext:value-type="float">
            <text:p>773</text:p>
          </table:table-cell>
          <table:table-cell office:value-type="float" office:value="0.598439991474" calcext:value-type="float">
            <text:p>0.5984399915</text:p>
          </table:table-cell>
          <table:table-cell/>
          <table:table-cell office:value-type="float" office:value="1.46234183681699E+018" calcext:value-type="float">
            <text:p>1462341836816990000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86694E+018" calcext:value-type="float">
            <text:p>1462341836866940000</text:p>
          </table:table-cell>
          <table:table-cell table:formula="of:=[.A779]-[.$A$2]" office:value-type="float" office:value="38850060032" calcext:value-type="float">
            <text:p>38850060032</text:p>
          </table:table-cell>
          <table:table-cell table:formula="of:=[.B779]/[.$B$3]" office:value-type="float" office:value="774.366619552294" calcext:value-type="float">
            <text:p>774</text:p>
          </table:table-cell>
          <table:table-cell office:value-type="float" office:value="0.638336002827" calcext:value-type="float">
            <text:p>0.6383360028</text:p>
          </table:table-cell>
          <table:table-cell/>
          <table:table-cell office:value-type="float" office:value="1.46234183686694E+018" calcext:value-type="float">
            <text:p>1462341836866940000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91691E+018" calcext:value-type="float">
            <text:p>1462341836916910000</text:p>
          </table:table-cell>
          <table:table-cell table:formula="of:=[.A780]-[.$A$2]" office:value-type="float" office:value="38900029696" calcext:value-type="float">
            <text:p>38900029696</text:p>
          </table:table-cell>
          <table:table-cell table:formula="of:=[.B780]/[.$B$3]" office:value-type="float" office:value="775.362624185491" calcext:value-type="float">
            <text:p>775</text:p>
          </table:table-cell>
          <table:table-cell office:value-type="float" office:value="0.623374998569" calcext:value-type="float">
            <text:p>0.6233749986</text:p>
          </table:table-cell>
          <table:table-cell/>
          <table:table-cell office:value-type="float" office:value="1.46234183691691E+018" calcext:value-type="float">
            <text:p>1462341836916910000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696693E+018" calcext:value-type="float">
            <text:p>1462341836966930000</text:p>
          </table:table-cell>
          <table:table-cell table:formula="of:=[.A781]-[.$A$2]" office:value-type="float" office:value="38950049792" calcext:value-type="float">
            <text:p>38950049792</text:p>
          </table:table-cell>
          <table:table-cell table:formula="of:=[.B781]/[.$B$3]" office:value-type="float" office:value="776.359634038688" calcext:value-type="float">
            <text:p>776</text:p>
          </table:table-cell>
          <table:table-cell office:value-type="float" office:value="0.922595024109" calcext:value-type="float">
            <text:p>0.9225950241</text:p>
          </table:table-cell>
          <table:table-cell/>
          <table:table-cell office:value-type="float" office:value="1.46234183696693E+018" calcext:value-type="float">
            <text:p>1462341836966930000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01709E+018" calcext:value-type="float">
            <text:p>1462341837017090000</text:p>
          </table:table-cell>
          <table:table-cell table:formula="of:=[.A782]-[.$A$2]" office:value-type="float" office:value="39000209920" calcext:value-type="float">
            <text:p>39000209920</text:p>
          </table:table-cell>
          <table:table-cell table:formula="of:=[.B782]/[.$B$3]" office:value-type="float" office:value="777.359435035744" calcext:value-type="float">
            <text:p>777</text:p>
          </table:table-cell>
          <table:table-cell office:value-type="float" office:value="0.613400995731" calcext:value-type="float">
            <text:p>0.6134009957</text:p>
          </table:table-cell>
          <table:table-cell/>
          <table:table-cell office:value-type="float" office:value="1.46234183701709E+018" calcext:value-type="float">
            <text:p>1462341837017090000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06707E+018" calcext:value-type="float">
            <text:p>1462341837067070000</text:p>
          </table:table-cell>
          <table:table-cell table:formula="of:=[.A783]-[.$A$2]" office:value-type="float" office:value="39050189824" calcext:value-type="float">
            <text:p>39050189824</text:p>
          </table:table-cell>
          <table:table-cell table:formula="of:=[.B783]/[.$B$3]" office:value-type="float" office:value="778.355643774525" calcext:value-type="float">
            <text:p>778</text:p>
          </table:table-cell>
          <table:table-cell office:value-type="float" office:value="0.613400995731" calcext:value-type="float">
            <text:p>0.6134009957</text:p>
          </table:table-cell>
          <table:table-cell/>
          <table:table-cell office:value-type="float" office:value="1.46234183706707E+018" calcext:value-type="float">
            <text:p>1462341837067070000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11701E+018" calcext:value-type="float">
            <text:p>1462341837117010000</text:p>
          </table:table-cell>
          <table:table-cell table:formula="of:=[.A784]-[.$A$2]" office:value-type="float" office:value="39100129792" calcext:value-type="float">
            <text:p>39100129792</text:p>
          </table:table-cell>
          <table:table-cell table:formula="of:=[.B784]/[.$B$3]" office:value-type="float" office:value="779.351056501528" calcext:value-type="float">
            <text:p>779</text:p>
          </table:table-cell>
          <table:table-cell office:value-type="float" office:value="0.610907495022" calcext:value-type="float">
            <text:p>0.610907495</text:p>
          </table:table-cell>
          <table:table-cell/>
          <table:table-cell office:value-type="float" office:value="1.46234183711701E+018" calcext:value-type="float">
            <text:p>1462341837117010000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16699E+018" calcext:value-type="float">
            <text:p>1462341837166990000</text:p>
          </table:table-cell>
          <table:table-cell table:formula="of:=[.A785]-[.$A$2]" office:value-type="float" office:value="39150109952" calcext:value-type="float">
            <text:p>39150109952</text:p>
          </table:table-cell>
          <table:table-cell table:formula="of:=[.B785]/[.$B$3]" office:value-type="float" office:value="780.347270342948" calcext:value-type="float">
            <text:p>780</text:p>
          </table:table-cell>
          <table:table-cell office:value-type="float" office:value="0.62088149786" calcext:value-type="float">
            <text:p>0.6208814979</text:p>
          </table:table-cell>
          <table:table-cell/>
          <table:table-cell office:value-type="float" office:value="1.46234183716699E+018" calcext:value-type="float">
            <text:p>1462341837166990000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21697E+018" calcext:value-type="float">
            <text:p>1462341837216970000</text:p>
          </table:table-cell>
          <table:table-cell table:formula="of:=[.A786]-[.$A$2]" office:value-type="float" office:value="39200089856" calcext:value-type="float">
            <text:p>39200089856</text:p>
          </table:table-cell>
          <table:table-cell table:formula="of:=[.B786]/[.$B$3]" office:value-type="float" office:value="781.343479081729" calcext:value-type="float">
            <text:p>781</text:p>
          </table:table-cell>
          <table:table-cell office:value-type="float" office:value="0.61838799715" calcext:value-type="float">
            <text:p>0.6183879972</text:p>
          </table:table-cell>
          <table:table-cell/>
          <table:table-cell office:value-type="float" office:value="1.46234183721697E+018" calcext:value-type="float">
            <text:p>1462341837216970000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26706E+018" calcext:value-type="float">
            <text:p>1462341837267060000</text:p>
          </table:table-cell>
          <table:table-cell table:formula="of:=[.A787]-[.$A$2]" office:value-type="float" office:value="39250179840" calcext:value-type="float">
            <text:p>39250179840</text:p>
          </table:table-cell>
          <table:table-cell table:formula="of:=[.B787]/[.$B$3]" office:value-type="float" office:value="782.341881955536" calcext:value-type="float">
            <text:p>782</text:p>
          </table:table-cell>
          <table:table-cell office:value-type="float" office:value="0.615894496441" calcext:value-type="float">
            <text:p>0.6158944964</text:p>
          </table:table-cell>
          <table:table-cell/>
          <table:table-cell office:value-type="float" office:value="1.46234183726706E+018" calcext:value-type="float">
            <text:p>1462341837267060000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31693E+018" calcext:value-type="float">
            <text:p>1462341837316930000</text:p>
          </table:table-cell>
          <table:table-cell table:formula="of:=[.A788]-[.$A$2]" office:value-type="float" office:value="39300049664" calcext:value-type="float">
            <text:p>39300049664</text:p>
          </table:table-cell>
          <table:table-cell table:formula="of:=[.B788]/[.$B$3]" office:value-type="float" office:value="783.33589655929" calcext:value-type="float">
            <text:p>783</text:p>
          </table:table-cell>
          <table:table-cell office:value-type="float" office:value="0.695686459541" calcext:value-type="float">
            <text:p>0.6956864595</text:p>
          </table:table-cell>
          <table:table-cell/>
          <table:table-cell office:value-type="float" office:value="1.46234183731693E+018" calcext:value-type="float">
            <text:p>1462341837316930000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36692E+018" calcext:value-type="float">
            <text:p>1462341837366920000</text:p>
          </table:table-cell>
          <table:table-cell table:formula="of:=[.A789]-[.$A$2]" office:value-type="float" office:value="39350039808" calcext:value-type="float">
            <text:p>39350039808</text:p>
          </table:table-cell>
          <table:table-cell table:formula="of:=[.B789]/[.$B$3]" office:value-type="float" office:value="784.332309403655" calcext:value-type="float">
            <text:p>784</text:p>
          </table:table-cell>
          <table:table-cell office:value-type="float" office:value="0.623374998569" calcext:value-type="float">
            <text:p>0.6233749986</text:p>
          </table:table-cell>
          <table:table-cell/>
          <table:table-cell office:value-type="float" office:value="1.46234183736692E+018" calcext:value-type="float">
            <text:p>1462341837366920000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41689E+018" calcext:value-type="float">
            <text:p>1462341837416890000</text:p>
          </table:table-cell>
          <table:table-cell table:formula="of:=[.A790]-[.$A$2]" office:value-type="float" office:value="39400009728" calcext:value-type="float">
            <text:p>39400009728</text:p>
          </table:table-cell>
          <table:table-cell table:formula="of:=[.B790]/[.$B$3]" office:value-type="float" office:value="785.328319139491" calcext:value-type="float">
            <text:p>785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3741689E+018" calcext:value-type="float">
            <text:p>1462341837416890000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46693E+018" calcext:value-type="float">
            <text:p>1462341837466930000</text:p>
          </table:table-cell>
          <table:table-cell table:formula="of:=[.A791]-[.$A$2]" office:value-type="float" office:value="39450049792" calcext:value-type="float">
            <text:p>39450049792</text:p>
          </table:table-cell>
          <table:table-cell table:formula="of:=[.B791]/[.$B$3]" office:value-type="float" office:value="786.325726998576" calcext:value-type="float">
            <text:p>786</text:p>
          </table:table-cell>
          <table:table-cell office:value-type="float" office:value="0.658284008503" calcext:value-type="float">
            <text:p>0.6582840085</text:p>
          </table:table-cell>
          <table:table-cell/>
          <table:table-cell office:value-type="float" office:value="1.46234183746693E+018" calcext:value-type="float">
            <text:p>1462341837466930000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5169E+018" calcext:value-type="float">
            <text:p>1462341837516900000</text:p>
          </table:table-cell>
          <table:table-cell table:formula="of:=[.A792]-[.$A$2]" office:value-type="float" office:value="39500019712" calcext:value-type="float">
            <text:p>39500019712</text:p>
          </table:table-cell>
          <table:table-cell table:formula="of:=[.B792]/[.$B$3]" office:value-type="float" office:value="787.321736734413" calcext:value-type="float">
            <text:p>787</text:p>
          </table:table-cell>
          <table:table-cell office:value-type="float" office:value="0.670751512051" calcext:value-type="float">
            <text:p>0.6707515121</text:p>
          </table:table-cell>
          <table:table-cell/>
          <table:table-cell office:value-type="float" office:value="1.4623418375169E+018" calcext:value-type="float">
            <text:p>146234183751690000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56693E+018" calcext:value-type="float">
            <text:p>1462341837566930000</text:p>
          </table:table-cell>
          <table:table-cell table:formula="of:=[.A793]-[.$A$2]" office:value-type="float" office:value="39550049792" calcext:value-type="float">
            <text:p>39550049792</text:p>
          </table:table-cell>
          <table:table-cell table:formula="of:=[.B793]/[.$B$3]" office:value-type="float" office:value="788.318945590554" calcext:value-type="float">
            <text:p>788</text:p>
          </table:table-cell>
          <table:table-cell office:value-type="float" office:value="0.349090009928" calcext:value-type="float">
            <text:p>0.3490900099</text:p>
          </table:table-cell>
          <table:table-cell/>
          <table:table-cell office:value-type="float" office:value="1.46234183756693E+018" calcext:value-type="float">
            <text:p>1462341837566930000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61705E+018" calcext:value-type="float">
            <text:p>1462341837617050000</text:p>
          </table:table-cell>
          <table:table-cell table:formula="of:=[.A794]-[.$A$2]" office:value-type="float" office:value="39600169984" calcext:value-type="float">
            <text:p>39600169984</text:p>
          </table:table-cell>
          <table:table-cell table:formula="of:=[.B794]/[.$B$3]" office:value-type="float" office:value="789.317950575833" calcext:value-type="float">
            <text:p>789</text:p>
          </table:table-cell>
          <table:table-cell office:value-type="float" office:value="0.703167021275" calcext:value-type="float">
            <text:p>0.7031670213</text:p>
          </table:table-cell>
          <table:table-cell/>
          <table:table-cell office:value-type="float" office:value="1.46234183761705E+018" calcext:value-type="float">
            <text:p>1462341837617050000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66693E+018" calcext:value-type="float">
            <text:p>1462341837666930000</text:p>
          </table:table-cell>
          <table:table-cell table:formula="of:=[.A795]-[.$A$2]" office:value-type="float" office:value="39650049792" calcext:value-type="float">
            <text:p>39650049792</text:p>
          </table:table-cell>
          <table:table-cell table:formula="of:=[.B795]/[.$B$3]" office:value-type="float" office:value="790.312164182532" calcext:value-type="float">
            <text:p>790</text:p>
          </table:table-cell>
          <table:table-cell office:value-type="float" office:value="0.67324501276" calcext:value-type="float">
            <text:p>0.6732450128</text:p>
          </table:table-cell>
          <table:table-cell/>
          <table:table-cell office:value-type="float" office:value="1.46234183766693E+018" calcext:value-type="float">
            <text:p>1462341837666930000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71691E+018" calcext:value-type="float">
            <text:p>1462341837716910000</text:p>
          </table:table-cell>
          <table:table-cell table:formula="of:=[.A796]-[.$A$2]" office:value-type="float" office:value="39700029952" calcext:value-type="float">
            <text:p>39700029952</text:p>
          </table:table-cell>
          <table:table-cell table:formula="of:=[.B796]/[.$B$3]" office:value-type="float" office:value="791.308378023952" calcext:value-type="float">
            <text:p>791</text:p>
          </table:table-cell>
          <table:table-cell office:value-type="float" office:value="0.678232014179" calcext:value-type="float">
            <text:p>0.6782320142</text:p>
          </table:table-cell>
          <table:table-cell/>
          <table:table-cell office:value-type="float" office:value="1.46234183771691E+018" calcext:value-type="float">
            <text:p>146234183771691000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76696E+018" calcext:value-type="float">
            <text:p>1462341837766960000</text:p>
          </table:table-cell>
          <table:table-cell table:formula="of:=[.A797]-[.$A$2]" office:value-type="float" office:value="39750079744" calcext:value-type="float">
            <text:p>39750079744</text:p>
          </table:table-cell>
          <table:table-cell table:formula="of:=[.B797]/[.$B$3]" office:value-type="float" office:value="792.305979783342" calcext:value-type="float">
            <text:p>792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3776696E+018" calcext:value-type="float">
            <text:p>1462341837766960000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81706E+018" calcext:value-type="float">
            <text:p>1462341837817060000</text:p>
          </table:table-cell>
          <table:table-cell table:formula="of:=[.A798]-[.$A$2]" office:value-type="float" office:value="39800179968" calcext:value-type="float">
            <text:p>39800179968</text:p>
          </table:table-cell>
          <table:table-cell table:formula="of:=[.B798]/[.$B$3]" office:value-type="float" office:value="793.304586762732" calcext:value-type="float">
            <text:p>793</text:p>
          </table:table-cell>
          <table:table-cell office:value-type="float" office:value="0.708154022694" calcext:value-type="float">
            <text:p>0.7081540227</text:p>
          </table:table-cell>
          <table:table-cell/>
          <table:table-cell office:value-type="float" office:value="1.46234183781706E+018" calcext:value-type="float">
            <text:p>1462341837817060000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86689E+018" calcext:value-type="float">
            <text:p>1462341837866890000</text:p>
          </table:table-cell>
          <table:table-cell table:formula="of:=[.A799]-[.$A$2]" office:value-type="float" office:value="39850009856" calcext:value-type="float">
            <text:p>39850009856</text:p>
          </table:table-cell>
          <table:table-cell table:formula="of:=[.B799]/[.$B$3]" office:value-type="float" office:value="794.29780535471" calcext:value-type="float">
            <text:p>794</text:p>
          </table:table-cell>
          <table:table-cell office:value-type="float" office:value="0.708154022694" calcext:value-type="float">
            <text:p>0.7081540227</text:p>
          </table:table-cell>
          <table:table-cell/>
          <table:table-cell office:value-type="float" office:value="1.46234183786689E+018" calcext:value-type="float">
            <text:p>1462341837866890000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91688E+018" calcext:value-type="float">
            <text:p>1462341837916880000</text:p>
          </table:table-cell>
          <table:table-cell table:formula="of:=[.A800]-[.$A$2]" office:value-type="float" office:value="39899999744" calcext:value-type="float">
            <text:p>39899999744</text:p>
          </table:table-cell>
          <table:table-cell table:formula="of:=[.B800]/[.$B$3]" office:value-type="float" office:value="795.294213096435" calcext:value-type="float">
            <text:p>795</text:p>
          </table:table-cell>
          <table:table-cell office:value-type="float" office:value="0.668258011341" calcext:value-type="float">
            <text:p>0.6682580113</text:p>
          </table:table-cell>
          <table:table-cell/>
          <table:table-cell office:value-type="float" office:value="1.46234183791688E+018" calcext:value-type="float">
            <text:p>1462341837916880000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79669E+018" calcext:value-type="float">
            <text:p>1462341837966900000</text:p>
          </table:table-cell>
          <table:table-cell table:formula="of:=[.A801]-[.$A$2]" office:value-type="float" office:value="39950019840" calcext:value-type="float">
            <text:p>39950019840</text:p>
          </table:table-cell>
          <table:table-cell table:formula="of:=[.B801]/[.$B$3]" office:value-type="float" office:value="796.291222949632" calcext:value-type="float">
            <text:p>796</text:p>
          </table:table-cell>
          <table:table-cell office:value-type="float" office:value="0.690699517727" calcext:value-type="float">
            <text:p>0.6906995177</text:p>
          </table:table-cell>
          <table:table-cell/>
          <table:table-cell office:value-type="float" office:value="1.4623418379669E+018" calcext:value-type="float">
            <text:p>14623418379669000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801692E+018" calcext:value-type="float">
            <text:p>1462341838016920000</text:p>
          </table:table-cell>
          <table:table-cell table:formula="of:=[.A802]-[.$A$2]" office:value-type="float" office:value="40000039936" calcext:value-type="float">
            <text:p>40000039936</text:p>
          </table:table-cell>
          <table:table-cell table:formula="of:=[.B802]/[.$B$3]" office:value-type="float" office:value="797.288232802829" calcext:value-type="float">
            <text:p>797</text:p>
          </table:table-cell>
          <table:table-cell office:value-type="float" office:value="0.67324501276" calcext:value-type="float">
            <text:p>0.6732450128</text:p>
          </table:table-cell>
          <table:table-cell/>
          <table:table-cell office:value-type="float" office:value="1.46234183801692E+018" calcext:value-type="float">
            <text:p>1462341838016920000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806691E+018" calcext:value-type="float">
            <text:p>1462341838066910000</text:p>
          </table:table-cell>
          <table:table-cell table:formula="of:=[.A803]-[.$A$2]" office:value-type="float" office:value="40050029824" calcext:value-type="float">
            <text:p>40050029824</text:p>
          </table:table-cell>
          <table:table-cell table:formula="of:=[.B803]/[.$B$3]" office:value-type="float" office:value="798.284640544554" calcext:value-type="float">
            <text:p>798</text:p>
          </table:table-cell>
          <table:table-cell office:value-type="float" office:value="0.670751512051" calcext:value-type="float">
            <text:p>0.6707515121</text:p>
          </table:table-cell>
          <table:table-cell/>
          <table:table-cell office:value-type="float" office:value="1.46234183806691E+018" calcext:value-type="float">
            <text:p>1462341838066910000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811689E+018" calcext:value-type="float">
            <text:p>1462341838116890000</text:p>
          </table:table-cell>
          <table:table-cell table:formula="of:=[.A804]-[.$A$2]" office:value-type="float" office:value="40100009984" calcext:value-type="float">
            <text:p>40100009984</text:p>
          </table:table-cell>
          <table:table-cell table:formula="of:=[.B804]/[.$B$3]" office:value-type="float" office:value="799.280854385974" calcext:value-type="float">
            <text:p>799</text:p>
          </table:table-cell>
          <table:table-cell office:value-type="float" office:value="0.668258011341" calcext:value-type="float">
            <text:p>0.6682580113</text:p>
          </table:table-cell>
          <table:table-cell/>
          <table:table-cell office:value-type="float" office:value="1.46234183811689E+018" calcext:value-type="float">
            <text:p>1462341838116890000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816689E+018" calcext:value-type="float">
            <text:p>1462341838166890000</text:p>
          </table:table-cell>
          <table:table-cell table:formula="of:=[.A805]-[.$A$2]" office:value-type="float" office:value="40150009856" calcext:value-type="float">
            <text:p>40150009856</text:p>
          </table:table-cell>
          <table:table-cell table:formula="of:=[.B805]/[.$B$3]" office:value-type="float" office:value="800.277461130643" calcext:value-type="float">
            <text:p>800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3816689E+018" calcext:value-type="float">
            <text:p>1462341838166890000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46234183821701E+018" calcext:value-type="float">
            <text:p>1462341838217010000</text:p>
          </table:table-cell>
          <table:table-cell table:formula="of:=[.A806]-[.$A$2]" office:value-type="float" office:value="40200129792" calcext:value-type="float">
            <text:p>40200129792</text:p>
          </table:table-cell>
          <table:table-cell table:formula="of:=[.B806]/[.$B$3]" office:value-type="float" office:value="801.276461013282" calcext:value-type="float">
            <text:p>801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3821701E+018" calcext:value-type="float">
            <text:p>1462341838217010000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46234183826691E+018" calcext:value-type="float">
            <text:p>1462341838266910000</text:p>
          </table:table-cell>
          <table:table-cell table:formula="of:=[.A807]-[.$A$2]" office:value-type="float" office:value="40250029824" calcext:value-type="float">
            <text:p>40250029824</text:p>
          </table:table-cell>
          <table:table-cell table:formula="of:=[.B807]/[.$B$3]" office:value-type="float" office:value="802.271077728509" calcext:value-type="float">
            <text:p>802</text:p>
          </table:table-cell>
          <table:table-cell office:value-type="float" office:value="0.593452990055" calcext:value-type="float">
            <text:p>0.5934529901</text:p>
          </table:table-cell>
          <table:table-cell/>
          <table:table-cell office:value-type="float" office:value="1.46234183826691E+018" calcext:value-type="float">
            <text:p>1462341838266910000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46234183831691E+018" calcext:value-type="float">
            <text:p>1462341838316910000</text:p>
          </table:table-cell>
          <table:table-cell table:formula="of:=[.A808]-[.$A$2]" office:value-type="float" office:value="40300029952" calcext:value-type="float">
            <text:p>40300029952</text:p>
          </table:table-cell>
          <table:table-cell table:formula="of:=[.B808]/[.$B$3]" office:value-type="float" office:value="803.267689575818" calcext:value-type="float">
            <text:p>803</text:p>
          </table:table-cell>
          <table:table-cell office:value-type="float" office:value="0.663271009922" calcext:value-type="float">
            <text:p>0.6632710099</text:p>
          </table:table-cell>
          <table:table-cell/>
          <table:table-cell office:value-type="float" office:value="1.46234183831691E+018" calcext:value-type="float">
            <text:p>146234183831691000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3836691E+018" calcext:value-type="float">
            <text:p>1462341838366910000</text:p>
          </table:table-cell>
          <table:table-cell table:formula="of:=[.A809]-[.$A$2]" office:value-type="float" office:value="40350029824" calcext:value-type="float">
            <text:p>40350029824</text:p>
          </table:table-cell>
          <table:table-cell table:formula="of:=[.B809]/[.$B$3]" office:value-type="float" office:value="804.264296320487" calcext:value-type="float">
            <text:p>804</text:p>
          </table:table-cell>
          <table:table-cell office:value-type="float" office:value="0.660777509212" calcext:value-type="float">
            <text:p>0.6607775092</text:p>
          </table:table-cell>
          <table:table-cell/>
          <table:table-cell office:value-type="float" office:value="1.46234183836691E+018" calcext:value-type="float">
            <text:p>1462341838366910000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3841703E+018" calcext:value-type="float">
            <text:p>1462341838417030000</text:p>
          </table:table-cell>
          <table:table-cell table:formula="of:=[.A810]-[.$A$2]" office:value-type="float" office:value="40400149760" calcext:value-type="float">
            <text:p>40400149760</text:p>
          </table:table-cell>
          <table:table-cell table:formula="of:=[.B810]/[.$B$3]" office:value-type="float" office:value="805.263296203126" calcext:value-type="float">
            <text:p>805</text:p>
          </table:table-cell>
          <table:table-cell office:value-type="float" office:value="0.643323004246" calcext:value-type="float">
            <text:p>0.6433230042</text:p>
          </table:table-cell>
          <table:table-cell/>
          <table:table-cell office:value-type="float" office:value="1.46234183841703E+018" calcext:value-type="float">
            <text:p>1462341838417030000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384671E+018" calcext:value-type="float">
            <text:p>1462341838467100000</text:p>
          </table:table-cell>
          <table:table-cell table:formula="of:=[.A811]-[.$A$2]" office:value-type="float" office:value="40450220032" calcext:value-type="float">
            <text:p>40450220032</text:p>
          </table:table-cell>
          <table:table-cell table:formula="of:=[.B811]/[.$B$3]" office:value-type="float" office:value="806.261306173684" calcext:value-type="float">
            <text:p>806</text:p>
          </table:table-cell>
          <table:table-cell office:value-type="float" office:value="0.643323004246" calcext:value-type="float">
            <text:p>0.6433230042</text:p>
          </table:table-cell>
          <table:table-cell/>
          <table:table-cell office:value-type="float" office:value="1.4623418384671E+018" calcext:value-type="float">
            <text:p>146234183846710000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3851702E+018" calcext:value-type="float">
            <text:p>1462341838517020000</text:p>
          </table:table-cell>
          <table:table-cell table:formula="of:=[.A812]-[.$A$2]" office:value-type="float" office:value="40500139776" calcext:value-type="float">
            <text:p>40500139776</text:p>
          </table:table-cell>
          <table:table-cell table:formula="of:=[.B812]/[.$B$3]" office:value-type="float" office:value="807.256315792159" calcext:value-type="float">
            <text:p>807</text:p>
          </table:table-cell>
          <table:table-cell office:value-type="float" office:value="0.650803506374" calcext:value-type="float">
            <text:p>0.6508035064</text:p>
          </table:table-cell>
          <table:table-cell/>
          <table:table-cell office:value-type="float" office:value="1.46234183851702E+018" calcext:value-type="float">
            <text:p>1462341838517020000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3856695E+018" calcext:value-type="float">
            <text:p>1462341838566950000</text:p>
          </table:table-cell>
          <table:table-cell table:formula="of:=[.A813]-[.$A$2]" office:value-type="float" office:value="40550069760" calcext:value-type="float">
            <text:p>40550069760</text:p>
          </table:table-cell>
          <table:table-cell table:formula="of:=[.B813]/[.$B$3]" office:value-type="float" office:value="808.251529516219" calcext:value-type="float">
            <text:p>808</text:p>
          </table:table-cell>
          <table:table-cell office:value-type="float" office:value="0.643323004246" calcext:value-type="float">
            <text:p>0.6433230042</text:p>
          </table:table-cell>
          <table:table-cell/>
          <table:table-cell office:value-type="float" office:value="1.46234183856695E+018" calcext:value-type="float">
            <text:p>1462341838566950000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3861702E+018" calcext:value-type="float">
            <text:p>1462341838617020000</text:p>
          </table:table-cell>
          <table:table-cell table:formula="of:=[.A814]-[.$A$2]" office:value-type="float" office:value="40600139776" calcext:value-type="float">
            <text:p>40600139776</text:p>
          </table:table-cell>
          <table:table-cell table:formula="of:=[.B814]/[.$B$3]" office:value-type="float" office:value="809.249534384137" calcext:value-type="float">
            <text:p>809</text:p>
          </table:table-cell>
          <table:table-cell office:value-type="float" office:value="0.640829503536" calcext:value-type="float">
            <text:p>0.6408295035</text:p>
          </table:table-cell>
          <table:table-cell/>
          <table:table-cell office:value-type="float" office:value="1.46234183861702E+018" calcext:value-type="float">
            <text:p>1462341838617020000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3866697E+018" calcext:value-type="float">
            <text:p>1462341838666970000</text:p>
          </table:table-cell>
          <table:table-cell table:formula="of:=[.A815]-[.$A$2]" office:value-type="float" office:value="40650089984" calcext:value-type="float">
            <text:p>40650089984</text:p>
          </table:table-cell>
          <table:table-cell table:formula="of:=[.B815]/[.$B$3]" office:value-type="float" office:value="810.245151216724" calcext:value-type="float">
            <text:p>810</text:p>
          </table:table-cell>
          <table:table-cell office:value-type="float" office:value="0.645816504955" calcext:value-type="float">
            <text:p>0.645816505</text:p>
          </table:table-cell>
          <table:table-cell/>
          <table:table-cell office:value-type="float" office:value="1.46234183866697E+018" calcext:value-type="float">
            <text:p>146234183866697000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3871701E+018" calcext:value-type="float">
            <text:p>1462341838717010000</text:p>
          </table:table-cell>
          <table:table-cell table:formula="of:=[.A816]-[.$A$2]" office:value-type="float" office:value="40700129792" calcext:value-type="float">
            <text:p>40700129792</text:p>
          </table:table-cell>
          <table:table-cell table:formula="of:=[.B816]/[.$B$3]" office:value-type="float" office:value="811.24255397317" calcext:value-type="float">
            <text:p>811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3871701E+018" calcext:value-type="float">
            <text:p>1462341838717010000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3876704E+018" calcext:value-type="float">
            <text:p>1462341838767040000</text:p>
          </table:table-cell>
          <table:table-cell table:formula="of:=[.A817]-[.$A$2]" office:value-type="float" office:value="40750159872" calcext:value-type="float">
            <text:p>40750159872</text:p>
          </table:table-cell>
          <table:table-cell table:formula="of:=[.B817]/[.$B$3]" office:value-type="float" office:value="812.239762829312" calcext:value-type="float">
            <text:p>812</text:p>
          </table:table-cell>
          <table:table-cell office:value-type="float" office:value="0.653297007084" calcext:value-type="float">
            <text:p>0.6532970071</text:p>
          </table:table-cell>
          <table:table-cell/>
          <table:table-cell office:value-type="float" office:value="1.46234183876704E+018" calcext:value-type="float">
            <text:p>1462341838767040000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3881697E+018" calcext:value-type="float">
            <text:p>1462341838816970000</text:p>
          </table:table-cell>
          <table:table-cell table:formula="of:=[.A818]-[.$A$2]" office:value-type="float" office:value="40800089856" calcext:value-type="float">
            <text:p>40800089856</text:p>
          </table:table-cell>
          <table:table-cell table:formula="of:=[.B818]/[.$B$3]" office:value-type="float" office:value="813.234976553371" calcext:value-type="float">
            <text:p>813</text:p>
          </table:table-cell>
          <table:table-cell office:value-type="float" office:value="0.670751512051" calcext:value-type="float">
            <text:p>0.6707515121</text:p>
          </table:table-cell>
          <table:table-cell/>
          <table:table-cell office:value-type="float" office:value="1.46234183881697E+018" calcext:value-type="float">
            <text:p>1462341838816970000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0.40000000596" calcext:value-type="float">
            <text:p>0.400000006</text:p>
          </table:table-cell>
        </table:table-row>
        <table:table-row table:style-name="ro1">
          <table:table-cell office:value-type="float" office:value="1.4623418388669E+018" calcext:value-type="float">
            <text:p>1462341838866900000</text:p>
          </table:table-cell>
          <table:table-cell table:formula="of:=[.A819]-[.$A$2]" office:value-type="float" office:value="40850019840" calcext:value-type="float">
            <text:p>40850019840</text:p>
          </table:table-cell>
          <table:table-cell table:formula="of:=[.B819]/[.$B$3]" office:value-type="float" office:value="814.230190277431" calcext:value-type="float">
            <text:p>814</text:p>
          </table:table-cell>
          <table:table-cell office:value-type="float" office:value="0.655790507793" calcext:value-type="float">
            <text:p>0.6557905078</text:p>
          </table:table-cell>
          <table:table-cell/>
          <table:table-cell office:value-type="float" office:value="1.4623418388669E+018" calcext:value-type="float">
            <text:p>1462341838866900000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46234183891692E+018" calcext:value-type="float">
            <text:p>1462341838916920000</text:p>
          </table:table-cell>
          <table:table-cell table:formula="of:=[.A820]-[.$A$2]" office:value-type="float" office:value="40900039936" calcext:value-type="float">
            <text:p>40900039936</text:p>
          </table:table-cell>
          <table:table-cell table:formula="of:=[.B820]/[.$B$3]" office:value-type="float" office:value="815.227200130628" calcext:value-type="float">
            <text:p>815</text:p>
          </table:table-cell>
          <table:table-cell office:value-type="float" office:value="0.645816504955" calcext:value-type="float">
            <text:p>0.645816505</text:p>
          </table:table-cell>
          <table:table-cell/>
          <table:table-cell office:value-type="float" office:value="1.46234183891692E+018" calcext:value-type="float">
            <text:p>1462341838916920000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46234183896692E+018" calcext:value-type="float">
            <text:p>1462341838966920000</text:p>
          </table:table-cell>
          <table:table-cell table:formula="of:=[.A821]-[.$A$2]" office:value-type="float" office:value="40950039808" calcext:value-type="float">
            <text:p>40950039808</text:p>
          </table:table-cell>
          <table:table-cell table:formula="of:=[.B821]/[.$B$3]" office:value-type="float" office:value="816.223806875297" calcext:value-type="float">
            <text:p>816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3896692E+018" calcext:value-type="float">
            <text:p>1462341838966920000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01697E+018" calcext:value-type="float">
            <text:p>1462341839016970000</text:p>
          </table:table-cell>
          <table:table-cell table:formula="of:=[.A822]-[.$A$2]" office:value-type="float" office:value="41000089856" calcext:value-type="float">
            <text:p>41000089856</text:p>
          </table:table-cell>
          <table:table-cell table:formula="of:=[.B822]/[.$B$3]" office:value-type="float" office:value="817.221413737326" calcext:value-type="float">
            <text:p>817</text:p>
          </table:table-cell>
          <table:table-cell office:value-type="float" office:value="1.0248285532" calcext:value-type="float">
            <text:p>1.0248285532</text:p>
          </table:table-cell>
          <table:table-cell/>
          <table:table-cell office:value-type="float" office:value="1.46234183901697E+018" calcext:value-type="float">
            <text:p>1462341839016970000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06695E+018" calcext:value-type="float">
            <text:p>1462341839066950000</text:p>
          </table:table-cell>
          <table:table-cell table:formula="of:=[.A823]-[.$A$2]" office:value-type="float" office:value="41050070016" calcext:value-type="float">
            <text:p>41050070016</text:p>
          </table:table-cell>
          <table:table-cell table:formula="of:=[.B823]/[.$B$3]" office:value-type="float" office:value="818.217627578746" calcext:value-type="float">
            <text:p>818</text:p>
          </table:table-cell>
          <table:table-cell office:value-type="float" office:value="0.693193018436" calcext:value-type="float">
            <text:p>0.6931930184</text:p>
          </table:table-cell>
          <table:table-cell/>
          <table:table-cell office:value-type="float" office:value="1.46234183906695E+018" calcext:value-type="float">
            <text:p>1462341839066950000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117E+018" calcext:value-type="float">
            <text:p>1462341839117000000</text:p>
          </table:table-cell>
          <table:table-cell table:formula="of:=[.A824]-[.$A$2]" office:value-type="float" office:value="41100119808" calcext:value-type="float">
            <text:p>41100119808</text:p>
          </table:table-cell>
          <table:table-cell table:formula="of:=[.B824]/[.$B$3]" office:value-type="float" office:value="819.215229338137" calcext:value-type="float">
            <text:p>819</text:p>
          </table:table-cell>
          <table:table-cell office:value-type="float" office:value="0.715634524822" calcext:value-type="float">
            <text:p>0.7156345248</text:p>
          </table:table-cell>
          <table:table-cell/>
          <table:table-cell office:value-type="float" office:value="1.462341839117E+018" calcext:value-type="float">
            <text:p>1462341839117000000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16693E+018" calcext:value-type="float">
            <text:p>1462341839166930000</text:p>
          </table:table-cell>
          <table:table-cell table:formula="of:=[.A825]-[.$A$2]" office:value-type="float" office:value="41150050048" calcext:value-type="float">
            <text:p>41150050048</text:p>
          </table:table-cell>
          <table:table-cell table:formula="of:=[.B825]/[.$B$3]" office:value-type="float" office:value="820.210448164836" calcext:value-type="float">
            <text:p>820</text:p>
          </table:table-cell>
          <table:table-cell office:value-type="float" office:value="0.730595469475" calcext:value-type="float">
            <text:p>0.7305954695</text:p>
          </table:table-cell>
          <table:table-cell/>
          <table:table-cell office:value-type="float" office:value="1.46234183916693E+018" calcext:value-type="float">
            <text:p>1462341839166930000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21712E+018" calcext:value-type="float">
            <text:p>1462341839217120000</text:p>
          </table:table-cell>
          <table:table-cell table:formula="of:=[.A826]-[.$A$2]" office:value-type="float" office:value="41200240128" calcext:value-type="float">
            <text:p>41200240128</text:p>
          </table:table-cell>
          <table:table-cell table:formula="of:=[.B826]/[.$B$3]" office:value-type="float" office:value="821.210846170724" calcext:value-type="float">
            <text:p>821</text:p>
          </table:table-cell>
          <table:table-cell office:value-type="float" office:value="0.748049974442" calcext:value-type="float">
            <text:p>0.7480499744</text:p>
          </table:table-cell>
          <table:table-cell/>
          <table:table-cell office:value-type="float" office:value="1.46234183921712E+018" calcext:value-type="float">
            <text:p>146234183921712000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26707E+018" calcext:value-type="float">
            <text:p>1462341839267070000</text:p>
          </table:table-cell>
          <table:table-cell table:formula="of:=[.A827]-[.$A$2]" office:value-type="float" office:value="41250189824" calcext:value-type="float">
            <text:p>41250189824</text:p>
          </table:table-cell>
          <table:table-cell table:formula="of:=[.B827]/[.$B$3]" office:value-type="float" office:value="822.206452798032" calcext:value-type="float">
            <text:p>822</text:p>
          </table:table-cell>
          <table:table-cell office:value-type="float" office:value="0.75802397728" calcext:value-type="float">
            <text:p>0.7580239773</text:p>
          </table:table-cell>
          <table:table-cell/>
          <table:table-cell office:value-type="float" office:value="1.46234183926707E+018" calcext:value-type="float">
            <text:p>1462341839267070000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3169E+018" calcext:value-type="float">
            <text:p>1462341839316900000</text:p>
          </table:table-cell>
          <table:table-cell table:formula="of:=[.A828]-[.$A$2]" office:value-type="float" office:value="41300019968" calcext:value-type="float">
            <text:p>41300019968</text:p>
          </table:table-cell>
          <table:table-cell table:formula="of:=[.B828]/[.$B$3]" office:value-type="float" office:value="823.19967649265" calcext:value-type="float">
            <text:p>823</text:p>
          </table:table-cell>
          <table:table-cell office:value-type="float" office:value="0.750543475151" calcext:value-type="float">
            <text:p>0.7505434752</text:p>
          </table:table-cell>
          <table:table-cell/>
          <table:table-cell office:value-type="float" office:value="1.4623418393169E+018" calcext:value-type="float">
            <text:p>1462341839316900000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36691E+018" calcext:value-type="float">
            <text:p>1462341839366910000</text:p>
          </table:table-cell>
          <table:table-cell table:formula="of:=[.A829]-[.$A$2]" office:value-type="float" office:value="41350030080" calcext:value-type="float">
            <text:p>41350030080</text:p>
          </table:table-cell>
          <table:table-cell table:formula="of:=[.B829]/[.$B$3]" office:value-type="float" office:value="824.196487342902" calcext:value-type="float">
            <text:p>824</text:p>
          </table:table-cell>
          <table:table-cell office:value-type="float" office:value="0.718127965927" calcext:value-type="float">
            <text:p>0.7181279659</text:p>
          </table:table-cell>
          <table:table-cell/>
          <table:table-cell office:value-type="float" office:value="1.46234183936691E+018" calcext:value-type="float">
            <text:p>1462341839366910000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41699E+018" calcext:value-type="float">
            <text:p>1462341839416990000</text:p>
          </table:table-cell>
          <table:table-cell table:formula="of:=[.A830]-[.$A$2]" office:value-type="float" office:value="41400109824" calcext:value-type="float">
            <text:p>41400109824</text:p>
          </table:table-cell>
          <table:table-cell table:formula="of:=[.B830]/[.$B$3]" office:value-type="float" office:value="825.194686111125" calcext:value-type="float">
            <text:p>825</text:p>
          </table:table-cell>
          <table:table-cell office:value-type="float" office:value="0.817867994308" calcext:value-type="float">
            <text:p>0.8178679943</text:p>
          </table:table-cell>
          <table:table-cell/>
          <table:table-cell office:value-type="float" office:value="1.46234183941699E+018" calcext:value-type="float">
            <text:p>1462341839416990000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46694E+018" calcext:value-type="float">
            <text:p>1462341839466940000</text:p>
          </table:table-cell>
          <table:table-cell table:formula="of:=[.A831]-[.$A$2]" office:value-type="float" office:value="41450060032" calcext:value-type="float">
            <text:p>41450060032</text:p>
          </table:table-cell>
          <table:table-cell table:formula="of:=[.B831]/[.$B$3]" office:value-type="float" office:value="826.190302943713" calcext:value-type="float">
            <text:p>826</text:p>
          </table:table-cell>
          <table:table-cell office:value-type="float" office:value="0.765504479408" calcext:value-type="float">
            <text:p>0.7655044794</text:p>
          </table:table-cell>
          <table:table-cell/>
          <table:table-cell office:value-type="float" office:value="1.46234183946694E+018" calcext:value-type="float">
            <text:p>1462341839466940000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5169E+018" calcext:value-type="float">
            <text:p>1462341839516900000</text:p>
          </table:table-cell>
          <table:table-cell table:formula="of:=[.A832]-[.$A$2]" office:value-type="float" office:value="41500019712" calcext:value-type="float">
            <text:p>41500019712</text:p>
          </table:table-cell>
          <table:table-cell table:formula="of:=[.B832]/[.$B$3]" office:value-type="float" office:value="827.186108573965" calcext:value-type="float">
            <text:p>827</text:p>
          </table:table-cell>
          <table:table-cell office:value-type="float" office:value="0.760517477989" calcext:value-type="float">
            <text:p>0.760517478</text:p>
          </table:table-cell>
          <table:table-cell/>
          <table:table-cell office:value-type="float" office:value="1.4623418395169E+018" calcext:value-type="float">
            <text:p>1462341839516900000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56694E+018" calcext:value-type="float">
            <text:p>1462341839566940000</text:p>
          </table:table-cell>
          <table:table-cell table:formula="of:=[.A833]-[.$A$2]" office:value-type="float" office:value="41550060032" calcext:value-type="float">
            <text:p>41550060032</text:p>
          </table:table-cell>
          <table:table-cell table:formula="of:=[.B833]/[.$B$3]" office:value-type="float" office:value="828.18352153569" calcext:value-type="float">
            <text:p>828</text:p>
          </table:table-cell>
          <table:table-cell office:value-type="float" office:value="0.780465483665" calcext:value-type="float">
            <text:p>0.7804654837</text:p>
          </table:table-cell>
          <table:table-cell/>
          <table:table-cell office:value-type="float" office:value="1.46234183956694E+018" calcext:value-type="float">
            <text:p>146234183956694000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61708E+018" calcext:value-type="float">
            <text:p>1462341839617080000</text:p>
          </table:table-cell>
          <table:table-cell table:formula="of:=[.A834]-[.$A$2]" office:value-type="float" office:value="41600199936" calcext:value-type="float">
            <text:p>41600199936</text:p>
          </table:table-cell>
          <table:table-cell table:formula="of:=[.B834]/[.$B$3]" office:value-type="float" office:value="829.182919424218" calcext:value-type="float">
            <text:p>829</text:p>
          </table:table-cell>
          <table:table-cell office:value-type="float" office:value="1.12955546379" calcext:value-type="float">
            <text:p>1.1295554638</text:p>
          </table:table-cell>
          <table:table-cell/>
          <table:table-cell office:value-type="float" office:value="1.46234183961708E+018" calcext:value-type="float">
            <text:p>1462341839617080000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66693E+018" calcext:value-type="float">
            <text:p>1462341839666930000</text:p>
          </table:table-cell>
          <table:table-cell table:formula="of:=[.A835]-[.$A$2]" office:value-type="float" office:value="41650050048" calcext:value-type="float">
            <text:p>41650050048</text:p>
          </table:table-cell>
          <table:table-cell table:formula="of:=[.B835]/[.$B$3]" office:value-type="float" office:value="830.176541124724" calcext:value-type="float">
            <text:p>830</text:p>
          </table:table-cell>
          <table:table-cell office:value-type="float" office:value="0.740569472313" calcext:value-type="float">
            <text:p>0.7405694723</text:p>
          </table:table-cell>
          <table:table-cell/>
          <table:table-cell office:value-type="float" office:value="1.46234183966693E+018" calcext:value-type="float">
            <text:p>1462341839666930000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71701E+018" calcext:value-type="float">
            <text:p>1462341839717010000</text:p>
          </table:table-cell>
          <table:table-cell table:formula="of:=[.A836]-[.$A$2]" office:value-type="float" office:value="41700129792" calcext:value-type="float">
            <text:p>41700129792</text:p>
          </table:table-cell>
          <table:table-cell table:formula="of:=[.B836]/[.$B$3]" office:value-type="float" office:value="831.174739892947" calcext:value-type="float">
            <text:p>831</text:p>
          </table:table-cell>
          <table:table-cell office:value-type="float" office:value="0.745556473732" calcext:value-type="float">
            <text:p>0.7455564737</text:p>
          </table:table-cell>
          <table:table-cell/>
          <table:table-cell office:value-type="float" office:value="1.46234183971701E+018" calcext:value-type="float">
            <text:p>1462341839717010000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76694E+018" calcext:value-type="float">
            <text:p>1462341839766940000</text:p>
          </table:table-cell>
          <table:table-cell table:formula="of:=[.A837]-[.$A$2]" office:value-type="float" office:value="41750059776" calcext:value-type="float">
            <text:p>41750059776</text:p>
          </table:table-cell>
          <table:table-cell table:formula="of:=[.B837]/[.$B$3]" office:value-type="float" office:value="832.169953617006" calcext:value-type="float">
            <text:p>832</text:p>
          </table:table-cell>
          <table:table-cell office:value-type="float" office:value="0.750543475151" calcext:value-type="float">
            <text:p>0.7505434752</text:p>
          </table:table-cell>
          <table:table-cell/>
          <table:table-cell office:value-type="float" office:value="1.46234183976694E+018" calcext:value-type="float">
            <text:p>1462341839766940000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81697E+018" calcext:value-type="float">
            <text:p>1462341839816970000</text:p>
          </table:table-cell>
          <table:table-cell table:formula="of:=[.A838]-[.$A$2]" office:value-type="float" office:value="41800089856" calcext:value-type="float">
            <text:p>41800089856</text:p>
          </table:table-cell>
          <table:table-cell table:formula="of:=[.B838]/[.$B$3]" office:value-type="float" office:value="833.167162473147" calcext:value-type="float">
            <text:p>833</text:p>
          </table:table-cell>
          <table:table-cell office:value-type="float" office:value="0.748049974442" calcext:value-type="float">
            <text:p>0.7480499744</text:p>
          </table:table-cell>
          <table:table-cell/>
          <table:table-cell office:value-type="float" office:value="1.46234183981697E+018" calcext:value-type="float">
            <text:p>1462341839816970000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86708E+018" calcext:value-type="float">
            <text:p>1462341839867080000</text:p>
          </table:table-cell>
          <table:table-cell table:formula="of:=[.A839]-[.$A$2]" office:value-type="float" office:value="41850199808" calcext:value-type="float">
            <text:p>41850199808</text:p>
          </table:table-cell>
          <table:table-cell table:formula="of:=[.B839]/[.$B$3]" office:value-type="float" office:value="834.165963352842" calcext:value-type="float">
            <text:p>834</text:p>
          </table:table-cell>
          <table:table-cell office:value-type="float" office:value="0.723115026951" calcext:value-type="float">
            <text:p>0.723115027</text:p>
          </table:table-cell>
          <table:table-cell/>
          <table:table-cell office:value-type="float" office:value="1.46234183986708E+018" calcext:value-type="float">
            <text:p>1462341839867080000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91699E+018" calcext:value-type="float">
            <text:p>1462341839916990000</text:p>
          </table:table-cell>
          <table:table-cell table:formula="of:=[.A840]-[.$A$2]" office:value-type="float" office:value="41900109824" calcext:value-type="float">
            <text:p>41900109824</text:p>
          </table:table-cell>
          <table:table-cell table:formula="of:=[.B840]/[.$B$3]" office:value-type="float" office:value="835.160779071013" calcext:value-type="float">
            <text:p>835</text:p>
          </table:table-cell>
          <table:table-cell office:value-type="float" office:value="0.678232014179" calcext:value-type="float">
            <text:p>0.6782320142</text:p>
          </table:table-cell>
          <table:table-cell/>
          <table:table-cell office:value-type="float" office:value="1.46234183991699E+018" calcext:value-type="float">
            <text:p>1462341839916990000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3996698E+018" calcext:value-type="float">
            <text:p>1462341839966980000</text:p>
          </table:table-cell>
          <table:table-cell table:formula="of:=[.A841]-[.$A$2]" office:value-type="float" office:value="41950099712" calcext:value-type="float">
            <text:p>41950099712</text:p>
          </table:table-cell>
          <table:table-cell table:formula="of:=[.B841]/[.$B$3]" office:value-type="float" office:value="836.157186812738" calcext:value-type="float">
            <text:p>836</text:p>
          </table:table-cell>
          <table:table-cell office:value-type="float" office:value="0.695686519146" calcext:value-type="float">
            <text:p>0.6956865191</text:p>
          </table:table-cell>
          <table:table-cell/>
          <table:table-cell office:value-type="float" office:value="1.46234183996698E+018" calcext:value-type="float">
            <text:p>146234183996698000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017E+018" calcext:value-type="float">
            <text:p>1462341840017000000</text:p>
          </table:table-cell>
          <table:table-cell table:formula="of:=[.A842]-[.$A$2]" office:value-type="float" office:value="42000120064" calcext:value-type="float">
            <text:p>42000120064</text:p>
          </table:table-cell>
          <table:table-cell table:formula="of:=[.B842]/[.$B$3]" office:value-type="float" office:value="837.154201768575" calcext:value-type="float">
            <text:p>837</text:p>
          </table:table-cell>
          <table:table-cell office:value-type="float" office:value="0.663271009922" calcext:value-type="float">
            <text:p>0.6632710099</text:p>
          </table:table-cell>
          <table:table-cell/>
          <table:table-cell office:value-type="float" office:value="1.462341840017E+018" calcext:value-type="float">
            <text:p>146234184001700000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06691E+018" calcext:value-type="float">
            <text:p>1462341840066910000</text:p>
          </table:table-cell>
          <table:table-cell table:formula="of:=[.A843]-[.$A$2]" office:value-type="float" office:value="42050029824" calcext:value-type="float">
            <text:p>42050029824</text:p>
          </table:table-cell>
          <table:table-cell table:formula="of:=[.B843]/[.$B$3]" office:value-type="float" office:value="838.149012384106" calcext:value-type="float">
            <text:p>838</text:p>
          </table:table-cell>
          <table:table-cell office:value-type="float" office:value="0.613400995731" calcext:value-type="float">
            <text:p>0.6134009957</text:p>
          </table:table-cell>
          <table:table-cell/>
          <table:table-cell office:value-type="float" office:value="1.46234184006691E+018" calcext:value-type="float">
            <text:p>1462341840066910000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1169E+018" calcext:value-type="float">
            <text:p>1462341840116900000</text:p>
          </table:table-cell>
          <table:table-cell table:formula="of:=[.A844]-[.$A$2]" office:value-type="float" office:value="42100019712" calcext:value-type="float">
            <text:p>42100019712</text:p>
          </table:table-cell>
          <table:table-cell table:formula="of:=[.B844]/[.$B$3]" office:value-type="float" office:value="839.145420125831" calcext:value-type="float">
            <text:p>839</text:p>
          </table:table-cell>
          <table:table-cell office:value-type="float" office:value="0.665764510632" calcext:value-type="float">
            <text:p>0.6657645106</text:p>
          </table:table-cell>
          <table:table-cell/>
          <table:table-cell office:value-type="float" office:value="1.4623418401169E+018" calcext:value-type="float">
            <text:p>1462341840116900000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16691E+018" calcext:value-type="float">
            <text:p>1462341840166910000</text:p>
          </table:table-cell>
          <table:table-cell table:formula="of:=[.A845]-[.$A$2]" office:value-type="float" office:value="42150029824" calcext:value-type="float">
            <text:p>42150029824</text:p>
          </table:table-cell>
          <table:table-cell table:formula="of:=[.B845]/[.$B$3]" office:value-type="float" office:value="840.142230976084" calcext:value-type="float">
            <text:p>840</text:p>
          </table:table-cell>
          <table:table-cell office:value-type="float" office:value="0.663271009922" calcext:value-type="float">
            <text:p>0.6632710099</text:p>
          </table:table-cell>
          <table:table-cell/>
          <table:table-cell office:value-type="float" office:value="1.46234184016691E+018" calcext:value-type="float">
            <text:p>1462341840166910000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21696E+018" calcext:value-type="float">
            <text:p>1462341840216960000</text:p>
          </table:table-cell>
          <table:table-cell table:formula="of:=[.A846]-[.$A$2]" office:value-type="float" office:value="42200079872" calcext:value-type="float">
            <text:p>42200079872</text:p>
          </table:table-cell>
          <table:table-cell table:formula="of:=[.B846]/[.$B$3]" office:value-type="float" office:value="841.139837838114" calcext:value-type="float">
            <text:p>841</text:p>
          </table:table-cell>
          <table:table-cell office:value-type="float" office:value="0.645816504955" calcext:value-type="float">
            <text:p>0.645816505</text:p>
          </table:table-cell>
          <table:table-cell/>
          <table:table-cell office:value-type="float" office:value="1.46234184021696E+018" calcext:value-type="float">
            <text:p>1462341840216960000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26702E+018" calcext:value-type="float">
            <text:p>1462341840267020000</text:p>
          </table:table-cell>
          <table:table-cell table:formula="of:=[.A847]-[.$A$2]" office:value-type="float" office:value="42250139904" calcext:value-type="float">
            <text:p>42250139904</text:p>
          </table:table-cell>
          <table:table-cell table:formula="of:=[.B847]/[.$B$3]" office:value-type="float" office:value="842.137643703088" calcext:value-type="float">
            <text:p>842</text:p>
          </table:table-cell>
          <table:table-cell office:value-type="float" office:value="0.982439041138" calcext:value-type="float">
            <text:p>0.9824390411</text:p>
          </table:table-cell>
          <table:table-cell/>
          <table:table-cell office:value-type="float" office:value="1.46234184026702E+018" calcext:value-type="float">
            <text:p>1462341840267020000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31693E+018" calcext:value-type="float">
            <text:p>1462341840316930000</text:p>
          </table:table-cell>
          <table:table-cell table:formula="of:=[.A848]-[.$A$2]" office:value-type="float" office:value="42300049920" calcext:value-type="float">
            <text:p>42300049920</text:p>
          </table:table-cell>
          <table:table-cell table:formula="of:=[.B848]/[.$B$3]" office:value-type="float" office:value="843.132459421259" calcext:value-type="float">
            <text:p>843</text:p>
          </table:table-cell>
          <table:table-cell office:value-type="float" office:value="0.670751512051" calcext:value-type="float">
            <text:p>0.6707515121</text:p>
          </table:table-cell>
          <table:table-cell/>
          <table:table-cell office:value-type="float" office:value="1.46234184031693E+018" calcext:value-type="float">
            <text:p>1462341840316930000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36695E+018" calcext:value-type="float">
            <text:p>1462341840366950000</text:p>
          </table:table-cell>
          <table:table-cell table:formula="of:=[.A849]-[.$A$2]" office:value-type="float" office:value="42350069760" calcext:value-type="float">
            <text:p>42350069760</text:p>
          </table:table-cell>
          <table:table-cell table:formula="of:=[.B849]/[.$B$3]" office:value-type="float" office:value="844.129464171816" calcext:value-type="float">
            <text:p>844</text:p>
          </table:table-cell>
          <table:table-cell office:value-type="float" office:value="0.685712516308" calcext:value-type="float">
            <text:p>0.6857125163</text:p>
          </table:table-cell>
          <table:table-cell/>
          <table:table-cell office:value-type="float" office:value="1.46234184036695E+018" calcext:value-type="float">
            <text:p>1462341840366950000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41698E+018" calcext:value-type="float">
            <text:p>1462341840416980000</text:p>
          </table:table-cell>
          <table:table-cell table:formula="of:=[.A850]-[.$A$2]" office:value-type="float" office:value="42400099840" calcext:value-type="float">
            <text:p>42400099840</text:p>
          </table:table-cell>
          <table:table-cell table:formula="of:=[.B850]/[.$B$3]" office:value-type="float" office:value="845.126673027957" calcext:value-type="float">
            <text:p>845</text:p>
          </table:table-cell>
          <table:table-cell office:value-type="float" office:value="0.663271009922" calcext:value-type="float">
            <text:p>0.6632710099</text:p>
          </table:table-cell>
          <table:table-cell/>
          <table:table-cell office:value-type="float" office:value="1.46234184041698E+018" calcext:value-type="float">
            <text:p>1462341840416980000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46694E+018" calcext:value-type="float">
            <text:p>1462341840466940000</text:p>
          </table:table-cell>
          <table:table-cell table:formula="of:=[.A851]-[.$A$2]" office:value-type="float" office:value="42450059776" calcext:value-type="float">
            <text:p>42450059776</text:p>
          </table:table-cell>
          <table:table-cell table:formula="of:=[.B851]/[.$B$3]" office:value-type="float" office:value="846.122483760849" calcext:value-type="float">
            <text:p>846</text:p>
          </table:table-cell>
          <table:table-cell office:value-type="float" office:value="0.638336002827" calcext:value-type="float">
            <text:p>0.6383360028</text:p>
          </table:table-cell>
          <table:table-cell/>
          <table:table-cell office:value-type="float" office:value="1.46234184046694E+018" calcext:value-type="float">
            <text:p>1462341840466940000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51689E+018" calcext:value-type="float">
            <text:p>1462341840516890000</text:p>
          </table:table-cell>
          <table:table-cell table:formula="of:=[.A852]-[.$A$2]" office:value-type="float" office:value="42500009728" calcext:value-type="float">
            <text:p>42500009728</text:p>
          </table:table-cell>
          <table:table-cell table:formula="of:=[.B852]/[.$B$3]" office:value-type="float" office:value="847.118095490797" calcext:value-type="float">
            <text:p>847</text:p>
          </table:table-cell>
          <table:table-cell office:value-type="float" office:value="0.635842502117" calcext:value-type="float">
            <text:p>0.6358425021</text:p>
          </table:table-cell>
          <table:table-cell/>
          <table:table-cell office:value-type="float" office:value="1.46234184051689E+018" calcext:value-type="float">
            <text:p>1462341840516890000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56691E+018" calcext:value-type="float">
            <text:p>1462341840566910000</text:p>
          </table:table-cell>
          <table:table-cell table:formula="of:=[.A853]-[.$A$2]" office:value-type="float" office:value="42550029824" calcext:value-type="float">
            <text:p>42550029824</text:p>
          </table:table-cell>
          <table:table-cell table:formula="of:=[.B853]/[.$B$3]" office:value-type="float" office:value="848.115105343994" calcext:value-type="float">
            <text:p>848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4056691E+018" calcext:value-type="float">
            <text:p>1462341840566910000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6171E+018" calcext:value-type="float">
            <text:p>1462341840617100000</text:p>
          </table:table-cell>
          <table:table-cell table:formula="of:=[.A854]-[.$A$2]" office:value-type="float" office:value="42600219904" calcext:value-type="float">
            <text:p>42600219904</text:p>
          </table:table-cell>
          <table:table-cell table:formula="of:=[.B854]/[.$B$3]" office:value-type="float" office:value="849.115503349883" calcext:value-type="float">
            <text:p>849</text:p>
          </table:table-cell>
          <table:table-cell office:value-type="float" office:value="0.655790507793" calcext:value-type="float">
            <text:p>0.6557905078</text:p>
          </table:table-cell>
          <table:table-cell/>
          <table:table-cell office:value-type="float" office:value="1.4623418406171E+018" calcext:value-type="float">
            <text:p>1462341840617100000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66709E+018" calcext:value-type="float">
            <text:p>1462341840667090000</text:p>
          </table:table-cell>
          <table:table-cell table:formula="of:=[.A855]-[.$A$2]" office:value-type="float" office:value="42650210048" calcext:value-type="float">
            <text:p>42650210048</text:p>
          </table:table-cell>
          <table:table-cell table:formula="of:=[.B855]/[.$B$3]" office:value-type="float" office:value="850.111916194247" calcext:value-type="float">
            <text:p>850</text:p>
          </table:table-cell>
          <table:table-cell office:value-type="float" office:value="0.67324501276" calcext:value-type="float">
            <text:p>0.6732450128</text:p>
          </table:table-cell>
          <table:table-cell/>
          <table:table-cell office:value-type="float" office:value="1.46234184066709E+018" calcext:value-type="float">
            <text:p>1462341840667090000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71701E+018" calcext:value-type="float">
            <text:p>1462341840717010000</text:p>
          </table:table-cell>
          <table:table-cell table:formula="of:=[.A856]-[.$A$2]" office:value-type="float" office:value="42700130048" calcext:value-type="float">
            <text:p>42700130048</text:p>
          </table:table-cell>
          <table:table-cell table:formula="of:=[.B856]/[.$B$3]" office:value-type="float" office:value="851.106930915363" calcext:value-type="float">
            <text:p>851</text:p>
          </table:table-cell>
          <table:table-cell office:value-type="float" office:value="0.638336002827" calcext:value-type="float">
            <text:p>0.6383360028</text:p>
          </table:table-cell>
          <table:table-cell/>
          <table:table-cell office:value-type="float" office:value="1.46234184071701E+018" calcext:value-type="float">
            <text:p>1462341840717010000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76688E+018" calcext:value-type="float">
            <text:p>1462341840766880000</text:p>
          </table:table-cell>
          <table:table-cell table:formula="of:=[.A857]-[.$A$2]" office:value-type="float" office:value="42749999872" calcext:value-type="float">
            <text:p>42749999872</text:p>
          </table:table-cell>
          <table:table-cell table:formula="of:=[.B857]/[.$B$3]" office:value-type="float" office:value="852.100945519117" calcext:value-type="float">
            <text:p>852</text:p>
          </table:table-cell>
          <table:table-cell office:value-type="float" office:value="0.633349001408" calcext:value-type="float">
            <text:p>0.6333490014</text:p>
          </table:table-cell>
          <table:table-cell/>
          <table:table-cell office:value-type="float" office:value="1.46234184076688E+018" calcext:value-type="float">
            <text:p>1462341840766880000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81701E+018" calcext:value-type="float">
            <text:p>1462341840817010000</text:p>
          </table:table-cell>
          <table:table-cell table:formula="of:=[.A858]-[.$A$2]" office:value-type="float" office:value="42800130048" calcext:value-type="float">
            <text:p>42800130048</text:p>
          </table:table-cell>
          <table:table-cell table:formula="of:=[.B858]/[.$B$3]" office:value-type="float" office:value="853.10014950734" calcext:value-type="float">
            <text:p>853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4081701E+018" calcext:value-type="float">
            <text:p>1462341840817010000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8669E+018" calcext:value-type="float">
            <text:p>1462341840866900000</text:p>
          </table:table-cell>
          <table:table-cell table:formula="of:=[.A859]-[.$A$2]" office:value-type="float" office:value="42850019840" calcext:value-type="float">
            <text:p>42850019840</text:p>
          </table:table-cell>
          <table:table-cell table:formula="of:=[.B859]/[.$B$3]" office:value-type="float" office:value="854.094562116983" calcext:value-type="float">
            <text:p>854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408669E+018" calcext:value-type="float">
            <text:p>1462341840866900000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9169E+018" calcext:value-type="float">
            <text:p>1462341840916900000</text:p>
          </table:table-cell>
          <table:table-cell table:formula="of:=[.A860]-[.$A$2]" office:value-type="float" office:value="42900019968" calcext:value-type="float">
            <text:p>42900019968</text:p>
          </table:table-cell>
          <table:table-cell table:formula="of:=[.B860]/[.$B$3]" office:value-type="float" office:value="855.091173964292" calcext:value-type="float">
            <text:p>855</text:p>
          </table:table-cell>
          <table:table-cell office:value-type="float" office:value="0.705660521984" calcext:value-type="float">
            <text:p>0.705660522</text:p>
          </table:table-cell>
          <table:table-cell/>
          <table:table-cell office:value-type="float" office:value="1.4623418409169E+018" calcext:value-type="float">
            <text:p>146234184091690000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096692E+018" calcext:value-type="float">
            <text:p>1462341840966920000</text:p>
          </table:table-cell>
          <table:table-cell table:formula="of:=[.A861]-[.$A$2]" office:value-type="float" office:value="42950039808" calcext:value-type="float">
            <text:p>42950039808</text:p>
          </table:table-cell>
          <table:table-cell table:formula="of:=[.B861]/[.$B$3]" office:value-type="float" office:value="856.088178714849" calcext:value-type="float">
            <text:p>856</text:p>
          </table:table-cell>
          <table:table-cell office:value-type="float" office:value="0.713141024113" calcext:value-type="float">
            <text:p>0.7131410241</text:p>
          </table:table-cell>
          <table:table-cell/>
          <table:table-cell office:value-type="float" office:value="1.46234184096692E+018" calcext:value-type="float">
            <text:p>146234184096692000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101701E+018" calcext:value-type="float">
            <text:p>1462341841017010000</text:p>
          </table:table-cell>
          <table:table-cell table:formula="of:=[.A862]-[.$A$2]" office:value-type="float" office:value="43000129792" calcext:value-type="float">
            <text:p>43000129792</text:p>
          </table:table-cell>
          <table:table-cell table:formula="of:=[.B862]/[.$B$3]" office:value-type="float" office:value="857.086581588656" calcext:value-type="float">
            <text:p>857</text:p>
          </table:table-cell>
          <table:table-cell office:value-type="float" office:value="0.725608468056" calcext:value-type="float">
            <text:p>0.7256084681</text:p>
          </table:table-cell>
          <table:table-cell/>
          <table:table-cell office:value-type="float" office:value="1.46234184101701E+018" calcext:value-type="float">
            <text:p>1462341841017010000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106693E+018" calcext:value-type="float">
            <text:p>1462341841066930000</text:p>
          </table:table-cell>
          <table:table-cell table:formula="of:=[.A863]-[.$A$2]" office:value-type="float" office:value="43050049792" calcext:value-type="float">
            <text:p>43050049792</text:p>
          </table:table-cell>
          <table:table-cell table:formula="of:=[.B863]/[.$B$3]" office:value-type="float" office:value="858.081596309771" calcext:value-type="float">
            <text:p>858</text:p>
          </table:table-cell>
          <table:table-cell office:value-type="float" office:value="0.354077011347" calcext:value-type="float">
            <text:p>0.3540770113</text:p>
          </table:table-cell>
          <table:table-cell/>
          <table:table-cell office:value-type="float" office:value="1.46234184106693E+018" calcext:value-type="float">
            <text:p>1462341841066930000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111693E+018" calcext:value-type="float">
            <text:p>1462341841116930000</text:p>
          </table:table-cell>
          <table:table-cell table:formula="of:=[.A864]-[.$A$2]" office:value-type="float" office:value="43100049920" calcext:value-type="float">
            <text:p>43100049920</text:p>
          </table:table-cell>
          <table:table-cell table:formula="of:=[.B864]/[.$B$3]" office:value-type="float" office:value="859.07820815708" calcext:value-type="float">
            <text:p>859</text:p>
          </table:table-cell>
          <table:table-cell office:value-type="float" office:value="0.708154022694" calcext:value-type="float">
            <text:p>0.7081540227</text:p>
          </table:table-cell>
          <table:table-cell/>
          <table:table-cell office:value-type="float" office:value="1.46234184111693E+018" calcext:value-type="float">
            <text:p>1462341841116930000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116695E+018" calcext:value-type="float">
            <text:p>1462341841166950000</text:p>
          </table:table-cell>
          <table:table-cell table:formula="of:=[.A865]-[.$A$2]" office:value-type="float" office:value="43150069760" calcext:value-type="float">
            <text:p>43150069760</text:p>
          </table:table-cell>
          <table:table-cell table:formula="of:=[.B865]/[.$B$3]" office:value-type="float" office:value="860.075212907637" calcext:value-type="float">
            <text:p>860</text:p>
          </table:table-cell>
          <table:table-cell office:value-type="float" office:value="0.733088970184" calcext:value-type="float">
            <text:p>0.7330889702</text:p>
          </table:table-cell>
          <table:table-cell/>
          <table:table-cell office:value-type="float" office:value="1.46234184116695E+018" calcext:value-type="float">
            <text:p>146234184116695000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121707E+018" calcext:value-type="float">
            <text:p>1462341841217070000</text:p>
          </table:table-cell>
          <table:table-cell table:formula="of:=[.A866]-[.$A$2]" office:value-type="float" office:value="43200189952" calcext:value-type="float">
            <text:p>43200189952</text:p>
          </table:table-cell>
          <table:table-cell table:formula="of:=[.B866]/[.$B$3]" office:value-type="float" office:value="861.074217892916" calcext:value-type="float">
            <text:p>861</text:p>
          </table:table-cell>
          <table:table-cell office:value-type="float" office:value="0.745556473732" calcext:value-type="float">
            <text:p>0.7455564737</text:p>
          </table:table-cell>
          <table:table-cell/>
          <table:table-cell office:value-type="float" office:value="1.46234184121707E+018" calcext:value-type="float">
            <text:p>1462341841217070000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1267E+018" calcext:value-type="float">
            <text:p>1462341841267000000</text:p>
          </table:table-cell>
          <table:table-cell table:formula="of:=[.A867]-[.$A$2]" office:value-type="float" office:value="43250119936" calcext:value-type="float">
            <text:p>43250119936</text:p>
          </table:table-cell>
          <table:table-cell table:formula="of:=[.B867]/[.$B$3]" office:value-type="float" office:value="862.069431616975" calcext:value-type="float">
            <text:p>862</text:p>
          </table:table-cell>
          <table:table-cell office:value-type="float" office:value="0.710647523403" calcext:value-type="float">
            <text:p>0.7106475234</text:p>
          </table:table-cell>
          <table:table-cell/>
          <table:table-cell office:value-type="float" office:value="1.462341841267E+018" calcext:value-type="float">
            <text:p>1462341841267000000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1317E+018" calcext:value-type="float">
            <text:p>1462341841317000000</text:p>
          </table:table-cell>
          <table:table-cell table:formula="of:=[.A868]-[.$A$2]" office:value-type="float" office:value="43300119808" calcext:value-type="float">
            <text:p>43300119808</text:p>
          </table:table-cell>
          <table:table-cell table:formula="of:=[.B868]/[.$B$3]" office:value-type="float" office:value="863.066038361644" calcext:value-type="float">
            <text:p>863</text:p>
          </table:table-cell>
          <table:table-cell office:value-type="float" office:value="0.777971982956" calcext:value-type="float">
            <text:p>0.777971983</text:p>
          </table:table-cell>
          <table:table-cell/>
          <table:table-cell office:value-type="float" office:value="1.462341841317E+018" calcext:value-type="float">
            <text:p>1462341841317000000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136699E+018" calcext:value-type="float">
            <text:p>1462341841366990000</text:p>
          </table:table-cell>
          <table:table-cell table:formula="of:=[.A869]-[.$A$2]" office:value-type="float" office:value="43350109952" calcext:value-type="float">
            <text:p>43350109952</text:p>
          </table:table-cell>
          <table:table-cell table:formula="of:=[.B869]/[.$B$3]" office:value-type="float" office:value="864.062451206009" calcext:value-type="float">
            <text:p>864</text:p>
          </table:table-cell>
          <table:table-cell office:value-type="float" office:value="0.767997980118" calcext:value-type="float">
            <text:p>0.7679979801</text:p>
          </table:table-cell>
          <table:table-cell/>
          <table:table-cell office:value-type="float" office:value="1.46234184136699E+018" calcext:value-type="float">
            <text:p>1462341841366990000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141701E+018" calcext:value-type="float">
            <text:p>1462341841417010000</text:p>
          </table:table-cell>
          <table:table-cell table:formula="of:=[.A870]-[.$A$2]" office:value-type="float" office:value="43400129792" calcext:value-type="float">
            <text:p>43400129792</text:p>
          </table:table-cell>
          <table:table-cell table:formula="of:=[.B870]/[.$B$3]" office:value-type="float" office:value="865.059455956566" calcext:value-type="float">
            <text:p>865</text:p>
          </table:table-cell>
          <table:table-cell office:value-type="float" office:value="0.745556473732" calcext:value-type="float">
            <text:p>0.7455564737</text:p>
          </table:table-cell>
          <table:table-cell/>
          <table:table-cell office:value-type="float" office:value="1.46234184141701E+018" calcext:value-type="float">
            <text:p>146234184141701000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14671E+018" calcext:value-type="float">
            <text:p>1462341841467100000</text:p>
          </table:table-cell>
          <table:table-cell table:formula="of:=[.A871]-[.$A$2]" office:value-type="float" office:value="43450219776" calcext:value-type="float">
            <text:p>43450219776</text:p>
          </table:table-cell>
          <table:table-cell table:formula="of:=[.B871]/[.$B$3]" office:value-type="float" office:value="866.057858830373" calcext:value-type="float">
            <text:p>866</text:p>
          </table:table-cell>
          <table:table-cell office:value-type="float" office:value="0.733089029789" calcext:value-type="float">
            <text:p>0.7330890298</text:p>
          </table:table-cell>
          <table:table-cell/>
          <table:table-cell office:value-type="float" office:value="1.4623418414671E+018" calcext:value-type="float">
            <text:p>1462341841467100000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151688E+018" calcext:value-type="float">
            <text:p>1462341841516880000</text:p>
          </table:table-cell>
          <table:table-cell table:formula="of:=[.A872]-[.$A$2]" office:value-type="float" office:value="43500000000" calcext:value-type="float">
            <text:p>43500000000</text:p>
          </table:table-cell>
          <table:table-cell table:formula="of:=[.B872]/[.$B$3]" office:value-type="float" office:value="867.050087510269" calcext:value-type="float">
            <text:p>867</text:p>
          </table:table-cell>
          <table:table-cell office:value-type="float" office:value="0.753036975861" calcext:value-type="float">
            <text:p>0.7530369759</text:p>
          </table:table-cell>
          <table:table-cell/>
          <table:table-cell office:value-type="float" office:value="1.46234184151688E+018" calcext:value-type="float">
            <text:p>1462341841516880000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156688E+018" calcext:value-type="float">
            <text:p>1462341841566880000</text:p>
          </table:table-cell>
          <table:table-cell table:formula="of:=[.A873]-[.$A$2]" office:value-type="float" office:value="43549999872" calcext:value-type="float">
            <text:p>43549999872</text:p>
          </table:table-cell>
          <table:table-cell table:formula="of:=[.B873]/[.$B$3]" office:value-type="float" office:value="868.046694254938" calcext:value-type="float">
            <text:p>868</text:p>
          </table:table-cell>
          <table:table-cell office:value-type="float" office:value="0.733088970184" calcext:value-type="float">
            <text:p>0.7330889702</text:p>
          </table:table-cell>
          <table:table-cell/>
          <table:table-cell office:value-type="float" office:value="1.46234184156688E+018" calcext:value-type="float">
            <text:p>1462341841566880000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0.600000023842" calcext:value-type="float">
            <text:p>0.6000000238</text:p>
          </table:table-cell>
        </table:table-row>
        <table:table-row table:style-name="ro1">
          <table:table-cell office:value-type="float" office:value="1.46234184161706E+018" calcext:value-type="float">
            <text:p>1462341841617060000</text:p>
          </table:table-cell>
          <table:table-cell table:formula="of:=[.A874]-[.$A$2]" office:value-type="float" office:value="43600179712" calcext:value-type="float">
            <text:p>43600179712</text:p>
          </table:table-cell>
          <table:table-cell table:formula="of:=[.B874]/[.$B$3]" office:value-type="float" office:value="869.046888155243" calcext:value-type="float">
            <text:p>869</text:p>
          </table:table-cell>
          <table:table-cell office:value-type="float" office:value="0.72560852766" calcext:value-type="float">
            <text:p>0.7256085277</text:p>
          </table:table-cell>
          <table:table-cell/>
          <table:table-cell office:value-type="float" office:value="1.46234184161706E+018" calcext:value-type="float">
            <text:p>1462341841617060000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234184166706E+018" calcext:value-type="float">
            <text:p>1462341841667060000</text:p>
          </table:table-cell>
          <table:table-cell table:formula="of:=[.A875]-[.$A$2]" office:value-type="float" office:value="43650179840" calcext:value-type="float">
            <text:p>43650179840</text:p>
          </table:table-cell>
          <table:table-cell table:formula="of:=[.B875]/[.$B$3]" office:value-type="float" office:value="870.043500002551" calcext:value-type="float">
            <text:p>870</text:p>
          </table:table-cell>
          <table:table-cell office:value-type="float" office:value="0.72560852766" calcext:value-type="float">
            <text:p>0.7256085277</text:p>
          </table:table-cell>
          <table:table-cell/>
          <table:table-cell office:value-type="float" office:value="1.46234184166706E+018" calcext:value-type="float">
            <text:p>1462341841667060000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23418417169E+018" calcext:value-type="float">
            <text:p>1462341841716900000</text:p>
          </table:table-cell>
          <table:table-cell table:formula="of:=[.A876]-[.$A$2]" office:value-type="float" office:value="43700019968" calcext:value-type="float">
            <text:p>43700019968</text:p>
          </table:table-cell>
          <table:table-cell table:formula="of:=[.B876]/[.$B$3]" office:value-type="float" office:value="871.036922700113" calcext:value-type="float">
            <text:p>871</text:p>
          </table:table-cell>
          <table:table-cell office:value-type="float" office:value="0.738075971603" calcext:value-type="float">
            <text:p>0.7380759716</text:p>
          </table:table-cell>
          <table:table-cell/>
          <table:table-cell office:value-type="float" office:value="1.4623418417169E+018" calcext:value-type="float">
            <text:p>1462341841716900000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234184176691E+018" calcext:value-type="float">
            <text:p>1462341841766910000</text:p>
          </table:table-cell>
          <table:table-cell table:formula="of:=[.A877]-[.$A$2]" office:value-type="float" office:value="43750029824" calcext:value-type="float">
            <text:p>43750029824</text:p>
          </table:table-cell>
          <table:table-cell table:formula="of:=[.B877]/[.$B$3]" office:value-type="float" office:value="872.033728447726" calcext:value-type="float">
            <text:p>872</text:p>
          </table:table-cell>
          <table:table-cell office:value-type="float" office:value="0.730595529079" calcext:value-type="float">
            <text:p>0.7305955291</text:p>
          </table:table-cell>
          <table:table-cell/>
          <table:table-cell office:value-type="float" office:value="1.46234184176691E+018" calcext:value-type="float">
            <text:p>1462341841766910000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234184181704E+018" calcext:value-type="float">
            <text:p>1462341841817040000</text:p>
          </table:table-cell>
          <table:table-cell table:formula="of:=[.A878]-[.$A$2]" office:value-type="float" office:value="43800159744" calcext:value-type="float">
            <text:p>43800159744</text:p>
          </table:table-cell>
          <table:table-cell table:formula="of:=[.B878]/[.$B$3]" office:value-type="float" office:value="873.03292733331" calcext:value-type="float">
            <text:p>873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4181704E+018" calcext:value-type="float">
            <text:p>1462341841817040000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234184186702E+018" calcext:value-type="float">
            <text:p>1462341841867020000</text:p>
          </table:table-cell>
          <table:table-cell table:formula="of:=[.A879]-[.$A$2]" office:value-type="float" office:value="43850139904" calcext:value-type="float">
            <text:p>43850139904</text:p>
          </table:table-cell>
          <table:table-cell table:formula="of:=[.B879]/[.$B$3]" office:value-type="float" office:value="874.02914117473" calcext:value-type="float">
            <text:p>874</text:p>
          </table:table-cell>
          <table:table-cell office:value-type="float" office:value="0.683219015598" calcext:value-type="float">
            <text:p>0.6832190156</text:p>
          </table:table-cell>
          <table:table-cell/>
          <table:table-cell office:value-type="float" office:value="1.46234184186702E+018" calcext:value-type="float">
            <text:p>1462341841867020000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234184191695E+018" calcext:value-type="float">
            <text:p>1462341841916950000</text:p>
          </table:table-cell>
          <table:table-cell table:formula="of:=[.A880]-[.$A$2]" office:value-type="float" office:value="43900069888" calcext:value-type="float">
            <text:p>43900069888</text:p>
          </table:table-cell>
          <table:table-cell table:formula="of:=[.B880]/[.$B$3]" office:value-type="float" office:value="875.024354898789" calcext:value-type="float">
            <text:p>875</text:p>
          </table:table-cell>
          <table:table-cell office:value-type="float" office:value="0.715634524822" calcext:value-type="float">
            <text:p>0.7156345248</text:p>
          </table:table-cell>
          <table:table-cell/>
          <table:table-cell office:value-type="float" office:value="1.46234184191695E+018" calcext:value-type="float">
            <text:p>146234184191695000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23418419669E+018" calcext:value-type="float">
            <text:p>1462341841966900000</text:p>
          </table:table-cell>
          <table:table-cell table:formula="of:=[.A881]-[.$A$2]" office:value-type="float" office:value="43950019840" calcext:value-type="float">
            <text:p>43950019840</text:p>
          </table:table-cell>
          <table:table-cell table:formula="of:=[.B881]/[.$B$3]" office:value-type="float" office:value="876.019966628737" calcext:value-type="float">
            <text:p>876</text:p>
          </table:table-cell>
          <table:table-cell office:value-type="float" office:value="0.700673520565" calcext:value-type="float">
            <text:p>0.7006735206</text:p>
          </table:table-cell>
          <table:table-cell/>
          <table:table-cell office:value-type="float" office:value="1.4623418419669E+018" calcext:value-type="float">
            <text:p>1462341841966900000</text:p>
          </table:table-cell>
          <table:table-cell table:number-columns-repeated="3"/>
        </table:table-row>
        <table:table-row table:style-name="ro1">
          <table:table-cell office:value-type="float" office:value="1.46234184201696E+018" calcext:value-type="float">
            <text:p>1462341842016960000</text:p>
          </table:table-cell>
          <table:table-cell table:formula="of:=[.A882]-[.$A$2]" office:value-type="float" office:value="44000079872" calcext:value-type="float">
            <text:p>44000079872</text:p>
          </table:table-cell>
          <table:table-cell table:formula="of:=[.B882]/[.$B$3]" office:value-type="float" office:value="877.017772493711" calcext:value-type="float">
            <text:p>877</text:p>
          </table:table-cell>
          <table:table-cell office:value-type="float" office:value="0.695686519146" calcext:value-type="float">
            <text:p>0.6956865191</text:p>
          </table:table-cell>
          <table:table-cell/>
          <table:table-cell office:value-type="float" office:value="1.46234184201696E+018" calcext:value-type="float">
            <text:p>1462341842016960000</text:p>
          </table:table-cell>
          <table:table-cell table:number-columns-repeated="3"/>
        </table:table-row>
        <table:table-row table:style-name="ro1">
          <table:table-cell office:value-type="float" office:value="1.46234184206694E+018" calcext:value-type="float">
            <text:p>1462341842066940000</text:p>
          </table:table-cell>
          <table:table-cell table:formula="of:=[.A883]-[.$A$2]" office:value-type="float" office:value="44050060032" calcext:value-type="float">
            <text:p>44050060032</text:p>
          </table:table-cell>
          <table:table-cell table:formula="of:=[.B883]/[.$B$3]" office:value-type="float" office:value="878.013986335131" calcext:value-type="float">
            <text:p>878</text:p>
          </table:table-cell>
          <table:table-cell office:value-type="float" office:value="0.710647523403" calcext:value-type="float">
            <text:p>0.7106475234</text:p>
          </table:table-cell>
          <table:table-cell/>
          <table:table-cell office:value-type="float" office:value="1.46234184206694E+018" calcext:value-type="float">
            <text:p>1462341842066940000</text:p>
          </table:table-cell>
          <table:table-cell table:number-columns-repeated="3"/>
        </table:table-row>
        <table:table-row table:style-name="ro1">
          <table:table-cell office:value-type="float" office:value="1.46234184211691E+018" calcext:value-type="float">
            <text:p>1462341842116910000</text:p>
          </table:table-cell>
          <table:table-cell table:formula="of:=[.A884]-[.$A$2]" office:value-type="float" office:value="44100029696" calcext:value-type="float">
            <text:p>44100029696</text:p>
          </table:table-cell>
          <table:table-cell table:formula="of:=[.B884]/[.$B$3]" office:value-type="float" office:value="879.009990968328" calcext:value-type="float">
            <text:p>879</text:p>
          </table:table-cell>
          <table:table-cell office:value-type="float" office:value="0.690699517727" calcext:value-type="float">
            <text:p>0.6906995177</text:p>
          </table:table-cell>
          <table:table-cell/>
          <table:table-cell office:value-type="float" office:value="1.46234184211691E+018" calcext:value-type="float">
            <text:p>1462341842116910000</text:p>
          </table:table-cell>
          <table:table-cell table:number-columns-repeated="3"/>
        </table:table-row>
        <table:table-row table:style-name="ro1">
          <table:table-cell office:value-type="float" office:value="1.462341842167E+018" calcext:value-type="float">
            <text:p>1462341842167000000</text:p>
          </table:table-cell>
          <table:table-cell table:formula="of:=[.A885]-[.$A$2]" office:value-type="float" office:value="44150119936" calcext:value-type="float">
            <text:p>44150119936</text:p>
          </table:table-cell>
          <table:table-cell table:formula="of:=[.B885]/[.$B$3]" office:value-type="float" office:value="880.008398944774" calcext:value-type="float">
            <text:p>880</text:p>
          </table:table-cell>
          <table:table-cell office:value-type="float" office:value="0.670751512051" calcext:value-type="float">
            <text:p>0.6707515121</text:p>
          </table:table-cell>
          <table:table-cell/>
          <table:table-cell office:value-type="float" office:value="1.462341842167E+018" calcext:value-type="float">
            <text:p>1462341842167000000</text:p>
          </table:table-cell>
          <table:table-cell table:number-columns-repeated="3"/>
        </table:table-row>
        <table:table-row table:style-name="ro1">
          <table:table-cell office:value-type="float" office:value="1.4623418422169E+018" calcext:value-type="float">
            <text:p>1462341842216900000</text:p>
          </table:table-cell>
          <table:table-cell table:formula="of:=[.A886]-[.$A$2]" office:value-type="float" office:value="44200019968" calcext:value-type="float">
            <text:p>44200019968</text:p>
          </table:table-cell>
          <table:table-cell table:formula="of:=[.B886]/[.$B$3]" office:value-type="float" office:value="881.003015660001" calcext:value-type="float">
            <text:p>881</text:p>
          </table:table-cell>
          <table:table-cell office:value-type="float" office:value="0.660777509212" calcext:value-type="float">
            <text:p>0.6607775092</text:p>
          </table:table-cell>
          <table:table-cell/>
          <table:table-cell office:value-type="float" office:value="1.4623418422169E+018" calcext:value-type="float">
            <text:p>1462341842216900000</text:p>
          </table:table-cell>
          <table:table-cell table:number-columns-repeated="3"/>
        </table:table-row>
        <table:table-row table:style-name="ro1">
          <table:table-cell office:value-type="float" office:value="1.46234184226694E+018" calcext:value-type="float">
            <text:p>1462341842266940000</text:p>
          </table:table-cell>
          <table:table-cell table:formula="of:=[.A887]-[.$A$2]" office:value-type="float" office:value="44250060032" calcext:value-type="float">
            <text:p>44250060032</text:p>
          </table:table-cell>
          <table:table-cell table:formula="of:=[.B887]/[.$B$3]" office:value-type="float" office:value="882.000423519087" calcext:value-type="float">
            <text:p>882</text:p>
          </table:table-cell>
          <table:table-cell office:value-type="float" office:value="0.678232014179" calcext:value-type="float">
            <text:p>0.6782320142</text:p>
          </table:table-cell>
          <table:table-cell/>
          <table:table-cell office:value-type="float" office:value="1.46234184226694E+018" calcext:value-type="float">
            <text:p>1462341842266940000</text:p>
          </table:table-cell>
          <table:table-cell table:number-columns-repeated="3"/>
        </table:table-row>
        <table:table-row table:style-name="ro1">
          <table:table-cell office:value-type="float" office:value="1.4623418423169E+018" calcext:value-type="float">
            <text:p>1462341842316900000</text:p>
          </table:table-cell>
          <table:table-cell table:formula="of:=[.A888]-[.$A$2]" office:value-type="float" office:value="44300019968" calcext:value-type="float">
            <text:p>44300019968</text:p>
          </table:table-cell>
          <table:table-cell table:formula="of:=[.B888]/[.$B$3]" office:value-type="float" office:value="882.996234251979" calcext:value-type="float">
            <text:p>883</text:p>
          </table:table-cell>
          <table:table-cell office:value-type="float" office:value="0.974958539009" calcext:value-type="float">
            <text:p>0.974958539</text:p>
          </table:table-cell>
          <table:table-cell/>
          <table:table-cell office:value-type="float" office:value="1.4623418423169E+018" calcext:value-type="float">
            <text:p>1462341842316900000</text:p>
          </table:table-cell>
          <table:table-cell table:number-columns-repeated="3"/>
        </table:table-row>
        <table:table-row table:style-name="ro1">
          <table:table-cell office:value-type="float" office:value="1.46234184236694E+018" calcext:value-type="float">
            <text:p>1462341842366940000</text:p>
          </table:table-cell>
          <table:table-cell table:formula="of:=[.A889]-[.$A$2]" office:value-type="float" office:value="44350060032" calcext:value-type="float">
            <text:p>44350060032</text:p>
          </table:table-cell>
          <table:table-cell table:formula="of:=[.B889]/[.$B$3]" office:value-type="float" office:value="883.993642111064" calcext:value-type="float">
            <text:p>884</text:p>
          </table:table-cell>
          <table:table-cell office:value-type="float" office:value="0.638336002827" calcext:value-type="float">
            <text:p>0.6383360028</text:p>
          </table:table-cell>
          <table:table-cell/>
          <table:table-cell office:value-type="float" office:value="1.46234184236694E+018" calcext:value-type="float">
            <text:p>1462341842366940000</text:p>
          </table:table-cell>
          <table:table-cell table:number-columns-repeated="3"/>
        </table:table-row>
        <table:table-row table:style-name="ro1">
          <table:table-cell office:value-type="float" office:value="1.46234184241701E+018" calcext:value-type="float">
            <text:p>1462341842417010000</text:p>
          </table:table-cell>
          <table:table-cell table:formula="of:=[.A890]-[.$A$2]" office:value-type="float" office:value="44400129792" calcext:value-type="float">
            <text:p>44400129792</text:p>
          </table:table-cell>
          <table:table-cell table:formula="of:=[.B890]/[.$B$3]" office:value-type="float" office:value="884.991641876343" calcext:value-type="float">
            <text:p>885</text:p>
          </table:table-cell>
          <table:table-cell office:value-type="float" office:value="0.643323004246" calcext:value-type="float">
            <text:p>0.6433230042</text:p>
          </table:table-cell>
          <table:table-cell/>
          <table:table-cell office:value-type="float" office:value="1.46234184241701E+018" calcext:value-type="float">
            <text:p>1462341842417010000</text:p>
          </table:table-cell>
          <table:table-cell table:number-columns-repeated="3"/>
        </table:table-row>
        <table:table-row table:style-name="ro1">
          <table:table-cell office:value-type="float" office:value="1.46234184246703E+018" calcext:value-type="float">
            <text:p>1462341842467030000</text:p>
          </table:table-cell>
          <table:table-cell table:formula="of:=[.A891]-[.$A$2]" office:value-type="float" office:value="44450149888" calcext:value-type="float">
            <text:p>44450149888</text:p>
          </table:table-cell>
          <table:table-cell table:formula="of:=[.B891]/[.$B$3]" office:value-type="float" office:value="885.98865172954" calcext:value-type="float">
            <text:p>886</text:p>
          </table:table-cell>
          <table:table-cell office:value-type="float" office:value="0.650803506374" calcext:value-type="float">
            <text:p>0.6508035064</text:p>
          </table:table-cell>
          <table:table-cell/>
          <table:table-cell office:value-type="float" office:value="1.46234184246703E+018" calcext:value-type="float">
            <text:p>1462341842467030000</text:p>
          </table:table-cell>
          <table:table-cell table:number-columns-repeated="3"/>
        </table:table-row>
        <table:table-row table:style-name="ro1">
          <table:table-cell office:value-type="float" office:value="1.4623418425169E+018" calcext:value-type="float">
            <text:p>1462341842516900000</text:p>
          </table:table-cell>
          <table:table-cell table:formula="of:=[.A892]-[.$A$2]" office:value-type="float" office:value="44500019968" calcext:value-type="float">
            <text:p>44500019968</text:p>
          </table:table-cell>
          <table:table-cell table:formula="of:=[.B892]/[.$B$3]" office:value-type="float" office:value="886.982671435934" calcext:value-type="float">
            <text:p>887</text:p>
          </table:table-cell>
          <table:table-cell office:value-type="float" office:value="0.653297007084" calcext:value-type="float">
            <text:p>0.6532970071</text:p>
          </table:table-cell>
          <table:table-cell/>
          <table:table-cell office:value-type="float" office:value="1.4623418425169E+018" calcext:value-type="float">
            <text:p>1462341842516900000</text:p>
          </table:table-cell>
          <table:table-cell table:number-columns-repeated="3"/>
        </table:table-row>
        <table:table-row table:style-name="ro1">
          <table:table-cell office:value-type="float" office:value="1.46234184256687E+018" calcext:value-type="float">
            <text:p>1462341842566870000</text:p>
          </table:table-cell>
          <table:table-cell table:formula="of:=[.A893]-[.$A$2]" office:value-type="float" office:value="44549989888" calcext:value-type="float">
            <text:p>44549989888</text:p>
          </table:table-cell>
          <table:table-cell table:formula="of:=[.B893]/[.$B$3]" office:value-type="float" office:value="887.97868117177" calcext:value-type="float">
            <text:p>888</text:p>
          </table:table-cell>
          <table:table-cell office:value-type="float" office:value="0.655790507793" calcext:value-type="float">
            <text:p>0.6557905078</text:p>
          </table:table-cell>
          <table:table-cell/>
          <table:table-cell office:value-type="float" office:value="1.46234184256687E+018" calcext:value-type="float">
            <text:p>1462341842566870000</text:p>
          </table:table-cell>
          <table:table-cell table:number-columns-repeated="3"/>
        </table:table-row>
        <table:table-row table:style-name="ro1">
          <table:table-cell office:value-type="float" office:value="1.46234184261712E+018" calcext:value-type="float">
            <text:p>1462341842617120000</text:p>
          </table:table-cell>
          <table:table-cell table:formula="of:=[.A894]-[.$A$2]" office:value-type="float" office:value="44600239872" calcext:value-type="float">
            <text:p>44600239872</text:p>
          </table:table-cell>
          <table:table-cell table:formula="of:=[.B894]/[.$B$3]" office:value-type="float" office:value="888.980273195324" calcext:value-type="float">
            <text:p>889</text:p>
          </table:table-cell>
          <table:table-cell office:value-type="float" office:value="0.655790507793" calcext:value-type="float">
            <text:p>0.6557905078</text:p>
          </table:table-cell>
          <table:table-cell/>
          <table:table-cell office:value-type="float" office:value="1.46234184261712E+018" calcext:value-type="float">
            <text:p>1462341842617120000</text:p>
          </table:table-cell>
          <table:table-cell table:number-columns-repeated="3"/>
        </table:table-row>
        <table:table-row table:style-name="ro1">
          <table:table-cell office:value-type="float" office:value="1.46234184266699E+018" calcext:value-type="float">
            <text:p>1462341842666990000</text:p>
          </table:table-cell>
          <table:table-cell table:formula="of:=[.A895]-[.$A$2]" office:value-type="float" office:value="44650109952" calcext:value-type="float">
            <text:p>44650109952</text:p>
          </table:table-cell>
          <table:table-cell table:formula="of:=[.B895]/[.$B$3]" office:value-type="float" office:value="889.974292901718" calcext:value-type="float">
            <text:p>890</text:p>
          </table:table-cell>
          <table:table-cell office:value-type="float" office:value="0.660777509212" calcext:value-type="float">
            <text:p>0.6607775092</text:p>
          </table:table-cell>
          <table:table-cell/>
          <table:table-cell office:value-type="float" office:value="1.46234184266699E+018" calcext:value-type="float">
            <text:p>1462341842666990000</text:p>
          </table:table-cell>
          <table:table-cell table:number-columns-repeated="3"/>
        </table:table-row>
        <table:table-row table:style-name="ro1">
          <table:table-cell office:value-type="float" office:value="1.46234184271689E+018" calcext:value-type="float">
            <text:p>1462341842716890000</text:p>
          </table:table-cell>
          <table:table-cell table:formula="of:=[.A896]-[.$A$2]" office:value-type="float" office:value="44700009728" calcext:value-type="float">
            <text:p>44700009728</text:p>
          </table:table-cell>
          <table:table-cell table:formula="of:=[.B896]/[.$B$3]" office:value-type="float" office:value="890.968904514305" calcext:value-type="float">
            <text:p>891</text:p>
          </table:table-cell>
          <table:table-cell office:value-type="float" office:value="0.67324501276" calcext:value-type="float">
            <text:p>0.6732450128</text:p>
          </table:table-cell>
          <table:table-cell/>
          <table:table-cell office:value-type="float" office:value="1.46234184271689E+018" calcext:value-type="float">
            <text:p>1462341842716890000</text:p>
          </table:table-cell>
          <table:table-cell table:number-columns-repeated="3"/>
        </table:table-row>
        <table:table-row table:style-name="ro1">
          <table:table-cell office:value-type="float" office:value="1.4623418427669E+018" calcext:value-type="float">
            <text:p>1462341842766900000</text:p>
          </table:table-cell>
          <table:table-cell table:formula="of:=[.A897]-[.$A$2]" office:value-type="float" office:value="44750019840" calcext:value-type="float">
            <text:p>44750019840</text:p>
          </table:table-cell>
          <table:table-cell table:formula="of:=[.B897]/[.$B$3]" office:value-type="float" office:value="891.965715364558" calcext:value-type="float">
            <text:p>892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427669E+018" calcext:value-type="float">
            <text:p>1462341842766900000</text:p>
          </table:table-cell>
          <table:table-cell table:number-columns-repeated="3"/>
        </table:table-row>
        <table:table-row table:style-name="ro1">
          <table:table-cell office:value-type="float" office:value="1.46234184281704E+018" calcext:value-type="float">
            <text:p>1462341842817040000</text:p>
          </table:table-cell>
          <table:table-cell table:formula="of:=[.A898]-[.$A$2]" office:value-type="float" office:value="44800160000" calcext:value-type="float">
            <text:p>44800160000</text:p>
          </table:table-cell>
          <table:table-cell table:formula="of:=[.B898]/[.$B$3]" office:value-type="float" office:value="892.965118355725" calcext:value-type="float">
            <text:p>893</text:p>
          </table:table-cell>
          <table:table-cell office:value-type="float" office:value="0.688206017017" calcext:value-type="float">
            <text:p>0.688206017</text:p>
          </table:table-cell>
          <table:table-cell/>
          <table:table-cell office:value-type="float" office:value="1.46234184281704E+018" calcext:value-type="float">
            <text:p>1462341842817040000</text:p>
          </table:table-cell>
          <table:table-cell table:number-columns-repeated="3"/>
        </table:table-row>
        <table:table-row table:style-name="ro1">
          <table:table-cell office:value-type="float" office:value="1.46234184286705E+018" calcext:value-type="float">
            <text:p>1462341842867050000</text:p>
          </table:table-cell>
          <table:table-cell table:formula="of:=[.A899]-[.$A$2]" office:value-type="float" office:value="44850169856" calcext:value-type="float">
            <text:p>44850169856</text:p>
          </table:table-cell>
          <table:table-cell table:formula="of:=[.B899]/[.$B$3]" office:value-type="float" office:value="893.961924103339" calcext:value-type="float">
            <text:p>894</text:p>
          </table:table-cell>
          <table:table-cell office:value-type="float" office:value="0.723114967346" calcext:value-type="float">
            <text:p>0.7231149673</text:p>
          </table:table-cell>
          <table:table-cell/>
          <table:table-cell office:value-type="float" office:value="1.46234184286705E+018" calcext:value-type="float">
            <text:p>1462341842867050000</text:p>
          </table:table-cell>
          <table:table-cell table:number-columns-repeated="3"/>
        </table:table-row>
        <table:table-row table:style-name="ro1">
          <table:table-cell office:value-type="float" office:value="1.4623418429169E+018" calcext:value-type="float">
            <text:p>1462341842916900000</text:p>
          </table:table-cell>
          <table:table-cell table:formula="of:=[.A900]-[.$A$2]" office:value-type="float" office:value="44900019712" calcext:value-type="float">
            <text:p>44900019712</text:p>
          </table:table-cell>
          <table:table-cell table:formula="of:=[.B900]/[.$B$3]" office:value-type="float" office:value="894.955540701205" calcext:value-type="float">
            <text:p>895</text:p>
          </table:table-cell>
          <table:table-cell office:value-type="float" office:value="0.685712516308" calcext:value-type="float">
            <text:p>0.6857125163</text:p>
          </table:table-cell>
          <table:table-cell/>
          <table:table-cell office:value-type="float" office:value="1.4623418429169E+018" calcext:value-type="float">
            <text:p>1462341842916900000</text:p>
          </table:table-cell>
          <table:table-cell table:number-columns-repeated="3"/>
        </table:table-row>
        <table:table-row table:style-name="ro1">
          <table:table-cell office:value-type="float" office:value="1.46234184296692E+018" calcext:value-type="float">
            <text:p>1462341842966920000</text:p>
          </table:table-cell>
          <table:table-cell table:formula="of:=[.A901]-[.$A$2]" office:value-type="float" office:value="44950039808" calcext:value-type="float">
            <text:p>44950039808</text:p>
          </table:table-cell>
          <table:table-cell table:formula="of:=[.B901]/[.$B$3]" office:value-type="float" office:value="895.952550554402" calcext:value-type="float">
            <text:p>896</text:p>
          </table:table-cell>
          <table:table-cell office:value-type="float" office:value="1.10711395741" calcext:value-type="float">
            <text:p>1.1071139574</text:p>
          </table:table-cell>
          <table:table-cell/>
          <table:table-cell office:value-type="float" office:value="1.46234184296692E+018" calcext:value-type="float">
            <text:p>1462341842966920000</text:p>
          </table:table-cell>
          <table:table-cell table:number-columns-repeated="3"/>
        </table:table-row>
        <table:table-row table:style-name="ro1">
          <table:table-cell office:value-type="float" office:value="1.46234184301699E+018" calcext:value-type="float">
            <text:p>1462341843016990000</text:p>
          </table:table-cell>
          <table:table-cell table:formula="of:=[.A902]-[.$A$2]" office:value-type="float" office:value="45000109824" calcext:value-type="float">
            <text:p>45000109824</text:p>
          </table:table-cell>
          <table:table-cell table:formula="of:=[.B902]/[.$B$3]" office:value-type="float" office:value="896.95055542232" calcext:value-type="float">
            <text:p>897</text:p>
          </table:table-cell>
          <table:table-cell office:value-type="float" office:value="0.72560852766" calcext:value-type="float">
            <text:p>0.7256085277</text:p>
          </table:table-cell>
          <table:table-cell/>
          <table:table-cell office:value-type="float" office:value="1.46234184301699E+018" calcext:value-type="float">
            <text:p>1462341843016990000</text:p>
          </table:table-cell>
          <table:table-cell table:number-columns-repeated="3"/>
        </table:table-row>
        <table:table-row table:style-name="ro1">
          <table:table-cell office:value-type="float" office:value="1.46234184306707E+018" calcext:value-type="float">
            <text:p>1462341843067070000</text:p>
          </table:table-cell>
          <table:table-cell table:formula="of:=[.A903]-[.$A$2]" office:value-type="float" office:value="45050189824" calcext:value-type="float">
            <text:p>45050189824</text:p>
          </table:table-cell>
          <table:table-cell table:formula="of:=[.B903]/[.$B$3]" office:value-type="float" office:value="897.948759293182" calcext:value-type="float">
            <text:p>898</text:p>
          </table:table-cell>
          <table:table-cell office:value-type="float" office:value="0.738075971603" calcext:value-type="float">
            <text:p>0.7380759716</text:p>
          </table:table-cell>
          <table:table-cell/>
          <table:table-cell office:value-type="float" office:value="1.46234184306707E+018" calcext:value-type="float">
            <text:p>1462341843067070000</text:p>
          </table:table-cell>
          <table:table-cell table:number-columns-repeated="3"/>
        </table:table-row>
        <table:table-row table:style-name="ro1">
          <table:table-cell office:value-type="float" office:value="1.46234184311692E+018" calcext:value-type="float">
            <text:p>1462341843116920000</text:p>
          </table:table-cell>
          <table:table-cell table:formula="of:=[.A904]-[.$A$2]" office:value-type="float" office:value="45100039936" calcext:value-type="float">
            <text:p>45100039936</text:p>
          </table:table-cell>
          <table:table-cell table:formula="of:=[.B904]/[.$B$3]" office:value-type="float" office:value="898.942380993688" calcext:value-type="float">
            <text:p>899</text:p>
          </table:table-cell>
          <table:table-cell office:value-type="float" office:value="0.705660521984" calcext:value-type="float">
            <text:p>0.705660522</text:p>
          </table:table-cell>
          <table:table-cell/>
          <table:table-cell office:value-type="float" office:value="1.46234184311692E+018" calcext:value-type="float">
            <text:p>1462341843116920000</text:p>
          </table:table-cell>
          <table:table-cell table:number-columns-repeated="3"/>
        </table:table-row>
        <table:table-row table:style-name="ro1">
          <table:table-cell office:value-type="float" office:value="1.46234184316696E+018" calcext:value-type="float">
            <text:p>1462341843166960000</text:p>
          </table:table-cell>
          <table:table-cell table:formula="of:=[.A905]-[.$A$2]" office:value-type="float" office:value="45150079744" calcext:value-type="float">
            <text:p>45150079744</text:p>
          </table:table-cell>
          <table:table-cell table:formula="of:=[.B905]/[.$B$3]" office:value-type="float" office:value="899.939783750134" calcext:value-type="float">
            <text:p>900</text:p>
          </table:table-cell>
          <table:table-cell office:value-type="float" office:value="0.713140964508" calcext:value-type="float">
            <text:p>0.7131409645</text:p>
          </table:table-cell>
          <table:table-cell/>
          <table:table-cell office:value-type="float" office:value="1.46234184316696E+018" calcext:value-type="float">
            <text:p>1462341843166960000</text:p>
          </table:table-cell>
          <table:table-cell table:number-columns-repeated="3"/>
        </table:table-row>
        <table:table-row table:style-name="ro1">
          <table:table-cell office:value-type="float" office:value="1.46234184321703E+018" calcext:value-type="float">
            <text:p>1462341843217030000</text:p>
          </table:table-cell>
          <table:table-cell table:formula="of:=[.A906]-[.$A$2]" office:value-type="float" office:value="45200149760" calcext:value-type="float">
            <text:p>45200149760</text:p>
          </table:table-cell>
          <table:table-cell table:formula="of:=[.B906]/[.$B$3]" office:value-type="float" office:value="900.937788618052" calcext:value-type="float">
            <text:p>901</text:p>
          </table:table-cell>
          <table:table-cell office:value-type="float" office:value="0.678232014179" calcext:value-type="float">
            <text:p>0.6782320142</text:p>
          </table:table-cell>
          <table:table-cell/>
          <table:table-cell office:value-type="float" office:value="1.46234184321703E+018" calcext:value-type="float">
            <text:p>1462341843217030000</text:p>
          </table:table-cell>
          <table:table-cell table:number-columns-repeated="3"/>
        </table:table-row>
        <table:table-row table:style-name="ro1">
          <table:table-cell office:value-type="float" office:value="1.46234184326694E+018" calcext:value-type="float">
            <text:p>1462341843266940000</text:p>
          </table:table-cell>
          <table:table-cell table:formula="of:=[.A907]-[.$A$2]" office:value-type="float" office:value="45250059776" calcext:value-type="float">
            <text:p>45250059776</text:p>
          </table:table-cell>
          <table:table-cell table:formula="of:=[.B907]/[.$B$3]" office:value-type="float" office:value="901.932604336223" calcext:value-type="float">
            <text:p>902</text:p>
          </table:table-cell>
          <table:table-cell office:value-type="float" office:value="0.663271009922" calcext:value-type="float">
            <text:p>0.6632710099</text:p>
          </table:table-cell>
          <table:table-cell/>
          <table:table-cell office:value-type="float" office:value="1.46234184326694E+018" calcext:value-type="float">
            <text:p>1462341843266940000</text:p>
          </table:table-cell>
          <table:table-cell table:number-columns-repeated="3"/>
        </table:table-row>
        <table:table-row table:style-name="ro1">
          <table:table-cell office:value-type="float" office:value="1.46234184331699E+018" calcext:value-type="float">
            <text:p>1462341843316990000</text:p>
          </table:table-cell>
          <table:table-cell table:formula="of:=[.A908]-[.$A$2]" office:value-type="float" office:value="45300109824" calcext:value-type="float">
            <text:p>45300109824</text:p>
          </table:table-cell>
          <table:table-cell table:formula="of:=[.B908]/[.$B$3]" office:value-type="float" office:value="902.930211198253" calcext:value-type="float">
            <text:p>903</text:p>
          </table:table-cell>
          <table:table-cell office:value-type="float" office:value="0.670751512051" calcext:value-type="float">
            <text:p>0.6707515121</text:p>
          </table:table-cell>
          <table:table-cell/>
          <table:table-cell office:value-type="float" office:value="1.46234184331699E+018" calcext:value-type="float">
            <text:p>1462341843316990000</text:p>
          </table:table-cell>
          <table:table-cell table:number-columns-repeated="3"/>
        </table:table-row>
        <table:table-row table:style-name="ro1">
          <table:table-cell office:value-type="float" office:value="1.46234184336696E+018" calcext:value-type="float">
            <text:p>1462341843366960000</text:p>
          </table:table-cell>
          <table:table-cell table:formula="of:=[.A909]-[.$A$2]" office:value-type="float" office:value="45350079744" calcext:value-type="float">
            <text:p>45350079744</text:p>
          </table:table-cell>
          <table:table-cell table:formula="of:=[.B909]/[.$B$3]" office:value-type="float" office:value="903.926220934089" calcext:value-type="float">
            <text:p>904</text:p>
          </table:table-cell>
          <table:table-cell office:value-type="float" office:value="0.658284008503" calcext:value-type="float">
            <text:p>0.6582840085</text:p>
          </table:table-cell>
          <table:table-cell/>
          <table:table-cell office:value-type="float" office:value="1.46234184336696E+018" calcext:value-type="float">
            <text:p>1462341843366960000</text:p>
          </table:table-cell>
          <table:table-cell table:number-columns-repeated="3"/>
        </table:table-row>
        <table:table-row table:style-name="ro1">
          <table:table-cell office:value-type="float" office:value="1.46234184341694E+018" calcext:value-type="float">
            <text:p>1462341843416940000</text:p>
          </table:table-cell>
          <table:table-cell table:formula="of:=[.A910]-[.$A$2]" office:value-type="float" office:value="45400059904" calcext:value-type="float">
            <text:p>45400059904</text:p>
          </table:table-cell>
          <table:table-cell table:formula="of:=[.B910]/[.$B$3]" office:value-type="float" office:value="904.922434775509" calcext:value-type="float">
            <text:p>905</text:p>
          </table:table-cell>
          <table:table-cell office:value-type="float" office:value="0.665764510632" calcext:value-type="float">
            <text:p>0.6657645106</text:p>
          </table:table-cell>
          <table:table-cell/>
          <table:table-cell office:value-type="float" office:value="1.46234184341694E+018" calcext:value-type="float">
            <text:p>1462341843416940000</text:p>
          </table:table-cell>
          <table:table-cell table:number-columns-repeated="3"/>
        </table:table-row>
        <table:table-row table:style-name="ro1">
          <table:table-cell office:value-type="float" office:value="1.46234184346694E+018" calcext:value-type="float">
            <text:p>1462341843466940000</text:p>
          </table:table-cell>
          <table:table-cell table:formula="of:=[.A911]-[.$A$2]" office:value-type="float" office:value="45450059776" calcext:value-type="float">
            <text:p>45450059776</text:p>
          </table:table-cell>
          <table:table-cell table:formula="of:=[.B911]/[.$B$3]" office:value-type="float" office:value="905.919041520179" calcext:value-type="float">
            <text:p>906</text:p>
          </table:table-cell>
          <table:table-cell office:value-type="float" office:value="0.630855500698" calcext:value-type="float">
            <text:p>0.6308555007</text:p>
          </table:table-cell>
          <table:table-cell/>
          <table:table-cell office:value-type="float" office:value="1.46234184346694E+018" calcext:value-type="float">
            <text:p>1462341843466940000</text:p>
          </table:table-cell>
          <table:table-cell table:number-columns-repeated="3"/>
        </table:table-row>
        <table:table-row table:style-name="ro1">
          <table:table-cell office:value-type="float" office:value="1.4623418435169E+018" calcext:value-type="float">
            <text:p>1462341843516900000</text:p>
          </table:table-cell>
          <table:table-cell table:formula="of:=[.A912]-[.$A$2]" office:value-type="float" office:value="45500019968" calcext:value-type="float">
            <text:p>45500019968</text:p>
          </table:table-cell>
          <table:table-cell table:formula="of:=[.B912]/[.$B$3]" office:value-type="float" office:value="906.91485735571" calcext:value-type="float">
            <text:p>907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435169E+018" calcext:value-type="float">
            <text:p>1462341843516900000</text:p>
          </table:table-cell>
          <table:table-cell table:number-columns-repeated="3"/>
        </table:table-row>
        <table:table-row table:style-name="ro1">
          <table:table-cell office:value-type="float" office:value="1.46234184356693E+018" calcext:value-type="float">
            <text:p>1462341843566930000</text:p>
          </table:table-cell>
          <table:table-cell table:formula="of:=[.A913]-[.$A$2]" office:value-type="float" office:value="45550049792" calcext:value-type="float">
            <text:p>45550049792</text:p>
          </table:table-cell>
          <table:table-cell table:formula="of:=[.B913]/[.$B$3]" office:value-type="float" office:value="907.912061109212" calcext:value-type="float">
            <text:p>908</text:p>
          </table:table-cell>
          <table:table-cell office:value-type="float" office:value="0.653297007084" calcext:value-type="float">
            <text:p>0.6532970071</text:p>
          </table:table-cell>
          <table:table-cell/>
          <table:table-cell office:value-type="float" office:value="1.46234184356693E+018" calcext:value-type="float">
            <text:p>1462341843566930000</text:p>
          </table:table-cell>
          <table:table-cell table:number-columns-repeated="3"/>
        </table:table-row>
        <table:table-row table:style-name="ro1">
          <table:table-cell office:value-type="float" office:value="1.46234184361709E+018" calcext:value-type="float">
            <text:p>1462341843617090000</text:p>
          </table:table-cell>
          <table:table-cell table:formula="of:=[.A914]-[.$A$2]" office:value-type="float" office:value="45600209920" calcext:value-type="float">
            <text:p>45600209920</text:p>
          </table:table-cell>
          <table:table-cell table:formula="of:=[.B914]/[.$B$3]" office:value-type="float" office:value="908.911862106268" calcext:value-type="float">
            <text:p>909</text:p>
          </table:table-cell>
          <table:table-cell office:value-type="float" office:value="0.640829503536" calcext:value-type="float">
            <text:p>0.6408295035</text:p>
          </table:table-cell>
          <table:table-cell/>
          <table:table-cell office:value-type="float" office:value="1.46234184361709E+018" calcext:value-type="float">
            <text:p>1462341843617090000</text:p>
          </table:table-cell>
          <table:table-cell table:number-columns-repeated="3"/>
        </table:table-row>
        <table:table-row table:style-name="ro1">
          <table:table-cell office:value-type="float" office:value="1.46234184366694E+018" calcext:value-type="float">
            <text:p>1462341843666940000</text:p>
          </table:table-cell>
          <table:table-cell table:formula="of:=[.A915]-[.$A$2]" office:value-type="float" office:value="45650059776" calcext:value-type="float">
            <text:p>45650059776</text:p>
          </table:table-cell>
          <table:table-cell table:formula="of:=[.B915]/[.$B$3]" office:value-type="float" office:value="909.905478704134" calcext:value-type="float">
            <text:p>910</text:p>
          </table:table-cell>
          <table:table-cell office:value-type="float" office:value="0.658284008503" calcext:value-type="float">
            <text:p>0.6582840085</text:p>
          </table:table-cell>
          <table:table-cell/>
          <table:table-cell office:value-type="float" office:value="1.46234184366694E+018" calcext:value-type="float">
            <text:p>1462341843666940000</text:p>
          </table:table-cell>
          <table:table-cell table:number-columns-repeated="3"/>
        </table:table-row>
        <table:table-row table:style-name="ro1">
          <table:table-cell office:value-type="float" office:value="1.4623418437169E+018" calcext:value-type="float">
            <text:p>1462341843716900000</text:p>
          </table:table-cell>
          <table:table-cell table:formula="of:=[.A916]-[.$A$2]" office:value-type="float" office:value="45700019968" calcext:value-type="float">
            <text:p>45700019968</text:p>
          </table:table-cell>
          <table:table-cell table:formula="of:=[.B916]/[.$B$3]" office:value-type="float" office:value="910.901294539665" calcext:value-type="float">
            <text:p>911</text:p>
          </table:table-cell>
          <table:table-cell office:value-type="float" office:value="0.553557038307" calcext:value-type="float">
            <text:p>0.5535570383</text:p>
          </table:table-cell>
          <table:table-cell/>
          <table:table-cell office:value-type="float" office:value="1.4623418437169E+018" calcext:value-type="float">
            <text:p>1462341843716900000</text:p>
          </table:table-cell>
          <table:table-cell table:number-columns-repeated="3"/>
        </table:table-row>
        <table:table-row table:style-name="ro1">
          <table:table-cell office:value-type="float" office:value="1.4623418437669E+018" calcext:value-type="float">
            <text:p>1462341843766900000</text:p>
          </table:table-cell>
          <table:table-cell table:formula="of:=[.A917]-[.$A$2]" office:value-type="float" office:value="45750019840" calcext:value-type="float">
            <text:p>45750019840</text:p>
          </table:table-cell>
          <table:table-cell table:formula="of:=[.B917]/[.$B$3]" office:value-type="float" office:value="911.897901284334" calcext:value-type="float">
            <text:p>912</text:p>
          </table:table-cell>
          <table:table-cell office:value-type="float" office:value="0.969971477985" calcext:value-type="float">
            <text:p>0.969971478</text:p>
          </table:table-cell>
          <table:table-cell/>
          <table:table-cell office:value-type="float" office:value="1.4623418437669E+018" calcext:value-type="float">
            <text:p>1462341843766900000</text:p>
          </table:table-cell>
          <table:table-cell table:number-columns-repeated="3"/>
        </table:table-row>
        <table:table-row table:style-name="ro1">
          <table:table-cell office:value-type="float" office:value="1.46234184381699E+018" calcext:value-type="float">
            <text:p>1462341843816990000</text:p>
          </table:table-cell>
          <table:table-cell table:formula="of:=[.A918]-[.$A$2]" office:value-type="float" office:value="45800109824" calcext:value-type="float">
            <text:p>45800109824</text:p>
          </table:table-cell>
          <table:table-cell table:formula="of:=[.B918]/[.$B$3]" office:value-type="float" office:value="912.896304158141" calcext:value-type="float">
            <text:p>913</text:p>
          </table:table-cell>
          <table:table-cell office:value-type="float" office:value="0.645816504955" calcext:value-type="float">
            <text:p>0.645816505</text:p>
          </table:table-cell>
          <table:table-cell/>
          <table:table-cell office:value-type="float" office:value="1.46234184381699E+018" calcext:value-type="float">
            <text:p>1462341843816990000</text:p>
          </table:table-cell>
          <table:table-cell table:number-columns-repeated="3"/>
        </table:table-row>
        <table:table-row table:style-name="ro1">
          <table:table-cell office:value-type="float" office:value="1.46234184386704E+018" calcext:value-type="float">
            <text:p>1462341843867040000</text:p>
          </table:table-cell>
          <table:table-cell table:formula="of:=[.A919]-[.$A$2]" office:value-type="float" office:value="45850160128" calcext:value-type="float">
            <text:p>45850160128</text:p>
          </table:table-cell>
          <table:table-cell table:formula="of:=[.B919]/[.$B$3]" office:value-type="float" office:value="913.89391612281" calcext:value-type="float">
            <text:p>914</text:p>
          </table:table-cell>
          <table:table-cell office:value-type="float" office:value="0.645816504955" calcext:value-type="float">
            <text:p>0.645816505</text:p>
          </table:table-cell>
          <table:table-cell/>
          <table:table-cell office:value-type="float" office:value="1.46234184386704E+018" calcext:value-type="float">
            <text:p>1462341843867040000</text:p>
          </table:table-cell>
          <table:table-cell table:number-columns-repeated="3"/>
        </table:table-row>
        <table:table-row table:style-name="ro1">
          <table:table-cell office:value-type="float" office:value="1.46234184391694E+018" calcext:value-type="float">
            <text:p>1462341843916940000</text:p>
          </table:table-cell>
          <table:table-cell table:formula="of:=[.A920]-[.$A$2]" office:value-type="float" office:value="45900059904" calcext:value-type="float">
            <text:p>45900059904</text:p>
          </table:table-cell>
          <table:table-cell table:formula="of:=[.B920]/[.$B$3]" office:value-type="float" office:value="914.888527735397" calcext:value-type="float">
            <text:p>915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4391694E+018" calcext:value-type="float">
            <text:p>1462341843916940000</text:p>
          </table:table-cell>
          <table:table-cell table:number-columns-repeated="3"/>
        </table:table-row>
        <table:table-row table:style-name="ro1">
          <table:table-cell office:value-type="float" office:value="1.46234184396699E+018" calcext:value-type="float">
            <text:p>1462341843966990000</text:p>
          </table:table-cell>
          <table:table-cell table:formula="of:=[.A921]-[.$A$2]" office:value-type="float" office:value="45950109952" calcext:value-type="float">
            <text:p>45950109952</text:p>
          </table:table-cell>
          <table:table-cell table:formula="of:=[.B921]/[.$B$3]" office:value-type="float" office:value="915.886134597427" calcext:value-type="float">
            <text:p>916</text:p>
          </table:table-cell>
          <table:table-cell office:value-type="float" office:value="0.660777509212" calcext:value-type="float">
            <text:p>0.6607775092</text:p>
          </table:table-cell>
          <table:table-cell/>
          <table:table-cell office:value-type="float" office:value="1.46234184396699E+018" calcext:value-type="float">
            <text:p>1462341843966990000</text:p>
          </table:table-cell>
          <table:table-cell table:number-columns-repeated="3"/>
        </table:table-row>
        <table:table-row table:style-name="ro1">
          <table:table-cell office:value-type="float" office:value="1.46234184401696E+018" calcext:value-type="float">
            <text:p>1462341844016960000</text:p>
          </table:table-cell>
          <table:table-cell table:formula="of:=[.A922]-[.$A$2]" office:value-type="float" office:value="46000079872" calcext:value-type="float">
            <text:p>46000079872</text:p>
          </table:table-cell>
          <table:table-cell table:formula="of:=[.B922]/[.$B$3]" office:value-type="float" office:value="916.882144333264" calcext:value-type="float">
            <text:p>917</text:p>
          </table:table-cell>
          <table:table-cell office:value-type="float" office:value="0.663271009922" calcext:value-type="float">
            <text:p>0.6632710099</text:p>
          </table:table-cell>
          <table:table-cell/>
          <table:table-cell office:value-type="float" office:value="1.46234184401696E+018" calcext:value-type="float">
            <text:p>1462341844016960000</text:p>
          </table:table-cell>
          <table:table-cell table:number-columns-repeated="3"/>
        </table:table-row>
        <table:table-row table:style-name="ro1">
          <table:table-cell office:value-type="float" office:value="1.46234184406701E+018" calcext:value-type="float">
            <text:p>1462341844067010000</text:p>
          </table:table-cell>
          <table:table-cell table:formula="of:=[.A923]-[.$A$2]" office:value-type="float" office:value="46050129920" calcext:value-type="float">
            <text:p>46050129920</text:p>
          </table:table-cell>
          <table:table-cell table:formula="of:=[.B923]/[.$B$3]" office:value-type="float" office:value="917.879751195293" calcext:value-type="float">
            <text:p>918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4406701E+018" calcext:value-type="float">
            <text:p>1462341844067010000</text:p>
          </table:table-cell>
          <table:table-cell table:number-columns-repeated="3"/>
        </table:table-row>
        <table:table-row table:style-name="ro1">
          <table:table-cell office:value-type="float" office:value="1.4623418441169E+018" calcext:value-type="float">
            <text:p>1462341844116900000</text:p>
          </table:table-cell>
          <table:table-cell table:formula="of:=[.A924]-[.$A$2]" office:value-type="float" office:value="46100019968" calcext:value-type="float">
            <text:p>46100019968</text:p>
          </table:table-cell>
          <table:table-cell table:formula="of:=[.B924]/[.$B$3]" office:value-type="float" office:value="918.874168907576" calcext:value-type="float">
            <text:p>919</text:p>
          </table:table-cell>
          <table:table-cell office:value-type="float" office:value="0.585972547531" calcext:value-type="float">
            <text:p>0.5859725475</text:p>
          </table:table-cell>
          <table:table-cell/>
          <table:table-cell office:value-type="float" office:value="1.4623418441169E+018" calcext:value-type="float">
            <text:p>1462341844116900000</text:p>
          </table:table-cell>
          <table:table-cell table:number-columns-repeated="3"/>
        </table:table-row>
        <table:table-row table:style-name="ro1">
          <table:table-cell office:value-type="float" office:value="1.4623418441669E+018" calcext:value-type="float">
            <text:p>1462341844166900000</text:p>
          </table:table-cell>
          <table:table-cell table:formula="of:=[.A925]-[.$A$2]" office:value-type="float" office:value="46150019840" calcext:value-type="float">
            <text:p>46150019840</text:p>
          </table:table-cell>
          <table:table-cell table:formula="of:=[.B925]/[.$B$3]" office:value-type="float" office:value="919.870775652245" calcext:value-type="float">
            <text:p>920</text:p>
          </table:table-cell>
          <table:table-cell office:value-type="float" office:value="0.595946490765" calcext:value-type="float">
            <text:p>0.5959464908</text:p>
          </table:table-cell>
          <table:table-cell/>
          <table:table-cell office:value-type="float" office:value="1.4623418441669E+018" calcext:value-type="float">
            <text:p>1462341844166900000</text:p>
          </table:table-cell>
          <table:table-cell table:number-columns-repeated="3"/>
        </table:table-row>
        <table:table-row table:style-name="ro1">
          <table:table-cell office:value-type="float" office:value="1.46234184421699E+018" calcext:value-type="float">
            <text:p>1462341844216990000</text:p>
          </table:table-cell>
          <table:table-cell table:formula="of:=[.A926]-[.$A$2]" office:value-type="float" office:value="46200109824" calcext:value-type="float">
            <text:p>46200109824</text:p>
          </table:table-cell>
          <table:table-cell table:formula="of:=[.B926]/[.$B$3]" office:value-type="float" office:value="920.869178526052" calcext:value-type="float">
            <text:p>921</text:p>
          </table:table-cell>
          <table:table-cell office:value-type="float" office:value="0.643323004246" calcext:value-type="float">
            <text:p>0.6433230042</text:p>
          </table:table-cell>
          <table:table-cell/>
          <table:table-cell office:value-type="float" office:value="1.46234184421699E+018" calcext:value-type="float">
            <text:p>1462341844216990000</text:p>
          </table:table-cell>
          <table:table-cell table:number-columns-repeated="3"/>
        </table:table-row>
        <table:table-row table:style-name="ro1">
          <table:table-cell office:value-type="float" office:value="1.46234184426693E+018" calcext:value-type="float">
            <text:p>1462341844266930000</text:p>
          </table:table-cell>
          <table:table-cell table:formula="of:=[.A927]-[.$A$2]" office:value-type="float" office:value="46250049792" calcext:value-type="float">
            <text:p>46250049792</text:p>
          </table:table-cell>
          <table:table-cell table:formula="of:=[.B927]/[.$B$3]" office:value-type="float" office:value="921.864591253055" calcext:value-type="float">
            <text:p>922</text:p>
          </table:table-cell>
          <table:table-cell office:value-type="float" office:value="0.623374998569" calcext:value-type="float">
            <text:p>0.6233749986</text:p>
          </table:table-cell>
          <table:table-cell/>
          <table:table-cell office:value-type="float" office:value="1.46234184426693E+018" calcext:value-type="float">
            <text:p>1462341844266930000</text:p>
          </table:table-cell>
          <table:table-cell table:number-columns-repeated="3"/>
        </table:table-row>
        <table:table-row table:style-name="ro1">
          <table:table-cell office:value-type="float" office:value="1.46234184431693E+018" calcext:value-type="float">
            <text:p>1462341844316930000</text:p>
          </table:table-cell>
          <table:table-cell table:formula="of:=[.A928]-[.$A$2]" office:value-type="float" office:value="46300049920" calcext:value-type="float">
            <text:p>46300049920</text:p>
          </table:table-cell>
          <table:table-cell table:formula="of:=[.B928]/[.$B$3]" office:value-type="float" office:value="922.861203100364" calcext:value-type="float">
            <text:p>923</text:p>
          </table:table-cell>
          <table:table-cell office:value-type="float" office:value="0.665764510632" calcext:value-type="float">
            <text:p>0.6657645106</text:p>
          </table:table-cell>
          <table:table-cell/>
          <table:table-cell office:value-type="float" office:value="1.46234184431693E+018" calcext:value-type="float">
            <text:p>1462341844316930000</text:p>
          </table:table-cell>
          <table:table-cell table:number-columns-repeated="3"/>
        </table:table-row>
        <table:table-row table:style-name="ro1">
          <table:table-cell office:value-type="float" office:value="1.46234184436694E+018" calcext:value-type="float">
            <text:p>1462341844366940000</text:p>
          </table:table-cell>
          <table:table-cell table:formula="of:=[.A929]-[.$A$2]" office:value-type="float" office:value="46350060032" calcext:value-type="float">
            <text:p>46350060032</text:p>
          </table:table-cell>
          <table:table-cell table:formula="of:=[.B929]/[.$B$3]" office:value-type="float" office:value="923.858013950617" calcext:value-type="float">
            <text:p>924</text:p>
          </table:table-cell>
          <table:table-cell office:value-type="float" office:value="0.650803506374" calcext:value-type="float">
            <text:p>0.6508035064</text:p>
          </table:table-cell>
          <table:table-cell/>
          <table:table-cell office:value-type="float" office:value="1.46234184436694E+018" calcext:value-type="float">
            <text:p>1462341844366940000</text:p>
          </table:table-cell>
          <table:table-cell table:number-columns-repeated="3"/>
        </table:table-row>
        <table:table-row table:style-name="ro1">
          <table:table-cell office:value-type="float" office:value="1.46234184441711E+018" calcext:value-type="float">
            <text:p>1462341844417110000</text:p>
          </table:table-cell>
          <table:table-cell table:formula="of:=[.A930]-[.$A$2]" office:value-type="float" office:value="46400229888" calcext:value-type="float">
            <text:p>46400229888</text:p>
          </table:table-cell>
          <table:table-cell table:formula="of:=[.B930]/[.$B$3]" office:value-type="float" office:value="924.858008847977" calcext:value-type="float">
            <text:p>925</text:p>
          </table:table-cell>
          <table:table-cell office:value-type="float" office:value="0.658284008503" calcext:value-type="float">
            <text:p>0.6582840085</text:p>
          </table:table-cell>
          <table:table-cell/>
          <table:table-cell office:value-type="float" office:value="1.46234184441711E+018" calcext:value-type="float">
            <text:p>1462341844417110000</text:p>
          </table:table-cell>
          <table:table-cell table:number-columns-repeated="3"/>
        </table:table-row>
        <table:table-row table:style-name="ro1">
          <table:table-cell office:value-type="float" office:value="1.462341844467E+018" calcext:value-type="float">
            <text:p>1462341844467000000</text:p>
          </table:table-cell>
          <table:table-cell table:formula="of:=[.A931]-[.$A$2]" office:value-type="float" office:value="46450119936" calcext:value-type="float">
            <text:p>46450119936</text:p>
          </table:table-cell>
          <table:table-cell table:formula="of:=[.B931]/[.$B$3]" office:value-type="float" office:value="925.85242656026" calcext:value-type="float">
            <text:p>926</text:p>
          </table:table-cell>
          <table:table-cell office:value-type="float" office:value="0.690699517727" calcext:value-type="float">
            <text:p>0.6906995177</text:p>
          </table:table-cell>
          <table:table-cell/>
          <table:table-cell office:value-type="float" office:value="1.462341844467E+018" calcext:value-type="float">
            <text:p>1462341844467000000</text:p>
          </table:table-cell>
          <table:table-cell table:number-columns-repeated="3"/>
        </table:table-row>
        <table:table-row table:style-name="ro1">
          <table:table-cell office:value-type="float" office:value="1.46234184451701E+018" calcext:value-type="float">
            <text:p>1462341844517010000</text:p>
          </table:table-cell>
          <table:table-cell table:formula="of:=[.A932]-[.$A$2]" office:value-type="float" office:value="46500129792" calcext:value-type="float">
            <text:p>46500129792</text:p>
          </table:table-cell>
          <table:table-cell table:formula="of:=[.B932]/[.$B$3]" office:value-type="float" office:value="926.849232307873" calcext:value-type="float">
            <text:p>927</text:p>
          </table:table-cell>
          <table:table-cell office:value-type="float" office:value="0.723115026951" calcext:value-type="float">
            <text:p>0.723115027</text:p>
          </table:table-cell>
          <table:table-cell/>
          <table:table-cell office:value-type="float" office:value="1.46234184451701E+018" calcext:value-type="float">
            <text:p>1462341844517010000</text:p>
          </table:table-cell>
          <table:table-cell table:number-columns-repeated="3"/>
        </table:table-row>
        <table:table-row table:style-name="ro1">
          <table:table-cell office:value-type="float" office:value="1.46234184456691E+018" calcext:value-type="float">
            <text:p>1462341844566910000</text:p>
          </table:table-cell>
          <table:table-cell table:formula="of:=[.A933]-[.$A$2]" office:value-type="float" office:value="46550029824" calcext:value-type="float">
            <text:p>46550029824</text:p>
          </table:table-cell>
          <table:table-cell table:formula="of:=[.B933]/[.$B$3]" office:value-type="float" office:value="927.8438490231" calcext:value-type="float">
            <text:p>928</text:p>
          </table:table-cell>
          <table:table-cell office:value-type="float" office:value="0.723115026951" calcext:value-type="float">
            <text:p>0.723115027</text:p>
          </table:table-cell>
          <table:table-cell/>
          <table:table-cell office:value-type="float" office:value="1.46234184456691E+018" calcext:value-type="float">
            <text:p>1462341844566910000</text:p>
          </table:table-cell>
          <table:table-cell table:number-columns-repeated="3"/>
        </table:table-row>
        <table:table-row table:style-name="ro1">
          <table:table-cell office:value-type="float" office:value="1.46234184461716E+018" calcext:value-type="float">
            <text:p>1462341844617160000</text:p>
          </table:table-cell>
          <table:table-cell table:formula="of:=[.A934]-[.$A$2]" office:value-type="float" office:value="46600280064" calcext:value-type="float">
            <text:p>46600280064</text:p>
          </table:table-cell>
          <table:table-cell table:formula="of:=[.B934]/[.$B$3]" office:value-type="float" office:value="928.845446149293" calcext:value-type="float">
            <text:p>929</text:p>
          </table:table-cell>
          <table:table-cell office:value-type="float" office:value="0.718127965927" calcext:value-type="float">
            <text:p>0.7181279659</text:p>
          </table:table-cell>
          <table:table-cell/>
          <table:table-cell office:value-type="float" office:value="1.46234184461716E+018" calcext:value-type="float">
            <text:p>1462341844617160000</text:p>
          </table:table-cell>
          <table:table-cell table:number-columns-repeated="3"/>
        </table:table-row>
        <table:table-row table:style-name="ro1">
          <table:table-cell office:value-type="float" office:value="1.462341844667E+018" calcext:value-type="float">
            <text:p>1462341844667000000</text:p>
          </table:table-cell>
          <table:table-cell table:formula="of:=[.A935]-[.$A$2]" office:value-type="float" office:value="46650119936" calcext:value-type="float">
            <text:p>46650119936</text:p>
          </table:table-cell>
          <table:table-cell table:formula="of:=[.B935]/[.$B$3]" office:value-type="float" office:value="929.838863744215" calcext:value-type="float">
            <text:p>930</text:p>
          </table:table-cell>
          <table:table-cell office:value-type="float" office:value="0.730595469475" calcext:value-type="float">
            <text:p>0.7305954695</text:p>
          </table:table-cell>
          <table:table-cell/>
          <table:table-cell office:value-type="float" office:value="1.462341844667E+018" calcext:value-type="float">
            <text:p>1462341844667000000</text:p>
          </table:table-cell>
          <table:table-cell table:number-columns-repeated="3"/>
        </table:table-row>
        <table:table-row table:style-name="ro1">
          <table:table-cell office:value-type="float" office:value="1.46234184471702E+018" calcext:value-type="float">
            <text:p>1462341844717020000</text:p>
          </table:table-cell>
          <table:table-cell table:formula="of:=[.A936]-[.$A$2]" office:value-type="float" office:value="46700139776" calcext:value-type="float">
            <text:p>46700139776</text:p>
          </table:table-cell>
          <table:table-cell table:formula="of:=[.B936]/[.$B$3]" office:value-type="float" office:value="930.835868494772" calcext:value-type="float">
            <text:p>931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4471702E+018" calcext:value-type="float">
            <text:p>1462341844717020000</text:p>
          </table:table-cell>
          <table:table-cell table:number-columns-repeated="3"/>
        </table:table-row>
        <table:table-row table:style-name="ro1">
          <table:table-cell office:value-type="float" office:value="1.46234184476704E+018" calcext:value-type="float">
            <text:p>1462341844767040000</text:p>
          </table:table-cell>
          <table:table-cell table:formula="of:=[.A937]-[.$A$2]" office:value-type="float" office:value="46750159872" calcext:value-type="float">
            <text:p>46750159872</text:p>
          </table:table-cell>
          <table:table-cell table:formula="of:=[.B937]/[.$B$3]" office:value-type="float" office:value="931.832878347969" calcext:value-type="float">
            <text:p>932</text:p>
          </table:table-cell>
          <table:table-cell office:value-type="float" office:value="0.733088970184" calcext:value-type="float">
            <text:p>0.7330889702</text:p>
          </table:table-cell>
          <table:table-cell/>
          <table:table-cell office:value-type="float" office:value="1.46234184476704E+018" calcext:value-type="float">
            <text:p>1462341844767040000</text:p>
          </table:table-cell>
          <table:table-cell table:number-columns-repeated="3"/>
        </table:table-row>
        <table:table-row table:style-name="ro1">
          <table:table-cell office:value-type="float" office:value="1.46234184481703E+018" calcext:value-type="float">
            <text:p>1462341844817030000</text:p>
          </table:table-cell>
          <table:table-cell table:formula="of:=[.A938]-[.$A$2]" office:value-type="float" office:value="46800149760" calcext:value-type="float">
            <text:p>46800149760</text:p>
          </table:table-cell>
          <table:table-cell table:formula="of:=[.B938]/[.$B$3]" office:value-type="float" office:value="932.829286089694" calcext:value-type="float">
            <text:p>933</text:p>
          </table:table-cell>
          <table:table-cell office:value-type="float" office:value="0.812880992889" calcext:value-type="float">
            <text:p>0.8128809929</text:p>
          </table:table-cell>
          <table:table-cell/>
          <table:table-cell office:value-type="float" office:value="1.46234184481703E+018" calcext:value-type="float">
            <text:p>1462341844817030000</text:p>
          </table:table-cell>
          <table:table-cell table:number-columns-repeated="3"/>
        </table:table-row>
        <table:table-row table:style-name="ro1">
          <table:table-cell office:value-type="float" office:value="1.462341844867E+018" calcext:value-type="float">
            <text:p>1462341844867000000</text:p>
          </table:table-cell>
          <table:table-cell table:formula="of:=[.A939]-[.$A$2]" office:value-type="float" office:value="46850119936" calcext:value-type="float">
            <text:p>46850119936</text:p>
          </table:table-cell>
          <table:table-cell table:formula="of:=[.B939]/[.$B$3]" office:value-type="float" office:value="933.82530092817" calcext:value-type="float">
            <text:p>934</text:p>
          </table:table-cell>
          <table:table-cell office:value-type="float" office:value="0.772984981537" calcext:value-type="float">
            <text:p>0.7729849815</text:p>
          </table:table-cell>
          <table:table-cell/>
          <table:table-cell office:value-type="float" office:value="1.462341844867E+018" calcext:value-type="float">
            <text:p>1462341844867000000</text:p>
          </table:table-cell>
          <table:table-cell table:number-columns-repeated="3"/>
        </table:table-row>
        <table:table-row table:style-name="ro1">
          <table:table-cell office:value-type="float" office:value="1.46234184491689E+018" calcext:value-type="float">
            <text:p>1462341844916890000</text:p>
          </table:table-cell>
          <table:table-cell table:formula="of:=[.A940]-[.$A$2]" office:value-type="float" office:value="46900009984" calcext:value-type="float">
            <text:p>46900009984</text:p>
          </table:table-cell>
          <table:table-cell table:formula="of:=[.B940]/[.$B$3]" office:value-type="float" office:value="934.819718640453" calcext:value-type="float">
            <text:p>935</text:p>
          </table:table-cell>
          <table:table-cell office:value-type="float" office:value="0.75802397728" calcext:value-type="float">
            <text:p>0.7580239773</text:p>
          </table:table-cell>
          <table:table-cell/>
          <table:table-cell office:value-type="float" office:value="1.46234184491689E+018" calcext:value-type="float">
            <text:p>1462341844916890000</text:p>
          </table:table-cell>
          <table:table-cell table:number-columns-repeated="3"/>
        </table:table-row>
        <table:table-row table:style-name="ro1">
          <table:table-cell office:value-type="float" office:value="1.46234184496696E+018" calcext:value-type="float">
            <text:p>1462341844966960000</text:p>
          </table:table-cell>
          <table:table-cell table:formula="of:=[.A941]-[.$A$2]" office:value-type="float" office:value="46950080000" calcext:value-type="float">
            <text:p>46950080000</text:p>
          </table:table-cell>
          <table:table-cell table:formula="of:=[.B941]/[.$B$3]" office:value-type="float" office:value="935.817723508371" calcext:value-type="float">
            <text:p>936</text:p>
          </table:table-cell>
          <table:table-cell office:value-type="float" office:value="0.735582470894" calcext:value-type="float">
            <text:p>0.7355824709</text:p>
          </table:table-cell>
          <table:table-cell/>
          <table:table-cell office:value-type="float" office:value="1.46234184496696E+018" calcext:value-type="float">
            <text:p>1462341844966960000</text:p>
          </table:table-cell>
          <table:table-cell table:number-columns-repeated="3"/>
        </table:table-row>
        <table:table-row table:style-name="ro1">
          <table:table-cell office:value-type="float" office:value="1.46234184501702E+018" calcext:value-type="float">
            <text:p>1462341845017020000</text:p>
          </table:table-cell>
          <table:table-cell table:formula="of:=[.A942]-[.$A$2]" office:value-type="float" office:value="47000139776" calcext:value-type="float">
            <text:p>47000139776</text:p>
          </table:table-cell>
          <table:table-cell table:formula="of:=[.B942]/[.$B$3]" office:value-type="float" office:value="936.815524270705" calcext:value-type="float">
            <text:p>937</text:p>
          </table:table-cell>
          <table:table-cell office:value-type="float" office:value="1.08965945244" calcext:value-type="float">
            <text:p>1.0896594524</text:p>
          </table:table-cell>
          <table:table-cell/>
          <table:table-cell office:value-type="float" office:value="1.46234184501702E+018" calcext:value-type="float">
            <text:p>1462341845017020000</text:p>
          </table:table-cell>
          <table:table-cell table:number-columns-repeated="3"/>
        </table:table-row>
        <table:table-row table:style-name="ro1">
          <table:table-cell office:value-type="float" office:value="1.46234184506694E+018" calcext:value-type="float">
            <text:p>1462341845066940000</text:p>
          </table:table-cell>
          <table:table-cell table:formula="of:=[.A943]-[.$A$2]" office:value-type="float" office:value="47050059776" calcext:value-type="float">
            <text:p>47050059776</text:p>
          </table:table-cell>
          <table:table-cell table:formula="of:=[.B943]/[.$B$3]" office:value-type="float" office:value="937.810538991821" calcext:value-type="float">
            <text:p>938</text:p>
          </table:table-cell>
          <table:table-cell office:value-type="float" office:value="0.745556473732" calcext:value-type="float">
            <text:p>0.7455564737</text:p>
          </table:table-cell>
          <table:table-cell/>
          <table:table-cell office:value-type="float" office:value="1.46234184506694E+018" calcext:value-type="float">
            <text:p>1462341845066940000</text:p>
          </table:table-cell>
          <table:table-cell table:number-columns-repeated="3"/>
        </table:table-row>
        <table:table-row table:style-name="ro1">
          <table:table-cell office:value-type="float" office:value="1.46234184511692E+018" calcext:value-type="float">
            <text:p>1462341845116920000</text:p>
          </table:table-cell>
          <table:table-cell table:formula="of:=[.A944]-[.$A$2]" office:value-type="float" office:value="47100039680" calcext:value-type="float">
            <text:p>47100039680</text:p>
          </table:table-cell>
          <table:table-cell table:formula="of:=[.B944]/[.$B$3]" office:value-type="float" office:value="938.806747730601" calcext:value-type="float">
            <text:p>939</text:p>
          </table:table-cell>
          <table:table-cell office:value-type="float" office:value="0.708154022694" calcext:value-type="float">
            <text:p>0.7081540227</text:p>
          </table:table-cell>
          <table:table-cell/>
          <table:table-cell office:value-type="float" office:value="1.46234184511692E+018" calcext:value-type="float">
            <text:p>1462341845116920000</text:p>
          </table:table-cell>
          <table:table-cell table:number-columns-repeated="3"/>
        </table:table-row>
        <table:table-row table:style-name="ro1">
          <table:table-cell office:value-type="float" office:value="1.4623418451669E+018" calcext:value-type="float">
            <text:p>1462341845166900000</text:p>
          </table:table-cell>
          <table:table-cell table:formula="of:=[.A945]-[.$A$2]" office:value-type="float" office:value="47150019840" calcext:value-type="float">
            <text:p>47150019840</text:p>
          </table:table-cell>
          <table:table-cell table:formula="of:=[.B945]/[.$B$3]" office:value-type="float" office:value="939.802961572021" calcext:value-type="float">
            <text:p>940</text:p>
          </table:table-cell>
          <table:table-cell office:value-type="float" office:value="0.733088970184" calcext:value-type="float">
            <text:p>0.7330889702</text:p>
          </table:table-cell>
          <table:table-cell/>
          <table:table-cell office:value-type="float" office:value="1.4623418451669E+018" calcext:value-type="float">
            <text:p>1462341845166900000</text:p>
          </table:table-cell>
          <table:table-cell table:number-columns-repeated="3"/>
        </table:table-row>
        <table:table-row table:style-name="ro1">
          <table:table-cell office:value-type="float" office:value="1.46234184521698E+018" calcext:value-type="float">
            <text:p>1462341845216980000</text:p>
          </table:table-cell>
          <table:table-cell table:formula="of:=[.A946]-[.$A$2]" office:value-type="float" office:value="47200099840" calcext:value-type="float">
            <text:p>47200099840</text:p>
          </table:table-cell>
          <table:table-cell table:formula="of:=[.B946]/[.$B$3]" office:value-type="float" office:value="940.801165442884" calcext:value-type="float">
            <text:p>941</text:p>
          </table:table-cell>
          <table:table-cell office:value-type="float" office:value="0.720621526241" calcext:value-type="float">
            <text:p>0.7206215262</text:p>
          </table:table-cell>
          <table:table-cell/>
          <table:table-cell office:value-type="float" office:value="1.46234184521698E+018" calcext:value-type="float">
            <text:p>1462341845216980000</text:p>
          </table:table-cell>
          <table:table-cell table:number-columns-repeated="3"/>
        </table:table-row>
        <table:table-row table:style-name="ro1">
          <table:table-cell office:value-type="float" office:value="1.462341845267E+018" calcext:value-type="float">
            <text:p>1462341845267000000</text:p>
          </table:table-cell>
          <table:table-cell table:formula="of:=[.A947]-[.$A$2]" office:value-type="float" office:value="47250119936" calcext:value-type="float">
            <text:p>47250119936</text:p>
          </table:table-cell>
          <table:table-cell table:formula="of:=[.B947]/[.$B$3]" office:value-type="float" office:value="941.798175296081" calcext:value-type="float">
            <text:p>942</text:p>
          </table:table-cell>
          <table:table-cell office:value-type="float" office:value="0.710647523403" calcext:value-type="float">
            <text:p>0.7106475234</text:p>
          </table:table-cell>
          <table:table-cell/>
          <table:table-cell office:value-type="float" office:value="1.462341845267E+018" calcext:value-type="float">
            <text:p>1462341845267000000</text:p>
          </table:table-cell>
          <table:table-cell table:number-columns-repeated="3"/>
        </table:table-row>
        <table:table-row table:style-name="ro1">
          <table:table-cell office:value-type="float" office:value="1.46234184531693E+018" calcext:value-type="float">
            <text:p>1462341845316930000</text:p>
          </table:table-cell>
          <table:table-cell table:formula="of:=[.A948]-[.$A$2]" office:value-type="float" office:value="47300049920" calcext:value-type="float">
            <text:p>47300049920</text:p>
          </table:table-cell>
          <table:table-cell table:formula="of:=[.B948]/[.$B$3]" office:value-type="float" office:value="942.79338902014" calcext:value-type="float">
            <text:p>943</text:p>
          </table:table-cell>
          <table:table-cell office:value-type="float" office:value="0.75802397728" calcext:value-type="float">
            <text:p>0.7580239773</text:p>
          </table:table-cell>
          <table:table-cell/>
          <table:table-cell office:value-type="float" office:value="1.46234184531693E+018" calcext:value-type="float">
            <text:p>1462341845316930000</text:p>
          </table:table-cell>
          <table:table-cell table:number-columns-repeated="3"/>
        </table:table-row>
        <table:table-row table:style-name="ro1">
          <table:table-cell office:value-type="float" office:value="1.46234184536691E+018" calcext:value-type="float">
            <text:p>1462341845366910000</text:p>
          </table:table-cell>
          <table:table-cell table:formula="of:=[.A949]-[.$A$2]" office:value-type="float" office:value="47350029824" calcext:value-type="float">
            <text:p>47350029824</text:p>
          </table:table-cell>
          <table:table-cell table:formula="of:=[.B949]/[.$B$3]" office:value-type="float" office:value="943.789597758921" calcext:value-type="float">
            <text:p>944</text:p>
          </table:table-cell>
          <table:table-cell office:value-type="float" office:value="0.735582470894" calcext:value-type="float">
            <text:p>0.7355824709</text:p>
          </table:table-cell>
          <table:table-cell/>
          <table:table-cell office:value-type="float" office:value="1.46234184536691E+018" calcext:value-type="float">
            <text:p>1462341845366910000</text:p>
          </table:table-cell>
          <table:table-cell table:number-columns-repeated="3"/>
        </table:table-row>
        <table:table-row table:style-name="ro1">
          <table:table-cell office:value-type="float" office:value="1.46234184541703E+018" calcext:value-type="float">
            <text:p>1462341845417030000</text:p>
          </table:table-cell>
          <table:table-cell table:formula="of:=[.A950]-[.$A$2]" office:value-type="float" office:value="47400150016" calcext:value-type="float">
            <text:p>47400150016</text:p>
          </table:table-cell>
          <table:table-cell table:formula="of:=[.B950]/[.$B$3]" office:value-type="float" office:value="944.7886027442" calcext:value-type="float">
            <text:p>945</text:p>
          </table:table-cell>
          <table:table-cell office:value-type="float" office:value="0.708153963089" calcext:value-type="float">
            <text:p>0.7081539631</text:p>
          </table:table-cell>
          <table:table-cell/>
          <table:table-cell office:value-type="float" office:value="1.46234184541703E+018" calcext:value-type="float">
            <text:p>1462341845417030000</text:p>
          </table:table-cell>
          <table:table-cell table:number-columns-repeated="3"/>
        </table:table-row>
        <table:table-row table:style-name="ro1">
          <table:table-cell office:value-type="float" office:value="1.46234184546693E+018" calcext:value-type="float">
            <text:p>1462341845466930000</text:p>
          </table:table-cell>
          <table:table-cell table:formula="of:=[.A951]-[.$A$2]" office:value-type="float" office:value="47450050048" calcext:value-type="float">
            <text:p>47450050048</text:p>
          </table:table-cell>
          <table:table-cell table:formula="of:=[.B951]/[.$B$3]" office:value-type="float" office:value="945.783219459426" calcext:value-type="float">
            <text:p>946</text:p>
          </table:table-cell>
          <table:table-cell office:value-type="float" office:value="0.703167021275" calcext:value-type="float">
            <text:p>0.7031670213</text:p>
          </table:table-cell>
          <table:table-cell/>
          <table:table-cell office:value-type="float" office:value="1.46234184546693E+018" calcext:value-type="float">
            <text:p>1462341845466930000</text:p>
          </table:table-cell>
          <table:table-cell table:number-columns-repeated="3"/>
        </table:table-row>
        <table:table-row table:style-name="ro1">
          <table:table-cell office:value-type="float" office:value="1.46234184551692E+018" calcext:value-type="float">
            <text:p>1462341845516920000</text:p>
          </table:table-cell>
          <table:table-cell table:formula="of:=[.A952]-[.$A$2]" office:value-type="float" office:value="47500039680" calcext:value-type="float">
            <text:p>47500039680</text:p>
          </table:table-cell>
          <table:table-cell table:formula="of:=[.B952]/[.$B$3]" office:value-type="float" office:value="946.779622098512" calcext:value-type="float">
            <text:p>947</text:p>
          </table:table-cell>
          <table:table-cell office:value-type="float" office:value="0.630855500698" calcext:value-type="float">
            <text:p>0.6308555007</text:p>
          </table:table-cell>
          <table:table-cell/>
          <table:table-cell office:value-type="float" office:value="1.46234184551692E+018" calcext:value-type="float">
            <text:p>1462341845516920000</text:p>
          </table:table-cell>
          <table:table-cell table:number-columns-repeated="3"/>
        </table:table-row>
        <table:table-row table:style-name="ro1">
          <table:table-cell office:value-type="float" office:value="1.46234184556691E+018" calcext:value-type="float">
            <text:p>1462341845566910000</text:p>
          </table:table-cell>
          <table:table-cell table:formula="of:=[.A953]-[.$A$2]" office:value-type="float" office:value="47550029824" calcext:value-type="float">
            <text:p>47550029824</text:p>
          </table:table-cell>
          <table:table-cell table:formula="of:=[.B953]/[.$B$3]" office:value-type="float" office:value="947.776034942876" calcext:value-type="float">
            <text:p>948</text:p>
          </table:table-cell>
          <table:table-cell office:value-type="float" office:value="0.725608468056" calcext:value-type="float">
            <text:p>0.7256084681</text:p>
          </table:table-cell>
          <table:table-cell/>
          <table:table-cell office:value-type="float" office:value="1.46234184556691E+018" calcext:value-type="float">
            <text:p>1462341845566910000</text:p>
          </table:table-cell>
          <table:table-cell table:number-columns-repeated="3"/>
        </table:table-row>
        <table:table-row table:style-name="ro1">
          <table:table-cell office:value-type="float" office:value="1.46234184561705E+018" calcext:value-type="float">
            <text:p>1462341845617050000</text:p>
          </table:table-cell>
          <table:table-cell table:formula="of:=[.A954]-[.$A$2]" office:value-type="float" office:value="47600169984" calcext:value-type="float">
            <text:p>47600169984</text:p>
          </table:table-cell>
          <table:table-cell table:formula="of:=[.B954]/[.$B$3]" office:value-type="float" office:value="948.775437934043" calcext:value-type="float">
            <text:p>949</text:p>
          </table:table-cell>
          <table:table-cell office:value-type="float" office:value="0.698180019855" calcext:value-type="float">
            <text:p>0.6981800199</text:p>
          </table:table-cell>
          <table:table-cell/>
          <table:table-cell office:value-type="float" office:value="1.46234184561705E+018" calcext:value-type="float">
            <text:p>1462341845617050000</text:p>
          </table:table-cell>
          <table:table-cell table:number-columns-repeated="3"/>
        </table:table-row>
        <table:table-row table:style-name="ro1">
          <table:table-cell office:value-type="float" office:value="1.46234184566692E+018" calcext:value-type="float">
            <text:p>1462341845666920000</text:p>
          </table:table-cell>
          <table:table-cell table:formula="of:=[.A955]-[.$A$2]" office:value-type="float" office:value="47650039808" calcext:value-type="float">
            <text:p>47650039808</text:p>
          </table:table-cell>
          <table:table-cell table:formula="of:=[.B955]/[.$B$3]" office:value-type="float" office:value="949.769452537798" calcext:value-type="float">
            <text:p>950</text:p>
          </table:table-cell>
          <table:table-cell office:value-type="float" office:value="1.04477643967" calcext:value-type="float">
            <text:p>1.0447764397</text:p>
          </table:table-cell>
          <table:table-cell/>
          <table:table-cell office:value-type="float" office:value="1.46234184566692E+018" calcext:value-type="float">
            <text:p>1462341845666920000</text:p>
          </table:table-cell>
          <table:table-cell table:number-columns-repeated="3"/>
        </table:table-row>
        <table:table-row table:style-name="ro1">
          <table:table-cell office:value-type="float" office:value="1.46234184571688E+018" calcext:value-type="float">
            <text:p>1462341845716880000</text:p>
          </table:table-cell>
          <table:table-cell table:formula="of:=[.A956]-[.$A$2]" office:value-type="float" office:value="47699999744" calcext:value-type="float">
            <text:p>47699999744</text:p>
          </table:table-cell>
          <table:table-cell table:formula="of:=[.B956]/[.$B$3]" office:value-type="float" office:value="950.76526327069" calcext:value-type="float">
            <text:p>951</text:p>
          </table:table-cell>
          <table:table-cell office:value-type="float" office:value="0.685712516308" calcext:value-type="float">
            <text:p>0.6857125163</text:p>
          </table:table-cell>
          <table:table-cell/>
          <table:table-cell office:value-type="float" office:value="1.46234184571688E+018" calcext:value-type="float">
            <text:p>1462341845716880000</text:p>
          </table:table-cell>
          <table:table-cell table:number-columns-repeated="3"/>
        </table:table-row>
        <table:table-row table:style-name="ro1">
          <table:table-cell office:value-type="float" office:value="1.4623418457671E+018" calcext:value-type="float">
            <text:p>1462341845767100000</text:p>
          </table:table-cell>
          <table:table-cell table:formula="of:=[.A957]-[.$A$2]" office:value-type="float" office:value="47750219776" calcext:value-type="float">
            <text:p>47750219776</text:p>
          </table:table-cell>
          <table:table-cell table:formula="of:=[.B957]/[.$B$3]" office:value-type="float" office:value="951.766258285411" calcext:value-type="float">
            <text:p>952</text:p>
          </table:table-cell>
          <table:table-cell office:value-type="float" office:value="0.700673520565" calcext:value-type="float">
            <text:p>0.7006735206</text:p>
          </table:table-cell>
          <table:table-cell/>
          <table:table-cell office:value-type="float" office:value="1.4623418457671E+018" calcext:value-type="float">
            <text:p>1462341845767100000</text:p>
          </table:table-cell>
          <table:table-cell table:number-columns-repeated="3"/>
        </table:table-row>
        <table:table-row table:style-name="ro1">
          <table:table-cell office:value-type="float" office:value="1.46234184581703E+018" calcext:value-type="float">
            <text:p>1462341845817030000</text:p>
          </table:table-cell>
          <table:table-cell table:formula="of:=[.A958]-[.$A$2]" office:value-type="float" office:value="47800150016" calcext:value-type="float">
            <text:p>47800150016</text:p>
          </table:table-cell>
          <table:table-cell table:formula="of:=[.B958]/[.$B$3]" office:value-type="float" office:value="952.76147711211" calcext:value-type="float">
            <text:p>953</text:p>
          </table:table-cell>
          <table:table-cell office:value-type="float" office:value="1.05973744392" calcext:value-type="float">
            <text:p>1.0597374439</text:p>
          </table:table-cell>
          <table:table-cell/>
          <table:table-cell office:value-type="float" office:value="1.46234184581703E+018" calcext:value-type="float">
            <text:p>1462341845817030000</text:p>
          </table:table-cell>
          <table:table-cell table:number-columns-repeated="3"/>
        </table:table-row>
        <table:table-row table:style-name="ro1">
          <table:table-cell office:value-type="float" office:value="1.46234184586707E+018" calcext:value-type="float">
            <text:p>1462341845867070000</text:p>
          </table:table-cell>
          <table:table-cell table:formula="of:=[.A959]-[.$A$2]" office:value-type="float" office:value="47850189824" calcext:value-type="float">
            <text:p>47850189824</text:p>
          </table:table-cell>
          <table:table-cell table:formula="of:=[.B959]/[.$B$3]" office:value-type="float" office:value="953.758879868556" calcext:value-type="float">
            <text:p>954</text:p>
          </table:table-cell>
          <table:table-cell office:value-type="float" office:value="0.775478482246" calcext:value-type="float">
            <text:p>0.7754784822</text:p>
          </table:table-cell>
          <table:table-cell/>
          <table:table-cell office:value-type="float" office:value="1.46234184586707E+018" calcext:value-type="float">
            <text:p>1462341845867070000</text:p>
          </table:table-cell>
          <table:table-cell table:number-columns-repeated="3"/>
        </table:table-row>
        <table:table-row table:style-name="ro1">
          <table:table-cell office:value-type="float" office:value="1.46234184591693E+018" calcext:value-type="float">
            <text:p>1462341845916930000</text:p>
          </table:table-cell>
          <table:table-cell table:formula="of:=[.A960]-[.$A$2]" office:value-type="float" office:value="47900049920" calcext:value-type="float">
            <text:p>47900049920</text:p>
          </table:table-cell>
          <table:table-cell table:formula="of:=[.B960]/[.$B$3]" office:value-type="float" office:value="954.752700572006" calcext:value-type="float">
            <text:p>955</text:p>
          </table:table-cell>
          <table:table-cell office:value-type="float" office:value="0.623374998569" calcext:value-type="float">
            <text:p>0.6233749986</text:p>
          </table:table-cell>
          <table:table-cell/>
          <table:table-cell office:value-type="float" office:value="1.46234184591693E+018" calcext:value-type="float">
            <text:p>1462341845916930000</text:p>
          </table:table-cell>
          <table:table-cell table:number-columns-repeated="3"/>
        </table:table-row>
        <table:table-row table:style-name="ro1">
          <table:table-cell office:value-type="float" office:value="1.46234184596695E+018" calcext:value-type="float">
            <text:p>1462341845966950000</text:p>
          </table:table-cell>
          <table:table-cell table:formula="of:=[.A961]-[.$A$2]" office:value-type="float" office:value="47950069760" calcext:value-type="float">
            <text:p>47950069760</text:p>
          </table:table-cell>
          <table:table-cell table:formula="of:=[.B961]/[.$B$3]" office:value-type="float" office:value="955.749705322563" calcext:value-type="float">
            <text:p>956</text:p>
          </table:table-cell>
          <table:table-cell office:value-type="float" office:value="0.665764510632" calcext:value-type="float">
            <text:p>0.6657645106</text:p>
          </table:table-cell>
          <table:table-cell/>
          <table:table-cell office:value-type="float" office:value="1.46234184596695E+018" calcext:value-type="float">
            <text:p>1462341845966950000</text:p>
          </table:table-cell>
          <table:table-cell table:number-columns-repeated="3"/>
        </table:table-row>
        <table:table-row table:style-name="ro1">
          <table:table-cell office:value-type="float" office:value="1.46234184601706E+018" calcext:value-type="float">
            <text:p>1462341846017060000</text:p>
          </table:table-cell>
          <table:table-cell table:formula="of:=[.A962]-[.$A$2]" office:value-type="float" office:value="48000179968" calcext:value-type="float">
            <text:p>48000179968</text:p>
          </table:table-cell>
          <table:table-cell table:formula="of:=[.B962]/[.$B$3]" office:value-type="float" office:value="956.748511304898" calcext:value-type="float">
            <text:p>957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4601706E+018" calcext:value-type="float">
            <text:p>1462341846017060000</text:p>
          </table:table-cell>
          <table:table-cell table:number-columns-repeated="3"/>
        </table:table-row>
        <table:table-row table:style-name="ro1">
          <table:table-cell office:value-type="float" office:value="1.46234184606707E+018" calcext:value-type="float">
            <text:p>1462341846067070000</text:p>
          </table:table-cell>
          <table:table-cell table:formula="of:=[.A963]-[.$A$2]" office:value-type="float" office:value="48050189824" calcext:value-type="float">
            <text:p>48050189824</text:p>
          </table:table-cell>
          <table:table-cell table:formula="of:=[.B963]/[.$B$3]" office:value-type="float" office:value="957.745317052511" calcext:value-type="float">
            <text:p>958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4606707E+018" calcext:value-type="float">
            <text:p>1462341846067070000</text:p>
          </table:table-cell>
          <table:table-cell table:number-columns-repeated="3"/>
        </table:table-row>
        <table:table-row table:style-name="ro1">
          <table:table-cell office:value-type="float" office:value="1.46234184611693E+018" calcext:value-type="float">
            <text:p>1462341846116930000</text:p>
          </table:table-cell>
          <table:table-cell table:formula="of:=[.A964]-[.$A$2]" office:value-type="float" office:value="48100049920" calcext:value-type="float">
            <text:p>48100049920</text:p>
          </table:table-cell>
          <table:table-cell table:formula="of:=[.B964]/[.$B$3]" office:value-type="float" office:value="958.739137755961" calcext:value-type="float">
            <text:p>959</text:p>
          </table:table-cell>
          <table:table-cell office:value-type="float" office:value="0.698180019855" calcext:value-type="float">
            <text:p>0.6981800199</text:p>
          </table:table-cell>
          <table:table-cell/>
          <table:table-cell office:value-type="float" office:value="1.46234184611693E+018" calcext:value-type="float">
            <text:p>1462341846116930000</text:p>
          </table:table-cell>
          <table:table-cell table:number-columns-repeated="3"/>
        </table:table-row>
        <table:table-row table:style-name="ro1">
          <table:table-cell office:value-type="float" office:value="1.46234184616699E+018" calcext:value-type="float">
            <text:p>1462341846166990000</text:p>
          </table:table-cell>
          <table:table-cell table:formula="of:=[.A965]-[.$A$2]" office:value-type="float" office:value="48150109696" calcext:value-type="float">
            <text:p>48150109696</text:p>
          </table:table-cell>
          <table:table-cell table:formula="of:=[.B965]/[.$B$3]" office:value-type="float" office:value="959.736938518295" calcext:value-type="float">
            <text:p>960</text:p>
          </table:table-cell>
          <table:table-cell office:value-type="float" office:value="0.698180019855" calcext:value-type="float">
            <text:p>0.6981800199</text:p>
          </table:table-cell>
          <table:table-cell/>
          <table:table-cell office:value-type="float" office:value="1.46234184616699E+018" calcext:value-type="float">
            <text:p>1462341846166990000</text:p>
          </table:table-cell>
          <table:table-cell table:number-columns-repeated="3"/>
        </table:table-row>
        <table:table-row table:style-name="ro1">
          <table:table-cell office:value-type="float" office:value="1.46234184621702E+018" calcext:value-type="float">
            <text:p>1462341846217020000</text:p>
          </table:table-cell>
          <table:table-cell table:formula="of:=[.A966]-[.$A$2]" office:value-type="float" office:value="48200139776" calcext:value-type="float">
            <text:p>48200139776</text:p>
          </table:table-cell>
          <table:table-cell table:formula="of:=[.B966]/[.$B$3]" office:value-type="float" office:value="960.734147374437" calcext:value-type="float">
            <text:p>961</text:p>
          </table:table-cell>
          <table:table-cell office:value-type="float" office:value="0.670751512051" calcext:value-type="float">
            <text:p>0.6707515121</text:p>
          </table:table-cell>
          <table:table-cell/>
          <table:table-cell office:value-type="float" office:value="1.46234184621702E+018" calcext:value-type="float">
            <text:p>1462341846217020000</text:p>
          </table:table-cell>
          <table:table-cell table:number-columns-repeated="3"/>
        </table:table-row>
        <table:table-row table:style-name="ro1">
          <table:table-cell office:value-type="float" office:value="1.46234184626706E+018" calcext:value-type="float">
            <text:p>1462341846267060000</text:p>
          </table:table-cell>
          <table:table-cell table:formula="of:=[.A967]-[.$A$2]" office:value-type="float" office:value="48250179840" calcext:value-type="float">
            <text:p>48250179840</text:p>
          </table:table-cell>
          <table:table-cell table:formula="of:=[.B967]/[.$B$3]" office:value-type="float" office:value="961.731555233522" calcext:value-type="float">
            <text:p>962</text:p>
          </table:table-cell>
          <table:table-cell office:value-type="float" office:value="0.690699517727" calcext:value-type="float">
            <text:p>0.6906995177</text:p>
          </table:table-cell>
          <table:table-cell/>
          <table:table-cell office:value-type="float" office:value="1.46234184626706E+018" calcext:value-type="float">
            <text:p>1462341846267060000</text:p>
          </table:table-cell>
          <table:table-cell table:number-columns-repeated="3"/>
        </table:table-row>
        <table:table-row table:style-name="ro1">
          <table:table-cell office:value-type="float" office:value="1.46234184631691E+018" calcext:value-type="float">
            <text:p>1462341846316910000</text:p>
          </table:table-cell>
          <table:table-cell table:formula="of:=[.A968]-[.$A$2]" office:value-type="float" office:value="48300029952" calcext:value-type="float">
            <text:p>48300029952</text:p>
          </table:table-cell>
          <table:table-cell table:formula="of:=[.B968]/[.$B$3]" office:value-type="float" office:value="962.725176934028" calcext:value-type="float">
            <text:p>963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4631691E+018" calcext:value-type="float">
            <text:p>1462341846316910000</text:p>
          </table:table-cell>
          <table:table-cell table:number-columns-repeated="3"/>
        </table:table-row>
        <table:table-row table:style-name="ro1">
          <table:table-cell office:value-type="float" office:value="1.4623418463669E+018" calcext:value-type="float">
            <text:p>1462341846366900000</text:p>
          </table:table-cell>
          <table:table-cell table:formula="of:=[.A969]-[.$A$2]" office:value-type="float" office:value="48350019840" calcext:value-type="float">
            <text:p>48350019840</text:p>
          </table:table-cell>
          <table:table-cell table:formula="of:=[.B969]/[.$B$3]" office:value-type="float" office:value="963.721584675753" calcext:value-type="float">
            <text:p>964</text:p>
          </table:table-cell>
          <table:table-cell office:value-type="float" office:value="0.695686519146" calcext:value-type="float">
            <text:p>0.6956865191</text:p>
          </table:table-cell>
          <table:table-cell/>
          <table:table-cell office:value-type="float" office:value="1.4623418463669E+018" calcext:value-type="float">
            <text:p>1462341846366900000</text:p>
          </table:table-cell>
          <table:table-cell table:number-columns-repeated="3"/>
        </table:table-row>
        <table:table-row table:style-name="ro1">
          <table:table-cell office:value-type="float" office:value="1.46234184641707E+018" calcext:value-type="float">
            <text:p>1462341846417070000</text:p>
          </table:table-cell>
          <table:table-cell table:formula="of:=[.A970]-[.$A$2]" office:value-type="float" office:value="48400189952" calcext:value-type="float">
            <text:p>48400189952</text:p>
          </table:table-cell>
          <table:table-cell table:formula="of:=[.B970]/[.$B$3]" office:value-type="float" office:value="964.721584675753" calcext:value-type="float">
            <text:p>965</text:p>
          </table:table-cell>
          <table:table-cell office:value-type="float" office:value="0.775478482246" calcext:value-type="float">
            <text:p>0.7754784822</text:p>
          </table:table-cell>
          <table:table-cell/>
          <table:table-cell office:value-type="float" office:value="1.46234184641707E+018" calcext:value-type="float">
            <text:p>1462341846417070000</text:p>
          </table:table-cell>
          <table:table-cell table:number-columns-repeated="3"/>
        </table:table-row>
        <table:table-row table:style-name="ro1">
          <table:table-cell office:value-type="float" office:value="1.46234184646694E+018" calcext:value-type="float">
            <text:p>1462341846466940000</text:p>
          </table:table-cell>
          <table:table-cell table:formula="of:=[.A971]-[.$A$2]" office:value-type="float" office:value="48450059776" calcext:value-type="float">
            <text:p>48450059776</text:p>
          </table:table-cell>
          <table:table-cell table:formula="of:=[.B971]/[.$B$3]" office:value-type="float" office:value="965.715599279507" calcext:value-type="float">
            <text:p>966</text:p>
          </table:table-cell>
          <table:table-cell office:value-type="float" office:value="1.02482843399" calcext:value-type="float">
            <text:p>1.024828434</text:p>
          </table:table-cell>
          <table:table-cell/>
          <table:table-cell office:value-type="float" office:value="1.46234184646694E+018" calcext:value-type="float">
            <text:p>1462341846466940000</text:p>
          </table:table-cell>
          <table:table-cell table:number-columns-repeated="3"/>
        </table:table-row>
        <table:table-row table:style-name="ro1">
          <table:table-cell office:value-type="float" office:value="1.46234184651691E+018" calcext:value-type="float">
            <text:p>1462341846516910000</text:p>
          </table:table-cell>
          <table:table-cell table:formula="of:=[.A972]-[.$A$2]" office:value-type="float" office:value="48500029952" calcext:value-type="float">
            <text:p>48500029952</text:p>
          </table:table-cell>
          <table:table-cell table:formula="of:=[.B972]/[.$B$3]" office:value-type="float" office:value="966.711614117983" calcext:value-type="float">
            <text:p>967</text:p>
          </table:table-cell>
          <table:table-cell office:value-type="float" office:value="0.700673520565" calcext:value-type="float">
            <text:p>0.7006735206</text:p>
          </table:table-cell>
          <table:table-cell/>
          <table:table-cell office:value-type="float" office:value="1.46234184651691E+018" calcext:value-type="float">
            <text:p>1462341846516910000</text:p>
          </table:table-cell>
          <table:table-cell table:number-columns-repeated="3"/>
        </table:table-row>
        <table:table-row table:style-name="ro1">
          <table:table-cell office:value-type="float" office:value="1.46234184656692E+018" calcext:value-type="float">
            <text:p>1462341846566920000</text:p>
          </table:table-cell>
          <table:table-cell table:formula="of:=[.A973]-[.$A$2]" office:value-type="float" office:value="48550039808" calcext:value-type="float">
            <text:p>48550039808</text:p>
          </table:table-cell>
          <table:table-cell table:formula="of:=[.B973]/[.$B$3]" office:value-type="float" office:value="967.708419865597" calcext:value-type="float">
            <text:p>968</text:p>
          </table:table-cell>
          <table:table-cell office:value-type="float" office:value="0.710647523403" calcext:value-type="float">
            <text:p>0.7106475234</text:p>
          </table:table-cell>
          <table:table-cell/>
          <table:table-cell office:value-type="float" office:value="1.46234184656692E+018" calcext:value-type="float">
            <text:p>1462341846566920000</text:p>
          </table:table-cell>
          <table:table-cell table:number-columns-repeated="3"/>
        </table:table-row>
        <table:table-row table:style-name="ro1">
          <table:table-cell office:value-type="float" office:value="1.46234184661704E+018" calcext:value-type="float">
            <text:p>1462341846617040000</text:p>
          </table:table-cell>
          <table:table-cell table:formula="of:=[.A974]-[.$A$2]" office:value-type="float" office:value="48600159744" calcext:value-type="float">
            <text:p>48600159744</text:p>
          </table:table-cell>
          <table:table-cell table:formula="of:=[.B974]/[.$B$3]" office:value-type="float" office:value="968.707419748236" calcext:value-type="float">
            <text:p>969</text:p>
          </table:table-cell>
          <table:table-cell office:value-type="float" office:value="0.750543475151" calcext:value-type="float">
            <text:p>0.7505434752</text:p>
          </table:table-cell>
          <table:table-cell/>
          <table:table-cell office:value-type="float" office:value="1.46234184661704E+018" calcext:value-type="float">
            <text:p>1462341846617040000</text:p>
          </table:table-cell>
          <table:table-cell table:number-columns-repeated="3"/>
        </table:table-row>
        <table:table-row table:style-name="ro1">
          <table:table-cell office:value-type="float" office:value="1.46234184666696E+018" calcext:value-type="float">
            <text:p>1462341846666960000</text:p>
          </table:table-cell>
          <table:table-cell table:formula="of:=[.A975]-[.$A$2]" office:value-type="float" office:value="48650079744" calcext:value-type="float">
            <text:p>48650079744</text:p>
          </table:table-cell>
          <table:table-cell table:formula="of:=[.B975]/[.$B$3]" office:value-type="float" office:value="969.702434469351" calcext:value-type="float">
            <text:p>970</text:p>
          </table:table-cell>
          <table:table-cell office:value-type="float" office:value="0.683219015598" calcext:value-type="float">
            <text:p>0.6832190156</text:p>
          </table:table-cell>
          <table:table-cell/>
          <table:table-cell office:value-type="float" office:value="1.46234184666696E+018" calcext:value-type="float">
            <text:p>1462341846666960000</text:p>
          </table:table-cell>
          <table:table-cell table:number-columns-repeated="3"/>
        </table:table-row>
        <table:table-row table:style-name="ro1">
          <table:table-cell office:value-type="float" office:value="1.4623418467169E+018" calcext:value-type="float">
            <text:p>1462341846716900000</text:p>
          </table:table-cell>
          <table:table-cell table:formula="of:=[.A976]-[.$A$2]" office:value-type="float" office:value="48700019968" calcext:value-type="float">
            <text:p>48700019968</text:p>
          </table:table-cell>
          <table:table-cell table:formula="of:=[.B976]/[.$B$3]" office:value-type="float" office:value="970.697852298994" calcext:value-type="float">
            <text:p>971</text:p>
          </table:table-cell>
          <table:table-cell office:value-type="float" office:value="0.633349001408" calcext:value-type="float">
            <text:p>0.6333490014</text:p>
          </table:table-cell>
          <table:table-cell/>
          <table:table-cell office:value-type="float" office:value="1.4623418467169E+018" calcext:value-type="float">
            <text:p>1462341846716900000</text:p>
          </table:table-cell>
          <table:table-cell table:number-columns-repeated="3"/>
        </table:table-row>
        <table:table-row table:style-name="ro1">
          <table:table-cell office:value-type="float" office:value="1.46234184676696E+018" calcext:value-type="float">
            <text:p>1462341846766960000</text:p>
          </table:table-cell>
          <table:table-cell table:formula="of:=[.A977]-[.$A$2]" office:value-type="float" office:value="48750079744" calcext:value-type="float">
            <text:p>48750079744</text:p>
          </table:table-cell>
          <table:table-cell table:formula="of:=[.B977]/[.$B$3]" office:value-type="float" office:value="971.695653061329" calcext:value-type="float">
            <text:p>972</text:p>
          </table:table-cell>
          <table:table-cell office:value-type="float" office:value="0.630855500698" calcext:value-type="float">
            <text:p>0.6308555007</text:p>
          </table:table-cell>
          <table:table-cell/>
          <table:table-cell office:value-type="float" office:value="1.46234184676696E+018" calcext:value-type="float">
            <text:p>1462341846766960000</text:p>
          </table:table-cell>
          <table:table-cell table:number-columns-repeated="3"/>
        </table:table-row>
        <table:table-row table:style-name="ro1">
          <table:table-cell office:value-type="float" office:value="1.46234184681688E+018" calcext:value-type="float">
            <text:p>1462341846816880000</text:p>
          </table:table-cell>
          <table:table-cell table:formula="of:=[.A978]-[.$A$2]" office:value-type="float" office:value="48800000000" calcext:value-type="float">
            <text:p>48800000000</text:p>
          </table:table-cell>
          <table:table-cell table:formula="of:=[.B978]/[.$B$3]" office:value-type="float" office:value="972.690672885084" calcext:value-type="float">
            <text:p>973</text:p>
          </table:table-cell>
          <table:table-cell office:value-type="float" office:value="0.635842502117" calcext:value-type="float">
            <text:p>0.6358425021</text:p>
          </table:table-cell>
          <table:table-cell/>
          <table:table-cell office:value-type="float" office:value="1.46234184681688E+018" calcext:value-type="float">
            <text:p>1462341846816880000</text:p>
          </table:table-cell>
          <table:table-cell table:number-columns-repeated="3"/>
        </table:table-row>
        <table:table-row table:style-name="ro1">
          <table:table-cell office:value-type="float" office:value="1.46234184686694E+018" calcext:value-type="float">
            <text:p>1462341846866940000</text:p>
          </table:table-cell>
          <table:table-cell table:formula="of:=[.A979]-[.$A$2]" office:value-type="float" office:value="48850059776" calcext:value-type="float">
            <text:p>48850059776</text:p>
          </table:table-cell>
          <table:table-cell table:formula="of:=[.B979]/[.$B$3]" office:value-type="float" office:value="973.688473647418" calcext:value-type="float">
            <text:p>974</text:p>
          </table:table-cell>
          <table:table-cell office:value-type="float" office:value="0.610907495022" calcext:value-type="float">
            <text:p>0.610907495</text:p>
          </table:table-cell>
          <table:table-cell/>
          <table:table-cell office:value-type="float" office:value="1.46234184686694E+018" calcext:value-type="float">
            <text:p>1462341846866940000</text:p>
          </table:table-cell>
          <table:table-cell table:number-columns-repeated="3"/>
        </table:table-row>
        <table:table-row table:style-name="ro1">
          <table:table-cell office:value-type="float" office:value="1.46234184691697E+018" calcext:value-type="float">
            <text:p>1462341846916970000</text:p>
          </table:table-cell>
          <table:table-cell table:formula="of:=[.A980]-[.$A$2]" office:value-type="float" office:value="48900089856" calcext:value-type="float">
            <text:p>48900089856</text:p>
          </table:table-cell>
          <table:table-cell table:formula="of:=[.B980]/[.$B$3]" office:value-type="float" office:value="974.685682503559" calcext:value-type="float">
            <text:p>975</text:p>
          </table:table-cell>
          <table:table-cell office:value-type="float" office:value="0.630855500698" calcext:value-type="float">
            <text:p>0.6308555007</text:p>
          </table:table-cell>
          <table:table-cell/>
          <table:table-cell office:value-type="float" office:value="1.46234184691697E+018" calcext:value-type="float">
            <text:p>1462341846916970000</text:p>
          </table:table-cell>
          <table:table-cell table:number-columns-repeated="3"/>
        </table:table-row>
        <table:table-row table:style-name="ro1">
          <table:table-cell office:value-type="float" office:value="1.46234184696692E+018" calcext:value-type="float">
            <text:p>1462341846966920000</text:p>
          </table:table-cell>
          <table:table-cell table:formula="of:=[.A981]-[.$A$2]" office:value-type="float" office:value="48950039808" calcext:value-type="float">
            <text:p>48950039808</text:p>
          </table:table-cell>
          <table:table-cell table:formula="of:=[.B981]/[.$B$3]" office:value-type="float" office:value="975.681294233507" calcext:value-type="float">
            <text:p>976</text:p>
          </table:table-cell>
          <table:table-cell office:value-type="float" office:value="0.633349001408" calcext:value-type="float">
            <text:p>0.6333490014</text:p>
          </table:table-cell>
          <table:table-cell/>
          <table:table-cell office:value-type="float" office:value="1.46234184696692E+018" calcext:value-type="float">
            <text:p>1462341846966920000</text:p>
          </table:table-cell>
          <table:table-cell table:number-columns-repeated="3"/>
        </table:table-row>
        <table:table-row table:style-name="ro1">
          <table:table-cell office:value-type="float" office:value="1.46234184701705E+018" calcext:value-type="float">
            <text:p>1462341847017050000</text:p>
          </table:table-cell>
          <table:table-cell table:formula="of:=[.A982]-[.$A$2]" office:value-type="float" office:value="49000169728" calcext:value-type="float">
            <text:p>49000169728</text:p>
          </table:table-cell>
          <table:table-cell table:formula="of:=[.B982]/[.$B$3]" office:value-type="float" office:value="976.680493119091" calcext:value-type="float">
            <text:p>977</text:p>
          </table:table-cell>
          <table:table-cell office:value-type="float" office:value="0.608413994312" calcext:value-type="float">
            <text:p>0.6084139943</text:p>
          </table:table-cell>
          <table:table-cell/>
          <table:table-cell office:value-type="float" office:value="1.46234184701705E+018" calcext:value-type="float">
            <text:p>1462341847017050000</text:p>
          </table:table-cell>
          <table:table-cell table:number-columns-repeated="3"/>
        </table:table-row>
        <table:table-row table:style-name="ro1">
          <table:table-cell office:value-type="float" office:value="1.46234184706707E+018" calcext:value-type="float">
            <text:p>1462341847067070000</text:p>
          </table:table-cell>
          <table:table-cell table:formula="of:=[.A983]-[.$A$2]" office:value-type="float" office:value="49050189824" calcext:value-type="float">
            <text:p>49050189824</text:p>
          </table:table-cell>
          <table:table-cell table:formula="of:=[.B983]/[.$B$3]" office:value-type="float" office:value="977.677502972288" calcext:value-type="float">
            <text:p>978</text:p>
          </table:table-cell>
          <table:table-cell office:value-type="float" office:value="0.593452990055" calcext:value-type="float">
            <text:p>0.5934529901</text:p>
          </table:table-cell>
          <table:table-cell/>
          <table:table-cell office:value-type="float" office:value="1.46234184706707E+018" calcext:value-type="float">
            <text:p>1462341847067070000</text:p>
          </table:table-cell>
          <table:table-cell table:number-columns-repeated="3"/>
        </table:table-row>
        <table:table-row table:style-name="ro1">
          <table:table-cell office:value-type="float" office:value="1.46234184711693E+018" calcext:value-type="float">
            <text:p>1462341847116930000</text:p>
          </table:table-cell>
          <table:table-cell table:formula="of:=[.A984]-[.$A$2]" office:value-type="float" office:value="49100049920" calcext:value-type="float">
            <text:p>49100049920</text:p>
          </table:table-cell>
          <table:table-cell table:formula="of:=[.B984]/[.$B$3]" office:value-type="float" office:value="978.671323675737" calcext:value-type="float">
            <text:p>979</text:p>
          </table:table-cell>
          <table:table-cell office:value-type="float" office:value="0.593452990055" calcext:value-type="float">
            <text:p>0.5934529901</text:p>
          </table:table-cell>
          <table:table-cell/>
          <table:table-cell office:value-type="float" office:value="1.46234184711693E+018" calcext:value-type="float">
            <text:p>1462341847116930000</text:p>
          </table:table-cell>
          <table:table-cell table:number-columns-repeated="3"/>
        </table:table-row>
        <table:table-row table:style-name="ro1">
          <table:table-cell office:value-type="float" office:value="1.46234184716693E+018" calcext:value-type="float">
            <text:p>1462341847166930000</text:p>
          </table:table-cell>
          <table:table-cell table:formula="of:=[.A985]-[.$A$2]" office:value-type="float" office:value="49150050048" calcext:value-type="float">
            <text:p>49150050048</text:p>
          </table:table-cell>
          <table:table-cell table:formula="of:=[.B985]/[.$B$3]" office:value-type="float" office:value="979.667935523046" calcext:value-type="float">
            <text:p>980</text:p>
          </table:table-cell>
          <table:table-cell office:value-type="float" office:value="0.585972487926" calcext:value-type="float">
            <text:p>0.5859724879</text:p>
          </table:table-cell>
          <table:table-cell/>
          <table:table-cell office:value-type="float" office:value="1.46234184716693E+018" calcext:value-type="float">
            <text:p>1462341847166930000</text:p>
          </table:table-cell>
          <table:table-cell table:number-columns-repeated="3"/>
        </table:table-row>
        <table:table-row table:style-name="ro1">
          <table:table-cell office:value-type="float" office:value="1.46234184721698E+018" calcext:value-type="float">
            <text:p>1462341847216980000</text:p>
          </table:table-cell>
          <table:table-cell table:formula="of:=[.A986]-[.$A$2]" office:value-type="float" office:value="49200099840" calcext:value-type="float">
            <text:p>49200099840</text:p>
          </table:table-cell>
          <table:table-cell table:formula="of:=[.B986]/[.$B$3]" office:value-type="float" office:value="980.665537282436" calcext:value-type="float">
            <text:p>981</text:p>
          </table:table-cell>
          <table:table-cell office:value-type="float" office:value="0.578491985798" calcext:value-type="float">
            <text:p>0.5784919858</text:p>
          </table:table-cell>
          <table:table-cell/>
          <table:table-cell office:value-type="float" office:value="1.46234184721698E+018" calcext:value-type="float">
            <text:p>1462341847216980000</text:p>
          </table:table-cell>
          <table:table-cell table:number-columns-repeated="3"/>
        </table:table-row>
        <table:table-row table:style-name="ro1">
          <table:table-cell office:value-type="float" office:value="1.46234184726702E+018" calcext:value-type="float">
            <text:p>1462341847267020000</text:p>
          </table:table-cell>
          <table:table-cell table:formula="of:=[.A987]-[.$A$2]" office:value-type="float" office:value="49250139904" calcext:value-type="float">
            <text:p>49250139904</text:p>
          </table:table-cell>
          <table:table-cell table:formula="of:=[.B987]/[.$B$3]" office:value-type="float" office:value="981.662945141522" calcext:value-type="float">
            <text:p>982</text:p>
          </table:table-cell>
          <table:table-cell office:value-type="float" office:value="0.561037480831" calcext:value-type="float">
            <text:p>0.5610374808</text:p>
          </table:table-cell>
          <table:table-cell/>
          <table:table-cell office:value-type="float" office:value="1.46234184726702E+018" calcext:value-type="float">
            <text:p>1462341847267020000</text:p>
          </table:table-cell>
          <table:table-cell table:number-columns-repeated="3"/>
        </table:table-row>
        <table:table-row table:style-name="ro1">
          <table:table-cell office:value-type="float" office:value="1.46234184731691E+018" calcext:value-type="float">
            <text:p>1462341847316910000</text:p>
          </table:table-cell>
          <table:table-cell table:formula="of:=[.A988]-[.$A$2]" office:value-type="float" office:value="49300029952" calcext:value-type="float">
            <text:p>49300029952</text:p>
          </table:table-cell>
          <table:table-cell table:formula="of:=[.B988]/[.$B$3]" office:value-type="float" office:value="982.657362853804" calcext:value-type="float">
            <text:p>983</text:p>
          </table:table-cell>
          <table:table-cell office:value-type="float" office:value="0.558543980122" calcext:value-type="float">
            <text:p>0.5585439801</text:p>
          </table:table-cell>
          <table:table-cell/>
          <table:table-cell office:value-type="float" office:value="1.46234184731691E+018" calcext:value-type="float">
            <text:p>1462341847316910000</text:p>
          </table:table-cell>
          <table:table-cell table:number-columns-repeated="3"/>
        </table:table-row>
        <table:table-row table:style-name="ro1">
          <table:table-cell office:value-type="float" office:value="1.46234184736699E+018" calcext:value-type="float">
            <text:p>1462341847366990000</text:p>
          </table:table-cell>
          <table:table-cell table:formula="of:=[.A989]-[.$A$2]" office:value-type="float" office:value="49350109952" calcext:value-type="float">
            <text:p>49350109952</text:p>
          </table:table-cell>
          <table:table-cell table:formula="of:=[.B989]/[.$B$3]" office:value-type="float" office:value="983.655566724667" calcext:value-type="float">
            <text:p>984</text:p>
          </table:table-cell>
          <table:table-cell office:value-type="float" office:value="0.523634970188" calcext:value-type="float">
            <text:p>0.5236349702</text:p>
          </table:table-cell>
          <table:table-cell/>
          <table:table-cell office:value-type="float" office:value="1.46234184736699E+018" calcext:value-type="float">
            <text:p>1462341847366990000</text:p>
          </table:table-cell>
          <table:table-cell table:number-columns-repeated="3"/>
        </table:table-row>
        <table:table-row table:style-name="ro1">
          <table:table-cell office:value-type="float" office:value="1.46234184741706E+018" calcext:value-type="float">
            <text:p>1462341847417060000</text:p>
          </table:table-cell>
          <table:table-cell table:formula="of:=[.A990]-[.$A$2]" office:value-type="float" office:value="49400179968" calcext:value-type="float">
            <text:p>49400179968</text:p>
          </table:table-cell>
          <table:table-cell table:formula="of:=[.B990]/[.$B$3]" office:value-type="float" office:value="984.653571592585" calcext:value-type="float">
            <text:p>985</text:p>
          </table:table-cell>
          <table:table-cell office:value-type="float" office:value="0.590959489346" calcext:value-type="float">
            <text:p>0.5909594893</text:p>
          </table:table-cell>
          <table:table-cell/>
          <table:table-cell office:value-type="float" office:value="1.46234184741706E+018" calcext:value-type="float">
            <text:p>1462341847417060000</text:p>
          </table:table-cell>
          <table:table-cell table:number-columns-repeated="3"/>
        </table:table-row>
        <table:table-row table:style-name="ro1">
          <table:table-cell office:value-type="float" office:value="1.462341847467E+018" calcext:value-type="float">
            <text:p>1462341847467000000</text:p>
          </table:table-cell>
          <table:table-cell table:formula="of:=[.A991]-[.$A$2]" office:value-type="float" office:value="49450119936" calcext:value-type="float">
            <text:p>49450119936</text:p>
          </table:table-cell>
          <table:table-cell table:formula="of:=[.B991]/[.$B$3]" office:value-type="float" office:value="985.648984319588" calcext:value-type="float">
            <text:p>986</text:p>
          </table:table-cell>
          <table:table-cell office:value-type="float" office:value="0.605920493603" calcext:value-type="float">
            <text:p>0.6059204936</text:p>
          </table:table-cell>
          <table:table-cell/>
          <table:table-cell office:value-type="float" office:value="1.462341847467E+018" calcext:value-type="float">
            <text:p>1462341847467000000</text:p>
          </table:table-cell>
          <table:table-cell table:number-columns-repeated="3"/>
        </table:table-row>
        <table:table-row table:style-name="ro1">
          <table:table-cell office:value-type="float" office:value="1.46234184751701E+018" calcext:value-type="float">
            <text:p>1462341847517010000</text:p>
          </table:table-cell>
          <table:table-cell table:formula="of:=[.A992]-[.$A$2]" office:value-type="float" office:value="49500129792" calcext:value-type="float">
            <text:p>49500129792</text:p>
          </table:table-cell>
          <table:table-cell table:formula="of:=[.B992]/[.$B$3]" office:value-type="float" office:value="986.645790067202" calcext:value-type="float">
            <text:p>987</text:p>
          </table:table-cell>
          <table:table-cell office:value-type="float" office:value="0.610907495022" calcext:value-type="float">
            <text:p>0.610907495</text:p>
          </table:table-cell>
          <table:table-cell/>
          <table:table-cell office:value-type="float" office:value="1.46234184751701E+018" calcext:value-type="float">
            <text:p>1462341847517010000</text:p>
          </table:table-cell>
          <table:table-cell table:number-columns-repeated="3"/>
        </table:table-row>
        <table:table-row table:style-name="ro1">
          <table:table-cell office:value-type="float" office:value="1.46234184756691E+018" calcext:value-type="float">
            <text:p>1462341847566910000</text:p>
          </table:table-cell>
          <table:table-cell table:formula="of:=[.A993]-[.$A$2]" office:value-type="float" office:value="49550029824" calcext:value-type="float">
            <text:p>49550029824</text:p>
          </table:table-cell>
          <table:table-cell table:formula="of:=[.B993]/[.$B$3]" office:value-type="float" office:value="987.640406782429" calcext:value-type="float">
            <text:p>988</text:p>
          </table:table-cell>
          <table:table-cell office:value-type="float" office:value="0.605920493603" calcext:value-type="float">
            <text:p>0.6059204936</text:p>
          </table:table-cell>
          <table:table-cell/>
          <table:table-cell office:value-type="float" office:value="1.46234184756691E+018" calcext:value-type="float">
            <text:p>1462341847566910000</text:p>
          </table:table-cell>
          <table:table-cell table:number-columns-repeated="3"/>
        </table:table-row>
        <table:table-row table:style-name="ro1">
          <table:table-cell office:value-type="float" office:value="1.46234184761699E+018" calcext:value-type="float">
            <text:p>1462341847616990000</text:p>
          </table:table-cell>
          <table:table-cell table:formula="of:=[.A994]-[.$A$2]" office:value-type="float" office:value="49600109824" calcext:value-type="float">
            <text:p>49600109824</text:p>
          </table:table-cell>
          <table:table-cell table:formula="of:=[.B994]/[.$B$3]" office:value-type="float" office:value="988.638610653291" calcext:value-type="float">
            <text:p>989</text:p>
          </table:table-cell>
          <table:table-cell office:value-type="float" office:value="0.635842502117" calcext:value-type="float">
            <text:p>0.6358425021</text:p>
          </table:table-cell>
          <table:table-cell/>
          <table:table-cell office:value-type="float" office:value="1.46234184761699E+018" calcext:value-type="float">
            <text:p>1462341847616990000</text:p>
          </table:table-cell>
          <table:table-cell table:number-columns-repeated="3"/>
        </table:table-row>
        <table:table-row table:style-name="ro1">
          <table:table-cell office:value-type="float" office:value="1.4623418476669E+018" calcext:value-type="float">
            <text:p>1462341847666900000</text:p>
          </table:table-cell>
          <table:table-cell table:formula="of:=[.A995]-[.$A$2]" office:value-type="float" office:value="49650020096" calcext:value-type="float">
            <text:p>49650020096</text:p>
          </table:table-cell>
          <table:table-cell table:formula="of:=[.B995]/[.$B$3]" office:value-type="float" office:value="989.633431474102" calcext:value-type="float">
            <text:p>990</text:p>
          </table:table-cell>
          <table:table-cell office:value-type="float" office:value="0.608413994312" calcext:value-type="float">
            <text:p>0.6084139943</text:p>
          </table:table-cell>
          <table:table-cell/>
          <table:table-cell office:value-type="float" office:value="1.4623418476669E+018" calcext:value-type="float">
            <text:p>1462341847666900000</text:p>
          </table:table-cell>
          <table:table-cell table:number-columns-repeated="3"/>
        </table:table-row>
        <table:table-row table:style-name="ro1">
          <table:table-cell office:value-type="float" office:value="1.46234184771688E+018" calcext:value-type="float">
            <text:p>1462341847716880000</text:p>
          </table:table-cell>
          <table:table-cell table:formula="of:=[.A996]-[.$A$2]" office:value-type="float" office:value="49699999744" calcext:value-type="float">
            <text:p>49699999744</text:p>
          </table:table-cell>
          <table:table-cell table:formula="of:=[.B996]/[.$B$3]" office:value-type="float" office:value="990.629635110243" calcext:value-type="float">
            <text:p>991</text:p>
          </table:table-cell>
          <table:table-cell office:value-type="float" office:value="0.610907495022" calcext:value-type="float">
            <text:p>0.610907495</text:p>
          </table:table-cell>
          <table:table-cell/>
          <table:table-cell office:value-type="float" office:value="1.46234184771688E+018" calcext:value-type="float">
            <text:p>1462341847716880000</text:p>
          </table:table-cell>
          <table:table-cell table:number-columns-repeated="3"/>
        </table:table-row>
        <table:table-row table:style-name="ro1">
          <table:table-cell office:value-type="float" office:value="1.46234184776689E+018" calcext:value-type="float">
            <text:p>1462341847766890000</text:p>
          </table:table-cell>
          <table:table-cell table:formula="of:=[.A997]-[.$A$2]" office:value-type="float" office:value="49750009856" calcext:value-type="float">
            <text:p>49750009856</text:p>
          </table:table-cell>
          <table:table-cell table:formula="of:=[.B997]/[.$B$3]" office:value-type="float" office:value="991.626445960495" calcext:value-type="float">
            <text:p>992</text:p>
          </table:table-cell>
          <table:table-cell office:value-type="float" office:value="0.625868499279" calcext:value-type="float">
            <text:p>0.6258684993</text:p>
          </table:table-cell>
          <table:table-cell/>
          <table:table-cell office:value-type="float" office:value="1.46234184776689E+018" calcext:value-type="float">
            <text:p>1462341847766890000</text:p>
          </table:table-cell>
          <table:table-cell table:number-columns-repeated="3"/>
        </table:table-row>
        <table:table-row table:style-name="ro1">
          <table:table-cell office:value-type="float" office:value="1.46234184781701E+018" calcext:value-type="float">
            <text:p>1462341847817010000</text:p>
          </table:table-cell>
          <table:table-cell table:formula="of:=[.A998]-[.$A$2]" office:value-type="float" office:value="49800129792" calcext:value-type="float">
            <text:p>49800129792</text:p>
          </table:table-cell>
          <table:table-cell table:formula="of:=[.B998]/[.$B$3]" office:value-type="float" office:value="992.625445843135" calcext:value-type="float">
            <text:p>993</text:p>
          </table:table-cell>
          <table:table-cell office:value-type="float" office:value="0.645816504955" calcext:value-type="float">
            <text:p>0.645816505</text:p>
          </table:table-cell>
          <table:table-cell/>
          <table:table-cell office:value-type="float" office:value="1.46234184781701E+018" calcext:value-type="float">
            <text:p>1462341847817010000</text:p>
          </table:table-cell>
          <table:table-cell table:number-columns-repeated="3"/>
        </table:table-row>
        <table:table-row table:style-name="ro1">
          <table:table-cell office:value-type="float" office:value="1.46234184786704E+018" calcext:value-type="float">
            <text:p>1462341847867040000</text:p>
          </table:table-cell>
          <table:table-cell table:formula="of:=[.A999]-[.$A$2]" office:value-type="float" office:value="49850159872" calcext:value-type="float">
            <text:p>49850159872</text:p>
          </table:table-cell>
          <table:table-cell table:formula="of:=[.B999]/[.$B$3]" office:value-type="float" office:value="993.622654699276" calcext:value-type="float">
            <text:p>994</text:p>
          </table:table-cell>
          <table:table-cell office:value-type="float" office:value="0.635842502117" calcext:value-type="float">
            <text:p>0.6358425021</text:p>
          </table:table-cell>
          <table:table-cell/>
          <table:table-cell office:value-type="float" office:value="1.46234184786704E+018" calcext:value-type="float">
            <text:p>1462341847867040000</text:p>
          </table:table-cell>
          <table:table-cell table:number-columns-repeated="3"/>
        </table:table-row>
        <table:table-row table:style-name="ro1">
          <table:table-cell office:value-type="float" office:value="1.46234184791702E+018" calcext:value-type="float">
            <text:p>1462341847917020000</text:p>
          </table:table-cell>
          <table:table-cell table:formula="of:=[.A1000]-[.$A$2]" office:value-type="float" office:value="49900140032" calcext:value-type="float">
            <text:p>49900140032</text:p>
          </table:table-cell>
          <table:table-cell table:formula="of:=[.B1000]/[.$B$3]" office:value-type="float" office:value="994.618868540696" calcext:value-type="float">
            <text:p>995</text:p>
          </table:table-cell>
          <table:table-cell office:value-type="float" office:value="0.660777509212" calcext:value-type="float">
            <text:p>0.6607775092</text:p>
          </table:table-cell>
          <table:table-cell/>
          <table:table-cell office:value-type="float" office:value="1.46234184791702E+018" calcext:value-type="float">
            <text:p>1462341847917020000</text:p>
          </table:table-cell>
          <table:table-cell table:number-columns-repeated="3"/>
        </table:table-row>
        <table:table-row table:style-name="ro1">
          <table:table-cell office:value-type="float" office:value="1.46234184796696E+018" calcext:value-type="float">
            <text:p>1462341847966960000</text:p>
          </table:table-cell>
          <table:table-cell table:formula="of:=[.A1001]-[.$A$2]" office:value-type="float" office:value="49950080000" calcext:value-type="float">
            <text:p>49950080000</text:p>
          </table:table-cell>
          <table:table-cell table:formula="of:=[.B1001]/[.$B$3]" office:value-type="float" office:value="995.6142812677" calcext:value-type="float">
            <text:p>996</text:p>
          </table:table-cell>
          <table:table-cell office:value-type="float" office:value="0.635842502117" calcext:value-type="float">
            <text:p>0.6358425021</text:p>
          </table:table-cell>
          <table:table-cell/>
          <table:table-cell office:value-type="float" office:value="1.46234184796696E+018" calcext:value-type="float">
            <text:p>1462341847966960000</text:p>
          </table:table-cell>
          <table:table-cell table:number-columns-repeated="3"/>
        </table:table-row>
        <table:table-row table:style-name="ro1">
          <table:table-cell office:value-type="float" office:value="1.46234184801698E+018" calcext:value-type="float">
            <text:p>1462341848016980000</text:p>
          </table:table-cell>
          <table:table-cell table:formula="of:=[.A1002]-[.$A$2]" office:value-type="float" office:value="50000099840" calcext:value-type="float">
            <text:p>50000099840</text:p>
          </table:table-cell>
          <table:table-cell table:formula="of:=[.B1002]/[.$B$3]" office:value-type="float" office:value="996.611286018257" calcext:value-type="float">
            <text:p>997</text:p>
          </table:table-cell>
          <table:table-cell office:value-type="float" office:value="0.660777509212" calcext:value-type="float">
            <text:p>0.6607775092</text:p>
          </table:table-cell>
          <table:table-cell/>
          <table:table-cell office:value-type="float" office:value="1.46234184801698E+018" calcext:value-type="float">
            <text:p>1462341848016980000</text:p>
          </table:table-cell>
          <table:table-cell table:number-columns-repeated="3"/>
        </table:table-row>
        <table:table-row table:style-name="ro1">
          <table:table-cell office:value-type="float" office:value="1.46234184806693E+018" calcext:value-type="float">
            <text:p>1462341848066930000</text:p>
          </table:table-cell>
          <table:table-cell table:formula="of:=[.A1003]-[.$A$2]" office:value-type="float" office:value="50050049792" calcext:value-type="float">
            <text:p>50050049792</text:p>
          </table:table-cell>
          <table:table-cell table:formula="of:=[.B1003]/[.$B$3]" office:value-type="float" office:value="997.606897748205" calcext:value-type="float">
            <text:p>998</text:p>
          </table:table-cell>
          <table:table-cell office:value-type="float" office:value="0.653297007084" calcext:value-type="float">
            <text:p>0.6532970071</text:p>
          </table:table-cell>
          <table:table-cell/>
          <table:table-cell office:value-type="float" office:value="1.46234184806693E+018" calcext:value-type="float">
            <text:p>1462341848066930000</text:p>
          </table:table-cell>
          <table:table-cell table:number-columns-repeated="3"/>
        </table:table-row>
        <table:table-row table:style-name="ro1">
          <table:table-cell office:value-type="float" office:value="1.46234184811692E+018" calcext:value-type="float">
            <text:p>1462341848116920000</text:p>
          </table:table-cell>
          <table:table-cell table:formula="of:=[.A1004]-[.$A$2]" office:value-type="float" office:value="50100039680" calcext:value-type="float">
            <text:p>50100039680</text:p>
          </table:table-cell>
          <table:table-cell table:formula="of:=[.B1004]/[.$B$3]" office:value-type="float" office:value="998.60330548993" calcext:value-type="float">
            <text:p>999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4811692E+018" calcext:value-type="float">
            <text:p>1462341848116920000</text:p>
          </table:table-cell>
          <table:table-cell table:number-columns-repeated="3"/>
        </table:table-row>
        <table:table-row table:style-name="ro1">
          <table:table-cell office:value-type="float" office:value="1.46234184816691E+018" calcext:value-type="float">
            <text:p>1462341848166910000</text:p>
          </table:table-cell>
          <table:table-cell table:formula="of:=[.A1005]-[.$A$2]" office:value-type="float" office:value="50150029824" calcext:value-type="float">
            <text:p>50150029824</text:p>
          </table:table-cell>
          <table:table-cell table:formula="of:=[.B1005]/[.$B$3]" office:value-type="float" office:value="999.599718334294" calcext:value-type="float">
            <text:p>1000</text:p>
          </table:table-cell>
          <table:table-cell office:value-type="float" office:value="0.698180019855" calcext:value-type="float">
            <text:p>0.6981800199</text:p>
          </table:table-cell>
          <table:table-cell/>
          <table:table-cell office:value-type="float" office:value="1.46234184816691E+018" calcext:value-type="float">
            <text:p>1462341848166910000</text:p>
          </table:table-cell>
          <table:table-cell table:number-columns-repeated="3"/>
        </table:table-row>
        <table:table-row table:style-name="ro1">
          <table:table-cell office:value-type="float" office:value="1.46234184821703E+018" calcext:value-type="float">
            <text:p>1462341848217030000</text:p>
          </table:table-cell>
          <table:table-cell table:formula="of:=[.A1006]-[.$A$2]" office:value-type="float" office:value="50200150016" calcext:value-type="float">
            <text:p>50200150016</text:p>
          </table:table-cell>
          <table:table-cell table:formula="of:=[.B1006]/[.$B$3]" office:value-type="float" office:value="1000.59872331957" calcext:value-type="float">
            <text:p>1001</text:p>
          </table:table-cell>
          <table:table-cell office:value-type="float" office:value="0.703167021275" calcext:value-type="float">
            <text:p>0.7031670213</text:p>
          </table:table-cell>
          <table:table-cell/>
          <table:table-cell office:value-type="float" office:value="1.46234184821703E+018" calcext:value-type="float">
            <text:p>1462341848217030000</text:p>
          </table:table-cell>
          <table:table-cell table:number-columns-repeated="3"/>
        </table:table-row>
        <table:table-row table:style-name="ro1">
          <table:table-cell office:value-type="float" office:value="1.4623418482669E+018" calcext:value-type="float">
            <text:p>1462341848266900000</text:p>
          </table:table-cell>
          <table:table-cell table:formula="of:=[.A1007]-[.$A$2]" office:value-type="float" office:value="50250019840" calcext:value-type="float">
            <text:p>50250019840</text:p>
          </table:table-cell>
          <table:table-cell table:formula="of:=[.B1007]/[.$B$3]" office:value-type="float" office:value="1001.59273792333" calcext:value-type="float">
            <text:p>1002</text:p>
          </table:table-cell>
          <table:table-cell office:value-type="float" office:value="0.720621466637" calcext:value-type="float">
            <text:p>0.7206214666</text:p>
          </table:table-cell>
          <table:table-cell/>
          <table:table-cell office:value-type="float" office:value="1.4623418482669E+018" calcext:value-type="float">
            <text:p>1462341848266900000</text:p>
          </table:table-cell>
          <table:table-cell table:number-columns-repeated="3"/>
        </table:table-row>
        <table:table-row table:style-name="ro1">
          <table:table-cell office:value-type="float" office:value="1.46234184831691E+018" calcext:value-type="float">
            <text:p>1462341848316910000</text:p>
          </table:table-cell>
          <table:table-cell table:formula="of:=[.A1008]-[.$A$2]" office:value-type="float" office:value="50300029696" calcext:value-type="float">
            <text:p>50300029696</text:p>
          </table:table-cell>
          <table:table-cell table:formula="of:=[.B1008]/[.$B$3]" office:value-type="float" office:value="1002.58954367094" calcext:value-type="float">
            <text:p>1003</text:p>
          </table:table-cell>
          <table:table-cell office:value-type="float" office:value="0.760517477989" calcext:value-type="float">
            <text:p>0.760517478</text:p>
          </table:table-cell>
          <table:table-cell/>
          <table:table-cell office:value-type="float" office:value="1.46234184831691E+018" calcext:value-type="float">
            <text:p>1462341848316910000</text:p>
          </table:table-cell>
          <table:table-cell table:number-columns-repeated="3"/>
        </table:table-row>
        <table:table-row table:style-name="ro1">
          <table:table-cell office:value-type="float" office:value="1.4623418483669E+018" calcext:value-type="float">
            <text:p>1462341848366900000</text:p>
          </table:table-cell>
          <table:table-cell table:formula="of:=[.A1009]-[.$A$2]" office:value-type="float" office:value="50350019840" calcext:value-type="float">
            <text:p>50350019840</text:p>
          </table:table-cell>
          <table:table-cell table:formula="of:=[.B1009]/[.$B$3]" office:value-type="float" office:value="1003.58595651531" calcext:value-type="float">
            <text:p>1004</text:p>
          </table:table-cell>
          <table:table-cell office:value-type="float" office:value="0.790439486504" calcext:value-type="float">
            <text:p>0.7904394865</text:p>
          </table:table-cell>
          <table:table-cell/>
          <table:table-cell office:value-type="float" office:value="1.4623418483669E+018" calcext:value-type="float">
            <text:p>1462341848366900000</text:p>
          </table:table-cell>
          <table:table-cell table:number-columns-repeated="3"/>
        </table:table-row>
        <table:table-row table:style-name="ro1">
          <table:table-cell office:value-type="float" office:value="1.46234184841701E+018" calcext:value-type="float">
            <text:p>1462341848417010000</text:p>
          </table:table-cell>
          <table:table-cell table:formula="of:=[.A1010]-[.$A$2]" office:value-type="float" office:value="50400129792" calcext:value-type="float">
            <text:p>50400129792</text:p>
          </table:table-cell>
          <table:table-cell table:formula="of:=[.B1010]/[.$B$3]" office:value-type="float" office:value="1004.584757395" calcext:value-type="float">
            <text:p>1005</text:p>
          </table:table-cell>
          <table:table-cell office:value-type="float" office:value="0.740569472313" calcext:value-type="float">
            <text:p>0.7405694723</text:p>
          </table:table-cell>
          <table:table-cell/>
          <table:table-cell office:value-type="float" office:value="1.46234184841701E+018" calcext:value-type="float">
            <text:p>1462341848417010000</text:p>
          </table:table-cell>
          <table:table-cell table:number-columns-repeated="3"/>
        </table:table-row>
        <table:table-row table:style-name="ro1">
          <table:table-cell office:value-type="float" office:value="1.46234184846708E+018" calcext:value-type="float">
            <text:p>1462341848467080000</text:p>
          </table:table-cell>
          <table:table-cell table:formula="of:=[.A1011]-[.$A$2]" office:value-type="float" office:value="50450199808" calcext:value-type="float">
            <text:p>50450199808</text:p>
          </table:table-cell>
          <table:table-cell table:formula="of:=[.B1011]/[.$B$3]" office:value-type="float" office:value="1005.58276226292" calcext:value-type="float">
            <text:p>1006</text:p>
          </table:table-cell>
          <table:table-cell office:value-type="float" office:value="0.852777004242" calcext:value-type="float">
            <text:p>0.8527770042</text:p>
          </table:table-cell>
          <table:table-cell/>
          <table:table-cell office:value-type="float" office:value="1.46234184846708E+018" calcext:value-type="float">
            <text:p>1462341848467080000</text:p>
          </table:table-cell>
          <table:table-cell table:number-columns-repeated="3"/>
        </table:table-row>
        <table:table-row table:style-name="ro1">
          <table:table-cell office:value-type="float" office:value="1.46234184851694E+018" calcext:value-type="float">
            <text:p>1462341848516940000</text:p>
          </table:table-cell>
          <table:table-cell table:formula="of:=[.A1012]-[.$A$2]" office:value-type="float" office:value="50500059904" calcext:value-type="float">
            <text:p>50500059904</text:p>
          </table:table-cell>
          <table:table-cell table:formula="of:=[.B1012]/[.$B$3]" office:value-type="float" office:value="1006.57658296637" calcext:value-type="float">
            <text:p>1007</text:p>
          </table:table-cell>
          <table:table-cell office:value-type="float" office:value="1.1844124794" calcext:value-type="float">
            <text:p>1.1844124794</text:p>
          </table:table-cell>
          <table:table-cell/>
          <table:table-cell office:value-type="float" office:value="1.46234184851694E+018" calcext:value-type="float">
            <text:p>1462341848516940000</text:p>
          </table:table-cell>
          <table:table-cell table:number-columns-repeated="3"/>
        </table:table-row>
        <table:table-row table:style-name="ro1">
          <table:table-cell office:value-type="float" office:value="1.46234184856691E+018" calcext:value-type="float">
            <text:p>1462341848566910000</text:p>
          </table:table-cell>
          <table:table-cell table:formula="of:=[.A1013]-[.$A$2]" office:value-type="float" office:value="50550029824" calcext:value-type="float">
            <text:p>50550029824</text:p>
          </table:table-cell>
          <table:table-cell table:formula="of:=[.B1013]/[.$B$3]" office:value-type="float" office:value="1007.5725927022" calcext:value-type="float">
            <text:p>1008</text:p>
          </table:table-cell>
          <table:table-cell office:value-type="float" office:value="0.763010978699" calcext:value-type="float">
            <text:p>0.7630109787</text:p>
          </table:table-cell>
          <table:table-cell/>
          <table:table-cell office:value-type="float" office:value="1.46234184856691E+018" calcext:value-type="float">
            <text:p>1462341848566910000</text:p>
          </table:table-cell>
          <table:table-cell table:number-columns-repeated="3"/>
        </table:table-row>
        <table:table-row table:style-name="ro1">
          <table:table-cell office:value-type="float" office:value="1.46234184861703E+018" calcext:value-type="float">
            <text:p>1462341848617030000</text:p>
          </table:table-cell>
          <table:table-cell table:formula="of:=[.A1014]-[.$A$2]" office:value-type="float" office:value="50600149760" calcext:value-type="float">
            <text:p>50600149760</text:p>
          </table:table-cell>
          <table:table-cell table:formula="of:=[.B1014]/[.$B$3]" office:value-type="float" office:value="1008.57159258484" calcext:value-type="float">
            <text:p>1009</text:p>
          </table:table-cell>
          <table:table-cell office:value-type="float" office:value="0.780465483665" calcext:value-type="float">
            <text:p>0.7804654837</text:p>
          </table:table-cell>
          <table:table-cell/>
          <table:table-cell office:value-type="float" office:value="1.46234184861703E+018" calcext:value-type="float">
            <text:p>1462341848617030000</text:p>
          </table:table-cell>
          <table:table-cell table:number-columns-repeated="3"/>
        </table:table-row>
        <table:table-row table:style-name="ro1">
          <table:table-cell office:value-type="float" office:value="1.46234184866706E+018" calcext:value-type="float">
            <text:p>1462341848667060000</text:p>
          </table:table-cell>
          <table:table-cell table:formula="of:=[.A1015]-[.$A$2]" office:value-type="float" office:value="50650179840" calcext:value-type="float">
            <text:p>50650179840</text:p>
          </table:table-cell>
          <table:table-cell table:formula="of:=[.B1015]/[.$B$3]" office:value-type="float" office:value="1009.56880144099" calcext:value-type="float">
            <text:p>1010</text:p>
          </table:table-cell>
          <table:table-cell office:value-type="float" office:value="0.785452485085" calcext:value-type="float">
            <text:p>0.7854524851</text:p>
          </table:table-cell>
          <table:table-cell/>
          <table:table-cell office:value-type="float" office:value="1.46234184866706E+018" calcext:value-type="float">
            <text:p>1462341848667060000</text:p>
          </table:table-cell>
          <table:table-cell table:number-columns-repeated="3"/>
        </table:table-row>
        <table:table-row table:style-name="ro1">
          <table:table-cell office:value-type="float" office:value="1.46234184871692E+018" calcext:value-type="float">
            <text:p>1462341848716920000</text:p>
          </table:table-cell>
          <table:table-cell table:formula="of:=[.A1016]-[.$A$2]" office:value-type="float" office:value="50700039936" calcext:value-type="float">
            <text:p>50700039936</text:p>
          </table:table-cell>
          <table:table-cell table:formula="of:=[.B1016]/[.$B$3]" office:value-type="float" office:value="1010.56262214444" calcext:value-type="float">
            <text:p>1011</text:p>
          </table:table-cell>
          <table:table-cell office:value-type="float" office:value="0.765504479408" calcext:value-type="float">
            <text:p>0.7655044794</text:p>
          </table:table-cell>
          <table:table-cell/>
          <table:table-cell office:value-type="float" office:value="1.46234184871692E+018" calcext:value-type="float">
            <text:p>1462341848716920000</text:p>
          </table:table-cell>
          <table:table-cell table:number-columns-repeated="3"/>
        </table:table-row>
        <table:table-row table:style-name="ro1">
          <table:table-cell office:value-type="float" office:value="1.462341848767E+018" calcext:value-type="float">
            <text:p>1462341848767000000</text:p>
          </table:table-cell>
          <table:table-cell table:formula="of:=[.A1017]-[.$A$2]" office:value-type="float" office:value="50750119680" calcext:value-type="float">
            <text:p>50750119680</text:p>
          </table:table-cell>
          <table:table-cell table:formula="of:=[.B1017]/[.$B$3]" office:value-type="float" office:value="1011.56082091266" calcext:value-type="float">
            <text:p>1012</text:p>
          </table:table-cell>
          <table:table-cell office:value-type="float" office:value="0.743062973022" calcext:value-type="float">
            <text:p>0.743062973</text:p>
          </table:table-cell>
          <table:table-cell/>
          <table:table-cell office:value-type="float" office:value="1.462341848767E+018" calcext:value-type="float">
            <text:p>1462341848767000000</text:p>
          </table:table-cell>
          <table:table-cell table:number-columns-repeated="3"/>
        </table:table-row>
        <table:table-row table:style-name="ro1">
          <table:table-cell office:value-type="float" office:value="1.46234184881701E+018" calcext:value-type="float">
            <text:p>1462341848817010000</text:p>
          </table:table-cell>
          <table:table-cell table:formula="of:=[.A1018]-[.$A$2]" office:value-type="float" office:value="50800129792" calcext:value-type="float">
            <text:p>50800129792</text:p>
          </table:table-cell>
          <table:table-cell table:formula="of:=[.B1018]/[.$B$3]" office:value-type="float" office:value="1012.55763176291" calcext:value-type="float">
            <text:p>1013</text:p>
          </table:table-cell>
          <table:table-cell office:value-type="float" office:value="0.75802397728" calcext:value-type="float">
            <text:p>0.7580239773</text:p>
          </table:table-cell>
          <table:table-cell/>
          <table:table-cell office:value-type="float" office:value="1.46234184881701E+018" calcext:value-type="float">
            <text:p>1462341848817010000</text:p>
          </table:table-cell>
          <table:table-cell table:number-columns-repeated="3"/>
        </table:table-row>
        <table:table-row table:style-name="ro1">
          <table:table-cell office:value-type="float" office:value="1.46234184886705E+018" calcext:value-type="float">
            <text:p>1462341848867050000</text:p>
          </table:table-cell>
          <table:table-cell table:formula="of:=[.A1019]-[.$A$2]" office:value-type="float" office:value="50850169856" calcext:value-type="float">
            <text:p>50850169856</text:p>
          </table:table-cell>
          <table:table-cell table:formula="of:=[.B1019]/[.$B$3]" office:value-type="float" office:value="1013.555039622" calcext:value-type="float">
            <text:p>1014</text:p>
          </table:table-cell>
          <table:table-cell office:value-type="float" office:value="0.760517477989" calcext:value-type="float">
            <text:p>0.760517478</text:p>
          </table:table-cell>
          <table:table-cell/>
          <table:table-cell office:value-type="float" office:value="1.46234184886705E+018" calcext:value-type="float">
            <text:p>1462341848867050000</text:p>
          </table:table-cell>
          <table:table-cell table:number-columns-repeated="3"/>
        </table:table-row>
        <table:table-row table:style-name="ro1">
          <table:table-cell office:value-type="float" office:value="1.46234184891693E+018" calcext:value-type="float">
            <text:p>1462341848916930000</text:p>
          </table:table-cell>
          <table:table-cell table:formula="of:=[.A1020]-[.$A$2]" office:value-type="float" office:value="50900049920" calcext:value-type="float">
            <text:p>50900049920</text:p>
          </table:table-cell>
          <table:table-cell table:formula="of:=[.B1020]/[.$B$3]" office:value-type="float" office:value="1014.54925833134" calcext:value-type="float">
            <text:p>1015</text:p>
          </table:table-cell>
          <table:table-cell office:value-type="float" office:value="0.718128025532" calcext:value-type="float">
            <text:p>0.7181280255</text:p>
          </table:table-cell>
          <table:table-cell/>
          <table:table-cell office:value-type="float" office:value="1.46234184891693E+018" calcext:value-type="float">
            <text:p>1462341848916930000</text:p>
          </table:table-cell>
          <table:table-cell table:number-columns-repeated="3"/>
        </table:table-row>
        <table:table-row table:style-name="ro1">
          <table:table-cell office:value-type="float" office:value="1.46234184896701E+018" calcext:value-type="float">
            <text:p>1462341848967010000</text:p>
          </table:table-cell>
          <table:table-cell table:formula="of:=[.A1021]-[.$A$2]" office:value-type="float" office:value="50950129664" calcext:value-type="float">
            <text:p>50950129664</text:p>
          </table:table-cell>
          <table:table-cell table:formula="of:=[.B1021]/[.$B$3]" office:value-type="float" office:value="1015.54745709956" calcext:value-type="float">
            <text:p>1016</text:p>
          </table:table-cell>
          <table:table-cell office:value-type="float" office:value="0.730595469475" calcext:value-type="float">
            <text:p>0.7305954695</text:p>
          </table:table-cell>
          <table:table-cell/>
          <table:table-cell office:value-type="float" office:value="1.46234184896701E+018" calcext:value-type="float">
            <text:p>1462341848967010000</text:p>
          </table:table-cell>
          <table:table-cell table:number-columns-repeated="3"/>
        </table:table-row>
        <table:table-row table:style-name="ro1">
          <table:table-cell office:value-type="float" office:value="1.46234184901692E+018" calcext:value-type="float">
            <text:p>1462341849016920000</text:p>
          </table:table-cell>
          <table:table-cell table:formula="of:=[.A1022]-[.$A$2]" office:value-type="float" office:value="51000039936" calcext:value-type="float">
            <text:p>51000039936</text:p>
          </table:table-cell>
          <table:table-cell table:formula="of:=[.B1022]/[.$B$3]" office:value-type="float" office:value="1016.54227792037" calcext:value-type="float">
            <text:p>1017</text:p>
          </table:table-cell>
          <table:table-cell office:value-type="float" office:value="0.738075971603" calcext:value-type="float">
            <text:p>0.7380759716</text:p>
          </table:table-cell>
          <table:table-cell/>
          <table:table-cell office:value-type="float" office:value="1.46234184901692E+018" calcext:value-type="float">
            <text:p>1462341849016920000</text:p>
          </table:table-cell>
          <table:table-cell table:number-columns-repeated="3"/>
        </table:table-row>
        <table:table-row table:style-name="ro1">
          <table:table-cell office:value-type="float" office:value="1.46234184906693E+018" calcext:value-type="float">
            <text:p>1462341849066930000</text:p>
          </table:table-cell>
          <table:table-cell table:formula="of:=[.A1023]-[.$A$2]" office:value-type="float" office:value="51050049792" calcext:value-type="float">
            <text:p>51050049792</text:p>
          </table:table-cell>
          <table:table-cell table:formula="of:=[.B1023]/[.$B$3]" office:value-type="float" office:value="1017.53908366798" calcext:value-type="float">
            <text:p>1018</text:p>
          </table:table-cell>
          <table:table-cell office:value-type="float" office:value="0.72560852766" calcext:value-type="float">
            <text:p>0.7256085277</text:p>
          </table:table-cell>
          <table:table-cell/>
          <table:table-cell office:value-type="float" office:value="1.46234184906693E+018" calcext:value-type="float">
            <text:p>1462341849066930000</text:p>
          </table:table-cell>
          <table:table-cell table:number-columns-repeated="3"/>
        </table:table-row>
        <table:table-row table:style-name="ro1">
          <table:table-cell office:value-type="float" office:value="1.4623418491169E+018" calcext:value-type="float">
            <text:p>1462341849116900000</text:p>
          </table:table-cell>
          <table:table-cell table:formula="of:=[.A1024]-[.$A$2]" office:value-type="float" office:value="51100019968" calcext:value-type="float">
            <text:p>51100019968</text:p>
          </table:table-cell>
          <table:table-cell table:formula="of:=[.B1024]/[.$B$3]" office:value-type="float" office:value="1018.53509850646" calcext:value-type="float">
            <text:p>1019</text:p>
          </table:table-cell>
          <table:table-cell office:value-type="float" office:value="1.03978955746" calcext:value-type="float">
            <text:p>1.0397895575</text:p>
          </table:table-cell>
          <table:table-cell/>
          <table:table-cell office:value-type="float" office:value="1.4623418491169E+018" calcext:value-type="float">
            <text:p>1462341849116900000</text:p>
          </table:table-cell>
          <table:table-cell table:number-columns-repeated="3"/>
        </table:table-row>
        <table:table-row table:style-name="ro1">
          <table:table-cell office:value-type="float" office:value="1.46234184916689E+018" calcext:value-type="float">
            <text:p>1462341849166890000</text:p>
          </table:table-cell>
          <table:table-cell table:formula="of:=[.A1025]-[.$A$2]" office:value-type="float" office:value="51150009856" calcext:value-type="float">
            <text:p>51150009856</text:p>
          </table:table-cell>
          <table:table-cell table:formula="of:=[.B1025]/[.$B$3]" office:value-type="float" office:value="1019.53150624818" calcext:value-type="float">
            <text:p>1020</text:p>
          </table:table-cell>
          <table:table-cell office:value-type="float" office:value="1.04976344109" calcext:value-type="float">
            <text:p>1.0497634411</text:p>
          </table:table-cell>
          <table:table-cell/>
          <table:table-cell office:value-type="float" office:value="1.46234184916689E+018" calcext:value-type="float">
            <text:p>1462341849166890000</text:p>
          </table:table-cell>
          <table:table-cell table:number-columns-repeated="3"/>
        </table:table-row>
        <table:table-row table:style-name="ro1">
          <table:table-cell office:value-type="float" office:value="1.46234184921702E+018" calcext:value-type="float">
            <text:p>1462341849217020000</text:p>
          </table:table-cell>
          <table:table-cell table:formula="of:=[.A1026]-[.$A$2]" office:value-type="float" office:value="51200139776" calcext:value-type="float">
            <text:p>51200139776</text:p>
          </table:table-cell>
          <table:table-cell table:formula="of:=[.B1026]/[.$B$3]" office:value-type="float" office:value="1020.53070513377" calcext:value-type="float">
            <text:p>1021</text:p>
          </table:table-cell>
          <table:table-cell office:value-type="float" office:value="0.708154022694" calcext:value-type="float">
            <text:p>0.7081540227</text:p>
          </table:table-cell>
          <table:table-cell/>
          <table:table-cell office:value-type="float" office:value="1.46234184921702E+018" calcext:value-type="float">
            <text:p>1462341849217020000</text:p>
          </table:table-cell>
          <table:table-cell table:number-columns-repeated="3"/>
        </table:table-row>
        <table:table-row table:style-name="ro1">
          <table:table-cell office:value-type="float" office:value="1.46234184926706E+018" calcext:value-type="float">
            <text:p>1462341849267060000</text:p>
          </table:table-cell>
          <table:table-cell table:formula="of:=[.A1027]-[.$A$2]" office:value-type="float" office:value="51250180096" calcext:value-type="float">
            <text:p>51250180096</text:p>
          </table:table-cell>
          <table:table-cell table:formula="of:=[.B1027]/[.$B$3]" office:value-type="float" office:value="1021.52811809549" calcext:value-type="float">
            <text:p>1022</text:p>
          </table:table-cell>
          <table:table-cell office:value-type="float" office:value="0.695686519146" calcext:value-type="float">
            <text:p>0.6956865191</text:p>
          </table:table-cell>
          <table:table-cell/>
          <table:table-cell office:value-type="float" office:value="1.46234184926706E+018" calcext:value-type="float">
            <text:p>1462341849267060000</text:p>
          </table:table-cell>
          <table:table-cell table:number-columns-repeated="3"/>
        </table:table-row>
        <table:table-row table:style-name="ro1">
          <table:table-cell office:value-type="float" office:value="1.46234184931698E+018" calcext:value-type="float">
            <text:p>1462341849316980000</text:p>
          </table:table-cell>
          <table:table-cell table:formula="of:=[.A1028]-[.$A$2]" office:value-type="float" office:value="51300099840" calcext:value-type="float">
            <text:p>51300099840</text:p>
          </table:table-cell>
          <table:table-cell table:formula="of:=[.B1028]/[.$B$3]" office:value-type="float" office:value="1022.52312771397" calcext:value-type="float">
            <text:p>1023</text:p>
          </table:table-cell>
          <table:table-cell office:value-type="float" office:value="0.658284008503" calcext:value-type="float">
            <text:p>0.6582840085</text:p>
          </table:table-cell>
          <table:table-cell/>
          <table:table-cell office:value-type="float" office:value="1.46234184931698E+018" calcext:value-type="float">
            <text:p>1462341849316980000</text:p>
          </table:table-cell>
          <table:table-cell table:number-columns-repeated="3"/>
        </table:table-row>
        <table:table-row table:style-name="ro1">
          <table:table-cell office:value-type="float" office:value="1.46234184936693E+018" calcext:value-type="float">
            <text:p>1462341849366930000</text:p>
          </table:table-cell>
          <table:table-cell table:formula="of:=[.A1029]-[.$A$2]" office:value-type="float" office:value="51350049792" calcext:value-type="float">
            <text:p>51350049792</text:p>
          </table:table-cell>
          <table:table-cell table:formula="of:=[.B1029]/[.$B$3]" office:value-type="float" office:value="1023.51873944391" calcext:value-type="float">
            <text:p>1024</text:p>
          </table:table-cell>
          <table:table-cell office:value-type="float" office:value="0.670751512051" calcext:value-type="float">
            <text:p>0.6707515121</text:p>
          </table:table-cell>
          <table:table-cell/>
          <table:table-cell office:value-type="float" office:value="1.46234184936693E+018" calcext:value-type="float">
            <text:p>1462341849366930000</text:p>
          </table:table-cell>
          <table:table-cell table:number-columns-repeated="3"/>
        </table:table-row>
        <table:table-row table:style-name="ro1">
          <table:table-cell office:value-type="float" office:value="1.462341849417E+018" calcext:value-type="float">
            <text:p>1462341849417000000</text:p>
          </table:table-cell>
          <table:table-cell table:formula="of:=[.A1030]-[.$A$2]" office:value-type="float" office:value="51400119808" calcext:value-type="float">
            <text:p>51400119808</text:p>
          </table:table-cell>
          <table:table-cell table:formula="of:=[.B1030]/[.$B$3]" office:value-type="float" office:value="1024.51674431183" calcext:value-type="float">
            <text:p>1025</text:p>
          </table:table-cell>
          <table:table-cell office:value-type="float" office:value="0.653297007084" calcext:value-type="float">
            <text:p>0.6532970071</text:p>
          </table:table-cell>
          <table:table-cell/>
          <table:table-cell office:value-type="float" office:value="1.462341849417E+018" calcext:value-type="float">
            <text:p>1462341849417000000</text:p>
          </table:table-cell>
          <table:table-cell table:number-columns-repeated="3"/>
        </table:table-row>
        <table:table-row table:style-name="ro1">
          <table:table-cell office:value-type="float" office:value="1.46234184946701E+018" calcext:value-type="float">
            <text:p>1462341849467010000</text:p>
          </table:table-cell>
          <table:table-cell table:formula="of:=[.A1031]-[.$A$2]" office:value-type="float" office:value="51450129920" calcext:value-type="float">
            <text:p>51450129920</text:p>
          </table:table-cell>
          <table:table-cell table:formula="of:=[.B1031]/[.$B$3]" office:value-type="float" office:value="1025.51355516209" calcext:value-type="float">
            <text:p>1026</text:p>
          </table:table-cell>
          <table:table-cell office:value-type="float" office:value="0.668258011341" calcext:value-type="float">
            <text:p>0.6682580113</text:p>
          </table:table-cell>
          <table:table-cell/>
          <table:table-cell office:value-type="float" office:value="1.46234184946701E+018" calcext:value-type="float">
            <text:p>1462341849467010000</text:p>
          </table:table-cell>
          <table:table-cell table:number-columns-repeated="3"/>
        </table:table-row>
        <table:table-row table:style-name="ro1">
          <table:table-cell office:value-type="float" office:value="1.46234184951692E+018" calcext:value-type="float">
            <text:p>1462341849516920000</text:p>
          </table:table-cell>
          <table:table-cell table:formula="of:=[.A1032]-[.$A$2]" office:value-type="float" office:value="51500039936" calcext:value-type="float">
            <text:p>51500039936</text:p>
          </table:table-cell>
          <table:table-cell table:formula="of:=[.B1032]/[.$B$3]" office:value-type="float" office:value="1026.50837088026" calcext:value-type="float">
            <text:p>1027</text:p>
          </table:table-cell>
          <table:table-cell office:value-type="float" office:value="0.635842502117" calcext:value-type="float">
            <text:p>0.6358425021</text:p>
          </table:table-cell>
          <table:table-cell/>
          <table:table-cell office:value-type="float" office:value="1.46234184951692E+018" calcext:value-type="float">
            <text:p>1462341849516920000</text:p>
          </table:table-cell>
          <table:table-cell table:number-columns-repeated="3"/>
        </table:table-row>
        <table:table-row table:style-name="ro1">
          <table:table-cell office:value-type="float" office:value="1.46234184956691E+018" calcext:value-type="float">
            <text:p>1462341849566910000</text:p>
          </table:table-cell>
          <table:table-cell table:formula="of:=[.A1033]-[.$A$2]" office:value-type="float" office:value="51550029824" calcext:value-type="float">
            <text:p>51550029824</text:p>
          </table:table-cell>
          <table:table-cell table:formula="of:=[.B1033]/[.$B$3]" office:value-type="float" office:value="1027.50477862198" calcext:value-type="float">
            <text:p>1028</text:p>
          </table:table-cell>
          <table:table-cell office:value-type="float" office:value="0.615894496441" calcext:value-type="float">
            <text:p>0.6158944964</text:p>
          </table:table-cell>
          <table:table-cell/>
          <table:table-cell office:value-type="float" office:value="1.46234184956691E+018" calcext:value-type="float">
            <text:p>1462341849566910000</text:p>
          </table:table-cell>
          <table:table-cell table:number-columns-repeated="3"/>
        </table:table-row>
        <table:table-row table:style-name="ro1">
          <table:table-cell office:value-type="float" office:value="1.46234184961697E+018" calcext:value-type="float">
            <text:p>1462341849616970000</text:p>
          </table:table-cell>
          <table:table-cell table:formula="of:=[.A1034]-[.$A$2]" office:value-type="float" office:value="51600089856" calcext:value-type="float">
            <text:p>51600089856</text:p>
          </table:table-cell>
          <table:table-cell table:formula="of:=[.B1034]/[.$B$3]" office:value-type="float" office:value="1028.50258448696" calcext:value-type="float">
            <text:p>1029</text:p>
          </table:table-cell>
          <table:table-cell office:value-type="float" office:value="0.625868499279" calcext:value-type="float">
            <text:p>0.6258684993</text:p>
          </table:table-cell>
          <table:table-cell/>
          <table:table-cell office:value-type="float" office:value="1.46234184961697E+018" calcext:value-type="float">
            <text:p>1462341849616970000</text:p>
          </table:table-cell>
          <table:table-cell table:number-columns-repeated="3"/>
        </table:table-row>
        <table:table-row table:style-name="ro1">
          <table:table-cell office:value-type="float" office:value="1.46234184966696E+018" calcext:value-type="float">
            <text:p>1462341849666960000</text:p>
          </table:table-cell>
          <table:table-cell table:formula="of:=[.A1035]-[.$A$2]" office:value-type="float" office:value="51650080000" calcext:value-type="float">
            <text:p>51650080000</text:p>
          </table:table-cell>
          <table:table-cell table:formula="of:=[.B1035]/[.$B$3]" office:value-type="float" office:value="1029.49899733132" calcext:value-type="float">
            <text:p>1029</text:p>
          </table:table-cell>
          <table:table-cell office:value-type="float" office:value="0.623374998569" calcext:value-type="float">
            <text:p>0.6233749986</text:p>
          </table:table-cell>
          <table:table-cell/>
          <table:table-cell office:value-type="float" office:value="1.46234184966696E+018" calcext:value-type="float">
            <text:p>1462341849666960000</text:p>
          </table:table-cell>
          <table:table-cell table:number-columns-repeated="3"/>
        </table:table-row>
        <table:table-row table:style-name="ro1">
          <table:table-cell office:value-type="float" office:value="1.46234184971691E+018" calcext:value-type="float">
            <text:p>1462341849716910000</text:p>
          </table:table-cell>
          <table:table-cell table:formula="of:=[.A1036]-[.$A$2]" office:value-type="float" office:value="51700029952" calcext:value-type="float">
            <text:p>51700029952</text:p>
          </table:table-cell>
          <table:table-cell table:formula="of:=[.B1036]/[.$B$3]" office:value-type="float" office:value="1030.49460906127" calcext:value-type="float">
            <text:p>1030</text:p>
          </table:table-cell>
          <table:table-cell office:value-type="float" office:value="0.61838799715" calcext:value-type="float">
            <text:p>0.6183879972</text:p>
          </table:table-cell>
          <table:table-cell/>
          <table:table-cell office:value-type="float" office:value="1.46234184971691E+018" calcext:value-type="float">
            <text:p>1462341849716910000</text:p>
          </table:table-cell>
          <table:table-cell table:number-columns-repeated="3"/>
        </table:table-row>
        <table:table-row table:style-name="ro1">
          <table:table-cell office:value-type="float" office:value="1.4623418497669E+018" calcext:value-type="float">
            <text:p>1462341849766900000</text:p>
          </table:table-cell>
          <table:table-cell table:formula="of:=[.A1037]-[.$A$2]" office:value-type="float" office:value="51750019840" calcext:value-type="float">
            <text:p>51750019840</text:p>
          </table:table-cell>
          <table:table-cell table:formula="of:=[.B1037]/[.$B$3]" office:value-type="float" office:value="1031.49101680299" calcext:value-type="float">
            <text:p>1031</text:p>
          </table:table-cell>
          <table:table-cell office:value-type="float" office:value="0.955010473728" calcext:value-type="float">
            <text:p>0.9550104737</text:p>
          </table:table-cell>
          <table:table-cell/>
          <table:table-cell office:value-type="float" office:value="1.4623418497669E+018" calcext:value-type="float">
            <text:p>1462341849766900000</text:p>
          </table:table-cell>
          <table:table-cell table:number-columns-repeated="3"/>
        </table:table-row>
        <table:table-row table:style-name="ro1">
          <table:table-cell office:value-type="float" office:value="1.46234184981699E+018" calcext:value-type="float">
            <text:p>1462341849816990000</text:p>
          </table:table-cell>
          <table:table-cell table:formula="of:=[.A1038]-[.$A$2]" office:value-type="float" office:value="51800109824" calcext:value-type="float">
            <text:p>51800109824</text:p>
          </table:table-cell>
          <table:table-cell table:formula="of:=[.B1038]/[.$B$3]" office:value-type="float" office:value="1032.4894196768" calcext:value-type="float">
            <text:p>1032</text:p>
          </table:table-cell>
          <table:table-cell office:value-type="float" office:value="0.660777509212" calcext:value-type="float">
            <text:p>0.6607775092</text:p>
          </table:table-cell>
          <table:table-cell/>
          <table:table-cell office:value-type="float" office:value="1.46234184981699E+018" calcext:value-type="float">
            <text:p>1462341849816990000</text:p>
          </table:table-cell>
          <table:table-cell table:number-columns-repeated="3"/>
        </table:table-row>
        <table:table-row table:style-name="ro1">
          <table:table-cell office:value-type="float" office:value="1.46234184986697E+018" calcext:value-type="float">
            <text:p>1462341849866970000</text:p>
          </table:table-cell>
          <table:table-cell table:formula="of:=[.A1039]-[.$A$2]" office:value-type="float" office:value="51850089984" calcext:value-type="float">
            <text:p>51850089984</text:p>
          </table:table-cell>
          <table:table-cell table:formula="of:=[.B1039]/[.$B$3]" office:value-type="float" office:value="1033.48563351822" calcext:value-type="float">
            <text:p>1033</text:p>
          </table:table-cell>
          <table:table-cell office:value-type="float" office:value="0.693193018436" calcext:value-type="float">
            <text:p>0.6931930184</text:p>
          </table:table-cell>
          <table:table-cell/>
          <table:table-cell office:value-type="float" office:value="1.46234184986697E+018" calcext:value-type="float">
            <text:p>1462341849866970000</text:p>
          </table:table-cell>
          <table:table-cell table:number-columns-repeated="3"/>
        </table:table-row>
        <table:table-row table:style-name="ro1">
          <table:table-cell office:value-type="float" office:value="1.4623418499169E+018" calcext:value-type="float">
            <text:p>1462341849916900000</text:p>
          </table:table-cell>
          <table:table-cell table:formula="of:=[.A1040]-[.$A$2]" office:value-type="float" office:value="51900019968" calcext:value-type="float">
            <text:p>51900019968</text:p>
          </table:table-cell>
          <table:table-cell table:formula="of:=[.B1040]/[.$B$3]" office:value-type="float" office:value="1034.48084724228" calcext:value-type="float">
            <text:p>1034</text:p>
          </table:table-cell>
          <table:table-cell office:value-type="float" office:value="0.688206017017" calcext:value-type="float">
            <text:p>0.688206017</text:p>
          </table:table-cell>
          <table:table-cell/>
          <table:table-cell office:value-type="float" office:value="1.4623418499169E+018" calcext:value-type="float">
            <text:p>1462341849916900000</text:p>
          </table:table-cell>
          <table:table-cell table:number-columns-repeated="3"/>
        </table:table-row>
        <table:table-row table:style-name="ro1">
          <table:table-cell office:value-type="float" office:value="1.46234184996698E+018" calcext:value-type="float">
            <text:p>1462341849966980000</text:p>
          </table:table-cell>
          <table:table-cell table:formula="of:=[.A1041]-[.$A$2]" office:value-type="float" office:value="51950099968" calcext:value-type="float">
            <text:p>51950099968</text:p>
          </table:table-cell>
          <table:table-cell table:formula="of:=[.B1041]/[.$B$3]" office:value-type="float" office:value="1035.47905111314" calcext:value-type="float">
            <text:p>1035</text:p>
          </table:table-cell>
          <table:table-cell office:value-type="float" office:value="0.720621466637" calcext:value-type="float">
            <text:p>0.7206214666</text:p>
          </table:table-cell>
          <table:table-cell/>
          <table:table-cell office:value-type="float" office:value="1.46234184996698E+018" calcext:value-type="float">
            <text:p>1462341849966980000</text:p>
          </table:table-cell>
          <table:table-cell table:number-columns-repeated="3"/>
        </table:table-row>
        <table:table-row table:style-name="ro1">
          <table:table-cell office:value-type="float" office:value="1.46234185001693E+018" calcext:value-type="float">
            <text:p>1462341850016930000</text:p>
          </table:table-cell>
          <table:table-cell table:formula="of:=[.A1042]-[.$A$2]" office:value-type="float" office:value="52000049920" calcext:value-type="float">
            <text:p>52000049920</text:p>
          </table:table-cell>
          <table:table-cell table:formula="of:=[.B1042]/[.$B$3]" office:value-type="float" office:value="1036.47466284309" calcext:value-type="float">
            <text:p>1036</text:p>
          </table:table-cell>
          <table:table-cell office:value-type="float" office:value="0.685712516308" calcext:value-type="float">
            <text:p>0.6857125163</text:p>
          </table:table-cell>
          <table:table-cell/>
          <table:table-cell office:value-type="float" office:value="1.46234185001693E+018" calcext:value-type="float">
            <text:p>1462341850016930000</text:p>
          </table:table-cell>
          <table:table-cell table:number-columns-repeated="3"/>
        </table:table-row>
        <table:table-row table:style-name="ro1">
          <table:table-cell office:value-type="float" office:value="1.46234185006695E+018" calcext:value-type="float">
            <text:p>1462341850066950000</text:p>
          </table:table-cell>
          <table:table-cell table:formula="of:=[.A1043]-[.$A$2]" office:value-type="float" office:value="52050070016" calcext:value-type="float">
            <text:p>52050070016</text:p>
          </table:table-cell>
          <table:table-cell table:formula="of:=[.B1043]/[.$B$3]" office:value-type="float" office:value="1037.47167269629" calcext:value-type="float">
            <text:p>1037</text:p>
          </table:table-cell>
          <table:table-cell office:value-type="float" office:value="0.728101968765" calcext:value-type="float">
            <text:p>0.7281019688</text:p>
          </table:table-cell>
          <table:table-cell/>
          <table:table-cell office:value-type="float" office:value="1.46234185006695E+018" calcext:value-type="float">
            <text:p>1462341850066950000</text:p>
          </table:table-cell>
          <table:table-cell table:number-columns-repeated="3"/>
        </table:table-row>
        <table:table-row table:style-name="ro1">
          <table:table-cell office:value-type="float" office:value="1.46234185011697E+018" calcext:value-type="float">
            <text:p>1462341850116970000</text:p>
          </table:table-cell>
          <table:table-cell table:formula="of:=[.A1044]-[.$A$2]" office:value-type="float" office:value="52100089856" calcext:value-type="float">
            <text:p>52100089856</text:p>
          </table:table-cell>
          <table:table-cell table:formula="of:=[.B1044]/[.$B$3]" office:value-type="float" office:value="1038.46867744684" calcext:value-type="float">
            <text:p>1038</text:p>
          </table:table-cell>
          <table:table-cell office:value-type="float" office:value="0.698180019855" calcext:value-type="float">
            <text:p>0.6981800199</text:p>
          </table:table-cell>
          <table:table-cell/>
          <table:table-cell office:value-type="float" office:value="1.46234185011697E+018" calcext:value-type="float">
            <text:p>1462341850116970000</text:p>
          </table:table-cell>
          <table:table-cell table:number-columns-repeated="3"/>
        </table:table-row>
        <table:table-row table:style-name="ro1">
          <table:table-cell office:value-type="float" office:value="1.46234185016696E+018" calcext:value-type="float">
            <text:p>1462341850166960000</text:p>
          </table:table-cell>
          <table:table-cell table:formula="of:=[.A1045]-[.$A$2]" office:value-type="float" office:value="52150080000" calcext:value-type="float">
            <text:p>52150080000</text:p>
          </table:table-cell>
          <table:table-cell table:formula="of:=[.B1045]/[.$B$3]" office:value-type="float" office:value="1039.46509029121" calcext:value-type="float">
            <text:p>1039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5016696E+018" calcext:value-type="float">
            <text:p>1462341850166960000</text:p>
          </table:table-cell>
          <table:table-cell table:number-columns-repeated="3"/>
        </table:table-row>
        <table:table-row table:style-name="ro1">
          <table:table-cell office:value-type="float" office:value="1.4623418502169E+018" calcext:value-type="float">
            <text:p>1462341850216900000</text:p>
          </table:table-cell>
          <table:table-cell table:formula="of:=[.A1046]-[.$A$2]" office:value-type="float" office:value="52200019712" calcext:value-type="float">
            <text:p>52200019712</text:p>
          </table:table-cell>
          <table:table-cell table:formula="of:=[.B1046]/[.$B$3]" office:value-type="float" office:value="1040.46049791557" calcext:value-type="float">
            <text:p>1040</text:p>
          </table:table-cell>
          <table:table-cell office:value-type="float" office:value="0.693193018436" calcext:value-type="float">
            <text:p>0.6931930184</text:p>
          </table:table-cell>
          <table:table-cell/>
          <table:table-cell office:value-type="float" office:value="1.4623418502169E+018" calcext:value-type="float">
            <text:p>1462341850216900000</text:p>
          </table:table-cell>
          <table:table-cell table:number-columns-repeated="3"/>
        </table:table-row>
        <table:table-row table:style-name="ro1">
          <table:table-cell office:value-type="float" office:value="1.46234185026696E+018" calcext:value-type="float">
            <text:p>1462341850266960000</text:p>
          </table:table-cell>
          <table:table-cell table:formula="of:=[.A1047]-[.$A$2]" office:value-type="float" office:value="52250080000" calcext:value-type="float">
            <text:p>52250080000</text:p>
          </table:table-cell>
          <table:table-cell table:formula="of:=[.B1047]/[.$B$3]" office:value-type="float" office:value="1041.45830888319" calcext:value-type="float">
            <text:p>1041</text:p>
          </table:table-cell>
          <table:table-cell office:value-type="float" office:value="0.700673520565" calcext:value-type="float">
            <text:p>0.7006735206</text:p>
          </table:table-cell>
          <table:table-cell/>
          <table:table-cell office:value-type="float" office:value="1.46234185026696E+018" calcext:value-type="float">
            <text:p>1462341850266960000</text:p>
          </table:table-cell>
          <table:table-cell table:number-columns-repeated="3"/>
        </table:table-row>
        <table:table-row table:style-name="ro1">
          <table:table-cell office:value-type="float" office:value="1.4623418503169E+018" calcext:value-type="float">
            <text:p>1462341850316900000</text:p>
          </table:table-cell>
          <table:table-cell table:formula="of:=[.A1048]-[.$A$2]" office:value-type="float" office:value="52300019712" calcext:value-type="float">
            <text:p>52300019712</text:p>
          </table:table-cell>
          <table:table-cell table:formula="of:=[.B1048]/[.$B$3]" office:value-type="float" office:value="1042.45371650755" calcext:value-type="float">
            <text:p>1042</text:p>
          </table:table-cell>
          <table:table-cell office:value-type="float" office:value="0.782958984375" calcext:value-type="float">
            <text:p>0.7829589844</text:p>
          </table:table-cell>
          <table:table-cell/>
          <table:table-cell office:value-type="float" office:value="1.4623418503169E+018" calcext:value-type="float">
            <text:p>1462341850316900000</text:p>
          </table:table-cell>
          <table:table-cell table:number-columns-repeated="3"/>
        </table:table-row>
        <table:table-row table:style-name="ro1">
          <table:table-cell office:value-type="float" office:value="1.46234185036691E+018" calcext:value-type="float">
            <text:p>1462341850366910000</text:p>
          </table:table-cell>
          <table:table-cell table:formula="of:=[.A1049]-[.$A$2]" office:value-type="float" office:value="52350030080" calcext:value-type="float">
            <text:p>52350030080</text:p>
          </table:table-cell>
          <table:table-cell table:formula="of:=[.B1049]/[.$B$3]" office:value-type="float" office:value="1043.45053246044" calcext:value-type="float">
            <text:p>1043</text:p>
          </table:table-cell>
          <table:table-cell office:value-type="float" office:value="0.740569472313" calcext:value-type="float">
            <text:p>0.7405694723</text:p>
          </table:table-cell>
          <table:table-cell/>
          <table:table-cell office:value-type="float" office:value="1.46234185036691E+018" calcext:value-type="float">
            <text:p>1462341850366910000</text:p>
          </table:table-cell>
          <table:table-cell table:number-columns-repeated="3"/>
        </table:table-row>
        <table:table-row table:style-name="ro1">
          <table:table-cell office:value-type="float" office:value="1.46234185041702E+018" calcext:value-type="float">
            <text:p>1462341850417020000</text:p>
          </table:table-cell>
          <table:table-cell table:formula="of:=[.A1050]-[.$A$2]" office:value-type="float" office:value="52400139776" calcext:value-type="float">
            <text:p>52400139776</text:p>
          </table:table-cell>
          <table:table-cell table:formula="of:=[.B1050]/[.$B$3]" office:value-type="float" office:value="1044.4493282375" calcext:value-type="float">
            <text:p>1044</text:p>
          </table:table-cell>
          <table:table-cell office:value-type="float" office:value="0.683219015598" calcext:value-type="float">
            <text:p>0.6832190156</text:p>
          </table:table-cell>
          <table:table-cell/>
          <table:table-cell office:value-type="float" office:value="1.46234185041702E+018" calcext:value-type="float">
            <text:p>1462341850417020000</text:p>
          </table:table-cell>
          <table:table-cell table:number-columns-repeated="3"/>
        </table:table-row>
        <table:table-row table:style-name="ro1">
          <table:table-cell office:value-type="float" office:value="1.46234185046693E+018" calcext:value-type="float">
            <text:p>1462341850466930000</text:p>
          </table:table-cell>
          <table:table-cell table:formula="of:=[.A1051]-[.$A$2]" office:value-type="float" office:value="52450050048" calcext:value-type="float">
            <text:p>52450050048</text:p>
          </table:table-cell>
          <table:table-cell table:formula="of:=[.B1051]/[.$B$3]" office:value-type="float" office:value="1045.44414905831" calcext:value-type="float">
            <text:p>1045</text:p>
          </table:table-cell>
          <table:table-cell office:value-type="float" office:value="0.685712516308" calcext:value-type="float">
            <text:p>0.6857125163</text:p>
          </table:table-cell>
          <table:table-cell/>
          <table:table-cell office:value-type="float" office:value="1.46234185046693E+018" calcext:value-type="float">
            <text:p>1462341850466930000</text:p>
          </table:table-cell>
          <table:table-cell table:number-columns-repeated="3"/>
        </table:table-row>
        <table:table-row table:style-name="ro1">
          <table:table-cell office:value-type="float" office:value="1.46234185051691E+018" calcext:value-type="float">
            <text:p>1462341850516910000</text:p>
          </table:table-cell>
          <table:table-cell table:formula="of:=[.A1052]-[.$A$2]" office:value-type="float" office:value="52500029952" calcext:value-type="float">
            <text:p>52500029952</text:p>
          </table:table-cell>
          <table:table-cell table:formula="of:=[.B1052]/[.$B$3]" office:value-type="float" office:value="1046.44035779709" calcext:value-type="float">
            <text:p>1046</text:p>
          </table:table-cell>
          <table:table-cell office:value-type="float" office:value="0.650803506374" calcext:value-type="float">
            <text:p>0.6508035064</text:p>
          </table:table-cell>
          <table:table-cell/>
          <table:table-cell office:value-type="float" office:value="1.46234185051691E+018" calcext:value-type="float">
            <text:p>1462341850516910000</text:p>
          </table:table-cell>
          <table:table-cell table:number-columns-repeated="3"/>
        </table:table-row>
        <table:table-row table:style-name="ro1">
          <table:table-cell office:value-type="float" office:value="1.46234185056691E+018" calcext:value-type="float">
            <text:p>1462341850566910000</text:p>
          </table:table-cell>
          <table:table-cell table:formula="of:=[.A1053]-[.$A$2]" office:value-type="float" office:value="52550030080" calcext:value-type="float">
            <text:p>52550030080</text:p>
          </table:table-cell>
          <table:table-cell table:formula="of:=[.B1053]/[.$B$3]" office:value-type="float" office:value="1047.4369696444" calcext:value-type="float">
            <text:p>1047</text:p>
          </table:table-cell>
          <table:table-cell office:value-type="float" office:value="0.663271009922" calcext:value-type="float">
            <text:p>0.6632710099</text:p>
          </table:table-cell>
          <table:table-cell/>
          <table:table-cell office:value-type="float" office:value="1.46234185056691E+018" calcext:value-type="float">
            <text:p>1462341850566910000</text:p>
          </table:table-cell>
          <table:table-cell table:number-columns-repeated="3"/>
        </table:table-row>
        <table:table-row table:style-name="ro1">
          <table:table-cell office:value-type="float" office:value="1.46234185061702E+018" calcext:value-type="float">
            <text:p>1462341850617020000</text:p>
          </table:table-cell>
          <table:table-cell table:formula="of:=[.A1054]-[.$A$2]" office:value-type="float" office:value="52600140032" calcext:value-type="float">
            <text:p>52600140032</text:p>
          </table:table-cell>
          <table:table-cell table:formula="of:=[.B1054]/[.$B$3]" office:value-type="float" office:value="1048.43577052409" calcext:value-type="float">
            <text:p>1048</text:p>
          </table:table-cell>
          <table:table-cell office:value-type="float" office:value="0.600933492184" calcext:value-type="float">
            <text:p>0.6009334922</text:p>
          </table:table-cell>
          <table:table-cell/>
          <table:table-cell office:value-type="float" office:value="1.46234185061702E+018" calcext:value-type="float">
            <text:p>1462341850617020000</text:p>
          </table:table-cell>
          <table:table-cell table:number-columns-repeated="3"/>
        </table:table-row>
        <table:table-row table:style-name="ro1">
          <table:table-cell office:value-type="float" office:value="1.46234185066703E+018" calcext:value-type="float">
            <text:p>1462341850667030000</text:p>
          </table:table-cell>
          <table:table-cell table:formula="of:=[.A1055]-[.$A$2]" office:value-type="float" office:value="52650149888" calcext:value-type="float">
            <text:p>52650149888</text:p>
          </table:table-cell>
          <table:table-cell table:formula="of:=[.B1055]/[.$B$3]" office:value-type="float" office:value="1049.43257627171" calcext:value-type="float">
            <text:p>1049</text:p>
          </table:table-cell>
          <table:table-cell office:value-type="float" office:value="0.650803506374" calcext:value-type="float">
            <text:p>0.6508035064</text:p>
          </table:table-cell>
          <table:table-cell/>
          <table:table-cell office:value-type="float" office:value="1.46234185066703E+018" calcext:value-type="float">
            <text:p>1462341850667030000</text:p>
          </table:table-cell>
          <table:table-cell table:number-columns-repeated="3"/>
        </table:table-row>
        <table:table-row table:style-name="ro1">
          <table:table-cell office:value-type="float" office:value="1.46234185071701E+018" calcext:value-type="float">
            <text:p>1462341850717010000</text:p>
          </table:table-cell>
          <table:table-cell table:formula="of:=[.A1056]-[.$A$2]" office:value-type="float" office:value="52700130048" calcext:value-type="float">
            <text:p>52700130048</text:p>
          </table:table-cell>
          <table:table-cell table:formula="of:=[.B1056]/[.$B$3]" office:value-type="float" office:value="1050.42879011313" calcext:value-type="float">
            <text:p>1050</text:p>
          </table:table-cell>
          <table:table-cell office:value-type="float" office:value="0.623374998569" calcext:value-type="float">
            <text:p>0.6233749986</text:p>
          </table:table-cell>
          <table:table-cell/>
          <table:table-cell office:value-type="float" office:value="1.46234185071701E+018" calcext:value-type="float">
            <text:p>1462341850717010000</text:p>
          </table:table-cell>
          <table:table-cell table:number-columns-repeated="3"/>
        </table:table-row>
        <table:table-row table:style-name="ro1">
          <table:table-cell office:value-type="float" office:value="1.46234185076691E+018" calcext:value-type="float">
            <text:p>1462341850766910000</text:p>
          </table:table-cell>
          <table:table-cell table:formula="of:=[.A1057]-[.$A$2]" office:value-type="float" office:value="52750029824" calcext:value-type="float">
            <text:p>52750029824</text:p>
          </table:table-cell>
          <table:table-cell table:formula="of:=[.B1057]/[.$B$3]" office:value-type="float" office:value="1051.42340172571" calcext:value-type="float">
            <text:p>1051</text:p>
          </table:table-cell>
          <table:table-cell office:value-type="float" office:value="0.608413994312" calcext:value-type="float">
            <text:p>0.6084139943</text:p>
          </table:table-cell>
          <table:table-cell/>
          <table:table-cell office:value-type="float" office:value="1.46234185076691E+018" calcext:value-type="float">
            <text:p>1462341850766910000</text:p>
          </table:table-cell>
          <table:table-cell table:number-columns-repeated="3"/>
        </table:table-row>
        <table:table-row table:style-name="ro1">
          <table:table-cell office:value-type="float" office:value="1.46234185081702E+018" calcext:value-type="float">
            <text:p>1462341850817020000</text:p>
          </table:table-cell>
          <table:table-cell table:formula="of:=[.A1058]-[.$A$2]" office:value-type="float" office:value="52800140032" calcext:value-type="float">
            <text:p>52800140032</text:p>
          </table:table-cell>
          <table:table-cell table:formula="of:=[.B1058]/[.$B$3]" office:value-type="float" office:value="1052.42220770805" calcext:value-type="float">
            <text:p>1052</text:p>
          </table:table-cell>
          <table:table-cell office:value-type="float" office:value="0.650803506374" calcext:value-type="float">
            <text:p>0.6508035064</text:p>
          </table:table-cell>
          <table:table-cell/>
          <table:table-cell office:value-type="float" office:value="1.46234185081702E+018" calcext:value-type="float">
            <text:p>1462341850817020000</text:p>
          </table:table-cell>
          <table:table-cell table:number-columns-repeated="3"/>
        </table:table-row>
        <table:table-row table:style-name="ro1">
          <table:table-cell office:value-type="float" office:value="1.46234185086699E+018" calcext:value-type="float">
            <text:p>1462341850866990000</text:p>
          </table:table-cell>
          <table:table-cell table:formula="of:=[.A1059]-[.$A$2]" office:value-type="float" office:value="52850109952" calcext:value-type="float">
            <text:p>52850109952</text:p>
          </table:table-cell>
          <table:table-cell table:formula="of:=[.B1059]/[.$B$3]" office:value-type="float" office:value="1053.41821744388" calcext:value-type="float">
            <text:p>1053</text:p>
          </table:table-cell>
          <table:table-cell office:value-type="float" office:value="0.645816504955" calcext:value-type="float">
            <text:p>0.645816505</text:p>
          </table:table-cell>
          <table:table-cell/>
          <table:table-cell office:value-type="float" office:value="1.46234185086699E+018" calcext:value-type="float">
            <text:p>1462341850866990000</text:p>
          </table:table-cell>
          <table:table-cell table:number-columns-repeated="3"/>
        </table:table-row>
        <table:table-row table:style-name="ro1">
          <table:table-cell office:value-type="float" office:value="1.46234185091698E+018" calcext:value-type="float">
            <text:p>1462341850916980000</text:p>
          </table:table-cell>
          <table:table-cell table:formula="of:=[.A1060]-[.$A$2]" office:value-type="float" office:value="52900099840" calcext:value-type="float">
            <text:p>52900099840</text:p>
          </table:table-cell>
          <table:table-cell table:formula="of:=[.B1060]/[.$B$3]" office:value-type="float" office:value="1054.41462518561" calcext:value-type="float">
            <text:p>1054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5091698E+018" calcext:value-type="float">
            <text:p>1462341850916980000</text:p>
          </table:table-cell>
          <table:table-cell table:number-columns-repeated="3"/>
        </table:table-row>
        <table:table-row table:style-name="ro1">
          <table:table-cell office:value-type="float" office:value="1.46234185096689E+018" calcext:value-type="float">
            <text:p>1462341850966890000</text:p>
          </table:table-cell>
          <table:table-cell table:formula="of:=[.A1061]-[.$A$2]" office:value-type="float" office:value="52950009856" calcext:value-type="float">
            <text:p>52950009856</text:p>
          </table:table-cell>
          <table:table-cell table:formula="of:=[.B1061]/[.$B$3]" office:value-type="float" office:value="1055.40944090378" calcext:value-type="float">
            <text:p>1055</text:p>
          </table:table-cell>
          <table:table-cell office:value-type="float" office:value="0.643323004246" calcext:value-type="float">
            <text:p>0.6433230042</text:p>
          </table:table-cell>
          <table:table-cell/>
          <table:table-cell office:value-type="float" office:value="1.46234185096689E+018" calcext:value-type="float">
            <text:p>1462341850966890000</text:p>
          </table:table-cell>
          <table:table-cell table:number-columns-repeated="3"/>
        </table:table-row>
        <table:table-row table:style-name="ro1">
          <table:table-cell office:value-type="float" office:value="1.46234185101703E+018" calcext:value-type="float">
            <text:p>1462341851017030000</text:p>
          </table:table-cell>
          <table:table-cell table:formula="of:=[.A1062]-[.$A$2]" office:value-type="float" office:value="53000150016" calcext:value-type="float">
            <text:p>53000150016</text:p>
          </table:table-cell>
          <table:table-cell table:formula="of:=[.B1062]/[.$B$3]" office:value-type="float" office:value="1056.40884389495" calcext:value-type="float">
            <text:p>1056</text:p>
          </table:table-cell>
          <table:table-cell office:value-type="float" office:value="0.633349001408" calcext:value-type="float">
            <text:p>0.6333490014</text:p>
          </table:table-cell>
          <table:table-cell/>
          <table:table-cell office:value-type="float" office:value="1.46234185101703E+018" calcext:value-type="float">
            <text:p>1462341851017030000</text:p>
          </table:table-cell>
          <table:table-cell table:number-columns-repeated="3"/>
        </table:table-row>
        <table:table-row table:style-name="ro1">
          <table:table-cell office:value-type="float" office:value="1.46234185106692E+018" calcext:value-type="float">
            <text:p>1462341851066920000</text:p>
          </table:table-cell>
          <table:table-cell table:formula="of:=[.A1063]-[.$A$2]" office:value-type="float" office:value="53050039808" calcext:value-type="float">
            <text:p>53050039808</text:p>
          </table:table-cell>
          <table:table-cell table:formula="of:=[.B1063]/[.$B$3]" office:value-type="float" office:value="1057.40325650459" calcext:value-type="float">
            <text:p>1057</text:p>
          </table:table-cell>
          <table:table-cell office:value-type="float" office:value="0.643323004246" calcext:value-type="float">
            <text:p>0.6433230042</text:p>
          </table:table-cell>
          <table:table-cell/>
          <table:table-cell office:value-type="float" office:value="1.46234185106692E+018" calcext:value-type="float">
            <text:p>1462341851066920000</text:p>
          </table:table-cell>
          <table:table-cell table:number-columns-repeated="3"/>
        </table:table-row>
        <table:table-row table:style-name="ro1">
          <table:table-cell office:value-type="float" office:value="1.46234185111692E+018" calcext:value-type="float">
            <text:p>1462341851116920000</text:p>
          </table:table-cell>
          <table:table-cell table:formula="of:=[.A1064]-[.$A$2]" office:value-type="float" office:value="53100039936" calcext:value-type="float">
            <text:p>53100039936</text:p>
          </table:table-cell>
          <table:table-cell table:formula="of:=[.B1064]/[.$B$3]" office:value-type="float" office:value="1058.3998683519" calcext:value-type="float">
            <text:p>1058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5111692E+018" calcext:value-type="float">
            <text:p>1462341851116920000</text:p>
          </table:table-cell>
          <table:table-cell table:number-columns-repeated="3"/>
        </table:table-row>
        <table:table-row table:style-name="ro1">
          <table:table-cell office:value-type="float" office:value="1.46234185116693E+018" calcext:value-type="float">
            <text:p>1462341851166930000</text:p>
          </table:table-cell>
          <table:table-cell table:formula="of:=[.A1065]-[.$A$2]" office:value-type="float" office:value="53150049792" calcext:value-type="float">
            <text:p>53150049792</text:p>
          </table:table-cell>
          <table:table-cell table:formula="of:=[.B1065]/[.$B$3]" office:value-type="float" office:value="1059.39667409951" calcext:value-type="float">
            <text:p>1059</text:p>
          </table:table-cell>
          <table:table-cell office:value-type="float" office:value="0.655790507793" calcext:value-type="float">
            <text:p>0.6557905078</text:p>
          </table:table-cell>
          <table:table-cell/>
          <table:table-cell office:value-type="float" office:value="1.46234185116693E+018" calcext:value-type="float">
            <text:p>1462341851166930000</text:p>
          </table:table-cell>
          <table:table-cell table:number-columns-repeated="3"/>
        </table:table-row>
        <table:table-row table:style-name="ro1">
          <table:table-cell office:value-type="float" office:value="1.46234185121697E+018" calcext:value-type="float">
            <text:p>1462341851216970000</text:p>
          </table:table-cell>
          <table:table-cell table:formula="of:=[.A1066]-[.$A$2]" office:value-type="float" office:value="53200090112" calcext:value-type="float">
            <text:p>53200090112</text:p>
          </table:table-cell>
          <table:table-cell table:formula="of:=[.B1066]/[.$B$3]" office:value-type="float" office:value="1060.39408706124" calcext:value-type="float">
            <text:p>1060</text:p>
          </table:table-cell>
          <table:table-cell office:value-type="float" office:value="0.668258011341" calcext:value-type="float">
            <text:p>0.6682580113</text:p>
          </table:table-cell>
          <table:table-cell/>
          <table:table-cell office:value-type="float" office:value="1.46234185121697E+018" calcext:value-type="float">
            <text:p>1462341851216970000</text:p>
          </table:table-cell>
          <table:table-cell table:number-columns-repeated="3"/>
        </table:table-row>
        <table:table-row table:style-name="ro1">
          <table:table-cell office:value-type="float" office:value="1.46234185126697E+018" calcext:value-type="float">
            <text:p>1462341851266970000</text:p>
          </table:table-cell>
          <table:table-cell table:formula="of:=[.A1067]-[.$A$2]" office:value-type="float" office:value="53250089728" calcext:value-type="float">
            <text:p>53250089728</text:p>
          </table:table-cell>
          <table:table-cell table:formula="of:=[.B1067]/[.$B$3]" office:value-type="float" office:value="1061.39068870327" calcext:value-type="float">
            <text:p>1061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5126697E+018" calcext:value-type="float">
            <text:p>1462341851266970000</text:p>
          </table:table-cell>
          <table:table-cell table:number-columns-repeated="3"/>
        </table:table-row>
        <table:table-row table:style-name="ro1">
          <table:table-cell office:value-type="float" office:value="1.46234185131701E+018" calcext:value-type="float">
            <text:p>1462341851317010000</text:p>
          </table:table-cell>
          <table:table-cell table:formula="of:=[.A1068]-[.$A$2]" office:value-type="float" office:value="53300130048" calcext:value-type="float">
            <text:p>53300130048</text:p>
          </table:table-cell>
          <table:table-cell table:formula="of:=[.B1068]/[.$B$3]" office:value-type="float" office:value="1062.38810166499" calcext:value-type="float">
            <text:p>1062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5131701E+018" calcext:value-type="float">
            <text:p>1462341851317010000</text:p>
          </table:table-cell>
          <table:table-cell table:number-columns-repeated="3"/>
        </table:table-row>
        <table:table-row table:style-name="ro1">
          <table:table-cell office:value-type="float" office:value="1.46234185136691E+018" calcext:value-type="float">
            <text:p>1462341851366910000</text:p>
          </table:table-cell>
          <table:table-cell table:formula="of:=[.A1069]-[.$A$2]" office:value-type="float" office:value="53350029824" calcext:value-type="float">
            <text:p>53350029824</text:p>
          </table:table-cell>
          <table:table-cell table:formula="of:=[.B1069]/[.$B$3]" office:value-type="float" office:value="1063.38271327758" calcext:value-type="float">
            <text:p>1063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5136691E+018" calcext:value-type="float">
            <text:p>1462341851366910000</text:p>
          </table:table-cell>
          <table:table-cell table:number-columns-repeated="3"/>
        </table:table-row>
        <table:table-row table:style-name="ro1">
          <table:table-cell office:value-type="float" office:value="1.46234185141702E+018" calcext:value-type="float">
            <text:p>1462341851417020000</text:p>
          </table:table-cell>
          <table:table-cell table:formula="of:=[.A1070]-[.$A$2]" office:value-type="float" office:value="53400139776" calcext:value-type="float">
            <text:p>53400139776</text:p>
          </table:table-cell>
          <table:table-cell table:formula="of:=[.B1070]/[.$B$3]" office:value-type="float" office:value="1064.38151415727" calcext:value-type="float">
            <text:p>1064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5141702E+018" calcext:value-type="float">
            <text:p>1462341851417020000</text:p>
          </table:table-cell>
          <table:table-cell table:number-columns-repeated="3"/>
        </table:table-row>
        <table:table-row table:style-name="ro1">
          <table:table-cell office:value-type="float" office:value="1.462341851467E+018" calcext:value-type="float">
            <text:p>1462341851467000000</text:p>
          </table:table-cell>
          <table:table-cell table:formula="of:=[.A1071]-[.$A$2]" office:value-type="float" office:value="53450119680" calcext:value-type="float">
            <text:p>53450119680</text:p>
          </table:table-cell>
          <table:table-cell table:formula="of:=[.B1071]/[.$B$3]" office:value-type="float" office:value="1065.37772289605" calcext:value-type="float">
            <text:p>1065</text:p>
          </table:table-cell>
          <table:table-cell office:value-type="float" office:value="0.685712516308" calcext:value-type="float">
            <text:p>0.6857125163</text:p>
          </table:table-cell>
          <table:table-cell/>
          <table:table-cell office:value-type="float" office:value="1.462341851467E+018" calcext:value-type="float">
            <text:p>1462341851467000000</text:p>
          </table:table-cell>
          <table:table-cell table:number-columns-repeated="3"/>
        </table:table-row>
        <table:table-row table:style-name="ro1">
          <table:table-cell office:value-type="float" office:value="1.462341851517E+018" calcext:value-type="float">
            <text:p>1462341851517000000</text:p>
          </table:table-cell>
          <table:table-cell table:formula="of:=[.A1072]-[.$A$2]" office:value-type="float" office:value="53500119808" calcext:value-type="float">
            <text:p>53500119808</text:p>
          </table:table-cell>
          <table:table-cell table:formula="of:=[.B1072]/[.$B$3]" office:value-type="float" office:value="1066.37433474336" calcext:value-type="float">
            <text:p>1066</text:p>
          </table:table-cell>
          <table:table-cell office:value-type="float" office:value="0.690699517727" calcext:value-type="float">
            <text:p>0.6906995177</text:p>
          </table:table-cell>
          <table:table-cell/>
          <table:table-cell office:value-type="float" office:value="1.462341851517E+018" calcext:value-type="float">
            <text:p>1462341851517000000</text:p>
          </table:table-cell>
          <table:table-cell table:number-columns-repeated="3"/>
        </table:table-row>
        <table:table-row table:style-name="ro1">
          <table:table-cell office:value-type="float" office:value="1.46234185156701E+018" calcext:value-type="float">
            <text:p>1462341851567010000</text:p>
          </table:table-cell>
          <table:table-cell table:formula="of:=[.A1073]-[.$A$2]" office:value-type="float" office:value="53550129920" calcext:value-type="float">
            <text:p>53550129920</text:p>
          </table:table-cell>
          <table:table-cell table:formula="of:=[.B1073]/[.$B$3]" office:value-type="float" office:value="1067.37114559362" calcext:value-type="float">
            <text:p>1067</text:p>
          </table:table-cell>
          <table:table-cell office:value-type="float" office:value="0.623374998569" calcext:value-type="float">
            <text:p>0.6233749986</text:p>
          </table:table-cell>
          <table:table-cell/>
          <table:table-cell office:value-type="float" office:value="1.46234185156701E+018" calcext:value-type="float">
            <text:p>1462341851567010000</text:p>
          </table:table-cell>
          <table:table-cell table:number-columns-repeated="3"/>
        </table:table-row>
        <table:table-row table:style-name="ro1">
          <table:table-cell office:value-type="float" office:value="1.46234185161702E+018" calcext:value-type="float">
            <text:p>1462341851617020000</text:p>
          </table:table-cell>
          <table:table-cell table:formula="of:=[.A1074]-[.$A$2]" office:value-type="float" office:value="53600139776" calcext:value-type="float">
            <text:p>53600139776</text:p>
          </table:table-cell>
          <table:table-cell table:formula="of:=[.B1074]/[.$B$3]" office:value-type="float" office:value="1068.36795134123" calcext:value-type="float">
            <text:p>1068</text:p>
          </table:table-cell>
          <table:table-cell office:value-type="float" office:value="0.683219015598" calcext:value-type="float">
            <text:p>0.6832190156</text:p>
          </table:table-cell>
          <table:table-cell/>
          <table:table-cell office:value-type="float" office:value="1.46234185161702E+018" calcext:value-type="float">
            <text:p>1462341851617020000</text:p>
          </table:table-cell>
          <table:table-cell table:number-columns-repeated="3"/>
        </table:table-row>
        <table:table-row table:style-name="ro1">
          <table:table-cell office:value-type="float" office:value="1.4623418516669E+018" calcext:value-type="float">
            <text:p>1462341851666900000</text:p>
          </table:table-cell>
          <table:table-cell table:formula="of:=[.A1075]-[.$A$2]" office:value-type="float" office:value="53650019840" calcext:value-type="float">
            <text:p>53650019840</text:p>
          </table:table-cell>
          <table:table-cell table:formula="of:=[.B1075]/[.$B$3]" office:value-type="float" office:value="1069.36217005057" calcext:value-type="float">
            <text:p>1069</text:p>
          </table:table-cell>
          <table:table-cell office:value-type="float" office:value="0.685712516308" calcext:value-type="float">
            <text:p>0.6857125163</text:p>
          </table:table-cell>
          <table:table-cell/>
          <table:table-cell office:value-type="float" office:value="1.4623418516669E+018" calcext:value-type="float">
            <text:p>1462341851666900000</text:p>
          </table:table-cell>
          <table:table-cell table:number-columns-repeated="3"/>
        </table:table-row>
        <table:table-row table:style-name="ro1">
          <table:table-cell office:value-type="float" office:value="1.46234185171689E+018" calcext:value-type="float">
            <text:p>1462341851716890000</text:p>
          </table:table-cell>
          <table:table-cell table:formula="of:=[.A1076]-[.$A$2]" office:value-type="float" office:value="53700009984" calcext:value-type="float">
            <text:p>53700009984</text:p>
          </table:table-cell>
          <table:table-cell table:formula="of:=[.B1076]/[.$B$3]" office:value-type="float" office:value="1070.35858289493" calcext:value-type="float">
            <text:p>1070</text:p>
          </table:table-cell>
          <table:table-cell office:value-type="float" office:value="0.703167021275" calcext:value-type="float">
            <text:p>0.7031670213</text:p>
          </table:table-cell>
          <table:table-cell/>
          <table:table-cell office:value-type="float" office:value="1.46234185171689E+018" calcext:value-type="float">
            <text:p>1462341851716890000</text:p>
          </table:table-cell>
          <table:table-cell table:number-columns-repeated="3"/>
        </table:table-row>
        <table:table-row table:style-name="ro1">
          <table:table-cell office:value-type="float" office:value="1.46234185176693E+018" calcext:value-type="float">
            <text:p>1462341851766930000</text:p>
          </table:table-cell>
          <table:table-cell table:formula="of:=[.A1077]-[.$A$2]" office:value-type="float" office:value="53750049792" calcext:value-type="float">
            <text:p>53750049792</text:p>
          </table:table-cell>
          <table:table-cell table:formula="of:=[.B1077]/[.$B$3]" office:value-type="float" office:value="1071.35598565138" calcext:value-type="float">
            <text:p>1071</text:p>
          </table:table-cell>
          <table:table-cell office:value-type="float" office:value="0.705660521984" calcext:value-type="float">
            <text:p>0.705660522</text:p>
          </table:table-cell>
          <table:table-cell/>
          <table:table-cell office:value-type="float" office:value="1.46234185176693E+018" calcext:value-type="float">
            <text:p>1462341851766930000</text:p>
          </table:table-cell>
          <table:table-cell table:number-columns-repeated="3"/>
        </table:table-row>
        <table:table-row table:style-name="ro1">
          <table:table-cell office:value-type="float" office:value="1.462341851817E+018" calcext:value-type="float">
            <text:p>1462341851817000000</text:p>
          </table:table-cell>
          <table:table-cell table:formula="of:=[.A1078]-[.$A$2]" office:value-type="float" office:value="53800119808" calcext:value-type="float">
            <text:p>53800119808</text:p>
          </table:table-cell>
          <table:table-cell table:formula="of:=[.B1078]/[.$B$3]" office:value-type="float" office:value="1072.3539905193" calcext:value-type="float">
            <text:p>1072</text:p>
          </table:table-cell>
          <table:table-cell office:value-type="float" office:value="1.04727005959" calcext:value-type="float">
            <text:p>1.0472700596</text:p>
          </table:table-cell>
          <table:table-cell/>
          <table:table-cell office:value-type="float" office:value="1.462341851817E+018" calcext:value-type="float">
            <text:p>1462341851817000000</text:p>
          </table:table-cell>
          <table:table-cell table:number-columns-repeated="3"/>
        </table:table-row>
        <table:table-row table:style-name="ro1">
          <table:table-cell office:value-type="float" office:value="1.46234185186696E+018" calcext:value-type="float">
            <text:p>1462341851866960000</text:p>
          </table:table-cell>
          <table:table-cell table:formula="of:=[.A1079]-[.$A$2]" office:value-type="float" office:value="53850079744" calcext:value-type="float">
            <text:p>53850079744</text:p>
          </table:table-cell>
          <table:table-cell table:formula="of:=[.B1079]/[.$B$3]" office:value-type="float" office:value="1073.34980125219" calcext:value-type="float">
            <text:p>1073</text:p>
          </table:table-cell>
          <table:table-cell office:value-type="float" office:value="0.713141024113" calcext:value-type="float">
            <text:p>0.7131410241</text:p>
          </table:table-cell>
          <table:table-cell/>
          <table:table-cell office:value-type="float" office:value="1.46234185186696E+018" calcext:value-type="float">
            <text:p>1462341851866960000</text:p>
          </table:table-cell>
          <table:table-cell table:number-columns-repeated="3"/>
        </table:table-row>
        <table:table-row table:style-name="ro1">
          <table:table-cell office:value-type="float" office:value="1.46234185191692E+018" calcext:value-type="float">
            <text:p>1462341851916920000</text:p>
          </table:table-cell>
          <table:table-cell table:formula="of:=[.A1080]-[.$A$2]" office:value-type="float" office:value="53900039936" calcext:value-type="float">
            <text:p>53900039936</text:p>
          </table:table-cell>
          <table:table-cell table:formula="of:=[.B1080]/[.$B$3]" office:value-type="float" office:value="1074.34561708772" calcext:value-type="float">
            <text:p>1074</text:p>
          </table:table-cell>
          <table:table-cell office:value-type="float" office:value="0.735582470894" calcext:value-type="float">
            <text:p>0.7355824709</text:p>
          </table:table-cell>
          <table:table-cell/>
          <table:table-cell office:value-type="float" office:value="1.46234185191692E+018" calcext:value-type="float">
            <text:p>1462341851916920000</text:p>
          </table:table-cell>
          <table:table-cell table:number-columns-repeated="3"/>
        </table:table-row>
        <table:table-row table:style-name="ro1">
          <table:table-cell office:value-type="float" office:value="1.46234185196694E+018" calcext:value-type="float">
            <text:p>1462341851966940000</text:p>
          </table:table-cell>
          <table:table-cell table:formula="of:=[.A1081]-[.$A$2]" office:value-type="float" office:value="53950059776" calcext:value-type="float">
            <text:p>53950059776</text:p>
          </table:table-cell>
          <table:table-cell table:formula="of:=[.B1081]/[.$B$3]" office:value-type="float" office:value="1075.34262183828" calcext:value-type="float">
            <text:p>1075</text:p>
          </table:table-cell>
          <table:table-cell office:value-type="float" office:value="0.725608468056" calcext:value-type="float">
            <text:p>0.7256084681</text:p>
          </table:table-cell>
          <table:table-cell/>
          <table:table-cell office:value-type="float" office:value="1.46234185196694E+018" calcext:value-type="float">
            <text:p>1462341851966940000</text:p>
          </table:table-cell>
          <table:table-cell table:number-columns-repeated="3"/>
        </table:table-row>
        <table:table-row table:style-name="ro1">
          <table:table-cell office:value-type="float" office:value="1.46234185201701E+018" calcext:value-type="float">
            <text:p>1462341852017010000</text:p>
          </table:table-cell>
          <table:table-cell table:formula="of:=[.A1082]-[.$A$2]" office:value-type="float" office:value="54000129792" calcext:value-type="float">
            <text:p>54000129792</text:p>
          </table:table-cell>
          <table:table-cell table:formula="of:=[.B1082]/[.$B$3]" office:value-type="float" office:value="1076.3406267062" calcext:value-type="float">
            <text:p>1076</text:p>
          </table:table-cell>
          <table:table-cell office:value-type="float" office:value="0.730595469475" calcext:value-type="float">
            <text:p>0.7305954695</text:p>
          </table:table-cell>
          <table:table-cell/>
          <table:table-cell office:value-type="float" office:value="1.46234185201701E+018" calcext:value-type="float">
            <text:p>1462341852017010000</text:p>
          </table:table-cell>
          <table:table-cell table:number-columns-repeated="3"/>
        </table:table-row>
        <table:table-row table:style-name="ro1">
          <table:table-cell office:value-type="float" office:value="1.46234185206698E+018" calcext:value-type="float">
            <text:p>1462341852066980000</text:p>
          </table:table-cell>
          <table:table-cell table:formula="of:=[.A1083]-[.$A$2]" office:value-type="float" office:value="54050099968" calcext:value-type="float">
            <text:p>54050099968</text:p>
          </table:table-cell>
          <table:table-cell table:formula="of:=[.B1083]/[.$B$3]" office:value-type="float" office:value="1077.33664154467" calcext:value-type="float">
            <text:p>1077</text:p>
          </table:table-cell>
          <table:table-cell office:value-type="float" office:value="0.730595469475" calcext:value-type="float">
            <text:p>0.7305954695</text:p>
          </table:table-cell>
          <table:table-cell/>
          <table:table-cell office:value-type="float" office:value="1.46234185206698E+018" calcext:value-type="float">
            <text:p>1462341852066980000</text:p>
          </table:table-cell>
          <table:table-cell table:number-columns-repeated="3"/>
        </table:table-row>
        <table:table-row table:style-name="ro1">
          <table:table-cell office:value-type="float" office:value="1.46234185211695E+018" calcext:value-type="float">
            <text:p>1462341852116950000</text:p>
          </table:table-cell>
          <table:table-cell table:formula="of:=[.A1084]-[.$A$2]" office:value-type="float" office:value="54100069888" calcext:value-type="float">
            <text:p>54100069888</text:p>
          </table:table-cell>
          <table:table-cell table:formula="of:=[.B1084]/[.$B$3]" office:value-type="float" office:value="1078.33265128051" calcext:value-type="float">
            <text:p>1078</text:p>
          </table:table-cell>
          <table:table-cell office:value-type="float" office:value="0.720621466637" calcext:value-type="float">
            <text:p>0.7206214666</text:p>
          </table:table-cell>
          <table:table-cell/>
          <table:table-cell office:value-type="float" office:value="1.46234185211695E+018" calcext:value-type="float">
            <text:p>1462341852116950000</text:p>
          </table:table-cell>
          <table:table-cell table:number-columns-repeated="3"/>
        </table:table-row>
        <table:table-row table:style-name="ro1">
          <table:table-cell office:value-type="float" office:value="1.46234185216692E+018" calcext:value-type="float">
            <text:p>1462341852166920000</text:p>
          </table:table-cell>
          <table:table-cell table:formula="of:=[.A1085]-[.$A$2]" office:value-type="float" office:value="54150039808" calcext:value-type="float">
            <text:p>54150039808</text:p>
          </table:table-cell>
          <table:table-cell table:formula="of:=[.B1085]/[.$B$3]" office:value-type="float" office:value="1079.32866101634" calcext:value-type="float">
            <text:p>1079</text:p>
          </table:table-cell>
          <table:table-cell office:value-type="float" office:value="0.802906990051" calcext:value-type="float">
            <text:p>0.8029069901</text:p>
          </table:table-cell>
          <table:table-cell/>
          <table:table-cell office:value-type="float" office:value="1.46234185216692E+018" calcext:value-type="float">
            <text:p>1462341852166920000</text:p>
          </table:table-cell>
          <table:table-cell table:number-columns-repeated="3"/>
        </table:table-row>
        <table:table-row table:style-name="ro1">
          <table:table-cell office:value-type="float" office:value="1.46234185221697E+018" calcext:value-type="float">
            <text:p>1462341852216970000</text:p>
          </table:table-cell>
          <table:table-cell table:formula="of:=[.A1086]-[.$A$2]" office:value-type="float" office:value="54200089856" calcext:value-type="float">
            <text:p>54200089856</text:p>
          </table:table-cell>
          <table:table-cell table:formula="of:=[.B1086]/[.$B$3]" office:value-type="float" office:value="1080.32626787837" calcext:value-type="float">
            <text:p>1080</text:p>
          </table:table-cell>
          <table:table-cell office:value-type="float" office:value="0.728101968765" calcext:value-type="float">
            <text:p>0.7281019688</text:p>
          </table:table-cell>
          <table:table-cell/>
          <table:table-cell office:value-type="float" office:value="1.46234185221697E+018" calcext:value-type="float">
            <text:p>1462341852216970000</text:p>
          </table:table-cell>
          <table:table-cell table:number-columns-repeated="3"/>
        </table:table-row>
        <table:table-row table:style-name="ro1">
          <table:table-cell office:value-type="float" office:value="1.46234185226695E+018" calcext:value-type="float">
            <text:p>1462341852266950000</text:p>
          </table:table-cell>
          <table:table-cell table:formula="of:=[.A1087]-[.$A$2]" office:value-type="float" office:value="54250069760" calcext:value-type="float">
            <text:p>54250069760</text:p>
          </table:table-cell>
          <table:table-cell table:formula="of:=[.B1087]/[.$B$3]" office:value-type="float" office:value="1081.32247661715" calcext:value-type="float">
            <text:p>1081</text:p>
          </table:table-cell>
          <table:table-cell office:value-type="float" office:value="0.75802397728" calcext:value-type="float">
            <text:p>0.7580239773</text:p>
          </table:table-cell>
          <table:table-cell/>
          <table:table-cell office:value-type="float" office:value="1.46234185226695E+018" calcext:value-type="float">
            <text:p>1462341852266950000</text:p>
          </table:table-cell>
          <table:table-cell table:number-columns-repeated="3"/>
        </table:table-row>
        <table:table-row table:style-name="ro1">
          <table:table-cell office:value-type="float" office:value="1.46234185231693E+018" calcext:value-type="float">
            <text:p>1462341852316930000</text:p>
          </table:table-cell>
          <table:table-cell table:formula="of:=[.A1088]-[.$A$2]" office:value-type="float" office:value="54300049920" calcext:value-type="float">
            <text:p>54300049920</text:p>
          </table:table-cell>
          <table:table-cell table:formula="of:=[.B1088]/[.$B$3]" office:value-type="float" office:value="1082.31869045857" calcext:value-type="float">
            <text:p>1082</text:p>
          </table:table-cell>
          <table:table-cell office:value-type="float" office:value="0.685712516308" calcext:value-type="float">
            <text:p>0.6857125163</text:p>
          </table:table-cell>
          <table:table-cell/>
          <table:table-cell office:value-type="float" office:value="1.46234185231693E+018" calcext:value-type="float">
            <text:p>1462341852316930000</text:p>
          </table:table-cell>
          <table:table-cell table:number-columns-repeated="3"/>
        </table:table-row>
        <table:table-row table:style-name="ro1">
          <table:table-cell office:value-type="float" office:value="1.46234185236701E+018" calcext:value-type="float">
            <text:p>1462341852367010000</text:p>
          </table:table-cell>
          <table:table-cell table:formula="of:=[.A1089]-[.$A$2]" office:value-type="float" office:value="54350129920" calcext:value-type="float">
            <text:p>54350129920</text:p>
          </table:table-cell>
          <table:table-cell table:formula="of:=[.B1089]/[.$B$3]" office:value-type="float" office:value="1083.31689432944" calcext:value-type="float">
            <text:p>1083</text:p>
          </table:table-cell>
          <table:table-cell office:value-type="float" office:value="0.743062973022" calcext:value-type="float">
            <text:p>0.743062973</text:p>
          </table:table-cell>
          <table:table-cell/>
          <table:table-cell office:value-type="float" office:value="1.46234185236701E+018" calcext:value-type="float">
            <text:p>1462341852367010000</text:p>
          </table:table-cell>
          <table:table-cell table:number-columns-repeated="3"/>
        </table:table-row>
        <table:table-row table:style-name="ro1">
          <table:table-cell office:value-type="float" office:value="1.46234185241693E+018" calcext:value-type="float">
            <text:p>1462341852416930000</text:p>
          </table:table-cell>
          <table:table-cell table:formula="of:=[.A1090]-[.$A$2]" office:value-type="float" office:value="54400049920" calcext:value-type="float">
            <text:p>54400049920</text:p>
          </table:table-cell>
          <table:table-cell table:formula="of:=[.B1090]/[.$B$3]" office:value-type="float" office:value="1084.31190905055" calcext:value-type="float">
            <text:p>1084</text:p>
          </table:table-cell>
          <table:table-cell office:value-type="float" office:value="0.705660462379" calcext:value-type="float">
            <text:p>0.7056604624</text:p>
          </table:table-cell>
          <table:table-cell/>
          <table:table-cell office:value-type="float" office:value="1.46234185241693E+018" calcext:value-type="float">
            <text:p>1462341852416930000</text:p>
          </table:table-cell>
          <table:table-cell table:number-columns-repeated="3"/>
        </table:table-row>
        <table:table-row table:style-name="ro1">
          <table:table-cell office:value-type="float" office:value="1.46234185246696E+018" calcext:value-type="float">
            <text:p>1462341852466960000</text:p>
          </table:table-cell>
          <table:table-cell table:formula="of:=[.A1091]-[.$A$2]" office:value-type="float" office:value="54450080000" calcext:value-type="float">
            <text:p>54450080000</text:p>
          </table:table-cell>
          <table:table-cell table:formula="of:=[.B1091]/[.$B$3]" office:value-type="float" office:value="1085.30911790669" calcext:value-type="float">
            <text:p>1085</text:p>
          </table:table-cell>
          <table:table-cell office:value-type="float" office:value="1.04477643967" calcext:value-type="float">
            <text:p>1.0447764397</text:p>
          </table:table-cell>
          <table:table-cell/>
          <table:table-cell office:value-type="float" office:value="1.46234185246696E+018" calcext:value-type="float">
            <text:p>1462341852466960000</text:p>
          </table:table-cell>
          <table:table-cell table:number-columns-repeated="3"/>
        </table:table-row>
        <table:table-row table:style-name="ro1">
          <table:table-cell office:value-type="float" office:value="1.46234185251689E+018" calcext:value-type="float">
            <text:p>1462341852516890000</text:p>
          </table:table-cell>
          <table:table-cell table:formula="of:=[.A1092]-[.$A$2]" office:value-type="float" office:value="54500009728" calcext:value-type="float">
            <text:p>54500009728</text:p>
          </table:table-cell>
          <table:table-cell table:formula="of:=[.B1092]/[.$B$3]" office:value-type="float" office:value="1086.30432652811" calcext:value-type="float">
            <text:p>1086</text:p>
          </table:table-cell>
          <table:table-cell office:value-type="float" office:value="0.743062973022" calcext:value-type="float">
            <text:p>0.743062973</text:p>
          </table:table-cell>
          <table:table-cell/>
          <table:table-cell office:value-type="float" office:value="1.46234185251689E+018" calcext:value-type="float">
            <text:p>1462341852516890000</text:p>
          </table:table-cell>
          <table:table-cell table:number-columns-repeated="3"/>
        </table:table-row>
        <table:table-row table:style-name="ro1">
          <table:table-cell office:value-type="float" office:value="1.46234185256696E+018" calcext:value-type="float">
            <text:p>1462341852566960000</text:p>
          </table:table-cell>
          <table:table-cell table:formula="of:=[.A1093]-[.$A$2]" office:value-type="float" office:value="54550080000" calcext:value-type="float">
            <text:p>54550080000</text:p>
          </table:table-cell>
          <table:table-cell table:formula="of:=[.B1093]/[.$B$3]" office:value-type="float" office:value="1087.30233649867" calcext:value-type="float">
            <text:p>1087</text:p>
          </table:table-cell>
          <table:table-cell office:value-type="float" office:value="0.708153963089" calcext:value-type="float">
            <text:p>0.7081539631</text:p>
          </table:table-cell>
          <table:table-cell/>
          <table:table-cell office:value-type="float" office:value="1.46234185256696E+018" calcext:value-type="float">
            <text:p>1462341852566960000</text:p>
          </table:table-cell>
          <table:table-cell table:number-columns-repeated="3"/>
        </table:table-row>
        <table:table-row table:style-name="ro1">
          <table:table-cell office:value-type="float" office:value="1.46234185261697E+018" calcext:value-type="float">
            <text:p>1462341852616970000</text:p>
          </table:table-cell>
          <table:table-cell table:formula="of:=[.A1094]-[.$A$2]" office:value-type="float" office:value="54600089856" calcext:value-type="float">
            <text:p>54600089856</text:p>
          </table:table-cell>
          <table:table-cell table:formula="of:=[.B1094]/[.$B$3]" office:value-type="float" office:value="1088.29914224628" calcext:value-type="float">
            <text:p>1088</text:p>
          </table:table-cell>
          <table:table-cell office:value-type="float" office:value="0.695686459541" calcext:value-type="float">
            <text:p>0.6956864595</text:p>
          </table:table-cell>
          <table:table-cell/>
          <table:table-cell office:value-type="float" office:value="1.46234185261697E+018" calcext:value-type="float">
            <text:p>1462341852616970000</text:p>
          </table:table-cell>
          <table:table-cell table:number-columns-repeated="3"/>
        </table:table-row>
        <table:table-row table:style-name="ro1">
          <table:table-cell office:value-type="float" office:value="1.46234185266704E+018" calcext:value-type="float">
            <text:p>1462341852667040000</text:p>
          </table:table-cell>
          <table:table-cell table:formula="of:=[.A1095]-[.$A$2]" office:value-type="float" office:value="54650159872" calcext:value-type="float">
            <text:p>54650159872</text:p>
          </table:table-cell>
          <table:table-cell table:formula="of:=[.B1095]/[.$B$3]" office:value-type="float" office:value="1089.2971471142" calcext:value-type="float">
            <text:p>1089</text:p>
          </table:table-cell>
          <table:table-cell office:value-type="float" office:value="0.708153963089" calcext:value-type="float">
            <text:p>0.7081539631</text:p>
          </table:table-cell>
          <table:table-cell/>
          <table:table-cell office:value-type="float" office:value="1.46234185266704E+018" calcext:value-type="float">
            <text:p>1462341852667040000</text:p>
          </table:table-cell>
          <table:table-cell table:number-columns-repeated="3"/>
        </table:table-row>
        <table:table-row table:style-name="ro1">
          <table:table-cell office:value-type="float" office:value="1.46234185271691E+018" calcext:value-type="float">
            <text:p>1462341852716910000</text:p>
          </table:table-cell>
          <table:table-cell table:formula="of:=[.A1096]-[.$A$2]" office:value-type="float" office:value="54700029696" calcext:value-type="float">
            <text:p>54700029696</text:p>
          </table:table-cell>
          <table:table-cell table:formula="of:=[.B1096]/[.$B$3]" office:value-type="float" office:value="1090.29116171796" calcext:value-type="float">
            <text:p>1090</text:p>
          </table:table-cell>
          <table:table-cell office:value-type="float" office:value="0.698179960251" calcext:value-type="float">
            <text:p>0.6981799603</text:p>
          </table:table-cell>
          <table:table-cell/>
          <table:table-cell office:value-type="float" office:value="1.46234185271691E+018" calcext:value-type="float">
            <text:p>1462341852716910000</text:p>
          </table:table-cell>
          <table:table-cell table:number-columns-repeated="3"/>
        </table:table-row>
        <table:table-row table:style-name="ro1">
          <table:table-cell office:value-type="float" office:value="1.46234185276698E+018" calcext:value-type="float">
            <text:p>1462341852766980000</text:p>
          </table:table-cell>
          <table:table-cell table:formula="of:=[.A1097]-[.$A$2]" office:value-type="float" office:value="54750099968" calcext:value-type="float">
            <text:p>54750099968</text:p>
          </table:table-cell>
          <table:table-cell table:formula="of:=[.B1097]/[.$B$3]" office:value-type="float" office:value="1091.28917168851" calcext:value-type="float">
            <text:p>1091</text:p>
          </table:table-cell>
          <table:table-cell office:value-type="float" office:value="0.605920493603" calcext:value-type="float">
            <text:p>0.6059204936</text:p>
          </table:table-cell>
          <table:table-cell/>
          <table:table-cell office:value-type="float" office:value="1.46234185276698E+018" calcext:value-type="float">
            <text:p>1462341852766980000</text:p>
          </table:table-cell>
          <table:table-cell table:number-columns-repeated="3"/>
        </table:table-row>
        <table:table-row table:style-name="ro1">
          <table:table-cell office:value-type="float" office:value="1.46234185281699E+018" calcext:value-type="float">
            <text:p>1462341852816990000</text:p>
          </table:table-cell>
          <table:table-cell table:formula="of:=[.A1098]-[.$A$2]" office:value-type="float" office:value="54800109824" calcext:value-type="float">
            <text:p>54800109824</text:p>
          </table:table-cell>
          <table:table-cell table:formula="of:=[.B1098]/[.$B$3]" office:value-type="float" office:value="1092.28597743613" calcext:value-type="float">
            <text:p>1092</text:p>
          </table:table-cell>
          <table:table-cell office:value-type="float" office:value="0.683219015598" calcext:value-type="float">
            <text:p>0.6832190156</text:p>
          </table:table-cell>
          <table:table-cell/>
          <table:table-cell office:value-type="float" office:value="1.46234185281699E+018" calcext:value-type="float">
            <text:p>1462341852816990000</text:p>
          </table:table-cell>
          <table:table-cell table:number-columns-repeated="3"/>
        </table:table-row>
        <table:table-row table:style-name="ro1">
          <table:table-cell office:value-type="float" office:value="1.46234185286688E+018" calcext:value-type="float">
            <text:p>1462341852866880000</text:p>
          </table:table-cell>
          <table:table-cell table:formula="of:=[.A1099]-[.$A$2]" office:value-type="float" office:value="54849999872" calcext:value-type="float">
            <text:p>54849999872</text:p>
          </table:table-cell>
          <table:table-cell table:formula="of:=[.B1099]/[.$B$3]" office:value-type="float" office:value="1093.28039514841" calcext:value-type="float">
            <text:p>1093</text:p>
          </table:table-cell>
          <table:table-cell office:value-type="float" office:value="0.660777509212" calcext:value-type="float">
            <text:p>0.6607775092</text:p>
          </table:table-cell>
          <table:table-cell/>
          <table:table-cell office:value-type="float" office:value="1.46234185286688E+018" calcext:value-type="float">
            <text:p>1462341852866880000</text:p>
          </table:table-cell>
          <table:table-cell table:number-columns-repeated="3"/>
        </table:table-row>
        <table:table-row table:style-name="ro1">
          <table:table-cell office:value-type="float" office:value="1.46234185291687E+018" calcext:value-type="float">
            <text:p>1462341852916870000</text:p>
          </table:table-cell>
          <table:table-cell table:formula="of:=[.A1100]-[.$A$2]" office:value-type="float" office:value="54899989760" calcext:value-type="float">
            <text:p>54899989760</text:p>
          </table:table-cell>
          <table:table-cell table:formula="of:=[.B1100]/[.$B$3]" office:value-type="float" office:value="1094.27680289014" calcext:value-type="float">
            <text:p>1094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5291687E+018" calcext:value-type="float">
            <text:p>1462341852916870000</text:p>
          </table:table-cell>
          <table:table-cell table:number-columns-repeated="3"/>
        </table:table-row>
        <table:table-row table:style-name="ro1">
          <table:table-cell office:value-type="float" office:value="1.46234185296689E+018" calcext:value-type="float">
            <text:p>1462341852966890000</text:p>
          </table:table-cell>
          <table:table-cell table:formula="of:=[.A1101]-[.$A$2]" office:value-type="float" office:value="54950009856" calcext:value-type="float">
            <text:p>54950009856</text:p>
          </table:table-cell>
          <table:table-cell table:formula="of:=[.B1101]/[.$B$3]" office:value-type="float" office:value="1095.27381274333" calcext:value-type="float">
            <text:p>1095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5296689E+018" calcext:value-type="float">
            <text:p>1462341852966890000</text:p>
          </table:table-cell>
          <table:table-cell table:number-columns-repeated="3"/>
        </table:table-row>
        <table:table-row table:style-name="ro1">
          <table:table-cell office:value-type="float" office:value="1.46234185301699E+018" calcext:value-type="float">
            <text:p>1462341853016990000</text:p>
          </table:table-cell>
          <table:table-cell table:formula="of:=[.A1102]-[.$A$2]" office:value-type="float" office:value="55000109824" calcext:value-type="float">
            <text:p>55000109824</text:p>
          </table:table-cell>
          <table:table-cell table:formula="of:=[.B1102]/[.$B$3]" office:value-type="float" office:value="1096.27241462008" calcext:value-type="float">
            <text:p>1096</text:p>
          </table:table-cell>
          <table:table-cell office:value-type="float" office:value="0.685712456703" calcext:value-type="float">
            <text:p>0.6857124567</text:p>
          </table:table-cell>
          <table:table-cell/>
          <table:table-cell office:value-type="float" office:value="1.46234185301699E+018" calcext:value-type="float">
            <text:p>1462341853016990000</text:p>
          </table:table-cell>
          <table:table-cell table:number-columns-repeated="3"/>
        </table:table-row>
        <table:table-row table:style-name="ro1">
          <table:table-cell office:value-type="float" office:value="1.46234185306697E+018" calcext:value-type="float">
            <text:p>1462341853066970000</text:p>
          </table:table-cell>
          <table:table-cell table:formula="of:=[.A1103]-[.$A$2]" office:value-type="float" office:value="55050089984" calcext:value-type="float">
            <text:p>55050089984</text:p>
          </table:table-cell>
          <table:table-cell table:formula="of:=[.B1103]/[.$B$3]" office:value-type="float" office:value="1097.2686284615" calcext:value-type="float">
            <text:p>1097</text:p>
          </table:table-cell>
          <table:table-cell office:value-type="float" office:value="0.650803506374" calcext:value-type="float">
            <text:p>0.6508035064</text:p>
          </table:table-cell>
          <table:table-cell/>
          <table:table-cell office:value-type="float" office:value="1.46234185306697E+018" calcext:value-type="float">
            <text:p>1462341853066970000</text:p>
          </table:table-cell>
          <table:table-cell table:number-columns-repeated="3"/>
        </table:table-row>
        <table:table-row table:style-name="ro1">
          <table:table-cell office:value-type="float" office:value="1.46234185311691E+018" calcext:value-type="float">
            <text:p>1462341853116910000</text:p>
          </table:table-cell>
          <table:table-cell table:formula="of:=[.A1104]-[.$A$2]" office:value-type="float" office:value="55100029696" calcext:value-type="float">
            <text:p>55100029696</text:p>
          </table:table-cell>
          <table:table-cell table:formula="of:=[.B1104]/[.$B$3]" office:value-type="float" office:value="1098.26403608587" calcext:value-type="float">
            <text:p>1098</text:p>
          </table:table-cell>
          <table:table-cell office:value-type="float" office:value="0.583478987217" calcext:value-type="float">
            <text:p>0.5834789872</text:p>
          </table:table-cell>
          <table:table-cell/>
          <table:table-cell office:value-type="float" office:value="1.46234185311691E+018" calcext:value-type="float">
            <text:p>1462341853116910000</text:p>
          </table:table-cell>
          <table:table-cell table:number-columns-repeated="3"/>
        </table:table-row>
        <table:table-row table:style-name="ro1">
          <table:table-cell office:value-type="float" office:value="1.46234185316688E+018" calcext:value-type="float">
            <text:p>1462341853166880000</text:p>
          </table:table-cell>
          <table:table-cell table:formula="of:=[.A1105]-[.$A$2]" office:value-type="float" office:value="55149999872" calcext:value-type="float">
            <text:p>55149999872</text:p>
          </table:table-cell>
          <table:table-cell table:formula="of:=[.B1105]/[.$B$3]" office:value-type="float" office:value="1099.26005092434" calcext:value-type="float">
            <text:p>1099</text:p>
          </table:table-cell>
          <table:table-cell office:value-type="float" office:value="0.633349001408" calcext:value-type="float">
            <text:p>0.6333490014</text:p>
          </table:table-cell>
          <table:table-cell/>
          <table:table-cell office:value-type="float" office:value="1.46234185316688E+018" calcext:value-type="float">
            <text:p>1462341853166880000</text:p>
          </table:table-cell>
          <table:table-cell table:number-columns-repeated="3"/>
        </table:table-row>
        <table:table-row table:style-name="ro1">
          <table:table-cell office:value-type="float" office:value="1.46234185321695E+018" calcext:value-type="float">
            <text:p>1462341853216950000</text:p>
          </table:table-cell>
          <table:table-cell table:formula="of:=[.A1106]-[.$A$2]" office:value-type="float" office:value="55200069632" calcext:value-type="float">
            <text:p>55200069632</text:p>
          </table:table-cell>
          <table:table-cell table:formula="of:=[.B1106]/[.$B$3]" office:value-type="float" office:value="1100.25805068962" calcext:value-type="float">
            <text:p>1100</text:p>
          </table:table-cell>
          <table:table-cell office:value-type="float" office:value="0.730595469475" calcext:value-type="float">
            <text:p>0.7305954695</text:p>
          </table:table-cell>
          <table:table-cell/>
          <table:table-cell office:value-type="float" office:value="1.46234185321695E+018" calcext:value-type="float">
            <text:p>1462341853216950000</text:p>
          </table:table-cell>
          <table:table-cell table:number-columns-repeated="3"/>
        </table:table-row>
        <table:table-row table:style-name="ro1">
          <table:table-cell office:value-type="float" office:value="1.46234185326695E+018" calcext:value-type="float">
            <text:p>1462341853266950000</text:p>
          </table:table-cell>
          <table:table-cell table:formula="of:=[.A1107]-[.$A$2]" office:value-type="float" office:value="55250069760" calcext:value-type="float">
            <text:p>55250069760</text:p>
          </table:table-cell>
          <table:table-cell table:formula="of:=[.B1107]/[.$B$3]" office:value-type="float" office:value="1101.25466253693" calcext:value-type="float">
            <text:p>1101</text:p>
          </table:table-cell>
          <table:table-cell office:value-type="float" office:value="0.955010533333" calcext:value-type="float">
            <text:p>0.9550105333</text:p>
          </table:table-cell>
          <table:table-cell/>
          <table:table-cell office:value-type="float" office:value="1.46234185326695E+018" calcext:value-type="float">
            <text:p>1462341853266950000</text:p>
          </table:table-cell>
          <table:table-cell table:number-columns-repeated="3"/>
        </table:table-row>
        <table:table-row table:style-name="ro1">
          <table:table-cell office:value-type="float" office:value="1.462341853317E+018" calcext:value-type="float">
            <text:p>1462341853317000000</text:p>
          </table:table-cell>
          <table:table-cell table:formula="of:=[.A1108]-[.$A$2]" office:value-type="float" office:value="55300119808" calcext:value-type="float">
            <text:p>55300119808</text:p>
          </table:table-cell>
          <table:table-cell table:formula="of:=[.B1108]/[.$B$3]" office:value-type="float" office:value="1102.25226939896" calcext:value-type="float">
            <text:p>1102</text:p>
          </table:table-cell>
          <table:table-cell office:value-type="float" office:value="0.650803506374" calcext:value-type="float">
            <text:p>0.6508035064</text:p>
          </table:table-cell>
          <table:table-cell/>
          <table:table-cell office:value-type="float" office:value="1.462341853317E+018" calcext:value-type="float">
            <text:p>1462341853317000000</text:p>
          </table:table-cell>
          <table:table-cell table:number-columns-repeated="3"/>
        </table:table-row>
        <table:table-row table:style-name="ro1">
          <table:table-cell office:value-type="float" office:value="1.46234185336691E+018" calcext:value-type="float">
            <text:p>1462341853366910000</text:p>
          </table:table-cell>
          <table:table-cell table:formula="of:=[.A1109]-[.$A$2]" office:value-type="float" office:value="55350029824" calcext:value-type="float">
            <text:p>55350029824</text:p>
          </table:table-cell>
          <table:table-cell table:formula="of:=[.B1109]/[.$B$3]" office:value-type="float" office:value="1103.24708511713" calcext:value-type="float">
            <text:p>1103</text:p>
          </table:table-cell>
          <table:table-cell office:value-type="float" office:value="0.638336002827" calcext:value-type="float">
            <text:p>0.6383360028</text:p>
          </table:table-cell>
          <table:table-cell/>
          <table:table-cell office:value-type="float" office:value="1.46234185336691E+018" calcext:value-type="float">
            <text:p>1462341853366910000</text:p>
          </table:table-cell>
          <table:table-cell table:number-columns-repeated="3"/>
        </table:table-row>
        <table:table-row table:style-name="ro1">
          <table:table-cell office:value-type="float" office:value="1.46234185341696E+018" calcext:value-type="float">
            <text:p>1462341853416960000</text:p>
          </table:table-cell>
          <table:table-cell table:formula="of:=[.A1110]-[.$A$2]" office:value-type="float" office:value="55400079872" calcext:value-type="float">
            <text:p>55400079872</text:p>
          </table:table-cell>
          <table:table-cell table:formula="of:=[.B1110]/[.$B$3]" office:value-type="float" office:value="1104.24469197916" calcext:value-type="float">
            <text:p>1104</text:p>
          </table:table-cell>
          <table:table-cell office:value-type="float" office:value="0.650803506374" calcext:value-type="float">
            <text:p>0.6508035064</text:p>
          </table:table-cell>
          <table:table-cell/>
          <table:table-cell office:value-type="float" office:value="1.46234185341696E+018" calcext:value-type="float">
            <text:p>1462341853416960000</text:p>
          </table:table-cell>
          <table:table-cell table:number-columns-repeated="3"/>
        </table:table-row>
        <table:table-row table:style-name="ro1">
          <table:table-cell office:value-type="float" office:value="1.46234185346696E+018" calcext:value-type="float">
            <text:p>1462341853466960000</text:p>
          </table:table-cell>
          <table:table-cell table:formula="of:=[.A1111]-[.$A$2]" office:value-type="float" office:value="55450080000" calcext:value-type="float">
            <text:p>55450080000</text:p>
          </table:table-cell>
          <table:table-cell table:formula="of:=[.B1111]/[.$B$3]" office:value-type="float" office:value="1105.24130382647" calcext:value-type="float">
            <text:p>1105</text:p>
          </table:table-cell>
          <table:table-cell office:value-type="float" office:value="0.628361999989" calcext:value-type="float">
            <text:p>0.628362</text:p>
          </table:table-cell>
          <table:table-cell/>
          <table:table-cell office:value-type="float" office:value="1.46234185346696E+018" calcext:value-type="float">
            <text:p>1462341853466960000</text:p>
          </table:table-cell>
          <table:table-cell table:number-columns-repeated="3"/>
        </table:table-row>
        <table:table-row table:style-name="ro1">
          <table:table-cell office:value-type="float" office:value="1.46234185351691E+018" calcext:value-type="float">
            <text:p>1462341853516910000</text:p>
          </table:table-cell>
          <table:table-cell table:formula="of:=[.A1112]-[.$A$2]" office:value-type="float" office:value="55500029696" calcext:value-type="float">
            <text:p>55500029696</text:p>
          </table:table-cell>
          <table:table-cell table:formula="of:=[.B1112]/[.$B$3]" office:value-type="float" office:value="1106.23691045378" calcext:value-type="float">
            <text:p>1106</text:p>
          </table:table-cell>
          <table:table-cell office:value-type="float" office:value="0.638336002827" calcext:value-type="float">
            <text:p>0.6383360028</text:p>
          </table:table-cell>
          <table:table-cell/>
          <table:table-cell office:value-type="float" office:value="1.46234185351691E+018" calcext:value-type="float">
            <text:p>1462341853516910000</text:p>
          </table:table-cell>
          <table:table-cell table:number-columns-repeated="3"/>
        </table:table-row>
        <table:table-row table:style-name="ro1">
          <table:table-cell office:value-type="float" office:value="1.46234185356694E+018" calcext:value-type="float">
            <text:p>1462341853566940000</text:p>
          </table:table-cell>
          <table:table-cell table:formula="of:=[.A1113]-[.$A$2]" office:value-type="float" office:value="55550060032" calcext:value-type="float">
            <text:p>55550060032</text:p>
          </table:table-cell>
          <table:table-cell table:formula="of:=[.B1113]/[.$B$3]" office:value-type="float" office:value="1107.23412441256" calcext:value-type="float">
            <text:p>1107</text:p>
          </table:table-cell>
          <table:table-cell office:value-type="float" office:value="0.67324501276" calcext:value-type="float">
            <text:p>0.6732450128</text:p>
          </table:table-cell>
          <table:table-cell/>
          <table:table-cell office:value-type="float" office:value="1.46234185356694E+018" calcext:value-type="float">
            <text:p>1462341853566940000</text:p>
          </table:table-cell>
          <table:table-cell table:number-columns-repeated="3"/>
        </table:table-row>
        <table:table-row table:style-name="ro1">
          <table:table-cell office:value-type="float" office:value="1.46234185361695E+018" calcext:value-type="float">
            <text:p>1462341853616950000</text:p>
          </table:table-cell>
          <table:table-cell table:formula="of:=[.A1114]-[.$A$2]" office:value-type="float" office:value="55600069888" calcext:value-type="float">
            <text:p>55600069888</text:p>
          </table:table-cell>
          <table:table-cell table:formula="of:=[.B1114]/[.$B$3]" office:value-type="float" office:value="1108.23093016017" calcext:value-type="float">
            <text:p>1108</text:p>
          </table:table-cell>
          <table:table-cell office:value-type="float" office:value="0.710647463799" calcext:value-type="float">
            <text:p>0.7106474638</text:p>
          </table:table-cell>
          <table:table-cell/>
          <table:table-cell office:value-type="float" office:value="1.46234185361695E+018" calcext:value-type="float">
            <text:p>1462341853616950000</text:p>
          </table:table-cell>
          <table:table-cell table:number-columns-repeated="3"/>
        </table:table-row>
        <table:table-row table:style-name="ro1">
          <table:table-cell office:value-type="float" office:value="1.46234185366693E+018" calcext:value-type="float">
            <text:p>1462341853666930000</text:p>
          </table:table-cell>
          <table:table-cell table:formula="of:=[.A1115]-[.$A$2]" office:value-type="float" office:value="55650049792" calcext:value-type="float">
            <text:p>55650049792</text:p>
          </table:table-cell>
          <table:table-cell table:formula="of:=[.B1115]/[.$B$3]" office:value-type="float" office:value="1109.22713889895" calcext:value-type="float">
            <text:p>1109</text:p>
          </table:table-cell>
          <table:table-cell office:value-type="float" office:value="0.650803506374" calcext:value-type="float">
            <text:p>0.6508035064</text:p>
          </table:table-cell>
          <table:table-cell/>
          <table:table-cell office:value-type="float" office:value="1.46234185366693E+018" calcext:value-type="float">
            <text:p>1462341853666930000</text:p>
          </table:table-cell>
          <table:table-cell table:number-columns-repeated="3"/>
        </table:table-row>
        <table:table-row table:style-name="ro1">
          <table:table-cell office:value-type="float" office:value="1.46234185371692E+018" calcext:value-type="float">
            <text:p>1462341853716920000</text:p>
          </table:table-cell>
          <table:table-cell table:formula="of:=[.A1116]-[.$A$2]" office:value-type="float" office:value="55700039936" calcext:value-type="float">
            <text:p>55700039936</text:p>
          </table:table-cell>
          <table:table-cell table:formula="of:=[.B1116]/[.$B$3]" office:value-type="float" office:value="1110.22355174332" calcext:value-type="float">
            <text:p>1110</text:p>
          </table:table-cell>
          <table:table-cell office:value-type="float" office:value="0.663271009922" calcext:value-type="float">
            <text:p>0.6632710099</text:p>
          </table:table-cell>
          <table:table-cell/>
          <table:table-cell office:value-type="float" office:value="1.46234185371692E+018" calcext:value-type="float">
            <text:p>1462341853716920000</text:p>
          </table:table-cell>
          <table:table-cell table:number-columns-repeated="3"/>
        </table:table-row>
        <table:table-row table:style-name="ro1">
          <table:table-cell office:value-type="float" office:value="1.46234185376689E+018" calcext:value-type="float">
            <text:p>1462341853766890000</text:p>
          </table:table-cell>
          <table:table-cell table:formula="of:=[.A1117]-[.$A$2]" office:value-type="float" office:value="55750009856" calcext:value-type="float">
            <text:p>55750009856</text:p>
          </table:table-cell>
          <table:table-cell table:formula="of:=[.B1117]/[.$B$3]" office:value-type="float" office:value="1111.21956147915" calcext:value-type="float">
            <text:p>1111</text:p>
          </table:table-cell>
          <table:table-cell office:value-type="float" office:value="0.668258011341" calcext:value-type="float">
            <text:p>0.6682580113</text:p>
          </table:table-cell>
          <table:table-cell/>
          <table:table-cell office:value-type="float" office:value="1.46234185376689E+018" calcext:value-type="float">
            <text:p>1462341853766890000</text:p>
          </table:table-cell>
          <table:table-cell table:number-columns-repeated="3"/>
        </table:table-row>
        <table:table-row table:style-name="ro1">
          <table:table-cell office:value-type="float" office:value="1.46234185381696E+018" calcext:value-type="float">
            <text:p>1462341853816960000</text:p>
          </table:table-cell>
          <table:table-cell table:formula="of:=[.A1118]-[.$A$2]" office:value-type="float" office:value="55800080128" calcext:value-type="float">
            <text:p>55800080128</text:p>
          </table:table-cell>
          <table:table-cell table:formula="of:=[.B1118]/[.$B$3]" office:value-type="float" office:value="1112.21757144971" calcext:value-type="float">
            <text:p>1112</text:p>
          </table:table-cell>
          <table:table-cell office:value-type="float" office:value="0.683219015598" calcext:value-type="float">
            <text:p>0.6832190156</text:p>
          </table:table-cell>
          <table:table-cell/>
          <table:table-cell office:value-type="float" office:value="1.46234185381696E+018" calcext:value-type="float">
            <text:p>1462341853816960000</text:p>
          </table:table-cell>
          <table:table-cell table:number-columns-repeated="3"/>
        </table:table-row>
        <table:table-row table:style-name="ro1">
          <table:table-cell office:value-type="float" office:value="1.46234185386692E+018" calcext:value-type="float">
            <text:p>1462341853866920000</text:p>
          </table:table-cell>
          <table:table-cell table:formula="of:=[.A1119]-[.$A$2]" office:value-type="float" office:value="55850039808" calcext:value-type="float">
            <text:p>55850039808</text:p>
          </table:table-cell>
          <table:table-cell table:formula="of:=[.B1119]/[.$B$3]" office:value-type="float" office:value="1113.21337707996" calcext:value-type="float">
            <text:p>1113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5386692E+018" calcext:value-type="float">
            <text:p>1462341853866920000</text:p>
          </table:table-cell>
          <table:table-cell table:number-columns-repeated="3"/>
        </table:table-row>
        <table:table-row table:style-name="ro1">
          <table:table-cell office:value-type="float" office:value="1.4623418539169E+018" calcext:value-type="float">
            <text:p>1462341853916900000</text:p>
          </table:table-cell>
          <table:table-cell table:formula="of:=[.A1120]-[.$A$2]" office:value-type="float" office:value="55900019968" calcext:value-type="float">
            <text:p>55900019968</text:p>
          </table:table-cell>
          <table:table-cell table:formula="of:=[.B1120]/[.$B$3]" office:value-type="float" office:value="1114.20959092138" calcext:value-type="float">
            <text:p>1114</text:p>
          </table:table-cell>
          <table:table-cell office:value-type="float" office:value="0.655790507793" calcext:value-type="float">
            <text:p>0.6557905078</text:p>
          </table:table-cell>
          <table:table-cell/>
          <table:table-cell office:value-type="float" office:value="1.4623418539169E+018" calcext:value-type="float">
            <text:p>1462341853916900000</text:p>
          </table:table-cell>
          <table:table-cell table:number-columns-repeated="3"/>
        </table:table-row>
        <table:table-row table:style-name="ro1">
          <table:table-cell office:value-type="float" office:value="1.4623418539669E+018" calcext:value-type="float">
            <text:p>1462341853966900000</text:p>
          </table:table-cell>
          <table:table-cell table:formula="of:=[.A1121]-[.$A$2]" office:value-type="float" office:value="55950019840" calcext:value-type="float">
            <text:p>55950019840</text:p>
          </table:table-cell>
          <table:table-cell table:formula="of:=[.B1121]/[.$B$3]" office:value-type="float" office:value="1115.20619766605" calcext:value-type="float">
            <text:p>1115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539669E+018" calcext:value-type="float">
            <text:p>1462341853966900000</text:p>
          </table:table-cell>
          <table:table-cell table:number-columns-repeated="3"/>
        </table:table-row>
        <table:table-row table:style-name="ro1">
          <table:table-cell office:value-type="float" office:value="1.46234185401698E+018" calcext:value-type="float">
            <text:p>1462341854016980000</text:p>
          </table:table-cell>
          <table:table-cell table:formula="of:=[.A1122]-[.$A$2]" office:value-type="float" office:value="56000100096" calcext:value-type="float">
            <text:p>56000100096</text:p>
          </table:table-cell>
          <table:table-cell table:formula="of:=[.B1122]/[.$B$3]" office:value-type="float" office:value="1116.20440663955" calcext:value-type="float">
            <text:p>1116</text:p>
          </table:table-cell>
          <table:table-cell office:value-type="float" office:value="0.683219015598" calcext:value-type="float">
            <text:p>0.6832190156</text:p>
          </table:table-cell>
          <table:table-cell/>
          <table:table-cell office:value-type="float" office:value="1.46234185401698E+018" calcext:value-type="float">
            <text:p>1462341854016980000</text:p>
          </table:table-cell>
          <table:table-cell table:number-columns-repeated="3"/>
        </table:table-row>
        <table:table-row table:style-name="ro1">
          <table:table-cell office:value-type="float" office:value="1.46234185406702E+018" calcext:value-type="float">
            <text:p>1462341854067020000</text:p>
          </table:table-cell>
          <table:table-cell table:formula="of:=[.A1123]-[.$A$2]" office:value-type="float" office:value="56050139904" calcext:value-type="float">
            <text:p>56050139904</text:p>
          </table:table-cell>
          <table:table-cell table:formula="of:=[.B1123]/[.$B$3]" office:value-type="float" office:value="1117.201809396" calcext:value-type="float">
            <text:p>1117</text:p>
          </table:table-cell>
          <table:table-cell office:value-type="float" office:value="0.670751512051" calcext:value-type="float">
            <text:p>0.6707515121</text:p>
          </table:table-cell>
          <table:table-cell/>
          <table:table-cell office:value-type="float" office:value="1.46234185406702E+018" calcext:value-type="float">
            <text:p>1462341854067020000</text:p>
          </table:table-cell>
          <table:table-cell table:number-columns-repeated="3"/>
        </table:table-row>
        <table:table-row table:style-name="ro1">
          <table:table-cell office:value-type="float" office:value="1.46234185411689E+018" calcext:value-type="float">
            <text:p>1462341854116890000</text:p>
          </table:table-cell>
          <table:table-cell table:formula="of:=[.A1124]-[.$A$2]" office:value-type="float" office:value="56100009984" calcext:value-type="float">
            <text:p>56100009984</text:p>
          </table:table-cell>
          <table:table-cell table:formula="of:=[.B1124]/[.$B$3]" office:value-type="float" office:value="1118.19582910239" calcext:value-type="float">
            <text:p>1118</text:p>
          </table:table-cell>
          <table:table-cell office:value-type="float" office:value="0.678232014179" calcext:value-type="float">
            <text:p>0.6782320142</text:p>
          </table:table-cell>
          <table:table-cell/>
          <table:table-cell office:value-type="float" office:value="1.46234185411689E+018" calcext:value-type="float">
            <text:p>1462341854116890000</text:p>
          </table:table-cell>
          <table:table-cell table:number-columns-repeated="3"/>
        </table:table-row>
        <table:table-row table:style-name="ro1">
          <table:table-cell office:value-type="float" office:value="1.46234185416698E+018" calcext:value-type="float">
            <text:p>1462341854166980000</text:p>
          </table:table-cell>
          <table:table-cell table:formula="of:=[.A1125]-[.$A$2]" office:value-type="float" office:value="56150099712" calcext:value-type="float">
            <text:p>56150099712</text:p>
          </table:table-cell>
          <table:table-cell table:formula="of:=[.B1125]/[.$B$3]" office:value-type="float" office:value="1119.19422687356" calcext:value-type="float">
            <text:p>1119</text:p>
          </table:table-cell>
          <table:table-cell office:value-type="float" office:value="0.710647463799" calcext:value-type="float">
            <text:p>0.7106474638</text:p>
          </table:table-cell>
          <table:table-cell/>
          <table:table-cell office:value-type="float" office:value="1.46234185416698E+018" calcext:value-type="float">
            <text:p>1462341854166980000</text:p>
          </table:table-cell>
          <table:table-cell table:number-columns-repeated="3"/>
        </table:table-row>
        <table:table-row table:style-name="ro1">
          <table:table-cell office:value-type="float" office:value="1.46234185421706E+018" calcext:value-type="float">
            <text:p>1462341854217060000</text:p>
          </table:table-cell>
          <table:table-cell table:formula="of:=[.A1126]-[.$A$2]" office:value-type="float" office:value="56200179968" calcext:value-type="float">
            <text:p>56200179968</text:p>
          </table:table-cell>
          <table:table-cell table:formula="of:=[.B1126]/[.$B$3]" office:value-type="float" office:value="1120.19243584706" calcext:value-type="float">
            <text:p>1120</text:p>
          </table:table-cell>
          <table:table-cell office:value-type="float" office:value="0.698179960251" calcext:value-type="float">
            <text:p>0.6981799603</text:p>
          </table:table-cell>
          <table:table-cell/>
          <table:table-cell office:value-type="float" office:value="1.46234185421706E+018" calcext:value-type="float">
            <text:p>1462341854217060000</text:p>
          </table:table-cell>
          <table:table-cell table:number-columns-repeated="3"/>
        </table:table-row>
        <table:table-row table:style-name="ro1">
          <table:table-cell office:value-type="float" office:value="1.46234185426703E+018" calcext:value-type="float">
            <text:p>1462341854267030000</text:p>
          </table:table-cell>
          <table:table-cell table:formula="of:=[.A1127]-[.$A$2]" office:value-type="float" office:value="56250149888" calcext:value-type="float">
            <text:p>56250149888</text:p>
          </table:table-cell>
          <table:table-cell table:formula="of:=[.B1127]/[.$B$3]" office:value-type="float" office:value="1121.1884455829" calcext:value-type="float">
            <text:p>1121</text:p>
          </table:table-cell>
          <table:table-cell office:value-type="float" office:value="0.67324501276" calcext:value-type="float">
            <text:p>0.6732450128</text:p>
          </table:table-cell>
          <table:table-cell/>
          <table:table-cell office:value-type="float" office:value="1.46234185426703E+018" calcext:value-type="float">
            <text:p>1462341854267030000</text:p>
          </table:table-cell>
          <table:table-cell table:number-columns-repeated="3"/>
        </table:table-row>
        <table:table-row table:style-name="ro1">
          <table:table-cell office:value-type="float" office:value="1.4623418543169E+018" calcext:value-type="float">
            <text:p>1462341854316900000</text:p>
          </table:table-cell>
          <table:table-cell table:formula="of:=[.A1128]-[.$A$2]" office:value-type="float" office:value="56300019968" calcext:value-type="float">
            <text:p>56300019968</text:p>
          </table:table-cell>
          <table:table-cell table:formula="of:=[.B1128]/[.$B$3]" office:value-type="float" office:value="1122.18246528929" calcext:value-type="float">
            <text:p>1122</text:p>
          </table:table-cell>
          <table:table-cell office:value-type="float" office:value="0.653297007084" calcext:value-type="float">
            <text:p>0.6532970071</text:p>
          </table:table-cell>
          <table:table-cell/>
          <table:table-cell office:value-type="float" office:value="1.4623418543169E+018" calcext:value-type="float">
            <text:p>1462341854316900000</text:p>
          </table:table-cell>
          <table:table-cell table:number-columns-repeated="3"/>
        </table:table-row>
        <table:table-row table:style-name="ro1">
          <table:table-cell office:value-type="float" office:value="1.46234185436691E+018" calcext:value-type="float">
            <text:p>1462341854366910000</text:p>
          </table:table-cell>
          <table:table-cell table:formula="of:=[.A1129]-[.$A$2]" office:value-type="float" office:value="56350029824" calcext:value-type="float">
            <text:p>56350029824</text:p>
          </table:table-cell>
          <table:table-cell table:formula="of:=[.B1129]/[.$B$3]" office:value-type="float" office:value="1123.17927103691" calcext:value-type="float">
            <text:p>1123</text:p>
          </table:table-cell>
          <table:table-cell office:value-type="float" office:value="0.685712456703" calcext:value-type="float">
            <text:p>0.6857124567</text:p>
          </table:table-cell>
          <table:table-cell/>
          <table:table-cell office:value-type="float" office:value="1.46234185436691E+018" calcext:value-type="float">
            <text:p>1462341854366910000</text:p>
          </table:table-cell>
          <table:table-cell table:number-columns-repeated="3"/>
        </table:table-row>
        <table:table-row table:style-name="ro1">
          <table:table-cell office:value-type="float" office:value="1.46234185441693E+018" calcext:value-type="float">
            <text:p>1462341854416930000</text:p>
          </table:table-cell>
          <table:table-cell table:formula="of:=[.A1130]-[.$A$2]" office:value-type="float" office:value="56400049920" calcext:value-type="float">
            <text:p>56400049920</text:p>
          </table:table-cell>
          <table:table-cell table:formula="of:=[.B1130]/[.$B$3]" office:value-type="float" office:value="1124.1762808901" calcext:value-type="float">
            <text:p>1124</text:p>
          </table:table-cell>
          <table:table-cell office:value-type="float" office:value="0.663271009922" calcext:value-type="float">
            <text:p>0.6632710099</text:p>
          </table:table-cell>
          <table:table-cell/>
          <table:table-cell office:value-type="float" office:value="1.46234185441693E+018" calcext:value-type="float">
            <text:p>1462341854416930000</text:p>
          </table:table-cell>
          <table:table-cell table:number-columns-repeated="3"/>
        </table:table-row>
        <table:table-row table:style-name="ro1">
          <table:table-cell office:value-type="float" office:value="1.46234185446698E+018" calcext:value-type="float">
            <text:p>1462341854466980000</text:p>
          </table:table-cell>
          <table:table-cell table:formula="of:=[.A1131]-[.$A$2]" office:value-type="float" office:value="56450099712" calcext:value-type="float">
            <text:p>56450099712</text:p>
          </table:table-cell>
          <table:table-cell table:formula="of:=[.B1131]/[.$B$3]" office:value-type="float" office:value="1125.17388264949" calcext:value-type="float">
            <text:p>1125</text:p>
          </table:table-cell>
          <table:table-cell office:value-type="float" office:value="0.655790507793" calcext:value-type="float">
            <text:p>0.6557905078</text:p>
          </table:table-cell>
          <table:table-cell/>
          <table:table-cell office:value-type="float" office:value="1.46234185446698E+018" calcext:value-type="float">
            <text:p>1462341854466980000</text:p>
          </table:table-cell>
          <table:table-cell table:number-columns-repeated="3"/>
        </table:table-row>
        <table:table-row table:style-name="ro1">
          <table:table-cell office:value-type="float" office:value="1.46234185451692E+018" calcext:value-type="float">
            <text:p>1462341854516920000</text:p>
          </table:table-cell>
          <table:table-cell table:formula="of:=[.A1132]-[.$A$2]" office:value-type="float" office:value="56500039936" calcext:value-type="float">
            <text:p>56500039936</text:p>
          </table:table-cell>
          <table:table-cell table:formula="of:=[.B1132]/[.$B$3]" office:value-type="float" office:value="1126.16930047914" calcext:value-type="float">
            <text:p>1126</text:p>
          </table:table-cell>
          <table:table-cell office:value-type="float" office:value="0.955010533333" calcext:value-type="float">
            <text:p>0.9550105333</text:p>
          </table:table-cell>
          <table:table-cell/>
          <table:table-cell office:value-type="float" office:value="1.46234185451692E+018" calcext:value-type="float">
            <text:p>1462341854516920000</text:p>
          </table:table-cell>
          <table:table-cell table:number-columns-repeated="3"/>
        </table:table-row>
        <table:table-row table:style-name="ro1">
          <table:table-cell office:value-type="float" office:value="1.46234185456691E+018" calcext:value-type="float">
            <text:p>1462341854566910000</text:p>
          </table:table-cell>
          <table:table-cell table:formula="of:=[.A1133]-[.$A$2]" office:value-type="float" office:value="56550029824" calcext:value-type="float">
            <text:p>56550029824</text:p>
          </table:table-cell>
          <table:table-cell table:formula="of:=[.B1133]/[.$B$3]" office:value-type="float" office:value="1127.16570822086" calcext:value-type="float">
            <text:p>1127</text:p>
          </table:table-cell>
          <table:table-cell office:value-type="float" office:value="0.583478987217" calcext:value-type="float">
            <text:p>0.5834789872</text:p>
          </table:table-cell>
          <table:table-cell/>
          <table:table-cell office:value-type="float" office:value="1.46234185456691E+018" calcext:value-type="float">
            <text:p>1462341854566910000</text:p>
          </table:table-cell>
          <table:table-cell table:number-columns-repeated="3"/>
        </table:table-row>
        <table:table-row table:style-name="ro1">
          <table:table-cell office:value-type="float" office:value="1.46234185461694E+018" calcext:value-type="float">
            <text:p>1462341854616940000</text:p>
          </table:table-cell>
          <table:table-cell table:formula="of:=[.A1134]-[.$A$2]" office:value-type="float" office:value="56600059904" calcext:value-type="float">
            <text:p>56600059904</text:p>
          </table:table-cell>
          <table:table-cell table:formula="of:=[.B1134]/[.$B$3]" office:value-type="float" office:value="1128.162917077" calcext:value-type="float">
            <text:p>1128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5461694E+018" calcext:value-type="float">
            <text:p>1462341854616940000</text:p>
          </table:table-cell>
          <table:table-cell table:number-columns-repeated="3"/>
        </table:table-row>
        <table:table-row table:style-name="ro1">
          <table:table-cell office:value-type="float" office:value="1.46234185466691E+018" calcext:value-type="float">
            <text:p>1462341854666910000</text:p>
          </table:table-cell>
          <table:table-cell table:formula="of:=[.A1135]-[.$A$2]" office:value-type="float" office:value="56650029824" calcext:value-type="float">
            <text:p>56650029824</text:p>
          </table:table-cell>
          <table:table-cell table:formula="of:=[.B1135]/[.$B$3]" office:value-type="float" office:value="1129.15892681284" calcext:value-type="float">
            <text:p>1129</text:p>
          </table:table-cell>
          <table:table-cell office:value-type="float" office:value="0.655790507793" calcext:value-type="float">
            <text:p>0.6557905078</text:p>
          </table:table-cell>
          <table:table-cell/>
          <table:table-cell office:value-type="float" office:value="1.46234185466691E+018" calcext:value-type="float">
            <text:p>1462341854666910000</text:p>
          </table:table-cell>
          <table:table-cell table:number-columns-repeated="3"/>
        </table:table-row>
        <table:table-row table:style-name="ro1">
          <table:table-cell office:value-type="float" office:value="1.46234185471692E+018" calcext:value-type="float">
            <text:p>1462341854716920000</text:p>
          </table:table-cell>
          <table:table-cell table:formula="of:=[.A1136]-[.$A$2]" office:value-type="float" office:value="56700039936" calcext:value-type="float">
            <text:p>56700039936</text:p>
          </table:table-cell>
          <table:table-cell table:formula="of:=[.B1136]/[.$B$3]" office:value-type="float" office:value="1130.15573766309" calcext:value-type="float">
            <text:p>1130</text:p>
          </table:table-cell>
          <table:table-cell office:value-type="float" office:value="0.655790507793" calcext:value-type="float">
            <text:p>0.6557905078</text:p>
          </table:table-cell>
          <table:table-cell/>
          <table:table-cell office:value-type="float" office:value="1.46234185471692E+018" calcext:value-type="float">
            <text:p>1462341854716920000</text:p>
          </table:table-cell>
          <table:table-cell table:number-columns-repeated="3"/>
        </table:table-row>
        <table:table-row table:style-name="ro1">
          <table:table-cell office:value-type="float" office:value="1.46234185476695E+018" calcext:value-type="float">
            <text:p>1462341854766950000</text:p>
          </table:table-cell>
          <table:table-cell table:formula="of:=[.A1137]-[.$A$2]" office:value-type="float" office:value="56750069760" calcext:value-type="float">
            <text:p>56750069760</text:p>
          </table:table-cell>
          <table:table-cell table:formula="of:=[.B1137]/[.$B$3]" office:value-type="float" office:value="1131.15294141659" calcext:value-type="float">
            <text:p>1131</text:p>
          </table:table-cell>
          <table:table-cell office:value-type="float" office:value="0.643323004246" calcext:value-type="float">
            <text:p>0.6433230042</text:p>
          </table:table-cell>
          <table:table-cell/>
          <table:table-cell office:value-type="float" office:value="1.46234185476695E+018" calcext:value-type="float">
            <text:p>1462341854766950000</text:p>
          </table:table-cell>
          <table:table-cell table:number-columns-repeated="3"/>
        </table:table-row>
        <table:table-row table:style-name="ro1">
          <table:table-cell office:value-type="float" office:value="1.46234185481702E+018" calcext:value-type="float">
            <text:p>1462341854817020000</text:p>
          </table:table-cell>
          <table:table-cell table:formula="of:=[.A1138]-[.$A$2]" office:value-type="float" office:value="56800139776" calcext:value-type="float">
            <text:p>56800139776</text:p>
          </table:table-cell>
          <table:table-cell table:formula="of:=[.B1138]/[.$B$3]" office:value-type="float" office:value="1132.15094628451" calcext:value-type="float">
            <text:p>1132</text:p>
          </table:table-cell>
          <table:table-cell office:value-type="float" office:value="0.62088149786" calcext:value-type="float">
            <text:p>0.6208814979</text:p>
          </table:table-cell>
          <table:table-cell/>
          <table:table-cell office:value-type="float" office:value="1.46234185481702E+018" calcext:value-type="float">
            <text:p>1462341854817020000</text:p>
          </table:table-cell>
          <table:table-cell table:number-columns-repeated="3"/>
        </table:table-row>
        <table:table-row table:style-name="ro1">
          <table:table-cell office:value-type="float" office:value="1.462341854867E+018" calcext:value-type="float">
            <text:p>1462341854867000000</text:p>
          </table:table-cell>
          <table:table-cell table:formula="of:=[.A1139]-[.$A$2]" office:value-type="float" office:value="56850119936" calcext:value-type="float">
            <text:p>56850119936</text:p>
          </table:table-cell>
          <table:table-cell table:formula="of:=[.B1139]/[.$B$3]" office:value-type="float" office:value="1133.14716012593" calcext:value-type="float">
            <text:p>1133</text:p>
          </table:table-cell>
          <table:table-cell office:value-type="float" office:value="0.655790507793" calcext:value-type="float">
            <text:p>0.6557905078</text:p>
          </table:table-cell>
          <table:table-cell/>
          <table:table-cell office:value-type="float" office:value="1.462341854867E+018" calcext:value-type="float">
            <text:p>1462341854867000000</text:p>
          </table:table-cell>
          <table:table-cell table:number-columns-repeated="3"/>
        </table:table-row>
        <table:table-row table:style-name="ro1">
          <table:table-cell office:value-type="float" office:value="1.46234185491691E+018" calcext:value-type="float">
            <text:p>1462341854916910000</text:p>
          </table:table-cell>
          <table:table-cell table:formula="of:=[.A1140]-[.$A$2]" office:value-type="float" office:value="56900029952" calcext:value-type="float">
            <text:p>56900029952</text:p>
          </table:table-cell>
          <table:table-cell table:formula="of:=[.B1140]/[.$B$3]" office:value-type="float" office:value="1134.1419758441" calcext:value-type="float">
            <text:p>1134</text:p>
          </table:table-cell>
          <table:table-cell office:value-type="float" office:value="0.660777509212" calcext:value-type="float">
            <text:p>0.6607775092</text:p>
          </table:table-cell>
          <table:table-cell/>
          <table:table-cell office:value-type="float" office:value="1.46234185491691E+018" calcext:value-type="float">
            <text:p>1462341854916910000</text:p>
          </table:table-cell>
          <table:table-cell table:number-columns-repeated="3"/>
        </table:table-row>
        <table:table-row table:style-name="ro1">
          <table:table-cell office:value-type="float" office:value="1.46234185496703E+018" calcext:value-type="float">
            <text:p>1462341854967030000</text:p>
          </table:table-cell>
          <table:table-cell table:formula="of:=[.A1141]-[.$A$2]" office:value-type="float" office:value="56950149888" calcext:value-type="float">
            <text:p>56950149888</text:p>
          </table:table-cell>
          <table:table-cell table:formula="of:=[.B1141]/[.$B$3]" office:value-type="float" office:value="1135.14097572674" calcext:value-type="float">
            <text:p>1135</text:p>
          </table:table-cell>
          <table:table-cell office:value-type="float" office:value="0.683219015598" calcext:value-type="float">
            <text:p>0.6832190156</text:p>
          </table:table-cell>
          <table:table-cell/>
          <table:table-cell office:value-type="float" office:value="1.46234185496703E+018" calcext:value-type="float">
            <text:p>1462341854967030000</text:p>
          </table:table-cell>
          <table:table-cell table:number-columns-repeated="3"/>
        </table:table-row>
        <table:table-row table:style-name="ro1">
          <table:table-cell office:value-type="float" office:value="1.46234185501708E+018" calcext:value-type="float">
            <text:p>1462341855017080000</text:p>
          </table:table-cell>
          <table:table-cell table:formula="of:=[.A1142]-[.$A$2]" office:value-type="float" office:value="57000199680" calcext:value-type="float">
            <text:p>57000199680</text:p>
          </table:table-cell>
          <table:table-cell table:formula="of:=[.B1142]/[.$B$3]" office:value-type="float" office:value="1136.13857748613" calcext:value-type="float">
            <text:p>1136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5501708E+018" calcext:value-type="float">
            <text:p>1462341855017080000</text:p>
          </table:table-cell>
          <table:table-cell table:number-columns-repeated="3"/>
        </table:table-row>
        <table:table-row table:style-name="ro1">
          <table:table-cell office:value-type="float" office:value="1.46234185506691E+018" calcext:value-type="float">
            <text:p>1462341855066910000</text:p>
          </table:table-cell>
          <table:table-cell table:formula="of:=[.A1143]-[.$A$2]" office:value-type="float" office:value="57050029824" calcext:value-type="float">
            <text:p>57050029824</text:p>
          </table:table-cell>
          <table:table-cell table:formula="of:=[.B1143]/[.$B$3]" office:value-type="float" office:value="1137.13180118075" calcext:value-type="float">
            <text:p>1137</text:p>
          </table:table-cell>
          <table:table-cell office:value-type="float" office:value="0.628361999989" calcext:value-type="float">
            <text:p>0.628362</text:p>
          </table:table-cell>
          <table:table-cell/>
          <table:table-cell office:value-type="float" office:value="1.46234185506691E+018" calcext:value-type="float">
            <text:p>1462341855066910000</text:p>
          </table:table-cell>
          <table:table-cell table:number-columns-repeated="3"/>
        </table:table-row>
        <table:table-row table:style-name="ro1">
          <table:table-cell office:value-type="float" office:value="1.46234185511691E+018" calcext:value-type="float">
            <text:p>1462341855116910000</text:p>
          </table:table-cell>
          <table:table-cell table:formula="of:=[.A1144]-[.$A$2]" office:value-type="float" office:value="57100029952" calcext:value-type="float">
            <text:p>57100029952</text:p>
          </table:table-cell>
          <table:table-cell table:formula="of:=[.B1144]/[.$B$3]" office:value-type="float" office:value="1138.12841302806" calcext:value-type="float">
            <text:p>1138</text:p>
          </table:table-cell>
          <table:table-cell office:value-type="float" office:value="0.688206017017" calcext:value-type="float">
            <text:p>0.688206017</text:p>
          </table:table-cell>
          <table:table-cell/>
          <table:table-cell office:value-type="float" office:value="1.46234185511691E+018" calcext:value-type="float">
            <text:p>1462341855116910000</text:p>
          </table:table-cell>
          <table:table-cell table:number-columns-repeated="3"/>
        </table:table-row>
        <table:table-row table:style-name="ro1">
          <table:table-cell office:value-type="float" office:value="1.4623418551669E+018" calcext:value-type="float">
            <text:p>1462341855166900000</text:p>
          </table:table-cell>
          <table:table-cell table:formula="of:=[.A1145]-[.$A$2]" office:value-type="float" office:value="57150019840" calcext:value-type="float">
            <text:p>57150019840</text:p>
          </table:table-cell>
          <table:table-cell table:formula="of:=[.B1145]/[.$B$3]" office:value-type="float" office:value="1139.12482076978" calcext:value-type="float">
            <text:p>1139</text:p>
          </table:table-cell>
          <table:table-cell office:value-type="float" office:value="0.957504034042" calcext:value-type="float">
            <text:p>0.957504034</text:p>
          </table:table-cell>
          <table:table-cell/>
          <table:table-cell office:value-type="float" office:value="1.4623418551669E+018" calcext:value-type="float">
            <text:p>1462341855166900000</text:p>
          </table:table-cell>
          <table:table-cell table:number-columns-repeated="3"/>
        </table:table-row>
        <table:table-row table:style-name="ro1">
          <table:table-cell office:value-type="float" office:value="1.46234185521699E+018" calcext:value-type="float">
            <text:p>1462341855216990000</text:p>
          </table:table-cell>
          <table:table-cell table:formula="of:=[.A1146]-[.$A$2]" office:value-type="float" office:value="57200109824" calcext:value-type="float">
            <text:p>57200109824</text:p>
          </table:table-cell>
          <table:table-cell table:formula="of:=[.B1146]/[.$B$3]" office:value-type="float" office:value="1140.12322364359" calcext:value-type="float">
            <text:p>1140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5521699E+018" calcext:value-type="float">
            <text:p>1462341855216990000</text:p>
          </table:table-cell>
          <table:table-cell table:number-columns-repeated="3"/>
        </table:table-row>
        <table:table-row table:style-name="ro1">
          <table:table-cell office:value-type="float" office:value="1.46234185526696E+018" calcext:value-type="float">
            <text:p>1462341855266960000</text:p>
          </table:table-cell>
          <table:table-cell table:formula="of:=[.A1147]-[.$A$2]" office:value-type="float" office:value="57250080000" calcext:value-type="float">
            <text:p>57250080000</text:p>
          </table:table-cell>
          <table:table-cell table:formula="of:=[.B1147]/[.$B$3]" office:value-type="float" office:value="1141.11923848207" calcext:value-type="float">
            <text:p>1141</text:p>
          </table:table-cell>
          <table:table-cell office:value-type="float" office:value="0.655790507793" calcext:value-type="float">
            <text:p>0.6557905078</text:p>
          </table:table-cell>
          <table:table-cell/>
          <table:table-cell office:value-type="float" office:value="1.46234185526696E+018" calcext:value-type="float">
            <text:p>1462341855266960000</text:p>
          </table:table-cell>
          <table:table-cell table:number-columns-repeated="3"/>
        </table:table-row>
        <table:table-row table:style-name="ro1">
          <table:table-cell office:value-type="float" office:value="1.4623418553169E+018" calcext:value-type="float">
            <text:p>1462341855316900000</text:p>
          </table:table-cell>
          <table:table-cell table:formula="of:=[.A1148]-[.$A$2]" office:value-type="float" office:value="57300019968" calcext:value-type="float">
            <text:p>57300019968</text:p>
          </table:table-cell>
          <table:table-cell table:formula="of:=[.B1148]/[.$B$3]" office:value-type="float" office:value="1142.11465120907" calcext:value-type="float">
            <text:p>1142</text:p>
          </table:table-cell>
          <table:table-cell office:value-type="float" office:value="0.678232014179" calcext:value-type="float">
            <text:p>0.6782320142</text:p>
          </table:table-cell>
          <table:table-cell/>
          <table:table-cell office:value-type="float" office:value="1.4623418553169E+018" calcext:value-type="float">
            <text:p>1462341855316900000</text:p>
          </table:table-cell>
          <table:table-cell table:number-columns-repeated="3"/>
        </table:table-row>
        <table:table-row table:style-name="ro1">
          <table:table-cell office:value-type="float" office:value="1.46234185536692E+018" calcext:value-type="float">
            <text:p>1462341855366920000</text:p>
          </table:table-cell>
          <table:table-cell table:formula="of:=[.A1149]-[.$A$2]" office:value-type="float" office:value="57350040064" calcext:value-type="float">
            <text:p>57350040064</text:p>
          </table:table-cell>
          <table:table-cell table:formula="of:=[.B1149]/[.$B$3]" office:value-type="float" office:value="1143.11166106227" calcext:value-type="float">
            <text:p>1143</text:p>
          </table:table-cell>
          <table:table-cell office:value-type="float" office:value="0.700673520565" calcext:value-type="float">
            <text:p>0.7006735206</text:p>
          </table:table-cell>
          <table:table-cell/>
          <table:table-cell office:value-type="float" office:value="1.46234185536692E+018" calcext:value-type="float">
            <text:p>1462341855366920000</text:p>
          </table:table-cell>
          <table:table-cell table:number-columns-repeated="3"/>
        </table:table-row>
        <table:table-row table:style-name="ro1">
          <table:table-cell office:value-type="float" office:value="1.46234185541703E+018" calcext:value-type="float">
            <text:p>1462341855417030000</text:p>
          </table:table-cell>
          <table:table-cell table:formula="of:=[.A1150]-[.$A$2]" office:value-type="float" office:value="57400149760" calcext:value-type="float">
            <text:p>57400149760</text:p>
          </table:table-cell>
          <table:table-cell table:formula="of:=[.B1150]/[.$B$3]" office:value-type="float" office:value="1144.11045683932" calcext:value-type="float">
            <text:p>1144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5541703E+018" calcext:value-type="float">
            <text:p>1462341855417030000</text:p>
          </table:table-cell>
          <table:table-cell table:number-columns-repeated="3"/>
        </table:table-row>
        <table:table-row table:style-name="ro1">
          <table:table-cell office:value-type="float" office:value="1.46234185546706E+018" calcext:value-type="float">
            <text:p>1462341855467060000</text:p>
          </table:table-cell>
          <table:table-cell table:formula="of:=[.A1151]-[.$A$2]" office:value-type="float" office:value="57450179840" calcext:value-type="float">
            <text:p>57450179840</text:p>
          </table:table-cell>
          <table:table-cell table:formula="of:=[.B1151]/[.$B$3]" office:value-type="float" office:value="1145.10766569546" calcext:value-type="float">
            <text:p>1145</text:p>
          </table:table-cell>
          <table:table-cell office:value-type="float" office:value="0.70316696167" calcext:value-type="float">
            <text:p>0.7031669617</text:p>
          </table:table-cell>
          <table:table-cell/>
          <table:table-cell office:value-type="float" office:value="1.46234185546706E+018" calcext:value-type="float">
            <text:p>1462341855467060000</text:p>
          </table:table-cell>
          <table:table-cell table:number-columns-repeated="3"/>
        </table:table-row>
        <table:table-row table:style-name="ro1">
          <table:table-cell office:value-type="float" office:value="1.46234185551699E+018" calcext:value-type="float">
            <text:p>1462341855516990000</text:p>
          </table:table-cell>
          <table:table-cell table:formula="of:=[.A1152]-[.$A$2]" office:value-type="float" office:value="57500109824" calcext:value-type="float">
            <text:p>57500109824</text:p>
          </table:table-cell>
          <table:table-cell table:formula="of:=[.B1152]/[.$B$3]" office:value-type="float" office:value="1146.10287941952" calcext:value-type="float">
            <text:p>1146</text:p>
          </table:table-cell>
          <table:table-cell office:value-type="float" office:value="0.718127965927" calcext:value-type="float">
            <text:p>0.7181279659</text:p>
          </table:table-cell>
          <table:table-cell/>
          <table:table-cell office:value-type="float" office:value="1.46234185551699E+018" calcext:value-type="float">
            <text:p>1462341855516990000</text:p>
          </table:table-cell>
          <table:table-cell table:number-columns-repeated="3"/>
        </table:table-row>
        <table:table-row table:style-name="ro1">
          <table:table-cell office:value-type="float" office:value="1.4623418555669E+018" calcext:value-type="float">
            <text:p>1462341855566900000</text:p>
          </table:table-cell>
          <table:table-cell table:formula="of:=[.A1153]-[.$A$2]" office:value-type="float" office:value="57550019840" calcext:value-type="float">
            <text:p>57550019840</text:p>
          </table:table-cell>
          <table:table-cell table:formula="of:=[.B1153]/[.$B$3]" office:value-type="float" office:value="1147.09769513769" calcext:value-type="float">
            <text:p>1147</text:p>
          </table:table-cell>
          <table:table-cell office:value-type="float" office:value="0.735582470894" calcext:value-type="float">
            <text:p>0.7355824709</text:p>
          </table:table-cell>
          <table:table-cell/>
          <table:table-cell office:value-type="float" office:value="1.4623418555669E+018" calcext:value-type="float">
            <text:p>1462341855566900000</text:p>
          </table:table-cell>
          <table:table-cell table:number-columns-repeated="3"/>
        </table:table-row>
        <table:table-row table:style-name="ro1">
          <table:table-cell office:value-type="float" office:value="1.46234185561707E+018" calcext:value-type="float">
            <text:p>1462341855617070000</text:p>
          </table:table-cell>
          <table:table-cell table:formula="of:=[.A1154]-[.$A$2]" office:value-type="float" office:value="57600189952" calcext:value-type="float">
            <text:p>57600189952</text:p>
          </table:table-cell>
          <table:table-cell table:formula="of:=[.B1154]/[.$B$3]" office:value-type="float" office:value="1148.09769513769" calcext:value-type="float">
            <text:p>1148</text:p>
          </table:table-cell>
          <table:table-cell office:value-type="float" office:value="0.665764510632" calcext:value-type="float">
            <text:p>0.6657645106</text:p>
          </table:table-cell>
          <table:table-cell/>
          <table:table-cell office:value-type="float" office:value="1.46234185561707E+018" calcext:value-type="float">
            <text:p>1462341855617070000</text:p>
          </table:table-cell>
          <table:table-cell table:number-columns-repeated="3"/>
        </table:table-row>
        <table:table-row table:style-name="ro1">
          <table:table-cell office:value-type="float" office:value="1.46234185566707E+018" calcext:value-type="float">
            <text:p>1462341855667070000</text:p>
          </table:table-cell>
          <table:table-cell table:formula="of:=[.A1155]-[.$A$2]" office:value-type="float" office:value="57650189824" calcext:value-type="float">
            <text:p>57650189824</text:p>
          </table:table-cell>
          <table:table-cell table:formula="of:=[.B1155]/[.$B$3]" office:value-type="float" office:value="1149.09430188236" calcext:value-type="float">
            <text:p>1149</text:p>
          </table:table-cell>
          <table:table-cell office:value-type="float" office:value="0.718127965927" calcext:value-type="float">
            <text:p>0.7181279659</text:p>
          </table:table-cell>
          <table:table-cell/>
          <table:table-cell office:value-type="float" office:value="1.46234185566707E+018" calcext:value-type="float">
            <text:p>1462341855667070000</text:p>
          </table:table-cell>
          <table:table-cell table:number-columns-repeated="3"/>
        </table:table-row>
        <table:table-row table:style-name="ro1">
          <table:table-cell office:value-type="float" office:value="1.46234185571704E+018" calcext:value-type="float">
            <text:p>1462341855717040000</text:p>
          </table:table-cell>
          <table:table-cell table:formula="of:=[.A1156]-[.$A$2]" office:value-type="float" office:value="57700160000" calcext:value-type="float">
            <text:p>57700160000</text:p>
          </table:table-cell>
          <table:table-cell table:formula="of:=[.B1156]/[.$B$3]" office:value-type="float" office:value="1150.09031672084" calcext:value-type="float">
            <text:p>1150</text:p>
          </table:table-cell>
          <table:table-cell office:value-type="float" office:value="0.81038749218" calcext:value-type="float">
            <text:p>0.8103874922</text:p>
          </table:table-cell>
          <table:table-cell/>
          <table:table-cell office:value-type="float" office:value="1.46234185571704E+018" calcext:value-type="float">
            <text:p>1462341855717040000</text:p>
          </table:table-cell>
          <table:table-cell table:number-columns-repeated="3"/>
        </table:table-row>
        <table:table-row table:style-name="ro1">
          <table:table-cell office:value-type="float" office:value="1.46234185576693E+018" calcext:value-type="float">
            <text:p>1462341855766930000</text:p>
          </table:table-cell>
          <table:table-cell table:formula="of:=[.A1157]-[.$A$2]" office:value-type="float" office:value="57750050048" calcext:value-type="float">
            <text:p>57750050048</text:p>
          </table:table-cell>
          <table:table-cell table:formula="of:=[.B1157]/[.$B$3]" office:value-type="float" office:value="1151.08473443312" calcext:value-type="float">
            <text:p>1151</text:p>
          </table:table-cell>
          <table:table-cell office:value-type="float" office:value="0.708153963089" calcext:value-type="float">
            <text:p>0.7081539631</text:p>
          </table:table-cell>
          <table:table-cell/>
          <table:table-cell office:value-type="float" office:value="1.46234185576693E+018" calcext:value-type="float">
            <text:p>1462341855766930000</text:p>
          </table:table-cell>
          <table:table-cell table:number-columns-repeated="3"/>
        </table:table-row>
        <table:table-row table:style-name="ro1">
          <table:table-cell office:value-type="float" office:value="1.46234185581689E+018" calcext:value-type="float">
            <text:p>1462341855816890000</text:p>
          </table:table-cell>
          <table:table-cell table:formula="of:=[.A1158]-[.$A$2]" office:value-type="float" office:value="57800009984" calcext:value-type="float">
            <text:p>57800009984</text:p>
          </table:table-cell>
          <table:table-cell table:formula="of:=[.B1158]/[.$B$3]" office:value-type="float" office:value="1152.08054516601" calcext:value-type="float">
            <text:p>1152</text:p>
          </table:table-cell>
          <table:table-cell office:value-type="float" office:value="0.643323004246" calcext:value-type="float">
            <text:p>0.6433230042</text:p>
          </table:table-cell>
          <table:table-cell/>
          <table:table-cell office:value-type="float" office:value="1.46234185581689E+018" calcext:value-type="float">
            <text:p>1462341855816890000</text:p>
          </table:table-cell>
          <table:table-cell table:number-columns-repeated="3"/>
        </table:table-row>
        <table:table-row table:style-name="ro1">
          <table:table-cell office:value-type="float" office:value="1.46234185586693E+018" calcext:value-type="float">
            <text:p>1462341855866930000</text:p>
          </table:table-cell>
          <table:table-cell table:formula="of:=[.A1159]-[.$A$2]" office:value-type="float" office:value="57850050048" calcext:value-type="float">
            <text:p>57850050048</text:p>
          </table:table-cell>
          <table:table-cell table:formula="of:=[.B1159]/[.$B$3]" office:value-type="float" office:value="1153.0779530251" calcext:value-type="float">
            <text:p>1153</text:p>
          </table:table-cell>
          <table:table-cell office:value-type="float" office:value="0.67324501276" calcext:value-type="float">
            <text:p>0.6732450128</text:p>
          </table:table-cell>
          <table:table-cell/>
          <table:table-cell office:value-type="float" office:value="1.46234185586693E+018" calcext:value-type="float">
            <text:p>1462341855866930000</text:p>
          </table:table-cell>
          <table:table-cell table:number-columns-repeated="3"/>
        </table:table-row>
        <table:table-row table:style-name="ro1">
          <table:table-cell office:value-type="float" office:value="1.4623418559169E+018" calcext:value-type="float">
            <text:p>1462341855916900000</text:p>
          </table:table-cell>
          <table:table-cell table:formula="of:=[.A1160]-[.$A$2]" office:value-type="float" office:value="57900019712" calcext:value-type="float">
            <text:p>57900019712</text:p>
          </table:table-cell>
          <table:table-cell table:formula="of:=[.B1160]/[.$B$3]" office:value-type="float" office:value="1154.0739576583" calcext:value-type="float">
            <text:p>1154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559169E+018" calcext:value-type="float">
            <text:p>1462341855916900000</text:p>
          </table:table-cell>
          <table:table-cell table:number-columns-repeated="3"/>
        </table:table-row>
        <table:table-row table:style-name="ro1">
          <table:table-cell office:value-type="float" office:value="1.4623418559669E+018" calcext:value-type="float">
            <text:p>1462341855966900000</text:p>
          </table:table-cell>
          <table:table-cell table:formula="of:=[.A1161]-[.$A$2]" office:value-type="float" office:value="57950019840" calcext:value-type="float">
            <text:p>57950019840</text:p>
          </table:table-cell>
          <table:table-cell table:formula="of:=[.B1161]/[.$B$3]" office:value-type="float" office:value="1155.07056950561" calcext:value-type="float">
            <text:p>1155</text:p>
          </table:table-cell>
          <table:table-cell office:value-type="float" office:value="0.979945480824" calcext:value-type="float">
            <text:p>0.9799454808</text:p>
          </table:table-cell>
          <table:table-cell/>
          <table:table-cell office:value-type="float" office:value="1.4623418559669E+018" calcext:value-type="float">
            <text:p>1462341855966900000</text:p>
          </table:table-cell>
          <table:table-cell table:number-columns-repeated="3"/>
        </table:table-row>
        <table:table-row table:style-name="ro1">
          <table:table-cell office:value-type="float" office:value="1.46234185601699E+018" calcext:value-type="float">
            <text:p>1462341856016990000</text:p>
          </table:table-cell>
          <table:table-cell table:formula="of:=[.A1162]-[.$A$2]" office:value-type="float" office:value="58000109824" calcext:value-type="float">
            <text:p>58000109824</text:p>
          </table:table-cell>
          <table:table-cell table:formula="of:=[.B1162]/[.$B$3]" office:value-type="float" office:value="1156.06897237941" calcext:value-type="float">
            <text:p>1156</text:p>
          </table:table-cell>
          <table:table-cell office:value-type="float" office:value="0.67324501276" calcext:value-type="float">
            <text:p>0.6732450128</text:p>
          </table:table-cell>
          <table:table-cell/>
          <table:table-cell office:value-type="float" office:value="1.46234185601699E+018" calcext:value-type="float">
            <text:p>1462341856016990000</text:p>
          </table:table-cell>
          <table:table-cell table:number-columns-repeated="3"/>
        </table:table-row>
        <table:table-row table:style-name="ro1">
          <table:table-cell office:value-type="float" office:value="1.46234185606693E+018" calcext:value-type="float">
            <text:p>1462341856066930000</text:p>
          </table:table-cell>
          <table:table-cell table:formula="of:=[.A1163]-[.$A$2]" office:value-type="float" office:value="58050050048" calcext:value-type="float">
            <text:p>58050050048</text:p>
          </table:table-cell>
          <table:table-cell table:formula="of:=[.B1163]/[.$B$3]" office:value-type="float" office:value="1157.06439020906" calcext:value-type="float">
            <text:p>1157</text:p>
          </table:table-cell>
          <table:table-cell office:value-type="float" office:value="0.678232014179" calcext:value-type="float">
            <text:p>0.6782320142</text:p>
          </table:table-cell>
          <table:table-cell/>
          <table:table-cell office:value-type="float" office:value="1.46234185606693E+018" calcext:value-type="float">
            <text:p>1462341856066930000</text:p>
          </table:table-cell>
          <table:table-cell table:number-columns-repeated="3"/>
        </table:table-row>
        <table:table-row table:style-name="ro1">
          <table:table-cell office:value-type="float" office:value="1.46234185611691E+018" calcext:value-type="float">
            <text:p>1462341856116910000</text:p>
          </table:table-cell>
          <table:table-cell table:formula="of:=[.A1164]-[.$A$2]" office:value-type="float" office:value="58100029696" calcext:value-type="float">
            <text:p>58100029696</text:p>
          </table:table-cell>
          <table:table-cell table:formula="of:=[.B1164]/[.$B$3]" office:value-type="float" office:value="1158.0605938452" calcext:value-type="float">
            <text:p>1158</text:p>
          </table:table-cell>
          <table:table-cell office:value-type="float" office:value="0.683219015598" calcext:value-type="float">
            <text:p>0.6832190156</text:p>
          </table:table-cell>
          <table:table-cell/>
          <table:table-cell office:value-type="float" office:value="1.46234185611691E+018" calcext:value-type="float">
            <text:p>1462341856116910000</text:p>
          </table:table-cell>
          <table:table-cell table:number-columns-repeated="3"/>
        </table:table-row>
        <table:table-row table:style-name="ro1">
          <table:table-cell office:value-type="float" office:value="1.46234185616694E+018" calcext:value-type="float">
            <text:p>1462341856166940000</text:p>
          </table:table-cell>
          <table:table-cell table:formula="of:=[.A1165]-[.$A$2]" office:value-type="float" office:value="58150059776" calcext:value-type="float">
            <text:p>58150059776</text:p>
          </table:table-cell>
          <table:table-cell table:formula="of:=[.B1165]/[.$B$3]" office:value-type="float" office:value="1159.05780270134" calcext:value-type="float">
            <text:p>1159</text:p>
          </table:table-cell>
          <table:table-cell office:value-type="float" office:value="0.67324501276" calcext:value-type="float">
            <text:p>0.6732450128</text:p>
          </table:table-cell>
          <table:table-cell/>
          <table:table-cell office:value-type="float" office:value="1.46234185616694E+018" calcext:value-type="float">
            <text:p>1462341856166940000</text:p>
          </table:table-cell>
          <table:table-cell table:number-columns-repeated="3"/>
        </table:table-row>
        <table:table-row table:style-name="ro1">
          <table:table-cell office:value-type="float" office:value="1.46234185621698E+018" calcext:value-type="float">
            <text:p>1462341856216980000</text:p>
          </table:table-cell>
          <table:table-cell table:formula="of:=[.A1166]-[.$A$2]" office:value-type="float" office:value="58200099840" calcext:value-type="float">
            <text:p>58200099840</text:p>
          </table:table-cell>
          <table:table-cell table:formula="of:=[.B1166]/[.$B$3]" office:value-type="float" office:value="1160.05521056042" calcext:value-type="float">
            <text:p>1160</text:p>
          </table:table-cell>
          <table:table-cell office:value-type="float" office:value="0.653297007084" calcext:value-type="float">
            <text:p>0.6532970071</text:p>
          </table:table-cell>
          <table:table-cell/>
          <table:table-cell office:value-type="float" office:value="1.46234185621698E+018" calcext:value-type="float">
            <text:p>1462341856216980000</text:p>
          </table:table-cell>
          <table:table-cell table:number-columns-repeated="3"/>
        </table:table-row>
        <table:table-row table:style-name="ro1">
          <table:table-cell office:value-type="float" office:value="1.46234185626706E+018" calcext:value-type="float">
            <text:p>1462341856267060000</text:p>
          </table:table-cell>
          <table:table-cell table:formula="of:=[.A1167]-[.$A$2]" office:value-type="float" office:value="58250179840" calcext:value-type="float">
            <text:p>58250179840</text:p>
          </table:table-cell>
          <table:table-cell table:formula="of:=[.B1167]/[.$B$3]" office:value-type="float" office:value="1161.05341443129" calcext:value-type="float">
            <text:p>1161</text:p>
          </table:table-cell>
          <table:table-cell office:value-type="float" office:value="0.653297007084" calcext:value-type="float">
            <text:p>0.6532970071</text:p>
          </table:table-cell>
          <table:table-cell/>
          <table:table-cell office:value-type="float" office:value="1.46234185626706E+018" calcext:value-type="float">
            <text:p>1462341856267060000</text:p>
          </table:table-cell>
          <table:table-cell table:number-columns-repeated="3"/>
        </table:table-row>
        <table:table-row table:style-name="ro1">
          <table:table-cell office:value-type="float" office:value="1.46234185631695E+018" calcext:value-type="float">
            <text:p>1462341856316950000</text:p>
          </table:table-cell>
          <table:table-cell table:formula="of:=[.A1168]-[.$A$2]" office:value-type="float" office:value="58300069888" calcext:value-type="float">
            <text:p>58300069888</text:p>
          </table:table-cell>
          <table:table-cell table:formula="of:=[.B1168]/[.$B$3]" office:value-type="float" office:value="1162.04783214357" calcext:value-type="float">
            <text:p>1162</text:p>
          </table:table-cell>
          <table:table-cell office:value-type="float" office:value="0.635842502117" calcext:value-type="float">
            <text:p>0.6358425021</text:p>
          </table:table-cell>
          <table:table-cell/>
          <table:table-cell office:value-type="float" office:value="1.46234185631695E+018" calcext:value-type="float">
            <text:p>1462341856316950000</text:p>
          </table:table-cell>
          <table:table-cell table:number-columns-repeated="3"/>
        </table:table-row>
        <table:table-row table:style-name="ro1">
          <table:table-cell office:value-type="float" office:value="1.46234185636698E+018" calcext:value-type="float">
            <text:p>1462341856366980000</text:p>
          </table:table-cell>
          <table:table-cell table:formula="of:=[.A1169]-[.$A$2]" office:value-type="float" office:value="58350099712" calcext:value-type="float">
            <text:p>58350099712</text:p>
          </table:table-cell>
          <table:table-cell table:formula="of:=[.B1169]/[.$B$3]" office:value-type="float" office:value="1163.04503589707" calcext:value-type="float">
            <text:p>1163</text:p>
          </table:table-cell>
          <table:table-cell office:value-type="float" office:value="0.610907495022" calcext:value-type="float">
            <text:p>0.610907495</text:p>
          </table:table-cell>
          <table:table-cell/>
          <table:table-cell office:value-type="float" office:value="1.46234185636698E+018" calcext:value-type="float">
            <text:p>1462341856366980000</text:p>
          </table:table-cell>
          <table:table-cell table:number-columns-repeated="3"/>
        </table:table-row>
        <table:table-row table:style-name="ro1">
          <table:table-cell office:value-type="float" office:value="1.46234185641697E+018" calcext:value-type="float">
            <text:p>1462341856416970000</text:p>
          </table:table-cell>
          <table:table-cell table:formula="of:=[.A1170]-[.$A$2]" office:value-type="float" office:value="58400090112" calcext:value-type="float">
            <text:p>58400090112</text:p>
          </table:table-cell>
          <table:table-cell table:formula="of:=[.B1170]/[.$B$3]" office:value-type="float" office:value="1164.04145384407" calcext:value-type="float">
            <text:p>1164</text:p>
          </table:table-cell>
          <table:table-cell office:value-type="float" office:value="0.628361999989" calcext:value-type="float">
            <text:p>0.628362</text:p>
          </table:table-cell>
          <table:table-cell/>
          <table:table-cell office:value-type="float" office:value="1.46234185641697E+018" calcext:value-type="float">
            <text:p>1462341856416970000</text:p>
          </table:table-cell>
          <table:table-cell table:number-columns-repeated="3"/>
        </table:table-row>
        <table:table-row table:style-name="ro1">
          <table:table-cell office:value-type="float" office:value="1.46234185646703E+018" calcext:value-type="float">
            <text:p>1462341856467030000</text:p>
          </table:table-cell>
          <table:table-cell table:formula="of:=[.A1171]-[.$A$2]" office:value-type="float" office:value="58450149888" calcext:value-type="float">
            <text:p>58450149888</text:p>
          </table:table-cell>
          <table:table-cell table:formula="of:=[.B1171]/[.$B$3]" office:value-type="float" office:value="1165.03925460641" calcext:value-type="float">
            <text:p>1165</text:p>
          </table:table-cell>
          <table:table-cell office:value-type="float" office:value="0.61838799715" calcext:value-type="float">
            <text:p>0.6183879972</text:p>
          </table:table-cell>
          <table:table-cell/>
          <table:table-cell office:value-type="float" office:value="1.46234185646703E+018" calcext:value-type="float">
            <text:p>1462341856467030000</text:p>
          </table:table-cell>
          <table:table-cell table:number-columns-repeated="3"/>
        </table:table-row>
        <table:table-row table:style-name="ro1">
          <table:table-cell office:value-type="float" office:value="1.46234185651691E+018" calcext:value-type="float">
            <text:p>1462341856516910000</text:p>
          </table:table-cell>
          <table:table-cell table:formula="of:=[.A1172]-[.$A$2]" office:value-type="float" office:value="58500029952" calcext:value-type="float">
            <text:p>58500029952</text:p>
          </table:table-cell>
          <table:table-cell table:formula="of:=[.B1172]/[.$B$3]" office:value-type="float" office:value="1166.03347331575" calcext:value-type="float">
            <text:p>1166</text:p>
          </table:table-cell>
          <table:table-cell office:value-type="float" office:value="0.628361999989" calcext:value-type="float">
            <text:p>0.628362</text:p>
          </table:table-cell>
          <table:table-cell/>
          <table:table-cell office:value-type="float" office:value="1.46234185651691E+018" calcext:value-type="float">
            <text:p>1462341856516910000</text:p>
          </table:table-cell>
          <table:table-cell table:number-columns-repeated="3"/>
        </table:table-row>
        <table:table-row table:style-name="ro1">
          <table:table-cell office:value-type="float" office:value="1.46234185656693E+018" calcext:value-type="float">
            <text:p>1462341856566930000</text:p>
          </table:table-cell>
          <table:table-cell table:formula="of:=[.A1173]-[.$A$2]" office:value-type="float" office:value="58550049792" calcext:value-type="float">
            <text:p>58550049792</text:p>
          </table:table-cell>
          <table:table-cell table:formula="of:=[.B1173]/[.$B$3]" office:value-type="float" office:value="1167.0304780663" calcext:value-type="float">
            <text:p>1167</text:p>
          </table:table-cell>
          <table:table-cell office:value-type="float" office:value="0.633349001408" calcext:value-type="float">
            <text:p>0.6333490014</text:p>
          </table:table-cell>
          <table:table-cell/>
          <table:table-cell office:value-type="float" office:value="1.46234185656693E+018" calcext:value-type="float">
            <text:p>1462341856566930000</text:p>
          </table:table-cell>
          <table:table-cell table:number-columns-repeated="3"/>
        </table:table-row>
        <table:table-row table:style-name="ro1">
          <table:table-cell office:value-type="float" office:value="1.46234185661715E+018" calcext:value-type="float">
            <text:p>1462341856617150000</text:p>
          </table:table-cell>
          <table:table-cell table:formula="of:=[.A1174]-[.$A$2]" office:value-type="float" office:value="58600269824" calcext:value-type="float">
            <text:p>58600269824</text:p>
          </table:table-cell>
          <table:table-cell table:formula="of:=[.B1174]/[.$B$3]" office:value-type="float" office:value="1168.03147308102" calcext:value-type="float">
            <text:p>1168</text:p>
          </table:table-cell>
          <table:table-cell office:value-type="float" office:value="0.635842502117" calcext:value-type="float">
            <text:p>0.6358425021</text:p>
          </table:table-cell>
          <table:table-cell/>
          <table:table-cell office:value-type="float" office:value="1.46234185661715E+018" calcext:value-type="float">
            <text:p>1462341856617150000</text:p>
          </table:table-cell>
          <table:table-cell table:number-columns-repeated="3"/>
        </table:table-row>
        <table:table-row table:style-name="ro1">
          <table:table-cell office:value-type="float" office:value="1.46234185666693E+018" calcext:value-type="float">
            <text:p>1462341856666930000</text:p>
          </table:table-cell>
          <table:table-cell table:formula="of:=[.A1175]-[.$A$2]" office:value-type="float" office:value="58650049792" calcext:value-type="float">
            <text:p>58650049792</text:p>
          </table:table-cell>
          <table:table-cell table:formula="of:=[.B1175]/[.$B$3]" office:value-type="float" office:value="1169.02369665828" calcext:value-type="float">
            <text:p>1169</text:p>
          </table:table-cell>
          <table:table-cell office:value-type="float" office:value="0.613400995731" calcext:value-type="float">
            <text:p>0.6134009957</text:p>
          </table:table-cell>
          <table:table-cell/>
          <table:table-cell office:value-type="float" office:value="1.46234185666693E+018" calcext:value-type="float">
            <text:p>1462341856666930000</text:p>
          </table:table-cell>
          <table:table-cell table:number-columns-repeated="3"/>
        </table:table-row>
        <table:table-row table:style-name="ro1">
          <table:table-cell office:value-type="float" office:value="1.46234185671693E+018" calcext:value-type="float">
            <text:p>1462341856716930000</text:p>
          </table:table-cell>
          <table:table-cell table:formula="of:=[.A1176]-[.$A$2]" office:value-type="float" office:value="58700049920" calcext:value-type="float">
            <text:p>58700049920</text:p>
          </table:table-cell>
          <table:table-cell table:formula="of:=[.B1176]/[.$B$3]" office:value-type="float" office:value="1170.02030850559" calcext:value-type="float">
            <text:p>1170</text:p>
          </table:table-cell>
          <table:table-cell office:value-type="float" office:value="0.583479046822" calcext:value-type="float">
            <text:p>0.5834790468</text:p>
          </table:table-cell>
          <table:table-cell/>
          <table:table-cell office:value-type="float" office:value="1.46234185671693E+018" calcext:value-type="float">
            <text:p>1462341856716930000</text:p>
          </table:table-cell>
          <table:table-cell table:number-columns-repeated="3"/>
        </table:table-row>
        <table:table-row table:style-name="ro1">
          <table:table-cell office:value-type="float" office:value="1.4623418567669E+018" calcext:value-type="float">
            <text:p>1462341856766900000</text:p>
          </table:table-cell>
          <table:table-cell table:formula="of:=[.A1177]-[.$A$2]" office:value-type="float" office:value="58750019840" calcext:value-type="float">
            <text:p>58750019840</text:p>
          </table:table-cell>
          <table:table-cell table:formula="of:=[.B1177]/[.$B$3]" office:value-type="float" office:value="1171.01631824143" calcext:value-type="float">
            <text:p>1171</text:p>
          </table:table-cell>
          <table:table-cell office:value-type="float" office:value="0.625868499279" calcext:value-type="float">
            <text:p>0.6258684993</text:p>
          </table:table-cell>
          <table:table-cell/>
          <table:table-cell office:value-type="float" office:value="1.4623418567669E+018" calcext:value-type="float">
            <text:p>1462341856766900000</text:p>
          </table:table-cell>
          <table:table-cell table:number-columns-repeated="3"/>
        </table:table-row>
        <table:table-row table:style-name="ro1">
          <table:table-cell office:value-type="float" office:value="1.46234185681694E+018" calcext:value-type="float">
            <text:p>1462341856816940000</text:p>
          </table:table-cell>
          <table:table-cell table:formula="of:=[.A1178]-[.$A$2]" office:value-type="float" office:value="58800059904" calcext:value-type="float">
            <text:p>58800059904</text:p>
          </table:table-cell>
          <table:table-cell table:formula="of:=[.B1178]/[.$B$3]" office:value-type="float" office:value="1172.01372610051" calcext:value-type="float">
            <text:p>1172</text:p>
          </table:table-cell>
          <table:table-cell office:value-type="float" office:value="0.633349001408" calcext:value-type="float">
            <text:p>0.6333490014</text:p>
          </table:table-cell>
          <table:table-cell/>
          <table:table-cell office:value-type="float" office:value="1.46234185681694E+018" calcext:value-type="float">
            <text:p>1462341856816940000</text:p>
          </table:table-cell>
          <table:table-cell table:number-columns-repeated="3"/>
        </table:table-row>
        <table:table-row table:style-name="ro1">
          <table:table-cell office:value-type="float" office:value="1.46234185686695E+018" calcext:value-type="float">
            <text:p>1462341856866950000</text:p>
          </table:table-cell>
          <table:table-cell table:formula="of:=[.A1179]-[.$A$2]" office:value-type="float" office:value="58850069760" calcext:value-type="float">
            <text:p>58850069760</text:p>
          </table:table-cell>
          <table:table-cell table:formula="of:=[.B1179]/[.$B$3]" office:value-type="float" office:value="1173.01053184813" calcext:value-type="float">
            <text:p>1173</text:p>
          </table:table-cell>
          <table:table-cell office:value-type="float" office:value="0.663271009922" calcext:value-type="float">
            <text:p>0.6632710099</text:p>
          </table:table-cell>
          <table:table-cell/>
          <table:table-cell office:value-type="float" office:value="1.46234185686695E+018" calcext:value-type="float">
            <text:p>1462341856866950000</text:p>
          </table:table-cell>
          <table:table-cell table:number-columns-repeated="3"/>
        </table:table-row>
        <table:table-row table:style-name="ro1">
          <table:table-cell office:value-type="float" office:value="1.46234185691689E+018" calcext:value-type="float">
            <text:p>1462341856916890000</text:p>
          </table:table-cell>
          <table:table-cell table:formula="of:=[.A1180]-[.$A$2]" office:value-type="float" office:value="58900009984" calcext:value-type="float">
            <text:p>58900009984</text:p>
          </table:table-cell>
          <table:table-cell table:formula="of:=[.B1180]/[.$B$3]" office:value-type="float" office:value="1174.00594967777" calcext:value-type="float">
            <text:p>1174</text:p>
          </table:table-cell>
          <table:table-cell office:value-type="float" office:value="0.653297007084" calcext:value-type="float">
            <text:p>0.6532970071</text:p>
          </table:table-cell>
          <table:table-cell/>
          <table:table-cell office:value-type="float" office:value="1.46234185691689E+018" calcext:value-type="float">
            <text:p>1462341856916890000</text:p>
          </table:table-cell>
          <table:table-cell table:number-columns-repeated="3"/>
        </table:table-row>
        <table:table-row table:style-name="ro1">
          <table:table-cell office:value-type="float" office:value="1.462341856967E+018" calcext:value-type="float">
            <text:p>1462341856967000000</text:p>
          </table:table-cell>
          <table:table-cell table:formula="of:=[.A1181]-[.$A$2]" office:value-type="float" office:value="58950119680" calcext:value-type="float">
            <text:p>58950119680</text:p>
          </table:table-cell>
          <table:table-cell table:formula="of:=[.B1181]/[.$B$3]" office:value-type="float" office:value="1175.00474545482" calcext:value-type="float">
            <text:p>1175</text:p>
          </table:table-cell>
          <table:table-cell office:value-type="float" office:value="0.610907495022" calcext:value-type="float">
            <text:p>0.610907495</text:p>
          </table:table-cell>
          <table:table-cell/>
          <table:table-cell office:value-type="float" office:value="1.462341856967E+018" calcext:value-type="float">
            <text:p>1462341856967000000</text:p>
          </table:table-cell>
          <table:table-cell table:number-columns-repeated="3"/>
        </table:table-row>
        <table:table-row table:style-name="ro1">
          <table:table-cell office:value-type="float" office:value="1.46234185701694E+018" calcext:value-type="float">
            <text:p>1462341857016940000</text:p>
          </table:table-cell>
          <table:table-cell table:formula="of:=[.A1182]-[.$A$2]" office:value-type="float" office:value="59000059904" calcext:value-type="float">
            <text:p>59000059904</text:p>
          </table:table-cell>
          <table:table-cell table:formula="of:=[.B1182]/[.$B$3]" office:value-type="float" office:value="1176.00016328447" calcext:value-type="float">
            <text:p>1176</text:p>
          </table:table-cell>
          <table:table-cell office:value-type="float" office:value="0.643323004246" calcext:value-type="float">
            <text:p>0.6433230042</text:p>
          </table:table-cell>
          <table:table-cell/>
          <table:table-cell office:value-type="float" office:value="1.46234185701694E+018" calcext:value-type="float">
            <text:p>1462341857016940000</text:p>
          </table:table-cell>
          <table:table-cell table:number-columns-repeated="3"/>
        </table:table-row>
        <table:table-row table:style-name="ro1">
          <table:table-cell office:value-type="float" office:value="1.4623418570669E+018" calcext:value-type="float">
            <text:p>1462341857066900000</text:p>
          </table:table-cell>
          <table:table-cell table:formula="of:=[.A1183]-[.$A$2]" office:value-type="float" office:value="59050019840" calcext:value-type="float">
            <text:p>59050019840</text:p>
          </table:table-cell>
          <table:table-cell table:formula="of:=[.B1183]/[.$B$3]" office:value-type="float" office:value="1176.99597401736" calcext:value-type="float">
            <text:p>1177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570669E+018" calcext:value-type="float">
            <text:p>1462341857066900000</text:p>
          </table:table-cell>
          <table:table-cell table:number-columns-repeated="3"/>
        </table:table-row>
        <table:table-row table:style-name="ro1">
          <table:table-cell office:value-type="float" office:value="1.46234185711691E+018" calcext:value-type="float">
            <text:p>1462341857116910000</text:p>
          </table:table-cell>
          <table:table-cell table:formula="of:=[.A1184]-[.$A$2]" office:value-type="float" office:value="59100029952" calcext:value-type="float">
            <text:p>59100029952</text:p>
          </table:table-cell>
          <table:table-cell table:formula="of:=[.B1184]/[.$B$3]" office:value-type="float" office:value="1177.99278486761" calcext:value-type="float">
            <text:p>1178</text:p>
          </table:table-cell>
          <table:table-cell office:value-type="float" office:value="0.645816504955" calcext:value-type="float">
            <text:p>0.645816505</text:p>
          </table:table-cell>
          <table:table-cell/>
          <table:table-cell office:value-type="float" office:value="1.46234185711691E+018" calcext:value-type="float">
            <text:p>1462341857116910000</text:p>
          </table:table-cell>
          <table:table-cell table:number-columns-repeated="3"/>
        </table:table-row>
        <table:table-row table:style-name="ro1">
          <table:table-cell office:value-type="float" office:value="1.46234185716691E+018" calcext:value-type="float">
            <text:p>1462341857166910000</text:p>
          </table:table-cell>
          <table:table-cell table:formula="of:=[.A1185]-[.$A$2]" office:value-type="float" office:value="59150029824" calcext:value-type="float">
            <text:p>59150029824</text:p>
          </table:table-cell>
          <table:table-cell table:formula="of:=[.B1185]/[.$B$3]" office:value-type="float" office:value="1178.98939161228" calcext:value-type="float">
            <text:p>1179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5716691E+018" calcext:value-type="float">
            <text:p>1462341857166910000</text:p>
          </table:table-cell>
          <table:table-cell table:number-columns-repeated="3"/>
        </table:table-row>
        <table:table-row table:style-name="ro1">
          <table:table-cell office:value-type="float" office:value="1.46234185721705E+018" calcext:value-type="float">
            <text:p>1462341857217050000</text:p>
          </table:table-cell>
          <table:table-cell table:formula="of:=[.A1186]-[.$A$2]" office:value-type="float" office:value="59200169984" calcext:value-type="float">
            <text:p>59200169984</text:p>
          </table:table-cell>
          <table:table-cell table:formula="of:=[.B1186]/[.$B$3]" office:value-type="float" office:value="1179.98879460345" calcext:value-type="float">
            <text:p>1180</text:p>
          </table:table-cell>
          <table:table-cell office:value-type="float" office:value="0.994906544685" calcext:value-type="float">
            <text:p>0.9949065447</text:p>
          </table:table-cell>
          <table:table-cell/>
          <table:table-cell office:value-type="float" office:value="1.46234185721705E+018" calcext:value-type="float">
            <text:p>1462341857217050000</text:p>
          </table:table-cell>
          <table:table-cell table:number-columns-repeated="3"/>
        </table:table-row>
        <table:table-row table:style-name="ro1">
          <table:table-cell office:value-type="float" office:value="1.46234185726698E+018" calcext:value-type="float">
            <text:p>1462341857266980000</text:p>
          </table:table-cell>
          <table:table-cell table:formula="of:=[.A1187]-[.$A$2]" office:value-type="float" office:value="59250099712" calcext:value-type="float">
            <text:p>59250099712</text:p>
          </table:table-cell>
          <table:table-cell table:formula="of:=[.B1187]/[.$B$3]" office:value-type="float" office:value="1180.98400322487" calcext:value-type="float">
            <text:p>1181</text:p>
          </table:table-cell>
          <table:table-cell office:value-type="float" office:value="0.670751512051" calcext:value-type="float">
            <text:p>0.6707515121</text:p>
          </table:table-cell>
          <table:table-cell/>
          <table:table-cell office:value-type="float" office:value="1.46234185726698E+018" calcext:value-type="float">
            <text:p>1462341857266980000</text:p>
          </table:table-cell>
          <table:table-cell table:number-columns-repeated="3"/>
        </table:table-row>
        <table:table-row table:style-name="ro1">
          <table:table-cell office:value-type="float" office:value="1.46234185731701E+018" calcext:value-type="float">
            <text:p>1462341857317010000</text:p>
          </table:table-cell>
          <table:table-cell table:formula="of:=[.A1188]-[.$A$2]" office:value-type="float" office:value="59300129792" calcext:value-type="float">
            <text:p>59300129792</text:p>
          </table:table-cell>
          <table:table-cell table:formula="of:=[.B1188]/[.$B$3]" office:value-type="float" office:value="1181.98121208101" calcext:value-type="float">
            <text:p>1182</text:p>
          </table:table-cell>
          <table:table-cell office:value-type="float" office:value="0.688206017017" calcext:value-type="float">
            <text:p>0.688206017</text:p>
          </table:table-cell>
          <table:table-cell/>
          <table:table-cell office:value-type="float" office:value="1.46234185731701E+018" calcext:value-type="float">
            <text:p>1462341857317010000</text:p>
          </table:table-cell>
          <table:table-cell table:number-columns-repeated="3"/>
        </table:table-row>
        <table:table-row table:style-name="ro1">
          <table:table-cell office:value-type="float" office:value="1.46234185736695E+018" calcext:value-type="float">
            <text:p>1462341857366950000</text:p>
          </table:table-cell>
          <table:table-cell table:formula="of:=[.A1189]-[.$A$2]" office:value-type="float" office:value="59350069760" calcext:value-type="float">
            <text:p>59350069760</text:p>
          </table:table-cell>
          <table:table-cell table:formula="of:=[.B1189]/[.$B$3]" office:value-type="float" office:value="1182.97662480801" calcext:value-type="float">
            <text:p>1183</text:p>
          </table:table-cell>
          <table:table-cell office:value-type="float" office:value="0.683219015598" calcext:value-type="float">
            <text:p>0.6832190156</text:p>
          </table:table-cell>
          <table:table-cell/>
          <table:table-cell office:value-type="float" office:value="1.46234185736695E+018" calcext:value-type="float">
            <text:p>1462341857366950000</text:p>
          </table:table-cell>
          <table:table-cell table:number-columns-repeated="3"/>
        </table:table-row>
        <table:table-row table:style-name="ro1">
          <table:table-cell office:value-type="float" office:value="1.46234185741708E+018" calcext:value-type="float">
            <text:p>1462341857417080000</text:p>
          </table:table-cell>
          <table:table-cell table:formula="of:=[.A1190]-[.$A$2]" office:value-type="float" office:value="59400199680" calcext:value-type="float">
            <text:p>59400199680</text:p>
          </table:table-cell>
          <table:table-cell table:formula="of:=[.B1190]/[.$B$3]" office:value-type="float" office:value="1183.9758236936" calcext:value-type="float">
            <text:p>1184</text:p>
          </table:table-cell>
          <table:table-cell office:value-type="float" office:value="0.703167021275" calcext:value-type="float">
            <text:p>0.7031670213</text:p>
          </table:table-cell>
          <table:table-cell/>
          <table:table-cell office:value-type="float" office:value="1.46234185741708E+018" calcext:value-type="float">
            <text:p>1462341857417080000</text:p>
          </table:table-cell>
          <table:table-cell table:number-columns-repeated="3"/>
        </table:table-row>
        <table:table-row table:style-name="ro1">
          <table:table-cell office:value-type="float" office:value="1.46234185746702E+018" calcext:value-type="float">
            <text:p>1462341857467020000</text:p>
          </table:table-cell>
          <table:table-cell table:formula="of:=[.A1191]-[.$A$2]" office:value-type="float" office:value="59450139904" calcext:value-type="float">
            <text:p>59450139904</text:p>
          </table:table-cell>
          <table:table-cell table:formula="of:=[.B1191]/[.$B$3]" office:value-type="float" office:value="1184.97124152324" calcext:value-type="float">
            <text:p>1185</text:p>
          </table:table-cell>
          <table:table-cell office:value-type="float" office:value="0.718128025532" calcext:value-type="float">
            <text:p>0.7181280255</text:p>
          </table:table-cell>
          <table:table-cell/>
          <table:table-cell office:value-type="float" office:value="1.46234185746702E+018" calcext:value-type="float">
            <text:p>1462341857467020000</text:p>
          </table:table-cell>
          <table:table-cell table:number-columns-repeated="3"/>
        </table:table-row>
        <table:table-row table:style-name="ro1">
          <table:table-cell office:value-type="float" office:value="1.46234185751698E+018" calcext:value-type="float">
            <text:p>1462341857516980000</text:p>
          </table:table-cell>
          <table:table-cell table:formula="of:=[.A1192]-[.$A$2]" office:value-type="float" office:value="59500099840" calcext:value-type="float">
            <text:p>59500099840</text:p>
          </table:table-cell>
          <table:table-cell table:formula="of:=[.B1192]/[.$B$3]" office:value-type="float" office:value="1185.96705225613" calcext:value-type="float">
            <text:p>1186</text:p>
          </table:table-cell>
          <table:table-cell office:value-type="float" office:value="0.730595469475" calcext:value-type="float">
            <text:p>0.7305954695</text:p>
          </table:table-cell>
          <table:table-cell/>
          <table:table-cell office:value-type="float" office:value="1.46234185751698E+018" calcext:value-type="float">
            <text:p>1462341857516980000</text:p>
          </table:table-cell>
          <table:table-cell table:number-columns-repeated="3"/>
        </table:table-row>
        <table:table-row table:style-name="ro1">
          <table:table-cell office:value-type="float" office:value="1.46234185756703E+018" calcext:value-type="float">
            <text:p>1462341857567030000</text:p>
          </table:table-cell>
          <table:table-cell table:formula="of:=[.A1193]-[.$A$2]" office:value-type="float" office:value="59550149888" calcext:value-type="float">
            <text:p>59550149888</text:p>
          </table:table-cell>
          <table:table-cell table:formula="of:=[.B1193]/[.$B$3]" office:value-type="float" office:value="1186.96465911816" calcext:value-type="float">
            <text:p>1187</text:p>
          </table:table-cell>
          <table:table-cell office:value-type="float" office:value="0.797919988632" calcext:value-type="float">
            <text:p>0.7979199886</text:p>
          </table:table-cell>
          <table:table-cell/>
          <table:table-cell office:value-type="float" office:value="1.46234185756703E+018" calcext:value-type="float">
            <text:p>1462341857567030000</text:p>
          </table:table-cell>
          <table:table-cell table:number-columns-repeated="3"/>
        </table:table-row>
        <table:table-row table:style-name="ro1">
          <table:table-cell office:value-type="float" office:value="1.46234185761711E+018" calcext:value-type="float">
            <text:p>1462341857617110000</text:p>
          </table:table-cell>
          <table:table-cell table:formula="of:=[.A1194]-[.$A$2]" office:value-type="float" office:value="59600229888" calcext:value-type="float">
            <text:p>59600229888</text:p>
          </table:table-cell>
          <table:table-cell table:formula="of:=[.B1194]/[.$B$3]" office:value-type="float" office:value="1187.96286298902" calcext:value-type="float">
            <text:p>1188</text:p>
          </table:table-cell>
          <table:table-cell office:value-type="float" office:value="0.753036975861" calcext:value-type="float">
            <text:p>0.7530369759</text:p>
          </table:table-cell>
          <table:table-cell/>
          <table:table-cell office:value-type="float" office:value="1.46234185761711E+018" calcext:value-type="float">
            <text:p>1462341857617110000</text:p>
          </table:table-cell>
          <table:table-cell table:number-columns-repeated="3"/>
        </table:table-row>
        <table:table-row table:style-name="ro1">
          <table:table-cell office:value-type="float" office:value="1.462341857667E+018" calcext:value-type="float">
            <text:p>1462341857667000000</text:p>
          </table:table-cell>
          <table:table-cell table:formula="of:=[.A1195]-[.$A$2]" office:value-type="float" office:value="59650119936" calcext:value-type="float">
            <text:p>59650119936</text:p>
          </table:table-cell>
          <table:table-cell table:formula="of:=[.B1195]/[.$B$3]" office:value-type="float" office:value="1188.95728070131" calcext:value-type="float">
            <text:p>1189</text:p>
          </table:table-cell>
          <table:table-cell office:value-type="float" office:value="0.705660521984" calcext:value-type="float">
            <text:p>0.705660522</text:p>
          </table:table-cell>
          <table:table-cell/>
          <table:table-cell office:value-type="float" office:value="1.462341857667E+018" calcext:value-type="float">
            <text:p>1462341857667000000</text:p>
          </table:table-cell>
          <table:table-cell table:number-columns-repeated="3"/>
        </table:table-row>
        <table:table-row table:style-name="ro1">
          <table:table-cell office:value-type="float" office:value="1.46234185771693E+018" calcext:value-type="float">
            <text:p>1462341857716930000</text:p>
          </table:table-cell>
          <table:table-cell table:formula="of:=[.A1196]-[.$A$2]" office:value-type="float" office:value="59700049920" calcext:value-type="float">
            <text:p>59700049920</text:p>
          </table:table-cell>
          <table:table-cell table:formula="of:=[.B1196]/[.$B$3]" office:value-type="float" office:value="1189.95249442537" calcext:value-type="float">
            <text:p>1190</text:p>
          </table:table-cell>
          <table:table-cell office:value-type="float" office:value="0.690699517727" calcext:value-type="float">
            <text:p>0.6906995177</text:p>
          </table:table-cell>
          <table:table-cell/>
          <table:table-cell office:value-type="float" office:value="1.46234185771693E+018" calcext:value-type="float">
            <text:p>1462341857716930000</text:p>
          </table:table-cell>
          <table:table-cell table:number-columns-repeated="3"/>
        </table:table-row>
        <table:table-row table:style-name="ro1">
          <table:table-cell office:value-type="float" office:value="1.4623418577669E+018" calcext:value-type="float">
            <text:p>1462341857766900000</text:p>
          </table:table-cell>
          <table:table-cell table:formula="of:=[.A1197]-[.$A$2]" office:value-type="float" office:value="59750019840" calcext:value-type="float">
            <text:p>59750019840</text:p>
          </table:table-cell>
          <table:table-cell table:formula="of:=[.B1197]/[.$B$3]" office:value-type="float" office:value="1190.9485041612" calcext:value-type="float">
            <text:p>1191</text:p>
          </table:table-cell>
          <table:table-cell office:value-type="float" office:value="0.705660521984" calcext:value-type="float">
            <text:p>0.705660522</text:p>
          </table:table-cell>
          <table:table-cell/>
          <table:table-cell office:value-type="float" office:value="1.4623418577669E+018" calcext:value-type="float">
            <text:p>1462341857766900000</text:p>
          </table:table-cell>
          <table:table-cell table:number-columns-repeated="3"/>
        </table:table-row>
        <table:table-row table:style-name="ro1">
          <table:table-cell office:value-type="float" office:value="1.46234185781695E+018" calcext:value-type="float">
            <text:p>1462341857816950000</text:p>
          </table:table-cell>
          <table:table-cell table:formula="of:=[.A1198]-[.$A$2]" office:value-type="float" office:value="59800069888" calcext:value-type="float">
            <text:p>59800069888</text:p>
          </table:table-cell>
          <table:table-cell table:formula="of:=[.B1198]/[.$B$3]" office:value-type="float" office:value="1191.94611102323" calcext:value-type="float">
            <text:p>1192</text:p>
          </table:table-cell>
          <table:table-cell office:value-type="float" office:value="1.04228305817" calcext:value-type="float">
            <text:p>1.0422830582</text:p>
          </table:table-cell>
          <table:table-cell/>
          <table:table-cell office:value-type="float" office:value="1.46234185781695E+018" calcext:value-type="float">
            <text:p>1462341857816950000</text:p>
          </table:table-cell>
          <table:table-cell table:number-columns-repeated="3"/>
        </table:table-row>
        <table:table-row table:style-name="ro1">
          <table:table-cell office:value-type="float" office:value="1.46234185786694E+018" calcext:value-type="float">
            <text:p>1462341857866940000</text:p>
          </table:table-cell>
          <table:table-cell table:formula="of:=[.A1199]-[.$A$2]" office:value-type="float" office:value="59850060032" calcext:value-type="float">
            <text:p>59850060032</text:p>
          </table:table-cell>
          <table:table-cell table:formula="of:=[.B1199]/[.$B$3]" office:value-type="float" office:value="1192.9425238676" calcext:value-type="float">
            <text:p>1193</text:p>
          </table:table-cell>
          <table:table-cell office:value-type="float" office:value="0.693193018436" calcext:value-type="float">
            <text:p>0.6931930184</text:p>
          </table:table-cell>
          <table:table-cell/>
          <table:table-cell office:value-type="float" office:value="1.46234185786694E+018" calcext:value-type="float">
            <text:p>1462341857866940000</text:p>
          </table:table-cell>
          <table:table-cell table:number-columns-repeated="3"/>
        </table:table-row>
        <table:table-row table:style-name="ro1">
          <table:table-cell office:value-type="float" office:value="1.46234185791694E+018" calcext:value-type="float">
            <text:p>1462341857916940000</text:p>
          </table:table-cell>
          <table:table-cell table:formula="of:=[.A1200]-[.$A$2]" office:value-type="float" office:value="59900059904" calcext:value-type="float">
            <text:p>59900059904</text:p>
          </table:table-cell>
          <table:table-cell table:formula="of:=[.B1200]/[.$B$3]" office:value-type="float" office:value="1193.93913061227" calcext:value-type="float">
            <text:p>1194</text:p>
          </table:table-cell>
          <table:table-cell office:value-type="float" office:value="0.710647523403" calcext:value-type="float">
            <text:p>0.7106475234</text:p>
          </table:table-cell>
          <table:table-cell/>
          <table:table-cell office:value-type="float" office:value="1.46234185791694E+018" calcext:value-type="float">
            <text:p>1462341857916940000</text:p>
          </table:table-cell>
          <table:table-cell table:number-columns-repeated="3"/>
        </table:table-row>
        <table:table-row table:style-name="ro1">
          <table:table-cell office:value-type="float" office:value="1.46234185796691E+018" calcext:value-type="float">
            <text:p>1462341857966910000</text:p>
          </table:table-cell>
          <table:table-cell table:formula="of:=[.A1201]-[.$A$2]" office:value-type="float" office:value="59950029824" calcext:value-type="float">
            <text:p>59950029824</text:p>
          </table:table-cell>
          <table:table-cell table:formula="of:=[.B1201]/[.$B$3]" office:value-type="float" office:value="1194.9351403481" calcext:value-type="float">
            <text:p>1195</text:p>
          </table:table-cell>
          <table:table-cell office:value-type="float" office:value="0.713141024113" calcext:value-type="float">
            <text:p>0.7131410241</text:p>
          </table:table-cell>
          <table:table-cell/>
          <table:table-cell office:value-type="float" office:value="1.46234185796691E+018" calcext:value-type="float">
            <text:p>1462341857966910000</text:p>
          </table:table-cell>
          <table:table-cell table:number-columns-repeated="3"/>
        </table:table-row>
        <table:table-row table:style-name="ro1">
          <table:table-cell office:value-type="float" office:value="1.46234185801699E+018" calcext:value-type="float">
            <text:p>1462341858016990000</text:p>
          </table:table-cell>
          <table:table-cell table:formula="of:=[.A1202]-[.$A$2]" office:value-type="float" office:value="60000109824" calcext:value-type="float">
            <text:p>60000109824</text:p>
          </table:table-cell>
          <table:table-cell table:formula="of:=[.B1202]/[.$B$3]" office:value-type="float" office:value="1195.93334421896" calcext:value-type="float">
            <text:p>1196</text:p>
          </table:table-cell>
          <table:table-cell office:value-type="float" office:value="0.708154022694" calcext:value-type="float">
            <text:p>0.7081540227</text:p>
          </table:table-cell>
          <table:table-cell/>
          <table:table-cell office:value-type="float" office:value="1.46234185801699E+018" calcext:value-type="float">
            <text:p>1462341858016990000</text:p>
          </table:table-cell>
          <table:table-cell table:number-columns-repeated="3"/>
        </table:table-row>
        <table:table-row table:style-name="ro1">
          <table:table-cell office:value-type="float" office:value="1.46234185806699E+018" calcext:value-type="float">
            <text:p>1462341858066990000</text:p>
          </table:table-cell>
          <table:table-cell table:formula="of:=[.A1203]-[.$A$2]" office:value-type="float" office:value="60050109952" calcext:value-type="float">
            <text:p>60050109952</text:p>
          </table:table-cell>
          <table:table-cell table:formula="of:=[.B1203]/[.$B$3]" office:value-type="float" office:value="1196.92995606627" calcext:value-type="float">
            <text:p>1197</text:p>
          </table:table-cell>
          <table:table-cell office:value-type="float" office:value="0.693193018436" calcext:value-type="float">
            <text:p>0.6931930184</text:p>
          </table:table-cell>
          <table:table-cell/>
          <table:table-cell office:value-type="float" office:value="1.46234185806699E+018" calcext:value-type="float">
            <text:p>1462341858066990000</text:p>
          </table:table-cell>
          <table:table-cell table:number-columns-repeated="3"/>
        </table:table-row>
        <table:table-row table:style-name="ro1">
          <table:table-cell office:value-type="float" office:value="1.46234185811692E+018" calcext:value-type="float">
            <text:p>1462341858116920000</text:p>
          </table:table-cell>
          <table:table-cell table:formula="of:=[.A1204]-[.$A$2]" office:value-type="float" office:value="60100039936" calcext:value-type="float">
            <text:p>60100039936</text:p>
          </table:table-cell>
          <table:table-cell table:formula="of:=[.B1204]/[.$B$3]" office:value-type="float" office:value="1197.92516979033" calcext:value-type="float">
            <text:p>1198</text:p>
          </table:table-cell>
          <table:table-cell office:value-type="float" office:value="0.658284008503" calcext:value-type="float">
            <text:p>0.6582840085</text:p>
          </table:table-cell>
          <table:table-cell/>
          <table:table-cell office:value-type="float" office:value="1.46234185811692E+018" calcext:value-type="float">
            <text:p>1462341858116920000</text:p>
          </table:table-cell>
          <table:table-cell table:number-columns-repeated="3"/>
        </table:table-row>
        <table:table-row table:style-name="ro1">
          <table:table-cell office:value-type="float" office:value="1.46234185816699E+018" calcext:value-type="float">
            <text:p>1462341858166990000</text:p>
          </table:table-cell>
          <table:table-cell table:formula="of:=[.A1205]-[.$A$2]" office:value-type="float" office:value="60150109952" calcext:value-type="float">
            <text:p>60150109952</text:p>
          </table:table-cell>
          <table:table-cell table:formula="of:=[.B1205]/[.$B$3]" office:value-type="float" office:value="1198.92317465825" calcext:value-type="float">
            <text:p>1199</text:p>
          </table:table-cell>
          <table:table-cell office:value-type="float" office:value="0.658284008503" calcext:value-type="float">
            <text:p>0.6582840085</text:p>
          </table:table-cell>
          <table:table-cell/>
          <table:table-cell office:value-type="float" office:value="1.46234185816699E+018" calcext:value-type="float">
            <text:p>1462341858166990000</text:p>
          </table:table-cell>
          <table:table-cell table:number-columns-repeated="3"/>
        </table:table-row>
        <table:table-row table:style-name="ro1">
          <table:table-cell office:value-type="float" office:value="1.46234185821702E+018" calcext:value-type="float">
            <text:p>1462341858217020000</text:p>
          </table:table-cell>
          <table:table-cell table:formula="of:=[.A1206]-[.$A$2]" office:value-type="float" office:value="60200139776" calcext:value-type="float">
            <text:p>60200139776</text:p>
          </table:table-cell>
          <table:table-cell table:formula="of:=[.B1206]/[.$B$3]" office:value-type="float" office:value="1199.92037841175" calcext:value-type="float">
            <text:p>1200</text:p>
          </table:table-cell>
          <table:table-cell office:value-type="float" office:value="0.728101968765" calcext:value-type="float">
            <text:p>0.7281019688</text:p>
          </table:table-cell>
          <table:table-cell/>
          <table:table-cell office:value-type="float" office:value="1.46234185821702E+018" calcext:value-type="float">
            <text:p>1462341858217020000</text:p>
          </table:table-cell>
          <table:table-cell table:number-columns-repeated="3"/>
        </table:table-row>
        <table:table-row table:style-name="ro1">
          <table:table-cell office:value-type="float" office:value="1.46234185826697E+018" calcext:value-type="float">
            <text:p>1462341858266970000</text:p>
          </table:table-cell>
          <table:table-cell table:formula="of:=[.A1207]-[.$A$2]" office:value-type="float" office:value="60250089984" calcext:value-type="float">
            <text:p>60250089984</text:p>
          </table:table-cell>
          <table:table-cell table:formula="of:=[.B1207]/[.$B$3]" office:value-type="float" office:value="1200.91599524434" calcext:value-type="float">
            <text:p>1201</text:p>
          </table:table-cell>
          <table:table-cell office:value-type="float" office:value="0.655790507793" calcext:value-type="float">
            <text:p>0.6557905078</text:p>
          </table:table-cell>
          <table:table-cell/>
          <table:table-cell office:value-type="float" office:value="1.46234185826697E+018" calcext:value-type="float">
            <text:p>1462341858266970000</text:p>
          </table:table-cell>
          <table:table-cell table:number-columns-repeated="3"/>
        </table:table-row>
        <table:table-row table:style-name="ro1">
          <table:table-cell office:value-type="float" office:value="1.46234185831698E+018" calcext:value-type="float">
            <text:p>1462341858316980000</text:p>
          </table:table-cell>
          <table:table-cell table:formula="of:=[.A1208]-[.$A$2]" office:value-type="float" office:value="60300099840" calcext:value-type="float">
            <text:p>60300099840</text:p>
          </table:table-cell>
          <table:table-cell table:formula="of:=[.B1208]/[.$B$3]" office:value-type="float" office:value="1201.91280099195" calcext:value-type="float">
            <text:p>1202</text:p>
          </table:table-cell>
          <table:table-cell office:value-type="float" office:value="0.615894496441" calcext:value-type="float">
            <text:p>0.6158944964</text:p>
          </table:table-cell>
          <table:table-cell/>
          <table:table-cell office:value-type="float" office:value="1.46234185831698E+018" calcext:value-type="float">
            <text:p>1462341858316980000</text:p>
          </table:table-cell>
          <table:table-cell table:number-columns-repeated="3"/>
        </table:table-row>
        <table:table-row table:style-name="ro1">
          <table:table-cell office:value-type="float" office:value="1.46234185836696E+018" calcext:value-type="float">
            <text:p>1462341858366960000</text:p>
          </table:table-cell>
          <table:table-cell table:formula="of:=[.A1209]-[.$A$2]" office:value-type="float" office:value="60350080000" calcext:value-type="float">
            <text:p>60350080000</text:p>
          </table:table-cell>
          <table:table-cell table:formula="of:=[.B1209]/[.$B$3]" office:value-type="float" office:value="1202.90901483337" calcext:value-type="float">
            <text:p>1203</text:p>
          </table:table-cell>
          <table:table-cell office:value-type="float" office:value="0.635842502117" calcext:value-type="float">
            <text:p>0.6358425021</text:p>
          </table:table-cell>
          <table:table-cell/>
          <table:table-cell office:value-type="float" office:value="1.46234185836696E+018" calcext:value-type="float">
            <text:p>1462341858366960000</text:p>
          </table:table-cell>
          <table:table-cell table:number-columns-repeated="3"/>
        </table:table-row>
        <table:table-row table:style-name="ro1">
          <table:table-cell office:value-type="float" office:value="1.46234185841696E+018" calcext:value-type="float">
            <text:p>1462341858416960000</text:p>
          </table:table-cell>
          <table:table-cell table:formula="of:=[.A1210]-[.$A$2]" office:value-type="float" office:value="60400079872" calcext:value-type="float">
            <text:p>60400079872</text:p>
          </table:table-cell>
          <table:table-cell table:formula="of:=[.B1210]/[.$B$3]" office:value-type="float" office:value="1203.90562157804" calcext:value-type="float">
            <text:p>1204</text:p>
          </table:table-cell>
          <table:table-cell office:value-type="float" office:value="0.633349001408" calcext:value-type="float">
            <text:p>0.6333490014</text:p>
          </table:table-cell>
          <table:table-cell/>
          <table:table-cell office:value-type="float" office:value="1.46234185841696E+018" calcext:value-type="float">
            <text:p>1462341858416960000</text:p>
          </table:table-cell>
          <table:table-cell table:number-columns-repeated="3"/>
        </table:table-row>
        <table:table-row table:style-name="ro1">
          <table:table-cell office:value-type="float" office:value="1.46234185846698E+018" calcext:value-type="float">
            <text:p>1462341858466980000</text:p>
          </table:table-cell>
          <table:table-cell table:formula="of:=[.A1211]-[.$A$2]" office:value-type="float" office:value="60450099968" calcext:value-type="float">
            <text:p>60450099968</text:p>
          </table:table-cell>
          <table:table-cell table:formula="of:=[.B1211]/[.$B$3]" office:value-type="float" office:value="1204.90263143124" calcext:value-type="float">
            <text:p>1205</text:p>
          </table:table-cell>
          <table:table-cell office:value-type="float" office:value="0.61838799715" calcext:value-type="float">
            <text:p>0.6183879972</text:p>
          </table:table-cell>
          <table:table-cell/>
          <table:table-cell office:value-type="float" office:value="1.46234185846698E+018" calcext:value-type="float">
            <text:p>1462341858466980000</text:p>
          </table:table-cell>
          <table:table-cell table:number-columns-repeated="3"/>
        </table:table-row>
        <table:table-row table:style-name="ro1">
          <table:table-cell office:value-type="float" office:value="1.4623418585169E+018" calcext:value-type="float">
            <text:p>1462341858516900000</text:p>
          </table:table-cell>
          <table:table-cell table:formula="of:=[.A1212]-[.$A$2]" office:value-type="float" office:value="60500019968" calcext:value-type="float">
            <text:p>60500019968</text:p>
          </table:table-cell>
          <table:table-cell table:formula="of:=[.B1212]/[.$B$3]" office:value-type="float" office:value="1205.89764615235" calcext:value-type="float">
            <text:p>1206</text:p>
          </table:table-cell>
          <table:table-cell office:value-type="float" office:value="0.640829503536" calcext:value-type="float">
            <text:p>0.6408295035</text:p>
          </table:table-cell>
          <table:table-cell/>
          <table:table-cell office:value-type="float" office:value="1.4623418585169E+018" calcext:value-type="float">
            <text:p>1462341858516900000</text:p>
          </table:table-cell>
          <table:table-cell table:number-columns-repeated="3"/>
        </table:table-row>
        <table:table-row table:style-name="ro1">
          <table:table-cell office:value-type="float" office:value="1.46234185856698E+018" calcext:value-type="float">
            <text:p>1462341858566980000</text:p>
          </table:table-cell>
          <table:table-cell table:formula="of:=[.A1213]-[.$A$2]" office:value-type="float" office:value="60550099968" calcext:value-type="float">
            <text:p>60550099968</text:p>
          </table:table-cell>
          <table:table-cell table:formula="of:=[.B1213]/[.$B$3]" office:value-type="float" office:value="1206.89585002322" calcext:value-type="float">
            <text:p>1207</text:p>
          </table:table-cell>
          <table:table-cell office:value-type="float" office:value="0.678232014179" calcext:value-type="float">
            <text:p>0.6782320142</text:p>
          </table:table-cell>
          <table:table-cell/>
          <table:table-cell office:value-type="float" office:value="1.46234185856698E+018" calcext:value-type="float">
            <text:p>1462341858566980000</text:p>
          </table:table-cell>
          <table:table-cell table:number-columns-repeated="3"/>
        </table:table-row>
        <table:table-row table:style-name="ro1">
          <table:table-cell office:value-type="float" office:value="1.46234185861697E+018" calcext:value-type="float">
            <text:p>1462341858616970000</text:p>
          </table:table-cell>
          <table:table-cell table:formula="of:=[.A1214]-[.$A$2]" office:value-type="float" office:value="60600089856" calcext:value-type="float">
            <text:p>60600089856</text:p>
          </table:table-cell>
          <table:table-cell table:formula="of:=[.B1214]/[.$B$3]" office:value-type="float" office:value="1207.89225776494" calcext:value-type="float">
            <text:p>1208</text:p>
          </table:table-cell>
          <table:table-cell office:value-type="float" office:value="0.623374998569" calcext:value-type="float">
            <text:p>0.6233749986</text:p>
          </table:table-cell>
          <table:table-cell/>
          <table:table-cell office:value-type="float" office:value="1.46234185861697E+018" calcext:value-type="float">
            <text:p>1462341858616970000</text:p>
          </table:table-cell>
          <table:table-cell table:number-columns-repeated="3"/>
        </table:table-row>
        <table:table-row table:style-name="ro1">
          <table:table-cell office:value-type="float" office:value="1.46234185866697E+018" calcext:value-type="float">
            <text:p>1462341858666970000</text:p>
          </table:table-cell>
          <table:table-cell table:formula="of:=[.A1215]-[.$A$2]" office:value-type="float" office:value="60650089728" calcext:value-type="float">
            <text:p>60650089728</text:p>
          </table:table-cell>
          <table:table-cell table:formula="of:=[.B1215]/[.$B$3]" office:value-type="float" office:value="1208.88886450961" calcext:value-type="float">
            <text:p>1209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5866697E+018" calcext:value-type="float">
            <text:p>1462341858666970000</text:p>
          </table:table-cell>
          <table:table-cell table:number-columns-repeated="3"/>
        </table:table-row>
        <table:table-row table:style-name="ro1">
          <table:table-cell office:value-type="float" office:value="1.46234185871689E+018" calcext:value-type="float">
            <text:p>1462341858716890000</text:p>
          </table:table-cell>
          <table:table-cell table:formula="of:=[.A1216]-[.$A$2]" office:value-type="float" office:value="60700009728" calcext:value-type="float">
            <text:p>60700009728</text:p>
          </table:table-cell>
          <table:table-cell table:formula="of:=[.B1216]/[.$B$3]" office:value-type="float" office:value="1209.88387923073" calcext:value-type="float">
            <text:p>1210</text:p>
          </table:table-cell>
          <table:table-cell office:value-type="float" office:value="0.710647523403" calcext:value-type="float">
            <text:p>0.7106475234</text:p>
          </table:table-cell>
          <table:table-cell/>
          <table:table-cell office:value-type="float" office:value="1.46234185871689E+018" calcext:value-type="float">
            <text:p>1462341858716890000</text:p>
          </table:table-cell>
          <table:table-cell table:number-columns-repeated="3"/>
        </table:table-row>
        <table:table-row table:style-name="ro1">
          <table:table-cell office:value-type="float" office:value="1.46234185876694E+018" calcext:value-type="float">
            <text:p>1462341858766940000</text:p>
          </table:table-cell>
          <table:table-cell table:formula="of:=[.A1217]-[.$A$2]" office:value-type="float" office:value="60750060032" calcext:value-type="float">
            <text:p>60750060032</text:p>
          </table:table-cell>
          <table:table-cell table:formula="of:=[.B1217]/[.$B$3]" office:value-type="float" office:value="1210.8814911954" calcext:value-type="float">
            <text:p>1211</text:p>
          </table:table-cell>
          <table:table-cell office:value-type="float" office:value="0.72560852766" calcext:value-type="float">
            <text:p>0.7256085277</text:p>
          </table:table-cell>
          <table:table-cell/>
          <table:table-cell office:value-type="float" office:value="1.46234185876694E+018" calcext:value-type="float">
            <text:p>1462341858766940000</text:p>
          </table:table-cell>
          <table:table-cell table:number-columns-repeated="3"/>
        </table:table-row>
        <table:table-row table:style-name="ro1">
          <table:table-cell office:value-type="float" office:value="1.46234185881694E+018" calcext:value-type="float">
            <text:p>1462341858816940000</text:p>
          </table:table-cell>
          <table:table-cell table:formula="of:=[.A1218]-[.$A$2]" office:value-type="float" office:value="60800059904" calcext:value-type="float">
            <text:p>60800059904</text:p>
          </table:table-cell>
          <table:table-cell table:formula="of:=[.B1218]/[.$B$3]" office:value-type="float" office:value="1211.87809794006" calcext:value-type="float">
            <text:p>1212</text:p>
          </table:table-cell>
          <table:table-cell office:value-type="float" office:value="0.750543475151" calcext:value-type="float">
            <text:p>0.7505434752</text:p>
          </table:table-cell>
          <table:table-cell/>
          <table:table-cell office:value-type="float" office:value="1.46234185881694E+018" calcext:value-type="float">
            <text:p>1462341858816940000</text:p>
          </table:table-cell>
          <table:table-cell table:number-columns-repeated="3"/>
        </table:table-row>
        <table:table-row table:style-name="ro1">
          <table:table-cell office:value-type="float" office:value="1.46234185886692E+018" calcext:value-type="float">
            <text:p>1462341858866920000</text:p>
          </table:table-cell>
          <table:table-cell table:formula="of:=[.A1219]-[.$A$2]" office:value-type="float" office:value="60850039808" calcext:value-type="float">
            <text:p>60850039808</text:p>
          </table:table-cell>
          <table:table-cell table:formula="of:=[.B1219]/[.$B$3]" office:value-type="float" office:value="1212.87430667885" calcext:value-type="float">
            <text:p>1213</text:p>
          </table:table-cell>
          <table:table-cell office:value-type="float" office:value="1.12955546379" calcext:value-type="float">
            <text:p>1.1295554638</text:p>
          </table:table-cell>
          <table:table-cell/>
          <table:table-cell office:value-type="float" office:value="1.46234185886692E+018" calcext:value-type="float">
            <text:p>1462341858866920000</text:p>
          </table:table-cell>
          <table:table-cell table:number-columns-repeated="3"/>
        </table:table-row>
        <table:table-row table:style-name="ro1">
          <table:table-cell office:value-type="float" office:value="1.46234185891701E+018" calcext:value-type="float">
            <text:p>1462341858917010000</text:p>
          </table:table-cell>
          <table:table-cell table:formula="of:=[.A1220]-[.$A$2]" office:value-type="float" office:value="60900130048" calcext:value-type="float">
            <text:p>60900130048</text:p>
          </table:table-cell>
          <table:table-cell table:formula="of:=[.B1220]/[.$B$3]" office:value-type="float" office:value="1213.87271465529" calcext:value-type="float">
            <text:p>1214</text:p>
          </table:table-cell>
          <table:table-cell office:value-type="float" office:value="0.777971982956" calcext:value-type="float">
            <text:p>0.777971983</text:p>
          </table:table-cell>
          <table:table-cell/>
          <table:table-cell office:value-type="float" office:value="1.46234185891701E+018" calcext:value-type="float">
            <text:p>1462341858917010000</text:p>
          </table:table-cell>
          <table:table-cell table:number-columns-repeated="3"/>
        </table:table-row>
        <table:table-row table:style-name="ro1">
          <table:table-cell office:value-type="float" office:value="1.46234185896691E+018" calcext:value-type="float">
            <text:p>1462341858966910000</text:p>
          </table:table-cell>
          <table:table-cell table:formula="of:=[.A1221]-[.$A$2]" office:value-type="float" office:value="60950029824" calcext:value-type="float">
            <text:p>60950029824</text:p>
          </table:table-cell>
          <table:table-cell table:formula="of:=[.B1221]/[.$B$3]" office:value-type="float" office:value="1214.86732626788" calcext:value-type="float">
            <text:p>1215</text:p>
          </table:table-cell>
          <table:table-cell office:value-type="float" office:value="0.815374493599" calcext:value-type="float">
            <text:p>0.8153744936</text:p>
          </table:table-cell>
          <table:table-cell/>
          <table:table-cell office:value-type="float" office:value="1.46234185896691E+018" calcext:value-type="float">
            <text:p>1462341858966910000</text:p>
          </table:table-cell>
          <table:table-cell table:number-columns-repeated="3"/>
        </table:table-row>
        <table:table-row table:style-name="ro1">
          <table:table-cell office:value-type="float" office:value="1.46234185901703E+018" calcext:value-type="float">
            <text:p>1462341859017030000</text:p>
          </table:table-cell>
          <table:table-cell table:formula="of:=[.A1222]-[.$A$2]" office:value-type="float" office:value="61000150016" calcext:value-type="float">
            <text:p>61000150016</text:p>
          </table:table-cell>
          <table:table-cell table:formula="of:=[.B1222]/[.$B$3]" office:value-type="float" office:value="1215.86633125316" calcext:value-type="float">
            <text:p>1216</text:p>
          </table:table-cell>
          <table:table-cell office:value-type="float" office:value="0.842803001404" calcext:value-type="float">
            <text:p>0.8428030014</text:p>
          </table:table-cell>
          <table:table-cell/>
          <table:table-cell office:value-type="float" office:value="1.46234185901703E+018" calcext:value-type="float">
            <text:p>1462341859017030000</text:p>
          </table:table-cell>
          <table:table-cell table:number-columns-repeated="3"/>
        </table:table-row>
        <table:table-row table:style-name="ro1">
          <table:table-cell office:value-type="float" office:value="1.46234185906708E+018" calcext:value-type="float">
            <text:p>1462341859067080000</text:p>
          </table:table-cell>
          <table:table-cell table:formula="of:=[.A1223]-[.$A$2]" office:value-type="float" office:value="61050199808" calcext:value-type="float">
            <text:p>61050199808</text:p>
          </table:table-cell>
          <table:table-cell table:formula="of:=[.B1223]/[.$B$3]" office:value-type="float" office:value="1216.86393301255" calcext:value-type="float">
            <text:p>1217</text:p>
          </table:table-cell>
          <table:table-cell office:value-type="float" office:value="0.852777004242" calcext:value-type="float">
            <text:p>0.8527770042</text:p>
          </table:table-cell>
          <table:table-cell/>
          <table:table-cell office:value-type="float" office:value="1.46234185906708E+018" calcext:value-type="float">
            <text:p>1462341859067080000</text:p>
          </table:table-cell>
          <table:table-cell table:number-columns-repeated="3"/>
        </table:table-row>
        <table:table-row table:style-name="ro1">
          <table:table-cell office:value-type="float" office:value="1.46234185911704E+018" calcext:value-type="float">
            <text:p>1462341859117040000</text:p>
          </table:table-cell>
          <table:table-cell table:formula="of:=[.A1224]-[.$A$2]" office:value-type="float" office:value="61100160000" calcext:value-type="float">
            <text:p>61100160000</text:p>
          </table:table-cell>
          <table:table-cell table:formula="of:=[.B1224]/[.$B$3]" office:value-type="float" office:value="1217.85974884808" calcext:value-type="float">
            <text:p>1218</text:p>
          </table:table-cell>
          <table:table-cell office:value-type="float" office:value="0.790439486504" calcext:value-type="float">
            <text:p>0.7904394865</text:p>
          </table:table-cell>
          <table:table-cell/>
          <table:table-cell office:value-type="float" office:value="1.46234185911704E+018" calcext:value-type="float">
            <text:p>1462341859117040000</text:p>
          </table:table-cell>
          <table:table-cell table:number-columns-repeated="3"/>
        </table:table-row>
        <table:table-row table:style-name="ro1">
          <table:table-cell office:value-type="float" office:value="1.462341859167E+018" calcext:value-type="float">
            <text:p>1462341859167000000</text:p>
          </table:table-cell>
          <table:table-cell table:formula="of:=[.A1225]-[.$A$2]" office:value-type="float" office:value="61150119936" calcext:value-type="float">
            <text:p>61150119936</text:p>
          </table:table-cell>
          <table:table-cell table:formula="of:=[.B1225]/[.$B$3]" office:value-type="float" office:value="1218.85555958097" calcext:value-type="float">
            <text:p>1219</text:p>
          </table:table-cell>
          <table:table-cell office:value-type="float" office:value="0.837815999985" calcext:value-type="float">
            <text:p>0.837816</text:p>
          </table:table-cell>
          <table:table-cell/>
          <table:table-cell office:value-type="float" office:value="1.462341859167E+018" calcext:value-type="float">
            <text:p>1462341859167000000</text:p>
          </table:table-cell>
          <table:table-cell table:number-columns-repeated="3"/>
        </table:table-row>
        <table:table-row table:style-name="ro1">
          <table:table-cell office:value-type="float" office:value="1.4623418592171E+018" calcext:value-type="float">
            <text:p>1462341859217100000</text:p>
          </table:table-cell>
          <table:table-cell table:formula="of:=[.A1226]-[.$A$2]" office:value-type="float" office:value="61200219904" calcext:value-type="float">
            <text:p>61200219904</text:p>
          </table:table-cell>
          <table:table-cell table:formula="of:=[.B1226]/[.$B$3]" office:value-type="float" office:value="1219.85416145772" calcext:value-type="float">
            <text:p>1220</text:p>
          </table:table-cell>
          <table:table-cell office:value-type="float" office:value="0.902647018433" calcext:value-type="float">
            <text:p>0.9026470184</text:p>
          </table:table-cell>
          <table:table-cell/>
          <table:table-cell office:value-type="float" office:value="1.4623418592171E+018" calcext:value-type="float">
            <text:p>1462341859217100000</text:p>
          </table:table-cell>
          <table:table-cell table:number-columns-repeated="3"/>
        </table:table-row>
        <table:table-row table:style-name="ro1">
          <table:table-cell office:value-type="float" office:value="1.46234185926702E+018" calcext:value-type="float">
            <text:p>1462341859267020000</text:p>
          </table:table-cell>
          <table:table-cell table:formula="of:=[.A1227]-[.$A$2]" office:value-type="float" office:value="61250139904" calcext:value-type="float">
            <text:p>61250139904</text:p>
          </table:table-cell>
          <table:table-cell table:formula="of:=[.B1227]/[.$B$3]" office:value-type="float" office:value="1220.84917617884" calcext:value-type="float">
            <text:p>1221</text:p>
          </table:table-cell>
          <table:table-cell office:value-type="float" office:value="0.905140519142" calcext:value-type="float">
            <text:p>0.9051405191</text:p>
          </table:table-cell>
          <table:table-cell/>
          <table:table-cell office:value-type="float" office:value="1.46234185926702E+018" calcext:value-type="float">
            <text:p>1462341859267020000</text:p>
          </table:table-cell>
          <table:table-cell table:number-columns-repeated="3"/>
        </table:table-row>
        <table:table-row table:style-name="ro1">
          <table:table-cell office:value-type="float" office:value="1.46234185931694E+018" calcext:value-type="float">
            <text:p>1462341859316940000</text:p>
          </table:table-cell>
          <table:table-cell table:formula="of:=[.A1228]-[.$A$2]" office:value-type="float" office:value="61300059904" calcext:value-type="float">
            <text:p>61300059904</text:p>
          </table:table-cell>
          <table:table-cell table:formula="of:=[.B1228]/[.$B$3]" office:value-type="float" office:value="1221.84419089995" calcext:value-type="float">
            <text:p>1222</text:p>
          </table:table-cell>
          <table:table-cell office:value-type="float" office:value="0.870231509209" calcext:value-type="float">
            <text:p>0.8702315092</text:p>
          </table:table-cell>
          <table:table-cell/>
          <table:table-cell office:value-type="float" office:value="1.46234185931694E+018" calcext:value-type="float">
            <text:p>1462341859316940000</text:p>
          </table:table-cell>
          <table:table-cell table:number-columns-repeated="3"/>
        </table:table-row>
        <table:table-row table:style-name="ro1">
          <table:table-cell office:value-type="float" office:value="1.46234185936701E+018" calcext:value-type="float">
            <text:p>1462341859367010000</text:p>
          </table:table-cell>
          <table:table-cell table:formula="of:=[.A1229]-[.$A$2]" office:value-type="float" office:value="61350129664" calcext:value-type="float">
            <text:p>61350129664</text:p>
          </table:table-cell>
          <table:table-cell table:formula="of:=[.B1229]/[.$B$3]" office:value-type="float" office:value="1222.84219066523" calcext:value-type="float">
            <text:p>1223</text:p>
          </table:table-cell>
          <table:table-cell office:value-type="float" office:value="0.880205512047" calcext:value-type="float">
            <text:p>0.880205512</text:p>
          </table:table-cell>
          <table:table-cell/>
          <table:table-cell office:value-type="float" office:value="1.46234185936701E+018" calcext:value-type="float">
            <text:p>1462341859367010000</text:p>
          </table:table-cell>
          <table:table-cell table:number-columns-repeated="3"/>
        </table:table-row>
        <table:table-row table:style-name="ro1">
          <table:table-cell office:value-type="float" office:value="1.4623418594169E+018" calcext:value-type="float">
            <text:p>1462341859416900000</text:p>
          </table:table-cell>
          <table:table-cell table:formula="of:=[.A1230]-[.$A$2]" office:value-type="float" office:value="61400019968" calcext:value-type="float">
            <text:p>61400019968</text:p>
          </table:table-cell>
          <table:table-cell table:formula="of:=[.B1230]/[.$B$3]" office:value-type="float" office:value="1223.83661348015" calcext:value-type="float">
            <text:p>1224</text:p>
          </table:table-cell>
          <table:table-cell office:value-type="float" office:value="0.920101523399" calcext:value-type="float">
            <text:p>0.9201015234</text:p>
          </table:table-cell>
          <table:table-cell/>
          <table:table-cell office:value-type="float" office:value="1.4623418594169E+018" calcext:value-type="float">
            <text:p>1462341859416900000</text:p>
          </table:table-cell>
          <table:table-cell table:number-columns-repeated="3"/>
        </table:table-row>
        <table:table-row table:style-name="ro1">
          <table:table-cell office:value-type="float" office:value="1.46234185946689E+018" calcext:value-type="float">
            <text:p>1462341859466890000</text:p>
          </table:table-cell>
          <table:table-cell table:formula="of:=[.A1231]-[.$A$2]" office:value-type="float" office:value="61450009856" calcext:value-type="float">
            <text:p>61450009856</text:p>
          </table:table-cell>
          <table:table-cell table:formula="of:=[.B1231]/[.$B$3]" office:value-type="float" office:value="1224.83302122188" calcext:value-type="float">
            <text:p>1225</text:p>
          </table:table-cell>
          <table:table-cell office:value-type="float" office:value="0.955010473728" calcext:value-type="float">
            <text:p>0.9550104737</text:p>
          </table:table-cell>
          <table:table-cell/>
          <table:table-cell office:value-type="float" office:value="1.46234185946689E+018" calcext:value-type="float">
            <text:p>1462341859466890000</text:p>
          </table:table-cell>
          <table:table-cell table:number-columns-repeated="3"/>
        </table:table-row>
        <table:table-row table:style-name="ro1">
          <table:table-cell office:value-type="float" office:value="1.46234185951689E+018" calcext:value-type="float">
            <text:p>1462341859516890000</text:p>
          </table:table-cell>
          <table:table-cell table:formula="of:=[.A1232]-[.$A$2]" office:value-type="float" office:value="61500009984" calcext:value-type="float">
            <text:p>61500009984</text:p>
          </table:table-cell>
          <table:table-cell table:formula="of:=[.B1232]/[.$B$3]" office:value-type="float" office:value="1225.82963306919" calcext:value-type="float">
            <text:p>1226</text:p>
          </table:table-cell>
          <table:table-cell office:value-type="float" office:value="0.935062527657" calcext:value-type="float">
            <text:p>0.9350625277</text:p>
          </table:table-cell>
          <table:table-cell/>
          <table:table-cell office:value-type="float" office:value="1.46234185951689E+018" calcext:value-type="float">
            <text:p>1462341859516890000</text:p>
          </table:table-cell>
          <table:table-cell table:number-columns-repeated="3"/>
        </table:table-row>
        <table:table-row table:style-name="ro1">
          <table:table-cell office:value-type="float" office:value="1.46234185956694E+018" calcext:value-type="float">
            <text:p>1462341859566940000</text:p>
          </table:table-cell>
          <table:table-cell table:formula="of:=[.A1233]-[.$A$2]" office:value-type="float" office:value="61550059776" calcext:value-type="float">
            <text:p>61550059776</text:p>
          </table:table-cell>
          <table:table-cell table:formula="of:=[.B1233]/[.$B$3]" office:value-type="float" office:value="1226.82723482858" calcext:value-type="float">
            <text:p>1227</text:p>
          </table:table-cell>
          <table:table-cell office:value-type="float" office:value="0.937556028366" calcext:value-type="float">
            <text:p>0.9375560284</text:p>
          </table:table-cell>
          <table:table-cell/>
          <table:table-cell office:value-type="float" office:value="1.46234185956694E+018" calcext:value-type="float">
            <text:p>1462341859566940000</text:p>
          </table:table-cell>
          <table:table-cell table:number-columns-repeated="3"/>
        </table:table-row>
        <table:table-row table:style-name="ro1">
          <table:table-cell office:value-type="float" office:value="1.46234185961694E+018" calcext:value-type="float">
            <text:p>1462341859616940000</text:p>
          </table:table-cell>
          <table:table-cell table:formula="of:=[.A1234]-[.$A$2]" office:value-type="float" office:value="61600059904" calcext:value-type="float">
            <text:p>61600059904</text:p>
          </table:table-cell>
          <table:table-cell table:formula="of:=[.B1234]/[.$B$3]" office:value-type="float" office:value="1227.82384667589" calcext:value-type="float">
            <text:p>1228</text:p>
          </table:table-cell>
          <table:table-cell office:value-type="float" office:value="0.935062527657" calcext:value-type="float">
            <text:p>0.9350625277</text:p>
          </table:table-cell>
          <table:table-cell/>
          <table:table-cell office:value-type="float" office:value="1.46234185961694E+018" calcext:value-type="float">
            <text:p>1462341859616940000</text:p>
          </table:table-cell>
          <table:table-cell table:number-columns-repeated="3"/>
        </table:table-row>
        <table:table-row table:style-name="ro1">
          <table:table-cell office:value-type="float" office:value="1.46234185966694E+018" calcext:value-type="float">
            <text:p>1462341859666940000</text:p>
          </table:table-cell>
          <table:table-cell table:formula="of:=[.A1235]-[.$A$2]" office:value-type="float" office:value="61650059776" calcext:value-type="float">
            <text:p>61650059776</text:p>
          </table:table-cell>
          <table:table-cell table:formula="of:=[.B1235]/[.$B$3]" office:value-type="float" office:value="1228.82045342055" calcext:value-type="float">
            <text:p>1229</text:p>
          </table:table-cell>
          <table:table-cell office:value-type="float" office:value="0.922595024109" calcext:value-type="float">
            <text:p>0.9225950241</text:p>
          </table:table-cell>
          <table:table-cell/>
          <table:table-cell office:value-type="float" office:value="1.46234185966694E+018" calcext:value-type="float">
            <text:p>1462341859666940000</text:p>
          </table:table-cell>
          <table:table-cell table:number-columns-repeated="3"/>
        </table:table-row>
        <table:table-row table:style-name="ro1">
          <table:table-cell office:value-type="float" office:value="1.46234185971693E+018" calcext:value-type="float">
            <text:p>1462341859716930000</text:p>
          </table:table-cell>
          <table:table-cell table:formula="of:=[.A1236]-[.$A$2]" office:value-type="float" office:value="61700049920" calcext:value-type="float">
            <text:p>61700049920</text:p>
          </table:table-cell>
          <table:table-cell table:formula="of:=[.B1236]/[.$B$3]" office:value-type="float" office:value="1229.81686626492" calcext:value-type="float">
            <text:p>1230</text:p>
          </table:table-cell>
          <table:table-cell office:value-type="float" office:value="0.897660017014" calcext:value-type="float">
            <text:p>0.897660017</text:p>
          </table:table-cell>
          <table:table-cell/>
          <table:table-cell office:value-type="float" office:value="1.46234185971693E+018" calcext:value-type="float">
            <text:p>1462341859716930000</text:p>
          </table:table-cell>
          <table:table-cell table:number-columns-repeated="3"/>
        </table:table-row>
        <table:table-row table:style-name="ro1">
          <table:table-cell office:value-type="float" office:value="1.46234185976692E+018" calcext:value-type="float">
            <text:p>1462341859766920000</text:p>
          </table:table-cell>
          <table:table-cell table:formula="of:=[.A1237]-[.$A$2]" office:value-type="float" office:value="61750039808" calcext:value-type="float">
            <text:p>61750039808</text:p>
          </table:table-cell>
          <table:table-cell table:formula="of:=[.B1237]/[.$B$3]" office:value-type="float" office:value="1230.81327400664" calcext:value-type="float">
            <text:p>1231</text:p>
          </table:table-cell>
          <table:table-cell office:value-type="float" office:value="0.842803001404" calcext:value-type="float">
            <text:p>0.8428030014</text:p>
          </table:table-cell>
          <table:table-cell/>
          <table:table-cell office:value-type="float" office:value="1.46234185976692E+018" calcext:value-type="float">
            <text:p>1462341859766920000</text:p>
          </table:table-cell>
          <table:table-cell table:number-columns-repeated="3"/>
        </table:table-row>
        <table:table-row table:style-name="ro1">
          <table:table-cell office:value-type="float" office:value="1.46234185981698E+018" calcext:value-type="float">
            <text:p>1462341859816980000</text:p>
          </table:table-cell>
          <table:table-cell table:formula="of:=[.A1238]-[.$A$2]" office:value-type="float" office:value="61800099840" calcext:value-type="float">
            <text:p>61800099840</text:p>
          </table:table-cell>
          <table:table-cell table:formula="of:=[.B1238]/[.$B$3]" office:value-type="float" office:value="1231.81107987162" calcext:value-type="float">
            <text:p>1232</text:p>
          </table:table-cell>
          <table:table-cell office:value-type="float" office:value="0.905140519142" calcext:value-type="float">
            <text:p>0.9051405191</text:p>
          </table:table-cell>
          <table:table-cell/>
          <table:table-cell office:value-type="float" office:value="1.46234185981698E+018" calcext:value-type="float">
            <text:p>1462341859816980000</text:p>
          </table:table-cell>
          <table:table-cell table:number-columns-repeated="3"/>
        </table:table-row>
        <table:table-row table:style-name="ro1">
          <table:table-cell office:value-type="float" office:value="1.46234185986709E+018" calcext:value-type="float">
            <text:p>1462341859867090000</text:p>
          </table:table-cell>
          <table:table-cell table:formula="of:=[.A1239]-[.$A$2]" office:value-type="float" office:value="61850209792" calcext:value-type="float">
            <text:p>61850209792</text:p>
          </table:table-cell>
          <table:table-cell table:formula="of:=[.B1239]/[.$B$3]" office:value-type="float" office:value="1232.80988075131" calcext:value-type="float">
            <text:p>1233</text:p>
          </table:table-cell>
          <table:table-cell office:value-type="float" office:value="0.890179514885" calcext:value-type="float">
            <text:p>0.8901795149</text:p>
          </table:table-cell>
          <table:table-cell/>
          <table:table-cell office:value-type="float" office:value="1.46234185986709E+018" calcext:value-type="float">
            <text:p>1462341859867090000</text:p>
          </table:table-cell>
          <table:table-cell table:number-columns-repeated="3"/>
        </table:table-row>
        <table:table-row table:style-name="ro1">
          <table:table-cell office:value-type="float" office:value="1.46234185991692E+018" calcext:value-type="float">
            <text:p>1462341859916920000</text:p>
          </table:table-cell>
          <table:table-cell table:formula="of:=[.A1240]-[.$A$2]" office:value-type="float" office:value="61900039936" calcext:value-type="float">
            <text:p>61900039936</text:p>
          </table:table-cell>
          <table:table-cell table:formula="of:=[.B1240]/[.$B$3]" office:value-type="float" office:value="1233.80310444593" calcext:value-type="float">
            <text:p>1234</text:p>
          </table:table-cell>
          <table:table-cell office:value-type="float" office:value="0.910127520561" calcext:value-type="float">
            <text:p>0.9101275206</text:p>
          </table:table-cell>
          <table:table-cell/>
          <table:table-cell office:value-type="float" office:value="1.46234185991692E+018" calcext:value-type="float">
            <text:p>1462341859916920000</text:p>
          </table:table-cell>
          <table:table-cell table:number-columns-repeated="3"/>
        </table:table-row>
        <table:table-row table:style-name="ro1">
          <table:table-cell office:value-type="float" office:value="1.46234185996692E+018" calcext:value-type="float">
            <text:p>1462341859966920000</text:p>
          </table:table-cell>
          <table:table-cell table:formula="of:=[.A1241]-[.$A$2]" office:value-type="float" office:value="61950039808" calcext:value-type="float">
            <text:p>61950039808</text:p>
          </table:table-cell>
          <table:table-cell table:formula="of:=[.B1241]/[.$B$3]" office:value-type="float" office:value="1234.7997111906" calcext:value-type="float">
            <text:p>1235</text:p>
          </table:table-cell>
          <table:table-cell office:value-type="float" office:value="0.892673015594" calcext:value-type="float">
            <text:p>0.8926730156</text:p>
          </table:table-cell>
          <table:table-cell/>
          <table:table-cell office:value-type="float" office:value="1.46234185996692E+018" calcext:value-type="float">
            <text:p>1462341859966920000</text:p>
          </table:table-cell>
          <table:table-cell table:number-columns-repeated="3"/>
        </table:table-row>
        <table:table-row table:style-name="ro1">
          <table:table-cell office:value-type="float" office:value="1.46234186001698E+018" calcext:value-type="float">
            <text:p>1462341860016980000</text:p>
          </table:table-cell>
          <table:table-cell table:formula="of:=[.A1242]-[.$A$2]" office:value-type="float" office:value="62000099840" calcext:value-type="float">
            <text:p>62000099840</text:p>
          </table:table-cell>
          <table:table-cell table:formula="of:=[.B1242]/[.$B$3]" office:value-type="float" office:value="1235.79751705557" calcext:value-type="float">
            <text:p>1236</text:p>
          </table:table-cell>
          <table:table-cell office:value-type="float" office:value="0.882699012756" calcext:value-type="float">
            <text:p>0.8826990128</text:p>
          </table:table-cell>
          <table:table-cell/>
          <table:table-cell office:value-type="float" office:value="1.46234186001698E+018" calcext:value-type="float">
            <text:p>1462341860016980000</text:p>
          </table:table-cell>
          <table:table-cell table:number-columns-repeated="3"/>
        </table:table-row>
        <table:table-row table:style-name="ro1">
          <table:table-cell office:value-type="float" office:value="1.46234186006695E+018" calcext:value-type="float">
            <text:p>1462341860066950000</text:p>
          </table:table-cell>
          <table:table-cell table:formula="of:=[.A1243]-[.$A$2]" office:value-type="float" office:value="62050069760" calcext:value-type="float">
            <text:p>62050069760</text:p>
          </table:table-cell>
          <table:table-cell table:formula="of:=[.B1243]/[.$B$3]" office:value-type="float" office:value="1236.79352679141" calcext:value-type="float">
            <text:p>1237</text:p>
          </table:table-cell>
          <table:table-cell office:value-type="float" office:value="0.897660017014" calcext:value-type="float">
            <text:p>0.897660017</text:p>
          </table:table-cell>
          <table:table-cell/>
          <table:table-cell office:value-type="float" office:value="1.46234186006695E+018" calcext:value-type="float">
            <text:p>1462341860066950000</text:p>
          </table:table-cell>
          <table:table-cell table:number-columns-repeated="3"/>
        </table:table-row>
        <table:table-row table:style-name="ro1">
          <table:table-cell office:value-type="float" office:value="1.46234186011691E+018" calcext:value-type="float">
            <text:p>1462341860116910000</text:p>
          </table:table-cell>
          <table:table-cell table:formula="of:=[.A1244]-[.$A$2]" office:value-type="float" office:value="62100029952" calcext:value-type="float">
            <text:p>62100029952</text:p>
          </table:table-cell>
          <table:table-cell table:formula="of:=[.B1244]/[.$B$3]" office:value-type="float" office:value="1237.78934262694" calcext:value-type="float">
            <text:p>1238</text:p>
          </table:table-cell>
          <table:table-cell office:value-type="float" office:value="1.37142503262" calcext:value-type="float">
            <text:p>1.3714250326</text:p>
          </table:table-cell>
          <table:table-cell/>
          <table:table-cell office:value-type="float" office:value="1.46234186011691E+018" calcext:value-type="float">
            <text:p>1462341860116910000</text:p>
          </table:table-cell>
          <table:table-cell table:number-columns-repeated="3"/>
        </table:table-row>
        <table:table-row table:style-name="ro1">
          <table:table-cell office:value-type="float" office:value="1.46234186016692E+018" calcext:value-type="float">
            <text:p>1462341860166920000</text:p>
          </table:table-cell>
          <table:table-cell table:formula="of:=[.A1245]-[.$A$2]" office:value-type="float" office:value="62150039808" calcext:value-type="float">
            <text:p>62150039808</text:p>
          </table:table-cell>
          <table:table-cell table:formula="of:=[.B1245]/[.$B$3]" office:value-type="float" office:value="1238.78614837455" calcext:value-type="float">
            <text:p>1239</text:p>
          </table:table-cell>
          <table:table-cell office:value-type="float" office:value="0.907634019852" calcext:value-type="float">
            <text:p>0.9076340199</text:p>
          </table:table-cell>
          <table:table-cell/>
          <table:table-cell office:value-type="float" office:value="1.46234186016692E+018" calcext:value-type="float">
            <text:p>1462341860166920000</text:p>
          </table:table-cell>
          <table:table-cell table:number-columns-repeated="3"/>
        </table:table-row>
        <table:table-row table:style-name="ro1">
          <table:table-cell office:value-type="float" office:value="1.46234186021705E+018" calcext:value-type="float">
            <text:p>1462341860217050000</text:p>
          </table:table-cell>
          <table:table-cell table:formula="of:=[.A1246]-[.$A$2]" office:value-type="float" office:value="62200169728" calcext:value-type="float">
            <text:p>62200169728</text:p>
          </table:table-cell>
          <table:table-cell table:formula="of:=[.B1246]/[.$B$3]" office:value-type="float" office:value="1239.78534726014" calcext:value-type="float">
            <text:p>1240</text:p>
          </table:table-cell>
          <table:table-cell office:value-type="float" office:value="0.910127520561" calcext:value-type="float">
            <text:p>0.9101275206</text:p>
          </table:table-cell>
          <table:table-cell/>
          <table:table-cell office:value-type="float" office:value="1.46234186021705E+018" calcext:value-type="float">
            <text:p>1462341860217050000</text:p>
          </table:table-cell>
          <table:table-cell table:number-columns-repeated="3"/>
        </table:table-row>
        <table:table-row table:style-name="ro1">
          <table:table-cell office:value-type="float" office:value="1.46234186026695E+018" calcext:value-type="float">
            <text:p>1462341860266950000</text:p>
          </table:table-cell>
          <table:table-cell table:formula="of:=[.A1247]-[.$A$2]" office:value-type="float" office:value="62250069760" calcext:value-type="float">
            <text:p>62250069760</text:p>
          </table:table-cell>
          <table:table-cell table:formula="of:=[.B1247]/[.$B$3]" office:value-type="float" office:value="1240.77996397536" calcext:value-type="float">
            <text:p>1241</text:p>
          </table:table-cell>
          <table:table-cell office:value-type="float" office:value="0.925088524818" calcext:value-type="float">
            <text:p>0.9250885248</text:p>
          </table:table-cell>
          <table:table-cell/>
          <table:table-cell office:value-type="float" office:value="1.46234186026695E+018" calcext:value-type="float">
            <text:p>1462341860266950000</text:p>
          </table:table-cell>
          <table:table-cell table:number-columns-repeated="3"/>
        </table:table-row>
        <table:table-row table:style-name="ro1">
          <table:table-cell office:value-type="float" office:value="1.46234186031692E+018" calcext:value-type="float">
            <text:p>1462341860316920000</text:p>
          </table:table-cell>
          <table:table-cell table:formula="of:=[.A1248]-[.$A$2]" office:value-type="float" office:value="62300039936" calcext:value-type="float">
            <text:p>62300039936</text:p>
          </table:table-cell>
          <table:table-cell table:formula="of:=[.B1248]/[.$B$3]" office:value-type="float" office:value="1241.77597881384" calcext:value-type="float">
            <text:p>1242</text:p>
          </table:table-cell>
          <table:table-cell office:value-type="float" office:value="0.955010473728" calcext:value-type="float">
            <text:p>0.9550104737</text:p>
          </table:table-cell>
          <table:table-cell/>
          <table:table-cell office:value-type="float" office:value="1.46234186031692E+018" calcext:value-type="float">
            <text:p>1462341860316920000</text:p>
          </table:table-cell>
          <table:table-cell table:number-columns-repeated="3"/>
        </table:table-row>
        <table:table-row table:style-name="ro1">
          <table:table-cell office:value-type="float" office:value="1.46234186036695E+018" calcext:value-type="float">
            <text:p>1462341860366950000</text:p>
          </table:table-cell>
          <table:table-cell table:formula="of:=[.A1249]-[.$A$2]" office:value-type="float" office:value="62350070016" calcext:value-type="float">
            <text:p>62350070016</text:p>
          </table:table-cell>
          <table:table-cell table:formula="of:=[.B1249]/[.$B$3]" office:value-type="float" office:value="1242.77318766998" calcext:value-type="float">
            <text:p>1243</text:p>
          </table:table-cell>
          <table:table-cell office:value-type="float" office:value="0.947530031204" calcext:value-type="float">
            <text:p>0.9475300312</text:p>
          </table:table-cell>
          <table:table-cell/>
          <table:table-cell office:value-type="float" office:value="1.46234186036695E+018" calcext:value-type="float">
            <text:p>1462341860366950000</text:p>
          </table:table-cell>
          <table:table-cell table:number-columns-repeated="3"/>
        </table:table-row>
        <table:table-row table:style-name="ro1">
          <table:table-cell office:value-type="float" office:value="1.46234186041692E+018" calcext:value-type="float">
            <text:p>1462341860416920000</text:p>
          </table:table-cell>
          <table:table-cell table:formula="of:=[.A1250]-[.$A$2]" office:value-type="float" office:value="62400039936" calcext:value-type="float">
            <text:p>62400039936</text:p>
          </table:table-cell>
          <table:table-cell table:formula="of:=[.B1250]/[.$B$3]" office:value-type="float" office:value="1243.76919740582" calcext:value-type="float">
            <text:p>1244</text:p>
          </table:table-cell>
          <table:table-cell office:value-type="float" office:value="0.920101523399" calcext:value-type="float">
            <text:p>0.9201015234</text:p>
          </table:table-cell>
          <table:table-cell/>
          <table:table-cell office:value-type="float" office:value="1.46234186041692E+018" calcext:value-type="float">
            <text:p>1462341860416920000</text:p>
          </table:table-cell>
          <table:table-cell table:number-columns-repeated="3"/>
        </table:table-row>
        <table:table-row table:style-name="ro1">
          <table:table-cell office:value-type="float" office:value="1.46234186046709E+018" calcext:value-type="float">
            <text:p>1462341860467090000</text:p>
          </table:table-cell>
          <table:table-cell table:formula="of:=[.A1251]-[.$A$2]" office:value-type="float" office:value="62450209792" calcext:value-type="float">
            <text:p>62450209792</text:p>
          </table:table-cell>
          <table:table-cell table:formula="of:=[.B1251]/[.$B$3]" office:value-type="float" office:value="1244.76919230318" calcext:value-type="float">
            <text:p>1245</text:p>
          </table:table-cell>
          <table:table-cell office:value-type="float" office:value="0.935062527657" calcext:value-type="float">
            <text:p>0.9350625277</text:p>
          </table:table-cell>
          <table:table-cell/>
          <table:table-cell office:value-type="float" office:value="1.46234186046709E+018" calcext:value-type="float">
            <text:p>1462341860467090000</text:p>
          </table:table-cell>
          <table:table-cell table:number-columns-repeated="3"/>
        </table:table-row>
        <table:table-row table:style-name="ro1">
          <table:table-cell office:value-type="float" office:value="1.4623418605169E+018" calcext:value-type="float">
            <text:p>1462341860516900000</text:p>
          </table:table-cell>
          <table:table-cell table:formula="of:=[.A1252]-[.$A$2]" office:value-type="float" office:value="62500019968" calcext:value-type="float">
            <text:p>62500019968</text:p>
          </table:table-cell>
          <table:table-cell table:formula="of:=[.B1252]/[.$B$3]" office:value-type="float" office:value="1245.76201799191" calcext:value-type="float">
            <text:p>1246</text:p>
          </table:table-cell>
          <table:table-cell office:value-type="float" office:value="0.942543029785" calcext:value-type="float">
            <text:p>0.9425430298</text:p>
          </table:table-cell>
          <table:table-cell/>
          <table:table-cell office:value-type="float" office:value="1.4623418605169E+018" calcext:value-type="float">
            <text:p>1462341860516900000</text:p>
          </table:table-cell>
          <table:table-cell table:number-columns-repeated="3"/>
        </table:table-row>
        <table:table-row table:style-name="ro1">
          <table:table-cell office:value-type="float" office:value="1.46234186056697E+018" calcext:value-type="float">
            <text:p>1462341860566970000</text:p>
          </table:table-cell>
          <table:table-cell table:formula="of:=[.A1253]-[.$A$2]" office:value-type="float" office:value="62550089984" calcext:value-type="float">
            <text:p>62550089984</text:p>
          </table:table-cell>
          <table:table-cell table:formula="of:=[.B1253]/[.$B$3]" office:value-type="float" office:value="1246.76002285983" calcext:value-type="float">
            <text:p>1247</text:p>
          </table:table-cell>
          <table:table-cell office:value-type="float" office:value="0.982439041138" calcext:value-type="float">
            <text:p>0.9824390411</text:p>
          </table:table-cell>
          <table:table-cell/>
          <table:table-cell office:value-type="float" office:value="1.46234186056697E+018" calcext:value-type="float">
            <text:p>1462341860566970000</text:p>
          </table:table-cell>
          <table:table-cell table:number-columns-repeated="3"/>
        </table:table-row>
        <table:table-row table:style-name="ro1">
          <table:table-cell office:value-type="float" office:value="1.46234186061689E+018" calcext:value-type="float">
            <text:p>1462341860616890000</text:p>
          </table:table-cell>
          <table:table-cell table:formula="of:=[.A1254]-[.$A$2]" office:value-type="float" office:value="62600009984" calcext:value-type="float">
            <text:p>62600009984</text:p>
          </table:table-cell>
          <table:table-cell table:formula="of:=[.B1254]/[.$B$3]" office:value-type="float" office:value="1247.75503758094" calcext:value-type="float">
            <text:p>1248</text:p>
          </table:table-cell>
          <table:table-cell office:value-type="float" office:value="0.964984476566" calcext:value-type="float">
            <text:p>0.9649844766</text:p>
          </table:table-cell>
          <table:table-cell/>
          <table:table-cell office:value-type="float" office:value="1.46234186061689E+018" calcext:value-type="float">
            <text:p>1462341860616890000</text:p>
          </table:table-cell>
          <table:table-cell table:number-columns-repeated="3"/>
        </table:table-row>
        <table:table-row table:style-name="ro1">
          <table:table-cell office:value-type="float" office:value="1.46234186066691E+018" calcext:value-type="float">
            <text:p>1462341860666910000</text:p>
          </table:table-cell>
          <table:table-cell table:formula="of:=[.A1255]-[.$A$2]" office:value-type="float" office:value="62650029824" calcext:value-type="float">
            <text:p>62650029824</text:p>
          </table:table-cell>
          <table:table-cell table:formula="of:=[.B1255]/[.$B$3]" office:value-type="float" office:value="1248.7520423315" calcext:value-type="float">
            <text:p>1249</text:p>
          </table:table-cell>
          <table:table-cell office:value-type="float" office:value="0.989919483662" calcext:value-type="float">
            <text:p>0.9899194837</text:p>
          </table:table-cell>
          <table:table-cell/>
          <table:table-cell office:value-type="float" office:value="1.46234186066691E+018" calcext:value-type="float">
            <text:p>1462341860666910000</text:p>
          </table:table-cell>
          <table:table-cell table:number-columns-repeated="3"/>
        </table:table-row>
        <table:table-row table:style-name="ro1">
          <table:table-cell office:value-type="float" office:value="1.46234186071687E+018" calcext:value-type="float">
            <text:p>1462341860716870000</text:p>
          </table:table-cell>
          <table:table-cell table:formula="of:=[.A1256]-[.$A$2]" office:value-type="float" office:value="62699990016" calcext:value-type="float">
            <text:p>62699990016</text:p>
          </table:table-cell>
          <table:table-cell table:formula="of:=[.B1256]/[.$B$3]" office:value-type="float" office:value="1249.74785816703" calcext:value-type="float">
            <text:p>1250</text:p>
          </table:table-cell>
          <table:table-cell office:value-type="float" office:value="1.41132104397" calcext:value-type="float">
            <text:p>1.411321044</text:p>
          </table:table-cell>
          <table:table-cell/>
          <table:table-cell office:value-type="float" office:value="1.46234186071687E+018" calcext:value-type="float">
            <text:p>1462341860716870000</text:p>
          </table:table-cell>
          <table:table-cell table:number-columns-repeated="3"/>
        </table:table-row>
        <table:table-row table:style-name="ro1">
          <table:table-cell office:value-type="float" office:value="1.46234186076693E+018" calcext:value-type="float">
            <text:p>1462341860766930000</text:p>
          </table:table-cell>
          <table:table-cell table:formula="of:=[.A1257]-[.$A$2]" office:value-type="float" office:value="62750050048" calcext:value-type="float">
            <text:p>62750050048</text:p>
          </table:table-cell>
          <table:table-cell table:formula="of:=[.B1257]/[.$B$3]" office:value-type="float" office:value="1250.745664032" calcext:value-type="float">
            <text:p>1251</text:p>
          </table:table-cell>
          <table:table-cell office:value-type="float" office:value="1.5010869503" calcext:value-type="float">
            <text:p>1.5010869503</text:p>
          </table:table-cell>
          <table:table-cell/>
          <table:table-cell office:value-type="float" office:value="1.46234186076693E+018" calcext:value-type="float">
            <text:p>1462341860766930000</text:p>
          </table:table-cell>
          <table:table-cell table:number-columns-repeated="3"/>
        </table:table-row>
        <table:table-row table:style-name="ro1">
          <table:table-cell office:value-type="float" office:value="1.46234186081703E+018" calcext:value-type="float">
            <text:p>1462341860817030000</text:p>
          </table:table-cell>
          <table:table-cell table:formula="of:=[.A1258]-[.$A$2]" office:value-type="float" office:value="62800149760" calcext:value-type="float">
            <text:p>62800149760</text:p>
          </table:table-cell>
          <table:table-cell table:formula="of:=[.B1258]/[.$B$3]" office:value-type="float" office:value="1251.74426080612" calcext:value-type="float">
            <text:p>1252</text:p>
          </table:table-cell>
          <table:table-cell office:value-type="float" office:value="0.962490975857" calcext:value-type="float">
            <text:p>0.9624909759</text:p>
          </table:table-cell>
          <table:table-cell/>
          <table:table-cell office:value-type="float" office:value="1.46234186081703E+018" calcext:value-type="float">
            <text:p>1462341860817030000</text:p>
          </table:table-cell>
          <table:table-cell table:number-columns-repeated="3"/>
        </table:table-row>
        <table:table-row table:style-name="ro1">
          <table:table-cell office:value-type="float" office:value="1.46234186086691E+018" calcext:value-type="float">
            <text:p>1462341860866910000</text:p>
          </table:table-cell>
          <table:table-cell table:formula="of:=[.A1259]-[.$A$2]" office:value-type="float" office:value="62850030080" calcext:value-type="float">
            <text:p>62850030080</text:p>
          </table:table-cell>
          <table:table-cell table:formula="of:=[.B1259]/[.$B$3]" office:value-type="float" office:value="1252.73848461809" calcext:value-type="float">
            <text:p>1253</text:p>
          </table:table-cell>
          <table:table-cell office:value-type="float" office:value="0.491219490767" calcext:value-type="float">
            <text:p>0.4912194908</text:p>
          </table:table-cell>
          <table:table-cell/>
          <table:table-cell office:value-type="float" office:value="1.46234186086691E+018" calcext:value-type="float">
            <text:p>1462341860866910000</text:p>
          </table:table-cell>
          <table:table-cell table:number-columns-repeated="3"/>
        </table:table-row>
        <table:table-row table:style-name="ro1">
          <table:table-cell office:value-type="float" office:value="1.4623418609169E+018" calcext:value-type="float">
            <text:p>1462341860916900000</text:p>
          </table:table-cell>
          <table:table-cell table:formula="of:=[.A1260]-[.$A$2]" office:value-type="float" office:value="62900019712" calcext:value-type="float">
            <text:p>62900019712</text:p>
          </table:table-cell>
          <table:table-cell table:formula="of:=[.B1260]/[.$B$3]" office:value-type="float" office:value="1253.73488725718" calcext:value-type="float">
            <text:p>1254</text:p>
          </table:table-cell>
          <table:table-cell office:value-type="float" office:value="1.41630804539" calcext:value-type="float">
            <text:p>1.4163080454</text:p>
          </table:table-cell>
          <table:table-cell/>
          <table:table-cell office:value-type="float" office:value="1.4623418609169E+018" calcext:value-type="float">
            <text:p>1462341860916900000</text:p>
          </table:table-cell>
          <table:table-cell table:number-columns-repeated="3"/>
        </table:table-row>
        <table:table-row table:style-name="ro1">
          <table:table-cell office:value-type="float" office:value="1.46234186096692E+018" calcext:value-type="float">
            <text:p>1462341860966920000</text:p>
          </table:table-cell>
          <table:table-cell table:formula="of:=[.A1261]-[.$A$2]" office:value-type="float" office:value="62950039808" calcext:value-type="float">
            <text:p>62950039808</text:p>
          </table:table-cell>
          <table:table-cell table:formula="of:=[.B1261]/[.$B$3]" office:value-type="float" office:value="1254.73189711038" calcext:value-type="float">
            <text:p>1255</text:p>
          </table:table-cell>
          <table:table-cell office:value-type="float" office:value="0.940049529076" calcext:value-type="float">
            <text:p>0.9400495291</text:p>
          </table:table-cell>
          <table:table-cell/>
          <table:table-cell office:value-type="float" office:value="1.46234186096692E+018" calcext:value-type="float">
            <text:p>1462341860966920000</text:p>
          </table:table-cell>
          <table:table-cell table:number-columns-repeated="3"/>
        </table:table-row>
        <table:table-row table:style-name="ro1">
          <table:table-cell office:value-type="float" office:value="1.46234186101703E+018" calcext:value-type="float">
            <text:p>1462341861017030000</text:p>
          </table:table-cell>
          <table:table-cell table:formula="of:=[.A1262]-[.$A$2]" office:value-type="float" office:value="63000149760" calcext:value-type="float">
            <text:p>63000149760</text:p>
          </table:table-cell>
          <table:table-cell table:formula="of:=[.B1262]/[.$B$3]" office:value-type="float" office:value="1255.73069799007" calcext:value-type="float">
            <text:p>1256</text:p>
          </table:table-cell>
          <table:table-cell office:value-type="float" office:value="0.885192513466" calcext:value-type="float">
            <text:p>0.8851925135</text:p>
          </table:table-cell>
          <table:table-cell/>
          <table:table-cell office:value-type="float" office:value="1.46234186101703E+018" calcext:value-type="float">
            <text:p>1462341861017030000</text:p>
          </table:table-cell>
          <table:table-cell table:number-columns-repeated="3"/>
        </table:table-row>
        <table:table-row table:style-name="ro1">
          <table:table-cell office:value-type="float" office:value="1.46234186106696E+018" calcext:value-type="float">
            <text:p>1462341861066960000</text:p>
          </table:table-cell>
          <table:table-cell table:formula="of:=[.A1263]-[.$A$2]" office:value-type="float" office:value="63050080000" calcext:value-type="float">
            <text:p>63050080000</text:p>
          </table:table-cell>
          <table:table-cell table:formula="of:=[.B1263]/[.$B$3]" office:value-type="float" office:value="1256.72591681677" calcext:value-type="float">
            <text:p>1257</text:p>
          </table:table-cell>
          <table:table-cell office:value-type="float" office:value="0.885192513466" calcext:value-type="float">
            <text:p>0.8851925135</text:p>
          </table:table-cell>
          <table:table-cell/>
          <table:table-cell office:value-type="float" office:value="1.46234186106696E+018" calcext:value-type="float">
            <text:p>1462341861066960000</text:p>
          </table:table-cell>
          <table:table-cell table:number-columns-repeated="3"/>
        </table:table-row>
        <table:table-row table:style-name="ro1">
          <table:table-cell office:value-type="float" office:value="1.46234186111694E+018" calcext:value-type="float">
            <text:p>1462341861116940000</text:p>
          </table:table-cell>
          <table:table-cell table:formula="of:=[.A1264]-[.$A$2]" office:value-type="float" office:value="63100059648" calcext:value-type="float">
            <text:p>63100059648</text:p>
          </table:table-cell>
          <table:table-cell table:formula="of:=[.B1264]/[.$B$3]" office:value-type="float" office:value="1257.72212045291" calcext:value-type="float">
            <text:p>1258</text:p>
          </table:table-cell>
          <table:table-cell office:value-type="float" office:value="0.912621021271" calcext:value-type="float">
            <text:p>0.9126210213</text:p>
          </table:table-cell>
          <table:table-cell/>
          <table:table-cell office:value-type="float" office:value="1.46234186111694E+018" calcext:value-type="float">
            <text:p>1462341861116940000</text:p>
          </table:table-cell>
          <table:table-cell table:number-columns-repeated="3"/>
        </table:table-row>
        <table:table-row table:style-name="ro1">
          <table:table-cell office:value-type="float" office:value="1.46234186116691E+018" calcext:value-type="float">
            <text:p>1462341861166910000</text:p>
          </table:table-cell>
          <table:table-cell table:formula="of:=[.A1265]-[.$A$2]" office:value-type="float" office:value="63150030080" calcext:value-type="float">
            <text:p>63150030080</text:p>
          </table:table-cell>
          <table:table-cell table:formula="of:=[.B1265]/[.$B$3]" office:value-type="float" office:value="1258.71814039403" calcext:value-type="float">
            <text:p>1259</text:p>
          </table:table-cell>
          <table:table-cell office:value-type="float" office:value="0.887686014175" calcext:value-type="float">
            <text:p>0.8876860142</text:p>
          </table:table-cell>
          <table:table-cell/>
          <table:table-cell office:value-type="float" office:value="1.46234186116691E+018" calcext:value-type="float">
            <text:p>1462341861166910000</text:p>
          </table:table-cell>
          <table:table-cell table:number-columns-repeated="3"/>
        </table:table-row>
        <table:table-row table:style-name="ro1">
          <table:table-cell office:value-type="float" office:value="1.46234186121707E+018" calcext:value-type="float">
            <text:p>1462341861217070000</text:p>
          </table:table-cell>
          <table:table-cell table:formula="of:=[.A1266]-[.$A$2]" office:value-type="float" office:value="63200189952" calcext:value-type="float">
            <text:p>63200189952</text:p>
          </table:table-cell>
          <table:table-cell table:formula="of:=[.B1266]/[.$B$3]" office:value-type="float" office:value="1259.71793628844" calcext:value-type="float">
            <text:p>1260</text:p>
          </table:table-cell>
          <table:table-cell office:value-type="float" office:value="0.925088524818" calcext:value-type="float">
            <text:p>0.9250885248</text:p>
          </table:table-cell>
          <table:table-cell/>
          <table:table-cell office:value-type="float" office:value="1.46234186121707E+018" calcext:value-type="float">
            <text:p>1462341861217070000</text:p>
          </table:table-cell>
          <table:table-cell table:number-columns-repeated="3"/>
        </table:table-row>
        <table:table-row table:style-name="ro1">
          <table:table-cell office:value-type="float" office:value="1.46234186126697E+018" calcext:value-type="float">
            <text:p>1462341861266970000</text:p>
          </table:table-cell>
          <table:table-cell table:formula="of:=[.A1267]-[.$A$2]" office:value-type="float" office:value="63250089984" calcext:value-type="float">
            <text:p>63250089984</text:p>
          </table:table-cell>
          <table:table-cell table:formula="of:=[.B1267]/[.$B$3]" office:value-type="float" office:value="1260.71255300367" calcext:value-type="float">
            <text:p>1261</text:p>
          </table:table-cell>
          <table:table-cell office:value-type="float" office:value="0.855270504951" calcext:value-type="float">
            <text:p>0.855270505</text:p>
          </table:table-cell>
          <table:table-cell/>
          <table:table-cell office:value-type="float" office:value="1.46234186126697E+018" calcext:value-type="float">
            <text:p>1462341861266970000</text:p>
          </table:table-cell>
          <table:table-cell table:number-columns-repeated="3"/>
        </table:table-row>
        <table:table-row table:style-name="ro1">
          <table:table-cell office:value-type="float" office:value="1.46234186131691E+018" calcext:value-type="float">
            <text:p>1462341861316910000</text:p>
          </table:table-cell>
          <table:table-cell table:formula="of:=[.A1268]-[.$A$2]" office:value-type="float" office:value="63300029952" calcext:value-type="float">
            <text:p>63300029952</text:p>
          </table:table-cell>
          <table:table-cell table:formula="of:=[.B1268]/[.$B$3]" office:value-type="float" office:value="1261.70796573067" calcext:value-type="float">
            <text:p>1262</text:p>
          </table:table-cell>
          <table:table-cell office:value-type="float" office:value="0.880205512047" calcext:value-type="float">
            <text:p>0.880205512</text:p>
          </table:table-cell>
          <table:table-cell/>
          <table:table-cell office:value-type="float" office:value="1.46234186131691E+018" calcext:value-type="float">
            <text:p>1462341861316910000</text:p>
          </table:table-cell>
          <table:table-cell table:number-columns-repeated="3"/>
        </table:table-row>
        <table:table-row table:style-name="ro1">
          <table:table-cell office:value-type="float" office:value="1.46234186136691E+018" calcext:value-type="float">
            <text:p>1462341861366910000</text:p>
          </table:table-cell>
          <table:table-cell table:formula="of:=[.A1269]-[.$A$2]" office:value-type="float" office:value="63350030080" calcext:value-type="float">
            <text:p>63350030080</text:p>
          </table:table-cell>
          <table:table-cell table:formula="of:=[.B1269]/[.$B$3]" office:value-type="float" office:value="1262.70457757798" calcext:value-type="float">
            <text:p>1263</text:p>
          </table:table-cell>
          <table:table-cell office:value-type="float" office:value="0.875218510628" calcext:value-type="float">
            <text:p>0.8752185106</text:p>
          </table:table-cell>
          <table:table-cell/>
          <table:table-cell office:value-type="float" office:value="1.46234186136691E+018" calcext:value-type="float">
            <text:p>1462341861366910000</text:p>
          </table:table-cell>
          <table:table-cell table:number-columns-repeated="3"/>
        </table:table-row>
        <table:table-row table:style-name="ro1">
          <table:table-cell office:value-type="float" office:value="1.46234186141697E+018" calcext:value-type="float">
            <text:p>1462341861416970000</text:p>
          </table:table-cell>
          <table:table-cell table:formula="of:=[.A1270]-[.$A$2]" office:value-type="float" office:value="63400089856" calcext:value-type="float">
            <text:p>63400089856</text:p>
          </table:table-cell>
          <table:table-cell table:formula="of:=[.B1270]/[.$B$3]" office:value-type="float" office:value="1263.70237834032" calcext:value-type="float">
            <text:p>1264</text:p>
          </table:table-cell>
          <table:table-cell office:value-type="float" office:value="0.880205512047" calcext:value-type="float">
            <text:p>0.880205512</text:p>
          </table:table-cell>
          <table:table-cell/>
          <table:table-cell office:value-type="float" office:value="1.46234186141697E+018" calcext:value-type="float">
            <text:p>1462341861416970000</text:p>
          </table:table-cell>
          <table:table-cell table:number-columns-repeated="3"/>
        </table:table-row>
        <table:table-row table:style-name="ro1">
          <table:table-cell office:value-type="float" office:value="1.46234186146694E+018" calcext:value-type="float">
            <text:p>1462341861466940000</text:p>
          </table:table-cell>
          <table:table-cell table:formula="of:=[.A1271]-[.$A$2]" office:value-type="float" office:value="63450059776" calcext:value-type="float">
            <text:p>63450059776</text:p>
          </table:table-cell>
          <table:table-cell table:formula="of:=[.B1271]/[.$B$3]" office:value-type="float" office:value="1264.69838807615" calcext:value-type="float">
            <text:p>1265</text:p>
          </table:table-cell>
          <table:table-cell office:value-type="float" office:value="0.845296502113" calcext:value-type="float">
            <text:p>0.8452965021</text:p>
          </table:table-cell>
          <table:table-cell/>
          <table:table-cell office:value-type="float" office:value="1.46234186146694E+018" calcext:value-type="float">
            <text:p>1462341861466940000</text:p>
          </table:table-cell>
          <table:table-cell table:number-columns-repeated="3"/>
        </table:table-row>
        <table:table-row table:style-name="ro1">
          <table:table-cell office:value-type="float" office:value="1.46234186151689E+018" calcext:value-type="float">
            <text:p>1462341861516890000</text:p>
          </table:table-cell>
          <table:table-cell table:formula="of:=[.A1272]-[.$A$2]" office:value-type="float" office:value="63500009728" calcext:value-type="float">
            <text:p>63500009728</text:p>
          </table:table-cell>
          <table:table-cell table:formula="of:=[.B1272]/[.$B$3]" office:value-type="float" office:value="1265.6939998061" calcext:value-type="float">
            <text:p>1266</text:p>
          </table:table-cell>
          <table:table-cell office:value-type="float" office:value="0.91760802269" calcext:value-type="float">
            <text:p>0.9176080227</text:p>
          </table:table-cell>
          <table:table-cell/>
          <table:table-cell office:value-type="float" office:value="1.46234186151689E+018" calcext:value-type="float">
            <text:p>1462341861516890000</text:p>
          </table:table-cell>
          <table:table-cell table:number-columns-repeated="3"/>
        </table:table-row>
        <table:table-row table:style-name="ro1">
          <table:table-cell office:value-type="float" office:value="1.4623418615669E+018" calcext:value-type="float">
            <text:p>1462341861566900000</text:p>
          </table:table-cell>
          <table:table-cell table:formula="of:=[.A1273]-[.$A$2]" office:value-type="float" office:value="63550019840" calcext:value-type="float">
            <text:p>63550019840</text:p>
          </table:table-cell>
          <table:table-cell table:formula="of:=[.B1273]/[.$B$3]" office:value-type="float" office:value="1266.69081065635" calcext:value-type="float">
            <text:p>1267</text:p>
          </table:table-cell>
          <table:table-cell office:value-type="float" office:value="1.31656801701" calcext:value-type="float">
            <text:p>1.316568017</text:p>
          </table:table-cell>
          <table:table-cell/>
          <table:table-cell office:value-type="float" office:value="1.4623418615669E+018" calcext:value-type="float">
            <text:p>1462341861566900000</text:p>
          </table:table-cell>
          <table:table-cell table:number-columns-repeated="3"/>
        </table:table-row>
        <table:table-row table:style-name="ro1">
          <table:table-cell office:value-type="float" office:value="1.46234186161707E+018" calcext:value-type="float">
            <text:p>1462341861617070000</text:p>
          </table:table-cell>
          <table:table-cell table:formula="of:=[.A1274]-[.$A$2]" office:value-type="float" office:value="63600189952" calcext:value-type="float">
            <text:p>63600189952</text:p>
          </table:table-cell>
          <table:table-cell table:formula="of:=[.B1274]/[.$B$3]" office:value-type="float" office:value="1267.69081065635" calcext:value-type="float">
            <text:p>1268</text:p>
          </table:table-cell>
          <table:table-cell office:value-type="float" office:value="0.877712011337" calcext:value-type="float">
            <text:p>0.8777120113</text:p>
          </table:table-cell>
          <table:table-cell/>
          <table:table-cell office:value-type="float" office:value="1.46234186161707E+018" calcext:value-type="float">
            <text:p>1462341861617070000</text:p>
          </table:table-cell>
          <table:table-cell table:number-columns-repeated="3"/>
        </table:table-row>
        <table:table-row table:style-name="ro1">
          <table:table-cell office:value-type="float" office:value="1.46234186166695E+018" calcext:value-type="float">
            <text:p>1462341861666950000</text:p>
          </table:table-cell>
          <table:table-cell table:formula="of:=[.A1275]-[.$A$2]" office:value-type="float" office:value="63650070016" calcext:value-type="float">
            <text:p>63650070016</text:p>
          </table:table-cell>
          <table:table-cell table:formula="of:=[.B1275]/[.$B$3]" office:value-type="float" office:value="1268.68502936569" calcext:value-type="float">
            <text:p>1269</text:p>
          </table:table-cell>
          <table:table-cell office:value-type="float" office:value="0.912621021271" calcext:value-type="float">
            <text:p>0.9126210213</text:p>
          </table:table-cell>
          <table:table-cell/>
          <table:table-cell office:value-type="float" office:value="1.46234186166695E+018" calcext:value-type="float">
            <text:p>1462341861666950000</text:p>
          </table:table-cell>
          <table:table-cell table:number-columns-repeated="3"/>
        </table:table-row>
        <table:table-row table:style-name="ro1">
          <table:table-cell office:value-type="float" office:value="1.46234186171691E+018" calcext:value-type="float">
            <text:p>1462341861716910000</text:p>
          </table:table-cell>
          <table:table-cell table:formula="of:=[.A1276]-[.$A$2]" office:value-type="float" office:value="63700029696" calcext:value-type="float">
            <text:p>63700029696</text:p>
          </table:table-cell>
          <table:table-cell table:formula="of:=[.B1276]/[.$B$3]" office:value-type="float" office:value="1269.68083499594" calcext:value-type="float">
            <text:p>1270</text:p>
          </table:table-cell>
          <table:table-cell office:value-type="float" office:value="0.91511452198" calcext:value-type="float">
            <text:p>0.915114522</text:p>
          </table:table-cell>
          <table:table-cell/>
          <table:table-cell office:value-type="float" office:value="1.46234186171691E+018" calcext:value-type="float">
            <text:p>1462341861716910000</text:p>
          </table:table-cell>
          <table:table-cell table:number-columns-repeated="3"/>
        </table:table-row>
        <table:table-row table:style-name="ro1">
          <table:table-cell office:value-type="float" office:value="1.46234186176693E+018" calcext:value-type="float">
            <text:p>1462341861766930000</text:p>
          </table:table-cell>
          <table:table-cell table:formula="of:=[.A1277]-[.$A$2]" office:value-type="float" office:value="63750049792" calcext:value-type="float">
            <text:p>63750049792</text:p>
          </table:table-cell>
          <table:table-cell table:formula="of:=[.B1277]/[.$B$3]" office:value-type="float" office:value="1270.67784484914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86176693E+018" calcext:value-type="float">
            <text:p>1462341861766930000</text:p>
          </table:table-cell>
          <table:table-cell table:number-columns-repeated="3"/>
        </table:table-row>
        <table:table-row table:style-name="ro1">
          <table:table-cell office:value-type="float" office:value="1.46234186181694E+018" calcext:value-type="float">
            <text:p>1462341861816940000</text:p>
          </table:table-cell>
          <table:table-cell table:formula="of:=[.A1278]-[.$A$2]" office:value-type="float" office:value="63800059904" calcext:value-type="float">
            <text:p>63800059904</text:p>
          </table:table-cell>
          <table:table-cell table:formula="of:=[.B1278]/[.$B$3]" office:value-type="float" office:value="1271.67465569939" calcext:value-type="float">
            <text:p>1272</text:p>
          </table:table-cell>
          <table:table-cell office:value-type="float" office:value="0.86524450779" calcext:value-type="float">
            <text:p>0.8652445078</text:p>
          </table:table-cell>
          <table:table-cell/>
          <table:table-cell office:value-type="float" office:value="1.46234186181694E+018" calcext:value-type="float">
            <text:p>1462341861816940000</text:p>
          </table:table-cell>
          <table:table-cell table:number-columns-repeated="3"/>
        </table:table-row>
        <table:table-row table:style-name="ro1">
          <table:table-cell office:value-type="float" office:value="1.46234186186705E+018" calcext:value-type="float">
            <text:p>1462341861867050000</text:p>
          </table:table-cell>
          <table:table-cell table:formula="of:=[.A1279]-[.$A$2]" office:value-type="float" office:value="63850169856" calcext:value-type="float">
            <text:p>63850169856</text:p>
          </table:table-cell>
          <table:table-cell table:formula="of:=[.B1279]/[.$B$3]" office:value-type="float" office:value="1272.67345657909" calcext:value-type="float">
            <text:p>1273</text:p>
          </table:table-cell>
          <table:table-cell office:value-type="float" office:value="0.882699012756" calcext:value-type="float">
            <text:p>0.8826990128</text:p>
          </table:table-cell>
          <table:table-cell/>
          <table:table-cell office:value-type="float" office:value="1.46234186186705E+018" calcext:value-type="float">
            <text:p>1462341861867050000</text:p>
          </table:table-cell>
          <table:table-cell table:number-columns-repeated="3"/>
        </table:table-row>
        <table:table-row table:style-name="ro1">
          <table:table-cell office:value-type="float" office:value="1.46234186191697E+018" calcext:value-type="float">
            <text:p>1462341861916970000</text:p>
          </table:table-cell>
          <table:table-cell table:formula="of:=[.A1280]-[.$A$2]" office:value-type="float" office:value="63900090112" calcext:value-type="float">
            <text:p>63900090112</text:p>
          </table:table-cell>
          <table:table-cell table:formula="of:=[.B1280]/[.$B$3]" office:value-type="float" office:value="1273.66847640284" calcext:value-type="float">
            <text:p>1274</text:p>
          </table:table-cell>
          <table:table-cell office:value-type="float" office:value="0.882699012756" calcext:value-type="float">
            <text:p>0.8826990128</text:p>
          </table:table-cell>
          <table:table-cell/>
          <table:table-cell office:value-type="float" office:value="1.46234186191697E+018" calcext:value-type="float">
            <text:p>1462341861916970000</text:p>
          </table:table-cell>
          <table:table-cell table:number-columns-repeated="3"/>
        </table:table-row>
        <table:table-row table:style-name="ro1">
          <table:table-cell office:value-type="float" office:value="1.46234186196695E+018" calcext:value-type="float">
            <text:p>1462341861966950000</text:p>
          </table:table-cell>
          <table:table-cell table:formula="of:=[.A1281]-[.$A$2]" office:value-type="float" office:value="63950069760" calcext:value-type="float">
            <text:p>63950069760</text:p>
          </table:table-cell>
          <table:table-cell table:formula="of:=[.B1281]/[.$B$3]" office:value-type="float" office:value="1274.66468003898" calcext:value-type="float">
            <text:p>1275</text:p>
          </table:table-cell>
          <table:table-cell office:value-type="float" office:value="0.925088524818" calcext:value-type="float">
            <text:p>0.9250885248</text:p>
          </table:table-cell>
          <table:table-cell/>
          <table:table-cell office:value-type="float" office:value="1.46234186196695E+018" calcext:value-type="float">
            <text:p>1462341861966950000</text:p>
          </table:table-cell>
          <table:table-cell table:number-columns-repeated="3"/>
        </table:table-row>
        <table:table-row table:style-name="ro1">
          <table:table-cell office:value-type="float" office:value="1.46234186201702E+018" calcext:value-type="float">
            <text:p>1462341862017020000</text:p>
          </table:table-cell>
          <table:table-cell table:formula="of:=[.A1282]-[.$A$2]" office:value-type="float" office:value="64000139776" calcext:value-type="float">
            <text:p>64000139776</text:p>
          </table:table-cell>
          <table:table-cell table:formula="of:=[.B1282]/[.$B$3]" office:value-type="float" office:value="1275.6626849069" calcext:value-type="float">
            <text:p>1276</text:p>
          </table:table-cell>
          <table:table-cell office:value-type="float" office:value="0.962491035461" calcext:value-type="float">
            <text:p>0.9624910355</text:p>
          </table:table-cell>
          <table:table-cell/>
          <table:table-cell office:value-type="float" office:value="1.46234186201702E+018" calcext:value-type="float">
            <text:p>1462341862017020000</text:p>
          </table:table-cell>
          <table:table-cell table:number-columns-repeated="3"/>
        </table:table-row>
        <table:table-row table:style-name="ro1">
          <table:table-cell office:value-type="float" office:value="1.46234186206701E+018" calcext:value-type="float">
            <text:p>1462341862067010000</text:p>
          </table:table-cell>
          <table:table-cell table:formula="of:=[.A1283]-[.$A$2]" office:value-type="float" office:value="64050129920" calcext:value-type="float">
            <text:p>64050129920</text:p>
          </table:table-cell>
          <table:table-cell table:formula="of:=[.B1283]/[.$B$3]" office:value-type="float" office:value="1276.65909775127" calcext:value-type="float">
            <text:p>1277</text:p>
          </table:table-cell>
          <table:table-cell office:value-type="float" office:value="0.997400045395" calcext:value-type="float">
            <text:p>0.9974000454</text:p>
          </table:table-cell>
          <table:table-cell/>
          <table:table-cell office:value-type="float" office:value="1.46234186206701E+018" calcext:value-type="float">
            <text:p>1462341862067010000</text:p>
          </table:table-cell>
          <table:table-cell table:number-columns-repeated="3"/>
        </table:table-row>
        <table:table-row table:style-name="ro1">
          <table:table-cell office:value-type="float" office:value="1.4623418621169E+018" calcext:value-type="float">
            <text:p>1462341862116900000</text:p>
          </table:table-cell>
          <table:table-cell table:formula="of:=[.A1284]-[.$A$2]" office:value-type="float" office:value="64100019968" calcext:value-type="float">
            <text:p>64100019968</text:p>
          </table:table-cell>
          <table:table-cell table:formula="of:=[.B1284]/[.$B$3]" office:value-type="float" office:value="1277.65351546355" calcext:value-type="float">
            <text:p>1278</text:p>
          </table:table-cell>
          <table:table-cell office:value-type="float" office:value="0.950023531914" calcext:value-type="float">
            <text:p>0.9500235319</text:p>
          </table:table-cell>
          <table:table-cell/>
          <table:table-cell office:value-type="float" office:value="1.4623418621169E+018" calcext:value-type="float">
            <text:p>1462341862116900000</text:p>
          </table:table-cell>
          <table:table-cell table:number-columns-repeated="3"/>
        </table:table-row>
        <table:table-row table:style-name="ro1">
          <table:table-cell office:value-type="float" office:value="1.462341862167E+018" calcext:value-type="float">
            <text:p>1462341862167000000</text:p>
          </table:table-cell>
          <table:table-cell table:formula="of:=[.A1285]-[.$A$2]" office:value-type="float" office:value="64150119680" calcext:value-type="float">
            <text:p>64150119680</text:p>
          </table:table-cell>
          <table:table-cell table:formula="of:=[.B1285]/[.$B$3]" office:value-type="float" office:value="1278.65211223766" calcext:value-type="float">
            <text:p>1279</text:p>
          </table:table-cell>
          <table:table-cell office:value-type="float" office:value="0.952517032623" calcext:value-type="float">
            <text:p>0.9525170326</text:p>
          </table:table-cell>
          <table:table-cell/>
          <table:table-cell office:value-type="float" office:value="1.462341862167E+018" calcext:value-type="float">
            <text:p>1462341862167000000</text:p>
          </table:table-cell>
          <table:table-cell table:number-columns-repeated="3"/>
        </table:table-row>
        <table:table-row table:style-name="ro1">
          <table:table-cell office:value-type="float" office:value="1.46234186221705E+018" calcext:value-type="float">
            <text:p>1462341862217050000</text:p>
          </table:table-cell>
          <table:table-cell table:formula="of:=[.A1286]-[.$A$2]" office:value-type="float" office:value="64200169984" calcext:value-type="float">
            <text:p>64200169984</text:p>
          </table:table-cell>
          <table:table-cell table:formula="of:=[.B1286]/[.$B$3]" office:value-type="float" office:value="1279.64972420233" calcext:value-type="float">
            <text:p>1280</text:p>
          </table:table-cell>
          <table:table-cell office:value-type="float" office:value="0.955010533333" calcext:value-type="float">
            <text:p>0.9550105333</text:p>
          </table:table-cell>
          <table:table-cell/>
          <table:table-cell office:value-type="float" office:value="1.46234186221705E+018" calcext:value-type="float">
            <text:p>1462341862217050000</text:p>
          </table:table-cell>
          <table:table-cell table:number-columns-repeated="3"/>
        </table:table-row>
        <table:table-row table:style-name="ro1">
          <table:table-cell office:value-type="float" office:value="1.46234186226701E+018" calcext:value-type="float">
            <text:p>1462341862267010000</text:p>
          </table:table-cell>
          <table:table-cell table:formula="of:=[.A1287]-[.$A$2]" office:value-type="float" office:value="64250129920" calcext:value-type="float">
            <text:p>64250129920</text:p>
          </table:table-cell>
          <table:table-cell table:formula="of:=[.B1287]/[.$B$3]" office:value-type="float" office:value="1280.64553493522" calcext:value-type="float">
            <text:p>1281</text:p>
          </table:table-cell>
          <table:table-cell office:value-type="float" office:value="0.987426042557" calcext:value-type="float">
            <text:p>0.9874260426</text:p>
          </table:table-cell>
          <table:table-cell/>
          <table:table-cell office:value-type="float" office:value="1.46234186226701E+018" calcext:value-type="float">
            <text:p>1462341862267010000</text:p>
          </table:table-cell>
          <table:table-cell table:number-columns-repeated="3"/>
        </table:table-row>
        <table:table-row table:style-name="ro1">
          <table:table-cell office:value-type="float" office:value="1.46234186231691E+018" calcext:value-type="float">
            <text:p>1462341862316910000</text:p>
          </table:table-cell>
          <table:table-cell table:formula="of:=[.A1288]-[.$A$2]" office:value-type="float" office:value="64300029952" calcext:value-type="float">
            <text:p>64300029952</text:p>
          </table:table-cell>
          <table:table-cell table:formula="of:=[.B1288]/[.$B$3]" office:value-type="float" office:value="1281.64015165045" calcext:value-type="float">
            <text:p>1282</text:p>
          </table:table-cell>
          <table:table-cell office:value-type="float" office:value="0.935062527657" calcext:value-type="float">
            <text:p>0.9350625277</text:p>
          </table:table-cell>
          <table:table-cell/>
          <table:table-cell office:value-type="float" office:value="1.46234186231691E+018" calcext:value-type="float">
            <text:p>1462341862316910000</text:p>
          </table:table-cell>
          <table:table-cell table:number-columns-repeated="3"/>
        </table:table-row>
        <table:table-row table:style-name="ro1">
          <table:table-cell office:value-type="float" office:value="1.4623418623669E+018" calcext:value-type="float">
            <text:p>1462341862366900000</text:p>
          </table:table-cell>
          <table:table-cell table:formula="of:=[.A1289]-[.$A$2]" office:value-type="float" office:value="64350019840" calcext:value-type="float">
            <text:p>64350019840</text:p>
          </table:table-cell>
          <table:table-cell table:formula="of:=[.B1289]/[.$B$3]" office:value-type="float" office:value="1282.63655939217" calcext:value-type="float">
            <text:p>1283</text:p>
          </table:table-cell>
          <table:table-cell office:value-type="float" office:value="0.905140519142" calcext:value-type="float">
            <text:p>0.9051405191</text:p>
          </table:table-cell>
          <table:table-cell/>
          <table:table-cell office:value-type="float" office:value="1.4623418623669E+018" calcext:value-type="float">
            <text:p>1462341862366900000</text:p>
          </table:table-cell>
          <table:table-cell table:number-columns-repeated="3"/>
        </table:table-row>
        <table:table-row table:style-name="ro1">
          <table:table-cell office:value-type="float" office:value="1.46234186241692E+018" calcext:value-type="float">
            <text:p>1462341862416920000</text:p>
          </table:table-cell>
          <table:table-cell table:formula="of:=[.A1290]-[.$A$2]" office:value-type="float" office:value="64400039936" calcext:value-type="float">
            <text:p>64400039936</text:p>
          </table:table-cell>
          <table:table-cell table:formula="of:=[.B1290]/[.$B$3]" office:value-type="float" office:value="1283.63356924537" calcext:value-type="float">
            <text:p>1284</text:p>
          </table:table-cell>
          <table:table-cell office:value-type="float" office:value="0.887686014175" calcext:value-type="float">
            <text:p>0.8876860142</text:p>
          </table:table-cell>
          <table:table-cell/>
          <table:table-cell office:value-type="float" office:value="1.46234186241692E+018" calcext:value-type="float">
            <text:p>1462341862416920000</text:p>
          </table:table-cell>
          <table:table-cell table:number-columns-repeated="3"/>
        </table:table-row>
        <table:table-row table:style-name="ro1">
          <table:table-cell office:value-type="float" office:value="1.46234186246693E+018" calcext:value-type="float">
            <text:p>1462341862466930000</text:p>
          </table:table-cell>
          <table:table-cell table:formula="of:=[.A1291]-[.$A$2]" office:value-type="float" office:value="64450049792" calcext:value-type="float">
            <text:p>64450049792</text:p>
          </table:table-cell>
          <table:table-cell table:formula="of:=[.B1291]/[.$B$3]" office:value-type="float" office:value="1284.63037499298" calcext:value-type="float">
            <text:p>1285</text:p>
          </table:table-cell>
          <table:table-cell office:value-type="float" office:value="0.910127520561" calcext:value-type="float">
            <text:p>0.9101275206</text:p>
          </table:table-cell>
          <table:table-cell/>
          <table:table-cell office:value-type="float" office:value="1.46234186246693E+018" calcext:value-type="float">
            <text:p>1462341862466930000</text:p>
          </table:table-cell>
          <table:table-cell table:number-columns-repeated="3"/>
        </table:table-row>
        <table:table-row table:style-name="ro1">
          <table:table-cell office:value-type="float" office:value="1.46234186251693E+018" calcext:value-type="float">
            <text:p>1462341862516930000</text:p>
          </table:table-cell>
          <table:table-cell table:formula="of:=[.A1292]-[.$A$2]" office:value-type="float" office:value="64500049920" calcext:value-type="float">
            <text:p>64500049920</text:p>
          </table:table-cell>
          <table:table-cell table:formula="of:=[.B1292]/[.$B$3]" office:value-type="float" office:value="1285.62698684029" calcext:value-type="float">
            <text:p>1286</text:p>
          </table:table-cell>
          <table:table-cell office:value-type="float" office:value="0.872725009918" calcext:value-type="float">
            <text:p>0.8727250099</text:p>
          </table:table-cell>
          <table:table-cell/>
          <table:table-cell office:value-type="float" office:value="1.46234186251693E+018" calcext:value-type="float">
            <text:p>1462341862516930000</text:p>
          </table:table-cell>
          <table:table-cell table:number-columns-repeated="3"/>
        </table:table-row>
        <table:table-row table:style-name="ro1">
          <table:table-cell office:value-type="float" office:value="1.46234186256694E+018" calcext:value-type="float">
            <text:p>1462341862566940000</text:p>
          </table:table-cell>
          <table:table-cell table:formula="of:=[.A1293]-[.$A$2]" office:value-type="float" office:value="64550059776" calcext:value-type="float">
            <text:p>64550059776</text:p>
          </table:table-cell>
          <table:table-cell table:formula="of:=[.B1293]/[.$B$3]" office:value-type="float" office:value="1286.62379258791" calcext:value-type="float">
            <text:p>1287</text:p>
          </table:table-cell>
          <table:table-cell office:value-type="float" office:value="0.867738008499" calcext:value-type="float">
            <text:p>0.8677380085</text:p>
          </table:table-cell>
          <table:table-cell/>
          <table:table-cell office:value-type="float" office:value="1.46234186256694E+018" calcext:value-type="float">
            <text:p>1462341862566940000</text:p>
          </table:table-cell>
          <table:table-cell table:number-columns-repeated="3"/>
        </table:table-row>
        <table:table-row table:style-name="ro1">
          <table:table-cell office:value-type="float" office:value="1.46234186261707E+018" calcext:value-type="float">
            <text:p>1462341862617070000</text:p>
          </table:table-cell>
          <table:table-cell table:formula="of:=[.A1294]-[.$A$2]" office:value-type="float" office:value="64600189952" calcext:value-type="float">
            <text:p>64600189952</text:p>
          </table:table-cell>
          <table:table-cell table:formula="of:=[.B1294]/[.$B$3]" office:value-type="float" office:value="1287.62299657613" calcext:value-type="float">
            <text:p>1288</text:p>
          </table:table-cell>
          <table:table-cell office:value-type="float" office:value="0.867738008499" calcext:value-type="float">
            <text:p>0.8677380085</text:p>
          </table:table-cell>
          <table:table-cell/>
          <table:table-cell office:value-type="float" office:value="1.46234186261707E+018" calcext:value-type="float">
            <text:p>1462341862617070000</text:p>
          </table:table-cell>
          <table:table-cell table:number-columns-repeated="3"/>
        </table:table-row>
        <table:table-row table:style-name="ro1">
          <table:table-cell office:value-type="float" office:value="1.46234186266696E+018" calcext:value-type="float">
            <text:p>1462341862666960000</text:p>
          </table:table-cell>
          <table:table-cell table:formula="of:=[.A1295]-[.$A$2]" office:value-type="float" office:value="64650079744" calcext:value-type="float">
            <text:p>64650079744</text:p>
          </table:table-cell>
          <table:table-cell table:formula="of:=[.B1295]/[.$B$3]" office:value-type="float" office:value="1288.61740918577" calcext:value-type="float">
            <text:p>1289</text:p>
          </table:table-cell>
          <table:table-cell office:value-type="float" office:value="0.840309500694" calcext:value-type="float">
            <text:p>0.8403095007</text:p>
          </table:table-cell>
          <table:table-cell/>
          <table:table-cell office:value-type="float" office:value="1.46234186266696E+018" calcext:value-type="float">
            <text:p>1462341862666960000</text:p>
          </table:table-cell>
          <table:table-cell table:number-columns-repeated="3"/>
        </table:table-row>
        <table:table-row table:style-name="ro1">
          <table:table-cell office:value-type="float" office:value="1.46234186271691E+018" calcext:value-type="float">
            <text:p>1462341862716910000</text:p>
          </table:table-cell>
          <table:table-cell table:formula="of:=[.A1296]-[.$A$2]" office:value-type="float" office:value="64700029952" calcext:value-type="float">
            <text:p>64700029952</text:p>
          </table:table-cell>
          <table:table-cell table:formula="of:=[.B1296]/[.$B$3]" office:value-type="float" office:value="1289.61302601836" calcext:value-type="float">
            <text:p>1290</text:p>
          </table:table-cell>
          <table:table-cell office:value-type="float" office:value="0.842803001404" calcext:value-type="float">
            <text:p>0.8428030014</text:p>
          </table:table-cell>
          <table:table-cell/>
          <table:table-cell office:value-type="float" office:value="1.46234186271691E+018" calcext:value-type="float">
            <text:p>1462341862716910000</text:p>
          </table:table-cell>
          <table:table-cell table:number-columns-repeated="3"/>
        </table:table-row>
        <table:table-row table:style-name="ro1">
          <table:table-cell office:value-type="float" office:value="1.46234186276696E+018" calcext:value-type="float">
            <text:p>1462341862766960000</text:p>
          </table:table-cell>
          <table:table-cell table:formula="of:=[.A1297]-[.$A$2]" office:value-type="float" office:value="64750079744" calcext:value-type="float">
            <text:p>64750079744</text:p>
          </table:table-cell>
          <table:table-cell table:formula="of:=[.B1297]/[.$B$3]" office:value-type="float" office:value="1290.61062777775" calcext:value-type="float">
            <text:p>1291</text:p>
          </table:table-cell>
          <table:table-cell office:value-type="float" office:value="0.870231509209" calcext:value-type="float">
            <text:p>0.8702315092</text:p>
          </table:table-cell>
          <table:table-cell/>
          <table:table-cell office:value-type="float" office:value="1.46234186276696E+018" calcext:value-type="float">
            <text:p>1462341862766960000</text:p>
          </table:table-cell>
          <table:table-cell table:number-columns-repeated="3"/>
        </table:table-row>
        <table:table-row table:style-name="ro1">
          <table:table-cell office:value-type="float" office:value="1.46234186281689E+018" calcext:value-type="float">
            <text:p>1462341862816890000</text:p>
          </table:table-cell>
          <table:table-cell table:formula="of:=[.A1298]-[.$A$2]" office:value-type="float" office:value="64800009984" calcext:value-type="float">
            <text:p>64800009984</text:p>
          </table:table-cell>
          <table:table-cell table:formula="of:=[.B1298]/[.$B$3]" office:value-type="float" office:value="1291.60584660445" calcext:value-type="float">
            <text:p>1292</text:p>
          </table:table-cell>
          <table:table-cell office:value-type="float" office:value="0.847790002823" calcext:value-type="float">
            <text:p>0.8477900028</text:p>
          </table:table-cell>
          <table:table-cell/>
          <table:table-cell office:value-type="float" office:value="1.46234186281689E+018" calcext:value-type="float">
            <text:p>1462341862816890000</text:p>
          </table:table-cell>
          <table:table-cell table:number-columns-repeated="3"/>
        </table:table-row>
        <table:table-row table:style-name="ro1">
          <table:table-cell office:value-type="float" office:value="1.46234186286695E+018" calcext:value-type="float">
            <text:p>1462341862866950000</text:p>
          </table:table-cell>
          <table:table-cell table:formula="of:=[.A1299]-[.$A$2]" office:value-type="float" office:value="64850069760" calcext:value-type="float">
            <text:p>64850069760</text:p>
          </table:table-cell>
          <table:table-cell table:formula="of:=[.B1299]/[.$B$3]" office:value-type="float" office:value="1292.60364736678" calcext:value-type="float">
            <text:p>1293</text:p>
          </table:table-cell>
          <table:table-cell office:value-type="float" office:value="0.86275100708" calcext:value-type="float">
            <text:p>0.8627510071</text:p>
          </table:table-cell>
          <table:table-cell/>
          <table:table-cell office:value-type="float" office:value="1.46234186286695E+018" calcext:value-type="float">
            <text:p>1462341862866950000</text:p>
          </table:table-cell>
          <table:table-cell table:number-columns-repeated="3"/>
        </table:table-row>
        <table:table-row table:style-name="ro1">
          <table:table-cell office:value-type="float" office:value="1.46234186291692E+018" calcext:value-type="float">
            <text:p>1462341862916920000</text:p>
          </table:table-cell>
          <table:table-cell table:formula="of:=[.A1300]-[.$A$2]" office:value-type="float" office:value="64900039936" calcext:value-type="float">
            <text:p>64900039936</text:p>
          </table:table-cell>
          <table:table-cell table:formula="of:=[.B1300]/[.$B$3]" office:value-type="float" office:value="1293.59966220526" calcext:value-type="float">
            <text:p>1294</text:p>
          </table:table-cell>
          <table:table-cell office:value-type="float" office:value="0.850283503532" calcext:value-type="float">
            <text:p>0.8502835035</text:p>
          </table:table-cell>
          <table:table-cell/>
          <table:table-cell office:value-type="float" office:value="1.46234186291692E+018" calcext:value-type="float">
            <text:p>1462341862916920000</text:p>
          </table:table-cell>
          <table:table-cell table:number-columns-repeated="3"/>
        </table:table-row>
        <table:table-row table:style-name="ro1">
          <table:table-cell office:value-type="float" office:value="1.46234186296691E+018" calcext:value-type="float">
            <text:p>1462341862966910000</text:p>
          </table:table-cell>
          <table:table-cell table:formula="of:=[.A1301]-[.$A$2]" office:value-type="float" office:value="64950029824" calcext:value-type="float">
            <text:p>64950029824</text:p>
          </table:table-cell>
          <table:table-cell table:formula="of:=[.B1301]/[.$B$3]" office:value-type="float" office:value="1294.59606994698" calcext:value-type="float">
            <text:p>1295</text:p>
          </table:table-cell>
          <table:table-cell office:value-type="float" office:value="0.852777004242" calcext:value-type="float">
            <text:p>0.8527770042</text:p>
          </table:table-cell>
          <table:table-cell/>
          <table:table-cell office:value-type="float" office:value="1.46234186296691E+018" calcext:value-type="float">
            <text:p>1462341862966910000</text:p>
          </table:table-cell>
          <table:table-cell table:number-columns-repeated="3"/>
        </table:table-row>
        <table:table-row table:style-name="ro1">
          <table:table-cell office:value-type="float" office:value="1.46234186301699E+018" calcext:value-type="float">
            <text:p>1462341863016990000</text:p>
          </table:table-cell>
          <table:table-cell table:formula="of:=[.A1302]-[.$A$2]" office:value-type="float" office:value="65000109824" calcext:value-type="float">
            <text:p>65000109824</text:p>
          </table:table-cell>
          <table:table-cell table:formula="of:=[.B1302]/[.$B$3]" office:value-type="float" office:value="1295.59427381785" calcext:value-type="float">
            <text:p>1296</text:p>
          </table:table-cell>
          <table:table-cell office:value-type="float" office:value="1.28165900707" calcext:value-type="float">
            <text:p>1.2816590071</text:p>
          </table:table-cell>
          <table:table-cell/>
          <table:table-cell office:value-type="float" office:value="1.46234186301699E+018" calcext:value-type="float">
            <text:p>1462341863016990000</text:p>
          </table:table-cell>
          <table:table-cell table:number-columns-repeated="3"/>
        </table:table-row>
        <table:table-row table:style-name="ro1">
          <table:table-cell office:value-type="float" office:value="1.46234186306694E+018" calcext:value-type="float">
            <text:p>1462341863066940000</text:p>
          </table:table-cell>
          <table:table-cell table:formula="of:=[.A1303]-[.$A$2]" office:value-type="float" office:value="65050059776" calcext:value-type="float">
            <text:p>65050059776</text:p>
          </table:table-cell>
          <table:table-cell table:formula="of:=[.B1303]/[.$B$3]" office:value-type="float" office:value="1296.58988554779" calcext:value-type="float">
            <text:p>1297</text:p>
          </table:table-cell>
          <table:table-cell office:value-type="float" office:value="0.885192513466" calcext:value-type="float">
            <text:p>0.8851925135</text:p>
          </table:table-cell>
          <table:table-cell/>
          <table:table-cell office:value-type="float" office:value="1.46234186306694E+018" calcext:value-type="float">
            <text:p>1462341863066940000</text:p>
          </table:table-cell>
          <table:table-cell table:number-columns-repeated="3"/>
        </table:table-row>
        <table:table-row table:style-name="ro1">
          <table:table-cell office:value-type="float" office:value="1.4623418631169E+018" calcext:value-type="float">
            <text:p>1462341863116900000</text:p>
          </table:table-cell>
          <table:table-cell table:formula="of:=[.A1304]-[.$A$2]" office:value-type="float" office:value="65100019968" calcext:value-type="float">
            <text:p>65100019968</text:p>
          </table:table-cell>
          <table:table-cell table:formula="of:=[.B1304]/[.$B$3]" office:value-type="float" office:value="1297.58570138333" calcext:value-type="float">
            <text:p>1298</text:p>
          </table:table-cell>
          <table:table-cell office:value-type="float" office:value="0.872725009918" calcext:value-type="float">
            <text:p>0.8727250099</text:p>
          </table:table-cell>
          <table:table-cell/>
          <table:table-cell office:value-type="float" office:value="1.4623418631169E+018" calcext:value-type="float">
            <text:p>1462341863116900000</text:p>
          </table:table-cell>
          <table:table-cell table:number-columns-repeated="3"/>
        </table:table-row>
        <table:table-row table:style-name="ro1">
          <table:table-cell office:value-type="float" office:value="1.46234186316693E+018" calcext:value-type="float">
            <text:p>1462341863166930000</text:p>
          </table:table-cell>
          <table:table-cell table:formula="of:=[.A1305]-[.$A$2]" office:value-type="float" office:value="65150049792" calcext:value-type="float">
            <text:p>65150049792</text:p>
          </table:table-cell>
          <table:table-cell table:formula="of:=[.B1305]/[.$B$3]" office:value-type="float" office:value="1298.58290513683" calcext:value-type="float">
            <text:p>1299</text:p>
          </table:table-cell>
          <table:table-cell office:value-type="float" office:value="0.855270504951" calcext:value-type="float">
            <text:p>0.855270505</text:p>
          </table:table-cell>
          <table:table-cell/>
          <table:table-cell office:value-type="float" office:value="1.46234186316693E+018" calcext:value-type="float">
            <text:p>1462341863166930000</text:p>
          </table:table-cell>
          <table:table-cell table:number-columns-repeated="3"/>
        </table:table-row>
        <table:table-row table:style-name="ro1">
          <table:table-cell office:value-type="float" office:value="1.46234186321703E+018" calcext:value-type="float">
            <text:p>1462341863217030000</text:p>
          </table:table-cell>
          <table:table-cell table:formula="of:=[.A1306]-[.$A$2]" office:value-type="float" office:value="65200149760" calcext:value-type="float">
            <text:p>65200149760</text:p>
          </table:table-cell>
          <table:table-cell table:formula="of:=[.B1306]/[.$B$3]" office:value-type="float" office:value="1299.58150701358" calcext:value-type="float">
            <text:p>1300</text:p>
          </table:table-cell>
          <table:table-cell office:value-type="float" office:value="0.825348496437" calcext:value-type="float">
            <text:p>0.8253484964</text:p>
          </table:table-cell>
          <table:table-cell/>
          <table:table-cell office:value-type="float" office:value="1.46234186321703E+018" calcext:value-type="float">
            <text:p>1462341863217030000</text:p>
          </table:table-cell>
          <table:table-cell table:number-columns-repeated="3"/>
        </table:table-row>
        <table:table-row table:style-name="ro1">
          <table:table-cell office:value-type="float" office:value="1.46234186326696E+018" calcext:value-type="float">
            <text:p>1462341863266960000</text:p>
          </table:table-cell>
          <table:table-cell table:formula="of:=[.A1307]-[.$A$2]" office:value-type="float" office:value="65250080000" calcext:value-type="float">
            <text:p>65250080000</text:p>
          </table:table-cell>
          <table:table-cell table:formula="of:=[.B1307]/[.$B$3]" office:value-type="float" office:value="1300.57672584028" calcext:value-type="float">
            <text:p>1301</text:p>
          </table:table-cell>
          <table:table-cell office:value-type="float" office:value="0.842803001404" calcext:value-type="float">
            <text:p>0.8428030014</text:p>
          </table:table-cell>
          <table:table-cell/>
          <table:table-cell office:value-type="float" office:value="1.46234186326696E+018" calcext:value-type="float">
            <text:p>1462341863266960000</text:p>
          </table:table-cell>
          <table:table-cell table:number-columns-repeated="3"/>
        </table:table-row>
        <table:table-row table:style-name="ro1">
          <table:table-cell office:value-type="float" office:value="1.46234186331692E+018" calcext:value-type="float">
            <text:p>1462341863316920000</text:p>
          </table:table-cell>
          <table:table-cell table:formula="of:=[.A1308]-[.$A$2]" office:value-type="float" office:value="65300039936" calcext:value-type="float">
            <text:p>65300039936</text:p>
          </table:table-cell>
          <table:table-cell table:formula="of:=[.B1308]/[.$B$3]" office:value-type="float" office:value="1301.57253657317" calcext:value-type="float">
            <text:p>1302</text:p>
          </table:table-cell>
          <table:table-cell office:value-type="float" office:value="0.922595024109" calcext:value-type="float">
            <text:p>0.9225950241</text:p>
          </table:table-cell>
          <table:table-cell/>
          <table:table-cell office:value-type="float" office:value="1.46234186331692E+018" calcext:value-type="float">
            <text:p>1462341863316920000</text:p>
          </table:table-cell>
          <table:table-cell table:number-columns-repeated="3"/>
        </table:table-row>
        <table:table-row table:style-name="ro1">
          <table:table-cell office:value-type="float" office:value="1.46234186336699E+018" calcext:value-type="float">
            <text:p>1462341863366990000</text:p>
          </table:table-cell>
          <table:table-cell table:formula="of:=[.A1309]-[.$A$2]" office:value-type="float" office:value="65350109952" calcext:value-type="float">
            <text:p>65350109952</text:p>
          </table:table-cell>
          <table:table-cell table:formula="of:=[.B1309]/[.$B$3]" office:value-type="float" office:value="1302.57054144109" calcext:value-type="float">
            <text:p>1303</text:p>
          </table:table-cell>
          <table:table-cell office:value-type="float" office:value="0.850283503532" calcext:value-type="float">
            <text:p>0.8502835035</text:p>
          </table:table-cell>
          <table:table-cell/>
          <table:table-cell office:value-type="float" office:value="1.46234186336699E+018" calcext:value-type="float">
            <text:p>1462341863366990000</text:p>
          </table:table-cell>
          <table:table-cell table:number-columns-repeated="3"/>
        </table:table-row>
        <table:table-row table:style-name="ro1">
          <table:table-cell office:value-type="float" office:value="1.46234186341693E+018" calcext:value-type="float">
            <text:p>1462341863416930000</text:p>
          </table:table-cell>
          <table:table-cell table:formula="of:=[.A1310]-[.$A$2]" office:value-type="float" office:value="65400049920" calcext:value-type="float">
            <text:p>65400049920</text:p>
          </table:table-cell>
          <table:table-cell table:formula="of:=[.B1310]/[.$B$3]" office:value-type="float" office:value="1303.56595416809" calcext:value-type="float">
            <text:p>1304</text:p>
          </table:table-cell>
          <table:table-cell office:value-type="float" office:value="0.907634019852" calcext:value-type="float">
            <text:p>0.9076340199</text:p>
          </table:table-cell>
          <table:table-cell/>
          <table:table-cell office:value-type="float" office:value="1.46234186341693E+018" calcext:value-type="float">
            <text:p>1462341863416930000</text:p>
          </table:table-cell>
          <table:table-cell table:number-columns-repeated="3"/>
        </table:table-row>
        <table:table-row table:style-name="ro1">
          <table:table-cell office:value-type="float" office:value="1.46234186346707E+018" calcext:value-type="float">
            <text:p>1462341863467070000</text:p>
          </table:table-cell>
          <table:table-cell table:formula="of:=[.A1311]-[.$A$2]" office:value-type="float" office:value="65450189824" calcext:value-type="float">
            <text:p>65450189824</text:p>
          </table:table-cell>
          <table:table-cell table:formula="of:=[.B1311]/[.$B$3]" office:value-type="float" office:value="1304.56535205662" calcext:value-type="float">
            <text:p>1305</text:p>
          </table:table-cell>
          <table:table-cell office:value-type="float" office:value="0.852777004242" calcext:value-type="float">
            <text:p>0.8527770042</text:p>
          </table:table-cell>
          <table:table-cell/>
          <table:table-cell office:value-type="float" office:value="1.46234186346707E+018" calcext:value-type="float">
            <text:p>1462341863467070000</text:p>
          </table:table-cell>
          <table:table-cell table:number-columns-repeated="3"/>
        </table:table-row>
        <table:table-row table:style-name="ro1">
          <table:table-cell office:value-type="float" office:value="1.46234186351689E+018" calcext:value-type="float">
            <text:p>1462341863516890000</text:p>
          </table:table-cell>
          <table:table-cell table:formula="of:=[.A1312]-[.$A$2]" office:value-type="float" office:value="65500009728" calcext:value-type="float">
            <text:p>65500009728</text:p>
          </table:table-cell>
          <table:table-cell table:formula="of:=[.B1312]/[.$B$3]" office:value-type="float" office:value="1305.55837164565" calcext:value-type="float">
            <text:p>1306</text:p>
          </table:table-cell>
          <table:table-cell office:value-type="float" office:value="0.882699012756" calcext:value-type="float">
            <text:p>0.8826990128</text:p>
          </table:table-cell>
          <table:table-cell/>
          <table:table-cell office:value-type="float" office:value="1.46234186351689E+018" calcext:value-type="float">
            <text:p>1462341863516890000</text:p>
          </table:table-cell>
          <table:table-cell table:number-columns-repeated="3"/>
        </table:table-row>
        <table:table-row table:style-name="ro1">
          <table:table-cell office:value-type="float" office:value="1.46234186356688E+018" calcext:value-type="float">
            <text:p>1462341863566880000</text:p>
          </table:table-cell>
          <table:table-cell table:formula="of:=[.A1313]-[.$A$2]" office:value-type="float" office:value="65549999872" calcext:value-type="float">
            <text:p>65549999872</text:p>
          </table:table-cell>
          <table:table-cell table:formula="of:=[.B1313]/[.$B$3]" office:value-type="float" office:value="1306.55478449002" calcext:value-type="float">
            <text:p>1307</text:p>
          </table:table-cell>
          <table:table-cell office:value-type="float" office:value="0.855270504951" calcext:value-type="float">
            <text:p>0.855270505</text:p>
          </table:table-cell>
          <table:table-cell/>
          <table:table-cell office:value-type="float" office:value="1.46234186356688E+018" calcext:value-type="float">
            <text:p>1462341863566880000</text:p>
          </table:table-cell>
          <table:table-cell table:number-columns-repeated="3"/>
        </table:table-row>
        <table:table-row table:style-name="ro1">
          <table:table-cell office:value-type="float" office:value="1.46234186361706E+018" calcext:value-type="float">
            <text:p>1462341863617060000</text:p>
          </table:table-cell>
          <table:table-cell table:formula="of:=[.A1314]-[.$A$2]" office:value-type="float" office:value="65600179968" calcext:value-type="float">
            <text:p>65600179968</text:p>
          </table:table-cell>
          <table:table-cell table:formula="of:=[.B1314]/[.$B$3]" office:value-type="float" office:value="1307.55498349296" calcext:value-type="float">
            <text:p>1308</text:p>
          </table:table-cell>
          <table:table-cell office:value-type="float" office:value="1.34649002552" calcext:value-type="float">
            <text:p>1.3464900255</text:p>
          </table:table-cell>
          <table:table-cell/>
          <table:table-cell office:value-type="float" office:value="1.46234186361706E+018" calcext:value-type="float">
            <text:p>1462341863617060000</text:p>
          </table:table-cell>
          <table:table-cell table:number-columns-repeated="3"/>
        </table:table-row>
        <table:table-row table:style-name="ro1">
          <table:table-cell office:value-type="float" office:value="1.46234186366709E+018" calcext:value-type="float">
            <text:p>1462341863667090000</text:p>
          </table:table-cell>
          <table:table-cell table:formula="of:=[.A1315]-[.$A$2]" office:value-type="float" office:value="65650209792" calcext:value-type="float">
            <text:p>65650209792</text:p>
          </table:table-cell>
          <table:table-cell table:formula="of:=[.B1315]/[.$B$3]" office:value-type="float" office:value="1308.55218724646" calcext:value-type="float">
            <text:p>1309</text:p>
          </table:table-cell>
          <table:table-cell office:value-type="float" office:value="1.31656801701" calcext:value-type="float">
            <text:p>1.316568017</text:p>
          </table:table-cell>
          <table:table-cell/>
          <table:table-cell office:value-type="float" office:value="1.46234186366709E+018" calcext:value-type="float">
            <text:p>1462341863667090000</text:p>
          </table:table-cell>
          <table:table-cell table:number-columns-repeated="3"/>
        </table:table-row>
        <table:table-row table:style-name="ro1">
          <table:table-cell office:value-type="float" office:value="1.46234186371692E+018" calcext:value-type="float">
            <text:p>1462341863716920000</text:p>
          </table:table-cell>
          <table:table-cell table:formula="of:=[.A1316]-[.$A$2]" office:value-type="float" office:value="65700039936" calcext:value-type="float">
            <text:p>65700039936</text:p>
          </table:table-cell>
          <table:table-cell table:formula="of:=[.B1316]/[.$B$3]" office:value-type="float" office:value="1309.54541094108" calcext:value-type="float">
            <text:p>1310</text:p>
          </table:table-cell>
          <table:table-cell office:value-type="float" office:value="0.880205512047" calcext:value-type="float">
            <text:p>0.880205512</text:p>
          </table:table-cell>
          <table:table-cell/>
          <table:table-cell office:value-type="float" office:value="1.46234186371692E+018" calcext:value-type="float">
            <text:p>1462341863716920000</text:p>
          </table:table-cell>
          <table:table-cell table:number-columns-repeated="3"/>
        </table:table-row>
        <table:table-row table:style-name="ro1">
          <table:table-cell office:value-type="float" office:value="1.46234186376692E+018" calcext:value-type="float">
            <text:p>1462341863766920000</text:p>
          </table:table-cell>
          <table:table-cell table:formula="of:=[.A1317]-[.$A$2]" office:value-type="float" office:value="65750040064" calcext:value-type="float">
            <text:p>65750040064</text:p>
          </table:table-cell>
          <table:table-cell table:formula="of:=[.B1317]/[.$B$3]" office:value-type="float" office:value="1310.54202278839" calcext:value-type="float">
            <text:p>1311</text:p>
          </table:table-cell>
          <table:table-cell office:value-type="float" office:value="0.910127520561" calcext:value-type="float">
            <text:p>0.9101275206</text:p>
          </table:table-cell>
          <table:table-cell/>
          <table:table-cell office:value-type="float" office:value="1.46234186376692E+018" calcext:value-type="float">
            <text:p>1462341863766920000</text:p>
          </table:table-cell>
          <table:table-cell table:number-columns-repeated="3"/>
        </table:table-row>
        <table:table-row table:style-name="ro1">
          <table:table-cell office:value-type="float" office:value="1.46234186381697E+018" calcext:value-type="float">
            <text:p>1462341863816970000</text:p>
          </table:table-cell>
          <table:table-cell table:formula="of:=[.A1318]-[.$A$2]" office:value-type="float" office:value="65800089856" calcext:value-type="float">
            <text:p>65800089856</text:p>
          </table:table-cell>
          <table:table-cell table:formula="of:=[.B1318]/[.$B$3]" office:value-type="float" office:value="1311.53962454778" calcext:value-type="float">
            <text:p>1312</text:p>
          </table:table-cell>
          <table:table-cell office:value-type="float" office:value="0.890179514885" calcext:value-type="float">
            <text:p>0.8901795149</text:p>
          </table:table-cell>
          <table:table-cell/>
          <table:table-cell office:value-type="float" office:value="1.46234186381697E+018" calcext:value-type="float">
            <text:p>1462341863816970000</text:p>
          </table:table-cell>
          <table:table-cell table:number-columns-repeated="3"/>
        </table:table-row>
        <table:table-row table:style-name="ro1">
          <table:table-cell office:value-type="float" office:value="1.46234186386695E+018" calcext:value-type="float">
            <text:p>1462341863866950000</text:p>
          </table:table-cell>
          <table:table-cell table:formula="of:=[.A1319]-[.$A$2]" office:value-type="float" office:value="65850069760" calcext:value-type="float">
            <text:p>65850069760</text:p>
          </table:table-cell>
          <table:table-cell table:formula="of:=[.B1319]/[.$B$3]" office:value-type="float" office:value="1312.53583328656" calcext:value-type="float">
            <text:p>1313</text:p>
          </table:table-cell>
          <table:table-cell office:value-type="float" office:value="0.887686014175" calcext:value-type="float">
            <text:p>0.8876860142</text:p>
          </table:table-cell>
          <table:table-cell/>
          <table:table-cell office:value-type="float" office:value="1.46234186386695E+018" calcext:value-type="float">
            <text:p>1462341863866950000</text:p>
          </table:table-cell>
          <table:table-cell table:number-columns-repeated="3"/>
        </table:table-row>
        <table:table-row table:style-name="ro1">
          <table:table-cell office:value-type="float" office:value="1.46234186391693E+018" calcext:value-type="float">
            <text:p>1462341863916930000</text:p>
          </table:table-cell>
          <table:table-cell table:formula="of:=[.A1320]-[.$A$2]" office:value-type="float" office:value="65900049664" calcext:value-type="float">
            <text:p>65900049664</text:p>
          </table:table-cell>
          <table:table-cell table:formula="of:=[.B1320]/[.$B$3]" office:value-type="float" office:value="1313.53204202534" calcext:value-type="float">
            <text:p>1314</text:p>
          </table:table-cell>
          <table:table-cell office:value-type="float" office:value="0.817867994308" calcext:value-type="float">
            <text:p>0.8178679943</text:p>
          </table:table-cell>
          <table:table-cell/>
          <table:table-cell office:value-type="float" office:value="1.46234186391693E+018" calcext:value-type="float">
            <text:p>1462341863916930000</text:p>
          </table:table-cell>
          <table:table-cell table:number-columns-repeated="3"/>
        </table:table-row>
        <table:table-row table:style-name="ro1">
          <table:table-cell office:value-type="float" office:value="1.46234186396694E+018" calcext:value-type="float">
            <text:p>1462341863966940000</text:p>
          </table:table-cell>
          <table:table-cell table:formula="of:=[.A1321]-[.$A$2]" office:value-type="float" office:value="65950060032" calcext:value-type="float">
            <text:p>65950060032</text:p>
          </table:table-cell>
          <table:table-cell table:formula="of:=[.B1321]/[.$B$3]" office:value-type="float" office:value="1314.52885797823" calcext:value-type="float">
            <text:p>1315</text:p>
          </table:table-cell>
          <table:table-cell office:value-type="float" office:value="0.835322499275" calcext:value-type="float">
            <text:p>0.8353224993</text:p>
          </table:table-cell>
          <table:table-cell/>
          <table:table-cell office:value-type="float" office:value="1.46234186396694E+018" calcext:value-type="float">
            <text:p>1462341863966940000</text:p>
          </table:table-cell>
          <table:table-cell table:number-columns-repeated="3"/>
        </table:table-row>
        <table:table-row table:style-name="ro1">
          <table:table-cell office:value-type="float" office:value="1.46234186401691E+018" calcext:value-type="float">
            <text:p>1462341864016910000</text:p>
          </table:table-cell>
          <table:table-cell table:formula="of:=[.A1322]-[.$A$2]" office:value-type="float" office:value="66000029696" calcext:value-type="float">
            <text:p>66000029696</text:p>
          </table:table-cell>
          <table:table-cell table:formula="of:=[.B1322]/[.$B$3]" office:value-type="float" office:value="1315.52486261143" calcext:value-type="float">
            <text:p>1316</text:p>
          </table:table-cell>
          <table:table-cell office:value-type="float" office:value="0.850283503532" calcext:value-type="float">
            <text:p>0.8502835035</text:p>
          </table:table-cell>
          <table:table-cell/>
          <table:table-cell office:value-type="float" office:value="1.46234186401691E+018" calcext:value-type="float">
            <text:p>1462341864016910000</text:p>
          </table:table-cell>
          <table:table-cell table:number-columns-repeated="3"/>
        </table:table-row>
        <table:table-row table:style-name="ro1">
          <table:table-cell office:value-type="float" office:value="1.4623418640669E+018" calcext:value-type="float">
            <text:p>1462341864066900000</text:p>
          </table:table-cell>
          <table:table-cell table:formula="of:=[.A1323]-[.$A$2]" office:value-type="float" office:value="66050020096" calcext:value-type="float">
            <text:p>66050020096</text:p>
          </table:table-cell>
          <table:table-cell table:formula="of:=[.B1323]/[.$B$3]" office:value-type="float" office:value="1316.52128055843" calcext:value-type="float">
            <text:p>1317</text:p>
          </table:table-cell>
          <table:table-cell office:value-type="float" office:value="0.820361495018" calcext:value-type="float">
            <text:p>0.820361495</text:p>
          </table:table-cell>
          <table:table-cell/>
          <table:table-cell office:value-type="float" office:value="1.4623418640669E+018" calcext:value-type="float">
            <text:p>1462341864066900000</text:p>
          </table:table-cell>
          <table:table-cell table:number-columns-repeated="3"/>
        </table:table-row>
        <table:table-row table:style-name="ro1">
          <table:table-cell office:value-type="float" office:value="1.46234186411693E+018" calcext:value-type="float">
            <text:p>1462341864116930000</text:p>
          </table:table-cell>
          <table:table-cell table:formula="of:=[.A1324]-[.$A$2]" office:value-type="float" office:value="66100049664" calcext:value-type="float">
            <text:p>66100049664</text:p>
          </table:table-cell>
          <table:table-cell table:formula="of:=[.B1324]/[.$B$3]" office:value-type="float" office:value="1317.5184792093" calcext:value-type="float">
            <text:p>1318</text:p>
          </table:table-cell>
          <table:table-cell office:value-type="float" office:value="0.81038749218" calcext:value-type="float">
            <text:p>0.8103874922</text:p>
          </table:table-cell>
          <table:table-cell/>
          <table:table-cell office:value-type="float" office:value="1.46234186411693E+018" calcext:value-type="float">
            <text:p>1462341864116930000</text:p>
          </table:table-cell>
          <table:table-cell table:number-columns-repeated="3"/>
        </table:table-row>
        <table:table-row table:style-name="ro1">
          <table:table-cell office:value-type="float" office:value="1.46234186416693E+018" calcext:value-type="float">
            <text:p>1462341864166930000</text:p>
          </table:table-cell>
          <table:table-cell table:formula="of:=[.A1325]-[.$A$2]" office:value-type="float" office:value="66150049792" calcext:value-type="float">
            <text:p>66150049792</text:p>
          </table:table-cell>
          <table:table-cell table:formula="of:=[.B1325]/[.$B$3]" office:value-type="float" office:value="1318.5150910566" calcext:value-type="float">
            <text:p>1319</text:p>
          </table:table-cell>
          <table:table-cell office:value-type="float" office:value="0.815374493599" calcext:value-type="float">
            <text:p>0.8153744936</text:p>
          </table:table-cell>
          <table:table-cell/>
          <table:table-cell office:value-type="float" office:value="1.46234186416693E+018" calcext:value-type="float">
            <text:p>1462341864166930000</text:p>
          </table:table-cell>
          <table:table-cell table:number-columns-repeated="3"/>
        </table:table-row>
        <table:table-row table:style-name="ro1">
          <table:table-cell office:value-type="float" office:value="1.4623418642171E+018" calcext:value-type="float">
            <text:p>1462341864217100000</text:p>
          </table:table-cell>
          <table:table-cell table:formula="of:=[.A1326]-[.$A$2]" office:value-type="float" office:value="66200219904" calcext:value-type="float">
            <text:p>66200219904</text:p>
          </table:table-cell>
          <table:table-cell table:formula="of:=[.B1326]/[.$B$3]" office:value-type="float" office:value="1319.5150910566" calcext:value-type="float">
            <text:p>1320</text:p>
          </table:table-cell>
          <table:table-cell office:value-type="float" office:value="0.830335497856" calcext:value-type="float">
            <text:p>0.8303354979</text:p>
          </table:table-cell>
          <table:table-cell/>
          <table:table-cell office:value-type="float" office:value="1.4623418642171E+018" calcext:value-type="float">
            <text:p>1462341864217100000</text:p>
          </table:table-cell>
          <table:table-cell table:number-columns-repeated="3"/>
        </table:table-row>
        <table:table-row table:style-name="ro1">
          <table:table-cell office:value-type="float" office:value="1.46234186426689E+018" calcext:value-type="float">
            <text:p>1462341864266890000</text:p>
          </table:table-cell>
          <table:table-cell table:formula="of:=[.A1327]-[.$A$2]" office:value-type="float" office:value="66250009856" calcext:value-type="float">
            <text:p>66250009856</text:p>
          </table:table-cell>
          <table:table-cell table:formula="of:=[.B1327]/[.$B$3]" office:value-type="float" office:value="1320.5075136368" calcext:value-type="float">
            <text:p>1321</text:p>
          </table:table-cell>
          <table:table-cell office:value-type="float" office:value="0.905140519142" calcext:value-type="float">
            <text:p>0.9051405191</text:p>
          </table:table-cell>
          <table:table-cell/>
          <table:table-cell office:value-type="float" office:value="1.46234186426689E+018" calcext:value-type="float">
            <text:p>1462341864266890000</text:p>
          </table:table-cell>
          <table:table-cell table:number-columns-repeated="3"/>
        </table:table-row>
        <table:table-row table:style-name="ro1">
          <table:table-cell office:value-type="float" office:value="1.46234186431689E+018" calcext:value-type="float">
            <text:p>1462341864316890000</text:p>
          </table:table-cell>
          <table:table-cell table:formula="of:=[.A1328]-[.$A$2]" office:value-type="float" office:value="66300009728" calcext:value-type="float">
            <text:p>66300009728</text:p>
          </table:table-cell>
          <table:table-cell table:formula="of:=[.B1328]/[.$B$3]" office:value-type="float" office:value="1321.50412038147" calcext:value-type="float">
            <text:p>1322</text:p>
          </table:table-cell>
          <table:table-cell office:value-type="float" office:value="0.80789399147" calcext:value-type="float">
            <text:p>0.8078939915</text:p>
          </table:table-cell>
          <table:table-cell/>
          <table:table-cell office:value-type="float" office:value="1.46234186431689E+018" calcext:value-type="float">
            <text:p>1462341864316890000</text:p>
          </table:table-cell>
          <table:table-cell table:number-columns-repeated="3"/>
        </table:table-row>
        <table:table-row table:style-name="ro1">
          <table:table-cell office:value-type="float" office:value="1.46234186436688E+018" calcext:value-type="float">
            <text:p>1462341864366880000</text:p>
          </table:table-cell>
          <table:table-cell table:formula="of:=[.A1329]-[.$A$2]" office:value-type="float" office:value="66349999872" calcext:value-type="float">
            <text:p>66349999872</text:p>
          </table:table-cell>
          <table:table-cell table:formula="of:=[.B1329]/[.$B$3]" office:value-type="float" office:value="1322.50053322584" calcext:value-type="float">
            <text:p>1323</text:p>
          </table:table-cell>
          <table:table-cell office:value-type="float" office:value="0.81038749218" calcext:value-type="float">
            <text:p>0.8103874922</text:p>
          </table:table-cell>
          <table:table-cell/>
          <table:table-cell office:value-type="float" office:value="1.46234186436688E+018" calcext:value-type="float">
            <text:p>1462341864366880000</text:p>
          </table:table-cell>
          <table:table-cell table:number-columns-repeated="3"/>
        </table:table-row>
        <table:table-row table:style-name="ro1">
          <table:table-cell office:value-type="float" office:value="1.46234186441703E+018" calcext:value-type="float">
            <text:p>1462341864417030000</text:p>
          </table:table-cell>
          <table:table-cell table:formula="of:=[.A1330]-[.$A$2]" office:value-type="float" office:value="66400150016" calcext:value-type="float">
            <text:p>66400150016</text:p>
          </table:table-cell>
          <table:table-cell table:formula="of:=[.B1330]/[.$B$3]" office:value-type="float" office:value="1323.50013521995" calcext:value-type="float">
            <text:p>1324</text:p>
          </table:table-cell>
          <table:table-cell office:value-type="float" office:value="0.81038749218" calcext:value-type="float">
            <text:p>0.8103874922</text:p>
          </table:table-cell>
          <table:table-cell/>
          <table:table-cell office:value-type="float" office:value="1.46234186441703E+018" calcext:value-type="float">
            <text:p>1462341864417030000</text:p>
          </table:table-cell>
          <table:table-cell table:number-columns-repeated="3"/>
        </table:table-row>
        <table:table-row table:style-name="ro1">
          <table:table-cell office:value-type="float" office:value="1.46234186446691E+018" calcext:value-type="float">
            <text:p>1462341864466910000</text:p>
          </table:table-cell>
          <table:table-cell table:formula="of:=[.A1331]-[.$A$2]" office:value-type="float" office:value="66450029824" calcext:value-type="float">
            <text:p>66450029824</text:p>
          </table:table-cell>
          <table:table-cell table:formula="of:=[.B1331]/[.$B$3]" office:value-type="float" office:value="1324.49434882665" calcext:value-type="float">
            <text:p>1324</text:p>
          </table:table-cell>
          <table:table-cell office:value-type="float" office:value="1.2093474865" calcext:value-type="float">
            <text:p>1.2093474865</text:p>
          </table:table-cell>
          <table:table-cell/>
          <table:table-cell office:value-type="float" office:value="1.46234186446691E+018" calcext:value-type="float">
            <text:p>1462341864466910000</text:p>
          </table:table-cell>
          <table:table-cell table:number-columns-repeated="3"/>
        </table:table-row>
        <table:table-row table:style-name="ro1">
          <table:table-cell office:value-type="float" office:value="1.46234186451691E+018" calcext:value-type="float">
            <text:p>1462341864516910000</text:p>
          </table:table-cell>
          <table:table-cell table:formula="of:=[.A1332]-[.$A$2]" office:value-type="float" office:value="66500029696" calcext:value-type="float">
            <text:p>66500029696</text:p>
          </table:table-cell>
          <table:table-cell table:formula="of:=[.B1332]/[.$B$3]" office:value-type="float" office:value="1325.49095557132" calcext:value-type="float">
            <text:p>1325</text:p>
          </table:table-cell>
          <table:table-cell office:value-type="float" office:value="0.815374493599" calcext:value-type="float">
            <text:p>0.8153744936</text:p>
          </table:table-cell>
          <table:table-cell/>
          <table:table-cell office:value-type="float" office:value="1.46234186451691E+018" calcext:value-type="float">
            <text:p>1462341864516910000</text:p>
          </table:table-cell>
          <table:table-cell table:number-columns-repeated="3"/>
        </table:table-row>
        <table:table-row table:style-name="ro1">
          <table:table-cell office:value-type="float" office:value="1.46234186456693E+018" calcext:value-type="float">
            <text:p>1462341864566930000</text:p>
          </table:table-cell>
          <table:table-cell table:formula="of:=[.A1333]-[.$A$2]" office:value-type="float" office:value="66550049792" calcext:value-type="float">
            <text:p>66550049792</text:p>
          </table:table-cell>
          <table:table-cell table:formula="of:=[.B1333]/[.$B$3]" office:value-type="float" office:value="1326.48796542451" calcext:value-type="float">
            <text:p>1326</text:p>
          </table:table-cell>
          <table:table-cell office:value-type="float" office:value="0.827841997147" calcext:value-type="float">
            <text:p>0.8278419971</text:p>
          </table:table-cell>
          <table:table-cell/>
          <table:table-cell office:value-type="float" office:value="1.46234186456693E+018" calcext:value-type="float">
            <text:p>1462341864566930000</text:p>
          </table:table-cell>
          <table:table-cell table:number-columns-repeated="3"/>
        </table:table-row>
        <table:table-row table:style-name="ro1">
          <table:table-cell office:value-type="float" office:value="1.46234186461707E+018" calcext:value-type="float">
            <text:p>1462341864617070000</text:p>
          </table:table-cell>
          <table:table-cell table:formula="of:=[.A1334]-[.$A$2]" office:value-type="float" office:value="66600189952" calcext:value-type="float">
            <text:p>66600189952</text:p>
          </table:table-cell>
          <table:table-cell table:formula="of:=[.B1334]/[.$B$3]" office:value-type="float" office:value="1327.48736841568" calcext:value-type="float">
            <text:p>1327</text:p>
          </table:table-cell>
          <table:table-cell office:value-type="float" office:value="0.835322499275" calcext:value-type="float">
            <text:p>0.8353224993</text:p>
          </table:table-cell>
          <table:table-cell/>
          <table:table-cell office:value-type="float" office:value="1.46234186461707E+018" calcext:value-type="float">
            <text:p>1462341864617070000</text:p>
          </table:table-cell>
          <table:table-cell table:number-columns-repeated="3"/>
        </table:table-row>
        <table:table-row table:style-name="ro1">
          <table:table-cell office:value-type="float" office:value="1.46234186466711E+018" calcext:value-type="float">
            <text:p>1462341864667110000</text:p>
          </table:table-cell>
          <table:table-cell table:formula="of:=[.A1335]-[.$A$2]" office:value-type="float" office:value="66650230016" calcext:value-type="float">
            <text:p>66650230016</text:p>
          </table:table-cell>
          <table:table-cell table:formula="of:=[.B1335]/[.$B$3]" office:value-type="float" office:value="1328.48477627477" calcext:value-type="float">
            <text:p>1328</text:p>
          </table:table-cell>
          <table:table-cell office:value-type="float" office:value="0.872725009918" calcext:value-type="float">
            <text:p>0.8727250099</text:p>
          </table:table-cell>
          <table:table-cell/>
          <table:table-cell office:value-type="float" office:value="1.46234186466711E+018" calcext:value-type="float">
            <text:p>1462341864667110000</text:p>
          </table:table-cell>
          <table:table-cell table:number-columns-repeated="3"/>
        </table:table-row>
        <table:table-row table:style-name="ro1">
          <table:table-cell office:value-type="float" office:value="1.46234186471689E+018" calcext:value-type="float">
            <text:p>1462341864716890000</text:p>
          </table:table-cell>
          <table:table-cell table:formula="of:=[.A1336]-[.$A$2]" office:value-type="float" office:value="66700009728" calcext:value-type="float">
            <text:p>66700009728</text:p>
          </table:table-cell>
          <table:table-cell table:formula="of:=[.B1336]/[.$B$3]" office:value-type="float" office:value="1329.47699474938" calcext:value-type="float">
            <text:p>1329</text:p>
          </table:table-cell>
          <table:table-cell office:value-type="float" office:value="0.840309500694" calcext:value-type="float">
            <text:p>0.8403095007</text:p>
          </table:table-cell>
          <table:table-cell/>
          <table:table-cell office:value-type="float" office:value="1.46234186471689E+018" calcext:value-type="float">
            <text:p>1462341864716890000</text:p>
          </table:table-cell>
          <table:table-cell table:number-columns-repeated="3"/>
        </table:table-row>
        <table:table-row table:style-name="ro1">
          <table:table-cell office:value-type="float" office:value="1.46234186476701E+018" calcext:value-type="float">
            <text:p>1462341864767010000</text:p>
          </table:table-cell>
          <table:table-cell table:formula="of:=[.A1337]-[.$A$2]" office:value-type="float" office:value="66750129664" calcext:value-type="float">
            <text:p>66750129664</text:p>
          </table:table-cell>
          <table:table-cell table:formula="of:=[.B1337]/[.$B$3]" office:value-type="float" office:value="1330.47599463202" calcext:value-type="float">
            <text:p>1330</text:p>
          </table:table-cell>
          <table:table-cell office:value-type="float" office:value="0.832828998566" calcext:value-type="float">
            <text:p>0.8328289986</text:p>
          </table:table-cell>
          <table:table-cell/>
          <table:table-cell office:value-type="float" office:value="1.46234186476701E+018" calcext:value-type="float">
            <text:p>1462341864767010000</text:p>
          </table:table-cell>
          <table:table-cell table:number-columns-repeated="3"/>
        </table:table-row>
        <table:table-row table:style-name="ro1">
          <table:table-cell office:value-type="float" office:value="1.46234186481698E+018" calcext:value-type="float">
            <text:p>1462341864816980000</text:p>
          </table:table-cell>
          <table:table-cell table:formula="of:=[.A1338]-[.$A$2]" office:value-type="float" office:value="66800099840" calcext:value-type="float">
            <text:p>66800099840</text:p>
          </table:table-cell>
          <table:table-cell table:formula="of:=[.B1338]/[.$B$3]" office:value-type="float" office:value="1331.4720094705" calcext:value-type="float">
            <text:p>1331</text:p>
          </table:table-cell>
          <table:table-cell office:value-type="float" office:value="0.892673015594" calcext:value-type="float">
            <text:p>0.8926730156</text:p>
          </table:table-cell>
          <table:table-cell/>
          <table:table-cell office:value-type="float" office:value="1.46234186481698E+018" calcext:value-type="float">
            <text:p>1462341864816980000</text:p>
          </table:table-cell>
          <table:table-cell table:number-columns-repeated="3"/>
        </table:table-row>
        <table:table-row table:style-name="ro1">
          <table:table-cell office:value-type="float" office:value="1.46234186486705E+018" calcext:value-type="float">
            <text:p>1462341864867050000</text:p>
          </table:table-cell>
          <table:table-cell table:formula="of:=[.A1339]-[.$A$2]" office:value-type="float" office:value="66850169856" calcext:value-type="float">
            <text:p>66850169856</text:p>
          </table:table-cell>
          <table:table-cell table:formula="of:=[.B1339]/[.$B$3]" office:value-type="float" office:value="1332.47001433842" calcext:value-type="float">
            <text:p>1332</text:p>
          </table:table-cell>
          <table:table-cell office:value-type="float" office:value="0.925088524818" calcext:value-type="float">
            <text:p>0.9250885248</text:p>
          </table:table-cell>
          <table:table-cell/>
          <table:table-cell office:value-type="float" office:value="1.46234186486705E+018" calcext:value-type="float">
            <text:p>1462341864867050000</text:p>
          </table:table-cell>
          <table:table-cell table:number-columns-repeated="3"/>
        </table:table-row>
        <table:table-row table:style-name="ro1">
          <table:table-cell office:value-type="float" office:value="1.46234186491689E+018" calcext:value-type="float">
            <text:p>1462341864916890000</text:p>
          </table:table-cell>
          <table:table-cell table:formula="of:=[.A1340]-[.$A$2]" office:value-type="float" office:value="66900009984" calcext:value-type="float">
            <text:p>66900009984</text:p>
          </table:table-cell>
          <table:table-cell table:formula="of:=[.B1340]/[.$B$3]" office:value-type="float" office:value="1333.46343703598" calcext:value-type="float">
            <text:p>1333</text:p>
          </table:table-cell>
          <table:table-cell office:value-type="float" office:value="0.905140519142" calcext:value-type="float">
            <text:p>0.9051405191</text:p>
          </table:table-cell>
          <table:table-cell/>
          <table:table-cell office:value-type="float" office:value="1.46234186491689E+018" calcext:value-type="float">
            <text:p>1462341864916890000</text:p>
          </table:table-cell>
          <table:table-cell table:number-columns-repeated="3"/>
        </table:table-row>
        <table:table-row table:style-name="ro1">
          <table:table-cell office:value-type="float" office:value="1.46234186496687E+018" calcext:value-type="float">
            <text:p>1462341864966870000</text:p>
          </table:table-cell>
          <table:table-cell table:formula="of:=[.A1341]-[.$A$2]" office:value-type="float" office:value="66949989888" calcext:value-type="float">
            <text:p>66949989888</text:p>
          </table:table-cell>
          <table:table-cell table:formula="of:=[.B1341]/[.$B$3]" office:value-type="float" office:value="1334.45964577476" calcext:value-type="float">
            <text:p>1334</text:p>
          </table:table-cell>
          <table:table-cell office:value-type="float" office:value="0.925088524818" calcext:value-type="float">
            <text:p>0.9250885248</text:p>
          </table:table-cell>
          <table:table-cell/>
          <table:table-cell office:value-type="float" office:value="1.46234186496687E+018" calcext:value-type="float">
            <text:p>1462341864966870000</text:p>
          </table:table-cell>
          <table:table-cell table:number-columns-repeated="3"/>
        </table:table-row>
        <table:table-row table:style-name="ro1">
          <table:table-cell office:value-type="float" office:value="1.46234186501693E+018" calcext:value-type="float">
            <text:p>1462341865016930000</text:p>
          </table:table-cell>
          <table:table-cell table:formula="of:=[.A1342]-[.$A$2]" office:value-type="float" office:value="67000049920" calcext:value-type="float">
            <text:p>67000049920</text:p>
          </table:table-cell>
          <table:table-cell table:formula="of:=[.B1342]/[.$B$3]" office:value-type="float" office:value="1335.45745163973" calcext:value-type="float">
            <text:p>1335</text:p>
          </table:table-cell>
          <table:table-cell office:value-type="float" office:value="0.875218510628" calcext:value-type="float">
            <text:p>0.8752185106</text:p>
          </table:table-cell>
          <table:table-cell/>
          <table:table-cell office:value-type="float" office:value="1.46234186501693E+018" calcext:value-type="float">
            <text:p>1462341865016930000</text:p>
          </table:table-cell>
          <table:table-cell table:number-columns-repeated="3"/>
        </table:table-row>
        <table:table-row table:style-name="ro1">
          <table:table-cell office:value-type="float" office:value="1.46234186506694E+018" calcext:value-type="float">
            <text:p>1462341865066940000</text:p>
          </table:table-cell>
          <table:table-cell table:formula="of:=[.A1343]-[.$A$2]" office:value-type="float" office:value="67050059776" calcext:value-type="float">
            <text:p>67050059776</text:p>
          </table:table-cell>
          <table:table-cell table:formula="of:=[.B1343]/[.$B$3]" office:value-type="float" office:value="1336.45425738735" calcext:value-type="float">
            <text:p>1336</text:p>
          </table:table-cell>
          <table:table-cell office:value-type="float" office:value="0.927582025528" calcext:value-type="float">
            <text:p>0.9275820255</text:p>
          </table:table-cell>
          <table:table-cell/>
          <table:table-cell office:value-type="float" office:value="1.46234186506694E+018" calcext:value-type="float">
            <text:p>1462341865066940000</text:p>
          </table:table-cell>
          <table:table-cell table:number-columns-repeated="3"/>
        </table:table-row>
        <table:table-row table:style-name="ro1">
          <table:table-cell office:value-type="float" office:value="1.46234186511694E+018" calcext:value-type="float">
            <text:p>1462341865116940000</text:p>
          </table:table-cell>
          <table:table-cell table:formula="of:=[.A1344]-[.$A$2]" office:value-type="float" office:value="67100059904" calcext:value-type="float">
            <text:p>67100059904</text:p>
          </table:table-cell>
          <table:table-cell table:formula="of:=[.B1344]/[.$B$3]" office:value-type="float" office:value="1337.45086923466" calcext:value-type="float">
            <text:p>1337</text:p>
          </table:table-cell>
          <table:table-cell office:value-type="float" office:value="0.880205512047" calcext:value-type="float">
            <text:p>0.880205512</text:p>
          </table:table-cell>
          <table:table-cell/>
          <table:table-cell office:value-type="float" office:value="1.46234186511694E+018" calcext:value-type="float">
            <text:p>1462341865116940000</text:p>
          </table:table-cell>
          <table:table-cell table:number-columns-repeated="3"/>
        </table:table-row>
        <table:table-row table:style-name="ro1">
          <table:table-cell office:value-type="float" office:value="1.4623418651669E+018" calcext:value-type="float">
            <text:p>1462341865166900000</text:p>
          </table:table-cell>
          <table:table-cell table:formula="of:=[.A1345]-[.$A$2]" office:value-type="float" office:value="67150019840" calcext:value-type="float">
            <text:p>67150019840</text:p>
          </table:table-cell>
          <table:table-cell table:formula="of:=[.B1345]/[.$B$3]" office:value-type="float" office:value="1338.44667996755" calcext:value-type="float">
            <text:p>1338</text:p>
          </table:table-cell>
          <table:table-cell office:value-type="float" office:value="0.860257506371" calcext:value-type="float">
            <text:p>0.8602575064</text:p>
          </table:table-cell>
          <table:table-cell/>
          <table:table-cell office:value-type="float" office:value="1.4623418651669E+018" calcext:value-type="float">
            <text:p>1462341865166900000</text:p>
          </table:table-cell>
          <table:table-cell table:number-columns-repeated="3"/>
        </table:table-row>
        <table:table-row table:style-name="ro1">
          <table:table-cell office:value-type="float" office:value="1.46234186521703E+018" calcext:value-type="float">
            <text:p>1462341865217030000</text:p>
          </table:table-cell>
          <table:table-cell table:formula="of:=[.A1346]-[.$A$2]" office:value-type="float" office:value="67200149760" calcext:value-type="float">
            <text:p>67200149760</text:p>
          </table:table-cell>
          <table:table-cell table:formula="of:=[.B1346]/[.$B$3]" office:value-type="float" office:value="1339.44587885313" calcext:value-type="float">
            <text:p>1339</text:p>
          </table:table-cell>
          <table:table-cell office:value-type="float" office:value="0.850283503532" calcext:value-type="float">
            <text:p>0.8502835035</text:p>
          </table:table-cell>
          <table:table-cell/>
          <table:table-cell office:value-type="float" office:value="1.46234186521703E+018" calcext:value-type="float">
            <text:p>1462341865217030000</text:p>
          </table:table-cell>
          <table:table-cell table:number-columns-repeated="3"/>
        </table:table-row>
        <table:table-row table:style-name="ro1">
          <table:table-cell office:value-type="float" office:value="1.46234186526695E+018" calcext:value-type="float">
            <text:p>1462341865266950000</text:p>
          </table:table-cell>
          <table:table-cell table:formula="of:=[.A1347]-[.$A$2]" office:value-type="float" office:value="67250069760" calcext:value-type="float">
            <text:p>67250069760</text:p>
          </table:table-cell>
          <table:table-cell table:formula="of:=[.B1347]/[.$B$3]" office:value-type="float" office:value="1340.44089357425" calcext:value-type="float">
            <text:p>1340</text:p>
          </table:table-cell>
          <table:table-cell office:value-type="float" office:value="0.855270504951" calcext:value-type="float">
            <text:p>0.855270505</text:p>
          </table:table-cell>
          <table:table-cell/>
          <table:table-cell office:value-type="float" office:value="1.46234186526695E+018" calcext:value-type="float">
            <text:p>1462341865266950000</text:p>
          </table:table-cell>
          <table:table-cell table:number-columns-repeated="3"/>
        </table:table-row>
        <table:table-row table:style-name="ro1">
          <table:table-cell office:value-type="float" office:value="1.46234186531693E+018" calcext:value-type="float">
            <text:p>1462341865316930000</text:p>
          </table:table-cell>
          <table:table-cell table:formula="of:=[.A1348]-[.$A$2]" office:value-type="float" office:value="67300049920" calcext:value-type="float">
            <text:p>67300049920</text:p>
          </table:table-cell>
          <table:table-cell table:formula="of:=[.B1348]/[.$B$3]" office:value-type="float" office:value="1341.43710741567" calcext:value-type="float">
            <text:p>1341</text:p>
          </table:table-cell>
          <table:table-cell office:value-type="float" office:value="0.872725009918" calcext:value-type="float">
            <text:p>0.8727250099</text:p>
          </table:table-cell>
          <table:table-cell/>
          <table:table-cell office:value-type="float" office:value="1.46234186531693E+018" calcext:value-type="float">
            <text:p>1462341865316930000</text:p>
          </table:table-cell>
          <table:table-cell table:number-columns-repeated="3"/>
        </table:table-row>
        <table:table-row table:style-name="ro1">
          <table:table-cell office:value-type="float" office:value="1.46234186536694E+018" calcext:value-type="float">
            <text:p>1462341865366940000</text:p>
          </table:table-cell>
          <table:table-cell table:formula="of:=[.A1349]-[.$A$2]" office:value-type="float" office:value="67350059776" calcext:value-type="float">
            <text:p>67350059776</text:p>
          </table:table-cell>
          <table:table-cell table:formula="of:=[.B1349]/[.$B$3]" office:value-type="float" office:value="1342.43391316328" calcext:value-type="float">
            <text:p>1342</text:p>
          </table:table-cell>
          <table:table-cell office:value-type="float" office:value="0.840309500694" calcext:value-type="float">
            <text:p>0.8403095007</text:p>
          </table:table-cell>
          <table:table-cell/>
          <table:table-cell office:value-type="float" office:value="1.46234186536694E+018" calcext:value-type="float">
            <text:p>1462341865366940000</text:p>
          </table:table-cell>
          <table:table-cell table:number-columns-repeated="3"/>
        </table:table-row>
        <table:table-row table:style-name="ro1">
          <table:table-cell office:value-type="float" office:value="1.46234186541698E+018" calcext:value-type="float">
            <text:p>1462341865416980000</text:p>
          </table:table-cell>
          <table:table-cell table:formula="of:=[.A1350]-[.$A$2]" office:value-type="float" office:value="67400099840" calcext:value-type="float">
            <text:p>67400099840</text:p>
          </table:table-cell>
          <table:table-cell table:formula="of:=[.B1350]/[.$B$3]" office:value-type="float" office:value="1343.43132102237" calcext:value-type="float">
            <text:p>1343</text:p>
          </table:table-cell>
          <table:table-cell office:value-type="float" office:value="0.867738008499" calcext:value-type="float">
            <text:p>0.8677380085</text:p>
          </table:table-cell>
          <table:table-cell/>
          <table:table-cell office:value-type="float" office:value="1.46234186541698E+018" calcext:value-type="float">
            <text:p>1462341865416980000</text:p>
          </table:table-cell>
          <table:table-cell table:number-columns-repeated="3"/>
        </table:table-row>
        <table:table-row table:style-name="ro1">
          <table:table-cell office:value-type="float" office:value="1.46234186546687E+018" calcext:value-type="float">
            <text:p>1462341865466870000</text:p>
          </table:table-cell>
          <table:table-cell table:formula="of:=[.A1351]-[.$A$2]" office:value-type="float" office:value="67449989888" calcext:value-type="float">
            <text:p>67449989888</text:p>
          </table:table-cell>
          <table:table-cell table:formula="of:=[.B1351]/[.$B$3]" office:value-type="float" office:value="1344.42573873465" calcext:value-type="float">
            <text:p>1344</text:p>
          </table:table-cell>
          <table:table-cell office:value-type="float" office:value="0.785452485085" calcext:value-type="float">
            <text:p>0.7854524851</text:p>
          </table:table-cell>
          <table:table-cell/>
          <table:table-cell office:value-type="float" office:value="1.46234186546687E+018" calcext:value-type="float">
            <text:p>1462341865466870000</text:p>
          </table:table-cell>
          <table:table-cell table:number-columns-repeated="3"/>
        </table:table-row>
        <table:table-row table:style-name="ro1">
          <table:table-cell office:value-type="float" office:value="1.46234186551688E+018" calcext:value-type="float">
            <text:p>1462341865516880000</text:p>
          </table:table-cell>
          <table:table-cell table:formula="of:=[.A1352]-[.$A$2]" office:value-type="float" office:value="67500000000" calcext:value-type="float">
            <text:p>67500000000</text:p>
          </table:table-cell>
          <table:table-cell table:formula="of:=[.B1352]/[.$B$3]" office:value-type="float" office:value="1345.4225495849" calcext:value-type="float">
            <text:p>1345</text:p>
          </table:table-cell>
          <table:table-cell office:value-type="float" office:value="0.885192513466" calcext:value-type="float">
            <text:p>0.8851925135</text:p>
          </table:table-cell>
          <table:table-cell/>
          <table:table-cell office:value-type="float" office:value="1.46234186551688E+018" calcext:value-type="float">
            <text:p>1462341865516880000</text:p>
          </table:table-cell>
          <table:table-cell table:number-columns-repeated="3"/>
        </table:table-row>
        <table:table-row table:style-name="ro1">
          <table:table-cell office:value-type="float" office:value="1.46234186556691E+018" calcext:value-type="float">
            <text:p>1462341865566910000</text:p>
          </table:table-cell>
          <table:table-cell table:formula="of:=[.A1353]-[.$A$2]" office:value-type="float" office:value="67550029824" calcext:value-type="float">
            <text:p>67550029824</text:p>
          </table:table-cell>
          <table:table-cell table:formula="of:=[.B1353]/[.$B$3]" office:value-type="float" office:value="1346.4197533384" calcext:value-type="float">
            <text:p>1346</text:p>
          </table:table-cell>
          <table:table-cell office:value-type="float" office:value="0.872725009918" calcext:value-type="float">
            <text:p>0.8727250099</text:p>
          </table:table-cell>
          <table:table-cell/>
          <table:table-cell office:value-type="float" office:value="1.46234186556691E+018" calcext:value-type="float">
            <text:p>1462341865566910000</text:p>
          </table:table-cell>
          <table:table-cell table:number-columns-repeated="3"/>
        </table:table-row>
        <table:table-row table:style-name="ro1">
          <table:table-cell office:value-type="float" office:value="1.46234186561702E+018" calcext:value-type="float">
            <text:p>1462341865617020000</text:p>
          </table:table-cell>
          <table:table-cell table:formula="of:=[.A1354]-[.$A$2]" office:value-type="float" office:value="67600139776" calcext:value-type="float">
            <text:p>67600139776</text:p>
          </table:table-cell>
          <table:table-cell table:formula="of:=[.B1354]/[.$B$3]" office:value-type="float" office:value="1347.4185542181" calcext:value-type="float">
            <text:p>1347</text:p>
          </table:table-cell>
          <table:table-cell office:value-type="float" office:value="0.885192513466" calcext:value-type="float">
            <text:p>0.8851925135</text:p>
          </table:table-cell>
          <table:table-cell/>
          <table:table-cell office:value-type="float" office:value="1.46234186561702E+018" calcext:value-type="float">
            <text:p>1462341865617020000</text:p>
          </table:table-cell>
          <table:table-cell table:number-columns-repeated="3"/>
        </table:table-row>
        <table:table-row table:style-name="ro1">
          <table:table-cell office:value-type="float" office:value="1.46234186566695E+018" calcext:value-type="float">
            <text:p>1462341865666950000</text:p>
          </table:table-cell>
          <table:table-cell table:formula="of:=[.A1355]-[.$A$2]" office:value-type="float" office:value="67650069760" calcext:value-type="float">
            <text:p>67650069760</text:p>
          </table:table-cell>
          <table:table-cell table:formula="of:=[.B1355]/[.$B$3]" office:value-type="float" office:value="1348.41376794216" calcext:value-type="float">
            <text:p>1348</text:p>
          </table:table-cell>
          <table:table-cell office:value-type="float" office:value="0.86524450779" calcext:value-type="float">
            <text:p>0.8652445078</text:p>
          </table:table-cell>
          <table:table-cell/>
          <table:table-cell office:value-type="float" office:value="1.46234186566695E+018" calcext:value-type="float">
            <text:p>1462341865666950000</text:p>
          </table:table-cell>
          <table:table-cell table:number-columns-repeated="3"/>
        </table:table-row>
        <table:table-row table:style-name="ro1">
          <table:table-cell office:value-type="float" office:value="1.46234186571692E+018" calcext:value-type="float">
            <text:p>1462341865716920000</text:p>
          </table:table-cell>
          <table:table-cell table:formula="of:=[.A1356]-[.$A$2]" office:value-type="float" office:value="67700039936" calcext:value-type="float">
            <text:p>67700039936</text:p>
          </table:table-cell>
          <table:table-cell table:formula="of:=[.B1356]/[.$B$3]" office:value-type="float" office:value="1349.40978278063" calcext:value-type="float">
            <text:p>1349</text:p>
          </table:table-cell>
          <table:table-cell office:value-type="float" office:value="0.867738008499" calcext:value-type="float">
            <text:p>0.8677380085</text:p>
          </table:table-cell>
          <table:table-cell/>
          <table:table-cell office:value-type="float" office:value="1.46234186571692E+018" calcext:value-type="float">
            <text:p>1462341865716920000</text:p>
          </table:table-cell>
          <table:table-cell table:number-columns-repeated="3"/>
        </table:table-row>
        <table:table-row table:style-name="ro1">
          <table:table-cell office:value-type="float" office:value="1.46234186576691E+018" calcext:value-type="float">
            <text:p>1462341865766910000</text:p>
          </table:table-cell>
          <table:table-cell table:formula="of:=[.A1357]-[.$A$2]" office:value-type="float" office:value="67750029824" calcext:value-type="float">
            <text:p>67750029824</text:p>
          </table:table-cell>
          <table:table-cell table:formula="of:=[.B1357]/[.$B$3]" office:value-type="float" office:value="1350.40619052236" calcext:value-type="float">
            <text:p>1350</text:p>
          </table:table-cell>
          <table:table-cell office:value-type="float" office:value="0.890179514885" calcext:value-type="float">
            <text:p>0.8901795149</text:p>
          </table:table-cell>
          <table:table-cell/>
          <table:table-cell office:value-type="float" office:value="1.46234186576691E+018" calcext:value-type="float">
            <text:p>1462341865766910000</text:p>
          </table:table-cell>
          <table:table-cell table:number-columns-repeated="3"/>
        </table:table-row>
        <table:table-row table:style-name="ro1">
          <table:table-cell office:value-type="float" office:value="1.46234186581696E+018" calcext:value-type="float">
            <text:p>1462341865816960000</text:p>
          </table:table-cell>
          <table:table-cell table:formula="of:=[.A1358]-[.$A$2]" office:value-type="float" office:value="67800079872" calcext:value-type="float">
            <text:p>67800079872</text:p>
          </table:table-cell>
          <table:table-cell table:formula="of:=[.B1358]/[.$B$3]" office:value-type="float" office:value="1351.40379738439" calcext:value-type="float">
            <text:p>1351</text:p>
          </table:table-cell>
          <table:table-cell office:value-type="float" office:value="0.852777004242" calcext:value-type="float">
            <text:p>0.8527770042</text:p>
          </table:table-cell>
          <table:table-cell/>
          <table:table-cell office:value-type="float" office:value="1.46234186581696E+018" calcext:value-type="float">
            <text:p>1462341865816960000</text:p>
          </table:table-cell>
          <table:table-cell table:number-columns-repeated="3"/>
        </table:table-row>
        <table:table-row table:style-name="ro1">
          <table:table-cell office:value-type="float" office:value="1.46234186586707E+018" calcext:value-type="float">
            <text:p>1462341865867070000</text:p>
          </table:table-cell>
          <table:table-cell table:formula="of:=[.A1359]-[.$A$2]" office:value-type="float" office:value="67850189824" calcext:value-type="float">
            <text:p>67850189824</text:p>
          </table:table-cell>
          <table:table-cell table:formula="of:=[.B1359]/[.$B$3]" office:value-type="float" office:value="1352.40259826408" calcext:value-type="float">
            <text:p>1352</text:p>
          </table:table-cell>
          <table:table-cell office:value-type="float" office:value="0.842803001404" calcext:value-type="float">
            <text:p>0.8428030014</text:p>
          </table:table-cell>
          <table:table-cell/>
          <table:table-cell office:value-type="float" office:value="1.46234186586707E+018" calcext:value-type="float">
            <text:p>1462341865867070000</text:p>
          </table:table-cell>
          <table:table-cell table:number-columns-repeated="3"/>
        </table:table-row>
        <table:table-row table:style-name="ro1">
          <table:table-cell office:value-type="float" office:value="1.46234186591694E+018" calcext:value-type="float">
            <text:p>1462341865916940000</text:p>
          </table:table-cell>
          <table:table-cell table:formula="of:=[.A1360]-[.$A$2]" office:value-type="float" office:value="67900059904" calcext:value-type="float">
            <text:p>67900059904</text:p>
          </table:table-cell>
          <table:table-cell table:formula="of:=[.B1360]/[.$B$3]" office:value-type="float" office:value="1353.39661797048" calcext:value-type="float">
            <text:p>1353</text:p>
          </table:table-cell>
          <table:table-cell office:value-type="float" office:value="0.827841997147" calcext:value-type="float">
            <text:p>0.8278419971</text:p>
          </table:table-cell>
          <table:table-cell/>
          <table:table-cell office:value-type="float" office:value="1.46234186591694E+018" calcext:value-type="float">
            <text:p>1462341865916940000</text:p>
          </table:table-cell>
          <table:table-cell table:number-columns-repeated="3"/>
        </table:table-row>
        <table:table-row table:style-name="ro1">
          <table:table-cell office:value-type="float" office:value="1.46234186596698E+018" calcext:value-type="float">
            <text:p>1462341865966980000</text:p>
          </table:table-cell>
          <table:table-cell table:formula="of:=[.A1361]-[.$A$2]" office:value-type="float" office:value="67950099968" calcext:value-type="float">
            <text:p>67950099968</text:p>
          </table:table-cell>
          <table:table-cell table:formula="of:=[.B1361]/[.$B$3]" office:value-type="float" office:value="1354.39402582956" calcext:value-type="float">
            <text:p>1354</text:p>
          </table:table-cell>
          <table:table-cell office:value-type="float" office:value="0.877712011337" calcext:value-type="float">
            <text:p>0.8777120113</text:p>
          </table:table-cell>
          <table:table-cell/>
          <table:table-cell office:value-type="float" office:value="1.46234186596698E+018" calcext:value-type="float">
            <text:p>1462341865966980000</text:p>
          </table:table-cell>
          <table:table-cell table:number-columns-repeated="3"/>
        </table:table-row>
        <table:table-row table:style-name="ro1">
          <table:table-cell office:value-type="float" office:value="1.46234186601699E+018" calcext:value-type="float">
            <text:p>1462341866016990000</text:p>
          </table:table-cell>
          <table:table-cell table:formula="of:=[.A1362]-[.$A$2]" office:value-type="float" office:value="68000109824" calcext:value-type="float">
            <text:p>68000109824</text:p>
          </table:table-cell>
          <table:table-cell table:formula="of:=[.B1362]/[.$B$3]" office:value-type="float" office:value="1355.39083157717" calcext:value-type="float">
            <text:p>1355</text:p>
          </table:table-cell>
          <table:table-cell office:value-type="float" office:value="0.870231509209" calcext:value-type="float">
            <text:p>0.8702315092</text:p>
          </table:table-cell>
          <table:table-cell/>
          <table:table-cell office:value-type="float" office:value="1.46234186601699E+018" calcext:value-type="float">
            <text:p>1462341866016990000</text:p>
          </table:table-cell>
          <table:table-cell table:number-columns-repeated="3"/>
        </table:table-row>
        <table:table-row table:style-name="ro1">
          <table:table-cell office:value-type="float" office:value="1.46234186606707E+018" calcext:value-type="float">
            <text:p>1462341866067070000</text:p>
          </table:table-cell>
          <table:table-cell table:formula="of:=[.A1363]-[.$A$2]" office:value-type="float" office:value="68050189824" calcext:value-type="float">
            <text:p>68050189824</text:p>
          </table:table-cell>
          <table:table-cell table:formula="of:=[.B1363]/[.$B$3]" office:value-type="float" office:value="1356.38903544804" calcext:value-type="float">
            <text:p>1356</text:p>
          </table:table-cell>
          <table:table-cell office:value-type="float" office:value="0.952517032623" calcext:value-type="float">
            <text:p>0.9525170326</text:p>
          </table:table-cell>
          <table:table-cell/>
          <table:table-cell office:value-type="float" office:value="1.46234186606707E+018" calcext:value-type="float">
            <text:p>1462341866067070000</text:p>
          </table:table-cell>
          <table:table-cell table:number-columns-repeated="3"/>
        </table:table-row>
        <table:table-row table:style-name="ro1">
          <table:table-cell office:value-type="float" office:value="1.46234186611693E+018" calcext:value-type="float">
            <text:p>1462341866116930000</text:p>
          </table:table-cell>
          <table:table-cell table:formula="of:=[.A1364]-[.$A$2]" office:value-type="float" office:value="68100049920" calcext:value-type="float">
            <text:p>68100049920</text:p>
          </table:table-cell>
          <table:table-cell table:formula="of:=[.B1364]/[.$B$3]" office:value-type="float" office:value="1357.38285615149" calcext:value-type="float">
            <text:p>1357</text:p>
          </table:table-cell>
          <table:table-cell office:value-type="float" office:value="0.952517032623" calcext:value-type="float">
            <text:p>0.9525170326</text:p>
          </table:table-cell>
          <table:table-cell/>
          <table:table-cell office:value-type="float" office:value="1.46234186611693E+018" calcext:value-type="float">
            <text:p>1462341866116930000</text:p>
          </table:table-cell>
          <table:table-cell table:number-columns-repeated="3"/>
        </table:table-row>
        <table:table-row table:style-name="ro1">
          <table:table-cell office:value-type="float" office:value="1.46234186616698E+018" calcext:value-type="float">
            <text:p>1462341866166980000</text:p>
          </table:table-cell>
          <table:table-cell table:formula="of:=[.A1365]-[.$A$2]" office:value-type="float" office:value="68150099968" calcext:value-type="float">
            <text:p>68150099968</text:p>
          </table:table-cell>
          <table:table-cell table:formula="of:=[.B1365]/[.$B$3]" office:value-type="float" office:value="1358.38046301352" calcext:value-type="float">
            <text:p>1358</text:p>
          </table:table-cell>
          <table:table-cell office:value-type="float" office:value="0.96747803688" calcext:value-type="float">
            <text:p>0.9674780369</text:p>
          </table:table-cell>
          <table:table-cell/>
          <table:table-cell office:value-type="float" office:value="1.46234186616698E+018" calcext:value-type="float">
            <text:p>1462341866166980000</text:p>
          </table:table-cell>
          <table:table-cell table:number-columns-repeated="3"/>
        </table:table-row>
        <table:table-row table:style-name="ro1">
          <table:table-cell office:value-type="float" office:value="1.46234186621695E+018" calcext:value-type="float">
            <text:p>1462341866216950000</text:p>
          </table:table-cell>
          <table:table-cell table:formula="of:=[.A1366]-[.$A$2]" office:value-type="float" office:value="68200069888" calcext:value-type="float">
            <text:p>68200069888</text:p>
          </table:table-cell>
          <table:table-cell table:formula="of:=[.B1366]/[.$B$3]" office:value-type="float" office:value="1359.37647274935" calcext:value-type="float">
            <text:p>1359</text:p>
          </table:table-cell>
          <table:table-cell office:value-type="float" office:value="0.912621021271" calcext:value-type="float">
            <text:p>0.9126210213</text:p>
          </table:table-cell>
          <table:table-cell/>
          <table:table-cell office:value-type="float" office:value="1.46234186621695E+018" calcext:value-type="float">
            <text:p>1462341866216950000</text:p>
          </table:table-cell>
          <table:table-cell table:number-columns-repeated="3"/>
        </table:table-row>
        <table:table-row table:style-name="ro1">
          <table:table-cell office:value-type="float" office:value="1.46234186626691E+018" calcext:value-type="float">
            <text:p>1462341866266910000</text:p>
          </table:table-cell>
          <table:table-cell table:formula="of:=[.A1367]-[.$A$2]" office:value-type="float" office:value="68250030080" calcext:value-type="float">
            <text:p>68250030080</text:p>
          </table:table-cell>
          <table:table-cell table:formula="of:=[.B1367]/[.$B$3]" office:value-type="float" office:value="1360.37228858489" calcext:value-type="float">
            <text:p>1360</text:p>
          </table:table-cell>
          <table:table-cell office:value-type="float" office:value="0.992413043976" calcext:value-type="float">
            <text:p>0.992413044</text:p>
          </table:table-cell>
          <table:table-cell/>
          <table:table-cell office:value-type="float" office:value="1.46234186626691E+018" calcext:value-type="float">
            <text:p>1462341866266910000</text:p>
          </table:table-cell>
          <table:table-cell table:number-columns-repeated="3"/>
        </table:table-row>
        <table:table-row table:style-name="ro1">
          <table:table-cell office:value-type="float" office:value="1.46234186631687E+018" calcext:value-type="float">
            <text:p>1462341866316870000</text:p>
          </table:table-cell>
          <table:table-cell table:formula="of:=[.A1368]-[.$A$2]" office:value-type="float" office:value="68299990016" calcext:value-type="float">
            <text:p>68299990016</text:p>
          </table:table-cell>
          <table:table-cell table:formula="of:=[.B1368]/[.$B$3]" office:value-type="float" office:value="1361.36809931778" calcext:value-type="float">
            <text:p>1361</text:p>
          </table:table-cell>
          <table:table-cell office:value-type="float" office:value="1.6058139801" calcext:value-type="float">
            <text:p>1.6058139801</text:p>
          </table:table-cell>
          <table:table-cell/>
          <table:table-cell office:value-type="float" office:value="1.46234186631687E+018" calcext:value-type="float">
            <text:p>1462341866316870000</text:p>
          </table:table-cell>
          <table:table-cell table:number-columns-repeated="3"/>
        </table:table-row>
        <table:table-row table:style-name="ro1">
          <table:table-cell office:value-type="float" office:value="1.46234186636692E+018" calcext:value-type="float">
            <text:p>1462341866366920000</text:p>
          </table:table-cell>
          <table:table-cell table:formula="of:=[.A1369]-[.$A$2]" office:value-type="float" office:value="68350039808" calcext:value-type="float">
            <text:p>68350039808</text:p>
          </table:table-cell>
          <table:table-cell table:formula="of:=[.B1369]/[.$B$3]" office:value-type="float" office:value="1362.36570107717" calcext:value-type="float">
            <text:p>1362</text:p>
          </table:table-cell>
          <table:table-cell office:value-type="float" office:value="0.982439041138" calcext:value-type="float">
            <text:p>0.9824390411</text:p>
          </table:table-cell>
          <table:table-cell/>
          <table:table-cell office:value-type="float" office:value="1.46234186636692E+018" calcext:value-type="float">
            <text:p>1462341866366920000</text:p>
          </table:table-cell>
          <table:table-cell table:number-columns-repeated="3"/>
        </table:table-row>
        <table:table-row table:style-name="ro1">
          <table:table-cell office:value-type="float" office:value="1.46234186641698E+018" calcext:value-type="float">
            <text:p>1462341866416980000</text:p>
          </table:table-cell>
          <table:table-cell table:formula="of:=[.A1370]-[.$A$2]" office:value-type="float" office:value="68400099840" calcext:value-type="float">
            <text:p>68400099840</text:p>
          </table:table-cell>
          <table:table-cell table:formula="of:=[.B1370]/[.$B$3]" office:value-type="float" office:value="1363.36350694214" calcext:value-type="float">
            <text:p>1363</text:p>
          </table:table-cell>
          <table:table-cell office:value-type="float" office:value="1.03480243683" calcext:value-type="float">
            <text:p>1.0348024368</text:p>
          </table:table-cell>
          <table:table-cell/>
          <table:table-cell office:value-type="float" office:value="1.46234186641698E+018" calcext:value-type="float">
            <text:p>1462341866416980000</text:p>
          </table:table-cell>
          <table:table-cell table:number-columns-repeated="3"/>
        </table:table-row>
        <table:table-row table:style-name="ro1">
          <table:table-cell office:value-type="float" office:value="1.46234186646695E+018" calcext:value-type="float">
            <text:p>1462341866466950000</text:p>
          </table:table-cell>
          <table:table-cell table:formula="of:=[.A1371]-[.$A$2]" office:value-type="float" office:value="68450070016" calcext:value-type="float">
            <text:p>68450070016</text:p>
          </table:table-cell>
          <table:table-cell table:formula="of:=[.B1371]/[.$B$3]" office:value-type="float" office:value="1364.35952178062" calcext:value-type="float">
            <text:p>1364</text:p>
          </table:table-cell>
          <table:table-cell office:value-type="float" office:value="0.979945540428" calcext:value-type="float">
            <text:p>0.9799455404</text:p>
          </table:table-cell>
          <table:table-cell/>
          <table:table-cell office:value-type="float" office:value="1.46234186646695E+018" calcext:value-type="float">
            <text:p>1462341866466950000</text:p>
          </table:table-cell>
          <table:table-cell table:number-columns-repeated="3"/>
        </table:table-row>
        <table:table-row table:style-name="ro1">
          <table:table-cell office:value-type="float" office:value="1.46234186651692E+018" calcext:value-type="float">
            <text:p>1462341866516920000</text:p>
          </table:table-cell>
          <table:table-cell table:formula="of:=[.A1372]-[.$A$2]" office:value-type="float" office:value="68500039680" calcext:value-type="float">
            <text:p>68500039680</text:p>
          </table:table-cell>
          <table:table-cell table:formula="of:=[.B1372]/[.$B$3]" office:value-type="float" office:value="1365.35552641381" calcext:value-type="float">
            <text:p>1365</text:p>
          </table:table-cell>
          <table:table-cell office:value-type="float" office:value="1.00238704681" calcext:value-type="float">
            <text:p>1.0023870468</text:p>
          </table:table-cell>
          <table:table-cell/>
          <table:table-cell office:value-type="float" office:value="1.46234186651692E+018" calcext:value-type="float">
            <text:p>1462341866516920000</text:p>
          </table:table-cell>
          <table:table-cell table:number-columns-repeated="3"/>
        </table:table-row>
        <table:table-row table:style-name="ro1">
          <table:table-cell office:value-type="float" office:value="1.46234186656696E+018" calcext:value-type="float">
            <text:p>1462341866566960000</text:p>
          </table:table-cell>
          <table:table-cell table:formula="of:=[.A1373]-[.$A$2]" office:value-type="float" office:value="68550080000" calcext:value-type="float">
            <text:p>68550080000</text:p>
          </table:table-cell>
          <table:table-cell table:formula="of:=[.B1373]/[.$B$3]" office:value-type="float" office:value="1366.35293937554" calcext:value-type="float">
            <text:p>1366</text:p>
          </table:table-cell>
          <table:table-cell office:value-type="float" office:value="0.907634019852" calcext:value-type="float">
            <text:p>0.9076340199</text:p>
          </table:table-cell>
          <table:table-cell/>
          <table:table-cell office:value-type="float" office:value="1.46234186656696E+018" calcext:value-type="float">
            <text:p>1462341866566960000</text:p>
          </table:table-cell>
          <table:table-cell table:number-columns-repeated="3"/>
        </table:table-row>
        <table:table-row table:style-name="ro1">
          <table:table-cell office:value-type="float" office:value="1.46234186661709E+018" calcext:value-type="float">
            <text:p>1462341866617090000</text:p>
          </table:table-cell>
          <table:table-cell table:formula="of:=[.A1374]-[.$A$2]" office:value-type="float" office:value="68600209920" calcext:value-type="float">
            <text:p>68600209920</text:p>
          </table:table-cell>
          <table:table-cell table:formula="of:=[.B1374]/[.$B$3]" office:value-type="float" office:value="1367.35213826112" calcext:value-type="float">
            <text:p>1367</text:p>
          </table:table-cell>
          <table:table-cell office:value-type="float" office:value="0.932569026947" calcext:value-type="float">
            <text:p>0.9325690269</text:p>
          </table:table-cell>
          <table:table-cell/>
          <table:table-cell office:value-type="float" office:value="1.46234186661709E+018" calcext:value-type="float">
            <text:p>1462341866617090000</text:p>
          </table:table-cell>
          <table:table-cell table:number-columns-repeated="3"/>
        </table:table-row>
        <table:table-row table:style-name="ro1">
          <table:table-cell office:value-type="float" office:value="1.46234186666701E+018" calcext:value-type="float">
            <text:p>1462341866667010000</text:p>
          </table:table-cell>
          <table:table-cell table:formula="of:=[.A1375]-[.$A$2]" office:value-type="float" office:value="68650129920" calcext:value-type="float">
            <text:p>68650129920</text:p>
          </table:table-cell>
          <table:table-cell table:formula="of:=[.B1375]/[.$B$3]" office:value-type="float" office:value="1368.34715298224" calcext:value-type="float">
            <text:p>1368</text:p>
          </table:table-cell>
          <table:table-cell office:value-type="float" office:value="0.945036530495" calcext:value-type="float">
            <text:p>0.9450365305</text:p>
          </table:table-cell>
          <table:table-cell/>
          <table:table-cell office:value-type="float" office:value="1.46234186666701E+018" calcext:value-type="float">
            <text:p>1462341866667010000</text:p>
          </table:table-cell>
          <table:table-cell table:number-columns-repeated="3"/>
        </table:table-row>
        <table:table-row table:style-name="ro1">
          <table:table-cell office:value-type="float" office:value="1.46234186671692E+018" calcext:value-type="float">
            <text:p>1462341866716920000</text:p>
          </table:table-cell>
          <table:table-cell table:formula="of:=[.A1376]-[.$A$2]" office:value-type="float" office:value="68700039680" calcext:value-type="float">
            <text:p>68700039680</text:p>
          </table:table-cell>
          <table:table-cell table:formula="of:=[.B1376]/[.$B$3]" office:value-type="float" office:value="1369.34196359777" calcext:value-type="float">
            <text:p>1369</text:p>
          </table:table-cell>
          <table:table-cell office:value-type="float" office:value="0.959997534752" calcext:value-type="float">
            <text:p>0.9599975348</text:p>
          </table:table-cell>
          <table:table-cell/>
          <table:table-cell office:value-type="float" office:value="1.46234186671692E+018" calcext:value-type="float">
            <text:p>1462341866716920000</text:p>
          </table:table-cell>
          <table:table-cell table:number-columns-repeated="3"/>
        </table:table-row>
        <table:table-row table:style-name="ro1">
          <table:table-cell office:value-type="float" office:value="1.46234186676694E+018" calcext:value-type="float">
            <text:p>1462341866766940000</text:p>
          </table:table-cell>
          <table:table-cell table:formula="of:=[.A1377]-[.$A$2]" office:value-type="float" office:value="68750059776" calcext:value-type="float">
            <text:p>68750059776</text:p>
          </table:table-cell>
          <table:table-cell table:formula="of:=[.B1377]/[.$B$3]" office:value-type="float" office:value="1370.33897345097" calcext:value-type="float">
            <text:p>1370</text:p>
          </table:table-cell>
          <table:table-cell office:value-type="float" office:value="1.07220494747" calcext:value-type="float">
            <text:p>1.0722049475</text:p>
          </table:table-cell>
          <table:table-cell/>
          <table:table-cell office:value-type="float" office:value="1.46234186676694E+018" calcext:value-type="float">
            <text:p>1462341866766940000</text:p>
          </table:table-cell>
          <table:table-cell table:number-columns-repeated="3"/>
        </table:table-row>
        <table:table-row table:style-name="ro1">
          <table:table-cell office:value-type="float" office:value="1.46234186681696E+018" calcext:value-type="float">
            <text:p>1462341866816960000</text:p>
          </table:table-cell>
          <table:table-cell table:formula="of:=[.A1378]-[.$A$2]" office:value-type="float" office:value="68800079872" calcext:value-type="float">
            <text:p>68800079872</text:p>
          </table:table-cell>
          <table:table-cell table:formula="of:=[.B1378]/[.$B$3]" office:value-type="float" office:value="1371.33598330416" calcext:value-type="float">
            <text:p>1371</text:p>
          </table:table-cell>
          <table:table-cell office:value-type="float" office:value="0.977451980114" calcext:value-type="float">
            <text:p>0.9774519801</text:p>
          </table:table-cell>
          <table:table-cell/>
          <table:table-cell office:value-type="float" office:value="1.46234186681696E+018" calcext:value-type="float">
            <text:p>1462341866816960000</text:p>
          </table:table-cell>
          <table:table-cell table:number-columns-repeated="3"/>
        </table:table-row>
        <table:table-row table:style-name="ro1">
          <table:table-cell office:value-type="float" office:value="1.46234186686705E+018" calcext:value-type="float">
            <text:p>1462341866867050000</text:p>
          </table:table-cell>
          <table:table-cell table:formula="of:=[.A1379]-[.$A$2]" office:value-type="float" office:value="68850169856" calcext:value-type="float">
            <text:p>68850169856</text:p>
          </table:table-cell>
          <table:table-cell table:formula="of:=[.B1379]/[.$B$3]" office:value-type="float" office:value="1372.33438617797" calcext:value-type="float">
            <text:p>1372</text:p>
          </table:table-cell>
          <table:table-cell office:value-type="float" office:value="0.817867994308" calcext:value-type="float">
            <text:p>0.8178679943</text:p>
          </table:table-cell>
          <table:table-cell/>
          <table:table-cell office:value-type="float" office:value="1.46234186686705E+018" calcext:value-type="float">
            <text:p>1462341866867050000</text:p>
          </table:table-cell>
          <table:table-cell table:number-columns-repeated="3"/>
        </table:table-row>
        <table:table-row table:style-name="ro1">
          <table:table-cell office:value-type="float" office:value="1.4623418669169E+018" calcext:value-type="float">
            <text:p>1462341866916900000</text:p>
          </table:table-cell>
          <table:table-cell table:formula="of:=[.A1380]-[.$A$2]" office:value-type="float" office:value="68900019712" calcext:value-type="float">
            <text:p>68900019712</text:p>
          </table:table-cell>
          <table:table-cell table:formula="of:=[.B1380]/[.$B$3]" office:value-type="float" office:value="1373.32800277584" calcext:value-type="float">
            <text:p>1373</text:p>
          </table:table-cell>
          <table:table-cell office:value-type="float" office:value="0.945036530495" calcext:value-type="float">
            <text:p>0.9450365305</text:p>
          </table:table-cell>
          <table:table-cell/>
          <table:table-cell office:value-type="float" office:value="1.4623418669169E+018" calcext:value-type="float">
            <text:p>1462341866916900000</text:p>
          </table:table-cell>
          <table:table-cell table:number-columns-repeated="3"/>
        </table:table-row>
        <table:table-row table:style-name="ro1">
          <table:table-cell office:value-type="float" office:value="1.46234186696691E+018" calcext:value-type="float">
            <text:p>1462341866966910000</text:p>
          </table:table-cell>
          <table:table-cell table:formula="of:=[.A1381]-[.$A$2]" office:value-type="float" office:value="68950029824" calcext:value-type="float">
            <text:p>68950029824</text:p>
          </table:table-cell>
          <table:table-cell table:formula="of:=[.B1381]/[.$B$3]" office:value-type="float" office:value="1374.32481362609" calcext:value-type="float">
            <text:p>1374</text:p>
          </table:table-cell>
          <table:table-cell office:value-type="float" office:value="0.880205512047" calcext:value-type="float">
            <text:p>0.880205512</text:p>
          </table:table-cell>
          <table:table-cell/>
          <table:table-cell office:value-type="float" office:value="1.46234186696691E+018" calcext:value-type="float">
            <text:p>1462341866966910000</text:p>
          </table:table-cell>
          <table:table-cell table:number-columns-repeated="3"/>
        </table:table-row>
        <table:table-row table:style-name="ro1">
          <table:table-cell office:value-type="float" office:value="1.46234186701712E+018" calcext:value-type="float">
            <text:p>1462341867017120000</text:p>
          </table:table-cell>
          <table:table-cell table:formula="of:=[.A1382]-[.$A$2]" office:value-type="float" office:value="69000239872" calcext:value-type="float">
            <text:p>69000239872</text:p>
          </table:table-cell>
          <table:table-cell table:formula="of:=[.B1382]/[.$B$3]" office:value-type="float" office:value="1375.32560963787" calcext:value-type="float">
            <text:p>1375</text:p>
          </table:table-cell>
          <table:table-cell office:value-type="float" office:value="0.880205512047" calcext:value-type="float">
            <text:p>0.880205512</text:p>
          </table:table-cell>
          <table:table-cell/>
          <table:table-cell office:value-type="float" office:value="1.46234186701712E+018" calcext:value-type="float">
            <text:p>1462341867017120000</text:p>
          </table:table-cell>
          <table:table-cell table:number-columns-repeated="3"/>
        </table:table-row>
        <table:table-row table:style-name="ro1">
          <table:table-cell office:value-type="float" office:value="1.46234186706692E+018" calcext:value-type="float">
            <text:p>1462341867066920000</text:p>
          </table:table-cell>
          <table:table-cell table:formula="of:=[.A1383]-[.$A$2]" office:value-type="float" office:value="69050039808" calcext:value-type="float">
            <text:p>69050039808</text:p>
          </table:table-cell>
          <table:table-cell table:formula="of:=[.B1383]/[.$B$3]" office:value-type="float" office:value="1376.31823122101" calcext:value-type="float">
            <text:p>1376</text:p>
          </table:table-cell>
          <table:table-cell office:value-type="float" office:value="0.930075526237" calcext:value-type="float">
            <text:p>0.9300755262</text:p>
          </table:table-cell>
          <table:table-cell/>
          <table:table-cell office:value-type="float" office:value="1.46234186706692E+018" calcext:value-type="float">
            <text:p>1462341867066920000</text:p>
          </table:table-cell>
          <table:table-cell table:number-columns-repeated="3"/>
        </table:table-row>
        <table:table-row table:style-name="ro1">
          <table:table-cell office:value-type="float" office:value="1.46234186711692E+018" calcext:value-type="float">
            <text:p>1462341867116920000</text:p>
          </table:table-cell>
          <table:table-cell table:formula="of:=[.A1384]-[.$A$2]" office:value-type="float" office:value="69100039680" calcext:value-type="float">
            <text:p>69100039680</text:p>
          </table:table-cell>
          <table:table-cell table:formula="of:=[.B1384]/[.$B$3]" office:value-type="float" office:value="1377.31483796568" calcext:value-type="float">
            <text:p>1377</text:p>
          </table:table-cell>
          <table:table-cell office:value-type="float" office:value="1.32654201984" calcext:value-type="float">
            <text:p>1.3265420198</text:p>
          </table:table-cell>
          <table:table-cell/>
          <table:table-cell office:value-type="float" office:value="1.46234186711692E+018" calcext:value-type="float">
            <text:p>1462341867116920000</text:p>
          </table:table-cell>
          <table:table-cell table:number-columns-repeated="3"/>
        </table:table-row>
        <table:table-row table:style-name="ro1">
          <table:table-cell office:value-type="float" office:value="1.46234186716692E+018" calcext:value-type="float">
            <text:p>1462341867166920000</text:p>
          </table:table-cell>
          <table:table-cell table:formula="of:=[.A1385]-[.$A$2]" office:value-type="float" office:value="69150039808" calcext:value-type="float">
            <text:p>69150039808</text:p>
          </table:table-cell>
          <table:table-cell table:formula="of:=[.B1385]/[.$B$3]" office:value-type="float" office:value="1378.31144981299" calcext:value-type="float">
            <text:p>1378</text:p>
          </table:table-cell>
          <table:table-cell office:value-type="float" office:value="1.33152902126" calcext:value-type="float">
            <text:p>1.3315290213</text:p>
          </table:table-cell>
          <table:table-cell/>
          <table:table-cell office:value-type="float" office:value="1.46234186716692E+018" calcext:value-type="float">
            <text:p>1462341867166920000</text:p>
          </table:table-cell>
          <table:table-cell table:number-columns-repeated="3"/>
        </table:table-row>
        <table:table-row table:style-name="ro1">
          <table:table-cell office:value-type="float" office:value="1.46234186721704E+018" calcext:value-type="float">
            <text:p>1462341867217040000</text:p>
          </table:table-cell>
          <table:table-cell table:formula="of:=[.A1386]-[.$A$2]" office:value-type="float" office:value="69200160000" calcext:value-type="float">
            <text:p>69200160000</text:p>
          </table:table-cell>
          <table:table-cell table:formula="of:=[.B1386]/[.$B$3]" office:value-type="float" office:value="1379.31045479827" calcext:value-type="float">
            <text:p>1379</text:p>
          </table:table-cell>
          <table:table-cell office:value-type="float" office:value="0.887686014175" calcext:value-type="float">
            <text:p>0.8876860142</text:p>
          </table:table-cell>
          <table:table-cell/>
          <table:table-cell office:value-type="float" office:value="1.46234186721704E+018" calcext:value-type="float">
            <text:p>1462341867217040000</text:p>
          </table:table-cell>
          <table:table-cell table:number-columns-repeated="3"/>
        </table:table-row>
        <table:table-row table:style-name="ro1">
          <table:table-cell office:value-type="float" office:value="1.46234186726694E+018" calcext:value-type="float">
            <text:p>1462341867266940000</text:p>
          </table:table-cell>
          <table:table-cell table:formula="of:=[.A1387]-[.$A$2]" office:value-type="float" office:value="69250059776" calcext:value-type="float">
            <text:p>69250059776</text:p>
          </table:table-cell>
          <table:table-cell table:formula="of:=[.B1387]/[.$B$3]" office:value-type="float" office:value="1380.30506641085" calcext:value-type="float">
            <text:p>1380</text:p>
          </table:table-cell>
          <table:table-cell office:value-type="float" office:value="0.872725009918" calcext:value-type="float">
            <text:p>0.8727250099</text:p>
          </table:table-cell>
          <table:table-cell/>
          <table:table-cell office:value-type="float" office:value="1.46234186726694E+018" calcext:value-type="float">
            <text:p>1462341867266940000</text:p>
          </table:table-cell>
          <table:table-cell table:number-columns-repeated="3"/>
        </table:table-row>
        <table:table-row table:style-name="ro1">
          <table:table-cell office:value-type="float" office:value="1.46234186731692E+018" calcext:value-type="float">
            <text:p>1462341867316920000</text:p>
          </table:table-cell>
          <table:table-cell table:formula="of:=[.A1388]-[.$A$2]" office:value-type="float" office:value="69300039936" calcext:value-type="float">
            <text:p>69300039936</text:p>
          </table:table-cell>
          <table:table-cell table:formula="of:=[.B1388]/[.$B$3]" office:value-type="float" office:value="1381.30128025227" calcext:value-type="float">
            <text:p>1381</text:p>
          </table:table-cell>
          <table:table-cell office:value-type="float" office:value="0.890179514885" calcext:value-type="float">
            <text:p>0.8901795149</text:p>
          </table:table-cell>
          <table:table-cell/>
          <table:table-cell office:value-type="float" office:value="1.46234186731692E+018" calcext:value-type="float">
            <text:p>1462341867316920000</text:p>
          </table:table-cell>
          <table:table-cell table:number-columns-repeated="3"/>
        </table:table-row>
        <table:table-row table:style-name="ro1">
          <table:table-cell office:value-type="float" office:value="1.46234186736695E+018" calcext:value-type="float">
            <text:p>1462341867366950000</text:p>
          </table:table-cell>
          <table:table-cell table:formula="of:=[.A1389]-[.$A$2]" office:value-type="float" office:value="69350069760" calcext:value-type="float">
            <text:p>69350069760</text:p>
          </table:table-cell>
          <table:table-cell table:formula="of:=[.B1389]/[.$B$3]" office:value-type="float" office:value="1382.29848400578" calcext:value-type="float">
            <text:p>1382</text:p>
          </table:table-cell>
          <table:table-cell office:value-type="float" office:value="0.910127520561" calcext:value-type="float">
            <text:p>0.9101275206</text:p>
          </table:table-cell>
          <table:table-cell/>
          <table:table-cell office:value-type="float" office:value="1.46234186736695E+018" calcext:value-type="float">
            <text:p>1462341867366950000</text:p>
          </table:table-cell>
          <table:table-cell table:number-columns-repeated="3"/>
        </table:table-row>
        <table:table-row table:style-name="ro1">
          <table:table-cell office:value-type="float" office:value="1.46234186741702E+018" calcext:value-type="float">
            <text:p>1462341867417020000</text:p>
          </table:table-cell>
          <table:table-cell table:formula="of:=[.A1390]-[.$A$2]" office:value-type="float" office:value="69400139776" calcext:value-type="float">
            <text:p>69400139776</text:p>
          </table:table-cell>
          <table:table-cell table:formula="of:=[.B1390]/[.$B$3]" office:value-type="float" office:value="1383.29648887369" calcext:value-type="float">
            <text:p>1383</text:p>
          </table:table-cell>
          <table:table-cell office:value-type="float" office:value="0.920101523399" calcext:value-type="float">
            <text:p>0.9201015234</text:p>
          </table:table-cell>
          <table:table-cell/>
          <table:table-cell office:value-type="float" office:value="1.46234186741702E+018" calcext:value-type="float">
            <text:p>1462341867417020000</text:p>
          </table:table-cell>
          <table:table-cell table:number-columns-repeated="3"/>
        </table:table-row>
        <table:table-row table:style-name="ro1">
          <table:table-cell office:value-type="float" office:value="1.46234186746705E+018" calcext:value-type="float">
            <text:p>1462341867467050000</text:p>
          </table:table-cell>
          <table:table-cell table:formula="of:=[.A1391]-[.$A$2]" office:value-type="float" office:value="69450169856" calcext:value-type="float">
            <text:p>69450169856</text:p>
          </table:table-cell>
          <table:table-cell table:formula="of:=[.B1391]/[.$B$3]" office:value-type="float" office:value="1384.29369772984" calcext:value-type="float">
            <text:p>1384</text:p>
          </table:table-cell>
          <table:table-cell office:value-type="float" office:value="0.942543029785" calcext:value-type="float">
            <text:p>0.9425430298</text:p>
          </table:table-cell>
          <table:table-cell/>
          <table:table-cell office:value-type="float" office:value="1.46234186746705E+018" calcext:value-type="float">
            <text:p>1462341867467050000</text:p>
          </table:table-cell>
          <table:table-cell table:number-columns-repeated="3"/>
        </table:table-row>
        <table:table-row table:style-name="ro1">
          <table:table-cell office:value-type="float" office:value="1.4623418675169E+018" calcext:value-type="float">
            <text:p>1462341867516900000</text:p>
          </table:table-cell>
          <table:table-cell table:formula="of:=[.A1392]-[.$A$2]" office:value-type="float" office:value="69500019968" calcext:value-type="float">
            <text:p>69500019968</text:p>
          </table:table-cell>
          <table:table-cell table:formula="of:=[.B1392]/[.$B$3]" office:value-type="float" office:value="1385.28731943034" calcext:value-type="float">
            <text:p>1385</text:p>
          </table:table-cell>
          <table:table-cell office:value-type="float" office:value="0.875218510628" calcext:value-type="float">
            <text:p>0.8752185106</text:p>
          </table:table-cell>
          <table:table-cell/>
          <table:table-cell office:value-type="float" office:value="1.4623418675169E+018" calcext:value-type="float">
            <text:p>1462341867516900000</text:p>
          </table:table-cell>
          <table:table-cell table:number-columns-repeated="3"/>
        </table:table-row>
        <table:table-row table:style-name="ro1">
          <table:table-cell office:value-type="float" office:value="1.46234186756698E+018" calcext:value-type="float">
            <text:p>1462341867566980000</text:p>
          </table:table-cell>
          <table:table-cell table:formula="of:=[.A1393]-[.$A$2]" office:value-type="float" office:value="69550099712" calcext:value-type="float">
            <text:p>69550099712</text:p>
          </table:table-cell>
          <table:table-cell table:formula="of:=[.B1393]/[.$B$3]" office:value-type="float" office:value="1386.28551819856" calcext:value-type="float">
            <text:p>1386</text:p>
          </table:table-cell>
          <table:table-cell office:value-type="float" office:value="0.952517032623" calcext:value-type="float">
            <text:p>0.9525170326</text:p>
          </table:table-cell>
          <table:table-cell/>
          <table:table-cell office:value-type="float" office:value="1.46234186756698E+018" calcext:value-type="float">
            <text:p>1462341867566980000</text:p>
          </table:table-cell>
          <table:table-cell table:number-columns-repeated="3"/>
        </table:table-row>
        <table:table-row table:style-name="ro1">
          <table:table-cell office:value-type="float" office:value="1.46234186761702E+018" calcext:value-type="float">
            <text:p>1462341867617020000</text:p>
          </table:table-cell>
          <table:table-cell table:formula="of:=[.A1394]-[.$A$2]" office:value-type="float" office:value="69600139776" calcext:value-type="float">
            <text:p>69600139776</text:p>
          </table:table-cell>
          <table:table-cell table:formula="of:=[.B1394]/[.$B$3]" office:value-type="float" office:value="1387.28292605765" calcext:value-type="float">
            <text:p>1387</text:p>
          </table:table-cell>
          <table:table-cell office:value-type="float" office:value="0.892673015594" calcext:value-type="float">
            <text:p>0.8926730156</text:p>
          </table:table-cell>
          <table:table-cell/>
          <table:table-cell office:value-type="float" office:value="1.46234186761702E+018" calcext:value-type="float">
            <text:p>1462341867617020000</text:p>
          </table:table-cell>
          <table:table-cell table:number-columns-repeated="3"/>
        </table:table-row>
        <table:table-row table:style-name="ro1">
          <table:table-cell office:value-type="float" office:value="1.46234186766696E+018" calcext:value-type="float">
            <text:p>1462341867666960000</text:p>
          </table:table-cell>
          <table:table-cell table:formula="of:=[.A1395]-[.$A$2]" office:value-type="float" office:value="69650079744" calcext:value-type="float">
            <text:p>69650079744</text:p>
          </table:table-cell>
          <table:table-cell table:formula="of:=[.B1395]/[.$B$3]" office:value-type="float" office:value="1388.27833878465" calcext:value-type="float">
            <text:p>1388</text:p>
          </table:table-cell>
          <table:table-cell office:value-type="float" office:value="0.935062527657" calcext:value-type="float">
            <text:p>0.9350625277</text:p>
          </table:table-cell>
          <table:table-cell/>
          <table:table-cell office:value-type="float" office:value="1.46234186766696E+018" calcext:value-type="float">
            <text:p>1462341867666960000</text:p>
          </table:table-cell>
          <table:table-cell table:number-columns-repeated="3"/>
        </table:table-row>
        <table:table-row table:style-name="ro1">
          <table:table-cell office:value-type="float" office:value="1.46234186771692E+018" calcext:value-type="float">
            <text:p>1462341867716920000</text:p>
          </table:table-cell>
          <table:table-cell table:formula="of:=[.A1396]-[.$A$2]" office:value-type="float" office:value="69700039936" calcext:value-type="float">
            <text:p>69700039936</text:p>
          </table:table-cell>
          <table:table-cell table:formula="of:=[.B1396]/[.$B$3]" office:value-type="float" office:value="1389.27415462019" calcext:value-type="float">
            <text:p>1389</text:p>
          </table:table-cell>
          <table:table-cell office:value-type="float" office:value="0.957504034042" calcext:value-type="float">
            <text:p>0.957504034</text:p>
          </table:table-cell>
          <table:table-cell/>
          <table:table-cell office:value-type="float" office:value="1.46234186771692E+018" calcext:value-type="float">
            <text:p>1462341867716920000</text:p>
          </table:table-cell>
          <table:table-cell table:number-columns-repeated="3"/>
        </table:table-row>
        <table:table-row table:style-name="ro1">
          <table:table-cell office:value-type="float" office:value="1.46234186776691E+018" calcext:value-type="float">
            <text:p>1462341867766910000</text:p>
          </table:table-cell>
          <table:table-cell table:formula="of:=[.A1397]-[.$A$2]" office:value-type="float" office:value="69750029824" calcext:value-type="float">
            <text:p>69750029824</text:p>
          </table:table-cell>
          <table:table-cell table:formula="of:=[.B1397]/[.$B$3]" office:value-type="float" office:value="1390.27056236191" calcext:value-type="float">
            <text:p>1390</text:p>
          </table:table-cell>
          <table:table-cell office:value-type="float" office:value="1.34898352623" calcext:value-type="float">
            <text:p>1.3489835262</text:p>
          </table:table-cell>
          <table:table-cell/>
          <table:table-cell office:value-type="float" office:value="1.46234186776691E+018" calcext:value-type="float">
            <text:p>1462341867766910000</text:p>
          </table:table-cell>
          <table:table-cell table:number-columns-repeated="3"/>
        </table:table-row>
        <table:table-row table:style-name="ro1">
          <table:table-cell office:value-type="float" office:value="1.46234186781696E+018" calcext:value-type="float">
            <text:p>1462341867816960000</text:p>
          </table:table-cell>
          <table:table-cell table:formula="of:=[.A1398]-[.$A$2]" office:value-type="float" office:value="69800079872" calcext:value-type="float">
            <text:p>69800079872</text:p>
          </table:table-cell>
          <table:table-cell table:formula="of:=[.B1398]/[.$B$3]" office:value-type="float" office:value="1391.26816922394" calcext:value-type="float">
            <text:p>1391</text:p>
          </table:table-cell>
          <table:table-cell office:value-type="float" office:value="0.922595024109" calcext:value-type="float">
            <text:p>0.9225950241</text:p>
          </table:table-cell>
          <table:table-cell/>
          <table:table-cell office:value-type="float" office:value="1.46234186781696E+018" calcext:value-type="float">
            <text:p>1462341867816960000</text:p>
          </table:table-cell>
          <table:table-cell table:number-columns-repeated="3"/>
        </table:table-row>
        <table:table-row table:style-name="ro1">
          <table:table-cell office:value-type="float" office:value="1.46234186786702E+018" calcext:value-type="float">
            <text:p>1462341867867020000</text:p>
          </table:table-cell>
          <table:table-cell table:formula="of:=[.A1399]-[.$A$2]" office:value-type="float" office:value="69850139904" calcext:value-type="float">
            <text:p>69850139904</text:p>
          </table:table-cell>
          <table:table-cell table:formula="of:=[.B1399]/[.$B$3]" office:value-type="float" office:value="1392.26597508891" calcext:value-type="float">
            <text:p>1392</text:p>
          </table:table-cell>
          <table:table-cell office:value-type="float" office:value="0.91511452198" calcext:value-type="float">
            <text:p>0.915114522</text:p>
          </table:table-cell>
          <table:table-cell/>
          <table:table-cell office:value-type="float" office:value="1.46234186786702E+018" calcext:value-type="float">
            <text:p>1462341867867020000</text:p>
          </table:table-cell>
          <table:table-cell table:number-columns-repeated="3"/>
        </table:table-row>
        <table:table-row table:style-name="ro1">
          <table:table-cell office:value-type="float" office:value="1.46234186791691E+018" calcext:value-type="float">
            <text:p>1462341867916910000</text:p>
          </table:table-cell>
          <table:table-cell table:formula="of:=[.A1400]-[.$A$2]" office:value-type="float" office:value="69900029952" calcext:value-type="float">
            <text:p>69900029952</text:p>
          </table:table-cell>
          <table:table-cell table:formula="of:=[.B1400]/[.$B$3]" office:value-type="float" office:value="1393.2603928012" calcext:value-type="float">
            <text:p>1393</text:p>
          </table:table-cell>
          <table:table-cell office:value-type="float" office:value="0.925088524818" calcext:value-type="float">
            <text:p>0.9250885248</text:p>
          </table:table-cell>
          <table:table-cell/>
          <table:table-cell office:value-type="float" office:value="1.46234186791691E+018" calcext:value-type="float">
            <text:p>1462341867916910000</text:p>
          </table:table-cell>
          <table:table-cell table:number-columns-repeated="3"/>
        </table:table-row>
        <table:table-row table:style-name="ro1">
          <table:table-cell office:value-type="float" office:value="1.46234186796692E+018" calcext:value-type="float">
            <text:p>1462341867966920000</text:p>
          </table:table-cell>
          <table:table-cell table:formula="of:=[.A1401]-[.$A$2]" office:value-type="float" office:value="69950039808" calcext:value-type="float">
            <text:p>69950039808</text:p>
          </table:table-cell>
          <table:table-cell table:formula="of:=[.B1401]/[.$B$3]" office:value-type="float" office:value="1394.25719854881" calcext:value-type="float">
            <text:p>1394</text:p>
          </table:table-cell>
          <table:table-cell office:value-type="float" office:value="0.880205512047" calcext:value-type="float">
            <text:p>0.880205512</text:p>
          </table:table-cell>
          <table:table-cell/>
          <table:table-cell office:value-type="float" office:value="1.46234186796692E+018" calcext:value-type="float">
            <text:p>1462341867966920000</text:p>
          </table:table-cell>
          <table:table-cell table:number-columns-repeated="3"/>
        </table:table-row>
        <table:table-row table:style-name="ro1">
          <table:table-cell office:value-type="float" office:value="1.46234186801695E+018" calcext:value-type="float">
            <text:p>1462341868016950000</text:p>
          </table:table-cell>
          <table:table-cell table:formula="of:=[.A1402]-[.$A$2]" office:value-type="float" office:value="70000069888" calcext:value-type="float">
            <text:p>70000069888</text:p>
          </table:table-cell>
          <table:table-cell table:formula="of:=[.B1402]/[.$B$3]" office:value-type="float" office:value="1395.25440740495" calcext:value-type="float">
            <text:p>1395</text:p>
          </table:table-cell>
          <table:table-cell office:value-type="float" office:value="0.910127520561" calcext:value-type="float">
            <text:p>0.9101275206</text:p>
          </table:table-cell>
          <table:table-cell/>
          <table:table-cell office:value-type="float" office:value="1.46234186801695E+018" calcext:value-type="float">
            <text:p>1462341868016950000</text:p>
          </table:table-cell>
          <table:table-cell table:number-columns-repeated="3"/>
        </table:table-row>
        <table:table-row table:style-name="ro1">
          <table:table-cell office:value-type="float" office:value="1.46234186806695E+018" calcext:value-type="float">
            <text:p>1462341868066950000</text:p>
          </table:table-cell>
          <table:table-cell table:formula="of:=[.A1403]-[.$A$2]" office:value-type="float" office:value="70050069760" calcext:value-type="float">
            <text:p>70050069760</text:p>
          </table:table-cell>
          <table:table-cell table:formula="of:=[.B1403]/[.$B$3]" office:value-type="float" office:value="1396.25101414962" calcext:value-type="float">
            <text:p>1396</text:p>
          </table:table-cell>
          <table:table-cell office:value-type="float" office:value="0.86524450779" calcext:value-type="float">
            <text:p>0.8652445078</text:p>
          </table:table-cell>
          <table:table-cell/>
          <table:table-cell office:value-type="float" office:value="1.46234186806695E+018" calcext:value-type="float">
            <text:p>1462341868066950000</text:p>
          </table:table-cell>
          <table:table-cell table:number-columns-repeated="3"/>
        </table:table-row>
        <table:table-row table:style-name="ro1">
          <table:table-cell office:value-type="float" office:value="1.4623418681169E+018" calcext:value-type="float">
            <text:p>1462341868116900000</text:p>
          </table:table-cell>
          <table:table-cell table:formula="of:=[.A1404]-[.$A$2]" office:value-type="float" office:value="70100019968" calcext:value-type="float">
            <text:p>70100019968</text:p>
          </table:table-cell>
          <table:table-cell table:formula="of:=[.B1404]/[.$B$3]" office:value-type="float" office:value="1397.24663098221" calcext:value-type="float">
            <text:p>1397</text:p>
          </table:table-cell>
          <table:table-cell office:value-type="float" office:value="0.935062527657" calcext:value-type="float">
            <text:p>0.9350625277</text:p>
          </table:table-cell>
          <table:table-cell/>
          <table:table-cell office:value-type="float" office:value="1.4623418681169E+018" calcext:value-type="float">
            <text:p>1462341868116900000</text:p>
          </table:table-cell>
          <table:table-cell table:number-columns-repeated="3"/>
        </table:table-row>
        <table:table-row table:style-name="ro1">
          <table:table-cell office:value-type="float" office:value="1.46234186816698E+018" calcext:value-type="float">
            <text:p>1462341868166980000</text:p>
          </table:table-cell>
          <table:table-cell table:formula="of:=[.A1405]-[.$A$2]" office:value-type="float" office:value="70150099968" calcext:value-type="float">
            <text:p>70150099968</text:p>
          </table:table-cell>
          <table:table-cell table:formula="of:=[.B1405]/[.$B$3]" office:value-type="float" office:value="1398.24483485307" calcext:value-type="float">
            <text:p>1398</text:p>
          </table:table-cell>
          <table:table-cell office:value-type="float" office:value="0.832828998566" calcext:value-type="float">
            <text:p>0.8328289986</text:p>
          </table:table-cell>
          <table:table-cell/>
          <table:table-cell office:value-type="float" office:value="1.46234186816698E+018" calcext:value-type="float">
            <text:p>1462341868166980000</text:p>
          </table:table-cell>
          <table:table-cell table:number-columns-repeated="3"/>
        </table:table-row>
        <table:table-row table:style-name="ro1">
          <table:table-cell office:value-type="float" office:value="1.46234186821714E+018" calcext:value-type="float">
            <text:p>1462341868217140000</text:p>
          </table:table-cell>
          <table:table-cell table:formula="of:=[.A1406]-[.$A$2]" office:value-type="float" office:value="70200259840" calcext:value-type="float">
            <text:p>70200259840</text:p>
          </table:table-cell>
          <table:table-cell table:formula="of:=[.B1406]/[.$B$3]" office:value-type="float" office:value="1399.24463074749" calcext:value-type="float">
            <text:p>1399</text:p>
          </table:table-cell>
          <table:table-cell office:value-type="float" office:value="0.840309500694" calcext:value-type="float">
            <text:p>0.8403095007</text:p>
          </table:table-cell>
          <table:table-cell/>
          <table:table-cell office:value-type="float" office:value="1.46234186821714E+018" calcext:value-type="float">
            <text:p>1462341868217140000</text:p>
          </table:table-cell>
          <table:table-cell table:number-columns-repeated="3"/>
        </table:table-row>
        <table:table-row table:style-name="ro1">
          <table:table-cell office:value-type="float" office:value="1.462341868267E+018" calcext:value-type="float">
            <text:p>1462341868267000000</text:p>
          </table:table-cell>
          <table:table-cell table:formula="of:=[.A1407]-[.$A$2]" office:value-type="float" office:value="70250119936" calcext:value-type="float">
            <text:p>70250119936</text:p>
          </table:table-cell>
          <table:table-cell table:formula="of:=[.B1407]/[.$B$3]" office:value-type="float" office:value="1400.23845145094" calcext:value-type="float">
            <text:p>1400</text:p>
          </table:table-cell>
          <table:table-cell office:value-type="float" office:value="0.897660017014" calcext:value-type="float">
            <text:p>0.897660017</text:p>
          </table:table-cell>
          <table:table-cell/>
          <table:table-cell office:value-type="float" office:value="1.462341868267E+018" calcext:value-type="float">
            <text:p>1462341868267000000</text:p>
          </table:table-cell>
          <table:table-cell table:number-columns-repeated="3"/>
        </table:table-row>
        <table:table-row table:style-name="ro1">
          <table:table-cell office:value-type="float" office:value="1.46234186831699E+018" calcext:value-type="float">
            <text:p>1462341868316990000</text:p>
          </table:table-cell>
          <table:table-cell table:formula="of:=[.A1408]-[.$A$2]" office:value-type="float" office:value="70300109824" calcext:value-type="float">
            <text:p>70300109824</text:p>
          </table:table-cell>
          <table:table-cell table:formula="of:=[.B1408]/[.$B$3]" office:value-type="float" office:value="1401.23485919266" calcext:value-type="float">
            <text:p>1401</text:p>
          </table:table-cell>
          <table:table-cell office:value-type="float" office:value="0.832828998566" calcext:value-type="float">
            <text:p>0.8328289986</text:p>
          </table:table-cell>
          <table:table-cell/>
          <table:table-cell office:value-type="float" office:value="1.46234186831699E+018" calcext:value-type="float">
            <text:p>1462341868316990000</text:p>
          </table:table-cell>
          <table:table-cell table:number-columns-repeated="3"/>
        </table:table-row>
        <table:table-row table:style-name="ro1">
          <table:table-cell office:value-type="float" office:value="1.46234186836691E+018" calcext:value-type="float">
            <text:p>1462341868366910000</text:p>
          </table:table-cell>
          <table:table-cell table:formula="of:=[.A1409]-[.$A$2]" office:value-type="float" office:value="70350029824" calcext:value-type="float">
            <text:p>70350029824</text:p>
          </table:table-cell>
          <table:table-cell table:formula="of:=[.B1409]/[.$B$3]" office:value-type="float" office:value="1402.22987391378" calcext:value-type="float">
            <text:p>1402</text:p>
          </table:table-cell>
          <table:table-cell office:value-type="float" office:value="0.820361495018" calcext:value-type="float">
            <text:p>0.820361495</text:p>
          </table:table-cell>
          <table:table-cell/>
          <table:table-cell office:value-type="float" office:value="1.46234186836691E+018" calcext:value-type="float">
            <text:p>1462341868366910000</text:p>
          </table:table-cell>
          <table:table-cell table:number-columns-repeated="3"/>
        </table:table-row>
        <table:table-row table:style-name="ro1">
          <table:table-cell office:value-type="float" office:value="1.46234186841696E+018" calcext:value-type="float">
            <text:p>1462341868416960000</text:p>
          </table:table-cell>
          <table:table-cell table:formula="of:=[.A1410]-[.$A$2]" office:value-type="float" office:value="70400079872" calcext:value-type="float">
            <text:p>70400079872</text:p>
          </table:table-cell>
          <table:table-cell table:formula="of:=[.B1410]/[.$B$3]" office:value-type="float" office:value="1403.22748077581" calcext:value-type="float">
            <text:p>1403</text:p>
          </table:table-cell>
          <table:table-cell office:value-type="float" office:value="0.867738008499" calcext:value-type="float">
            <text:p>0.8677380085</text:p>
          </table:table-cell>
          <table:table-cell/>
          <table:table-cell office:value-type="float" office:value="1.46234186841696E+018" calcext:value-type="float">
            <text:p>1462341868416960000</text:p>
          </table:table-cell>
          <table:table-cell table:number-columns-repeated="3"/>
        </table:table-row>
        <table:table-row table:style-name="ro1">
          <table:table-cell office:value-type="float" office:value="1.46234186846706E+018" calcext:value-type="float">
            <text:p>1462341868467060000</text:p>
          </table:table-cell>
          <table:table-cell table:formula="of:=[.A1411]-[.$A$2]" office:value-type="float" office:value="70450179840" calcext:value-type="float">
            <text:p>70450179840</text:p>
          </table:table-cell>
          <table:table-cell table:formula="of:=[.B1411]/[.$B$3]" office:value-type="float" office:value="1404.22608265256" calcext:value-type="float">
            <text:p>1404</text:p>
          </table:table-cell>
          <table:table-cell office:value-type="float" office:value="0.847790002823" calcext:value-type="float">
            <text:p>0.8477900028</text:p>
          </table:table-cell>
          <table:table-cell/>
          <table:table-cell office:value-type="float" office:value="1.46234186846706E+018" calcext:value-type="float">
            <text:p>1462341868467060000</text:p>
          </table:table-cell>
          <table:table-cell table:number-columns-repeated="3"/>
        </table:table-row>
        <table:table-row table:style-name="ro1">
          <table:table-cell office:value-type="float" office:value="1.46234186851691E+018" calcext:value-type="float">
            <text:p>1462341868516910000</text:p>
          </table:table-cell>
          <table:table-cell table:formula="of:=[.A1412]-[.$A$2]" office:value-type="float" office:value="70500029952" calcext:value-type="float">
            <text:p>70500029952</text:p>
          </table:table-cell>
          <table:table-cell table:formula="of:=[.B1412]/[.$B$3]" office:value-type="float" office:value="1405.21970435306" calcext:value-type="float">
            <text:p>1405</text:p>
          </table:table-cell>
          <table:table-cell office:value-type="float" office:value="0.817867994308" calcext:value-type="float">
            <text:p>0.8178679943</text:p>
          </table:table-cell>
          <table:table-cell/>
          <table:table-cell office:value-type="float" office:value="1.46234186851691E+018" calcext:value-type="float">
            <text:p>1462341868516910000</text:p>
          </table:table-cell>
          <table:table-cell table:number-columns-repeated="3"/>
        </table:table-row>
        <table:table-row table:style-name="ro1">
          <table:table-cell office:value-type="float" office:value="1.46234186856697E+018" calcext:value-type="float">
            <text:p>1462341868566970000</text:p>
          </table:table-cell>
          <table:table-cell table:formula="of:=[.A1413]-[.$A$2]" office:value-type="float" office:value="70550089984" calcext:value-type="float">
            <text:p>70550089984</text:p>
          </table:table-cell>
          <table:table-cell table:formula="of:=[.B1413]/[.$B$3]" office:value-type="float" office:value="1406.21751021804" calcext:value-type="float">
            <text:p>1406</text:p>
          </table:table-cell>
          <table:table-cell office:value-type="float" office:value="0.852777004242" calcext:value-type="float">
            <text:p>0.8527770042</text:p>
          </table:table-cell>
          <table:table-cell/>
          <table:table-cell office:value-type="float" office:value="1.46234186856697E+018" calcext:value-type="float">
            <text:p>1462341868566970000</text:p>
          </table:table-cell>
          <table:table-cell table:number-columns-repeated="3"/>
        </table:table-row>
        <table:table-row table:style-name="ro1">
          <table:table-cell office:value-type="float" office:value="1.46234186861697E+018" calcext:value-type="float">
            <text:p>1462341868616970000</text:p>
          </table:table-cell>
          <table:table-cell table:formula="of:=[.A1414]-[.$A$2]" office:value-type="float" office:value="70600089856" calcext:value-type="float">
            <text:p>70600089856</text:p>
          </table:table-cell>
          <table:table-cell table:formula="of:=[.B1414]/[.$B$3]" office:value-type="float" office:value="1407.2141169627" calcext:value-type="float">
            <text:p>1407</text:p>
          </table:table-cell>
          <table:table-cell office:value-type="float" office:value="0.81038749218" calcext:value-type="float">
            <text:p>0.8103874922</text:p>
          </table:table-cell>
          <table:table-cell/>
          <table:table-cell office:value-type="float" office:value="1.46234186861697E+018" calcext:value-type="float">
            <text:p>1462341868616970000</text:p>
          </table:table-cell>
          <table:table-cell table:number-columns-repeated="3"/>
        </table:table-row>
        <table:table-row table:style-name="ro1">
          <table:table-cell office:value-type="float" office:value="1.46234186866701E+018" calcext:value-type="float">
            <text:p>1462341868667010000</text:p>
          </table:table-cell>
          <table:table-cell table:formula="of:=[.A1415]-[.$A$2]" office:value-type="float" office:value="70650129920" calcext:value-type="float">
            <text:p>70650129920</text:p>
          </table:table-cell>
          <table:table-cell table:formula="of:=[.B1415]/[.$B$3]" office:value-type="float" office:value="1408.21152482179" calcext:value-type="float">
            <text:p>1408</text:p>
          </table:table-cell>
          <table:table-cell office:value-type="float" office:value="0.790439486504" calcext:value-type="float">
            <text:p>0.7904394865</text:p>
          </table:table-cell>
          <table:table-cell/>
          <table:table-cell office:value-type="float" office:value="1.46234186866701E+018" calcext:value-type="float">
            <text:p>1462341868667010000</text:p>
          </table:table-cell>
          <table:table-cell table:number-columns-repeated="3"/>
        </table:table-row>
        <table:table-row table:style-name="ro1">
          <table:table-cell office:value-type="float" office:value="1.46234186871693E+018" calcext:value-type="float">
            <text:p>1462341868716930000</text:p>
          </table:table-cell>
          <table:table-cell table:formula="of:=[.A1416]-[.$A$2]" office:value-type="float" office:value="70700049920" calcext:value-type="float">
            <text:p>70700049920</text:p>
          </table:table-cell>
          <table:table-cell table:formula="of:=[.B1416]/[.$B$3]" office:value-type="float" office:value="1409.20653954291" calcext:value-type="float">
            <text:p>1409</text:p>
          </table:table-cell>
          <table:table-cell office:value-type="float" office:value="0.890179514885" calcext:value-type="float">
            <text:p>0.8901795149</text:p>
          </table:table-cell>
          <table:table-cell/>
          <table:table-cell office:value-type="float" office:value="1.46234186871693E+018" calcext:value-type="float">
            <text:p>1462341868716930000</text:p>
          </table:table-cell>
          <table:table-cell table:number-columns-repeated="3"/>
        </table:table-row>
        <table:table-row table:style-name="ro1">
          <table:table-cell office:value-type="float" office:value="1.46234186876694E+018" calcext:value-type="float">
            <text:p>1462341868766940000</text:p>
          </table:table-cell>
          <table:table-cell table:formula="of:=[.A1417]-[.$A$2]" office:value-type="float" office:value="70750060032" calcext:value-type="float">
            <text:p>70750060032</text:p>
          </table:table-cell>
          <table:table-cell table:formula="of:=[.B1417]/[.$B$3]" office:value-type="float" office:value="1410.20335039316" calcext:value-type="float">
            <text:p>1410</text:p>
          </table:table-cell>
          <table:table-cell office:value-type="float" office:value="0.867738008499" calcext:value-type="float">
            <text:p>0.8677380085</text:p>
          </table:table-cell>
          <table:table-cell/>
          <table:table-cell office:value-type="float" office:value="1.46234186876694E+018" calcext:value-type="float">
            <text:p>1462341868766940000</text:p>
          </table:table-cell>
          <table:table-cell table:number-columns-repeated="3"/>
        </table:table-row>
        <table:table-row table:style-name="ro1">
          <table:table-cell office:value-type="float" office:value="1.46234186881702E+018" calcext:value-type="float">
            <text:p>1462341868817020000</text:p>
          </table:table-cell>
          <table:table-cell table:formula="of:=[.A1418]-[.$A$2]" office:value-type="float" office:value="70800139776" calcext:value-type="float">
            <text:p>70800139776</text:p>
          </table:table-cell>
          <table:table-cell table:formula="of:=[.B1418]/[.$B$3]" office:value-type="float" office:value="1411.20154916138" calcext:value-type="float">
            <text:p>1411</text:p>
          </table:table-cell>
          <table:table-cell office:value-type="float" office:value="0.857764005661" calcext:value-type="float">
            <text:p>0.8577640057</text:p>
          </table:table-cell>
          <table:table-cell/>
          <table:table-cell office:value-type="float" office:value="1.46234186881702E+018" calcext:value-type="float">
            <text:p>1462341868817020000</text:p>
          </table:table-cell>
          <table:table-cell table:number-columns-repeated="3"/>
        </table:table-row>
        <table:table-row table:style-name="ro1">
          <table:table-cell office:value-type="float" office:value="1.46234186886694E+018" calcext:value-type="float">
            <text:p>1462341868866940000</text:p>
          </table:table-cell>
          <table:table-cell table:formula="of:=[.A1419]-[.$A$2]" office:value-type="float" office:value="70850060032" calcext:value-type="float">
            <text:p>70850060032</text:p>
          </table:table-cell>
          <table:table-cell table:formula="of:=[.B1419]/[.$B$3]" office:value-type="float" office:value="1412.19656898514" calcext:value-type="float">
            <text:p>1412</text:p>
          </table:table-cell>
          <table:table-cell office:value-type="float" office:value="0.842803001404" calcext:value-type="float">
            <text:p>0.8428030014</text:p>
          </table:table-cell>
          <table:table-cell/>
          <table:table-cell office:value-type="float" office:value="1.46234186886694E+018" calcext:value-type="float">
            <text:p>1462341868866940000</text:p>
          </table:table-cell>
          <table:table-cell table:number-columns-repeated="3"/>
        </table:table-row>
        <table:table-row table:style-name="ro1">
          <table:table-cell office:value-type="float" office:value="1.46234186891689E+018" calcext:value-type="float">
            <text:p>1462341868916890000</text:p>
          </table:table-cell>
          <table:table-cell table:formula="of:=[.A1420]-[.$A$2]" office:value-type="float" office:value="70900009728" calcext:value-type="float">
            <text:p>70900009728</text:p>
          </table:table-cell>
          <table:table-cell table:formula="of:=[.B1420]/[.$B$3]" office:value-type="float" office:value="1413.19217561244" calcext:value-type="float">
            <text:p>1413</text:p>
          </table:table-cell>
          <table:table-cell office:value-type="float" office:value="0.852777004242" calcext:value-type="float">
            <text:p>0.8527770042</text:p>
          </table:table-cell>
          <table:table-cell/>
          <table:table-cell office:value-type="float" office:value="1.46234186891689E+018" calcext:value-type="float">
            <text:p>1462341868916890000</text:p>
          </table:table-cell>
          <table:table-cell table:number-columns-repeated="3"/>
        </table:table-row>
        <table:table-row table:style-name="ro1">
          <table:table-cell office:value-type="float" office:value="1.46234186896688E+018" calcext:value-type="float">
            <text:p>1462341868966880000</text:p>
          </table:table-cell>
          <table:table-cell table:formula="of:=[.A1421]-[.$A$2]" office:value-type="float" office:value="70949999872" calcext:value-type="float">
            <text:p>70949999872</text:p>
          </table:table-cell>
          <table:table-cell table:formula="of:=[.B1421]/[.$B$3]" office:value-type="float" office:value="1414.18858845681" calcext:value-type="float">
            <text:p>1414</text:p>
          </table:table-cell>
          <table:table-cell office:value-type="float" office:value="0.827841997147" calcext:value-type="float">
            <text:p>0.8278419971</text:p>
          </table:table-cell>
          <table:table-cell/>
          <table:table-cell office:value-type="float" office:value="1.46234186896688E+018" calcext:value-type="float">
            <text:p>1462341868966880000</text:p>
          </table:table-cell>
          <table:table-cell table:number-columns-repeated="3"/>
        </table:table-row>
        <table:table-row table:style-name="ro1">
          <table:table-cell office:value-type="float" office:value="1.46234186901698E+018" calcext:value-type="float">
            <text:p>1462341869016980000</text:p>
          </table:table-cell>
          <table:table-cell table:formula="of:=[.A1422]-[.$A$2]" office:value-type="float" office:value="71000099840" calcext:value-type="float">
            <text:p>71000099840</text:p>
          </table:table-cell>
          <table:table-cell table:formula="of:=[.B1422]/[.$B$3]" office:value-type="float" office:value="1415.18719033356" calcext:value-type="float">
            <text:p>1415</text:p>
          </table:table-cell>
          <table:table-cell office:value-type="float" office:value="1.26420450211" calcext:value-type="float">
            <text:p>1.2642045021</text:p>
          </table:table-cell>
          <table:table-cell/>
          <table:table-cell office:value-type="float" office:value="1.46234186901698E+018" calcext:value-type="float">
            <text:p>1462341869016980000</text:p>
          </table:table-cell>
          <table:table-cell table:number-columns-repeated="3"/>
        </table:table-row>
        <table:table-row table:style-name="ro1">
          <table:table-cell office:value-type="float" office:value="1.46234186906691E+018" calcext:value-type="float">
            <text:p>1462341869066910000</text:p>
          </table:table-cell>
          <table:table-cell table:formula="of:=[.A1423]-[.$A$2]" office:value-type="float" office:value="71050029824" calcext:value-type="float">
            <text:p>71050029824</text:p>
          </table:table-cell>
          <table:table-cell table:formula="of:=[.B1423]/[.$B$3]" office:value-type="float" office:value="1416.18240405762" calcext:value-type="float">
            <text:p>1416</text:p>
          </table:table-cell>
          <table:table-cell office:value-type="float" office:value="0.860257506371" calcext:value-type="float">
            <text:p>0.8602575064</text:p>
          </table:table-cell>
          <table:table-cell/>
          <table:table-cell office:value-type="float" office:value="1.46234186906691E+018" calcext:value-type="float">
            <text:p>1462341869066910000</text:p>
          </table:table-cell>
          <table:table-cell table:number-columns-repeated="3"/>
        </table:table-row>
        <table:table-row table:style-name="ro1">
          <table:table-cell office:value-type="float" office:value="1.46234186911692E+018" calcext:value-type="float">
            <text:p>1462341869116920000</text:p>
          </table:table-cell>
          <table:table-cell table:formula="of:=[.A1424]-[.$A$2]" office:value-type="float" office:value="71100039936" calcext:value-type="float">
            <text:p>71100039936</text:p>
          </table:table-cell>
          <table:table-cell table:formula="of:=[.B1424]/[.$B$3]" office:value-type="float" office:value="1417.17921490787" calcext:value-type="float">
            <text:p>1417</text:p>
          </table:table-cell>
          <table:table-cell office:value-type="float" office:value="0.890179514885" calcext:value-type="float">
            <text:p>0.8901795149</text:p>
          </table:table-cell>
          <table:table-cell/>
          <table:table-cell office:value-type="float" office:value="1.46234186911692E+018" calcext:value-type="float">
            <text:p>1462341869116920000</text:p>
          </table:table-cell>
          <table:table-cell table:number-columns-repeated="3"/>
        </table:table-row>
        <table:table-row table:style-name="ro1">
          <table:table-cell office:value-type="float" office:value="1.46234186916693E+018" calcext:value-type="float">
            <text:p>1462341869166930000</text:p>
          </table:table-cell>
          <table:table-cell table:formula="of:=[.A1425]-[.$A$2]" office:value-type="float" office:value="71150049792" calcext:value-type="float">
            <text:p>71150049792</text:p>
          </table:table-cell>
          <table:table-cell table:formula="of:=[.B1425]/[.$B$3]" office:value-type="float" office:value="1418.17602065549" calcext:value-type="float">
            <text:p>1418</text:p>
          </table:table-cell>
          <table:table-cell office:value-type="float" office:value="0.947530031204" calcext:value-type="float">
            <text:p>0.9475300312</text:p>
          </table:table-cell>
          <table:table-cell/>
          <table:table-cell office:value-type="float" office:value="1.46234186916693E+018" calcext:value-type="float">
            <text:p>1462341869166930000</text:p>
          </table:table-cell>
          <table:table-cell table:number-columns-repeated="3"/>
        </table:table-row>
        <table:table-row table:style-name="ro1">
          <table:table-cell office:value-type="float" office:value="1.46234186921706E+018" calcext:value-type="float">
            <text:p>1462341869217060000</text:p>
          </table:table-cell>
          <table:table-cell table:formula="of:=[.A1426]-[.$A$2]" office:value-type="float" office:value="71200179968" calcext:value-type="float">
            <text:p>71200179968</text:p>
          </table:table-cell>
          <table:table-cell table:formula="of:=[.B1426]/[.$B$3]" office:value-type="float" office:value="1419.17522464371" calcext:value-type="float">
            <text:p>1419</text:p>
          </table:table-cell>
          <table:table-cell office:value-type="float" office:value="0.860257506371" calcext:value-type="float">
            <text:p>0.8602575064</text:p>
          </table:table-cell>
          <table:table-cell/>
          <table:table-cell office:value-type="float" office:value="1.46234186921706E+018" calcext:value-type="float">
            <text:p>1462341869217060000</text:p>
          </table:table-cell>
          <table:table-cell table:number-columns-repeated="3"/>
        </table:table-row>
        <table:table-row table:style-name="ro1">
          <table:table-cell office:value-type="float" office:value="1.46234186926709E+018" calcext:value-type="float">
            <text:p>1462341869267090000</text:p>
          </table:table-cell>
          <table:table-cell table:formula="of:=[.A1427]-[.$A$2]" office:value-type="float" office:value="71250209792" calcext:value-type="float">
            <text:p>71250209792</text:p>
          </table:table-cell>
          <table:table-cell table:formula="of:=[.B1427]/[.$B$3]" office:value-type="float" office:value="1420.17242839721" calcext:value-type="float">
            <text:p>1420</text:p>
          </table:table-cell>
          <table:table-cell office:value-type="float" office:value="0.984932482243" calcext:value-type="float">
            <text:p>0.9849324822</text:p>
          </table:table-cell>
          <table:table-cell/>
          <table:table-cell office:value-type="float" office:value="1.46234186926709E+018" calcext:value-type="float">
            <text:p>1462341869267090000</text:p>
          </table:table-cell>
          <table:table-cell table:number-columns-repeated="3"/>
        </table:table-row>
        <table:table-row table:style-name="ro1">
          <table:table-cell office:value-type="float" office:value="1.46234186931692E+018" calcext:value-type="float">
            <text:p>1462341869316920000</text:p>
          </table:table-cell>
          <table:table-cell table:formula="of:=[.A1428]-[.$A$2]" office:value-type="float" office:value="71300039936" calcext:value-type="float">
            <text:p>71300039936</text:p>
          </table:table-cell>
          <table:table-cell table:formula="of:=[.B1428]/[.$B$3]" office:value-type="float" office:value="1421.16565209183" calcext:value-type="float">
            <text:p>1421</text:p>
          </table:table-cell>
          <table:table-cell office:value-type="float" office:value="0.867738008499" calcext:value-type="float">
            <text:p>0.8677380085</text:p>
          </table:table-cell>
          <table:table-cell/>
          <table:table-cell office:value-type="float" office:value="1.46234186931692E+018" calcext:value-type="float">
            <text:p>1462341869316920000</text:p>
          </table:table-cell>
          <table:table-cell table:number-columns-repeated="3"/>
        </table:table-row>
        <table:table-row table:style-name="ro1">
          <table:table-cell office:value-type="float" office:value="1.46234186936693E+018" calcext:value-type="float">
            <text:p>1462341869366930000</text:p>
          </table:table-cell>
          <table:table-cell table:formula="of:=[.A1429]-[.$A$2]" office:value-type="float" office:value="71350049792" calcext:value-type="float">
            <text:p>71350049792</text:p>
          </table:table-cell>
          <table:table-cell table:formula="of:=[.B1429]/[.$B$3]" office:value-type="float" office:value="1422.16245783944" calcext:value-type="float">
            <text:p>1422</text:p>
          </table:table-cell>
          <table:table-cell office:value-type="float" office:value="0.820361495018" calcext:value-type="float">
            <text:p>0.820361495</text:p>
          </table:table-cell>
          <table:table-cell/>
          <table:table-cell office:value-type="float" office:value="1.46234186936693E+018" calcext:value-type="float">
            <text:p>1462341869366930000</text:p>
          </table:table-cell>
          <table:table-cell table:number-columns-repeated="3"/>
        </table:table-row>
        <table:table-row table:style-name="ro1">
          <table:table-cell office:value-type="float" office:value="1.46234186941699E+018" calcext:value-type="float">
            <text:p>1462341869416990000</text:p>
          </table:table-cell>
          <table:table-cell table:formula="of:=[.A1430]-[.$A$2]" office:value-type="float" office:value="71400109824" calcext:value-type="float">
            <text:p>71400109824</text:p>
          </table:table-cell>
          <table:table-cell table:formula="of:=[.B1430]/[.$B$3]" office:value-type="float" office:value="1423.16026370441" calcext:value-type="float">
            <text:p>1423</text:p>
          </table:table-cell>
          <table:table-cell office:value-type="float" office:value="0.832828998566" calcext:value-type="float">
            <text:p>0.8328289986</text:p>
          </table:table-cell>
          <table:table-cell/>
          <table:table-cell office:value-type="float" office:value="1.46234186941699E+018" calcext:value-type="float">
            <text:p>1462341869416990000</text:p>
          </table:table-cell>
          <table:table-cell table:number-columns-repeated="3"/>
        </table:table-row>
        <table:table-row table:style-name="ro1">
          <table:table-cell office:value-type="float" office:value="1.46234186946696E+018" calcext:value-type="float">
            <text:p>1462341869466960000</text:p>
          </table:table-cell>
          <table:table-cell table:formula="of:=[.A1431]-[.$A$2]" office:value-type="float" office:value="71450080000" calcext:value-type="float">
            <text:p>71450080000</text:p>
          </table:table-cell>
          <table:table-cell table:formula="of:=[.B1431]/[.$B$3]" office:value-type="float" office:value="1424.15627854289" calcext:value-type="float">
            <text:p>1424</text:p>
          </table:table-cell>
          <table:table-cell office:value-type="float" office:value="0.835322499275" calcext:value-type="float">
            <text:p>0.8353224993</text:p>
          </table:table-cell>
          <table:table-cell/>
          <table:table-cell office:value-type="float" office:value="1.46234186946696E+018" calcext:value-type="float">
            <text:p>1462341869466960000</text:p>
          </table:table-cell>
          <table:table-cell table:number-columns-repeated="3"/>
        </table:table-row>
        <table:table-row table:style-name="ro1">
          <table:table-cell office:value-type="float" office:value="1.46234186951692E+018" calcext:value-type="float">
            <text:p>1462341869516920000</text:p>
          </table:table-cell>
          <table:table-cell table:formula="of:=[.A1432]-[.$A$2]" office:value-type="float" office:value="71500039936" calcext:value-type="float">
            <text:p>71500039936</text:p>
          </table:table-cell>
          <table:table-cell table:formula="of:=[.B1432]/[.$B$3]" office:value-type="float" office:value="1425.15208927578" calcext:value-type="float">
            <text:p>1425</text:p>
          </table:table-cell>
          <table:table-cell office:value-type="float" office:value="0.822854995728" calcext:value-type="float">
            <text:p>0.8228549957</text:p>
          </table:table-cell>
          <table:table-cell/>
          <table:table-cell office:value-type="float" office:value="1.46234186951692E+018" calcext:value-type="float">
            <text:p>1462341869516920000</text:p>
          </table:table-cell>
          <table:table-cell table:number-columns-repeated="3"/>
        </table:table-row>
        <table:table-row table:style-name="ro1">
          <table:table-cell office:value-type="float" office:value="1.4623418695669E+018" calcext:value-type="float">
            <text:p>1462341869566900000</text:p>
          </table:table-cell>
          <table:table-cell table:formula="of:=[.A1433]-[.$A$2]" office:value-type="float" office:value="71550019840" calcext:value-type="float">
            <text:p>71550019840</text:p>
          </table:table-cell>
          <table:table-cell table:formula="of:=[.B1433]/[.$B$3]" office:value-type="float" office:value="1426.14829801456" calcext:value-type="float">
            <text:p>1426</text:p>
          </table:table-cell>
          <table:table-cell office:value-type="float" office:value="0.850283503532" calcext:value-type="float">
            <text:p>0.8502835035</text:p>
          </table:table-cell>
          <table:table-cell/>
          <table:table-cell office:value-type="float" office:value="1.4623418695669E+018" calcext:value-type="float">
            <text:p>1462341869566900000</text:p>
          </table:table-cell>
          <table:table-cell table:number-columns-repeated="3"/>
        </table:table-row>
        <table:table-row table:style-name="ro1">
          <table:table-cell office:value-type="float" office:value="1.46234186961701E+018" calcext:value-type="float">
            <text:p>1462341869617010000</text:p>
          </table:table-cell>
          <table:table-cell table:formula="of:=[.A1434]-[.$A$2]" office:value-type="float" office:value="71600130048" calcext:value-type="float">
            <text:p>71600130048</text:p>
          </table:table-cell>
          <table:table-cell table:formula="of:=[.B1434]/[.$B$3]" office:value-type="float" office:value="1427.1471039969" calcext:value-type="float">
            <text:p>1427</text:p>
          </table:table-cell>
          <table:table-cell office:value-type="float" office:value="0.812880992889" calcext:value-type="float">
            <text:p>0.8128809929</text:p>
          </table:table-cell>
          <table:table-cell/>
          <table:table-cell office:value-type="float" office:value="1.46234186961701E+018" calcext:value-type="float">
            <text:p>1462341869617010000</text:p>
          </table:table-cell>
          <table:table-cell table:number-columns-repeated="3"/>
        </table:table-row>
        <table:table-row table:style-name="ro1">
          <table:table-cell office:value-type="float" office:value="1.46234186966694E+018" calcext:value-type="float">
            <text:p>1462341869666940000</text:p>
          </table:table-cell>
          <table:table-cell table:formula="of:=[.A1435]-[.$A$2]" office:value-type="float" office:value="71650060032" calcext:value-type="float">
            <text:p>71650060032</text:p>
          </table:table-cell>
          <table:table-cell table:formula="of:=[.B1435]/[.$B$3]" office:value-type="float" office:value="1428.14231772096" calcext:value-type="float">
            <text:p>1428</text:p>
          </table:table-cell>
          <table:table-cell office:value-type="float" office:value="0.805400490761" calcext:value-type="float">
            <text:p>0.8054004908</text:p>
          </table:table-cell>
          <table:table-cell/>
          <table:table-cell office:value-type="float" office:value="1.46234186966694E+018" calcext:value-type="float">
            <text:p>1462341869666940000</text:p>
          </table:table-cell>
          <table:table-cell table:number-columns-repeated="3"/>
        </table:table-row>
        <table:table-row table:style-name="ro1">
          <table:table-cell office:value-type="float" office:value="1.46234186971693E+018" calcext:value-type="float">
            <text:p>1462341869716930000</text:p>
          </table:table-cell>
          <table:table-cell table:formula="of:=[.A1436]-[.$A$2]" office:value-type="float" office:value="71700049920" calcext:value-type="float">
            <text:p>71700049920</text:p>
          </table:table-cell>
          <table:table-cell table:formula="of:=[.B1436]/[.$B$3]" office:value-type="float" office:value="1429.13872546268" calcext:value-type="float">
            <text:p>1429</text:p>
          </table:table-cell>
          <table:table-cell office:value-type="float" office:value="0.820361495018" calcext:value-type="float">
            <text:p>0.820361495</text:p>
          </table:table-cell>
          <table:table-cell/>
          <table:table-cell office:value-type="float" office:value="1.46234186971693E+018" calcext:value-type="float">
            <text:p>1462341869716930000</text:p>
          </table:table-cell>
          <table:table-cell table:number-columns-repeated="3"/>
        </table:table-row>
        <table:table-row table:style-name="ro1">
          <table:table-cell office:value-type="float" office:value="1.46234186976701E+018" calcext:value-type="float">
            <text:p>1462341869767010000</text:p>
          </table:table-cell>
          <table:table-cell table:formula="of:=[.A1437]-[.$A$2]" office:value-type="float" office:value="71750129664" calcext:value-type="float">
            <text:p>71750129664</text:p>
          </table:table-cell>
          <table:table-cell table:formula="of:=[.B1437]/[.$B$3]" office:value-type="float" office:value="1430.1369242309" calcext:value-type="float">
            <text:p>1430</text:p>
          </table:table-cell>
          <table:table-cell office:value-type="float" office:value="0.81038749218" calcext:value-type="float">
            <text:p>0.8103874922</text:p>
          </table:table-cell>
          <table:table-cell/>
          <table:table-cell office:value-type="float" office:value="1.46234186976701E+018" calcext:value-type="float">
            <text:p>1462341869767010000</text:p>
          </table:table-cell>
          <table:table-cell table:number-columns-repeated="3"/>
        </table:table-row>
        <table:table-row table:style-name="ro1">
          <table:table-cell office:value-type="float" office:value="1.4623418698169E+018" calcext:value-type="float">
            <text:p>1462341869816900000</text:p>
          </table:table-cell>
          <table:table-cell table:formula="of:=[.A1438]-[.$A$2]" office:value-type="float" office:value="71800019712" calcext:value-type="float">
            <text:p>71800019712</text:p>
          </table:table-cell>
          <table:table-cell table:formula="of:=[.B1438]/[.$B$3]" office:value-type="float" office:value="1431.13134194319" calcext:value-type="float">
            <text:p>1431</text:p>
          </table:table-cell>
          <table:table-cell office:value-type="float" office:value="0.86524450779" calcext:value-type="float">
            <text:p>0.8652445078</text:p>
          </table:table-cell>
          <table:table-cell/>
          <table:table-cell office:value-type="float" office:value="1.4623418698169E+018" calcext:value-type="float">
            <text:p>1462341869816900000</text:p>
          </table:table-cell>
          <table:table-cell table:number-columns-repeated="3"/>
        </table:table-row>
        <table:table-row table:style-name="ro1">
          <table:table-cell office:value-type="float" office:value="1.46234186986691E+018" calcext:value-type="float">
            <text:p>1462341869866910000</text:p>
          </table:table-cell>
          <table:table-cell table:formula="of:=[.A1439]-[.$A$2]" office:value-type="float" office:value="71850029824" calcext:value-type="float">
            <text:p>71850029824</text:p>
          </table:table-cell>
          <table:table-cell table:formula="of:=[.B1439]/[.$B$3]" office:value-type="float" office:value="1432.12815279344" calcext:value-type="float">
            <text:p>1432</text:p>
          </table:table-cell>
          <table:table-cell office:value-type="float" office:value="0.802906990051" calcext:value-type="float">
            <text:p>0.8029069901</text:p>
          </table:table-cell>
          <table:table-cell/>
          <table:table-cell office:value-type="float" office:value="1.46234186986691E+018" calcext:value-type="float">
            <text:p>1462341869866910000</text:p>
          </table:table-cell>
          <table:table-cell table:number-columns-repeated="3"/>
        </table:table-row>
        <table:table-row table:style-name="ro1">
          <table:table-cell office:value-type="float" office:value="1.46234186991689E+018" calcext:value-type="float">
            <text:p>1462341869916890000</text:p>
          </table:table-cell>
          <table:table-cell table:formula="of:=[.A1440]-[.$A$2]" office:value-type="float" office:value="71900009728" calcext:value-type="float">
            <text:p>71900009728</text:p>
          </table:table-cell>
          <table:table-cell table:formula="of:=[.B1440]/[.$B$3]" office:value-type="float" office:value="1433.12436153222" calcext:value-type="float">
            <text:p>1433</text:p>
          </table:table-cell>
          <table:table-cell office:value-type="float" office:value="0.770491480827" calcext:value-type="float">
            <text:p>0.7704914808</text:p>
          </table:table-cell>
          <table:table-cell/>
          <table:table-cell office:value-type="float" office:value="1.46234186991689E+018" calcext:value-type="float">
            <text:p>1462341869916890000</text:p>
          </table:table-cell>
          <table:table-cell table:number-columns-repeated="3"/>
        </table:table-row>
        <table:table-row table:style-name="ro1">
          <table:table-cell office:value-type="float" office:value="1.46234186996692E+018" calcext:value-type="float">
            <text:p>1462341869966920000</text:p>
          </table:table-cell>
          <table:table-cell table:formula="of:=[.A1441]-[.$A$2]" office:value-type="float" office:value="71950039808" calcext:value-type="float">
            <text:p>71950039808</text:p>
          </table:table-cell>
          <table:table-cell table:formula="of:=[.B1441]/[.$B$3]" office:value-type="float" office:value="1434.12157038836" calcext:value-type="float">
            <text:p>1434</text:p>
          </table:table-cell>
          <table:table-cell office:value-type="float" office:value="0.812880992889" calcext:value-type="float">
            <text:p>0.8128809929</text:p>
          </table:table-cell>
          <table:table-cell/>
          <table:table-cell office:value-type="float" office:value="1.46234186996692E+018" calcext:value-type="float">
            <text:p>1462341869966920000</text:p>
          </table:table-cell>
          <table:table-cell table:number-columns-repeated="3"/>
        </table:table-row>
        <table:table-row table:style-name="ro1">
          <table:table-cell office:value-type="float" office:value="1.46234187001705E+018" calcext:value-type="float">
            <text:p>1462341870017050000</text:p>
          </table:table-cell>
          <table:table-cell table:formula="of:=[.A1442]-[.$A$2]" office:value-type="float" office:value="72000169984" calcext:value-type="float">
            <text:p>72000169984</text:p>
          </table:table-cell>
          <table:table-cell table:formula="of:=[.B1442]/[.$B$3]" office:value-type="float" office:value="1435.12077437658" calcext:value-type="float">
            <text:p>1435</text:p>
          </table:table-cell>
          <table:table-cell office:value-type="float" office:value="0.827841997147" calcext:value-type="float">
            <text:p>0.8278419971</text:p>
          </table:table-cell>
          <table:table-cell/>
          <table:table-cell office:value-type="float" office:value="1.46234187001705E+018" calcext:value-type="float">
            <text:p>1462341870017050000</text:p>
          </table:table-cell>
          <table:table-cell table:number-columns-repeated="3"/>
        </table:table-row>
        <table:table-row table:style-name="ro1">
          <table:table-cell office:value-type="float" office:value="1.46234187006703E+018" calcext:value-type="float">
            <text:p>1462341870067030000</text:p>
          </table:table-cell>
          <table:table-cell table:formula="of:=[.A1443]-[.$A$2]" office:value-type="float" office:value="72050149632" calcext:value-type="float">
            <text:p>72050149632</text:p>
          </table:table-cell>
          <table:table-cell table:formula="of:=[.B1443]/[.$B$3]" office:value-type="float" office:value="1436.11697801273" calcext:value-type="float">
            <text:p>1436</text:p>
          </table:table-cell>
          <table:table-cell office:value-type="float" office:value="0.780465483665" calcext:value-type="float">
            <text:p>0.7804654837</text:p>
          </table:table-cell>
          <table:table-cell/>
          <table:table-cell office:value-type="float" office:value="1.46234187006703E+018" calcext:value-type="float">
            <text:p>1462341870067030000</text:p>
          </table:table-cell>
          <table:table-cell table:number-columns-repeated="3"/>
        </table:table-row>
        <table:table-row table:style-name="ro1">
          <table:table-cell office:value-type="float" office:value="1.46234187011695E+018" calcext:value-type="float">
            <text:p>1462341870116950000</text:p>
          </table:table-cell>
          <table:table-cell table:formula="of:=[.A1444]-[.$A$2]" office:value-type="float" office:value="72100069888" calcext:value-type="float">
            <text:p>72100069888</text:p>
          </table:table-cell>
          <table:table-cell table:formula="of:=[.B1444]/[.$B$3]" office:value-type="float" office:value="1437.11199783648" calcext:value-type="float">
            <text:p>1437</text:p>
          </table:table-cell>
          <table:table-cell office:value-type="float" office:value="0.840309500694" calcext:value-type="float">
            <text:p>0.8403095007</text:p>
          </table:table-cell>
          <table:table-cell/>
          <table:table-cell office:value-type="float" office:value="1.46234187011695E+018" calcext:value-type="float">
            <text:p>1462341870116950000</text:p>
          </table:table-cell>
          <table:table-cell table:number-columns-repeated="3"/>
        </table:table-row>
        <table:table-row table:style-name="ro1">
          <table:table-cell office:value-type="float" office:value="1.4623418701669E+018" calcext:value-type="float">
            <text:p>1462341870166900000</text:p>
          </table:table-cell>
          <table:table-cell table:formula="of:=[.A1445]-[.$A$2]" office:value-type="float" office:value="72150019840" calcext:value-type="float">
            <text:p>72150019840</text:p>
          </table:table-cell>
          <table:table-cell table:formula="of:=[.B1445]/[.$B$3]" office:value-type="float" office:value="1438.10760956643" calcext:value-type="float">
            <text:p>1438</text:p>
          </table:table-cell>
          <table:table-cell office:value-type="float" office:value="0.817867994308" calcext:value-type="float">
            <text:p>0.8178679943</text:p>
          </table:table-cell>
          <table:table-cell/>
          <table:table-cell office:value-type="float" office:value="1.4623418701669E+018" calcext:value-type="float">
            <text:p>1462341870166900000</text:p>
          </table:table-cell>
          <table:table-cell table:number-columns-repeated="3"/>
        </table:table-row>
        <table:table-row table:style-name="ro1">
          <table:table-cell office:value-type="float" office:value="1.46234187021705E+018" calcext:value-type="float">
            <text:p>1462341870217050000</text:p>
          </table:table-cell>
          <table:table-cell table:formula="of:=[.A1446]-[.$A$2]" office:value-type="float" office:value="72200169728" calcext:value-type="float">
            <text:p>72200169728</text:p>
          </table:table-cell>
          <table:table-cell table:formula="of:=[.B1446]/[.$B$3]" office:value-type="float" office:value="1439.1072064579" calcext:value-type="float">
            <text:p>1439</text:p>
          </table:table-cell>
          <table:table-cell office:value-type="float" office:value="0.837815999985" calcext:value-type="float">
            <text:p>0.837816</text:p>
          </table:table-cell>
          <table:table-cell/>
          <table:table-cell office:value-type="float" office:value="1.46234187021705E+018" calcext:value-type="float">
            <text:p>1462341870217050000</text:p>
          </table:table-cell>
          <table:table-cell table:number-columns-repeated="3"/>
        </table:table-row>
        <table:table-row table:style-name="ro1">
          <table:table-cell office:value-type="float" office:value="1.46234187026708E+018" calcext:value-type="float">
            <text:p>1462341870267080000</text:p>
          </table:table-cell>
          <table:table-cell table:formula="of:=[.A1447]-[.$A$2]" office:value-type="float" office:value="72250200064" calcext:value-type="float">
            <text:p>72250200064</text:p>
          </table:table-cell>
          <table:table-cell table:formula="of:=[.B1447]/[.$B$3]" office:value-type="float" office:value="1440.10442041668" calcext:value-type="float">
            <text:p>1440</text:p>
          </table:table-cell>
          <table:table-cell office:value-type="float" office:value="0.855270504951" calcext:value-type="float">
            <text:p>0.855270505</text:p>
          </table:table-cell>
          <table:table-cell/>
          <table:table-cell office:value-type="float" office:value="1.46234187026708E+018" calcext:value-type="float">
            <text:p>1462341870267080000</text:p>
          </table:table-cell>
          <table:table-cell table:number-columns-repeated="3"/>
        </table:table-row>
        <table:table-row table:style-name="ro1">
          <table:table-cell office:value-type="float" office:value="1.46234187031688E+018" calcext:value-type="float">
            <text:p>1462341870316880000</text:p>
          </table:table-cell>
          <table:table-cell table:formula="of:=[.A1448]-[.$A$2]" office:value-type="float" office:value="72300000000" calcext:value-type="float">
            <text:p>72300000000</text:p>
          </table:table-cell>
          <table:table-cell table:formula="of:=[.B1448]/[.$B$3]" office:value-type="float" office:value="1441.09704199983" calcext:value-type="float">
            <text:p>1441</text:p>
          </table:table-cell>
          <table:table-cell office:value-type="float" office:value="0.860257506371" calcext:value-type="float">
            <text:p>0.8602575064</text:p>
          </table:table-cell>
          <table:table-cell/>
          <table:table-cell office:value-type="float" office:value="1.46234187031688E+018" calcext:value-type="float">
            <text:p>1462341870316880000</text:p>
          </table:table-cell>
          <table:table-cell table:number-columns-repeated="3"/>
        </table:table-row>
        <table:table-row table:style-name="ro1">
          <table:table-cell office:value-type="float" office:value="1.46234187036691E+018" calcext:value-type="float">
            <text:p>1462341870366910000</text:p>
          </table:table-cell>
          <table:table-cell table:formula="of:=[.A1449]-[.$A$2]" office:value-type="float" office:value="72350029824" calcext:value-type="float">
            <text:p>72350029824</text:p>
          </table:table-cell>
          <table:table-cell table:formula="of:=[.B1449]/[.$B$3]" office:value-type="float" office:value="1442.09424575333" calcext:value-type="float">
            <text:p>1442</text:p>
          </table:table-cell>
          <table:table-cell office:value-type="float" office:value="0.860257506371" calcext:value-type="float">
            <text:p>0.8602575064</text:p>
          </table:table-cell>
          <table:table-cell/>
          <table:table-cell office:value-type="float" office:value="1.46234187036691E+018" calcext:value-type="float">
            <text:p>1462341870366910000</text:p>
          </table:table-cell>
          <table:table-cell table:number-columns-repeated="3"/>
        </table:table-row>
        <table:table-row table:style-name="ro1">
          <table:table-cell office:value-type="float" office:value="1.46234187041693E+018" calcext:value-type="float">
            <text:p>1462341870416930000</text:p>
          </table:table-cell>
          <table:table-cell table:formula="of:=[.A1450]-[.$A$2]" office:value-type="float" office:value="72400049920" calcext:value-type="float">
            <text:p>72400049920</text:p>
          </table:table-cell>
          <table:table-cell table:formula="of:=[.B1450]/[.$B$3]" office:value-type="float" office:value="1443.09125560653" calcext:value-type="float">
            <text:p>1443</text:p>
          </table:table-cell>
          <table:table-cell office:value-type="float" office:value="0.872725009918" calcext:value-type="float">
            <text:p>0.8727250099</text:p>
          </table:table-cell>
          <table:table-cell/>
          <table:table-cell office:value-type="float" office:value="1.46234187041693E+018" calcext:value-type="float">
            <text:p>1462341870416930000</text:p>
          </table:table-cell>
          <table:table-cell table:number-columns-repeated="3"/>
        </table:table-row>
        <table:table-row table:style-name="ro1">
          <table:table-cell office:value-type="float" office:value="1.46234187046696E+018" calcext:value-type="float">
            <text:p>1462341870466960000</text:p>
          </table:table-cell>
          <table:table-cell table:formula="of:=[.A1451]-[.$A$2]" office:value-type="float" office:value="72450079744" calcext:value-type="float">
            <text:p>72450079744</text:p>
          </table:table-cell>
          <table:table-cell table:formula="of:=[.B1451]/[.$B$3]" office:value-type="float" office:value="1444.08845936003" calcext:value-type="float">
            <text:p>1444</text:p>
          </table:table-cell>
          <table:table-cell office:value-type="float" office:value="1.36893153191" calcext:value-type="float">
            <text:p>1.3689315319</text:p>
          </table:table-cell>
          <table:table-cell/>
          <table:table-cell office:value-type="float" office:value="1.46234187046696E+018" calcext:value-type="float">
            <text:p>1462341870466960000</text:p>
          </table:table-cell>
          <table:table-cell table:number-columns-repeated="3"/>
        </table:table-row>
        <table:table-row table:style-name="ro1">
          <table:table-cell office:value-type="float" office:value="1.46234187051691E+018" calcext:value-type="float">
            <text:p>1462341870516910000</text:p>
          </table:table-cell>
          <table:table-cell table:formula="of:=[.A1452]-[.$A$2]" office:value-type="float" office:value="72500029952" calcext:value-type="float">
            <text:p>72500029952</text:p>
          </table:table-cell>
          <table:table-cell table:formula="of:=[.B1452]/[.$B$3]" office:value-type="float" office:value="1445.08407619261" calcext:value-type="float">
            <text:p>1445</text:p>
          </table:table-cell>
          <table:table-cell office:value-type="float" office:value="0.927582025528" calcext:value-type="float">
            <text:p>0.9275820255</text:p>
          </table:table-cell>
          <table:table-cell/>
          <table:table-cell office:value-type="float" office:value="1.46234187051691E+018" calcext:value-type="float">
            <text:p>1462341870516910000</text:p>
          </table:table-cell>
          <table:table-cell table:number-columns-repeated="3"/>
        </table:table-row>
        <table:table-row table:style-name="ro1">
          <table:table-cell office:value-type="float" office:value="1.46234187056692E+018" calcext:value-type="float">
            <text:p>1462341870566920000</text:p>
          </table:table-cell>
          <table:table-cell table:formula="of:=[.A1453]-[.$A$2]" office:value-type="float" office:value="72550039808" calcext:value-type="float">
            <text:p>72550039808</text:p>
          </table:table-cell>
          <table:table-cell table:formula="of:=[.B1453]/[.$B$3]" office:value-type="float" office:value="1446.08088194023" calcext:value-type="float">
            <text:p>1446</text:p>
          </table:table-cell>
          <table:table-cell office:value-type="float" office:value="0.91511452198" calcext:value-type="float">
            <text:p>0.915114522</text:p>
          </table:table-cell>
          <table:table-cell/>
          <table:table-cell office:value-type="float" office:value="1.46234187056692E+018" calcext:value-type="float">
            <text:p>1462341870566920000</text:p>
          </table:table-cell>
          <table:table-cell table:number-columns-repeated="3"/>
        </table:table-row>
        <table:table-row table:style-name="ro1">
          <table:table-cell office:value-type="float" office:value="1.46234187061708E+018" calcext:value-type="float">
            <text:p>1462341870617080000</text:p>
          </table:table-cell>
          <table:table-cell table:formula="of:=[.A1454]-[.$A$2]" office:value-type="float" office:value="72600199936" calcext:value-type="float">
            <text:p>72600199936</text:p>
          </table:table-cell>
          <table:table-cell table:formula="of:=[.B1454]/[.$B$3]" office:value-type="float" office:value="1447.08068293728" calcext:value-type="float">
            <text:p>1447</text:p>
          </table:table-cell>
          <table:table-cell office:value-type="float" office:value="0.91760802269" calcext:value-type="float">
            <text:p>0.9176080227</text:p>
          </table:table-cell>
          <table:table-cell/>
          <table:table-cell office:value-type="float" office:value="1.46234187061708E+018" calcext:value-type="float">
            <text:p>1462341870617080000</text:p>
          </table:table-cell>
          <table:table-cell table:number-columns-repeated="3"/>
        </table:table-row>
        <table:table-row table:style-name="ro1">
          <table:table-cell office:value-type="float" office:value="1.46234187066697E+018" calcext:value-type="float">
            <text:p>1462341870666970000</text:p>
          </table:table-cell>
          <table:table-cell table:formula="of:=[.A1455]-[.$A$2]" office:value-type="float" office:value="72650089728" calcext:value-type="float">
            <text:p>72650089728</text:p>
          </table:table-cell>
          <table:table-cell table:formula="of:=[.B1455]/[.$B$3]" office:value-type="float" office:value="1448.07509554693" calcext:value-type="float">
            <text:p>1448</text:p>
          </table:table-cell>
          <table:table-cell office:value-type="float" office:value="0.947530031204" calcext:value-type="float">
            <text:p>0.9475300312</text:p>
          </table:table-cell>
          <table:table-cell/>
          <table:table-cell office:value-type="float" office:value="1.46234187066697E+018" calcext:value-type="float">
            <text:p>1462341870666970000</text:p>
          </table:table-cell>
          <table:table-cell table:number-columns-repeated="3"/>
        </table:table-row>
        <table:table-row table:style-name="ro1">
          <table:table-cell office:value-type="float" office:value="1.46234187071691E+018" calcext:value-type="float">
            <text:p>1462341870716910000</text:p>
          </table:table-cell>
          <table:table-cell table:formula="of:=[.A1456]-[.$A$2]" office:value-type="float" office:value="72700029952" calcext:value-type="float">
            <text:p>72700029952</text:p>
          </table:table-cell>
          <table:table-cell table:formula="of:=[.B1456]/[.$B$3]" office:value-type="float" office:value="1449.07051337657" calcext:value-type="float">
            <text:p>1449</text:p>
          </table:table-cell>
          <table:table-cell office:value-type="float" office:value="0.900153517723" calcext:value-type="float">
            <text:p>0.9001535177</text:p>
          </table:table-cell>
          <table:table-cell/>
          <table:table-cell office:value-type="float" office:value="1.46234187071691E+018" calcext:value-type="float">
            <text:p>1462341870716910000</text:p>
          </table:table-cell>
          <table:table-cell table:number-columns-repeated="3"/>
        </table:table-row>
        <table:table-row table:style-name="ro1">
          <table:table-cell office:value-type="float" office:value="1.46234187076699E+018" calcext:value-type="float">
            <text:p>1462341870766990000</text:p>
          </table:table-cell>
          <table:table-cell table:formula="of:=[.A1457]-[.$A$2]" office:value-type="float" office:value="72750109952" calcext:value-type="float">
            <text:p>72750109952</text:p>
          </table:table-cell>
          <table:table-cell table:formula="of:=[.B1457]/[.$B$3]" office:value-type="float" office:value="1450.06871724743" calcext:value-type="float">
            <text:p>1450</text:p>
          </table:table-cell>
          <table:table-cell office:value-type="float" office:value="0.870231509209" calcext:value-type="float">
            <text:p>0.8702315092</text:p>
          </table:table-cell>
          <table:table-cell/>
          <table:table-cell office:value-type="float" office:value="1.46234187076699E+018" calcext:value-type="float">
            <text:p>1462341870766990000</text:p>
          </table:table-cell>
          <table:table-cell table:number-columns-repeated="3"/>
        </table:table-row>
        <table:table-row table:style-name="ro1">
          <table:table-cell office:value-type="float" office:value="1.46234187081696E+018" calcext:value-type="float">
            <text:p>1462341870816960000</text:p>
          </table:table-cell>
          <table:table-cell table:formula="of:=[.A1458]-[.$A$2]" office:value-type="float" office:value="72800079872" calcext:value-type="float">
            <text:p>72800079872</text:p>
          </table:table-cell>
          <table:table-cell table:formula="of:=[.B1458]/[.$B$3]" office:value-type="float" office:value="1451.06472698327" calcext:value-type="float">
            <text:p>1451</text:p>
          </table:table-cell>
          <table:table-cell office:value-type="float" office:value="0.892673015594" calcext:value-type="float">
            <text:p>0.8926730156</text:p>
          </table:table-cell>
          <table:table-cell/>
          <table:table-cell office:value-type="float" office:value="1.46234187081696E+018" calcext:value-type="float">
            <text:p>1462341870816960000</text:p>
          </table:table-cell>
          <table:table-cell table:number-columns-repeated="3"/>
        </table:table-row>
        <table:table-row table:style-name="ro1">
          <table:table-cell office:value-type="float" office:value="1.46234187086699E+018" calcext:value-type="float">
            <text:p>1462341870866990000</text:p>
          </table:table-cell>
          <table:table-cell table:formula="of:=[.A1459]-[.$A$2]" office:value-type="float" office:value="72850109952" calcext:value-type="float">
            <text:p>72850109952</text:p>
          </table:table-cell>
          <table:table-cell table:formula="of:=[.B1459]/[.$B$3]" office:value-type="float" office:value="1452.06193583941" calcext:value-type="float">
            <text:p>1452</text:p>
          </table:table-cell>
          <table:table-cell office:value-type="float" office:value="0.91511452198" calcext:value-type="float">
            <text:p>0.915114522</text:p>
          </table:table-cell>
          <table:table-cell/>
          <table:table-cell office:value-type="float" office:value="1.46234187086699E+018" calcext:value-type="float">
            <text:p>1462341870866990000</text:p>
          </table:table-cell>
          <table:table-cell table:number-columns-repeated="3"/>
        </table:table-row>
        <table:table-row table:style-name="ro1">
          <table:table-cell office:value-type="float" office:value="1.46234187091694E+018" calcext:value-type="float">
            <text:p>1462341870916940000</text:p>
          </table:table-cell>
          <table:table-cell table:formula="of:=[.A1460]-[.$A$2]" office:value-type="float" office:value="72900059904" calcext:value-type="float">
            <text:p>72900059904</text:p>
          </table:table-cell>
          <table:table-cell table:formula="of:=[.B1460]/[.$B$3]" office:value-type="float" office:value="1453.05754756936" calcext:value-type="float">
            <text:p>1453</text:p>
          </table:table-cell>
          <table:table-cell office:value-type="float" office:value="0.907634019852" calcext:value-type="float">
            <text:p>0.9076340199</text:p>
          </table:table-cell>
          <table:table-cell/>
          <table:table-cell office:value-type="float" office:value="1.46234187091694E+018" calcext:value-type="float">
            <text:p>1462341870916940000</text:p>
          </table:table-cell>
          <table:table-cell table:number-columns-repeated="3"/>
        </table:table-row>
        <table:table-row table:style-name="ro1">
          <table:table-cell office:value-type="float" office:value="1.462341870967E+018" calcext:value-type="float">
            <text:p>1462341870967000000</text:p>
          </table:table-cell>
          <table:table-cell table:formula="of:=[.A1461]-[.$A$2]" office:value-type="float" office:value="72950119936" calcext:value-type="float">
            <text:p>72950119936</text:p>
          </table:table-cell>
          <table:table-cell table:formula="of:=[.B1461]/[.$B$3]" office:value-type="float" office:value="1454.05535343433" calcext:value-type="float">
            <text:p>1454</text:p>
          </table:table-cell>
          <table:table-cell office:value-type="float" office:value="0.950023531914" calcext:value-type="float">
            <text:p>0.9500235319</text:p>
          </table:table-cell>
          <table:table-cell/>
          <table:table-cell office:value-type="float" office:value="1.462341870967E+018" calcext:value-type="float">
            <text:p>1462341870967000000</text:p>
          </table:table-cell>
          <table:table-cell table:number-columns-repeated="3"/>
        </table:table-row>
        <table:table-row table:style-name="ro1">
          <table:table-cell office:value-type="float" office:value="1.46234187101696E+018" calcext:value-type="float">
            <text:p>1462341871016960000</text:p>
          </table:table-cell>
          <table:table-cell table:formula="of:=[.A1462]-[.$A$2]" office:value-type="float" office:value="73000079872" calcext:value-type="float">
            <text:p>73000079872</text:p>
          </table:table-cell>
          <table:table-cell table:formula="of:=[.B1462]/[.$B$3]" office:value-type="float" office:value="1455.05116416722" calcext:value-type="float">
            <text:p>1455</text:p>
          </table:table-cell>
          <table:table-cell office:value-type="float" office:value="0.935062527657" calcext:value-type="float">
            <text:p>0.9350625277</text:p>
          </table:table-cell>
          <table:table-cell/>
          <table:table-cell office:value-type="float" office:value="1.46234187101696E+018" calcext:value-type="float">
            <text:p>1462341871016960000</text:p>
          </table:table-cell>
          <table:table-cell table:number-columns-repeated="3"/>
        </table:table-row>
        <table:table-row table:style-name="ro1">
          <table:table-cell office:value-type="float" office:value="1.46234187106694E+018" calcext:value-type="float">
            <text:p>1462341871066940000</text:p>
          </table:table-cell>
          <table:table-cell table:formula="of:=[.A1463]-[.$A$2]" office:value-type="float" office:value="73050059776" calcext:value-type="float">
            <text:p>73050059776</text:p>
          </table:table-cell>
          <table:table-cell table:formula="of:=[.B1463]/[.$B$3]" office:value-type="float" office:value="1456.047372906" calcext:value-type="float">
            <text:p>1456</text:p>
          </table:table-cell>
          <table:table-cell office:value-type="float" office:value="0.930075526237" calcext:value-type="float">
            <text:p>0.9300755262</text:p>
          </table:table-cell>
          <table:table-cell/>
          <table:table-cell office:value-type="float" office:value="1.46234187106694E+018" calcext:value-type="float">
            <text:p>1462341871066940000</text:p>
          </table:table-cell>
          <table:table-cell table:number-columns-repeated="3"/>
        </table:table-row>
        <table:table-row table:style-name="ro1">
          <table:table-cell office:value-type="float" office:value="1.46234187111695E+018" calcext:value-type="float">
            <text:p>1462341871116950000</text:p>
          </table:table-cell>
          <table:table-cell table:formula="of:=[.A1464]-[.$A$2]" office:value-type="float" office:value="73100069888" calcext:value-type="float">
            <text:p>73100069888</text:p>
          </table:table-cell>
          <table:table-cell table:formula="of:=[.B1464]/[.$B$3]" office:value-type="float" office:value="1457.04418375626" calcext:value-type="float">
            <text:p>1457</text:p>
          </table:table-cell>
          <table:table-cell office:value-type="float" office:value="0.910127520561" calcext:value-type="float">
            <text:p>0.9101275206</text:p>
          </table:table-cell>
          <table:table-cell/>
          <table:table-cell office:value-type="float" office:value="1.46234187111695E+018" calcext:value-type="float">
            <text:p>1462341871116950000</text:p>
          </table:table-cell>
          <table:table-cell table:number-columns-repeated="3"/>
        </table:table-row>
        <table:table-row table:style-name="ro1">
          <table:table-cell office:value-type="float" office:value="1.46234187116692E+018" calcext:value-type="float">
            <text:p>1462341871166920000</text:p>
          </table:table-cell>
          <table:table-cell table:formula="of:=[.A1465]-[.$A$2]" office:value-type="float" office:value="73150039808" calcext:value-type="float">
            <text:p>73150039808</text:p>
          </table:table-cell>
          <table:table-cell table:formula="of:=[.B1465]/[.$B$3]" office:value-type="float" office:value="1458.04019349209" calcext:value-type="float">
            <text:p>1458</text:p>
          </table:table-cell>
          <table:table-cell office:value-type="float" office:value="0.950023472309" calcext:value-type="float">
            <text:p>0.9500234723</text:p>
          </table:table-cell>
          <table:table-cell/>
          <table:table-cell office:value-type="float" office:value="1.46234187116692E+018" calcext:value-type="float">
            <text:p>1462341871166920000</text:p>
          </table:table-cell>
          <table:table-cell table:number-columns-repeated="3"/>
        </table:table-row>
        <table:table-row table:style-name="ro1">
          <table:table-cell office:value-type="float" office:value="1.46234187121711E+018" calcext:value-type="float">
            <text:p>1462341871217110000</text:p>
          </table:table-cell>
          <table:table-cell table:formula="of:=[.A1466]-[.$A$2]" office:value-type="float" office:value="73200229888" calcext:value-type="float">
            <text:p>73200229888</text:p>
          </table:table-cell>
          <table:table-cell table:formula="of:=[.B1466]/[.$B$3]" office:value-type="float" office:value="1459.04059149798" calcext:value-type="float">
            <text:p>1459</text:p>
          </table:table-cell>
          <table:table-cell office:value-type="float" office:value="0.91511452198" calcext:value-type="float">
            <text:p>0.915114522</text:p>
          </table:table-cell>
          <table:table-cell/>
          <table:table-cell office:value-type="float" office:value="1.46234187121711E+018" calcext:value-type="float">
            <text:p>1462341871217110000</text:p>
          </table:table-cell>
          <table:table-cell table:number-columns-repeated="3"/>
        </table:table-row>
        <table:table-row table:style-name="ro1">
          <table:table-cell office:value-type="float" office:value="1.46234187126695E+018" calcext:value-type="float">
            <text:p>1462341871266950000</text:p>
          </table:table-cell>
          <table:table-cell table:formula="of:=[.A1467]-[.$A$2]" office:value-type="float" office:value="73250070016" calcext:value-type="float">
            <text:p>73250070016</text:p>
          </table:table-cell>
          <table:table-cell table:formula="of:=[.B1467]/[.$B$3]" office:value-type="float" office:value="1460.03401419554" calcext:value-type="float">
            <text:p>1460</text:p>
          </table:table-cell>
          <table:table-cell office:value-type="float" office:value="0.940049529076" calcext:value-type="float">
            <text:p>0.9400495291</text:p>
          </table:table-cell>
          <table:table-cell/>
          <table:table-cell office:value-type="float" office:value="1.46234187126695E+018" calcext:value-type="float">
            <text:p>1462341871266950000</text:p>
          </table:table-cell>
          <table:table-cell table:number-columns-repeated="3"/>
        </table:table-row>
        <table:table-row table:style-name="ro1">
          <table:table-cell office:value-type="float" office:value="1.46234187131692E+018" calcext:value-type="float">
            <text:p>1462341871316920000</text:p>
          </table:table-cell>
          <table:table-cell table:formula="of:=[.A1468]-[.$A$2]" office:value-type="float" office:value="73300039936" calcext:value-type="float">
            <text:p>73300039936</text:p>
          </table:table-cell>
          <table:table-cell table:formula="of:=[.B1468]/[.$B$3]" office:value-type="float" office:value="1461.03002393138" calcext:value-type="float">
            <text:p>1461</text:p>
          </table:table-cell>
          <table:table-cell office:value-type="float" office:value="0.940049529076" calcext:value-type="float">
            <text:p>0.9400495291</text:p>
          </table:table-cell>
          <table:table-cell/>
          <table:table-cell office:value-type="float" office:value="1.46234187131692E+018" calcext:value-type="float">
            <text:p>1462341871316920000</text:p>
          </table:table-cell>
          <table:table-cell table:number-columns-repeated="3"/>
        </table:table-row>
        <table:table-row table:style-name="ro1">
          <table:table-cell office:value-type="float" office:value="1.46234187136692E+018" calcext:value-type="float">
            <text:p>1462341871366920000</text:p>
          </table:table-cell>
          <table:table-cell table:formula="of:=[.A1469]-[.$A$2]" office:value-type="float" office:value="73350040064" calcext:value-type="float">
            <text:p>73350040064</text:p>
          </table:table-cell>
          <table:table-cell table:formula="of:=[.B1469]/[.$B$3]" office:value-type="float" office:value="1462.02663577869" calcext:value-type="float">
            <text:p>1462</text:p>
          </table:table-cell>
          <table:table-cell office:value-type="float" office:value="0.989919483662" calcext:value-type="float">
            <text:p>0.9899194837</text:p>
          </table:table-cell>
          <table:table-cell/>
          <table:table-cell office:value-type="float" office:value="1.46234187136692E+018" calcext:value-type="float">
            <text:p>1462341871366920000</text:p>
          </table:table-cell>
          <table:table-cell table:number-columns-repeated="3"/>
        </table:table-row>
        <table:table-row table:style-name="ro1">
          <table:table-cell office:value-type="float" office:value="1.46234187141694E+018" calcext:value-type="float">
            <text:p>1462341871416940000</text:p>
          </table:table-cell>
          <table:table-cell table:formula="of:=[.A1470]-[.$A$2]" office:value-type="float" office:value="73400059904" calcext:value-type="float">
            <text:p>73400059904</text:p>
          </table:table-cell>
          <table:table-cell table:formula="of:=[.B1470]/[.$B$3]" office:value-type="float" office:value="1463.02364052925" calcext:value-type="float">
            <text:p>1463</text:p>
          </table:table-cell>
          <table:table-cell office:value-type="float" office:value="0.930075526237" calcext:value-type="float">
            <text:p>0.9300755262</text:p>
          </table:table-cell>
          <table:table-cell/>
          <table:table-cell office:value-type="float" office:value="1.46234187141694E+018" calcext:value-type="float">
            <text:p>1462341871416940000</text:p>
          </table:table-cell>
          <table:table-cell table:number-columns-repeated="3"/>
        </table:table-row>
        <table:table-row table:style-name="ro1">
          <table:table-cell office:value-type="float" office:value="1.46234187146709E+018" calcext:value-type="float">
            <text:p>1462341871467090000</text:p>
          </table:table-cell>
          <table:table-cell table:formula="of:=[.A1471]-[.$A$2]" office:value-type="float" office:value="73450209792" calcext:value-type="float">
            <text:p>73450209792</text:p>
          </table:table-cell>
          <table:table-cell table:formula="of:=[.B1471]/[.$B$3]" office:value-type="float" office:value="1464.02323742072" calcext:value-type="float">
            <text:p>1464</text:p>
          </table:table-cell>
          <table:table-cell office:value-type="float" office:value="0.850283503532" calcext:value-type="float">
            <text:p>0.8502835035</text:p>
          </table:table-cell>
          <table:table-cell/>
          <table:table-cell office:value-type="float" office:value="1.46234187146709E+018" calcext:value-type="float">
            <text:p>1462341871467090000</text:p>
          </table:table-cell>
          <table:table-cell table:number-columns-repeated="3"/>
        </table:table-row>
        <table:table-row table:style-name="ro1">
          <table:table-cell office:value-type="float" office:value="1.46234187151688E+018" calcext:value-type="float">
            <text:p>1462341871516880000</text:p>
          </table:table-cell>
          <table:table-cell table:formula="of:=[.A1472]-[.$A$2]" office:value-type="float" office:value="73499999744" calcext:value-type="float">
            <text:p>73499999744</text:p>
          </table:table-cell>
          <table:table-cell table:formula="of:=[.B1472]/[.$B$3]" office:value-type="float" office:value="1465.01566000092" calcext:value-type="float">
            <text:p>1465</text:p>
          </table:table-cell>
          <table:table-cell office:value-type="float" office:value="0.987425982952" calcext:value-type="float">
            <text:p>0.987425983</text:p>
          </table:table-cell>
          <table:table-cell/>
          <table:table-cell office:value-type="float" office:value="1.46234187151688E+018" calcext:value-type="float">
            <text:p>1462341871516880000</text:p>
          </table:table-cell>
          <table:table-cell table:number-columns-repeated="3"/>
        </table:table-row>
        <table:table-row table:style-name="ro1">
          <table:table-cell office:value-type="float" office:value="1.46234187156688E+018" calcext:value-type="float">
            <text:p>1462341871566880000</text:p>
          </table:table-cell>
          <table:table-cell table:formula="of:=[.A1473]-[.$A$2]" office:value-type="float" office:value="73549999872" calcext:value-type="float">
            <text:p>73549999872</text:p>
          </table:table-cell>
          <table:table-cell table:formula="of:=[.B1473]/[.$B$3]" office:value-type="float" office:value="1466.01227184823" calcext:value-type="float">
            <text:p>1466</text:p>
          </table:table-cell>
          <table:table-cell office:value-type="float" office:value="0.964984476566" calcext:value-type="float">
            <text:p>0.9649844766</text:p>
          </table:table-cell>
          <table:table-cell/>
          <table:table-cell office:value-type="float" office:value="1.46234187156688E+018" calcext:value-type="float">
            <text:p>1462341871566880000</text:p>
          </table:table-cell>
          <table:table-cell table:number-columns-repeated="3"/>
        </table:table-row>
        <table:table-row table:style-name="ro1">
          <table:table-cell office:value-type="float" office:value="1.46234187161711E+018" calcext:value-type="float">
            <text:p>1462341871617110000</text:p>
          </table:table-cell>
          <table:table-cell table:formula="of:=[.A1474]-[.$A$2]" office:value-type="float" office:value="73600229888" calcext:value-type="float">
            <text:p>73600229888</text:p>
          </table:table-cell>
          <table:table-cell table:formula="of:=[.B1474]/[.$B$3]" office:value-type="float" office:value="1467.01346586589" calcext:value-type="float">
            <text:p>1467</text:p>
          </table:table-cell>
          <table:table-cell office:value-type="float" office:value="0.952516973019" calcext:value-type="float">
            <text:p>0.952516973</text:p>
          </table:table-cell>
          <table:table-cell/>
          <table:table-cell office:value-type="float" office:value="1.46234187161711E+018" calcext:value-type="float">
            <text:p>1462341871617110000</text:p>
          </table:table-cell>
          <table:table-cell table:number-columns-repeated="3"/>
        </table:table-row>
        <table:table-row table:style-name="ro1">
          <table:table-cell office:value-type="float" office:value="1.46234187166692E+018" calcext:value-type="float">
            <text:p>1462341871666920000</text:p>
          </table:table-cell>
          <table:table-cell table:formula="of:=[.A1475]-[.$A$2]" office:value-type="float" office:value="73650039808" calcext:value-type="float">
            <text:p>73650039808</text:p>
          </table:table-cell>
          <table:table-cell table:formula="of:=[.B1475]/[.$B$3]" office:value-type="float" office:value="1468.00628645198" calcext:value-type="float">
            <text:p>1468</text:p>
          </table:table-cell>
          <table:table-cell office:value-type="float" office:value="1.00737404823" calcext:value-type="float">
            <text:p>1.0073740482</text:p>
          </table:table-cell>
          <table:table-cell/>
          <table:table-cell office:value-type="float" office:value="1.46234187166692E+018" calcext:value-type="float">
            <text:p>1462341871666920000</text:p>
          </table:table-cell>
          <table:table-cell table:number-columns-repeated="3"/>
        </table:table-row>
        <table:table-row table:style-name="ro1">
          <table:table-cell office:value-type="float" office:value="1.46234187171693E+018" calcext:value-type="float">
            <text:p>1462341871716930000</text:p>
          </table:table-cell>
          <table:table-cell table:formula="of:=[.A1476]-[.$A$2]" office:value-type="float" office:value="73700049920" calcext:value-type="float">
            <text:p>73700049920</text:p>
          </table:table-cell>
          <table:table-cell table:formula="of:=[.B1476]/[.$B$3]" office:value-type="float" office:value="1469.00309730223" calcext:value-type="float">
            <text:p>1469</text:p>
          </table:table-cell>
          <table:table-cell office:value-type="float" office:value="1.47615194321" calcext:value-type="float">
            <text:p>1.4761519432</text:p>
          </table:table-cell>
          <table:table-cell/>
          <table:table-cell office:value-type="float" office:value="1.46234187171693E+018" calcext:value-type="float">
            <text:p>1462341871716930000</text:p>
          </table:table-cell>
          <table:table-cell table:number-columns-repeated="3"/>
        </table:table-row>
        <table:table-row table:style-name="ro1">
          <table:table-cell office:value-type="float" office:value="1.46234187176694E+018" calcext:value-type="float">
            <text:p>1462341871766940000</text:p>
          </table:table-cell>
          <table:table-cell table:formula="of:=[.A1477]-[.$A$2]" office:value-type="float" office:value="73750060032" calcext:value-type="float">
            <text:p>73750060032</text:p>
          </table:table-cell>
          <table:table-cell table:formula="of:=[.B1477]/[.$B$3]" office:value-type="float" office:value="1469.99990815249" calcext:value-type="float">
            <text:p>1470</text:p>
          </table:table-cell>
          <table:table-cell office:value-type="float" office:value="0.493713021278" calcext:value-type="float">
            <text:p>0.4937130213</text:p>
          </table:table-cell>
          <table:table-cell/>
          <table:table-cell office:value-type="float" office:value="1.46234187176694E+018" calcext:value-type="float">
            <text:p>1462341871766940000</text:p>
          </table:table-cell>
          <table:table-cell table:number-columns-repeated="3"/>
        </table:table-row>
        <table:table-row table:style-name="ro1">
          <table:table-cell office:value-type="float" office:value="1.46234187181699E+018" calcext:value-type="float">
            <text:p>1462341871816990000</text:p>
          </table:table-cell>
          <table:table-cell table:formula="of:=[.A1478]-[.$A$2]" office:value-type="float" office:value="73800109824" calcext:value-type="float">
            <text:p>73800109824</text:p>
          </table:table-cell>
          <table:table-cell table:formula="of:=[.B1478]/[.$B$3]" office:value-type="float" office:value="1470.99750991188" calcext:value-type="float">
            <text:p>1471</text:p>
          </table:table-cell>
          <table:table-cell office:value-type="float" office:value="0.999893546104" calcext:value-type="float">
            <text:p>0.9998935461</text:p>
          </table:table-cell>
          <table:table-cell/>
          <table:table-cell office:value-type="float" office:value="1.46234187181699E+018" calcext:value-type="float">
            <text:p>1462341871816990000</text:p>
          </table:table-cell>
          <table:table-cell table:number-columns-repeated="3"/>
        </table:table-row>
        <table:table-row table:style-name="ro1">
          <table:table-cell office:value-type="float" office:value="1.46234187186692E+018" calcext:value-type="float">
            <text:p>1462341871866920000</text:p>
          </table:table-cell>
          <table:table-cell table:formula="of:=[.A1479]-[.$A$2]" office:value-type="float" office:value="73850039808" calcext:value-type="float">
            <text:p>73850039808</text:p>
          </table:table-cell>
          <table:table-cell table:formula="of:=[.B1479]/[.$B$3]" office:value-type="float" office:value="1471.99272363594" calcext:value-type="float">
            <text:p>1472</text:p>
          </table:table-cell>
          <table:table-cell office:value-type="float" office:value="1.00737404823" calcext:value-type="float">
            <text:p>1.0073740482</text:p>
          </table:table-cell>
          <table:table-cell/>
          <table:table-cell office:value-type="float" office:value="1.46234187186692E+018" calcext:value-type="float">
            <text:p>1462341871866920000</text:p>
          </table:table-cell>
          <table:table-cell table:number-columns-repeated="3"/>
        </table:table-row>
        <table:table-row table:style-name="ro1">
          <table:table-cell office:value-type="float" office:value="1.46234187191695E+018" calcext:value-type="float">
            <text:p>1462341871916950000</text:p>
          </table:table-cell>
          <table:table-cell table:formula="of:=[.A1480]-[.$A$2]" office:value-type="float" office:value="73900069888" calcext:value-type="float">
            <text:p>73900069888</text:p>
          </table:table-cell>
          <table:table-cell table:formula="of:=[.B1480]/[.$B$3]" office:value-type="float" office:value="1472.98993249208" calcext:value-type="float">
            <text:p>1473</text:p>
          </table:table-cell>
          <table:table-cell office:value-type="float" office:value="1.03230893612" calcext:value-type="float">
            <text:p>1.0323089361</text:p>
          </table:table-cell>
          <table:table-cell/>
          <table:table-cell office:value-type="float" office:value="1.46234187191695E+018" calcext:value-type="float">
            <text:p>1462341871916950000</text:p>
          </table:table-cell>
          <table:table-cell table:number-columns-repeated="3"/>
        </table:table-row>
        <table:table-row table:style-name="ro1">
          <table:table-cell office:value-type="float" office:value="1.4623418719669E+018" calcext:value-type="float">
            <text:p>1462341871966900000</text:p>
          </table:table-cell>
          <table:table-cell table:formula="of:=[.A1481]-[.$A$2]" office:value-type="float" office:value="73950019840" calcext:value-type="float">
            <text:p>73950019840</text:p>
          </table:table-cell>
          <table:table-cell table:formula="of:=[.B1481]/[.$B$3]" office:value-type="float" office:value="1473.98554422203" calcext:value-type="float">
            <text:p>1474</text:p>
          </table:table-cell>
          <table:table-cell office:value-type="float" office:value="1.05724406242" calcext:value-type="float">
            <text:p>1.0572440624</text:p>
          </table:table-cell>
          <table:table-cell/>
          <table:table-cell office:value-type="float" office:value="1.4623418719669E+018" calcext:value-type="float">
            <text:p>1462341871966900000</text:p>
          </table:table-cell>
          <table:table-cell table:number-columns-repeated="3"/>
        </table:table-row>
        <table:table-row table:style-name="ro1">
          <table:table-cell office:value-type="float" office:value="1.46234187201699E+018" calcext:value-type="float">
            <text:p>1462341872016990000</text:p>
          </table:table-cell>
          <table:table-cell table:formula="of:=[.A1482]-[.$A$2]" office:value-type="float" office:value="74000109824" calcext:value-type="float">
            <text:p>74000109824</text:p>
          </table:table-cell>
          <table:table-cell table:formula="of:=[.B1482]/[.$B$3]" office:value-type="float" office:value="1474.98394709583" calcext:value-type="float">
            <text:p>1475</text:p>
          </table:table-cell>
          <table:table-cell office:value-type="float" office:value="1.00238704681" calcext:value-type="float">
            <text:p>1.0023870468</text:p>
          </table:table-cell>
          <table:table-cell/>
          <table:table-cell office:value-type="float" office:value="1.46234187201699E+018" calcext:value-type="float">
            <text:p>1462341872016990000</text:p>
          </table:table-cell>
          <table:table-cell table:number-columns-repeated="3"/>
        </table:table-row>
        <table:table-row table:style-name="ro1">
          <table:table-cell office:value-type="float" office:value="1.46234187206696E+018" calcext:value-type="float">
            <text:p>1462341872066960000</text:p>
          </table:table-cell>
          <table:table-cell table:formula="of:=[.A1483]-[.$A$2]" office:value-type="float" office:value="74050079744" calcext:value-type="float">
            <text:p>74050079744</text:p>
          </table:table-cell>
          <table:table-cell table:formula="of:=[.B1483]/[.$B$3]" office:value-type="float" office:value="1475.97995683167" calcext:value-type="float">
            <text:p>1476</text:p>
          </table:table-cell>
          <table:table-cell office:value-type="float" office:value="0.987426042557" calcext:value-type="float">
            <text:p>0.9874260426</text:p>
          </table:table-cell>
          <table:table-cell/>
          <table:table-cell office:value-type="float" office:value="1.46234187206696E+018" calcext:value-type="float">
            <text:p>1462341872066960000</text:p>
          </table:table-cell>
          <table:table-cell table:number-columns-repeated="3"/>
        </table:table-row>
        <table:table-row table:style-name="ro1">
          <table:table-cell office:value-type="float" office:value="1.46234187211693E+018" calcext:value-type="float">
            <text:p>1462341872116930000</text:p>
          </table:table-cell>
          <table:table-cell table:formula="of:=[.A1484]-[.$A$2]" office:value-type="float" office:value="74100049920" calcext:value-type="float">
            <text:p>74100049920</text:p>
          </table:table-cell>
          <table:table-cell table:formula="of:=[.B1484]/[.$B$3]" office:value-type="float" office:value="1476.97597167015" calcext:value-type="float">
            <text:p>1477</text:p>
          </table:table-cell>
          <table:table-cell office:value-type="float" office:value="1.04228293896" calcext:value-type="float">
            <text:p>1.042282939</text:p>
          </table:table-cell>
          <table:table-cell/>
          <table:table-cell office:value-type="float" office:value="1.46234187211693E+018" calcext:value-type="float">
            <text:p>1462341872116930000</text:p>
          </table:table-cell>
          <table:table-cell table:number-columns-repeated="3"/>
        </table:table-row>
        <table:table-row table:style-name="ro1">
          <table:table-cell office:value-type="float" office:value="1.46234187216692E+018" calcext:value-type="float">
            <text:p>1462341872166920000</text:p>
          </table:table-cell>
          <table:table-cell table:formula="of:=[.A1485]-[.$A$2]" office:value-type="float" office:value="74150039808" calcext:value-type="float">
            <text:p>74150039808</text:p>
          </table:table-cell>
          <table:table-cell table:formula="of:=[.B1485]/[.$B$3]" office:value-type="float" office:value="1477.97237941187" calcext:value-type="float">
            <text:p>1478</text:p>
          </table:table-cell>
          <table:table-cell office:value-type="float" office:value="1.03729605675" calcext:value-type="float">
            <text:p>1.0372960568</text:p>
          </table:table-cell>
          <table:table-cell/>
          <table:table-cell office:value-type="float" office:value="1.46234187216692E+018" calcext:value-type="float">
            <text:p>1462341872166920000</text:p>
          </table:table-cell>
          <table:table-cell table:number-columns-repeated="3"/>
        </table:table-row>
        <table:table-row table:style-name="ro1">
          <table:table-cell office:value-type="float" office:value="1.46234187221702E+018" calcext:value-type="float">
            <text:p>1462341872217020000</text:p>
          </table:table-cell>
          <table:table-cell table:formula="of:=[.A1486]-[.$A$2]" office:value-type="float" office:value="74200140032" calcext:value-type="float">
            <text:p>74200140032</text:p>
          </table:table-cell>
          <table:table-cell table:formula="of:=[.B1486]/[.$B$3]" office:value-type="float" office:value="1478.97098639126" calcext:value-type="float">
            <text:p>1479</text:p>
          </table:table-cell>
          <table:table-cell office:value-type="float" office:value="1.01734793186" calcext:value-type="float">
            <text:p>1.0173479319</text:p>
          </table:table-cell>
          <table:table-cell/>
          <table:table-cell office:value-type="float" office:value="1.46234187221702E+018" calcext:value-type="float">
            <text:p>1462341872217020000</text:p>
          </table:table-cell>
          <table:table-cell table:number-columns-repeated="3"/>
        </table:table-row>
        <table:table-row table:style-name="ro1">
          <table:table-cell office:value-type="float" office:value="1.46234187226701E+018" calcext:value-type="float">
            <text:p>1462341872267010000</text:p>
          </table:table-cell>
          <table:table-cell table:formula="of:=[.A1487]-[.$A$2]" office:value-type="float" office:value="74250129920" calcext:value-type="float">
            <text:p>74250129920</text:p>
          </table:table-cell>
          <table:table-cell table:formula="of:=[.B1487]/[.$B$3]" office:value-type="float" office:value="1479.96739413299" calcext:value-type="float">
            <text:p>1480</text:p>
          </table:table-cell>
          <table:table-cell office:value-type="float" office:value="1.04976344109" calcext:value-type="float">
            <text:p>1.0497634411</text:p>
          </table:table-cell>
          <table:table-cell/>
          <table:table-cell office:value-type="float" office:value="1.46234187226701E+018" calcext:value-type="float">
            <text:p>1462341872267010000</text:p>
          </table:table-cell>
          <table:table-cell table:number-columns-repeated="3"/>
        </table:table-row>
        <table:table-row table:style-name="ro1">
          <table:table-cell office:value-type="float" office:value="1.4623418723169E+018" calcext:value-type="float">
            <text:p>1462341872316900000</text:p>
          </table:table-cell>
          <table:table-cell table:formula="of:=[.A1488]-[.$A$2]" office:value-type="float" office:value="74300019712" calcext:value-type="float">
            <text:p>74300019712</text:p>
          </table:table-cell>
          <table:table-cell table:formula="of:=[.B1488]/[.$B$3]" office:value-type="float" office:value="1480.96180674263" calcext:value-type="float">
            <text:p>1481</text:p>
          </table:table-cell>
          <table:table-cell office:value-type="float" office:value="1.0796854496" calcext:value-type="float">
            <text:p>1.0796854496</text:p>
          </table:table-cell>
          <table:table-cell/>
          <table:table-cell office:value-type="float" office:value="1.4623418723169E+018" calcext:value-type="float">
            <text:p>1462341872316900000</text:p>
          </table:table-cell>
          <table:table-cell table:number-columns-repeated="3"/>
        </table:table-row>
        <table:table-row table:style-name="ro1">
          <table:table-cell office:value-type="float" office:value="1.46234187236694E+018" calcext:value-type="float">
            <text:p>1462341872366940000</text:p>
          </table:table-cell>
          <table:table-cell table:formula="of:=[.A1489]-[.$A$2]" office:value-type="float" office:value="74350059776" calcext:value-type="float">
            <text:p>74350059776</text:p>
          </table:table-cell>
          <table:table-cell table:formula="of:=[.B1489]/[.$B$3]" office:value-type="float" office:value="1481.95921460171" calcext:value-type="float">
            <text:p>1482</text:p>
          </table:table-cell>
          <table:table-cell office:value-type="float" office:value="2.67303204536" calcext:value-type="float">
            <text:p>2.6730320454</text:p>
          </table:table-cell>
          <table:table-cell/>
          <table:table-cell office:value-type="float" office:value="1.46234187236694E+018" calcext:value-type="float">
            <text:p>1462341872366940000</text:p>
          </table:table-cell>
          <table:table-cell table:number-columns-repeated="3"/>
        </table:table-row>
        <table:table-row table:style-name="ro1">
          <table:table-cell office:value-type="float" office:value="1.46234187241696E+018" calcext:value-type="float">
            <text:p>1462341872416960000</text:p>
          </table:table-cell>
          <table:table-cell table:formula="of:=[.A1490]-[.$A$2]" office:value-type="float" office:value="74400079872" calcext:value-type="float">
            <text:p>74400079872</text:p>
          </table:table-cell>
          <table:table-cell table:formula="of:=[.B1490]/[.$B$3]" office:value-type="float" office:value="1482.95622445491" calcext:value-type="float">
            <text:p>1483</text:p>
          </table:table-cell>
          <table:table-cell office:value-type="float" office:value="0.997400045395" calcext:value-type="float">
            <text:p>0.9974000454</text:p>
          </table:table-cell>
          <table:table-cell/>
          <table:table-cell office:value-type="float" office:value="1.46234187241696E+018" calcext:value-type="float">
            <text:p>1462341872416960000</text:p>
          </table:table-cell>
          <table:table-cell table:number-columns-repeated="3"/>
        </table:table-row>
        <table:table-row table:style-name="ro1">
          <table:table-cell office:value-type="float" office:value="1.46234187246692E+018" calcext:value-type="float">
            <text:p>1462341872466920000</text:p>
          </table:table-cell>
          <table:table-cell table:formula="of:=[.A1491]-[.$A$2]" office:value-type="float" office:value="74450039808" calcext:value-type="float">
            <text:p>74450039808</text:p>
          </table:table-cell>
          <table:table-cell table:formula="of:=[.B1491]/[.$B$3]" office:value-type="float" office:value="1483.9520351878" calcext:value-type="float">
            <text:p>1484</text:p>
          </table:table-cell>
          <table:table-cell office:value-type="float" office:value="1.00488054752" calcext:value-type="float">
            <text:p>1.0048805475</text:p>
          </table:table-cell>
          <table:table-cell/>
          <table:table-cell office:value-type="float" office:value="1.46234187246692E+018" calcext:value-type="float">
            <text:p>1462341872466920000</text:p>
          </table:table-cell>
          <table:table-cell table:number-columns-repeated="3"/>
        </table:table-row>
        <table:table-row table:style-name="ro1">
          <table:table-cell office:value-type="float" office:value="1.46234187251693E+018" calcext:value-type="float">
            <text:p>1462341872516930000</text:p>
          </table:table-cell>
          <table:table-cell table:formula="of:=[.A1492]-[.$A$2]" office:value-type="float" office:value="74500049920" calcext:value-type="float">
            <text:p>74500049920</text:p>
          </table:table-cell>
          <table:table-cell table:formula="of:=[.B1492]/[.$B$3]" office:value-type="float" office:value="1484.94884603806" calcext:value-type="float">
            <text:p>1485</text:p>
          </table:table-cell>
          <table:table-cell office:value-type="float" office:value="0.974958539009" calcext:value-type="float">
            <text:p>0.974958539</text:p>
          </table:table-cell>
          <table:table-cell/>
          <table:table-cell office:value-type="float" office:value="1.46234187251693E+018" calcext:value-type="float">
            <text:p>1462341872516930000</text:p>
          </table:table-cell>
          <table:table-cell table:number-columns-repeated="3"/>
        </table:table-row>
        <table:table-row table:style-name="ro1">
          <table:table-cell office:value-type="float" office:value="1.46234187256698E+018" calcext:value-type="float">
            <text:p>1462341872566980000</text:p>
          </table:table-cell>
          <table:table-cell table:formula="of:=[.A1493]-[.$A$2]" office:value-type="float" office:value="74550099712" calcext:value-type="float">
            <text:p>74550099712</text:p>
          </table:table-cell>
          <table:table-cell table:formula="of:=[.B1493]/[.$B$3]" office:value-type="float" office:value="1485.94644779745" calcext:value-type="float">
            <text:p>1486</text:p>
          </table:table-cell>
          <table:table-cell office:value-type="float" office:value="0.999893546104" calcext:value-type="float">
            <text:p>0.9998935461</text:p>
          </table:table-cell>
          <table:table-cell/>
          <table:table-cell office:value-type="float" office:value="1.46234187256698E+018" calcext:value-type="float">
            <text:p>1462341872566980000</text:p>
          </table:table-cell>
          <table:table-cell table:number-columns-repeated="3"/>
        </table:table-row>
        <table:table-row table:style-name="ro1">
          <table:table-cell office:value-type="float" office:value="1.46234187261706E+018" calcext:value-type="float">
            <text:p>1462341872617060000</text:p>
          </table:table-cell>
          <table:table-cell table:formula="of:=[.A1494]-[.$A$2]" office:value-type="float" office:value="74600179968" calcext:value-type="float">
            <text:p>74600179968</text:p>
          </table:table-cell>
          <table:table-cell table:formula="of:=[.B1494]/[.$B$3]" office:value-type="float" office:value="1486.94465677095" calcext:value-type="float">
            <text:p>1487</text:p>
          </table:table-cell>
          <table:table-cell office:value-type="float" office:value="0.957504034042" calcext:value-type="float">
            <text:p>0.957504034</text:p>
          </table:table-cell>
          <table:table-cell/>
          <table:table-cell office:value-type="float" office:value="1.46234187261706E+018" calcext:value-type="float">
            <text:p>1462341872617060000</text:p>
          </table:table-cell>
          <table:table-cell table:number-columns-repeated="3"/>
        </table:table-row>
        <table:table-row table:style-name="ro1">
          <table:table-cell office:value-type="float" office:value="1.462341872667E+018" calcext:value-type="float">
            <text:p>1462341872667000000</text:p>
          </table:table-cell>
          <table:table-cell table:formula="of:=[.A1495]-[.$A$2]" office:value-type="float" office:value="74650119680" calcext:value-type="float">
            <text:p>74650119680</text:p>
          </table:table-cell>
          <table:table-cell table:formula="of:=[.B1495]/[.$B$3]" office:value-type="float" office:value="1487.94006439531" calcext:value-type="float">
            <text:p>1488</text:p>
          </table:table-cell>
          <table:table-cell office:value-type="float" office:value="0.932569026947" calcext:value-type="float">
            <text:p>0.9325690269</text:p>
          </table:table-cell>
          <table:table-cell/>
          <table:table-cell office:value-type="float" office:value="1.462341872667E+018" calcext:value-type="float">
            <text:p>1462341872667000000</text:p>
          </table:table-cell>
          <table:table-cell table:number-columns-repeated="3"/>
        </table:table-row>
        <table:table-row table:style-name="ro1">
          <table:table-cell office:value-type="float" office:value="1.46234187271688E+018" calcext:value-type="float">
            <text:p>1462341872716880000</text:p>
          </table:table-cell>
          <table:table-cell table:formula="of:=[.A1496]-[.$A$2]" office:value-type="float" office:value="74699999744" calcext:value-type="float">
            <text:p>74699999744</text:p>
          </table:table-cell>
          <table:table-cell table:formula="of:=[.B1496]/[.$B$3]" office:value-type="float" office:value="1488.93428310465" calcext:value-type="float">
            <text:p>1489</text:p>
          </table:table-cell>
          <table:table-cell office:value-type="float" office:value="0.989919543266" calcext:value-type="float">
            <text:p>0.9899195433</text:p>
          </table:table-cell>
          <table:table-cell/>
          <table:table-cell office:value-type="float" office:value="1.46234187271688E+018" calcext:value-type="float">
            <text:p>1462341872716880000</text:p>
          </table:table-cell>
          <table:table-cell table:number-columns-repeated="3"/>
        </table:table-row>
        <table:table-row table:style-name="ro1">
          <table:table-cell office:value-type="float" office:value="1.46234187276692E+018" calcext:value-type="float">
            <text:p>1462341872766920000</text:p>
          </table:table-cell>
          <table:table-cell table:formula="of:=[.A1497]-[.$A$2]" office:value-type="float" office:value="74750039808" calcext:value-type="float">
            <text:p>74750039808</text:p>
          </table:table-cell>
          <table:table-cell table:formula="of:=[.B1497]/[.$B$3]" office:value-type="float" office:value="1489.93169096374" calcext:value-type="float">
            <text:p>1490</text:p>
          </table:table-cell>
          <table:table-cell office:value-type="float" office:value="0.905140519142" calcext:value-type="float">
            <text:p>0.9051405191</text:p>
          </table:table-cell>
          <table:table-cell/>
          <table:table-cell office:value-type="float" office:value="1.46234187276692E+018" calcext:value-type="float">
            <text:p>1462341872766920000</text:p>
          </table:table-cell>
          <table:table-cell table:number-columns-repeated="3"/>
        </table:table-row>
        <table:table-row table:style-name="ro1">
          <table:table-cell office:value-type="float" office:value="1.46234187281694E+018" calcext:value-type="float">
            <text:p>1462341872816940000</text:p>
          </table:table-cell>
          <table:table-cell table:formula="of:=[.A1498]-[.$A$2]" office:value-type="float" office:value="74800059904" calcext:value-type="float">
            <text:p>74800059904</text:p>
          </table:table-cell>
          <table:table-cell table:formula="of:=[.B1498]/[.$B$3]" office:value-type="float" office:value="1490.92870081693" calcext:value-type="float">
            <text:p>1491</text:p>
          </table:table-cell>
          <table:table-cell office:value-type="float" office:value="0.905140519142" calcext:value-type="float">
            <text:p>0.9051405191</text:p>
          </table:table-cell>
          <table:table-cell/>
          <table:table-cell office:value-type="float" office:value="1.46234187281694E+018" calcext:value-type="float">
            <text:p>1462341872816940000</text:p>
          </table:table-cell>
          <table:table-cell table:number-columns-repeated="3"/>
        </table:table-row>
        <table:table-row table:style-name="ro1">
          <table:table-cell office:value-type="float" office:value="1.46234187286695E+018" calcext:value-type="float">
            <text:p>1462341872866950000</text:p>
          </table:table-cell>
          <table:table-cell table:formula="of:=[.A1499]-[.$A$2]" office:value-type="float" office:value="74850069760" calcext:value-type="float">
            <text:p>74850069760</text:p>
          </table:table-cell>
          <table:table-cell table:formula="of:=[.B1499]/[.$B$3]" office:value-type="float" office:value="1491.92550656455" calcext:value-type="float">
            <text:p>1492</text:p>
          </table:table-cell>
          <table:table-cell office:value-type="float" office:value="1.01485455036" calcext:value-type="float">
            <text:p>1.0148545504</text:p>
          </table:table-cell>
          <table:table-cell/>
          <table:table-cell office:value-type="float" office:value="1.46234187286695E+018" calcext:value-type="float">
            <text:p>1462341872866950000</text:p>
          </table:table-cell>
          <table:table-cell table:number-columns-repeated="3"/>
        </table:table-row>
        <table:table-row table:style-name="ro1">
          <table:table-cell office:value-type="float" office:value="1.46234187291695E+018" calcext:value-type="float">
            <text:p>1462341872916950000</text:p>
          </table:table-cell>
          <table:table-cell table:formula="of:=[.A1500]-[.$A$2]" office:value-type="float" office:value="74900069888" calcext:value-type="float">
            <text:p>74900069888</text:p>
          </table:table-cell>
          <table:table-cell table:formula="of:=[.B1500]/[.$B$3]" office:value-type="float" office:value="1492.92211841185" calcext:value-type="float">
            <text:p>1493</text:p>
          </table:table-cell>
          <table:table-cell office:value-type="float" office:value="0.955010533333" calcext:value-type="float">
            <text:p>0.9550105333</text:p>
          </table:table-cell>
          <table:table-cell/>
          <table:table-cell office:value-type="float" office:value="1.46234187291695E+018" calcext:value-type="float">
            <text:p>1462341872916950000</text:p>
          </table:table-cell>
          <table:table-cell table:number-columns-repeated="3"/>
        </table:table-row>
        <table:table-row table:style-name="ro1">
          <table:table-cell office:value-type="float" office:value="1.462341872967E+018" calcext:value-type="float">
            <text:p>1462341872967000000</text:p>
          </table:table-cell>
          <table:table-cell table:formula="of:=[.A1501]-[.$A$2]" office:value-type="float" office:value="74950119680" calcext:value-type="float">
            <text:p>74950119680</text:p>
          </table:table-cell>
          <table:table-cell table:formula="of:=[.B1501]/[.$B$3]" office:value-type="float" office:value="1493.91972017124" calcext:value-type="float">
            <text:p>1494</text:p>
          </table:table-cell>
          <table:table-cell office:value-type="float" office:value="0.950023531914" calcext:value-type="float">
            <text:p>0.9500235319</text:p>
          </table:table-cell>
          <table:table-cell/>
          <table:table-cell office:value-type="float" office:value="1.462341872967E+018" calcext:value-type="float">
            <text:p>1462341872967000000</text:p>
          </table:table-cell>
          <table:table-cell table:number-columns-repeated="3"/>
        </table:table-row>
        <table:table-row table:style-name="ro1">
          <table:table-cell office:value-type="float" office:value="1.462341873017E+018" calcext:value-type="float">
            <text:p>1462341873017000000</text:p>
          </table:table-cell>
          <table:table-cell table:formula="of:=[.A1502]-[.$A$2]" office:value-type="float" office:value="75000119808" calcext:value-type="float">
            <text:p>75000119808</text:p>
          </table:table-cell>
          <table:table-cell table:formula="of:=[.B1502]/[.$B$3]" office:value-type="float" office:value="1494.91633201855" calcext:value-type="float">
            <text:p>1495</text:p>
          </table:table-cell>
          <table:table-cell office:value-type="float" office:value="1.00986754894" calcext:value-type="float">
            <text:p>1.0098675489</text:p>
          </table:table-cell>
          <table:table-cell/>
          <table:table-cell office:value-type="float" office:value="1.462341873017E+018" calcext:value-type="float">
            <text:p>1462341873017000000</text:p>
          </table:table-cell>
          <table:table-cell table:number-columns-repeated="3"/>
        </table:table-row>
        <table:table-row table:style-name="ro1">
          <table:table-cell office:value-type="float" office:value="1.46234187306696E+018" calcext:value-type="float">
            <text:p>1462341873066960000</text:p>
          </table:table-cell>
          <table:table-cell table:formula="of:=[.A1503]-[.$A$2]" office:value-type="float" office:value="75050079744" calcext:value-type="float">
            <text:p>75050079744</text:p>
          </table:table-cell>
          <table:table-cell table:formula="of:=[.B1503]/[.$B$3]" office:value-type="float" office:value="1495.91214275145" calcext:value-type="float">
            <text:p>1496</text:p>
          </table:table-cell>
          <table:table-cell office:value-type="float" office:value="1.00238704681" calcext:value-type="float">
            <text:p>1.0023870468</text:p>
          </table:table-cell>
          <table:table-cell/>
          <table:table-cell office:value-type="float" office:value="1.46234187306696E+018" calcext:value-type="float">
            <text:p>1462341873066960000</text:p>
          </table:table-cell>
          <table:table-cell table:number-columns-repeated="3"/>
        </table:table-row>
        <table:table-row table:style-name="ro1">
          <table:table-cell office:value-type="float" office:value="1.46234187311689E+018" calcext:value-type="float">
            <text:p>1462341873116890000</text:p>
          </table:table-cell>
          <table:table-cell table:formula="of:=[.A1504]-[.$A$2]" office:value-type="float" office:value="75100009984" calcext:value-type="float">
            <text:p>75100009984</text:p>
          </table:table-cell>
          <table:table-cell table:formula="of:=[.B1504]/[.$B$3]" office:value-type="float" office:value="1496.90736157814" calcext:value-type="float">
            <text:p>1497</text:p>
          </table:table-cell>
          <table:table-cell office:value-type="float" office:value="1.05724406242" calcext:value-type="float">
            <text:p>1.0572440624</text:p>
          </table:table-cell>
          <table:table-cell/>
          <table:table-cell office:value-type="float" office:value="1.46234187311689E+018" calcext:value-type="float">
            <text:p>1462341873116890000</text:p>
          </table:table-cell>
          <table:table-cell table:number-columns-repeated="3"/>
        </table:table-row>
        <table:table-row table:style-name="ro1">
          <table:table-cell office:value-type="float" office:value="1.462341873167E+018" calcext:value-type="float">
            <text:p>1462341873167000000</text:p>
          </table:table-cell>
          <table:table-cell table:formula="of:=[.A1505]-[.$A$2]" office:value-type="float" office:value="75150119680" calcext:value-type="float">
            <text:p>75150119680</text:p>
          </table:table-cell>
          <table:table-cell table:formula="of:=[.B1505]/[.$B$3]" office:value-type="float" office:value="1497.9061573552" calcext:value-type="float">
            <text:p>1498</text:p>
          </table:table-cell>
          <table:table-cell office:value-type="float" office:value="0.999893546104" calcext:value-type="float">
            <text:p>0.9998935461</text:p>
          </table:table-cell>
          <table:table-cell/>
          <table:table-cell office:value-type="float" office:value="1.462341873167E+018" calcext:value-type="float">
            <text:p>1462341873167000000</text:p>
          </table:table-cell>
          <table:table-cell table:number-columns-repeated="3"/>
        </table:table-row>
        <table:table-row table:style-name="ro1">
          <table:table-cell office:value-type="float" office:value="1.4623418732169E+018" calcext:value-type="float">
            <text:p>1462341873216900000</text:p>
          </table:table-cell>
          <table:table-cell table:formula="of:=[.A1506]-[.$A$2]" office:value-type="float" office:value="75200019968" calcext:value-type="float">
            <text:p>75200019968</text:p>
          </table:table-cell>
          <table:table-cell table:formula="of:=[.B1506]/[.$B$3]" office:value-type="float" office:value="1498.90077917307" calcext:value-type="float">
            <text:p>1499</text:p>
          </table:table-cell>
          <table:table-cell office:value-type="float" office:value="1.04228293896" calcext:value-type="float">
            <text:p>1.042282939</text:p>
          </table:table-cell>
          <table:table-cell/>
          <table:table-cell office:value-type="float" office:value="1.4623418732169E+018" calcext:value-type="float">
            <text:p>1462341873216900000</text:p>
          </table:table-cell>
          <table:table-cell table:number-columns-repeated="3"/>
        </table:table-row>
        <table:table-row table:style-name="ro1">
          <table:table-cell office:value-type="float" office:value="1.46234187326695E+018" calcext:value-type="float">
            <text:p>1462341873266950000</text:p>
          </table:table-cell>
          <table:table-cell table:formula="of:=[.A1507]-[.$A$2]" office:value-type="float" office:value="75250069760" calcext:value-type="float">
            <text:p>75250069760</text:p>
          </table:table-cell>
          <table:table-cell table:formula="of:=[.B1507]/[.$B$3]" office:value-type="float" office:value="1499.89838093246" calcext:value-type="float">
            <text:p>1500</text:p>
          </table:table-cell>
          <table:table-cell office:value-type="float" office:value="0.950023531914" calcext:value-type="float">
            <text:p>0.9500235319</text:p>
          </table:table-cell>
          <table:table-cell/>
          <table:table-cell office:value-type="float" office:value="1.46234187326695E+018" calcext:value-type="float">
            <text:p>1462341873266950000</text:p>
          </table:table-cell>
          <table:table-cell table:number-columns-repeated="3"/>
        </table:table-row>
        <table:table-row table:style-name="ro1">
          <table:table-cell office:value-type="float" office:value="1.46234187331691E+018" calcext:value-type="float">
            <text:p>1462341873316910000</text:p>
          </table:table-cell>
          <table:table-cell table:formula="of:=[.A1508]-[.$A$2]" office:value-type="float" office:value="75300029952" calcext:value-type="float">
            <text:p>75300029952</text:p>
          </table:table-cell>
          <table:table-cell table:formula="of:=[.B1508]/[.$B$3]" office:value-type="float" office:value="1500.89419676799" calcext:value-type="float">
            <text:p>1501</text:p>
          </table:table-cell>
          <table:table-cell office:value-type="float" office:value="0.907634019852" calcext:value-type="float">
            <text:p>0.9076340199</text:p>
          </table:table-cell>
          <table:table-cell/>
          <table:table-cell office:value-type="float" office:value="1.46234187331691E+018" calcext:value-type="float">
            <text:p>1462341873316910000</text:p>
          </table:table-cell>
          <table:table-cell table:number-columns-repeated="3"/>
        </table:table-row>
        <table:table-row table:style-name="ro1">
          <table:table-cell office:value-type="float" office:value="1.46234187336694E+018" calcext:value-type="float">
            <text:p>1462341873366940000</text:p>
          </table:table-cell>
          <table:table-cell table:formula="of:=[.A1509]-[.$A$2]" office:value-type="float" office:value="75350059776" calcext:value-type="float">
            <text:p>75350059776</text:p>
          </table:table-cell>
          <table:table-cell table:formula="of:=[.B1509]/[.$B$3]" office:value-type="float" office:value="1501.89140052149" calcext:value-type="float">
            <text:p>1502</text:p>
          </table:table-cell>
          <table:table-cell office:value-type="float" office:value="1.42877554893" calcext:value-type="float">
            <text:p>1.4287755489</text:p>
          </table:table-cell>
          <table:table-cell/>
          <table:table-cell office:value-type="float" office:value="1.46234187336694E+018" calcext:value-type="float">
            <text:p>1462341873366940000</text:p>
          </table:table-cell>
          <table:table-cell table:number-columns-repeated="3"/>
        </table:table-row>
        <table:table-row table:style-name="ro1">
          <table:table-cell office:value-type="float" office:value="1.46234187341702E+018" calcext:value-type="float">
            <text:p>1462341873417020000</text:p>
          </table:table-cell>
          <table:table-cell table:formula="of:=[.A1510]-[.$A$2]" office:value-type="float" office:value="75400139776" calcext:value-type="float">
            <text:p>75400139776</text:p>
          </table:table-cell>
          <table:table-cell table:formula="of:=[.B1510]/[.$B$3]" office:value-type="float" office:value="1502.88960439235" calcext:value-type="float">
            <text:p>1503</text:p>
          </table:table-cell>
          <table:table-cell office:value-type="float" office:value="0.912621021271" calcext:value-type="float">
            <text:p>0.9126210213</text:p>
          </table:table-cell>
          <table:table-cell/>
          <table:table-cell office:value-type="float" office:value="1.46234187341702E+018" calcext:value-type="float">
            <text:p>1462341873417020000</text:p>
          </table:table-cell>
          <table:table-cell table:number-columns-repeated="3"/>
        </table:table-row>
        <table:table-row table:style-name="ro1">
          <table:table-cell office:value-type="float" office:value="1.46234187346704E+018" calcext:value-type="float">
            <text:p>1462341873467040000</text:p>
          </table:table-cell>
          <table:table-cell table:formula="of:=[.A1511]-[.$A$2]" office:value-type="float" office:value="75450159872" calcext:value-type="float">
            <text:p>75450159872</text:p>
          </table:table-cell>
          <table:table-cell table:formula="of:=[.B1511]/[.$B$3]" office:value-type="float" office:value="1503.88661424555" calcext:value-type="float">
            <text:p>1504</text:p>
          </table:table-cell>
          <table:table-cell office:value-type="float" office:value="0.957504034042" calcext:value-type="float">
            <text:p>0.957504034</text:p>
          </table:table-cell>
          <table:table-cell/>
          <table:table-cell office:value-type="float" office:value="1.46234187346704E+018" calcext:value-type="float">
            <text:p>1462341873467040000</text:p>
          </table:table-cell>
          <table:table-cell table:number-columns-repeated="3"/>
        </table:table-row>
        <table:table-row table:style-name="ro1">
          <table:table-cell office:value-type="float" office:value="1.46234187351691E+018" calcext:value-type="float">
            <text:p>1462341873516910000</text:p>
          </table:table-cell>
          <table:table-cell table:formula="of:=[.A1512]-[.$A$2]" office:value-type="float" office:value="75500029952" calcext:value-type="float">
            <text:p>75500029952</text:p>
          </table:table-cell>
          <table:table-cell table:formula="of:=[.B1512]/[.$B$3]" office:value-type="float" office:value="1504.88063395194" calcext:value-type="float">
            <text:p>1505</text:p>
          </table:table-cell>
          <table:table-cell office:value-type="float" office:value="0.955010533333" calcext:value-type="float">
            <text:p>0.9550105333</text:p>
          </table:table-cell>
          <table:table-cell/>
          <table:table-cell office:value-type="float" office:value="1.46234187351691E+018" calcext:value-type="float">
            <text:p>1462341873516910000</text:p>
          </table:table-cell>
          <table:table-cell table:number-columns-repeated="3"/>
        </table:table-row>
        <table:table-row table:style-name="ro1">
          <table:table-cell office:value-type="float" office:value="1.46234187356695E+018" calcext:value-type="float">
            <text:p>1462341873566950000</text:p>
          </table:table-cell>
          <table:table-cell table:formula="of:=[.A1513]-[.$A$2]" office:value-type="float" office:value="75550069760" calcext:value-type="float">
            <text:p>75550069760</text:p>
          </table:table-cell>
          <table:table-cell table:formula="of:=[.B1513]/[.$B$3]" office:value-type="float" office:value="1505.87803670839" calcext:value-type="float">
            <text:p>1506</text:p>
          </table:table-cell>
          <table:table-cell office:value-type="float" office:value="0.935062527657" calcext:value-type="float">
            <text:p>0.9350625277</text:p>
          </table:table-cell>
          <table:table-cell/>
          <table:table-cell office:value-type="float" office:value="1.46234187356695E+018" calcext:value-type="float">
            <text:p>1462341873566950000</text:p>
          </table:table-cell>
          <table:table-cell table:number-columns-repeated="3"/>
        </table:table-row>
        <table:table-row table:style-name="ro1">
          <table:table-cell office:value-type="float" office:value="1.46234187361708E+018" calcext:value-type="float">
            <text:p>1462341873617080000</text:p>
          </table:table-cell>
          <table:table-cell table:formula="of:=[.A1514]-[.$A$2]" office:value-type="float" office:value="75600199680" calcext:value-type="float">
            <text:p>75600199680</text:p>
          </table:table-cell>
          <table:table-cell table:formula="of:=[.B1514]/[.$B$3]" office:value-type="float" office:value="1506.87723559397" calcext:value-type="float">
            <text:p>1507</text:p>
          </table:table-cell>
          <table:table-cell office:value-type="float" office:value="0.900153517723" calcext:value-type="float">
            <text:p>0.9001535177</text:p>
          </table:table-cell>
          <table:table-cell/>
          <table:table-cell office:value-type="float" office:value="1.46234187361708E+018" calcext:value-type="float">
            <text:p>1462341873617080000</text:p>
          </table:table-cell>
          <table:table-cell table:number-columns-repeated="3"/>
        </table:table-row>
        <table:table-row table:style-name="ro1">
          <table:table-cell office:value-type="float" office:value="1.46234187366702E+018" calcext:value-type="float">
            <text:p>1462341873667020000</text:p>
          </table:table-cell>
          <table:table-cell table:formula="of:=[.A1515]-[.$A$2]" office:value-type="float" office:value="75650139904" calcext:value-type="float">
            <text:p>75650139904</text:p>
          </table:table-cell>
          <table:table-cell table:formula="of:=[.B1515]/[.$B$3]" office:value-type="float" office:value="1507.87265342362" calcext:value-type="float">
            <text:p>1508</text:p>
          </table:table-cell>
          <table:table-cell office:value-type="float" office:value="0.959997534752" calcext:value-type="float">
            <text:p>0.9599975348</text:p>
          </table:table-cell>
          <table:table-cell/>
          <table:table-cell office:value-type="float" office:value="1.46234187366702E+018" calcext:value-type="float">
            <text:p>1462341873667020000</text:p>
          </table:table-cell>
          <table:table-cell table:number-columns-repeated="3"/>
        </table:table-row>
        <table:table-row table:style-name="ro1">
          <table:table-cell office:value-type="float" office:value="1.46234187371703E+018" calcext:value-type="float">
            <text:p>1462341873717030000</text:p>
          </table:table-cell>
          <table:table-cell table:formula="of:=[.A1516]-[.$A$2]" office:value-type="float" office:value="75700149760" calcext:value-type="float">
            <text:p>75700149760</text:p>
          </table:table-cell>
          <table:table-cell table:formula="of:=[.B1516]/[.$B$3]" office:value-type="float" office:value="1508.86945917123" calcext:value-type="float">
            <text:p>1509</text:p>
          </table:table-cell>
          <table:table-cell office:value-type="float" office:value="0.882699012756" calcext:value-type="float">
            <text:p>0.8826990128</text:p>
          </table:table-cell>
          <table:table-cell/>
          <table:table-cell office:value-type="float" office:value="1.46234187371703E+018" calcext:value-type="float">
            <text:p>1462341873717030000</text:p>
          </table:table-cell>
          <table:table-cell table:number-columns-repeated="3"/>
        </table:table-row>
        <table:table-row table:style-name="ro1">
          <table:table-cell office:value-type="float" office:value="1.46234187376702E+018" calcext:value-type="float">
            <text:p>1462341873767020000</text:p>
          </table:table-cell>
          <table:table-cell table:formula="of:=[.A1517]-[.$A$2]" office:value-type="float" office:value="75750139904" calcext:value-type="float">
            <text:p>75750139904</text:p>
          </table:table-cell>
          <table:table-cell table:formula="of:=[.B1517]/[.$B$3]" office:value-type="float" office:value="1509.86587201559" calcext:value-type="float">
            <text:p>1510</text:p>
          </table:table-cell>
          <table:table-cell office:value-type="float" office:value="0.905140519142" calcext:value-type="float">
            <text:p>0.9051405191</text:p>
          </table:table-cell>
          <table:table-cell/>
          <table:table-cell office:value-type="float" office:value="1.46234187376702E+018" calcext:value-type="float">
            <text:p>1462341873767020000</text:p>
          </table:table-cell>
          <table:table-cell table:number-columns-repeated="3"/>
        </table:table-row>
        <table:table-row table:style-name="ro1">
          <table:table-cell office:value-type="float" office:value="1.46234187381698E+018" calcext:value-type="float">
            <text:p>1462341873816980000</text:p>
          </table:table-cell>
          <table:table-cell table:formula="of:=[.A1518]-[.$A$2]" office:value-type="float" office:value="75800099840" calcext:value-type="float">
            <text:p>75800099840</text:p>
          </table:table-cell>
          <table:table-cell table:formula="of:=[.B1518]/[.$B$3]" office:value-type="float" office:value="1510.86168274849" calcext:value-type="float">
            <text:p>1511</text:p>
          </table:table-cell>
          <table:table-cell office:value-type="float" office:value="0.91760802269" calcext:value-type="float">
            <text:p>0.9176080227</text:p>
          </table:table-cell>
          <table:table-cell/>
          <table:table-cell office:value-type="float" office:value="1.46234187381698E+018" calcext:value-type="float">
            <text:p>1462341873816980000</text:p>
          </table:table-cell>
          <table:table-cell table:number-columns-repeated="3"/>
        </table:table-row>
        <table:table-row table:style-name="ro1">
          <table:table-cell office:value-type="float" office:value="1.46234187386698E+018" calcext:value-type="float">
            <text:p>1462341873866980000</text:p>
          </table:table-cell>
          <table:table-cell table:formula="of:=[.A1519]-[.$A$2]" office:value-type="float" office:value="75850099968" calcext:value-type="float">
            <text:p>75850099968</text:p>
          </table:table-cell>
          <table:table-cell table:formula="of:=[.B1519]/[.$B$3]" office:value-type="float" office:value="1511.85829459579" calcext:value-type="float">
            <text:p>1512</text:p>
          </table:table-cell>
          <table:table-cell office:value-type="float" office:value="0.880205512047" calcext:value-type="float">
            <text:p>0.880205512</text:p>
          </table:table-cell>
          <table:table-cell/>
          <table:table-cell office:value-type="float" office:value="1.46234187386698E+018" calcext:value-type="float">
            <text:p>1462341873866980000</text:p>
          </table:table-cell>
          <table:table-cell table:number-columns-repeated="3"/>
        </table:table-row>
        <table:table-row table:style-name="ro1">
          <table:table-cell office:value-type="float" office:value="1.46234187391687E+018" calcext:value-type="float">
            <text:p>1462341873916870000</text:p>
          </table:table-cell>
          <table:table-cell table:formula="of:=[.A1520]-[.$A$2]" office:value-type="float" office:value="75899989760" calcext:value-type="float">
            <text:p>75899989760</text:p>
          </table:table-cell>
          <table:table-cell table:formula="of:=[.B1520]/[.$B$3]" office:value-type="float" office:value="1512.85270720544" calcext:value-type="float">
            <text:p>1513</text:p>
          </table:table-cell>
          <table:table-cell office:value-type="float" office:value="0.900153517723" calcext:value-type="float">
            <text:p>0.9001535177</text:p>
          </table:table-cell>
          <table:table-cell/>
          <table:table-cell office:value-type="float" office:value="1.46234187391687E+018" calcext:value-type="float">
            <text:p>1462341873916870000</text:p>
          </table:table-cell>
          <table:table-cell table:number-columns-repeated="3"/>
        </table:table-row>
        <table:table-row table:style-name="ro1">
          <table:table-cell office:value-type="float" office:value="1.46234187396691E+018" calcext:value-type="float">
            <text:p>1462341873966910000</text:p>
          </table:table-cell>
          <table:table-cell table:formula="of:=[.A1521]-[.$A$2]" office:value-type="float" office:value="75950029824" calcext:value-type="float">
            <text:p>75950029824</text:p>
          </table:table-cell>
          <table:table-cell table:formula="of:=[.B1521]/[.$B$3]" office:value-type="float" office:value="1513.85011506452" calcext:value-type="float">
            <text:p>1514</text:p>
          </table:table-cell>
          <table:table-cell office:value-type="float" office:value="0.882699012756" calcext:value-type="float">
            <text:p>0.8826990128</text:p>
          </table:table-cell>
          <table:table-cell/>
          <table:table-cell office:value-type="float" office:value="1.46234187396691E+018" calcext:value-type="float">
            <text:p>1462341873966910000</text:p>
          </table:table-cell>
          <table:table-cell table:number-columns-repeated="3"/>
        </table:table-row>
        <table:table-row table:style-name="ro1">
          <table:table-cell office:value-type="float" office:value="1.46234187401698E+018" calcext:value-type="float">
            <text:p>1462341874016980000</text:p>
          </table:table-cell>
          <table:table-cell table:formula="of:=[.A1522]-[.$A$2]" office:value-type="float" office:value="76000099840" calcext:value-type="float">
            <text:p>76000099840</text:p>
          </table:table-cell>
          <table:table-cell table:formula="of:=[.B1522]/[.$B$3]" office:value-type="float" office:value="1514.84811993244" calcext:value-type="float">
            <text:p>1515</text:p>
          </table:table-cell>
          <table:table-cell office:value-type="float" office:value="0.870231509209" calcext:value-type="float">
            <text:p>0.8702315092</text:p>
          </table:table-cell>
          <table:table-cell/>
          <table:table-cell office:value-type="float" office:value="1.46234187401698E+018" calcext:value-type="float">
            <text:p>1462341874016980000</text:p>
          </table:table-cell>
          <table:table-cell table:number-columns-repeated="3"/>
        </table:table-row>
        <table:table-row table:style-name="ro1">
          <table:table-cell office:value-type="float" office:value="1.4623418740669E+018" calcext:value-type="float">
            <text:p>1462341874066900000</text:p>
          </table:table-cell>
          <table:table-cell table:formula="of:=[.A1523]-[.$A$2]" office:value-type="float" office:value="76050019840" calcext:value-type="float">
            <text:p>76050019840</text:p>
          </table:table-cell>
          <table:table-cell table:formula="of:=[.B1523]/[.$B$3]" office:value-type="float" office:value="1515.84313465356" calcext:value-type="float">
            <text:p>1516</text:p>
          </table:table-cell>
          <table:table-cell office:value-type="float" office:value="0.842803001404" calcext:value-type="float">
            <text:p>0.8428030014</text:p>
          </table:table-cell>
          <table:table-cell/>
          <table:table-cell office:value-type="float" office:value="1.4623418740669E+018" calcext:value-type="float">
            <text:p>1462341874066900000</text:p>
          </table:table-cell>
          <table:table-cell table:number-columns-repeated="3"/>
        </table:table-row>
        <table:table-row table:style-name="ro1">
          <table:table-cell office:value-type="float" office:value="1.4623418741169E+018" calcext:value-type="float">
            <text:p>1462341874116900000</text:p>
          </table:table-cell>
          <table:table-cell table:formula="of:=[.A1524]-[.$A$2]" office:value-type="float" office:value="76100019968" calcext:value-type="float">
            <text:p>76100019968</text:p>
          </table:table-cell>
          <table:table-cell table:formula="of:=[.B1524]/[.$B$3]" office:value-type="float" office:value="1516.83974650087" calcext:value-type="float">
            <text:p>1517</text:p>
          </table:table-cell>
          <table:table-cell office:value-type="float" office:value="0.887686014175" calcext:value-type="float">
            <text:p>0.8876860142</text:p>
          </table:table-cell>
          <table:table-cell/>
          <table:table-cell office:value-type="float" office:value="1.4623418741169E+018" calcext:value-type="float">
            <text:p>1462341874116900000</text:p>
          </table:table-cell>
          <table:table-cell table:number-columns-repeated="3"/>
        </table:table-row>
        <table:table-row table:style-name="ro1">
          <table:table-cell office:value-type="float" office:value="1.46234187416692E+018" calcext:value-type="float">
            <text:p>1462341874166920000</text:p>
          </table:table-cell>
          <table:table-cell table:formula="of:=[.A1525]-[.$A$2]" office:value-type="float" office:value="76150040064" calcext:value-type="float">
            <text:p>76150040064</text:p>
          </table:table-cell>
          <table:table-cell table:formula="of:=[.B1525]/[.$B$3]" office:value-type="float" office:value="1517.83675635406" calcext:value-type="float">
            <text:p>1518</text:p>
          </table:table-cell>
          <table:table-cell office:value-type="float" office:value="0.86524450779" calcext:value-type="float">
            <text:p>0.8652445078</text:p>
          </table:table-cell>
          <table:table-cell/>
          <table:table-cell office:value-type="float" office:value="1.46234187416692E+018" calcext:value-type="float">
            <text:p>1462341874166920000</text:p>
          </table:table-cell>
          <table:table-cell table:number-columns-repeated="3"/>
        </table:table-row>
        <table:table-row table:style-name="ro1">
          <table:table-cell office:value-type="float" office:value="1.46234187421706E+018" calcext:value-type="float">
            <text:p>1462341874217060000</text:p>
          </table:table-cell>
          <table:table-cell table:formula="of:=[.A1526]-[.$A$2]" office:value-type="float" office:value="76200179712" calcext:value-type="float">
            <text:p>76200179712</text:p>
          </table:table-cell>
          <table:table-cell table:formula="of:=[.B1526]/[.$B$3]" office:value-type="float" office:value="1518.83614913995" calcext:value-type="float">
            <text:p>1519</text:p>
          </table:table-cell>
          <table:table-cell office:value-type="float" office:value="0.867738008499" calcext:value-type="float">
            <text:p>0.8677380085</text:p>
          </table:table-cell>
          <table:table-cell/>
          <table:table-cell office:value-type="float" office:value="1.46234187421706E+018" calcext:value-type="float">
            <text:p>1462341874217060000</text:p>
          </table:table-cell>
          <table:table-cell table:number-columns-repeated="3"/>
        </table:table-row>
        <table:table-row table:style-name="ro1">
          <table:table-cell office:value-type="float" office:value="1.46234187426695E+018" calcext:value-type="float">
            <text:p>1462341874266950000</text:p>
          </table:table-cell>
          <table:table-cell table:formula="of:=[.A1527]-[.$A$2]" office:value-type="float" office:value="76250070016" calcext:value-type="float">
            <text:p>76250070016</text:p>
          </table:table-cell>
          <table:table-cell table:formula="of:=[.B1527]/[.$B$3]" office:value-type="float" office:value="1519.83057195487" calcext:value-type="float">
            <text:p>1520</text:p>
          </table:table-cell>
          <table:table-cell office:value-type="float" office:value="0.907634019852" calcext:value-type="float">
            <text:p>0.9076340199</text:p>
          </table:table-cell>
          <table:table-cell/>
          <table:table-cell office:value-type="float" office:value="1.46234187426695E+018" calcext:value-type="float">
            <text:p>1462341874266950000</text:p>
          </table:table-cell>
          <table:table-cell table:number-columns-repeated="3"/>
        </table:table-row>
        <table:table-row table:style-name="ro1">
          <table:table-cell office:value-type="float" office:value="1.46234187431694E+018" calcext:value-type="float">
            <text:p>1462341874316940000</text:p>
          </table:table-cell>
          <table:table-cell table:formula="of:=[.A1528]-[.$A$2]" office:value-type="float" office:value="76300059904" calcext:value-type="float">
            <text:p>76300059904</text:p>
          </table:table-cell>
          <table:table-cell table:formula="of:=[.B1528]/[.$B$3]" office:value-type="float" office:value="1520.8269796966" calcext:value-type="float">
            <text:p>1521</text:p>
          </table:table-cell>
          <table:table-cell office:value-type="float" office:value="0.837815999985" calcext:value-type="float">
            <text:p>0.837816</text:p>
          </table:table-cell>
          <table:table-cell/>
          <table:table-cell office:value-type="float" office:value="1.46234187431694E+018" calcext:value-type="float">
            <text:p>1462341874316940000</text:p>
          </table:table-cell>
          <table:table-cell table:number-columns-repeated="3"/>
        </table:table-row>
        <table:table-row table:style-name="ro1">
          <table:table-cell office:value-type="float" office:value="1.46234187436696E+018" calcext:value-type="float">
            <text:p>1462341874366960000</text:p>
          </table:table-cell>
          <table:table-cell table:formula="of:=[.A1529]-[.$A$2]" office:value-type="float" office:value="76350080000" calcext:value-type="float">
            <text:p>76350080000</text:p>
          </table:table-cell>
          <table:table-cell table:formula="of:=[.B1529]/[.$B$3]" office:value-type="float" office:value="1521.82398954979" calcext:value-type="float">
            <text:p>1522</text:p>
          </table:table-cell>
          <table:table-cell office:value-type="float" office:value="0.852777004242" calcext:value-type="float">
            <text:p>0.8527770042</text:p>
          </table:table-cell>
          <table:table-cell/>
          <table:table-cell office:value-type="float" office:value="1.46234187436696E+018" calcext:value-type="float">
            <text:p>1462341874366960000</text:p>
          </table:table-cell>
          <table:table-cell table:number-columns-repeated="3"/>
        </table:table-row>
        <table:table-row table:style-name="ro1">
          <table:table-cell office:value-type="float" office:value="1.46234187441692E+018" calcext:value-type="float">
            <text:p>1462341874416920000</text:p>
          </table:table-cell>
          <table:table-cell table:formula="of:=[.A1530]-[.$A$2]" office:value-type="float" office:value="76400039936" calcext:value-type="float">
            <text:p>76400039936</text:p>
          </table:table-cell>
          <table:table-cell table:formula="of:=[.B1530]/[.$B$3]" office:value-type="float" office:value="1522.81980028269" calcext:value-type="float">
            <text:p>1523</text:p>
          </table:table-cell>
          <table:table-cell office:value-type="float" office:value="0.850283503532" calcext:value-type="float">
            <text:p>0.8502835035</text:p>
          </table:table-cell>
          <table:table-cell/>
          <table:table-cell office:value-type="float" office:value="1.46234187441692E+018" calcext:value-type="float">
            <text:p>1462341874416920000</text:p>
          </table:table-cell>
          <table:table-cell table:number-columns-repeated="3"/>
        </table:table-row>
        <table:table-row table:style-name="ro1">
          <table:table-cell office:value-type="float" office:value="1.46234187446693E+018" calcext:value-type="float">
            <text:p>1462341874466930000</text:p>
          </table:table-cell>
          <table:table-cell table:formula="of:=[.A1531]-[.$A$2]" office:value-type="float" office:value="76450049792" calcext:value-type="float">
            <text:p>76450049792</text:p>
          </table:table-cell>
          <table:table-cell table:formula="of:=[.B1531]/[.$B$3]" office:value-type="float" office:value="1523.8166060303" calcext:value-type="float">
            <text:p>1524</text:p>
          </table:table-cell>
          <table:table-cell office:value-type="float" office:value="0.857764005661" calcext:value-type="float">
            <text:p>0.8577640057</text:p>
          </table:table-cell>
          <table:table-cell/>
          <table:table-cell office:value-type="float" office:value="1.46234187446693E+018" calcext:value-type="float">
            <text:p>1462341874466930000</text:p>
          </table:table-cell>
          <table:table-cell table:number-columns-repeated="3"/>
        </table:table-row>
        <table:table-row table:style-name="ro1">
          <table:table-cell office:value-type="float" office:value="1.46234187451693E+018" calcext:value-type="float">
            <text:p>1462341874516930000</text:p>
          </table:table-cell>
          <table:table-cell table:formula="of:=[.A1532]-[.$A$2]" office:value-type="float" office:value="76500049664" calcext:value-type="float">
            <text:p>76500049664</text:p>
          </table:table-cell>
          <table:table-cell table:formula="of:=[.B1532]/[.$B$3]" office:value-type="float" office:value="1524.81321277497" calcext:value-type="float">
            <text:p>1525</text:p>
          </table:table-cell>
          <table:table-cell office:value-type="float" office:value="0.892673015594" calcext:value-type="float">
            <text:p>0.8926730156</text:p>
          </table:table-cell>
          <table:table-cell/>
          <table:table-cell office:value-type="float" office:value="1.46234187451693E+018" calcext:value-type="float">
            <text:p>1462341874516930000</text:p>
          </table:table-cell>
          <table:table-cell table:number-columns-repeated="3"/>
        </table:table-row>
        <table:table-row table:style-name="ro1">
          <table:table-cell office:value-type="float" office:value="1.46234187456693E+018" calcext:value-type="float">
            <text:p>1462341874566930000</text:p>
          </table:table-cell>
          <table:table-cell table:formula="of:=[.A1533]-[.$A$2]" office:value-type="float" office:value="76550049792" calcext:value-type="float">
            <text:p>76550049792</text:p>
          </table:table-cell>
          <table:table-cell table:formula="of:=[.B1533]/[.$B$3]" office:value-type="float" office:value="1525.80982462228" calcext:value-type="float">
            <text:p>1526</text:p>
          </table:table-cell>
          <table:table-cell office:value-type="float" office:value="0.845296502113" calcext:value-type="float">
            <text:p>0.8452965021</text:p>
          </table:table-cell>
          <table:table-cell/>
          <table:table-cell office:value-type="float" office:value="1.46234187456693E+018" calcext:value-type="float">
            <text:p>1462341874566930000</text:p>
          </table:table-cell>
          <table:table-cell table:number-columns-repeated="3"/>
        </table:table-row>
        <table:table-row table:style-name="ro1">
          <table:table-cell office:value-type="float" office:value="1.4623418746171E+018" calcext:value-type="float">
            <text:p>1462341874617100000</text:p>
          </table:table-cell>
          <table:table-cell table:formula="of:=[.A1534]-[.$A$2]" office:value-type="float" office:value="76600219904" calcext:value-type="float">
            <text:p>76600219904</text:p>
          </table:table-cell>
          <table:table-cell table:formula="of:=[.B1534]/[.$B$3]" office:value-type="float" office:value="1526.80982462228" calcext:value-type="float">
            <text:p>1527</text:p>
          </table:table-cell>
          <table:table-cell office:value-type="float" office:value="1.21433448792" calcext:value-type="float">
            <text:p>1.2143344879</text:p>
          </table:table-cell>
          <table:table-cell/>
          <table:table-cell office:value-type="float" office:value="1.4623418746171E+018" calcext:value-type="float">
            <text:p>1462341874617100000</text:p>
          </table:table-cell>
          <table:table-cell table:number-columns-repeated="3"/>
        </table:table-row>
        <table:table-row table:style-name="ro1">
          <table:table-cell office:value-type="float" office:value="1.46234187466706E+018" calcext:value-type="float">
            <text:p>1462341874667060000</text:p>
          </table:table-cell>
          <table:table-cell table:formula="of:=[.A1535]-[.$A$2]" office:value-type="float" office:value="76650179840" calcext:value-type="float">
            <text:p>76650179840</text:p>
          </table:table-cell>
          <table:table-cell table:formula="of:=[.B1535]/[.$B$3]" office:value-type="float" office:value="1527.80563535517" calcext:value-type="float">
            <text:p>1528</text:p>
          </table:table-cell>
          <table:table-cell office:value-type="float" office:value="0.847790002823" calcext:value-type="float">
            <text:p>0.8477900028</text:p>
          </table:table-cell>
          <table:table-cell/>
          <table:table-cell office:value-type="float" office:value="1.46234187466706E+018" calcext:value-type="float">
            <text:p>1462341874667060000</text:p>
          </table:table-cell>
          <table:table-cell table:number-columns-repeated="3"/>
        </table:table-row>
        <table:table-row table:style-name="ro1">
          <table:table-cell office:value-type="float" office:value="1.46234187471694E+018" calcext:value-type="float">
            <text:p>1462341874716940000</text:p>
          </table:table-cell>
          <table:table-cell table:formula="of:=[.A1536]-[.$A$2]" office:value-type="float" office:value="76700059904" calcext:value-type="float">
            <text:p>76700059904</text:p>
          </table:table-cell>
          <table:table-cell table:formula="of:=[.B1536]/[.$B$3]" office:value-type="float" office:value="1528.79985406451" calcext:value-type="float">
            <text:p>1529</text:p>
          </table:table-cell>
          <table:table-cell office:value-type="float" office:value="0.815374493599" calcext:value-type="float">
            <text:p>0.8153744936</text:p>
          </table:table-cell>
          <table:table-cell/>
          <table:table-cell office:value-type="float" office:value="1.46234187471694E+018" calcext:value-type="float">
            <text:p>1462341874716940000</text:p>
          </table:table-cell>
          <table:table-cell table:number-columns-repeated="3"/>
        </table:table-row>
        <table:table-row table:style-name="ro1">
          <table:table-cell office:value-type="float" office:value="1.4623418747669E+018" calcext:value-type="float">
            <text:p>1462341874766900000</text:p>
          </table:table-cell>
          <table:table-cell table:formula="of:=[.A1537]-[.$A$2]" office:value-type="float" office:value="76750020096" calcext:value-type="float">
            <text:p>76750020096</text:p>
          </table:table-cell>
          <table:table-cell table:formula="of:=[.B1537]/[.$B$3]" office:value-type="float" office:value="1529.79566990004" calcext:value-type="float">
            <text:p>1530</text:p>
          </table:table-cell>
          <table:table-cell office:value-type="float" office:value="0.795426487923" calcext:value-type="float">
            <text:p>0.7954264879</text:p>
          </table:table-cell>
          <table:table-cell/>
          <table:table-cell office:value-type="float" office:value="1.4623418747669E+018" calcext:value-type="float">
            <text:p>1462341874766900000</text:p>
          </table:table-cell>
          <table:table-cell table:number-columns-repeated="3"/>
        </table:table-row>
        <table:table-row table:style-name="ro1">
          <table:table-cell office:value-type="float" office:value="1.46234187481696E+018" calcext:value-type="float">
            <text:p>1462341874816960000</text:p>
          </table:table-cell>
          <table:table-cell table:formula="of:=[.A1538]-[.$A$2]" office:value-type="float" office:value="76800079872" calcext:value-type="float">
            <text:p>76800079872</text:p>
          </table:table-cell>
          <table:table-cell table:formula="of:=[.B1538]/[.$B$3]" office:value-type="float" office:value="1530.79347066237" calcext:value-type="float">
            <text:p>1531</text:p>
          </table:table-cell>
          <table:table-cell office:value-type="float" office:value="0.890179514885" calcext:value-type="float">
            <text:p>0.8901795149</text:p>
          </table:table-cell>
          <table:table-cell/>
          <table:table-cell office:value-type="float" office:value="1.46234187481696E+018" calcext:value-type="float">
            <text:p>1462341874816960000</text:p>
          </table:table-cell>
          <table:table-cell table:number-columns-repeated="3"/>
        </table:table-row>
        <table:table-row table:style-name="ro1">
          <table:table-cell office:value-type="float" office:value="1.46234187486706E+018" calcext:value-type="float">
            <text:p>1462341874867060000</text:p>
          </table:table-cell>
          <table:table-cell table:formula="of:=[.A1539]-[.$A$2]" office:value-type="float" office:value="76850179840" calcext:value-type="float">
            <text:p>76850179840</text:p>
          </table:table-cell>
          <table:table-cell table:formula="of:=[.B1539]/[.$B$3]" office:value-type="float" office:value="1531.79207253912" calcext:value-type="float">
            <text:p>1532</text:p>
          </table:table-cell>
          <table:table-cell office:value-type="float" office:value="0.785452485085" calcext:value-type="float">
            <text:p>0.7854524851</text:p>
          </table:table-cell>
          <table:table-cell/>
          <table:table-cell office:value-type="float" office:value="1.46234187486706E+018" calcext:value-type="float">
            <text:p>1462341874867060000</text:p>
          </table:table-cell>
          <table:table-cell table:number-columns-repeated="3"/>
        </table:table-row>
        <table:table-row table:style-name="ro1">
          <table:table-cell office:value-type="float" office:value="1.46234187491697E+018" calcext:value-type="float">
            <text:p>1462341874916970000</text:p>
          </table:table-cell>
          <table:table-cell table:formula="of:=[.A1540]-[.$A$2]" office:value-type="float" office:value="76900089856" calcext:value-type="float">
            <text:p>76900089856</text:p>
          </table:table-cell>
          <table:table-cell table:formula="of:=[.B1540]/[.$B$3]" office:value-type="float" office:value="1532.7868882573" calcext:value-type="float">
            <text:p>1533</text:p>
          </table:table-cell>
          <table:table-cell office:value-type="float" office:value="0.75553047657" calcext:value-type="float">
            <text:p>0.7555304766</text:p>
          </table:table-cell>
          <table:table-cell/>
          <table:table-cell office:value-type="float" office:value="1.46234187491697E+018" calcext:value-type="float">
            <text:p>1462341874916970000</text:p>
          </table:table-cell>
          <table:table-cell table:number-columns-repeated="3"/>
        </table:table-row>
        <table:table-row table:style-name="ro1">
          <table:table-cell office:value-type="float" office:value="1.46234187496694E+018" calcext:value-type="float">
            <text:p>1462341874966940000</text:p>
          </table:table-cell>
          <table:table-cell table:formula="of:=[.A1541]-[.$A$2]" office:value-type="float" office:value="76950060032" calcext:value-type="float">
            <text:p>76950060032</text:p>
          </table:table-cell>
          <table:table-cell table:formula="of:=[.B1541]/[.$B$3]" office:value-type="float" office:value="1533.78290309577" calcext:value-type="float">
            <text:p>1534</text:p>
          </table:table-cell>
          <table:table-cell office:value-type="float" office:value="0.750543475151" calcext:value-type="float">
            <text:p>0.7505434752</text:p>
          </table:table-cell>
          <table:table-cell/>
          <table:table-cell office:value-type="float" office:value="1.46234187496694E+018" calcext:value-type="float">
            <text:p>1462341874966940000</text:p>
          </table:table-cell>
          <table:table-cell table:number-columns-repeated="3"/>
        </table:table-row>
        <table:table-row table:style-name="ro1">
          <table:table-cell office:value-type="float" office:value="1.46234187501702E+018" calcext:value-type="float">
            <text:p>1462341875017020000</text:p>
          </table:table-cell>
          <table:table-cell table:formula="of:=[.A1542]-[.$A$2]" office:value-type="float" office:value="77000140032" calcext:value-type="float">
            <text:p>77000140032</text:p>
          </table:table-cell>
          <table:table-cell table:formula="of:=[.B1542]/[.$B$3]" office:value-type="float" office:value="1534.78110696663" calcext:value-type="float">
            <text:p>1535</text:p>
          </table:table-cell>
          <table:table-cell office:value-type="float" office:value="0.728101968765" calcext:value-type="float">
            <text:p>0.7281019688</text:p>
          </table:table-cell>
          <table:table-cell/>
          <table:table-cell office:value-type="float" office:value="1.46234187501702E+018" calcext:value-type="float">
            <text:p>1462341875017020000</text:p>
          </table:table-cell>
          <table:table-cell table:number-columns-repeated="3"/>
        </table:table-row>
        <table:table-row table:style-name="ro1">
          <table:table-cell office:value-type="float" office:value="1.46234187506697E+018" calcext:value-type="float">
            <text:p>1462341875066970000</text:p>
          </table:table-cell>
          <table:table-cell table:formula="of:=[.A1543]-[.$A$2]" office:value-type="float" office:value="77050089728" calcext:value-type="float">
            <text:p>77050089728</text:p>
          </table:table-cell>
          <table:table-cell table:formula="of:=[.B1543]/[.$B$3]" office:value-type="float" office:value="1535.77671359394" calcext:value-type="float">
            <text:p>1536</text:p>
          </table:table-cell>
          <table:table-cell office:value-type="float" office:value="0.67324501276" calcext:value-type="float">
            <text:p>0.6732450128</text:p>
          </table:table-cell>
          <table:table-cell/>
          <table:table-cell office:value-type="float" office:value="1.46234187506697E+018" calcext:value-type="float">
            <text:p>1462341875066970000</text:p>
          </table:table-cell>
          <table:table-cell table:number-columns-repeated="3"/>
        </table:table-row>
        <table:table-row table:style-name="ro1">
          <table:table-cell office:value-type="float" office:value="1.46234187511694E+018" calcext:value-type="float">
            <text:p>1462341875116940000</text:p>
          </table:table-cell>
          <table:table-cell table:formula="of:=[.A1544]-[.$A$2]" office:value-type="float" office:value="77100059904" calcext:value-type="float">
            <text:p>77100059904</text:p>
          </table:table-cell>
          <table:table-cell table:formula="of:=[.B1544]/[.$B$3]" office:value-type="float" office:value="1536.77272843242" calcext:value-type="float">
            <text:p>1537</text:p>
          </table:table-cell>
          <table:table-cell office:value-type="float" office:value="0.710647523403" calcext:value-type="float">
            <text:p>0.7106475234</text:p>
          </table:table-cell>
          <table:table-cell/>
          <table:table-cell office:value-type="float" office:value="1.46234187511694E+018" calcext:value-type="float">
            <text:p>1462341875116940000</text:p>
          </table:table-cell>
          <table:table-cell table:number-columns-repeated="3"/>
        </table:table-row>
        <table:table-row table:style-name="ro1">
          <table:table-cell office:value-type="float" office:value="1.462341875167E+018" calcext:value-type="float">
            <text:p>1462341875167000000</text:p>
          </table:table-cell>
          <table:table-cell table:formula="of:=[.A1545]-[.$A$2]" office:value-type="float" office:value="77150119936" calcext:value-type="float">
            <text:p>77150119936</text:p>
          </table:table-cell>
          <table:table-cell table:formula="of:=[.B1545]/[.$B$3]" office:value-type="float" office:value="1537.77053429739" calcext:value-type="float">
            <text:p>1538</text:p>
          </table:table-cell>
          <table:table-cell office:value-type="float" office:value="0.718128025532" calcext:value-type="float">
            <text:p>0.7181280255</text:p>
          </table:table-cell>
          <table:table-cell/>
          <table:table-cell office:value-type="float" office:value="1.462341875167E+018" calcext:value-type="float">
            <text:p>1462341875167000000</text:p>
          </table:table-cell>
          <table:table-cell table:number-columns-repeated="3"/>
        </table:table-row>
        <table:table-row table:style-name="ro1">
          <table:table-cell office:value-type="float" office:value="1.46234187521702E+018" calcext:value-type="float">
            <text:p>1462341875217020000</text:p>
          </table:table-cell>
          <table:table-cell table:formula="of:=[.A1546]-[.$A$2]" office:value-type="float" office:value="77200140032" calcext:value-type="float">
            <text:p>77200140032</text:p>
          </table:table-cell>
          <table:table-cell table:formula="of:=[.B1546]/[.$B$3]" office:value-type="float" office:value="1538.76754415059" calcext:value-type="float">
            <text:p>1539</text:p>
          </table:table-cell>
          <table:table-cell office:value-type="float" office:value="0.693193018436" calcext:value-type="float">
            <text:p>0.6931930184</text:p>
          </table:table-cell>
          <table:table-cell/>
          <table:table-cell office:value-type="float" office:value="1.46234187521702E+018" calcext:value-type="float">
            <text:p>1462341875217020000</text:p>
          </table:table-cell>
          <table:table-cell table:number-columns-repeated="3"/>
        </table:table-row>
        <table:table-row table:style-name="ro1">
          <table:table-cell office:value-type="float" office:value="1.46234187526707E+018" calcext:value-type="float">
            <text:p>1462341875267070000</text:p>
          </table:table-cell>
          <table:table-cell table:formula="of:=[.A1547]-[.$A$2]" office:value-type="float" office:value="77250189824" calcext:value-type="float">
            <text:p>77250189824</text:p>
          </table:table-cell>
          <table:table-cell table:formula="of:=[.B1547]/[.$B$3]" office:value-type="float" office:value="1539.76514590998" calcext:value-type="float">
            <text:p>1540</text:p>
          </table:table-cell>
          <table:table-cell office:value-type="float" office:value="0.668258011341" calcext:value-type="float">
            <text:p>0.6682580113</text:p>
          </table:table-cell>
          <table:table-cell/>
          <table:table-cell office:value-type="float" office:value="1.46234187526707E+018" calcext:value-type="float">
            <text:p>1462341875267070000</text:p>
          </table:table-cell>
          <table:table-cell table:number-columns-repeated="3"/>
        </table:table-row>
        <table:table-row table:style-name="ro1">
          <table:table-cell office:value-type="float" office:value="1.46234187531703E+018" calcext:value-type="float">
            <text:p>1462341875317030000</text:p>
          </table:table-cell>
          <table:table-cell table:formula="of:=[.A1548]-[.$A$2]" office:value-type="float" office:value="77300150016" calcext:value-type="float">
            <text:p>77300150016</text:p>
          </table:table-cell>
          <table:table-cell table:formula="of:=[.B1548]/[.$B$3]" office:value-type="float" office:value="1540.76096174551" calcext:value-type="float">
            <text:p>1541</text:p>
          </table:table-cell>
          <table:table-cell office:value-type="float" office:value="0.680725514889" calcext:value-type="float">
            <text:p>0.6807255149</text:p>
          </table:table-cell>
          <table:table-cell/>
          <table:table-cell office:value-type="float" office:value="1.46234187531703E+018" calcext:value-type="float">
            <text:p>1462341875317030000</text:p>
          </table:table-cell>
          <table:table-cell table:number-columns-repeated="3"/>
        </table:table-row>
        <table:table-row table:style-name="ro1">
          <table:table-cell office:value-type="float" office:value="1.46234187536699E+018" calcext:value-type="float">
            <text:p>1462341875366990000</text:p>
          </table:table-cell>
          <table:table-cell table:formula="of:=[.A1549]-[.$A$2]" office:value-type="float" office:value="77350109696" calcext:value-type="float">
            <text:p>77350109696</text:p>
          </table:table-cell>
          <table:table-cell table:formula="of:=[.B1549]/[.$B$3]" office:value-type="float" office:value="1541.75676737576" calcext:value-type="float">
            <text:p>1542</text:p>
          </table:table-cell>
          <table:table-cell office:value-type="float" office:value="0.668258011341" calcext:value-type="float">
            <text:p>0.6682580113</text:p>
          </table:table-cell>
          <table:table-cell/>
          <table:table-cell office:value-type="float" office:value="1.46234187536699E+018" calcext:value-type="float">
            <text:p>1462341875366990000</text:p>
          </table:table-cell>
          <table:table-cell table:number-columns-repeated="3"/>
        </table:table-row>
        <table:table-row table:style-name="ro1">
          <table:table-cell office:value-type="float" office:value="1.4623418754169E+018" calcext:value-type="float">
            <text:p>1462341875416900000</text:p>
          </table:table-cell>
          <table:table-cell table:formula="of:=[.A1550]-[.$A$2]" office:value-type="float" office:value="77400019968" calcext:value-type="float">
            <text:p>77400019968</text:p>
          </table:table-cell>
          <table:table-cell table:formula="of:=[.B1550]/[.$B$3]" office:value-type="float" office:value="1542.75158819657" calcext:value-type="float">
            <text:p>1543</text:p>
          </table:table-cell>
          <table:table-cell office:value-type="float" office:value="0.67324501276" calcext:value-type="float">
            <text:p>0.6732450128</text:p>
          </table:table-cell>
          <table:table-cell/>
          <table:table-cell office:value-type="float" office:value="1.4623418754169E+018" calcext:value-type="float">
            <text:p>1462341875416900000</text:p>
          </table:table-cell>
          <table:table-cell table:number-columns-repeated="3"/>
        </table:table-row>
        <table:table-row table:style-name="ro1">
          <table:table-cell office:value-type="float" office:value="1.46234187546709E+018" calcext:value-type="float">
            <text:p>1462341875467090000</text:p>
          </table:table-cell>
          <table:table-cell table:formula="of:=[.A1551]-[.$A$2]" office:value-type="float" office:value="77450209792" calcext:value-type="float">
            <text:p>77450209792</text:p>
          </table:table-cell>
          <table:table-cell table:formula="of:=[.B1551]/[.$B$3]" office:value-type="float" office:value="1543.75198109982" calcext:value-type="float">
            <text:p>1544</text:p>
          </table:table-cell>
          <table:table-cell office:value-type="float" office:value="0.658284008503" calcext:value-type="float">
            <text:p>0.6582840085</text:p>
          </table:table-cell>
          <table:table-cell/>
          <table:table-cell office:value-type="float" office:value="1.46234187546709E+018" calcext:value-type="float">
            <text:p>1462341875467090000</text:p>
          </table:table-cell>
          <table:table-cell table:number-columns-repeated="3"/>
        </table:table-row>
        <table:table-row table:style-name="ro1">
          <table:table-cell office:value-type="float" office:value="1.46234187551692E+018" calcext:value-type="float">
            <text:p>1462341875516920000</text:p>
          </table:table-cell>
          <table:table-cell table:formula="of:=[.A1552]-[.$A$2]" office:value-type="float" office:value="77500039936" calcext:value-type="float">
            <text:p>77500039936</text:p>
          </table:table-cell>
          <table:table-cell table:formula="of:=[.B1552]/[.$B$3]" office:value-type="float" office:value="1544.74520479444" calcext:value-type="float">
            <text:p>1545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7551692E+018" calcext:value-type="float">
            <text:p>1462341875516920000</text:p>
          </table:table-cell>
          <table:table-cell table:number-columns-repeated="3"/>
        </table:table-row>
        <table:table-row table:style-name="ro1">
          <table:table-cell office:value-type="float" office:value="1.46234187556692E+018" calcext:value-type="float">
            <text:p>1462341875566920000</text:p>
          </table:table-cell>
          <table:table-cell table:formula="of:=[.A1553]-[.$A$2]" office:value-type="float" office:value="77550039808" calcext:value-type="float">
            <text:p>77550039808</text:p>
          </table:table-cell>
          <table:table-cell table:formula="of:=[.B1553]/[.$B$3]" office:value-type="float" office:value="1545.74181153911" calcext:value-type="float">
            <text:p>1546</text:p>
          </table:table-cell>
          <table:table-cell office:value-type="float" office:value="0.575998544693" calcext:value-type="float">
            <text:p>0.5759985447</text:p>
          </table:table-cell>
          <table:table-cell/>
          <table:table-cell office:value-type="float" office:value="1.46234187556692E+018" calcext:value-type="float">
            <text:p>1462341875566920000</text:p>
          </table:table-cell>
          <table:table-cell table:number-columns-repeated="3"/>
        </table:table-row>
        <table:table-row table:style-name="ro1">
          <table:table-cell office:value-type="float" office:value="1.46234187561707E+018" calcext:value-type="float">
            <text:p>1462341875617070000</text:p>
          </table:table-cell>
          <table:table-cell table:formula="of:=[.A1554]-[.$A$2]" office:value-type="float" office:value="77600189952" calcext:value-type="float">
            <text:p>77600189952</text:p>
          </table:table-cell>
          <table:table-cell table:formula="of:=[.B1554]/[.$B$3]" office:value-type="float" office:value="1546.74141353322" calcext:value-type="float">
            <text:p>1547</text:p>
          </table:table-cell>
          <table:table-cell office:value-type="float" office:value="0.613400995731" calcext:value-type="float">
            <text:p>0.6134009957</text:p>
          </table:table-cell>
          <table:table-cell/>
          <table:table-cell office:value-type="float" office:value="1.46234187561707E+018" calcext:value-type="float">
            <text:p>1462341875617070000</text:p>
          </table:table-cell>
          <table:table-cell table:number-columns-repeated="3"/>
        </table:table-row>
        <table:table-row table:style-name="ro1">
          <table:table-cell office:value-type="float" office:value="1.46234187566697E+018" calcext:value-type="float">
            <text:p>1462341875666970000</text:p>
          </table:table-cell>
          <table:table-cell table:formula="of:=[.A1555]-[.$A$2]" office:value-type="float" office:value="77650089728" calcext:value-type="float">
            <text:p>77650089728</text:p>
          </table:table-cell>
          <table:table-cell table:formula="of:=[.B1555]/[.$B$3]" office:value-type="float" office:value="1547.73602514581" calcext:value-type="float">
            <text:p>1548</text:p>
          </table:table-cell>
          <table:table-cell office:value-type="float" office:value="0.62088149786" calcext:value-type="float">
            <text:p>0.6208814979</text:p>
          </table:table-cell>
          <table:table-cell/>
          <table:table-cell office:value-type="float" office:value="1.46234187566697E+018" calcext:value-type="float">
            <text:p>1462341875666970000</text:p>
          </table:table-cell>
          <table:table-cell table:number-columns-repeated="3"/>
        </table:table-row>
        <table:table-row table:style-name="ro1">
          <table:table-cell office:value-type="float" office:value="1.46234187571699E+018" calcext:value-type="float">
            <text:p>1462341875716990000</text:p>
          </table:table-cell>
          <table:table-cell table:formula="of:=[.A1556]-[.$A$2]" office:value-type="float" office:value="77700109824" calcext:value-type="float">
            <text:p>77700109824</text:p>
          </table:table-cell>
          <table:table-cell table:formula="of:=[.B1556]/[.$B$3]" office:value-type="float" office:value="1548.73303499901" calcext:value-type="float">
            <text:p>1549</text:p>
          </table:table-cell>
          <table:table-cell office:value-type="float" office:value="0.610907495022" calcext:value-type="float">
            <text:p>0.610907495</text:p>
          </table:table-cell>
          <table:table-cell/>
          <table:table-cell office:value-type="float" office:value="1.46234187571699E+018" calcext:value-type="float">
            <text:p>1462341875716990000</text:p>
          </table:table-cell>
          <table:table-cell table:number-columns-repeated="3"/>
        </table:table-row>
        <table:table-row table:style-name="ro1">
          <table:table-cell office:value-type="float" office:value="1.46234187576691E+018" calcext:value-type="float">
            <text:p>1462341875766910000</text:p>
          </table:table-cell>
          <table:table-cell table:formula="of:=[.A1557]-[.$A$2]" office:value-type="float" office:value="77750029824" calcext:value-type="float">
            <text:p>77750029824</text:p>
          </table:table-cell>
          <table:table-cell table:formula="of:=[.B1557]/[.$B$3]" office:value-type="float" office:value="1549.72804972012" calcext:value-type="float">
            <text:p>1550</text:p>
          </table:table-cell>
          <table:table-cell office:value-type="float" office:value="0.595946490765" calcext:value-type="float">
            <text:p>0.5959464908</text:p>
          </table:table-cell>
          <table:table-cell/>
          <table:table-cell office:value-type="float" office:value="1.46234187576691E+018" calcext:value-type="float">
            <text:p>1462341875766910000</text:p>
          </table:table-cell>
          <table:table-cell table:number-columns-repeated="3"/>
        </table:table-row>
        <table:table-row table:style-name="ro1">
          <table:table-cell office:value-type="float" office:value="1.46234187581698E+018" calcext:value-type="float">
            <text:p>1462341875816980000</text:p>
          </table:table-cell>
          <table:table-cell table:formula="of:=[.A1558]-[.$A$2]" office:value-type="float" office:value="77800099840" calcext:value-type="float">
            <text:p>77800099840</text:p>
          </table:table-cell>
          <table:table-cell table:formula="of:=[.B1558]/[.$B$3]" office:value-type="float" office:value="1550.72605458804" calcext:value-type="float">
            <text:p>1551</text:p>
          </table:table-cell>
          <table:table-cell office:value-type="float" office:value="0.603426992893" calcext:value-type="float">
            <text:p>0.6034269929</text:p>
          </table:table-cell>
          <table:table-cell/>
          <table:table-cell office:value-type="float" office:value="1.46234187581698E+018" calcext:value-type="float">
            <text:p>1462341875816980000</text:p>
          </table:table-cell>
          <table:table-cell table:number-columns-repeated="3"/>
        </table:table-row>
        <table:table-row table:style-name="ro1">
          <table:table-cell office:value-type="float" office:value="1.46234187586691E+018" calcext:value-type="float">
            <text:p>1462341875866910000</text:p>
          </table:table-cell>
          <table:table-cell table:formula="of:=[.A1559]-[.$A$2]" office:value-type="float" office:value="77850029824" calcext:value-type="float">
            <text:p>77850029824</text:p>
          </table:table-cell>
          <table:table-cell table:formula="of:=[.B1559]/[.$B$3]" office:value-type="float" office:value="1551.7212683121" calcext:value-type="float">
            <text:p>1552</text:p>
          </table:table-cell>
          <table:table-cell office:value-type="float" office:value="0.595946490765" calcext:value-type="float">
            <text:p>0.5959464908</text:p>
          </table:table-cell>
          <table:table-cell/>
          <table:table-cell office:value-type="float" office:value="1.46234187586691E+018" calcext:value-type="float">
            <text:p>1462341875866910000</text:p>
          </table:table-cell>
          <table:table-cell table:number-columns-repeated="3"/>
        </table:table-row>
        <table:table-row table:style-name="ro1">
          <table:table-cell office:value-type="float" office:value="1.46234187591691E+018" calcext:value-type="float">
            <text:p>1462341875916910000</text:p>
          </table:table-cell>
          <table:table-cell table:formula="of:=[.A1560]-[.$A$2]" office:value-type="float" office:value="77900029952" calcext:value-type="float">
            <text:p>77900029952</text:p>
          </table:table-cell>
          <table:table-cell table:formula="of:=[.B1560]/[.$B$3]" office:value-type="float" office:value="1552.71788015941" calcext:value-type="float">
            <text:p>1553</text:p>
          </table:table-cell>
          <table:table-cell office:value-type="float" office:value="0.595946490765" calcext:value-type="float">
            <text:p>0.5959464908</text:p>
          </table:table-cell>
          <table:table-cell/>
          <table:table-cell office:value-type="float" office:value="1.46234187591691E+018" calcext:value-type="float">
            <text:p>1462341875916910000</text:p>
          </table:table-cell>
          <table:table-cell table:number-columns-repeated="3"/>
        </table:table-row>
        <table:table-row table:style-name="ro1">
          <table:table-cell office:value-type="float" office:value="1.46234187596693E+018" calcext:value-type="float">
            <text:p>1462341875966930000</text:p>
          </table:table-cell>
          <table:table-cell table:formula="of:=[.A1561]-[.$A$2]" office:value-type="float" office:value="77950049792" calcext:value-type="float">
            <text:p>77950049792</text:p>
          </table:table-cell>
          <table:table-cell table:formula="of:=[.B1561]/[.$B$3]" office:value-type="float" office:value="1553.71488490996" calcext:value-type="float">
            <text:p>1554</text:p>
          </table:table-cell>
          <table:table-cell office:value-type="float" office:value="0.593452990055" calcext:value-type="float">
            <text:p>0.5934529901</text:p>
          </table:table-cell>
          <table:table-cell/>
          <table:table-cell office:value-type="float" office:value="1.46234187596693E+018" calcext:value-type="float">
            <text:p>1462341875966930000</text:p>
          </table:table-cell>
          <table:table-cell table:number-columns-repeated="3"/>
        </table:table-row>
        <table:table-row table:style-name="ro1">
          <table:table-cell office:value-type="float" office:value="1.462341876017E+018" calcext:value-type="float">
            <text:p>1462341876017000000</text:p>
          </table:table-cell>
          <table:table-cell table:formula="of:=[.A1562]-[.$A$2]" office:value-type="float" office:value="78000119808" calcext:value-type="float">
            <text:p>78000119808</text:p>
          </table:table-cell>
          <table:table-cell table:formula="of:=[.B1562]/[.$B$3]" office:value-type="float" office:value="1554.71288977788" calcext:value-type="float">
            <text:p>1555</text:p>
          </table:table-cell>
          <table:table-cell office:value-type="float" office:value="0.605920493603" calcext:value-type="float">
            <text:p>0.6059204936</text:p>
          </table:table-cell>
          <table:table-cell/>
          <table:table-cell office:value-type="float" office:value="1.462341876017E+018" calcext:value-type="float">
            <text:p>1462341876017000000</text:p>
          </table:table-cell>
          <table:table-cell table:number-columns-repeated="3"/>
        </table:table-row>
        <table:table-row table:style-name="ro1">
          <table:table-cell office:value-type="float" office:value="1.46234187606706E+018" calcext:value-type="float">
            <text:p>1462341876067060000</text:p>
          </table:table-cell>
          <table:table-cell table:formula="of:=[.A1563]-[.$A$2]" office:value-type="float" office:value="78050180096" calcext:value-type="float">
            <text:p>78050180096</text:p>
          </table:table-cell>
          <table:table-cell table:formula="of:=[.B1563]/[.$B$3]" office:value-type="float" office:value="1555.7107007455" calcext:value-type="float">
            <text:p>1556</text:p>
          </table:table-cell>
          <table:table-cell office:value-type="float" office:value="0.880205512047" calcext:value-type="float">
            <text:p>0.880205512</text:p>
          </table:table-cell>
          <table:table-cell/>
          <table:table-cell office:value-type="float" office:value="1.46234187606706E+018" calcext:value-type="float">
            <text:p>1462341876067060000</text:p>
          </table:table-cell>
          <table:table-cell table:number-columns-repeated="3"/>
        </table:table-row>
        <table:table-row table:style-name="ro1">
          <table:table-cell office:value-type="float" office:value="1.46234187611693E+018" calcext:value-type="float">
            <text:p>1462341876116930000</text:p>
          </table:table-cell>
          <table:table-cell table:formula="of:=[.A1564]-[.$A$2]" office:value-type="float" office:value="78100049920" calcext:value-type="float">
            <text:p>78100049920</text:p>
          </table:table-cell>
          <table:table-cell table:formula="of:=[.B1564]/[.$B$3]" office:value-type="float" office:value="1556.70471534925" calcext:value-type="float">
            <text:p>1557</text:p>
          </table:table-cell>
          <table:table-cell office:value-type="float" office:value="0.575998485088" calcext:value-type="float">
            <text:p>0.5759984851</text:p>
          </table:table-cell>
          <table:table-cell/>
          <table:table-cell office:value-type="float" office:value="1.46234187611693E+018" calcext:value-type="float">
            <text:p>1462341876116930000</text:p>
          </table:table-cell>
          <table:table-cell table:number-columns-repeated="3"/>
        </table:table-row>
        <table:table-row table:style-name="ro1">
          <table:table-cell office:value-type="float" office:value="1.46234187616695E+018" calcext:value-type="float">
            <text:p>1462341876166950000</text:p>
          </table:table-cell>
          <table:table-cell table:formula="of:=[.A1565]-[.$A$2]" office:value-type="float" office:value="78150069760" calcext:value-type="float">
            <text:p>78150069760</text:p>
          </table:table-cell>
          <table:table-cell table:formula="of:=[.B1565]/[.$B$3]" office:value-type="float" office:value="1557.70172009981" calcext:value-type="float">
            <text:p>1558</text:p>
          </table:table-cell>
          <table:table-cell office:value-type="float" office:value="0.528622031212" calcext:value-type="float">
            <text:p>0.5286220312</text:p>
          </table:table-cell>
          <table:table-cell/>
          <table:table-cell office:value-type="float" office:value="1.46234187616695E+018" calcext:value-type="float">
            <text:p>1462341876166950000</text:p>
          </table:table-cell>
          <table:table-cell table:number-columns-repeated="3"/>
        </table:table-row>
        <table:table-row table:style-name="ro1">
          <table:table-cell office:value-type="float" office:value="1.46234187621715E+018" calcext:value-type="float">
            <text:p>1462341876217150000</text:p>
          </table:table-cell>
          <table:table-cell table:formula="of:=[.A1566]-[.$A$2]" office:value-type="float" office:value="78200269824" calcext:value-type="float">
            <text:p>78200269824</text:p>
          </table:table-cell>
          <table:table-cell table:formula="of:=[.B1566]/[.$B$3]" office:value-type="float" office:value="1558.70231710864" calcext:value-type="float">
            <text:p>1559</text:p>
          </table:table-cell>
          <table:table-cell office:value-type="float" office:value="0.575998485088" calcext:value-type="float">
            <text:p>0.5759984851</text:p>
          </table:table-cell>
          <table:table-cell/>
          <table:table-cell office:value-type="float" office:value="1.46234187621715E+018" calcext:value-type="float">
            <text:p>1462341876217150000</text:p>
          </table:table-cell>
          <table:table-cell table:number-columns-repeated="3"/>
        </table:table-row>
        <table:table-row table:style-name="ro1">
          <table:table-cell office:value-type="float" office:value="1.46234187626696E+018" calcext:value-type="float">
            <text:p>1462341876266960000</text:p>
          </table:table-cell>
          <table:table-cell table:formula="of:=[.A1567]-[.$A$2]" office:value-type="float" office:value="78250079744" calcext:value-type="float">
            <text:p>78250079744</text:p>
          </table:table-cell>
          <table:table-cell table:formula="of:=[.B1567]/[.$B$3]" office:value-type="float" office:value="1559.69513769473" calcext:value-type="float">
            <text:p>1560</text:p>
          </table:table-cell>
          <table:table-cell office:value-type="float" office:value="0.556050479412" calcext:value-type="float">
            <text:p>0.5560504794</text:p>
          </table:table-cell>
          <table:table-cell/>
          <table:table-cell office:value-type="float" office:value="1.46234187626696E+018" calcext:value-type="float">
            <text:p>1462341876266960000</text:p>
          </table:table-cell>
          <table:table-cell table:number-columns-repeated="3"/>
        </table:table-row>
        <table:table-row table:style-name="ro1">
          <table:table-cell office:value-type="float" office:value="1.462341876317E+018" calcext:value-type="float">
            <text:p>1462341876317000000</text:p>
          </table:table-cell>
          <table:table-cell table:formula="of:=[.A1568]-[.$A$2]" office:value-type="float" office:value="78300119808" calcext:value-type="float">
            <text:p>78300119808</text:p>
          </table:table-cell>
          <table:table-cell table:formula="of:=[.B1568]/[.$B$3]" office:value-type="float" office:value="1560.69254555382" calcext:value-type="float">
            <text:p>1561</text:p>
          </table:table-cell>
          <table:table-cell office:value-type="float" office:value="0.633349001408" calcext:value-type="float">
            <text:p>0.6333490014</text:p>
          </table:table-cell>
          <table:table-cell/>
          <table:table-cell office:value-type="float" office:value="1.462341876317E+018" calcext:value-type="float">
            <text:p>1462341876317000000</text:p>
          </table:table-cell>
          <table:table-cell table:number-columns-repeated="3"/>
        </table:table-row>
        <table:table-row table:style-name="ro1">
          <table:table-cell office:value-type="float" office:value="1.46234187636697E+018" calcext:value-type="float">
            <text:p>1462341876366970000</text:p>
          </table:table-cell>
          <table:table-cell table:formula="of:=[.A1569]-[.$A$2]" office:value-type="float" office:value="78350089984" calcext:value-type="float">
            <text:p>78350089984</text:p>
          </table:table-cell>
          <table:table-cell table:formula="of:=[.B1569]/[.$B$3]" office:value-type="float" office:value="1561.68856039229" calcext:value-type="float">
            <text:p>1562</text:p>
          </table:table-cell>
          <table:table-cell office:value-type="float" office:value="0.543582975864" calcext:value-type="float">
            <text:p>0.5435829759</text:p>
          </table:table-cell>
          <table:table-cell/>
          <table:table-cell office:value-type="float" office:value="1.46234187636697E+018" calcext:value-type="float">
            <text:p>1462341876366970000</text:p>
          </table:table-cell>
          <table:table-cell table:number-columns-repeated="3"/>
        </table:table-row>
        <table:table-row table:style-name="ro1">
          <table:table-cell office:value-type="float" office:value="1.46234187641695E+018" calcext:value-type="float">
            <text:p>1462341876416950000</text:p>
          </table:table-cell>
          <table:table-cell table:formula="of:=[.A1570]-[.$A$2]" office:value-type="float" office:value="78400069888" calcext:value-type="float">
            <text:p>78400069888</text:p>
          </table:table-cell>
          <table:table-cell table:formula="of:=[.B1570]/[.$B$3]" office:value-type="float" office:value="1562.68476913107" calcext:value-type="float">
            <text:p>1563</text:p>
          </table:table-cell>
          <table:table-cell office:value-type="float" office:value="0.543582975864" calcext:value-type="float">
            <text:p>0.5435829759</text:p>
          </table:table-cell>
          <table:table-cell/>
          <table:table-cell office:value-type="float" office:value="1.46234187641695E+018" calcext:value-type="float">
            <text:p>1462341876416950000</text:p>
          </table:table-cell>
          <table:table-cell table:number-columns-repeated="3"/>
        </table:table-row>
        <table:table-row table:style-name="ro1">
          <table:table-cell office:value-type="float" office:value="1.46234187646704E+018" calcext:value-type="float">
            <text:p>1462341876467040000</text:p>
          </table:table-cell>
          <table:table-cell table:formula="of:=[.A1571]-[.$A$2]" office:value-type="float" office:value="78450159872" calcext:value-type="float">
            <text:p>78450159872</text:p>
          </table:table-cell>
          <table:table-cell table:formula="of:=[.B1571]/[.$B$3]" office:value-type="float" office:value="1563.68317200488" calcext:value-type="float">
            <text:p>1564</text:p>
          </table:table-cell>
          <table:table-cell office:value-type="float" office:value="0.551063477993" calcext:value-type="float">
            <text:p>0.551063478</text:p>
          </table:table-cell>
          <table:table-cell/>
          <table:table-cell office:value-type="float" office:value="1.46234187646704E+018" calcext:value-type="float">
            <text:p>1462341876467040000</text:p>
          </table:table-cell>
          <table:table-cell table:number-columns-repeated="3"/>
        </table:table-row>
        <table:table-row table:style-name="ro1">
          <table:table-cell office:value-type="float" office:value="1.46234187651698E+018" calcext:value-type="float">
            <text:p>1462341876516980000</text:p>
          </table:table-cell>
          <table:table-cell table:formula="of:=[.A1572]-[.$A$2]" office:value-type="float" office:value="78500099840" calcext:value-type="float">
            <text:p>78500099840</text:p>
          </table:table-cell>
          <table:table-cell table:formula="of:=[.B1572]/[.$B$3]" office:value-type="float" office:value="1564.67858473188" calcext:value-type="float">
            <text:p>1565</text:p>
          </table:table-cell>
          <table:table-cell office:value-type="float" office:value="0.521141529083" calcext:value-type="float">
            <text:p>0.5211415291</text:p>
          </table:table-cell>
          <table:table-cell/>
          <table:table-cell office:value-type="float" office:value="1.46234187651698E+018" calcext:value-type="float">
            <text:p>1462341876516980000</text:p>
          </table:table-cell>
          <table:table-cell table:number-columns-repeated="3"/>
        </table:table-row>
        <table:table-row table:style-name="ro1">
          <table:table-cell office:value-type="float" office:value="1.46234187656701E+018" calcext:value-type="float">
            <text:p>1462341876567010000</text:p>
          </table:table-cell>
          <table:table-cell table:formula="of:=[.A1573]-[.$A$2]" office:value-type="float" office:value="78550129920" calcext:value-type="float">
            <text:p>78550129920</text:p>
          </table:table-cell>
          <table:table-cell table:formula="of:=[.B1573]/[.$B$3]" office:value-type="float" office:value="1565.67579358802" calcext:value-type="float">
            <text:p>1566</text:p>
          </table:table-cell>
          <table:table-cell office:value-type="float" office:value="0.521141529083" calcext:value-type="float">
            <text:p>0.5211415291</text:p>
          </table:table-cell>
          <table:table-cell/>
          <table:table-cell office:value-type="float" office:value="1.46234187656701E+018" calcext:value-type="float">
            <text:p>1462341876567010000</text:p>
          </table:table-cell>
          <table:table-cell table:number-columns-repeated="3"/>
        </table:table-row>
        <table:table-row table:style-name="ro1">
          <table:table-cell office:value-type="float" office:value="1.4623418766169E+018" calcext:value-type="float">
            <text:p>1462341876616900000</text:p>
          </table:table-cell>
          <table:table-cell table:formula="of:=[.A1574]-[.$A$2]" office:value-type="float" office:value="78600019968" calcext:value-type="float">
            <text:p>78600019968</text:p>
          </table:table-cell>
          <table:table-cell table:formula="of:=[.B1574]/[.$B$3]" office:value-type="float" office:value="1566.67021130031" calcext:value-type="float">
            <text:p>1567</text:p>
          </table:table-cell>
          <table:table-cell office:value-type="float" office:value="0.501193523407" calcext:value-type="float">
            <text:p>0.5011935234</text:p>
          </table:table-cell>
          <table:table-cell/>
          <table:table-cell office:value-type="float" office:value="1.4623418766169E+018" calcext:value-type="float">
            <text:p>1462341876616900000</text:p>
          </table:table-cell>
          <table:table-cell table:number-columns-repeated="3"/>
        </table:table-row>
        <table:table-row table:style-name="ro1">
          <table:table-cell office:value-type="float" office:value="1.46234187666691E+018" calcext:value-type="float">
            <text:p>1462341876666910000</text:p>
          </table:table-cell>
          <table:table-cell table:formula="of:=[.A1575]-[.$A$2]" office:value-type="float" office:value="78650029824" calcext:value-type="float">
            <text:p>78650029824</text:p>
          </table:table-cell>
          <table:table-cell table:formula="of:=[.B1575]/[.$B$3]" office:value-type="float" office:value="1567.66701704792" calcext:value-type="float">
            <text:p>1568</text:p>
          </table:table-cell>
          <table:table-cell office:value-type="float" office:value="0.249349996448" calcext:value-type="float">
            <text:p>0.2493499964</text:p>
          </table:table-cell>
          <table:table-cell/>
          <table:table-cell office:value-type="float" office:value="1.46234187666691E+018" calcext:value-type="float">
            <text:p>1462341876666910000</text:p>
          </table:table-cell>
          <table:table-cell table:number-columns-repeated="3"/>
        </table:table-row>
        <table:table-row table:style-name="ro1">
          <table:table-cell office:value-type="float" office:value="1.46234187671688E+018" calcext:value-type="float">
            <text:p>1462341876716880000</text:p>
          </table:table-cell>
          <table:table-cell table:formula="of:=[.A1576]-[.$A$2]" office:value-type="float" office:value="78699999744" calcext:value-type="float">
            <text:p>78699999744</text:p>
          </table:table-cell>
          <table:table-cell table:formula="of:=[.B1576]/[.$B$3]" office:value-type="float" office:value="1568.66302678376" calcext:value-type="float">
            <text:p>1569</text:p>
          </table:table-cell>
          <table:table-cell office:value-type="float" office:value="0.508674025536" calcext:value-type="float">
            <text:p>0.5086740255</text:p>
          </table:table-cell>
          <table:table-cell/>
          <table:table-cell office:value-type="float" office:value="1.46234187671688E+018" calcext:value-type="float">
            <text:p>1462341876716880000</text:p>
          </table:table-cell>
          <table:table-cell table:number-columns-repeated="3"/>
        </table:table-row>
        <table:table-row table:style-name="ro1">
          <table:table-cell office:value-type="float" office:value="1.4623418767669E+018" calcext:value-type="float">
            <text:p>1462341876766900000</text:p>
          </table:table-cell>
          <table:table-cell table:formula="of:=[.A1577]-[.$A$2]" office:value-type="float" office:value="78750019840" calcext:value-type="float">
            <text:p>78750019840</text:p>
          </table:table-cell>
          <table:table-cell table:formula="of:=[.B1577]/[.$B$3]" office:value-type="float" office:value="1569.66003663695" calcext:value-type="float">
            <text:p>1570</text:p>
          </table:table-cell>
          <table:table-cell office:value-type="float" office:value="0.503686964512" calcext:value-type="float">
            <text:p>0.5036869645</text:p>
          </table:table-cell>
          <table:table-cell/>
          <table:table-cell office:value-type="float" office:value="1.4623418767669E+018" calcext:value-type="float">
            <text:p>1462341876766900000</text:p>
          </table:table-cell>
          <table:table-cell table:number-columns-repeated="3"/>
        </table:table-row>
        <table:table-row table:style-name="ro1">
          <table:table-cell office:value-type="float" office:value="1.46234187681698E+018" calcext:value-type="float">
            <text:p>1462341876816980000</text:p>
          </table:table-cell>
          <table:table-cell table:formula="of:=[.A1578]-[.$A$2]" office:value-type="float" office:value="78800099840" calcext:value-type="float">
            <text:p>78800099840</text:p>
          </table:table-cell>
          <table:table-cell table:formula="of:=[.B1578]/[.$B$3]" office:value-type="float" office:value="1570.65824050781" calcext:value-type="float">
            <text:p>1571</text:p>
          </table:table-cell>
          <table:table-cell office:value-type="float" office:value="0.483738988638" calcext:value-type="float">
            <text:p>0.4837389886</text:p>
          </table:table-cell>
          <table:table-cell/>
          <table:table-cell office:value-type="float" office:value="1.46234187681698E+018" calcext:value-type="float">
            <text:p>1462341876816980000</text:p>
          </table:table-cell>
          <table:table-cell table:number-columns-repeated="3"/>
        </table:table-row>
        <table:table-row table:style-name="ro1">
          <table:table-cell office:value-type="float" office:value="1.46234187686706E+018" calcext:value-type="float">
            <text:p>1462341876867060000</text:p>
          </table:table-cell>
          <table:table-cell table:formula="of:=[.A1579]-[.$A$2]" office:value-type="float" office:value="78850179840" calcext:value-type="float">
            <text:p>78850179840</text:p>
          </table:table-cell>
          <table:table-cell table:formula="of:=[.B1579]/[.$B$3]" office:value-type="float" office:value="1571.65644437868" calcext:value-type="float">
            <text:p>1572</text:p>
          </table:table-cell>
          <table:table-cell office:value-type="float" office:value="0.481245487928" calcext:value-type="float">
            <text:p>0.4812454879</text:p>
          </table:table-cell>
          <table:table-cell/>
          <table:table-cell office:value-type="float" office:value="1.46234187686706E+018" calcext:value-type="float">
            <text:p>1462341876867060000</text:p>
          </table:table-cell>
          <table:table-cell table:number-columns-repeated="3"/>
        </table:table-row>
        <table:table-row table:style-name="ro1">
          <table:table-cell office:value-type="float" office:value="1.46234187691693E+018" calcext:value-type="float">
            <text:p>1462341876916930000</text:p>
          </table:table-cell>
          <table:table-cell table:formula="of:=[.A1580]-[.$A$2]" office:value-type="float" office:value="78900049920" calcext:value-type="float">
            <text:p>78900049920</text:p>
          </table:table-cell>
          <table:table-cell table:formula="of:=[.B1580]/[.$B$3]" office:value-type="float" office:value="1572.65046408507" calcext:value-type="float">
            <text:p>1573</text:p>
          </table:table-cell>
          <table:table-cell office:value-type="float" office:value="0.473765015602" calcext:value-type="float">
            <text:p>0.4737650156</text:p>
          </table:table-cell>
          <table:table-cell/>
          <table:table-cell office:value-type="float" office:value="1.46234187691693E+018" calcext:value-type="float">
            <text:p>1462341876916930000</text:p>
          </table:table-cell>
          <table:table-cell table:number-columns-repeated="3"/>
        </table:table-row>
        <table:table-row table:style-name="ro1">
          <table:table-cell office:value-type="float" office:value="1.46234187696695E+018" calcext:value-type="float">
            <text:p>1462341876966950000</text:p>
          </table:table-cell>
          <table:table-cell table:formula="of:=[.A1581]-[.$A$2]" office:value-type="float" office:value="78950070016" calcext:value-type="float">
            <text:p>78950070016</text:p>
          </table:table-cell>
          <table:table-cell table:formula="of:=[.B1581]/[.$B$3]" office:value-type="float" office:value="1573.64747393827" calcext:value-type="float">
            <text:p>1574</text:p>
          </table:table-cell>
          <table:table-cell office:value-type="float" office:value="0.473765015602" calcext:value-type="float">
            <text:p>0.4737650156</text:p>
          </table:table-cell>
          <table:table-cell/>
          <table:table-cell office:value-type="float" office:value="1.46234187696695E+018" calcext:value-type="float">
            <text:p>1462341876966950000</text:p>
          </table:table-cell>
          <table:table-cell table:number-columns-repeated="3"/>
        </table:table-row>
        <table:table-row table:style-name="ro1">
          <table:table-cell office:value-type="float" office:value="1.4623418770171E+018" calcext:value-type="float">
            <text:p>1462341877017100000</text:p>
          </table:table-cell>
          <table:table-cell table:formula="of:=[.A1582]-[.$A$2]" office:value-type="float" office:value="79000219904" calcext:value-type="float">
            <text:p>79000219904</text:p>
          </table:table-cell>
          <table:table-cell table:formula="of:=[.B1582]/[.$B$3]" office:value-type="float" office:value="1574.64707082974" calcext:value-type="float">
            <text:p>1575</text:p>
          </table:table-cell>
          <table:table-cell office:value-type="float" office:value="0.476258516312" calcext:value-type="float">
            <text:p>0.4762585163</text:p>
          </table:table-cell>
          <table:table-cell/>
          <table:table-cell office:value-type="float" office:value="1.4623418770171E+018" calcext:value-type="float">
            <text:p>1462341877017100000</text:p>
          </table:table-cell>
          <table:table-cell table:number-columns-repeated="3"/>
        </table:table-row>
        <table:table-row table:style-name="ro1">
          <table:table-cell office:value-type="float" office:value="1.46234187706692E+018" calcext:value-type="float">
            <text:p>1462341877066920000</text:p>
          </table:table-cell>
          <table:table-cell table:formula="of:=[.A1583]-[.$A$2]" office:value-type="float" office:value="79050039808" calcext:value-type="float">
            <text:p>79050039808</text:p>
          </table:table-cell>
          <table:table-cell table:formula="of:=[.B1583]/[.$B$3]" office:value-type="float" office:value="1575.64009041877" calcext:value-type="float">
            <text:p>1576</text:p>
          </table:table-cell>
          <table:table-cell office:value-type="float" office:value="0.481245517731" calcext:value-type="float">
            <text:p>0.4812455177</text:p>
          </table:table-cell>
          <table:table-cell/>
          <table:table-cell office:value-type="float" office:value="1.46234187706692E+018" calcext:value-type="float">
            <text:p>1462341877066920000</text:p>
          </table:table-cell>
          <table:table-cell table:number-columns-repeated="3"/>
        </table:table-row>
        <table:table-row table:style-name="ro1">
          <table:table-cell office:value-type="float" office:value="1.4623418771169E+018" calcext:value-type="float">
            <text:p>1462341877116900000</text:p>
          </table:table-cell>
          <table:table-cell table:formula="of:=[.A1584]-[.$A$2]" office:value-type="float" office:value="79100019712" calcext:value-type="float">
            <text:p>79100019712</text:p>
          </table:table-cell>
          <table:table-cell table:formula="of:=[.B1584]/[.$B$3]" office:value-type="float" office:value="1576.63629915755" calcext:value-type="float">
            <text:p>1577</text:p>
          </table:table-cell>
          <table:table-cell office:value-type="float" office:value="0.468778014183" calcext:value-type="float">
            <text:p>0.4687780142</text:p>
          </table:table-cell>
          <table:table-cell/>
          <table:table-cell office:value-type="float" office:value="1.4623418771169E+018" calcext:value-type="float">
            <text:p>1462341877116900000</text:p>
          </table:table-cell>
          <table:table-cell table:number-columns-repeated="3"/>
        </table:table-row>
        <table:table-row table:style-name="ro1">
          <table:table-cell office:value-type="float" office:value="1.46234187716694E+018" calcext:value-type="float">
            <text:p>1462341877166940000</text:p>
          </table:table-cell>
          <table:table-cell table:formula="of:=[.A1585]-[.$A$2]" office:value-type="float" office:value="79150059776" calcext:value-type="float">
            <text:p>79150059776</text:p>
          </table:table-cell>
          <table:table-cell table:formula="of:=[.B1585]/[.$B$3]" office:value-type="float" office:value="1577.63370701664" calcext:value-type="float">
            <text:p>1578</text:p>
          </table:table-cell>
          <table:table-cell office:value-type="float" office:value="0.478752017021" calcext:value-type="float">
            <text:p>0.478752017</text:p>
          </table:table-cell>
          <table:table-cell/>
          <table:table-cell office:value-type="float" office:value="1.46234187716694E+018" calcext:value-type="float">
            <text:p>1462341877166940000</text:p>
          </table:table-cell>
          <table:table-cell table:number-columns-repeated="3"/>
        </table:table-row>
        <table:table-row table:style-name="ro1">
          <table:table-cell office:value-type="float" office:value="1.46234187721708E+018" calcext:value-type="float">
            <text:p>1462341877217080000</text:p>
          </table:table-cell>
          <table:table-cell table:formula="of:=[.A1586]-[.$A$2]" office:value-type="float" office:value="79200199936" calcext:value-type="float">
            <text:p>79200199936</text:p>
          </table:table-cell>
          <table:table-cell table:formula="of:=[.B1586]/[.$B$3]" office:value-type="float" office:value="1578.63311000781" calcext:value-type="float">
            <text:p>1579</text:p>
          </table:table-cell>
          <table:table-cell office:value-type="float" office:value="0.396466493607" calcext:value-type="float">
            <text:p>0.3964664936</text:p>
          </table:table-cell>
          <table:table-cell/>
          <table:table-cell office:value-type="float" office:value="1.46234187721708E+018" calcext:value-type="float">
            <text:p>1462341877217080000</text:p>
          </table:table-cell>
          <table:table-cell table:number-columns-repeated="3"/>
        </table:table-row>
        <table:table-row table:style-name="ro1">
          <table:table-cell office:value-type="float" office:value="1.46234187726703E+018" calcext:value-type="float">
            <text:p>1462341877267030000</text:p>
          </table:table-cell>
          <table:table-cell table:formula="of:=[.A1587]-[.$A$2]" office:value-type="float" office:value="79250149888" calcext:value-type="float">
            <text:p>79250149888</text:p>
          </table:table-cell>
          <table:table-cell table:formula="of:=[.B1587]/[.$B$3]" office:value-type="float" office:value="1579.62872173775" calcext:value-type="float">
            <text:p>1580</text:p>
          </table:table-cell>
          <table:table-cell office:value-type="float" office:value="0.471271514893" calcext:value-type="float">
            <text:p>0.4712715149</text:p>
          </table:table-cell>
          <table:table-cell/>
          <table:table-cell office:value-type="float" office:value="1.46234187726703E+018" calcext:value-type="float">
            <text:p>1462341877267030000</text:p>
          </table:table-cell>
          <table:table-cell table:number-columns-repeated="3"/>
        </table:table-row>
        <table:table-row table:style-name="ro1">
          <table:table-cell office:value-type="float" office:value="1.46234187731689E+018" calcext:value-type="float">
            <text:p>1462341877316890000</text:p>
          </table:table-cell>
          <table:table-cell table:formula="of:=[.A1588]-[.$A$2]" office:value-type="float" office:value="79300009984" calcext:value-type="float">
            <text:p>79300009984</text:p>
          </table:table-cell>
          <table:table-cell table:formula="of:=[.B1588]/[.$B$3]" office:value-type="float" office:value="1580.6225424412" calcext:value-type="float">
            <text:p>1581</text:p>
          </table:table-cell>
          <table:table-cell office:value-type="float" office:value="0.224415004253" calcext:value-type="float">
            <text:p>0.2244150043</text:p>
          </table:table-cell>
          <table:table-cell/>
          <table:table-cell office:value-type="float" office:value="1.46234187731689E+018" calcext:value-type="float">
            <text:p>1462341877316890000</text:p>
          </table:table-cell>
          <table:table-cell table:number-columns-repeated="3"/>
        </table:table-row>
        <table:table-row table:style-name="ro1">
          <table:table-cell office:value-type="float" office:value="1.46234187736687E+018" calcext:value-type="float">
            <text:p>1462341877366870000</text:p>
          </table:table-cell>
          <table:table-cell table:formula="of:=[.A1589]-[.$A$2]" office:value-type="float" office:value="79349989888" calcext:value-type="float">
            <text:p>79349989888</text:p>
          </table:table-cell>
          <table:table-cell table:formula="of:=[.B1589]/[.$B$3]" office:value-type="float" office:value="1581.61875117999" calcext:value-type="float">
            <text:p>1582</text:p>
          </table:table-cell>
          <table:table-cell office:value-type="float" office:value="0.421401500702" calcext:value-type="float">
            <text:p>0.4214015007</text:p>
          </table:table-cell>
          <table:table-cell/>
          <table:table-cell office:value-type="float" office:value="1.46234187736687E+018" calcext:value-type="float">
            <text:p>1462341877366870000</text:p>
          </table:table-cell>
          <table:table-cell table:number-columns-repeated="3"/>
        </table:table-row>
        <table:table-row table:style-name="ro1">
          <table:table-cell office:value-type="float" office:value="1.46234187741692E+018" calcext:value-type="float">
            <text:p>1462341877416920000</text:p>
          </table:table-cell>
          <table:table-cell table:formula="of:=[.A1590]-[.$A$2]" office:value-type="float" office:value="79400039680" calcext:value-type="float">
            <text:p>79400039680</text:p>
          </table:table-cell>
          <table:table-cell table:formula="of:=[.B1590]/[.$B$3]" office:value-type="float" office:value="1582.61635293938" calcext:value-type="float">
            <text:p>1583</text:p>
          </table:table-cell>
          <table:table-cell office:value-type="float" office:value="0.43137550354" calcext:value-type="float">
            <text:p>0.4313755035</text:p>
          </table:table-cell>
          <table:table-cell/>
          <table:table-cell office:value-type="float" office:value="1.46234187741692E+018" calcext:value-type="float">
            <text:p>1462341877416920000</text:p>
          </table:table-cell>
          <table:table-cell table:number-columns-repeated="3"/>
        </table:table-row>
        <table:table-row table:style-name="ro1">
          <table:table-cell office:value-type="float" office:value="1.46234187746691E+018" calcext:value-type="float">
            <text:p>1462341877466910000</text:p>
          </table:table-cell>
          <table:table-cell table:formula="of:=[.A1591]-[.$A$2]" office:value-type="float" office:value="79450030080" calcext:value-type="float">
            <text:p>79450030080</text:p>
          </table:table-cell>
          <table:table-cell table:formula="of:=[.B1591]/[.$B$3]" office:value-type="float" office:value="1583.61277088638" calcext:value-type="float">
            <text:p>1584</text:p>
          </table:table-cell>
          <table:table-cell office:value-type="float" office:value="0.413920998573" calcext:value-type="float">
            <text:p>0.4139209986</text:p>
          </table:table-cell>
          <table:table-cell/>
          <table:table-cell office:value-type="float" office:value="1.46234187746691E+018" calcext:value-type="float">
            <text:p>1462341877466910000</text:p>
          </table:table-cell>
          <table:table-cell table:number-columns-repeated="3"/>
        </table:table-row>
        <table:table-row table:style-name="ro1">
          <table:table-cell office:value-type="float" office:value="1.46234187751695E+018" calcext:value-type="float">
            <text:p>1462341877516950000</text:p>
          </table:table-cell>
          <table:table-cell table:formula="of:=[.A1592]-[.$A$2]" office:value-type="float" office:value="79500069888" calcext:value-type="float">
            <text:p>79500069888</text:p>
          </table:table-cell>
          <table:table-cell table:formula="of:=[.B1592]/[.$B$3]" office:value-type="float" office:value="1584.61017364283" calcext:value-type="float">
            <text:p>1585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7751695E+018" calcext:value-type="float">
            <text:p>1462341877516950000</text:p>
          </table:table-cell>
          <table:table-cell table:number-columns-repeated="3"/>
        </table:table-row>
        <table:table-row table:style-name="ro1">
          <table:table-cell office:value-type="float" office:value="1.46234187756688E+018" calcext:value-type="float">
            <text:p>1462341877566880000</text:p>
          </table:table-cell>
          <table:table-cell table:formula="of:=[.A1593]-[.$A$2]" office:value-type="float" office:value="79549999872" calcext:value-type="float">
            <text:p>79549999872</text:p>
          </table:table-cell>
          <table:table-cell table:formula="of:=[.B1593]/[.$B$3]" office:value-type="float" office:value="1585.60538736689" calcext:value-type="float">
            <text:p>1586</text:p>
          </table:table-cell>
          <table:table-cell office:value-type="float" office:value="0.413920998573" calcext:value-type="float">
            <text:p>0.4139209986</text:p>
          </table:table-cell>
          <table:table-cell/>
          <table:table-cell office:value-type="float" office:value="1.46234187756688E+018" calcext:value-type="float">
            <text:p>1462341877566880000</text:p>
          </table:table-cell>
          <table:table-cell table:number-columns-repeated="3"/>
        </table:table-row>
        <table:table-row table:style-name="ro1">
          <table:table-cell office:value-type="float" office:value="1.46234187761709E+018" calcext:value-type="float">
            <text:p>1462341877617090000</text:p>
          </table:table-cell>
          <table:table-cell table:formula="of:=[.A1594]-[.$A$2]" office:value-type="float" office:value="79600209920" calcext:value-type="float">
            <text:p>79600209920</text:p>
          </table:table-cell>
          <table:table-cell table:formula="of:=[.B1594]/[.$B$3]" office:value-type="float" office:value="1586.60618337866" calcext:value-type="float">
            <text:p>1587</text:p>
          </table:table-cell>
          <table:table-cell office:value-type="float" office:value="0.43386900425" calcext:value-type="float">
            <text:p>0.4338690043</text:p>
          </table:table-cell>
          <table:table-cell/>
          <table:table-cell office:value-type="float" office:value="1.46234187761709E+018" calcext:value-type="float">
            <text:p>1462341877617090000</text:p>
          </table:table-cell>
          <table:table-cell table:number-columns-repeated="3"/>
        </table:table-row>
        <table:table-row table:style-name="ro1">
          <table:table-cell office:value-type="float" office:value="1.46234187766695E+018" calcext:value-type="float">
            <text:p>1462341877666950000</text:p>
          </table:table-cell>
          <table:table-cell table:formula="of:=[.A1595]-[.$A$2]" office:value-type="float" office:value="79650070016" calcext:value-type="float">
            <text:p>79650070016</text:p>
          </table:table-cell>
          <table:table-cell table:formula="of:=[.B1595]/[.$B$3]" office:value-type="float" office:value="1587.60000408211" calcext:value-type="float">
            <text:p>1588</text:p>
          </table:table-cell>
          <table:table-cell office:value-type="float" office:value="0.406440496445" calcext:value-type="float">
            <text:p>0.4064404964</text:p>
          </table:table-cell>
          <table:table-cell/>
          <table:table-cell office:value-type="float" office:value="1.46234187766695E+018" calcext:value-type="float">
            <text:p>1462341877666950000</text:p>
          </table:table-cell>
          <table:table-cell table:number-columns-repeated="3"/>
        </table:table-row>
        <table:table-row table:style-name="ro1">
          <table:table-cell office:value-type="float" office:value="1.46234187771694E+018" calcext:value-type="float">
            <text:p>1462341877716940000</text:p>
          </table:table-cell>
          <table:table-cell table:formula="of:=[.A1596]-[.$A$2]" office:value-type="float" office:value="79700059904" calcext:value-type="float">
            <text:p>79700059904</text:p>
          </table:table-cell>
          <table:table-cell table:formula="of:=[.B1596]/[.$B$3]" office:value-type="float" office:value="1588.59641182384" calcext:value-type="float">
            <text:p>1589</text:p>
          </table:table-cell>
          <table:table-cell office:value-type="float" office:value="0.413920998573" calcext:value-type="float">
            <text:p>0.4139209986</text:p>
          </table:table-cell>
          <table:table-cell/>
          <table:table-cell office:value-type="float" office:value="1.46234187771694E+018" calcext:value-type="float">
            <text:p>1462341877716940000</text:p>
          </table:table-cell>
          <table:table-cell table:number-columns-repeated="3"/>
        </table:table-row>
        <table:table-row table:style-name="ro1">
          <table:table-cell office:value-type="float" office:value="1.46234187776698E+018" calcext:value-type="float">
            <text:p>1462341877766980000</text:p>
          </table:table-cell>
          <table:table-cell table:formula="of:=[.A1597]-[.$A$2]" office:value-type="float" office:value="79750099712" calcext:value-type="float">
            <text:p>79750099712</text:p>
          </table:table-cell>
          <table:table-cell table:formula="of:=[.B1597]/[.$B$3]" office:value-type="float" office:value="1589.59381458028" calcext:value-type="float">
            <text:p>1590</text:p>
          </table:table-cell>
          <table:table-cell office:value-type="float" office:value="0.411427497864" calcext:value-type="float">
            <text:p>0.4114274979</text:p>
          </table:table-cell>
          <table:table-cell/>
          <table:table-cell office:value-type="float" office:value="1.46234187776698E+018" calcext:value-type="float">
            <text:p>1462341877766980000</text:p>
          </table:table-cell>
          <table:table-cell table:number-columns-repeated="3"/>
        </table:table-row>
        <table:table-row table:style-name="ro1">
          <table:table-cell office:value-type="float" office:value="1.46234187781699E+018" calcext:value-type="float">
            <text:p>1462341877816990000</text:p>
          </table:table-cell>
          <table:table-cell table:formula="of:=[.A1598]-[.$A$2]" office:value-type="float" office:value="79800110080" calcext:value-type="float">
            <text:p>79800110080</text:p>
          </table:table-cell>
          <table:table-cell table:formula="of:=[.B1598]/[.$B$3]" office:value-type="float" office:value="1590.59063053317" calcext:value-type="float">
            <text:p>1591</text:p>
          </table:table-cell>
          <table:table-cell office:value-type="float" office:value="0.411427497864" calcext:value-type="float">
            <text:p>0.4114274979</text:p>
          </table:table-cell>
          <table:table-cell/>
          <table:table-cell office:value-type="float" office:value="1.46234187781699E+018" calcext:value-type="float">
            <text:p>1462341877816990000</text:p>
          </table:table-cell>
          <table:table-cell table:number-columns-repeated="3"/>
        </table:table-row>
        <table:table-row table:style-name="ro1">
          <table:table-cell office:value-type="float" office:value="1.46234187786706E+018" calcext:value-type="float">
            <text:p>1462341877867060000</text:p>
          </table:table-cell>
          <table:table-cell table:formula="of:=[.A1599]-[.$A$2]" office:value-type="float" office:value="79850179840" calcext:value-type="float">
            <text:p>79850179840</text:p>
          </table:table-cell>
          <table:table-cell table:formula="of:=[.B1599]/[.$B$3]" office:value-type="float" office:value="1591.58863029845" calcext:value-type="float">
            <text:p>1592</text:p>
          </table:table-cell>
          <table:table-cell office:value-type="float" office:value="0.398959994316" calcext:value-type="float">
            <text:p>0.3989599943</text:p>
          </table:table-cell>
          <table:table-cell/>
          <table:table-cell office:value-type="float" office:value="1.46234187786706E+018" calcext:value-type="float">
            <text:p>1462341877867060000</text:p>
          </table:table-cell>
          <table:table-cell table:number-columns-repeated="3"/>
        </table:table-row>
        <table:table-row table:style-name="ro1">
          <table:table-cell office:value-type="float" office:value="1.462341877917E+018" calcext:value-type="float">
            <text:p>1462341877917000000</text:p>
          </table:table-cell>
          <table:table-cell table:formula="of:=[.A1600]-[.$A$2]" office:value-type="float" office:value="79900119808" calcext:value-type="float">
            <text:p>79900119808</text:p>
          </table:table-cell>
          <table:table-cell table:formula="of:=[.B1600]/[.$B$3]" office:value-type="float" office:value="1592.58404302546" calcext:value-type="float">
            <text:p>1593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77917E+018" calcext:value-type="float">
            <text:p>1462341877917000000</text:p>
          </table:table-cell>
          <table:table-cell table:number-columns-repeated="3"/>
        </table:table-row>
        <table:table-row table:style-name="ro1">
          <table:table-cell office:value-type="float" office:value="1.46234187796701E+018" calcext:value-type="float">
            <text:p>1462341877967010000</text:p>
          </table:table-cell>
          <table:table-cell table:formula="of:=[.A1601]-[.$A$2]" office:value-type="float" office:value="79950129920" calcext:value-type="float">
            <text:p>79950129920</text:p>
          </table:table-cell>
          <table:table-cell table:formula="of:=[.B1601]/[.$B$3]" office:value-type="float" office:value="1593.58085387571" calcext:value-type="float">
            <text:p>1594</text:p>
          </table:table-cell>
          <table:table-cell office:value-type="float" office:value="0.391479492188" calcext:value-type="float">
            <text:p>0.3914794922</text:p>
          </table:table-cell>
          <table:table-cell/>
          <table:table-cell office:value-type="float" office:value="1.46234187796701E+018" calcext:value-type="float">
            <text:p>1462341877967010000</text:p>
          </table:table-cell>
          <table:table-cell table:number-columns-repeated="3"/>
        </table:table-row>
        <table:table-row table:style-name="ro1">
          <table:table-cell office:value-type="float" office:value="1.46234187801703E+018" calcext:value-type="float">
            <text:p>1462341878017030000</text:p>
          </table:table-cell>
          <table:table-cell table:formula="of:=[.A1602]-[.$A$2]" office:value-type="float" office:value="80000150016" calcext:value-type="float">
            <text:p>80000150016</text:p>
          </table:table-cell>
          <table:table-cell table:formula="of:=[.B1602]/[.$B$3]" office:value-type="float" office:value="1594.57786372891" calcext:value-type="float">
            <text:p>1595</text:p>
          </table:table-cell>
          <table:table-cell office:value-type="float" office:value="0.393972992897" calcext:value-type="float">
            <text:p>0.3939729929</text:p>
          </table:table-cell>
          <table:table-cell/>
          <table:table-cell office:value-type="float" office:value="1.46234187801703E+018" calcext:value-type="float">
            <text:p>1462341878017030000</text:p>
          </table:table-cell>
          <table:table-cell table:number-columns-repeated="3"/>
        </table:table-row>
        <table:table-row table:style-name="ro1">
          <table:table-cell office:value-type="float" office:value="1.46234187806694E+018" calcext:value-type="float">
            <text:p>1462341878066940000</text:p>
          </table:table-cell>
          <table:table-cell table:formula="of:=[.A1603]-[.$A$2]" office:value-type="float" office:value="80050059776" calcext:value-type="float">
            <text:p>80050059776</text:p>
          </table:table-cell>
          <table:table-cell table:formula="of:=[.B1603]/[.$B$3]" office:value-type="float" office:value="1595.57267434444" calcext:value-type="float">
            <text:p>1596</text:p>
          </table:table-cell>
          <table:table-cell office:value-type="float" office:value="0.398959994316" calcext:value-type="float">
            <text:p>0.3989599943</text:p>
          </table:table-cell>
          <table:table-cell/>
          <table:table-cell office:value-type="float" office:value="1.46234187806694E+018" calcext:value-type="float">
            <text:p>1462341878066940000</text:p>
          </table:table-cell>
          <table:table-cell table:number-columns-repeated="3"/>
        </table:table-row>
        <table:table-row table:style-name="ro1">
          <table:table-cell office:value-type="float" office:value="1.46234187811691E+018" calcext:value-type="float">
            <text:p>1462341878116910000</text:p>
          </table:table-cell>
          <table:table-cell table:formula="of:=[.A1604]-[.$A$2]" office:value-type="float" office:value="80100029952" calcext:value-type="float">
            <text:p>80100029952</text:p>
          </table:table-cell>
          <table:table-cell table:formula="of:=[.B1604]/[.$B$3]" office:value-type="float" office:value="1596.56868918291" calcext:value-type="float">
            <text:p>1597</text:p>
          </table:table-cell>
          <table:table-cell office:value-type="float" office:value="0.536102473736" calcext:value-type="float">
            <text:p>0.5361024737</text:p>
          </table:table-cell>
          <table:table-cell/>
          <table:table-cell office:value-type="float" office:value="1.46234187811691E+018" calcext:value-type="float">
            <text:p>1462341878116910000</text:p>
          </table:table-cell>
          <table:table-cell table:number-columns-repeated="3"/>
        </table:table-row>
        <table:table-row table:style-name="ro1">
          <table:table-cell office:value-type="float" office:value="1.46234187816693E+018" calcext:value-type="float">
            <text:p>1462341878166930000</text:p>
          </table:table-cell>
          <table:table-cell table:formula="of:=[.A1605]-[.$A$2]" office:value-type="float" office:value="80150049792" calcext:value-type="float">
            <text:p>80150049792</text:p>
          </table:table-cell>
          <table:table-cell table:formula="of:=[.B1605]/[.$B$3]" office:value-type="float" office:value="1597.56569393347" calcext:value-type="float">
            <text:p>1598</text:p>
          </table:table-cell>
          <table:table-cell office:value-type="float" office:value="0.369037985802" calcext:value-type="float">
            <text:p>0.3690379858</text:p>
          </table:table-cell>
          <table:table-cell/>
          <table:table-cell office:value-type="float" office:value="1.46234187816693E+018" calcext:value-type="float">
            <text:p>1462341878166930000</text:p>
          </table:table-cell>
          <table:table-cell table:number-columns-repeated="3"/>
        </table:table-row>
        <table:table-row table:style-name="ro1">
          <table:table-cell office:value-type="float" office:value="1.46234187821709E+018" calcext:value-type="float">
            <text:p>1462341878217090000</text:p>
          </table:table-cell>
          <table:table-cell table:formula="of:=[.A1606]-[.$A$2]" office:value-type="float" office:value="80200209920" calcext:value-type="float">
            <text:p>80200209920</text:p>
          </table:table-cell>
          <table:table-cell table:formula="of:=[.B1606]/[.$B$3]" office:value-type="float" office:value="1598.56549493053" calcext:value-type="float">
            <text:p>1599</text:p>
          </table:table-cell>
          <table:table-cell office:value-type="float" office:value="0.369037985802" calcext:value-type="float">
            <text:p>0.3690379858</text:p>
          </table:table-cell>
          <table:table-cell/>
          <table:table-cell office:value-type="float" office:value="1.46234187821709E+018" calcext:value-type="float">
            <text:p>1462341878217090000</text:p>
          </table:table-cell>
          <table:table-cell table:number-columns-repeated="3"/>
        </table:table-row>
        <table:table-row table:style-name="ro1">
          <table:table-cell office:value-type="float" office:value="1.46234187826709E+018" calcext:value-type="float">
            <text:p>1462341878267090000</text:p>
          </table:table-cell>
          <table:table-cell table:formula="of:=[.A1607]-[.$A$2]" office:value-type="float" office:value="80250210048" calcext:value-type="float">
            <text:p>80250210048</text:p>
          </table:table-cell>
          <table:table-cell table:formula="of:=[.B1607]/[.$B$3]" office:value-type="float" office:value="1599.56210677784" calcext:value-type="float">
            <text:p>1600</text:p>
          </table:table-cell>
          <table:table-cell office:value-type="float" office:value="0.366544485092" calcext:value-type="float">
            <text:p>0.3665444851</text:p>
          </table:table-cell>
          <table:table-cell/>
          <table:table-cell office:value-type="float" office:value="1.46234187826709E+018" calcext:value-type="float">
            <text:p>1462341878267090000</text:p>
          </table:table-cell>
          <table:table-cell table:number-columns-repeated="3"/>
        </table:table-row>
        <table:table-row table:style-name="ro1">
          <table:table-cell office:value-type="float" office:value="1.46234187831694E+018" calcext:value-type="float">
            <text:p>1462341878316940000</text:p>
          </table:table-cell>
          <table:table-cell table:formula="of:=[.A1608]-[.$A$2]" office:value-type="float" office:value="80300059904" calcext:value-type="float">
            <text:p>80300059904</text:p>
          </table:table-cell>
          <table:table-cell table:formula="of:=[.B1608]/[.$B$3]" office:value-type="float" office:value="1600.5557233757" calcext:value-type="float">
            <text:p>1601</text:p>
          </table:table-cell>
          <table:table-cell office:value-type="float" office:value="0.346596509218" calcext:value-type="float">
            <text:p>0.3465965092</text:p>
          </table:table-cell>
          <table:table-cell/>
          <table:table-cell office:value-type="float" office:value="1.46234187831694E+018" calcext:value-type="float">
            <text:p>1462341878316940000</text:p>
          </table:table-cell>
          <table:table-cell table:number-columns-repeated="3"/>
        </table:table-row>
        <table:table-row table:style-name="ro1">
          <table:table-cell office:value-type="float" office:value="1.46234187836693E+018" calcext:value-type="float">
            <text:p>1462341878366930000</text:p>
          </table:table-cell>
          <table:table-cell table:formula="of:=[.A1609]-[.$A$2]" office:value-type="float" office:value="80350049792" calcext:value-type="float">
            <text:p>80350049792</text:p>
          </table:table-cell>
          <table:table-cell table:formula="of:=[.B1609]/[.$B$3]" office:value-type="float" office:value="1601.55213111743" calcext:value-type="float">
            <text:p>1602</text:p>
          </table:table-cell>
          <table:table-cell office:value-type="float" office:value="0.356570482254" calcext:value-type="float">
            <text:p>0.3565704823</text:p>
          </table:table-cell>
          <table:table-cell/>
          <table:table-cell office:value-type="float" office:value="1.46234187836693E+018" calcext:value-type="float">
            <text:p>1462341878366930000</text:p>
          </table:table-cell>
          <table:table-cell table:number-columns-repeated="3"/>
        </table:table-row>
        <table:table-row table:style-name="ro1">
          <table:table-cell office:value-type="float" office:value="1.46234187841698E+018" calcext:value-type="float">
            <text:p>1462341878416980000</text:p>
          </table:table-cell>
          <table:table-cell table:formula="of:=[.A1610]-[.$A$2]" office:value-type="float" office:value="80400099840" calcext:value-type="float">
            <text:p>80400099840</text:p>
          </table:table-cell>
          <table:table-cell table:formula="of:=[.B1610]/[.$B$3]" office:value-type="float" office:value="1602.54973797946" calcext:value-type="float">
            <text:p>1603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7841698E+018" calcext:value-type="float">
            <text:p>1462341878416980000</text:p>
          </table:table-cell>
          <table:table-cell table:number-columns-repeated="3"/>
        </table:table-row>
        <table:table-row table:style-name="ro1">
          <table:table-cell office:value-type="float" office:value="1.46234187846699E+018" calcext:value-type="float">
            <text:p>1462341878466990000</text:p>
          </table:table-cell>
          <table:table-cell table:formula="of:=[.A1611]-[.$A$2]" office:value-type="float" office:value="80450109696" calcext:value-type="float">
            <text:p>80450109696</text:p>
          </table:table-cell>
          <table:table-cell table:formula="of:=[.B1611]/[.$B$3]" office:value-type="float" office:value="1603.54654372707" calcext:value-type="float">
            <text:p>1604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7846699E+018" calcext:value-type="float">
            <text:p>1462341878466990000</text:p>
          </table:table-cell>
          <table:table-cell table:number-columns-repeated="3"/>
        </table:table-row>
        <table:table-row table:style-name="ro1">
          <table:table-cell office:value-type="float" office:value="1.46234187851695E+018" calcext:value-type="float">
            <text:p>1462341878516950000</text:p>
          </table:table-cell>
          <table:table-cell table:formula="of:=[.A1612]-[.$A$2]" office:value-type="float" office:value="80500069888" calcext:value-type="float">
            <text:p>80500069888</text:p>
          </table:table-cell>
          <table:table-cell table:formula="of:=[.B1612]/[.$B$3]" office:value-type="float" office:value="1604.5423595626" calcext:value-type="float">
            <text:p>1605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7851695E+018" calcext:value-type="float">
            <text:p>1462341878516950000</text:p>
          </table:table-cell>
          <table:table-cell table:number-columns-repeated="3"/>
        </table:table-row>
        <table:table-row table:style-name="ro1">
          <table:table-cell office:value-type="float" office:value="1.4623418785669E+018" calcext:value-type="float">
            <text:p>1462341878566900000</text:p>
          </table:table-cell>
          <table:table-cell table:formula="of:=[.A1613]-[.$A$2]" office:value-type="float" office:value="80550019840" calcext:value-type="float">
            <text:p>80550019840</text:p>
          </table:table-cell>
          <table:table-cell table:formula="of:=[.B1613]/[.$B$3]" office:value-type="float" office:value="1605.53797129255" calcext:value-type="float">
            <text:p>1606</text:p>
          </table:table-cell>
          <table:table-cell office:value-type="float" office:value="0.33662250638" calcext:value-type="float">
            <text:p>0.3366225064</text:p>
          </table:table-cell>
          <table:table-cell/>
          <table:table-cell office:value-type="float" office:value="1.4623418785669E+018" calcext:value-type="float">
            <text:p>1462341878566900000</text:p>
          </table:table-cell>
          <table:table-cell table:number-columns-repeated="3"/>
        </table:table-row>
        <table:table-row table:style-name="ro1">
          <table:table-cell office:value-type="float" office:value="1.46234187861697E+018" calcext:value-type="float">
            <text:p>1462341878616970000</text:p>
          </table:table-cell>
          <table:table-cell table:formula="of:=[.A1614]-[.$A$2]" office:value-type="float" office:value="80600089856" calcext:value-type="float">
            <text:p>80600089856</text:p>
          </table:table-cell>
          <table:table-cell table:formula="of:=[.B1614]/[.$B$3]" office:value-type="float" office:value="1606.53597616047" calcext:value-type="float">
            <text:p>1607</text:p>
          </table:table-cell>
          <table:table-cell office:value-type="float" office:value="0.33911600709" calcext:value-type="float">
            <text:p>0.3391160071</text:p>
          </table:table-cell>
          <table:table-cell/>
          <table:table-cell office:value-type="float" office:value="1.46234187861697E+018" calcext:value-type="float">
            <text:p>1462341878616970000</text:p>
          </table:table-cell>
          <table:table-cell table:number-columns-repeated="3"/>
        </table:table-row>
        <table:table-row table:style-name="ro1">
          <table:table-cell office:value-type="float" office:value="1.46234187866692E+018" calcext:value-type="float">
            <text:p>1462341878666920000</text:p>
          </table:table-cell>
          <table:table-cell table:formula="of:=[.A1615]-[.$A$2]" office:value-type="float" office:value="80650039808" calcext:value-type="float">
            <text:p>80650039808</text:p>
          </table:table-cell>
          <table:table-cell table:formula="of:=[.B1615]/[.$B$3]" office:value-type="float" office:value="1607.53158789042" calcext:value-type="float">
            <text:p>1608</text:p>
          </table:table-cell>
          <table:table-cell office:value-type="float" office:value="0.341609507799" calcext:value-type="float">
            <text:p>0.3416095078</text:p>
          </table:table-cell>
          <table:table-cell/>
          <table:table-cell office:value-type="float" office:value="1.46234187866692E+018" calcext:value-type="float">
            <text:p>1462341878666920000</text:p>
          </table:table-cell>
          <table:table-cell table:number-columns-repeated="3"/>
        </table:table-row>
        <table:table-row table:style-name="ro1">
          <table:table-cell office:value-type="float" office:value="1.46234187871692E+018" calcext:value-type="float">
            <text:p>1462341878716920000</text:p>
          </table:table-cell>
          <table:table-cell table:formula="of:=[.A1616]-[.$A$2]" office:value-type="float" office:value="80700039936" calcext:value-type="float">
            <text:p>80700039936</text:p>
          </table:table-cell>
          <table:table-cell table:formula="of:=[.B1616]/[.$B$3]" office:value-type="float" office:value="1608.52819973772" calcext:value-type="float">
            <text:p>1609</text:p>
          </table:table-cell>
          <table:table-cell office:value-type="float" office:value="0.521141469479" calcext:value-type="float">
            <text:p>0.5211414695</text:p>
          </table:table-cell>
          <table:table-cell/>
          <table:table-cell office:value-type="float" office:value="1.46234187871692E+018" calcext:value-type="float">
            <text:p>1462341878716920000</text:p>
          </table:table-cell>
          <table:table-cell table:number-columns-repeated="3"/>
        </table:table-row>
        <table:table-row table:style-name="ro1">
          <table:table-cell office:value-type="float" office:value="1.46234187876691E+018" calcext:value-type="float">
            <text:p>1462341878766910000</text:p>
          </table:table-cell>
          <table:table-cell table:formula="of:=[.A1617]-[.$A$2]" office:value-type="float" office:value="80750029824" calcext:value-type="float">
            <text:p>80750029824</text:p>
          </table:table-cell>
          <table:table-cell table:formula="of:=[.B1617]/[.$B$3]" office:value-type="float" office:value="1609.52460747945" calcext:value-type="float">
            <text:p>1610</text:p>
          </table:table-cell>
          <table:table-cell office:value-type="float" office:value="0.361557483673" calcext:value-type="float">
            <text:p>0.3615574837</text:p>
          </table:table-cell>
          <table:table-cell/>
          <table:table-cell office:value-type="float" office:value="1.46234187876691E+018" calcext:value-type="float">
            <text:p>1462341878766910000</text:p>
          </table:table-cell>
          <table:table-cell table:number-columns-repeated="3"/>
        </table:table-row>
        <table:table-row table:style-name="ro1">
          <table:table-cell office:value-type="float" office:value="1.46234187881695E+018" calcext:value-type="float">
            <text:p>1462341878816950000</text:p>
          </table:table-cell>
          <table:table-cell table:formula="of:=[.A1618]-[.$A$2]" office:value-type="float" office:value="80800069888" calcext:value-type="float">
            <text:p>80800069888</text:p>
          </table:table-cell>
          <table:table-cell table:formula="of:=[.B1618]/[.$B$3]" office:value-type="float" office:value="1610.52201533853" calcext:value-type="float">
            <text:p>1611</text:p>
          </table:table-cell>
          <table:table-cell office:value-type="float" office:value="0.344103008509" calcext:value-type="float">
            <text:p>0.3441030085</text:p>
          </table:table-cell>
          <table:table-cell/>
          <table:table-cell office:value-type="float" office:value="1.46234187881695E+018" calcext:value-type="float">
            <text:p>1462341878816950000</text:p>
          </table:table-cell>
          <table:table-cell table:number-columns-repeated="3"/>
        </table:table-row>
        <table:table-row table:style-name="ro1">
          <table:table-cell office:value-type="float" office:value="1.46234187886692E+018" calcext:value-type="float">
            <text:p>1462341878866920000</text:p>
          </table:table-cell>
          <table:table-cell table:formula="of:=[.A1619]-[.$A$2]" office:value-type="float" office:value="80850039808" calcext:value-type="float">
            <text:p>80850039808</text:p>
          </table:table-cell>
          <table:table-cell table:formula="of:=[.B1619]/[.$B$3]" office:value-type="float" office:value="1611.51802507437" calcext:value-type="float">
            <text:p>1612</text:p>
          </table:table-cell>
          <table:table-cell office:value-type="float" office:value="0.331635504961" calcext:value-type="float">
            <text:p>0.331635505</text:p>
          </table:table-cell>
          <table:table-cell/>
          <table:table-cell office:value-type="float" office:value="1.46234187886692E+018" calcext:value-type="float">
            <text:p>1462341878866920000</text:p>
          </table:table-cell>
          <table:table-cell table:number-columns-repeated="3"/>
        </table:table-row>
        <table:table-row table:style-name="ro1">
          <table:table-cell office:value-type="float" office:value="1.46234187891693E+018" calcext:value-type="float">
            <text:p>1462341878916930000</text:p>
          </table:table-cell>
          <table:table-cell table:formula="of:=[.A1620]-[.$A$2]" office:value-type="float" office:value="80900049920" calcext:value-type="float">
            <text:p>80900049920</text:p>
          </table:table-cell>
          <table:table-cell table:formula="of:=[.B1620]/[.$B$3]" office:value-type="float" office:value="1612.51483592462" calcext:value-type="float">
            <text:p>1613</text:p>
          </table:table-cell>
          <table:table-cell office:value-type="float" office:value="0.329142004251" calcext:value-type="float">
            <text:p>0.3291420043</text:p>
          </table:table-cell>
          <table:table-cell/>
          <table:table-cell office:value-type="float" office:value="1.46234187891693E+018" calcext:value-type="float">
            <text:p>1462341878916930000</text:p>
          </table:table-cell>
          <table:table-cell table:number-columns-repeated="3"/>
        </table:table-row>
        <table:table-row table:style-name="ro1">
          <table:table-cell office:value-type="float" office:value="1.46234187896698E+018" calcext:value-type="float">
            <text:p>1462341878966980000</text:p>
          </table:table-cell>
          <table:table-cell table:formula="of:=[.A1621]-[.$A$2]" office:value-type="float" office:value="80950099968" calcext:value-type="float">
            <text:p>80950099968</text:p>
          </table:table-cell>
          <table:table-cell table:formula="of:=[.B1621]/[.$B$3]" office:value-type="float" office:value="1613.51244278665" calcext:value-type="float">
            <text:p>1614</text:p>
          </table:table-cell>
          <table:table-cell office:value-type="float" office:value="0.314180999994" calcext:value-type="float">
            <text:p>0.314181</text:p>
          </table:table-cell>
          <table:table-cell/>
          <table:table-cell office:value-type="float" office:value="1.46234187896698E+018" calcext:value-type="float">
            <text:p>1462341878966980000</text:p>
          </table:table-cell>
          <table:table-cell table:number-columns-repeated="3"/>
        </table:table-row>
        <table:table-row table:style-name="ro1">
          <table:table-cell office:value-type="float" office:value="1.46234187901693E+018" calcext:value-type="float">
            <text:p>1462341879016930000</text:p>
          </table:table-cell>
          <table:table-cell table:formula="of:=[.A1622]-[.$A$2]" office:value-type="float" office:value="81000049920" calcext:value-type="float">
            <text:p>81000049920</text:p>
          </table:table-cell>
          <table:table-cell table:formula="of:=[.B1622]/[.$B$3]" office:value-type="float" office:value="1614.5080545166" calcext:value-type="float">
            <text:p>1615</text:p>
          </table:table-cell>
          <table:table-cell office:value-type="float" office:value="0.321661502123" calcext:value-type="float">
            <text:p>0.3216615021</text:p>
          </table:table-cell>
          <table:table-cell/>
          <table:table-cell office:value-type="float" office:value="1.46234187901693E+018" calcext:value-type="float">
            <text:p>1462341879016930000</text:p>
          </table:table-cell>
          <table:table-cell table:number-columns-repeated="3"/>
        </table:table-row>
        <table:table-row table:style-name="ro1">
          <table:table-cell office:value-type="float" office:value="1.46234187906702E+018" calcext:value-type="float">
            <text:p>1462341879067020000</text:p>
          </table:table-cell>
          <table:table-cell table:formula="of:=[.A1623]-[.$A$2]" office:value-type="float" office:value="81050139904" calcext:value-type="float">
            <text:p>81050139904</text:p>
          </table:table-cell>
          <table:table-cell table:formula="of:=[.B1623]/[.$B$3]" office:value-type="float" office:value="1615.50645739041" calcext:value-type="float">
            <text:p>1616</text:p>
          </table:table-cell>
          <table:table-cell office:value-type="float" office:value="0.309193998575" calcext:value-type="float">
            <text:p>0.3091939986</text:p>
          </table:table-cell>
          <table:table-cell/>
          <table:table-cell office:value-type="float" office:value="1.46234187906702E+018" calcext:value-type="float">
            <text:p>1462341879067020000</text:p>
          </table:table-cell>
          <table:table-cell table:number-columns-repeated="3"/>
        </table:table-row>
        <table:table-row table:style-name="ro1">
          <table:table-cell office:value-type="float" office:value="1.46234187911689E+018" calcext:value-type="float">
            <text:p>1462341879116890000</text:p>
          </table:table-cell>
          <table:table-cell table:formula="of:=[.A1624]-[.$A$2]" office:value-type="float" office:value="81100009984" calcext:value-type="float">
            <text:p>81100009984</text:p>
          </table:table-cell>
          <table:table-cell table:formula="of:=[.B1624]/[.$B$3]" office:value-type="float" office:value="1616.5004770968" calcext:value-type="float">
            <text:p>1617</text:p>
          </table:table-cell>
          <table:table-cell office:value-type="float" office:value="0.296726495028" calcext:value-type="float">
            <text:p>0.296726495</text:p>
          </table:table-cell>
          <table:table-cell/>
          <table:table-cell office:value-type="float" office:value="1.46234187911689E+018" calcext:value-type="float">
            <text:p>1462341879116890000</text:p>
          </table:table-cell>
          <table:table-cell table:number-columns-repeated="3"/>
        </table:table-row>
        <table:table-row table:style-name="ro1">
          <table:table-cell office:value-type="float" office:value="1.46234187916699E+018" calcext:value-type="float">
            <text:p>1462341879166990000</text:p>
          </table:table-cell>
          <table:table-cell table:formula="of:=[.A1625]-[.$A$2]" office:value-type="float" office:value="81150109952" calcext:value-type="float">
            <text:p>81150109952</text:p>
          </table:table-cell>
          <table:table-cell table:formula="of:=[.B1625]/[.$B$3]" office:value-type="float" office:value="1617.49907897355" calcext:value-type="float">
            <text:p>1617</text:p>
          </table:table-cell>
          <table:table-cell office:value-type="float" office:value="0.291739493608" calcext:value-type="float">
            <text:p>0.2917394936</text:p>
          </table:table-cell>
          <table:table-cell/>
          <table:table-cell office:value-type="float" office:value="1.46234187916699E+018" calcext:value-type="float">
            <text:p>1462341879166990000</text:p>
          </table:table-cell>
          <table:table-cell table:number-columns-repeated="3"/>
        </table:table-row>
        <table:table-row table:style-name="ro1">
          <table:table-cell office:value-type="float" office:value="1.46234187921707E+018" calcext:value-type="float">
            <text:p>1462341879217070000</text:p>
          </table:table-cell>
          <table:table-cell table:formula="of:=[.A1626]-[.$A$2]" office:value-type="float" office:value="81200189696" calcext:value-type="float">
            <text:p>81200189696</text:p>
          </table:table-cell>
          <table:table-cell table:formula="of:=[.B1626]/[.$B$3]" office:value-type="float" office:value="1618.49727774178" calcext:value-type="float">
            <text:p>1618</text:p>
          </table:table-cell>
          <table:table-cell office:value-type="float" office:value="0.311687499285" calcext:value-type="float">
            <text:p>0.3116874993</text:p>
          </table:table-cell>
          <table:table-cell/>
          <table:table-cell office:value-type="float" office:value="1.46234187921707E+018" calcext:value-type="float">
            <text:p>1462341879217070000</text:p>
          </table:table-cell>
          <table:table-cell table:number-columns-repeated="3"/>
        </table:table-row>
        <table:table-row table:style-name="ro1">
          <table:table-cell office:value-type="float" office:value="1.46234187926693E+018" calcext:value-type="float">
            <text:p>1462341879266930000</text:p>
          </table:table-cell>
          <table:table-cell table:formula="of:=[.A1627]-[.$A$2]" office:value-type="float" office:value="81250049792" calcext:value-type="float">
            <text:p>81250049792</text:p>
          </table:table-cell>
          <table:table-cell table:formula="of:=[.B1627]/[.$B$3]" office:value-type="float" office:value="1619.49109844523" calcext:value-type="float">
            <text:p>1619</text:p>
          </table:table-cell>
          <table:table-cell office:value-type="float" office:value="0.301713496447" calcext:value-type="float">
            <text:p>0.3017134964</text:p>
          </table:table-cell>
          <table:table-cell/>
          <table:table-cell office:value-type="float" office:value="1.46234187926693E+018" calcext:value-type="float">
            <text:p>1462341879266930000</text:p>
          </table:table-cell>
          <table:table-cell table:number-columns-repeated="3"/>
        </table:table-row>
        <table:table-row table:style-name="ro1">
          <table:table-cell office:value-type="float" office:value="1.46234187931691E+018" calcext:value-type="float">
            <text:p>1462341879316910000</text:p>
          </table:table-cell>
          <table:table-cell table:formula="of:=[.A1628]-[.$A$2]" office:value-type="float" office:value="81300029952" calcext:value-type="float">
            <text:p>81300029952</text:p>
          </table:table-cell>
          <table:table-cell table:formula="of:=[.B1628]/[.$B$3]" office:value-type="float" office:value="1620.48731228665" calcext:value-type="float">
            <text:p>1620</text:p>
          </table:table-cell>
          <table:table-cell office:value-type="float" office:value="0.301713496447" calcext:value-type="float">
            <text:p>0.3017134964</text:p>
          </table:table-cell>
          <table:table-cell/>
          <table:table-cell office:value-type="float" office:value="1.46234187931691E+018" calcext:value-type="float">
            <text:p>1462341879316910000</text:p>
          </table:table-cell>
          <table:table-cell table:number-columns-repeated="3"/>
        </table:table-row>
        <table:table-row table:style-name="ro1">
          <table:table-cell office:value-type="float" office:value="1.46234187936693E+018" calcext:value-type="float">
            <text:p>1462341879366930000</text:p>
          </table:table-cell>
          <table:table-cell table:formula="of:=[.A1629]-[.$A$2]" office:value-type="float" office:value="81350050048" calcext:value-type="float">
            <text:p>81350050048</text:p>
          </table:table-cell>
          <table:table-cell table:formula="of:=[.B1629]/[.$B$3]" office:value-type="float" office:value="1621.48432213984" calcext:value-type="float">
            <text:p>1621</text:p>
          </table:table-cell>
          <table:table-cell office:value-type="float" office:value="0.411427497864" calcext:value-type="float">
            <text:p>0.4114274979</text:p>
          </table:table-cell>
          <table:table-cell/>
          <table:table-cell office:value-type="float" office:value="1.46234187936693E+018" calcext:value-type="float">
            <text:p>1462341879366930000</text:p>
          </table:table-cell>
          <table:table-cell table:number-columns-repeated="3"/>
        </table:table-row>
        <table:table-row table:style-name="ro1">
          <table:table-cell office:value-type="float" office:value="1.46234187941698E+018" calcext:value-type="float">
            <text:p>1462341879416980000</text:p>
          </table:table-cell>
          <table:table-cell table:formula="of:=[.A1630]-[.$A$2]" office:value-type="float" office:value="81400099840" calcext:value-type="float">
            <text:p>81400099840</text:p>
          </table:table-cell>
          <table:table-cell table:formula="of:=[.B1630]/[.$B$3]" office:value-type="float" office:value="1622.48192389923" calcext:value-type="float">
            <text:p>1622</text:p>
          </table:table-cell>
          <table:table-cell office:value-type="float" office:value="0.286752492189" calcext:value-type="float">
            <text:p>0.2867524922</text:p>
          </table:table-cell>
          <table:table-cell/>
          <table:table-cell office:value-type="float" office:value="1.46234187941698E+018" calcext:value-type="float">
            <text:p>1462341879416980000</text:p>
          </table:table-cell>
          <table:table-cell table:number-columns-repeated="3"/>
        </table:table-row>
        <table:table-row table:style-name="ro1">
          <table:table-cell office:value-type="float" office:value="1.46234187946696E+018" calcext:value-type="float">
            <text:p>1462341879466960000</text:p>
          </table:table-cell>
          <table:table-cell table:formula="of:=[.A1631]-[.$A$2]" office:value-type="float" office:value="81450080000" calcext:value-type="float">
            <text:p>81450080000</text:p>
          </table:table-cell>
          <table:table-cell table:formula="of:=[.B1631]/[.$B$3]" office:value-type="float" office:value="1623.47813774065" calcext:value-type="float">
            <text:p>1623</text:p>
          </table:table-cell>
          <table:table-cell office:value-type="float" office:value="0.254337012768" calcext:value-type="float">
            <text:p>0.2543370128</text:p>
          </table:table-cell>
          <table:table-cell/>
          <table:table-cell office:value-type="float" office:value="1.46234187946696E+018" calcext:value-type="float">
            <text:p>1462341879466960000</text:p>
          </table:table-cell>
          <table:table-cell table:number-columns-repeated="3"/>
        </table:table-row>
        <table:table-row table:style-name="ro1">
          <table:table-cell office:value-type="float" office:value="1.46234187951701E+018" calcext:value-type="float">
            <text:p>1462341879517010000</text:p>
          </table:table-cell>
          <table:table-cell table:formula="of:=[.A1632]-[.$A$2]" office:value-type="float" office:value="81500129792" calcext:value-type="float">
            <text:p>81500129792</text:p>
          </table:table-cell>
          <table:table-cell table:formula="of:=[.B1632]/[.$B$3]" office:value-type="float" office:value="1624.47573950004" calcext:value-type="float">
            <text:p>1624</text:p>
          </table:table-cell>
          <table:table-cell office:value-type="float" office:value="0.246856495738" calcext:value-type="float">
            <text:p>0.2468564957</text:p>
          </table:table-cell>
          <table:table-cell/>
          <table:table-cell office:value-type="float" office:value="1.46234187951701E+018" calcext:value-type="float">
            <text:p>1462341879517010000</text:p>
          </table:table-cell>
          <table:table-cell table:number-columns-repeated="3"/>
        </table:table-row>
        <table:table-row table:style-name="ro1">
          <table:table-cell office:value-type="float" office:value="1.46234187956693E+018" calcext:value-type="float">
            <text:p>1462341879566930000</text:p>
          </table:table-cell>
          <table:table-cell table:formula="of:=[.A1633]-[.$A$2]" office:value-type="float" office:value="81550050048" calcext:value-type="float">
            <text:p>81550050048</text:p>
          </table:table-cell>
          <table:table-cell table:formula="of:=[.B1633]/[.$B$3]" office:value-type="float" office:value="1625.4707593238" calcext:value-type="float">
            <text:p>1625</text:p>
          </table:table-cell>
          <table:table-cell office:value-type="float" office:value="0.226908504963" calcext:value-type="float">
            <text:p>0.226908505</text:p>
          </table:table-cell>
          <table:table-cell/>
          <table:table-cell office:value-type="float" office:value="1.46234187956693E+018" calcext:value-type="float">
            <text:p>1462341879566930000</text:p>
          </table:table-cell>
          <table:table-cell table:number-columns-repeated="3"/>
        </table:table-row>
        <table:table-row table:style-name="ro1">
          <table:table-cell office:value-type="float" office:value="1.46234187961709E+018" calcext:value-type="float">
            <text:p>1462341879617090000</text:p>
          </table:table-cell>
          <table:table-cell table:formula="of:=[.A1634]-[.$A$2]" office:value-type="float" office:value="81600209920" calcext:value-type="float">
            <text:p>81600209920</text:p>
          </table:table-cell>
          <table:table-cell table:formula="of:=[.B1634]/[.$B$3]" office:value-type="float" office:value="1626.47055521821" calcext:value-type="float">
            <text:p>1626</text:p>
          </table:table-cell>
          <table:table-cell office:value-type="float" office:value="0.214441001415" calcext:value-type="float">
            <text:p>0.2144410014</text:p>
          </table:table-cell>
          <table:table-cell/>
          <table:table-cell office:value-type="float" office:value="1.46234187961709E+018" calcext:value-type="float">
            <text:p>1462341879617090000</text:p>
          </table:table-cell>
          <table:table-cell table:number-columns-repeated="3"/>
        </table:table-row>
        <table:table-row table:style-name="ro1">
          <table:table-cell office:value-type="float" office:value="1.46234187966691E+018" calcext:value-type="float">
            <text:p>1462341879666910000</text:p>
          </table:table-cell>
          <table:table-cell table:formula="of:=[.A1635]-[.$A$2]" office:value-type="float" office:value="81650029824" calcext:value-type="float">
            <text:p>81650029824</text:p>
          </table:table-cell>
          <table:table-cell table:formula="of:=[.B1635]/[.$B$3]" office:value-type="float" office:value="1627.46357480725" calcext:value-type="float">
            <text:p>1627</text:p>
          </table:table-cell>
          <table:table-cell office:value-type="float" office:value="0.194492995739" calcext:value-type="float">
            <text:p>0.1944929957</text:p>
          </table:table-cell>
          <table:table-cell/>
          <table:table-cell office:value-type="float" office:value="1.46234187966691E+018" calcext:value-type="float">
            <text:p>1462341879666910000</text:p>
          </table:table-cell>
          <table:table-cell table:number-columns-repeated="3"/>
        </table:table-row>
        <table:table-row table:style-name="ro1">
          <table:table-cell office:value-type="float" office:value="1.46234187971705E+018" calcext:value-type="float">
            <text:p>1462341879717050000</text:p>
          </table:table-cell>
          <table:table-cell table:formula="of:=[.A1636]-[.$A$2]" office:value-type="float" office:value="81700169984" calcext:value-type="float">
            <text:p>81700169984</text:p>
          </table:table-cell>
          <table:table-cell table:formula="of:=[.B1636]/[.$B$3]" office:value-type="float" office:value="1628.46297779842" calcext:value-type="float">
            <text:p>1628</text:p>
          </table:table-cell>
          <table:table-cell office:value-type="float" office:value="0.179531991482" calcext:value-type="float">
            <text:p>0.1795319915</text:p>
          </table:table-cell>
          <table:table-cell/>
          <table:table-cell office:value-type="float" office:value="1.46234187971705E+018" calcext:value-type="float">
            <text:p>1462341879717050000</text:p>
          </table:table-cell>
          <table:table-cell table:number-columns-repeated="3"/>
        </table:table-row>
        <table:table-row table:style-name="ro1">
          <table:table-cell office:value-type="float" office:value="1.46234187976692E+018" calcext:value-type="float">
            <text:p>1462341879766920000</text:p>
          </table:table-cell>
          <table:table-cell table:formula="of:=[.A1637]-[.$A$2]" office:value-type="float" office:value="81750040064" calcext:value-type="float">
            <text:p>81750040064</text:p>
          </table:table-cell>
          <table:table-cell table:formula="of:=[.B1637]/[.$B$3]" office:value-type="float" office:value="1629.45699750481" calcext:value-type="float">
            <text:p>1629</text:p>
          </table:table-cell>
          <table:table-cell office:value-type="float" office:value="0.164571002126" calcext:value-type="float">
            <text:p>0.1645710021</text:p>
          </table:table-cell>
          <table:table-cell/>
          <table:table-cell office:value-type="float" office:value="1.46234187976692E+018" calcext:value-type="float">
            <text:p>1462341879766920000</text:p>
          </table:table-cell>
          <table:table-cell table:number-columns-repeated="3"/>
        </table:table-row>
        <table:table-row table:style-name="ro1">
          <table:table-cell office:value-type="float" office:value="1.462341879817E+018" calcext:value-type="float">
            <text:p>1462341879817000000</text:p>
          </table:table-cell>
          <table:table-cell table:formula="of:=[.A1638]-[.$A$2]" office:value-type="float" office:value="81800119808" calcext:value-type="float">
            <text:p>81800119808</text:p>
          </table:table-cell>
          <table:table-cell table:formula="of:=[.B1638]/[.$B$3]" office:value-type="float" office:value="1630.45519627303" calcext:value-type="float">
            <text:p>1630</text:p>
          </table:table-cell>
          <table:table-cell office:value-type="float" office:value="0.13963599503" calcext:value-type="float">
            <text:p>0.139635995</text:p>
          </table:table-cell>
          <table:table-cell/>
          <table:table-cell office:value-type="float" office:value="1.462341879817E+018" calcext:value-type="float">
            <text:p>1462341879817000000</text:p>
          </table:table-cell>
          <table:table-cell table:number-columns-repeated="3"/>
        </table:table-row>
        <table:table-row table:style-name="ro1">
          <table:table-cell office:value-type="float" office:value="1.46234187986698E+018" calcext:value-type="float">
            <text:p>1462341879866980000</text:p>
          </table:table-cell>
          <table:table-cell table:formula="of:=[.A1639]-[.$A$2]" office:value-type="float" office:value="81850099968" calcext:value-type="float">
            <text:p>81850099968</text:p>
          </table:table-cell>
          <table:table-cell table:formula="of:=[.B1639]/[.$B$3]" office:value-type="float" office:value="1631.45141011445" calcext:value-type="float">
            <text:p>1631</text:p>
          </table:table-cell>
          <table:table-cell office:value-type="float" office:value="0.129661992192" calcext:value-type="float">
            <text:p>0.1296619922</text:p>
          </table:table-cell>
          <table:table-cell/>
          <table:table-cell office:value-type="float" office:value="1.46234187986698E+018" calcext:value-type="float">
            <text:p>1462341879866980000</text:p>
          </table:table-cell>
          <table:table-cell table:number-columns-repeated="3"/>
        </table:table-row>
        <table:table-row table:style-name="ro1">
          <table:table-cell office:value-type="float" office:value="1.46234187991689E+018" calcext:value-type="float">
            <text:p>1462341879916890000</text:p>
          </table:table-cell>
          <table:table-cell table:formula="of:=[.A1640]-[.$A$2]" office:value-type="float" office:value="81900009728" calcext:value-type="float">
            <text:p>81900009728</text:p>
          </table:table-cell>
          <table:table-cell table:formula="of:=[.B1640]/[.$B$3]" office:value-type="float" office:value="1632.44622072998" calcext:value-type="float">
            <text:p>1632</text:p>
          </table:table-cell>
          <table:table-cell office:value-type="float" office:value="0.114701002836" calcext:value-type="float">
            <text:p>0.1147010028</text:p>
          </table:table-cell>
          <table:table-cell/>
          <table:table-cell office:value-type="float" office:value="1.46234187991689E+018" calcext:value-type="float">
            <text:p>1462341879916890000</text:p>
          </table:table-cell>
          <table:table-cell table:number-columns-repeated="3"/>
        </table:table-row>
        <table:table-row table:style-name="ro1">
          <table:table-cell office:value-type="float" office:value="1.46234187996697E+018" calcext:value-type="float">
            <text:p>1462341879966970000</text:p>
          </table:table-cell>
          <table:table-cell table:formula="of:=[.A1641]-[.$A$2]" office:value-type="float" office:value="81950089984" calcext:value-type="float">
            <text:p>81950089984</text:p>
          </table:table-cell>
          <table:table-cell table:formula="of:=[.B1641]/[.$B$3]" office:value-type="float" office:value="1633.44442970349" calcext:value-type="float">
            <text:p>1633</text:p>
          </table:table-cell>
          <table:table-cell office:value-type="float" office:value="0.107220500708" calcext:value-type="float">
            <text:p>0.1072205007</text:p>
          </table:table-cell>
          <table:table-cell/>
          <table:table-cell office:value-type="float" office:value="1.46234187996697E+018" calcext:value-type="float">
            <text:p>1462341879966970000</text:p>
          </table:table-cell>
          <table:table-cell table:number-columns-repeated="3"/>
        </table:table-row>
        <table:table-row table:style-name="ro1">
          <table:table-cell office:value-type="float" office:value="1.46234188001696E+018" calcext:value-type="float">
            <text:p>1462341880016960000</text:p>
          </table:table-cell>
          <table:table-cell table:formula="of:=[.A1642]-[.$A$2]" office:value-type="float" office:value="82000079872" calcext:value-type="float">
            <text:p>82000079872</text:p>
          </table:table-cell>
          <table:table-cell table:formula="of:=[.B1642]/[.$B$3]" office:value-type="float" office:value="1634.44083744521" calcext:value-type="float">
            <text:p>1634</text:p>
          </table:table-cell>
          <table:table-cell office:value-type="float" office:value="0.0897659957409" calcext:value-type="float">
            <text:p>0.0897659957</text:p>
          </table:table-cell>
          <table:table-cell/>
          <table:table-cell office:value-type="float" office:value="1.46234188001696E+018" calcext:value-type="float">
            <text:p>1462341880016960000</text:p>
          </table:table-cell>
          <table:table-cell table:number-columns-repeated="3"/>
        </table:table-row>
        <table:table-row table:style-name="ro1">
          <table:table-cell office:value-type="float" office:value="1.46234188006692E+018" calcext:value-type="float">
            <text:p>1462341880066920000</text:p>
          </table:table-cell>
          <table:table-cell table:formula="of:=[.A1643]-[.$A$2]" office:value-type="float" office:value="82050040064" calcext:value-type="float">
            <text:p>82050040064</text:p>
          </table:table-cell>
          <table:table-cell table:formula="of:=[.B1643]/[.$B$3]" office:value-type="float" office:value="1635.43665328074" calcext:value-type="float">
            <text:p>1635</text:p>
          </table:table-cell>
          <table:table-cell office:value-type="float" office:value="0.0723114982247" calcext:value-type="float">
            <text:p>0.0723114982</text:p>
          </table:table-cell>
          <table:table-cell/>
          <table:table-cell office:value-type="float" office:value="1.46234188006692E+018" calcext:value-type="float">
            <text:p>1462341880066920000</text:p>
          </table:table-cell>
          <table:table-cell table:number-columns-repeated="3"/>
        </table:table-row>
        <table:table-row table:style-name="ro1">
          <table:table-cell office:value-type="float" office:value="1.46234188011691E+018" calcext:value-type="float">
            <text:p>1462341880116910000</text:p>
          </table:table-cell>
          <table:table-cell table:formula="of:=[.A1644]-[.$A$2]" office:value-type="float" office:value="82100029696" calcext:value-type="float">
            <text:p>82100029696</text:p>
          </table:table-cell>
          <table:table-cell table:formula="of:=[.B1644]/[.$B$3]" office:value-type="float" office:value="1636.43305591983" calcext:value-type="float">
            <text:p>1636</text:p>
          </table:table-cell>
          <table:table-cell office:value-type="float" office:value="0.0972464978695" calcext:value-type="float">
            <text:p>0.0972464979</text:p>
          </table:table-cell>
          <table:table-cell/>
          <table:table-cell office:value-type="float" office:value="1.46234188011691E+018" calcext:value-type="float">
            <text:p>1462341880116910000</text:p>
          </table:table-cell>
          <table:table-cell table:number-columns-repeated="3"/>
        </table:table-row>
        <table:table-row table:style-name="ro1">
          <table:table-cell office:value-type="float" office:value="1.46234188016693E+018" calcext:value-type="float">
            <text:p>1462341880166930000</text:p>
          </table:table-cell>
          <table:table-cell table:formula="of:=[.A1645]-[.$A$2]" office:value-type="float" office:value="82150049792" calcext:value-type="float">
            <text:p>82150049792</text:p>
          </table:table-cell>
          <table:table-cell table:formula="of:=[.B1645]/[.$B$3]" office:value-type="float" office:value="1637.43006577302" calcext:value-type="float">
            <text:p>1637</text:p>
          </table:table-cell>
          <table:table-cell office:value-type="float" office:value="0.0548570007086" calcext:value-type="float">
            <text:p>0.0548570007</text:p>
          </table:table-cell>
          <table:table-cell/>
          <table:table-cell office:value-type="float" office:value="1.46234188016693E+018" calcext:value-type="float">
            <text:p>1462341880166930000</text:p>
          </table:table-cell>
          <table:table-cell table:number-columns-repeated="3"/>
        </table:table-row>
        <table:table-row table:style-name="ro1">
          <table:table-cell office:value-type="float" office:value="1.46234188021703E+018" calcext:value-type="float">
            <text:p>1462341880217030000</text:p>
          </table:table-cell>
          <table:table-cell table:formula="of:=[.A1646]-[.$A$2]" office:value-type="float" office:value="82200150016" calcext:value-type="float">
            <text:p>82200150016</text:p>
          </table:table-cell>
          <table:table-cell table:formula="of:=[.B1646]/[.$B$3]" office:value-type="float" office:value="1638.42867275241" calcext:value-type="float">
            <text:p>1638</text:p>
          </table:table-cell>
          <table:table-cell office:value-type="float" office:value="0.114701002836" calcext:value-type="float">
            <text:p>0.1147010028</text:p>
          </table:table-cell>
          <table:table-cell/>
          <table:table-cell office:value-type="float" office:value="1.46234188021703E+018" calcext:value-type="float">
            <text:p>1462341880217030000</text:p>
          </table:table-cell>
          <table:table-cell table:number-columns-repeated="3"/>
        </table:table-row>
        <table:table-row table:style-name="ro1">
          <table:table-cell office:value-type="float" office:value="1.46234188026697E+018" calcext:value-type="float">
            <text:p>1462341880266970000</text:p>
          </table:table-cell>
          <table:table-cell table:formula="of:=[.A1647]-[.$A$2]" office:value-type="float" office:value="82250089728" calcext:value-type="float">
            <text:p>82250089728</text:p>
          </table:table-cell>
          <table:table-cell table:formula="of:=[.B1647]/[.$B$3]" office:value-type="float" office:value="1639.42408037678" calcext:value-type="float">
            <text:p>1639</text:p>
          </table:table-cell>
          <table:table-cell office:value-type="float" office:value="0.119688004255" calcext:value-type="float">
            <text:p>0.1196880043</text:p>
          </table:table-cell>
          <table:table-cell/>
          <table:table-cell office:value-type="float" office:value="1.46234188026697E+018" calcext:value-type="float">
            <text:p>1462341880266970000</text:p>
          </table:table-cell>
          <table:table-cell table:number-columns-repeated="3"/>
        </table:table-row>
        <table:table-row table:style-name="ro1">
          <table:table-cell office:value-type="float" office:value="1.46234188031692E+018" calcext:value-type="float">
            <text:p>1462341880316920000</text:p>
          </table:table-cell>
          <table:table-cell table:formula="of:=[.A1648]-[.$A$2]" office:value-type="float" office:value="82300039680" calcext:value-type="float">
            <text:p>82300039680</text:p>
          </table:table-cell>
          <table:table-cell table:formula="of:=[.B1648]/[.$B$3]" office:value-type="float" office:value="1640.41969210673" calcext:value-type="float">
            <text:p>1640</text:p>
          </table:table-cell>
          <table:table-cell office:value-type="float" office:value="0.162077501416" calcext:value-type="float">
            <text:p>0.1620775014</text:p>
          </table:table-cell>
          <table:table-cell/>
          <table:table-cell office:value-type="float" office:value="1.46234188031692E+018" calcext:value-type="float">
            <text:p>1462341880316920000</text:p>
          </table:table-cell>
          <table:table-cell table:number-columns-repeated="3"/>
        </table:table-row>
        <table:table-row table:style-name="ro1">
          <table:table-cell office:value-type="float" office:value="1.46234188036691E+018" calcext:value-type="float">
            <text:p>1462341880366910000</text:p>
          </table:table-cell>
          <table:table-cell table:formula="of:=[.A1649]-[.$A$2]" office:value-type="float" office:value="82350029824" calcext:value-type="float">
            <text:p>82350029824</text:p>
          </table:table-cell>
          <table:table-cell table:formula="of:=[.B1649]/[.$B$3]" office:value-type="float" office:value="1641.41610495109" calcext:value-type="float">
            <text:p>1641</text:p>
          </table:table-cell>
          <table:table-cell office:value-type="float" office:value="0.174545004964" calcext:value-type="float">
            <text:p>0.174545005</text:p>
          </table:table-cell>
          <table:table-cell/>
          <table:table-cell office:value-type="float" office:value="1.46234188036691E+018" calcext:value-type="float">
            <text:p>1462341880366910000</text:p>
          </table:table-cell>
          <table:table-cell table:number-columns-repeated="3"/>
        </table:table-row>
        <table:table-row table:style-name="ro1">
          <table:table-cell office:value-type="float" office:value="1.46234188041699E+018" calcext:value-type="float">
            <text:p>1462341880416990000</text:p>
          </table:table-cell>
          <table:table-cell table:formula="of:=[.A1650]-[.$A$2]" office:value-type="float" office:value="82400109824" calcext:value-type="float">
            <text:p>82400109824</text:p>
          </table:table-cell>
          <table:table-cell table:formula="of:=[.B1650]/[.$B$3]" office:value-type="float" office:value="1642.41430882195" calcext:value-type="float">
            <text:p>1642</text:p>
          </table:table-cell>
          <table:table-cell office:value-type="float" office:value="0.211947500706" calcext:value-type="float">
            <text:p>0.2119475007</text:p>
          </table:table-cell>
          <table:table-cell/>
          <table:table-cell office:value-type="float" office:value="1.46234188041699E+018" calcext:value-type="float">
            <text:p>1462341880416990000</text:p>
          </table:table-cell>
          <table:table-cell table:number-columns-repeated="3"/>
        </table:table-row>
        <table:table-row table:style-name="ro1">
          <table:table-cell office:value-type="float" office:value="1.46234188046703E+018" calcext:value-type="float">
            <text:p>1462341880467030000</text:p>
          </table:table-cell>
          <table:table-cell table:formula="of:=[.A1651]-[.$A$2]" office:value-type="float" office:value="82450149888" calcext:value-type="float">
            <text:p>82450149888</text:p>
          </table:table-cell>
          <table:table-cell table:formula="of:=[.B1651]/[.$B$3]" office:value-type="float" office:value="1643.41171668104" calcext:value-type="float">
            <text:p>1643</text:p>
          </table:table-cell>
          <table:table-cell office:value-type="float" office:value="0.234389007092" calcext:value-type="float">
            <text:p>0.2343890071</text:p>
          </table:table-cell>
          <table:table-cell/>
          <table:table-cell office:value-type="float" office:value="1.46234188046703E+018" calcext:value-type="float">
            <text:p>1462341880467030000</text:p>
          </table:table-cell>
          <table:table-cell table:number-columns-repeated="3"/>
        </table:table-row>
        <table:table-row table:style-name="ro1">
          <table:table-cell office:value-type="float" office:value="1.46234188051693E+018" calcext:value-type="float">
            <text:p>1462341880516930000</text:p>
          </table:table-cell>
          <table:table-cell table:formula="of:=[.A1652]-[.$A$2]" office:value-type="float" office:value="82500049920" calcext:value-type="float">
            <text:p>82500049920</text:p>
          </table:table-cell>
          <table:table-cell table:formula="of:=[.B1652]/[.$B$3]" office:value-type="float" office:value="1644.40633339627" calcext:value-type="float">
            <text:p>1644</text:p>
          </table:table-cell>
          <table:table-cell office:value-type="float" office:value="0.28425899148" calcext:value-type="float">
            <text:p>0.2842589915</text:p>
          </table:table-cell>
          <table:table-cell/>
          <table:table-cell office:value-type="float" office:value="1.46234188051693E+018" calcext:value-type="float">
            <text:p>1462341880516930000</text:p>
          </table:table-cell>
          <table:table-cell table:number-columns-repeated="3"/>
        </table:table-row>
        <table:table-row table:style-name="ro1">
          <table:table-cell office:value-type="float" office:value="1.46234188056702E+018" calcext:value-type="float">
            <text:p>1462341880567020000</text:p>
          </table:table-cell>
          <table:table-cell table:formula="of:=[.A1653]-[.$A$2]" office:value-type="float" office:value="82550139904" calcext:value-type="float">
            <text:p>82550139904</text:p>
          </table:table-cell>
          <table:table-cell table:formula="of:=[.B1653]/[.$B$3]" office:value-type="float" office:value="1645.40473627007" calcext:value-type="float">
            <text:p>1645</text:p>
          </table:table-cell>
          <table:table-cell office:value-type="float" office:value="0.314180999994" calcext:value-type="float">
            <text:p>0.314181</text:p>
          </table:table-cell>
          <table:table-cell/>
          <table:table-cell office:value-type="float" office:value="1.46234188056702E+018" calcext:value-type="float">
            <text:p>1462341880567020000</text:p>
          </table:table-cell>
          <table:table-cell table:number-columns-repeated="3"/>
        </table:table-row>
        <table:table-row table:style-name="ro1">
          <table:table-cell office:value-type="float" office:value="1.46234188061701E+018" calcext:value-type="float">
            <text:p>1462341880617010000</text:p>
          </table:table-cell>
          <table:table-cell table:formula="of:=[.A1654]-[.$A$2]" office:value-type="float" office:value="82600129792" calcext:value-type="float">
            <text:p>82600129792</text:p>
          </table:table-cell>
          <table:table-cell table:formula="of:=[.B1654]/[.$B$3]" office:value-type="float" office:value="1646.4011440118" calcext:value-type="float">
            <text:p>1646</text:p>
          </table:table-cell>
          <table:table-cell office:value-type="float" office:value="0.359063982964" calcext:value-type="float">
            <text:p>0.359063983</text:p>
          </table:table-cell>
          <table:table-cell/>
          <table:table-cell office:value-type="float" office:value="1.46234188061701E+018" calcext:value-type="float">
            <text:p>1462341880617010000</text:p>
          </table:table-cell>
          <table:table-cell table:number-columns-repeated="3"/>
        </table:table-row>
        <table:table-row table:style-name="ro1">
          <table:table-cell office:value-type="float" office:value="1.46234188066703E+018" calcext:value-type="float">
            <text:p>1462341880667030000</text:p>
          </table:table-cell>
          <table:table-cell table:formula="of:=[.A1655]-[.$A$2]" office:value-type="float" office:value="82650149888" calcext:value-type="float">
            <text:p>82650149888</text:p>
          </table:table-cell>
          <table:table-cell table:formula="of:=[.B1655]/[.$B$3]" office:value-type="float" office:value="1647.39815386499" calcext:value-type="float">
            <text:p>1647</text:p>
          </table:table-cell>
          <table:table-cell office:value-type="float" office:value="0.383998990059" calcext:value-type="float">
            <text:p>0.3839989901</text:p>
          </table:table-cell>
          <table:table-cell/>
          <table:table-cell office:value-type="float" office:value="1.46234188066703E+018" calcext:value-type="float">
            <text:p>1462341880667030000</text:p>
          </table:table-cell>
          <table:table-cell table:number-columns-repeated="3"/>
        </table:table-row>
        <table:table-row table:style-name="ro1">
          <table:table-cell office:value-type="float" office:value="1.46234188071691E+018" calcext:value-type="float">
            <text:p>1462341880716910000</text:p>
          </table:table-cell>
          <table:table-cell table:formula="of:=[.A1656]-[.$A$2]" office:value-type="float" office:value="82700029952" calcext:value-type="float">
            <text:p>82700029952</text:p>
          </table:table-cell>
          <table:table-cell table:formula="of:=[.B1656]/[.$B$3]" office:value-type="float" office:value="1648.39237257433" calcext:value-type="float">
            <text:p>1648</text:p>
          </table:table-cell>
          <table:table-cell office:value-type="float" office:value="0.418907999992" calcext:value-type="float">
            <text:p>0.418908</text:p>
          </table:table-cell>
          <table:table-cell/>
          <table:table-cell office:value-type="float" office:value="1.46234188071691E+018" calcext:value-type="float">
            <text:p>1462341880716910000</text:p>
          </table:table-cell>
          <table:table-cell table:number-columns-repeated="3"/>
        </table:table-row>
        <table:table-row table:style-name="ro1">
          <table:table-cell office:value-type="float" office:value="1.46234188076692E+018" calcext:value-type="float">
            <text:p>1462341880766920000</text:p>
          </table:table-cell>
          <table:table-cell table:formula="of:=[.A1657]-[.$A$2]" office:value-type="float" office:value="82750039808" calcext:value-type="float">
            <text:p>82750039808</text:p>
          </table:table-cell>
          <table:table-cell table:formula="of:=[.B1657]/[.$B$3]" office:value-type="float" office:value="1649.38917832195" calcext:value-type="float">
            <text:p>1649</text:p>
          </table:table-cell>
          <table:table-cell office:value-type="float" office:value="0.443843007088" calcext:value-type="float">
            <text:p>0.4438430071</text:p>
          </table:table-cell>
          <table:table-cell/>
          <table:table-cell office:value-type="float" office:value="1.46234188076692E+018" calcext:value-type="float">
            <text:p>1462341880766920000</text:p>
          </table:table-cell>
          <table:table-cell table:number-columns-repeated="3"/>
        </table:table-row>
        <table:table-row table:style-name="ro1">
          <table:table-cell office:value-type="float" office:value="1.46234188081699E+018" calcext:value-type="float">
            <text:p>1462341880816990000</text:p>
          </table:table-cell>
          <table:table-cell table:formula="of:=[.A1658]-[.$A$2]" office:value-type="float" office:value="82800109824" calcext:value-type="float">
            <text:p>82800109824</text:p>
          </table:table-cell>
          <table:table-cell table:formula="of:=[.B1658]/[.$B$3]" office:value-type="float" office:value="1650.38718318986" calcext:value-type="float">
            <text:p>1650</text:p>
          </table:table-cell>
          <table:table-cell office:value-type="float" office:value="0.473765015602" calcext:value-type="float">
            <text:p>0.4737650156</text:p>
          </table:table-cell>
          <table:table-cell/>
          <table:table-cell office:value-type="float" office:value="1.46234188081699E+018" calcext:value-type="float">
            <text:p>1462341880816990000</text:p>
          </table:table-cell>
          <table:table-cell table:number-columns-repeated="3"/>
        </table:table-row>
        <table:table-row table:style-name="ro1">
          <table:table-cell office:value-type="float" office:value="1.46234188086693E+018" calcext:value-type="float">
            <text:p>1462341880866930000</text:p>
          </table:table-cell>
          <table:table-cell table:formula="of:=[.A1659]-[.$A$2]" office:value-type="float" office:value="82850049792" calcext:value-type="float">
            <text:p>82850049792</text:p>
          </table:table-cell>
          <table:table-cell table:formula="of:=[.B1659]/[.$B$3]" office:value-type="float" office:value="1651.38259591687" calcext:value-type="float">
            <text:p>1651</text:p>
          </table:table-cell>
          <table:table-cell office:value-type="float" office:value="0.493713021278" calcext:value-type="float">
            <text:p>0.4937130213</text:p>
          </table:table-cell>
          <table:table-cell/>
          <table:table-cell office:value-type="float" office:value="1.46234188086693E+018" calcext:value-type="float">
            <text:p>1462341880866930000</text:p>
          </table:table-cell>
          <table:table-cell table:number-columns-repeated="3"/>
        </table:table-row>
        <table:table-row table:style-name="ro1">
          <table:table-cell office:value-type="float" office:value="1.46234188091693E+018" calcext:value-type="float">
            <text:p>1462341880916930000</text:p>
          </table:table-cell>
          <table:table-cell table:formula="of:=[.A1660]-[.$A$2]" office:value-type="float" office:value="82900049920" calcext:value-type="float">
            <text:p>82900049920</text:p>
          </table:table-cell>
          <table:table-cell table:formula="of:=[.B1660]/[.$B$3]" office:value-type="float" office:value="1652.37920776418" calcext:value-type="float">
            <text:p>1652</text:p>
          </table:table-cell>
          <table:table-cell office:value-type="float" office:value="0.538595974445" calcext:value-type="float">
            <text:p>0.5385959744</text:p>
          </table:table-cell>
          <table:table-cell/>
          <table:table-cell office:value-type="float" office:value="1.46234188091693E+018" calcext:value-type="float">
            <text:p>1462341880916930000</text:p>
          </table:table-cell>
          <table:table-cell table:number-columns-repeated="3"/>
        </table:table-row>
        <table:table-row table:style-name="ro1">
          <table:table-cell office:value-type="float" office:value="1.46234188096692E+018" calcext:value-type="float">
            <text:p>1462341880966920000</text:p>
          </table:table-cell>
          <table:table-cell table:formula="of:=[.A1661]-[.$A$2]" office:value-type="float" office:value="82950039808" calcext:value-type="float">
            <text:p>82950039808</text:p>
          </table:table-cell>
          <table:table-cell table:formula="of:=[.B1661]/[.$B$3]" office:value-type="float" office:value="1653.3756155059" calcext:value-type="float">
            <text:p>1653</text:p>
          </table:table-cell>
          <table:table-cell office:value-type="float" office:value="0.548569977283" calcext:value-type="float">
            <text:p>0.5485699773</text:p>
          </table:table-cell>
          <table:table-cell/>
          <table:table-cell office:value-type="float" office:value="1.46234188096692E+018" calcext:value-type="float">
            <text:p>1462341880966920000</text:p>
          </table:table-cell>
          <table:table-cell table:number-columns-repeated="3"/>
        </table:table-row>
        <table:table-row table:style-name="ro1">
          <table:table-cell office:value-type="float" office:value="1.46234188101714E+018" calcext:value-type="float">
            <text:p>1462341881017140000</text:p>
          </table:table-cell>
          <table:table-cell table:formula="of:=[.A1662]-[.$A$2]" office:value-type="float" office:value="83000259840" calcext:value-type="float">
            <text:p>83000259840</text:p>
          </table:table-cell>
          <table:table-cell table:formula="of:=[.B1662]/[.$B$3]" office:value-type="float" office:value="1654.37661052062" calcext:value-type="float">
            <text:p>1654</text:p>
          </table:table-cell>
          <table:table-cell office:value-type="float" office:value="0.556050479412" calcext:value-type="float">
            <text:p>0.5560504794</text:p>
          </table:table-cell>
          <table:table-cell/>
          <table:table-cell office:value-type="float" office:value="1.46234188101714E+018" calcext:value-type="float">
            <text:p>1462341881017140000</text:p>
          </table:table-cell>
          <table:table-cell table:number-columns-repeated="3"/>
        </table:table-row>
        <table:table-row table:style-name="ro1">
          <table:table-cell office:value-type="float" office:value="1.46234188106698E+018" calcext:value-type="float">
            <text:p>1462341881066980000</text:p>
          </table:table-cell>
          <table:table-cell table:formula="of:=[.A1663]-[.$A$2]" office:value-type="float" office:value="83050099712" calcext:value-type="float">
            <text:p>83050099712</text:p>
          </table:table-cell>
          <table:table-cell table:formula="of:=[.B1663]/[.$B$3]" office:value-type="float" office:value="1655.37002811554" calcext:value-type="float">
            <text:p>1655</text:p>
          </table:table-cell>
          <table:table-cell office:value-type="float" office:value="0.503687024117" calcext:value-type="float">
            <text:p>0.5036870241</text:p>
          </table:table-cell>
          <table:table-cell/>
          <table:table-cell office:value-type="float" office:value="1.46234188106698E+018" calcext:value-type="float">
            <text:p>1462341881066980000</text:p>
          </table:table-cell>
          <table:table-cell table:number-columns-repeated="3"/>
        </table:table-row>
        <table:table-row table:style-name="ro1">
          <table:table-cell office:value-type="float" office:value="1.46234188111701E+018" calcext:value-type="float">
            <text:p>1462341881117010000</text:p>
          </table:table-cell>
          <table:table-cell table:formula="of:=[.A1664]-[.$A$2]" office:value-type="float" office:value="83100129792" calcext:value-type="float">
            <text:p>83100129792</text:p>
          </table:table-cell>
          <table:table-cell table:formula="of:=[.B1664]/[.$B$3]" office:value-type="float" office:value="1656.36723697169" calcext:value-type="float">
            <text:p>1656</text:p>
          </table:table-cell>
          <table:table-cell office:value-type="float" office:value="0.603426992893" calcext:value-type="float">
            <text:p>0.6034269929</text:p>
          </table:table-cell>
          <table:table-cell/>
          <table:table-cell office:value-type="float" office:value="1.46234188111701E+018" calcext:value-type="float">
            <text:p>1462341881117010000</text:p>
          </table:table-cell>
          <table:table-cell table:number-columns-repeated="3"/>
        </table:table-row>
        <table:table-row table:style-name="ro1">
          <table:table-cell office:value-type="float" office:value="1.46234188116699E+018" calcext:value-type="float">
            <text:p>1462341881166990000</text:p>
          </table:table-cell>
          <table:table-cell table:formula="of:=[.A1665]-[.$A$2]" office:value-type="float" office:value="83150109696" calcext:value-type="float">
            <text:p>83150109696</text:p>
          </table:table-cell>
          <table:table-cell table:formula="of:=[.B1665]/[.$B$3]" office:value-type="float" office:value="1657.36344571047" calcext:value-type="float">
            <text:p>1657</text:p>
          </table:table-cell>
          <table:table-cell office:value-type="float" office:value="0.600933492184" calcext:value-type="float">
            <text:p>0.6009334922</text:p>
          </table:table-cell>
          <table:table-cell/>
          <table:table-cell office:value-type="float" office:value="1.46234188116699E+018" calcext:value-type="float">
            <text:p>1462341881166990000</text:p>
          </table:table-cell>
          <table:table-cell table:number-columns-repeated="3"/>
        </table:table-row>
        <table:table-row table:style-name="ro1">
          <table:table-cell office:value-type="float" office:value="1.46234188121703E+018" calcext:value-type="float">
            <text:p>1462341881217030000</text:p>
          </table:table-cell>
          <table:table-cell table:formula="of:=[.A1666]-[.$A$2]" office:value-type="float" office:value="83200149760" calcext:value-type="float">
            <text:p>83200149760</text:p>
          </table:table-cell>
          <table:table-cell table:formula="of:=[.B1666]/[.$B$3]" office:value-type="float" office:value="1658.36085356955" calcext:value-type="float">
            <text:p>1658</text:p>
          </table:table-cell>
          <table:table-cell office:value-type="float" office:value="0.600933492184" calcext:value-type="float">
            <text:p>0.6009334922</text:p>
          </table:table-cell>
          <table:table-cell/>
          <table:table-cell office:value-type="float" office:value="1.46234188121703E+018" calcext:value-type="float">
            <text:p>1462341881217030000</text:p>
          </table:table-cell>
          <table:table-cell table:number-columns-repeated="3"/>
        </table:table-row>
        <table:table-row table:style-name="ro1">
          <table:table-cell office:value-type="float" office:value="1.46234188126697E+018" calcext:value-type="float">
            <text:p>1462341881266970000</text:p>
          </table:table-cell>
          <table:table-cell table:formula="of:=[.A1667]-[.$A$2]" office:value-type="float" office:value="83250089728" calcext:value-type="float">
            <text:p>83250089728</text:p>
          </table:table-cell>
          <table:table-cell table:formula="of:=[.B1667]/[.$B$3]" office:value-type="float" office:value="1659.35626629656" calcext:value-type="float">
            <text:p>16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6234188126697E+018" calcext:value-type="float">
            <text:p>1462341881266970000</text:p>
          </table:table-cell>
          <table:table-cell table:number-columns-repeated="3"/>
        </table:table-row>
        <table:table-row table:style-name="ro1">
          <table:table-cell office:value-type="float" office:value="1.46234188131696E+018" calcext:value-type="float">
            <text:p>1462341881316960000</text:p>
          </table:table-cell>
          <table:table-cell table:formula="of:=[.A1668]-[.$A$2]" office:value-type="float" office:value="83300079872" calcext:value-type="float">
            <text:p>83300079872</text:p>
          </table:table-cell>
          <table:table-cell table:formula="of:=[.B1668]/[.$B$3]" office:value-type="float" office:value="1660.35267914092" calcext:value-type="float">
            <text:p>1660</text:p>
          </table:table-cell>
          <table:table-cell office:value-type="float" office:value="0.625868499279" calcext:value-type="float">
            <text:p>0.6258684993</text:p>
          </table:table-cell>
          <table:table-cell/>
          <table:table-cell office:value-type="float" office:value="1.46234188131696E+018" calcext:value-type="float">
            <text:p>1462341881316960000</text:p>
          </table:table-cell>
          <table:table-cell table:number-columns-repeated="3"/>
        </table:table-row>
        <table:table-row table:style-name="ro1">
          <table:table-cell office:value-type="float" office:value="1.46234188136693E+018" calcext:value-type="float">
            <text:p>1462341881366930000</text:p>
          </table:table-cell>
          <table:table-cell table:formula="of:=[.A1669]-[.$A$2]" office:value-type="float" office:value="83350049792" calcext:value-type="float">
            <text:p>83350049792</text:p>
          </table:table-cell>
          <table:table-cell table:formula="of:=[.B1669]/[.$B$3]" office:value-type="float" office:value="1661.34868887676" calcext:value-type="float">
            <text:p>1661</text:p>
          </table:table-cell>
          <table:table-cell office:value-type="float" office:value="0.640829503536" calcext:value-type="float">
            <text:p>0.6408295035</text:p>
          </table:table-cell>
          <table:table-cell/>
          <table:table-cell office:value-type="float" office:value="1.46234188136693E+018" calcext:value-type="float">
            <text:p>1462341881366930000</text:p>
          </table:table-cell>
          <table:table-cell table:number-columns-repeated="3"/>
        </table:table-row>
        <table:table-row table:style-name="ro1">
          <table:table-cell office:value-type="float" office:value="1.46234188141693E+018" calcext:value-type="float">
            <text:p>1462341881416930000</text:p>
          </table:table-cell>
          <table:table-cell table:formula="of:=[.A1670]-[.$A$2]" office:value-type="float" office:value="83400049920" calcext:value-type="float">
            <text:p>83400049920</text:p>
          </table:table-cell>
          <table:table-cell table:formula="of:=[.B1670]/[.$B$3]" office:value-type="float" office:value="1662.34530072406" calcext:value-type="float">
            <text:p>1662</text:p>
          </table:table-cell>
          <table:table-cell office:value-type="float" office:value="0.640829503536" calcext:value-type="float">
            <text:p>0.6408295035</text:p>
          </table:table-cell>
          <table:table-cell/>
          <table:table-cell office:value-type="float" office:value="1.46234188141693E+018" calcext:value-type="float">
            <text:p>1462341881416930000</text:p>
          </table:table-cell>
          <table:table-cell table:number-columns-repeated="3"/>
        </table:table-row>
        <table:table-row table:style-name="ro1">
          <table:table-cell office:value-type="float" office:value="1.46234188146691E+018" calcext:value-type="float">
            <text:p>1462341881466910000</text:p>
          </table:table-cell>
          <table:table-cell table:formula="of:=[.A1671]-[.$A$2]" office:value-type="float" office:value="83450029824" calcext:value-type="float">
            <text:p>83450029824</text:p>
          </table:table-cell>
          <table:table-cell table:formula="of:=[.B1671]/[.$B$3]" office:value-type="float" office:value="1663.34150946285" calcext:value-type="float">
            <text:p>1663</text:p>
          </table:table-cell>
          <table:table-cell office:value-type="float" office:value="0.670751512051" calcext:value-type="float">
            <text:p>0.6707515121</text:p>
          </table:table-cell>
          <table:table-cell/>
          <table:table-cell office:value-type="float" office:value="1.46234188146691E+018" calcext:value-type="float">
            <text:p>1462341881466910000</text:p>
          </table:table-cell>
          <table:table-cell table:number-columns-repeated="3"/>
        </table:table-row>
        <table:table-row table:style-name="ro1">
          <table:table-cell office:value-type="float" office:value="1.46234188151689E+018" calcext:value-type="float">
            <text:p>1462341881516890000</text:p>
          </table:table-cell>
          <table:table-cell table:formula="of:=[.A1672]-[.$A$2]" office:value-type="float" office:value="83500009984" calcext:value-type="float">
            <text:p>83500009984</text:p>
          </table:table-cell>
          <table:table-cell table:formula="of:=[.B1672]/[.$B$3]" office:value-type="float" office:value="1664.33772330427" calcext:value-type="float">
            <text:p>1664</text:p>
          </table:table-cell>
          <table:table-cell office:value-type="float" office:value="0.645816504955" calcext:value-type="float">
            <text:p>0.645816505</text:p>
          </table:table-cell>
          <table:table-cell/>
          <table:table-cell office:value-type="float" office:value="1.46234188151689E+018" calcext:value-type="float">
            <text:p>1462341881516890000</text:p>
          </table:table-cell>
          <table:table-cell table:number-columns-repeated="3"/>
        </table:table-row>
        <table:table-row table:style-name="ro1">
          <table:table-cell office:value-type="float" office:value="1.46234188156691E+018" calcext:value-type="float">
            <text:p>1462341881566910000</text:p>
          </table:table-cell>
          <table:table-cell table:formula="of:=[.A1673]-[.$A$2]" office:value-type="float" office:value="83550029824" calcext:value-type="float">
            <text:p>83550029824</text:p>
          </table:table-cell>
          <table:table-cell table:formula="of:=[.B1673]/[.$B$3]" office:value-type="float" office:value="1665.33472805482" calcext:value-type="float">
            <text:p>1665</text:p>
          </table:table-cell>
          <table:table-cell office:value-type="float" office:value="0.670751452446" calcext:value-type="float">
            <text:p>0.6707514524</text:p>
          </table:table-cell>
          <table:table-cell/>
          <table:table-cell office:value-type="float" office:value="1.46234188156691E+018" calcext:value-type="float">
            <text:p>1462341881566910000</text:p>
          </table:table-cell>
          <table:table-cell table:number-columns-repeated="3"/>
        </table:table-row>
        <table:table-row table:style-name="ro1">
          <table:table-cell office:value-type="float" office:value="1.46234188161699E+018" calcext:value-type="float">
            <text:p>1462341881616990000</text:p>
          </table:table-cell>
          <table:table-cell table:formula="of:=[.A1674]-[.$A$2]" office:value-type="float" office:value="83600109824" calcext:value-type="float">
            <text:p>83600109824</text:p>
          </table:table-cell>
          <table:table-cell table:formula="of:=[.B1674]/[.$B$3]" office:value-type="float" office:value="1666.33293192569" calcext:value-type="float">
            <text:p>1666</text:p>
          </table:table-cell>
          <table:table-cell office:value-type="float" office:value="1.04228305817" calcext:value-type="float">
            <text:p>1.0422830582</text:p>
          </table:table-cell>
          <table:table-cell/>
          <table:table-cell office:value-type="float" office:value="1.46234188161699E+018" calcext:value-type="float">
            <text:p>1462341881616990000</text:p>
          </table:table-cell>
          <table:table-cell table:number-columns-repeated="3"/>
        </table:table-row>
        <table:table-row table:style-name="ro1">
          <table:table-cell office:value-type="float" office:value="1.46234188166697E+018" calcext:value-type="float">
            <text:p>1462341881666970000</text:p>
          </table:table-cell>
          <table:table-cell table:formula="of:=[.A1675]-[.$A$2]" office:value-type="float" office:value="83650089984" calcext:value-type="float">
            <text:p>83650089984</text:p>
          </table:table-cell>
          <table:table-cell table:formula="of:=[.B1675]/[.$B$3]" office:value-type="float" office:value="1667.32914576711" calcext:value-type="float">
            <text:p>1667</text:p>
          </table:table-cell>
          <table:table-cell office:value-type="float" office:value="1.08217895031" calcext:value-type="float">
            <text:p>1.0821789503</text:p>
          </table:table-cell>
          <table:table-cell/>
          <table:table-cell office:value-type="float" office:value="1.46234188166697E+018" calcext:value-type="float">
            <text:p>1462341881666970000</text:p>
          </table:table-cell>
          <table:table-cell table:number-columns-repeated="3"/>
        </table:table-row>
        <table:table-row table:style-name="ro1">
          <table:table-cell office:value-type="float" office:value="1.4623418817169E+018" calcext:value-type="float">
            <text:p>1462341881716900000</text:p>
          </table:table-cell>
          <table:table-cell table:formula="of:=[.A1676]-[.$A$2]" office:value-type="float" office:value="83700019968" calcext:value-type="float">
            <text:p>83700019968</text:p>
          </table:table-cell>
          <table:table-cell table:formula="of:=[.B1676]/[.$B$3]" office:value-type="float" office:value="1668.32435949116" calcext:value-type="float">
            <text:p>1668</text:p>
          </table:table-cell>
          <table:table-cell office:value-type="float" office:value="0.740569472313" calcext:value-type="float">
            <text:p>0.7405694723</text:p>
          </table:table-cell>
          <table:table-cell/>
          <table:table-cell office:value-type="float" office:value="1.4623418817169E+018" calcext:value-type="float">
            <text:p>1462341881716900000</text:p>
          </table:table-cell>
          <table:table-cell table:number-columns-repeated="3"/>
        </table:table-row>
        <table:table-row table:style-name="ro1">
          <table:table-cell office:value-type="float" office:value="1.46234188176691E+018" calcext:value-type="float">
            <text:p>1462341881766910000</text:p>
          </table:table-cell>
          <table:table-cell table:formula="of:=[.A1677]-[.$A$2]" office:value-type="float" office:value="83750029824" calcext:value-type="float">
            <text:p>83750029824</text:p>
          </table:table-cell>
          <table:table-cell table:formula="of:=[.B1677]/[.$B$3]" office:value-type="float" office:value="1669.32116523878" calcext:value-type="float">
            <text:p>1669</text:p>
          </table:table-cell>
          <table:table-cell office:value-type="float" office:value="0.743062973022" calcext:value-type="float">
            <text:p>0.743062973</text:p>
          </table:table-cell>
          <table:table-cell/>
          <table:table-cell office:value-type="float" office:value="1.46234188176691E+018" calcext:value-type="float">
            <text:p>1462341881766910000</text:p>
          </table:table-cell>
          <table:table-cell table:number-columns-repeated="3"/>
        </table:table-row>
        <table:table-row table:style-name="ro1">
          <table:table-cell office:value-type="float" office:value="1.462341881817E+018" calcext:value-type="float">
            <text:p>1462341881817000000</text:p>
          </table:table-cell>
          <table:table-cell table:formula="of:=[.A1678]-[.$A$2]" office:value-type="float" office:value="83800119808" calcext:value-type="float">
            <text:p>83800119808</text:p>
          </table:table-cell>
          <table:table-cell table:formula="of:=[.B1678]/[.$B$3]" office:value-type="float" office:value="1670.31956811258" calcext:value-type="float">
            <text:p>1670</text:p>
          </table:table-cell>
          <table:table-cell office:value-type="float" office:value="0.723114967346" calcext:value-type="float">
            <text:p>0.7231149673</text:p>
          </table:table-cell>
          <table:table-cell/>
          <table:table-cell office:value-type="float" office:value="1.462341881817E+018" calcext:value-type="float">
            <text:p>1462341881817000000</text:p>
          </table:table-cell>
          <table:table-cell table:number-columns-repeated="3"/>
        </table:table-row>
        <table:table-row table:style-name="ro1">
          <table:table-cell office:value-type="float" office:value="1.46234188186704E+018" calcext:value-type="float">
            <text:p>1462341881867040000</text:p>
          </table:table-cell>
          <table:table-cell table:formula="of:=[.A1679]-[.$A$2]" office:value-type="float" office:value="83850159872" calcext:value-type="float">
            <text:p>83850159872</text:p>
          </table:table-cell>
          <table:table-cell table:formula="of:=[.B1679]/[.$B$3]" office:value-type="float" office:value="1671.31697597167" calcext:value-type="float">
            <text:p>1671</text:p>
          </table:table-cell>
          <table:table-cell office:value-type="float" office:value="0.75802397728" calcext:value-type="float">
            <text:p>0.7580239773</text:p>
          </table:table-cell>
          <table:table-cell/>
          <table:table-cell office:value-type="float" office:value="1.46234188186704E+018" calcext:value-type="float">
            <text:p>1462341881867040000</text:p>
          </table:table-cell>
          <table:table-cell table:number-columns-repeated="3"/>
        </table:table-row>
        <table:table-row table:style-name="ro1">
          <table:table-cell office:value-type="float" office:value="1.46234188191696E+018" calcext:value-type="float">
            <text:p>1462341881916960000</text:p>
          </table:table-cell>
          <table:table-cell table:formula="of:=[.A1680]-[.$A$2]" office:value-type="float" office:value="83900079872" calcext:value-type="float">
            <text:p>83900079872</text:p>
          </table:table-cell>
          <table:table-cell table:formula="of:=[.B1680]/[.$B$3]" office:value-type="float" office:value="1672.31199069279" calcext:value-type="float">
            <text:p>1672</text:p>
          </table:table-cell>
          <table:table-cell office:value-type="float" office:value="0.770491480827" calcext:value-type="float">
            <text:p>0.7704914808</text:p>
          </table:table-cell>
          <table:table-cell/>
          <table:table-cell office:value-type="float" office:value="1.46234188191696E+018" calcext:value-type="float">
            <text:p>1462341881916960000</text:p>
          </table:table-cell>
          <table:table-cell table:number-columns-repeated="3"/>
        </table:table-row>
        <table:table-row table:style-name="ro1">
          <table:table-cell office:value-type="float" office:value="1.46234188196702E+018" calcext:value-type="float">
            <text:p>1462341881967020000</text:p>
          </table:table-cell>
          <table:table-cell table:formula="of:=[.A1681]-[.$A$2]" office:value-type="float" office:value="83950139904" calcext:value-type="float">
            <text:p>83950139904</text:p>
          </table:table-cell>
          <table:table-cell table:formula="of:=[.B1681]/[.$B$3]" office:value-type="float" office:value="1673.30979655776" calcext:value-type="float">
            <text:p>1673</text:p>
          </table:table-cell>
          <table:table-cell office:value-type="float" office:value="0.787945985794" calcext:value-type="float">
            <text:p>0.7879459858</text:p>
          </table:table-cell>
          <table:table-cell/>
          <table:table-cell office:value-type="float" office:value="1.46234188196702E+018" calcext:value-type="float">
            <text:p>1462341881967020000</text:p>
          </table:table-cell>
          <table:table-cell table:number-columns-repeated="3"/>
        </table:table-row>
        <table:table-row table:style-name="ro1">
          <table:table-cell office:value-type="float" office:value="1.46234188201704E+018" calcext:value-type="float">
            <text:p>1462341882017040000</text:p>
          </table:table-cell>
          <table:table-cell table:formula="of:=[.A1682]-[.$A$2]" office:value-type="float" office:value="84000159744" calcext:value-type="float">
            <text:p>84000159744</text:p>
          </table:table-cell>
          <table:table-cell table:formula="of:=[.B1682]/[.$B$3]" office:value-type="float" office:value="1674.30680130832" calcext:value-type="float">
            <text:p>1674</text:p>
          </table:table-cell>
          <table:table-cell office:value-type="float" office:value="0.750543475151" calcext:value-type="float">
            <text:p>0.7505434752</text:p>
          </table:table-cell>
          <table:table-cell/>
          <table:table-cell office:value-type="float" office:value="1.46234188201704E+018" calcext:value-type="float">
            <text:p>1462341882017040000</text:p>
          </table:table-cell>
          <table:table-cell table:number-columns-repeated="3"/>
        </table:table-row>
        <table:table-row table:style-name="ro1">
          <table:table-cell office:value-type="float" office:value="1.46234188206699E+018" calcext:value-type="float">
            <text:p>1462341882066990000</text:p>
          </table:table-cell>
          <table:table-cell table:formula="of:=[.A1683]-[.$A$2]" office:value-type="float" office:value="84050109952" calcext:value-type="float">
            <text:p>84050109952</text:p>
          </table:table-cell>
          <table:table-cell table:formula="of:=[.B1683]/[.$B$3]" office:value-type="float" office:value="1675.3024181409" calcext:value-type="float">
            <text:p>1675</text:p>
          </table:table-cell>
          <table:table-cell office:value-type="float" office:value="0.782958984375" calcext:value-type="float">
            <text:p>0.7829589844</text:p>
          </table:table-cell>
          <table:table-cell/>
          <table:table-cell office:value-type="float" office:value="1.46234188206699E+018" calcext:value-type="float">
            <text:p>1462341882066990000</text:p>
          </table:table-cell>
          <table:table-cell table:number-columns-repeated="3"/>
        </table:table-row>
        <table:table-row table:style-name="ro1">
          <table:table-cell office:value-type="float" office:value="1.46234188211699E+018" calcext:value-type="float">
            <text:p>1462341882116990000</text:p>
          </table:table-cell>
          <table:table-cell table:formula="of:=[.A1684]-[.$A$2]" office:value-type="float" office:value="84100109824" calcext:value-type="float">
            <text:p>84100109824</text:p>
          </table:table-cell>
          <table:table-cell table:formula="of:=[.B1684]/[.$B$3]" office:value-type="float" office:value="1676.29902488557" calcext:value-type="float">
            <text:p>1676</text:p>
          </table:table-cell>
          <table:table-cell office:value-type="float" office:value="0.745556473732" calcext:value-type="float">
            <text:p>0.7455564737</text:p>
          </table:table-cell>
          <table:table-cell/>
          <table:table-cell office:value-type="float" office:value="1.46234188211699E+018" calcext:value-type="float">
            <text:p>1462341882116990000</text:p>
          </table:table-cell>
          <table:table-cell table:number-columns-repeated="3"/>
        </table:table-row>
        <table:table-row table:style-name="ro1">
          <table:table-cell office:value-type="float" office:value="1.46234188216691E+018" calcext:value-type="float">
            <text:p>1462341882166910000</text:p>
          </table:table-cell>
          <table:table-cell table:formula="of:=[.A1685]-[.$A$2]" office:value-type="float" office:value="84150029824" calcext:value-type="float">
            <text:p>84150029824</text:p>
          </table:table-cell>
          <table:table-cell table:formula="of:=[.B1685]/[.$B$3]" office:value-type="float" office:value="1677.29403960669" calcext:value-type="float">
            <text:p>1677</text:p>
          </table:table-cell>
          <table:table-cell office:value-type="float" office:value="0.75553047657" calcext:value-type="float">
            <text:p>0.7555304766</text:p>
          </table:table-cell>
          <table:table-cell/>
          <table:table-cell office:value-type="float" office:value="1.46234188216691E+018" calcext:value-type="float">
            <text:p>1462341882166910000</text:p>
          </table:table-cell>
          <table:table-cell table:number-columns-repeated="3"/>
        </table:table-row>
        <table:table-row table:style-name="ro1">
          <table:table-cell office:value-type="float" office:value="1.46234188221697E+018" calcext:value-type="float">
            <text:p>1462341882216970000</text:p>
          </table:table-cell>
          <table:table-cell table:formula="of:=[.A1686]-[.$A$2]" office:value-type="float" office:value="84200089856" calcext:value-type="float">
            <text:p>84200089856</text:p>
          </table:table-cell>
          <table:table-cell table:formula="of:=[.B1686]/[.$B$3]" office:value-type="float" office:value="1678.29184547166" calcext:value-type="float">
            <text:p>1678</text:p>
          </table:table-cell>
          <table:table-cell office:value-type="float" office:value="0.86275100708" calcext:value-type="float">
            <text:p>0.8627510071</text:p>
          </table:table-cell>
          <table:table-cell/>
          <table:table-cell office:value-type="float" office:value="1.46234188221697E+018" calcext:value-type="float">
            <text:p>1462341882216970000</text:p>
          </table:table-cell>
          <table:table-cell table:number-columns-repeated="3"/>
        </table:table-row>
        <table:table-row table:style-name="ro1">
          <table:table-cell office:value-type="float" office:value="1.46234188226691E+018" calcext:value-type="float">
            <text:p>1462341882266910000</text:p>
          </table:table-cell>
          <table:table-cell table:formula="of:=[.A1687]-[.$A$2]" office:value-type="float" office:value="84250030080" calcext:value-type="float">
            <text:p>84250030080</text:p>
          </table:table-cell>
          <table:table-cell table:formula="of:=[.B1687]/[.$B$3]" office:value-type="float" office:value="1679.28726330131" calcext:value-type="float">
            <text:p>1679</text:p>
          </table:table-cell>
          <table:table-cell office:value-type="float" office:value="1.10960745811" calcext:value-type="float">
            <text:p>1.1096074581</text:p>
          </table:table-cell>
          <table:table-cell/>
          <table:table-cell office:value-type="float" office:value="1.46234188226691E+018" calcext:value-type="float">
            <text:p>1462341882266910000</text:p>
          </table:table-cell>
          <table:table-cell table:number-columns-repeated="3"/>
        </table:table-row>
        <table:table-row table:style-name="ro1">
          <table:table-cell office:value-type="float" office:value="1.46234188231689E+018" calcext:value-type="float">
            <text:p>1462341882316890000</text:p>
          </table:table-cell>
          <table:table-cell table:formula="of:=[.A1688]-[.$A$2]" office:value-type="float" office:value="84300009984" calcext:value-type="float">
            <text:p>84300009984</text:p>
          </table:table-cell>
          <table:table-cell table:formula="of:=[.B1688]/[.$B$3]" office:value-type="float" office:value="1680.28347204009" calcext:value-type="float">
            <text:p>1680</text:p>
          </table:table-cell>
          <table:table-cell office:value-type="float" office:value="0.723115026951" calcext:value-type="float">
            <text:p>0.723115027</text:p>
          </table:table-cell>
          <table:table-cell/>
          <table:table-cell office:value-type="float" office:value="1.46234188231689E+018" calcext:value-type="float">
            <text:p>1462341882316890000</text:p>
          </table:table-cell>
          <table:table-cell table:number-columns-repeated="3"/>
        </table:table-row>
        <table:table-row table:style-name="ro1">
          <table:table-cell office:value-type="float" office:value="1.46234188236692E+018" calcext:value-type="float">
            <text:p>1462341882366920000</text:p>
          </table:table-cell>
          <table:table-cell table:formula="of:=[.A1689]-[.$A$2]" office:value-type="float" office:value="84350039808" calcext:value-type="float">
            <text:p>84350039808</text:p>
          </table:table-cell>
          <table:table-cell table:formula="of:=[.B1689]/[.$B$3]" office:value-type="float" office:value="1681.28067579359" calcext:value-type="float">
            <text:p>1681</text:p>
          </table:table-cell>
          <table:table-cell office:value-type="float" office:value="0.745556473732" calcext:value-type="float">
            <text:p>0.7455564737</text:p>
          </table:table-cell>
          <table:table-cell/>
          <table:table-cell office:value-type="float" office:value="1.46234188236692E+018" calcext:value-type="float">
            <text:p>1462341882366920000</text:p>
          </table:table-cell>
          <table:table-cell table:number-columns-repeated="3"/>
        </table:table-row>
        <table:table-row table:style-name="ro1">
          <table:table-cell office:value-type="float" office:value="1.46234188241699E+018" calcext:value-type="float">
            <text:p>1462341882416990000</text:p>
          </table:table-cell>
          <table:table-cell table:formula="of:=[.A1690]-[.$A$2]" office:value-type="float" office:value="84400109824" calcext:value-type="float">
            <text:p>84400109824</text:p>
          </table:table-cell>
          <table:table-cell table:formula="of:=[.B1690]/[.$B$3]" office:value-type="float" office:value="1682.27868066151" calcext:value-type="float">
            <text:p>1682</text:p>
          </table:table-cell>
          <table:table-cell office:value-type="float" office:value="0.720621466637" calcext:value-type="float">
            <text:p>0.7206214666</text:p>
          </table:table-cell>
          <table:table-cell/>
          <table:table-cell office:value-type="float" office:value="1.46234188241699E+018" calcext:value-type="float">
            <text:p>1462341882416990000</text:p>
          </table:table-cell>
          <table:table-cell table:number-columns-repeated="3"/>
        </table:table-row>
        <table:table-row table:style-name="ro1">
          <table:table-cell office:value-type="float" office:value="1.46234188246709E+018" calcext:value-type="float">
            <text:p>1462341882467090000</text:p>
          </table:table-cell>
          <table:table-cell table:formula="of:=[.A1691]-[.$A$2]" office:value-type="float" office:value="84450209792" calcext:value-type="float">
            <text:p>84450209792</text:p>
          </table:table-cell>
          <table:table-cell table:formula="of:=[.B1691]/[.$B$3]" office:value-type="float" office:value="1683.27728253826" calcext:value-type="float">
            <text:p>1683</text:p>
          </table:table-cell>
          <table:table-cell office:value-type="float" office:value="0.715634524822" calcext:value-type="float">
            <text:p>0.7156345248</text:p>
          </table:table-cell>
          <table:table-cell/>
          <table:table-cell office:value-type="float" office:value="1.46234188246709E+018" calcext:value-type="float">
            <text:p>1462341882467090000</text:p>
          </table:table-cell>
          <table:table-cell table:number-columns-repeated="3"/>
        </table:table-row>
        <table:table-row table:style-name="ro1">
          <table:table-cell office:value-type="float" office:value="1.46234188251699E+018" calcext:value-type="float">
            <text:p>1462341882516990000</text:p>
          </table:table-cell>
          <table:table-cell table:formula="of:=[.A1692]-[.$A$2]" office:value-type="float" office:value="84500109824" calcext:value-type="float">
            <text:p>84500109824</text:p>
          </table:table-cell>
          <table:table-cell table:formula="of:=[.B1692]/[.$B$3]" office:value-type="float" office:value="1684.27189925348" calcext:value-type="float">
            <text:p>1684</text:p>
          </table:table-cell>
          <table:table-cell office:value-type="float" office:value="0.733088970184" calcext:value-type="float">
            <text:p>0.7330889702</text:p>
          </table:table-cell>
          <table:table-cell/>
          <table:table-cell office:value-type="float" office:value="1.46234188251699E+018" calcext:value-type="float">
            <text:p>1462341882516990000</text:p>
          </table:table-cell>
          <table:table-cell table:number-columns-repeated="3"/>
        </table:table-row>
        <table:table-row table:style-name="ro1">
          <table:table-cell office:value-type="float" office:value="1.46234188256696E+018" calcext:value-type="float">
            <text:p>1462341882566960000</text:p>
          </table:table-cell>
          <table:table-cell table:formula="of:=[.A1693]-[.$A$2]" office:value-type="float" office:value="84550080000" calcext:value-type="float">
            <text:p>84550080000</text:p>
          </table:table-cell>
          <table:table-cell table:formula="of:=[.B1693]/[.$B$3]" office:value-type="float" office:value="1685.26791409196" calcext:value-type="float">
            <text:p>1685</text:p>
          </table:table-cell>
          <table:table-cell office:value-type="float" office:value="0.733088970184" calcext:value-type="float">
            <text:p>0.7330889702</text:p>
          </table:table-cell>
          <table:table-cell/>
          <table:table-cell office:value-type="float" office:value="1.46234188256696E+018" calcext:value-type="float">
            <text:p>1462341882566960000</text:p>
          </table:table-cell>
          <table:table-cell table:number-columns-repeated="3"/>
        </table:table-row>
        <table:table-row table:style-name="ro1">
          <table:table-cell office:value-type="float" office:value="1.46234188261711E+018" calcext:value-type="float">
            <text:p>1462341882617110000</text:p>
          </table:table-cell>
          <table:table-cell table:formula="of:=[.A1694]-[.$A$2]" office:value-type="float" office:value="84600229888" calcext:value-type="float">
            <text:p>84600229888</text:p>
          </table:table-cell>
          <table:table-cell table:formula="of:=[.B1694]/[.$B$3]" office:value-type="float" office:value="1686.26751098343" calcext:value-type="float">
            <text:p>1686</text:p>
          </table:table-cell>
          <table:table-cell office:value-type="float" office:value="0.703167021275" calcext:value-type="float">
            <text:p>0.7031670213</text:p>
          </table:table-cell>
          <table:table-cell/>
          <table:table-cell office:value-type="float" office:value="1.46234188261711E+018" calcext:value-type="float">
            <text:p>1462341882617110000</text:p>
          </table:table-cell>
          <table:table-cell table:number-columns-repeated="3"/>
        </table:table-row>
        <table:table-row table:style-name="ro1">
          <table:table-cell office:value-type="float" office:value="1.46234188266698E+018" calcext:value-type="float">
            <text:p>1462341882666980000</text:p>
          </table:table-cell>
          <table:table-cell table:formula="of:=[.A1695]-[.$A$2]" office:value-type="float" office:value="84650099968" calcext:value-type="float">
            <text:p>84650099968</text:p>
          </table:table-cell>
          <table:table-cell table:formula="of:=[.B1695]/[.$B$3]" office:value-type="float" office:value="1687.26153068983" calcext:value-type="float">
            <text:p>1687</text:p>
          </table:table-cell>
          <table:table-cell office:value-type="float" office:value="0.713141024113" calcext:value-type="float">
            <text:p>0.7131410241</text:p>
          </table:table-cell>
          <table:table-cell/>
          <table:table-cell office:value-type="float" office:value="1.46234188266698E+018" calcext:value-type="float">
            <text:p>1462341882666980000</text:p>
          </table:table-cell>
          <table:table-cell table:number-columns-repeated="3"/>
        </table:table-row>
        <table:table-row table:style-name="ro1">
          <table:table-cell office:value-type="float" office:value="1.46234188271693E+018" calcext:value-type="float">
            <text:p>1462341882716930000</text:p>
          </table:table-cell>
          <table:table-cell table:formula="of:=[.A1696]-[.$A$2]" office:value-type="float" office:value="84700049920" calcext:value-type="float">
            <text:p>84700049920</text:p>
          </table:table-cell>
          <table:table-cell table:formula="of:=[.B1696]/[.$B$3]" office:value-type="float" office:value="1688.25714241977" calcext:value-type="float">
            <text:p>1688</text:p>
          </table:table-cell>
          <table:table-cell office:value-type="float" office:value="0.715634524822" calcext:value-type="float">
            <text:p>0.7156345248</text:p>
          </table:table-cell>
          <table:table-cell/>
          <table:table-cell office:value-type="float" office:value="1.46234188271693E+018" calcext:value-type="float">
            <text:p>1462341882716930000</text:p>
          </table:table-cell>
          <table:table-cell table:number-columns-repeated="3"/>
        </table:table-row>
        <table:table-row table:style-name="ro1">
          <table:table-cell office:value-type="float" office:value="1.46234188276702E+018" calcext:value-type="float">
            <text:p>1462341882767020000</text:p>
          </table:table-cell>
          <table:table-cell table:formula="of:=[.A1697]-[.$A$2]" office:value-type="float" office:value="84750139904" calcext:value-type="float">
            <text:p>84750139904</text:p>
          </table:table-cell>
          <table:table-cell table:formula="of:=[.B1697]/[.$B$3]" office:value-type="float" office:value="1689.25554529358" calcext:value-type="float">
            <text:p>1689</text:p>
          </table:table-cell>
          <table:table-cell office:value-type="float" office:value="0.690699517727" calcext:value-type="float">
            <text:p>0.6906995177</text:p>
          </table:table-cell>
          <table:table-cell/>
          <table:table-cell office:value-type="float" office:value="1.46234188276702E+018" calcext:value-type="float">
            <text:p>1462341882767020000</text:p>
          </table:table-cell>
          <table:table-cell table:number-columns-repeated="3"/>
        </table:table-row>
        <table:table-row table:style-name="ro1">
          <table:table-cell office:value-type="float" office:value="1.46234188281701E+018" calcext:value-type="float">
            <text:p>1462341882817010000</text:p>
          </table:table-cell>
          <table:table-cell table:formula="of:=[.A1698]-[.$A$2]" office:value-type="float" office:value="84800130048" calcext:value-type="float">
            <text:p>84800130048</text:p>
          </table:table-cell>
          <table:table-cell table:formula="of:=[.B1698]/[.$B$3]" office:value-type="float" office:value="1690.25195813794" calcext:value-type="float">
            <text:p>1690</text:p>
          </table:table-cell>
          <table:table-cell office:value-type="float" office:value="0.660777509212" calcext:value-type="float">
            <text:p>0.6607775092</text:p>
          </table:table-cell>
          <table:table-cell/>
          <table:table-cell office:value-type="float" office:value="1.46234188281701E+018" calcext:value-type="float">
            <text:p>1462341882817010000</text:p>
          </table:table-cell>
          <table:table-cell table:number-columns-repeated="3"/>
        </table:table-row>
        <table:table-row table:style-name="ro1">
          <table:table-cell office:value-type="float" office:value="1.462341882867E+018" calcext:value-type="float">
            <text:p>1462341882867000000</text:p>
          </table:table-cell>
          <table:table-cell table:formula="of:=[.A1699]-[.$A$2]" office:value-type="float" office:value="84850119936" calcext:value-type="float">
            <text:p>84850119936</text:p>
          </table:table-cell>
          <table:table-cell table:formula="of:=[.B1699]/[.$B$3]" office:value-type="float" office:value="1691.24836587967" calcext:value-type="float">
            <text:p>1691</text:p>
          </table:table-cell>
          <table:table-cell office:value-type="float" office:value="0.665764510632" calcext:value-type="float">
            <text:p>0.6657645106</text:p>
          </table:table-cell>
          <table:table-cell/>
          <table:table-cell office:value-type="float" office:value="1.462341882867E+018" calcext:value-type="float">
            <text:p>1462341882867000000</text:p>
          </table:table-cell>
          <table:table-cell table:number-columns-repeated="3"/>
        </table:table-row>
        <table:table-row table:style-name="ro1">
          <table:table-cell office:value-type="float" office:value="1.46234188291692E+018" calcext:value-type="float">
            <text:p>1462341882916920000</text:p>
          </table:table-cell>
          <table:table-cell table:formula="of:=[.A1700]-[.$A$2]" office:value-type="float" office:value="84900039680" calcext:value-type="float">
            <text:p>84900039680</text:p>
          </table:table-cell>
          <table:table-cell table:formula="of:=[.B1700]/[.$B$3]" office:value-type="float" office:value="1692.24337549815" calcext:value-type="float">
            <text:p>1692</text:p>
          </table:table-cell>
          <table:table-cell office:value-type="float" office:value="1.06223106384" calcext:value-type="float">
            <text:p>1.0622310638</text:p>
          </table:table-cell>
          <table:table-cell/>
          <table:table-cell office:value-type="float" office:value="1.46234188291692E+018" calcext:value-type="float">
            <text:p>1462341882916920000</text:p>
          </table:table-cell>
          <table:table-cell table:number-columns-repeated="3"/>
        </table:table-row>
        <table:table-row table:style-name="ro1">
          <table:table-cell office:value-type="float" office:value="1.46234188296693E+018" calcext:value-type="float">
            <text:p>1462341882966930000</text:p>
          </table:table-cell>
          <table:table-cell table:formula="of:=[.A1701]-[.$A$2]" office:value-type="float" office:value="84950050048" calcext:value-type="float">
            <text:p>84950050048</text:p>
          </table:table-cell>
          <table:table-cell table:formula="of:=[.B1701]/[.$B$3]" office:value-type="float" office:value="1693.24019145104" calcext:value-type="float">
            <text:p>1693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8296693E+018" calcext:value-type="float">
            <text:p>1462341882966930000</text:p>
          </table:table-cell>
          <table:table-cell table:number-columns-repeated="3"/>
        </table:table-row>
        <table:table-row table:style-name="ro1">
          <table:table-cell office:value-type="float" office:value="1.46234188301701E+018" calcext:value-type="float">
            <text:p>1462341883017010000</text:p>
          </table:table-cell>
          <table:table-cell table:formula="of:=[.A1702]-[.$A$2]" office:value-type="float" office:value="85000130048" calcext:value-type="float">
            <text:p>85000130048</text:p>
          </table:table-cell>
          <table:table-cell table:formula="of:=[.B1702]/[.$B$3]" office:value-type="float" office:value="1694.2383953219" calcext:value-type="float">
            <text:p>1694</text:p>
          </table:table-cell>
          <table:table-cell office:value-type="float" office:value="0.67324501276" calcext:value-type="float">
            <text:p>0.6732450128</text:p>
          </table:table-cell>
          <table:table-cell/>
          <table:table-cell office:value-type="float" office:value="1.46234188301701E+018" calcext:value-type="float">
            <text:p>1462341883017010000</text:p>
          </table:table-cell>
          <table:table-cell table:number-columns-repeated="3"/>
        </table:table-row>
        <table:table-row table:style-name="ro1">
          <table:table-cell office:value-type="float" office:value="1.46234188306695E+018" calcext:value-type="float">
            <text:p>1462341883066950000</text:p>
          </table:table-cell>
          <table:table-cell table:formula="of:=[.A1703]-[.$A$2]" office:value-type="float" office:value="85050070016" calcext:value-type="float">
            <text:p>85050070016</text:p>
          </table:table-cell>
          <table:table-cell table:formula="of:=[.B1703]/[.$B$3]" office:value-type="float" office:value="1695.2338080489" calcext:value-type="float">
            <text:p>1695</text:p>
          </table:table-cell>
          <table:table-cell office:value-type="float" office:value="0.690699517727" calcext:value-type="float">
            <text:p>0.6906995177</text:p>
          </table:table-cell>
          <table:table-cell/>
          <table:table-cell office:value-type="float" office:value="1.46234188306695E+018" calcext:value-type="float">
            <text:p>1462341883066950000</text:p>
          </table:table-cell>
          <table:table-cell table:number-columns-repeated="3"/>
        </table:table-row>
        <table:table-row table:style-name="ro1">
          <table:table-cell office:value-type="float" office:value="1.462341883117E+018" calcext:value-type="float">
            <text:p>1462341883117000000</text:p>
          </table:table-cell>
          <table:table-cell table:formula="of:=[.A1704]-[.$A$2]" office:value-type="float" office:value="85100119808" calcext:value-type="float">
            <text:p>85100119808</text:p>
          </table:table-cell>
          <table:table-cell table:formula="of:=[.B1704]/[.$B$3]" office:value-type="float" office:value="1696.23140980829" calcext:value-type="float">
            <text:p>1696</text:p>
          </table:table-cell>
          <table:table-cell office:value-type="float" office:value="0.638336002827" calcext:value-type="float">
            <text:p>0.6383360028</text:p>
          </table:table-cell>
          <table:table-cell/>
          <table:table-cell office:value-type="float" office:value="1.462341883117E+018" calcext:value-type="float">
            <text:p>1462341883117000000</text:p>
          </table:table-cell>
          <table:table-cell table:number-columns-repeated="3"/>
        </table:table-row>
        <table:table-row table:style-name="ro1">
          <table:table-cell office:value-type="float" office:value="1.46234188316692E+018" calcext:value-type="float">
            <text:p>1462341883166920000</text:p>
          </table:table-cell>
          <table:table-cell table:formula="of:=[.A1705]-[.$A$2]" office:value-type="float" office:value="85150039808" calcext:value-type="float">
            <text:p>85150039808</text:p>
          </table:table-cell>
          <table:table-cell table:formula="of:=[.B1705]/[.$B$3]" office:value-type="float" office:value="1697.22642452941" calcext:value-type="float">
            <text:p>1697</text:p>
          </table:table-cell>
          <table:table-cell office:value-type="float" office:value="0.645816504955" calcext:value-type="float">
            <text:p>0.645816505</text:p>
          </table:table-cell>
          <table:table-cell/>
          <table:table-cell office:value-type="float" office:value="1.46234188316692E+018" calcext:value-type="float">
            <text:p>1462341883166920000</text:p>
          </table:table-cell>
          <table:table-cell table:number-columns-repeated="3"/>
        </table:table-row>
        <table:table-row table:style-name="ro1">
          <table:table-cell office:value-type="float" office:value="1.46234188321705E+018" calcext:value-type="float">
            <text:p>1462341883217050000</text:p>
          </table:table-cell>
          <table:table-cell table:formula="of:=[.A1706]-[.$A$2]" office:value-type="float" office:value="85200169984" calcext:value-type="float">
            <text:p>85200169984</text:p>
          </table:table-cell>
          <table:table-cell table:formula="of:=[.B1706]/[.$B$3]" office:value-type="float" office:value="1698.22562851763" calcext:value-type="float">
            <text:p>1698</text:p>
          </table:table-cell>
          <table:table-cell office:value-type="float" office:value="0.623374998569" calcext:value-type="float">
            <text:p>0.6233749986</text:p>
          </table:table-cell>
          <table:table-cell/>
          <table:table-cell office:value-type="float" office:value="1.46234188321705E+018" calcext:value-type="float">
            <text:p>1462341883217050000</text:p>
          </table:table-cell>
          <table:table-cell table:number-columns-repeated="3"/>
        </table:table-row>
        <table:table-row table:style-name="ro1">
          <table:table-cell office:value-type="float" office:value="1.46234188326707E+018" calcext:value-type="float">
            <text:p>1462341883267070000</text:p>
          </table:table-cell>
          <table:table-cell table:formula="of:=[.A1707]-[.$A$2]" office:value-type="float" office:value="85250189824" calcext:value-type="float">
            <text:p>85250189824</text:p>
          </table:table-cell>
          <table:table-cell table:formula="of:=[.B1707]/[.$B$3]" office:value-type="float" office:value="1699.22263326819" calcext:value-type="float">
            <text:p>1699</text:p>
          </table:table-cell>
          <table:table-cell office:value-type="float" office:value="0.630855500698" calcext:value-type="float">
            <text:p>0.6308555007</text:p>
          </table:table-cell>
          <table:table-cell/>
          <table:table-cell office:value-type="float" office:value="1.46234188326707E+018" calcext:value-type="float">
            <text:p>1462341883267070000</text:p>
          </table:table-cell>
          <table:table-cell table:number-columns-repeated="3"/>
        </table:table-row>
        <table:table-row table:style-name="ro1">
          <table:table-cell office:value-type="float" office:value="1.46234188331703E+018" calcext:value-type="float">
            <text:p>1462341883317030000</text:p>
          </table:table-cell>
          <table:table-cell table:formula="of:=[.A1708]-[.$A$2]" office:value-type="float" office:value="85300150016" calcext:value-type="float">
            <text:p>85300150016</text:p>
          </table:table-cell>
          <table:table-cell table:formula="of:=[.B1708]/[.$B$3]" office:value-type="float" office:value="1700.21844910372" calcext:value-type="float">
            <text:p>1700</text:p>
          </table:table-cell>
          <table:table-cell office:value-type="float" office:value="0.630855500698" calcext:value-type="float">
            <text:p>0.6308555007</text:p>
          </table:table-cell>
          <table:table-cell/>
          <table:table-cell office:value-type="float" office:value="1.46234188331703E+018" calcext:value-type="float">
            <text:p>1462341883317030000</text:p>
          </table:table-cell>
          <table:table-cell table:number-columns-repeated="3"/>
        </table:table-row>
        <table:table-row table:style-name="ro1">
          <table:table-cell office:value-type="float" office:value="1.46234188336691E+018" calcext:value-type="float">
            <text:p>1462341883366910000</text:p>
          </table:table-cell>
          <table:table-cell table:formula="of:=[.A1709]-[.$A$2]" office:value-type="float" office:value="85350029824" calcext:value-type="float">
            <text:p>85350029824</text:p>
          </table:table-cell>
          <table:table-cell table:formula="of:=[.B1709]/[.$B$3]" office:value-type="float" office:value="1701.21266271042" calcext:value-type="float">
            <text:p>1701</text:p>
          </table:table-cell>
          <table:table-cell office:value-type="float" office:value="0.635842502117" calcext:value-type="float">
            <text:p>0.6358425021</text:p>
          </table:table-cell>
          <table:table-cell/>
          <table:table-cell office:value-type="float" office:value="1.46234188336691E+018" calcext:value-type="float">
            <text:p>1462341883366910000</text:p>
          </table:table-cell>
          <table:table-cell table:number-columns-repeated="3"/>
        </table:table-row>
        <table:table-row table:style-name="ro1">
          <table:table-cell office:value-type="float" office:value="1.46234188341696E+018" calcext:value-type="float">
            <text:p>1462341883416960000</text:p>
          </table:table-cell>
          <table:table-cell table:formula="of:=[.A1710]-[.$A$2]" office:value-type="float" office:value="85400079872" calcext:value-type="float">
            <text:p>85400079872</text:p>
          </table:table-cell>
          <table:table-cell table:formula="of:=[.B1710]/[.$B$3]" office:value-type="float" office:value="1702.21026957245" calcext:value-type="float">
            <text:p>1702</text:p>
          </table:table-cell>
          <table:table-cell office:value-type="float" office:value="0.600933492184" calcext:value-type="float">
            <text:p>0.6009334922</text:p>
          </table:table-cell>
          <table:table-cell/>
          <table:table-cell office:value-type="float" office:value="1.46234188341696E+018" calcext:value-type="float">
            <text:p>1462341883416960000</text:p>
          </table:table-cell>
          <table:table-cell table:number-columns-repeated="3"/>
        </table:table-row>
        <table:table-row table:style-name="ro1">
          <table:table-cell office:value-type="float" office:value="1.46234188346692E+018" calcext:value-type="float">
            <text:p>1462341883466920000</text:p>
          </table:table-cell>
          <table:table-cell table:formula="of:=[.A1711]-[.$A$2]" office:value-type="float" office:value="85450039808" calcext:value-type="float">
            <text:p>85450039808</text:p>
          </table:table-cell>
          <table:table-cell table:formula="of:=[.B1711]/[.$B$3]" office:value-type="float" office:value="1703.20608030534" calcext:value-type="float">
            <text:p>1703</text:p>
          </table:table-cell>
          <table:table-cell office:value-type="float" office:value="0.595946490765" calcext:value-type="float">
            <text:p>0.5959464908</text:p>
          </table:table-cell>
          <table:table-cell/>
          <table:table-cell office:value-type="float" office:value="1.46234188346692E+018" calcext:value-type="float">
            <text:p>1462341883466920000</text:p>
          </table:table-cell>
          <table:table-cell table:number-columns-repeated="3"/>
        </table:table-row>
        <table:table-row table:style-name="ro1">
          <table:table-cell office:value-type="float" office:value="1.46234188351689E+018" calcext:value-type="float">
            <text:p>1462341883516890000</text:p>
          </table:table-cell>
          <table:table-cell table:formula="of:=[.A1712]-[.$A$2]" office:value-type="float" office:value="85500009984" calcext:value-type="float">
            <text:p>85500009984</text:p>
          </table:table-cell>
          <table:table-cell table:formula="of:=[.B1712]/[.$B$3]" office:value-type="float" office:value="1704.20209514382" calcext:value-type="float">
            <text:p>1704</text:p>
          </table:table-cell>
          <table:table-cell office:value-type="float" office:value="0.91511452198" calcext:value-type="float">
            <text:p>0.915114522</text:p>
          </table:table-cell>
          <table:table-cell/>
          <table:table-cell office:value-type="float" office:value="1.46234188351689E+018" calcext:value-type="float">
            <text:p>1462341883516890000</text:p>
          </table:table-cell>
          <table:table-cell table:number-columns-repeated="3"/>
        </table:table-row>
        <table:table-row table:style-name="ro1">
          <table:table-cell office:value-type="float" office:value="1.4623418835669E+018" calcext:value-type="float">
            <text:p>1462341883566900000</text:p>
          </table:table-cell>
          <table:table-cell table:formula="of:=[.A1713]-[.$A$2]" office:value-type="float" office:value="85550019840" calcext:value-type="float">
            <text:p>85550019840</text:p>
          </table:table-cell>
          <table:table-cell table:formula="of:=[.B1713]/[.$B$3]" office:value-type="float" office:value="1705.19890089143" calcext:value-type="float">
            <text:p>1705</text:p>
          </table:table-cell>
          <table:table-cell office:value-type="float" office:value="0.610907495022" calcext:value-type="float">
            <text:p>0.610907495</text:p>
          </table:table-cell>
          <table:table-cell/>
          <table:table-cell office:value-type="float" office:value="1.4623418835669E+018" calcext:value-type="float">
            <text:p>1462341883566900000</text:p>
          </table:table-cell>
          <table:table-cell table:number-columns-repeated="3"/>
        </table:table-row>
        <table:table-row table:style-name="ro1">
          <table:table-cell office:value-type="float" office:value="1.46234188361699E+018" calcext:value-type="float">
            <text:p>1462341883616990000</text:p>
          </table:table-cell>
          <table:table-cell table:formula="of:=[.A1714]-[.$A$2]" office:value-type="float" office:value="85600110080" calcext:value-type="float">
            <text:p>85600110080</text:p>
          </table:table-cell>
          <table:table-cell table:formula="of:=[.B1714]/[.$B$3]" office:value-type="float" office:value="1706.19730886788" calcext:value-type="float">
            <text:p>1706</text:p>
          </table:table-cell>
          <table:table-cell office:value-type="float" office:value="0.605920493603" calcext:value-type="float">
            <text:p>0.6059204936</text:p>
          </table:table-cell>
          <table:table-cell/>
          <table:table-cell office:value-type="float" office:value="1.46234188361699E+018" calcext:value-type="float">
            <text:p>1462341883616990000</text:p>
          </table:table-cell>
          <table:table-cell table:number-columns-repeated="3"/>
        </table:table-row>
        <table:table-row table:style-name="ro1">
          <table:table-cell office:value-type="float" office:value="1.46234188366692E+018" calcext:value-type="float">
            <text:p>1462341883666920000</text:p>
          </table:table-cell>
          <table:table-cell table:formula="of:=[.A1715]-[.$A$2]" office:value-type="float" office:value="85650039808" calcext:value-type="float">
            <text:p>85650039808</text:p>
          </table:table-cell>
          <table:table-cell table:formula="of:=[.B1715]/[.$B$3]" office:value-type="float" office:value="1707.1925174893" calcext:value-type="float">
            <text:p>1707</text:p>
          </table:table-cell>
          <table:table-cell office:value-type="float" office:value="0.610907495022" calcext:value-type="float">
            <text:p>0.610907495</text:p>
          </table:table-cell>
          <table:table-cell/>
          <table:table-cell office:value-type="float" office:value="1.46234188366692E+018" calcext:value-type="float">
            <text:p>1462341883666920000</text:p>
          </table:table-cell>
          <table:table-cell table:number-columns-repeated="3"/>
        </table:table-row>
        <table:table-row table:style-name="ro1">
          <table:table-cell office:value-type="float" office:value="1.46234188371691E+018" calcext:value-type="float">
            <text:p>1462341883716910000</text:p>
          </table:table-cell>
          <table:table-cell table:formula="of:=[.A1716]-[.$A$2]" office:value-type="float" office:value="85700029952" calcext:value-type="float">
            <text:p>85700029952</text:p>
          </table:table-cell>
          <table:table-cell table:formula="of:=[.B1716]/[.$B$3]" office:value-type="float" office:value="1708.18893033366" calcext:value-type="float">
            <text:p>1708</text:p>
          </table:table-cell>
          <table:table-cell office:value-type="float" office:value="0.615894496441" calcext:value-type="float">
            <text:p>0.6158944964</text:p>
          </table:table-cell>
          <table:table-cell/>
          <table:table-cell office:value-type="float" office:value="1.46234188371691E+018" calcext:value-type="float">
            <text:p>1462341883716910000</text:p>
          </table:table-cell>
          <table:table-cell table:number-columns-repeated="3"/>
        </table:table-row>
        <table:table-row table:style-name="ro1">
          <table:table-cell office:value-type="float" office:value="1.4623418837669E+018" calcext:value-type="float">
            <text:p>1462341883766900000</text:p>
          </table:table-cell>
          <table:table-cell table:formula="of:=[.A1717]-[.$A$2]" office:value-type="float" office:value="85750019840" calcext:value-type="float">
            <text:p>85750019840</text:p>
          </table:table-cell>
          <table:table-cell table:formula="of:=[.B1717]/[.$B$3]" office:value-type="float" office:value="1709.18533807539" calcext:value-type="float">
            <text:p>1709</text:p>
          </table:table-cell>
          <table:table-cell office:value-type="float" office:value="0.648310005665" calcext:value-type="float">
            <text:p>0.6483100057</text:p>
          </table:table-cell>
          <table:table-cell/>
          <table:table-cell office:value-type="float" office:value="1.4623418837669E+018" calcext:value-type="float">
            <text:p>1462341883766900000</text:p>
          </table:table-cell>
          <table:table-cell table:number-columns-repeated="3"/>
        </table:table-row>
        <table:table-row table:style-name="ro1">
          <table:table-cell office:value-type="float" office:value="1.46234188381701E+018" calcext:value-type="float">
            <text:p>1462341883817010000</text:p>
          </table:table-cell>
          <table:table-cell table:formula="of:=[.A1718]-[.$A$2]" office:value-type="float" office:value="85800130048" calcext:value-type="float">
            <text:p>85800130048</text:p>
          </table:table-cell>
          <table:table-cell table:formula="of:=[.B1718]/[.$B$3]" office:value-type="float" office:value="1710.18414405772" calcext:value-type="float">
            <text:p>1710</text:p>
          </table:table-cell>
          <table:table-cell office:value-type="float" office:value="0.638336002827" calcext:value-type="float">
            <text:p>0.6383360028</text:p>
          </table:table-cell>
          <table:table-cell/>
          <table:table-cell office:value-type="float" office:value="1.46234188381701E+018" calcext:value-type="float">
            <text:p>1462341883817010000</text:p>
          </table:table-cell>
          <table:table-cell table:number-columns-repeated="3"/>
        </table:table-row>
        <table:table-row table:style-name="ro1">
          <table:table-cell office:value-type="float" office:value="1.46234188386691E+018" calcext:value-type="float">
            <text:p>1462341883866910000</text:p>
          </table:table-cell>
          <table:table-cell table:formula="of:=[.A1719]-[.$A$2]" office:value-type="float" office:value="85850029824" calcext:value-type="float">
            <text:p>85850029824</text:p>
          </table:table-cell>
          <table:table-cell table:formula="of:=[.B1719]/[.$B$3]" office:value-type="float" office:value="1711.17875567031" calcext:value-type="float">
            <text:p>1711</text:p>
          </table:table-cell>
          <table:table-cell office:value-type="float" office:value="0.633349001408" calcext:value-type="float">
            <text:p>0.6333490014</text:p>
          </table:table-cell>
          <table:table-cell/>
          <table:table-cell office:value-type="float" office:value="1.46234188386691E+018" calcext:value-type="float">
            <text:p>1462341883866910000</text:p>
          </table:table-cell>
          <table:table-cell table:number-columns-repeated="3"/>
        </table:table-row>
        <table:table-row table:style-name="ro1">
          <table:table-cell office:value-type="float" office:value="1.46234188391694E+018" calcext:value-type="float">
            <text:p>1462341883916940000</text:p>
          </table:table-cell>
          <table:table-cell table:formula="of:=[.A1720]-[.$A$2]" office:value-type="float" office:value="85900059904" calcext:value-type="float">
            <text:p>85900059904</text:p>
          </table:table-cell>
          <table:table-cell table:formula="of:=[.B1720]/[.$B$3]" office:value-type="float" office:value="1712.17596452645" calcext:value-type="float">
            <text:p>1712</text:p>
          </table:table-cell>
          <table:table-cell office:value-type="float" office:value="0.67573851347" calcext:value-type="float">
            <text:p>0.6757385135</text:p>
          </table:table-cell>
          <table:table-cell/>
          <table:table-cell office:value-type="float" office:value="1.46234188391694E+018" calcext:value-type="float">
            <text:p>1462341883916940000</text:p>
          </table:table-cell>
          <table:table-cell table:number-columns-repeated="3"/>
        </table:table-row>
        <table:table-row table:style-name="ro1">
          <table:table-cell office:value-type="float" office:value="1.46234188396693E+018" calcext:value-type="float">
            <text:p>1462341883966930000</text:p>
          </table:table-cell>
          <table:table-cell table:formula="of:=[.A1721]-[.$A$2]" office:value-type="float" office:value="85950049792" calcext:value-type="float">
            <text:p>85950049792</text:p>
          </table:table-cell>
          <table:table-cell table:formula="of:=[.B1721]/[.$B$3]" office:value-type="float" office:value="1713.17237226817" calcext:value-type="float">
            <text:p>1713</text:p>
          </table:table-cell>
          <table:table-cell office:value-type="float" office:value="0.62088149786" calcext:value-type="float">
            <text:p>0.6208814979</text:p>
          </table:table-cell>
          <table:table-cell/>
          <table:table-cell office:value-type="float" office:value="1.46234188396693E+018" calcext:value-type="float">
            <text:p>1462341883966930000</text:p>
          </table:table-cell>
          <table:table-cell table:number-columns-repeated="3"/>
        </table:table-row>
        <table:table-row table:style-name="ro1">
          <table:table-cell office:value-type="float" office:value="1.46234188401702E+018" calcext:value-type="float">
            <text:p>1462341884017020000</text:p>
          </table:table-cell>
          <table:table-cell table:formula="of:=[.A1722]-[.$A$2]" office:value-type="float" office:value="86000139776" calcext:value-type="float">
            <text:p>86000139776</text:p>
          </table:table-cell>
          <table:table-cell table:formula="of:=[.B1722]/[.$B$3]" office:value-type="float" office:value="1714.17077514198" calcext:value-type="float">
            <text:p>1714</text:p>
          </table:table-cell>
          <table:table-cell office:value-type="float" office:value="0.663271009922" calcext:value-type="float">
            <text:p>0.6632710099</text:p>
          </table:table-cell>
          <table:table-cell/>
          <table:table-cell office:value-type="float" office:value="1.46234188401702E+018" calcext:value-type="float">
            <text:p>1462341884017020000</text:p>
          </table:table-cell>
          <table:table-cell table:number-columns-repeated="3"/>
        </table:table-row>
        <table:table-row table:style-name="ro1">
          <table:table-cell office:value-type="float" office:value="1.46234188406703E+018" calcext:value-type="float">
            <text:p>1462341884067030000</text:p>
          </table:table-cell>
          <table:table-cell table:formula="of:=[.A1723]-[.$A$2]" office:value-type="float" office:value="86050149888" calcext:value-type="float">
            <text:p>86050149888</text:p>
          </table:table-cell>
          <table:table-cell table:formula="of:=[.B1723]/[.$B$3]" office:value-type="float" office:value="1715.16758599223" calcext:value-type="float">
            <text:p>1715</text:p>
          </table:table-cell>
          <table:table-cell office:value-type="float" office:value="0.645816504955" calcext:value-type="float">
            <text:p>0.645816505</text:p>
          </table:table-cell>
          <table:table-cell/>
          <table:table-cell office:value-type="float" office:value="1.46234188406703E+018" calcext:value-type="float">
            <text:p>1462341884067030000</text:p>
          </table:table-cell>
          <table:table-cell table:number-columns-repeated="3"/>
        </table:table-row>
        <table:table-row table:style-name="ro1">
          <table:table-cell office:value-type="float" office:value="1.4623418841169E+018" calcext:value-type="float">
            <text:p>1462341884116900000</text:p>
          </table:table-cell>
          <table:table-cell table:formula="of:=[.A1724]-[.$A$2]" office:value-type="float" office:value="86100019968" calcext:value-type="float">
            <text:p>86100019968</text:p>
          </table:table-cell>
          <table:table-cell table:formula="of:=[.B1724]/[.$B$3]" office:value-type="float" office:value="1716.16160569863" calcext:value-type="float">
            <text:p>1716</text:p>
          </table:table-cell>
          <table:table-cell office:value-type="float" office:value="0.653297007084" calcext:value-type="float">
            <text:p>0.6532970071</text:p>
          </table:table-cell>
          <table:table-cell/>
          <table:table-cell office:value-type="float" office:value="1.4623418841169E+018" calcext:value-type="float">
            <text:p>1462341884116900000</text:p>
          </table:table-cell>
          <table:table-cell table:number-columns-repeated="3"/>
        </table:table-row>
        <table:table-row table:style-name="ro1">
          <table:table-cell office:value-type="float" office:value="1.46234188416701E+018" calcext:value-type="float">
            <text:p>1462341884167010000</text:p>
          </table:table-cell>
          <table:table-cell table:formula="of:=[.A1725]-[.$A$2]" office:value-type="float" office:value="86150129920" calcext:value-type="float">
            <text:p>86150129920</text:p>
          </table:table-cell>
          <table:table-cell table:formula="of:=[.B1725]/[.$B$3]" office:value-type="float" office:value="1717.16040657832" calcext:value-type="float">
            <text:p>1717</text:p>
          </table:table-cell>
          <table:table-cell office:value-type="float" office:value="0.623374998569" calcext:value-type="float">
            <text:p>0.6233749986</text:p>
          </table:table-cell>
          <table:table-cell/>
          <table:table-cell office:value-type="float" office:value="1.46234188416701E+018" calcext:value-type="float">
            <text:p>1462341884167010000</text:p>
          </table:table-cell>
          <table:table-cell table:number-columns-repeated="3"/>
        </table:table-row>
        <table:table-row table:style-name="ro1">
          <table:table-cell office:value-type="float" office:value="1.46234188421695E+018" calcext:value-type="float">
            <text:p>1462341884216950000</text:p>
          </table:table-cell>
          <table:table-cell table:formula="of:=[.A1726]-[.$A$2]" office:value-type="float" office:value="86200069888" calcext:value-type="float">
            <text:p>86200069888</text:p>
          </table:table-cell>
          <table:table-cell table:formula="of:=[.B1726]/[.$B$3]" office:value-type="float" office:value="1718.15581930533" calcext:value-type="float">
            <text:p>1718</text:p>
          </table:table-cell>
          <table:table-cell office:value-type="float" office:value="0.62088149786" calcext:value-type="float">
            <text:p>0.6208814979</text:p>
          </table:table-cell>
          <table:table-cell/>
          <table:table-cell office:value-type="float" office:value="1.46234188421695E+018" calcext:value-type="float">
            <text:p>1462341884216950000</text:p>
          </table:table-cell>
          <table:table-cell table:number-columns-repeated="3"/>
        </table:table-row>
        <table:table-row table:style-name="ro1">
          <table:table-cell office:value-type="float" office:value="1.462341884267E+018" calcext:value-type="float">
            <text:p>1462341884267000000</text:p>
          </table:table-cell>
          <table:table-cell table:formula="of:=[.A1727]-[.$A$2]" office:value-type="float" office:value="86250119936" calcext:value-type="float">
            <text:p>86250119936</text:p>
          </table:table-cell>
          <table:table-cell table:formula="of:=[.B1727]/[.$B$3]" office:value-type="float" office:value="1719.15342616736" calcext:value-type="float">
            <text:p>1719</text:p>
          </table:table-cell>
          <table:table-cell office:value-type="float" office:value="0.62088149786" calcext:value-type="float">
            <text:p>0.6208814979</text:p>
          </table:table-cell>
          <table:table-cell/>
          <table:table-cell office:value-type="float" office:value="1.462341884267E+018" calcext:value-type="float">
            <text:p>1462341884267000000</text:p>
          </table:table-cell>
          <table:table-cell table:number-columns-repeated="3"/>
        </table:table-row>
        <table:table-row table:style-name="ro1">
          <table:table-cell office:value-type="float" office:value="1.462341884317E+018" calcext:value-type="float">
            <text:p>1462341884317000000</text:p>
          </table:table-cell>
          <table:table-cell table:formula="of:=[.A1728]-[.$A$2]" office:value-type="float" office:value="86300119808" calcext:value-type="float">
            <text:p>86300119808</text:p>
          </table:table-cell>
          <table:table-cell table:formula="of:=[.B1728]/[.$B$3]" office:value-type="float" office:value="1720.15003291203" calcext:value-type="float">
            <text:p>1720</text:p>
          </table:table-cell>
          <table:table-cell office:value-type="float" office:value="0.613400995731" calcext:value-type="float">
            <text:p>0.6134009957</text:p>
          </table:table-cell>
          <table:table-cell/>
          <table:table-cell office:value-type="float" office:value="1.462341884317E+018" calcext:value-type="float">
            <text:p>1462341884317000000</text:p>
          </table:table-cell>
          <table:table-cell table:number-columns-repeated="3"/>
        </table:table-row>
        <table:table-row table:style-name="ro1">
          <table:table-cell office:value-type="float" office:value="1.46234188436692E+018" calcext:value-type="float">
            <text:p>1462341884366920000</text:p>
          </table:table-cell>
          <table:table-cell table:formula="of:=[.A1729]-[.$A$2]" office:value-type="float" office:value="86350039808" calcext:value-type="float">
            <text:p>86350039808</text:p>
          </table:table-cell>
          <table:table-cell table:formula="of:=[.B1729]/[.$B$3]" office:value-type="float" office:value="1721.14504763314" calcext:value-type="float">
            <text:p>1721</text:p>
          </table:table-cell>
          <table:table-cell office:value-type="float" office:value="0.580985486507" calcext:value-type="float">
            <text:p>0.5809854865</text:p>
          </table:table-cell>
          <table:table-cell/>
          <table:table-cell office:value-type="float" office:value="1.46234188436692E+018" calcext:value-type="float">
            <text:p>1462341884366920000</text:p>
          </table:table-cell>
          <table:table-cell table:number-columns-repeated="3"/>
        </table:table-row>
        <table:table-row table:style-name="ro1">
          <table:table-cell office:value-type="float" office:value="1.46234188441696E+018" calcext:value-type="float">
            <text:p>1462341884416960000</text:p>
          </table:table-cell>
          <table:table-cell table:formula="of:=[.A1730]-[.$A$2]" office:value-type="float" office:value="86400079872" calcext:value-type="float">
            <text:p>86400079872</text:p>
          </table:table-cell>
          <table:table-cell table:formula="of:=[.B1730]/[.$B$3]" office:value-type="float" office:value="1722.14245549223" calcext:value-type="float">
            <text:p>1722</text:p>
          </table:table-cell>
          <table:table-cell office:value-type="float" office:value="0.580985486507" calcext:value-type="float">
            <text:p>0.5809854865</text:p>
          </table:table-cell>
          <table:table-cell/>
          <table:table-cell office:value-type="float" office:value="1.46234188441696E+018" calcext:value-type="float">
            <text:p>1462341884416960000</text:p>
          </table:table-cell>
          <table:table-cell table:number-columns-repeated="3"/>
        </table:table-row>
        <table:table-row table:style-name="ro1">
          <table:table-cell office:value-type="float" office:value="1.46234188446691E+018" calcext:value-type="float">
            <text:p>1462341884466910000</text:p>
          </table:table-cell>
          <table:table-cell table:formula="of:=[.A1731]-[.$A$2]" office:value-type="float" office:value="86450029824" calcext:value-type="float">
            <text:p>86450029824</text:p>
          </table:table-cell>
          <table:table-cell table:formula="of:=[.B1731]/[.$B$3]" office:value-type="float" office:value="1723.13806722217" calcext:value-type="float">
            <text:p>1723</text:p>
          </table:table-cell>
          <table:table-cell office:value-type="float" office:value="0.561037480831" calcext:value-type="float">
            <text:p>0.5610374808</text:p>
          </table:table-cell>
          <table:table-cell/>
          <table:table-cell office:value-type="float" office:value="1.46234188446691E+018" calcext:value-type="float">
            <text:p>1462341884466910000</text:p>
          </table:table-cell>
          <table:table-cell table:number-columns-repeated="3"/>
        </table:table-row>
        <table:table-row table:style-name="ro1">
          <table:table-cell office:value-type="float" office:value="1.46234188451689E+018" calcext:value-type="float">
            <text:p>1462341884516890000</text:p>
          </table:table-cell>
          <table:table-cell table:formula="of:=[.A1732]-[.$A$2]" office:value-type="float" office:value="86500009984" calcext:value-type="float">
            <text:p>86500009984</text:p>
          </table:table-cell>
          <table:table-cell table:formula="of:=[.B1732]/[.$B$3]" office:value-type="float" office:value="1724.13428106359" calcext:value-type="float">
            <text:p>1724</text:p>
          </table:table-cell>
          <table:table-cell office:value-type="float" office:value="0.578491985798" calcext:value-type="float">
            <text:p>0.5784919858</text:p>
          </table:table-cell>
          <table:table-cell/>
          <table:table-cell office:value-type="float" office:value="1.46234188451689E+018" calcext:value-type="float">
            <text:p>1462341884516890000</text:p>
          </table:table-cell>
          <table:table-cell table:number-columns-repeated="3"/>
        </table:table-row>
        <table:table-row table:style-name="ro1">
          <table:table-cell office:value-type="float" office:value="1.4623418845669E+018" calcext:value-type="float">
            <text:p>1462341884566900000</text:p>
          </table:table-cell>
          <table:table-cell table:formula="of:=[.A1733]-[.$A$2]" office:value-type="float" office:value="86550019840" calcext:value-type="float">
            <text:p>86550019840</text:p>
          </table:table-cell>
          <table:table-cell table:formula="of:=[.B1733]/[.$B$3]" office:value-type="float" office:value="1725.13108681121" calcext:value-type="float">
            <text:p>1725</text:p>
          </table:table-cell>
          <table:table-cell office:value-type="float" office:value="0.563530981541" calcext:value-type="float">
            <text:p>0.5635309815</text:p>
          </table:table-cell>
          <table:table-cell/>
          <table:table-cell office:value-type="float" office:value="1.4623418845669E+018" calcext:value-type="float">
            <text:p>1462341884566900000</text:p>
          </table:table-cell>
          <table:table-cell table:number-columns-repeated="3"/>
        </table:table-row>
        <table:table-row table:style-name="ro1">
          <table:table-cell office:value-type="float" office:value="1.46234188461708E+018" calcext:value-type="float">
            <text:p>1462341884617080000</text:p>
          </table:table-cell>
          <table:table-cell table:formula="of:=[.A1734]-[.$A$2]" office:value-type="float" office:value="86600199680" calcext:value-type="float">
            <text:p>86600199680</text:p>
          </table:table-cell>
          <table:table-cell table:formula="of:=[.B1734]/[.$B$3]" office:value-type="float" office:value="1726.13128071151" calcext:value-type="float">
            <text:p>1726</text:p>
          </table:table-cell>
          <table:table-cell office:value-type="float" office:value="0.575998485088" calcext:value-type="float">
            <text:p>0.5759984851</text:p>
          </table:table-cell>
          <table:table-cell/>
          <table:table-cell office:value-type="float" office:value="1.46234188461708E+018" calcext:value-type="float">
            <text:p>1462341884617080000</text:p>
          </table:table-cell>
          <table:table-cell table:number-columns-repeated="3"/>
        </table:table-row>
        <table:table-row table:style-name="ro1">
          <table:table-cell office:value-type="float" office:value="1.462341884667E+018" calcext:value-type="float">
            <text:p>1462341884667000000</text:p>
          </table:table-cell>
          <table:table-cell table:formula="of:=[.A1735]-[.$A$2]" office:value-type="float" office:value="86650119936" calcext:value-type="float">
            <text:p>86650119936</text:p>
          </table:table-cell>
          <table:table-cell table:formula="of:=[.B1735]/[.$B$3]" office:value-type="float" office:value="1727.12630053527" calcext:value-type="float">
            <text:p>1727</text:p>
          </table:table-cell>
          <table:table-cell office:value-type="float" office:value="0.56851798296" calcext:value-type="float">
            <text:p>0.568517983</text:p>
          </table:table-cell>
          <table:table-cell/>
          <table:table-cell office:value-type="float" office:value="1.462341884667E+018" calcext:value-type="float">
            <text:p>1462341884667000000</text:p>
          </table:table-cell>
          <table:table-cell table:number-columns-repeated="3"/>
        </table:table-row>
        <table:table-row table:style-name="ro1">
          <table:table-cell office:value-type="float" office:value="1.46234188471698E+018" calcext:value-type="float">
            <text:p>1462341884716980000</text:p>
          </table:table-cell>
          <table:table-cell table:formula="of:=[.A1736]-[.$A$2]" office:value-type="float" office:value="86700099840" calcext:value-type="float">
            <text:p>86700099840</text:p>
          </table:table-cell>
          <table:table-cell table:formula="of:=[.B1736]/[.$B$3]" office:value-type="float" office:value="1728.12250927405" calcext:value-type="float">
            <text:p>1728</text:p>
          </table:table-cell>
          <table:table-cell office:value-type="float" office:value="0.580985486507" calcext:value-type="float">
            <text:p>0.5809854865</text:p>
          </table:table-cell>
          <table:table-cell/>
          <table:table-cell office:value-type="float" office:value="1.46234188471698E+018" calcext:value-type="float">
            <text:p>1462341884716980000</text:p>
          </table:table-cell>
          <table:table-cell table:number-columns-repeated="3"/>
        </table:table-row>
        <table:table-row table:style-name="ro1">
          <table:table-cell office:value-type="float" office:value="1.46234188476695E+018" calcext:value-type="float">
            <text:p>1462341884766950000</text:p>
          </table:table-cell>
          <table:table-cell table:formula="of:=[.A1737]-[.$A$2]" office:value-type="float" office:value="86750070016" calcext:value-type="float">
            <text:p>86750070016</text:p>
          </table:table-cell>
          <table:table-cell table:formula="of:=[.B1737]/[.$B$3]" office:value-type="float" office:value="1729.11852411252" calcext:value-type="float">
            <text:p>1729</text:p>
          </table:table-cell>
          <table:table-cell office:value-type="float" office:value="0.608413994312" calcext:value-type="float">
            <text:p>0.6084139943</text:p>
          </table:table-cell>
          <table:table-cell/>
          <table:table-cell office:value-type="float" office:value="1.46234188476695E+018" calcext:value-type="float">
            <text:p>1462341884766950000</text:p>
          </table:table-cell>
          <table:table-cell table:number-columns-repeated="3"/>
        </table:table-row>
        <table:table-row table:style-name="ro1">
          <table:table-cell office:value-type="float" office:value="1.462341884817E+018" calcext:value-type="float">
            <text:p>1462341884817000000</text:p>
          </table:table-cell>
          <table:table-cell table:formula="of:=[.A1738]-[.$A$2]" office:value-type="float" office:value="86800119808" calcext:value-type="float">
            <text:p>86800119808</text:p>
          </table:table-cell>
          <table:table-cell table:formula="of:=[.B1738]/[.$B$3]" office:value-type="float" office:value="1730.11612587191" calcext:value-type="float">
            <text:p>1730</text:p>
          </table:table-cell>
          <table:table-cell office:value-type="float" office:value="0.571011483669" calcext:value-type="float">
            <text:p>0.5710114837</text:p>
          </table:table-cell>
          <table:table-cell/>
          <table:table-cell office:value-type="float" office:value="1.462341884817E+018" calcext:value-type="float">
            <text:p>1462341884817000000</text:p>
          </table:table-cell>
          <table:table-cell table:number-columns-repeated="3"/>
        </table:table-row>
        <table:table-row table:style-name="ro1">
          <table:table-cell office:value-type="float" office:value="1.462341884867E+018" calcext:value-type="float">
            <text:p>1462341884867000000</text:p>
          </table:table-cell>
          <table:table-cell table:formula="of:=[.A1739]-[.$A$2]" office:value-type="float" office:value="86850119936" calcext:value-type="float">
            <text:p>86850119936</text:p>
          </table:table-cell>
          <table:table-cell table:formula="of:=[.B1739]/[.$B$3]" office:value-type="float" office:value="1731.11273771922" calcext:value-type="float">
            <text:p>1731</text:p>
          </table:table-cell>
          <table:table-cell office:value-type="float" office:value="0.516154527664" calcext:value-type="float">
            <text:p>0.5161545277</text:p>
          </table:table-cell>
          <table:table-cell/>
          <table:table-cell office:value-type="float" office:value="1.462341884867E+018" calcext:value-type="float">
            <text:p>1462341884867000000</text:p>
          </table:table-cell>
          <table:table-cell table:number-columns-repeated="3"/>
        </table:table-row>
        <table:table-row table:style-name="ro1">
          <table:table-cell office:value-type="float" office:value="1.46234188491691E+018" calcext:value-type="float">
            <text:p>1462341884916910000</text:p>
          </table:table-cell>
          <table:table-cell table:formula="of:=[.A1740]-[.$A$2]" office:value-type="float" office:value="86900029696" calcext:value-type="float">
            <text:p>86900029696</text:p>
          </table:table-cell>
          <table:table-cell table:formula="of:=[.B1740]/[.$B$3]" office:value-type="float" office:value="1732.10754833475" calcext:value-type="float">
            <text:p>1732</text:p>
          </table:table-cell>
          <table:table-cell office:value-type="float" office:value="0.588465988636" calcext:value-type="float">
            <text:p>0.5884659886</text:p>
          </table:table-cell>
          <table:table-cell/>
          <table:table-cell office:value-type="float" office:value="1.46234188491691E+018" calcext:value-type="float">
            <text:p>1462341884916910000</text:p>
          </table:table-cell>
          <table:table-cell table:number-columns-repeated="3"/>
        </table:table-row>
        <table:table-row table:style-name="ro1">
          <table:table-cell office:value-type="float" office:value="1.46234188496693E+018" calcext:value-type="float">
            <text:p>1462341884966930000</text:p>
          </table:table-cell>
          <table:table-cell table:formula="of:=[.A1741]-[.$A$2]" office:value-type="float" office:value="86950050048" calcext:value-type="float">
            <text:p>86950050048</text:p>
          </table:table-cell>
          <table:table-cell table:formula="of:=[.B1741]/[.$B$3]" office:value-type="float" office:value="1733.10456329059" calcext:value-type="float">
            <text:p>1733</text:p>
          </table:table-cell>
          <table:table-cell office:value-type="float" office:value="0.595946490765" calcext:value-type="float">
            <text:p>0.5959464908</text:p>
          </table:table-cell>
          <table:table-cell/>
          <table:table-cell office:value-type="float" office:value="1.46234188496693E+018" calcext:value-type="float">
            <text:p>1462341884966930000</text:p>
          </table:table-cell>
          <table:table-cell table:number-columns-repeated="3"/>
        </table:table-row>
        <table:table-row table:style-name="ro1">
          <table:table-cell office:value-type="float" office:value="1.46234188501702E+018" calcext:value-type="float">
            <text:p>1462341885017020000</text:p>
          </table:table-cell>
          <table:table-cell table:formula="of:=[.A1742]-[.$A$2]" office:value-type="float" office:value="87000139776" calcext:value-type="float">
            <text:p>87000139776</text:p>
          </table:table-cell>
          <table:table-cell table:formula="of:=[.B1742]/[.$B$3]" office:value-type="float" office:value="1734.10296106176" calcext:value-type="float">
            <text:p>1734</text:p>
          </table:table-cell>
          <table:table-cell office:value-type="float" office:value="0.603426992893" calcext:value-type="float">
            <text:p>0.6034269929</text:p>
          </table:table-cell>
          <table:table-cell/>
          <table:table-cell office:value-type="float" office:value="1.46234188501702E+018" calcext:value-type="float">
            <text:p>1462341885017020000</text:p>
          </table:table-cell>
          <table:table-cell table:number-columns-repeated="3"/>
        </table:table-row>
        <table:table-row table:style-name="ro1">
          <table:table-cell office:value-type="float" office:value="1.46234188506689E+018" calcext:value-type="float">
            <text:p>1462341885066890000</text:p>
          </table:table-cell>
          <table:table-cell table:formula="of:=[.A1743]-[.$A$2]" office:value-type="float" office:value="87050009856" calcext:value-type="float">
            <text:p>87050009856</text:p>
          </table:table-cell>
          <table:table-cell table:formula="of:=[.B1743]/[.$B$3]" office:value-type="float" office:value="1735.09698076815" calcext:value-type="float">
            <text:p>1735</text:p>
          </table:table-cell>
          <table:table-cell office:value-type="float" office:value="0.593452990055" calcext:value-type="float">
            <text:p>0.5934529901</text:p>
          </table:table-cell>
          <table:table-cell/>
          <table:table-cell office:value-type="float" office:value="1.46234188506689E+018" calcext:value-type="float">
            <text:p>1462341885066890000</text:p>
          </table:table-cell>
          <table:table-cell table:number-columns-repeated="3"/>
        </table:table-row>
        <table:table-row table:style-name="ro1">
          <table:table-cell office:value-type="float" office:value="1.46234188511695E+018" calcext:value-type="float">
            <text:p>1462341885116950000</text:p>
          </table:table-cell>
          <table:table-cell table:formula="of:=[.A1744]-[.$A$2]" office:value-type="float" office:value="87100069888" calcext:value-type="float">
            <text:p>87100069888</text:p>
          </table:table-cell>
          <table:table-cell table:formula="of:=[.B1744]/[.$B$3]" office:value-type="float" office:value="1736.09478663313" calcext:value-type="float">
            <text:p>1736</text:p>
          </table:table-cell>
          <table:table-cell office:value-type="float" office:value="0.585972487926" calcext:value-type="float">
            <text:p>0.5859724879</text:p>
          </table:table-cell>
          <table:table-cell/>
          <table:table-cell office:value-type="float" office:value="1.46234188511695E+018" calcext:value-type="float">
            <text:p>1462341885116950000</text:p>
          </table:table-cell>
          <table:table-cell table:number-columns-repeated="3"/>
        </table:table-row>
        <table:table-row table:style-name="ro1">
          <table:table-cell office:value-type="float" office:value="1.46234188516693E+018" calcext:value-type="float">
            <text:p>1462341885166930000</text:p>
          </table:table-cell>
          <table:table-cell table:formula="of:=[.A1745]-[.$A$2]" office:value-type="float" office:value="87150049792" calcext:value-type="float">
            <text:p>87150049792</text:p>
          </table:table-cell>
          <table:table-cell table:formula="of:=[.B1745]/[.$B$3]" office:value-type="float" office:value="1737.09099537191" calcext:value-type="float">
            <text:p>1737</text:p>
          </table:table-cell>
          <table:table-cell office:value-type="float" office:value="0.301713496447" calcext:value-type="float">
            <text:p>0.3017134964</text:p>
          </table:table-cell>
          <table:table-cell/>
          <table:table-cell office:value-type="float" office:value="1.46234188516693E+018" calcext:value-type="float">
            <text:p>1462341885166930000</text:p>
          </table:table-cell>
          <table:table-cell table:number-columns-repeated="3"/>
        </table:table-row>
        <table:table-row table:style-name="ro1">
          <table:table-cell office:value-type="float" office:value="1.46234188521699E+018" calcext:value-type="float">
            <text:p>1462341885216990000</text:p>
          </table:table-cell>
          <table:table-cell table:formula="of:=[.A1746]-[.$A$2]" office:value-type="float" office:value="87200109824" calcext:value-type="float">
            <text:p>87200109824</text:p>
          </table:table-cell>
          <table:table-cell table:formula="of:=[.B1746]/[.$B$3]" office:value-type="float" office:value="1738.08880123688" calcext:value-type="float">
            <text:p>1738</text:p>
          </table:table-cell>
          <table:table-cell office:value-type="float" office:value="0.598439991474" calcext:value-type="float">
            <text:p>0.5984399915</text:p>
          </table:table-cell>
          <table:table-cell/>
          <table:table-cell office:value-type="float" office:value="1.46234188521699E+018" calcext:value-type="float">
            <text:p>1462341885216990000</text:p>
          </table:table-cell>
          <table:table-cell table:number-columns-repeated="3"/>
        </table:table-row>
        <table:table-row table:style-name="ro1">
          <table:table-cell office:value-type="float" office:value="1.46234188526694E+018" calcext:value-type="float">
            <text:p>1462341885266940000</text:p>
          </table:table-cell>
          <table:table-cell table:formula="of:=[.A1747]-[.$A$2]" office:value-type="float" office:value="87250060032" calcext:value-type="float">
            <text:p>87250060032</text:p>
          </table:table-cell>
          <table:table-cell table:formula="of:=[.B1747]/[.$B$3]" office:value-type="float" office:value="1739.08441806947" calcext:value-type="float">
            <text:p>1739</text:p>
          </table:table-cell>
          <table:table-cell office:value-type="float" office:value="0.546076476574" calcext:value-type="float">
            <text:p>0.5460764766</text:p>
          </table:table-cell>
          <table:table-cell/>
          <table:table-cell office:value-type="float" office:value="1.46234188526694E+018" calcext:value-type="float">
            <text:p>1462341885266940000</text:p>
          </table:table-cell>
          <table:table-cell table:number-columns-repeated="3"/>
        </table:table-row>
        <table:table-row table:style-name="ro1">
          <table:table-cell office:value-type="float" office:value="1.46234188531696E+018" calcext:value-type="float">
            <text:p>1462341885316960000</text:p>
          </table:table-cell>
          <table:table-cell table:formula="of:=[.A1748]-[.$A$2]" office:value-type="float" office:value="87300079872" calcext:value-type="float">
            <text:p>87300079872</text:p>
          </table:table-cell>
          <table:table-cell table:formula="of:=[.B1748]/[.$B$3]" office:value-type="float" office:value="1740.08142282002" calcext:value-type="float">
            <text:p>1740</text:p>
          </table:table-cell>
          <table:table-cell office:value-type="float" office:value="0.54108953476" calcext:value-type="float">
            <text:p>0.5410895348</text:p>
          </table:table-cell>
          <table:table-cell/>
          <table:table-cell office:value-type="float" office:value="1.46234188531696E+018" calcext:value-type="float">
            <text:p>1462341885316960000</text:p>
          </table:table-cell>
          <table:table-cell table:number-columns-repeated="3"/>
        </table:table-row>
        <table:table-row table:style-name="ro1">
          <table:table-cell office:value-type="float" office:value="1.46234188536693E+018" calcext:value-type="float">
            <text:p>1462341885366930000</text:p>
          </table:table-cell>
          <table:table-cell table:formula="of:=[.A1749]-[.$A$2]" office:value-type="float" office:value="87350049792" calcext:value-type="float">
            <text:p>87350049792</text:p>
          </table:table-cell>
          <table:table-cell table:formula="of:=[.B1749]/[.$B$3]" office:value-type="float" office:value="1741.07743255586" calcext:value-type="float">
            <text:p>1741</text:p>
          </table:table-cell>
          <table:table-cell office:value-type="float" office:value="0.56602448225" calcext:value-type="float">
            <text:p>0.5660244823</text:p>
          </table:table-cell>
          <table:table-cell/>
          <table:table-cell office:value-type="float" office:value="1.46234188536693E+018" calcext:value-type="float">
            <text:p>1462341885366930000</text:p>
          </table:table-cell>
          <table:table-cell table:number-columns-repeated="3"/>
        </table:table-row>
        <table:table-row table:style-name="ro1">
          <table:table-cell office:value-type="float" office:value="1.46234188541698E+018" calcext:value-type="float">
            <text:p>1462341885416980000</text:p>
          </table:table-cell>
          <table:table-cell table:formula="of:=[.A1750]-[.$A$2]" office:value-type="float" office:value="87400099840" calcext:value-type="float">
            <text:p>87400099840</text:p>
          </table:table-cell>
          <table:table-cell table:formula="of:=[.B1750]/[.$B$3]" office:value-type="float" office:value="1742.07503941789" calcext:value-type="float">
            <text:p>1742</text:p>
          </table:table-cell>
          <table:table-cell office:value-type="float" office:value="0.56602448225" calcext:value-type="float">
            <text:p>0.5660244823</text:p>
          </table:table-cell>
          <table:table-cell/>
          <table:table-cell office:value-type="float" office:value="1.46234188541698E+018" calcext:value-type="float">
            <text:p>1462341885416980000</text:p>
          </table:table-cell>
          <table:table-cell table:number-columns-repeated="3"/>
        </table:table-row>
        <table:table-row table:style-name="ro1">
          <table:table-cell office:value-type="float" office:value="1.46234188546701E+018" calcext:value-type="float">
            <text:p>1462341885467010000</text:p>
          </table:table-cell>
          <table:table-cell table:formula="of:=[.A1751]-[.$A$2]" office:value-type="float" office:value="87450129920" calcext:value-type="float">
            <text:p>87450129920</text:p>
          </table:table-cell>
          <table:table-cell table:formula="of:=[.B1751]/[.$B$3]" office:value-type="float" office:value="1743.07224827403" calcext:value-type="float">
            <text:p>1743</text:p>
          </table:table-cell>
          <table:table-cell office:value-type="float" office:value="0.553556978703" calcext:value-type="float">
            <text:p>0.5535569787</text:p>
          </table:table-cell>
          <table:table-cell/>
          <table:table-cell office:value-type="float" office:value="1.46234188546701E+018" calcext:value-type="float">
            <text:p>1462341885467010000</text:p>
          </table:table-cell>
          <table:table-cell table:number-columns-repeated="3"/>
        </table:table-row>
        <table:table-row table:style-name="ro1">
          <table:table-cell office:value-type="float" office:value="1.46234188551701E+018" calcext:value-type="float">
            <text:p>1462341885517010000</text:p>
          </table:table-cell>
          <table:table-cell table:formula="of:=[.A1752]-[.$A$2]" office:value-type="float" office:value="87500130048" calcext:value-type="float">
            <text:p>87500130048</text:p>
          </table:table-cell>
          <table:table-cell table:formula="of:=[.B1752]/[.$B$3]" office:value-type="float" office:value="1744.06886012134" calcext:value-type="float">
            <text:p>1744</text:p>
          </table:table-cell>
          <table:table-cell office:value-type="float" office:value="0.553556978703" calcext:value-type="float">
            <text:p>0.5535569787</text:p>
          </table:table-cell>
          <table:table-cell/>
          <table:table-cell office:value-type="float" office:value="1.46234188551701E+018" calcext:value-type="float">
            <text:p>1462341885517010000</text:p>
          </table:table-cell>
          <table:table-cell table:number-columns-repeated="3"/>
        </table:table-row>
        <table:table-row table:style-name="ro1">
          <table:table-cell office:value-type="float" office:value="1.46234188556701E+018" calcext:value-type="float">
            <text:p>1462341885567010000</text:p>
          </table:table-cell>
          <table:table-cell table:formula="of:=[.A1753]-[.$A$2]" office:value-type="float" office:value="87550129920" calcext:value-type="float">
            <text:p>87550129920</text:p>
          </table:table-cell>
          <table:table-cell table:formula="of:=[.B1753]/[.$B$3]" office:value-type="float" office:value="1745.06546686601" calcext:value-type="float">
            <text:p>1745</text:p>
          </table:table-cell>
          <table:table-cell office:value-type="float" office:value="0.546076476574" calcext:value-type="float">
            <text:p>0.5460764766</text:p>
          </table:table-cell>
          <table:table-cell/>
          <table:table-cell office:value-type="float" office:value="1.46234188556701E+018" calcext:value-type="float">
            <text:p>1462341885567010000</text:p>
          </table:table-cell>
          <table:table-cell table:number-columns-repeated="3"/>
        </table:table-row>
        <table:table-row table:style-name="ro1">
          <table:table-cell office:value-type="float" office:value="1.46234188561701E+018" calcext:value-type="float">
            <text:p>1462341885617010000</text:p>
          </table:table-cell>
          <table:table-cell table:formula="of:=[.A1754]-[.$A$2]" office:value-type="float" office:value="87600130048" calcext:value-type="float">
            <text:p>87600130048</text:p>
          </table:table-cell>
          <table:table-cell table:formula="of:=[.B1754]/[.$B$3]" office:value-type="float" office:value="1746.06207871332" calcext:value-type="float">
            <text:p>1746</text:p>
          </table:table-cell>
          <table:table-cell office:value-type="float" office:value="0.53610253334" calcext:value-type="float">
            <text:p>0.5361025333</text:p>
          </table:table-cell>
          <table:table-cell/>
          <table:table-cell office:value-type="float" office:value="1.46234188561701E+018" calcext:value-type="float">
            <text:p>1462341885617010000</text:p>
          </table:table-cell>
          <table:table-cell table:number-columns-repeated="3"/>
        </table:table-row>
        <table:table-row table:style-name="ro1">
          <table:table-cell office:value-type="float" office:value="1.46234188566699E+018" calcext:value-type="float">
            <text:p>1462341885666990000</text:p>
          </table:table-cell>
          <table:table-cell table:formula="of:=[.A1755]-[.$A$2]" office:value-type="float" office:value="87650109952" calcext:value-type="float">
            <text:p>87650109952</text:p>
          </table:table-cell>
          <table:table-cell table:formula="of:=[.B1755]/[.$B$3]" office:value-type="float" office:value="1747.0582874521" calcext:value-type="float">
            <text:p>1747</text:p>
          </table:table-cell>
          <table:table-cell office:value-type="float" office:value="0.526128530502" calcext:value-type="float">
            <text:p>0.5261285305</text:p>
          </table:table-cell>
          <table:table-cell/>
          <table:table-cell office:value-type="float" office:value="1.46234188566699E+018" calcext:value-type="float">
            <text:p>1462341885666990000</text:p>
          </table:table-cell>
          <table:table-cell table:number-columns-repeated="3"/>
        </table:table-row>
        <table:table-row table:style-name="ro1">
          <table:table-cell office:value-type="float" office:value="1.46234188571691E+018" calcext:value-type="float">
            <text:p>1462341885716910000</text:p>
          </table:table-cell>
          <table:table-cell table:formula="of:=[.A1756]-[.$A$2]" office:value-type="float" office:value="87700029696" calcext:value-type="float">
            <text:p>87700029696</text:p>
          </table:table-cell>
          <table:table-cell table:formula="of:=[.B1756]/[.$B$3]" office:value-type="float" office:value="1748.05329707057" calcext:value-type="float">
            <text:p>1748</text:p>
          </table:table-cell>
          <table:table-cell office:value-type="float" office:value="0.538595974445" calcext:value-type="float">
            <text:p>0.5385959744</text:p>
          </table:table-cell>
          <table:table-cell/>
          <table:table-cell office:value-type="float" office:value="1.46234188571691E+018" calcext:value-type="float">
            <text:p>1462341885716910000</text:p>
          </table:table-cell>
          <table:table-cell table:number-columns-repeated="3"/>
        </table:table-row>
        <table:table-row table:style-name="ro1">
          <table:table-cell office:value-type="float" office:value="1.46234188576699E+018" calcext:value-type="float">
            <text:p>1462341885766990000</text:p>
          </table:table-cell>
          <table:table-cell table:formula="of:=[.A1757]-[.$A$2]" office:value-type="float" office:value="87750109696" calcext:value-type="float">
            <text:p>87750109696</text:p>
          </table:table-cell>
          <table:table-cell table:formula="of:=[.B1757]/[.$B$3]" office:value-type="float" office:value="1749.05150094144" calcext:value-type="float">
            <text:p>1749</text:p>
          </table:table-cell>
          <table:table-cell office:value-type="float" office:value="0.53610253334" calcext:value-type="float">
            <text:p>0.5361025333</text:p>
          </table:table-cell>
          <table:table-cell/>
          <table:table-cell office:value-type="float" office:value="1.46234188576699E+018" calcext:value-type="float">
            <text:p>1462341885766990000</text:p>
          </table:table-cell>
          <table:table-cell table:number-columns-repeated="3"/>
        </table:table-row>
        <table:table-row table:style-name="ro1">
          <table:table-cell office:value-type="float" office:value="1.46234188581691E+018" calcext:value-type="float">
            <text:p>1462341885816910000</text:p>
          </table:table-cell>
          <table:table-cell table:formula="of:=[.A1758]-[.$A$2]" office:value-type="float" office:value="87800029696" calcext:value-type="float">
            <text:p>87800029696</text:p>
          </table:table-cell>
          <table:table-cell table:formula="of:=[.B1758]/[.$B$3]" office:value-type="float" office:value="1750.04651566255" calcext:value-type="float">
            <text:p>1750</text:p>
          </table:table-cell>
          <table:table-cell office:value-type="float" office:value="0.800413489342" calcext:value-type="float">
            <text:p>0.8004134893</text:p>
          </table:table-cell>
          <table:table-cell/>
          <table:table-cell office:value-type="float" office:value="1.46234188581691E+018" calcext:value-type="float">
            <text:p>1462341885816910000</text:p>
          </table:table-cell>
          <table:table-cell table:number-columns-repeated="3"/>
        </table:table-row>
        <table:table-row table:style-name="ro1">
          <table:table-cell office:value-type="float" office:value="1.46234188586695E+018" calcext:value-type="float">
            <text:p>1462341885866950000</text:p>
          </table:table-cell>
          <table:table-cell table:formula="of:=[.A1759]-[.$A$2]" office:value-type="float" office:value="87850069760" calcext:value-type="float">
            <text:p>87850069760</text:p>
          </table:table-cell>
          <table:table-cell table:formula="of:=[.B1759]/[.$B$3]" office:value-type="float" office:value="1751.04392352164" calcext:value-type="float">
            <text:p>1751</text:p>
          </table:table-cell>
          <table:table-cell office:value-type="float" office:value="0.516154527664" calcext:value-type="float">
            <text:p>0.5161545277</text:p>
          </table:table-cell>
          <table:table-cell/>
          <table:table-cell office:value-type="float" office:value="1.46234188586695E+018" calcext:value-type="float">
            <text:p>1462341885866950000</text:p>
          </table:table-cell>
          <table:table-cell table:number-columns-repeated="3"/>
        </table:table-row>
        <table:table-row table:style-name="ro1">
          <table:table-cell office:value-type="float" office:value="1.46234188591693E+018" calcext:value-type="float">
            <text:p>1462341885916930000</text:p>
          </table:table-cell>
          <table:table-cell table:formula="of:=[.A1760]-[.$A$2]" office:value-type="float" office:value="87900049920" calcext:value-type="float">
            <text:p>87900049920</text:p>
          </table:table-cell>
          <table:table-cell table:formula="of:=[.B1760]/[.$B$3]" office:value-type="float" office:value="1752.04013736306" calcext:value-type="float">
            <text:p>1752</text:p>
          </table:table-cell>
          <table:table-cell office:value-type="float" office:value="0.526128530502" calcext:value-type="float">
            <text:p>0.5261285305</text:p>
          </table:table-cell>
          <table:table-cell/>
          <table:table-cell office:value-type="float" office:value="1.46234188591693E+018" calcext:value-type="float">
            <text:p>1462341885916930000</text:p>
          </table:table-cell>
          <table:table-cell table:number-columns-repeated="3"/>
        </table:table-row>
        <table:table-row table:style-name="ro1">
          <table:table-cell office:value-type="float" office:value="1.46234188596693E+018" calcext:value-type="float">
            <text:p>1462341885966930000</text:p>
          </table:table-cell>
          <table:table-cell table:formula="of:=[.A1761]-[.$A$2]" office:value-type="float" office:value="87950049792" calcext:value-type="float">
            <text:p>87950049792</text:p>
          </table:table-cell>
          <table:table-cell table:formula="of:=[.B1761]/[.$B$3]" office:value-type="float" office:value="1753.03674410773" calcext:value-type="float">
            <text:p>1753</text:p>
          </table:table-cell>
          <table:table-cell office:value-type="float" office:value="0.53859603405" calcext:value-type="float">
            <text:p>0.5385960341</text:p>
          </table:table-cell>
          <table:table-cell/>
          <table:table-cell office:value-type="float" office:value="1.46234188596693E+018" calcext:value-type="float">
            <text:p>1462341885966930000</text:p>
          </table:table-cell>
          <table:table-cell table:number-columns-repeated="3"/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Sheet1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20:25:43.629456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0:12:38.103697356</meta:creation-date>
    <dc:date>2016-05-05T20:47:36.328710637</dc:date>
    <meta:editing-duration>P0D</meta:editing-duration>
    <meta:editing-cycles>2</meta:editing-cycles>
    <meta:generator>LibreOffice/4.2.8.2$Linux_X86_64 LibreOffice_project/420m0$Build-2</meta:generator>
    <meta:document-statistic meta:table-count="4" meta:cell-count="105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scatter" chart:style-name="ch1">
        <chart:title svg:x="6.437cm" svg:y="0.316cm" chart:style-name="ch2">
          <text:p>Actual Veloctiy</text:p>
        </chart:title>
        <chart:legend chart:legend-position="end" svg:x="14.238cm" svg:y="4.204cm" style:legend-expansion="high" chart:style-name="ch3"/>
        <chart:plot-area chart:style-name="ch4" table:cell-range-address="Sheet1_3.C2:Sheet1_3.D1761 Sheet1_3.D1:Sheet1_3.D1" chart:data-source-has-labels="row" svg:x="1.33cm" svg:y="1.301cm" svg:width="12.589cm" svg:height="6.544cm">
          <chartooo:coordinate-region svg:x="2.163cm" svg:y="1.501cm" svg:width="11.384cm" svg:height="6.145cm"/>
          <chart:axis chart:dimension="x" chart:name="primary-x" chart:style-name="ch5">
            <chart:title svg:x="6.786cm" svg:y="8.025cm" chart:style-name="ch6">
              <text:p>Time (Unit)</text:p>
            </chart:title>
          </chart:axis>
          <chart:axis chart:dimension="y" chart:name="primary-y" chart:style-name="ch7">
            <chart:title svg:x="0.451cm" svg:y="5.583cm" chart:style-name="ch8">
              <text:p>Velocity (m/s)</text:p>
            </chart:title>
            <chart:grid chart:style-name="ch9" chart:class="major"/>
          </chart:axis>
          <chart:series chart:style-name="ch10" chart:values-cell-range-address="Sheet1_3.D2:Sheet1_3.D1761" chart:label-cell-address="Sheet1_3.D1:Sheet1_3.D1" chart:class="chart:scatter">
            <chart:domain table:cell-range-address="Sheet1_3.C2:Sheet1_3.C1761"/>
            <chart:data-point chart:repeated="17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a</text:p>
                <draw:g>
                  <svg:desc>Sheet1_3.D1:Sheet1_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3.C2:Sheet1_3.C1761</svg:desc>
                </draw:g>
              </table:table-cell>
              <table:table-cell office:value-type="float" office:value="0">
                <text:p>0</text:p>
                <draw:g>
                  <svg:desc>Sheet1_3.D2:Sheet1_3.D1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401460375452">
                <text:p>1.99401460375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022334253509">
                <text:p>2.99022334253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8842721339749">
                <text:p>3.98842721339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8443694923384">
                <text:p>4.98443694923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7965577593289">
                <text:p>5.9796557759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770585323788">
                <text:p>6.9770585323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7605841501809">
                <text:p>7.9760584150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7027712435643">
                <text:p>8.97027712435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6708797460927">
                <text:p>9.96708797460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640927251667">
                <text:p>10.964092725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640927251667">
                <text:p>11.964092725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575154227282">
                <text:p>12.9575154227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529281497319">
                <text:p>13.9529281497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517290294269">
                <text:p>14.9517290294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9487337799844">
                <text:p>15.948733779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457436331814">
                <text:p>16.945743633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395643366313">
                <text:p>17.9395643366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359720783561">
                <text:p>18.9359720783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34573955107">
                <text:p>19.934573955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9295937788618">
                <text:p>20.9295937788618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9273945411962">
                <text:p>21.9273945411962</text:p>
              </table:table-cell>
              <table:table-cell office:value-type="float" office:value="0.0199480000883">
                <text:p>0.01994800008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922414364951">
                <text:p>22.922414364951</text:p>
              </table:table-cell>
              <table:table-cell office:value-type="float" office:value="0.0274285003543">
                <text:p>0.0274285003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9228072681998">
                <text:p>23.9228072681998</text:p>
              </table:table-cell>
              <table:table-cell office:value-type="float" office:value="0.0448830015957">
                <text:p>0.0448830015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9166279716497">
                <text:p>24.9166279716497</text:p>
              </table:table-cell>
              <table:table-cell office:value-type="float" office:value="0.0598439984024">
                <text:p>0.0598439984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9144287339841">
                <text:p>25.9144287339841</text:p>
              </table:table-cell>
              <table:table-cell office:value-type="float" office:value="0.0797920003533">
                <text:p>0.0797920003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9106425754043">
                <text:p>26.9106425754043</text:p>
              </table:table-cell>
              <table:table-cell office:value-type="float" office:value="0.0847790017724">
                <text:p>0.0847790017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9088464462667">
                <text:p>27.9088464462667</text:p>
              </table:table-cell>
              <table:table-cell office:value-type="float" office:value="0.102233499289">
                <text:p>0.1022334992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9058511968241">
                <text:p>28.9058511968241</text:p>
              </table:table-cell>
              <table:table-cell office:value-type="float" office:value="0.114701002836">
                <text:p>0.114701002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8996667976344">
                <text:p>29.8996667976344</text:p>
              </table:table-cell>
              <table:table-cell office:value-type="float" office:value="0.137142494321">
                <text:p>0.137142494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8970797593595">
                <text:p>30.8970797593595</text:p>
              </table:table-cell>
              <table:table-cell office:value-type="float" office:value="0.149609997869">
                <text:p>0.14960999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8948856243335">
                <text:p>31.8948856243335</text:p>
              </table:table-cell>
              <table:table-cell office:value-type="float" office:value="0.261817514896">
                <text:p>0.261817514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8916913719467">
                <text:p>32.8916913719467</text:p>
              </table:table-cell>
              <table:table-cell office:value-type="float" office:value="0.194492995739">
                <text:p>0.1944929957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8857059757012">
                <text:p>33.8857059757012</text:p>
              </table:table-cell>
              <table:table-cell office:value-type="float" office:value="0.179531991482">
                <text:p>0.179531991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8845119580359">
                <text:p>34.8845119580359</text:p>
              </table:table-cell>
              <table:table-cell office:value-type="float" office:value="0.172051504254">
                <text:p>0.1720515042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8817208141772">
                <text:p>35.8817208141772</text:p>
              </table:table-cell>
              <table:table-cell office:value-type="float" office:value="0.254337012768">
                <text:p>0.254337012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8755364149875">
                <text:p>36.8755364149875</text:p>
              </table:table-cell>
              <table:table-cell office:value-type="float" office:value="0.259324014187">
                <text:p>0.259324014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871745153768">
                <text:p>37.871745153768</text:p>
              </table:table-cell>
              <table:table-cell office:value-type="float" office:value="0.261817485094">
                <text:p>0.261817485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8687550069651">
                <text:p>38.8687550069651</text:p>
              </table:table-cell>
              <table:table-cell office:value-type="float" office:value="0.289245992899">
                <text:p>0.2892459928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8665608719391">
                <text:p>39.8665608719391</text:p>
              </table:table-cell>
              <table:table-cell office:value-type="float" office:value="0.309193998575">
                <text:p>0.3091939985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8645657398572">
                <text:p>40.8645657398572</text:p>
              </table:table-cell>
              <table:table-cell office:value-type="float" office:value="0.304206997156">
                <text:p>0.3042069971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8585854462514">
                <text:p>41.8585854462514</text:p>
              </table:table-cell>
              <table:table-cell office:value-type="float" office:value="0.321661502123">
                <text:p>0.321661502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8555901968088">
                <text:p>42.8555901968088</text:p>
              </table:table-cell>
              <table:table-cell office:value-type="float" office:value="0.359064012766">
                <text:p>0.359064012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8551921909204">
                <text:p>43.8551921909204</text:p>
              </table:table-cell>
              <table:table-cell office:value-type="float" office:value="0.551063477993">
                <text:p>0.5510634779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8510029238125">
                <text:p>44.8510029238125</text:p>
              </table:table-cell>
              <table:table-cell office:value-type="float" office:value="0.354077011347">
                <text:p>0.354077011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8464207534558">
                <text:p>45.8464207534558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842823392541">
                <text:p>46.842823392541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.8416293748756">
                <text:p>47.8416293748756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837639110712">
                <text:p>48.837639110712</text:p>
              </table:table-cell>
              <table:table-cell office:value-type="float" office:value="0.403946995735">
                <text:p>0.4039469957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8320568229945">
                <text:p>49.8320568229945</text:p>
              </table:table-cell>
              <table:table-cell office:value-type="float" office:value="0.401453495026">
                <text:p>0.4014534950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8296585823847">
                <text:p>50.8296585823847</text:p>
              </table:table-cell>
              <table:table-cell office:value-type="float" office:value="0.438856005669">
                <text:p>0.4388560056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8250764120279">
                <text:p>51.8250764120279</text:p>
              </table:table-cell>
              <table:table-cell office:value-type="float" office:value="0.396466493607">
                <text:p>0.396466493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8206881419759">
                <text:p>52.8206881419759</text:p>
              </table:table-cell>
              <table:table-cell office:value-type="float" office:value="0.426388502121">
                <text:p>0.4263885021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8167029804518">
                <text:p>53.8167029804518</text:p>
              </table:table-cell>
              <table:table-cell office:value-type="float" office:value="0.401453495026">
                <text:p>0.401453495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8149017486746">
                <text:p>54.8149017486746</text:p>
              </table:table-cell>
              <table:table-cell office:value-type="float" office:value="0.43137550354">
                <text:p>0.431375503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8139016313139">
                <text:p>55.8139016313139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8105134786225">
                <text:p>56.8105134786225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8049311909051">
                <text:p>57.8049311909051</text:p>
              </table:table-cell>
              <table:table-cell office:value-type="float" office:value="0.461297512054">
                <text:p>0.4612975120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8015379355741">
                <text:p>58.8015379355741</text:p>
              </table:table-cell>
              <table:table-cell office:value-type="float" office:value="0.468778014183">
                <text:p>0.468778014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7997418064365">
                <text:p>59.7997418064365</text:p>
              </table:table-cell>
              <table:table-cell office:value-type="float" office:value="0.4737649858">
                <text:p>0.47376498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794159518719">
                <text:p>60.794159518719</text:p>
              </table:table-cell>
              <table:table-cell office:value-type="float" office:value="0.471271514893">
                <text:p>0.4712715148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7905723630834">
                <text:p>61.7905723630834</text:p>
              </table:table-cell>
              <table:table-cell office:value-type="float" office:value="0.458804011345">
                <text:p>0.458804011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7873781106967">
                <text:p>62.7873781106967</text:p>
              </table:table-cell>
              <table:table-cell office:value-type="float" office:value="0.456310510635">
                <text:p>0.4563105106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.786377993336">
                <text:p>63.786377993336</text:p>
              </table:table-cell>
              <table:table-cell office:value-type="float" office:value="0.476258516312">
                <text:p>0.476258516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.7805967026743">
                <text:p>64.7805967026743</text:p>
              </table:table-cell>
              <table:table-cell office:value-type="float" office:value="0.4737649858">
                <text:p>0.47376498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7770095470387">
                <text:p>65.7770095470387</text:p>
              </table:table-cell>
              <table:table-cell office:value-type="float" office:value="0.476258516312">
                <text:p>0.4762585163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.7738152946519">
                <text:p>66.7738152946519</text:p>
              </table:table-cell>
              <table:table-cell office:value-type="float" office:value="0.436362504959">
                <text:p>0.4363625049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7732131831797">
                <text:p>67.7732131831797</text:p>
              </table:table-cell>
              <table:table-cell office:value-type="float" office:value="0.498700022697">
                <text:p>0.4987000226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7680340039903">
                <text:p>68.7680340039903</text:p>
              </table:table-cell>
              <table:table-cell office:value-type="float" office:value="0.471271514893">
                <text:p>0.4712715148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.7640437398266">
                <text:p>69.7640437398266</text:p>
              </table:table-cell>
              <table:table-cell office:value-type="float" office:value="0.48623251915">
                <text:p>0.486232519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7618496048006">
                <text:p>70.7618496048006</text:p>
              </table:table-cell>
              <table:table-cell office:value-type="float" office:value="0.476258516312">
                <text:p>0.4762585163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.7606555871352">
                <text:p>71.7606555871352</text:p>
              </table:table-cell>
              <table:table-cell office:value-type="float" office:value="0.491219490767">
                <text:p>0.4912194907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.756660220332">
                <text:p>72.756660220332</text:p>
              </table:table-cell>
              <table:table-cell office:value-type="float" office:value="0.503687024117">
                <text:p>0.503687024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7498839149492">
                <text:p>73.7498839149492</text:p>
              </table:table-cell>
              <table:table-cell office:value-type="float" office:value="0.471271514893">
                <text:p>0.4712715148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7478887828674">
                <text:p>74.7478887828674</text:p>
              </table:table-cell>
              <table:table-cell office:value-type="float" office:value="0.48623251915">
                <text:p>0.486232519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7433015098711">
                <text:p>75.7433015098711</text:p>
              </table:table-cell>
              <table:table-cell office:value-type="float" office:value="0.458804011345">
                <text:p>0.458804011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.7401123601239">
                <text:p>76.7401123601239</text:p>
              </table:table-cell>
              <table:table-cell office:value-type="float" office:value="0.43386900425">
                <text:p>0.433869004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7365201018487">
                <text:p>77.7365201018487</text:p>
              </table:table-cell>
              <table:table-cell office:value-type="float" office:value="0.426388502121">
                <text:p>0.426388502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7333309521015">
                <text:p>78.7333309521015</text:p>
              </table:table-cell>
              <table:table-cell office:value-type="float" office:value="0.423895001411">
                <text:p>0.423895001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730335702659">
                <text:p>79.730335702659</text:p>
              </table:table-cell>
              <table:table-cell office:value-type="float" office:value="0.411427497864">
                <text:p>0.4114274978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7257484296627">
                <text:p>80.7257484296627</text:p>
              </table:table-cell>
              <table:table-cell office:value-type="float" office:value="0.398959994316">
                <text:p>0.3989599943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.7229572858039">
                <text:p>81.7229572858039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.7191711272241">
                <text:p>82.7191711272241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.719564030473">
                <text:p>83.719564030473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7131857309786">
                <text:p>84.7131857309786</text:p>
              </table:table-cell>
              <table:table-cell office:value-type="float" office:value="0.366544485092">
                <text:p>0.366544485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7093944697592">
                <text:p>85.7093944697592</text:p>
              </table:table-cell>
              <table:table-cell office:value-type="float" office:value="0.369037985802">
                <text:p>0.3690379858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.7054042055956">
                <text:p>86.7054042055956</text:p>
              </table:table-cell>
              <table:table-cell office:value-type="float" office:value="0.361557483673">
                <text:p>0.3615574836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.7062002173724">
                <text:p>87.7062002173724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7000209208223">
                <text:p>88.7000209208223</text:p>
              </table:table-cell>
              <table:table-cell office:value-type="float" office:value="0.33911600709">
                <text:p>0.339116007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.6952295422422">
                <text:p>89.6952295422422</text:p>
              </table:table-cell>
              <table:table-cell office:value-type="float" office:value="0.349090009928">
                <text:p>0.3490900099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6918413895508">
                <text:p>90.6918413895508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.6922393954393">
                <text:p>91.6922393954393</text:p>
              </table:table-cell>
              <table:table-cell office:value-type="float" office:value="0.356570482254">
                <text:p>0.356570482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.6864581047776">
                <text:p>92.6864581047776</text:p>
              </table:table-cell>
              <table:table-cell office:value-type="float" office:value="0.33911600709">
                <text:p>0.339116007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.6814677232532">
                <text:p>93.6814677232532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.6788755823387">
                <text:p>94.6788755823387</text:p>
              </table:table-cell>
              <table:table-cell office:value-type="float" office:value="0.334129005671">
                <text:p>0.3341290056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.6764824443685">
                <text:p>95.6764824443685</text:p>
              </table:table-cell>
              <table:table-cell office:value-type="float" office:value="0.329142004251">
                <text:p>0.3291420042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.6732932946213">
                <text:p>96.6732932946213</text:p>
              </table:table-cell>
              <table:table-cell office:value-type="float" office:value="0.296726495028">
                <text:p>0.296726495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6699051419299">
                <text:p>97.6699051419299</text:p>
              </table:table-cell>
              <table:table-cell office:value-type="float" office:value="0.43386900425">
                <text:p>0.433869004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6655117692382">
                <text:p>98.6655117692382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6639197456844">
                <text:p>99.6639197456844</text:p>
              </table:table-cell>
              <table:table-cell office:value-type="float" office:value="0.326648503542">
                <text:p>0.3266485035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.659526372993">
                <text:p>100.659526372993</text:p>
              </table:table-cell>
              <table:table-cell office:value-type="float" office:value="0.326648503542">
                <text:p>0.3266485035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.656342325885">
                <text:p>101.656342325885</text:p>
              </table:table-cell>
              <table:table-cell office:value-type="float" office:value="0.326648503542">
                <text:p>0.3266485035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653142970859">
                <text:p>102.653142970859</text:p>
              </table:table-cell>
              <table:table-cell office:value-type="float" office:value="0.334129005671">
                <text:p>0.3341290056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.651749950249">
                <text:p>103.651749950249</text:p>
              </table:table-cell>
              <table:table-cell office:value-type="float" office:value="0.319168001413">
                <text:p>0.319168001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.645167545171">
                <text:p>104.645167545171</text:p>
              </table:table-cell>
              <table:table-cell office:value-type="float" office:value="0.334129005671">
                <text:p>0.3341290056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.641580389536">
                <text:p>105.641580389536</text:p>
              </table:table-cell>
              <table:table-cell office:value-type="float" office:value="0.341609507799">
                <text:p>0.3416095077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.637391122428">
                <text:p>106.637391122428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.637784025676">
                <text:p>107.637784025676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.634395872985">
                <text:p>108.634395872985</text:p>
              </table:table-cell>
              <table:table-cell office:value-type="float" office:value="0.341609507799">
                <text:p>0.3416095077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.628017573491">
                <text:p>109.628017573491</text:p>
              </table:table-cell>
              <table:table-cell office:value-type="float" office:value="0.349090009928">
                <text:p>0.3490900099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624027309327">
                <text:p>110.624027309327</text:p>
              </table:table-cell>
              <table:table-cell office:value-type="float" office:value="0.543582975864">
                <text:p>0.543582975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.624221209632">
                <text:p>111.624221209632</text:p>
              </table:table-cell>
              <table:table-cell office:value-type="float" office:value="0.361557513475">
                <text:p>0.361557513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.618041913082">
                <text:p>112.618041913082</text:p>
              </table:table-cell>
              <table:table-cell office:value-type="float" office:value="0.364050984383">
                <text:p>0.3640509843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.615449772167">
                <text:p>113.615449772167</text:p>
              </table:table-cell>
              <table:table-cell office:value-type="float" office:value="0.374024987221">
                <text:p>0.3740249872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.611260505059">
                <text:p>114.611260505059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.608668364145">
                <text:p>115.608668364145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.60368308526">
                <text:p>116.60368308526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.600692938457">
                <text:p>117.600692938457</text:p>
              </table:table-cell>
              <table:table-cell office:value-type="float" office:value="0.351583480835">
                <text:p>0.3515834808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8.598299800487">
                <text:p>118.598299800487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.596896574598">
                <text:p>119.596896574598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.590717278048">
                <text:p>120.590717278048</text:p>
              </table:table-cell>
              <table:table-cell office:value-type="float" office:value="0.398959994316">
                <text:p>0.3989599943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.588523143022">
                <text:p>121.588523143022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.584338978554">
                <text:p>122.584338978554</text:p>
              </table:table-cell>
              <table:table-cell office:value-type="float" office:value="0.411427497864">
                <text:p>0.4114274978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582736749721">
                <text:p>123.582736749721</text:p>
              </table:table-cell>
              <table:table-cell office:value-type="float" office:value="0.426388502121">
                <text:p>0.4263885021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.578950591141">
                <text:p>124.578950591141</text:p>
              </table:table-cell>
              <table:table-cell office:value-type="float" office:value="0.443843007088">
                <text:p>0.4438430070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.574960326977">
                <text:p>125.574960326977</text:p>
              </table:table-cell>
              <table:table-cell office:value-type="float" office:value="0.458804011345">
                <text:p>0.458804011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.571373171342">
                <text:p>126.571373171342</text:p>
              </table:table-cell>
              <table:table-cell office:value-type="float" office:value="0.461297512054">
                <text:p>0.4612975120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.570373053981">
                <text:p>127.570373053981</text:p>
              </table:table-cell>
              <table:table-cell office:value-type="float" office:value="0.468778014183">
                <text:p>0.4687780141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.564989769208">
                <text:p>128.564989769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560004490323">
                <text:p>129.560004490323</text:p>
              </table:table-cell>
              <table:table-cell office:value-type="float" office:value="0.468778014183">
                <text:p>0.4687780141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.558208361185">
                <text:p>130.558208361185</text:p>
              </table:table-cell>
              <table:table-cell office:value-type="float" office:value="0.463791012764">
                <text:p>0.4637910127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.556213229103">
                <text:p>131.556213229103</text:p>
              </table:table-cell>
              <table:table-cell office:value-type="float" office:value="0.476258486509">
                <text:p>0.4762584865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.551625956107">
                <text:p>132.551625956107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.546441674278">
                <text:p>133.546441674278</text:p>
              </table:table-cell>
              <table:table-cell office:value-type="float" office:value="0.501193523407">
                <text:p>0.5011935234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.543247421891">
                <text:p>134.543247421891</text:p>
              </table:table-cell>
              <table:table-cell office:value-type="float" office:value="0.536102473736">
                <text:p>0.5361024737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.54125228981">
                <text:p>135.54125228981</text:p>
              </table:table-cell>
              <table:table-cell office:value-type="float" office:value="0.471271514893">
                <text:p>0.4712715148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.536466013869">
                <text:p>136.536466013869</text:p>
              </table:table-cell>
              <table:table-cell office:value-type="float" office:value="0.533608973026">
                <text:p>0.5336089730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.53267475265">
                <text:p>137.53267475265</text:p>
              </table:table-cell>
              <table:table-cell office:value-type="float" office:value="0.486232489347">
                <text:p>0.4862324893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.529684605847">
                <text:p>138.529684605847</text:p>
              </table:table-cell>
              <table:table-cell office:value-type="float" office:value="0.518647968769">
                <text:p>0.5186479687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.529883608791">
                <text:p>139.529883608791</text:p>
              </table:table-cell>
              <table:table-cell office:value-type="float" office:value="0.685712516308">
                <text:p>0.6857125163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.523699209601">
                <text:p>140.523699209601</text:p>
              </table:table-cell>
              <table:table-cell office:value-type="float" office:value="0.488726019859">
                <text:p>0.4887260198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.519714048077">
                <text:p>141.519714048077</text:p>
              </table:table-cell>
              <table:table-cell office:value-type="float" office:value="0.453817009926">
                <text:p>0.4538170099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.517315807467">
                <text:p>142.517315807467</text:p>
              </table:table-cell>
              <table:table-cell office:value-type="float" office:value="0.443843007088">
                <text:p>0.4438430070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.512728534471">
                <text:p>143.512728534471</text:p>
              </table:table-cell>
              <table:table-cell office:value-type="float" office:value="0.421401500702">
                <text:p>0.4214015007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.509141378835">
                <text:p>144.509141378835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.505748123504">
                <text:p>145.505748123504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.501563959036">
                <text:p>146.501563959036</text:p>
              </table:table-cell>
              <table:table-cell office:value-type="float" office:value="0.403946995735">
                <text:p>0.4039469957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.50076284462">
                <text:p>147.50076284462</text:p>
              </table:table-cell>
              <table:table-cell office:value-type="float" office:value="0.403946995735">
                <text:p>0.4039469957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.497971700761">
                <text:p>148.497971700761</text:p>
              </table:table-cell>
              <table:table-cell office:value-type="float" office:value="0.37901198864">
                <text:p>0.379011988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.491588298627">
                <text:p>149.491588298627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.489996275073">
                <text:p>150.489996275073</text:p>
              </table:table-cell>
              <table:table-cell office:value-type="float" office:value="0.369037985802">
                <text:p>0.3690379858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.488996157712">
                <text:p>151.488996157712</text:p>
              </table:table-cell>
              <table:table-cell office:value-type="float" office:value="0.359064012766">
                <text:p>0.3590640127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.484010878828">
                <text:p>152.484010878828</text:p>
              </table:table-cell>
              <table:table-cell office:value-type="float" office:value="0.551063477993">
                <text:p>0.5510634779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.480224720248">
                <text:p>153.480224720248</text:p>
              </table:table-cell>
              <table:table-cell office:value-type="float" office:value="0.354076981544">
                <text:p>0.3540769815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.476831464917">
                <text:p>154.476831464917</text:p>
              </table:table-cell>
              <table:table-cell office:value-type="float" office:value="0.356570482254">
                <text:p>0.3565704822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.475433341668">
                <text:p>155.475433341668</text:p>
              </table:table-cell>
              <table:table-cell office:value-type="float" office:value="0.334129005671">
                <text:p>0.3341290056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.471846186032">
                <text:p>156.471846186032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.464268766233">
                <text:p>157.464268766233</text:p>
              </table:table-cell>
              <table:table-cell office:value-type="float" office:value="0.316674500704">
                <text:p>0.3166745007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.461870525623">
                <text:p>158.461870525623</text:p>
              </table:table-cell>
              <table:table-cell office:value-type="float" office:value="0.316674500704">
                <text:p>0.316674500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.462268531511">
                <text:p>159.462268531511</text:p>
              </table:table-cell>
              <table:table-cell office:value-type="float" office:value="0.276778489351">
                <text:p>0.2767784893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.457482255571">
                <text:p>160.457482255571</text:p>
              </table:table-cell>
              <table:table-cell office:value-type="float" office:value="0.329142004251">
                <text:p>0.3291420042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.451501961965">
                <text:p>161.451501961965</text:p>
              </table:table-cell>
              <table:table-cell office:value-type="float" office:value="0.311687499285">
                <text:p>0.3116874992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.448307709578">
                <text:p>162.448307709578</text:p>
              </table:table-cell>
              <table:table-cell office:value-type="float" office:value="0.321661502123">
                <text:p>0.321661502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.447307592217">
                <text:p>163.447307592217</text:p>
              </table:table-cell>
              <table:table-cell office:value-type="float" office:value="0.321661502123">
                <text:p>0.3216615021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.442521316277">
                <text:p>164.442521316277</text:p>
              </table:table-cell>
              <table:table-cell office:value-type="float" office:value="0.48623251915">
                <text:p>0.486232519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.440128178307">
                <text:p>165.440128178307</text:p>
              </table:table-cell>
              <table:table-cell office:value-type="float" office:value="0.329142004251">
                <text:p>0.3291420042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.435142899422">
                <text:p>166.435142899422</text:p>
              </table:table-cell>
              <table:table-cell office:value-type="float" office:value="0.334129005671">
                <text:p>0.3341290056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.432749761452">
                <text:p>167.432749761452</text:p>
              </table:table-cell>
              <table:table-cell office:value-type="float" office:value="0.33662250638">
                <text:p>0.336622506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.428560494344">
                <text:p>168.428560494344</text:p>
              </table:table-cell>
              <table:table-cell office:value-type="float" office:value="0.740569472313">
                <text:p>0.7405694723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.424376329875">
                <text:p>169.424376329875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.420983074544">
                <text:p>170.420983074544</text:p>
              </table:table-cell>
              <table:table-cell office:value-type="float" office:value="0.341609507799">
                <text:p>0.3416095077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.4207840716">
                <text:p>171.4207840716</text:p>
              </table:table-cell>
              <table:table-cell office:value-type="float" office:value="0.364050984383">
                <text:p>0.3640509843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.414002663578">
                <text:p>172.414002663578</text:p>
              </table:table-cell>
              <table:table-cell office:value-type="float" office:value="0.356570482254">
                <text:p>0.3565704822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.410813513831">
                <text:p>173.410813513831</text:p>
              </table:table-cell>
              <table:table-cell office:value-type="float" office:value="0.319168001413">
                <text:p>0.3191680014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.4074202585">
                <text:p>174.4074202585</text:p>
              </table:table-cell>
              <table:table-cell office:value-type="float" office:value="0.314180999994">
                <text:p>0.3141809999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.405624129362">
                <text:p>175.405624129362</text:p>
              </table:table-cell>
              <table:table-cell office:value-type="float" office:value="0.324155002832">
                <text:p>0.3241550028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.402235976671">
                <text:p>176.402235976671</text:p>
              </table:table-cell>
              <table:table-cell office:value-type="float" office:value="0.309193998575">
                <text:p>0.3091939985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.39744970073">
                <text:p>177.39744970073</text:p>
              </table:table-cell>
              <table:table-cell office:value-type="float" office:value="0.309193998575">
                <text:p>0.3091939985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.394061548039">
                <text:p>178.394061548039</text:p>
              </table:table-cell>
              <table:table-cell office:value-type="float" office:value="0.319168001413">
                <text:p>0.3191680014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.393857442455">
                <text:p>179.393857442455</text:p>
              </table:table-cell>
              <table:table-cell office:value-type="float" office:value="0.321661502123">
                <text:p>0.3216615021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.387678145905">
                <text:p>180.387678145905</text:p>
              </table:table-cell>
              <table:table-cell office:value-type="float" office:value="0.309193998575">
                <text:p>0.3091939985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.386274920016">
                <text:p>181.386274920016</text:p>
              </table:table-cell>
              <table:table-cell office:value-type="float" office:value="0.476258516312">
                <text:p>0.4762585163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.381891752604">
                <text:p>182.381891752604</text:p>
              </table:table-cell>
              <table:table-cell office:value-type="float" office:value="0.341609507799">
                <text:p>0.3416095077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.378299494328">
                <text:p>183.378299494328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.373717323972">
                <text:p>184.373717323972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5.370921077473">
                <text:p>185.370921077473</text:p>
              </table:table-cell>
              <table:table-cell office:value-type="float" office:value="0.359064012766">
                <text:p>0.3590640127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.365935798589">
                <text:p>186.365935798589</text:p>
              </table:table-cell>
              <table:table-cell office:value-type="float" office:value="0.351583510637">
                <text:p>0.3515835106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.364139669451">
                <text:p>187.364139669451</text:p>
              </table:table-cell>
              <table:table-cell office:value-type="float" office:value="0.359063982964">
                <text:p>0.3590639829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.359950402343">
                <text:p>188.359950402343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.356557147012">
                <text:p>189.356557147012</text:p>
              </table:table-cell>
              <table:table-cell office:value-type="float" office:value="0.406440496445">
                <text:p>0.4064404964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.353771105793">
                <text:p>190.353771105793</text:p>
              </table:table-cell>
              <table:table-cell office:value-type="float" office:value="0.401453495026">
                <text:p>0.4014534950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.3521739796">
                <text:p>191.3521739796</text:p>
              </table:table-cell>
              <table:table-cell office:value-type="float" office:value="0.43137550354">
                <text:p>0.431375503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.346989697771">
                <text:p>192.346989697771</text:p>
              </table:table-cell>
              <table:table-cell office:value-type="float" office:value="0.461297512054">
                <text:p>0.4612975120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.343795445384">
                <text:p>193.343795445384</text:p>
              </table:table-cell>
              <table:table-cell office:value-type="float" office:value="0.685712516308">
                <text:p>0.6857125163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.340004184164">
                <text:p>194.340004184164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.338810166499">
                <text:p>195.338810166499</text:p>
              </table:table-cell>
              <table:table-cell office:value-type="float" office:value="0.463791012764">
                <text:p>0.4637910127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.335416911168">
                <text:p>196.335416911168</text:p>
              </table:table-cell>
              <table:table-cell office:value-type="float" office:value="0.4737649858">
                <text:p>0.47376498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.330834740811">
                <text:p>197.330834740811</text:p>
              </table:table-cell>
              <table:table-cell office:value-type="float" office:value="0.436362504959">
                <text:p>0.4363625049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.326645473704">
                <text:p>198.326645473704</text:p>
              </table:table-cell>
              <table:table-cell office:value-type="float" office:value="0.471271514893">
                <text:p>0.4712715148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.323655326901">
                <text:p>199.323655326901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321058083346">
                <text:p>200.321058083346</text:p>
              </table:table-cell>
              <table:table-cell office:value-type="float" office:value="0.443843007088">
                <text:p>0.4438430070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.315470692989">
                <text:p>201.315470692989</text:p>
              </table:table-cell>
              <table:table-cell office:value-type="float" office:value="0.436362504959">
                <text:p>0.4363625049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.311883537354">
                <text:p>202.311883537354</text:p>
              </table:table-cell>
              <table:table-cell office:value-type="float" office:value="0.451323509216">
                <text:p>0.4513235092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.312082540298">
                <text:p>203.312082540298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.308689284967">
                <text:p>204.308689284967</text:p>
              </table:table-cell>
              <table:table-cell office:value-type="float" office:value="0.423895001411">
                <text:p>0.4238950014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.302310985473">
                <text:p>205.302310985473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.29931573603">
                <text:p>206.29931573603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.2969277007">
                <text:p>207.2969277007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.294126351562">
                <text:p>208.294126351562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.288947172372">
                <text:p>209.288947172372</text:p>
              </table:table-cell>
              <table:table-cell office:value-type="float" office:value="0.374024987221">
                <text:p>0.3740249872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.284956908209">
                <text:p>210.284956908209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.281767758461">
                <text:p>211.281767758461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.278971511963">
                <text:p>212.278971511963</text:p>
              </table:table-cell>
              <table:table-cell office:value-type="float" office:value="0.366544485092">
                <text:p>0.3665444850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.275384356328">
                <text:p>213.275384356328</text:p>
              </table:table-cell>
              <table:table-cell office:value-type="float" office:value="0.356570512056">
                <text:p>0.3565705120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.271991100997">
                <text:p>214.271991100997</text:p>
              </table:table-cell>
              <table:table-cell office:value-type="float" office:value="0.361557483673">
                <text:p>0.3615574836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.269995968915">
                <text:p>215.269995968915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.265607698863">
                <text:p>216.265607698863</text:p>
              </table:table-cell>
              <table:table-cell office:value-type="float" office:value="0.356570482254">
                <text:p>0.3565704822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.261622537339">
                <text:p>217.261622537339</text:p>
              </table:table-cell>
              <table:table-cell office:value-type="float" office:value="0.354077011347">
                <text:p>0.3540770113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.257632273175">
                <text:p>218.257632273175</text:p>
              </table:table-cell>
              <table:table-cell office:value-type="float" office:value="0.349090009928">
                <text:p>0.3490900099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.258025176424">
                <text:p>219.258025176424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.251447873985">
                <text:p>220.251447873985</text:p>
              </table:table-cell>
              <table:table-cell office:value-type="float" office:value="0.349090009928">
                <text:p>0.3490900099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.248656730126">
                <text:p>221.248656730126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.244666465963">
                <text:p>222.244666465963</text:p>
              </table:table-cell>
              <table:table-cell office:value-type="float" office:value="0.334129005671">
                <text:p>0.3341290056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.242671333881">
                <text:p>223.242671333881</text:p>
              </table:table-cell>
              <table:table-cell office:value-type="float" office:value="0.33911600709">
                <text:p>0.339116007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.238686172357">
                <text:p>224.238686172357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.234098899361">
                <text:p>225.234098899361</text:p>
              </table:table-cell>
              <table:table-cell office:value-type="float" office:value="0.334129005671">
                <text:p>0.3341290056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.231904764335">
                <text:p>226.231904764335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.229108517836">
                <text:p>227.229108517836</text:p>
              </table:table-cell>
              <table:table-cell office:value-type="float" office:value="0.284259021282">
                <text:p>0.2842590212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.225521362201">
                <text:p>228.225521362201</text:p>
              </table:table-cell>
              <table:table-cell office:value-type="float" office:value="0.326648503542">
                <text:p>0.3266485035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.221929103925">
                <text:p>229.221929103925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.217341830929">
                <text:p>230.217341830929</text:p>
              </table:table-cell>
              <table:table-cell office:value-type="float" office:value="0.349090009928">
                <text:p>0.3490900099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.21733672829">
                <text:p>231.21733672829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.210560422907">
                <text:p>232.210560422907</text:p>
              </table:table-cell>
              <table:table-cell office:value-type="float" office:value="0.351583510637">
                <text:p>0.3515835106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.207172270215">
                <text:p>233.207172270215</text:p>
              </table:table-cell>
              <table:table-cell office:value-type="float" office:value="0.351583510637">
                <text:p>0.3515835106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.204381126357">
                <text:p>234.204381126357</text:p>
              </table:table-cell>
              <table:table-cell office:value-type="float" office:value="0.364051014185">
                <text:p>0.3640510141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.201783882803">
                <text:p>235.201783882803</text:p>
              </table:table-cell>
              <table:table-cell office:value-type="float" office:value="0.369037985802">
                <text:p>0.3690379858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.197798721279">
                <text:p>236.197798721279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.19500247478">
                <text:p>237.19500247478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.191017313256">
                <text:p>238.191017313256</text:p>
              </table:table-cell>
              <table:table-cell office:value-type="float" office:value="0.37901198864">
                <text:p>0.379011988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.18642493762">
                <text:p>239.18642493762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.183638896401">
                <text:p>240.183638896401</text:p>
              </table:table-cell>
              <table:table-cell office:value-type="float" office:value="0.43137550354">
                <text:p>0.431375503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.18024564107">
                <text:p>241.18024564107</text:p>
              </table:table-cell>
              <table:table-cell office:value-type="float" office:value="0.401453495026">
                <text:p>0.4014534950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.176255376906">
                <text:p>242.176255376906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.175255259546">
                <text:p>243.175255259546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.170474086245">
                <text:p>244.170474086245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.166284819137">
                <text:p>245.166284819137</text:p>
              </table:table-cell>
              <table:table-cell office:value-type="float" office:value="0.359063982964">
                <text:p>0.3590639829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.162896666446">
                <text:p>246.162896666446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.162095552029">
                <text:p>247.162095552029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8.160095317308">
                <text:p>248.160095317308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9.153717017813">
                <text:p>249.153717017813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.151522882787">
                <text:p>250.151522882787</text:p>
              </table:table-cell>
              <table:table-cell office:value-type="float" office:value="0.438856005669">
                <text:p>0.4388560056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.149925756594">
                <text:p>251.149925756594</text:p>
              </table:table-cell>
              <table:table-cell office:value-type="float" office:value="0.461297512054">
                <text:p>0.4612975120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2.144741474765">
                <text:p>252.144741474765</text:p>
              </table:table-cell>
              <table:table-cell office:value-type="float" office:value="0.428882002831">
                <text:p>0.4288820028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3.140154201769">
                <text:p>253.140154201769</text:p>
              </table:table-cell>
              <table:table-cell office:value-type="float" office:value="0.423895001411">
                <text:p>0.4238950014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4.136760946438">
                <text:p>254.136760946438</text:p>
              </table:table-cell>
              <table:table-cell office:value-type="float" office:value="0.443843007088">
                <text:p>0.4438430070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.135566928772">
                <text:p>255.135566928772</text:p>
              </table:table-cell>
              <table:table-cell office:value-type="float" office:value="0.438856005669">
                <text:p>0.4388560056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6.129581532527">
                <text:p>256.129581532527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7.125193262475">
                <text:p>257.125193262475</text:p>
              </table:table-cell>
              <table:table-cell office:value-type="float" office:value="0.436362504959">
                <text:p>0.4363625049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8.123397133337">
                <text:p>258.123397133337</text:p>
              </table:table-cell>
              <table:table-cell office:value-type="float" office:value="0.446336507797">
                <text:p>0.4463365077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9.120605989478">
                <text:p>259.120605989478</text:p>
              </table:table-cell>
              <table:table-cell office:value-type="float" office:value="0.426388502121">
                <text:p>0.4263885021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.11641672237">
                <text:p>260.11641672237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1.11402868704">
                <text:p>261.11402868704</text:p>
              </table:table-cell>
              <table:table-cell office:value-type="float" office:value="0.43137550354">
                <text:p>0.431375503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.109436311404">
                <text:p>262.109436311404</text:p>
              </table:table-cell>
              <table:table-cell office:value-type="float" office:value="0.428882002831">
                <text:p>0.4288820028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3.107242176378">
                <text:p>263.107242176378</text:p>
              </table:table-cell>
              <table:table-cell office:value-type="float" office:value="0.436362504959">
                <text:p>0.4363625049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4.101858891605">
                <text:p>264.101858891605</text:p>
              </table:table-cell>
              <table:table-cell office:value-type="float" office:value="0.43386900425">
                <text:p>0.433869004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.098470738913">
                <text:p>265.098470738913</text:p>
              </table:table-cell>
              <table:table-cell office:value-type="float" office:value="0.446336507797">
                <text:p>0.4463365077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6.095077483582">
                <text:p>266.095077483582</text:p>
              </table:table-cell>
              <table:table-cell office:value-type="float" office:value="0.428882002831">
                <text:p>0.4288820028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7.093679360333">
                <text:p>267.093679360333</text:p>
              </table:table-cell>
              <table:table-cell office:value-type="float" office:value="0.461297512054">
                <text:p>0.4612975120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8.091087219419">
                <text:p>268.091087219419</text:p>
              </table:table-cell>
              <table:table-cell office:value-type="float" office:value="0.498700022697">
                <text:p>0.4987000226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9.085703934645">
                <text:p>269.085703934645</text:p>
              </table:table-cell>
              <table:table-cell office:value-type="float" office:value="0.436362504959">
                <text:p>0.4363625049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0.080917658705">
                <text:p>270.080917658705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.081713670482">
                <text:p>271.081713670482</text:p>
              </table:table-cell>
              <table:table-cell office:value-type="float" office:value="0.406440496445">
                <text:p>0.4064404964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2.075529271292">
                <text:p>272.075529271292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3.071942115656">
                <text:p>273.071942115656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4.068946866214">
                <text:p>274.068946866214</text:p>
              </table:table-cell>
              <table:table-cell office:value-type="float" office:value="0.396466493607">
                <text:p>0.3964664936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5.066951734132">
                <text:p>275.066951734132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6.063364578496">
                <text:p>276.063364578496</text:p>
              </table:table-cell>
              <table:table-cell office:value-type="float" office:value="0.553556978703">
                <text:p>0.5535569787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7.058379299612">
                <text:p>277.058379299612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8.054986044281">
                <text:p>278.054986044281</text:p>
              </table:table-cell>
              <table:table-cell office:value-type="float" office:value="0.371531486511">
                <text:p>0.3715314865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9.051796894534">
                <text:p>279.051796894534</text:p>
              </table:table-cell>
              <table:table-cell office:value-type="float" office:value="0.364050984383">
                <text:p>0.3640509843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0.049403756563">
                <text:p>280.049403756563</text:p>
              </table:table-cell>
              <table:table-cell office:value-type="float" office:value="0.364050984383">
                <text:p>0.3640509843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1.043821468846">
                <text:p>281.043821468846</text:p>
              </table:table-cell>
              <table:table-cell office:value-type="float" office:value="0.361557483673">
                <text:p>0.3615574836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2.042025339708">
                <text:p>282.042025339708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3.037637069656">
                <text:p>283.037637069656</text:p>
              </table:table-cell>
              <table:table-cell office:value-type="float" office:value="0.364051014185">
                <text:p>0.3640510141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4.034243814325">
                <text:p>284.034243814325</text:p>
              </table:table-cell>
              <table:table-cell office:value-type="float" office:value="0.366544485092">
                <text:p>0.3665444850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5.031253667522">
                <text:p>285.031253667522</text:p>
              </table:table-cell>
              <table:table-cell office:value-type="float" office:value="0.354077011347">
                <text:p>0.3540770113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6.027666511887">
                <text:p>286.027666511887</text:p>
              </table:table-cell>
              <table:table-cell office:value-type="float" office:value="0.364050984383">
                <text:p>0.3640509843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7.026462288942">
                <text:p>287.026462288942</text:p>
              </table:table-cell>
              <table:table-cell office:value-type="float" office:value="0.374024987221">
                <text:p>0.3740249872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8.021084106808">
                <text:p>288.021084106808</text:p>
              </table:table-cell>
              <table:table-cell office:value-type="float" office:value="0.374024987221">
                <text:p>0.3740249872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9.016894839701">
                <text:p>289.016894839701</text:p>
              </table:table-cell>
              <table:table-cell office:value-type="float" office:value="0.364050984383">
                <text:p>0.3640509843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0.014302698786">
                <text:p>290.014302698786</text:p>
              </table:table-cell>
              <table:table-cell office:value-type="float" office:value="0.346596479416">
                <text:p>0.3465964794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013302581425">
                <text:p>291.013302581425</text:p>
              </table:table-cell>
              <table:table-cell office:value-type="float" office:value="0.349090009928">
                <text:p>0.3490900099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2.010307331983">
                <text:p>292.010307331983</text:p>
              </table:table-cell>
              <table:table-cell office:value-type="float" office:value="0.361557513475">
                <text:p>0.3615575134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3.003127918072">
                <text:p>293.003127918072</text:p>
              </table:table-cell>
              <table:table-cell office:value-type="float" office:value="0.356570512056">
                <text:p>0.3565705120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4.000739882741">
                <text:p>294.000739882741</text:p>
              </table:table-cell>
              <table:table-cell office:value-type="float" office:value="0.359064012766">
                <text:p>0.3590640127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4.99873964802">
                <text:p>294.99873964802</text:p>
              </table:table-cell>
              <table:table-cell office:value-type="float" office:value="0.361557513475">
                <text:p>0.3615575134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5.993958474719">
                <text:p>295.993958474719</text:p>
              </table:table-cell>
              <table:table-cell office:value-type="float" office:value="0.371531486511">
                <text:p>0.3715314865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6.990361113804">
                <text:p>296.990361113804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7.987370967001">
                <text:p>297.987370967001</text:p>
              </table:table-cell>
              <table:table-cell office:value-type="float" office:value="0.371531486511">
                <text:p>0.3715314865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8.984778826087">
                <text:p>298.984778826087</text:p>
              </table:table-cell>
              <table:table-cell office:value-type="float" office:value="0.37901198864">
                <text:p>0.379011988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9.980589558979">
                <text:p>299.980589558979</text:p>
              </table:table-cell>
              <table:table-cell office:value-type="float" office:value="0.366544485092">
                <text:p>0.3665444850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0.977002403343">
                <text:p>300.977002403343</text:p>
              </table:table-cell>
              <table:table-cell office:value-type="float" office:value="0.556050479412">
                <text:p>0.5560504794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1.974808268317">
                <text:p>301.974808268317</text:p>
              </table:table-cell>
              <table:table-cell office:value-type="float" office:value="0.361557483673">
                <text:p>0.3615574836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2.974405159789">
                <text:p>302.974405159789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3.968220760599">
                <text:p>303.968220760599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4.963434484659">
                <text:p>304.963434484659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5.9606433408">
                <text:p>305.9606433408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6.957255188109">
                <text:p>306.957255188109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7.953463926889">
                <text:p>307.953463926889</text:p>
              </table:table-cell>
              <table:table-cell office:value-type="float" office:value="0.396466493607">
                <text:p>0.3964664936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8.949075656837">
                <text:p>308.949075656837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9.946483515923">
                <text:p>309.946483515923</text:p>
              </table:table-cell>
              <table:table-cell office:value-type="float" office:value="0.369037985802">
                <text:p>0.3690379858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0.946284512979">
                <text:p>310.946284512979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1.942692254703">
                <text:p>311.942692254703</text:p>
              </table:table-cell>
              <table:table-cell office:value-type="float" office:value="0.398959994316">
                <text:p>0.3989599943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2.935512840793">
                <text:p>312.935512840793</text:p>
              </table:table-cell>
              <table:table-cell office:value-type="float" office:value="0.403946995735">
                <text:p>0.4039469957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3.933119702822">
                <text:p>313.933119702822</text:p>
              </table:table-cell>
              <table:table-cell office:value-type="float" office:value="0.610907495022">
                <text:p>0.6109074950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4.930328558964">
                <text:p>314.930328558964</text:p>
              </table:table-cell>
              <table:table-cell office:value-type="float" office:value="0.426388502121">
                <text:p>0.4263885021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5.927532312465">
                <text:p>315.927532312465</text:p>
              </table:table-cell>
              <table:table-cell office:value-type="float" office:value="0.43137550354">
                <text:p>0.431375503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6.92394515683">
                <text:p>316.92394515683</text:p>
              </table:table-cell>
              <table:table-cell office:value-type="float" office:value="0.428882002831">
                <text:p>0.4288820028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7.919755889722">
                <text:p>317.919755889722</text:p>
              </table:table-cell>
              <table:table-cell office:value-type="float" office:value="0.498700022697">
                <text:p>0.4987000226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8.915571725253">
                <text:p>318.915571725253</text:p>
              </table:table-cell>
              <table:table-cell office:value-type="float" office:value="0.423895001411">
                <text:p>0.4238950014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9.913571490532">
                <text:p>319.913571490532</text:p>
              </table:table-cell>
              <table:table-cell office:value-type="float" office:value="0.421401500702">
                <text:p>0.4214015007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0.907994305454">
                <text:p>320.907994305454</text:p>
              </table:table-cell>
              <table:table-cell office:value-type="float" office:value="0.436362504959">
                <text:p>0.4363625049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1.9053970619">
                <text:p>321.9053970619</text:p>
              </table:table-cell>
              <table:table-cell office:value-type="float" office:value="0.466284513474">
                <text:p>0.4662845134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2.903401929818">
                <text:p>322.903401929818</text:p>
              </table:table-cell>
              <table:table-cell office:value-type="float" office:value="0.423895001411">
                <text:p>0.4238950014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3.899013659766">
                <text:p>323.899013659766</text:p>
              </table:table-cell>
              <table:table-cell office:value-type="float" office:value="0.473765015602">
                <text:p>0.4737650156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4.895625507075">
                <text:p>324.895625507075</text:p>
              </table:table-cell>
              <table:table-cell office:value-type="float" office:value="0.476258516312">
                <text:p>0.4762585163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5.891834245855">
                <text:p>325.891834245855</text:p>
              </table:table-cell>
              <table:table-cell office:value-type="float" office:value="0.481245517731">
                <text:p>0.4812455177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6.889242104941">
                <text:p>326.889242104941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7.885649846666">
                <text:p>327.885649846666</text:p>
              </table:table-cell>
              <table:table-cell office:value-type="float" office:value="0.473765015602">
                <text:p>0.4737650156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8.881664685142">
                <text:p>328.881664685142</text:p>
              </table:table-cell>
              <table:table-cell office:value-type="float" office:value="0.496206492186">
                <text:p>0.4962064921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9.878868438643">
                <text:p>329.878868438643</text:p>
              </table:table-cell>
              <table:table-cell office:value-type="float" office:value="0.733088970184">
                <text:p>0.7330889701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0.876475300673">
                <text:p>330.876475300673</text:p>
              </table:table-cell>
              <table:table-cell office:value-type="float" office:value="0.491219490767">
                <text:p>0.4912194907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1.874082162703">
                <text:p>331.874082162703</text:p>
              </table:table-cell>
              <table:table-cell office:value-type="float" office:value="0.488726019859">
                <text:p>0.4887260198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2.868499874985">
                <text:p>332.868499874985</text:p>
              </table:table-cell>
              <table:table-cell office:value-type="float" office:value="0.463791012764">
                <text:p>0.4637910127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3.866106737015">
                <text:p>333.866106737015</text:p>
              </table:table-cell>
              <table:table-cell office:value-type="float" office:value="0.453817009926">
                <text:p>0.4538170099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4.863310490517">
                <text:p>334.863310490517</text:p>
              </table:table-cell>
              <table:table-cell office:value-type="float" office:value="0.448830008507">
                <text:p>0.4488300085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5.858126208688">
                <text:p>335.858126208688</text:p>
              </table:table-cell>
              <table:table-cell office:value-type="float" office:value="0.451323509216">
                <text:p>0.4513235092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6.854141047164">
                <text:p>336.854141047164</text:p>
              </table:table-cell>
              <table:table-cell office:value-type="float" office:value="0.453817009926">
                <text:p>0.4538170099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7.851344800665">
                <text:p>337.851344800665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8.85014568036">
                <text:p>338.85014568036</text:p>
              </table:table-cell>
              <table:table-cell office:value-type="float" office:value="0.436362504959">
                <text:p>0.4363625049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9.847155533557">
                <text:p>339.847155533557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0.841374242896">
                <text:p>340.841374242896</text:p>
              </table:table-cell>
              <table:table-cell office:value-type="float" office:value="0.426388502121">
                <text:p>0.4263885021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1.837986090204">
                <text:p>341.837986090204</text:p>
              </table:table-cell>
              <table:table-cell office:value-type="float" office:value="0.421401500702">
                <text:p>0.4214015007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2.838378993453">
                <text:p>342.838378993453</text:p>
              </table:table-cell>
              <table:table-cell office:value-type="float" office:value="0.396466493607">
                <text:p>0.3964664936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3.832199696903">
                <text:p>343.832199696903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4.828010429795">
                <text:p>344.828010429795</text:p>
              </table:table-cell>
              <table:table-cell office:value-type="float" office:value="0.37901198864">
                <text:p>0.379011988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5.825418288881">
                <text:p>345.825418288881</text:p>
              </table:table-cell>
              <table:table-cell office:value-type="float" office:value="0.366544485092">
                <text:p>0.3665444850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6.824020165632">
                <text:p>346.824020165632</text:p>
              </table:table-cell>
              <table:table-cell office:value-type="float" office:value="0.354076981544">
                <text:p>0.3540769815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7.820029901468">
                <text:p>347.820029901468</text:p>
              </table:table-cell>
              <table:table-cell office:value-type="float" office:value="0.351583480835">
                <text:p>0.3515834808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8.814447613751">
                <text:p>348.814447613751</text:p>
              </table:table-cell>
              <table:table-cell office:value-type="float" office:value="0.29423302412">
                <text:p>0.294233024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9.812253478724">
                <text:p>349.812253478724</text:p>
              </table:table-cell>
              <table:table-cell office:value-type="float" office:value="0.326648503542">
                <text:p>0.3266485035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0.808064211617">
                <text:p>350.808064211617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1.803675941565">
                <text:p>351.803675941565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2.800486791817">
                <text:p>352.800486791817</text:p>
              </table:table-cell>
              <table:table-cell office:value-type="float" office:value="0.33911600709">
                <text:p>0.339116007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3.797292539431">
                <text:p>353.797292539431</text:p>
              </table:table-cell>
              <table:table-cell office:value-type="float" office:value="0.324155002832">
                <text:p>0.3241550028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4.79489940146">
                <text:p>354.79489940146</text:p>
              </table:table-cell>
              <table:table-cell office:value-type="float" office:value="0.491219520569">
                <text:p>0.4912195205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5.790317231104">
                <text:p>355.790317231104</text:p>
              </table:table-cell>
              <table:table-cell office:value-type="float" office:value="0.319168001413">
                <text:p>0.3191680014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6.788521101966">
                <text:p>356.788521101966</text:p>
              </table:table-cell>
              <table:table-cell office:value-type="float" office:value="0.321661502123">
                <text:p>0.3216615021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7.784525735163">
                <text:p>357.784525735163</text:p>
              </table:table-cell>
              <table:table-cell office:value-type="float" office:value="0.309193998575">
                <text:p>0.3091939985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8.783530720442">
                <text:p>358.783530720442</text:p>
              </table:table-cell>
              <table:table-cell office:value-type="float" office:value="0.314180999994">
                <text:p>0.3141809999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9.778943447445">
                <text:p>359.778943447445</text:p>
              </table:table-cell>
              <table:table-cell office:value-type="float" office:value="0.314180999994">
                <text:p>0.3141809999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0.773157054144">
                <text:p>360.773157054144</text:p>
              </table:table-cell>
              <table:table-cell office:value-type="float" office:value="0.286752492189">
                <text:p>0.2867524921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1.769370895564">
                <text:p>361.769370895564</text:p>
              </table:table-cell>
              <table:table-cell office:value-type="float" office:value="0.321661502123">
                <text:p>0.3216615021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2.769370895564">
                <text:p>362.769370895564</text:p>
              </table:table-cell>
              <table:table-cell office:value-type="float" office:value="0.28176549077">
                <text:p>0.281765490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3.76298749343">
                <text:p>363.76298749343</text:p>
              </table:table-cell>
              <table:table-cell office:value-type="float" office:value="0.274284988642">
                <text:p>0.2742849886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4.759798343683">
                <text:p>364.759798343683</text:p>
              </table:table-cell>
              <table:table-cell office:value-type="float" office:value="0.276778489351">
                <text:p>0.2767784893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5.756604091296">
                <text:p>365.756604091296</text:p>
              </table:table-cell>
              <table:table-cell office:value-type="float" office:value="0.286752492189">
                <text:p>0.2867524921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6.754216055966">
                <text:p>366.754216055966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7.749225674441">
                <text:p>367.749225674441</text:p>
              </table:table-cell>
              <table:table-cell office:value-type="float" office:value="0.261817514896">
                <text:p>0.2618175148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8.746036524694">
                <text:p>368.746036524694</text:p>
              </table:table-cell>
              <table:table-cell office:value-type="float" office:value="0.299219995737">
                <text:p>0.2992199957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9.743041275252">
                <text:p>369.743041275252</text:p>
              </table:table-cell>
              <table:table-cell office:value-type="float" office:value="0.314180999994">
                <text:p>0.3141809999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0.742643269363">
                <text:p>370.742643269363</text:p>
              </table:table-cell>
              <table:table-cell office:value-type="float" office:value="0.481245487928">
                <text:p>0.4812454879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1.736856876062">
                <text:p>371.736856876062</text:p>
              </table:table-cell>
              <table:table-cell office:value-type="float" office:value="0.311687499285">
                <text:p>0.3116874992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2.732672711594">
                <text:p>372.732672711594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3.729876465095">
                <text:p>373.729876465095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4.725294294739">
                <text:p>374.725294294739</text:p>
              </table:table-cell>
              <table:table-cell office:value-type="float" office:value="0.33662250638">
                <text:p>0.3366225063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5.722100042352">
                <text:p>375.722100042352</text:p>
              </table:table-cell>
              <table:table-cell office:value-type="float" office:value="0.341609507799">
                <text:p>0.3416095077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6.719109895549">
                <text:p>376.719109895549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7.717313766411">
                <text:p>377.717313766411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8.715915643162">
                <text:p>378.715915643162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9.70913423514">
                <text:p>379.70913423514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0.705945085393">
                <text:p>380.705945085393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1.701755818285">
                <text:p>381.701755818285</text:p>
              </table:table-cell>
              <table:table-cell office:value-type="float" office:value="0.43386900425">
                <text:p>0.433869004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2.701352709757">
                <text:p>382.701352709757</text:p>
              </table:table-cell>
              <table:table-cell office:value-type="float" office:value="0.451323509216">
                <text:p>0.4513235092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3.695969424984">
                <text:p>383.695969424984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4.691586257571">
                <text:p>384.691586257571</text:p>
              </table:table-cell>
              <table:table-cell office:value-type="float" office:value="0.446336507797">
                <text:p>0.4463365077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5.689790128433">
                <text:p>385.689790128433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6.686993881935">
                <text:p>386.686993881935</text:p>
              </table:table-cell>
              <table:table-cell office:value-type="float" office:value="0.468778014183">
                <text:p>0.4687780141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7.683008720411">
                <text:p>387.683008720411</text:p>
              </table:table-cell>
              <table:table-cell office:value-type="float" office:value="0.453817009926">
                <text:p>0.4538170099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8.677625435638">
                <text:p>388.677625435638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9.675028192084">
                <text:p>389.675028192084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0.674028074723">
                <text:p>390.674028074723</text:p>
              </table:table-cell>
              <table:table-cell office:value-type="float" office:value="0.451323509216">
                <text:p>0.4513235092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1.667848778173">
                <text:p>391.667848778173</text:p>
              </table:table-cell>
              <table:table-cell office:value-type="float" office:value="0.493712991476">
                <text:p>0.4937129914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2.66485863137">
                <text:p>392.66485863137</text:p>
              </table:table-cell>
              <table:table-cell office:value-type="float" office:value="0.426388502121">
                <text:p>0.4263885021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3.661470478679">
                <text:p>393.661470478679</text:p>
              </table:table-cell>
              <table:table-cell office:value-type="float" office:value="0.428882002831">
                <text:p>0.4288820028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4.659868249846">
                <text:p>394.659868249846</text:p>
              </table:table-cell>
              <table:table-cell office:value-type="float" office:value="0.456310510635">
                <text:p>0.4563105106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5.655684085377">
                <text:p>395.655684085377</text:p>
              </table:table-cell>
              <table:table-cell office:value-type="float" office:value="0.211947500706">
                <text:p>0.2119475007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6.65149481827">
                <text:p>396.65149481827</text:p>
              </table:table-cell>
              <table:table-cell office:value-type="float" office:value="0.423895001411">
                <text:p>0.4238950014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7.648902677355">
                <text:p>397.648902677355</text:p>
              </table:table-cell>
              <table:table-cell office:value-type="float" office:value="0.426388502121">
                <text:p>0.4263885021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8.647106548217">
                <text:p>398.647106548217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9.64291728111">
                <text:p>399.64291728111</text:p>
              </table:table-cell>
              <table:table-cell office:value-type="float" office:value="0.428882002831">
                <text:p>0.4288820028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0.638927016946">
                <text:p>400.638927016946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1.63673288192">
                <text:p>401.63673288192</text:p>
              </table:table-cell>
              <table:table-cell office:value-type="float" office:value="0.43386900425">
                <text:p>0.433869004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2.635135755726">
                <text:p>402.635135755726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3.627762441511">
                <text:p>403.627762441511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4.623568071764">
                <text:p>404.623568071764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5.620981033489">
                <text:p>405.620981033489</text:p>
              </table:table-cell>
              <table:table-cell office:value-type="float" office:value="0.426388502121">
                <text:p>0.4263885021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6.619781913184">
                <text:p>406.619781913184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7.614393525771">
                <text:p>407.614393525771</text:p>
              </table:table-cell>
              <table:table-cell office:value-type="float" office:value="0.43386900425">
                <text:p>0.433869004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8.610204258663">
                <text:p>408.610204258663</text:p>
              </table:table-cell>
              <table:table-cell office:value-type="float" office:value="0.411427497864">
                <text:p>0.4114274978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9.60721411186">
                <text:p>409.60721411186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0.606418100083">
                <text:p>410.606418100083</text:p>
              </table:table-cell>
              <table:table-cell office:value-type="float" office:value="0.401453495026">
                <text:p>0.4014534950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1.601626721503">
                <text:p>411.601626721503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2.599238686172">
                <text:p>412.599238686172</text:p>
              </table:table-cell>
              <table:table-cell office:value-type="float" office:value="0.361557483673">
                <text:p>0.3615574836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3.593452292871">
                <text:p>413.593452292871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4.591059154901">
                <text:p>414.591059154901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5.585874873072">
                <text:p>415.585874873072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6.585073758655">
                <text:p>416.585073758655</text:p>
              </table:table-cell>
              <table:table-cell office:value-type="float" office:value="0.33911600709">
                <text:p>0.339116007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7.581680503324">
                <text:p>417.581680503324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8.576700327079">
                <text:p>418.576700327079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19.576098215607">
                <text:p>419.576098215607</text:p>
              </table:table-cell>
              <table:table-cell office:value-type="float" office:value="0.341609507799">
                <text:p>0.3416095077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0.569719916113">
                <text:p>420.569719916113</text:p>
              </table:table-cell>
              <table:table-cell office:value-type="float" office:value="0.341609507799">
                <text:p>0.3416095077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1.566525663726">
                <text:p>421.566525663726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2.565525546365">
                <text:p>422.565525546365</text:p>
              </table:table-cell>
              <table:table-cell office:value-type="float" office:value="0.33911600709">
                <text:p>0.339116007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3.563137511035">
                <text:p>423.563137511035</text:p>
              </table:table-cell>
              <table:table-cell office:value-type="float" office:value="0.349090009928">
                <text:p>0.3490900099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4.555759094179">
                <text:p>424.555759094179</text:p>
              </table:table-cell>
              <table:table-cell office:value-type="float" office:value="0.523635029793">
                <text:p>0.5236350297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5.552962847681">
                <text:p>425.552962847681</text:p>
              </table:table-cell>
              <table:table-cell office:value-type="float" office:value="0.359064012766">
                <text:p>0.3590640127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6.55336085357">
                <text:p>426.55336085357</text:p>
              </table:table-cell>
              <table:table-cell office:value-type="float" office:value="0.361557513475">
                <text:p>0.3615575134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7.547972466157">
                <text:p>427.547972466157</text:p>
              </table:table-cell>
              <table:table-cell office:value-type="float" office:value="0.361557513475">
                <text:p>0.3615575134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8.542395281079">
                <text:p>428.542395281079</text:p>
              </table:table-cell>
              <table:table-cell office:value-type="float" office:value="0.374024987221">
                <text:p>0.3740249872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9.54099205519">
                <text:p>429.54099205519</text:p>
              </table:table-cell>
              <table:table-cell office:value-type="float" office:value="0.366544485092">
                <text:p>0.3665444850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0.538399914276">
                <text:p>430.538399914276</text:p>
              </table:table-cell>
              <table:table-cell office:value-type="float" office:value="0.361557513475">
                <text:p>0.3615575134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1.534414752752">
                <text:p>431.534414752752</text:p>
              </table:table-cell>
              <table:table-cell office:value-type="float" office:value="0.359063982964">
                <text:p>0.3590639829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2.528832465034">
                <text:p>432.528832465034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3.525837215592">
                <text:p>433.525837215592</text:p>
              </table:table-cell>
              <table:table-cell office:value-type="float" office:value="0.359063982964">
                <text:p>0.3590639829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4.525041203815">
                <text:p>434.525041203815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5.519851819346">
                <text:p>435.519851819346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6.515468651934">
                <text:p>436.515468651934</text:p>
              </table:table-cell>
              <table:table-cell office:value-type="float" office:value="0.571011483669">
                <text:p>0.5710114836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7.511876393659">
                <text:p>437.511876393659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8.508886246856">
                <text:p>438.508886246856</text:p>
              </table:table-cell>
              <table:table-cell office:value-type="float" office:value="0.398959994316">
                <text:p>0.3989599943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39.506294105941">
                <text:p>439.506294105941</text:p>
              </table:table-cell>
              <table:table-cell office:value-type="float" office:value="0.398959994316">
                <text:p>0.3989599943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0.502104838833">
                <text:p>440.502104838833</text:p>
              </table:table-cell>
              <table:table-cell office:value-type="float" office:value="0.403946995735">
                <text:p>0.4039469957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1.500706715584">
                <text:p>441.500706715584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2.495721436699">
                <text:p>442.495721436699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3.492134281064">
                <text:p>443.492134281064</text:p>
              </table:table-cell>
              <table:table-cell office:value-type="float" office:value="0.401453495026">
                <text:p>0.4014534950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4.487746011012">
                <text:p>444.487746011012</text:p>
              </table:table-cell>
              <table:table-cell office:value-type="float" office:value="0.406440496445">
                <text:p>0.4064404964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5.485352873041">
                <text:p>445.485352873041</text:p>
              </table:table-cell>
              <table:table-cell office:value-type="float" office:value="0.406440496445">
                <text:p>0.4064404964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6.484347653041">
                <text:p>446.484347653041</text:p>
              </table:table-cell>
              <table:table-cell office:value-type="float" office:value="0.43137550354">
                <text:p>0.431375503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7.481755512126">
                <text:p>447.481755512126</text:p>
              </table:table-cell>
              <table:table-cell office:value-type="float" office:value="0.428882002831">
                <text:p>0.4288820028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8.47477510116">
                <text:p>448.47477510116</text:p>
              </table:table-cell>
              <table:table-cell office:value-type="float" office:value="0.446336507797">
                <text:p>0.4463365077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49.472387065829">
                <text:p>449.472387065829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0.469988825219">
                <text:p>450.469988825219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1.467595687249">
                <text:p>451.467595687249</text:p>
              </table:table-cell>
              <table:table-cell office:value-type="float" office:value="0.446336507797">
                <text:p>0.4463365077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2.461212285115">
                <text:p>452.461212285115</text:p>
              </table:table-cell>
              <table:table-cell office:value-type="float" office:value="0.423895001411">
                <text:p>0.4238950014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3.459620261561">
                <text:p>453.459620261561</text:p>
              </table:table-cell>
              <table:table-cell office:value-type="float" office:value="0.423895001411">
                <text:p>0.4238950014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4.45622700623">
                <text:p>454.45622700623</text:p>
              </table:table-cell>
              <table:table-cell office:value-type="float" office:value="0.453817009926">
                <text:p>0.4538170099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5.453435862372">
                <text:p>455.453435862372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6.44764946907">
                <text:p>456.44764946907</text:p>
              </table:table-cell>
              <table:table-cell office:value-type="float" office:value="0.421401500702">
                <text:p>0.4214015007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7.444067416074">
                <text:p>457.444067416074</text:p>
              </table:table-cell>
              <table:table-cell office:value-type="float" office:value="0.396466493607">
                <text:p>0.3964664936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8.443266301658">
                <text:p>458.443266301658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59.44047005516">
                <text:p>459.44047005516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0.434688764498">
                <text:p>460.434688764498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1.430902605918">
                <text:p>461.430902605918</text:p>
              </table:table-cell>
              <table:table-cell office:value-type="float" office:value="0.369037985802">
                <text:p>0.3690379858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2.430300494446">
                <text:p>462.430300494446</text:p>
              </table:table-cell>
              <table:table-cell office:value-type="float" office:value="0.364050984383">
                <text:p>0.3640509843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3.424519203784">
                <text:p>463.424519203784</text:p>
              </table:table-cell>
              <table:table-cell office:value-type="float" office:value="0.361557513475">
                <text:p>0.3615575134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4.420324834037">
                <text:p>464.420324834037</text:p>
              </table:table-cell>
              <table:table-cell office:value-type="float" office:value="0.356570512056">
                <text:p>0.3565705120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5.418329701955">
                <text:p>465.418329701955</text:p>
              </table:table-cell>
              <table:table-cell office:value-type="float" office:value="0.354077011347">
                <text:p>0.3540770113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6.417135684289">
                <text:p>466.417135684289</text:p>
              </table:table-cell>
              <table:table-cell office:value-type="float" office:value="0.37901198864">
                <text:p>0.379011988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7.413543426014">
                <text:p>467.413543426014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8.407364129464">
                <text:p>468.407364129464</text:p>
              </table:table-cell>
              <table:table-cell office:value-type="float" office:value="0.371531486511">
                <text:p>0.3715314865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69.404368880022">
                <text:p>469.404368880022</text:p>
              </table:table-cell>
              <table:table-cell office:value-type="float" office:value="0.371531486511">
                <text:p>0.3715314865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0.404368880022">
                <text:p>470.404368880022</text:p>
              </table:table-cell>
              <table:table-cell office:value-type="float" office:value="0.374024987221">
                <text:p>0.3740249872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1.396791460222">
                <text:p>471.396791460222</text:p>
              </table:table-cell>
              <table:table-cell office:value-type="float" office:value="0.371531486511">
                <text:p>0.3715314865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2.392602193115">
                <text:p>472.392602193115</text:p>
              </table:table-cell>
              <table:table-cell office:value-type="float" office:value="0.369037985802">
                <text:p>0.3690379858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3.390209055144">
                <text:p>473.390209055144</text:p>
              </table:table-cell>
              <table:table-cell office:value-type="float" office:value="0.361557483673">
                <text:p>0.3615574836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4.388213923062">
                <text:p>474.388213923062</text:p>
              </table:table-cell>
              <table:table-cell office:value-type="float" office:value="0.364050984383">
                <text:p>0.3640509843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5.38382565301">
                <text:p>475.38382565301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6.379442485598">
                <text:p>476.379442485598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7.3766462391">
                <text:p>477.3766462391</text:p>
              </table:table-cell>
              <table:table-cell office:value-type="float" office:value="0.398959994316">
                <text:p>0.3989599943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8.376845242044">
                <text:p>478.376845242044</text:p>
              </table:table-cell>
              <table:table-cell office:value-type="float" office:value="0.374024987221">
                <text:p>0.3740249872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79.370660842854">
                <text:p>479.370660842854</text:p>
              </table:table-cell>
              <table:table-cell office:value-type="float" office:value="0.32664847374">
                <text:p>0.326648473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0.366078672497">
                <text:p>480.366078672497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1.364078437776">
                <text:p>481.364078437776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2.36188430275">
                <text:p>482.36188430275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3.357695035642">
                <text:p>483.357695035642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4.352515856453">
                <text:p>484.352515856453</text:p>
              </table:table-cell>
              <table:table-cell office:value-type="float" office:value="0.396466493607">
                <text:p>0.3964664936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5.350316618787">
                <text:p>485.350316618787</text:p>
              </table:table-cell>
              <table:table-cell office:value-type="float" office:value="0.401453495026">
                <text:p>0.4014534950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6.347525474928">
                <text:p>486.347525474928</text:p>
              </table:table-cell>
              <table:table-cell office:value-type="float" office:value="0.403946995735">
                <text:p>0.4039469957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7.346127351679">
                <text:p>487.346127351679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8.339948055129">
                <text:p>488.339948055129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89.336355796854">
                <text:p>489.336355796854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0.335554682437">
                <text:p>490.335554682437</text:p>
              </table:table-cell>
              <table:table-cell office:value-type="float" office:value="0.56851798296">
                <text:p>0.568517982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1.331967526802">
                <text:p>491.331967526802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2.32757925675">
                <text:p>492.32757925675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3.322792980809">
                <text:p>493.322792980809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4.32139485756">
                <text:p>494.32139485756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5.315812569842">
                <text:p>495.315812569842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6.311827408318">
                <text:p>496.311827408318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7.309434270348">
                <text:p>497.309434270348</text:p>
              </table:table-cell>
              <table:table-cell office:value-type="float" office:value="0.406440496445">
                <text:p>0.4064404964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8.308230047404">
                <text:p>498.308230047404</text:p>
              </table:table-cell>
              <table:table-cell office:value-type="float" office:value="0.403946995735">
                <text:p>0.40394699573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99.302453859381">
                <text:p>499.302453859381</text:p>
              </table:table-cell>
              <table:table-cell office:value-type="float" office:value="0.403946995735">
                <text:p>0.4039469957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0.299259606995">
                <text:p>500.299259606995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1.296468463136">
                <text:p>501.296468463136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2.295070339887">
                <text:p>502.295070339887</text:p>
              </table:table-cell>
              <table:table-cell office:value-type="float" office:value="0.421401500702">
                <text:p>0.4214015007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3.289289049225">
                <text:p>503.289289049225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4.284696673589">
                <text:p>504.284696673589</text:p>
              </table:table-cell>
              <table:table-cell office:value-type="float" office:value="0.436362504959">
                <text:p>0.4363625049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5.283104650036">
                <text:p>505.283104650036</text:p>
              </table:table-cell>
              <table:table-cell office:value-type="float" office:value="0.446336507797">
                <text:p>0.4463365077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6.281507523842">
                <text:p>506.281507523842</text:p>
              </table:table-cell>
              <table:table-cell office:value-type="float" office:value="0.448830008507">
                <text:p>0.4488300085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7.276124239069">
                <text:p>507.276124239069</text:p>
              </table:table-cell>
              <table:table-cell office:value-type="float" office:value="0.448830008507">
                <text:p>0.44883000850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8.271531863433">
                <text:p>508.271531863433</text:p>
              </table:table-cell>
              <table:table-cell office:value-type="float" office:value="0.466284513474">
                <text:p>0.4662845134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09.267551804548">
                <text:p>509.267551804548</text:p>
              </table:table-cell>
              <table:table-cell office:value-type="float" office:value="0.446336507797">
                <text:p>0.4463365077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0.265949575716">
                <text:p>510.265949575716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1.260964296831">
                <text:p>511.260964296831</text:p>
              </table:table-cell>
              <table:table-cell office:value-type="float" office:value="0.468778014183">
                <text:p>0.46877801418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2.258173152972">
                <text:p>512.258173152972</text:p>
              </table:table-cell>
              <table:table-cell office:value-type="float" office:value="0.426388502121">
                <text:p>0.4263885021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3.254580894697">
                <text:p>513.254580894697</text:p>
              </table:table-cell>
              <table:table-cell office:value-type="float" office:value="0.428882002831">
                <text:p>0.4288820028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4.25378488292">
                <text:p>514.25378488292</text:p>
              </table:table-cell>
              <table:table-cell office:value-type="float" office:value="0.453817009926">
                <text:p>0.45381700992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5.248401598147">
                <text:p>515.248401598147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6.244406231343">
                <text:p>516.244406231343</text:p>
              </table:table-cell>
              <table:table-cell office:value-type="float" office:value="0.466284513474">
                <text:p>0.4662845134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7.240421069819">
                <text:p>517.240421069819</text:p>
              </table:table-cell>
              <table:table-cell office:value-type="float" office:value="0.526128530502">
                <text:p>0.5261285305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8.239625058043">
                <text:p>518.239625058043</text:p>
              </table:table-cell>
              <table:table-cell office:value-type="float" office:value="0.443843007088">
                <text:p>0.4438430070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19.238221832154">
                <text:p>519.238221832154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0.23044540941">
                <text:p>520.23044540941</text:p>
              </table:table-cell>
              <table:table-cell office:value-type="float" office:value="0.43386900425">
                <text:p>0.433869004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1.227256259663">
                <text:p>521.227256259663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2.227057256719">
                <text:p>522.227057256719</text:p>
              </table:table-cell>
              <table:table-cell office:value-type="float" office:value="0.401453495026">
                <text:p>0.4014534950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3.223863004332">
                <text:p>523.223863004332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4.216882593366">
                <text:p>524.216882593366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5.213892446563">
                <text:p>525.213892446563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6.212494323313">
                <text:p>526.212494323313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7.207509044429">
                <text:p>527.207509044429</text:p>
              </table:table-cell>
              <table:table-cell office:value-type="float" office:value="0.398959994316">
                <text:p>0.3989599943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8.202921771432">
                <text:p>528.202921771432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29.200329630518">
                <text:p>529.200329630518</text:p>
              </table:table-cell>
              <table:table-cell office:value-type="float" office:value="0.401453495026">
                <text:p>0.4014534950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0.200329630518">
                <text:p>530.200329630518</text:p>
              </table:table-cell>
              <table:table-cell office:value-type="float" office:value="0.398959994316">
                <text:p>0.3989599943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1.194543237217">
                <text:p>531.194543237217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2.190359072748">
                <text:p>532.190359072748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3.187761829194">
                <text:p>533.187761829194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4.185368691224">
                <text:p>534.185368691224</text:p>
              </table:table-cell>
              <table:table-cell office:value-type="float" office:value="0.37901198864">
                <text:p>0.379011988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5.183378661782">
                <text:p>535.183378661782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6.176398250815">
                <text:p>536.176398250815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7.17419901315">
                <text:p>537.17419901315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8.172004878123">
                <text:p>538.172004878123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39.166820596294">
                <text:p>539.166820596294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0.162039422994">
                <text:p>540.162039422994</text:p>
              </table:table-cell>
              <table:table-cell office:value-type="float" office:value="0.321661502123">
                <text:p>0.3216615021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1.159044173551">
                <text:p>541.159044173551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2.158243059135">
                <text:p>542.158243059135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3.15565091822">
                <text:p>543.15565091822</text:p>
              </table:table-cell>
              <table:table-cell office:value-type="float" office:value="0.37901198864">
                <text:p>0.379011988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4.14947162167">
                <text:p>544.14947162167</text:p>
              </table:table-cell>
              <table:table-cell office:value-type="float" office:value="0.561037480831">
                <text:p>0.5610374808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5.146476372227">
                <text:p>545.146476372227</text:p>
              </table:table-cell>
              <table:table-cell office:value-type="float" office:value="0.37901198864">
                <text:p>0.379011988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6.145874260755">
                <text:p>546.145874260755</text:p>
              </table:table-cell>
              <table:table-cell office:value-type="float" office:value="0.371531486511">
                <text:p>0.3715314865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7.140098072733">
                <text:p>547.140098072733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48.135908805625">
                <text:p>548.135908805625</text:p>
              </table:table-cell>
              <table:table-cell office:value-type="float" office:value="0.374024987221">
                <text:p>0.3740249872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49.133913673543">
                <text:p>549.133913673543</text:p>
              </table:table-cell>
              <table:table-cell office:value-type="float" office:value="0.369037985802">
                <text:p>0.3690379858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0.131913438822">
                <text:p>550.131913438822</text:p>
              </table:table-cell>
              <table:table-cell office:value-type="float" office:value="0.366544485092">
                <text:p>0.3665444850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1.127530271409">
                <text:p>551.127530271409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2.122544992525">
                <text:p>552.122544992525</text:p>
              </table:table-cell>
              <table:table-cell office:value-type="float" office:value="0.37901198864">
                <text:p>0.379011988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3.118554728361">
                <text:p>553.118554728361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4.117156605112">
                <text:p>554.117156605112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5.112773437699">
                <text:p>555.112773437699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6.108783173536">
                <text:p>556.108783173536</text:p>
              </table:table-cell>
              <table:table-cell office:value-type="float" office:value="0.521141529083">
                <text:p>0.5211415290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7.106987044398">
                <text:p>557.106987044398</text:p>
              </table:table-cell>
              <table:table-cell office:value-type="float" office:value="0.543583035469">
                <text:p>0.5435830354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8.102001765513">
                <text:p>558.102001765513</text:p>
              </table:table-cell>
              <table:table-cell office:value-type="float" office:value="0.37901198864">
                <text:p>0.379011988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59.099608627543">
                <text:p>559.099608627543</text:p>
              </table:table-cell>
              <table:table-cell office:value-type="float" office:value="0.371531486511">
                <text:p>0.3715314865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0.095414257796">
                <text:p>560.095414257796</text:p>
              </table:table-cell>
              <table:table-cell office:value-type="float" office:value="0.366544485092">
                <text:p>0.3665444850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1.092429213632">
                <text:p>561.092429213632</text:p>
              </table:table-cell>
              <table:table-cell office:value-type="float" office:value="0.366544485092">
                <text:p>0.3665444850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2.091230093327">
                <text:p>562.091230093327</text:p>
              </table:table-cell>
              <table:table-cell office:value-type="float" office:value="0.33911600709">
                <text:p>0.3391160070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3.085050796777">
                <text:p>563.085050796777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4.083448567944">
                <text:p>564.083448567944</text:p>
              </table:table-cell>
              <table:table-cell office:value-type="float" office:value="0.351583510637">
                <text:p>0.3515835106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5.079861412309">
                <text:p>565.079861412309</text:p>
              </table:table-cell>
              <table:table-cell office:value-type="float" office:value="0.371531486511">
                <text:p>0.3715314865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6.076672262561">
                <text:p>566.076672262561</text:p>
              </table:table-cell>
              <table:table-cell office:value-type="float" office:value="0.341609507799">
                <text:p>0.3416095077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7.072881001342">
                <text:p>567.072881001342</text:p>
              </table:table-cell>
              <table:table-cell office:value-type="float" office:value="0.359064012766">
                <text:p>0.3590640127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68.067094608041">
                <text:p>568.067094608041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69.064502467126">
                <text:p>569.064502467126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0.064502467126">
                <text:p>570.064502467126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1.058323170576">
                <text:p>571.058323170576</text:p>
              </table:table-cell>
              <table:table-cell office:value-type="float" office:value="0.398959994316">
                <text:p>0.3989599943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2.054929915245">
                <text:p>572.054929915245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3.051541762554">
                <text:p>573.051541762554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4.050143639305">
                <text:p>574.050143639305</text:p>
              </table:table-cell>
              <table:table-cell office:value-type="float" office:value="0.421401500702">
                <text:p>0.4214015007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5.04515836042">
                <text:p>575.04515836042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6.040565984784">
                <text:p>576.040565984784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7.038968858591">
                <text:p>577.038968858591</text:p>
              </table:table-cell>
              <table:table-cell office:value-type="float" office:value="0.398959994316">
                <text:p>0.3989599943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8.036978829148">
                <text:p>578.036978829148</text:p>
              </table:table-cell>
              <table:table-cell office:value-type="float" office:value="0.37901198864">
                <text:p>0.379011988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79.032391556152">
                <text:p>579.032391556152</text:p>
              </table:table-cell>
              <table:table-cell office:value-type="float" office:value="0.371531486511">
                <text:p>0.3715314865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0.027605280212">
                <text:p>580.027605280212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1.026008154018">
                <text:p>581.026008154018</text:p>
              </table:table-cell>
              <table:table-cell office:value-type="float" office:value="0.403946995735">
                <text:p>0.40394699573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2.020624869245">
                <text:p>582.020624869245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3.017629619802">
                <text:p>583.017629619802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4.014440470055">
                <text:p>584.014440470055</text:p>
              </table:table-cell>
              <table:table-cell office:value-type="float" office:value="0.43386900425">
                <text:p>0.433869004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5.010251202947">
                <text:p>585.010251202947</text:p>
              </table:table-cell>
              <table:table-cell office:value-type="float" office:value="0.421401500702">
                <text:p>0.4214015007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6.011246217668">
                <text:p>586.011246217668</text:p>
              </table:table-cell>
              <table:table-cell office:value-type="float" office:value="0.630855500698">
                <text:p>0.63085550069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7.003867800813">
                <text:p>587.003867800813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8.000280645178">
                <text:p>588.000280645178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88.997086392791">
                <text:p>588.997086392791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89.997683401624">
                <text:p>589.997683401624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0.99129999949">
                <text:p>590.99129999949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1.986518826189">
                <text:p>591.986518826189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2.983125570858">
                <text:p>592.983125570858</text:p>
              </table:table-cell>
              <table:table-cell office:value-type="float" office:value="0.37901198864">
                <text:p>0.379011988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3.982125453497">
                <text:p>593.982125453497</text:p>
              </table:table-cell>
              <table:table-cell office:value-type="float" office:value="0.386492490768">
                <text:p>0.3864924907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4.979533312583">
                <text:p>594.979533312583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5.973354016033">
                <text:p>595.973354016033</text:p>
              </table:table-cell>
              <table:table-cell office:value-type="float" office:value="0.396466493607">
                <text:p>0.3964664936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6.970557769534">
                <text:p>596.970557769534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7.968363634508">
                <text:p>597.968363634508</text:p>
              </table:table-cell>
              <table:table-cell office:value-type="float" office:value="0.56851798296">
                <text:p>0.568517982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98.965771493594">
                <text:p>598.965771493594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99.961184220597">
                <text:p>599.961184220597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0.957597064962">
                <text:p>600.957597064962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1.954402812575">
                <text:p>601.954402812575</text:p>
              </table:table-cell>
              <table:table-cell office:value-type="float" office:value="0.369037985802">
                <text:p>0.36903798580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2.951213662828">
                <text:p>602.951213662828</text:p>
              </table:table-cell>
              <table:table-cell office:value-type="float" office:value="0.33911600709">
                <text:p>0.339116007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3.945830378055">
                <text:p>603.945830378055</text:p>
              </table:table-cell>
              <table:table-cell office:value-type="float" office:value="0.291739493608">
                <text:p>0.2917394936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4.943636243029">
                <text:p>604.943636243029</text:p>
              </table:table-cell>
              <table:table-cell office:value-type="float" office:value="0.329142004251">
                <text:p>0.32914200425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5.93844685856">
                <text:p>605.93844685856</text:p>
              </table:table-cell>
              <table:table-cell office:value-type="float" office:value="0.33662250638">
                <text:p>0.3366225063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6.935655714701">
                <text:p>606.935655714701</text:p>
              </table:table-cell>
              <table:table-cell office:value-type="float" office:value="0.319168001413">
                <text:p>0.3191680014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07.932665567898">
                <text:p>607.932665567898</text:p>
              </table:table-cell>
              <table:table-cell office:value-type="float" office:value="0.316674500704">
                <text:p>0.3166745007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08.929078412263">
                <text:p>608.929078412263</text:p>
              </table:table-cell>
              <table:table-cell office:value-type="float" office:value="0.33911600709">
                <text:p>0.339116007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09.928272195207">
                <text:p>609.928272195207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0.924287033683">
                <text:p>610.924287033683</text:p>
              </table:table-cell>
              <table:table-cell office:value-type="float" office:value="0.498700022697">
                <text:p>0.49870002269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1.918704745965">
                <text:p>611.918704745965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2.915913602106">
                <text:p>612.915913602106</text:p>
              </table:table-cell>
              <table:table-cell office:value-type="float" office:value="0.356570512056">
                <text:p>0.3565705120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3.914913484746">
                <text:p>613.914913484746</text:p>
              </table:table-cell>
              <table:table-cell office:value-type="float" office:value="0.351583510637">
                <text:p>0.3515835106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4.908331079668">
                <text:p>614.908331079668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5.905539935809">
                <text:p>615.905539935809</text:p>
              </table:table-cell>
              <table:table-cell office:value-type="float" office:value="0.361557483673">
                <text:p>0.3615574836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6.902345683422">
                <text:p>616.902345683422</text:p>
              </table:table-cell>
              <table:table-cell office:value-type="float" office:value="0.354077011347">
                <text:p>0.3540770113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7.900952662813">
                <text:p>617.900952662813</text:p>
              </table:table-cell>
              <table:table-cell office:value-type="float" office:value="0.364050984383">
                <text:p>0.3640509843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18.897360404537">
                <text:p>618.897360404537</text:p>
              </table:table-cell>
              <table:table-cell office:value-type="float" office:value="0.371531486511">
                <text:p>0.3715314865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19.893171137429">
                <text:p>619.893171137429</text:p>
              </table:table-cell>
              <table:table-cell office:value-type="float" office:value="0.356570512056">
                <text:p>0.35657051205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0.888588967073">
                <text:p>620.888588967073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1.886593834991">
                <text:p>621.886593834991</text:p>
              </table:table-cell>
              <table:table-cell office:value-type="float" office:value="0.369037985802">
                <text:p>0.3690379858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2.881006444634">
                <text:p>622.881006444634</text:p>
              </table:table-cell>
              <table:table-cell office:value-type="float" office:value="0.374024987221">
                <text:p>0.3740249872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3.878210198136">
                <text:p>623.878210198136</text:p>
              </table:table-cell>
              <table:table-cell office:value-type="float" office:value="0.366544485092">
                <text:p>0.3665444850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4.875220051333">
                <text:p>624.875220051333</text:p>
              </table:table-cell>
              <table:table-cell office:value-type="float" office:value="0.361557483673">
                <text:p>0.36155748367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5.872428907474">
                <text:p>625.872428907474</text:p>
              </table:table-cell>
              <table:table-cell office:value-type="float" office:value="0.349089980125">
                <text:p>0.3490899801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6.869234655087">
                <text:p>626.869234655087</text:p>
              </table:table-cell>
              <table:table-cell office:value-type="float" office:value="0.182025492191">
                <text:p>0.1820254921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27.864647382091">
                <text:p>627.864647382091</text:p>
              </table:table-cell>
              <table:table-cell office:value-type="float" office:value="0.359063982964">
                <text:p>0.3590639829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28.862055241176">
                <text:p>628.862055241176</text:p>
              </table:table-cell>
              <table:table-cell office:value-type="float" office:value="0.361557483673">
                <text:p>0.3615574836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29.859269199957">
                <text:p>629.859269199957</text:p>
              </table:table-cell>
              <table:table-cell office:value-type="float" office:value="0.359064012766">
                <text:p>0.3590640127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0.855875944626">
                <text:p>630.855875944626</text:p>
              </table:table-cell>
              <table:table-cell office:value-type="float" office:value="0.359064012766">
                <text:p>0.3590640127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1.85128867163">
                <text:p>631.85128867163</text:p>
              </table:table-cell>
              <table:table-cell office:value-type="float" office:value="0.369037985802">
                <text:p>0.36903798580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2.848492425132">
                <text:p>632.848492425132</text:p>
              </table:table-cell>
              <table:table-cell office:value-type="float" office:value="0.411427497864">
                <text:p>0.4114274978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3.847099404522">
                <text:p>633.847099404522</text:p>
              </table:table-cell>
              <table:table-cell office:value-type="float" office:value="0.396466493607">
                <text:p>0.39646649360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4.842109022998">
                <text:p>634.842109022998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5.837725855585">
                <text:p>635.837725855585</text:p>
              </table:table-cell>
              <table:table-cell office:value-type="float" office:value="0.428882002831">
                <text:p>0.4288820028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6.833735591422">
                <text:p>636.833735591422</text:p>
              </table:table-cell>
              <table:table-cell office:value-type="float" office:value="0.43137550354">
                <text:p>0.4313755035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37.831939462284">
                <text:p>637.831939462284</text:p>
              </table:table-cell>
              <table:table-cell office:value-type="float" office:value="0.43137550354">
                <text:p>0.431375503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38.828546206953">
                <text:p>638.828546206953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39.824959051317">
                <text:p>639.824959051317</text:p>
              </table:table-cell>
              <table:table-cell office:value-type="float" office:value="0.458804011345">
                <text:p>0.45880401134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0.820968787154">
                <text:p>640.820968787154</text:p>
              </table:table-cell>
              <table:table-cell office:value-type="float" office:value="0.471271514893">
                <text:p>0.47127151489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1.819570663904">
                <text:p>641.819570663904</text:p>
              </table:table-cell>
              <table:table-cell office:value-type="float" office:value="0.456310510635">
                <text:p>0.4563105106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2.814983390908">
                <text:p>642.814983390908</text:p>
              </table:table-cell>
              <table:table-cell office:value-type="float" office:value="0.446336507797">
                <text:p>0.4463365077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3.81079922644">
                <text:p>643.81079922644</text:p>
              </table:table-cell>
              <table:table-cell office:value-type="float" office:value="0.448830008507">
                <text:p>0.4488300085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4.806410956388">
                <text:p>644.806410956388</text:p>
              </table:table-cell>
              <table:table-cell office:value-type="float" office:value="0.458804011345">
                <text:p>0.4588040113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5.804216821362">
                <text:p>645.804216821362</text:p>
              </table:table-cell>
              <table:table-cell office:value-type="float" office:value="0.48623251915">
                <text:p>0.486232519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6.800425560142">
                <text:p>646.800425560142</text:p>
              </table:table-cell>
              <table:table-cell office:value-type="float" office:value="0.471271514893">
                <text:p>0.47127151489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47.797037407451">
                <text:p>647.797037407451</text:p>
              </table:table-cell>
              <table:table-cell office:value-type="float" office:value="0.451323509216">
                <text:p>0.4513235092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48.793843155064">
                <text:p>648.793843155064</text:p>
              </table:table-cell>
              <table:table-cell office:value-type="float" office:value="0.451323509216">
                <text:p>0.4513235092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49.793241043592">
                <text:p>649.793241043592</text:p>
              </table:table-cell>
              <table:table-cell office:value-type="float" office:value="0.451323509216">
                <text:p>0.4513235092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0.789658990596">
                <text:p>650.789658990596</text:p>
              </table:table-cell>
              <table:table-cell office:value-type="float" office:value="0.448830008507">
                <text:p>0.4488300085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1.783275588462">
                <text:p>651.783275588462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2.780479341964">
                <text:p>652.780479341964</text:p>
              </table:table-cell>
              <table:table-cell office:value-type="float" office:value="0.43386900425">
                <text:p>0.433869004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3.779678227547">
                <text:p>653.779678227547</text:p>
              </table:table-cell>
              <table:table-cell office:value-type="float" office:value="0.406440496445">
                <text:p>0.4064404964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4.774897054246">
                <text:p>654.774897054246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5.770508784194">
                <text:p>655.770508784194</text:p>
              </table:table-cell>
              <table:table-cell office:value-type="float" office:value="0.411427497864">
                <text:p>0.4114274978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6.768513652112">
                <text:p>656.768513652112</text:p>
              </table:table-cell>
              <table:table-cell office:value-type="float" office:value="0.396466493607">
                <text:p>0.3964664936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57.764722390893">
                <text:p>657.764722390893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58.760538226425">
                <text:p>658.760538226425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59.7555478449">
                <text:p>659.7555478449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0.753358812514">
                <text:p>660.753358812514</text:p>
              </table:table-cell>
              <table:table-cell office:value-type="float" office:value="0.374024987221">
                <text:p>0.3740249872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1.751159574848">
                <text:p>661.751159574848</text:p>
              </table:table-cell>
              <table:table-cell office:value-type="float" office:value="0.374024987221">
                <text:p>0.3740249872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2.745776290075">
                <text:p>662.745776290075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3.742383034744">
                <text:p>663.742383034744</text:p>
              </table:table-cell>
              <table:table-cell office:value-type="float" office:value="0.361557483673">
                <text:p>0.3615574836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4.739198987636">
                <text:p>664.739198987636</text:p>
              </table:table-cell>
              <table:table-cell office:value-type="float" office:value="0.426388502121">
                <text:p>0.4263885021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5.737795761748">
                <text:p>665.737795761748</text:p>
              </table:table-cell>
              <table:table-cell office:value-type="float" office:value="0.366544485092">
                <text:p>0.36654448509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6.733213591391">
                <text:p>666.733213591391</text:p>
              </table:table-cell>
              <table:table-cell office:value-type="float" office:value="0.354077011347">
                <text:p>0.3540770113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67.729422330171">
                <text:p>667.729422330171</text:p>
              </table:table-cell>
              <table:table-cell office:value-type="float" office:value="0.456310510635">
                <text:p>0.4563105106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68.725830071896">
                <text:p>668.725830071896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69.725233063064">
                <text:p>669.725233063064</text:p>
              </table:table-cell>
              <table:table-cell office:value-type="float" office:value="0.334129005671">
                <text:p>0.33412900567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0.721640804788">
                <text:p>670.721640804788</text:p>
              </table:table-cell>
              <table:table-cell office:value-type="float" office:value="0.33911600709">
                <text:p>0.3391160070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1.715655408543">
                <text:p>671.715655408543</text:p>
              </table:table-cell>
              <table:table-cell office:value-type="float" office:value="0.341609507799">
                <text:p>0.3416095077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2.712267255851">
                <text:p>672.712267255851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3.708680100216">
                <text:p>673.708680100216</text:p>
              </table:table-cell>
              <table:table-cell office:value-type="float" office:value="0.324155002832">
                <text:p>0.3241550028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4.705689953413">
                <text:p>674.705689953413</text:p>
              </table:table-cell>
              <table:table-cell office:value-type="float" office:value="0.329142004251">
                <text:p>0.3291420042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5.701898692194">
                <text:p>675.701898692194</text:p>
              </table:table-cell>
              <table:table-cell office:value-type="float" office:value="0.329142004251">
                <text:p>0.3291420042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6.698908545391">
                <text:p>676.698908545391</text:p>
              </table:table-cell>
              <table:table-cell office:value-type="float" office:value="0.321661502123">
                <text:p>0.3216615021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77.695112181532">
                <text:p>677.695112181532</text:p>
              </table:table-cell>
              <table:table-cell office:value-type="float" office:value="0.321661502123">
                <text:p>0.32166150212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78.694913178587">
                <text:p>678.694913178587</text:p>
              </table:table-cell>
              <table:table-cell office:value-type="float" office:value="0.334129005671">
                <text:p>0.33412900567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79.688330773509">
                <text:p>679.688330773509</text:p>
              </table:table-cell>
              <table:table-cell office:value-type="float" office:value="0.329142004251">
                <text:p>0.3291420042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0.685141623762">
                <text:p>680.685141623762</text:p>
              </table:table-cell>
              <table:table-cell office:value-type="float" office:value="0.491219490767">
                <text:p>0.4912194907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1.684544614929">
                <text:p>681.684544614929</text:p>
              </table:table-cell>
              <table:table-cell office:value-type="float" office:value="0.324155002832">
                <text:p>0.3241550028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2.682350479903">
                <text:p>682.682350479903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3.676564086602">
                <text:p>683.676564086602</text:p>
              </table:table-cell>
              <table:table-cell office:value-type="float" office:value="0.33911600709">
                <text:p>0.3391160070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4.673374936855">
                <text:p>684.673374936855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5.671379804773">
                <text:p>685.671379804773</text:p>
              </table:table-cell>
              <table:table-cell office:value-type="float" office:value="0.356570482254">
                <text:p>0.35657048225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6.666991534721">
                <text:p>686.666991534721</text:p>
              </table:table-cell>
              <table:table-cell office:value-type="float" office:value="0.321661472321">
                <text:p>0.32166147232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87.662807370253">
                <text:p>687.662807370253</text:p>
              </table:table-cell>
              <table:table-cell office:value-type="float" office:value="0.374024987221">
                <text:p>0.37402498722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88.657617985784">
                <text:p>688.657617985784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89.656423968119">
                <text:p>689.656423968119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0.652030595427">
                <text:p>690.652030595427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1.647647428014">
                <text:p>691.647647428014</text:p>
              </table:table-cell>
              <table:table-cell office:value-type="float" office:value="0.43137550354">
                <text:p>0.431375503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2.644254172684">
                <text:p>692.644254172684</text:p>
              </table:table-cell>
              <table:table-cell office:value-type="float" office:value="0.438856005669">
                <text:p>0.4388560056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3.643453058267">
                <text:p>693.643453058267</text:p>
              </table:table-cell>
              <table:table-cell office:value-type="float" office:value="0.443843007088">
                <text:p>0.4438430070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4.640462911464">
                <text:p>694.640462911464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5.634283614914">
                <text:p>695.634283614914</text:p>
              </table:table-cell>
              <table:table-cell office:value-type="float" office:value="0.443843007088">
                <text:p>0.4438430070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6.631885374304">
                <text:p>696.631885374304</text:p>
              </table:table-cell>
              <table:table-cell office:value-type="float" office:value="0.453817009926">
                <text:p>0.4538170099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7.627303203947">
                <text:p>697.627303203947</text:p>
              </table:table-cell>
              <table:table-cell office:value-type="float" office:value="0.461297512054">
                <text:p>0.46129751205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98.625706077754">
                <text:p>698.625706077754</text:p>
              </table:table-cell>
              <table:table-cell office:value-type="float" office:value="0.456310510635">
                <text:p>0.45631051063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99.620123790037">
                <text:p>699.620123790037</text:p>
              </table:table-cell>
              <table:table-cell office:value-type="float" office:value="0.463791012764">
                <text:p>0.4637910127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0.617924552371">
                <text:p>700.617924552371</text:p>
              </table:table-cell>
              <table:table-cell office:value-type="float" office:value="0.458804011345">
                <text:p>0.4588040113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1.615133408512">
                <text:p>701.615133408512</text:p>
              </table:table-cell>
              <table:table-cell office:value-type="float" office:value="0.463791012764">
                <text:p>0.4637910127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2.610546135516">
                <text:p>702.610546135516</text:p>
              </table:table-cell>
              <table:table-cell office:value-type="float" office:value="0.471271514893">
                <text:p>0.47127151489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3.606361971048">
                <text:p>703.606361971048</text:p>
              </table:table-cell>
              <table:table-cell office:value-type="float" office:value="0.453817009926">
                <text:p>0.45381700992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4.603167718661">
                <text:p>704.603167718661</text:p>
              </table:table-cell>
              <table:table-cell office:value-type="float" office:value="0.448830008507">
                <text:p>0.4488300085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5.600774580691">
                <text:p>705.600774580691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6.599575460386">
                <text:p>706.599575460386</text:p>
              </table:table-cell>
              <table:table-cell office:value-type="float" office:value="0.466284513474">
                <text:p>0.4662845134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7.59359516678">
                <text:p>707.59359516678</text:p>
              </table:table-cell>
              <table:table-cell office:value-type="float" office:value="0.456310510635">
                <text:p>0.45631051063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08.590605019977">
                <text:p>708.590605019977</text:p>
              </table:table-cell>
              <table:table-cell office:value-type="float" office:value="0.48623251915">
                <text:p>0.486232519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09.589400797032">
                <text:p>709.589400797032</text:p>
              </table:table-cell>
              <table:table-cell office:value-type="float" office:value="0.456310510635">
                <text:p>0.45631051063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0.585813641397">
                <text:p>710.585813641397</text:p>
              </table:table-cell>
              <table:table-cell office:value-type="float" office:value="0.458804011345">
                <text:p>0.45880401134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1.580032350735">
                <text:p>711.580032350735</text:p>
              </table:table-cell>
              <table:table-cell office:value-type="float" office:value="0.436362504959">
                <text:p>0.43636250495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2.576241089516">
                <text:p>712.576241089516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3.575837980988">
                <text:p>713.575837980988</text:p>
              </table:table-cell>
              <table:table-cell office:value-type="float" office:value="0.428882002831">
                <text:p>0.4288820028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4.570658801798">
                <text:p>714.570658801798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5.56646953469">
                <text:p>715.56646953469</text:p>
              </table:table-cell>
              <table:table-cell office:value-type="float" office:value="0.421401500702">
                <text:p>0.42140150070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6.564275399664">
                <text:p>716.564275399664</text:p>
              </table:table-cell>
              <table:table-cell office:value-type="float" office:value="0.411427497864">
                <text:p>0.41142749786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17.559688126668">
                <text:p>717.559688126668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18.555697862504">
                <text:p>718.555697862504</text:p>
              </table:table-cell>
              <table:table-cell office:value-type="float" office:value="0.398959994316">
                <text:p>0.3989599943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19.552906718646">
                <text:p>719.552906718646</text:p>
              </table:table-cell>
              <table:table-cell office:value-type="float" office:value="0.401453495026">
                <text:p>0.4014534950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0.549120560066">
                <text:p>720.549120560066</text:p>
              </table:table-cell>
              <table:table-cell office:value-type="float" office:value="0.388985991478">
                <text:p>0.38898599147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1.5469213224">
                <text:p>721.5469213224</text:p>
              </table:table-cell>
              <table:table-cell office:value-type="float" office:value="0.590959489346">
                <text:p>0.5909594893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2.546120207984">
                <text:p>722.546120207984</text:p>
              </table:table-cell>
              <table:table-cell office:value-type="float" office:value="0.401453495026">
                <text:p>0.4014534950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3.539343902601">
                <text:p>723.539343902601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4.536149650214">
                <text:p>724.536149650214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5.534756629605">
                <text:p>725.534756629605</text:p>
              </table:table-cell>
              <table:table-cell office:value-type="float" office:value="0.438856005669">
                <text:p>0.43885600566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6.52976624808">
                <text:p>726.52976624808</text:p>
              </table:table-cell>
              <table:table-cell office:value-type="float" office:value="0.441349506378">
                <text:p>0.44134950637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27.525178975084">
                <text:p>727.525178975084</text:p>
              </table:table-cell>
              <table:table-cell office:value-type="float" office:value="0.443843007088">
                <text:p>0.4438430070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28.521790822392">
                <text:p>728.521790822392</text:p>
              </table:table-cell>
              <table:table-cell office:value-type="float" office:value="0.471271514893">
                <text:p>0.47127151489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29.519397684422">
                <text:p>729.519397684422</text:p>
              </table:table-cell>
              <table:table-cell office:value-type="float" office:value="0.458804011345">
                <text:p>0.4588040113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0.518198564117">
                <text:p>730.518198564117</text:p>
              </table:table-cell>
              <table:table-cell office:value-type="float" office:value="0.466284513474">
                <text:p>0.46628451347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1.510820147262">
                <text:p>731.510820147262</text:p>
              </table:table-cell>
              <table:table-cell office:value-type="float" office:value="0.488725990057">
                <text:p>0.4887259900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2.508626012236">
                <text:p>732.508626012236</text:p>
              </table:table-cell>
              <table:table-cell office:value-type="float" office:value="0.513661026955">
                <text:p>0.5136610269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3.507431994571">
                <text:p>733.507431994571</text:p>
              </table:table-cell>
              <table:table-cell office:value-type="float" office:value="0.541089475155">
                <text:p>0.5410894751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4.502043607158">
                <text:p>734.502043607158</text:p>
              </table:table-cell>
              <table:table-cell office:value-type="float" office:value="0.867738008499">
                <text:p>0.8677380084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5.500048475076">
                <text:p>735.500048475076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6.497257331217">
                <text:p>736.497257331217</text:p>
              </table:table-cell>
              <table:table-cell office:value-type="float" office:value="0.595946490765">
                <text:p>0.59594649076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7.493471172638">
                <text:p>737.493471172638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38.490475923195">
                <text:p>738.490475923195</text:p>
              </table:table-cell>
              <table:table-cell office:value-type="float" office:value="0.59095954895">
                <text:p>0.590959548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39.484893635478">
                <text:p>739.484893635478</text:p>
              </table:table-cell>
              <table:table-cell office:value-type="float" office:value="0.638336002827">
                <text:p>0.6383360028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0.482898503396">
                <text:p>740.482898503396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1.477913224511">
                <text:p>741.477913224511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2.475315980957">
                <text:p>742.475315980957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3.470932813544">
                <text:p>743.470932813544</text:p>
              </table:table-cell>
              <table:table-cell office:value-type="float" office:value="0.708154022694">
                <text:p>0.70815402269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4.468136567046">
                <text:p>744.468136567046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5.466345540548">
                <text:p>745.466345540548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6.461952167856">
                <text:p>746.461952167856</text:p>
              </table:table-cell>
              <table:table-cell office:value-type="float" office:value="0.740569472313">
                <text:p>0.74056947231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47.457569000444">
                <text:p>747.457569000444</text:p>
              </table:table-cell>
              <table:table-cell office:value-type="float" office:value="0.760517477989">
                <text:p>0.76051747798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48.454374748057">
                <text:p>748.454374748057</text:p>
              </table:table-cell>
              <table:table-cell office:value-type="float" office:value="0.777971982956">
                <text:p>0.77797198295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49.454573751001">
                <text:p>749.454573751001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0.448588354756">
                <text:p>750.448588354756</text:p>
              </table:table-cell>
              <table:table-cell office:value-type="float" office:value="0.770491480827">
                <text:p>0.7704914808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1.446195216786">
                <text:p>751.446195216786</text:p>
              </table:table-cell>
              <table:table-cell office:value-type="float" office:value="2.09952688217">
                <text:p>2.099526882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2.440811932012">
                <text:p>752.440811932012</text:p>
              </table:table-cell>
              <table:table-cell office:value-type="float" office:value="0.795426487923">
                <text:p>0.7954264879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3.438617796986">
                <text:p>753.438617796986</text:p>
              </table:table-cell>
              <table:table-cell office:value-type="float" office:value="0.855270504951">
                <text:p>0.8552705049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4.434627532823">
                <text:p>754.434627532823</text:p>
              </table:table-cell>
              <table:table-cell office:value-type="float" office:value="0.795426487923">
                <text:p>0.79542648792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5.430841374243">
                <text:p>755.430841374243</text:p>
              </table:table-cell>
              <table:table-cell office:value-type="float" office:value="0.797919988632">
                <text:p>0.7979199886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6.429045245105">
                <text:p>756.429045245105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57.42545298683">
                <text:p>757.42545298683</text:p>
              </table:table-cell>
              <table:table-cell office:value-type="float" office:value="0.770491480827">
                <text:p>0.7704914808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58.421865831195">
                <text:p>758.421865831195</text:p>
              </table:table-cell>
              <table:table-cell office:value-type="float" office:value="0.760517477989">
                <text:p>0.7605174779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59.417676564087">
                <text:p>759.417676564087</text:p>
              </table:table-cell>
              <table:table-cell office:value-type="float" office:value="0.745556473732">
                <text:p>0.7455564737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0.413885302867">
                <text:p>760.413885302867</text:p>
              </table:table-cell>
              <table:table-cell office:value-type="float" office:value="0.745556473732">
                <text:p>0.7455564737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1.411094159009">
                <text:p>761.411094159009</text:p>
              </table:table-cell>
              <table:table-cell office:value-type="float" office:value="0.738075971603">
                <text:p>0.73807597160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2.407507003373">
                <text:p>762.407507003373</text:p>
              </table:table-cell>
              <table:table-cell office:value-type="float" office:value="0.748049974442">
                <text:p>0.7480499744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3.403516739209">
                <text:p>763.403516739209</text:p>
              </table:table-cell>
              <table:table-cell office:value-type="float" office:value="1.08965945244">
                <text:p>1.089659452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4.399924480934">
                <text:p>764.399924480934</text:p>
              </table:table-cell>
              <table:table-cell office:value-type="float" office:value="0.723114967346">
                <text:p>0.72311496734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5.39972037535">
                <text:p>765.39972037535</text:p>
              </table:table-cell>
              <table:table-cell office:value-type="float" office:value="0.695686519146">
                <text:p>0.69568651914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6.394342193217">
                <text:p>766.394342193217</text:p>
              </table:table-cell>
              <table:table-cell office:value-type="float" office:value="0.708154022694">
                <text:p>0.7081540226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67.389953923164">
                <text:p>767.389953923164</text:p>
              </table:table-cell>
              <table:table-cell office:value-type="float" office:value="0.713140964508">
                <text:p>0.7131409645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68.386764773417">
                <text:p>768.386764773417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69.383769523975">
                <text:p>769.383769523975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0.379784362451">
                <text:p>770.379784362451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1.376590110064">
                <text:p>771.376590110064</text:p>
              </table:table-cell>
              <table:table-cell office:value-type="float" office:value="0.695686459541">
                <text:p>0.69568645954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2.372798848845">
                <text:p>772.372798848845</text:p>
              </table:table-cell>
              <table:table-cell office:value-type="float" office:value="0.615894496441">
                <text:p>0.61589449644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3.371002719707">
                <text:p>773.371002719707</text:p>
              </table:table-cell>
              <table:table-cell office:value-type="float" office:value="0.598439991474">
                <text:p>0.5984399914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4.366619552294">
                <text:p>774.366619552294</text:p>
              </table:table-cell>
              <table:table-cell office:value-type="float" office:value="0.638336002827">
                <text:p>0.63833600282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5.362624185491">
                <text:p>775.362624185491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6.359634038688">
                <text:p>776.359634038688</text:p>
              </table:table-cell>
              <table:table-cell office:value-type="float" office:value="0.922595024109">
                <text:p>0.92259502410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7.359435035744">
                <text:p>777.359435035744</text:p>
              </table:table-cell>
              <table:table-cell office:value-type="float" office:value="0.613400995731">
                <text:p>0.6134009957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78.355643774525">
                <text:p>778.355643774525</text:p>
              </table:table-cell>
              <table:table-cell office:value-type="float" office:value="0.613400995731">
                <text:p>0.61340099573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79.351056501528">
                <text:p>779.351056501528</text:p>
              </table:table-cell>
              <table:table-cell office:value-type="float" office:value="0.610907495022">
                <text:p>0.6109074950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0.347270342948">
                <text:p>780.347270342948</text:p>
              </table:table-cell>
              <table:table-cell office:value-type="float" office:value="0.62088149786">
                <text:p>0.6208814978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1.343479081729">
                <text:p>781.343479081729</text:p>
              </table:table-cell>
              <table:table-cell office:value-type="float" office:value="0.61838799715">
                <text:p>0.618387997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2.341881955536">
                <text:p>782.341881955536</text:p>
              </table:table-cell>
              <table:table-cell office:value-type="float" office:value="0.615894496441">
                <text:p>0.61589449644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3.33589655929">
                <text:p>783.33589655929</text:p>
              </table:table-cell>
              <table:table-cell office:value-type="float" office:value="0.695686459541">
                <text:p>0.6956864595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4.332309403655">
                <text:p>784.332309403655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5.328319139491">
                <text:p>785.328319139491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6.325726998576">
                <text:p>786.325726998576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87.321736734413">
                <text:p>787.321736734413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88.318945590554">
                <text:p>788.318945590554</text:p>
              </table:table-cell>
              <table:table-cell office:value-type="float" office:value="0.349090009928">
                <text:p>0.3490900099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89.317950575833">
                <text:p>789.317950575833</text:p>
              </table:table-cell>
              <table:table-cell office:value-type="float" office:value="0.703167021275">
                <text:p>0.7031670212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0.312164182532">
                <text:p>790.312164182532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1.308378023952">
                <text:p>791.308378023952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2.305979783342">
                <text:p>792.305979783342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3.304586762732">
                <text:p>793.304586762732</text:p>
              </table:table-cell>
              <table:table-cell office:value-type="float" office:value="0.708154022694">
                <text:p>0.70815402269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4.29780535471">
                <text:p>794.29780535471</text:p>
              </table:table-cell>
              <table:table-cell office:value-type="float" office:value="0.708154022694">
                <text:p>0.7081540226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5.294213096435">
                <text:p>795.294213096435</text:p>
              </table:table-cell>
              <table:table-cell office:value-type="float" office:value="0.668258011341">
                <text:p>0.6682580113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6.291222949632">
                <text:p>796.291222949632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97.288232802829">
                <text:p>797.288232802829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98.284640544554">
                <text:p>798.284640544554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99.280854385974">
                <text:p>799.280854385974</text:p>
              </table:table-cell>
              <table:table-cell office:value-type="float" office:value="0.668258011341">
                <text:p>0.6682580113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0.277461130643">
                <text:p>800.277461130643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1.276461013282">
                <text:p>801.276461013282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2.271077728509">
                <text:p>802.271077728509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3.267689575818">
                <text:p>803.267689575818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4.264296320487">
                <text:p>804.264296320487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5.263296203126">
                <text:p>805.263296203126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6.261306173684">
                <text:p>806.261306173684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07.256315792159">
                <text:p>807.256315792159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08.251529516219">
                <text:p>808.251529516219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09.249534384137">
                <text:p>809.249534384137</text:p>
              </table:table-cell>
              <table:table-cell office:value-type="float" office:value="0.640829503536">
                <text:p>0.6408295035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0.245151216724">
                <text:p>810.245151216724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1.24255397317">
                <text:p>811.24255397317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2.239762829312">
                <text:p>812.239762829312</text:p>
              </table:table-cell>
              <table:table-cell office:value-type="float" office:value="0.653297007084">
                <text:p>0.6532970070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3.234976553371">
                <text:p>813.234976553371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4.230190277431">
                <text:p>814.230190277431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5.227200130628">
                <text:p>815.227200130628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6.223806875297">
                <text:p>816.223806875297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17.221413737326">
                <text:p>817.221413737326</text:p>
              </table:table-cell>
              <table:table-cell office:value-type="float" office:value="1.0248285532">
                <text:p>1.02482855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18.217627578746">
                <text:p>818.217627578746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19.215229338137">
                <text:p>819.215229338137</text:p>
              </table:table-cell>
              <table:table-cell office:value-type="float" office:value="0.715634524822">
                <text:p>0.71563452482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0.210448164836">
                <text:p>820.210448164836</text:p>
              </table:table-cell>
              <table:table-cell office:value-type="float" office:value="0.730595469475">
                <text:p>0.7305954694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1.210846170724">
                <text:p>821.210846170724</text:p>
              </table:table-cell>
              <table:table-cell office:value-type="float" office:value="0.748049974442">
                <text:p>0.7480499744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2.206452798032">
                <text:p>822.206452798032</text:p>
              </table:table-cell>
              <table:table-cell office:value-type="float" office:value="0.75802397728">
                <text:p>0.7580239772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3.19967649265">
                <text:p>823.19967649265</text:p>
              </table:table-cell>
              <table:table-cell office:value-type="float" office:value="0.750543475151">
                <text:p>0.7505434751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4.196487342902">
                <text:p>824.196487342902</text:p>
              </table:table-cell>
              <table:table-cell office:value-type="float" office:value="0.718127965927">
                <text:p>0.7181279659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5.194686111125">
                <text:p>825.194686111125</text:p>
              </table:table-cell>
              <table:table-cell office:value-type="float" office:value="0.817867994308">
                <text:p>0.8178679943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6.190302943713">
                <text:p>826.190302943713</text:p>
              </table:table-cell>
              <table:table-cell office:value-type="float" office:value="0.765504479408">
                <text:p>0.7655044794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27.186108573965">
                <text:p>827.186108573965</text:p>
              </table:table-cell>
              <table:table-cell office:value-type="float" office:value="0.760517477989">
                <text:p>0.7605174779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28.18352153569">
                <text:p>828.18352153569</text:p>
              </table:table-cell>
              <table:table-cell office:value-type="float" office:value="0.780465483665">
                <text:p>0.78046548366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29.182919424218">
                <text:p>829.182919424218</text:p>
              </table:table-cell>
              <table:table-cell office:value-type="float" office:value="1.12955546379">
                <text:p>1.1295554637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0.176541124724">
                <text:p>830.176541124724</text:p>
              </table:table-cell>
              <table:table-cell office:value-type="float" office:value="0.740569472313">
                <text:p>0.7405694723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1.174739892947">
                <text:p>831.174739892947</text:p>
              </table:table-cell>
              <table:table-cell office:value-type="float" office:value="0.745556473732">
                <text:p>0.7455564737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2.169953617006">
                <text:p>832.169953617006</text:p>
              </table:table-cell>
              <table:table-cell office:value-type="float" office:value="0.750543475151">
                <text:p>0.75054347515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3.167162473147">
                <text:p>833.167162473147</text:p>
              </table:table-cell>
              <table:table-cell office:value-type="float" office:value="0.748049974442">
                <text:p>0.7480499744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4.165963352842">
                <text:p>834.165963352842</text:p>
              </table:table-cell>
              <table:table-cell office:value-type="float" office:value="0.723115026951">
                <text:p>0.7231150269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5.160779071013">
                <text:p>835.160779071013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6.157186812738">
                <text:p>836.157186812738</text:p>
              </table:table-cell>
              <table:table-cell office:value-type="float" office:value="0.695686519146">
                <text:p>0.69568651914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37.154201768575">
                <text:p>837.154201768575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38.149012384106">
                <text:p>838.149012384106</text:p>
              </table:table-cell>
              <table:table-cell office:value-type="float" office:value="0.613400995731">
                <text:p>0.6134009957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39.145420125831">
                <text:p>839.145420125831</text:p>
              </table:table-cell>
              <table:table-cell office:value-type="float" office:value="0.665764510632">
                <text:p>0.6657645106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0.142230976084">
                <text:p>840.142230976084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1.139837838114">
                <text:p>841.139837838114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2.137643703088">
                <text:p>842.137643703088</text:p>
              </table:table-cell>
              <table:table-cell office:value-type="float" office:value="0.982439041138">
                <text:p>0.98243904113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3.132459421259">
                <text:p>843.132459421259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4.129464171816">
                <text:p>844.129464171816</text:p>
              </table:table-cell>
              <table:table-cell office:value-type="float" office:value="0.685712516308">
                <text:p>0.6857125163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5.126673027957">
                <text:p>845.126673027957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6.122483760849">
                <text:p>846.122483760849</text:p>
              </table:table-cell>
              <table:table-cell office:value-type="float" office:value="0.638336002827">
                <text:p>0.63833600282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47.118095490797">
                <text:p>847.118095490797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48.115105343994">
                <text:p>848.115105343994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49.115503349883">
                <text:p>849.115503349883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0.111916194247">
                <text:p>850.111916194247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1.106930915363">
                <text:p>851.106930915363</text:p>
              </table:table-cell>
              <table:table-cell office:value-type="float" office:value="0.638336002827">
                <text:p>0.63833600282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2.100945519117">
                <text:p>852.100945519117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3.10014950734">
                <text:p>853.10014950734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4.094562116983">
                <text:p>854.094562116983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5.091173964292">
                <text:p>855.091173964292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6.088178714849">
                <text:p>856.088178714849</text:p>
              </table:table-cell>
              <table:table-cell office:value-type="float" office:value="0.713141024113">
                <text:p>0.71314102411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57.086581588656">
                <text:p>857.086581588656</text:p>
              </table:table-cell>
              <table:table-cell office:value-type="float" office:value="0.725608468056">
                <text:p>0.7256084680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58.081596309771">
                <text:p>858.081596309771</text:p>
              </table:table-cell>
              <table:table-cell office:value-type="float" office:value="0.354077011347">
                <text:p>0.35407701134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59.07820815708">
                <text:p>859.07820815708</text:p>
              </table:table-cell>
              <table:table-cell office:value-type="float" office:value="0.708154022694">
                <text:p>0.70815402269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0.075212907637">
                <text:p>860.075212907637</text:p>
              </table:table-cell>
              <table:table-cell office:value-type="float" office:value="0.733088970184">
                <text:p>0.7330889701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1.074217892916">
                <text:p>861.074217892916</text:p>
              </table:table-cell>
              <table:table-cell office:value-type="float" office:value="0.745556473732">
                <text:p>0.7455564737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2.069431616975">
                <text:p>862.069431616975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3.066038361644">
                <text:p>863.066038361644</text:p>
              </table:table-cell>
              <table:table-cell office:value-type="float" office:value="0.777971982956">
                <text:p>0.7779719829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4.062451206009">
                <text:p>864.062451206009</text:p>
              </table:table-cell>
              <table:table-cell office:value-type="float" office:value="0.767997980118">
                <text:p>0.7679979801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5.059455956566">
                <text:p>865.059455956566</text:p>
              </table:table-cell>
              <table:table-cell office:value-type="float" office:value="0.745556473732">
                <text:p>0.7455564737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6.057858830373">
                <text:p>866.057858830373</text:p>
              </table:table-cell>
              <table:table-cell office:value-type="float" office:value="0.733089029789">
                <text:p>0.7330890297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7.050087510269">
                <text:p>867.050087510269</text:p>
              </table:table-cell>
              <table:table-cell office:value-type="float" office:value="0.753036975861">
                <text:p>0.75303697586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68.046694254938">
                <text:p>868.046694254938</text:p>
              </table:table-cell>
              <table:table-cell office:value-type="float" office:value="0.733088970184">
                <text:p>0.73308897018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69.046888155243">
                <text:p>869.046888155243</text:p>
              </table:table-cell>
              <table:table-cell office:value-type="float" office:value="0.72560852766">
                <text:p>0.7256085276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0.043500002551">
                <text:p>870.043500002551</text:p>
              </table:table-cell>
              <table:table-cell office:value-type="float" office:value="0.72560852766">
                <text:p>0.725608527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1.036922700113">
                <text:p>871.036922700113</text:p>
              </table:table-cell>
              <table:table-cell office:value-type="float" office:value="0.738075971603">
                <text:p>0.7380759716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2.033728447726">
                <text:p>872.033728447726</text:p>
              </table:table-cell>
              <table:table-cell office:value-type="float" office:value="0.730595529079">
                <text:p>0.73059552907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3.03292733331">
                <text:p>873.03292733331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4.02914117473">
                <text:p>874.02914117473</text:p>
              </table:table-cell>
              <table:table-cell office:value-type="float" office:value="0.683219015598">
                <text:p>0.6832190155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5.024354898789">
                <text:p>875.024354898789</text:p>
              </table:table-cell>
              <table:table-cell office:value-type="float" office:value="0.715634524822">
                <text:p>0.7156345248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6.019966628737">
                <text:p>876.019966628737</text:p>
              </table:table-cell>
              <table:table-cell office:value-type="float" office:value="0.700673520565">
                <text:p>0.70067352056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77.017772493711">
                <text:p>877.017772493711</text:p>
              </table:table-cell>
              <table:table-cell office:value-type="float" office:value="0.695686519146">
                <text:p>0.69568651914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78.013986335131">
                <text:p>878.013986335131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79.009990968328">
                <text:p>879.009990968328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0.008398944774">
                <text:p>880.008398944774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1.003015660001">
                <text:p>881.003015660001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2.000423519087">
                <text:p>882.000423519087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2.996234251979">
                <text:p>882.996234251979</text:p>
              </table:table-cell>
              <table:table-cell office:value-type="float" office:value="0.974958539009">
                <text:p>0.97495853900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3.993642111064">
                <text:p>883.993642111064</text:p>
              </table:table-cell>
              <table:table-cell office:value-type="float" office:value="0.638336002827">
                <text:p>0.63833600282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4.991641876343">
                <text:p>884.991641876343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5.98865172954">
                <text:p>885.98865172954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86.982671435934">
                <text:p>886.982671435934</text:p>
              </table:table-cell>
              <table:table-cell office:value-type="float" office:value="0.653297007084">
                <text:p>0.65329700708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87.97868117177">
                <text:p>887.97868117177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88.980273195324">
                <text:p>888.980273195324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89.974292901718">
                <text:p>889.974292901718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0.968904514305">
                <text:p>890.968904514305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1.965715364558">
                <text:p>891.965715364558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2.965118355725">
                <text:p>892.965118355725</text:p>
              </table:table-cell>
              <table:table-cell office:value-type="float" office:value="0.688206017017">
                <text:p>0.6882060170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3.961924103339">
                <text:p>893.961924103339</text:p>
              </table:table-cell>
              <table:table-cell office:value-type="float" office:value="0.723114967346">
                <text:p>0.72311496734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4.955540701205">
                <text:p>894.955540701205</text:p>
              </table:table-cell>
              <table:table-cell office:value-type="float" office:value="0.685712516308">
                <text:p>0.6857125163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5.952550554402">
                <text:p>895.952550554402</text:p>
              </table:table-cell>
              <table:table-cell office:value-type="float" office:value="1.10711395741">
                <text:p>1.1071139574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96.95055542232">
                <text:p>896.95055542232</text:p>
              </table:table-cell>
              <table:table-cell office:value-type="float" office:value="0.72560852766">
                <text:p>0.7256085276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97.948759293182">
                <text:p>897.948759293182</text:p>
              </table:table-cell>
              <table:table-cell office:value-type="float" office:value="0.738075971603">
                <text:p>0.7380759716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98.942380993688">
                <text:p>898.942380993688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99.939783750134">
                <text:p>899.939783750134</text:p>
              </table:table-cell>
              <table:table-cell office:value-type="float" office:value="0.713140964508">
                <text:p>0.71314096450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0.937788618052">
                <text:p>900.937788618052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1.932604336223">
                <text:p>901.932604336223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2.930211198253">
                <text:p>902.930211198253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3.926220934089">
                <text:p>903.926220934089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4.922434775509">
                <text:p>904.922434775509</text:p>
              </table:table-cell>
              <table:table-cell office:value-type="float" office:value="0.665764510632">
                <text:p>0.66576451063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5.919041520179">
                <text:p>905.919041520179</text:p>
              </table:table-cell>
              <table:table-cell office:value-type="float" office:value="0.630855500698">
                <text:p>0.6308555006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06.91485735571">
                <text:p>906.91485735571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07.912061109212">
                <text:p>907.912061109212</text:p>
              </table:table-cell>
              <table:table-cell office:value-type="float" office:value="0.653297007084">
                <text:p>0.65329700708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08.911862106268">
                <text:p>908.911862106268</text:p>
              </table:table-cell>
              <table:table-cell office:value-type="float" office:value="0.640829503536">
                <text:p>0.6408295035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09.905478704134">
                <text:p>909.905478704134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0.901294539665">
                <text:p>910.901294539665</text:p>
              </table:table-cell>
              <table:table-cell office:value-type="float" office:value="0.553557038307">
                <text:p>0.5535570383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1.897901284334">
                <text:p>911.897901284334</text:p>
              </table:table-cell>
              <table:table-cell office:value-type="float" office:value="0.969971477985">
                <text:p>0.96997147798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2.896304158141">
                <text:p>912.896304158141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3.89391612281">
                <text:p>913.89391612281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4.888527735397">
                <text:p>914.888527735397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5.886134597427">
                <text:p>915.886134597427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16.882144333264">
                <text:p>916.882144333264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17.879751195293">
                <text:p>917.879751195293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18.874168907576">
                <text:p>918.874168907576</text:p>
              </table:table-cell>
              <table:table-cell office:value-type="float" office:value="0.585972547531">
                <text:p>0.5859725475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19.870775652245">
                <text:p>919.870775652245</text:p>
              </table:table-cell>
              <table:table-cell office:value-type="float" office:value="0.595946490765">
                <text:p>0.59594649076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0.869178526052">
                <text:p>920.869178526052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1.864591253055">
                <text:p>921.864591253055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2.861203100364">
                <text:p>922.861203100364</text:p>
              </table:table-cell>
              <table:table-cell office:value-type="float" office:value="0.665764510632">
                <text:p>0.6657645106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3.858013950617">
                <text:p>923.858013950617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4.858008847977">
                <text:p>924.858008847977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5.85242656026">
                <text:p>925.85242656026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26.849232307873">
                <text:p>926.849232307873</text:p>
              </table:table-cell>
              <table:table-cell office:value-type="float" office:value="0.723115026951">
                <text:p>0.72311502695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27.8438490231">
                <text:p>927.8438490231</text:p>
              </table:table-cell>
              <table:table-cell office:value-type="float" office:value="0.723115026951">
                <text:p>0.72311502695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28.845446149293">
                <text:p>928.845446149293</text:p>
              </table:table-cell>
              <table:table-cell office:value-type="float" office:value="0.718127965927">
                <text:p>0.7181279659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29.838863744215">
                <text:p>929.838863744215</text:p>
              </table:table-cell>
              <table:table-cell office:value-type="float" office:value="0.730595469475">
                <text:p>0.7305954694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0.835868494772">
                <text:p>930.835868494772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1.832878347969">
                <text:p>931.832878347969</text:p>
              </table:table-cell>
              <table:table-cell office:value-type="float" office:value="0.733088970184">
                <text:p>0.73308897018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2.829286089694">
                <text:p>932.829286089694</text:p>
              </table:table-cell>
              <table:table-cell office:value-type="float" office:value="0.812880992889">
                <text:p>0.81288099288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3.82530092817">
                <text:p>933.82530092817</text:p>
              </table:table-cell>
              <table:table-cell office:value-type="float" office:value="0.772984981537">
                <text:p>0.77298498153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4.819718640453">
                <text:p>934.819718640453</text:p>
              </table:table-cell>
              <table:table-cell office:value-type="float" office:value="0.75802397728">
                <text:p>0.7580239772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5.817723508371">
                <text:p>935.817723508371</text:p>
              </table:table-cell>
              <table:table-cell office:value-type="float" office:value="0.735582470894">
                <text:p>0.7355824708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36.815524270705">
                <text:p>936.815524270705</text:p>
              </table:table-cell>
              <table:table-cell office:value-type="float" office:value="1.08965945244">
                <text:p>1.0896594524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37.810538991821">
                <text:p>937.810538991821</text:p>
              </table:table-cell>
              <table:table-cell office:value-type="float" office:value="0.745556473732">
                <text:p>0.7455564737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38.806747730601">
                <text:p>938.806747730601</text:p>
              </table:table-cell>
              <table:table-cell office:value-type="float" office:value="0.708154022694">
                <text:p>0.70815402269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39.802961572021">
                <text:p>939.802961572021</text:p>
              </table:table-cell>
              <table:table-cell office:value-type="float" office:value="0.733088970184">
                <text:p>0.73308897018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0.801165442884">
                <text:p>940.801165442884</text:p>
              </table:table-cell>
              <table:table-cell office:value-type="float" office:value="0.720621526241">
                <text:p>0.72062152624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1.798175296081">
                <text:p>941.798175296081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2.79338902014">
                <text:p>942.79338902014</text:p>
              </table:table-cell>
              <table:table-cell office:value-type="float" office:value="0.75802397728">
                <text:p>0.7580239772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3.789597758921">
                <text:p>943.789597758921</text:p>
              </table:table-cell>
              <table:table-cell office:value-type="float" office:value="0.735582470894">
                <text:p>0.73558247089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4.7886027442">
                <text:p>944.7886027442</text:p>
              </table:table-cell>
              <table:table-cell office:value-type="float" office:value="0.708153963089">
                <text:p>0.70815396308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5.783219459426">
                <text:p>945.783219459426</text:p>
              </table:table-cell>
              <table:table-cell office:value-type="float" office:value="0.703167021275">
                <text:p>0.70316702127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46.779622098512">
                <text:p>946.779622098512</text:p>
              </table:table-cell>
              <table:table-cell office:value-type="float" office:value="0.630855500698">
                <text:p>0.63085550069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47.776034942876">
                <text:p>947.776034942876</text:p>
              </table:table-cell>
              <table:table-cell office:value-type="float" office:value="0.725608468056">
                <text:p>0.72560846805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48.775437934043">
                <text:p>948.775437934043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49.769452537798">
                <text:p>949.769452537798</text:p>
              </table:table-cell>
              <table:table-cell office:value-type="float" office:value="1.04477643967">
                <text:p>1.0447764396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0.76526327069">
                <text:p>950.76526327069</text:p>
              </table:table-cell>
              <table:table-cell office:value-type="float" office:value="0.685712516308">
                <text:p>0.68571251630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1.766258285411">
                <text:p>951.766258285411</text:p>
              </table:table-cell>
              <table:table-cell office:value-type="float" office:value="0.700673520565">
                <text:p>0.70067352056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2.76147711211">
                <text:p>952.76147711211</text:p>
              </table:table-cell>
              <table:table-cell office:value-type="float" office:value="1.05973744392">
                <text:p>1.059737443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3.758879868556">
                <text:p>953.758879868556</text:p>
              </table:table-cell>
              <table:table-cell office:value-type="float" office:value="0.775478482246">
                <text:p>0.77547848224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4.752700572006">
                <text:p>954.752700572006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5.749705322563">
                <text:p>955.749705322563</text:p>
              </table:table-cell>
              <table:table-cell office:value-type="float" office:value="0.665764510632">
                <text:p>0.66576451063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56.748511304898">
                <text:p>956.748511304898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57.745317052511">
                <text:p>957.745317052511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58.739137755961">
                <text:p>958.739137755961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59.736938518295">
                <text:p>959.736938518295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0.734147374437">
                <text:p>960.734147374437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1.731555233522">
                <text:p>961.731555233522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2.725176934028">
                <text:p>962.725176934028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3.721584675753">
                <text:p>963.721584675753</text:p>
              </table:table-cell>
              <table:table-cell office:value-type="float" office:value="0.695686519146">
                <text:p>0.69568651914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4.721584675753">
                <text:p>964.721584675753</text:p>
              </table:table-cell>
              <table:table-cell office:value-type="float" office:value="0.775478482246">
                <text:p>0.7754784822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5.715599279507">
                <text:p>965.715599279507</text:p>
              </table:table-cell>
              <table:table-cell office:value-type="float" office:value="1.02482843399">
                <text:p>1.0248284339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66.711614117983">
                <text:p>966.711614117983</text:p>
              </table:table-cell>
              <table:table-cell office:value-type="float" office:value="0.700673520565">
                <text:p>0.70067352056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67.708419865597">
                <text:p>967.708419865597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68.707419748236">
                <text:p>968.707419748236</text:p>
              </table:table-cell>
              <table:table-cell office:value-type="float" office:value="0.750543475151">
                <text:p>0.75054347515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69.702434469351">
                <text:p>969.702434469351</text:p>
              </table:table-cell>
              <table:table-cell office:value-type="float" office:value="0.683219015598">
                <text:p>0.68321901559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0.697852298994">
                <text:p>970.697852298994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1.695653061329">
                <text:p>971.695653061329</text:p>
              </table:table-cell>
              <table:table-cell office:value-type="float" office:value="0.630855500698">
                <text:p>0.63085550069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2.690672885084">
                <text:p>972.690672885084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3.688473647418">
                <text:p>973.688473647418</text:p>
              </table:table-cell>
              <table:table-cell office:value-type="float" office:value="0.610907495022">
                <text:p>0.6109074950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4.685682503559">
                <text:p>974.685682503559</text:p>
              </table:table-cell>
              <table:table-cell office:value-type="float" office:value="0.630855500698">
                <text:p>0.63085550069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5.681294233507">
                <text:p>975.681294233507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76.680493119091">
                <text:p>976.680493119091</text:p>
              </table:table-cell>
              <table:table-cell office:value-type="float" office:value="0.608413994312">
                <text:p>0.6084139943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77.677502972288">
                <text:p>977.677502972288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78.671323675737">
                <text:p>978.671323675737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79.667935523046">
                <text:p>979.667935523046</text:p>
              </table:table-cell>
              <table:table-cell office:value-type="float" office:value="0.585972487926">
                <text:p>0.58597248792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0.665537282436">
                <text:p>980.665537282436</text:p>
              </table:table-cell>
              <table:table-cell office:value-type="float" office:value="0.578491985798">
                <text:p>0.5784919857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1.662945141522">
                <text:p>981.662945141522</text:p>
              </table:table-cell>
              <table:table-cell office:value-type="float" office:value="0.561037480831">
                <text:p>0.56103748083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2.657362853804">
                <text:p>982.657362853804</text:p>
              </table:table-cell>
              <table:table-cell office:value-type="float" office:value="0.558543980122">
                <text:p>0.5585439801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3.655566724667">
                <text:p>983.655566724667</text:p>
              </table:table-cell>
              <table:table-cell office:value-type="float" office:value="0.523634970188">
                <text:p>0.5236349701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4.653571592585">
                <text:p>984.653571592585</text:p>
              </table:table-cell>
              <table:table-cell office:value-type="float" office:value="0.590959489346">
                <text:p>0.5909594893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5.648984319588">
                <text:p>985.648984319588</text:p>
              </table:table-cell>
              <table:table-cell office:value-type="float" office:value="0.605920493603">
                <text:p>0.60592049360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86.645790067202">
                <text:p>986.645790067202</text:p>
              </table:table-cell>
              <table:table-cell office:value-type="float" office:value="0.610907495022">
                <text:p>0.6109074950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87.640406782429">
                <text:p>987.640406782429</text:p>
              </table:table-cell>
              <table:table-cell office:value-type="float" office:value="0.605920493603">
                <text:p>0.60592049360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88.638610653291">
                <text:p>988.638610653291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89.633431474102">
                <text:p>989.633431474102</text:p>
              </table:table-cell>
              <table:table-cell office:value-type="float" office:value="0.608413994312">
                <text:p>0.6084139943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0.629635110243">
                <text:p>990.629635110243</text:p>
              </table:table-cell>
              <table:table-cell office:value-type="float" office:value="0.610907495022">
                <text:p>0.61090749502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1.626445960495">
                <text:p>991.626445960495</text:p>
              </table:table-cell>
              <table:table-cell office:value-type="float" office:value="0.625868499279">
                <text:p>0.62586849927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2.625445843135">
                <text:p>992.625445843135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3.622654699276">
                <text:p>993.622654699276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4.618868540696">
                <text:p>994.618868540696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5.6142812677">
                <text:p>995.6142812677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96.611286018257">
                <text:p>996.611286018257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97.606897748205">
                <text:p>997.606897748205</text:p>
              </table:table-cell>
              <table:table-cell office:value-type="float" office:value="0.653297007084">
                <text:p>0.65329700708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98.60330548993">
                <text:p>998.60330548993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99.599718334294">
                <text:p>999.599718334294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0.59872331957">
                <text:p>1000.59872331957</text:p>
              </table:table-cell>
              <table:table-cell office:value-type="float" office:value="0.703167021275">
                <text:p>0.70316702127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1.59273792333">
                <text:p>1001.59273792333</text:p>
              </table:table-cell>
              <table:table-cell office:value-type="float" office:value="0.720621466637">
                <text:p>0.72062146663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2.58954367094">
                <text:p>1002.58954367094</text:p>
              </table:table-cell>
              <table:table-cell office:value-type="float" office:value="0.760517477989">
                <text:p>0.76051747798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3.58595651531">
                <text:p>1003.58595651531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4.584757395">
                <text:p>1004.584757395</text:p>
              </table:table-cell>
              <table:table-cell office:value-type="float" office:value="0.740569472313">
                <text:p>0.74056947231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5.58276226292">
                <text:p>1005.58276226292</text:p>
              </table:table-cell>
              <table:table-cell office:value-type="float" office:value="0.852777004242">
                <text:p>0.85277700424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06.57658296637">
                <text:p>1006.57658296637</text:p>
              </table:table-cell>
              <table:table-cell office:value-type="float" office:value="1.1844124794">
                <text:p>1.184412479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07.5725927022">
                <text:p>1007.5725927022</text:p>
              </table:table-cell>
              <table:table-cell office:value-type="float" office:value="0.763010978699">
                <text:p>0.76301097869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08.57159258484">
                <text:p>1008.57159258484</text:p>
              </table:table-cell>
              <table:table-cell office:value-type="float" office:value="0.780465483665">
                <text:p>0.78046548366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09.56880144099">
                <text:p>1009.56880144099</text:p>
              </table:table-cell>
              <table:table-cell office:value-type="float" office:value="0.785452485085">
                <text:p>0.78545248508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0.56262214444">
                <text:p>1010.56262214444</text:p>
              </table:table-cell>
              <table:table-cell office:value-type="float" office:value="0.765504479408">
                <text:p>0.76550447940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1.56082091266">
                <text:p>1011.56082091266</text:p>
              </table:table-cell>
              <table:table-cell office:value-type="float" office:value="0.743062973022">
                <text:p>0.74306297302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2.55763176291">
                <text:p>1012.55763176291</text:p>
              </table:table-cell>
              <table:table-cell office:value-type="float" office:value="0.75802397728">
                <text:p>0.7580239772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3.555039622">
                <text:p>1013.555039622</text:p>
              </table:table-cell>
              <table:table-cell office:value-type="float" office:value="0.760517477989">
                <text:p>0.76051747798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4.54925833134">
                <text:p>1014.54925833134</text:p>
              </table:table-cell>
              <table:table-cell office:value-type="float" office:value="0.718128025532">
                <text:p>0.71812802553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5.54745709956">
                <text:p>1015.54745709956</text:p>
              </table:table-cell>
              <table:table-cell office:value-type="float" office:value="0.730595469475">
                <text:p>0.7305954694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16.54227792037">
                <text:p>1016.54227792037</text:p>
              </table:table-cell>
              <table:table-cell office:value-type="float" office:value="0.738075971603">
                <text:p>0.73807597160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17.53908366798">
                <text:p>1017.53908366798</text:p>
              </table:table-cell>
              <table:table-cell office:value-type="float" office:value="0.72560852766">
                <text:p>0.7256085276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18.53509850646">
                <text:p>1018.53509850646</text:p>
              </table:table-cell>
              <table:table-cell office:value-type="float" office:value="1.03978955746">
                <text:p>1.0397895574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19.53150624818">
                <text:p>1019.53150624818</text:p>
              </table:table-cell>
              <table:table-cell office:value-type="float" office:value="1.04976344109">
                <text:p>1.0497634410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0.53070513377">
                <text:p>1020.53070513377</text:p>
              </table:table-cell>
              <table:table-cell office:value-type="float" office:value="0.708154022694">
                <text:p>0.70815402269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1.52811809549">
                <text:p>1021.52811809549</text:p>
              </table:table-cell>
              <table:table-cell office:value-type="float" office:value="0.695686519146">
                <text:p>0.69568651914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2.52312771397">
                <text:p>1022.52312771397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3.51873944391">
                <text:p>1023.51873944391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4.51674431183">
                <text:p>1024.51674431183</text:p>
              </table:table-cell>
              <table:table-cell office:value-type="float" office:value="0.653297007084">
                <text:p>0.65329700708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5.51355516209">
                <text:p>1025.51355516209</text:p>
              </table:table-cell>
              <table:table-cell office:value-type="float" office:value="0.668258011341">
                <text:p>0.66825801134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26.50837088026">
                <text:p>1026.50837088026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27.50477862198">
                <text:p>1027.50477862198</text:p>
              </table:table-cell>
              <table:table-cell office:value-type="float" office:value="0.615894496441">
                <text:p>0.61589449644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28.50258448696">
                <text:p>1028.50258448696</text:p>
              </table:table-cell>
              <table:table-cell office:value-type="float" office:value="0.625868499279">
                <text:p>0.62586849927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29.49899733132">
                <text:p>1029.49899733132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0.49460906127">
                <text:p>1030.49460906127</text:p>
              </table:table-cell>
              <table:table-cell office:value-type="float" office:value="0.61838799715">
                <text:p>0.6183879971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1.49101680299">
                <text:p>1031.49101680299</text:p>
              </table:table-cell>
              <table:table-cell office:value-type="float" office:value="0.955010473728">
                <text:p>0.95501047372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2.4894196768">
                <text:p>1032.4894196768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3.48563351822">
                <text:p>1033.48563351822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4.48084724228">
                <text:p>1034.48084724228</text:p>
              </table:table-cell>
              <table:table-cell office:value-type="float" office:value="0.688206017017">
                <text:p>0.68820601701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5.47905111314">
                <text:p>1035.47905111314</text:p>
              </table:table-cell>
              <table:table-cell office:value-type="float" office:value="0.720621466637">
                <text:p>0.72062146663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36.47466284309">
                <text:p>1036.47466284309</text:p>
              </table:table-cell>
              <table:table-cell office:value-type="float" office:value="0.685712516308">
                <text:p>0.68571251630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37.47167269629">
                <text:p>1037.47167269629</text:p>
              </table:table-cell>
              <table:table-cell office:value-type="float" office:value="0.728101968765">
                <text:p>0.72810196876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38.46867744684">
                <text:p>1038.46867744684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39.46509029121">
                <text:p>1039.46509029121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0.46049791557">
                <text:p>1040.46049791557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1.45830888319">
                <text:p>1041.45830888319</text:p>
              </table:table-cell>
              <table:table-cell office:value-type="float" office:value="0.700673520565">
                <text:p>0.70067352056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2.45371650755">
                <text:p>1042.45371650755</text:p>
              </table:table-cell>
              <table:table-cell office:value-type="float" office:value="0.782958984375">
                <text:p>0.78295898437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3.45053246044">
                <text:p>1043.45053246044</text:p>
              </table:table-cell>
              <table:table-cell office:value-type="float" office:value="0.740569472313">
                <text:p>0.74056947231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4.4493282375">
                <text:p>1044.4493282375</text:p>
              </table:table-cell>
              <table:table-cell office:value-type="float" office:value="0.683219015598">
                <text:p>0.68321901559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5.44414905831">
                <text:p>1045.44414905831</text:p>
              </table:table-cell>
              <table:table-cell office:value-type="float" office:value="0.685712516308">
                <text:p>0.68571251630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46.44035779709">
                <text:p>1046.44035779709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47.4369696444">
                <text:p>1047.4369696444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48.43577052409">
                <text:p>1048.43577052409</text:p>
              </table:table-cell>
              <table:table-cell office:value-type="float" office:value="0.600933492184">
                <text:p>0.60093349218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49.43257627171">
                <text:p>1049.43257627171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0.42879011313">
                <text:p>1050.42879011313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1.42340172571">
                <text:p>1051.42340172571</text:p>
              </table:table-cell>
              <table:table-cell office:value-type="float" office:value="0.608413994312">
                <text:p>0.60841399431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2.42220770805">
                <text:p>1052.42220770805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3.41821744388">
                <text:p>1053.41821744388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4.41462518561">
                <text:p>1054.41462518561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5.40944090378">
                <text:p>1055.40944090378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56.40884389495">
                <text:p>1056.40884389495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57.40325650459">
                <text:p>1057.40325650459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58.3998683519">
                <text:p>1058.3998683519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59.39667409951">
                <text:p>1059.39667409951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0.39408706124">
                <text:p>1060.39408706124</text:p>
              </table:table-cell>
              <table:table-cell office:value-type="float" office:value="0.668258011341">
                <text:p>0.66825801134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1.39068870327">
                <text:p>1061.39068870327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2.38810166499">
                <text:p>1062.38810166499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3.38271327758">
                <text:p>1063.38271327758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4.38151415727">
                <text:p>1064.38151415727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5.37772289605">
                <text:p>1065.37772289605</text:p>
              </table:table-cell>
              <table:table-cell office:value-type="float" office:value="0.685712516308">
                <text:p>0.68571251630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66.37433474336">
                <text:p>1066.37433474336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67.37114559362">
                <text:p>1067.37114559362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68.36795134123">
                <text:p>1068.36795134123</text:p>
              </table:table-cell>
              <table:table-cell office:value-type="float" office:value="0.683219015598">
                <text:p>0.68321901559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69.36217005057">
                <text:p>1069.36217005057</text:p>
              </table:table-cell>
              <table:table-cell office:value-type="float" office:value="0.685712516308">
                <text:p>0.68571251630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0.35858289493">
                <text:p>1070.35858289493</text:p>
              </table:table-cell>
              <table:table-cell office:value-type="float" office:value="0.703167021275">
                <text:p>0.70316702127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1.35598565138">
                <text:p>1071.35598565138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2.3539905193">
                <text:p>1072.3539905193</text:p>
              </table:table-cell>
              <table:table-cell office:value-type="float" office:value="1.04727005959">
                <text:p>1.0472700595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3.34980125219">
                <text:p>1073.34980125219</text:p>
              </table:table-cell>
              <table:table-cell office:value-type="float" office:value="0.713141024113">
                <text:p>0.71314102411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4.34561708772">
                <text:p>1074.34561708772</text:p>
              </table:table-cell>
              <table:table-cell office:value-type="float" office:value="0.735582470894">
                <text:p>0.73558247089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5.34262183828">
                <text:p>1075.34262183828</text:p>
              </table:table-cell>
              <table:table-cell office:value-type="float" office:value="0.725608468056">
                <text:p>0.72560846805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76.3406267062">
                <text:p>1076.3406267062</text:p>
              </table:table-cell>
              <table:table-cell office:value-type="float" office:value="0.730595469475">
                <text:p>0.73059546947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77.33664154467">
                <text:p>1077.33664154467</text:p>
              </table:table-cell>
              <table:table-cell office:value-type="float" office:value="0.730595469475">
                <text:p>0.73059546947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78.33265128051">
                <text:p>1078.33265128051</text:p>
              </table:table-cell>
              <table:table-cell office:value-type="float" office:value="0.720621466637">
                <text:p>0.72062146663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79.32866101634">
                <text:p>1079.32866101634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0.32626787837">
                <text:p>1080.32626787837</text:p>
              </table:table-cell>
              <table:table-cell office:value-type="float" office:value="0.728101968765">
                <text:p>0.72810196876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1.32247661715">
                <text:p>1081.32247661715</text:p>
              </table:table-cell>
              <table:table-cell office:value-type="float" office:value="0.75802397728">
                <text:p>0.7580239772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2.31869045857">
                <text:p>1082.31869045857</text:p>
              </table:table-cell>
              <table:table-cell office:value-type="float" office:value="0.685712516308">
                <text:p>0.68571251630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3.31689432944">
                <text:p>1083.31689432944</text:p>
              </table:table-cell>
              <table:table-cell office:value-type="float" office:value="0.743062973022">
                <text:p>0.74306297302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4.31190905055">
                <text:p>1084.31190905055</text:p>
              </table:table-cell>
              <table:table-cell office:value-type="float" office:value="0.705660462379">
                <text:p>0.70566046237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5.30911790669">
                <text:p>1085.30911790669</text:p>
              </table:table-cell>
              <table:table-cell office:value-type="float" office:value="1.04477643967">
                <text:p>1.0447764396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86.30432652811">
                <text:p>1086.30432652811</text:p>
              </table:table-cell>
              <table:table-cell office:value-type="float" office:value="0.743062973022">
                <text:p>0.74306297302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87.30233649867">
                <text:p>1087.30233649867</text:p>
              </table:table-cell>
              <table:table-cell office:value-type="float" office:value="0.708153963089">
                <text:p>0.70815396308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88.29914224628">
                <text:p>1088.29914224628</text:p>
              </table:table-cell>
              <table:table-cell office:value-type="float" office:value="0.695686459541">
                <text:p>0.69568645954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89.2971471142">
                <text:p>1089.2971471142</text:p>
              </table:table-cell>
              <table:table-cell office:value-type="float" office:value="0.708153963089">
                <text:p>0.70815396308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0.29116171796">
                <text:p>1090.29116171796</text:p>
              </table:table-cell>
              <table:table-cell office:value-type="float" office:value="0.698179960251">
                <text:p>0.69817996025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1.28917168851">
                <text:p>1091.28917168851</text:p>
              </table:table-cell>
              <table:table-cell office:value-type="float" office:value="0.605920493603">
                <text:p>0.60592049360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2.28597743613">
                <text:p>1092.28597743613</text:p>
              </table:table-cell>
              <table:table-cell office:value-type="float" office:value="0.683219015598">
                <text:p>0.68321901559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3.28039514841">
                <text:p>1093.28039514841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4.27680289014">
                <text:p>1094.27680289014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5.27381274333">
                <text:p>1095.27381274333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96.27241462008">
                <text:p>1096.27241462008</text:p>
              </table:table-cell>
              <table:table-cell office:value-type="float" office:value="0.685712456703">
                <text:p>0.68571245670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97.2686284615">
                <text:p>1097.2686284615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98.26403608587">
                <text:p>1098.26403608587</text:p>
              </table:table-cell>
              <table:table-cell office:value-type="float" office:value="0.583478987217">
                <text:p>0.58347898721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99.26005092434">
                <text:p>1099.26005092434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0.25805068962">
                <text:p>1100.25805068962</text:p>
              </table:table-cell>
              <table:table-cell office:value-type="float" office:value="0.730595469475">
                <text:p>0.73059546947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1.25466253693">
                <text:p>1101.25466253693</text:p>
              </table:table-cell>
              <table:table-cell office:value-type="float" office:value="0.955010533333">
                <text:p>0.95501053333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2.25226939896">
                <text:p>1102.25226939896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3.24708511713">
                <text:p>1103.24708511713</text:p>
              </table:table-cell>
              <table:table-cell office:value-type="float" office:value="0.638336002827">
                <text:p>0.63833600282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4.24469197916">
                <text:p>1104.24469197916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5.24130382647">
                <text:p>1105.24130382647</text:p>
              </table:table-cell>
              <table:table-cell office:value-type="float" office:value="0.628361999989">
                <text:p>0.62836199998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06.23691045378">
                <text:p>1106.23691045378</text:p>
              </table:table-cell>
              <table:table-cell office:value-type="float" office:value="0.638336002827">
                <text:p>0.63833600282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07.23412441256">
                <text:p>1107.23412441256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08.23093016017">
                <text:p>1108.23093016017</text:p>
              </table:table-cell>
              <table:table-cell office:value-type="float" office:value="0.710647463799">
                <text:p>0.71064746379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09.22713889895">
                <text:p>1109.22713889895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0.22355174332">
                <text:p>1110.22355174332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1.21956147915">
                <text:p>1111.21956147915</text:p>
              </table:table-cell>
              <table:table-cell office:value-type="float" office:value="0.668258011341">
                <text:p>0.66825801134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2.21757144971">
                <text:p>1112.21757144971</text:p>
              </table:table-cell>
              <table:table-cell office:value-type="float" office:value="0.683219015598">
                <text:p>0.68321901559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3.21337707996">
                <text:p>1113.21337707996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4.20959092138">
                <text:p>1114.20959092138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5.20619766605">
                <text:p>1115.20619766605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16.20440663955">
                <text:p>1116.20440663955</text:p>
              </table:table-cell>
              <table:table-cell office:value-type="float" office:value="0.683219015598">
                <text:p>0.68321901559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17.201809396">
                <text:p>1117.201809396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18.19582910239">
                <text:p>1118.19582910239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19.19422687356">
                <text:p>1119.19422687356</text:p>
              </table:table-cell>
              <table:table-cell office:value-type="float" office:value="0.710647463799">
                <text:p>0.71064746379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0.19243584706">
                <text:p>1120.19243584706</text:p>
              </table:table-cell>
              <table:table-cell office:value-type="float" office:value="0.698179960251">
                <text:p>0.69817996025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1.1884455829">
                <text:p>1121.1884455829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2.18246528929">
                <text:p>1122.18246528929</text:p>
              </table:table-cell>
              <table:table-cell office:value-type="float" office:value="0.653297007084">
                <text:p>0.65329700708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3.17927103691">
                <text:p>1123.17927103691</text:p>
              </table:table-cell>
              <table:table-cell office:value-type="float" office:value="0.685712456703">
                <text:p>0.68571245670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4.1762808901">
                <text:p>1124.1762808901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5.17388264949">
                <text:p>1125.17388264949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26.16930047914">
                <text:p>1126.16930047914</text:p>
              </table:table-cell>
              <table:table-cell office:value-type="float" office:value="0.955010533333">
                <text:p>0.95501053333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27.16570822086">
                <text:p>1127.16570822086</text:p>
              </table:table-cell>
              <table:table-cell office:value-type="float" office:value="0.583478987217">
                <text:p>0.5834789872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28.162917077">
                <text:p>1128.162917077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29.15892681284">
                <text:p>1129.15892681284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0.15573766309">
                <text:p>1130.15573766309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1.15294141659">
                <text:p>1131.15294141659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2.15094628451">
                <text:p>1132.15094628451</text:p>
              </table:table-cell>
              <table:table-cell office:value-type="float" office:value="0.62088149786">
                <text:p>0.6208814978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3.14716012593">
                <text:p>1133.14716012593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4.1419758441">
                <text:p>1134.1419758441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5.14097572674">
                <text:p>1135.14097572674</text:p>
              </table:table-cell>
              <table:table-cell office:value-type="float" office:value="0.683219015598">
                <text:p>0.68321901559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36.13857748613">
                <text:p>1136.13857748613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37.13180118075">
                <text:p>1137.13180118075</text:p>
              </table:table-cell>
              <table:table-cell office:value-type="float" office:value="0.628361999989">
                <text:p>0.62836199998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38.12841302806">
                <text:p>1138.12841302806</text:p>
              </table:table-cell>
              <table:table-cell office:value-type="float" office:value="0.688206017017">
                <text:p>0.68820601701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39.12482076978">
                <text:p>1139.12482076978</text:p>
              </table:table-cell>
              <table:table-cell office:value-type="float" office:value="0.957504034042">
                <text:p>0.95750403404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0.12322364359">
                <text:p>1140.12322364359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1.11923848207">
                <text:p>1141.11923848207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2.11465120907">
                <text:p>1142.11465120907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3.11166106227">
                <text:p>1143.11166106227</text:p>
              </table:table-cell>
              <table:table-cell office:value-type="float" office:value="0.700673520565">
                <text:p>0.70067352056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4.11045683932">
                <text:p>1144.11045683932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5.10766569546">
                <text:p>1145.10766569546</text:p>
              </table:table-cell>
              <table:table-cell office:value-type="float" office:value="0.70316696167">
                <text:p>0.7031669616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46.10287941952">
                <text:p>1146.10287941952</text:p>
              </table:table-cell>
              <table:table-cell office:value-type="float" office:value="0.718127965927">
                <text:p>0.71812796592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47.09769513769">
                <text:p>1147.09769513769</text:p>
              </table:table-cell>
              <table:table-cell office:value-type="float" office:value="0.735582470894">
                <text:p>0.73558247089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48.09769513769">
                <text:p>1148.09769513769</text:p>
              </table:table-cell>
              <table:table-cell office:value-type="float" office:value="0.665764510632">
                <text:p>0.66576451063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49.09430188236">
                <text:p>1149.09430188236</text:p>
              </table:table-cell>
              <table:table-cell office:value-type="float" office:value="0.718127965927">
                <text:p>0.71812796592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0.09031672084">
                <text:p>1150.09031672084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1.08473443312">
                <text:p>1151.08473443312</text:p>
              </table:table-cell>
              <table:table-cell office:value-type="float" office:value="0.708153963089">
                <text:p>0.70815396308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2.08054516601">
                <text:p>1152.08054516601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3.0779530251">
                <text:p>1153.0779530251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4.0739576583">
                <text:p>1154.0739576583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5.07056950561">
                <text:p>1155.07056950561</text:p>
              </table:table-cell>
              <table:table-cell office:value-type="float" office:value="0.979945480824">
                <text:p>0.97994548082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56.06897237941">
                <text:p>1156.06897237941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57.06439020906">
                <text:p>1157.06439020906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58.0605938452">
                <text:p>1158.0605938452</text:p>
              </table:table-cell>
              <table:table-cell office:value-type="float" office:value="0.683219015598">
                <text:p>0.68321901559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59.05780270134">
                <text:p>1159.05780270134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0.05521056042">
                <text:p>1160.05521056042</text:p>
              </table:table-cell>
              <table:table-cell office:value-type="float" office:value="0.653297007084">
                <text:p>0.65329700708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1.05341443129">
                <text:p>1161.05341443129</text:p>
              </table:table-cell>
              <table:table-cell office:value-type="float" office:value="0.653297007084">
                <text:p>0.65329700708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2.04783214357">
                <text:p>1162.04783214357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3.04503589707">
                <text:p>1163.04503589707</text:p>
              </table:table-cell>
              <table:table-cell office:value-type="float" office:value="0.610907495022">
                <text:p>0.61090749502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4.04145384407">
                <text:p>1164.04145384407</text:p>
              </table:table-cell>
              <table:table-cell office:value-type="float" office:value="0.628361999989">
                <text:p>0.62836199998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5.03925460641">
                <text:p>1165.03925460641</text:p>
              </table:table-cell>
              <table:table-cell office:value-type="float" office:value="0.61838799715">
                <text:p>0.6183879971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66.03347331575">
                <text:p>1166.03347331575</text:p>
              </table:table-cell>
              <table:table-cell office:value-type="float" office:value="0.628361999989">
                <text:p>0.62836199998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67.0304780663">
                <text:p>1167.0304780663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68.03147308102">
                <text:p>1168.03147308102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69.02369665828">
                <text:p>1169.02369665828</text:p>
              </table:table-cell>
              <table:table-cell office:value-type="float" office:value="0.613400995731">
                <text:p>0.61340099573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0.02030850559">
                <text:p>1170.02030850559</text:p>
              </table:table-cell>
              <table:table-cell office:value-type="float" office:value="0.583479046822">
                <text:p>0.58347904682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1.01631824143">
                <text:p>1171.01631824143</text:p>
              </table:table-cell>
              <table:table-cell office:value-type="float" office:value="0.625868499279">
                <text:p>0.62586849927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2.01372610051">
                <text:p>1172.01372610051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3.01053184813">
                <text:p>1173.01053184813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4.00594967777">
                <text:p>1174.00594967777</text:p>
              </table:table-cell>
              <table:table-cell office:value-type="float" office:value="0.653297007084">
                <text:p>0.65329700708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5.00474545482">
                <text:p>1175.00474545482</text:p>
              </table:table-cell>
              <table:table-cell office:value-type="float" office:value="0.610907495022">
                <text:p>0.61090749502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76.00016328447">
                <text:p>1176.00016328447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76.99597401736">
                <text:p>1176.99597401736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77.99278486761">
                <text:p>1177.99278486761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78.98939161228">
                <text:p>1178.98939161228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79.98879460345">
                <text:p>1179.98879460345</text:p>
              </table:table-cell>
              <table:table-cell office:value-type="float" office:value="0.994906544685">
                <text:p>0.99490654468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0.98400322487">
                <text:p>1180.98400322487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1.98121208101">
                <text:p>1181.98121208101</text:p>
              </table:table-cell>
              <table:table-cell office:value-type="float" office:value="0.688206017017">
                <text:p>0.68820601701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2.97662480801">
                <text:p>1182.97662480801</text:p>
              </table:table-cell>
              <table:table-cell office:value-type="float" office:value="0.683219015598">
                <text:p>0.68321901559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3.9758236936">
                <text:p>1183.9758236936</text:p>
              </table:table-cell>
              <table:table-cell office:value-type="float" office:value="0.703167021275">
                <text:p>0.70316702127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4.97124152324">
                <text:p>1184.97124152324</text:p>
              </table:table-cell>
              <table:table-cell office:value-type="float" office:value="0.718128025532">
                <text:p>0.71812802553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85.96705225613">
                <text:p>1185.96705225613</text:p>
              </table:table-cell>
              <table:table-cell office:value-type="float" office:value="0.730595469475">
                <text:p>0.73059546947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86.96465911816">
                <text:p>1186.96465911816</text:p>
              </table:table-cell>
              <table:table-cell office:value-type="float" office:value="0.797919988632">
                <text:p>0.79791998863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87.96286298902">
                <text:p>1187.96286298902</text:p>
              </table:table-cell>
              <table:table-cell office:value-type="float" office:value="0.753036975861">
                <text:p>0.75303697586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88.95728070131">
                <text:p>1188.95728070131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89.95249442537">
                <text:p>1189.95249442537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0.9485041612">
                <text:p>1190.9485041612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1.94611102323">
                <text:p>1191.94611102323</text:p>
              </table:table-cell>
              <table:table-cell office:value-type="float" office:value="1.04228305817">
                <text:p>1.0422830581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2.9425238676">
                <text:p>1192.9425238676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3.93913061227">
                <text:p>1193.93913061227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4.9351403481">
                <text:p>1194.9351403481</text:p>
              </table:table-cell>
              <table:table-cell office:value-type="float" office:value="0.713141024113">
                <text:p>0.71314102411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195.93334421896">
                <text:p>1195.93334421896</text:p>
              </table:table-cell>
              <table:table-cell office:value-type="float" office:value="0.708154022694">
                <text:p>0.70815402269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196.92995606627">
                <text:p>1196.92995606627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197.92516979033">
                <text:p>1197.92516979033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198.92317465825">
                <text:p>1198.92317465825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199.92037841175">
                <text:p>1199.92037841175</text:p>
              </table:table-cell>
              <table:table-cell office:value-type="float" office:value="0.728101968765">
                <text:p>0.72810196876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0.91599524434">
                <text:p>1200.91599524434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1.91280099195">
                <text:p>1201.91280099195</text:p>
              </table:table-cell>
              <table:table-cell office:value-type="float" office:value="0.615894496441">
                <text:p>0.61589449644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2.90901483337">
                <text:p>1202.90901483337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3.90562157804">
                <text:p>1203.90562157804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4.90263143124">
                <text:p>1204.90263143124</text:p>
              </table:table-cell>
              <table:table-cell office:value-type="float" office:value="0.61838799715">
                <text:p>0.6183879971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05.89764615235">
                <text:p>1205.89764615235</text:p>
              </table:table-cell>
              <table:table-cell office:value-type="float" office:value="0.640829503536">
                <text:p>0.64082950353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06.89585002322">
                <text:p>1206.89585002322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07.89225776494">
                <text:p>1207.89225776494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08.88886450961">
                <text:p>1208.88886450961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09.88387923073">
                <text:p>1209.88387923073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0.8814911954">
                <text:p>1210.8814911954</text:p>
              </table:table-cell>
              <table:table-cell office:value-type="float" office:value="0.72560852766">
                <text:p>0.7256085276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1.87809794006">
                <text:p>1211.87809794006</text:p>
              </table:table-cell>
              <table:table-cell office:value-type="float" office:value="0.750543475151">
                <text:p>0.75054347515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2.87430667885">
                <text:p>1212.87430667885</text:p>
              </table:table-cell>
              <table:table-cell office:value-type="float" office:value="1.12955546379">
                <text:p>1.1295554637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3.87271465529">
                <text:p>1213.87271465529</text:p>
              </table:table-cell>
              <table:table-cell office:value-type="float" office:value="0.777971982956">
                <text:p>0.77797198295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4.86732626788">
                <text:p>1214.86732626788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15.86633125316">
                <text:p>1215.86633125316</text:p>
              </table:table-cell>
              <table:table-cell office:value-type="float" office:value="0.842803001404">
                <text:p>0.84280300140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16.86393301255">
                <text:p>1216.86393301255</text:p>
              </table:table-cell>
              <table:table-cell office:value-type="float" office:value="0.852777004242">
                <text:p>0.85277700424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17.85974884808">
                <text:p>1217.85974884808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18.85555958097">
                <text:p>1218.85555958097</text:p>
              </table:table-cell>
              <table:table-cell office:value-type="float" office:value="0.837815999985">
                <text:p>0.83781599998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19.85416145772">
                <text:p>1219.85416145772</text:p>
              </table:table-cell>
              <table:table-cell office:value-type="float" office:value="0.902647018433">
                <text:p>0.90264701843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0.84917617884">
                <text:p>1220.84917617884</text:p>
              </table:table-cell>
              <table:table-cell office:value-type="float" office:value="0.905140519142">
                <text:p>0.9051405191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1.84419089995">
                <text:p>1221.84419089995</text:p>
              </table:table-cell>
              <table:table-cell office:value-type="float" office:value="0.870231509209">
                <text:p>0.87023150920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2.84219066523">
                <text:p>1222.84219066523</text:p>
              </table:table-cell>
              <table:table-cell office:value-type="float" office:value="0.880205512047">
                <text:p>0.88020551204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3.83661348015">
                <text:p>1223.83661348015</text:p>
              </table:table-cell>
              <table:table-cell office:value-type="float" office:value="0.920101523399">
                <text:p>0.92010152339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4.83302122188">
                <text:p>1224.83302122188</text:p>
              </table:table-cell>
              <table:table-cell office:value-type="float" office:value="0.955010473728">
                <text:p>0.95501047372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25.82963306919">
                <text:p>1225.82963306919</text:p>
              </table:table-cell>
              <table:table-cell office:value-type="float" office:value="0.935062527657">
                <text:p>0.93506252765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26.82723482858">
                <text:p>1226.82723482858</text:p>
              </table:table-cell>
              <table:table-cell office:value-type="float" office:value="0.937556028366">
                <text:p>0.93755602836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27.82384667589">
                <text:p>1227.82384667589</text:p>
              </table:table-cell>
              <table:table-cell office:value-type="float" office:value="0.935062527657">
                <text:p>0.93506252765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28.82045342055">
                <text:p>1228.82045342055</text:p>
              </table:table-cell>
              <table:table-cell office:value-type="float" office:value="0.922595024109">
                <text:p>0.92259502410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29.81686626492">
                <text:p>1229.81686626492</text:p>
              </table:table-cell>
              <table:table-cell office:value-type="float" office:value="0.897660017014">
                <text:p>0.89766001701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0.81327400664">
                <text:p>1230.81327400664</text:p>
              </table:table-cell>
              <table:table-cell office:value-type="float" office:value="0.842803001404">
                <text:p>0.84280300140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1.81107987162">
                <text:p>1231.81107987162</text:p>
              </table:table-cell>
              <table:table-cell office:value-type="float" office:value="0.905140519142">
                <text:p>0.90514051914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2.80988075131">
                <text:p>1232.80988075131</text:p>
              </table:table-cell>
              <table:table-cell office:value-type="float" office:value="0.890179514885">
                <text:p>0.89017951488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3.80310444593">
                <text:p>1233.80310444593</text:p>
              </table:table-cell>
              <table:table-cell office:value-type="float" office:value="0.910127520561">
                <text:p>0.91012752056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4.7997111906">
                <text:p>1234.7997111906</text:p>
              </table:table-cell>
              <table:table-cell office:value-type="float" office:value="0.892673015594">
                <text:p>0.89267301559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35.79751705557">
                <text:p>1235.79751705557</text:p>
              </table:table-cell>
              <table:table-cell office:value-type="float" office:value="0.882699012756">
                <text:p>0.88269901275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36.79352679141">
                <text:p>1236.79352679141</text:p>
              </table:table-cell>
              <table:table-cell office:value-type="float" office:value="0.897660017014">
                <text:p>0.89766001701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37.78934262694">
                <text:p>1237.78934262694</text:p>
              </table:table-cell>
              <table:table-cell office:value-type="float" office:value="1.37142503262">
                <text:p>1.3714250326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38.78614837455">
                <text:p>1238.78614837455</text:p>
              </table:table-cell>
              <table:table-cell office:value-type="float" office:value="0.907634019852">
                <text:p>0.90763401985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39.78534726014">
                <text:p>1239.78534726014</text:p>
              </table:table-cell>
              <table:table-cell office:value-type="float" office:value="0.910127520561">
                <text:p>0.91012752056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0.77996397536">
                <text:p>1240.77996397536</text:p>
              </table:table-cell>
              <table:table-cell office:value-type="float" office:value="0.925088524818">
                <text:p>0.92508852481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1.77597881384">
                <text:p>1241.77597881384</text:p>
              </table:table-cell>
              <table:table-cell office:value-type="float" office:value="0.955010473728">
                <text:p>0.95501047372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2.77318766998">
                <text:p>1242.77318766998</text:p>
              </table:table-cell>
              <table:table-cell office:value-type="float" office:value="0.947530031204">
                <text:p>0.94753003120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3.76919740582">
                <text:p>1243.76919740582</text:p>
              </table:table-cell>
              <table:table-cell office:value-type="float" office:value="0.920101523399">
                <text:p>0.92010152339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4.76919230318">
                <text:p>1244.76919230318</text:p>
              </table:table-cell>
              <table:table-cell office:value-type="float" office:value="0.935062527657">
                <text:p>0.93506252765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45.76201799191">
                <text:p>1245.76201799191</text:p>
              </table:table-cell>
              <table:table-cell office:value-type="float" office:value="0.942543029785">
                <text:p>0.94254302978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46.76002285983">
                <text:p>1246.76002285983</text:p>
              </table:table-cell>
              <table:table-cell office:value-type="float" office:value="0.982439041138">
                <text:p>0.98243904113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47.75503758094">
                <text:p>1247.75503758094</text:p>
              </table:table-cell>
              <table:table-cell office:value-type="float" office:value="0.964984476566">
                <text:p>0.96498447656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48.7520423315">
                <text:p>1248.7520423315</text:p>
              </table:table-cell>
              <table:table-cell office:value-type="float" office:value="0.989919483662">
                <text:p>0.98991948366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49.74785816703">
                <text:p>1249.74785816703</text:p>
              </table:table-cell>
              <table:table-cell office:value-type="float" office:value="1.41132104397">
                <text:p>1.4113210439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0.745664032">
                <text:p>1250.745664032</text:p>
              </table:table-cell>
              <table:table-cell office:value-type="float" office:value="1.5010869503">
                <text:p>1.501086950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1.74426080612">
                <text:p>1251.74426080612</text:p>
              </table:table-cell>
              <table:table-cell office:value-type="float" office:value="0.962490975857">
                <text:p>0.96249097585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2.73848461809">
                <text:p>1252.73848461809</text:p>
              </table:table-cell>
              <table:table-cell office:value-type="float" office:value="0.491219490767">
                <text:p>0.49121949076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3.73488725718">
                <text:p>1253.73488725718</text:p>
              </table:table-cell>
              <table:table-cell office:value-type="float" office:value="1.41630804539">
                <text:p>1.4163080453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4.73189711038">
                <text:p>1254.73189711038</text:p>
              </table:table-cell>
              <table:table-cell office:value-type="float" office:value="0.940049529076">
                <text:p>0.94004952907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55.73069799007">
                <text:p>1255.73069799007</text:p>
              </table:table-cell>
              <table:table-cell office:value-type="float" office:value="0.885192513466">
                <text:p>0.88519251346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56.72591681677">
                <text:p>1256.72591681677</text:p>
              </table:table-cell>
              <table:table-cell office:value-type="float" office:value="0.885192513466">
                <text:p>0.88519251346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57.72212045291">
                <text:p>1257.72212045291</text:p>
              </table:table-cell>
              <table:table-cell office:value-type="float" office:value="0.912621021271">
                <text:p>0.91262102127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58.71814039403">
                <text:p>1258.71814039403</text:p>
              </table:table-cell>
              <table:table-cell office:value-type="float" office:value="0.887686014175">
                <text:p>0.88768601417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59.71793628844">
                <text:p>1259.71793628844</text:p>
              </table:table-cell>
              <table:table-cell office:value-type="float" office:value="0.925088524818">
                <text:p>0.92508852481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0.71255300367">
                <text:p>1260.71255300367</text:p>
              </table:table-cell>
              <table:table-cell office:value-type="float" office:value="0.855270504951">
                <text:p>0.85527050495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1.70796573067">
                <text:p>1261.70796573067</text:p>
              </table:table-cell>
              <table:table-cell office:value-type="float" office:value="0.880205512047">
                <text:p>0.88020551204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2.70457757798">
                <text:p>1262.70457757798</text:p>
              </table:table-cell>
              <table:table-cell office:value-type="float" office:value="0.875218510628">
                <text:p>0.87521851062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3.70237834032">
                <text:p>1263.70237834032</text:p>
              </table:table-cell>
              <table:table-cell office:value-type="float" office:value="0.880205512047">
                <text:p>0.88020551204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4.69838807615">
                <text:p>1264.69838807615</text:p>
              </table:table-cell>
              <table:table-cell office:value-type="float" office:value="0.845296502113">
                <text:p>0.84529650211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65.6939998061">
                <text:p>1265.6939998061</text:p>
              </table:table-cell>
              <table:table-cell office:value-type="float" office:value="0.91760802269">
                <text:p>0.9176080226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66.69081065635">
                <text:p>1266.69081065635</text:p>
              </table:table-cell>
              <table:table-cell office:value-type="float" office:value="1.31656801701">
                <text:p>1.3165680170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67.69081065635">
                <text:p>1267.69081065635</text:p>
              </table:table-cell>
              <table:table-cell office:value-type="float" office:value="0.877712011337">
                <text:p>0.87771201133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68.68502936569">
                <text:p>1268.68502936569</text:p>
              </table:table-cell>
              <table:table-cell office:value-type="float" office:value="0.912621021271">
                <text:p>0.91262102127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69.68083499594">
                <text:p>1269.68083499594</text:p>
              </table:table-cell>
              <table:table-cell office:value-type="float" office:value="0.91511452198">
                <text:p>0.9151145219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0.67784484914">
                <text:p>1270.67784484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1.67465569939">
                <text:p>1271.67465569939</text:p>
              </table:table-cell>
              <table:table-cell office:value-type="float" office:value="0.86524450779">
                <text:p>0.8652445077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2.67345657909">
                <text:p>1272.67345657909</text:p>
              </table:table-cell>
              <table:table-cell office:value-type="float" office:value="0.882699012756">
                <text:p>0.88269901275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3.66847640284">
                <text:p>1273.66847640284</text:p>
              </table:table-cell>
              <table:table-cell office:value-type="float" office:value="0.882699012756">
                <text:p>0.88269901275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4.66468003898">
                <text:p>1274.66468003898</text:p>
              </table:table-cell>
              <table:table-cell office:value-type="float" office:value="0.925088524818">
                <text:p>0.92508852481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75.6626849069">
                <text:p>1275.6626849069</text:p>
              </table:table-cell>
              <table:table-cell office:value-type="float" office:value="0.962491035461">
                <text:p>0.96249103546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76.65909775127">
                <text:p>1276.65909775127</text:p>
              </table:table-cell>
              <table:table-cell office:value-type="float" office:value="0.997400045395">
                <text:p>0.99740004539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77.65351546355">
                <text:p>1277.65351546355</text:p>
              </table:table-cell>
              <table:table-cell office:value-type="float" office:value="0.950023531914">
                <text:p>0.95002353191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78.65211223766">
                <text:p>1278.65211223766</text:p>
              </table:table-cell>
              <table:table-cell office:value-type="float" office:value="0.952517032623">
                <text:p>0.95251703262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79.64972420233">
                <text:p>1279.64972420233</text:p>
              </table:table-cell>
              <table:table-cell office:value-type="float" office:value="0.955010533333">
                <text:p>0.95501053333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0.64553493522">
                <text:p>1280.64553493522</text:p>
              </table:table-cell>
              <table:table-cell office:value-type="float" office:value="0.987426042557">
                <text:p>0.98742604255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1.64015165045">
                <text:p>1281.64015165045</text:p>
              </table:table-cell>
              <table:table-cell office:value-type="float" office:value="0.935062527657">
                <text:p>0.93506252765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2.63655939217">
                <text:p>1282.63655939217</text:p>
              </table:table-cell>
              <table:table-cell office:value-type="float" office:value="0.905140519142">
                <text:p>0.90514051914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3.63356924537">
                <text:p>1283.63356924537</text:p>
              </table:table-cell>
              <table:table-cell office:value-type="float" office:value="0.887686014175">
                <text:p>0.88768601417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4.63037499298">
                <text:p>1284.63037499298</text:p>
              </table:table-cell>
              <table:table-cell office:value-type="float" office:value="0.910127520561">
                <text:p>0.91012752056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85.62698684029">
                <text:p>1285.62698684029</text:p>
              </table:table-cell>
              <table:table-cell office:value-type="float" office:value="0.872725009918">
                <text:p>0.87272500991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86.62379258791">
                <text:p>1286.62379258791</text:p>
              </table:table-cell>
              <table:table-cell office:value-type="float" office:value="0.867738008499">
                <text:p>0.86773800849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87.62299657613">
                <text:p>1287.62299657613</text:p>
              </table:table-cell>
              <table:table-cell office:value-type="float" office:value="0.867738008499">
                <text:p>0.86773800849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88.61740918577">
                <text:p>1288.61740918577</text:p>
              </table:table-cell>
              <table:table-cell office:value-type="float" office:value="0.840309500694">
                <text:p>0.84030950069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89.61302601836">
                <text:p>1289.61302601836</text:p>
              </table:table-cell>
              <table:table-cell office:value-type="float" office:value="0.842803001404">
                <text:p>0.84280300140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0.61062777775">
                <text:p>1290.61062777775</text:p>
              </table:table-cell>
              <table:table-cell office:value-type="float" office:value="0.870231509209">
                <text:p>0.87023150920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1.60584660445">
                <text:p>1291.60584660445</text:p>
              </table:table-cell>
              <table:table-cell office:value-type="float" office:value="0.847790002823">
                <text:p>0.84779000282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2.60364736678">
                <text:p>1292.60364736678</text:p>
              </table:table-cell>
              <table:table-cell office:value-type="float" office:value="0.86275100708">
                <text:p>0.8627510070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3.59966220526">
                <text:p>1293.59966220526</text:p>
              </table:table-cell>
              <table:table-cell office:value-type="float" office:value="0.850283503532">
                <text:p>0.85028350353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4.59606994698">
                <text:p>1294.59606994698</text:p>
              </table:table-cell>
              <table:table-cell office:value-type="float" office:value="0.852777004242">
                <text:p>0.85277700424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295.59427381785">
                <text:p>1295.59427381785</text:p>
              </table:table-cell>
              <table:table-cell office:value-type="float" office:value="1.28165900707">
                <text:p>1.2816590070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296.58988554779">
                <text:p>1296.58988554779</text:p>
              </table:table-cell>
              <table:table-cell office:value-type="float" office:value="0.885192513466">
                <text:p>0.88519251346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297.58570138333">
                <text:p>1297.58570138333</text:p>
              </table:table-cell>
              <table:table-cell office:value-type="float" office:value="0.872725009918">
                <text:p>0.87272500991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298.58290513683">
                <text:p>1298.58290513683</text:p>
              </table:table-cell>
              <table:table-cell office:value-type="float" office:value="0.855270504951">
                <text:p>0.85527050495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299.58150701358">
                <text:p>1299.58150701358</text:p>
              </table:table-cell>
              <table:table-cell office:value-type="float" office:value="0.825348496437">
                <text:p>0.82534849643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0.57672584028">
                <text:p>1300.57672584028</text:p>
              </table:table-cell>
              <table:table-cell office:value-type="float" office:value="0.842803001404">
                <text:p>0.84280300140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1.57253657317">
                <text:p>1301.57253657317</text:p>
              </table:table-cell>
              <table:table-cell office:value-type="float" office:value="0.922595024109">
                <text:p>0.92259502410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2.57054144109">
                <text:p>1302.57054144109</text:p>
              </table:table-cell>
              <table:table-cell office:value-type="float" office:value="0.850283503532">
                <text:p>0.85028350353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3.56595416809">
                <text:p>1303.56595416809</text:p>
              </table:table-cell>
              <table:table-cell office:value-type="float" office:value="0.907634019852">
                <text:p>0.90763401985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4.56535205662">
                <text:p>1304.56535205662</text:p>
              </table:table-cell>
              <table:table-cell office:value-type="float" office:value="0.852777004242">
                <text:p>0.85277700424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05.55837164565">
                <text:p>1305.55837164565</text:p>
              </table:table-cell>
              <table:table-cell office:value-type="float" office:value="0.882699012756">
                <text:p>0.88269901275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06.55478449002">
                <text:p>1306.55478449002</text:p>
              </table:table-cell>
              <table:table-cell office:value-type="float" office:value="0.855270504951">
                <text:p>0.85527050495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07.55498349296">
                <text:p>1307.55498349296</text:p>
              </table:table-cell>
              <table:table-cell office:value-type="float" office:value="1.34649002552">
                <text:p>1.3464900255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08.55218724646">
                <text:p>1308.55218724646</text:p>
              </table:table-cell>
              <table:table-cell office:value-type="float" office:value="1.31656801701">
                <text:p>1.3165680170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09.54541094108">
                <text:p>1309.54541094108</text:p>
              </table:table-cell>
              <table:table-cell office:value-type="float" office:value="0.880205512047">
                <text:p>0.88020551204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0.54202278839">
                <text:p>1310.54202278839</text:p>
              </table:table-cell>
              <table:table-cell office:value-type="float" office:value="0.910127520561">
                <text:p>0.91012752056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1.53962454778">
                <text:p>1311.53962454778</text:p>
              </table:table-cell>
              <table:table-cell office:value-type="float" office:value="0.890179514885">
                <text:p>0.89017951488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2.53583328656">
                <text:p>1312.53583328656</text:p>
              </table:table-cell>
              <table:table-cell office:value-type="float" office:value="0.887686014175">
                <text:p>0.88768601417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3.53204202534">
                <text:p>1313.53204202534</text:p>
              </table:table-cell>
              <table:table-cell office:value-type="float" office:value="0.817867994308">
                <text:p>0.81786799430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4.52885797823">
                <text:p>1314.52885797823</text:p>
              </table:table-cell>
              <table:table-cell office:value-type="float" office:value="0.835322499275">
                <text:p>0.83532249927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15.52486261143">
                <text:p>1315.52486261143</text:p>
              </table:table-cell>
              <table:table-cell office:value-type="float" office:value="0.850283503532">
                <text:p>0.85028350353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16.52128055843">
                <text:p>1316.52128055843</text:p>
              </table:table-cell>
              <table:table-cell office:value-type="float" office:value="0.820361495018">
                <text:p>0.82036149501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17.5184792093">
                <text:p>1317.5184792093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18.5150910566">
                <text:p>1318.5150910566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19.5150910566">
                <text:p>1319.5150910566</text:p>
              </table:table-cell>
              <table:table-cell office:value-type="float" office:value="0.830335497856">
                <text:p>0.83033549785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0.5075136368">
                <text:p>1320.5075136368</text:p>
              </table:table-cell>
              <table:table-cell office:value-type="float" office:value="0.905140519142">
                <text:p>0.90514051914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1.50412038147">
                <text:p>1321.50412038147</text:p>
              </table:table-cell>
              <table:table-cell office:value-type="float" office:value="0.80789399147">
                <text:p>0.8078939914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2.50053322584">
                <text:p>1322.50053322584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3.50013521995">
                <text:p>1323.50013521995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4.49434882665">
                <text:p>1324.49434882665</text:p>
              </table:table-cell>
              <table:table-cell office:value-type="float" office:value="1.2093474865">
                <text:p>1.209347486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25.49095557132">
                <text:p>1325.49095557132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26.48796542451">
                <text:p>1326.48796542451</text:p>
              </table:table-cell>
              <table:table-cell office:value-type="float" office:value="0.827841997147">
                <text:p>0.82784199714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27.48736841568">
                <text:p>1327.48736841568</text:p>
              </table:table-cell>
              <table:table-cell office:value-type="float" office:value="0.835322499275">
                <text:p>0.83532249927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28.48477627477">
                <text:p>1328.48477627477</text:p>
              </table:table-cell>
              <table:table-cell office:value-type="float" office:value="0.872725009918">
                <text:p>0.87272500991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29.47699474938">
                <text:p>1329.47699474938</text:p>
              </table:table-cell>
              <table:table-cell office:value-type="float" office:value="0.840309500694">
                <text:p>0.84030950069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0.47599463202">
                <text:p>1330.47599463202</text:p>
              </table:table-cell>
              <table:table-cell office:value-type="float" office:value="0.832828998566">
                <text:p>0.83282899856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1.4720094705">
                <text:p>1331.4720094705</text:p>
              </table:table-cell>
              <table:table-cell office:value-type="float" office:value="0.892673015594">
                <text:p>0.89267301559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2.47001433842">
                <text:p>1332.47001433842</text:p>
              </table:table-cell>
              <table:table-cell office:value-type="float" office:value="0.925088524818">
                <text:p>0.92508852481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3.46343703598">
                <text:p>1333.46343703598</text:p>
              </table:table-cell>
              <table:table-cell office:value-type="float" office:value="0.905140519142">
                <text:p>0.90514051914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4.45964577476">
                <text:p>1334.45964577476</text:p>
              </table:table-cell>
              <table:table-cell office:value-type="float" office:value="0.925088524818">
                <text:p>0.92508852481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35.45745163973">
                <text:p>1335.45745163973</text:p>
              </table:table-cell>
              <table:table-cell office:value-type="float" office:value="0.875218510628">
                <text:p>0.87521851062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36.45425738735">
                <text:p>1336.45425738735</text:p>
              </table:table-cell>
              <table:table-cell office:value-type="float" office:value="0.927582025528">
                <text:p>0.92758202552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37.45086923466">
                <text:p>1337.45086923466</text:p>
              </table:table-cell>
              <table:table-cell office:value-type="float" office:value="0.880205512047">
                <text:p>0.88020551204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38.44667996755">
                <text:p>1338.44667996755</text:p>
              </table:table-cell>
              <table:table-cell office:value-type="float" office:value="0.860257506371">
                <text:p>0.86025750637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39.44587885313">
                <text:p>1339.44587885313</text:p>
              </table:table-cell>
              <table:table-cell office:value-type="float" office:value="0.850283503532">
                <text:p>0.85028350353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0.44089357425">
                <text:p>1340.44089357425</text:p>
              </table:table-cell>
              <table:table-cell office:value-type="float" office:value="0.855270504951">
                <text:p>0.85527050495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1.43710741567">
                <text:p>1341.43710741567</text:p>
              </table:table-cell>
              <table:table-cell office:value-type="float" office:value="0.872725009918">
                <text:p>0.87272500991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2.43391316328">
                <text:p>1342.43391316328</text:p>
              </table:table-cell>
              <table:table-cell office:value-type="float" office:value="0.840309500694">
                <text:p>0.84030950069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3.43132102237">
                <text:p>1343.43132102237</text:p>
              </table:table-cell>
              <table:table-cell office:value-type="float" office:value="0.867738008499">
                <text:p>0.86773800849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4.42573873465">
                <text:p>1344.42573873465</text:p>
              </table:table-cell>
              <table:table-cell office:value-type="float" office:value="0.785452485085">
                <text:p>0.78545248508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45.4225495849">
                <text:p>1345.4225495849</text:p>
              </table:table-cell>
              <table:table-cell office:value-type="float" office:value="0.885192513466">
                <text:p>0.88519251346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46.4197533384">
                <text:p>1346.4197533384</text:p>
              </table:table-cell>
              <table:table-cell office:value-type="float" office:value="0.872725009918">
                <text:p>0.87272500991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47.4185542181">
                <text:p>1347.4185542181</text:p>
              </table:table-cell>
              <table:table-cell office:value-type="float" office:value="0.885192513466">
                <text:p>0.88519251346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48.41376794216">
                <text:p>1348.41376794216</text:p>
              </table:table-cell>
              <table:table-cell office:value-type="float" office:value="0.86524450779">
                <text:p>0.8652445077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49.40978278063">
                <text:p>1349.40978278063</text:p>
              </table:table-cell>
              <table:table-cell office:value-type="float" office:value="0.867738008499">
                <text:p>0.86773800849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0.40619052236">
                <text:p>1350.40619052236</text:p>
              </table:table-cell>
              <table:table-cell office:value-type="float" office:value="0.890179514885">
                <text:p>0.89017951488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1.40379738439">
                <text:p>1351.40379738439</text:p>
              </table:table-cell>
              <table:table-cell office:value-type="float" office:value="0.852777004242">
                <text:p>0.8527770042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2.40259826408">
                <text:p>1352.40259826408</text:p>
              </table:table-cell>
              <table:table-cell office:value-type="float" office:value="0.842803001404">
                <text:p>0.84280300140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3.39661797048">
                <text:p>1353.39661797048</text:p>
              </table:table-cell>
              <table:table-cell office:value-type="float" office:value="0.827841997147">
                <text:p>0.82784199714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4.39402582956">
                <text:p>1354.39402582956</text:p>
              </table:table-cell>
              <table:table-cell office:value-type="float" office:value="0.877712011337">
                <text:p>0.87771201133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55.39083157717">
                <text:p>1355.39083157717</text:p>
              </table:table-cell>
              <table:table-cell office:value-type="float" office:value="0.870231509209">
                <text:p>0.87023150920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56.38903544804">
                <text:p>1356.38903544804</text:p>
              </table:table-cell>
              <table:table-cell office:value-type="float" office:value="0.952517032623">
                <text:p>0.95251703262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57.38285615149">
                <text:p>1357.38285615149</text:p>
              </table:table-cell>
              <table:table-cell office:value-type="float" office:value="0.952517032623">
                <text:p>0.95251703262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58.38046301352">
                <text:p>1358.38046301352</text:p>
              </table:table-cell>
              <table:table-cell office:value-type="float" office:value="0.96747803688">
                <text:p>0.9674780368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59.37647274935">
                <text:p>1359.37647274935</text:p>
              </table:table-cell>
              <table:table-cell office:value-type="float" office:value="0.912621021271">
                <text:p>0.91262102127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0.37228858489">
                <text:p>1360.37228858489</text:p>
              </table:table-cell>
              <table:table-cell office:value-type="float" office:value="0.992413043976">
                <text:p>0.99241304397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1.36809931778">
                <text:p>1361.36809931778</text:p>
              </table:table-cell>
              <table:table-cell office:value-type="float" office:value="1.6058139801">
                <text:p>1.605813980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2.36570107717">
                <text:p>1362.36570107717</text:p>
              </table:table-cell>
              <table:table-cell office:value-type="float" office:value="0.982439041138">
                <text:p>0.98243904113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3.36350694214">
                <text:p>1363.36350694214</text:p>
              </table:table-cell>
              <table:table-cell office:value-type="float" office:value="1.03480243683">
                <text:p>1.0348024368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4.35952178062">
                <text:p>1364.35952178062</text:p>
              </table:table-cell>
              <table:table-cell office:value-type="float" office:value="0.979945540428">
                <text:p>0.97994554042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65.35552641381">
                <text:p>1365.35552641381</text:p>
              </table:table-cell>
              <table:table-cell office:value-type="float" office:value="1.00238704681">
                <text:p>1.0023870468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66.35293937554">
                <text:p>1366.35293937554</text:p>
              </table:table-cell>
              <table:table-cell office:value-type="float" office:value="0.907634019852">
                <text:p>0.90763401985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67.35213826112">
                <text:p>1367.35213826112</text:p>
              </table:table-cell>
              <table:table-cell office:value-type="float" office:value="0.932569026947">
                <text:p>0.93256902694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68.34715298224">
                <text:p>1368.34715298224</text:p>
              </table:table-cell>
              <table:table-cell office:value-type="float" office:value="0.945036530495">
                <text:p>0.94503653049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69.34196359777">
                <text:p>1369.34196359777</text:p>
              </table:table-cell>
              <table:table-cell office:value-type="float" office:value="0.959997534752">
                <text:p>0.95999753475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0.33897345097">
                <text:p>1370.33897345097</text:p>
              </table:table-cell>
              <table:table-cell office:value-type="float" office:value="1.07220494747">
                <text:p>1.0722049474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1.33598330416">
                <text:p>1371.33598330416</text:p>
              </table:table-cell>
              <table:table-cell office:value-type="float" office:value="0.977451980114">
                <text:p>0.97745198011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2.33438617797">
                <text:p>1372.33438617797</text:p>
              </table:table-cell>
              <table:table-cell office:value-type="float" office:value="0.817867994308">
                <text:p>0.81786799430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3.32800277584">
                <text:p>1373.32800277584</text:p>
              </table:table-cell>
              <table:table-cell office:value-type="float" office:value="0.945036530495">
                <text:p>0.94503653049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4.32481362609">
                <text:p>1374.32481362609</text:p>
              </table:table-cell>
              <table:table-cell office:value-type="float" office:value="0.880205512047">
                <text:p>0.88020551204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75.32560963787">
                <text:p>1375.32560963787</text:p>
              </table:table-cell>
              <table:table-cell office:value-type="float" office:value="0.880205512047">
                <text:p>0.88020551204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76.31823122101">
                <text:p>1376.31823122101</text:p>
              </table:table-cell>
              <table:table-cell office:value-type="float" office:value="0.930075526237">
                <text:p>0.93007552623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77.31483796568">
                <text:p>1377.31483796568</text:p>
              </table:table-cell>
              <table:table-cell office:value-type="float" office:value="1.32654201984">
                <text:p>1.3265420198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78.31144981299">
                <text:p>1378.31144981299</text:p>
              </table:table-cell>
              <table:table-cell office:value-type="float" office:value="1.33152902126">
                <text:p>1.3315290212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79.31045479827">
                <text:p>1379.31045479827</text:p>
              </table:table-cell>
              <table:table-cell office:value-type="float" office:value="0.887686014175">
                <text:p>0.88768601417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0.30506641085">
                <text:p>1380.30506641085</text:p>
              </table:table-cell>
              <table:table-cell office:value-type="float" office:value="0.872725009918">
                <text:p>0.87272500991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1.30128025227">
                <text:p>1381.30128025227</text:p>
              </table:table-cell>
              <table:table-cell office:value-type="float" office:value="0.890179514885">
                <text:p>0.89017951488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2.29848400578">
                <text:p>1382.29848400578</text:p>
              </table:table-cell>
              <table:table-cell office:value-type="float" office:value="0.910127520561">
                <text:p>0.91012752056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3.29648887369">
                <text:p>1383.29648887369</text:p>
              </table:table-cell>
              <table:table-cell office:value-type="float" office:value="0.920101523399">
                <text:p>0.92010152339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4.29369772984">
                <text:p>1384.29369772984</text:p>
              </table:table-cell>
              <table:table-cell office:value-type="float" office:value="0.942543029785">
                <text:p>0.94254302978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85.28731943034">
                <text:p>1385.28731943034</text:p>
              </table:table-cell>
              <table:table-cell office:value-type="float" office:value="0.875218510628">
                <text:p>0.87521851062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86.28551819856">
                <text:p>1386.28551819856</text:p>
              </table:table-cell>
              <table:table-cell office:value-type="float" office:value="0.952517032623">
                <text:p>0.95251703262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87.28292605765">
                <text:p>1387.28292605765</text:p>
              </table:table-cell>
              <table:table-cell office:value-type="float" office:value="0.892673015594">
                <text:p>0.89267301559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88.27833878465">
                <text:p>1388.27833878465</text:p>
              </table:table-cell>
              <table:table-cell office:value-type="float" office:value="0.935062527657">
                <text:p>0.93506252765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89.27415462019">
                <text:p>1389.27415462019</text:p>
              </table:table-cell>
              <table:table-cell office:value-type="float" office:value="0.957504034042">
                <text:p>0.95750403404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0.27056236191">
                <text:p>1390.27056236191</text:p>
              </table:table-cell>
              <table:table-cell office:value-type="float" office:value="1.34898352623">
                <text:p>1.3489835262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1.26816922394">
                <text:p>1391.26816922394</text:p>
              </table:table-cell>
              <table:table-cell office:value-type="float" office:value="0.922595024109">
                <text:p>0.92259502410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2.26597508891">
                <text:p>1392.26597508891</text:p>
              </table:table-cell>
              <table:table-cell office:value-type="float" office:value="0.91511452198">
                <text:p>0.9151145219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3.2603928012">
                <text:p>1393.2603928012</text:p>
              </table:table-cell>
              <table:table-cell office:value-type="float" office:value="0.925088524818">
                <text:p>0.92508852481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4.25719854881">
                <text:p>1394.25719854881</text:p>
              </table:table-cell>
              <table:table-cell office:value-type="float" office:value="0.880205512047">
                <text:p>0.88020551204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395.25440740495">
                <text:p>1395.25440740495</text:p>
              </table:table-cell>
              <table:table-cell office:value-type="float" office:value="0.910127520561">
                <text:p>0.91012752056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396.25101414962">
                <text:p>1396.25101414962</text:p>
              </table:table-cell>
              <table:table-cell office:value-type="float" office:value="0.86524450779">
                <text:p>0.8652445077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397.24663098221">
                <text:p>1397.24663098221</text:p>
              </table:table-cell>
              <table:table-cell office:value-type="float" office:value="0.935062527657">
                <text:p>0.93506252765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398.24483485307">
                <text:p>1398.24483485307</text:p>
              </table:table-cell>
              <table:table-cell office:value-type="float" office:value="0.832828998566">
                <text:p>0.83282899856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399.24463074749">
                <text:p>1399.24463074749</text:p>
              </table:table-cell>
              <table:table-cell office:value-type="float" office:value="0.840309500694">
                <text:p>0.84030950069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0.23845145094">
                <text:p>1400.23845145094</text:p>
              </table:table-cell>
              <table:table-cell office:value-type="float" office:value="0.897660017014">
                <text:p>0.89766001701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1.23485919266">
                <text:p>1401.23485919266</text:p>
              </table:table-cell>
              <table:table-cell office:value-type="float" office:value="0.832828998566">
                <text:p>0.83282899856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2.22987391378">
                <text:p>1402.22987391378</text:p>
              </table:table-cell>
              <table:table-cell office:value-type="float" office:value="0.820361495018">
                <text:p>0.82036149501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3.22748077581">
                <text:p>1403.22748077581</text:p>
              </table:table-cell>
              <table:table-cell office:value-type="float" office:value="0.867738008499">
                <text:p>0.86773800849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4.22608265256">
                <text:p>1404.22608265256</text:p>
              </table:table-cell>
              <table:table-cell office:value-type="float" office:value="0.847790002823">
                <text:p>0.84779000282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05.21970435306">
                <text:p>1405.21970435306</text:p>
              </table:table-cell>
              <table:table-cell office:value-type="float" office:value="0.817867994308">
                <text:p>0.81786799430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06.21751021804">
                <text:p>1406.21751021804</text:p>
              </table:table-cell>
              <table:table-cell office:value-type="float" office:value="0.852777004242">
                <text:p>0.85277700424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07.2141169627">
                <text:p>1407.2141169627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08.21152482179">
                <text:p>1408.21152482179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09.20653954291">
                <text:p>1409.20653954291</text:p>
              </table:table-cell>
              <table:table-cell office:value-type="float" office:value="0.890179514885">
                <text:p>0.89017951488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0.20335039316">
                <text:p>1410.20335039316</text:p>
              </table:table-cell>
              <table:table-cell office:value-type="float" office:value="0.867738008499">
                <text:p>0.86773800849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1.20154916138">
                <text:p>1411.20154916138</text:p>
              </table:table-cell>
              <table:table-cell office:value-type="float" office:value="0.857764005661">
                <text:p>0.85776400566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2.19656898514">
                <text:p>1412.19656898514</text:p>
              </table:table-cell>
              <table:table-cell office:value-type="float" office:value="0.842803001404">
                <text:p>0.84280300140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3.19217561244">
                <text:p>1413.19217561244</text:p>
              </table:table-cell>
              <table:table-cell office:value-type="float" office:value="0.852777004242">
                <text:p>0.85277700424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4.18858845681">
                <text:p>1414.18858845681</text:p>
              </table:table-cell>
              <table:table-cell office:value-type="float" office:value="0.827841997147">
                <text:p>0.82784199714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15.18719033356">
                <text:p>1415.18719033356</text:p>
              </table:table-cell>
              <table:table-cell office:value-type="float" office:value="1.26420450211">
                <text:p>1.2642045021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16.18240405762">
                <text:p>1416.18240405762</text:p>
              </table:table-cell>
              <table:table-cell office:value-type="float" office:value="0.860257506371">
                <text:p>0.86025750637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17.17921490787">
                <text:p>1417.17921490787</text:p>
              </table:table-cell>
              <table:table-cell office:value-type="float" office:value="0.890179514885">
                <text:p>0.89017951488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18.17602065549">
                <text:p>1418.17602065549</text:p>
              </table:table-cell>
              <table:table-cell office:value-type="float" office:value="0.947530031204">
                <text:p>0.94753003120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19.17522464371">
                <text:p>1419.17522464371</text:p>
              </table:table-cell>
              <table:table-cell office:value-type="float" office:value="0.860257506371">
                <text:p>0.86025750637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0.17242839721">
                <text:p>1420.17242839721</text:p>
              </table:table-cell>
              <table:table-cell office:value-type="float" office:value="0.984932482243">
                <text:p>0.98493248224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1.16565209183">
                <text:p>1421.16565209183</text:p>
              </table:table-cell>
              <table:table-cell office:value-type="float" office:value="0.867738008499">
                <text:p>0.86773800849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2.16245783944">
                <text:p>1422.16245783944</text:p>
              </table:table-cell>
              <table:table-cell office:value-type="float" office:value="0.820361495018">
                <text:p>0.82036149501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3.16026370441">
                <text:p>1423.16026370441</text:p>
              </table:table-cell>
              <table:table-cell office:value-type="float" office:value="0.832828998566">
                <text:p>0.83282899856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4.15627854289">
                <text:p>1424.15627854289</text:p>
              </table:table-cell>
              <table:table-cell office:value-type="float" office:value="0.835322499275">
                <text:p>0.83532249927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25.15208927578">
                <text:p>1425.15208927578</text:p>
              </table:table-cell>
              <table:table-cell office:value-type="float" office:value="0.822854995728">
                <text:p>0.82285499572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26.14829801456">
                <text:p>1426.14829801456</text:p>
              </table:table-cell>
              <table:table-cell office:value-type="float" office:value="0.850283503532">
                <text:p>0.85028350353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27.1471039969">
                <text:p>1427.1471039969</text:p>
              </table:table-cell>
              <table:table-cell office:value-type="float" office:value="0.812880992889">
                <text:p>0.81288099288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28.14231772096">
                <text:p>1428.14231772096</text:p>
              </table:table-cell>
              <table:table-cell office:value-type="float" office:value="0.805400490761">
                <text:p>0.80540049076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29.13872546268">
                <text:p>1429.13872546268</text:p>
              </table:table-cell>
              <table:table-cell office:value-type="float" office:value="0.820361495018">
                <text:p>0.82036149501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0.1369242309">
                <text:p>1430.1369242309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1.13134194319">
                <text:p>1431.13134194319</text:p>
              </table:table-cell>
              <table:table-cell office:value-type="float" office:value="0.86524450779">
                <text:p>0.8652445077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2.12815279344">
                <text:p>1432.12815279344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3.12436153222">
                <text:p>1433.12436153222</text:p>
              </table:table-cell>
              <table:table-cell office:value-type="float" office:value="0.770491480827">
                <text:p>0.77049148082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4.12157038836">
                <text:p>1434.12157038836</text:p>
              </table:table-cell>
              <table:table-cell office:value-type="float" office:value="0.812880992889">
                <text:p>0.81288099288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35.12077437658">
                <text:p>1435.12077437658</text:p>
              </table:table-cell>
              <table:table-cell office:value-type="float" office:value="0.827841997147">
                <text:p>0.82784199714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36.11697801273">
                <text:p>1436.11697801273</text:p>
              </table:table-cell>
              <table:table-cell office:value-type="float" office:value="0.780465483665">
                <text:p>0.78046548366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37.11199783648">
                <text:p>1437.11199783648</text:p>
              </table:table-cell>
              <table:table-cell office:value-type="float" office:value="0.840309500694">
                <text:p>0.84030950069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38.10760956643">
                <text:p>1438.10760956643</text:p>
              </table:table-cell>
              <table:table-cell office:value-type="float" office:value="0.817867994308">
                <text:p>0.81786799430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39.1072064579">
                <text:p>1439.1072064579</text:p>
              </table:table-cell>
              <table:table-cell office:value-type="float" office:value="0.837815999985">
                <text:p>0.83781599998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0.10442041668">
                <text:p>1440.10442041668</text:p>
              </table:table-cell>
              <table:table-cell office:value-type="float" office:value="0.855270504951">
                <text:p>0.85527050495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1.09704199983">
                <text:p>1441.09704199983</text:p>
              </table:table-cell>
              <table:table-cell office:value-type="float" office:value="0.860257506371">
                <text:p>0.86025750637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2.09424575333">
                <text:p>1442.09424575333</text:p>
              </table:table-cell>
              <table:table-cell office:value-type="float" office:value="0.860257506371">
                <text:p>0.86025750637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3.09125560653">
                <text:p>1443.09125560653</text:p>
              </table:table-cell>
              <table:table-cell office:value-type="float" office:value="0.872725009918">
                <text:p>0.87272500991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4.08845936003">
                <text:p>1444.08845936003</text:p>
              </table:table-cell>
              <table:table-cell office:value-type="float" office:value="1.36893153191">
                <text:p>1.3689315319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45.08407619261">
                <text:p>1445.08407619261</text:p>
              </table:table-cell>
              <table:table-cell office:value-type="float" office:value="0.927582025528">
                <text:p>0.92758202552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46.08088194023">
                <text:p>1446.08088194023</text:p>
              </table:table-cell>
              <table:table-cell office:value-type="float" office:value="0.91511452198">
                <text:p>0.9151145219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47.08068293728">
                <text:p>1447.08068293728</text:p>
              </table:table-cell>
              <table:table-cell office:value-type="float" office:value="0.91760802269">
                <text:p>0.9176080226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48.07509554693">
                <text:p>1448.07509554693</text:p>
              </table:table-cell>
              <table:table-cell office:value-type="float" office:value="0.947530031204">
                <text:p>0.94753003120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49.07051337657">
                <text:p>1449.07051337657</text:p>
              </table:table-cell>
              <table:table-cell office:value-type="float" office:value="0.900153517723">
                <text:p>0.90015351772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0.06871724743">
                <text:p>1450.06871724743</text:p>
              </table:table-cell>
              <table:table-cell office:value-type="float" office:value="0.870231509209">
                <text:p>0.87023150920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1.06472698327">
                <text:p>1451.06472698327</text:p>
              </table:table-cell>
              <table:table-cell office:value-type="float" office:value="0.892673015594">
                <text:p>0.89267301559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2.06193583941">
                <text:p>1452.06193583941</text:p>
              </table:table-cell>
              <table:table-cell office:value-type="float" office:value="0.91511452198">
                <text:p>0.9151145219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3.05754756936">
                <text:p>1453.05754756936</text:p>
              </table:table-cell>
              <table:table-cell office:value-type="float" office:value="0.907634019852">
                <text:p>0.90763401985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4.05535343433">
                <text:p>1454.05535343433</text:p>
              </table:table-cell>
              <table:table-cell office:value-type="float" office:value="0.950023531914">
                <text:p>0.95002353191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55.05116416722">
                <text:p>1455.05116416722</text:p>
              </table:table-cell>
              <table:table-cell office:value-type="float" office:value="0.935062527657">
                <text:p>0.93506252765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56.047372906">
                <text:p>1456.047372906</text:p>
              </table:table-cell>
              <table:table-cell office:value-type="float" office:value="0.930075526237">
                <text:p>0.93007552623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57.04418375626">
                <text:p>1457.04418375626</text:p>
              </table:table-cell>
              <table:table-cell office:value-type="float" office:value="0.910127520561">
                <text:p>0.91012752056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58.04019349209">
                <text:p>1458.04019349209</text:p>
              </table:table-cell>
              <table:table-cell office:value-type="float" office:value="0.950023472309">
                <text:p>0.95002347230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59.04059149798">
                <text:p>1459.04059149798</text:p>
              </table:table-cell>
              <table:table-cell office:value-type="float" office:value="0.91511452198">
                <text:p>0.9151145219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0.03401419554">
                <text:p>1460.03401419554</text:p>
              </table:table-cell>
              <table:table-cell office:value-type="float" office:value="0.940049529076">
                <text:p>0.94004952907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1.03002393138">
                <text:p>1461.03002393138</text:p>
              </table:table-cell>
              <table:table-cell office:value-type="float" office:value="0.940049529076">
                <text:p>0.94004952907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2.02663577869">
                <text:p>1462.02663577869</text:p>
              </table:table-cell>
              <table:table-cell office:value-type="float" office:value="0.989919483662">
                <text:p>0.98991948366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3.02364052925">
                <text:p>1463.02364052925</text:p>
              </table:table-cell>
              <table:table-cell office:value-type="float" office:value="0.930075526237">
                <text:p>0.93007552623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4.02323742072">
                <text:p>1464.02323742072</text:p>
              </table:table-cell>
              <table:table-cell office:value-type="float" office:value="0.850283503532">
                <text:p>0.85028350353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65.01566000092">
                <text:p>1465.01566000092</text:p>
              </table:table-cell>
              <table:table-cell office:value-type="float" office:value="0.987425982952">
                <text:p>0.98742598295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66.01227184823">
                <text:p>1466.01227184823</text:p>
              </table:table-cell>
              <table:table-cell office:value-type="float" office:value="0.964984476566">
                <text:p>0.96498447656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67.01346586589">
                <text:p>1467.01346586589</text:p>
              </table:table-cell>
              <table:table-cell office:value-type="float" office:value="0.952516973019">
                <text:p>0.95251697301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68.00628645198">
                <text:p>1468.00628645198</text:p>
              </table:table-cell>
              <table:table-cell office:value-type="float" office:value="1.00737404823">
                <text:p>1.0073740482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69.00309730223">
                <text:p>1469.00309730223</text:p>
              </table:table-cell>
              <table:table-cell office:value-type="float" office:value="1.47615194321">
                <text:p>1.4761519432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69.99990815249">
                <text:p>1469.99990815249</text:p>
              </table:table-cell>
              <table:table-cell office:value-type="float" office:value="0.493713021278">
                <text:p>0.49371302127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0.99750991188">
                <text:p>1470.99750991188</text:p>
              </table:table-cell>
              <table:table-cell office:value-type="float" office:value="0.999893546104">
                <text:p>0.99989354610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1.99272363594">
                <text:p>1471.99272363594</text:p>
              </table:table-cell>
              <table:table-cell office:value-type="float" office:value="1.00737404823">
                <text:p>1.0073740482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2.98993249208">
                <text:p>1472.98993249208</text:p>
              </table:table-cell>
              <table:table-cell office:value-type="float" office:value="1.03230893612">
                <text:p>1.0323089361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3.98554422203">
                <text:p>1473.98554422203</text:p>
              </table:table-cell>
              <table:table-cell office:value-type="float" office:value="1.05724406242">
                <text:p>1.0572440624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74.98394709583">
                <text:p>1474.98394709583</text:p>
              </table:table-cell>
              <table:table-cell office:value-type="float" office:value="1.00238704681">
                <text:p>1.0023870468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75.97995683167">
                <text:p>1475.97995683167</text:p>
              </table:table-cell>
              <table:table-cell office:value-type="float" office:value="0.987426042557">
                <text:p>0.98742604255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76.97597167015">
                <text:p>1476.97597167015</text:p>
              </table:table-cell>
              <table:table-cell office:value-type="float" office:value="1.04228293896">
                <text:p>1.0422829389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77.97237941187">
                <text:p>1477.97237941187</text:p>
              </table:table-cell>
              <table:table-cell office:value-type="float" office:value="1.03729605675">
                <text:p>1.0372960567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78.97098639126">
                <text:p>1478.97098639126</text:p>
              </table:table-cell>
              <table:table-cell office:value-type="float" office:value="1.01734793186">
                <text:p>1.0173479318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79.96739413299">
                <text:p>1479.96739413299</text:p>
              </table:table-cell>
              <table:table-cell office:value-type="float" office:value="1.04976344109">
                <text:p>1.0497634410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0.96180674263">
                <text:p>1480.96180674263</text:p>
              </table:table-cell>
              <table:table-cell office:value-type="float" office:value="1.0796854496">
                <text:p>1.079685449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1.95921460171">
                <text:p>1481.95921460171</text:p>
              </table:table-cell>
              <table:table-cell office:value-type="float" office:value="2.67303204536">
                <text:p>2.6730320453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2.95622445491">
                <text:p>1482.95622445491</text:p>
              </table:table-cell>
              <table:table-cell office:value-type="float" office:value="0.997400045395">
                <text:p>0.99740004539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3.9520351878">
                <text:p>1483.9520351878</text:p>
              </table:table-cell>
              <table:table-cell office:value-type="float" office:value="1.00488054752">
                <text:p>1.0048805475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84.94884603806">
                <text:p>1484.94884603806</text:p>
              </table:table-cell>
              <table:table-cell office:value-type="float" office:value="0.974958539009">
                <text:p>0.97495853900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85.94644779745">
                <text:p>1485.94644779745</text:p>
              </table:table-cell>
              <table:table-cell office:value-type="float" office:value="0.999893546104">
                <text:p>0.99989354610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86.94465677095">
                <text:p>1486.94465677095</text:p>
              </table:table-cell>
              <table:table-cell office:value-type="float" office:value="0.957504034042">
                <text:p>0.95750403404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87.94006439531">
                <text:p>1487.94006439531</text:p>
              </table:table-cell>
              <table:table-cell office:value-type="float" office:value="0.932569026947">
                <text:p>0.93256902694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88.93428310465">
                <text:p>1488.93428310465</text:p>
              </table:table-cell>
              <table:table-cell office:value-type="float" office:value="0.989919543266">
                <text:p>0.98991954326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89.93169096374">
                <text:p>1489.93169096374</text:p>
              </table:table-cell>
              <table:table-cell office:value-type="float" office:value="0.905140519142">
                <text:p>0.90514051914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0.92870081693">
                <text:p>1490.92870081693</text:p>
              </table:table-cell>
              <table:table-cell office:value-type="float" office:value="0.905140519142">
                <text:p>0.90514051914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1.92550656455">
                <text:p>1491.92550656455</text:p>
              </table:table-cell>
              <table:table-cell office:value-type="float" office:value="1.01485455036">
                <text:p>1.0148545503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2.92211841185">
                <text:p>1492.92211841185</text:p>
              </table:table-cell>
              <table:table-cell office:value-type="float" office:value="0.955010533333">
                <text:p>0.95501053333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3.91972017124">
                <text:p>1493.91972017124</text:p>
              </table:table-cell>
              <table:table-cell office:value-type="float" office:value="0.950023531914">
                <text:p>0.95002353191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494.91633201855">
                <text:p>1494.91633201855</text:p>
              </table:table-cell>
              <table:table-cell office:value-type="float" office:value="1.00986754894">
                <text:p>1.0098675489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495.91214275145">
                <text:p>1495.91214275145</text:p>
              </table:table-cell>
              <table:table-cell office:value-type="float" office:value="1.00238704681">
                <text:p>1.0023870468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496.90736157814">
                <text:p>1496.90736157814</text:p>
              </table:table-cell>
              <table:table-cell office:value-type="float" office:value="1.05724406242">
                <text:p>1.0572440624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497.9061573552">
                <text:p>1497.9061573552</text:p>
              </table:table-cell>
              <table:table-cell office:value-type="float" office:value="0.999893546104">
                <text:p>0.99989354610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498.90077917307">
                <text:p>1498.90077917307</text:p>
              </table:table-cell>
              <table:table-cell office:value-type="float" office:value="1.04228293896">
                <text:p>1.0422829389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499.89838093246">
                <text:p>1499.89838093246</text:p>
              </table:table-cell>
              <table:table-cell office:value-type="float" office:value="0.950023531914">
                <text:p>0.95002353191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0.89419676799">
                <text:p>1500.89419676799</text:p>
              </table:table-cell>
              <table:table-cell office:value-type="float" office:value="0.907634019852">
                <text:p>0.90763401985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1.89140052149">
                <text:p>1501.89140052149</text:p>
              </table:table-cell>
              <table:table-cell office:value-type="float" office:value="1.42877554893">
                <text:p>1.4287755489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2.88960439235">
                <text:p>1502.88960439235</text:p>
              </table:table-cell>
              <table:table-cell office:value-type="float" office:value="0.912621021271">
                <text:p>0.91262102127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3.88661424555">
                <text:p>1503.88661424555</text:p>
              </table:table-cell>
              <table:table-cell office:value-type="float" office:value="0.957504034042">
                <text:p>0.95750403404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04.88063395194">
                <text:p>1504.88063395194</text:p>
              </table:table-cell>
              <table:table-cell office:value-type="float" office:value="0.955010533333">
                <text:p>0.95501053333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05.87803670839">
                <text:p>1505.87803670839</text:p>
              </table:table-cell>
              <table:table-cell office:value-type="float" office:value="0.935062527657">
                <text:p>0.93506252765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06.87723559397">
                <text:p>1506.87723559397</text:p>
              </table:table-cell>
              <table:table-cell office:value-type="float" office:value="0.900153517723">
                <text:p>0.90015351772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07.87265342362">
                <text:p>1507.87265342362</text:p>
              </table:table-cell>
              <table:table-cell office:value-type="float" office:value="0.959997534752">
                <text:p>0.95999753475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08.86945917123">
                <text:p>1508.86945917123</text:p>
              </table:table-cell>
              <table:table-cell office:value-type="float" office:value="0.882699012756">
                <text:p>0.88269901275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09.86587201559">
                <text:p>1509.86587201559</text:p>
              </table:table-cell>
              <table:table-cell office:value-type="float" office:value="0.905140519142">
                <text:p>0.90514051914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0.86168274849">
                <text:p>1510.86168274849</text:p>
              </table:table-cell>
              <table:table-cell office:value-type="float" office:value="0.91760802269">
                <text:p>0.9176080226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1.85829459579">
                <text:p>1511.85829459579</text:p>
              </table:table-cell>
              <table:table-cell office:value-type="float" office:value="0.880205512047">
                <text:p>0.88020551204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2.85270720544">
                <text:p>1512.85270720544</text:p>
              </table:table-cell>
              <table:table-cell office:value-type="float" office:value="0.900153517723">
                <text:p>0.90015351772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3.85011506452">
                <text:p>1513.85011506452</text:p>
              </table:table-cell>
              <table:table-cell office:value-type="float" office:value="0.882699012756">
                <text:p>0.88269901275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14.84811993244">
                <text:p>1514.84811993244</text:p>
              </table:table-cell>
              <table:table-cell office:value-type="float" office:value="0.870231509209">
                <text:p>0.87023150920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15.84313465356">
                <text:p>1515.84313465356</text:p>
              </table:table-cell>
              <table:table-cell office:value-type="float" office:value="0.842803001404">
                <text:p>0.84280300140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16.83974650087">
                <text:p>1516.83974650087</text:p>
              </table:table-cell>
              <table:table-cell office:value-type="float" office:value="0.887686014175">
                <text:p>0.88768601417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17.83675635406">
                <text:p>1517.83675635406</text:p>
              </table:table-cell>
              <table:table-cell office:value-type="float" office:value="0.86524450779">
                <text:p>0.8652445077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18.83614913995">
                <text:p>1518.83614913995</text:p>
              </table:table-cell>
              <table:table-cell office:value-type="float" office:value="0.867738008499">
                <text:p>0.86773800849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19.83057195487">
                <text:p>1519.83057195487</text:p>
              </table:table-cell>
              <table:table-cell office:value-type="float" office:value="0.907634019852">
                <text:p>0.90763401985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0.8269796966">
                <text:p>1520.8269796966</text:p>
              </table:table-cell>
              <table:table-cell office:value-type="float" office:value="0.837815999985">
                <text:p>0.83781599998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1.82398954979">
                <text:p>1521.82398954979</text:p>
              </table:table-cell>
              <table:table-cell office:value-type="float" office:value="0.852777004242">
                <text:p>0.85277700424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2.81980028269">
                <text:p>1522.81980028269</text:p>
              </table:table-cell>
              <table:table-cell office:value-type="float" office:value="0.850283503532">
                <text:p>0.85028350353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3.8166060303">
                <text:p>1523.8166060303</text:p>
              </table:table-cell>
              <table:table-cell office:value-type="float" office:value="0.857764005661">
                <text:p>0.85776400566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24.81321277497">
                <text:p>1524.81321277497</text:p>
              </table:table-cell>
              <table:table-cell office:value-type="float" office:value="0.892673015594">
                <text:p>0.89267301559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25.80982462228">
                <text:p>1525.80982462228</text:p>
              </table:table-cell>
              <table:table-cell office:value-type="float" office:value="0.845296502113">
                <text:p>0.84529650211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26.80982462228">
                <text:p>1526.80982462228</text:p>
              </table:table-cell>
              <table:table-cell office:value-type="float" office:value="1.21433448792">
                <text:p>1.2143344879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27.80563535517">
                <text:p>1527.80563535517</text:p>
              </table:table-cell>
              <table:table-cell office:value-type="float" office:value="0.847790002823">
                <text:p>0.84779000282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28.79985406451">
                <text:p>1528.79985406451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29.79566990004">
                <text:p>1529.79566990004</text:p>
              </table:table-cell>
              <table:table-cell office:value-type="float" office:value="0.795426487923">
                <text:p>0.79542648792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0.79347066237">
                <text:p>1530.79347066237</text:p>
              </table:table-cell>
              <table:table-cell office:value-type="float" office:value="0.890179514885">
                <text:p>0.89017951488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1.79207253912">
                <text:p>1531.79207253912</text:p>
              </table:table-cell>
              <table:table-cell office:value-type="float" office:value="0.785452485085">
                <text:p>0.78545248508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2.7868882573">
                <text:p>1532.7868882573</text:p>
              </table:table-cell>
              <table:table-cell office:value-type="float" office:value="0.75553047657">
                <text:p>0.7555304765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3.78290309577">
                <text:p>1533.78290309577</text:p>
              </table:table-cell>
              <table:table-cell office:value-type="float" office:value="0.750543475151">
                <text:p>0.75054347515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34.78110696663">
                <text:p>1534.78110696663</text:p>
              </table:table-cell>
              <table:table-cell office:value-type="float" office:value="0.728101968765">
                <text:p>0.72810196876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35.77671359394">
                <text:p>1535.77671359394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36.77272843242">
                <text:p>1536.77272843242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37.77053429739">
                <text:p>1537.77053429739</text:p>
              </table:table-cell>
              <table:table-cell office:value-type="float" office:value="0.718128025532">
                <text:p>0.71812802553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38.76754415059">
                <text:p>1538.76754415059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39.76514590998">
                <text:p>1539.76514590998</text:p>
              </table:table-cell>
              <table:table-cell office:value-type="float" office:value="0.668258011341">
                <text:p>0.66825801134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0.76096174551">
                <text:p>1540.76096174551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1.75676737576">
                <text:p>1541.75676737576</text:p>
              </table:table-cell>
              <table:table-cell office:value-type="float" office:value="0.668258011341">
                <text:p>0.66825801134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2.75158819657">
                <text:p>1542.75158819657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43.75198109982">
                <text:p>1543.75198109982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44.74520479444">
                <text:p>1544.74520479444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45.74181153911">
                <text:p>1545.74181153911</text:p>
              </table:table-cell>
              <table:table-cell office:value-type="float" office:value="0.575998544693">
                <text:p>0.57599854469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46.74141353322">
                <text:p>1546.74141353322</text:p>
              </table:table-cell>
              <table:table-cell office:value-type="float" office:value="0.613400995731">
                <text:p>0.61340099573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47.73602514581">
                <text:p>1547.73602514581</text:p>
              </table:table-cell>
              <table:table-cell office:value-type="float" office:value="0.62088149786">
                <text:p>0.6208814978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48.73303499901">
                <text:p>1548.73303499901</text:p>
              </table:table-cell>
              <table:table-cell office:value-type="float" office:value="0.610907495022">
                <text:p>0.61090749502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49.72804972012">
                <text:p>1549.72804972012</text:p>
              </table:table-cell>
              <table:table-cell office:value-type="float" office:value="0.595946490765">
                <text:p>0.59594649076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0.72605458804">
                <text:p>1550.72605458804</text:p>
              </table:table-cell>
              <table:table-cell office:value-type="float" office:value="0.603426992893">
                <text:p>0.60342699289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1.7212683121">
                <text:p>1551.7212683121</text:p>
              </table:table-cell>
              <table:table-cell office:value-type="float" office:value="0.595946490765">
                <text:p>0.59594649076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2.71788015941">
                <text:p>1552.71788015941</text:p>
              </table:table-cell>
              <table:table-cell office:value-type="float" office:value="0.595946490765">
                <text:p>0.59594649076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53.71488490996">
                <text:p>1553.71488490996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54.71288977788">
                <text:p>1554.71288977788</text:p>
              </table:table-cell>
              <table:table-cell office:value-type="float" office:value="0.605920493603">
                <text:p>0.60592049360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55.7107007455">
                <text:p>1555.7107007455</text:p>
              </table:table-cell>
              <table:table-cell office:value-type="float" office:value="0.880205512047">
                <text:p>0.88020551204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56.70471534925">
                <text:p>1556.70471534925</text:p>
              </table:table-cell>
              <table:table-cell office:value-type="float" office:value="0.575998485088">
                <text:p>0.57599848508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57.70172009981">
                <text:p>1557.70172009981</text:p>
              </table:table-cell>
              <table:table-cell office:value-type="float" office:value="0.528622031212">
                <text:p>0.52862203121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58.70231710864">
                <text:p>1558.70231710864</text:p>
              </table:table-cell>
              <table:table-cell office:value-type="float" office:value="0.575998485088">
                <text:p>0.57599848508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59.69513769473">
                <text:p>1559.69513769473</text:p>
              </table:table-cell>
              <table:table-cell office:value-type="float" office:value="0.556050479412">
                <text:p>0.55605047941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0.69254555382">
                <text:p>1560.69254555382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1.68856039229">
                <text:p>1561.68856039229</text:p>
              </table:table-cell>
              <table:table-cell office:value-type="float" office:value="0.543582975864">
                <text:p>0.54358297586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2.68476913107">
                <text:p>1562.68476913107</text:p>
              </table:table-cell>
              <table:table-cell office:value-type="float" office:value="0.543582975864">
                <text:p>0.54358297586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63.68317200488">
                <text:p>1563.68317200488</text:p>
              </table:table-cell>
              <table:table-cell office:value-type="float" office:value="0.551063477993">
                <text:p>0.55106347799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64.67858473188">
                <text:p>1564.67858473188</text:p>
              </table:table-cell>
              <table:table-cell office:value-type="float" office:value="0.521141529083">
                <text:p>0.52114152908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65.67579358802">
                <text:p>1565.67579358802</text:p>
              </table:table-cell>
              <table:table-cell office:value-type="float" office:value="0.521141529083">
                <text:p>0.52114152908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66.67021130031">
                <text:p>1566.67021130031</text:p>
              </table:table-cell>
              <table:table-cell office:value-type="float" office:value="0.501193523407">
                <text:p>0.50119352340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67.66701704792">
                <text:p>1567.66701704792</text:p>
              </table:table-cell>
              <table:table-cell office:value-type="float" office:value="0.249349996448">
                <text:p>0.24934999644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68.66302678376">
                <text:p>1568.66302678376</text:p>
              </table:table-cell>
              <table:table-cell office:value-type="float" office:value="0.508674025536">
                <text:p>0.50867402553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69.66003663695">
                <text:p>1569.66003663695</text:p>
              </table:table-cell>
              <table:table-cell office:value-type="float" office:value="0.503686964512">
                <text:p>0.5036869645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0.65824050781">
                <text:p>1570.65824050781</text:p>
              </table:table-cell>
              <table:table-cell office:value-type="float" office:value="0.483738988638">
                <text:p>0.48373898863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1.65644437868">
                <text:p>1571.65644437868</text:p>
              </table:table-cell>
              <table:table-cell office:value-type="float" office:value="0.481245487928">
                <text:p>0.48124548792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2.65046408507">
                <text:p>1572.65046408507</text:p>
              </table:table-cell>
              <table:table-cell office:value-type="float" office:value="0.473765015602">
                <text:p>0.47376501560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3.64747393827">
                <text:p>1573.64747393827</text:p>
              </table:table-cell>
              <table:table-cell office:value-type="float" office:value="0.473765015602">
                <text:p>0.47376501560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74.64707082974">
                <text:p>1574.64707082974</text:p>
              </table:table-cell>
              <table:table-cell office:value-type="float" office:value="0.476258516312">
                <text:p>0.47625851631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75.64009041877">
                <text:p>1575.64009041877</text:p>
              </table:table-cell>
              <table:table-cell office:value-type="float" office:value="0.481245517731">
                <text:p>0.48124551773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76.63629915755">
                <text:p>1576.63629915755</text:p>
              </table:table-cell>
              <table:table-cell office:value-type="float" office:value="0.468778014183">
                <text:p>0.46877801418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77.63370701664">
                <text:p>1577.63370701664</text:p>
              </table:table-cell>
              <table:table-cell office:value-type="float" office:value="0.478752017021">
                <text:p>0.47875201702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78.63311000781">
                <text:p>1578.63311000781</text:p>
              </table:table-cell>
              <table:table-cell office:value-type="float" office:value="0.396466493607">
                <text:p>0.39646649360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79.62872173775">
                <text:p>1579.62872173775</text:p>
              </table:table-cell>
              <table:table-cell office:value-type="float" office:value="0.471271514893">
                <text:p>0.47127151489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0.6225424412">
                <text:p>1580.6225424412</text:p>
              </table:table-cell>
              <table:table-cell office:value-type="float" office:value="0.224415004253">
                <text:p>0.22441500425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1.61875117999">
                <text:p>1581.61875117999</text:p>
              </table:table-cell>
              <table:table-cell office:value-type="float" office:value="0.421401500702">
                <text:p>0.42140150070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2.61635293938">
                <text:p>1582.61635293938</text:p>
              </table:table-cell>
              <table:table-cell office:value-type="float" office:value="0.43137550354">
                <text:p>0.4313755035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83.61277088638">
                <text:p>1583.61277088638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84.61017364283">
                <text:p>1584.61017364283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85.60538736689">
                <text:p>1585.60538736689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86.60618337866">
                <text:p>1586.60618337866</text:p>
              </table:table-cell>
              <table:table-cell office:value-type="float" office:value="0.43386900425">
                <text:p>0.4338690042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87.60000408211">
                <text:p>1587.60000408211</text:p>
              </table:table-cell>
              <table:table-cell office:value-type="float" office:value="0.406440496445">
                <text:p>0.40644049644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88.59641182384">
                <text:p>1588.59641182384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89.59381458028">
                <text:p>1589.59381458028</text:p>
              </table:table-cell>
              <table:table-cell office:value-type="float" office:value="0.411427497864">
                <text:p>0.41142749786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0.59063053317">
                <text:p>1590.59063053317</text:p>
              </table:table-cell>
              <table:table-cell office:value-type="float" office:value="0.411427497864">
                <text:p>0.41142749786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1.58863029845">
                <text:p>1591.58863029845</text:p>
              </table:table-cell>
              <table:table-cell office:value-type="float" office:value="0.398959994316">
                <text:p>0.39895999431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2.58404302546">
                <text:p>1592.58404302546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93.58085387571">
                <text:p>1593.58085387571</text:p>
              </table:table-cell>
              <table:table-cell office:value-type="float" office:value="0.391479492188">
                <text:p>0.39147949218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594.57786372891">
                <text:p>1594.57786372891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595.57267434444">
                <text:p>1595.57267434444</text:p>
              </table:table-cell>
              <table:table-cell office:value-type="float" office:value="0.398959994316">
                <text:p>0.39895999431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596.56868918291">
                <text:p>1596.56868918291</text:p>
              </table:table-cell>
              <table:table-cell office:value-type="float" office:value="0.536102473736">
                <text:p>0.53610247373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597.56569393347">
                <text:p>1597.56569393347</text:p>
              </table:table-cell>
              <table:table-cell office:value-type="float" office:value="0.369037985802">
                <text:p>0.36903798580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598.56549493053">
                <text:p>1598.56549493053</text:p>
              </table:table-cell>
              <table:table-cell office:value-type="float" office:value="0.369037985802">
                <text:p>0.36903798580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599.56210677784">
                <text:p>1599.56210677784</text:p>
              </table:table-cell>
              <table:table-cell office:value-type="float" office:value="0.366544485092">
                <text:p>0.36654448509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0.5557233757">
                <text:p>1600.5557233757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1.55213111743">
                <text:p>1601.55213111743</text:p>
              </table:table-cell>
              <table:table-cell office:value-type="float" office:value="0.356570482254">
                <text:p>0.35657048225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2.54973797946">
                <text:p>1602.54973797946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03.54654372707">
                <text:p>1603.54654372707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04.5423595626">
                <text:p>1604.5423595626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05.53797129255">
                <text:p>1605.53797129255</text:p>
              </table:table-cell>
              <table:table-cell office:value-type="float" office:value="0.33662250638">
                <text:p>0.3366225063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06.53597616047">
                <text:p>1606.53597616047</text:p>
              </table:table-cell>
              <table:table-cell office:value-type="float" office:value="0.33911600709">
                <text:p>0.3391160070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07.53158789042">
                <text:p>1607.53158789042</text:p>
              </table:table-cell>
              <table:table-cell office:value-type="float" office:value="0.341609507799">
                <text:p>0.34160950779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08.52819973772">
                <text:p>1608.52819973772</text:p>
              </table:table-cell>
              <table:table-cell office:value-type="float" office:value="0.521141469479">
                <text:p>0.52114146947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09.52460747945">
                <text:p>1609.52460747945</text:p>
              </table:table-cell>
              <table:table-cell office:value-type="float" office:value="0.361557483673">
                <text:p>0.36155748367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0.52201533853">
                <text:p>1610.52201533853</text:p>
              </table:table-cell>
              <table:table-cell office:value-type="float" office:value="0.344103008509">
                <text:p>0.34410300850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1.51802507437">
                <text:p>1611.51802507437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2.51483592462">
                <text:p>1612.51483592462</text:p>
              </table:table-cell>
              <table:table-cell office:value-type="float" office:value="0.329142004251">
                <text:p>0.32914200425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13.51244278665">
                <text:p>1613.51244278665</text:p>
              </table:table-cell>
              <table:table-cell office:value-type="float" office:value="0.314180999994">
                <text:p>0.31418099999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14.5080545166">
                <text:p>1614.5080545166</text:p>
              </table:table-cell>
              <table:table-cell office:value-type="float" office:value="0.321661502123">
                <text:p>0.32166150212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15.50645739041">
                <text:p>1615.50645739041</text:p>
              </table:table-cell>
              <table:table-cell office:value-type="float" office:value="0.309193998575">
                <text:p>0.30919399857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16.5004770968">
                <text:p>1616.5004770968</text:p>
              </table:table-cell>
              <table:table-cell office:value-type="float" office:value="0.296726495028">
                <text:p>0.29672649502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17.49907897355">
                <text:p>1617.49907897355</text:p>
              </table:table-cell>
              <table:table-cell office:value-type="float" office:value="0.291739493608">
                <text:p>0.29173949360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18.49727774178">
                <text:p>1618.49727774178</text:p>
              </table:table-cell>
              <table:table-cell office:value-type="float" office:value="0.311687499285">
                <text:p>0.31168749928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19.49109844523">
                <text:p>1619.49109844523</text:p>
              </table:table-cell>
              <table:table-cell office:value-type="float" office:value="0.301713496447">
                <text:p>0.30171349644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0.48731228665">
                <text:p>1620.48731228665</text:p>
              </table:table-cell>
              <table:table-cell office:value-type="float" office:value="0.301713496447">
                <text:p>0.30171349644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1.48432213984">
                <text:p>1621.48432213984</text:p>
              </table:table-cell>
              <table:table-cell office:value-type="float" office:value="0.411427497864">
                <text:p>0.41142749786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2.48192389923">
                <text:p>1622.48192389923</text:p>
              </table:table-cell>
              <table:table-cell office:value-type="float" office:value="0.286752492189">
                <text:p>0.28675249218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23.47813774065">
                <text:p>1623.47813774065</text:p>
              </table:table-cell>
              <table:table-cell office:value-type="float" office:value="0.254337012768">
                <text:p>0.25433701276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24.47573950004">
                <text:p>1624.47573950004</text:p>
              </table:table-cell>
              <table:table-cell office:value-type="float" office:value="0.246856495738">
                <text:p>0.24685649573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25.4707593238">
                <text:p>1625.4707593238</text:p>
              </table:table-cell>
              <table:table-cell office:value-type="float" office:value="0.226908504963">
                <text:p>0.22690850496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26.47055521821">
                <text:p>1626.47055521821</text:p>
              </table:table-cell>
              <table:table-cell office:value-type="float" office:value="0.214441001415">
                <text:p>0.21444100141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27.46357480725">
                <text:p>1627.46357480725</text:p>
              </table:table-cell>
              <table:table-cell office:value-type="float" office:value="0.194492995739">
                <text:p>0.19449299573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28.46297779842">
                <text:p>1628.46297779842</text:p>
              </table:table-cell>
              <table:table-cell office:value-type="float" office:value="0.179531991482">
                <text:p>0.17953199148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29.45699750481">
                <text:p>1629.45699750481</text:p>
              </table:table-cell>
              <table:table-cell office:value-type="float" office:value="0.164571002126">
                <text:p>0.16457100212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0.45519627303">
                <text:p>1630.45519627303</text:p>
              </table:table-cell>
              <table:table-cell office:value-type="float" office:value="0.13963599503">
                <text:p>0.1396359950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1.45141011445">
                <text:p>1631.45141011445</text:p>
              </table:table-cell>
              <table:table-cell office:value-type="float" office:value="0.129661992192">
                <text:p>0.12966199219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2.44622072998">
                <text:p>1632.44622072998</text:p>
              </table:table-cell>
              <table:table-cell office:value-type="float" office:value="0.114701002836">
                <text:p>0.11470100283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33.44442970349">
                <text:p>1633.44442970349</text:p>
              </table:table-cell>
              <table:table-cell office:value-type="float" office:value="0.107220500708">
                <text:p>0.10722050070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34.44083744521">
                <text:p>1634.44083744521</text:p>
              </table:table-cell>
              <table:table-cell office:value-type="float" office:value="0.0897659957409">
                <text:p>0.089765995740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35.43665328074">
                <text:p>1635.43665328074</text:p>
              </table:table-cell>
              <table:table-cell office:value-type="float" office:value="0.0723114982247">
                <text:p>0.072311498224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36.43305591983">
                <text:p>1636.43305591983</text:p>
              </table:table-cell>
              <table:table-cell office:value-type="float" office:value="0.0972464978695">
                <text:p>0.097246497869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37.43006577302">
                <text:p>1637.43006577302</text:p>
              </table:table-cell>
              <table:table-cell office:value-type="float" office:value="0.0548570007086">
                <text:p>0.054857000708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38.42867275241">
                <text:p>1638.42867275241</text:p>
              </table:table-cell>
              <table:table-cell office:value-type="float" office:value="0.114701002836">
                <text:p>0.11470100283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39.42408037678">
                <text:p>1639.42408037678</text:p>
              </table:table-cell>
              <table:table-cell office:value-type="float" office:value="0.119688004255">
                <text:p>0.11968800425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0.41969210673">
                <text:p>1640.41969210673</text:p>
              </table:table-cell>
              <table:table-cell office:value-type="float" office:value="0.162077501416">
                <text:p>0.16207750141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1.41610495109">
                <text:p>1641.41610495109</text:p>
              </table:table-cell>
              <table:table-cell office:value-type="float" office:value="0.174545004964">
                <text:p>0.17454500496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2.41430882195">
                <text:p>1642.41430882195</text:p>
              </table:table-cell>
              <table:table-cell office:value-type="float" office:value="0.211947500706">
                <text:p>0.21194750070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43.41171668104">
                <text:p>1643.41171668104</text:p>
              </table:table-cell>
              <table:table-cell office:value-type="float" office:value="0.234389007092">
                <text:p>0.23438900709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44.40633339627">
                <text:p>1644.40633339627</text:p>
              </table:table-cell>
              <table:table-cell office:value-type="float" office:value="0.28425899148">
                <text:p>0.2842589914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45.40473627007">
                <text:p>1645.40473627007</text:p>
              </table:table-cell>
              <table:table-cell office:value-type="float" office:value="0.314180999994">
                <text:p>0.31418099999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46.4011440118">
                <text:p>1646.4011440118</text:p>
              </table:table-cell>
              <table:table-cell office:value-type="float" office:value="0.359063982964">
                <text:p>0.35906398296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47.39815386499">
                <text:p>1647.39815386499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48.39237257433">
                <text:p>1648.39237257433</text:p>
              </table:table-cell>
              <table:table-cell office:value-type="float" office:value="0.418907999992">
                <text:p>0.41890799999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49.38917832195">
                <text:p>1649.38917832195</text:p>
              </table:table-cell>
              <table:table-cell office:value-type="float" office:value="0.443843007088">
                <text:p>0.44384300708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0.38718318986">
                <text:p>1650.38718318986</text:p>
              </table:table-cell>
              <table:table-cell office:value-type="float" office:value="0.473765015602">
                <text:p>0.47376501560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1.38259591687">
                <text:p>1651.38259591687</text:p>
              </table:table-cell>
              <table:table-cell office:value-type="float" office:value="0.493713021278">
                <text:p>0.49371302127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2.37920776418">
                <text:p>1652.37920776418</text:p>
              </table:table-cell>
              <table:table-cell office:value-type="float" office:value="0.538595974445">
                <text:p>0.53859597444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53.3756155059">
                <text:p>1653.3756155059</text:p>
              </table:table-cell>
              <table:table-cell office:value-type="float" office:value="0.548569977283">
                <text:p>0.54856997728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54.37661052062">
                <text:p>1654.37661052062</text:p>
              </table:table-cell>
              <table:table-cell office:value-type="float" office:value="0.556050479412">
                <text:p>0.55605047941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55.37002811554">
                <text:p>1655.37002811554</text:p>
              </table:table-cell>
              <table:table-cell office:value-type="float" office:value="0.503687024117">
                <text:p>0.50368702411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56.36723697169">
                <text:p>1656.36723697169</text:p>
              </table:table-cell>
              <table:table-cell office:value-type="float" office:value="0.603426992893">
                <text:p>0.60342699289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57.36344571047">
                <text:p>1657.36344571047</text:p>
              </table:table-cell>
              <table:table-cell office:value-type="float" office:value="0.600933492184">
                <text:p>0.60093349218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58.36085356955">
                <text:p>1658.36085356955</text:p>
              </table:table-cell>
              <table:table-cell office:value-type="float" office:value="0.600933492184">
                <text:p>0.60093349218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59.35626629656">
                <text:p>1659.35626629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0.35267914092">
                <text:p>1660.35267914092</text:p>
              </table:table-cell>
              <table:table-cell office:value-type="float" office:value="0.625868499279">
                <text:p>0.62586849927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1.34868887676">
                <text:p>1661.34868887676</text:p>
              </table:table-cell>
              <table:table-cell office:value-type="float" office:value="0.640829503536">
                <text:p>0.64082950353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2.34530072406">
                <text:p>1662.34530072406</text:p>
              </table:table-cell>
              <table:table-cell office:value-type="float" office:value="0.640829503536">
                <text:p>0.64082950353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63.34150946285">
                <text:p>1663.34150946285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64.33772330427">
                <text:p>1664.33772330427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65.33472805482">
                <text:p>1665.33472805482</text:p>
              </table:table-cell>
              <table:table-cell office:value-type="float" office:value="0.670751452446">
                <text:p>0.67075145244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66.33293192569">
                <text:p>1666.33293192569</text:p>
              </table:table-cell>
              <table:table-cell office:value-type="float" office:value="1.04228305817">
                <text:p>1.0422830581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67.32914576711">
                <text:p>1667.32914576711</text:p>
              </table:table-cell>
              <table:table-cell office:value-type="float" office:value="1.08217895031">
                <text:p>1.0821789503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68.32435949116">
                <text:p>1668.32435949116</text:p>
              </table:table-cell>
              <table:table-cell office:value-type="float" office:value="0.740569472313">
                <text:p>0.74056947231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69.32116523878">
                <text:p>1669.32116523878</text:p>
              </table:table-cell>
              <table:table-cell office:value-type="float" office:value="0.743062973022">
                <text:p>0.74306297302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0.31956811258">
                <text:p>1670.31956811258</text:p>
              </table:table-cell>
              <table:table-cell office:value-type="float" office:value="0.723114967346">
                <text:p>0.72311496734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1.31697597167">
                <text:p>1671.31697597167</text:p>
              </table:table-cell>
              <table:table-cell office:value-type="float" office:value="0.75802397728">
                <text:p>0.7580239772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2.31199069279">
                <text:p>1672.31199069279</text:p>
              </table:table-cell>
              <table:table-cell office:value-type="float" office:value="0.770491480827">
                <text:p>0.77049148082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73.30979655776">
                <text:p>1673.30979655776</text:p>
              </table:table-cell>
              <table:table-cell office:value-type="float" office:value="0.787945985794">
                <text:p>0.78794598579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74.30680130832">
                <text:p>1674.30680130832</text:p>
              </table:table-cell>
              <table:table-cell office:value-type="float" office:value="0.750543475151">
                <text:p>0.75054347515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75.3024181409">
                <text:p>1675.3024181409</text:p>
              </table:table-cell>
              <table:table-cell office:value-type="float" office:value="0.782958984375">
                <text:p>0.78295898437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76.29902488557">
                <text:p>1676.29902488557</text:p>
              </table:table-cell>
              <table:table-cell office:value-type="float" office:value="0.745556473732">
                <text:p>0.74555647373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77.29403960669">
                <text:p>1677.29403960669</text:p>
              </table:table-cell>
              <table:table-cell office:value-type="float" office:value="0.75553047657">
                <text:p>0.7555304765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78.29184547166">
                <text:p>1678.29184547166</text:p>
              </table:table-cell>
              <table:table-cell office:value-type="float" office:value="0.86275100708">
                <text:p>0.8627510070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79.28726330131">
                <text:p>1679.28726330131</text:p>
              </table:table-cell>
              <table:table-cell office:value-type="float" office:value="1.10960745811">
                <text:p>1.1096074581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0.28347204009">
                <text:p>1680.28347204009</text:p>
              </table:table-cell>
              <table:table-cell office:value-type="float" office:value="0.723115026951">
                <text:p>0.72311502695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1.28067579359">
                <text:p>1681.28067579359</text:p>
              </table:table-cell>
              <table:table-cell office:value-type="float" office:value="0.745556473732">
                <text:p>0.74555647373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2.27868066151">
                <text:p>1682.27868066151</text:p>
              </table:table-cell>
              <table:table-cell office:value-type="float" office:value="0.720621466637">
                <text:p>0.72062146663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83.27728253826">
                <text:p>1683.27728253826</text:p>
              </table:table-cell>
              <table:table-cell office:value-type="float" office:value="0.715634524822">
                <text:p>0.71563452482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84.27189925348">
                <text:p>1684.27189925348</text:p>
              </table:table-cell>
              <table:table-cell office:value-type="float" office:value="0.733088970184">
                <text:p>0.73308897018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85.26791409196">
                <text:p>1685.26791409196</text:p>
              </table:table-cell>
              <table:table-cell office:value-type="float" office:value="0.733088970184">
                <text:p>0.73308897018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86.26751098343">
                <text:p>1686.26751098343</text:p>
              </table:table-cell>
              <table:table-cell office:value-type="float" office:value="0.703167021275">
                <text:p>0.70316702127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87.26153068983">
                <text:p>1687.26153068983</text:p>
              </table:table-cell>
              <table:table-cell office:value-type="float" office:value="0.713141024113">
                <text:p>0.71314102411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88.25714241977">
                <text:p>1688.25714241977</text:p>
              </table:table-cell>
              <table:table-cell office:value-type="float" office:value="0.715634524822">
                <text:p>0.71563452482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89.25554529358">
                <text:p>1689.25554529358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0.25195813794">
                <text:p>1690.25195813794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1.24836587967">
                <text:p>1691.24836587967</text:p>
              </table:table-cell>
              <table:table-cell office:value-type="float" office:value="0.665764510632">
                <text:p>0.66576451063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2.24337549815">
                <text:p>1692.24337549815</text:p>
              </table:table-cell>
              <table:table-cell office:value-type="float" office:value="1.06223106384">
                <text:p>1.0622310638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93.24019145104">
                <text:p>1693.24019145104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694.2383953219">
                <text:p>1694.2383953219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695.2338080489">
                <text:p>1695.2338080489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696.23140980829">
                <text:p>1696.23140980829</text:p>
              </table:table-cell>
              <table:table-cell office:value-type="float" office:value="0.638336002827">
                <text:p>0.63833600282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697.22642452941">
                <text:p>1697.22642452941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698.22562851763">
                <text:p>1698.22562851763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699.22263326819">
                <text:p>1699.22263326819</text:p>
              </table:table-cell>
              <table:table-cell office:value-type="float" office:value="0.630855500698">
                <text:p>0.63085550069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0.21844910372">
                <text:p>1700.21844910372</text:p>
              </table:table-cell>
              <table:table-cell office:value-type="float" office:value="0.630855500698">
                <text:p>0.63085550069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1.21266271042">
                <text:p>1701.21266271042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2.21026957245">
                <text:p>1702.21026957245</text:p>
              </table:table-cell>
              <table:table-cell office:value-type="float" office:value="0.600933492184">
                <text:p>0.60093349218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03.20608030534">
                <text:p>1703.20608030534</text:p>
              </table:table-cell>
              <table:table-cell office:value-type="float" office:value="0.595946490765">
                <text:p>0.59594649076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04.20209514382">
                <text:p>1704.20209514382</text:p>
              </table:table-cell>
              <table:table-cell office:value-type="float" office:value="0.91511452198">
                <text:p>0.9151145219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05.19890089143">
                <text:p>1705.19890089143</text:p>
              </table:table-cell>
              <table:table-cell office:value-type="float" office:value="0.610907495022">
                <text:p>0.61090749502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06.19730886788">
                <text:p>1706.19730886788</text:p>
              </table:table-cell>
              <table:table-cell office:value-type="float" office:value="0.605920493603">
                <text:p>0.60592049360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07.1925174893">
                <text:p>1707.1925174893</text:p>
              </table:table-cell>
              <table:table-cell office:value-type="float" office:value="0.610907495022">
                <text:p>0.61090749502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08.18893033366">
                <text:p>1708.18893033366</text:p>
              </table:table-cell>
              <table:table-cell office:value-type="float" office:value="0.615894496441">
                <text:p>0.61589449644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09.18533807539">
                <text:p>1709.18533807539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0.18414405772">
                <text:p>1710.18414405772</text:p>
              </table:table-cell>
              <table:table-cell office:value-type="float" office:value="0.638336002827">
                <text:p>0.63833600282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1.17875567031">
                <text:p>1711.17875567031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2.17596452645">
                <text:p>1712.17596452645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13.17237226817">
                <text:p>1713.17237226817</text:p>
              </table:table-cell>
              <table:table-cell office:value-type="float" office:value="0.62088149786">
                <text:p>0.6208814978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14.17077514198">
                <text:p>1714.17077514198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15.16758599223">
                <text:p>1715.16758599223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16.16160569863">
                <text:p>1716.16160569863</text:p>
              </table:table-cell>
              <table:table-cell office:value-type="float" office:value="0.653297007084">
                <text:p>0.65329700708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17.16040657832">
                <text:p>1717.16040657832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18.15581930533">
                <text:p>1718.15581930533</text:p>
              </table:table-cell>
              <table:table-cell office:value-type="float" office:value="0.62088149786">
                <text:p>0.6208814978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19.15342616736">
                <text:p>1719.15342616736</text:p>
              </table:table-cell>
              <table:table-cell office:value-type="float" office:value="0.62088149786">
                <text:p>0.6208814978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0.15003291203">
                <text:p>1720.15003291203</text:p>
              </table:table-cell>
              <table:table-cell office:value-type="float" office:value="0.613400995731">
                <text:p>0.61340099573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1.14504763314">
                <text:p>1721.14504763314</text:p>
              </table:table-cell>
              <table:table-cell office:value-type="float" office:value="0.580985486507">
                <text:p>0.58098548650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2.14245549223">
                <text:p>1722.14245549223</text:p>
              </table:table-cell>
              <table:table-cell office:value-type="float" office:value="0.580985486507">
                <text:p>0.58098548650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23.13806722217">
                <text:p>1723.13806722217</text:p>
              </table:table-cell>
              <table:table-cell office:value-type="float" office:value="0.561037480831">
                <text:p>0.56103748083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24.13428106359">
                <text:p>1724.13428106359</text:p>
              </table:table-cell>
              <table:table-cell office:value-type="float" office:value="0.578491985798">
                <text:p>0.57849198579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25.13108681121">
                <text:p>1725.13108681121</text:p>
              </table:table-cell>
              <table:table-cell office:value-type="float" office:value="0.563530981541">
                <text:p>0.56353098154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26.13128071151">
                <text:p>1726.13128071151</text:p>
              </table:table-cell>
              <table:table-cell office:value-type="float" office:value="0.575998485088">
                <text:p>0.57599848508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27.12630053527">
                <text:p>1727.12630053527</text:p>
              </table:table-cell>
              <table:table-cell office:value-type="float" office:value="0.56851798296">
                <text:p>0.5685179829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28.12250927405">
                <text:p>1728.12250927405</text:p>
              </table:table-cell>
              <table:table-cell office:value-type="float" office:value="0.580985486507">
                <text:p>0.58098548650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29.11852411252">
                <text:p>1729.11852411252</text:p>
              </table:table-cell>
              <table:table-cell office:value-type="float" office:value="0.608413994312">
                <text:p>0.60841399431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0.11612587191">
                <text:p>1730.11612587191</text:p>
              </table:table-cell>
              <table:table-cell office:value-type="float" office:value="0.571011483669">
                <text:p>0.57101148366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1.11273771922">
                <text:p>1731.11273771922</text:p>
              </table:table-cell>
              <table:table-cell office:value-type="float" office:value="0.516154527664">
                <text:p>0.51615452766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2.10754833475">
                <text:p>1732.10754833475</text:p>
              </table:table-cell>
              <table:table-cell office:value-type="float" office:value="0.588465988636">
                <text:p>0.58846598863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33.10456329059">
                <text:p>1733.10456329059</text:p>
              </table:table-cell>
              <table:table-cell office:value-type="float" office:value="0.595946490765">
                <text:p>0.59594649076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34.10296106176">
                <text:p>1734.10296106176</text:p>
              </table:table-cell>
              <table:table-cell office:value-type="float" office:value="0.603426992893">
                <text:p>0.60342699289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35.09698076815">
                <text:p>1735.09698076815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36.09478663313">
                <text:p>1736.09478663313</text:p>
              </table:table-cell>
              <table:table-cell office:value-type="float" office:value="0.585972487926">
                <text:p>0.58597248792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37.09099537191">
                <text:p>1737.09099537191</text:p>
              </table:table-cell>
              <table:table-cell office:value-type="float" office:value="0.301713496447">
                <text:p>0.30171349644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38.08880123688">
                <text:p>1738.08880123688</text:p>
              </table:table-cell>
              <table:table-cell office:value-type="float" office:value="0.598439991474">
                <text:p>0.59843999147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39.08441806947">
                <text:p>1739.08441806947</text:p>
              </table:table-cell>
              <table:table-cell office:value-type="float" office:value="0.546076476574">
                <text:p>0.54607647657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0.08142282002">
                <text:p>1740.08142282002</text:p>
              </table:table-cell>
              <table:table-cell office:value-type="float" office:value="0.54108953476">
                <text:p>0.5410895347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1.07743255586">
                <text:p>1741.07743255586</text:p>
              </table:table-cell>
              <table:table-cell office:value-type="float" office:value="0.56602448225">
                <text:p>0.5660244822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2.07503941789">
                <text:p>1742.07503941789</text:p>
              </table:table-cell>
              <table:table-cell office:value-type="float" office:value="0.56602448225">
                <text:p>0.5660244822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43.07224827403">
                <text:p>1743.07224827403</text:p>
              </table:table-cell>
              <table:table-cell office:value-type="float" office:value="0.553556978703">
                <text:p>0.55355697870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44.06886012134">
                <text:p>1744.06886012134</text:p>
              </table:table-cell>
              <table:table-cell office:value-type="float" office:value="0.553556978703">
                <text:p>0.55355697870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45.06546686601">
                <text:p>1745.06546686601</text:p>
              </table:table-cell>
              <table:table-cell office:value-type="float" office:value="0.546076476574">
                <text:p>0.54607647657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46.06207871332">
                <text:p>1746.06207871332</text:p>
              </table:table-cell>
              <table:table-cell office:value-type="float" office:value="0.53610253334">
                <text:p>0.5361025333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47.0582874521">
                <text:p>1747.0582874521</text:p>
              </table:table-cell>
              <table:table-cell office:value-type="float" office:value="0.526128530502">
                <text:p>0.52612853050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48.05329707057">
                <text:p>1748.05329707057</text:p>
              </table:table-cell>
              <table:table-cell office:value-type="float" office:value="0.538595974445">
                <text:p>0.53859597444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49.05150094144">
                <text:p>1749.05150094144</text:p>
              </table:table-cell>
              <table:table-cell office:value-type="float" office:value="0.53610253334">
                <text:p>0.5361025333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0.04651566255">
                <text:p>1750.04651566255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1.04392352164">
                <text:p>1751.04392352164</text:p>
              </table:table-cell>
              <table:table-cell office:value-type="float" office:value="0.516154527664">
                <text:p>0.51615452766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2.04013736306">
                <text:p>1752.04013736306</text:p>
              </table:table-cell>
              <table:table-cell office:value-type="float" office:value="0.526128530502">
                <text:p>0.52612853050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53.03674410773">
                <text:p>1753.03674410773</text:p>
              </table:table-cell>
              <table:table-cell office:value-type="float" office:value="0.53859603405">
                <text:p>0.53859603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62cm" svg:y="0.316cm" chart:style-name="ch2">
          <text:p>Target Velocity</text:p>
        </chart:title>
        <chart:legend chart:legend-position="end" svg:x="14.312cm" svg:y="4.201cm" style:legend-expansion="high" chart:style-name="ch3"/>
        <chart:plot-area chart:style-name="ch4" table:cell-range-address="Sheet1_3.H1:Sheet1_3.I880" chart:data-source-has-labels="row" svg:x="1.331cm" svg:y="1.301cm" svg:width="12.661cm" svg:height="6.538cm">
          <chartooo:coordinate-region svg:x="2.058cm" svg:y="1.5cm" svg:width="11.562cm" svg:height="5.692cm"/>
          <chart:axis chart:dimension="x" chart:name="primary-x" chart:style-name="ch5">
            <chart:title svg:x="6.85cm" svg:y="8.019cm" chart:style-name="ch6">
              <text:p>Time (unit)</text:p>
            </chart:title>
          </chart:axis>
          <chart:axis chart:dimension="y" chart:name="primary-y" chart:style-name="ch5">
            <chart:title svg:x="0.451cm" svg:y="5.58cm" chart:style-name="ch7">
              <text:p>Velocity (m/s)</text:p>
            </chart:title>
            <chart:grid chart:style-name="ch8" chart:class="major"/>
          </chart:axis>
          <chart:series chart:style-name="ch9" chart:values-cell-range-address="Sheet1_3.I2:Sheet1_3.I880" chart:label-cell-address="Sheet1_3.I1:Sheet1_3.I1" chart:class="chart:scatter">
            <chart:domain table:cell-range-address="Sheet1_3.H2:Sheet1_3.H880"/>
            <chart:data-point chart:repeated="8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Vt</text:p>
                <draw:g>
                  <svg:desc>Sheet1_3.I1:Sheet1_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3.H2:Sheet1_3.H880</svg:desc>
                </draw:g>
              </table:table-cell>
              <table:table-cell office:value-type="float" office:value="0">
                <text:p>0</text:p>
                <draw:g>
                  <svg:desc>Sheet1_3.I2:Sheet1_3.I8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000000149">
                <text:p>0.10000000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000000149">
                <text:p>0.10000000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0000000149">
                <text:p>0.10000000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0000000149">
                <text:p>0.10000000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0000000149">
                <text:p>0.10000000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0000000149">
                <text:p>0.10000000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0000000298">
                <text:p>0.20000000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0000000298">
                <text:p>0.20000000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0000011921">
                <text:p>0.300000011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00000011921">
                <text:p>0.300000011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00000011921">
                <text:p>0.300000011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00000011921">
                <text:p>0.300000011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00000011921">
                <text:p>0.300000011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00000011921">
                <text:p>0.300000011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00000011921">
                <text:p>0.300000011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00000011921">
                <text:p>0.300000011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800000071526">
                <text:p>0.8000000715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800000071526">
                <text:p>0.8000000715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900000095367">
                <text:p>0.9000000953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800000071526">
                <text:p>0.8000000715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800000071526">
                <text:p>0.80000007152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800000071526">
                <text:p>0.80000007152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800000071526">
                <text:p>0.8000000715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700000047684">
                <text:p>0.7000000476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40000000596">
                <text:p>0.4000000059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600000023842">
                <text:p>0.60000002384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